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264in"/>
    </style:style>
    <style:style style:name="co2" style:family="table-column">
      <style:table-column-properties fo:break-before="auto" style:column-width="1.5043in"/>
    </style:style>
    <style:style style:name="co3" style:family="table-column">
      <style:table-column-properties fo:break-before="auto" style:column-width="2.0402in"/>
    </style:style>
    <style:style style:name="co4" style:family="table-column">
      <style:table-column-properties fo:break-before="auto" style:column-width="1.9654in"/>
    </style:style>
    <style:style style:name="co5" style:family="table-column">
      <style:table-column-properties fo:break-before="auto" style:column-width="1.9756in"/>
    </style:style>
    <style:style style:name="co6" style:family="table-column">
      <style:table-column-properties fo:break-before="auto" style:column-width="0.9252in"/>
    </style:style>
    <style:style style:name="co7" style:family="table-column">
      <style:table-column-properties fo:break-before="auto" style:column-width="1.461in"/>
    </style:style>
    <style:style style:name="co8" style:family="table-column">
      <style:table-column-properties fo:break-before="auto" style:column-width="1.3862in"/>
    </style:style>
    <style:style style:name="co9" style:family="table-column">
      <style:table-column-properties fo:break-before="auto" style:column-width="1.3972in"/>
    </style:style>
    <style:style style:name="co10" style:family="table-column">
      <style:table-column-properties fo:break-before="auto" style:column-width="1.4075in"/>
    </style:style>
    <style:style style:name="co11" style:family="table-column">
      <style:table-column-properties fo:break-before="auto" style:column-width="1.1929in"/>
    </style:style>
    <style:style style:name="co12" style:family="table-column">
      <style:table-column-properties fo:break-before="auto" style:column-width="1.7291in"/>
    </style:style>
    <style:style style:name="co13" style:family="table-column">
      <style:table-column-properties fo:break-before="auto" style:column-width="1.6543in"/>
    </style:style>
    <style:style style:name="co14" style:family="table-column">
      <style:table-column-properties fo:break-before="auto" style:column-width="1.6654in"/>
    </style:style>
    <style:style style:name="co15" style:family="table-column">
      <style:table-column-properties fo:break-before="auto" style:column-width="1.6756in"/>
    </style:style>
    <style:style style:name="co16" style:family="table-column">
      <style:table-column-properties fo:break-before="auto" style:column-width="1.0217in"/>
    </style:style>
    <style:style style:name="co17" style:family="table-column">
      <style:table-column-properties fo:break-before="auto" style:column-width="1.5575in"/>
    </style:style>
    <style:style style:name="co18" style:family="table-column">
      <style:table-column-properties fo:break-before="auto" style:column-width="1.4827in"/>
    </style:style>
    <style:style style:name="co19" style:family="table-column">
      <style:table-column-properties fo:break-before="auto" style:column-width="1.4937in"/>
    </style:style>
    <style:style style:name="co20" style:family="table-column">
      <style:table-column-properties fo:break-before="auto" style:column-width="1.2898in"/>
    </style:style>
    <style:style style:name="co21" style:family="table-column">
      <style:table-column-properties fo:break-before="auto" style:column-width="1.8256in"/>
    </style:style>
    <style:style style:name="co22" style:family="table-column">
      <style:table-column-properties fo:break-before="auto" style:column-width="1.7508in"/>
    </style:style>
    <style:style style:name="co23" style:family="table-column">
      <style:table-column-properties fo:break-before="auto" style:column-width="1.7618in"/>
    </style:style>
    <style:style style:name="co24" style:family="table-column">
      <style:table-column-properties fo:break-before="auto" style:column-width="1.772in"/>
    </style:style>
    <style:style style:name="co25" style:family="table-column">
      <style:table-column-properties fo:break-before="auto" style:column-width="1.1181in"/>
    </style:style>
    <style:style style:name="co26" style:family="table-column">
      <style:table-column-properties fo:break-before="auto" style:column-width="1.5791in"/>
    </style:style>
    <style:style style:name="co27" style:family="table-column">
      <style:table-column-properties fo:break-before="auto" style:column-width="1.5898in"/>
    </style:style>
    <style:style style:name="co28" style:family="table-column">
      <style:table-column-properties fo:break-before="auto" style:column-width="1.6008in"/>
    </style:style>
    <style:style style:name="co29" style:family="table-column">
      <style:table-column-properties fo:break-before="auto" style:column-width="1.922in"/>
    </style:style>
    <style:style style:name="co30" style:family="table-column">
      <style:table-column-properties fo:break-before="auto" style:column-width="1.8472in"/>
    </style:style>
    <style:style style:name="co31" style:family="table-column">
      <style:table-column-properties fo:break-before="auto" style:column-width="1.8575in"/>
    </style:style>
    <style:style style:name="co32" style:family="table-column">
      <style:table-column-properties fo:break-before="auto" style:column-width="1.8689in"/>
    </style:style>
    <style:style style:name="co33" style:family="table-column">
      <style:table-column-properties fo:break-before="auto" style:column-width="1in"/>
    </style:style>
    <style:style style:name="co34" style:family="table-column">
      <style:table-column-properties fo:break-before="auto" style:column-width="1.5362in"/>
    </style:style>
    <style:style style:name="co35" style:family="table-column">
      <style:table-column-properties fo:break-before="auto" style:column-width="1.472in"/>
    </style:style>
    <style:style style:name="co36" style:family="table-column">
      <style:table-column-properties fo:break-before="auto" style:column-width="1.2681in"/>
    </style:style>
    <style:style style:name="co37" style:family="table-column">
      <style:table-column-properties fo:break-before="auto" style:column-width="1.8043in"/>
    </style:style>
    <style:style style:name="co38" style:family="table-column">
      <style:table-column-properties fo:break-before="auto" style:column-width="1.7402in"/>
    </style:style>
    <style:style style:name="co39" style:family="table-column">
      <style:table-column-properties fo:break-before="auto" style:column-width="1.0965in"/>
    </style:style>
    <style:style style:name="co40" style:family="table-column">
      <style:table-column-properties fo:break-before="auto" style:column-width="1.6327in"/>
    </style:style>
    <style:style style:name="co41" style:family="table-column">
      <style:table-column-properties fo:break-before="auto" style:column-width="1.5689in"/>
    </style:style>
    <style:style style:name="co42" style:family="table-column">
      <style:table-column-properties fo:break-before="auto" style:column-width="1.3646in"/>
    </style:style>
    <style:style style:name="co43" style:family="table-column">
      <style:table-column-properties fo:break-before="auto" style:column-width="1.9008in"/>
    </style:style>
    <style:style style:name="co44" style:family="table-column">
      <style:table-column-properties fo:break-before="auto" style:column-width="1.8366in"/>
    </style:style>
    <style:style style:name="co45" style:family="table-column">
      <style:table-column-properties fo:break-before="auto" style:column-width="1.9972in"/>
    </style:style>
    <style:style style:name="co46" style:family="table-column">
      <style:table-column-properties fo:break-before="auto" style:column-width="1.9335in"/>
    </style:style>
    <style:style style:name="co47" style:family="table-column">
      <style:table-column-properties fo:break-before="auto" style:column-width="1.9437in"/>
    </style:style>
    <style:style style:name="co48" style:family="table-column">
      <style:table-column-properties fo:break-before="auto" style:column-width="1.0752in"/>
    </style:style>
    <style:style style:name="co49" style:family="table-column">
      <style:table-column-properties fo:break-before="auto" style:column-width="1.611in"/>
    </style:style>
    <style:style style:name="co50" style:family="table-column">
      <style:table-column-properties fo:break-before="auto" style:column-width="1.5472in"/>
    </style:style>
    <style:style style:name="co51" style:family="table-column">
      <style:table-column-properties fo:break-before="auto" style:column-width="1.3429in"/>
    </style:style>
    <style:style style:name="co52" style:family="table-column">
      <style:table-column-properties fo:break-before="auto" style:column-width="1.8791in"/>
    </style:style>
    <style:style style:name="co53" style:family="table-column">
      <style:table-column-properties fo:break-before="auto" style:column-width="1.8154in"/>
    </style:style>
    <style:style style:name="co54" style:family="table-column">
      <style:table-column-properties fo:break-before="auto" style:column-width="1.1717in"/>
    </style:style>
    <style:style style:name="co55" style:family="table-column">
      <style:table-column-properties fo:break-before="auto" style:column-width="1.7075in"/>
    </style:style>
    <style:style style:name="co56" style:family="table-column">
      <style:table-column-properties fo:break-before="auto" style:column-width="1.6437in"/>
    </style:style>
    <style:style style:name="co57" style:family="table-column">
      <style:table-column-properties fo:break-before="auto" style:column-width="1.4398in"/>
    </style:style>
    <style:style style:name="co58" style:family="table-column">
      <style:table-column-properties fo:break-before="auto" style:column-width="1.9118in"/>
    </style:style>
    <style:style style:name="co59" style:family="table-column">
      <style:table-column-properties fo:break-before="auto" style:column-width="2.072in"/>
    </style:style>
    <style:style style:name="co60" style:family="table-column">
      <style:table-column-properties fo:break-before="auto" style:column-width="2.0083in"/>
    </style:style>
    <style:style style:name="co61" style:family="table-column">
      <style:table-column-properties fo:break-before="auto" style:column-width="2.0189in"/>
    </style:style>
    <style:style style:name="co6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/>
    <style:style style:name="ce2" style:family="table-cell" style:parent-style-name="Default"/>
    <style:style style:name="ce3" style:family="table-cell" style:parent-style-name="Default"/>
    <style:style style:name="ce4" style:family="table-cell" style:parent-style-name="Default"/>
    <style:style style:name="ce5" style:family="table-cell" style:parent-style-name="Default"/>
    <style:style style:name="ce6" style:family="table-cell" style:parent-style-name="Default"/>
    <style:style style:name="ce7" style:family="table-cell" style:parent-style-name="Default"/>
    <style:style style:name="ce8" style:family="table-cell" style:parent-style-name="Default"/>
    <style:style style:name="ce9" style:family="table-cell" style:parent-style-name="Default"/>
    <style:style style:name="ce10" style:family="table-cell" style:parent-style-name="Default"/>
    <style:style style:name="ce11" style:family="table-cell" style:parent-style-name="Default"/>
    <style:style style:name="ce12" style:family="table-cell" style:parent-style-name="Default"/>
    <style:style style:name="ce13" style:family="table-cell" style:parent-style-name="Default"/>
    <style:style style:name="ce14" style:family="table-cell" style:parent-style-name="Default"/>
    <style:style style:name="ce15" style:family="table-cell" style:parent-style-name="Default"/>
    <style:style style:name="ce16" style:family="table-cell" style:parent-style-name="Default" style:data-style-name="N61"/>
    <style:style style:name="ce17" style:family="table-cell" style:parent-style-name="Default" style:data-style-name="N61"/>
    <style:style style:name="ce18" style:family="table-cell" style:parent-style-name="Default" style:data-style-name="N61"/>
    <style:style style:name="ce19" style:family="table-cell" style:parent-style-name="Default"/>
  </office:automatic-styles>
  <office:body>
    <office:spreadsheet>
      <table:tracked-changes>
        <table:cell-content-change table:id="ct1">
          <table:cell-address table:column="1" table:row="36" table:table="0"/>
          <office:change-info>
            <dc:creator> </dc:creator>
            <dc:date>2021-04-22T09:30:59.214432853</dc:date>
          </office:change-info>
          <table:previous>
            <table:change-track-table-cell table:cell-address="full_columns.B37" table:formula="of:=AVERAGE([.B18];[.B25];[.B32])" office:value-type="float" office:value="17.2616666666667"/>
          </table:previous>
        </table:cell-content-change>
        <table:cell-content-change table:id="ct2">
          <table:cell-address table:column="1" table:row="37" table:table="0"/>
          <office:change-info>
            <dc:creator> </dc:creator>
            <dc:date>2021-04-22T09:30:59.216330867</dc:date>
          </office:change-info>
          <table:previous>
            <table:change-track-table-cell table:cell-address="full_columns.B38" table:formula="of:=AVERAGE([.B19];[.B26];[.B33])" office:value-type="float" office:value="30.3575"/>
          </table:previous>
        </table:cell-content-change>
        <table:cell-content-change table:id="ct3">
          <table:cell-address table:column="1" table:row="38" table:table="0"/>
          <office:change-info>
            <dc:creator> </dc:creator>
            <dc:date>2021-04-22T09:30:59.216339642</dc:date>
          </office:change-info>
          <table:previous>
            <table:change-track-table-cell table:cell-address="full_columns.B39" table:formula="of:=AVERAGE([.B20];[.B27];[.B34])" office:value-type="float" office:value="21.425"/>
          </table:previous>
        </table:cell-content-change>
        <table:cell-content-change table:id="ct4">
          <table:cell-address table:column="1" table:row="39" table:table="0"/>
          <office:change-info>
            <dc:creator> </dc:creator>
            <dc:date>2021-04-22T09:30:59.216345467</dc:date>
          </office:change-info>
          <table:previous>
            <table:change-track-table-cell table:cell-address="full_columns.B40" table:formula="of:=AVERAGE([.B21];[.B28];[.B35])" office:value-type="float" office:value="27.38"/>
          </table:previous>
        </table:cell-content-change>
        <table:cell-content-change table:id="ct5">
          <table:cell-address table:column="1" table:row="40" table:table="0"/>
          <office:change-info>
            <dc:creator> </dc:creator>
            <dc:date>2021-04-22T09:30:59.216351380</dc:date>
          </office:change-info>
          <table:previous>
            <table:change-track-table-cell table:cell-address="full_columns.B41" table:formula="of:=AVERAGE([.B22];[.B29];[.B36])" office:value-type="float" office:value="16.6666666666667"/>
          </table:previous>
        </table:cell-content-change>
        <table:cell-content-change table:id="ct6">
          <table:cell-address table:column="1" table:row="41" table:table="0"/>
          <office:change-info>
            <dc:creator> </dc:creator>
            <dc:date>2021-04-22T09:30:59.216358196</dc:date>
          </office:change-info>
          <table:previous>
            <table:change-track-table-cell table:cell-address="full_columns.B42" table:formula="of:=AVERAGE([.B23];[.B30])" office:value-type="float" office:value="23.81"/>
          </table:previous>
        </table:cell-content-change>
        <table:cell-content-change table:id="ct7">
          <table:cell-address table:column="1" table:row="42" table:table="0"/>
          <office:change-info>
            <dc:creator> </dc:creator>
            <dc:date>2021-04-22T09:30:59.216363577</dc:date>
          </office:change-info>
          <table:previous>
            <table:change-track-table-cell table:cell-address="full_columns.B43" table:formula="of:=AVERAGE([.B24];[.B31])" office:value-type="float" office:value="25"/>
          </table:previous>
        </table:cell-content-change>
        <table:cell-content-change table:id="ct8">
          <table:cell-address table:column="2" table:row="36" table:table="0"/>
          <office:change-info>
            <dc:creator> </dc:creator>
            <dc:date>2021-04-22T09:30:59.216371478</dc:date>
          </office:change-info>
          <table:previous>
            <table:change-track-table-cell table:cell-address="full_columns.C37" table:formula="of:=AVERAGE([.C18];[.C25];[.C32])" office:value-type="float" office:value="59.52"/>
          </table:previous>
        </table:cell-content-change>
        <table:cell-content-change table:id="ct9">
          <table:cell-address table:column="2" table:row="37" table:table="0"/>
          <office:change-info>
            <dc:creator> </dc:creator>
            <dc:date>2021-04-22T09:30:59.216376682</dc:date>
          </office:change-info>
          <table:previous>
            <table:change-track-table-cell table:cell-address="full_columns.C38" table:formula="of:=AVERAGE([.C19];[.C26];[.C33])" office:value-type="float" office:value="65.1775"/>
          </table:previous>
        </table:cell-content-change>
        <table:cell-content-change table:id="ct10">
          <table:cell-address table:column="2" table:row="38" table:table="0"/>
          <office:change-info>
            <dc:creator> </dc:creator>
            <dc:date>2021-04-22T09:30:59.216381461</dc:date>
          </office:change-info>
          <table:previous>
            <table:change-track-table-cell table:cell-address="full_columns.C39" table:formula="of:=AVERAGE([.C20];[.C27];[.C34])" office:value-type="float" office:value="63.3925"/>
          </table:previous>
        </table:cell-content-change>
        <table:cell-content-change table:id="ct11">
          <table:cell-address table:column="2" table:row="39" table:table="0"/>
          <office:change-info>
            <dc:creator> </dc:creator>
            <dc:date>2021-04-22T09:30:59.216386682</dc:date>
          </office:change-info>
          <table:previous>
            <table:change-track-table-cell table:cell-address="full_columns.C40" table:formula="of:=AVERAGE([.C21];[.C28];[.C35])" office:value-type="float" office:value="64.2866666666667"/>
          </table:previous>
        </table:cell-content-change>
        <table:cell-content-change table:id="ct12">
          <table:cell-address table:column="2" table:row="40" table:table="0"/>
          <office:change-info>
            <dc:creator> </dc:creator>
            <dc:date>2021-04-22T09:30:59.216391242</dc:date>
          </office:change-info>
          <table:previous>
            <table:change-track-table-cell table:cell-address="full_columns.C41" table:formula="of:=AVERAGE([.C22];[.C29];[.C36])" office:value-type="float" office:value="55.9533333333333"/>
          </table:previous>
        </table:cell-content-change>
        <table:cell-content-change table:id="ct13">
          <table:cell-address table:column="2" table:row="41" table:table="0"/>
          <office:change-info>
            <dc:creator> </dc:creator>
            <dc:date>2021-04-22T09:30:59.216398917</dc:date>
          </office:change-info>
          <table:previous>
            <table:change-track-table-cell table:cell-address="full_columns.C42" table:formula="of:=AVERAGE([.C23];[.C30])" office:value-type="float" office:value="65.4766666666667"/>
          </table:previous>
        </table:cell-content-change>
        <table:cell-content-change table:id="ct14">
          <table:cell-address table:column="2" table:row="42" table:table="0"/>
          <office:change-info>
            <dc:creator> </dc:creator>
            <dc:date>2021-04-22T09:30:59.216405343</dc:date>
          </office:change-info>
          <table:previous>
            <table:change-track-table-cell table:cell-address="full_columns.C43" table:formula="of:=AVERAGE([.C24];[.C31])" office:value-type="float" office:value="67.8566666666667"/>
          </table:previous>
        </table:cell-content-change>
        <table:cell-content-change table:id="ct15">
          <table:cell-address table:column="3" table:row="36" table:table="0"/>
          <office:change-info>
            <dc:creator> </dc:creator>
            <dc:date>2021-04-22T09:30:59.216417022</dc:date>
          </office:change-info>
          <table:previous>
            <table:change-track-table-cell table:cell-address="full_columns.D37" table:formula="of:=AVERAGE([.D18];[.D25];[.D32])" office:value-type="float" office:value="57.7366666666667"/>
          </table:previous>
        </table:cell-content-change>
        <table:cell-content-change table:id="ct16">
          <table:cell-address table:column="3" table:row="37" table:table="0"/>
          <office:change-info>
            <dc:creator> </dc:creator>
            <dc:date>2021-04-22T09:30:59.216429950</dc:date>
          </office:change-info>
          <table:previous>
            <table:change-track-table-cell table:cell-address="full_columns.D38" table:formula="of:=AVERAGE([.D19];[.D26];[.D33])" office:value-type="float" office:value="65.18"/>
          </table:previous>
        </table:cell-content-change>
        <table:cell-content-change table:id="ct17">
          <table:cell-address table:column="3" table:row="38" table:table="0"/>
          <office:change-info>
            <dc:creator> </dc:creator>
            <dc:date>2021-04-22T09:30:59.216437595</dc:date>
          </office:change-info>
          <table:previous>
            <table:change-track-table-cell table:cell-address="full_columns.D39" table:formula="of:=AVERAGE([.D20];[.D27];[.D34])" office:value-type="float" office:value="58.035"/>
          </table:previous>
        </table:cell-content-change>
        <table:cell-content-change table:id="ct18">
          <table:cell-address table:column="3" table:row="39" table:table="0"/>
          <office:change-info>
            <dc:creator> </dc:creator>
            <dc:date>2021-04-22T09:30:59.216446982</dc:date>
          </office:change-info>
          <table:previous>
            <table:change-track-table-cell table:cell-address="full_columns.D40" table:formula="of:=AVERAGE([.D21];[.D28];[.D35])" office:value-type="float" office:value="63.0966666666667"/>
          </table:previous>
        </table:cell-content-change>
        <table:cell-content-change table:id="ct19">
          <table:cell-address table:column="3" table:row="40" table:table="0"/>
          <office:change-info>
            <dc:creator> </dc:creator>
            <dc:date>2021-04-22T09:30:59.216452499</dc:date>
          </office:change-info>
          <table:previous>
            <table:change-track-table-cell table:cell-address="full_columns.D41" table:formula="of:=AVERAGE([.D22];[.D29];[.D36])" office:value-type="float" office:value="60.7133333333333"/>
          </table:previous>
        </table:cell-content-change>
        <table:cell-content-change table:id="ct20">
          <table:cell-address table:column="3" table:row="41" table:table="0"/>
          <office:change-info>
            <dc:creator> </dc:creator>
            <dc:date>2021-04-22T09:30:59.216457518</dc:date>
          </office:change-info>
          <table:previous>
            <table:change-track-table-cell table:cell-address="full_columns.D42" table:formula="of:=AVERAGE([.D23];[.D30])" office:value-type="float" office:value="58.3333333333333"/>
          </table:previous>
        </table:cell-content-change>
        <table:cell-content-change table:id="ct21">
          <table:cell-address table:column="3" table:row="42" table:table="0"/>
          <office:change-info>
            <dc:creator> </dc:creator>
            <dc:date>2021-04-22T09:30:59.216462715</dc:date>
          </office:change-info>
          <table:previous>
            <table:change-track-table-cell table:cell-address="full_columns.D43" table:formula="of:=AVERAGE([.D24];[.D31])" office:value-type="float" office:value="57.1433333333333"/>
          </table:previous>
        </table:cell-content-change>
        <table:cell-content-change table:id="ct22">
          <table:cell-address table:column="4" table:row="36" table:table="0"/>
          <office:change-info>
            <dc:creator> </dc:creator>
            <dc:date>2021-04-22T09:30:59.216469077</dc:date>
          </office:change-info>
          <table:previous>
            <table:change-track-table-cell table:cell-address="full_columns.E37" table:formula="of:=AVERAGE([.E18];[.E25];[.E32])" office:value-type="float" office:value="58.5966666666667"/>
          </table:previous>
        </table:cell-content-change>
        <table:cell-content-change table:id="ct23">
          <table:cell-address table:column="4" table:row="37" table:table="0"/>
          <office:change-info>
            <dc:creator> </dc:creator>
            <dc:date>2021-04-22T09:30:59.216475262</dc:date>
          </office:change-info>
          <table:previous>
            <table:change-track-table-cell table:cell-address="full_columns.E38" table:formula="of:=AVERAGE([.E19];[.E26];[.E33])" office:value-type="float" office:value="65.1"/>
          </table:previous>
        </table:cell-content-change>
        <table:cell-content-change table:id="ct24">
          <table:cell-address table:column="4" table:row="38" table:table="0"/>
          <office:change-info>
            <dc:creator> </dc:creator>
            <dc:date>2021-04-22T09:30:59.216480910</dc:date>
          </office:change-info>
          <table:previous>
            <table:change-track-table-cell table:cell-address="full_columns.E39" table:formula="of:=AVERAGE([.E20];[.E27];[.E34])" office:value-type="float" office:value="60.1625"/>
          </table:previous>
        </table:cell-content-change>
        <table:cell-content-change table:id="ct25">
          <table:cell-address table:column="4" table:row="39" table:table="0"/>
          <office:change-info>
            <dc:creator> </dc:creator>
            <dc:date>2021-04-22T09:30:59.216486508</dc:date>
          </office:change-info>
          <table:previous>
            <table:change-track-table-cell table:cell-address="full_columns.E40" table:formula="of:=AVERAGE([.E21];[.E28];[.E35])" office:value-type="float" office:value="63.2933333333333"/>
          </table:previous>
        </table:cell-content-change>
        <table:cell-content-change table:id="ct26">
          <table:cell-address table:column="4" table:row="40" table:table="0"/>
          <office:change-info>
            <dc:creator> </dc:creator>
            <dc:date>2021-04-22T09:30:59.216490782</dc:date>
          </office:change-info>
          <table:previous>
            <table:change-track-table-cell table:cell-address="full_columns.E41" table:formula="of:=AVERAGE([.E22];[.E29];[.E36])" office:value-type="float" office:value="60.6066666666667"/>
          </table:previous>
        </table:cell-content-change>
        <table:cell-content-change table:id="ct27">
          <table:cell-address table:column="4" table:row="41" table:table="0"/>
          <office:change-info>
            <dc:creator> </dc:creator>
            <dc:date>2021-04-22T09:30:59.216497287</dc:date>
          </office:change-info>
          <table:previous>
            <table:change-track-table-cell table:cell-address="full_columns.E42" table:formula="of:=AVERAGE([.E23];[.E30])" office:value-type="float" office:value="61.1733333333333"/>
          </table:previous>
        </table:cell-content-change>
        <table:cell-content-change table:id="ct28">
          <table:cell-address table:column="4" table:row="42" table:table="0"/>
          <office:change-info>
            <dc:creator> </dc:creator>
            <dc:date>2021-04-22T09:30:59.216502005</dc:date>
          </office:change-info>
          <table:previous>
            <table:change-track-table-cell table:cell-address="full_columns.E43" table:formula="of:=AVERAGE([.E24];[.E31])" office:value-type="float" office:value="61.4166666666667"/>
          </table:previous>
        </table:cell-content-change>
        <table:cell-content-change table:id="ct29">
          <table:cell-address table:column="5" table:row="36" table:table="0"/>
          <office:change-info>
            <dc:creator> </dc:creator>
            <dc:date>2021-04-22T09:30:59.216508230</dc:date>
          </office:change-info>
          <table:previous>
            <table:change-track-table-cell table:cell-address="full_columns.F37" table:formula="of:=AVERAGE([.F18];[.F25];[.F32])" office:value-type="float" office:value="58.6333333333333"/>
          </table:previous>
        </table:cell-content-change>
        <table:cell-content-change table:id="ct30">
          <table:cell-address table:column="5" table:row="37" table:table="0"/>
          <office:change-info>
            <dc:creator> </dc:creator>
            <dc:date>2021-04-22T09:30:59.216514990</dc:date>
          </office:change-info>
          <table:previous>
            <table:change-track-table-cell table:cell-address="full_columns.F38" table:formula="of:=AVERAGE([.F19];[.F26];[.F33])" office:value-type="float" office:value="65.1775"/>
          </table:previous>
        </table:cell-content-change>
        <table:cell-content-change table:id="ct31">
          <table:cell-address table:column="5" table:row="38" table:table="0"/>
          <office:change-info>
            <dc:creator> </dc:creator>
            <dc:date>2021-04-22T09:30:59.216520971</dc:date>
          </office:change-info>
          <table:previous>
            <table:change-track-table-cell table:cell-address="full_columns.F39" table:formula="of:=AVERAGE([.F20];[.F27];[.F34])" office:value-type="float" office:value="60.715"/>
          </table:previous>
        </table:cell-content-change>
        <table:cell-content-change table:id="ct32">
          <table:cell-address table:column="5" table:row="39" table:table="0"/>
          <office:change-info>
            <dc:creator> </dc:creator>
            <dc:date>2021-04-22T09:30:59.216525713</dc:date>
          </office:change-info>
          <table:previous>
            <table:change-track-table-cell table:cell-address="full_columns.F40" table:formula="of:=AVERAGE([.F21];[.F28];[.F35])" office:value-type="float" office:value="63.69"/>
          </table:previous>
        </table:cell-content-change>
        <table:cell-content-change table:id="ct33">
          <table:cell-address table:column="5" table:row="40" table:table="0"/>
          <office:change-info>
            <dc:creator> </dc:creator>
            <dc:date>2021-04-22T09:30:59.216531412</dc:date>
          </office:change-info>
          <table:previous>
            <table:change-track-table-cell table:cell-address="full_columns.F41" table:formula="of:=AVERAGE([.F22];[.F29];[.F36])" office:value-type="float" office:value="58.3333333333333"/>
          </table:previous>
        </table:cell-content-change>
        <table:cell-content-change table:id="ct34">
          <table:cell-address table:column="5" table:row="41" table:table="0"/>
          <office:change-info>
            <dc:creator> </dc:creator>
            <dc:date>2021-04-22T09:30:59.216536611</dc:date>
          </office:change-info>
          <table:previous>
            <table:change-track-table-cell table:cell-address="full_columns.F42" table:formula="of:=AVERAGE([.F23];[.F30])" office:value-type="float" office:value="61.9066666666667"/>
          </table:previous>
        </table:cell-content-change>
        <table:cell-content-change table:id="ct35">
          <table:cell-address table:column="5" table:row="42" table:table="0"/>
          <office:change-info>
            <dc:creator> </dc:creator>
            <dc:date>2021-04-22T09:30:59.216541157</dc:date>
          </office:change-info>
          <table:previous>
            <table:change-track-table-cell table:cell-address="full_columns.F43" table:formula="of:=AVERAGE([.F24];[.F31])" office:value-type="float" office:value="62.5"/>
          </table:previous>
        </table:cell-content-change>
        <table:cell-content-change table:id="ct36">
          <table:cell-address table:column="1" table:row="43" table:table="0"/>
          <office:change-info>
            <dc:creator> </dc:creator>
            <dc:date>2021-04-22T09:30:59.216547307</dc:date>
          </office:change-info>
          <table:previous>
            <table:change-track-table-cell table:cell-address="full_columns.B44" table:formula="of:=AVERAGE([.G18];[.G25];[.G32])" office:value-type="float" office:value="19.76"/>
          </table:previous>
        </table:cell-content-change>
        <table:cell-content-change table:id="ct37">
          <table:cell-address table:column="1" table:row="44" table:table="0"/>
          <office:change-info>
            <dc:creator> </dc:creator>
            <dc:date>2021-04-22T09:30:59.216555967</dc:date>
          </office:change-info>
          <table:previous>
            <table:change-track-table-cell table:cell-address="full_columns.B45" table:formula="of:=AVERAGE([.G19];[.G26];[.G33])" office:value-type="float" office:value="23.035"/>
          </table:previous>
        </table:cell-content-change>
        <table:cell-content-change table:id="ct38">
          <table:cell-address table:column="1" table:row="45" table:table="0"/>
          <office:change-info>
            <dc:creator> </dc:creator>
            <dc:date>2021-04-22T09:30:59.216562224</dc:date>
          </office:change-info>
          <table:previous>
            <table:change-track-table-cell table:cell-address="full_columns.B46" table:formula="of:=AVERAGE([.G20];[.G27];[.G34])" office:value-type="float" office:value="24.4675"/>
          </table:previous>
        </table:cell-content-change>
        <table:cell-content-change table:id="ct39">
          <table:cell-address table:column="1" table:row="46" table:table="0"/>
          <office:change-info>
            <dc:creator> </dc:creator>
            <dc:date>2021-04-22T09:30:59.216570243</dc:date>
          </office:change-info>
          <table:previous>
            <table:change-track-table-cell table:cell-address="full_columns.B47" table:formula="of:=AVERAGE([.G21];[.G28];[.G35])" office:value-type="float" office:value="15.4766666666667"/>
          </table:previous>
        </table:cell-content-change>
        <table:cell-content-change table:id="ct40">
          <table:cell-address table:column="1" table:row="47" table:table="0"/>
          <office:change-info>
            <dc:creator> </dc:creator>
            <dc:date>2021-04-22T09:30:59.216575145</dc:date>
          </office:change-info>
          <table:previous>
            <table:change-track-table-cell table:cell-address="full_columns.B48" table:formula="of:=AVERAGE([.G22];[.G29];[.G36])" office:value-type="float" office:value="18.3366666666667"/>
          </table:previous>
        </table:cell-content-change>
        <table:cell-content-change table:id="ct41">
          <table:cell-address table:column="1" table:row="48" table:table="0"/>
          <office:change-info>
            <dc:creator> </dc:creator>
            <dc:date>2021-04-22T09:30:59.216580978</dc:date>
          </office:change-info>
          <table:previous>
            <table:change-track-table-cell table:cell-address="full_columns.B49" table:formula="of:=AVERAGE([.G23];[.G30])" office:value-type="float" office:value="17.62"/>
          </table:previous>
        </table:cell-content-change>
        <table:cell-content-change table:id="ct42">
          <table:cell-address table:column="1" table:row="49" table:table="0"/>
          <office:change-info>
            <dc:creator> </dc:creator>
            <dc:date>2021-04-22T09:30:59.216585264</dc:date>
          </office:change-info>
          <table:previous>
            <table:change-track-table-cell table:cell-address="full_columns.B50" table:formula="of:=AVERAGE([.G24];[.G31])" office:value-type="float" office:value="28.3333333333333"/>
          </table:previous>
        </table:cell-content-change>
        <table:cell-content-change table:id="ct43">
          <table:cell-address table:column="2" table:row="43" table:table="0"/>
          <office:change-info>
            <dc:creator> </dc:creator>
            <dc:date>2021-04-22T09:30:59.216591768</dc:date>
          </office:change-info>
          <table:previous>
            <table:change-track-table-cell table:cell-address="full_columns.C44" table:formula="of:=AVERAGE([.H18];[.H25];[.H32])" office:value-type="float" office:value="62.26"/>
          </table:previous>
        </table:cell-content-change>
        <table:cell-content-change table:id="ct44">
          <table:cell-address table:column="2" table:row="44" table:table="0"/>
          <office:change-info>
            <dc:creator> </dc:creator>
            <dc:date>2021-04-22T09:30:59.216598245</dc:date>
          </office:change-info>
          <table:previous>
            <table:change-track-table-cell table:cell-address="full_columns.C45" table:formula="of:=AVERAGE([.H19];[.H26];[.H33])" office:value-type="float" office:value="65.355"/>
          </table:previous>
        </table:cell-content-change>
        <table:cell-content-change table:id="ct45">
          <table:cell-address table:column="2" table:row="45" table:table="0"/>
          <office:change-info>
            <dc:creator> </dc:creator>
            <dc:date>2021-04-22T09:30:59.216602737</dc:date>
          </office:change-info>
          <table:previous>
            <table:change-track-table-cell table:cell-address="full_columns.C46" table:formula="of:=AVERAGE([.H20];[.H27];[.H34])" office:value-type="float" office:value="63.2125"/>
          </table:previous>
        </table:cell-content-change>
        <table:cell-content-change table:id="ct46">
          <table:cell-address table:column="2" table:row="46" table:table="0"/>
          <office:change-info>
            <dc:creator> </dc:creator>
            <dc:date>2021-04-22T09:30:59.216608270</dc:date>
          </office:change-info>
          <table:previous>
            <table:change-track-table-cell table:cell-address="full_columns.C47" table:formula="of:=AVERAGE([.H21];[.H28];[.H35])" office:value-type="float" office:value="56.9066666666667"/>
          </table:previous>
        </table:cell-content-change>
        <table:cell-content-change table:id="ct47">
          <table:cell-address table:column="2" table:row="47" table:table="0"/>
          <office:change-info>
            <dc:creator> </dc:creator>
            <dc:date>2021-04-22T09:30:59.216614048</dc:date>
          </office:change-info>
          <table:previous>
            <table:change-track-table-cell table:cell-address="full_columns.C48" table:formula="of:=AVERAGE([.H22];[.H29];[.H36])" office:value-type="float" office:value="60.7133333333333"/>
          </table:previous>
        </table:cell-content-change>
        <table:cell-content-change table:id="ct48">
          <table:cell-address table:column="2" table:row="48" table:table="0"/>
          <office:change-info>
            <dc:creator> </dc:creator>
            <dc:date>2021-04-22T09:30:59.216619240</dc:date>
          </office:change-info>
          <table:previous>
            <table:change-track-table-cell table:cell-address="full_columns.C49" table:formula="of:=AVERAGE([.H23];[.H30])" office:value-type="float" office:value="59.9966666666667"/>
          </table:previous>
        </table:cell-content-change>
        <table:cell-content-change table:id="ct49">
          <table:cell-address table:column="2" table:row="49" table:table="0"/>
          <office:change-info>
            <dc:creator> </dc:creator>
            <dc:date>2021-04-22T09:30:59.216624038</dc:date>
          </office:change-info>
          <table:previous>
            <table:change-track-table-cell table:cell-address="full_columns.C50" table:formula="of:=AVERAGE([.H24];[.H31])" office:value-type="float" office:value="66.43"/>
          </table:previous>
        </table:cell-content-change>
        <table:cell-content-change table:id="ct50">
          <table:cell-address table:column="3" table:row="43" table:table="0"/>
          <office:change-info>
            <dc:creator> </dc:creator>
            <dc:date>2021-04-22T09:30:59.216631215</dc:date>
          </office:change-info>
          <table:previous>
            <table:change-track-table-cell table:cell-address="full_columns.D44" table:formula="of:=AVERAGE([.I18];[.I25];[.I32])" office:value-type="float" office:value="57.5"/>
          </table:previous>
        </table:cell-content-change>
        <table:cell-content-change table:id="ct51">
          <table:cell-address table:column="3" table:row="44" table:table="0"/>
          <office:change-info>
            <dc:creator> </dc:creator>
            <dc:date>2021-04-22T09:30:59.216636804</dc:date>
          </office:change-info>
          <table:previous>
            <table:change-track-table-cell table:cell-address="full_columns.D45" table:formula="of:=AVERAGE([.I19];[.I26];[.I33])" office:value-type="float" office:value="57.68"/>
          </table:previous>
        </table:cell-content-change>
        <table:cell-content-change table:id="ct52">
          <table:cell-address table:column="3" table:row="45" table:table="0"/>
          <office:change-info>
            <dc:creator> </dc:creator>
            <dc:date>2021-04-22T09:30:59.216641524</dc:date>
          </office:change-info>
          <table:previous>
            <table:change-track-table-cell table:cell-address="full_columns.D46" table:formula="of:=AVERAGE([.I20];[.I27];[.I34])" office:value-type="float" office:value="61.25"/>
          </table:previous>
        </table:cell-content-change>
        <table:cell-content-change table:id="ct53">
          <table:cell-address table:column="3" table:row="46" table:table="0"/>
          <office:change-info>
            <dc:creator> </dc:creator>
            <dc:date>2021-04-22T09:30:59.216647868</dc:date>
          </office:change-info>
          <table:previous>
            <table:change-track-table-cell table:cell-address="full_columns.D47" table:formula="of:=AVERAGE([.I21];[.I28];[.I35])" office:value-type="float" office:value="58.57"/>
          </table:previous>
        </table:cell-content-change>
        <table:cell-content-change table:id="ct54">
          <table:cell-address table:column="3" table:row="47" table:table="0"/>
          <office:change-info>
            <dc:creator> </dc:creator>
            <dc:date>2021-04-22T09:30:59.216652943</dc:date>
          </office:change-info>
          <table:previous>
            <table:change-track-table-cell table:cell-address="full_columns.D48" table:formula="of:=AVERAGE([.I22];[.I29];[.I36])" office:value-type="float" office:value="57.6166666666667"/>
          </table:previous>
        </table:cell-content-change>
        <table:cell-content-change table:id="ct55">
          <table:cell-address table:column="3" table:row="48" table:table="0"/>
          <office:change-info>
            <dc:creator> </dc:creator>
            <dc:date>2021-04-22T09:30:59.216658253</dc:date>
          </office:change-info>
          <table:previous>
            <table:change-track-table-cell table:cell-address="full_columns.D49" table:formula="of:=AVERAGE([.I23];[.I30])" office:value-type="float" office:value="57.6166666666667"/>
          </table:previous>
        </table:cell-content-change>
        <table:cell-content-change table:id="ct56">
          <table:cell-address table:column="3" table:row="49" table:table="0"/>
          <office:change-info>
            <dc:creator> </dc:creator>
            <dc:date>2021-04-22T09:30:59.216663721</dc:date>
          </office:change-info>
          <table:previous>
            <table:change-track-table-cell table:cell-address="full_columns.D50" table:formula="of:=AVERAGE([.I24];[.I31])" office:value-type="float" office:value="61.9033333333333"/>
          </table:previous>
        </table:cell-content-change>
        <table:cell-content-change table:id="ct57">
          <table:cell-address table:column="4" table:row="43" table:table="0"/>
          <office:change-info>
            <dc:creator> </dc:creator>
            <dc:date>2021-04-22T09:30:59.216671034</dc:date>
          </office:change-info>
          <table:previous>
            <table:change-track-table-cell table:cell-address="full_columns.E44" table:formula="of:=AVERAGE([.J18];[.J25];[.J32])" office:value-type="float" office:value="59.61"/>
          </table:previous>
        </table:cell-content-change>
        <table:cell-content-change table:id="ct58">
          <table:cell-address table:column="4" table:row="44" table:table="0"/>
          <office:change-info>
            <dc:creator> </dc:creator>
            <dc:date>2021-04-22T09:30:59.216676238</dc:date>
          </office:change-info>
          <table:previous>
            <table:change-track-table-cell table:cell-address="full_columns.E45" table:formula="of:=AVERAGE([.J19];[.J26];[.J33])" office:value-type="float" office:value="60.89"/>
          </table:previous>
        </table:cell-content-change>
        <table:cell-content-change table:id="ct59">
          <table:cell-address table:column="4" table:row="45" table:table="0"/>
          <office:change-info>
            <dc:creator> </dc:creator>
            <dc:date>2021-04-22T09:30:59.216682118</dc:date>
          </office:change-info>
          <table:previous>
            <table:change-track-table-cell table:cell-address="full_columns.E46" table:formula="of:=AVERAGE([.J20];[.J27];[.J34])" office:value-type="float" office:value="62.2675"/>
          </table:previous>
        </table:cell-content-change>
        <table:cell-content-change table:id="ct60">
          <table:cell-address table:column="4" table:row="46" table:table="0"/>
          <office:change-info>
            <dc:creator> </dc:creator>
            <dc:date>2021-04-22T09:30:59.216687922</dc:date>
          </office:change-info>
          <table:previous>
            <table:change-track-table-cell table:cell-address="full_columns.E47" table:formula="of:=AVERAGE([.J21];[.J28];[.J35])" office:value-type="float" office:value="57.6033333333333"/>
          </table:previous>
        </table:cell-content-change>
        <table:cell-content-change table:id="ct61">
          <table:cell-address table:column="4" table:row="47" table:table="0"/>
          <office:change-info>
            <dc:creator> </dc:creator>
            <dc:date>2021-04-22T09:30:59.216692689</dc:date>
          </office:change-info>
          <table:previous>
            <table:change-track-table-cell table:cell-address="full_columns.E48" table:formula="of:=AVERAGE([.J22];[.J29];[.J36])" office:value-type="float" office:value="59.4233333333333"/>
          </table:previous>
        </table:cell-content-change>
        <table:cell-content-change table:id="ct62">
          <table:cell-address table:column="4" table:row="48" table:table="0"/>
          <office:change-info>
            <dc:creator> </dc:creator>
            <dc:date>2021-04-22T09:30:59.216698589</dc:date>
          </office:change-info>
          <table:previous>
            <table:change-track-table-cell table:cell-address="full_columns.E49" table:formula="of:=AVERAGE([.J23];[.J30])" office:value-type="float" office:value="58.5333333333333"/>
          </table:previous>
        </table:cell-content-change>
        <table:cell-content-change table:id="ct63">
          <table:cell-address table:column="4" table:row="49" table:table="0"/>
          <office:change-info>
            <dc:creator> </dc:creator>
            <dc:date>2021-04-22T09:30:59.216703641</dc:date>
          </office:change-info>
          <table:previous>
            <table:change-track-table-cell table:cell-address="full_columns.E50" table:formula="of:=AVERAGE([.J24];[.J31])" office:value-type="float" office:value="64.2566666666667"/>
          </table:previous>
        </table:cell-content-change>
        <table:cell-content-change table:id="ct64">
          <table:cell-address table:column="5" table:row="43" table:table="0"/>
          <office:change-info>
            <dc:creator> </dc:creator>
            <dc:date>2021-04-22T09:30:59.216710759</dc:date>
          </office:change-info>
          <table:previous>
            <table:change-track-table-cell table:cell-address="full_columns.F44" table:formula="of:=AVERAGE([.K18];[.K25];[.K32])" office:value-type="float" office:value="59.88"/>
          </table:previous>
        </table:cell-content-change>
        <table:cell-content-change table:id="ct65">
          <table:cell-address table:column="5" table:row="44" table:table="0"/>
          <office:change-info>
            <dc:creator> </dc:creator>
            <dc:date>2021-04-22T09:30:59.216716363</dc:date>
          </office:change-info>
          <table:previous>
            <table:change-track-table-cell table:cell-address="full_columns.F45" table:formula="of:=AVERAGE([.K19];[.K26];[.K33])" office:value-type="float" office:value="61.52"/>
          </table:previous>
        </table:cell-content-change>
        <table:cell-content-change table:id="ct66">
          <table:cell-address table:column="5" table:row="45" table:table="0"/>
          <office:change-info>
            <dc:creator> </dc:creator>
            <dc:date>2021-04-22T09:30:59.216722434</dc:date>
          </office:change-info>
          <table:previous>
            <table:change-track-table-cell table:cell-address="full_columns.F46" table:formula="of:=AVERAGE([.K20];[.K27];[.K34])" office:value-type="float" office:value="62.23"/>
          </table:previous>
        </table:cell-content-change>
        <table:cell-content-change table:id="ct67">
          <table:cell-address table:column="5" table:row="46" table:table="0"/>
          <office:change-info>
            <dc:creator> </dc:creator>
            <dc:date>2021-04-22T09:30:59.216728479</dc:date>
          </office:change-info>
          <table:previous>
            <table:change-track-table-cell table:cell-address="full_columns.F47" table:formula="of:=AVERAGE([.K21];[.K28];[.K35])" office:value-type="float" office:value="57.74"/>
          </table:previous>
        </table:cell-content-change>
        <table:cell-content-change table:id="ct68">
          <table:cell-address table:column="5" table:row="47" table:table="0"/>
          <office:change-info>
            <dc:creator> </dc:creator>
            <dc:date>2021-04-22T09:30:59.216733901</dc:date>
          </office:change-info>
          <table:previous>
            <table:change-track-table-cell table:cell-address="full_columns.F48" table:formula="of:=AVERAGE([.K22];[.K29];[.K36])" office:value-type="float" office:value="59.1666666666667"/>
          </table:previous>
        </table:cell-content-change>
        <table:cell-content-change table:id="ct69">
          <table:cell-address table:column="5" table:row="48" table:table="0"/>
          <office:change-info>
            <dc:creator> </dc:creator>
            <dc:date>2021-04-22T09:30:59.216739820</dc:date>
          </office:change-info>
          <table:previous>
            <table:change-track-table-cell table:cell-address="full_columns.F49" table:formula="of:=AVERAGE([.K23];[.K30])" office:value-type="float" office:value="58.81"/>
          </table:previous>
        </table:cell-content-change>
        <table:cell-content-change table:id="ct70">
          <table:cell-address table:column="5" table:row="49" table:table="0"/>
          <office:change-info>
            <dc:creator> </dc:creator>
            <dc:date>2021-04-22T09:30:59.216744949</dc:date>
          </office:change-info>
          <table:previous>
            <table:change-track-table-cell table:cell-address="full_columns.F50" table:formula="of:=AVERAGE([.K24];[.K31])" office:value-type="float" office:value="64.1666666666667"/>
          </table:previous>
        </table:cell-content-change>
        <table:cell-content-change table:id="ct71">
          <table:cell-address table:column="6" table:row="43" table:table="0"/>
          <office:change-info>
            <dc:creator> </dc:creator>
            <dc:date>2021-04-22T09:30:59.216752324</dc:date>
          </office:change-info>
          <table:previous>
            <table:change-track-table-cell table:cell-address="full_columns.G44" table:formula="of:=AVERAGE([.L18];[.L25];[.L32])" office:value-type="float" office:value="0"/>
          </table:previous>
        </table:cell-content-change>
        <table:cell-content-change table:id="ct72">
          <table:cell-address table:column="6" table:row="44" table:table="0"/>
          <office:change-info>
            <dc:creator> </dc:creator>
            <dc:date>2021-04-22T09:30:59.216757222</dc:date>
          </office:change-info>
          <table:previous>
            <table:change-track-table-cell table:cell-address="full_columns.G45" table:formula="of:=AVERAGE([.L19];[.L26];[.L33])" office:value-type="float" office:value="0"/>
          </table:previous>
        </table:cell-content-change>
        <table:cell-content-change table:id="ct73">
          <table:cell-address table:column="6" table:row="45" table:table="0"/>
          <office:change-info>
            <dc:creator> </dc:creator>
            <dc:date>2021-04-22T09:30:59.216762236</dc:date>
          </office:change-info>
          <table:previous>
            <table:change-track-table-cell table:cell-address="full_columns.G46" table:formula="of:=AVERAGE([.L20];[.L27];[.L34])" office:value-type="float" office:value="0"/>
          </table:previous>
        </table:cell-content-change>
        <table:cell-content-change table:id="ct74">
          <table:cell-address table:column="6" table:row="46" table:table="0"/>
          <office:change-info>
            <dc:creator> </dc:creator>
            <dc:date>2021-04-22T09:30:59.216767630</dc:date>
          </office:change-info>
          <table:previous>
            <table:change-track-table-cell table:cell-address="full_columns.G47" table:formula="of:=AVERAGE([.L21];[.L28];[.L35])" office:value-type="float" office:value="0"/>
          </table:previous>
        </table:cell-content-change>
        <table:cell-content-change table:id="ct75">
          <table:cell-address table:column="6" table:row="47" table:table="0"/>
          <office:change-info>
            <dc:creator> </dc:creator>
            <dc:date>2021-04-22T09:30:59.216773117</dc:date>
          </office:change-info>
          <table:previous>
            <table:change-track-table-cell table:cell-address="full_columns.G48" table:formula="of:=AVERAGE([.L22];[.L29];[.L36])" office:value-type="float" office:value="0"/>
          </table:previous>
        </table:cell-content-change>
        <table:cell-content-change table:id="ct76">
          <table:cell-address table:column="6" table:row="48" table:table="0"/>
          <office:change-info>
            <dc:creator> </dc:creator>
            <dc:date>2021-04-22T09:30:59.216778224</dc:date>
          </office:change-info>
          <table:previous>
            <table:change-track-table-cell table:cell-address="full_columns.G49" table:formula="of:=AVERAGE([.L23];[.L30])" office:value-type="float" office:value="0"/>
          </table:previous>
        </table:cell-content-change>
        <table:cell-content-change table:id="ct77">
          <table:cell-address table:column="6" table:row="49" table:table="0"/>
          <office:change-info>
            <dc:creator> </dc:creator>
            <dc:date>2021-04-22T09:30:59.216783079</dc:date>
          </office:change-info>
          <table:previous>
            <table:change-track-table-cell table:cell-address="full_columns.G50" table:formula="of:=AVERAGE([.L24];[.L31])" office:value-type="float" office:value="0"/>
          </table:previous>
        </table:cell-content-change>
        <table:cell-content-change table:id="ct78">
          <table:cell-address table:column="7" table:row="43" table:table="0"/>
          <office:change-info>
            <dc:creator> </dc:creator>
            <dc:date>2021-04-22T09:30:59.216789901</dc:date>
          </office:change-info>
          <table:previous>
            <table:change-track-table-cell table:cell-address="full_columns.H44" table:formula="of:=AVERAGE([.M18];[.M25];[.M32])" office:value-type="float" office:value="0.0199617346938776"/>
          </table:previous>
        </table:cell-content-change>
        <table:cell-content-change table:id="ct79">
          <table:cell-address table:column="7" table:row="44" table:table="0"/>
          <office:change-info>
            <dc:creator> </dc:creator>
            <dc:date>2021-04-22T09:30:59.216795357</dc:date>
          </office:change-info>
          <table:previous>
            <table:change-track-table-cell table:cell-address="full_columns.H45" table:formula="of:=AVERAGE([.M19];[.M26];[.M33])" office:value-type="float" office:value="0.0186543367346939"/>
          </table:previous>
        </table:cell-content-change>
        <table:cell-content-change table:id="ct80">
          <table:cell-address table:column="7" table:row="45" table:table="0"/>
          <office:change-info>
            <dc:creator> </dc:creator>
            <dc:date>2021-04-22T09:30:59.216801443</dc:date>
          </office:change-info>
          <table:previous>
            <table:change-track-table-cell table:cell-address="full_columns.H46" table:formula="of:=AVERAGE([.M20];[.M27];[.M34])" office:value-type="float" office:value="0.0236288265306122"/>
          </table:previous>
        </table:cell-content-change>
        <table:cell-content-change table:id="ct81">
          <table:cell-address table:column="7" table:row="46" table:table="0"/>
          <office:change-info>
            <dc:creator> </dc:creator>
            <dc:date>2021-04-22T09:30:59.216807521</dc:date>
          </office:change-info>
          <table:previous>
            <table:change-track-table-cell table:cell-address="full_columns.H47" table:formula="of:=AVERAGE([.M21];[.M28];[.M35])" office:value-type="float" office:value="0.0139455782312925"/>
          </table:previous>
        </table:cell-content-change>
        <table:cell-content-change table:id="ct82">
          <table:cell-address table:column="7" table:row="47" table:table="0"/>
          <office:change-info>
            <dc:creator> </dc:creator>
            <dc:date>2021-04-22T09:30:59.216812806</dc:date>
          </office:change-info>
          <table:previous>
            <table:change-track-table-cell table:cell-address="full_columns.H48" table:formula="of:=AVERAGE([.M22];[.M29];[.M36])" office:value-type="float" office:value="0.0112670068027211"/>
          </table:previous>
        </table:cell-content-change>
        <table:cell-content-change table:id="ct83">
          <table:cell-address table:column="7" table:row="48" table:table="0"/>
          <office:change-info>
            <dc:creator> </dc:creator>
            <dc:date>2021-04-22T09:30:59.216818823</dc:date>
          </office:change-info>
          <table:previous>
            <table:change-track-table-cell table:cell-address="full_columns.H49" table:formula="of:=AVERAGE([.M23];[.M30])" office:value-type="float" office:value="0.010671768707483"/>
          </table:previous>
        </table:cell-content-change>
        <table:cell-content-change table:id="ct84">
          <table:cell-address table:column="7" table:row="49" table:table="0"/>
          <office:change-info>
            <dc:creator> </dc:creator>
            <dc:date>2021-04-22T09:30:59.216824099</dc:date>
          </office:change-info>
          <table:previous>
            <table:change-track-table-cell table:cell-address="full_columns.H50" table:formula="of:=AVERAGE([.M24];[.M31])" office:value-type="float" office:value="0.0170493197278912"/>
          </table:previous>
        </table:cell-content-change>
        <table:cell-content-change table:id="ct85">
          <table:cell-address table:column="8" table:row="43" table:table="0"/>
          <office:change-info>
            <dc:creator> </dc:creator>
            <dc:date>2021-04-22T09:30:59.216831280</dc:date>
          </office:change-info>
          <table:previous>
            <table:change-track-table-cell table:cell-address="full_columns.I44" table:formula="of:=AVERAGE([.N18];[.N25];[.N32])" office:value-type="float" office:value="0.00824829931972789"/>
          </table:previous>
        </table:cell-content-change>
        <table:cell-content-change table:id="ct86">
          <table:cell-address table:column="8" table:row="44" table:table="0"/>
          <office:change-info>
            <dc:creator> </dc:creator>
            <dc:date>2021-04-22T09:30:59.216836960</dc:date>
          </office:change-info>
          <table:previous>
            <table:change-track-table-cell table:cell-address="full_columns.I45" table:formula="of:=AVERAGE([.N19];[.N26];[.N33])" office:value-type="float" office:value="0.00857780612244898"/>
          </table:previous>
        </table:cell-content-change>
        <table:cell-content-change table:id="ct87">
          <table:cell-address table:column="8" table:row="45" table:table="0"/>
          <office:change-info>
            <dc:creator> </dc:creator>
            <dc:date>2021-04-22T09:30:59.216842676</dc:date>
          </office:change-info>
          <table:previous>
            <table:change-track-table-cell table:cell-address="full_columns.I46" table:formula="of:=AVERAGE([.N20];[.N27];[.N34])" office:value-type="float" office:value="0.0076530612244898"/>
          </table:previous>
        </table:cell-content-change>
        <table:cell-content-change table:id="ct88">
          <table:cell-address table:column="8" table:row="46" table:table="0"/>
          <office:change-info>
            <dc:creator> </dc:creator>
            <dc:date>2021-04-22T09:30:59.216848241</dc:date>
          </office:change-info>
          <table:previous>
            <table:change-track-table-cell table:cell-address="full_columns.I47" table:formula="of:=AVERAGE([.N21];[.N28];[.N35])" office:value-type="float" office:value="0.0144982993197279"/>
          </table:previous>
        </table:cell-content-change>
        <table:cell-content-change table:id="ct89">
          <table:cell-address table:column="8" table:row="47" table:table="0"/>
          <office:change-info>
            <dc:creator> </dc:creator>
            <dc:date>2021-04-22T09:30:59.216853878</dc:date>
          </office:change-info>
          <table:previous>
            <table:change-track-table-cell table:cell-address="full_columns.I48" table:formula="of:=AVERAGE([.N22];[.N29];[.N36])" office:value-type="float" office:value="0.0123299319727891"/>
          </table:previous>
        </table:cell-content-change>
        <table:cell-content-change table:id="ct90">
          <table:cell-address table:column="8" table:row="48" table:table="0"/>
          <office:change-info>
            <dc:creator> </dc:creator>
            <dc:date>2021-04-22T09:30:59.216859371</dc:date>
          </office:change-info>
          <table:previous>
            <table:change-track-table-cell table:cell-address="full_columns.I49" table:formula="of:=AVERAGE([.N23];[.N30])" office:value-type="float" office:value="0.0046343537414966"/>
          </table:previous>
        </table:cell-content-change>
        <table:cell-content-change table:id="ct91">
          <table:cell-address table:column="8" table:row="49" table:table="0"/>
          <office:change-info>
            <dc:creator> </dc:creator>
            <dc:date>2021-04-22T09:30:59.216864966</dc:date>
          </office:change-info>
          <table:previous>
            <table:change-track-table-cell table:cell-address="full_columns.I50" table:formula="of:=AVERAGE([.N24];[.N31])" office:value-type="float" office:value="0.00735544217687075"/>
          </table:previous>
        </table:cell-content-change>
        <table:cell-content-change table:id="ct92">
          <table:cell-address table:column="9" table:row="43" table:table="0"/>
          <office:change-info>
            <dc:creator> </dc:creator>
            <dc:date>2021-04-22T09:30:59.216872388</dc:date>
          </office:change-info>
          <table:previous>
            <table:change-track-table-cell table:cell-address="full_columns.J44" table:formula="of:=AVERAGE([.O18];[.O25];[.O32])" office:value-type="float" office:value="0.00877976190476191"/>
          </table:previous>
        </table:cell-content-change>
        <table:cell-content-change table:id="ct93">
          <table:cell-address table:column="9" table:row="44" table:table="0"/>
          <office:change-info>
            <dc:creator> </dc:creator>
            <dc:date>2021-04-22T09:30:59.216877751</dc:date>
          </office:change-info>
          <table:previous>
            <table:change-track-table-cell table:cell-address="full_columns.J45" table:formula="of:=AVERAGE([.O19];[.O26];[.O33])" office:value-type="float" office:value="0.009375"/>
          </table:previous>
        </table:cell-content-change>
        <table:cell-content-change table:id="ct94">
          <table:cell-address table:column="9" table:row="45" table:table="0"/>
          <office:change-info>
            <dc:creator> </dc:creator>
            <dc:date>2021-04-22T09:30:59.216883597</dc:date>
          </office:change-info>
          <table:previous>
            <table:change-track-table-cell table:cell-address="full_columns.J46" table:formula="of:=AVERAGE([.O20];[.O27];[.O34])" office:value-type="float" office:value="0.00966198979591837"/>
          </table:previous>
        </table:cell-content-change>
        <table:cell-content-change table:id="ct95">
          <table:cell-address table:column="9" table:row="46" table:table="0"/>
          <office:change-info>
            <dc:creator> </dc:creator>
            <dc:date>2021-04-22T09:30:59.216889712</dc:date>
          </office:change-info>
          <table:previous>
            <table:change-track-table-cell table:cell-address="full_columns.J47" table:formula="of:=AVERAGE([.O21];[.O28];[.O35])" office:value-type="float" office:value="0.00701530612244898"/>
          </table:previous>
        </table:cell-content-change>
        <table:cell-content-change table:id="ct96">
          <table:cell-address table:column="9" table:row="47" table:table="0"/>
          <office:change-info>
            <dc:creator> </dc:creator>
            <dc:date>2021-04-22T09:30:59.216897681</dc:date>
          </office:change-info>
          <table:previous>
            <table:change-track-table-cell table:cell-address="full_columns.J48" table:formula="of:=AVERAGE([.O22];[.O29];[.O36])" office:value-type="float" office:value="0.00914115646258503"/>
          </table:previous>
        </table:cell-content-change>
        <table:cell-content-change table:id="ct97">
          <table:cell-address table:column="9" table:row="48" table:table="0"/>
          <office:change-info>
            <dc:creator> </dc:creator>
            <dc:date>2021-04-22T09:30:59.216907176</dc:date>
          </office:change-info>
          <table:previous>
            <table:change-track-table-cell table:cell-address="full_columns.J49" table:formula="of:=AVERAGE([.O23];[.O30])" office:value-type="float" office:value="0.00399659863945578"/>
          </table:previous>
        </table:cell-content-change>
        <table:cell-content-change table:id="ct98">
          <table:cell-address table:column="9" table:row="49" table:table="0"/>
          <office:change-info>
            <dc:creator> </dc:creator>
            <dc:date>2021-04-22T09:30:59.216912785</dc:date>
          </office:change-info>
          <table:previous>
            <table:change-track-table-cell table:cell-address="full_columns.J50" table:formula="of:=AVERAGE([.O24];[.O31])" office:value-type="float" office:value="0.0122874149659864"/>
          </table:previous>
        </table:cell-content-change>
        <table:cell-content-change table:id="ct99">
          <table:cell-address table:column="10" table:row="43" table:table="0"/>
          <office:change-info>
            <dc:creator> </dc:creator>
            <dc:date>2021-04-22T09:30:59.216920641</dc:date>
          </office:change-info>
          <table:previous>
            <table:change-track-table-cell table:cell-address="full_columns.K44" table:formula="of:=AVERAGE([.P18];[.P25];[.P32])" office:value-type="float" office:value="0.00479756374375691"/>
          </table:previous>
        </table:cell-content-change>
        <table:cell-content-change table:id="ct100">
          <table:cell-address table:column="10" table:row="44" table:table="0"/>
          <office:change-info>
            <dc:creator> </dc:creator>
            <dc:date>2021-04-22T09:30:59.216926453</dc:date>
          </office:change-info>
          <table:previous>
            <table:change-track-table-cell table:cell-address="full_columns.K45" table:formula="of:=AVERAGE([.P19];[.P26];[.P33])" office:value-type="float" office:value="0.00472974476126613"/>
          </table:previous>
        </table:cell-content-change>
        <table:cell-content-change table:id="ct101">
          <table:cell-address table:column="10" table:row="45" table:table="0"/>
          <office:change-info>
            <dc:creator> </dc:creator>
            <dc:date>2021-04-22T09:30:59.216932221</dc:date>
          </office:change-info>
          <table:previous>
            <table:change-track-table-cell table:cell-address="full_columns.K46" table:formula="of:=AVERAGE([.P20];[.P27];[.P34])" office:value-type="float" office:value="0.00671398195819915"/>
          </table:previous>
        </table:cell-content-change>
        <table:cell-content-change table:id="ct102">
          <table:cell-address table:column="10" table:row="46" table:table="0"/>
          <office:change-info>
            <dc:creator> </dc:creator>
            <dc:date>2021-04-22T09:30:59.216938241</dc:date>
          </office:change-info>
          <table:previous>
            <table:change-track-table-cell table:cell-address="full_columns.K47" table:formula="of:=AVERAGE([.P21];[.P28];[.P35])" office:value-type="float" office:value="0.00383421416041081"/>
          </table:previous>
        </table:cell-content-change>
        <table:cell-content-change table:id="ct103">
          <table:cell-address table:column="10" table:row="47" table:table="0"/>
          <office:change-info>
            <dc:creator> </dc:creator>
            <dc:date>2021-04-22T09:30:59.216943709</dc:date>
          </office:change-info>
          <table:previous>
            <table:change-track-table-cell table:cell-address="full_columns.K48" table:formula="of:=AVERAGE([.P22];[.P29];[.P36])" office:value-type="float" office:value="0.00360708540769392"/>
          </table:previous>
        </table:cell-content-change>
        <table:cell-content-change table:id="ct104">
          <table:cell-address table:column="10" table:row="48" table:table="0"/>
          <office:change-info>
            <dc:creator> </dc:creator>
            <dc:date>2021-04-22T09:30:59.216949787</dc:date>
          </office:change-info>
          <table:previous>
            <table:change-track-table-cell table:cell-address="full_columns.K49" table:formula="of:=AVERAGE([.P23];[.P30])" office:value-type="float" office:value="0.00261648545138252"/>
          </table:previous>
        </table:cell-content-change>
        <table:cell-content-change table:id="ct105">
          <table:cell-address table:column="10" table:row="49" table:table="0"/>
          <office:change-info>
            <dc:creator> </dc:creator>
            <dc:date>2021-04-22T09:30:59.216955375</dc:date>
          </office:change-info>
          <table:previous>
            <table:change-track-table-cell table:cell-address="full_columns.K50" table:formula="of:=AVERAGE([.P24];[.P31])" office:value-type="float" office:value="0.00558298421819568"/>
          </table:previous>
        </table:cell-content-change>
        <table:cell-content-change table:id="ct106">
          <table:cell-address table:column="11" table:row="43" table:table="0"/>
          <office:change-info>
            <dc:creator> </dc:creator>
            <dc:date>2021-04-22T09:30:59.216962295</dc:date>
          </office:change-info>
          <table:previous>
            <table:change-track-table-cell table:cell-address="full_columns.L44" table:formula="of:=AVERAGE([.Q18];[.Q25];[.Q32])" office:value-type="float" office:value="0.00499043367346939"/>
          </table:previous>
        </table:cell-content-change>
        <table:cell-content-change table:id="ct107">
          <table:cell-address table:column="11" table:row="44" table:table="0"/>
          <office:change-info>
            <dc:creator> </dc:creator>
            <dc:date>2021-04-22T09:30:59.216968474</dc:date>
          </office:change-info>
          <table:previous>
            <table:change-track-table-cell table:cell-address="full_columns.L45" table:formula="of:=AVERAGE([.Q19];[.Q26];[.Q33])" office:value-type="float" office:value="0.00466358418367347"/>
          </table:previous>
        </table:cell-content-change>
        <table:cell-content-change table:id="ct108">
          <table:cell-address table:column="11" table:row="45" table:table="0"/>
          <office:change-info>
            <dc:creator> </dc:creator>
            <dc:date>2021-04-22T09:30:59.216974548</dc:date>
          </office:change-info>
          <table:previous>
            <table:change-track-table-cell table:cell-address="full_columns.L46" table:formula="of:=AVERAGE([.Q20];[.Q27];[.Q34])" office:value-type="float" office:value="0.00590720663265306"/>
          </table:previous>
        </table:cell-content-change>
        <table:cell-content-change table:id="ct109">
          <table:cell-address table:column="11" table:row="46" table:table="0"/>
          <office:change-info>
            <dc:creator> </dc:creator>
            <dc:date>2021-04-22T09:30:59.216980119</dc:date>
          </office:change-info>
          <table:previous>
            <table:change-track-table-cell table:cell-address="full_columns.L47" table:formula="of:=AVERAGE([.Q21];[.Q28];[.Q35])" office:value-type="float" office:value="0.00348639455782313"/>
          </table:previous>
        </table:cell-content-change>
        <table:cell-content-change table:id="ct110">
          <table:cell-address table:column="11" table:row="47" table:table="0"/>
          <office:change-info>
            <dc:creator> </dc:creator>
            <dc:date>2021-04-22T09:30:59.216986334</dc:date>
          </office:change-info>
          <table:previous>
            <table:change-track-table-cell table:cell-address="full_columns.L48" table:formula="of:=AVERAGE([.Q22];[.Q29];[.Q36])" office:value-type="float" office:value="0.00281675170068027"/>
          </table:previous>
        </table:cell-content-change>
        <table:cell-content-change table:id="ct111">
          <table:cell-address table:column="11" table:row="48" table:table="0"/>
          <office:change-info>
            <dc:creator> </dc:creator>
            <dc:date>2021-04-22T09:30:59.216992299</dc:date>
          </office:change-info>
          <table:previous>
            <table:change-track-table-cell table:cell-address="full_columns.L49" table:formula="of:=AVERAGE([.Q23];[.Q30])" office:value-type="float" office:value="0.00266794217687075"/>
          </table:previous>
        </table:cell-content-change>
        <table:cell-content-change table:id="ct112">
          <table:cell-address table:column="11" table:row="49" table:table="0"/>
          <office:change-info>
            <dc:creator> </dc:creator>
            <dc:date>2021-04-22T09:30:59.216998319</dc:date>
          </office:change-info>
          <table:previous>
            <table:change-track-table-cell table:cell-address="full_columns.L50" table:formula="of:=AVERAGE([.Q24];[.Q31])" office:value-type="float" office:value="0.00426232993197279"/>
          </table:previous>
        </table:cell-content-change>
        <table:cell-content-change table:id="ct113">
          <table:cell-address table:column="12" table:row="43" table:table="0"/>
          <office:change-info>
            <dc:creator> </dc:creator>
            <dc:date>2021-04-22T09:30:59.217005402</dc:date>
          </office:change-info>
          <table:previous>
            <table:change-track-table-cell table:cell-address="full_columns.M44" table:formula="of:=AVERAGE([.R18];[.R25];[.R32])" office:value-type="float" office:value="0"/>
          </table:previous>
        </table:cell-content-change>
        <table:cell-content-change table:id="ct114">
          <table:cell-address table:column="12" table:row="44" table:table="0"/>
          <office:change-info>
            <dc:creator> </dc:creator>
            <dc:date>2021-04-22T09:30:59.217010385</dc:date>
          </office:change-info>
          <table:previous>
            <table:change-track-table-cell table:cell-address="full_columns.M45" table:formula="of:=AVERAGE([.R19];[.R26];[.R33])" office:value-type="float" office:value="0"/>
          </table:previous>
        </table:cell-content-change>
        <table:cell-content-change table:id="ct115">
          <table:cell-address table:column="12" table:row="45" table:table="0"/>
          <office:change-info>
            <dc:creator> </dc:creator>
            <dc:date>2021-04-22T09:30:59.217016306</dc:date>
          </office:change-info>
          <table:previous>
            <table:change-track-table-cell table:cell-address="full_columns.M46" table:formula="of:=AVERAGE([.R20];[.R27];[.R34])" office:value-type="float" office:value="0"/>
          </table:previous>
        </table:cell-content-change>
        <table:cell-content-change table:id="ct116">
          <table:cell-address table:column="12" table:row="46" table:table="0"/>
          <office:change-info>
            <dc:creator> </dc:creator>
            <dc:date>2021-04-22T09:30:59.217021692</dc:date>
          </office:change-info>
          <table:previous>
            <table:change-track-table-cell table:cell-address="full_columns.M47" table:formula="of:=AVERAGE([.R21];[.R28];[.R35])" office:value-type="float" office:value="0"/>
          </table:previous>
        </table:cell-content-change>
        <table:cell-content-change table:id="ct117">
          <table:cell-address table:column="12" table:row="47" table:table="0"/>
          <office:change-info>
            <dc:creator> </dc:creator>
            <dc:date>2021-04-22T09:30:59.217027779</dc:date>
          </office:change-info>
          <table:previous>
            <table:change-track-table-cell table:cell-address="full_columns.M48" table:formula="of:=AVERAGE([.R22];[.R29];[.R36])" office:value-type="float" office:value="0"/>
          </table:previous>
        </table:cell-content-change>
        <table:cell-content-change table:id="ct118">
          <table:cell-address table:column="12" table:row="48" table:table="0"/>
          <office:change-info>
            <dc:creator> </dc:creator>
            <dc:date>2021-04-22T09:30:59.217032900</dc:date>
          </office:change-info>
          <table:previous>
            <table:change-track-table-cell table:cell-address="full_columns.M49" table:formula="of:=AVERAGE([.R23];[.R30])" office:value-type="float" office:value="0"/>
          </table:previous>
        </table:cell-content-change>
        <table:cell-content-change table:id="ct119">
          <table:cell-address table:column="12" table:row="49" table:table="0"/>
          <office:change-info>
            <dc:creator> </dc:creator>
            <dc:date>2021-04-22T09:30:59.217038059</dc:date>
          </office:change-info>
          <table:previous>
            <table:change-track-table-cell table:cell-address="full_columns.M50" table:formula="of:=AVERAGE([.R24];[.R31])" office:value-type="float" office:value="0"/>
          </table:previous>
        </table:cell-content-change>
        <table:cell-content-change table:id="ct120">
          <table:cell-address table:column="1" table:row="50" table:table="0"/>
          <office:change-info>
            <dc:creator> </dc:creator>
            <dc:date>2021-04-22T09:30:59.217045186</dc:date>
          </office:change-info>
          <table:previous>
            <table:change-track-table-cell table:cell-address="full_columns.B51" table:formula="of:=AVERAGE([.S18];[.S25];[.S32])" office:value-type="float" office:value="23.4516666666667"/>
          </table:previous>
        </table:cell-content-change>
        <table:cell-content-change table:id="ct121">
          <table:cell-address table:column="1" table:row="51" table:table="0"/>
          <office:change-info>
            <dc:creator> </dc:creator>
            <dc:date>2021-04-22T09:30:59.217051748</dc:date>
          </office:change-info>
          <table:previous>
            <table:change-track-table-cell table:cell-address="full_columns.B52" table:formula="of:=AVERAGE([.S19];[.S26];[.S33])" office:value-type="float" office:value="22.5"/>
          </table:previous>
        </table:cell-content-change>
        <table:cell-content-change table:id="ct122">
          <table:cell-address table:column="1" table:row="52" table:table="0"/>
          <office:change-info>
            <dc:creator> </dc:creator>
            <dc:date>2021-04-22T09:30:59.217057682</dc:date>
          </office:change-info>
          <table:previous>
            <table:change-track-table-cell table:cell-address="full_columns.B53" table:formula="of:=AVERAGE([.S20];[.S27];[.S34])" office:value-type="float" office:value="22.5"/>
          </table:previous>
        </table:cell-content-change>
        <table:cell-content-change table:id="ct123">
          <table:cell-address table:column="1" table:row="53" table:table="0"/>
          <office:change-info>
            <dc:creator> </dc:creator>
            <dc:date>2021-04-22T09:30:59.217064120</dc:date>
          </office:change-info>
          <table:previous>
            <table:change-track-table-cell table:cell-address="full_columns.B54" table:formula="of:=AVERAGE([.S21];[.S28];[.S35])" office:value-type="float" office:value="22.8566666666667"/>
          </table:previous>
        </table:cell-content-change>
        <table:cell-content-change table:id="ct124">
          <table:cell-address table:column="1" table:row="54" table:table="0"/>
          <office:change-info>
            <dc:creator> </dc:creator>
            <dc:date>2021-04-22T09:30:59.217070277</dc:date>
          </office:change-info>
          <table:previous>
            <table:change-track-table-cell table:cell-address="full_columns.B55" table:formula="of:=AVERAGE([.S22];[.S29];[.S36])" office:value-type="float" office:value="19.2866666666667"/>
          </table:previous>
        </table:cell-content-change>
        <table:cell-content-change table:id="ct125">
          <table:cell-address table:column="1" table:row="55" table:table="0"/>
          <office:change-info>
            <dc:creator> </dc:creator>
            <dc:date>2021-04-22T09:30:59.217076234</dc:date>
          </office:change-info>
          <table:previous>
            <table:change-track-table-cell table:cell-address="full_columns.B56" table:formula="of:=AVERAGE([.S23];[.S30])" office:value-type="float" office:value="18.81"/>
          </table:previous>
        </table:cell-content-change>
        <table:cell-content-change table:id="ct126">
          <table:cell-address table:column="1" table:row="56" table:table="0"/>
          <office:change-info>
            <dc:creator> </dc:creator>
            <dc:date>2021-04-22T09:30:59.217082272</dc:date>
          </office:change-info>
          <table:previous>
            <table:change-track-table-cell table:cell-address="full_columns.B57" table:formula="of:=AVERAGE([.S24];[.S31])" office:value-type="float" office:value="23.8066666666667"/>
          </table:previous>
        </table:cell-content-change>
        <table:cell-content-change table:id="ct127">
          <table:cell-address table:column="2" table:row="50" table:table="0"/>
          <office:change-info>
            <dc:creator> </dc:creator>
            <dc:date>2021-04-22T09:30:59.217090053</dc:date>
          </office:change-info>
          <table:previous>
            <table:change-track-table-cell table:cell-address="full_columns.C51" table:formula="of:=AVERAGE([.T18];[.T25];[.T32])" office:value-type="float" office:value="61.0733333333333"/>
          </table:previous>
        </table:cell-content-change>
        <table:cell-content-change table:id="ct128">
          <table:cell-address table:column="2" table:row="51" table:table="0"/>
          <office:change-info>
            <dc:creator> </dc:creator>
            <dc:date>2021-04-22T09:30:59.217095973</dc:date>
          </office:change-info>
          <table:previous>
            <table:change-track-table-cell table:cell-address="full_columns.C52" table:formula="of:=AVERAGE([.T19];[.T26];[.T33])" office:value-type="float" office:value="64.1075"/>
          </table:previous>
        </table:cell-content-change>
        <table:cell-content-change table:id="ct129">
          <table:cell-address table:column="2" table:row="52" table:table="0"/>
          <office:change-info>
            <dc:creator> </dc:creator>
            <dc:date>2021-04-22T09:30:59.217102260</dc:date>
          </office:change-info>
          <table:previous>
            <table:change-track-table-cell table:cell-address="full_columns.C53" table:formula="of:=AVERAGE([.T20];[.T27];[.T34])" office:value-type="float" office:value="61.61"/>
          </table:previous>
        </table:cell-content-change>
        <table:cell-content-change table:id="ct130">
          <table:cell-address table:column="2" table:row="53" table:table="0"/>
          <office:change-info>
            <dc:creator> </dc:creator>
            <dc:date>2021-04-22T09:30:59.217108612</dc:date>
          </office:change-info>
          <table:previous>
            <table:change-track-table-cell table:cell-address="full_columns.C54" table:formula="of:=AVERAGE([.T21];[.T28];[.T35])" office:value-type="float" office:value="66.4266666666667"/>
          </table:previous>
        </table:cell-content-change>
        <table:cell-content-change table:id="ct131">
          <table:cell-address table:column="2" table:row="54" table:table="0"/>
          <office:change-info>
            <dc:creator> </dc:creator>
            <dc:date>2021-04-22T09:30:59.217114445</dc:date>
          </office:change-info>
          <table:previous>
            <table:change-track-table-cell table:cell-address="full_columns.C55" table:formula="of:=AVERAGE([.T22];[.T29];[.T36])" office:value-type="float" office:value="59.2866666666667"/>
          </table:previous>
        </table:cell-content-change>
        <table:cell-content-change table:id="ct132">
          <table:cell-address table:column="2" table:row="55" table:table="0"/>
          <office:change-info>
            <dc:creator> </dc:creator>
            <dc:date>2021-04-22T09:30:59.217121069</dc:date>
          </office:change-info>
          <table:previous>
            <table:change-track-table-cell table:cell-address="full_columns.C56" table:formula="of:=AVERAGE([.T23];[.T30])" office:value-type="float" office:value="57.1433333333333"/>
          </table:previous>
        </table:cell-content-change>
        <table:cell-content-change table:id="ct133">
          <table:cell-address table:column="2" table:row="56" table:table="0"/>
          <office:change-info>
            <dc:creator> </dc:creator>
            <dc:date>2021-04-22T09:30:59.217126822</dc:date>
          </office:change-info>
          <table:previous>
            <table:change-track-table-cell table:cell-address="full_columns.C57" table:formula="of:=AVERAGE([.T24];[.T31])" office:value-type="float" office:value="65.24"/>
          </table:previous>
        </table:cell-content-change>
        <table:cell-content-change table:id="ct134">
          <table:cell-address table:column="3" table:row="50" table:table="0"/>
          <office:change-info>
            <dc:creator> </dc:creator>
            <dc:date>2021-04-22T09:30:59.217134318</dc:date>
          </office:change-info>
          <table:previous>
            <table:change-track-table-cell table:cell-address="full_columns.D51" table:formula="of:=AVERAGE([.U18];[.U25];[.U32])" office:value-type="float" office:value="62.3833333333333"/>
          </table:previous>
        </table:cell-content-change>
        <table:cell-content-change table:id="ct135">
          <table:cell-address table:column="3" table:row="51" table:table="0"/>
          <office:change-info>
            <dc:creator> </dc:creator>
            <dc:date>2021-04-22T09:30:59.217140775</dc:date>
          </office:change-info>
          <table:previous>
            <table:change-track-table-cell table:cell-address="full_columns.D52" table:formula="of:=AVERAGE([.U19];[.U26];[.U33])" office:value-type="float" office:value="58.39"/>
          </table:previous>
        </table:cell-content-change>
        <table:cell-content-change table:id="ct136">
          <table:cell-address table:column="3" table:row="52" table:table="0"/>
          <office:change-info>
            <dc:creator> </dc:creator>
            <dc:date>2021-04-22T09:30:59.217146877</dc:date>
          </office:change-info>
          <table:previous>
            <table:change-track-table-cell table:cell-address="full_columns.D53" table:formula="of:=AVERAGE([.U20];[.U27];[.U34])" office:value-type="float" office:value="60.895"/>
          </table:previous>
        </table:cell-content-change>
        <table:cell-content-change table:id="ct137">
          <table:cell-address table:column="3" table:row="53" table:table="0"/>
          <office:change-info>
            <dc:creator> </dc:creator>
            <dc:date>2021-04-22T09:30:59.217153347</dc:date>
          </office:change-info>
          <table:previous>
            <table:change-track-table-cell table:cell-address="full_columns.D54" table:formula="of:=AVERAGE([.U21];[.U28];[.U35])" office:value-type="float" office:value="56.43"/>
          </table:previous>
        </table:cell-content-change>
        <table:cell-content-change table:id="ct138">
          <table:cell-address table:column="3" table:row="54" table:table="0"/>
          <office:change-info>
            <dc:creator> </dc:creator>
            <dc:date>2021-04-22T09:30:59.217159580</dc:date>
          </office:change-info>
          <table:previous>
            <table:change-track-table-cell table:cell-address="full_columns.D55" table:formula="of:=AVERAGE([.U22];[.U29];[.U36])" office:value-type="float" office:value="60"/>
          </table:previous>
        </table:cell-content-change>
        <table:cell-content-change table:id="ct139">
          <table:cell-address table:column="3" table:row="55" table:table="0"/>
          <office:change-info>
            <dc:creator> </dc:creator>
            <dc:date>2021-04-22T09:30:59.217166203</dc:date>
          </office:change-info>
          <table:previous>
            <table:change-track-table-cell table:cell-address="full_columns.D56" table:formula="of:=AVERAGE([.U23];[.U30])" office:value-type="float" office:value="61.6666666666667"/>
          </table:previous>
        </table:cell-content-change>
        <table:cell-content-change table:id="ct140">
          <table:cell-address table:column="3" table:row="56" table:table="0"/>
          <office:change-info>
            <dc:creator> </dc:creator>
            <dc:date>2021-04-22T09:30:59.217172205</dc:date>
          </office:change-info>
          <table:previous>
            <table:change-track-table-cell table:cell-address="full_columns.D57" table:formula="of:=AVERAGE([.U24];[.U31])" office:value-type="float" office:value="58.57"/>
          </table:previous>
        </table:cell-content-change>
        <table:cell-content-change table:id="ct141">
          <table:cell-address table:column="4" table:row="50" table:table="0"/>
          <office:change-info>
            <dc:creator> </dc:creator>
            <dc:date>2021-04-22T09:30:59.217179273</dc:date>
          </office:change-info>
          <table:previous>
            <table:change-track-table-cell table:cell-address="full_columns.E51" table:formula="of:=AVERAGE([.V18];[.V25];[.V32])" office:value-type="float" office:value="62.05"/>
          </table:previous>
        </table:cell-content-change>
        <table:cell-content-change table:id="ct142">
          <table:cell-address table:column="4" table:row="51" table:table="0"/>
          <office:change-info>
            <dc:creator> </dc:creator>
            <dc:date>2021-04-22T09:30:59.217185929</dc:date>
          </office:change-info>
          <table:previous>
            <table:change-track-table-cell table:cell-address="full_columns.E52" table:formula="of:=AVERAGE([.V19];[.V26];[.V33])" office:value-type="float" office:value="60.8975"/>
          </table:previous>
        </table:cell-content-change>
        <table:cell-content-change table:id="ct143">
          <table:cell-address table:column="4" table:row="52" table:table="0"/>
          <office:change-info>
            <dc:creator> </dc:creator>
            <dc:date>2021-04-22T09:30:59.217192488</dc:date>
          </office:change-info>
          <table:previous>
            <table:change-track-table-cell table:cell-address="full_columns.E53" table:formula="of:=AVERAGE([.V20];[.V27];[.V34])" office:value-type="float" office:value="61.46"/>
          </table:previous>
        </table:cell-content-change>
        <table:cell-content-change table:id="ct144">
          <table:cell-address table:column="4" table:row="53" table:table="0"/>
          <office:change-info>
            <dc:creator> </dc:creator>
            <dc:date>2021-04-22T09:30:59.217198449</dc:date>
          </office:change-info>
          <table:previous>
            <table:change-track-table-cell table:cell-address="full_columns.E54" table:formula="of:=AVERAGE([.V21];[.V28];[.V35])" office:value-type="float" office:value="60.4666666666667"/>
          </table:previous>
        </table:cell-content-change>
        <table:cell-content-change table:id="ct145">
          <table:cell-address table:column="4" table:row="54" table:table="0"/>
          <office:change-info>
            <dc:creator> </dc:creator>
            <dc:date>2021-04-22T09:30:59.217205157</dc:date>
          </office:change-info>
          <table:previous>
            <table:change-track-table-cell table:cell-address="full_columns.E55" table:formula="of:=AVERAGE([.V22];[.V29];[.V36])" office:value-type="float" office:value="60.2933333333333"/>
          </table:previous>
        </table:cell-content-change>
        <table:cell-content-change table:id="ct146">
          <table:cell-address table:column="4" table:row="55" table:table="0"/>
          <office:change-info>
            <dc:creator> </dc:creator>
            <dc:date>2021-04-22T09:30:59.217211672</dc:date>
          </office:change-info>
          <table:previous>
            <table:change-track-table-cell table:cell-address="full_columns.E56" table:formula="of:=AVERAGE([.V23];[.V30])" office:value-type="float" office:value="60.2"/>
          </table:previous>
        </table:cell-content-change>
        <table:cell-content-change table:id="ct147">
          <table:cell-address table:column="4" table:row="56" table:table="0"/>
          <office:change-info>
            <dc:creator> </dc:creator>
            <dc:date>2021-04-22T09:30:59.217219685</dc:date>
          </office:change-info>
          <table:previous>
            <table:change-track-table-cell table:cell-address="full_columns.E57" table:formula="of:=AVERAGE([.V24];[.V31])" office:value-type="float" office:value="61.1533333333333"/>
          </table:previous>
        </table:cell-content-change>
        <table:cell-content-change table:id="ct148">
          <table:cell-address table:column="5" table:row="50" table:table="0"/>
          <office:change-info>
            <dc:creator> </dc:creator>
            <dc:date>2021-04-22T09:30:59.217229466</dc:date>
          </office:change-info>
          <table:previous>
            <table:change-track-table-cell table:cell-address="full_columns.F51" table:formula="of:=AVERAGE([.W18];[.W25];[.W32])" office:value-type="float" office:value="61.7283333333333"/>
          </table:previous>
        </table:cell-content-change>
        <table:cell-content-change table:id="ct149">
          <table:cell-address table:column="5" table:row="51" table:table="0"/>
          <office:change-info>
            <dc:creator> </dc:creator>
            <dc:date>2021-04-22T09:30:59.217236201</dc:date>
          </office:change-info>
          <table:previous>
            <table:change-track-table-cell table:cell-address="full_columns.F52" table:formula="of:=AVERAGE([.W19];[.W26];[.W33])" office:value-type="float" office:value="61.2525"/>
          </table:previous>
        </table:cell-content-change>
        <table:cell-content-change table:id="ct150">
          <table:cell-address table:column="5" table:row="52" table:table="0"/>
          <office:change-info>
            <dc:creator> </dc:creator>
            <dc:date>2021-04-22T09:30:59.217242660</dc:date>
          </office:change-info>
          <table:previous>
            <table:change-track-table-cell table:cell-address="full_columns.F53" table:formula="of:=AVERAGE([.W20];[.W27];[.W34])" office:value-type="float" office:value="61.25"/>
          </table:previous>
        </table:cell-content-change>
        <table:cell-content-change table:id="ct151">
          <table:cell-address table:column="5" table:row="53" table:table="0"/>
          <office:change-info>
            <dc:creator> </dc:creator>
            <dc:date>2021-04-22T09:30:59.217248789</dc:date>
          </office:change-info>
          <table:previous>
            <table:change-track-table-cell table:cell-address="full_columns.F54" table:formula="of:=AVERAGE([.W21];[.W28];[.W35])" office:value-type="float" office:value="61.4266666666667"/>
          </table:previous>
        </table:cell-content-change>
        <table:cell-content-change table:id="ct152">
          <table:cell-address table:column="5" table:row="54" table:table="0"/>
          <office:change-info>
            <dc:creator> </dc:creator>
            <dc:date>2021-04-22T09:30:59.217255074</dc:date>
          </office:change-info>
          <table:previous>
            <table:change-track-table-cell table:cell-address="full_columns.F55" table:formula="of:=AVERAGE([.W22];[.W29];[.W36])" office:value-type="float" office:value="59.6433333333333"/>
          </table:previous>
        </table:cell-content-change>
        <table:cell-content-change table:id="ct153">
          <table:cell-address table:column="5" table:row="55" table:table="0"/>
          <office:change-info>
            <dc:creator> </dc:creator>
            <dc:date>2021-04-22T09:30:59.217261117</dc:date>
          </office:change-info>
          <table:previous>
            <table:change-track-table-cell table:cell-address="full_columns.F56" table:formula="of:=AVERAGE([.W23];[.W30])" office:value-type="float" office:value="59.4066666666667"/>
          </table:previous>
        </table:cell-content-change>
        <table:cell-content-change table:id="ct154">
          <table:cell-address table:column="5" table:row="56" table:table="0"/>
          <office:change-info>
            <dc:creator> </dc:creator>
            <dc:date>2021-04-22T09:30:59.217267128</dc:date>
          </office:change-info>
          <table:previous>
            <table:change-track-table-cell table:cell-address="full_columns.F57" table:formula="of:=AVERAGE([.W24];[.W31])" office:value-type="float" office:value="61.9066666666667"/>
          </table:previous>
        </table:cell-content-change>
        <table:cell-content-change table:id="ct155">
          <table:cell-address table:column="6" table:row="50" table:table="0"/>
          <office:change-info>
            <dc:creator> </dc:creator>
            <dc:date>2021-04-22T09:30:59.217274927</dc:date>
          </office:change-info>
          <table:previous>
            <table:change-track-table-cell table:cell-address="full_columns.G51" table:formula="of:=AVERAGE([.X18];[.X25];[.X32])" office:value-type="float" office:value="0"/>
          </table:previous>
        </table:cell-content-change>
        <table:cell-content-change table:id="ct156">
          <table:cell-address table:column="6" table:row="51" table:table="0"/>
          <office:change-info>
            <dc:creator> </dc:creator>
            <dc:date>2021-04-22T09:30:59.217281168</dc:date>
          </office:change-info>
          <table:previous>
            <table:change-track-table-cell table:cell-address="full_columns.G52" table:formula="of:=AVERAGE([.X19];[.X26];[.X33])" office:value-type="float" office:value="0"/>
          </table:previous>
        </table:cell-content-change>
        <table:cell-content-change table:id="ct157">
          <table:cell-address table:column="6" table:row="52" table:table="0"/>
          <office:change-info>
            <dc:creator> </dc:creator>
            <dc:date>2021-04-22T09:30:59.217286435</dc:date>
          </office:change-info>
          <table:previous>
            <table:change-track-table-cell table:cell-address="full_columns.G53" table:formula="of:=AVERAGE([.X20];[.X27];[.X34])" office:value-type="float" office:value="0"/>
          </table:previous>
        </table:cell-content-change>
        <table:cell-content-change table:id="ct158">
          <table:cell-address table:column="6" table:row="53" table:table="0"/>
          <office:change-info>
            <dc:creator> </dc:creator>
            <dc:date>2021-04-22T09:30:59.217292320</dc:date>
          </office:change-info>
          <table:previous>
            <table:change-track-table-cell table:cell-address="full_columns.G54" table:formula="of:=AVERAGE([.X21];[.X28];[.X35])" office:value-type="float" office:value="0"/>
          </table:previous>
        </table:cell-content-change>
        <table:cell-content-change table:id="ct159">
          <table:cell-address table:column="6" table:row="54" table:table="0"/>
          <office:change-info>
            <dc:creator> </dc:creator>
            <dc:date>2021-04-22T09:30:59.217298697</dc:date>
          </office:change-info>
          <table:previous>
            <table:change-track-table-cell table:cell-address="full_columns.G55" table:formula="of:=AVERAGE([.X22];[.X29];[.X36])" office:value-type="float" office:value="0"/>
          </table:previous>
        </table:cell-content-change>
        <table:cell-content-change table:id="ct160">
          <table:cell-address table:column="6" table:row="55" table:table="0"/>
          <office:change-info>
            <dc:creator> </dc:creator>
            <dc:date>2021-04-22T09:30:59.217304511</dc:date>
          </office:change-info>
          <table:previous>
            <table:change-track-table-cell table:cell-address="full_columns.G56" table:formula="of:=AVERAGE([.X23];[.X30])" office:value-type="float" office:value="0"/>
          </table:previous>
        </table:cell-content-change>
        <table:cell-content-change table:id="ct161">
          <table:cell-address table:column="6" table:row="56" table:table="0"/>
          <office:change-info>
            <dc:creator> </dc:creator>
            <dc:date>2021-04-22T09:30:59.217310080</dc:date>
          </office:change-info>
          <table:previous>
            <table:change-track-table-cell table:cell-address="full_columns.G57" table:formula="of:=AVERAGE([.X24];[.X31])" office:value-type="float" office:value="0"/>
          </table:previous>
        </table:cell-content-change>
        <table:cell-content-change table:id="ct162">
          <table:cell-address table:column="7" table:row="50" table:table="0"/>
          <office:change-info>
            <dc:creator> </dc:creator>
            <dc:date>2021-04-22T09:30:59.217317506</dc:date>
          </office:change-info>
          <table:previous>
            <table:change-track-table-cell table:cell-address="full_columns.H51" table:formula="of:=AVERAGE([.Y18];[.Y25];[.Y32])" office:value-type="float" office:value="0.00682397959183674"/>
          </table:previous>
        </table:cell-content-change>
        <table:cell-content-change table:id="ct163">
          <table:cell-address table:column="7" table:row="51" table:table="0"/>
          <office:change-info>
            <dc:creator> </dc:creator>
            <dc:date>2021-04-22T09:30:59.217324008</dc:date>
          </office:change-info>
          <table:previous>
            <table:change-track-table-cell table:cell-address="full_columns.H52" table:formula="of:=AVERAGE([.Y19];[.Y26];[.Y33])" office:value-type="float" office:value="0.0165497448979592"/>
          </table:previous>
        </table:cell-content-change>
        <table:cell-content-change table:id="ct164">
          <table:cell-address table:column="7" table:row="52" table:table="0"/>
          <office:change-info>
            <dc:creator> </dc:creator>
            <dc:date>2021-04-22T09:30:59.217330338</dc:date>
          </office:change-info>
          <table:previous>
            <table:change-track-table-cell table:cell-address="full_columns.H53" table:formula="of:=AVERAGE([.Y20];[.Y27];[.Y34])" office:value-type="float" office:value="0.00889668367346939"/>
          </table:previous>
        </table:cell-content-change>
        <table:cell-content-change table:id="ct165">
          <table:cell-address table:column="7" table:row="53" table:table="0"/>
          <office:change-info>
            <dc:creator> </dc:creator>
            <dc:date>2021-04-22T09:30:59.217337100</dc:date>
          </office:change-info>
          <table:previous>
            <table:change-track-table-cell table:cell-address="full_columns.H54" table:formula="of:=AVERAGE([.Y21];[.Y28];[.Y35])" office:value-type="float" office:value="0.0108843537414966"/>
          </table:previous>
        </table:cell-content-change>
        <table:cell-content-change table:id="ct166">
          <table:cell-address table:column="7" table:row="54" table:table="0"/>
          <office:change-info>
            <dc:creator> </dc:creator>
            <dc:date>2021-04-22T09:30:59.217343666</dc:date>
          </office:change-info>
          <table:previous>
            <table:change-track-table-cell table:cell-address="full_columns.H55" table:formula="of:=AVERAGE([.Y22];[.Y29];[.Y36])" office:value-type="float" office:value="0.0167942176870748"/>
          </table:previous>
        </table:cell-content-change>
        <table:cell-content-change table:id="ct167">
          <table:cell-address table:column="7" table:row="55" table:table="0"/>
          <office:change-info>
            <dc:creator> </dc:creator>
            <dc:date>2021-04-22T09:30:59.217352255</dc:date>
          </office:change-info>
          <table:previous>
            <table:change-track-table-cell table:cell-address="full_columns.H56" table:formula="of:=AVERAGE([.Y23];[.Y30])" office:value-type="float" office:value="0.00744047619047619"/>
          </table:previous>
        </table:cell-content-change>
        <table:cell-content-change table:id="ct168">
          <table:cell-address table:column="7" table:row="56" table:table="0"/>
          <office:change-info>
            <dc:creator> </dc:creator>
            <dc:date>2021-04-22T09:30:59.217359955</dc:date>
          </office:change-info>
          <table:previous>
            <table:change-track-table-cell table:cell-address="full_columns.H57" table:formula="of:=AVERAGE([.Y24];[.Y31])" office:value-type="float" office:value="0.0164540816326531"/>
          </table:previous>
        </table:cell-content-change>
        <table:cell-content-change table:id="ct169">
          <table:cell-address table:column="8" table:row="50" table:table="0"/>
          <office:change-info>
            <dc:creator> </dc:creator>
            <dc:date>2021-04-22T09:30:59.217370659</dc:date>
          </office:change-info>
          <table:previous>
            <table:change-track-table-cell table:cell-address="full_columns.I51" table:formula="of:=AVERAGE([.Z18];[.Z25];[.Z32])" office:value-type="float" office:value="0.00652636054421769"/>
          </table:previous>
        </table:cell-content-change>
        <table:cell-content-change table:id="ct170">
          <table:cell-address table:column="8" table:row="51" table:table="0"/>
          <office:change-info>
            <dc:creator> </dc:creator>
            <dc:date>2021-04-22T09:30:59.217377314</dc:date>
          </office:change-info>
          <table:previous>
            <table:change-track-table-cell table:cell-address="full_columns.I52" table:formula="of:=AVERAGE([.Z19];[.Z26];[.Z33])" office:value-type="float" office:value="0.00593112244897959"/>
          </table:previous>
        </table:cell-content-change>
        <table:cell-content-change table:id="ct171">
          <table:cell-address table:column="8" table:row="52" table:table="0"/>
          <office:change-info>
            <dc:creator> </dc:creator>
            <dc:date>2021-04-22T09:30:59.217384025</dc:date>
          </office:change-info>
          <table:previous>
            <table:change-track-table-cell table:cell-address="full_columns.I53" table:formula="of:=AVERAGE([.Z20];[.Z27];[.Z34])" office:value-type="float" office:value="0.00800382653061225"/>
          </table:previous>
        </table:cell-content-change>
        <table:cell-content-change table:id="ct172">
          <table:cell-address table:column="8" table:row="53" table:table="0"/>
          <office:change-info>
            <dc:creator> </dc:creator>
            <dc:date>2021-04-22T09:30:59.217390362</dc:date>
          </office:change-info>
          <table:previous>
            <table:change-track-table-cell table:cell-address="full_columns.I54" table:formula="of:=AVERAGE([.Z21];[.Z28];[.Z35])" office:value-type="float" office:value="0.00875850340136055"/>
          </table:previous>
        </table:cell-content-change>
        <table:cell-content-change table:id="ct173">
          <table:cell-address table:column="8" table:row="54" table:table="0"/>
          <office:change-info>
            <dc:creator> </dc:creator>
            <dc:date>2021-04-22T09:30:59.217397017</dc:date>
          </office:change-info>
          <table:previous>
            <table:change-track-table-cell table:cell-address="full_columns.I55" table:formula="of:=AVERAGE([.Z22];[.Z29];[.Z36])" office:value-type="float" office:value="0.00773809523809524"/>
          </table:previous>
        </table:cell-content-change>
        <table:cell-content-change table:id="ct174">
          <table:cell-address table:column="8" table:row="55" table:table="0"/>
          <office:change-info>
            <dc:creator> </dc:creator>
            <dc:date>2021-04-22T09:30:59.217404412</dc:date>
          </office:change-info>
          <table:previous>
            <table:change-track-table-cell table:cell-address="full_columns.I56" table:formula="of:=AVERAGE([.Z23];[.Z30])" office:value-type="float" office:value="0.00386904761904762"/>
          </table:previous>
        </table:cell-content-change>
        <table:cell-content-change table:id="ct175">
          <table:cell-address table:column="8" table:row="56" table:table="0"/>
          <office:change-info>
            <dc:creator> </dc:creator>
            <dc:date>2021-04-22T09:30:59.217410461</dc:date>
          </office:change-info>
          <table:previous>
            <table:change-track-table-cell table:cell-address="full_columns.I57" table:formula="of:=AVERAGE([.Z24];[.Z31])" office:value-type="float" office:value="0.0110119047619048"/>
          </table:previous>
        </table:cell-content-change>
        <table:cell-content-change table:id="ct176">
          <table:cell-address table:column="9" table:row="50" table:table="0"/>
          <office:change-info>
            <dc:creator> </dc:creator>
            <dc:date>2021-04-22T09:30:59.217418868</dc:date>
          </office:change-info>
          <table:previous>
            <table:change-track-table-cell table:cell-address="full_columns.J51" table:formula="of:=AVERAGE([.AA18];[.AA25];[.AA32])" office:value-type="float" office:value="0.00597363945578231"/>
          </table:previous>
        </table:cell-content-change>
        <table:cell-content-change table:id="ct177">
          <table:cell-address table:column="9" table:row="51" table:table="0"/>
          <office:change-info>
            <dc:creator> </dc:creator>
            <dc:date>2021-04-22T09:30:59.217425449</dc:date>
          </office:change-info>
          <table:previous>
            <table:change-track-table-cell table:cell-address="full_columns.J52" table:formula="of:=AVERAGE([.AA19];[.AA26];[.AA33])" office:value-type="float" office:value="0.0110331632653061"/>
          </table:previous>
        </table:cell-content-change>
        <table:cell-content-change table:id="ct178">
          <table:cell-address table:column="9" table:row="52" table:table="0"/>
          <office:change-info>
            <dc:creator> </dc:creator>
            <dc:date>2021-04-22T09:30:59.217431891</dc:date>
          </office:change-info>
          <table:previous>
            <table:change-track-table-cell table:cell-address="full_columns.J53" table:formula="of:=AVERAGE([.AA20];[.AA27];[.AA34])" office:value-type="float" office:value="0.00602678571428572"/>
          </table:previous>
        </table:cell-content-change>
        <table:cell-content-change table:id="ct179">
          <table:cell-address table:column="9" table:row="53" table:table="0"/>
          <office:change-info>
            <dc:creator> </dc:creator>
            <dc:date>2021-04-22T09:30:59.217438814</dc:date>
          </office:change-info>
          <table:previous>
            <table:change-track-table-cell table:cell-address="full_columns.J54" table:formula="of:=AVERAGE([.AA21];[.AA28];[.AA35])" office:value-type="float" office:value="0.00493197278911565"/>
          </table:previous>
        </table:cell-content-change>
        <table:cell-content-change table:id="ct180">
          <table:cell-address table:column="9" table:row="54" table:table="0"/>
          <office:change-info>
            <dc:creator> </dc:creator>
            <dc:date>2021-04-22T09:30:59.217445365</dc:date>
          </office:change-info>
          <table:previous>
            <table:change-track-table-cell table:cell-address="full_columns.J55" table:formula="of:=AVERAGE([.AA22];[.AA29];[.AA36])" office:value-type="float" office:value="0.0125425170068027"/>
          </table:previous>
        </table:cell-content-change>
        <table:cell-content-change table:id="ct181">
          <table:cell-address table:column="9" table:row="55" table:table="0"/>
          <office:change-info>
            <dc:creator> </dc:creator>
            <dc:date>2021-04-22T09:30:59.217452266</dc:date>
          </office:change-info>
          <table:previous>
            <table:change-track-table-cell table:cell-address="full_columns.J56" table:formula="of:=AVERAGE([.AA23];[.AA30])" office:value-type="float" office:value="0.00701530612244898"/>
          </table:previous>
        </table:cell-content-change>
        <table:cell-content-change table:id="ct182">
          <table:cell-address table:column="9" table:row="56" table:table="0"/>
          <office:change-info>
            <dc:creator> </dc:creator>
            <dc:date>2021-04-22T09:30:59.217458830</dc:date>
          </office:change-info>
          <table:previous>
            <table:change-track-table-cell table:cell-address="full_columns.J57" table:formula="of:=AVERAGE([.AA24];[.AA31])" office:value-type="float" office:value="0.0070578231292517"/>
          </table:previous>
        </table:cell-content-change>
        <table:cell-content-change table:id="ct183">
          <table:cell-address table:column="10" table:row="50" table:table="0"/>
          <office:change-info>
            <dc:creator> </dc:creator>
            <dc:date>2021-04-22T09:30:59.217466955</dc:date>
          </office:change-info>
          <table:previous>
            <table:change-track-table-cell table:cell-address="full_columns.K51" table:formula="of:=AVERAGE([.AB18];[.AB25];[.AB32])" office:value-type="float" office:value="0.0020816961731774"/>
          </table:previous>
        </table:cell-content-change>
        <table:cell-content-change table:id="ct184">
          <table:cell-address table:column="10" table:row="51" table:table="0"/>
          <office:change-info>
            <dc:creator> </dc:creator>
            <dc:date>2021-04-22T09:30:59.217473612</dc:date>
          </office:change-info>
          <table:previous>
            <table:change-track-table-cell table:cell-address="full_columns.K52" table:formula="of:=AVERAGE([.AB19];[.AB26];[.AB33])" office:value-type="float" office:value="0.00446354699709246"/>
          </table:previous>
        </table:cell-content-change>
        <table:cell-content-change table:id="ct185">
          <table:cell-address table:column="10" table:row="52" table:table="0"/>
          <office:change-info>
            <dc:creator> </dc:creator>
            <dc:date>2021-04-22T09:30:59.217480762</dc:date>
          </office:change-info>
          <table:previous>
            <table:change-track-table-cell table:cell-address="full_columns.K53" table:formula="of:=AVERAGE([.AB20];[.AB27];[.AB34])" office:value-type="float" office:value="0.00250388501187849"/>
          </table:previous>
        </table:cell-content-change>
        <table:cell-content-change table:id="ct186">
          <table:cell-address table:column="10" table:row="53" table:table="0"/>
          <office:change-info>
            <dc:creator> </dc:creator>
            <dc:date>2021-04-22T09:30:59.217487164</dc:date>
          </office:change-info>
          <table:previous>
            <table:change-track-table-cell table:cell-address="full_columns.K54" table:formula="of:=AVERAGE([.AB21];[.AB28];[.AB35])" office:value-type="float" office:value="0.00217143540409546"/>
          </table:previous>
        </table:cell-content-change>
        <table:cell-content-change table:id="ct187">
          <table:cell-address table:column="10" table:row="54" table:table="0"/>
          <office:change-info>
            <dc:creator> </dc:creator>
            <dc:date>2021-04-22T09:30:59.217494013</dc:date>
          </office:change-info>
          <table:previous>
            <table:change-track-table-cell table:cell-address="full_columns.K55" table:formula="of:=AVERAGE([.AB22];[.AB29];[.AB36])" office:value-type="float" office:value="0.00545100860056638"/>
          </table:previous>
        </table:cell-content-change>
        <table:cell-content-change table:id="ct188">
          <table:cell-address table:column="10" table:row="55" table:table="0"/>
          <office:change-info>
            <dc:creator> </dc:creator>
            <dc:date>2021-04-22T09:30:59.217500428</dc:date>
          </office:change-info>
          <table:previous>
            <table:change-track-table-cell table:cell-address="full_columns.K56" table:formula="of:=AVERAGE([.AB23];[.AB30])" office:value-type="float" office:value="0.00315290115581991"/>
          </table:previous>
        </table:cell-content-change>
        <table:cell-content-change table:id="ct189">
          <table:cell-address table:column="10" table:row="56" table:table="0"/>
          <office:change-info>
            <dc:creator> </dc:creator>
            <dc:date>2021-04-22T09:30:59.217506920</dc:date>
          </office:change-info>
          <table:previous>
            <table:change-track-table-cell table:cell-address="full_columns.K57" table:formula="of:=AVERAGE([.AB24];[.AB31])" office:value-type="float" office:value="0.00382428906888231"/>
          </table:previous>
        </table:cell-content-change>
        <table:cell-content-change table:id="ct190">
          <table:cell-address table:column="11" table:row="50" table:table="0"/>
          <office:change-info>
            <dc:creator> </dc:creator>
            <dc:date>2021-04-22T09:30:59.217514737</dc:date>
          </office:change-info>
          <table:previous>
            <table:change-track-table-cell table:cell-address="full_columns.L51" table:formula="of:=AVERAGE([.AC18];[.AC25];[.AC32])" office:value-type="float" office:value="0.00170599489795918"/>
          </table:previous>
        </table:cell-content-change>
        <table:cell-content-change table:id="ct191">
          <table:cell-address table:column="11" table:row="51" table:table="0"/>
          <office:change-info>
            <dc:creator> </dc:creator>
            <dc:date>2021-04-22T09:30:59.217521331</dc:date>
          </office:change-info>
          <table:previous>
            <table:change-track-table-cell table:cell-address="full_columns.L52" table:formula="of:=AVERAGE([.AC19];[.AC26];[.AC33])" office:value-type="float" office:value="0.0041374362244898"/>
          </table:previous>
        </table:cell-content-change>
        <table:cell-content-change table:id="ct192">
          <table:cell-address table:column="11" table:row="52" table:table="0"/>
          <office:change-info>
            <dc:creator> </dc:creator>
            <dc:date>2021-04-22T09:30:59.217528382</dc:date>
          </office:change-info>
          <table:previous>
            <table:change-track-table-cell table:cell-address="full_columns.L53" table:formula="of:=AVERAGE([.AC20];[.AC27];[.AC34])" office:value-type="float" office:value="0.00222417091836735"/>
          </table:previous>
        </table:cell-content-change>
        <table:cell-content-change table:id="ct193">
          <table:cell-address table:column="11" table:row="53" table:table="0"/>
          <office:change-info>
            <dc:creator> </dc:creator>
            <dc:date>2021-04-22T09:30:59.217535226</dc:date>
          </office:change-info>
          <table:previous>
            <table:change-track-table-cell table:cell-address="full_columns.L54" table:formula="of:=AVERAGE([.AC21];[.AC28];[.AC35])" office:value-type="float" office:value="0.00272108843537415"/>
          </table:previous>
        </table:cell-content-change>
        <table:cell-content-change table:id="ct194">
          <table:cell-address table:column="11" table:row="54" table:table="0"/>
          <office:change-info>
            <dc:creator> </dc:creator>
            <dc:date>2021-04-22T09:30:59.217541755</dc:date>
          </office:change-info>
          <table:previous>
            <table:change-track-table-cell table:cell-address="full_columns.L55" table:formula="of:=AVERAGE([.AC22];[.AC29];[.AC36])" office:value-type="float" office:value="0.00419855442176871"/>
          </table:previous>
        </table:cell-content-change>
        <table:cell-content-change table:id="ct195">
          <table:cell-address table:column="11" table:row="55" table:table="0"/>
          <office:change-info>
            <dc:creator> </dc:creator>
            <dc:date>2021-04-22T09:30:59.217548948</dc:date>
          </office:change-info>
          <table:previous>
            <table:change-track-table-cell table:cell-address="full_columns.L56" table:formula="of:=AVERAGE([.AC23];[.AC30])" office:value-type="float" office:value="0.00186011904761905"/>
          </table:previous>
        </table:cell-content-change>
        <table:cell-content-change table:id="ct196">
          <table:cell-address table:column="11" table:row="56" table:table="0"/>
          <office:change-info>
            <dc:creator> </dc:creator>
            <dc:date>2021-04-22T09:30:59.217555047</dc:date>
          </office:change-info>
          <table:previous>
            <table:change-track-table-cell table:cell-address="full_columns.L57" table:formula="of:=AVERAGE([.AC24];[.AC31])" office:value-type="float" office:value="0.00411352040816327"/>
          </table:previous>
        </table:cell-content-change>
        <table:cell-content-change table:id="ct197">
          <table:cell-address table:column="12" table:row="50" table:table="0"/>
          <office:change-info>
            <dc:creator> </dc:creator>
            <dc:date>2021-04-22T09:30:59.217563457</dc:date>
          </office:change-info>
          <table:previous>
            <table:change-track-table-cell table:cell-address="full_columns.M51" table:formula="of:=AVERAGE([.AD18];[.AD25];[.AD32])" office:value-type="float" office:value="0"/>
          </table:previous>
        </table:cell-content-change>
        <table:cell-content-change table:id="ct198">
          <table:cell-address table:column="12" table:row="51" table:table="0"/>
          <office:change-info>
            <dc:creator> </dc:creator>
            <dc:date>2021-04-22T09:30:59.217569805</dc:date>
          </office:change-info>
          <table:previous>
            <table:change-track-table-cell table:cell-address="full_columns.M52" table:formula="of:=AVERAGE([.AD19];[.AD26];[.AD33])" office:value-type="float" office:value="0"/>
          </table:previous>
        </table:cell-content-change>
        <table:cell-content-change table:id="ct199">
          <table:cell-address table:column="12" table:row="52" table:table="0"/>
          <office:change-info>
            <dc:creator> </dc:creator>
            <dc:date>2021-04-22T09:30:59.217575979</dc:date>
          </office:change-info>
          <table:previous>
            <table:change-track-table-cell table:cell-address="full_columns.M53" table:formula="of:=AVERAGE([.AD20];[.AD27];[.AD34])" office:value-type="float" office:value="0"/>
          </table:previous>
        </table:cell-content-change>
        <table:cell-content-change table:id="ct200">
          <table:cell-address table:column="12" table:row="53" table:table="0"/>
          <office:change-info>
            <dc:creator> </dc:creator>
            <dc:date>2021-04-22T09:30:59.217581976</dc:date>
          </office:change-info>
          <table:previous>
            <table:change-track-table-cell table:cell-address="full_columns.M54" table:formula="of:=AVERAGE([.AD21];[.AD28];[.AD35])" office:value-type="float" office:value="0"/>
          </table:previous>
        </table:cell-content-change>
        <table:cell-content-change table:id="ct201">
          <table:cell-address table:column="12" table:row="54" table:table="0"/>
          <office:change-info>
            <dc:creator> </dc:creator>
            <dc:date>2021-04-22T09:30:59.217588384</dc:date>
          </office:change-info>
          <table:previous>
            <table:change-track-table-cell table:cell-address="full_columns.M55" table:formula="of:=AVERAGE([.AD22];[.AD29];[.AD36])" office:value-type="float" office:value="0"/>
          </table:previous>
        </table:cell-content-change>
        <table:cell-content-change table:id="ct202">
          <table:cell-address table:column="12" table:row="55" table:table="0"/>
          <office:change-info>
            <dc:creator> </dc:creator>
            <dc:date>2021-04-22T09:30:59.217595244</dc:date>
          </office:change-info>
          <table:previous>
            <table:change-track-table-cell table:cell-address="full_columns.M56" table:formula="of:=AVERAGE([.AD23];[.AD30])" office:value-type="float" office:value="0"/>
          </table:previous>
        </table:cell-content-change>
        <table:cell-content-change table:id="ct203">
          <table:cell-address table:column="12" table:row="56" table:table="0"/>
          <office:change-info>
            <dc:creator> </dc:creator>
            <dc:date>2021-04-22T09:30:59.217601259</dc:date>
          </office:change-info>
          <table:previous>
            <table:change-track-table-cell table:cell-address="full_columns.M57" table:formula="of:=AVERAGE([.AD24];[.AD31])" office:value-type="float" office:value="0"/>
          </table:previous>
        </table:cell-content-change>
        <table:cell-content-change table:id="ct204">
          <table:cell-address table:column="13" table:row="50" table:table="0"/>
          <office:change-info>
            <dc:creator> </dc:creator>
            <dc:date>2021-04-22T09:30:59.217608425</dc:date>
          </office:change-info>
          <table:previous>
            <table:change-track-table-cell table:cell-address="full_columns.N51" table:formula="of:=AVERAGE([.AE18];[.AE25];[.AE32])" office:value-type="float" office:value="18.335"/>
          </table:previous>
        </table:cell-content-change>
        <table:cell-content-change table:id="ct205">
          <table:cell-address table:column="13" table:row="51" table:table="0"/>
          <office:change-info>
            <dc:creator> </dc:creator>
            <dc:date>2021-04-22T09:30:59.217615479</dc:date>
          </office:change-info>
          <table:previous>
            <table:change-track-table-cell table:cell-address="full_columns.N52" table:formula="of:=AVERAGE([.AE19];[.AE26];[.AE33])" office:value-type="float" office:value="25.18"/>
          </table:previous>
        </table:cell-content-change>
        <table:cell-content-change table:id="ct206">
          <table:cell-address table:column="13" table:row="52" table:table="0"/>
          <office:change-info>
            <dc:creator> </dc:creator>
            <dc:date>2021-04-22T09:30:59.217622075</dc:date>
          </office:change-info>
          <table:previous>
            <table:change-track-table-cell table:cell-address="full_columns.N53" table:formula="of:=AVERAGE([.AE20];[.AE27];[.AE34])" office:value-type="float" office:value="23.9275"/>
          </table:previous>
        </table:cell-content-change>
        <table:cell-content-change table:id="ct207">
          <table:cell-address table:column="13" table:row="53" table:table="0"/>
          <office:change-info>
            <dc:creator> </dc:creator>
            <dc:date>2021-04-22T09:30:59.217628573</dc:date>
          </office:change-info>
          <table:previous>
            <table:change-track-table-cell table:cell-address="full_columns.N54" table:formula="of:=AVERAGE([.AE21];[.AE28];[.AE35])" office:value-type="float" office:value="24.7633333333333"/>
          </table:previous>
        </table:cell-content-change>
        <table:cell-content-change table:id="ct208">
          <table:cell-address table:column="13" table:row="54" table:table="0"/>
          <office:change-info>
            <dc:creator> </dc:creator>
            <dc:date>2021-04-22T09:30:59.217635517</dc:date>
          </office:change-info>
          <table:previous>
            <table:change-track-table-cell table:cell-address="full_columns.N55" table:formula="of:=AVERAGE([.AE22];[.AE29];[.AE36])" office:value-type="float" office:value="22.38"/>
          </table:previous>
        </table:cell-content-change>
        <table:cell-content-change table:id="ct209">
          <table:cell-address table:column="13" table:row="55" table:table="0"/>
          <office:change-info>
            <dc:creator> </dc:creator>
            <dc:date>2021-04-22T09:30:59.217642910</dc:date>
          </office:change-info>
          <table:previous>
            <table:change-track-table-cell table:cell-address="full_columns.N56" table:formula="of:=AVERAGE([.AE23];[.AE30])" office:value-type="float" office:value="19.5266666666667"/>
          </table:previous>
        </table:cell-content-change>
        <table:cell-content-change table:id="ct210">
          <table:cell-address table:column="13" table:row="56" table:table="0"/>
          <office:change-info>
            <dc:creator> </dc:creator>
            <dc:date>2021-04-22T09:30:59.217649070</dc:date>
          </office:change-info>
          <table:previous>
            <table:change-track-table-cell table:cell-address="full_columns.N57" table:formula="of:=AVERAGE([.AE24];[.AE31])" office:value-type="float" office:value="29.2866666666667"/>
          </table:previous>
        </table:cell-content-change>
        <table:cell-content-change table:id="ct211">
          <table:cell-address table:column="14" table:row="50" table:table="0"/>
          <office:change-info>
            <dc:creator> </dc:creator>
            <dc:date>2021-04-22T09:30:59.217656978</dc:date>
          </office:change-info>
          <table:previous>
            <table:change-track-table-cell table:cell-address="full_columns.O51" table:formula="of:=AVERAGE([.AF18];[.AF25];[.AF32])" office:value-type="float" office:value="60.4766666666667"/>
          </table:previous>
        </table:cell-content-change>
        <table:cell-content-change table:id="ct212">
          <table:cell-address table:column="14" table:row="51" table:table="0"/>
          <office:change-info>
            <dc:creator> </dc:creator>
            <dc:date>2021-04-22T09:30:59.217663842</dc:date>
          </office:change-info>
          <table:previous>
            <table:change-track-table-cell table:cell-address="full_columns.O52" table:formula="of:=AVERAGE([.AF19];[.AF26];[.AF33])" office:value-type="float" office:value="65.1775"/>
          </table:previous>
        </table:cell-content-change>
        <table:cell-content-change table:id="ct213">
          <table:cell-address table:column="14" table:row="52" table:table="0"/>
          <office:change-info>
            <dc:creator> </dc:creator>
            <dc:date>2021-04-22T09:30:59.217670626</dc:date>
          </office:change-info>
          <table:previous>
            <table:change-track-table-cell table:cell-address="full_columns.O53" table:formula="of:=AVERAGE([.AF20];[.AF27];[.AF34])" office:value-type="float" office:value="64.2875"/>
          </table:previous>
        </table:cell-content-change>
        <table:cell-content-change table:id="ct214">
          <table:cell-address table:column="14" table:row="53" table:table="0"/>
          <office:change-info>
            <dc:creator> </dc:creator>
            <dc:date>2021-04-22T09:30:59.217677845</dc:date>
          </office:change-info>
          <table:previous>
            <table:change-track-table-cell table:cell-address="full_columns.O54" table:formula="of:=AVERAGE([.AF21];[.AF28];[.AF35])" office:value-type="float" office:value="59.9966666666667"/>
          </table:previous>
        </table:cell-content-change>
        <table:cell-content-change table:id="ct215">
          <table:cell-address table:column="14" table:row="54" table:table="0"/>
          <office:change-info>
            <dc:creator> </dc:creator>
            <dc:date>2021-04-22T09:30:59.217685253</dc:date>
          </office:change-info>
          <table:previous>
            <table:change-track-table-cell table:cell-address="full_columns.O55" table:formula="of:=AVERAGE([.AF22];[.AF29];[.AF36])" office:value-type="float" office:value="61.9033333333333"/>
          </table:previous>
        </table:cell-content-change>
        <table:cell-content-change table:id="ct216">
          <table:cell-address table:column="14" table:row="55" table:table="0"/>
          <office:change-info>
            <dc:creator> </dc:creator>
            <dc:date>2021-04-22T09:30:59.217692336</dc:date>
          </office:change-info>
          <table:previous>
            <table:change-track-table-cell table:cell-address="full_columns.O56" table:formula="of:=AVERAGE([.AF23];[.AF30])" office:value-type="float" office:value="63.0933333333333"/>
          </table:previous>
        </table:cell-content-change>
        <table:cell-content-change table:id="ct217">
          <table:cell-address table:column="14" table:row="56" table:table="0"/>
          <office:change-info>
            <dc:creator> </dc:creator>
            <dc:date>2021-04-22T09:30:59.217698915</dc:date>
          </office:change-info>
          <table:previous>
            <table:change-track-table-cell table:cell-address="full_columns.O57" table:formula="of:=AVERAGE([.AF24];[.AF31])" office:value-type="float" office:value="66.6666666666667"/>
          </table:previous>
        </table:cell-content-change>
        <table:cell-content-change table:id="ct218">
          <table:cell-address table:column="15" table:row="50" table:table="0"/>
          <office:change-info>
            <dc:creator> </dc:creator>
            <dc:date>2021-04-22T09:30:59.217706399</dc:date>
          </office:change-info>
          <table:previous>
            <table:change-track-table-cell table:cell-address="full_columns.P51" table:formula="of:=AVERAGE([.AG18];[.AG25];[.AG32])" office:value-type="float" office:value="57.855"/>
          </table:previous>
        </table:cell-content-change>
        <table:cell-content-change table:id="ct219">
          <table:cell-address table:column="15" table:row="51" table:table="0"/>
          <office:change-info>
            <dc:creator> </dc:creator>
            <dc:date>2021-04-22T09:30:59.217713459</dc:date>
          </office:change-info>
          <table:previous>
            <table:change-track-table-cell table:cell-address="full_columns.P52" table:formula="of:=AVERAGE([.AG19];[.AG26];[.AG33])" office:value-type="float" office:value="60.0025"/>
          </table:previous>
        </table:cell-content-change>
        <table:cell-content-change table:id="ct220">
          <table:cell-address table:column="15" table:row="52" table:table="0"/>
          <office:change-info>
            <dc:creator> </dc:creator>
            <dc:date>2021-04-22T09:30:59.217720444</dc:date>
          </office:change-info>
          <table:previous>
            <table:change-track-table-cell table:cell-address="full_columns.P53" table:formula="of:=AVERAGE([.AG20];[.AG27];[.AG34])" office:value-type="float" office:value="59.645"/>
          </table:previous>
        </table:cell-content-change>
        <table:cell-content-change table:id="ct221">
          <table:cell-address table:column="15" table:row="53" table:table="0"/>
          <office:change-info>
            <dc:creator> </dc:creator>
            <dc:date>2021-04-22T09:30:59.217727557</dc:date>
          </office:change-info>
          <table:previous>
            <table:change-track-table-cell table:cell-address="full_columns.P54" table:formula="of:=AVERAGE([.AG21];[.AG28];[.AG35])" office:value-type="float" office:value="64.76"/>
          </table:previous>
        </table:cell-content-change>
        <table:cell-content-change table:id="ct222">
          <table:cell-address table:column="15" table:row="54" table:table="0"/>
          <office:change-info>
            <dc:creator> </dc:creator>
            <dc:date>2021-04-22T09:30:59.217734370</dc:date>
          </office:change-info>
          <table:previous>
            <table:change-track-table-cell table:cell-address="full_columns.P55" table:formula="of:=AVERAGE([.AG22];[.AG29];[.AG36])" office:value-type="float" office:value="60.4766666666667"/>
          </table:previous>
        </table:cell-content-change>
        <table:cell-content-change table:id="ct223">
          <table:cell-address table:column="15" table:row="55" table:table="0"/>
          <office:change-info>
            <dc:creator> </dc:creator>
            <dc:date>2021-04-22T09:30:59.217741897</dc:date>
          </office:change-info>
          <table:previous>
            <table:change-track-table-cell table:cell-address="full_columns.P56" table:formula="of:=AVERAGE([.AG23];[.AG30])" office:value-type="float" office:value="56.4266666666667"/>
          </table:previous>
        </table:cell-content-change>
        <table:cell-content-change table:id="ct224">
          <table:cell-address table:column="15" table:row="56" table:table="0"/>
          <office:change-info>
            <dc:creator> </dc:creator>
            <dc:date>2021-04-22T09:30:59.217748321</dc:date>
          </office:change-info>
          <table:previous>
            <table:change-track-table-cell table:cell-address="full_columns.P57" table:formula="of:=AVERAGE([.AG24];[.AG31])" office:value-type="float" office:value="62.6233333333333"/>
          </table:previous>
        </table:cell-content-change>
        <table:cell-content-change table:id="ct225">
          <table:cell-address table:column="16" table:row="50" table:table="0"/>
          <office:change-info>
            <dc:creator> </dc:creator>
            <dc:date>2021-04-22T09:30:59.217756043</dc:date>
          </office:change-info>
          <table:previous>
            <table:change-track-table-cell table:cell-address="full_columns.Q51" table:formula="of:=AVERAGE([.AH18];[.AH25];[.AH32])" office:value-type="float" office:value="58.765"/>
          </table:previous>
        </table:cell-content-change>
        <table:cell-content-change table:id="ct226">
          <table:cell-address table:column="16" table:row="51" table:table="0"/>
          <office:change-info>
            <dc:creator> </dc:creator>
            <dc:date>2021-04-22T09:30:59.217763151</dc:date>
          </office:change-info>
          <table:previous>
            <table:change-track-table-cell table:cell-address="full_columns.Q52" table:formula="of:=AVERAGE([.AH19];[.AH26];[.AH33])" office:value-type="float" office:value="62.3225"/>
          </table:previous>
        </table:cell-content-change>
        <table:cell-content-change table:id="ct227">
          <table:cell-address table:column="16" table:row="52" table:table="0"/>
          <office:change-info>
            <dc:creator> </dc:creator>
            <dc:date>2021-04-22T09:30:59.217770309</dc:date>
          </office:change-info>
          <table:previous>
            <table:change-track-table-cell table:cell-address="full_columns.Q53" table:formula="of:=AVERAGE([.AH20];[.AH27];[.AH34])" office:value-type="float" office:value="61.58"/>
          </table:previous>
        </table:cell-content-change>
        <table:cell-content-change table:id="ct228">
          <table:cell-address table:column="16" table:row="53" table:table="0"/>
          <office:change-info>
            <dc:creator> </dc:creator>
            <dc:date>2021-04-22T09:30:59.217777667</dc:date>
          </office:change-info>
          <table:previous>
            <table:change-track-table-cell table:cell-address="full_columns.Q54" table:formula="of:=AVERAGE([.AH21];[.AH28];[.AH35])" office:value-type="float" office:value="62.89"/>
          </table:previous>
        </table:cell-content-change>
        <table:cell-content-change table:id="ct229">
          <table:cell-address table:column="16" table:row="54" table:table="0"/>
          <office:change-info>
            <dc:creator> </dc:creator>
            <dc:date>2021-04-22T09:30:59.217784840</dc:date>
          </office:change-info>
          <table:previous>
            <table:change-track-table-cell table:cell-address="full_columns.Q55" table:formula="of:=AVERAGE([.AH22];[.AH29];[.AH36])" office:value-type="float" office:value="61.31"/>
          </table:previous>
        </table:cell-content-change>
        <table:cell-content-change table:id="ct230">
          <table:cell-address table:column="16" table:row="55" table:table="0"/>
          <office:change-info>
            <dc:creator> </dc:creator>
            <dc:date>2021-04-22T09:30:59.217792089</dc:date>
          </office:change-info>
          <table:previous>
            <table:change-track-table-cell table:cell-address="full_columns.Q56" table:formula="of:=AVERAGE([.AH23];[.AH30])" office:value-type="float" office:value="59.0633333333333"/>
          </table:previous>
        </table:cell-content-change>
        <table:cell-content-change table:id="ct231">
          <table:cell-address table:column="16" table:row="56" table:table="0"/>
          <office:change-info>
            <dc:creator> </dc:creator>
            <dc:date>2021-04-22T09:30:59.217798828</dc:date>
          </office:change-info>
          <table:previous>
            <table:change-track-table-cell table:cell-address="full_columns.Q57" table:formula="of:=AVERAGE([.AH24];[.AH31])" office:value-type="float" office:value="64.27"/>
          </table:previous>
        </table:cell-content-change>
        <table:cell-content-change table:id="ct232">
          <table:cell-address table:column="17" table:row="50" table:table="0"/>
          <office:change-info>
            <dc:creator> </dc:creator>
            <dc:date>2021-04-22T09:30:59.217806414</dc:date>
          </office:change-info>
          <table:previous>
            <table:change-track-table-cell table:cell-address="full_columns.R51" table:formula="of:=AVERAGE([.AI18];[.AI25];[.AI32])" office:value-type="float" office:value="59.1666666666667"/>
          </table:previous>
        </table:cell-content-change>
        <table:cell-content-change table:id="ct233">
          <table:cell-address table:column="17" table:row="51" table:table="0"/>
          <office:change-info>
            <dc:creator> </dc:creator>
            <dc:date>2021-04-22T09:30:59.217814665</dc:date>
          </office:change-info>
          <table:previous>
            <table:change-track-table-cell table:cell-address="full_columns.R52" table:formula="of:=AVERAGE([.AI19];[.AI26];[.AI33])" office:value-type="float" office:value="62.59"/>
          </table:previous>
        </table:cell-content-change>
        <table:cell-content-change table:id="ct234">
          <table:cell-address table:column="17" table:row="52" table:table="0"/>
          <office:change-info>
            <dc:creator> </dc:creator>
            <dc:date>2021-04-22T09:30:59.217823307</dc:date>
          </office:change-info>
          <table:previous>
            <table:change-track-table-cell table:cell-address="full_columns.R53" table:formula="of:=AVERAGE([.AI20];[.AI27];[.AI34])" office:value-type="float" office:value="61.9625"/>
          </table:previous>
        </table:cell-content-change>
        <table:cell-content-change table:id="ct235">
          <table:cell-address table:column="17" table:row="53" table:table="0"/>
          <office:change-info>
            <dc:creator> </dc:creator>
            <dc:date>2021-04-22T09:30:59.217831337</dc:date>
          </office:change-info>
          <table:previous>
            <table:change-track-table-cell table:cell-address="full_columns.R54" table:formula="of:=AVERAGE([.AI21];[.AI28];[.AI35])" office:value-type="float" office:value="62.38"/>
          </table:previous>
        </table:cell-content-change>
        <table:cell-content-change table:id="ct236">
          <table:cell-address table:column="17" table:row="54" table:table="0"/>
          <office:change-info>
            <dc:creator> </dc:creator>
            <dc:date>2021-04-22T09:30:59.217838490</dc:date>
          </office:change-info>
          <table:previous>
            <table:change-track-table-cell table:cell-address="full_columns.R55" table:formula="of:=AVERAGE([.AI22];[.AI29];[.AI36])" office:value-type="float" office:value="61.1933333333333"/>
          </table:previous>
        </table:cell-content-change>
        <table:cell-content-change table:id="ct237">
          <table:cell-address table:column="17" table:row="55" table:table="0"/>
          <office:change-info>
            <dc:creator> </dc:creator>
            <dc:date>2021-04-22T09:30:59.217846129</dc:date>
          </office:change-info>
          <table:previous>
            <table:change-track-table-cell table:cell-address="full_columns.R56" table:formula="of:=AVERAGE([.AI23];[.AI30])" office:value-type="float" office:value="59.7633333333333"/>
          </table:previous>
        </table:cell-content-change>
        <table:cell-content-change table:id="ct238">
          <table:cell-address table:column="17" table:row="56" table:table="0"/>
          <office:change-info>
            <dc:creator> </dc:creator>
            <dc:date>2021-04-22T09:30:59.217852910</dc:date>
          </office:change-info>
          <table:previous>
            <table:change-track-table-cell table:cell-address="full_columns.R57" table:formula="of:=AVERAGE([.AI24];[.AI31])" office:value-type="float" office:value="64.6433333333333"/>
          </table:previous>
        </table:cell-content-change>
        <table:cell-content-change table:id="ct239">
          <table:cell-address table:column="18" table:row="50" table:table="0"/>
          <office:change-info>
            <dc:creator> </dc:creator>
            <dc:date>2021-04-22T09:30:59.217860804</dc:date>
          </office:change-info>
          <table:previous>
            <table:change-track-table-cell table:cell-address="full_columns.S51" table:formula="of:=AVERAGE([.AJ18];[.AJ25];[.AJ32])" office:value-type="float" office:value="0"/>
          </table:previous>
        </table:cell-content-change>
        <table:cell-content-change table:id="ct240">
          <table:cell-address table:column="18" table:row="51" table:table="0"/>
          <office:change-info>
            <dc:creator> </dc:creator>
            <dc:date>2021-04-22T09:30:59.217867437</dc:date>
          </office:change-info>
          <table:previous>
            <table:change-track-table-cell table:cell-address="full_columns.S52" table:formula="of:=AVERAGE([.AJ19];[.AJ26];[.AJ33])" office:value-type="float" office:value="0"/>
          </table:previous>
        </table:cell-content-change>
        <table:cell-content-change table:id="ct241">
          <table:cell-address table:column="18" table:row="52" table:table="0"/>
          <office:change-info>
            <dc:creator> </dc:creator>
            <dc:date>2021-04-22T09:30:59.217874647</dc:date>
          </office:change-info>
          <table:previous>
            <table:change-track-table-cell table:cell-address="full_columns.S53" table:formula="of:=AVERAGE([.AJ20];[.AJ27];[.AJ34])" office:value-type="float" office:value="0"/>
          </table:previous>
        </table:cell-content-change>
        <table:cell-content-change table:id="ct242">
          <table:cell-address table:column="18" table:row="53" table:table="0"/>
          <office:change-info>
            <dc:creator> </dc:creator>
            <dc:date>2021-04-22T09:30:59.217882691</dc:date>
          </office:change-info>
          <table:previous>
            <table:change-track-table-cell table:cell-address="full_columns.S54" table:formula="of:=AVERAGE([.AJ21];[.AJ28];[.AJ35])" office:value-type="float" office:value="0"/>
          </table:previous>
        </table:cell-content-change>
        <table:cell-content-change table:id="ct243">
          <table:cell-address table:column="18" table:row="54" table:table="0"/>
          <office:change-info>
            <dc:creator> </dc:creator>
            <dc:date>2021-04-22T09:30:59.217889670</dc:date>
          </office:change-info>
          <table:previous>
            <table:change-track-table-cell table:cell-address="full_columns.S55" table:formula="of:=AVERAGE([.AJ22];[.AJ29];[.AJ36])" office:value-type="float" office:value="0"/>
          </table:previous>
        </table:cell-content-change>
        <table:cell-content-change table:id="ct244">
          <table:cell-address table:column="18" table:row="55" table:table="0"/>
          <office:change-info>
            <dc:creator> </dc:creator>
            <dc:date>2021-04-22T09:30:59.217896209</dc:date>
          </office:change-info>
          <table:previous>
            <table:change-track-table-cell table:cell-address="full_columns.S56" table:formula="of:=AVERAGE([.AJ23];[.AJ30])" office:value-type="float" office:value="0"/>
          </table:previous>
        </table:cell-content-change>
        <table:cell-content-change table:id="ct245">
          <table:cell-address table:column="18" table:row="56" table:table="0"/>
          <office:change-info>
            <dc:creator> </dc:creator>
            <dc:date>2021-04-22T09:30:59.217902417</dc:date>
          </office:change-info>
          <table:previous>
            <table:change-track-table-cell table:cell-address="full_columns.S57" table:formula="of:=AVERAGE([.AJ24];[.AJ31])" office:value-type="float" office:value="0"/>
          </table:previous>
        </table:cell-content-change>
        <table:cell-content-change table:id="ct246">
          <table:cell-address table:column="19" table:row="50" table:table="0"/>
          <office:change-info>
            <dc:creator> </dc:creator>
            <dc:date>2021-04-22T09:30:59.217909893</dc:date>
          </office:change-info>
          <table:previous>
            <table:change-track-table-cell table:cell-address="full_columns.T51" table:formula="of:=AVERAGE([.AK18];[.AK25];[.AK32])" office:value-type="float" office:value="0.0109481292517007"/>
          </table:previous>
        </table:cell-content-change>
        <table:cell-content-change table:id="ct247">
          <table:cell-address table:column="19" table:row="51" table:table="0"/>
          <office:change-info>
            <dc:creator> </dc:creator>
            <dc:date>2021-04-22T09:30:59.217917307</dc:date>
          </office:change-info>
          <table:previous>
            <table:change-track-table-cell table:cell-address="full_columns.T52" table:formula="of:=AVERAGE([.AK19];[.AK26];[.AK33])" office:value-type="float" office:value="0.0170918367346939"/>
          </table:previous>
        </table:cell-content-change>
        <table:cell-content-change table:id="ct248">
          <table:cell-address table:column="19" table:row="52" table:table="0"/>
          <office:change-info>
            <dc:creator> </dc:creator>
            <dc:date>2021-04-22T09:30:59.217924805</dc:date>
          </office:change-info>
          <table:previous>
            <table:change-track-table-cell table:cell-address="full_columns.T53" table:formula="of:=AVERAGE([.AK20];[.AK27];[.AK34])" office:value-type="float" office:value="0.0141581632653061"/>
          </table:previous>
        </table:cell-content-change>
        <table:cell-content-change table:id="ct249">
          <table:cell-address table:column="19" table:row="53" table:table="0"/>
          <office:change-info>
            <dc:creator> </dc:creator>
            <dc:date>2021-04-22T09:30:59.217932137</dc:date>
          </office:change-info>
          <table:previous>
            <table:change-track-table-cell table:cell-address="full_columns.T54" table:formula="of:=AVERAGE([.AK21];[.AK28];[.AK35])" office:value-type="float" office:value="0.0144982993197279"/>
          </table:previous>
        </table:cell-content-change>
        <table:cell-content-change table:id="ct250">
          <table:cell-address table:column="19" table:row="54" table:table="0"/>
          <office:change-info>
            <dc:creator> </dc:creator>
            <dc:date>2021-04-22T09:30:59.217939651</dc:date>
          </office:change-info>
          <table:previous>
            <table:change-track-table-cell table:cell-address="full_columns.T55" table:formula="of:=AVERAGE([.AK22];[.AK29];[.AK36])" office:value-type="float" office:value="0.0110544217687075"/>
          </table:previous>
        </table:cell-content-change>
        <table:cell-content-change table:id="ct251">
          <table:cell-address table:column="19" table:row="55" table:table="0"/>
          <office:change-info>
            <dc:creator> </dc:creator>
            <dc:date>2021-04-22T09:30:59.217947292</dc:date>
          </office:change-info>
          <table:previous>
            <table:change-track-table-cell table:cell-address="full_columns.T56" table:formula="of:=AVERAGE([.AK23];[.AK30])" office:value-type="float" office:value="0.0116921768707483"/>
          </table:previous>
        </table:cell-content-change>
        <table:cell-content-change table:id="ct252">
          <table:cell-address table:column="19" table:row="56" table:table="0"/>
          <office:change-info>
            <dc:creator> </dc:creator>
            <dc:date>2021-04-22T09:30:59.217954258</dc:date>
          </office:change-info>
          <table:previous>
            <table:change-track-table-cell table:cell-address="full_columns.T57" table:formula="of:=AVERAGE([.AK24];[.AK31])" office:value-type="float" office:value="0.0112670068027211"/>
          </table:previous>
        </table:cell-content-change>
        <table:cell-content-change table:id="ct253">
          <table:cell-address table:column="20" table:row="50" table:table="0"/>
          <office:change-info>
            <dc:creator> </dc:creator>
            <dc:date>2021-04-22T09:30:59.217962049</dc:date>
          </office:change-info>
          <table:previous>
            <table:change-track-table-cell table:cell-address="full_columns.U51" table:formula="of:=AVERAGE([.AL18];[.AL25];[.AL32])" office:value-type="float" office:value="0.0116496598639456"/>
          </table:previous>
        </table:cell-content-change>
        <table:cell-content-change table:id="ct254">
          <table:cell-address table:column="20" table:row="51" table:table="0"/>
          <office:change-info>
            <dc:creator> </dc:creator>
            <dc:date>2021-04-22T09:30:59.217969278</dc:date>
          </office:change-info>
          <table:previous>
            <table:change-track-table-cell table:cell-address="full_columns.U52" table:formula="of:=AVERAGE([.AL19];[.AL26];[.AL33])" office:value-type="float" office:value="0.0171875"/>
          </table:previous>
        </table:cell-content-change>
        <table:cell-content-change table:id="ct255">
          <table:cell-address table:column="20" table:row="52" table:table="0"/>
          <office:change-info>
            <dc:creator> </dc:creator>
            <dc:date>2021-04-22T09:30:59.217976550</dc:date>
          </office:change-info>
          <table:previous>
            <table:change-track-table-cell table:cell-address="full_columns.U53" table:formula="of:=AVERAGE([.AL20];[.AL27];[.AL34])" office:value-type="float" office:value="0.00730229591836735"/>
          </table:previous>
        </table:cell-content-change>
        <table:cell-content-change table:id="ct256">
          <table:cell-address table:column="20" table:row="53" table:table="0"/>
          <office:change-info>
            <dc:creator> </dc:creator>
            <dc:date>2021-04-22T09:30:59.217984067</dc:date>
          </office:change-info>
          <table:previous>
            <table:change-track-table-cell table:cell-address="full_columns.U54" table:formula="of:=AVERAGE([.AL21];[.AL28];[.AL35])" office:value-type="float" office:value="0.0146683673469388"/>
          </table:previous>
        </table:cell-content-change>
        <table:cell-content-change table:id="ct257">
          <table:cell-address table:column="20" table:row="54" table:table="0"/>
          <office:change-info>
            <dc:creator> </dc:creator>
            <dc:date>2021-04-22T09:30:59.217991537</dc:date>
          </office:change-info>
          <table:previous>
            <table:change-track-table-cell table:cell-address="full_columns.U55" table:formula="of:=AVERAGE([.AL22];[.AL29];[.AL36])" office:value-type="float" office:value="0.00612244897959184"/>
          </table:previous>
        </table:cell-content-change>
        <table:cell-content-change table:id="ct258">
          <table:cell-address table:column="20" table:row="55" table:table="0"/>
          <office:change-info>
            <dc:creator> </dc:creator>
            <dc:date>2021-04-22T09:30:59.217999171</dc:date>
          </office:change-info>
          <table:previous>
            <table:change-track-table-cell table:cell-address="full_columns.U56" table:formula="of:=AVERAGE([.AL23];[.AL30])" office:value-type="float" office:value="0.0110969387755102"/>
          </table:previous>
        </table:cell-content-change>
        <table:cell-content-change table:id="ct259">
          <table:cell-address table:column="20" table:row="56" table:table="0"/>
          <office:change-info>
            <dc:creator> </dc:creator>
            <dc:date>2021-04-22T09:30:59.218006413</dc:date>
          </office:change-info>
          <table:previous>
            <table:change-track-table-cell table:cell-address="full_columns.U57" table:formula="of:=AVERAGE([.AL24];[.AL31])" office:value-type="float" office:value="0.011437074829932"/>
          </table:previous>
        </table:cell-content-change>
        <table:cell-content-change table:id="ct260">
          <table:cell-address table:column="21" table:row="50" table:table="0"/>
          <office:change-info>
            <dc:creator> </dc:creator>
            <dc:date>2021-04-22T09:30:59.218014390</dc:date>
          </office:change-info>
          <table:previous>
            <table:change-track-table-cell table:cell-address="full_columns.V51" table:formula="of:=AVERAGE([.AM18];[.AM25];[.AM32])" office:value-type="float" office:value="0.00593112244897959"/>
          </table:previous>
        </table:cell-content-change>
        <table:cell-content-change table:id="ct261">
          <table:cell-address table:column="21" table:row="51" table:table="0"/>
          <office:change-info>
            <dc:creator> </dc:creator>
            <dc:date>2021-04-22T09:30:59.218022020</dc:date>
          </office:change-info>
          <table:previous>
            <table:change-track-table-cell table:cell-address="full_columns.V52" table:formula="of:=AVERAGE([.AM19];[.AM26];[.AM33])" office:value-type="float" office:value="0.0134247448979592"/>
          </table:previous>
        </table:cell-content-change>
        <table:cell-content-change table:id="ct262">
          <table:cell-address table:column="21" table:row="52" table:table="0"/>
          <office:change-info>
            <dc:creator> </dc:creator>
            <dc:date>2021-04-22T09:30:59.218029529</dc:date>
          </office:change-info>
          <table:previous>
            <table:change-track-table-cell table:cell-address="full_columns.V53" table:formula="of:=AVERAGE([.AM20];[.AM27];[.AM34])" office:value-type="float" office:value="0.00940688775510204"/>
          </table:previous>
        </table:cell-content-change>
        <table:cell-content-change table:id="ct263">
          <table:cell-address table:column="21" table:row="53" table:table="0"/>
          <office:change-info>
            <dc:creator> </dc:creator>
            <dc:date>2021-04-22T09:30:59.218037092</dc:date>
          </office:change-info>
          <table:previous>
            <table:change-track-table-cell table:cell-address="full_columns.V54" table:formula="of:=AVERAGE([.AM21];[.AM28];[.AM35])" office:value-type="float" office:value="0.00561224489795919"/>
          </table:previous>
        </table:cell-content-change>
        <table:cell-content-change table:id="ct264">
          <table:cell-address table:column="21" table:row="54" table:table="0"/>
          <office:change-info>
            <dc:creator> </dc:creator>
            <dc:date>2021-04-22T09:30:59.218044688</dc:date>
          </office:change-info>
          <table:previous>
            <table:change-track-table-cell table:cell-address="full_columns.V55" table:formula="of:=AVERAGE([.AM22];[.AM29];[.AM36])" office:value-type="float" office:value="0.0092687074829932"/>
          </table:previous>
        </table:cell-content-change>
        <table:cell-content-change table:id="ct265">
          <table:cell-address table:column="21" table:row="55" table:table="0"/>
          <office:change-info>
            <dc:creator> </dc:creator>
            <dc:date>2021-04-22T09:30:59.218052392</dc:date>
          </office:change-info>
          <table:previous>
            <table:change-track-table-cell table:cell-address="full_columns.V56" table:formula="of:=AVERAGE([.AM23];[.AM30])" office:value-type="float" office:value="0.00612244897959184"/>
          </table:previous>
        </table:cell-content-change>
        <table:cell-content-change table:id="ct266">
          <table:cell-address table:column="21" table:row="56" table:table="0"/>
          <office:change-info>
            <dc:creator> </dc:creator>
            <dc:date>2021-04-22T09:30:59.218059424</dc:date>
          </office:change-info>
          <table:previous>
            <table:change-track-table-cell table:cell-address="full_columns.V57" table:formula="of:=AVERAGE([.AM24];[.AM31])" office:value-type="float" office:value="0.00884353741496599"/>
          </table:previous>
        </table:cell-content-change>
        <table:cell-content-change table:id="ct267">
          <table:cell-address table:column="22" table:row="50" table:table="0"/>
          <office:change-info>
            <dc:creator> </dc:creator>
            <dc:date>2021-04-22T09:30:59.218067634</dc:date>
          </office:change-info>
          <table:previous>
            <table:change-track-table-cell table:cell-address="full_columns.W51" table:formula="of:=AVERAGE([.AN18];[.AN25];[.AN32])" office:value-type="float" office:value="0.003050523804981"/>
          </table:previous>
        </table:cell-content-change>
        <table:cell-content-change table:id="ct268">
          <table:cell-address table:column="22" table:row="51" table:table="0"/>
          <office:change-info>
            <dc:creator> </dc:creator>
            <dc:date>2021-04-22T09:30:59.218075044</dc:date>
          </office:change-info>
          <table:previous>
            <table:change-track-table-cell table:cell-address="full_columns.W52" table:formula="of:=AVERAGE([.AN19];[.AN26];[.AN33])" office:value-type="float" office:value="0.00432573439966399"/>
          </table:previous>
        </table:cell-content-change>
        <table:cell-content-change table:id="ct269">
          <table:cell-address table:column="22" table:row="52" table:table="0"/>
          <office:change-info>
            <dc:creator> </dc:creator>
            <dc:date>2021-04-22T09:30:59.218082721</dc:date>
          </office:change-info>
          <table:previous>
            <table:change-track-table-cell table:cell-address="full_columns.W53" table:formula="of:=AVERAGE([.AN20];[.AN27];[.AN34])" office:value-type="float" office:value="0.00378818349550506"/>
          </table:previous>
        </table:cell-content-change>
        <table:cell-content-change table:id="ct270">
          <table:cell-address table:column="22" table:row="53" table:table="0"/>
          <office:change-info>
            <dc:creator> </dc:creator>
            <dc:date>2021-04-22T09:30:59.218090203</dc:date>
          </office:change-info>
          <table:previous>
            <table:change-track-table-cell table:cell-address="full_columns.W54" table:formula="of:=AVERAGE([.AN21];[.AN28];[.AN35])" office:value-type="float" office:value="0.0034467605911672"/>
          </table:previous>
        </table:cell-content-change>
        <table:cell-content-change table:id="ct271">
          <table:cell-address table:column="22" table:row="54" table:table="0"/>
          <office:change-info>
            <dc:creator> </dc:creator>
            <dc:date>2021-04-22T09:30:59.218097680</dc:date>
          </office:change-info>
          <table:previous>
            <table:change-track-table-cell table:cell-address="full_columns.W55" table:formula="of:=AVERAGE([.AN22];[.AN29];[.AN36])" office:value-type="float" office:value="0.00325044300006769"/>
          </table:previous>
        </table:cell-content-change>
        <table:cell-content-change table:id="ct272">
          <table:cell-address table:column="22" table:row="55" table:table="0"/>
          <office:change-info>
            <dc:creator> </dc:creator>
            <dc:date>2021-04-22T09:30:59.218105334</dc:date>
          </office:change-info>
          <table:previous>
            <table:change-track-table-cell table:cell-address="full_columns.W56" table:formula="of:=AVERAGE([.AN23];[.AN30])" office:value-type="float" office:value="0.00277406467943141"/>
          </table:previous>
        </table:cell-content-change>
        <table:cell-content-change table:id="ct273">
          <table:cell-address table:column="22" table:row="56" table:table="0"/>
          <office:change-info>
            <dc:creator> </dc:creator>
            <dc:date>2021-04-22T09:30:59.218112601</dc:date>
          </office:change-info>
          <table:previous>
            <table:change-track-table-cell table:cell-address="full_columns.W57" table:formula="of:=AVERAGE([.AN24];[.AN31])" office:value-type="float" office:value="0.00275036248368385"/>
          </table:previous>
        </table:cell-content-change>
        <table:cell-content-change table:id="ct274">
          <table:cell-address table:column="23" table:row="50" table:table="0"/>
          <office:change-info>
            <dc:creator> </dc:creator>
            <dc:date>2021-04-22T09:30:59.218120627</dc:date>
          </office:change-info>
          <table:previous>
            <table:change-track-table-cell table:cell-address="full_columns.X51" table:formula="of:=AVERAGE([.AO18];[.AO25];[.AO32])" office:value-type="float" office:value="0.00273703231292517"/>
          </table:previous>
        </table:cell-content-change>
        <table:cell-content-change table:id="ct275">
          <table:cell-address table:column="23" table:row="51" table:table="0"/>
          <office:change-info>
            <dc:creator> </dc:creator>
            <dc:date>2021-04-22T09:30:59.218128366</dc:date>
          </office:change-info>
          <table:previous>
            <table:change-track-table-cell table:cell-address="full_columns.X52" table:formula="of:=AVERAGE([.AO19];[.AO26];[.AO33])" office:value-type="float" office:value="0.00427295918367347"/>
          </table:previous>
        </table:cell-content-change>
        <table:cell-content-change table:id="ct276">
          <table:cell-address table:column="23" table:row="52" table:table="0"/>
          <office:change-info>
            <dc:creator> </dc:creator>
            <dc:date>2021-04-22T09:30:59.218136078</dc:date>
          </office:change-info>
          <table:previous>
            <table:change-track-table-cell table:cell-address="full_columns.X53" table:formula="of:=AVERAGE([.AO20];[.AO27];[.AO34])" office:value-type="float" office:value="0.00353954081632653"/>
          </table:previous>
        </table:cell-content-change>
        <table:cell-content-change table:id="ct277">
          <table:cell-address table:column="23" table:row="53" table:table="0"/>
          <office:change-info>
            <dc:creator> </dc:creator>
            <dc:date>2021-04-22T09:30:59.218143600</dc:date>
          </office:change-info>
          <table:previous>
            <table:change-track-table-cell table:cell-address="full_columns.X54" table:formula="of:=AVERAGE([.AO21];[.AO28];[.AO35])" office:value-type="float" office:value="0.00362457482993197"/>
          </table:previous>
        </table:cell-content-change>
        <table:cell-content-change table:id="ct278">
          <table:cell-address table:column="23" table:row="54" table:table="0"/>
          <office:change-info>
            <dc:creator> </dc:creator>
            <dc:date>2021-04-22T09:30:59.218151099</dc:date>
          </office:change-info>
          <table:previous>
            <table:change-track-table-cell table:cell-address="full_columns.X55" table:formula="of:=AVERAGE([.AO22];[.AO29];[.AO36])" office:value-type="float" office:value="0.00276360544217687"/>
          </table:previous>
        </table:cell-content-change>
        <table:cell-content-change table:id="ct279">
          <table:cell-address table:column="23" table:row="55" table:table="0"/>
          <office:change-info>
            <dc:creator> </dc:creator>
            <dc:date>2021-04-22T09:30:59.218158721</dc:date>
          </office:change-info>
          <table:previous>
            <table:change-track-table-cell table:cell-address="full_columns.X56" table:formula="of:=AVERAGE([.AO23];[.AO30])" office:value-type="float" office:value="0.00292304421768707"/>
          </table:previous>
        </table:cell-content-change>
        <table:cell-content-change table:id="ct280">
          <table:cell-address table:column="23" table:row="56" table:table="0"/>
          <office:change-info>
            <dc:creator> </dc:creator>
            <dc:date>2021-04-22T09:30:59.218166115</dc:date>
          </office:change-info>
          <table:previous>
            <table:change-track-table-cell table:cell-address="full_columns.X57" table:formula="of:=AVERAGE([.AO24];[.AO31])" office:value-type="float" office:value="0.00281675170068027"/>
          </table:previous>
        </table:cell-content-change>
        <table:cell-content-change table:id="ct281">
          <table:cell-address table:column="24" table:row="50" table:table="0"/>
          <office:change-info>
            <dc:creator> </dc:creator>
            <dc:date>2021-04-22T09:30:59.218174029</dc:date>
          </office:change-info>
          <table:previous>
            <table:change-track-table-cell table:cell-address="full_columns.Y51" table:formula="of:=AVERAGE([.AP18];[.AP25];[.AP32])" office:value-type="float" office:value="0"/>
          </table:previous>
        </table:cell-content-change>
        <table:cell-content-change table:id="ct282">
          <table:cell-address table:column="24" table:row="51" table:table="0"/>
          <office:change-info>
            <dc:creator> </dc:creator>
            <dc:date>2021-04-22T09:30:59.218181056</dc:date>
          </office:change-info>
          <table:previous>
            <table:change-track-table-cell table:cell-address="full_columns.Y52" table:formula="of:=AVERAGE([.AP19];[.AP26];[.AP33])" office:value-type="float" office:value="0"/>
          </table:previous>
        </table:cell-content-change>
        <table:cell-content-change table:id="ct283">
          <table:cell-address table:column="24" table:row="52" table:table="0"/>
          <office:change-info>
            <dc:creator> </dc:creator>
            <dc:date>2021-04-22T09:30:59.218188317</dc:date>
          </office:change-info>
          <table:previous>
            <table:change-track-table-cell table:cell-address="full_columns.Y53" table:formula="of:=AVERAGE([.AP20];[.AP27];[.AP34])" office:value-type="float" office:value="0"/>
          </table:previous>
        </table:cell-content-change>
        <table:cell-content-change table:id="ct284">
          <table:cell-address table:column="24" table:row="53" table:table="0"/>
          <office:change-info>
            <dc:creator> </dc:creator>
            <dc:date>2021-04-22T09:30:59.218195809</dc:date>
          </office:change-info>
          <table:previous>
            <table:change-track-table-cell table:cell-address="full_columns.Y54" table:formula="of:=AVERAGE([.AP21];[.AP28];[.AP35])" office:value-type="float" office:value="0"/>
          </table:previous>
        </table:cell-content-change>
        <table:cell-content-change table:id="ct285">
          <table:cell-address table:column="24" table:row="54" table:table="0"/>
          <office:change-info>
            <dc:creator> </dc:creator>
            <dc:date>2021-04-22T09:30:59.218203391</dc:date>
          </office:change-info>
          <table:previous>
            <table:change-track-table-cell table:cell-address="full_columns.Y55" table:formula="of:=AVERAGE([.AP22];[.AP29];[.AP36])" office:value-type="float" office:value="0"/>
          </table:previous>
        </table:cell-content-change>
        <table:cell-content-change table:id="ct286">
          <table:cell-address table:column="24" table:row="55" table:table="0"/>
          <office:change-info>
            <dc:creator> </dc:creator>
            <dc:date>2021-04-22T09:30:59.218211000</dc:date>
          </office:change-info>
          <table:previous>
            <table:change-track-table-cell table:cell-address="full_columns.Y56" table:formula="of:=AVERAGE([.AP23];[.AP30])" office:value-type="float" office:value="0"/>
          </table:previous>
        </table:cell-content-change>
        <table:cell-content-change table:id="ct287">
          <table:cell-address table:column="24" table:row="56" table:table="0"/>
          <office:change-info>
            <dc:creator> </dc:creator>
            <dc:date>2021-04-22T09:30:59.218218106</dc:date>
          </office:change-info>
          <table:previous>
            <table:change-track-table-cell table:cell-address="full_columns.Y57" table:formula="of:=AVERAGE([.AP24];[.AP31])" office:value-type="float" office:value="0"/>
          </table:previous>
        </table:cell-content-change>
        <table:cell-content-change table:id="ct288">
          <table:cell-address table:column="25" table:row="50" table:table="0"/>
          <office:change-info>
            <dc:creator> </dc:creator>
            <dc:date>2021-04-22T09:30:59.218226624</dc:date>
          </office:change-info>
          <table:previous>
            <table:change-track-table-cell table:cell-address="full_columns.Z51" table:formula="of:=AVERAGE([.AQ18];[.AQ25];[.AQ32])" office:value-type="float" office:value="19.525"/>
          </table:previous>
        </table:cell-content-change>
        <table:cell-content-change table:id="ct289">
          <table:cell-address table:column="25" table:row="51" table:table="0"/>
          <office:change-info>
            <dc:creator> </dc:creator>
            <dc:date>2021-04-22T09:30:59.218234672</dc:date>
          </office:change-info>
          <table:previous>
            <table:change-track-table-cell table:cell-address="full_columns.Z52" table:formula="of:=AVERAGE([.AQ19];[.AQ26];[.AQ33])" office:value-type="float" office:value="23.93"/>
          </table:previous>
        </table:cell-content-change>
        <table:cell-content-change table:id="ct290">
          <table:cell-address table:column="25" table:row="52" table:table="0"/>
          <office:change-info>
            <dc:creator> </dc:creator>
            <dc:date>2021-04-22T09:30:59.218243106</dc:date>
          </office:change-info>
          <table:previous>
            <table:change-track-table-cell table:cell-address="full_columns.Z53" table:formula="of:=AVERAGE([.AQ20];[.AQ27];[.AQ34])" office:value-type="float" office:value="20"/>
          </table:previous>
        </table:cell-content-change>
        <table:cell-content-change table:id="ct291">
          <table:cell-address table:column="25" table:row="53" table:table="0"/>
          <office:change-info>
            <dc:creator> </dc:creator>
            <dc:date>2021-04-22T09:30:59.218251609</dc:date>
          </office:change-info>
          <table:previous>
            <table:change-track-table-cell table:cell-address="full_columns.Z54" table:formula="of:=AVERAGE([.AQ21];[.AQ28];[.AQ35])" office:value-type="float" office:value="17.3833333333333"/>
          </table:previous>
        </table:cell-content-change>
        <table:cell-content-change table:id="ct292">
          <table:cell-address table:column="25" table:row="54" table:table="0"/>
          <office:change-info>
            <dc:creator> </dc:creator>
            <dc:date>2021-04-22T09:30:59.218259650</dc:date>
          </office:change-info>
          <table:previous>
            <table:change-track-table-cell table:cell-address="full_columns.Z55" table:formula="of:=AVERAGE([.AQ22];[.AQ29];[.AQ36])" office:value-type="float" office:value="23.0966666666667"/>
          </table:previous>
        </table:cell-content-change>
        <table:cell-content-change table:id="ct293">
          <table:cell-address table:column="25" table:row="55" table:table="0"/>
          <office:change-info>
            <dc:creator> </dc:creator>
            <dc:date>2021-04-22T09:30:59.218267632</dc:date>
          </office:change-info>
          <table:previous>
            <table:change-track-table-cell table:cell-address="full_columns.Z56" table:formula="of:=AVERAGE([.AQ23];[.AQ30])" office:value-type="float" office:value="21.1933333333333"/>
          </table:previous>
        </table:cell-content-change>
        <table:cell-content-change table:id="ct294">
          <table:cell-address table:column="25" table:row="56" table:table="0"/>
          <office:change-info>
            <dc:creator> </dc:creator>
            <dc:date>2021-04-22T09:30:59.218276233</dc:date>
          </office:change-info>
          <table:previous>
            <table:change-track-table-cell table:cell-address="full_columns.Z57" table:formula="of:=AVERAGE([.AQ24];[.AQ31])" office:value-type="float" office:value="25.9533333333333"/>
          </table:previous>
        </table:cell-content-change>
        <table:cell-content-change table:id="ct295">
          <table:cell-address table:column="26" table:row="50" table:table="0"/>
          <office:change-info>
            <dc:creator> </dc:creator>
            <dc:date>2021-04-22T09:30:59.218287564</dc:date>
          </office:change-info>
          <table:previous>
            <table:change-track-table-cell table:cell-address="full_columns.AA51" table:formula="of:=AVERAGE([.AR18];[.AR25];[.AR32])" office:value-type="float" office:value="57.855"/>
          </table:previous>
        </table:cell-content-change>
        <table:cell-content-change table:id="ct296">
          <table:cell-address table:column="26" table:row="51" table:table="0"/>
          <office:change-info>
            <dc:creator> </dc:creator>
            <dc:date>2021-04-22T09:30:59.218295913</dc:date>
          </office:change-info>
          <table:previous>
            <table:change-track-table-cell table:cell-address="full_columns.AA52" table:formula="of:=AVERAGE([.AR19];[.AR26];[.AR33])" office:value-type="float" office:value="62.32"/>
          </table:previous>
        </table:cell-content-change>
        <table:cell-content-change table:id="ct297">
          <table:cell-address table:column="26" table:row="52" table:table="0"/>
          <office:change-info>
            <dc:creator> </dc:creator>
            <dc:date>2021-04-22T09:30:59.218304105</dc:date>
          </office:change-info>
          <table:previous>
            <table:change-track-table-cell table:cell-address="full_columns.AA53" table:formula="of:=AVERAGE([.AR20];[.AR27];[.AR34])" office:value-type="float" office:value="58.3925"/>
          </table:previous>
        </table:cell-content-change>
        <table:cell-content-change table:id="ct298">
          <table:cell-address table:column="26" table:row="53" table:table="0"/>
          <office:change-info>
            <dc:creator> </dc:creator>
            <dc:date>2021-04-22T09:30:59.218312309</dc:date>
          </office:change-info>
          <table:previous>
            <table:change-track-table-cell table:cell-address="full_columns.AA54" table:formula="of:=AVERAGE([.AR21];[.AR28];[.AR35])" office:value-type="float" office:value="56.4266666666667"/>
          </table:previous>
        </table:cell-content-change>
        <table:cell-content-change table:id="ct299">
          <table:cell-address table:column="26" table:row="54" table:table="0"/>
          <office:change-info>
            <dc:creator> </dc:creator>
            <dc:date>2021-04-22T09:30:59.218320335</dc:date>
          </office:change-info>
          <table:previous>
            <table:change-track-table-cell table:cell-address="full_columns.AA55" table:formula="of:=AVERAGE([.AR22];[.AR29];[.AR36])" office:value-type="float" office:value="63.57"/>
          </table:previous>
        </table:cell-content-change>
        <table:cell-content-change table:id="ct300">
          <table:cell-address table:column="26" table:row="55" table:table="0"/>
          <office:change-info>
            <dc:creator> </dc:creator>
            <dc:date>2021-04-22T09:30:59.218328107</dc:date>
          </office:change-info>
          <table:previous>
            <table:change-track-table-cell table:cell-address="full_columns.AA56" table:formula="of:=AVERAGE([.AR23];[.AR30])" office:value-type="float" office:value="61.9033333333333"/>
          </table:previous>
        </table:cell-content-change>
        <table:cell-content-change table:id="ct301">
          <table:cell-address table:column="26" table:row="56" table:table="0"/>
          <office:change-info>
            <dc:creator> </dc:creator>
            <dc:date>2021-04-22T09:30:59.218335862</dc:date>
          </office:change-info>
          <table:previous>
            <table:change-track-table-cell table:cell-address="full_columns.AA57" table:formula="of:=AVERAGE([.AR24];[.AR31])" office:value-type="float" office:value="66.6666666666667"/>
          </table:previous>
        </table:cell-content-change>
        <table:cell-content-change table:id="ct302">
          <table:cell-address table:column="27" table:row="50" table:table="0"/>
          <office:change-info>
            <dc:creator> </dc:creator>
            <dc:date>2021-04-22T09:30:59.218344529</dc:date>
          </office:change-info>
          <table:previous>
            <table:change-track-table-cell table:cell-address="full_columns.AB51" table:formula="of:=AVERAGE([.AS18];[.AS25];[.AS32])" office:value-type="float" office:value="61.665"/>
          </table:previous>
        </table:cell-content-change>
        <table:cell-content-change table:id="ct303">
          <table:cell-address table:column="27" table:row="51" table:table="0"/>
          <office:change-info>
            <dc:creator> </dc:creator>
            <dc:date>2021-04-22T09:30:59.218352475</dc:date>
          </office:change-info>
          <table:previous>
            <table:change-track-table-cell table:cell-address="full_columns.AB52" table:formula="of:=AVERAGE([.AS19];[.AS26];[.AS33])" office:value-type="float" office:value="61.605"/>
          </table:previous>
        </table:cell-content-change>
        <table:cell-content-change table:id="ct304">
          <table:cell-address table:column="27" table:row="52" table:table="0"/>
          <office:change-info>
            <dc:creator> </dc:creator>
            <dc:date>2021-04-22T09:30:59.218360736</dc:date>
          </office:change-info>
          <table:previous>
            <table:change-track-table-cell table:cell-address="full_columns.AB53" table:formula="of:=AVERAGE([.AS20];[.AS27];[.AS34])" office:value-type="float" office:value="61.605"/>
          </table:previous>
        </table:cell-content-change>
        <table:cell-content-change table:id="ct305">
          <table:cell-address table:column="27" table:row="53" table:table="0"/>
          <office:change-info>
            <dc:creator> </dc:creator>
            <dc:date>2021-04-22T09:30:59.218369161</dc:date>
          </office:change-info>
          <table:previous>
            <table:change-track-table-cell table:cell-address="full_columns.AB54" table:formula="of:=AVERAGE([.AS21];[.AS28];[.AS35])" office:value-type="float" office:value="60.9533333333333"/>
          </table:previous>
        </table:cell-content-change>
        <table:cell-content-change table:id="ct306">
          <table:cell-address table:column="27" table:row="54" table:table="0"/>
          <office:change-info>
            <dc:creator> </dc:creator>
            <dc:date>2021-04-22T09:30:59.218377302</dc:date>
          </office:change-info>
          <table:previous>
            <table:change-track-table-cell table:cell-address="full_columns.AB55" table:formula="of:=AVERAGE([.AS22];[.AS29];[.AS36])" office:value-type="float" office:value="59.5233333333333"/>
          </table:previous>
        </table:cell-content-change>
        <table:cell-content-change table:id="ct307">
          <table:cell-address table:column="27" table:row="55" table:table="0"/>
          <office:change-info>
            <dc:creator> </dc:creator>
            <dc:date>2021-04-22T09:30:59.218385892</dc:date>
          </office:change-info>
          <table:previous>
            <table:change-track-table-cell table:cell-address="full_columns.AB56" table:formula="of:=AVERAGE([.AS23];[.AS30])" office:value-type="float" office:value="59.2833333333333"/>
          </table:previous>
        </table:cell-content-change>
        <table:cell-content-change table:id="ct308">
          <table:cell-address table:column="27" table:row="56" table:table="0"/>
          <office:change-info>
            <dc:creator> </dc:creator>
            <dc:date>2021-04-22T09:30:59.218393712</dc:date>
          </office:change-info>
          <table:previous>
            <table:change-track-table-cell table:cell-address="full_columns.AB57" table:formula="of:=AVERAGE([.AS24];[.AS31])" office:value-type="float" office:value="59.2833333333333"/>
          </table:previous>
        </table:cell-content-change>
        <table:cell-content-change table:id="ct309">
          <table:cell-address table:column="28" table:row="50" table:table="0"/>
          <office:change-info>
            <dc:creator> </dc:creator>
            <dc:date>2021-04-22T09:30:59.218402811</dc:date>
          </office:change-info>
          <table:previous>
            <table:change-track-table-cell table:cell-address="full_columns.AC51" table:formula="of:=AVERAGE([.AT18];[.AT25];[.AT32])" office:value-type="float" office:value="60.3"/>
          </table:previous>
        </table:cell-content-change>
        <table:cell-content-change table:id="ct310">
          <table:cell-address table:column="28" table:row="51" table:table="0"/>
          <office:change-info>
            <dc:creator> </dc:creator>
            <dc:date>2021-04-22T09:30:59.218411519</dc:date>
          </office:change-info>
          <table:previous>
            <table:change-track-table-cell table:cell-address="full_columns.AC52" table:formula="of:=AVERAGE([.AT19];[.AT26];[.AT33])" office:value-type="float" office:value="62.005"/>
          </table:previous>
        </table:cell-content-change>
        <table:cell-content-change table:id="ct311">
          <table:cell-address table:column="28" table:row="52" table:table="0"/>
          <office:change-info>
            <dc:creator> </dc:creator>
            <dc:date>2021-04-22T09:30:59.218419641</dc:date>
          </office:change-info>
          <table:previous>
            <table:change-track-table-cell table:cell-address="full_columns.AC53" table:formula="of:=AVERAGE([.AT20];[.AT27];[.AT34])" office:value-type="float" office:value="60.3125"/>
          </table:previous>
        </table:cell-content-change>
        <table:cell-content-change table:id="ct312">
          <table:cell-address table:column="28" table:row="53" table:table="0"/>
          <office:change-info>
            <dc:creator> </dc:creator>
            <dc:date>2021-04-22T09:30:59.218427577</dc:date>
          </office:change-info>
          <table:previous>
            <table:change-track-table-cell table:cell-address="full_columns.AC54" table:formula="of:=AVERAGE([.AT21];[.AT28];[.AT35])" office:value-type="float" office:value="59.2233333333333"/>
          </table:previous>
        </table:cell-content-change>
        <table:cell-content-change table:id="ct313">
          <table:cell-address table:column="28" table:row="54" table:table="0"/>
          <office:change-info>
            <dc:creator> </dc:creator>
            <dc:date>2021-04-22T09:30:59.218435665</dc:date>
          </office:change-info>
          <table:previous>
            <table:change-track-table-cell table:cell-address="full_columns.AC55" table:formula="of:=AVERAGE([.AT22];[.AT29];[.AT36])" office:value-type="float" office:value="61.0266666666667"/>
          </table:previous>
        </table:cell-content-change>
        <table:cell-content-change table:id="ct314">
          <table:cell-address table:column="28" table:row="55" table:table="0"/>
          <office:change-info>
            <dc:creator> </dc:creator>
            <dc:date>2021-04-22T09:30:59.218443611</dc:date>
          </office:change-info>
          <table:previous>
            <table:change-track-table-cell table:cell-address="full_columns.AC56" table:formula="of:=AVERAGE([.AT23];[.AT30])" office:value-type="float" office:value="60.7133333333333"/>
          </table:previous>
        </table:cell-content-change>
        <table:cell-content-change table:id="ct315">
          <table:cell-address table:column="28" table:row="56" table:table="0"/>
          <office:change-info>
            <dc:creator> </dc:creator>
            <dc:date>2021-04-22T09:30:59.218451382</dc:date>
          </office:change-info>
          <table:previous>
            <table:change-track-table-cell table:cell-address="full_columns.AC57" table:formula="of:=AVERAGE([.AT24];[.AT31])" office:value-type="float" office:value="62.1333333333333"/>
          </table:previous>
        </table:cell-content-change>
        <table:cell-content-change table:id="ct316">
          <table:cell-address table:column="29" table:row="50" table:table="0"/>
          <office:change-info>
            <dc:creator> </dc:creator>
            <dc:date>2021-04-22T09:30:59.218459895</dc:date>
          </office:change-info>
          <table:previous>
            <table:change-track-table-cell table:cell-address="full_columns.AD51" table:formula="of:=AVERAGE([.AU18];[.AU25];[.AU32])" office:value-type="float" office:value="59.7616666666667"/>
          </table:previous>
        </table:cell-content-change>
        <table:cell-content-change table:id="ct317">
          <table:cell-address table:column="29" table:row="51" table:table="0"/>
          <office:change-info>
            <dc:creator> </dc:creator>
            <dc:date>2021-04-22T09:30:59.218468153</dc:date>
          </office:change-info>
          <table:previous>
            <table:change-track-table-cell table:cell-address="full_columns.AD52" table:formula="of:=AVERAGE([.AU19];[.AU26];[.AU33])" office:value-type="float" office:value="61.9625"/>
          </table:previous>
        </table:cell-content-change>
        <table:cell-content-change table:id="ct318">
          <table:cell-address table:column="29" table:row="52" table:table="0"/>
          <office:change-info>
            <dc:creator> </dc:creator>
            <dc:date>2021-04-22T09:30:59.218477126</dc:date>
          </office:change-info>
          <table:previous>
            <table:change-track-table-cell table:cell-address="full_columns.AD53" table:formula="of:=AVERAGE([.AU20];[.AU27];[.AU34])" office:value-type="float" office:value="59.9975"/>
          </table:previous>
        </table:cell-content-change>
        <table:cell-content-change table:id="ct319">
          <table:cell-address table:column="29" table:row="53" table:table="0"/>
          <office:change-info>
            <dc:creator> </dc:creator>
            <dc:date>2021-04-22T09:30:59.218485310</dc:date>
          </office:change-info>
          <table:previous>
            <table:change-track-table-cell table:cell-address="full_columns.AD54" table:formula="of:=AVERAGE([.AU21];[.AU28];[.AU35])" office:value-type="float" office:value="58.69"/>
          </table:previous>
        </table:cell-content-change>
        <table:cell-content-change table:id="ct320">
          <table:cell-address table:column="29" table:row="54" table:table="0"/>
          <office:change-info>
            <dc:creator> </dc:creator>
            <dc:date>2021-04-22T09:30:59.218493556</dc:date>
          </office:change-info>
          <table:previous>
            <table:change-track-table-cell table:cell-address="full_columns.AD55" table:formula="of:=AVERAGE([.AU22];[.AU29];[.AU36])" office:value-type="float" office:value="61.55"/>
          </table:previous>
        </table:cell-content-change>
        <table:cell-content-change table:id="ct321">
          <table:cell-address table:column="29" table:row="55" table:table="0"/>
          <office:change-info>
            <dc:creator> </dc:creator>
            <dc:date>2021-04-22T09:30:59.218502101</dc:date>
          </office:change-info>
          <table:previous>
            <table:change-track-table-cell table:cell-address="full_columns.AD56" table:formula="of:=AVERAGE([.AU23];[.AU30])" office:value-type="float" office:value="60.5966666666667"/>
          </table:previous>
        </table:cell-content-change>
        <table:cell-content-change table:id="ct322">
          <table:cell-address table:column="29" table:row="56" table:table="0"/>
          <office:change-info>
            <dc:creator> </dc:creator>
            <dc:date>2021-04-22T09:30:59.218510095</dc:date>
          </office:change-info>
          <table:previous>
            <table:change-track-table-cell table:cell-address="full_columns.AD57" table:formula="of:=AVERAGE([.AU24];[.AU31])" office:value-type="float" office:value="62.9733333333333"/>
          </table:previous>
        </table:cell-content-change>
        <table:cell-content-change table:id="ct323">
          <table:cell-address table:column="30" table:row="50" table:table="0"/>
          <office:change-info>
            <dc:creator> </dc:creator>
            <dc:date>2021-04-22T09:30:59.218518469</dc:date>
          </office:change-info>
          <table:previous>
            <table:change-track-table-cell table:cell-address="full_columns.AE51" table:formula="of:=AVERAGE([.AV18];[.AV25];[.AV32])" office:value-type="float" office:value="0"/>
          </table:previous>
        </table:cell-content-change>
        <table:cell-content-change table:id="ct324">
          <table:cell-address table:column="30" table:row="51" table:table="0"/>
          <office:change-info>
            <dc:creator> </dc:creator>
            <dc:date>2021-04-22T09:30:59.218526273</dc:date>
          </office:change-info>
          <table:previous>
            <table:change-track-table-cell table:cell-address="full_columns.AE52" table:formula="of:=AVERAGE([.AV19];[.AV26];[.AV33])" office:value-type="float" office:value="0"/>
          </table:previous>
        </table:cell-content-change>
        <table:cell-content-change table:id="ct325">
          <table:cell-address table:column="30" table:row="52" table:table="0"/>
          <office:change-info>
            <dc:creator> </dc:creator>
            <dc:date>2021-04-22T09:30:59.218533959</dc:date>
          </office:change-info>
          <table:previous>
            <table:change-track-table-cell table:cell-address="full_columns.AE53" table:formula="of:=AVERAGE([.AV20];[.AV27];[.AV34])" office:value-type="float" office:value="0"/>
          </table:previous>
        </table:cell-content-change>
        <table:cell-content-change table:id="ct326">
          <table:cell-address table:column="30" table:row="53" table:table="0"/>
          <office:change-info>
            <dc:creator> </dc:creator>
            <dc:date>2021-04-22T09:30:59.218542165</dc:date>
          </office:change-info>
          <table:previous>
            <table:change-track-table-cell table:cell-address="full_columns.AE54" table:formula="of:=AVERAGE([.AV21];[.AV28];[.AV35])" office:value-type="float" office:value="0"/>
          </table:previous>
        </table:cell-content-change>
        <table:cell-content-change table:id="ct327">
          <table:cell-address table:column="30" table:row="54" table:table="0"/>
          <office:change-info>
            <dc:creator> </dc:creator>
            <dc:date>2021-04-22T09:30:59.218551625</dc:date>
          </office:change-info>
          <table:previous>
            <table:change-track-table-cell table:cell-address="full_columns.AE55" table:formula="of:=AVERAGE([.AV22];[.AV29];[.AV36])" office:value-type="float" office:value="0"/>
          </table:previous>
        </table:cell-content-change>
        <table:cell-content-change table:id="ct328">
          <table:cell-address table:column="30" table:row="55" table:table="0"/>
          <office:change-info>
            <dc:creator> </dc:creator>
            <dc:date>2021-04-22T09:30:59.218559468</dc:date>
          </office:change-info>
          <table:previous>
            <table:change-track-table-cell table:cell-address="full_columns.AE56" table:formula="of:=AVERAGE([.AV23];[.AV30])" office:value-type="float" office:value="0"/>
          </table:previous>
        </table:cell-content-change>
        <table:cell-content-change table:id="ct329">
          <table:cell-address table:column="30" table:row="56" table:table="0"/>
          <office:change-info>
            <dc:creator> </dc:creator>
            <dc:date>2021-04-22T09:30:59.218566757</dc:date>
          </office:change-info>
          <table:previous>
            <table:change-track-table-cell table:cell-address="full_columns.AE57" table:formula="of:=AVERAGE([.AV24];[.AV31])" office:value-type="float" office:value="0"/>
          </table:previous>
        </table:cell-content-change>
        <table:cell-content-change table:id="ct330">
          <table:cell-address table:column="31" table:row="50" table:table="0"/>
          <office:change-info>
            <dc:creator> </dc:creator>
            <dc:date>2021-04-22T09:30:59.218575339</dc:date>
          </office:change-info>
          <table:previous>
            <table:change-track-table-cell table:cell-address="full_columns.AF51" table:formula="of:=AVERAGE([.AW18];[.AW25];[.AW32])" office:value-type="float" office:value="0.0280187074829932"/>
          </table:previous>
        </table:cell-content-change>
        <table:cell-content-change table:id="ct331">
          <table:cell-address table:column="31" table:row="51" table:table="0"/>
          <office:change-info>
            <dc:creator> </dc:creator>
            <dc:date>2021-04-22T09:30:59.218583915</dc:date>
          </office:change-info>
          <table:previous>
            <table:change-track-table-cell table:cell-address="full_columns.AF52" table:formula="of:=AVERAGE([.AW19];[.AW26];[.AW33])" office:value-type="float" office:value="0.0222257653061224"/>
          </table:previous>
        </table:cell-content-change>
        <table:cell-content-change table:id="ct332">
          <table:cell-address table:column="31" table:row="52" table:table="0"/>
          <office:change-info>
            <dc:creator> </dc:creator>
            <dc:date>2021-04-22T09:30:59.218592191</dc:date>
          </office:change-info>
          <table:previous>
            <table:change-track-table-cell table:cell-address="full_columns.AF53" table:formula="of:=AVERAGE([.AW20];[.AW27];[.AW34])" office:value-type="float" office:value="0.0170918367346939"/>
          </table:previous>
        </table:cell-content-change>
        <table:cell-content-change table:id="ct333">
          <table:cell-address table:column="31" table:row="53" table:table="0"/>
          <office:change-info>
            <dc:creator> </dc:creator>
            <dc:date>2021-04-22T09:30:59.218600388</dc:date>
          </office:change-info>
          <table:previous>
            <table:change-track-table-cell table:cell-address="full_columns.AF54" table:formula="of:=AVERAGE([.AW21];[.AW28];[.AW35])" office:value-type="float" office:value="0.023937074829932"/>
          </table:previous>
        </table:cell-content-change>
        <table:cell-content-change table:id="ct334">
          <table:cell-address table:column="31" table:row="54" table:table="0"/>
          <office:change-info>
            <dc:creator> </dc:creator>
            <dc:date>2021-04-22T09:30:59.218608725</dc:date>
          </office:change-info>
          <table:previous>
            <table:change-track-table-cell table:cell-address="full_columns.AF55" table:formula="of:=AVERAGE([.AW22];[.AW29];[.AW36])" office:value-type="float" office:value="0.0115646258503401"/>
          </table:previous>
        </table:cell-content-change>
        <table:cell-content-change table:id="ct335">
          <table:cell-address table:column="31" table:row="55" table:table="0"/>
          <office:change-info>
            <dc:creator> </dc:creator>
            <dc:date>2021-04-22T09:30:59.218617058</dc:date>
          </office:change-info>
          <table:previous>
            <table:change-track-table-cell table:cell-address="full_columns.AF56" table:formula="of:=AVERAGE([.AW23];[.AW30])" office:value-type="float" office:value="0.0200255102040816"/>
          </table:previous>
        </table:cell-content-change>
        <table:cell-content-change table:id="ct336">
          <table:cell-address table:column="31" table:row="56" table:table="0"/>
          <office:change-info>
            <dc:creator> </dc:creator>
            <dc:date>2021-04-22T09:30:59.218625395</dc:date>
          </office:change-info>
          <table:previous>
            <table:change-track-table-cell table:cell-address="full_columns.AF57" table:formula="of:=AVERAGE([.AW24];[.AW31])" office:value-type="float" office:value="0.016921768707483"/>
          </table:previous>
        </table:cell-content-change>
        <table:cell-content-change table:id="ct337">
          <table:cell-address table:column="32" table:row="50" table:table="0"/>
          <office:change-info>
            <dc:creator> </dc:creator>
            <dc:date>2021-04-22T09:30:59.218634490</dc:date>
          </office:change-info>
          <table:previous>
            <table:change-track-table-cell table:cell-address="full_columns.AG51" table:formula="of:=AVERAGE([.AX18];[.AX25];[.AX32])" office:value-type="float" office:value="0.00769557823129252"/>
          </table:previous>
        </table:cell-content-change>
        <table:cell-content-change table:id="ct338">
          <table:cell-address table:column="32" table:row="51" table:table="0"/>
          <office:change-info>
            <dc:creator> </dc:creator>
            <dc:date>2021-04-22T09:30:59.218642950</dc:date>
          </office:change-info>
          <table:previous>
            <table:change-track-table-cell table:cell-address="full_columns.AG52" table:formula="of:=AVERAGE([.AX19];[.AX26];[.AX33])" office:value-type="float" office:value="0.0100446428571429"/>
          </table:previous>
        </table:cell-content-change>
        <table:cell-content-change table:id="ct339">
          <table:cell-address table:column="32" table:row="52" table:table="0"/>
          <office:change-info>
            <dc:creator> </dc:creator>
            <dc:date>2021-04-22T09:30:59.218651468</dc:date>
          </office:change-info>
          <table:previous>
            <table:change-track-table-cell table:cell-address="full_columns.AG53" table:formula="of:=AVERAGE([.AX20];[.AX27];[.AX34])" office:value-type="float" office:value="0.0107780612244898"/>
          </table:previous>
        </table:cell-content-change>
        <table:cell-content-change table:id="ct340">
          <table:cell-address table:column="32" table:row="53" table:table="0"/>
          <office:change-info>
            <dc:creator> </dc:creator>
            <dc:date>2021-04-22T09:30:59.218660072</dc:date>
          </office:change-info>
          <table:previous>
            <table:change-track-table-cell table:cell-address="full_columns.AG54" table:formula="of:=AVERAGE([.AX21];[.AX28];[.AX35])" office:value-type="float" office:value="0.0128401360544218"/>
          </table:previous>
        </table:cell-content-change>
        <table:cell-content-change table:id="ct341">
          <table:cell-address table:column="32" table:row="54" table:table="0"/>
          <office:change-info>
            <dc:creator> </dc:creator>
            <dc:date>2021-04-22T09:30:59.218668791</dc:date>
          </office:change-info>
          <table:previous>
            <table:change-track-table-cell table:cell-address="full_columns.AG55" table:formula="of:=AVERAGE([.AX22];[.AX29];[.AX36])" office:value-type="float" office:value="0.0126700680272109"/>
          </table:previous>
        </table:cell-content-change>
        <table:cell-content-change table:id="ct342">
          <table:cell-address table:column="32" table:row="55" table:table="0"/>
          <office:change-info>
            <dc:creator> </dc:creator>
            <dc:date>2021-04-22T09:30:59.218677146</dc:date>
          </office:change-info>
          <table:previous>
            <table:change-track-table-cell table:cell-address="full_columns.AG56" table:formula="of:=AVERAGE([.AX23];[.AX30])" office:value-type="float" office:value="0.00756802721088435"/>
          </table:previous>
        </table:cell-content-change>
        <table:cell-content-change table:id="ct343">
          <table:cell-address table:column="32" table:row="56" table:table="0"/>
          <office:change-info>
            <dc:creator> </dc:creator>
            <dc:date>2021-04-22T09:30:59.218685504</dc:date>
          </office:change-info>
          <table:previous>
            <table:change-track-table-cell table:cell-address="full_columns.AG57" table:formula="of:=AVERAGE([.AX24];[.AX31])" office:value-type="float" office:value="0.0102465986394558"/>
          </table:previous>
        </table:cell-content-change>
        <table:cell-content-change table:id="ct344">
          <table:cell-address table:column="33" table:row="50" table:table="0"/>
          <office:change-info>
            <dc:creator> </dc:creator>
            <dc:date>2021-04-22T09:30:59.218694674</dc:date>
          </office:change-info>
          <table:previous>
            <table:change-track-table-cell table:cell-address="full_columns.AH51" table:formula="of:=AVERAGE([.AY18];[.AY25];[.AY32])" office:value-type="float" office:value="0.011437074829932"/>
          </table:previous>
        </table:cell-content-change>
        <table:cell-content-change table:id="ct345">
          <table:cell-address table:column="33" table:row="51" table:table="0"/>
          <office:change-info>
            <dc:creator> </dc:creator>
            <dc:date>2021-04-22T09:30:59.218703281</dc:date>
          </office:change-info>
          <table:previous>
            <table:change-track-table-cell table:cell-address="full_columns.AH52" table:formula="of:=AVERAGE([.AY19];[.AY26];[.AY33])" office:value-type="float" office:value="0.0104910714285714"/>
          </table:previous>
        </table:cell-content-change>
        <table:cell-content-change table:id="ct346">
          <table:cell-address table:column="33" table:row="52" table:table="0"/>
          <office:change-info>
            <dc:creator> </dc:creator>
            <dc:date>2021-04-22T09:30:59.218711909</dc:date>
          </office:change-info>
          <table:previous>
            <table:change-track-table-cell table:cell-address="full_columns.AH53" table:formula="of:=AVERAGE([.AY20];[.AY27];[.AY34])" office:value-type="float" office:value="0.00768494897959184"/>
          </table:previous>
        </table:cell-content-change>
        <table:cell-content-change table:id="ct347">
          <table:cell-address table:column="33" table:row="53" table:table="0"/>
          <office:change-info>
            <dc:creator> </dc:creator>
            <dc:date>2021-04-22T09:30:59.218721034</dc:date>
          </office:change-info>
          <table:previous>
            <table:change-track-table-cell table:cell-address="full_columns.AH54" table:formula="of:=AVERAGE([.AY21];[.AY28];[.AY35])" office:value-type="float" office:value="0.0113945578231293"/>
          </table:previous>
        </table:cell-content-change>
        <table:cell-content-change table:id="ct348">
          <table:cell-address table:column="33" table:row="54" table:table="0"/>
          <office:change-info>
            <dc:creator> </dc:creator>
            <dc:date>2021-04-22T09:30:59.218729605</dc:date>
          </office:change-info>
          <table:previous>
            <table:change-track-table-cell table:cell-address="full_columns.AH55" table:formula="of:=AVERAGE([.AY22];[.AY29];[.AY36])" office:value-type="float" office:value="0.00565476190476191"/>
          </table:previous>
        </table:cell-content-change>
        <table:cell-content-change table:id="ct349">
          <table:cell-address table:column="33" table:row="55" table:table="0"/>
          <office:change-info>
            <dc:creator> </dc:creator>
            <dc:date>2021-04-22T09:30:59.218739246</dc:date>
          </office:change-info>
          <table:previous>
            <table:change-track-table-cell table:cell-address="full_columns.AH56" table:formula="of:=AVERAGE([.AY23];[.AY30])" office:value-type="float" office:value="0.0137329931972789"/>
          </table:previous>
        </table:cell-content-change>
        <table:cell-content-change table:id="ct350">
          <table:cell-address table:column="33" table:row="56" table:table="0"/>
          <office:change-info>
            <dc:creator> </dc:creator>
            <dc:date>2021-04-22T09:30:59.218747995</dc:date>
          </office:change-info>
          <table:previous>
            <table:change-track-table-cell table:cell-address="full_columns.AH57" table:formula="of:=AVERAGE([.AY24];[.AY31])" office:value-type="float" office:value="0.00816326530612245"/>
          </table:previous>
        </table:cell-content-change>
        <table:cell-content-change table:id="ct351">
          <table:cell-address table:column="34" table:row="50" table:table="0"/>
          <office:change-info>
            <dc:creator> </dc:creator>
            <dc:date>2021-04-22T09:30:59.218757247</dc:date>
          </office:change-info>
          <table:previous>
            <table:change-track-table-cell table:cell-address="full_columns.AI51" table:formula="of:=AVERAGE([.AZ18];[.AZ25];[.AZ32])" office:value-type="float" office:value="0.00799584512241679"/>
          </table:previous>
        </table:cell-content-change>
        <table:cell-content-change table:id="ct352">
          <table:cell-address table:column="34" table:row="51" table:table="0"/>
          <office:change-info>
            <dc:creator> </dc:creator>
            <dc:date>2021-04-22T09:30:59.218766022</dc:date>
          </office:change-info>
          <table:previous>
            <table:change-track-table-cell table:cell-address="full_columns.AI52" table:formula="of:=AVERAGE([.AZ19];[.AZ26];[.AZ33])" office:value-type="float" office:value="0.00560001195865152"/>
          </table:previous>
        </table:cell-content-change>
        <table:cell-content-change table:id="ct353">
          <table:cell-address table:column="34" table:row="52" table:table="0"/>
          <office:change-info>
            <dc:creator> </dc:creator>
            <dc:date>2021-04-22T09:30:59.218774684</dc:date>
          </office:change-info>
          <table:previous>
            <table:change-track-table-cell table:cell-address="full_columns.AI53" table:formula="of:=AVERAGE([.AZ20];[.AZ27];[.AZ34])" office:value-type="float" office:value="0.00533533337636178"/>
          </table:previous>
        </table:cell-content-change>
        <table:cell-content-change table:id="ct354">
          <table:cell-address table:column="34" table:row="53" table:table="0"/>
          <office:change-info>
            <dc:creator> </dc:creator>
            <dc:date>2021-04-22T09:30:59.218783768</dc:date>
          </office:change-info>
          <table:previous>
            <table:change-track-table-cell table:cell-address="full_columns.AI54" table:formula="of:=AVERAGE([.AZ21];[.AZ28];[.AZ35])" office:value-type="float" office:value="0.00754539661647717"/>
          </table:previous>
        </table:cell-content-change>
        <table:cell-content-change table:id="ct355">
          <table:cell-address table:column="34" table:row="54" table:table="0"/>
          <office:change-info>
            <dc:creator> </dc:creator>
            <dc:date>2021-04-22T09:30:59.218792437</dc:date>
          </office:change-info>
          <table:previous>
            <table:change-track-table-cell table:cell-address="full_columns.AI55" table:formula="of:=AVERAGE([.AZ22];[.AZ29];[.AZ36])" office:value-type="float" office:value="0.00255725602412049"/>
          </table:previous>
        </table:cell-content-change>
        <table:cell-content-change table:id="ct356">
          <table:cell-address table:column="34" table:row="55" table:table="0"/>
          <office:change-info>
            <dc:creator> </dc:creator>
            <dc:date>2021-04-22T09:30:59.218801036</dc:date>
          </office:change-info>
          <table:previous>
            <table:change-track-table-cell table:cell-address="full_columns.AI56" table:formula="of:=AVERAGE([.AZ23];[.AZ30])" office:value-type="float" office:value="0.00560066597466904"/>
          </table:previous>
        </table:cell-content-change>
        <table:cell-content-change table:id="ct357">
          <table:cell-address table:column="34" table:row="56" table:table="0"/>
          <office:change-info>
            <dc:creator> </dc:creator>
            <dc:date>2021-04-22T09:30:59.218809448</dc:date>
          </office:change-info>
          <table:previous>
            <table:change-track-table-cell table:cell-address="full_columns.AI57" table:formula="of:=AVERAGE([.AZ24];[.AZ31])" office:value-type="float" office:value="0.00385036534326013"/>
          </table:previous>
        </table:cell-content-change>
        <table:cell-content-change table:id="ct358">
          <table:cell-address table:column="35" table:row="50" table:table="0"/>
          <office:change-info>
            <dc:creator> </dc:creator>
            <dc:date>2021-04-22T09:30:59.218818555</dc:date>
          </office:change-info>
          <table:previous>
            <table:change-track-table-cell table:cell-address="full_columns.AJ51" table:formula="of:=AVERAGE([.BA18];[.BA25];[.BA32])" office:value-type="float" office:value="0.0070046768707483"/>
          </table:previous>
        </table:cell-content-change>
        <table:cell-content-change table:id="ct359">
          <table:cell-address table:column="35" table:row="51" table:table="0"/>
          <office:change-info>
            <dc:creator> </dc:creator>
            <dc:date>2021-04-22T09:30:59.218827515</dc:date>
          </office:change-info>
          <table:previous>
            <table:change-track-table-cell table:cell-address="full_columns.AJ52" table:formula="of:=AVERAGE([.BA19];[.BA26];[.BA33])" office:value-type="float" office:value="0.00555644132653061"/>
          </table:previous>
        </table:cell-content-change>
        <table:cell-content-change table:id="ct360">
          <table:cell-address table:column="35" table:row="52" table:table="0"/>
          <office:change-info>
            <dc:creator> </dc:creator>
            <dc:date>2021-04-22T09:30:59.218835962</dc:date>
          </office:change-info>
          <table:previous>
            <table:change-track-table-cell table:cell-address="full_columns.AJ53" table:formula="of:=AVERAGE([.BA20];[.BA27];[.BA34])" office:value-type="float" office:value="0.00427295918367347"/>
          </table:previous>
        </table:cell-content-change>
        <table:cell-content-change table:id="ct361">
          <table:cell-address table:column="35" table:row="53" table:table="0"/>
          <office:change-info>
            <dc:creator> </dc:creator>
            <dc:date>2021-04-22T09:30:59.218844634</dc:date>
          </office:change-info>
          <table:previous>
            <table:change-track-table-cell table:cell-address="full_columns.AJ54" table:formula="of:=AVERAGE([.BA21];[.BA28];[.BA35])" office:value-type="float" office:value="0.00598426870748299"/>
          </table:previous>
        </table:cell-content-change>
        <table:cell-content-change table:id="ct362">
          <table:cell-address table:column="35" table:row="54" table:table="0"/>
          <office:change-info>
            <dc:creator> </dc:creator>
            <dc:date>2021-04-22T09:30:59.218853341</dc:date>
          </office:change-info>
          <table:previous>
            <table:change-track-table-cell table:cell-address="full_columns.AJ55" table:formula="of:=AVERAGE([.BA22];[.BA29];[.BA36])" office:value-type="float" office:value="0.00289115646258503"/>
          </table:previous>
        </table:cell-content-change>
        <table:cell-content-change table:id="ct363">
          <table:cell-address table:column="35" table:row="55" table:table="0"/>
          <office:change-info>
            <dc:creator> </dc:creator>
            <dc:date>2021-04-22T09:30:59.218861795</dc:date>
          </office:change-info>
          <table:previous>
            <table:change-track-table-cell table:cell-address="full_columns.AJ56" table:formula="of:=AVERAGE([.BA23];[.BA30])" office:value-type="float" office:value="0.00500637755102041"/>
          </table:previous>
        </table:cell-content-change>
        <table:cell-content-change table:id="ct364">
          <table:cell-address table:column="35" table:row="56" table:table="0"/>
          <office:change-info>
            <dc:creator> </dc:creator>
            <dc:date>2021-04-22T09:30:59.218870077</dc:date>
          </office:change-info>
          <table:previous>
            <table:change-track-table-cell table:cell-address="full_columns.AJ57" table:formula="of:=AVERAGE([.BA24];[.BA31])" office:value-type="float" office:value="0.00423044217687075"/>
          </table:previous>
        </table:cell-content-change>
        <table:cell-content-change table:id="ct365">
          <table:cell-address table:column="36" table:row="50" table:table="0"/>
          <office:change-info>
            <dc:creator> </dc:creator>
            <dc:date>2021-04-22T09:30:59.218879177</dc:date>
          </office:change-info>
          <table:previous>
            <table:change-track-table-cell table:cell-address="full_columns.AK51" table:formula="of:=AVERAGE([.BB18];[.BB25];[.BB32])" office:value-type="float" office:value="0"/>
          </table:previous>
        </table:cell-content-change>
        <table:cell-content-change table:id="ct366">
          <table:cell-address table:column="36" table:row="51" table:table="0"/>
          <office:change-info>
            <dc:creator> </dc:creator>
            <dc:date>2021-04-22T09:30:59.218887654</dc:date>
          </office:change-info>
          <table:previous>
            <table:change-track-table-cell table:cell-address="full_columns.AK52" table:formula="of:=AVERAGE([.BB19];[.BB26];[.BB33])" office:value-type="float" office:value="0"/>
          </table:previous>
        </table:cell-content-change>
        <table:cell-content-change table:id="ct367">
          <table:cell-address table:column="36" table:row="52" table:table="0"/>
          <office:change-info>
            <dc:creator> </dc:creator>
            <dc:date>2021-04-22T09:30:59.218896412</dc:date>
          </office:change-info>
          <table:previous>
            <table:change-track-table-cell table:cell-address="full_columns.AK53" table:formula="of:=AVERAGE([.BB20];[.BB27];[.BB34])" office:value-type="float" office:value="0"/>
          </table:previous>
        </table:cell-content-change>
        <table:cell-content-change table:id="ct368">
          <table:cell-address table:column="36" table:row="53" table:table="0"/>
          <office:change-info>
            <dc:creator> </dc:creator>
            <dc:date>2021-04-22T09:30:59.218904559</dc:date>
          </office:change-info>
          <table:previous>
            <table:change-track-table-cell table:cell-address="full_columns.AK54" table:formula="of:=AVERAGE([.BB21];[.BB28];[.BB35])" office:value-type="float" office:value="0"/>
          </table:previous>
        </table:cell-content-change>
        <table:cell-content-change table:id="ct369">
          <table:cell-address table:column="36" table:row="54" table:table="0"/>
          <office:change-info>
            <dc:creator> </dc:creator>
            <dc:date>2021-04-22T09:30:59.218920153</dc:date>
          </office:change-info>
          <table:previous>
            <table:change-track-table-cell table:cell-address="full_columns.AK55" table:formula="of:=AVERAGE([.BB22];[.BB29];[.BB36])" office:value-type="float" office:value="0"/>
          </table:previous>
        </table:cell-content-change>
        <table:cell-content-change table:id="ct370">
          <table:cell-address table:column="36" table:row="55" table:table="0"/>
          <office:change-info>
            <dc:creator> </dc:creator>
            <dc:date>2021-04-22T09:30:59.218929216</dc:date>
          </office:change-info>
          <table:previous>
            <table:change-track-table-cell table:cell-address="full_columns.AK56" table:formula="of:=AVERAGE([.BB23];[.BB30])" office:value-type="float" office:value="0"/>
          </table:previous>
        </table:cell-content-change>
        <table:cell-content-change table:id="ct371">
          <table:cell-address table:column="36" table:row="56" table:table="0"/>
          <office:change-info>
            <dc:creator> </dc:creator>
            <dc:date>2021-04-22T09:30:59.218937499</dc:date>
          </office:change-info>
          <table:previous>
            <table:change-track-table-cell table:cell-address="full_columns.AK57" table:formula="of:=AVERAGE([.BB24];[.BB31])" office:value-type="float" office:value="0"/>
          </table:previous>
        </table:cell-content-change>
        <table:cell-content-change table:id="ct372">
          <table:cell-address table:column="37" table:row="50" table:table="0"/>
          <office:change-info>
            <dc:creator> </dc:creator>
            <dc:date>2021-04-22T09:30:59.218947248</dc:date>
          </office:change-info>
          <table:previous>
            <table:change-track-table-cell table:cell-address="full_columns.AL51" table:formula="of:=AVERAGE([.BC18];[.BC25];[.BC32])" office:value-type="float" office:value="34.8816666666667"/>
          </table:previous>
        </table:cell-content-change>
        <table:cell-content-change table:id="ct373">
          <table:cell-address table:column="37" table:row="51" table:table="0"/>
          <office:change-info>
            <dc:creator> </dc:creator>
            <dc:date>2021-04-22T09:30:59.218956523</dc:date>
          </office:change-info>
          <table:previous>
            <table:change-track-table-cell table:cell-address="full_columns.AL52" table:formula="of:=AVERAGE([.BC19];[.BC26];[.BC33])" office:value-type="float" office:value="35.535"/>
          </table:previous>
        </table:cell-content-change>
        <table:cell-content-change table:id="ct374">
          <table:cell-address table:column="37" table:row="52" table:table="0"/>
          <office:change-info>
            <dc:creator> </dc:creator>
            <dc:date>2021-04-22T09:30:59.218965551</dc:date>
          </office:change-info>
          <table:previous>
            <table:change-track-table-cell table:cell-address="full_columns.AL53" table:formula="of:=AVERAGE([.BC20];[.BC27];[.BC34])" office:value-type="float" office:value="36.9625"/>
          </table:previous>
        </table:cell-content-change>
        <table:cell-content-change table:id="ct375">
          <table:cell-address table:column="37" table:row="53" table:table="0"/>
          <office:change-info>
            <dc:creator> </dc:creator>
            <dc:date>2021-04-22T09:30:59.218974482</dc:date>
          </office:change-info>
          <table:previous>
            <table:change-track-table-cell table:cell-address="full_columns.AL54" table:formula="of:=AVERAGE([.BC21];[.BC28];[.BC35])" office:value-type="float" office:value="36.4266666666667"/>
          </table:previous>
        </table:cell-content-change>
        <table:cell-content-change table:id="ct376">
          <table:cell-address table:column="37" table:row="54" table:table="0"/>
          <office:change-info>
            <dc:creator> </dc:creator>
            <dc:date>2021-04-22T09:30:59.218983223</dc:date>
          </office:change-info>
          <table:previous>
            <table:change-track-table-cell table:cell-address="full_columns.AL55" table:formula="of:=AVERAGE([.BC22];[.BC29];[.BC36])" office:value-type="float" office:value="37.14"/>
          </table:previous>
        </table:cell-content-change>
        <table:cell-content-change table:id="ct377">
          <table:cell-address table:column="37" table:row="55" table:table="0"/>
          <office:change-info>
            <dc:creator> </dc:creator>
            <dc:date>2021-04-22T09:30:59.218992038</dc:date>
          </office:change-info>
          <table:previous>
            <table:change-track-table-cell table:cell-address="full_columns.AL56" table:formula="of:=AVERAGE([.BC23];[.BC30])" office:value-type="float" office:value="33.57"/>
          </table:previous>
        </table:cell-content-change>
        <table:cell-content-change table:id="ct378">
          <table:cell-address table:column="37" table:row="56" table:table="0"/>
          <office:change-info>
            <dc:creator> </dc:creator>
            <dc:date>2021-04-22T09:30:59.219000913</dc:date>
          </office:change-info>
          <table:previous>
            <table:change-track-table-cell table:cell-address="full_columns.AL57" table:formula="of:=AVERAGE([.BC24];[.BC31])" office:value-type="float" office:value="41.6666666666667"/>
          </table:previous>
        </table:cell-content-change>
        <table:cell-content-change table:id="ct379">
          <table:cell-address table:column="38" table:row="50" table:table="0"/>
          <office:change-info>
            <dc:creator> </dc:creator>
            <dc:date>2021-04-22T09:30:59.219010856</dc:date>
          </office:change-info>
          <table:previous>
            <table:change-track-table-cell table:cell-address="full_columns.AM51" table:formula="of:=AVERAGE([.BD18];[.BD25];[.BD32])" office:value-type="float" office:value="71.1883333333333"/>
          </table:previous>
        </table:cell-content-change>
        <table:cell-content-change table:id="ct380">
          <table:cell-address table:column="38" table:row="51" table:table="0"/>
          <office:change-info>
            <dc:creator> </dc:creator>
            <dc:date>2021-04-22T09:30:59.219019898</dc:date>
          </office:change-info>
          <table:previous>
            <table:change-track-table-cell table:cell-address="full_columns.AM52" table:formula="of:=AVERAGE([.BD19];[.BD26];[.BD33])" office:value-type="float" office:value="74.465"/>
          </table:previous>
        </table:cell-content-change>
        <table:cell-content-change table:id="ct381">
          <table:cell-address table:column="38" table:row="52" table:table="0"/>
          <office:change-info>
            <dc:creator> </dc:creator>
            <dc:date>2021-04-22T09:30:59.219029051</dc:date>
          </office:change-info>
          <table:previous>
            <table:change-track-table-cell table:cell-address="full_columns.AM53" table:formula="of:=AVERAGE([.BD20];[.BD27];[.BD34])" office:value-type="float" office:value="74.11"/>
          </table:previous>
        </table:cell-content-change>
        <table:cell-content-change table:id="ct382">
          <table:cell-address table:column="38" table:row="53" table:table="0"/>
          <office:change-info>
            <dc:creator> </dc:creator>
            <dc:date>2021-04-22T09:30:59.219038120</dc:date>
          </office:change-info>
          <table:previous>
            <table:change-track-table-cell table:cell-address="full_columns.AM54" table:formula="of:=AVERAGE([.BD21];[.BD28];[.BD35])" office:value-type="float" office:value="70.95"/>
          </table:previous>
        </table:cell-content-change>
        <table:cell-content-change table:id="ct383">
          <table:cell-address table:column="38" table:row="54" table:table="0"/>
          <office:change-info>
            <dc:creator> </dc:creator>
            <dc:date>2021-04-22T09:30:59.219047285</dc:date>
          </office:change-info>
          <table:previous>
            <table:change-track-table-cell table:cell-address="full_columns.AM55" table:formula="of:=AVERAGE([.BD22];[.BD29];[.BD36])" office:value-type="float" office:value="68.3366666666667"/>
          </table:previous>
        </table:cell-content-change>
        <table:cell-content-change table:id="ct384">
          <table:cell-address table:column="38" table:row="55" table:table="0"/>
          <office:change-info>
            <dc:creator> </dc:creator>
            <dc:date>2021-04-22T09:30:59.219056189</dc:date>
          </office:change-info>
          <table:previous>
            <table:change-track-table-cell table:cell-address="full_columns.AM56" table:formula="of:=AVERAGE([.BD23];[.BD30])" office:value-type="float" office:value="67.38"/>
          </table:previous>
        </table:cell-content-change>
        <table:cell-content-change table:id="ct385">
          <table:cell-address table:column="38" table:row="56" table:table="0"/>
          <office:change-info>
            <dc:creator> </dc:creator>
            <dc:date>2021-04-22T09:30:59.219064991</dc:date>
          </office:change-info>
          <table:previous>
            <table:change-track-table-cell table:cell-address="full_columns.AM57" table:formula="of:=AVERAGE([.BD24];[.BD31])" office:value-type="float" office:value="79.5233333333333"/>
          </table:previous>
        </table:cell-content-change>
        <table:cell-content-change table:id="ct386">
          <table:cell-address table:column="39" table:row="50" table:table="0"/>
          <office:change-info>
            <dc:creator> </dc:creator>
            <dc:date>2021-04-22T09:30:59.219074610</dc:date>
          </office:change-info>
          <table:previous>
            <table:change-track-table-cell table:cell-address="full_columns.AN51" table:formula="of:=AVERAGE([.BE18];[.BE25];[.BE32])" office:value-type="float" office:value="63.69"/>
          </table:previous>
        </table:cell-content-change>
        <table:cell-content-change table:id="ct387">
          <table:cell-address table:column="39" table:row="51" table:table="0"/>
          <office:change-info>
            <dc:creator> </dc:creator>
            <dc:date>2021-04-22T09:30:59.219083957</dc:date>
          </office:change-info>
          <table:previous>
            <table:change-track-table-cell table:cell-address="full_columns.AN52" table:formula="of:=AVERAGE([.BE19];[.BE26];[.BE33])" office:value-type="float" office:value="61.07"/>
          </table:previous>
        </table:cell-content-change>
        <table:cell-content-change table:id="ct388">
          <table:cell-address table:column="39" table:row="52" table:table="0"/>
          <office:change-info>
            <dc:creator> </dc:creator>
            <dc:date>2021-04-22T09:30:59.219093116</dc:date>
          </office:change-info>
          <table:previous>
            <table:change-track-table-cell table:cell-address="full_columns.AN53" table:formula="of:=AVERAGE([.BE20];[.BE27];[.BE34])" office:value-type="float" office:value="62.86"/>
          </table:previous>
        </table:cell-content-change>
        <table:cell-content-change table:id="ct389">
          <table:cell-address table:column="39" table:row="53" table:table="0"/>
          <office:change-info>
            <dc:creator> </dc:creator>
            <dc:date>2021-04-22T09:30:59.219102437</dc:date>
          </office:change-info>
          <table:previous>
            <table:change-track-table-cell table:cell-address="full_columns.AN54" table:formula="of:=AVERAGE([.BE21];[.BE28];[.BE35])" office:value-type="float" office:value="65.4766666666667"/>
          </table:previous>
        </table:cell-content-change>
        <table:cell-content-change table:id="ct390">
          <table:cell-address table:column="39" table:row="54" table:table="0"/>
          <office:change-info>
            <dc:creator> </dc:creator>
            <dc:date>2021-04-22T09:30:59.219111403</dc:date>
          </office:change-info>
          <table:previous>
            <table:change-track-table-cell table:cell-address="full_columns.AN55" table:formula="of:=AVERAGE([.BE22];[.BE29];[.BE36])" office:value-type="float" office:value="68.81"/>
          </table:previous>
        </table:cell-content-change>
        <table:cell-content-change table:id="ct391">
          <table:cell-address table:column="39" table:row="55" table:table="0"/>
          <office:change-info>
            <dc:creator> </dc:creator>
            <dc:date>2021-04-22T09:30:59.219120705</dc:date>
          </office:change-info>
          <table:previous>
            <table:change-track-table-cell table:cell-address="full_columns.AN56" table:formula="of:=AVERAGE([.BE23];[.BE30])" office:value-type="float" office:value="66.19"/>
          </table:previous>
        </table:cell-content-change>
        <table:cell-content-change table:id="ct392">
          <table:cell-address table:column="39" table:row="56" table:table="0"/>
          <office:change-info>
            <dc:creator> </dc:creator>
            <dc:date>2021-04-22T09:30:59.219129395</dc:date>
          </office:change-info>
          <table:previous>
            <table:change-track-table-cell table:cell-address="full_columns.AN57" table:formula="of:=AVERAGE([.BE24];[.BE31])" office:value-type="float" office:value="62.14"/>
          </table:previous>
        </table:cell-content-change>
        <table:cell-content-change table:id="ct393">
          <table:cell-address table:column="40" table:row="50" table:table="0"/>
          <office:change-info>
            <dc:creator> </dc:creator>
            <dc:date>2021-04-22T09:30:59.219139449</dc:date>
          </office:change-info>
          <table:previous>
            <table:change-track-table-cell table:cell-address="full_columns.AO51" table:formula="of:=AVERAGE([.BF18];[.BF25];[.BF32])" office:value-type="float" office:value="66.2283333333333"/>
          </table:previous>
        </table:cell-content-change>
        <table:cell-content-change table:id="ct394">
          <table:cell-address table:column="40" table:row="51" table:table="0"/>
          <office:change-info>
            <dc:creator> </dc:creator>
            <dc:date>2021-04-22T09:30:59.219148867</dc:date>
          </office:change-info>
          <table:previous>
            <table:change-track-table-cell table:cell-address="full_columns.AO52" table:formula="of:=AVERAGE([.BF19];[.BF26];[.BF33])" office:value-type="float" office:value="65.705"/>
          </table:previous>
        </table:cell-content-change>
        <table:cell-content-change table:id="ct395">
          <table:cell-address table:column="40" table:row="52" table:table="0"/>
          <office:change-info>
            <dc:creator> </dc:creator>
            <dc:date>2021-04-22T09:30:59.219158243</dc:date>
          </office:change-info>
          <table:previous>
            <table:change-track-table-cell table:cell-address="full_columns.AO53" table:formula="of:=AVERAGE([.BF20];[.BF27];[.BF34])" office:value-type="float" office:value="66.535"/>
          </table:previous>
        </table:cell-content-change>
        <table:cell-content-change table:id="ct396">
          <table:cell-address table:column="40" table:row="53" table:table="0"/>
          <office:change-info>
            <dc:creator> </dc:creator>
            <dc:date>2021-04-22T09:30:59.219167536</dc:date>
          </office:change-info>
          <table:previous>
            <table:change-track-table-cell table:cell-address="full_columns.AO54" table:formula="of:=AVERAGE([.BF21];[.BF28];[.BF35])" office:value-type="float" office:value="67.2933333333333"/>
          </table:previous>
        </table:cell-content-change>
        <table:cell-content-change table:id="ct397">
          <table:cell-address table:column="40" table:row="54" table:table="0"/>
          <office:change-info>
            <dc:creator> </dc:creator>
            <dc:date>2021-04-22T09:30:59.219176590</dc:date>
          </office:change-info>
          <table:previous>
            <table:change-track-table-cell table:cell-address="full_columns.AO55" table:formula="of:=AVERAGE([.BF22];[.BF29];[.BF36])" office:value-type="float" office:value="68.7133333333333"/>
          </table:previous>
        </table:cell-content-change>
        <table:cell-content-change table:id="ct398">
          <table:cell-address table:column="40" table:row="55" table:table="0"/>
          <office:change-info>
            <dc:creator> </dc:creator>
            <dc:date>2021-04-22T09:30:59.219185725</dc:date>
          </office:change-info>
          <table:previous>
            <table:change-track-table-cell table:cell-address="full_columns.AO56" table:formula="of:=AVERAGE([.BF23];[.BF30])" office:value-type="float" office:value="66.6433333333333"/>
          </table:previous>
        </table:cell-content-change>
        <table:cell-content-change table:id="ct399">
          <table:cell-address table:column="40" table:row="56" table:table="0"/>
          <office:change-info>
            <dc:creator> </dc:creator>
            <dc:date>2021-04-22T09:30:59.219195830</dc:date>
          </office:change-info>
          <table:previous>
            <table:change-track-table-cell table:cell-address="full_columns.AO57" table:formula="of:=AVERAGE([.BF24];[.BF31])" office:value-type="float" office:value="67.6733333333333"/>
          </table:previous>
        </table:cell-content-change>
        <table:cell-content-change table:id="ct400">
          <table:cell-address table:column="41" table:row="50" table:table="0"/>
          <office:change-info>
            <dc:creator> </dc:creator>
            <dc:date>2021-04-22T09:30:59.219208721</dc:date>
          </office:change-info>
          <table:previous>
            <table:change-track-table-cell table:cell-address="full_columns.AP51" table:formula="of:=AVERAGE([.BG18];[.BG25];[.BG32])" office:value-type="float" office:value="67.44"/>
          </table:previous>
        </table:cell-content-change>
        <table:cell-content-change table:id="ct401">
          <table:cell-address table:column="41" table:row="51" table:table="0"/>
          <office:change-info>
            <dc:creator> </dc:creator>
            <dc:date>2021-04-22T09:30:59.219220386</dc:date>
          </office:change-info>
          <table:previous>
            <table:change-track-table-cell table:cell-address="full_columns.AP52" table:formula="of:=AVERAGE([.BG19];[.BG26];[.BG33])" office:value-type="float" office:value="67.77"/>
          </table:previous>
        </table:cell-content-change>
        <table:cell-content-change table:id="ct402">
          <table:cell-address table:column="41" table:row="52" table:table="0"/>
          <office:change-info>
            <dc:creator> </dc:creator>
            <dc:date>2021-04-22T09:30:59.219230084</dc:date>
          </office:change-info>
          <table:previous>
            <table:change-track-table-cell table:cell-address="full_columns.AP53" table:formula="of:=AVERAGE([.BG20];[.BG27];[.BG34])" office:value-type="float" office:value="68.485"/>
          </table:previous>
        </table:cell-content-change>
        <table:cell-content-change table:id="ct403">
          <table:cell-address table:column="41" table:row="53" table:table="0"/>
          <office:change-info>
            <dc:creator> </dc:creator>
            <dc:date>2021-04-22T09:30:59.219239449</dc:date>
          </office:change-info>
          <table:previous>
            <table:change-track-table-cell table:cell-address="full_columns.AP54" table:formula="of:=AVERAGE([.BG21];[.BG28];[.BG35])" office:value-type="float" office:value="68.2166666666667"/>
          </table:previous>
        </table:cell-content-change>
        <table:cell-content-change table:id="ct404">
          <table:cell-address table:column="41" table:row="54" table:table="0"/>
          <office:change-info>
            <dc:creator> </dc:creator>
            <dc:date>2021-04-22T09:30:59.219248795</dc:date>
          </office:change-info>
          <table:previous>
            <table:change-track-table-cell table:cell-address="full_columns.AP55" table:formula="of:=AVERAGE([.BG22];[.BG29];[.BG36])" office:value-type="float" office:value="68.5733333333333"/>
          </table:previous>
        </table:cell-content-change>
        <table:cell-content-change table:id="ct405">
          <table:cell-address table:column="41" table:row="55" table:table="0"/>
          <office:change-info>
            <dc:creator> </dc:creator>
            <dc:date>2021-04-22T09:30:59.219258344</dc:date>
          </office:change-info>
          <table:previous>
            <table:change-track-table-cell table:cell-address="full_columns.AP56" table:formula="of:=AVERAGE([.BG23];[.BG30])" office:value-type="float" office:value="66.7866666666667"/>
          </table:previous>
        </table:cell-content-change>
        <table:cell-content-change table:id="ct406">
          <table:cell-address table:column="41" table:row="56" table:table="0"/>
          <office:change-info>
            <dc:creator> </dc:creator>
            <dc:date>2021-04-22T09:30:59.219267832</dc:date>
          </office:change-info>
          <table:previous>
            <table:change-track-table-cell table:cell-address="full_columns.AP57" table:formula="of:=AVERAGE([.BG24];[.BG31])" office:value-type="float" office:value="70.8333333333333"/>
          </table:previous>
        </table:cell-content-change>
        <table:cell-content-change table:id="ct407">
          <table:cell-address table:column="42" table:row="50" table:table="0"/>
          <office:change-info>
            <dc:creator> </dc:creator>
            <dc:date>2021-04-22T09:30:59.219277422</dc:date>
          </office:change-info>
          <table:previous>
            <table:change-track-table-cell table:cell-address="full_columns.AQ51" table:formula="of:=AVERAGE([.BH18];[.BH25];[.BH32])" office:value-type="float" office:value="0"/>
          </table:previous>
        </table:cell-content-change>
        <table:cell-content-change table:id="ct408">
          <table:cell-address table:column="42" table:row="51" table:table="0"/>
          <office:change-info>
            <dc:creator> </dc:creator>
            <dc:date>2021-04-22T09:30:59.219286161</dc:date>
          </office:change-info>
          <table:previous>
            <table:change-track-table-cell table:cell-address="full_columns.AQ52" table:formula="of:=AVERAGE([.BH19];[.BH26];[.BH33])" office:value-type="float" office:value="0"/>
          </table:previous>
        </table:cell-content-change>
        <table:cell-content-change table:id="ct409">
          <table:cell-address table:column="42" table:row="52" table:table="0"/>
          <office:change-info>
            <dc:creator> </dc:creator>
            <dc:date>2021-04-22T09:30:59.219295149</dc:date>
          </office:change-info>
          <table:previous>
            <table:change-track-table-cell table:cell-address="full_columns.AQ53" table:formula="of:=AVERAGE([.BH20];[.BH27];[.BH34])" office:value-type="float" office:value="0"/>
          </table:previous>
        </table:cell-content-change>
        <table:cell-content-change table:id="ct410">
          <table:cell-address table:column="42" table:row="53" table:table="0"/>
          <office:change-info>
            <dc:creator> </dc:creator>
            <dc:date>2021-04-22T09:30:59.219304048</dc:date>
          </office:change-info>
          <table:previous>
            <table:change-track-table-cell table:cell-address="full_columns.AQ54" table:formula="of:=AVERAGE([.BH21];[.BH28];[.BH35])" office:value-type="float" office:value="0"/>
          </table:previous>
        </table:cell-content-change>
        <table:cell-content-change table:id="ct411">
          <table:cell-address table:column="42" table:row="54" table:table="0"/>
          <office:change-info>
            <dc:creator> </dc:creator>
            <dc:date>2021-04-22T09:30:59.219313391</dc:date>
          </office:change-info>
          <table:previous>
            <table:change-track-table-cell table:cell-address="full_columns.AQ55" table:formula="of:=AVERAGE([.BH22];[.BH29];[.BH36])" office:value-type="float" office:value="0"/>
          </table:previous>
        </table:cell-content-change>
        <table:cell-content-change table:id="ct412">
          <table:cell-address table:column="42" table:row="55" table:table="0"/>
          <office:change-info>
            <dc:creator> </dc:creator>
            <dc:date>2021-04-22T09:30:59.219322454</dc:date>
          </office:change-info>
          <table:previous>
            <table:change-track-table-cell table:cell-address="full_columns.AQ56" table:formula="of:=AVERAGE([.BH23];[.BH30])" office:value-type="float" office:value="0"/>
          </table:previous>
        </table:cell-content-change>
        <table:cell-content-change table:id="ct413">
          <table:cell-address table:column="42" table:row="56" table:table="0"/>
          <office:change-info>
            <dc:creator> </dc:creator>
            <dc:date>2021-04-22T09:30:59.219331002</dc:date>
          </office:change-info>
          <table:previous>
            <table:change-track-table-cell table:cell-address="full_columns.AQ57" table:formula="of:=AVERAGE([.BH24];[.BH31])" office:value-type="float" office:value="0"/>
          </table:previous>
        </table:cell-content-change>
        <table:cell-content-change table:id="ct414">
          <table:cell-address table:column="43" table:row="50" table:table="0"/>
          <office:change-info>
            <dc:creator> </dc:creator>
            <dc:date>2021-04-22T09:30:59.219340602</dc:date>
          </office:change-info>
          <table:previous>
            <table:change-track-table-cell table:cell-address="full_columns.AR51" table:formula="of:=AVERAGE([.BI18];[.BI25];[.BI32])" office:value-type="float" office:value="0.00384778911564626"/>
          </table:previous>
        </table:cell-content-change>
        <table:cell-content-change table:id="ct415">
          <table:cell-address table:column="43" table:row="51" table:table="0"/>
          <office:change-info>
            <dc:creator> </dc:creator>
            <dc:date>2021-04-22T09:30:59.219350451</dc:date>
          </office:change-info>
          <table:previous>
            <table:change-track-table-cell table:cell-address="full_columns.AR52" table:formula="of:=AVERAGE([.BI19];[.BI26];[.BI33])" office:value-type="float" office:value="0.00293367346938776"/>
          </table:previous>
        </table:cell-content-change>
        <table:cell-content-change table:id="ct416">
          <table:cell-address table:column="43" table:row="52" table:table="0"/>
          <office:change-info>
            <dc:creator> </dc:creator>
            <dc:date>2021-04-22T09:30:59.219360369</dc:date>
          </office:change-info>
          <table:previous>
            <table:change-track-table-cell table:cell-address="full_columns.AR53" table:formula="of:=AVERAGE([.BI20];[.BI27];[.BI34])" office:value-type="float" office:value="0.00589923469387755"/>
          </table:previous>
        </table:cell-content-change>
        <table:cell-content-change table:id="ct417">
          <table:cell-address table:column="43" table:row="53" table:table="0"/>
          <office:change-info>
            <dc:creator> </dc:creator>
            <dc:date>2021-04-22T09:30:59.219369986</dc:date>
          </office:change-info>
          <table:previous>
            <table:change-track-table-cell table:cell-address="full_columns.AR54" table:formula="of:=AVERAGE([.BI21];[.BI28];[.BI35])" office:value-type="float" office:value="0.00616496598639455"/>
          </table:previous>
        </table:cell-content-change>
        <table:cell-content-change table:id="ct418">
          <table:cell-address table:column="43" table:row="54" table:table="0"/>
          <office:change-info>
            <dc:creator> </dc:creator>
            <dc:date>2021-04-22T09:30:59.219379381</dc:date>
          </office:change-info>
          <table:previous>
            <table:change-track-table-cell table:cell-address="full_columns.AR55" table:formula="of:=AVERAGE([.BI22];[.BI29];[.BI36])" office:value-type="float" office:value="0.00182823129251701"/>
          </table:previous>
        </table:cell-content-change>
        <table:cell-content-change table:id="ct419">
          <table:cell-address table:column="43" table:row="55" table:table="0"/>
          <office:change-info>
            <dc:creator> </dc:creator>
            <dc:date>2021-04-22T09:30:59.219389009</dc:date>
          </office:change-info>
          <table:previous>
            <table:change-track-table-cell table:cell-address="full_columns.AR56" table:formula="of:=AVERAGE([.BI23];[.BI30])" office:value-type="float" office:value="0.00174319727891156"/>
          </table:previous>
        </table:cell-content-change>
        <table:cell-content-change table:id="ct420">
          <table:cell-address table:column="43" table:row="56" table:table="0"/>
          <office:change-info>
            <dc:creator> </dc:creator>
            <dc:date>2021-04-22T09:30:59.219398563</dc:date>
          </office:change-info>
          <table:previous>
            <table:change-track-table-cell table:cell-address="full_columns.AR57" table:formula="of:=AVERAGE([.BI24];[.BI31])" office:value-type="float" office:value="0.00357142857142857"/>
          </table:previous>
        </table:cell-content-change>
        <table:cell-content-change table:id="ct421">
          <table:cell-address table:column="44" table:row="50" table:table="0"/>
          <office:change-info>
            <dc:creator> </dc:creator>
            <dc:date>2021-04-22T09:30:59.219408739</dc:date>
          </office:change-info>
          <table:previous>
            <table:change-track-table-cell table:cell-address="full_columns.AS51" table:formula="of:=AVERAGE([.BJ18];[.BJ25];[.BJ32])" office:value-type="float" office:value="0.00208333333333333"/>
          </table:previous>
        </table:cell-content-change>
        <table:cell-content-change table:id="ct422">
          <table:cell-address table:column="44" table:row="51" table:table="0"/>
          <office:change-info>
            <dc:creator> </dc:creator>
            <dc:date>2021-04-22T09:30:59.219418208</dc:date>
          </office:change-info>
          <table:previous>
            <table:change-track-table-cell table:cell-address="full_columns.AS52" table:formula="of:=AVERAGE([.BJ19];[.BJ26];[.BJ33])" office:value-type="float" office:value="0.00169005102040816"/>
          </table:previous>
        </table:cell-content-change>
        <table:cell-content-change table:id="ct423">
          <table:cell-address table:column="44" table:row="52" table:table="0"/>
          <office:change-info>
            <dc:creator> </dc:creator>
            <dc:date>2021-04-22T09:30:59.219428012</dc:date>
          </office:change-info>
          <table:previous>
            <table:change-track-table-cell table:cell-address="full_columns.AS53" table:formula="of:=AVERAGE([.BJ20];[.BJ27];[.BJ34])" office:value-type="float" office:value="0.00315688775510204"/>
          </table:previous>
        </table:cell-content-change>
        <table:cell-content-change table:id="ct424">
          <table:cell-address table:column="44" table:row="53" table:table="0"/>
          <office:change-info>
            <dc:creator> </dc:creator>
            <dc:date>2021-04-22T09:30:59.219437641</dc:date>
          </office:change-info>
          <table:previous>
            <table:change-track-table-cell table:cell-address="full_columns.AS54" table:formula="of:=AVERAGE([.BJ21];[.BJ28];[.BJ35])" office:value-type="float" office:value="0.00412414965986395"/>
          </table:previous>
        </table:cell-content-change>
        <table:cell-content-change table:id="ct425">
          <table:cell-address table:column="44" table:row="54" table:table="0"/>
          <office:change-info>
            <dc:creator> </dc:creator>
            <dc:date>2021-04-22T09:30:59.219447468</dc:date>
          </office:change-info>
          <table:previous>
            <table:change-track-table-cell table:cell-address="full_columns.AS55" table:formula="of:=AVERAGE([.BJ22];[.BJ29];[.BJ36])" office:value-type="float" office:value="0.00148809523809524"/>
          </table:previous>
        </table:cell-content-change>
        <table:cell-content-change table:id="ct426">
          <table:cell-address table:column="44" table:row="55" table:table="0"/>
          <office:change-info>
            <dc:creator> </dc:creator>
            <dc:date>2021-04-22T09:30:59.219457003</dc:date>
          </office:change-info>
          <table:previous>
            <table:change-track-table-cell table:cell-address="full_columns.AS56" table:formula="of:=AVERAGE([.BJ23];[.BJ30])" office:value-type="float" office:value="0.00136054421768707"/>
          </table:previous>
        </table:cell-content-change>
        <table:cell-content-change table:id="ct427">
          <table:cell-address table:column="44" table:row="56" table:table="0"/>
          <office:change-info>
            <dc:creator> </dc:creator>
            <dc:date>2021-04-22T09:30:59.219466388</dc:date>
          </office:change-info>
          <table:previous>
            <table:change-track-table-cell table:cell-address="full_columns.AS57" table:formula="of:=AVERAGE([.BJ24];[.BJ31])" office:value-type="float" office:value="0.0014030612244898"/>
          </table:previous>
        </table:cell-content-change>
        <table:cell-content-change table:id="ct428">
          <table:cell-address table:column="45" table:row="50" table:table="0"/>
          <office:change-info>
            <dc:creator> </dc:creator>
            <dc:date>2021-04-22T09:30:59.219476637</dc:date>
          </office:change-info>
          <table:previous>
            <table:change-track-table-cell table:cell-address="full_columns.AT51" table:formula="of:=AVERAGE([.BK18];[.BK25];[.BK32])" office:value-type="float" office:value="0.000977891156462586"/>
          </table:previous>
        </table:cell-content-change>
        <table:cell-content-change table:id="ct429">
          <table:cell-address table:column="45" table:row="51" table:table="0"/>
          <office:change-info>
            <dc:creator> </dc:creator>
            <dc:date>2021-04-22T09:30:59.219486471</dc:date>
          </office:change-info>
          <table:previous>
            <table:change-track-table-cell table:cell-address="full_columns.AT52" table:formula="of:=AVERAGE([.BK19];[.BK26];[.BK33])" office:value-type="float" office:value="0.000733418367346939"/>
          </table:previous>
        </table:cell-content-change>
        <table:cell-content-change table:id="ct430">
          <table:cell-address table:column="45" table:row="52" table:table="0"/>
          <office:change-info>
            <dc:creator> </dc:creator>
            <dc:date>2021-04-22T09:30:59.219496060</dc:date>
          </office:change-info>
          <table:previous>
            <table:change-track-table-cell table:cell-address="full_columns.AT53" table:formula="of:=AVERAGE([.BK20];[.BK27];[.BK34])" office:value-type="float" office:value="0.00127551020408163"/>
          </table:previous>
        </table:cell-content-change>
        <table:cell-content-change table:id="ct431">
          <table:cell-address table:column="45" table:row="53" table:table="0"/>
          <office:change-info>
            <dc:creator> </dc:creator>
            <dc:date>2021-04-22T09:30:59.219505880</dc:date>
          </office:change-info>
          <table:previous>
            <table:change-track-table-cell table:cell-address="full_columns.AT54" table:formula="of:=AVERAGE([.BK21];[.BK28];[.BK35])" office:value-type="float" office:value="0.000977891156462586"/>
          </table:previous>
        </table:cell-content-change>
        <table:cell-content-change table:id="ct432">
          <table:cell-address table:column="45" table:row="54" table:table="0"/>
          <office:change-info>
            <dc:creator> </dc:creator>
            <dc:date>2021-04-22T09:30:59.219515613</dc:date>
          </office:change-info>
          <table:previous>
            <table:change-track-table-cell table:cell-address="full_columns.AT55" table:formula="of:=AVERAGE([.BK22];[.BK29];[.BK36])" office:value-type="float" office:value="0.000977891156462586"/>
          </table:previous>
        </table:cell-content-change>
        <table:cell-content-change table:id="ct433">
          <table:cell-address table:column="45" table:row="55" table:table="0"/>
          <office:change-info>
            <dc:creator> </dc:creator>
            <dc:date>2021-04-22T09:30:59.219525327</dc:date>
          </office:change-info>
          <table:previous>
            <table:change-track-table-cell table:cell-address="full_columns.AT56" table:formula="of:=AVERAGE([.BK23];[.BK30])" office:value-type="float" office:value="0.00038265306122449"/>
          </table:previous>
        </table:cell-content-change>
        <table:cell-content-change table:id="ct434">
          <table:cell-address table:column="45" table:row="56" table:table="0"/>
          <office:change-info>
            <dc:creator> </dc:creator>
            <dc:date>2021-04-22T09:30:59.219534639</dc:date>
          </office:change-info>
          <table:previous>
            <table:change-track-table-cell table:cell-address="full_columns.AT57" table:formula="of:=AVERAGE([.BK24];[.BK31])" office:value-type="float" office:value="0.00119047619047619"/>
          </table:previous>
        </table:cell-content-change>
        <table:cell-content-change table:id="ct435">
          <table:cell-address table:column="46" table:row="50" table:table="0"/>
          <office:change-info>
            <dc:creator> </dc:creator>
            <dc:date>2021-04-22T09:30:59.219544979</dc:date>
          </office:change-info>
          <table:previous>
            <table:change-track-table-cell table:cell-address="full_columns.AU51" table:formula="of:=AVERAGE([.BL18];[.BL25];[.BL32])" office:value-type="float" office:value="0.000764285628971454"/>
          </table:previous>
        </table:cell-content-change>
        <table:cell-content-change table:id="ct436">
          <table:cell-address table:column="46" table:row="51" table:table="0"/>
          <office:change-info>
            <dc:creator> </dc:creator>
            <dc:date>2021-04-22T09:30:59.219554689</dc:date>
          </office:change-info>
          <table:previous>
            <table:change-track-table-cell table:cell-address="full_columns.AU52" table:formula="of:=AVERAGE([.BL19];[.BL26];[.BL33])" office:value-type="float" office:value="0.000504164453827478"/>
          </table:previous>
        </table:cell-content-change>
        <table:cell-content-change table:id="ct437">
          <table:cell-address table:column="46" table:row="52" table:table="0"/>
          <office:change-info>
            <dc:creator> </dc:creator>
            <dc:date>2021-04-22T09:30:59.219564577</dc:date>
          </office:change-info>
          <table:previous>
            <table:change-track-table-cell table:cell-address="full_columns.AU53" table:formula="of:=AVERAGE([.BL20];[.BL27];[.BL34])" office:value-type="float" office:value="0.00113275975634974"/>
          </table:previous>
        </table:cell-content-change>
        <table:cell-content-change table:id="ct438">
          <table:cell-address table:column="46" table:row="53" table:table="0"/>
          <office:change-info>
            <dc:creator> </dc:creator>
            <dc:date>2021-04-22T09:30:59.219574546</dc:date>
          </office:change-info>
          <table:previous>
            <table:change-track-table-cell table:cell-address="full_columns.AU54" table:formula="of:=AVERAGE([.BL21];[.BL28];[.BL35])" office:value-type="float" office:value="0.000962466585705086"/>
          </table:previous>
        </table:cell-content-change>
        <table:cell-content-change table:id="ct439">
          <table:cell-address table:column="46" table:row="54" table:table="0"/>
          <office:change-info>
            <dc:creator> </dc:creator>
            <dc:date>2021-04-22T09:30:59.219584525</dc:date>
          </office:change-info>
          <table:previous>
            <table:change-track-table-cell table:cell-address="full_columns.AU55" table:formula="of:=AVERAGE([.BL22];[.BL29];[.BL36])" office:value-type="float" office:value="0.00041855670056178"/>
          </table:previous>
        </table:cell-content-change>
        <table:cell-content-change table:id="ct440">
          <table:cell-address table:column="46" table:row="55" table:table="0"/>
          <office:change-info>
            <dc:creator> </dc:creator>
            <dc:date>2021-04-22T09:30:59.219594317</dc:date>
          </office:change-info>
          <table:previous>
            <table:change-track-table-cell table:cell-address="full_columns.AU56" table:formula="of:=AVERAGE([.BL23];[.BL30])" office:value-type="float" office:value="0.00031633869286289"/>
          </table:previous>
        </table:cell-content-change>
        <table:cell-content-change table:id="ct441">
          <table:cell-address table:column="46" table:row="56" table:table="0"/>
          <office:change-info>
            <dc:creator> </dc:creator>
            <dc:date>2021-04-22T09:30:59.219603954</dc:date>
          </office:change-info>
          <table:previous>
            <table:change-track-table-cell table:cell-address="full_columns.AU57" table:formula="of:=AVERAGE([.BL24];[.BL31])" office:value-type="float" office:value="0.000689272207094116"/>
          </table:previous>
        </table:cell-content-change>
        <table:cell-content-change table:id="ct442">
          <table:cell-address table:column="47" table:row="50" table:table="0"/>
          <office:change-info>
            <dc:creator> </dc:creator>
            <dc:date>2021-04-22T09:30:59.219614601</dc:date>
          </office:change-info>
          <table:previous>
            <table:change-track-table-cell table:cell-address="full_columns.AV51" table:formula="of:=AVERAGE([.BM18];[.BM25];[.BM32])" office:value-type="float" office:value="0.000961947278911564"/>
          </table:previous>
        </table:cell-content-change>
        <table:cell-content-change table:id="ct443">
          <table:cell-address table:column="47" table:row="51" table:table="0"/>
          <office:change-info>
            <dc:creator> </dc:creator>
            <dc:date>2021-04-22T09:30:59.219624566</dc:date>
          </office:change-info>
          <table:previous>
            <table:change-track-table-cell table:cell-address="full_columns.AV52" table:formula="of:=AVERAGE([.BM19];[.BM26];[.BM33])" office:value-type="float" office:value="0.000733418367346939"/>
          </table:previous>
        </table:cell-content-change>
        <table:cell-content-change table:id="ct444">
          <table:cell-address table:column="47" table:row="52" table:table="0"/>
          <office:change-info>
            <dc:creator> </dc:creator>
            <dc:date>2021-04-22T09:30:59.219634591</dc:date>
          </office:change-info>
          <table:previous>
            <table:change-track-table-cell table:cell-address="full_columns.AV53" table:formula="of:=AVERAGE([.BM20];[.BM27];[.BM34])" office:value-type="float" office:value="0.00147480867346939"/>
          </table:previous>
        </table:cell-content-change>
        <table:cell-content-change table:id="ct445">
          <table:cell-address table:column="47" table:row="53" table:table="0"/>
          <office:change-info>
            <dc:creator> </dc:creator>
            <dc:date>2021-04-22T09:30:59.219644470</dc:date>
          </office:change-info>
          <table:previous>
            <table:change-track-table-cell table:cell-address="full_columns.AV54" table:formula="of:=AVERAGE([.BM21];[.BM28];[.BM35])" office:value-type="float" office:value="0.00154124149659864"/>
          </table:previous>
        </table:cell-content-change>
        <table:cell-content-change table:id="ct446">
          <table:cell-address table:column="47" table:row="54" table:table="0"/>
          <office:change-info>
            <dc:creator> </dc:creator>
            <dc:date>2021-04-22T09:30:59.219654450</dc:date>
          </office:change-info>
          <table:previous>
            <table:change-track-table-cell table:cell-address="full_columns.AV55" table:formula="of:=AVERAGE([.BM22];[.BM29];[.BM36])" office:value-type="float" office:value="0.000457057823129251"/>
          </table:previous>
        </table:cell-content-change>
        <table:cell-content-change table:id="ct447">
          <table:cell-address table:column="47" table:row="55" table:table="0"/>
          <office:change-info>
            <dc:creator> </dc:creator>
            <dc:date>2021-04-22T09:30:59.219668988</dc:date>
          </office:change-info>
          <table:previous>
            <table:change-track-table-cell table:cell-address="full_columns.AV56" table:formula="of:=AVERAGE([.BM23];[.BM30])" office:value-type="float" office:value="0.000435799319727891"/>
          </table:previous>
        </table:cell-content-change>
        <table:cell-content-change table:id="ct448">
          <table:cell-address table:column="47" table:row="56" table:table="0"/>
          <office:change-info>
            <dc:creator> </dc:creator>
            <dc:date>2021-04-22T09:30:59.219680003</dc:date>
          </office:change-info>
          <table:previous>
            <table:change-track-table-cell table:cell-address="full_columns.AV57" table:formula="of:=AVERAGE([.BM24];[.BM31])" office:value-type="float" office:value="0.000892857142857143"/>
          </table:previous>
        </table:cell-content-change>
        <table:cell-content-change table:id="ct449">
          <table:cell-address table:column="48" table:row="50" table:table="0"/>
          <office:change-info>
            <dc:creator> </dc:creator>
            <dc:date>2021-04-22T09:30:59.219690736</dc:date>
          </office:change-info>
          <table:previous>
            <table:change-track-table-cell table:cell-address="full_columns.AW51" table:formula="of:=AVERAGE([.BN18];[.BN25];[.BN32])" office:value-type="float" office:value="0"/>
          </table:previous>
        </table:cell-content-change>
        <table:cell-content-change table:id="ct450">
          <table:cell-address table:column="48" table:row="51" table:table="0"/>
          <office:change-info>
            <dc:creator> </dc:creator>
            <dc:date>2021-04-22T09:30:59.219700181</dc:date>
          </office:change-info>
          <table:previous>
            <table:change-track-table-cell table:cell-address="full_columns.AW52" table:formula="of:=AVERAGE([.BN19];[.BN26];[.BN33])" office:value-type="float" office:value="0"/>
          </table:previous>
        </table:cell-content-change>
        <table:cell-content-change table:id="ct451">
          <table:cell-address table:column="48" table:row="52" table:table="0"/>
          <office:change-info>
            <dc:creator> </dc:creator>
            <dc:date>2021-04-22T09:30:59.219709902</dc:date>
          </office:change-info>
          <table:previous>
            <table:change-track-table-cell table:cell-address="full_columns.AW53" table:formula="of:=AVERAGE([.BN20];[.BN27];[.BN34])" office:value-type="float" office:value="0"/>
          </table:previous>
        </table:cell-content-change>
        <table:cell-content-change table:id="ct452">
          <table:cell-address table:column="48" table:row="53" table:table="0"/>
          <office:change-info>
            <dc:creator> </dc:creator>
            <dc:date>2021-04-22T09:30:59.219719221</dc:date>
          </office:change-info>
          <table:previous>
            <table:change-track-table-cell table:cell-address="full_columns.AW54" table:formula="of:=AVERAGE([.BN21];[.BN28];[.BN35])" office:value-type="float" office:value="0"/>
          </table:previous>
        </table:cell-content-change>
        <table:cell-content-change table:id="ct453">
          <table:cell-address table:column="48" table:row="54" table:table="0"/>
          <office:change-info>
            <dc:creator> </dc:creator>
            <dc:date>2021-04-22T09:30:59.219728551</dc:date>
          </office:change-info>
          <table:previous>
            <table:change-track-table-cell table:cell-address="full_columns.AW55" table:formula="of:=AVERAGE([.BN22];[.BN29];[.BN36])" office:value-type="float" office:value="0"/>
          </table:previous>
        </table:cell-content-change>
        <table:cell-content-change table:id="ct454">
          <table:cell-address table:column="48" table:row="55" table:table="0"/>
          <office:change-info>
            <dc:creator> </dc:creator>
            <dc:date>2021-04-22T09:30:59.219737820</dc:date>
          </office:change-info>
          <table:previous>
            <table:change-track-table-cell table:cell-address="full_columns.AW56" table:formula="of:=AVERAGE([.BN23];[.BN30])" office:value-type="float" office:value="0"/>
          </table:previous>
        </table:cell-content-change>
        <table:cell-content-change table:id="ct455">
          <table:cell-address table:column="48" table:row="56" table:table="0"/>
          <office:change-info>
            <dc:creator> </dc:creator>
            <dc:date>2021-04-22T09:30:59.219747462</dc:date>
          </office:change-info>
          <table:previous>
            <table:change-track-table-cell table:cell-address="full_columns.AW57" table:formula="of:=AVERAGE([.BN24];[.BN31])" office:value-type="float" office:value="0"/>
          </table:previous>
        </table:cell-content-change>
        <table:cell-content-change table:id="ct456">
          <table:cell-address table:column="49" table:row="50" table:table="0"/>
          <office:change-info>
            <dc:creator> </dc:creator>
            <dc:date>2021-04-22T09:30:59.219757589</dc:date>
          </office:change-info>
          <table:previous>
            <table:change-track-table-cell table:cell-address="full_columns.AX51" table:formula="of:=AVERAGE([.BO18];[.BO25];[.BO32])" office:value-type="float" office:value="33.5716666666667"/>
          </table:previous>
        </table:cell-content-change>
        <table:cell-content-change table:id="ct457">
          <table:cell-address table:column="49" table:row="51" table:table="0"/>
          <office:change-info>
            <dc:creator> </dc:creator>
            <dc:date>2021-04-22T09:30:59.219767704</dc:date>
          </office:change-info>
          <table:previous>
            <table:change-track-table-cell table:cell-address="full_columns.AX52" table:formula="of:=AVERAGE([.BO19];[.BO26];[.BO33])" office:value-type="float" office:value="36.25"/>
          </table:previous>
        </table:cell-content-change>
        <table:cell-content-change table:id="ct458">
          <table:cell-address table:column="49" table:row="52" table:table="0"/>
          <office:change-info>
            <dc:creator> </dc:creator>
            <dc:date>2021-04-22T09:30:59.219777732</dc:date>
          </office:change-info>
          <table:previous>
            <table:change-track-table-cell table:cell-address="full_columns.AX53" table:formula="of:=AVERAGE([.BO20];[.BO27];[.BO34])" office:value-type="float" office:value="34.105"/>
          </table:previous>
        </table:cell-content-change>
        <table:cell-content-change table:id="ct459">
          <table:cell-address table:column="49" table:row="53" table:table="0"/>
          <office:change-info>
            <dc:creator> </dc:creator>
            <dc:date>2021-04-22T09:30:59.219787872</dc:date>
          </office:change-info>
          <table:previous>
            <table:change-track-table-cell table:cell-address="full_columns.AX54" table:formula="of:=AVERAGE([.BO21];[.BO28];[.BO35])" office:value-type="float" office:value="34.0466666666667"/>
          </table:previous>
        </table:cell-content-change>
        <table:cell-content-change table:id="ct460">
          <table:cell-address table:column="49" table:row="54" table:table="0"/>
          <office:change-info>
            <dc:creator> </dc:creator>
            <dc:date>2021-04-22T09:30:59.219798084</dc:date>
          </office:change-info>
          <table:previous>
            <table:change-track-table-cell table:cell-address="full_columns.AX55" table:formula="of:=AVERAGE([.BO22];[.BO29];[.BO36])" office:value-type="float" office:value="35"/>
          </table:previous>
        </table:cell-content-change>
        <table:cell-content-change table:id="ct461">
          <table:cell-address table:column="49" table:row="55" table:table="0"/>
          <office:change-info>
            <dc:creator> </dc:creator>
            <dc:date>2021-04-22T09:30:59.219808231</dc:date>
          </office:change-info>
          <table:previous>
            <table:change-track-table-cell table:cell-address="full_columns.AX56" table:formula="of:=AVERAGE([.BO23];[.BO30])" office:value-type="float" office:value="32.1433333333333"/>
          </table:previous>
        </table:cell-content-change>
        <table:cell-content-change table:id="ct462">
          <table:cell-address table:column="49" table:row="56" table:table="0"/>
          <office:change-info>
            <dc:creator> </dc:creator>
            <dc:date>2021-04-22T09:30:59.219818198</dc:date>
          </office:change-info>
          <table:previous>
            <table:change-track-table-cell table:cell-address="full_columns.AX57" table:formula="of:=AVERAGE([.BO24];[.BO31])" office:value-type="float" office:value="38.8066666666667"/>
          </table:previous>
        </table:cell-content-change>
        <table:cell-content-change table:id="ct463">
          <table:cell-address table:column="50" table:row="50" table:table="0"/>
          <office:change-info>
            <dc:creator> </dc:creator>
            <dc:date>2021-04-22T09:30:59.219828956</dc:date>
          </office:change-info>
          <table:previous>
            <table:change-track-table-cell table:cell-address="full_columns.AY51" table:formula="of:=AVERAGE([.BP18];[.BP25];[.BP32])" office:value-type="float" office:value="69.6416666666667"/>
          </table:previous>
        </table:cell-content-change>
        <table:cell-content-change table:id="ct464">
          <table:cell-address table:column="50" table:row="51" table:table="0"/>
          <office:change-info>
            <dc:creator> </dc:creator>
            <dc:date>2021-04-22T09:30:59.219839527</dc:date>
          </office:change-info>
          <table:previous>
            <table:change-track-table-cell table:cell-address="full_columns.AY52" table:formula="of:=AVERAGE([.BP19];[.BP26];[.BP33])" office:value-type="float" office:value="75.355"/>
          </table:previous>
        </table:cell-content-change>
        <table:cell-content-change table:id="ct465">
          <table:cell-address table:column="50" table:row="52" table:table="0"/>
          <office:change-info>
            <dc:creator> </dc:creator>
            <dc:date>2021-04-22T09:30:59.219849892</dc:date>
          </office:change-info>
          <table:previous>
            <table:change-track-table-cell table:cell-address="full_columns.AY53" table:formula="of:=AVERAGE([.BP20];[.BP27];[.BP34])" office:value-type="float" office:value="70"/>
          </table:previous>
        </table:cell-content-change>
        <table:cell-content-change table:id="ct466">
          <table:cell-address table:column="50" table:row="53" table:table="0"/>
          <office:change-info>
            <dc:creator> </dc:creator>
            <dc:date>2021-04-22T09:30:59.219860147</dc:date>
          </office:change-info>
          <table:previous>
            <table:change-track-table-cell table:cell-address="full_columns.AY54" table:formula="of:=AVERAGE([.BP21];[.BP28];[.BP35])" office:value-type="float" office:value="68.3366666666667"/>
          </table:previous>
        </table:cell-content-change>
        <table:cell-content-change table:id="ct467">
          <table:cell-address table:column="50" table:row="54" table:table="0"/>
          <office:change-info>
            <dc:creator> </dc:creator>
            <dc:date>2021-04-22T09:30:59.219870963</dc:date>
          </office:change-info>
          <table:previous>
            <table:change-track-table-cell table:cell-address="full_columns.AY55" table:formula="of:=AVERAGE([.BP22];[.BP29];[.BP36])" office:value-type="float" office:value="67.1433333333333"/>
          </table:previous>
        </table:cell-content-change>
        <table:cell-content-change table:id="ct468">
          <table:cell-address table:column="50" table:row="55" table:table="0"/>
          <office:change-info>
            <dc:creator> </dc:creator>
            <dc:date>2021-04-22T09:30:59.219881140</dc:date>
          </office:change-info>
          <table:previous>
            <table:change-track-table-cell table:cell-address="full_columns.AY56" table:formula="of:=AVERAGE([.BP23];[.BP30])" office:value-type="float" office:value="65.4733333333333"/>
          </table:previous>
        </table:cell-content-change>
        <table:cell-content-change table:id="ct469">
          <table:cell-address table:column="50" table:row="56" table:table="0"/>
          <office:change-info>
            <dc:creator> </dc:creator>
            <dc:date>2021-04-22T09:30:59.219891243</dc:date>
          </office:change-info>
          <table:previous>
            <table:change-track-table-cell table:cell-address="full_columns.AY57" table:formula="of:=AVERAGE([.BP24];[.BP31])" office:value-type="float" office:value="77.62"/>
          </table:previous>
        </table:cell-content-change>
        <table:cell-content-change table:id="ct470">
          <table:cell-address table:column="51" table:row="50" table:table="0"/>
          <office:change-info>
            <dc:creator> </dc:creator>
            <dc:date>2021-04-22T09:30:59.219901973</dc:date>
          </office:change-info>
          <table:previous>
            <table:change-track-table-cell table:cell-address="full_columns.AZ51" table:formula="of:=AVERAGE([.BQ18];[.BQ25];[.BQ32])" office:value-type="float" office:value="63.93"/>
          </table:previous>
        </table:cell-content-change>
        <table:cell-content-change table:id="ct471">
          <table:cell-address table:column="51" table:row="51" table:table="0"/>
          <office:change-info>
            <dc:creator> </dc:creator>
            <dc:date>2021-04-22T09:30:59.219912463</dc:date>
          </office:change-info>
          <table:previous>
            <table:change-track-table-cell table:cell-address="full_columns.AZ52" table:formula="of:=AVERAGE([.BQ19];[.BQ26];[.BQ33])" office:value-type="float" office:value="60.895"/>
          </table:previous>
        </table:cell-content-change>
        <table:cell-content-change table:id="ct472">
          <table:cell-address table:column="51" table:row="52" table:table="0"/>
          <office:change-info>
            <dc:creator> </dc:creator>
            <dc:date>2021-04-22T09:30:59.219923289</dc:date>
          </office:change-info>
          <table:previous>
            <table:change-track-table-cell table:cell-address="full_columns.AZ53" table:formula="of:=AVERAGE([.BQ20];[.BQ27];[.BQ34])" office:value-type="float" office:value="64.1075"/>
          </table:previous>
        </table:cell-content-change>
        <table:cell-content-change table:id="ct473">
          <table:cell-address table:column="51" table:row="53" table:table="0"/>
          <office:change-info>
            <dc:creator> </dc:creator>
            <dc:date>2021-04-22T09:30:59.219934137</dc:date>
          </office:change-info>
          <table:previous>
            <table:change-track-table-cell table:cell-address="full_columns.AZ54" table:formula="of:=AVERAGE([.BQ21];[.BQ28];[.BQ35])" office:value-type="float" office:value="65.7133333333333"/>
          </table:previous>
        </table:cell-content-change>
        <table:cell-content-change table:id="ct474">
          <table:cell-address table:column="51" table:row="54" table:table="0"/>
          <office:change-info>
            <dc:creator> </dc:creator>
            <dc:date>2021-04-22T09:30:59.219944887</dc:date>
          </office:change-info>
          <table:previous>
            <table:change-track-table-cell table:cell-address="full_columns.AZ55" table:formula="of:=AVERAGE([.BQ22];[.BQ29];[.BQ36])" office:value-type="float" office:value="67.8566666666667"/>
          </table:previous>
        </table:cell-content-change>
        <table:cell-content-change table:id="ct475">
          <table:cell-address table:column="51" table:row="55" table:table="0"/>
          <office:change-info>
            <dc:creator> </dc:creator>
            <dc:date>2021-04-22T09:30:59.219955313</dc:date>
          </office:change-info>
          <table:previous>
            <table:change-track-table-cell table:cell-address="full_columns.AZ56" table:formula="of:=AVERAGE([.BQ23];[.BQ30])" office:value-type="float" office:value="66.6666666666667"/>
          </table:previous>
        </table:cell-content-change>
        <table:cell-content-change table:id="ct476">
          <table:cell-address table:column="51" table:row="56" table:table="0"/>
          <office:change-info>
            <dc:creator> </dc:creator>
            <dc:date>2021-04-22T09:30:59.219965694</dc:date>
          </office:change-info>
          <table:previous>
            <table:change-track-table-cell table:cell-address="full_columns.AZ57" table:formula="of:=AVERAGE([.BQ24];[.BQ31])" office:value-type="float" office:value="61.1933333333333"/>
          </table:previous>
        </table:cell-content-change>
        <table:cell-content-change table:id="ct477">
          <table:cell-address table:column="52" table:row="50" table:table="0"/>
          <office:change-info>
            <dc:creator> </dc:creator>
            <dc:date>2021-04-22T09:30:59.219976829</dc:date>
          </office:change-info>
          <table:previous>
            <table:change-track-table-cell table:cell-address="full_columns.BA51" table:formula="of:=AVERAGE([.BR18];[.BR25];[.BR32])" office:value-type="float" office:value="66.09"/>
          </table:previous>
        </table:cell-content-change>
        <table:cell-content-change table:id="ct478">
          <table:cell-address table:column="52" table:row="51" table:table="0"/>
          <office:change-info>
            <dc:creator> </dc:creator>
            <dc:date>2021-04-22T09:30:59.219987091</dc:date>
          </office:change-info>
          <table:previous>
            <table:change-track-table-cell table:cell-address="full_columns.BA52" table:formula="of:=AVERAGE([.BR19];[.BR26];[.BR33])" office:value-type="float" office:value="65.9025"/>
          </table:previous>
        </table:cell-content-change>
        <table:cell-content-change table:id="ct479">
          <table:cell-address table:column="52" table:row="52" table:table="0"/>
          <office:change-info>
            <dc:creator> </dc:creator>
            <dc:date>2021-04-22T09:30:59.219997843</dc:date>
          </office:change-info>
          <table:previous>
            <table:change-track-table-cell table:cell-address="full_columns.BA53" table:formula="of:=AVERAGE([.BR20];[.BR27];[.BR34])" office:value-type="float" office:value="66.075"/>
          </table:previous>
        </table:cell-content-change>
        <table:cell-content-change table:id="ct480">
          <table:cell-address table:column="52" table:row="53" table:table="0"/>
          <office:change-info>
            <dc:creator> </dc:creator>
            <dc:date>2021-04-22T09:30:59.220008221</dc:date>
          </office:change-info>
          <table:previous>
            <table:change-track-table-cell table:cell-address="full_columns.BA54" table:formula="of:=AVERAGE([.BR21];[.BR28];[.BR35])" office:value-type="float" office:value="66.5933333333333"/>
          </table:previous>
        </table:cell-content-change>
        <table:cell-content-change table:id="ct481">
          <table:cell-address table:column="52" table:row="54" table:table="0"/>
          <office:change-info>
            <dc:creator> </dc:creator>
            <dc:date>2021-04-22T09:30:59.220018980</dc:date>
          </office:change-info>
          <table:previous>
            <table:change-track-table-cell table:cell-address="full_columns.BA55" table:formula="of:=AVERAGE([.BR22];[.BR29];[.BR36])" office:value-type="float" office:value="67.82"/>
          </table:previous>
        </table:cell-content-change>
        <table:cell-content-change table:id="ct482">
          <table:cell-address table:column="52" table:row="55" table:table="0"/>
          <office:change-info>
            <dc:creator> </dc:creator>
            <dc:date>2021-04-22T09:30:59.220029478</dc:date>
          </office:change-info>
          <table:previous>
            <table:change-track-table-cell table:cell-address="full_columns.BA56" table:formula="of:=AVERAGE([.BR23];[.BR30])" office:value-type="float" office:value="66.5733333333333"/>
          </table:previous>
        </table:cell-content-change>
        <table:cell-content-change table:id="ct483">
          <table:cell-address table:column="52" table:row="56" table:table="0"/>
          <office:change-info>
            <dc:creator> </dc:creator>
            <dc:date>2021-04-22T09:30:59.220039736</dc:date>
          </office:change-info>
          <table:previous>
            <table:change-track-table-cell table:cell-address="full_columns.BA57" table:formula="of:=AVERAGE([.BR24];[.BR31])" office:value-type="float" office:value="66.67"/>
          </table:previous>
        </table:cell-content-change>
        <table:cell-content-change table:id="ct484">
          <table:cell-address table:column="53" table:row="50" table:table="0"/>
          <office:change-info>
            <dc:creator> </dc:creator>
            <dc:date>2021-04-22T09:30:59.220051111</dc:date>
          </office:change-info>
          <table:previous>
            <table:change-track-table-cell table:cell-address="full_columns.BB51" table:formula="of:=AVERAGE([.BS18];[.BS25];[.BS32])" office:value-type="float" office:value="66.7833333333333"/>
          </table:previous>
        </table:cell-content-change>
        <table:cell-content-change table:id="ct485">
          <table:cell-address table:column="53" table:row="51" table:table="0"/>
          <office:change-info>
            <dc:creator> </dc:creator>
            <dc:date>2021-04-22T09:30:59.220061938</dc:date>
          </office:change-info>
          <table:previous>
            <table:change-track-table-cell table:cell-address="full_columns.BB52" table:formula="of:=AVERAGE([.BS19];[.BS26];[.BS33])" office:value-type="float" office:value="68.1275"/>
          </table:previous>
        </table:cell-content-change>
        <table:cell-content-change table:id="ct486">
          <table:cell-address table:column="53" table:row="52" table:table="0"/>
          <office:change-info>
            <dc:creator> </dc:creator>
            <dc:date>2021-04-22T09:30:59.220072504</dc:date>
          </office:change-info>
          <table:previous>
            <table:change-track-table-cell table:cell-address="full_columns.BB53" table:formula="of:=AVERAGE([.BS20];[.BS27];[.BS34])" office:value-type="float" office:value="67.055"/>
          </table:previous>
        </table:cell-content-change>
        <table:cell-content-change table:id="ct487">
          <table:cell-address table:column="53" table:row="53" table:table="0"/>
          <office:change-info>
            <dc:creator> </dc:creator>
            <dc:date>2021-04-22T09:30:59.220083300</dc:date>
          </office:change-info>
          <table:previous>
            <table:change-track-table-cell table:cell-address="full_columns.BB54" table:formula="of:=AVERAGE([.BS21];[.BS28];[.BS35])" office:value-type="float" office:value="67.0233333333333"/>
          </table:previous>
        </table:cell-content-change>
        <table:cell-content-change table:id="ct488">
          <table:cell-address table:column="53" table:row="54" table:table="0"/>
          <office:change-info>
            <dc:creator> </dc:creator>
            <dc:date>2021-04-22T09:30:59.220093986</dc:date>
          </office:change-info>
          <table:previous>
            <table:change-track-table-cell table:cell-address="full_columns.BB55" table:formula="of:=AVERAGE([.BS22];[.BS29];[.BS36])" office:value-type="float" office:value="67.5"/>
          </table:previous>
        </table:cell-content-change>
        <table:cell-content-change table:id="ct489">
          <table:cell-address table:column="53" table:row="55" table:table="0"/>
          <office:change-info>
            <dc:creator> </dc:creator>
            <dc:date>2021-04-22T09:30:59.220104646</dc:date>
          </office:change-info>
          <table:previous>
            <table:change-track-table-cell table:cell-address="full_columns.BB56" table:formula="of:=AVERAGE([.BS23];[.BS30])" office:value-type="float" office:value="66.07"/>
          </table:previous>
        </table:cell-content-change>
        <table:cell-content-change table:id="ct490">
          <table:cell-address table:column="53" table:row="56" table:table="0"/>
          <office:change-info>
            <dc:creator> </dc:creator>
            <dc:date>2021-04-22T09:30:59.220115041</dc:date>
          </office:change-info>
          <table:previous>
            <table:change-track-table-cell table:cell-address="full_columns.BB57" table:formula="of:=AVERAGE([.BS24];[.BS31])" office:value-type="float" office:value="69.4066666666667"/>
          </table:previous>
        </table:cell-content-change>
        <table:cell-content-change table:id="ct491">
          <table:cell-address table:column="54" table:row="50" table:table="0"/>
          <office:change-info>
            <dc:creator> </dc:creator>
            <dc:date>2021-04-22T09:30:59.220129576</dc:date>
          </office:change-info>
          <table:previous>
            <table:change-track-table-cell table:cell-address="full_columns.BC51" table:formula="of:=AVERAGE([.BT18];[.BT25];[.BT32])" office:value-type="float" office:value="0"/>
          </table:previous>
        </table:cell-content-change>
        <table:cell-content-change table:id="ct492">
          <table:cell-address table:column="54" table:row="51" table:table="0"/>
          <office:change-info>
            <dc:creator> </dc:creator>
            <dc:date>2021-04-22T09:30:59.220153326</dc:date>
          </office:change-info>
          <table:previous>
            <table:change-track-table-cell table:cell-address="full_columns.BC52" table:formula="of:=AVERAGE([.BT19];[.BT26];[.BT33])" office:value-type="float" office:value="0"/>
          </table:previous>
        </table:cell-content-change>
        <table:cell-content-change table:id="ct493">
          <table:cell-address table:column="54" table:row="52" table:table="0"/>
          <office:change-info>
            <dc:creator> </dc:creator>
            <dc:date>2021-04-22T09:30:59.220163378</dc:date>
          </office:change-info>
          <table:previous>
            <table:change-track-table-cell table:cell-address="full_columns.BC53" table:formula="of:=AVERAGE([.BT20];[.BT27];[.BT34])" office:value-type="float" office:value="0"/>
          </table:previous>
        </table:cell-content-change>
        <table:cell-content-change table:id="ct494">
          <table:cell-address table:column="54" table:row="53" table:table="0"/>
          <office:change-info>
            <dc:creator> </dc:creator>
            <dc:date>2021-04-22T09:30:59.220173249</dc:date>
          </office:change-info>
          <table:previous>
            <table:change-track-table-cell table:cell-address="full_columns.BC54" table:formula="of:=AVERAGE([.BT21];[.BT28];[.BT35])" office:value-type="float" office:value="0"/>
          </table:previous>
        </table:cell-content-change>
        <table:cell-content-change table:id="ct495">
          <table:cell-address table:column="54" table:row="54" table:table="0"/>
          <office:change-info>
            <dc:creator> </dc:creator>
            <dc:date>2021-04-22T09:30:59.220183052</dc:date>
          </office:change-info>
          <table:previous>
            <table:change-track-table-cell table:cell-address="full_columns.BC55" table:formula="of:=AVERAGE([.BT22];[.BT29];[.BT36])" office:value-type="float" office:value="0"/>
          </table:previous>
        </table:cell-content-change>
        <table:cell-content-change table:id="ct496">
          <table:cell-address table:column="54" table:row="55" table:table="0"/>
          <office:change-info>
            <dc:creator> </dc:creator>
            <dc:date>2021-04-22T09:30:59.220192998</dc:date>
          </office:change-info>
          <table:previous>
            <table:change-track-table-cell table:cell-address="full_columns.BC56" table:formula="of:=AVERAGE([.BT23];[.BT30])" office:value-type="float" office:value="0"/>
          </table:previous>
        </table:cell-content-change>
        <table:cell-content-change table:id="ct497">
          <table:cell-address table:column="54" table:row="56" table:table="0"/>
          <office:change-info>
            <dc:creator> </dc:creator>
            <dc:date>2021-04-22T09:30:59.220202458</dc:date>
          </office:change-info>
          <table:previous>
            <table:change-track-table-cell table:cell-address="full_columns.BC57" table:formula="of:=AVERAGE([.BT24];[.BT31])" office:value-type="float" office:value="0"/>
          </table:previous>
        </table:cell-content-change>
        <table:cell-content-change table:id="ct498">
          <table:cell-address table:column="55" table:row="50" table:table="0"/>
          <office:change-info>
            <dc:creator> </dc:creator>
            <dc:date>2021-04-22T09:30:59.220213535</dc:date>
          </office:change-info>
          <table:previous>
            <table:change-track-table-cell table:cell-address="full_columns.BD51" table:formula="of:=AVERAGE([.BU18];[.BU25];[.BU32])" office:value-type="float" office:value="0.00389030612244898"/>
          </table:previous>
        </table:cell-content-change>
        <table:cell-content-change table:id="ct499">
          <table:cell-address table:column="55" table:row="51" table:table="0"/>
          <office:change-info>
            <dc:creator> </dc:creator>
            <dc:date>2021-04-22T09:30:59.220224067</dc:date>
          </office:change-info>
          <table:previous>
            <table:change-track-table-cell table:cell-address="full_columns.BD52" table:formula="of:=AVERAGE([.BU19];[.BU26];[.BU33])" office:value-type="float" office:value="0.0032844387755102"/>
          </table:previous>
        </table:cell-content-change>
        <table:cell-content-change table:id="ct500">
          <table:cell-address table:column="55" table:row="52" table:table="0"/>
          <office:change-info>
            <dc:creator> </dc:creator>
            <dc:date>2021-04-22T09:30:59.220234674</dc:date>
          </office:change-info>
          <table:previous>
            <table:change-track-table-cell table:cell-address="full_columns.BD53" table:formula="of:=AVERAGE([.BU20];[.BU27];[.BU34])" office:value-type="float" office:value="0.00178571428571429"/>
          </table:previous>
        </table:cell-content-change>
        <table:cell-content-change table:id="ct501">
          <table:cell-address table:column="55" table:row="53" table:table="0"/>
          <office:change-info>
            <dc:creator> </dc:creator>
            <dc:date>2021-04-22T09:30:59.220245269</dc:date>
          </office:change-info>
          <table:previous>
            <table:change-track-table-cell table:cell-address="full_columns.BD54" table:formula="of:=AVERAGE([.BU21];[.BU28];[.BU35])" office:value-type="float" office:value="0.00374149659863945"/>
          </table:previous>
        </table:cell-content-change>
        <table:cell-content-change table:id="ct502">
          <table:cell-address table:column="55" table:row="54" table:table="0"/>
          <office:change-info>
            <dc:creator> </dc:creator>
            <dc:date>2021-04-22T09:30:59.220256177</dc:date>
          </office:change-info>
          <table:previous>
            <table:change-track-table-cell table:cell-address="full_columns.BD55" table:formula="of:=AVERAGE([.BU22];[.BU29];[.BU36])" office:value-type="float" office:value="0.00165816326530612"/>
          </table:previous>
        </table:cell-content-change>
        <table:cell-content-change table:id="ct503">
          <table:cell-address table:column="55" table:row="55" table:table="0"/>
          <office:change-info>
            <dc:creator> </dc:creator>
            <dc:date>2021-04-22T09:30:59.220266655</dc:date>
          </office:change-info>
          <table:previous>
            <table:change-track-table-cell table:cell-address="full_columns.BD56" table:formula="of:=AVERAGE([.BU23];[.BU30])" office:value-type="float" office:value="0.00272108843537415"/>
          </table:previous>
        </table:cell-content-change>
        <table:cell-content-change table:id="ct504">
          <table:cell-address table:column="55" table:row="56" table:table="0"/>
          <office:change-info>
            <dc:creator> </dc:creator>
            <dc:date>2021-04-22T09:30:59.220276965</dc:date>
          </office:change-info>
          <table:previous>
            <table:change-track-table-cell table:cell-address="full_columns.BD57" table:formula="of:=AVERAGE([.BU24];[.BU31])" office:value-type="float" office:value="0.00293367346938775"/>
          </table:previous>
        </table:cell-content-change>
        <table:cell-content-change table:id="ct505">
          <table:cell-address table:column="56" table:row="50" table:table="0"/>
          <office:change-info>
            <dc:creator> </dc:creator>
            <dc:date>2021-04-22T09:30:59.220287927</dc:date>
          </office:change-info>
          <table:previous>
            <table:change-track-table-cell table:cell-address="full_columns.BE51" table:formula="of:=AVERAGE([.BV18];[.BV25];[.BV32])" office:value-type="float" office:value="0.0014030612244898"/>
          </table:previous>
        </table:cell-content-change>
        <table:cell-content-change table:id="ct506">
          <table:cell-address table:column="56" table:row="51" table:table="0"/>
          <office:change-info>
            <dc:creator> </dc:creator>
            <dc:date>2021-04-22T09:30:59.220298353</dc:date>
          </office:change-info>
          <table:previous>
            <table:change-track-table-cell table:cell-address="full_columns.BE52" table:formula="of:=AVERAGE([.BV19];[.BV26];[.BV33])" office:value-type="float" office:value="0.00271045918367347"/>
          </table:previous>
        </table:cell-content-change>
        <table:cell-content-change table:id="ct507">
          <table:cell-address table:column="56" table:row="52" table:table="0"/>
          <office:change-info>
            <dc:creator> </dc:creator>
            <dc:date>2021-04-22T09:30:59.220309405</dc:date>
          </office:change-info>
          <table:previous>
            <table:change-track-table-cell table:cell-address="full_columns.BE53" table:formula="of:=AVERAGE([.BV20];[.BV27];[.BV34])" office:value-type="float" office:value="0.00146683673469388"/>
          </table:previous>
        </table:cell-content-change>
        <table:cell-content-change table:id="ct508">
          <table:cell-address table:column="56" table:row="53" table:table="0"/>
          <office:change-info>
            <dc:creator> </dc:creator>
            <dc:date>2021-04-22T09:30:59.220320358</dc:date>
          </office:change-info>
          <table:previous>
            <table:change-track-table-cell table:cell-address="full_columns.BE54" table:formula="of:=AVERAGE([.BV21];[.BV28];[.BV35])" office:value-type="float" office:value="0.00212585034013606"/>
          </table:previous>
        </table:cell-content-change>
        <table:cell-content-change table:id="ct509">
          <table:cell-address table:column="56" table:row="54" table:table="0"/>
          <office:change-info>
            <dc:creator> </dc:creator>
            <dc:date>2021-04-22T09:30:59.220331199</dc:date>
          </office:change-info>
          <table:previous>
            <table:change-track-table-cell table:cell-address="full_columns.BE55" table:formula="of:=AVERAGE([.BV22];[.BV29];[.BV36])" office:value-type="float" office:value="0.0024234693877551"/>
          </table:previous>
        </table:cell-content-change>
        <table:cell-content-change table:id="ct510">
          <table:cell-address table:column="56" table:row="55" table:table="0"/>
          <office:change-info>
            <dc:creator> </dc:creator>
            <dc:date>2021-04-22T09:30:59.220342250</dc:date>
          </office:change-info>
          <table:previous>
            <table:change-track-table-cell table:cell-address="full_columns.BE56" table:formula="of:=AVERAGE([.BV23];[.BV30])" office:value-type="float" office:value="0.000977891156462586"/>
          </table:previous>
        </table:cell-content-change>
        <table:cell-content-change table:id="ct511">
          <table:cell-address table:column="56" table:row="56" table:table="0"/>
          <office:change-info>
            <dc:creator> </dc:creator>
            <dc:date>2021-04-22T09:30:59.220352891</dc:date>
          </office:change-info>
          <table:previous>
            <table:change-track-table-cell table:cell-address="full_columns.BE57" table:formula="of:=AVERAGE([.BV24];[.BV31])" office:value-type="float" office:value="0.00216836734693877"/>
          </table:previous>
        </table:cell-content-change>
        <table:cell-content-change table:id="ct512">
          <table:cell-address table:column="57" table:row="50" table:table="0"/>
          <office:change-info>
            <dc:creator> </dc:creator>
            <dc:date>2021-04-22T09:30:59.220364478</dc:date>
          </office:change-info>
          <table:previous>
            <table:change-track-table-cell table:cell-address="full_columns.BF51" table:formula="of:=AVERAGE([.BW18];[.BW25];[.BW32])" office:value-type="float" office:value="0.00529336734693878"/>
          </table:previous>
        </table:cell-content-change>
        <table:cell-content-change table:id="ct513">
          <table:cell-address table:column="57" table:row="51" table:table="0"/>
          <office:change-info>
            <dc:creator> </dc:creator>
            <dc:date>2021-04-22T09:30:59.220375544</dc:date>
          </office:change-info>
          <table:previous>
            <table:change-track-table-cell table:cell-address="full_columns.BF52" table:formula="of:=AVERAGE([.BW19];[.BW26];[.BW33])" office:value-type="float" office:value="0.00181760204081633"/>
          </table:previous>
        </table:cell-content-change>
        <table:cell-content-change table:id="ct514">
          <table:cell-address table:column="57" table:row="52" table:table="0"/>
          <office:change-info>
            <dc:creator> </dc:creator>
            <dc:date>2021-04-22T09:30:59.220386767</dc:date>
          </office:change-info>
          <table:previous>
            <table:change-track-table-cell table:cell-address="full_columns.BF53" table:formula="of:=AVERAGE([.BW20];[.BW27];[.BW34])" office:value-type="float" office:value="0.0021045918367347"/>
          </table:previous>
        </table:cell-content-change>
        <table:cell-content-change table:id="ct515">
          <table:cell-address table:column="57" table:row="53" table:table="0"/>
          <office:change-info>
            <dc:creator> </dc:creator>
            <dc:date>2021-04-22T09:30:59.220397843</dc:date>
          </office:change-info>
          <table:previous>
            <table:change-track-table-cell table:cell-address="full_columns.BF54" table:formula="of:=AVERAGE([.BW21];[.BW28];[.BW35])" office:value-type="float" office:value="0.0024234693877551"/>
          </table:previous>
        </table:cell-content-change>
        <table:cell-content-change table:id="ct516">
          <table:cell-address table:column="57" table:row="54" table:table="0"/>
          <office:change-info>
            <dc:creator> </dc:creator>
            <dc:date>2021-04-22T09:30:59.220408954</dc:date>
          </office:change-info>
          <table:previous>
            <table:change-track-table-cell table:cell-address="full_columns.BF55" table:formula="of:=AVERAGE([.BW22];[.BW29];[.BW36])" office:value-type="float" office:value="0.00102040816326531"/>
          </table:previous>
        </table:cell-content-change>
        <table:cell-content-change table:id="ct517">
          <table:cell-address table:column="57" table:row="55" table:table="0"/>
          <office:change-info>
            <dc:creator> </dc:creator>
            <dc:date>2021-04-22T09:30:59.220420022</dc:date>
          </office:change-info>
          <table:previous>
            <table:change-track-table-cell table:cell-address="full_columns.BF56" table:formula="of:=AVERAGE([.BW23];[.BW30])" office:value-type="float" office:value="0.00289115646258504"/>
          </table:previous>
        </table:cell-content-change>
        <table:cell-content-change table:id="ct518">
          <table:cell-address table:column="57" table:row="56" table:table="0"/>
          <office:change-info>
            <dc:creator> </dc:creator>
            <dc:date>2021-04-22T09:30:59.220430889</dc:date>
          </office:change-info>
          <table:previous>
            <table:change-track-table-cell table:cell-address="full_columns.BF57" table:formula="of:=AVERAGE([.BW24];[.BW31])" office:value-type="float" office:value="0.00148809523809524"/>
          </table:previous>
        </table:cell-content-change>
        <table:cell-content-change table:id="ct519">
          <table:cell-address table:column="58" table:row="50" table:table="0"/>
          <office:change-info>
            <dc:creator> </dc:creator>
            <dc:date>2021-04-22T09:30:59.220442509</dc:date>
          </office:change-info>
          <table:previous>
            <table:change-track-table-cell table:cell-address="full_columns.BG51" table:formula="of:=AVERAGE([.BX18];[.BX25];[.BX32])" office:value-type="float" office:value="0.00155698633677777"/>
          </table:previous>
        </table:cell-content-change>
        <table:cell-content-change table:id="ct520">
          <table:cell-address table:column="58" table:row="51" table:table="0"/>
          <office:change-info>
            <dc:creator> </dc:creator>
            <dc:date>2021-04-22T09:30:59.220453861</dc:date>
          </office:change-info>
          <table:previous>
            <table:change-track-table-cell table:cell-address="full_columns.BG52" table:formula="of:=AVERAGE([.BX19];[.BX26];[.BX33])" office:value-type="float" office:value="0.000565837087553247"/>
          </table:previous>
        </table:cell-content-change>
        <table:cell-content-change table:id="ct521">
          <table:cell-address table:column="58" table:row="52" table:table="0"/>
          <office:change-info>
            <dc:creator> </dc:creator>
            <dc:date>2021-04-22T09:30:59.220465413</dc:date>
          </office:change-info>
          <table:previous>
            <table:change-track-table-cell table:cell-address="full_columns.BG53" table:formula="of:=AVERAGE([.BX20];[.BX27];[.BX34])" office:value-type="float" office:value="0.00062826113282"/>
          </table:previous>
        </table:cell-content-change>
        <table:cell-content-change table:id="ct522">
          <table:cell-address table:column="58" table:row="53" table:table="0"/>
          <office:change-info>
            <dc:creator> </dc:creator>
            <dc:date>2021-04-22T09:30:59.220476674</dc:date>
          </office:change-info>
          <table:previous>
            <table:change-track-table-cell table:cell-address="full_columns.BG54" table:formula="of:=AVERAGE([.BX21];[.BX28];[.BX35])" office:value-type="float" office:value="0.0011159165147517"/>
          </table:previous>
        </table:cell-content-change>
        <table:cell-content-change table:id="ct523">
          <table:cell-address table:column="58" table:row="54" table:table="0"/>
          <office:change-info>
            <dc:creator> </dc:creator>
            <dc:date>2021-04-22T09:30:59.220487881</dc:date>
          </office:change-info>
          <table:previous>
            <table:change-track-table-cell table:cell-address="full_columns.BG55" table:formula="of:=AVERAGE([.BX22];[.BX29];[.BX36])" office:value-type="float" office:value="0.000337070367177234"/>
          </table:previous>
        </table:cell-content-change>
        <table:cell-content-change table:id="ct524">
          <table:cell-address table:column="58" table:row="55" table:table="0"/>
          <office:change-info>
            <dc:creator> </dc:creator>
            <dc:date>2021-04-22T09:30:59.220498760</dc:date>
          </office:change-info>
          <table:previous>
            <table:change-track-table-cell table:cell-address="full_columns.BG56" table:formula="of:=AVERAGE([.BX23];[.BX30])" office:value-type="float" office:value="0.000979423952570783"/>
          </table:previous>
        </table:cell-content-change>
        <table:cell-content-change table:id="ct525">
          <table:cell-address table:column="58" table:row="56" table:table="0"/>
          <office:change-info>
            <dc:creator> </dc:creator>
            <dc:date>2021-04-22T09:30:59.220510093</dc:date>
          </office:change-info>
          <table:previous>
            <table:change-track-table-cell table:cell-address="full_columns.BG57" table:formula="of:=AVERAGE([.BX24];[.BX31])" office:value-type="float" office:value="0.0005219556158947"/>
          </table:previous>
        </table:cell-content-change>
        <table:cell-content-change table:id="ct526">
          <table:cell-address table:column="59" table:row="50" table:table="0"/>
          <office:change-info>
            <dc:creator> </dc:creator>
            <dc:date>2021-04-22T09:30:59.220521568</dc:date>
          </office:change-info>
          <table:previous>
            <table:change-track-table-cell table:cell-address="full_columns.BH51" table:formula="of:=AVERAGE([.BY18];[.BY25];[.BY32])" office:value-type="float" office:value="0.000972576530612245"/>
          </table:previous>
        </table:cell-content-change>
        <table:cell-content-change table:id="ct527">
          <table:cell-address table:column="59" table:row="51" table:table="0"/>
          <office:change-info>
            <dc:creator> </dc:creator>
            <dc:date>2021-04-22T09:30:59.220533247</dc:date>
          </office:change-info>
          <table:previous>
            <table:change-track-table-cell table:cell-address="full_columns.BH52" table:formula="of:=AVERAGE([.BY19];[.BY26];[.BY33])" office:value-type="float" office:value="0.000821109693877551"/>
          </table:previous>
        </table:cell-content-change>
        <table:cell-content-change table:id="ct528">
          <table:cell-address table:column="59" table:row="52" table:table="0"/>
          <office:change-info>
            <dc:creator> </dc:creator>
            <dc:date>2021-04-22T09:30:59.220544420</dc:date>
          </office:change-info>
          <table:previous>
            <table:change-track-table-cell table:cell-address="full_columns.BH53" table:formula="of:=AVERAGE([.BY20];[.BY27];[.BY34])" office:value-type="float" office:value="0.000446428571428572"/>
          </table:previous>
        </table:cell-content-change>
        <table:cell-content-change table:id="ct529">
          <table:cell-address table:column="59" table:row="53" table:table="0"/>
          <office:change-info>
            <dc:creator> </dc:creator>
            <dc:date>2021-04-22T09:30:59.220555724</dc:date>
          </office:change-info>
          <table:previous>
            <table:change-track-table-cell table:cell-address="full_columns.BH54" table:formula="of:=AVERAGE([.BY21];[.BY28];[.BY35])" office:value-type="float" office:value="0.000935374149659864"/>
          </table:previous>
        </table:cell-content-change>
        <table:cell-content-change table:id="ct530">
          <table:cell-address table:column="59" table:row="54" table:table="0"/>
          <office:change-info>
            <dc:creator> </dc:creator>
            <dc:date>2021-04-22T09:30:59.220566933</dc:date>
          </office:change-info>
          <table:previous>
            <table:change-track-table-cell table:cell-address="full_columns.BH55" table:formula="of:=AVERAGE([.BY22];[.BY29];[.BY36])" office:value-type="float" office:value="0.000414540816326531"/>
          </table:previous>
        </table:cell-content-change>
        <table:cell-content-change table:id="ct531">
          <table:cell-address table:column="59" table:row="55" table:table="0"/>
          <office:change-info>
            <dc:creator> </dc:creator>
            <dc:date>2021-04-22T09:30:59.220578434</dc:date>
          </office:change-info>
          <table:previous>
            <table:change-track-table-cell table:cell-address="full_columns.BH56" table:formula="of:=AVERAGE([.BY23];[.BY30])" office:value-type="float" office:value="0.000680272108843538"/>
          </table:previous>
        </table:cell-content-change>
        <table:cell-content-change table:id="ct532">
          <table:cell-address table:column="59" table:row="56" table:table="0"/>
          <office:change-info>
            <dc:creator> </dc:creator>
            <dc:date>2021-04-22T09:30:59.220589221</dc:date>
          </office:change-info>
          <table:previous>
            <table:change-track-table-cell table:cell-address="full_columns.BH57" table:formula="of:=AVERAGE([.BY24];[.BY31])" office:value-type="float" office:value="0.000733418367346938"/>
          </table:previous>
        </table:cell-content-change>
        <table:cell-content-change table:id="ct533">
          <table:cell-address table:column="60" table:row="50" table:table="0"/>
          <office:change-info>
            <dc:creator> </dc:creator>
            <dc:date>2021-04-22T09:30:59.220603024</dc:date>
          </office:change-info>
          <table:previous>
            <table:change-track-table-cell table:cell-address="full_columns.BI51" table:formula="of:=AVERAGE([.BZ18];[.BZ25];[.BZ32])" office:value-type="float" office:value="0"/>
          </table:previous>
        </table:cell-content-change>
        <table:cell-content-change table:id="ct534">
          <table:cell-address table:column="60" table:row="51" table:table="0"/>
          <office:change-info>
            <dc:creator> </dc:creator>
            <dc:date>2021-04-22T09:30:59.220614402</dc:date>
          </office:change-info>
          <table:previous>
            <table:change-track-table-cell table:cell-address="full_columns.BI52" table:formula="of:=AVERAGE([.BZ19];[.BZ26];[.BZ33])" office:value-type="float" office:value="0"/>
          </table:previous>
        </table:cell-content-change>
        <table:cell-content-change table:id="ct535">
          <table:cell-address table:column="60" table:row="52" table:table="0"/>
          <office:change-info>
            <dc:creator> </dc:creator>
            <dc:date>2021-04-22T09:30:59.220625221</dc:date>
          </office:change-info>
          <table:previous>
            <table:change-track-table-cell table:cell-address="full_columns.BI53" table:formula="of:=AVERAGE([.BZ20];[.BZ27];[.BZ34])" office:value-type="float" office:value="0"/>
          </table:previous>
        </table:cell-content-change>
        <table:cell-content-change table:id="ct536">
          <table:cell-address table:column="60" table:row="53" table:table="0"/>
          <office:change-info>
            <dc:creator> </dc:creator>
            <dc:date>2021-04-22T09:30:59.220635730</dc:date>
          </office:change-info>
          <table:previous>
            <table:change-track-table-cell table:cell-address="full_columns.BI54" table:formula="of:=AVERAGE([.BZ21];[.BZ28];[.BZ35])" office:value-type="float" office:value="0"/>
          </table:previous>
        </table:cell-content-change>
        <table:cell-content-change table:id="ct537">
          <table:cell-address table:column="60" table:row="54" table:table="0"/>
          <office:change-info>
            <dc:creator> </dc:creator>
            <dc:date>2021-04-22T09:30:59.220646564</dc:date>
          </office:change-info>
          <table:previous>
            <table:change-track-table-cell table:cell-address="full_columns.BI55" table:formula="of:=AVERAGE([.BZ22];[.BZ29];[.BZ36])" office:value-type="float" office:value="0"/>
          </table:previous>
        </table:cell-content-change>
        <table:cell-content-change table:id="ct538">
          <table:cell-address table:column="60" table:row="55" table:table="0"/>
          <office:change-info>
            <dc:creator> </dc:creator>
            <dc:date>2021-04-22T09:30:59.220656955</dc:date>
          </office:change-info>
          <table:previous>
            <table:change-track-table-cell table:cell-address="full_columns.BI56" table:formula="of:=AVERAGE([.BZ23];[.BZ30])" office:value-type="float" office:value="0"/>
          </table:previous>
        </table:cell-content-change>
        <table:cell-content-change table:id="ct539">
          <table:cell-address table:column="60" table:row="56" table:table="0"/>
          <office:change-info>
            <dc:creator> </dc:creator>
            <dc:date>2021-04-22T09:30:59.220667247</dc:date>
          </office:change-info>
          <table:previous>
            <table:change-track-table-cell table:cell-address="full_columns.BI57" table:formula="of:=AVERAGE([.BZ24];[.BZ31])" office:value-type="float" office:value="0"/>
          </table:previous>
        </table:cell-content-change>
        <table:cell-content-change table:id="ct540">
          <table:cell-address table:column="61" table:row="50" table:table="0"/>
          <office:change-info>
            <dc:creator> </dc:creator>
            <dc:date>2021-04-22T09:30:59.220678487</dc:date>
          </office:change-info>
          <table:previous>
            <table:change-track-table-cell table:cell-address="full_columns.BJ51" table:formula="of:=AVERAGE([.CA18];[.CA25];[.CA32])" office:value-type="float" office:value="35.9516666666667"/>
          </table:previous>
        </table:cell-content-change>
        <table:cell-content-change table:id="ct541">
          <table:cell-address table:column="61" table:row="51" table:table="0"/>
          <office:change-info>
            <dc:creator> </dc:creator>
            <dc:date>2021-04-22T09:30:59.220689864</dc:date>
          </office:change-info>
          <table:previous>
            <table:change-track-table-cell table:cell-address="full_columns.BJ52" table:formula="of:=AVERAGE([.CA19];[.CA26];[.CA33])" office:value-type="float" office:value="35"/>
          </table:previous>
        </table:cell-content-change>
        <table:cell-content-change table:id="ct542">
          <table:cell-address table:column="61" table:row="52" table:table="0"/>
          <office:change-info>
            <dc:creator> </dc:creator>
            <dc:date>2021-04-22T09:30:59.220701262</dc:date>
          </office:change-info>
          <table:previous>
            <table:change-track-table-cell table:cell-address="full_columns.BJ53" table:formula="of:=AVERAGE([.CA20];[.CA27];[.CA34])" office:value-type="float" office:value="37.6775"/>
          </table:previous>
        </table:cell-content-change>
        <table:cell-content-change table:id="ct543">
          <table:cell-address table:column="61" table:row="53" table:table="0"/>
          <office:change-info>
            <dc:creator> </dc:creator>
            <dc:date>2021-04-22T09:30:59.220712696</dc:date>
          </office:change-info>
          <table:previous>
            <table:change-track-table-cell table:cell-address="full_columns.BJ54" table:formula="of:=AVERAGE([.CA21];[.CA28];[.CA35])" office:value-type="float" office:value="34.2833333333333"/>
          </table:previous>
        </table:cell-content-change>
        <table:cell-content-change table:id="ct544">
          <table:cell-address table:column="61" table:row="54" table:table="0"/>
          <office:change-info>
            <dc:creator> </dc:creator>
            <dc:date>2021-04-22T09:30:59.220723819</dc:date>
          </office:change-info>
          <table:previous>
            <table:change-track-table-cell table:cell-address="full_columns.BJ55" table:formula="of:=AVERAGE([.CA22];[.CA29];[.CA36])" office:value-type="float" office:value="35.95"/>
          </table:previous>
        </table:cell-content-change>
        <table:cell-content-change table:id="ct545">
          <table:cell-address table:column="61" table:row="55" table:table="0"/>
          <office:change-info>
            <dc:creator> </dc:creator>
            <dc:date>2021-04-22T09:30:59.220735108</dc:date>
          </office:change-info>
          <table:previous>
            <table:change-track-table-cell table:cell-address="full_columns.BJ56" table:formula="of:=AVERAGE([.CA23];[.CA30])" office:value-type="float" office:value="34.0466666666667"/>
          </table:previous>
        </table:cell-content-change>
        <table:cell-content-change table:id="ct546">
          <table:cell-address table:column="61" table:row="56" table:table="0"/>
          <office:change-info>
            <dc:creator> </dc:creator>
            <dc:date>2021-04-22T09:30:59.220746039</dc:date>
          </office:change-info>
          <table:previous>
            <table:change-track-table-cell table:cell-address="full_columns.BJ57" table:formula="of:=AVERAGE([.CA24];[.CA31])" office:value-type="float" office:value="39.76"/>
          </table:previous>
        </table:cell-content-change>
        <table:cell-content-change table:id="ct547">
          <table:cell-address table:column="62" table:row="50" table:table="0"/>
          <office:change-info>
            <dc:creator> </dc:creator>
            <dc:date>2021-04-22T09:30:59.220757974</dc:date>
          </office:change-info>
          <table:previous>
            <table:change-track-table-cell table:cell-address="full_columns.BK51" table:formula="of:=AVERAGE([.CB18];[.CB25];[.CB32])" office:value-type="float" office:value="70.9533333333333"/>
          </table:previous>
        </table:cell-content-change>
        <table:cell-content-change table:id="ct548">
          <table:cell-address table:column="62" table:row="51" table:table="0"/>
          <office:change-info>
            <dc:creator> </dc:creator>
            <dc:date>2021-04-22T09:30:59.220769526</dc:date>
          </office:change-info>
          <table:previous>
            <table:change-track-table-cell table:cell-address="full_columns.BK52" table:formula="of:=AVERAGE([.CB19];[.CB26];[.CB33])" office:value-type="float" office:value="76.6075"/>
          </table:previous>
        </table:cell-content-change>
        <table:cell-content-change table:id="ct549">
          <table:cell-address table:column="62" table:row="52" table:table="0"/>
          <office:change-info>
            <dc:creator> </dc:creator>
            <dc:date>2021-04-22T09:30:59.220781051</dc:date>
          </office:change-info>
          <table:previous>
            <table:change-track-table-cell table:cell-address="full_columns.BK53" table:formula="of:=AVERAGE([.CB20];[.CB27];[.CB34])" office:value-type="float" office:value="73.9275"/>
          </table:previous>
        </table:cell-content-change>
        <table:cell-content-change table:id="ct550">
          <table:cell-address table:column="62" table:row="53" table:table="0"/>
          <office:change-info>
            <dc:creator> </dc:creator>
            <dc:date>2021-04-22T09:30:59.220792521</dc:date>
          </office:change-info>
          <table:previous>
            <table:change-track-table-cell table:cell-address="full_columns.BK54" table:formula="of:=AVERAGE([.CB21];[.CB28];[.CB35])" office:value-type="float" office:value="69.2866666666667"/>
          </table:previous>
        </table:cell-content-change>
        <table:cell-content-change table:id="ct551">
          <table:cell-address table:column="62" table:row="54" table:table="0"/>
          <office:change-info>
            <dc:creator> </dc:creator>
            <dc:date>2021-04-22T09:30:59.220804127</dc:date>
          </office:change-info>
          <table:previous>
            <table:change-track-table-cell table:cell-address="full_columns.BK55" table:formula="of:=AVERAGE([.CB22];[.CB29];[.CB36])" office:value-type="float" office:value="66.9033333333333"/>
          </table:previous>
        </table:cell-content-change>
        <table:cell-content-change table:id="ct552">
          <table:cell-address table:column="62" table:row="55" table:table="0"/>
          <office:change-info>
            <dc:creator> </dc:creator>
            <dc:date>2021-04-22T09:30:59.220815275</dc:date>
          </office:change-info>
          <table:previous>
            <table:change-track-table-cell table:cell-address="full_columns.BK56" table:formula="of:=AVERAGE([.CB23];[.CB30])" office:value-type="float" office:value="66.43"/>
          </table:previous>
        </table:cell-content-change>
        <table:cell-content-change table:id="ct553">
          <table:cell-address table:column="62" table:row="56" table:table="0"/>
          <office:change-info>
            <dc:creator> </dc:creator>
            <dc:date>2021-04-22T09:30:59.220826545</dc:date>
          </office:change-info>
          <table:previous>
            <table:change-track-table-cell table:cell-address="full_columns.BK57" table:formula="of:=AVERAGE([.CB24];[.CB31])" office:value-type="float" office:value="79.5233333333333"/>
          </table:previous>
        </table:cell-content-change>
        <table:cell-content-change table:id="ct554">
          <table:cell-address table:column="63" table:row="50" table:table="0"/>
          <office:change-info>
            <dc:creator> </dc:creator>
            <dc:date>2021-04-22T09:30:59.220838404</dc:date>
          </office:change-info>
          <table:previous>
            <table:change-track-table-cell table:cell-address="full_columns.BL51" table:formula="of:=AVERAGE([.CC18];[.CC25];[.CC32])" office:value-type="float" office:value="64.9983333333333"/>
          </table:previous>
        </table:cell-content-change>
        <table:cell-content-change table:id="ct555">
          <table:cell-address table:column="63" table:row="51" table:table="0"/>
          <office:change-info>
            <dc:creator> </dc:creator>
            <dc:date>2021-04-22T09:30:59.220849994</dc:date>
          </office:change-info>
          <table:previous>
            <table:change-track-table-cell table:cell-address="full_columns.BL52" table:formula="of:=AVERAGE([.CC19];[.CC26];[.CC33])" office:value-type="float" office:value="58.395"/>
          </table:previous>
        </table:cell-content-change>
        <table:cell-content-change table:id="ct556">
          <table:cell-address table:column="63" table:row="52" table:table="0"/>
          <office:change-info>
            <dc:creator> </dc:creator>
            <dc:date>2021-04-22T09:30:59.220861661</dc:date>
          </office:change-info>
          <table:previous>
            <table:change-track-table-cell table:cell-address="full_columns.BL53" table:formula="of:=AVERAGE([.CC20];[.CC27];[.CC34])" office:value-type="float" office:value="63.75"/>
          </table:previous>
        </table:cell-content-change>
        <table:cell-content-change table:id="ct557">
          <table:cell-address table:column="63" table:row="53" table:table="0"/>
          <office:change-info>
            <dc:creator> </dc:creator>
            <dc:date>2021-04-22T09:30:59.220873546</dc:date>
          </office:change-info>
          <table:previous>
            <table:change-track-table-cell table:cell-address="full_columns.BL54" table:formula="of:=AVERAGE([.CC21];[.CC28];[.CC35])" office:value-type="float" office:value="65"/>
          </table:previous>
        </table:cell-content-change>
        <table:cell-content-change table:id="ct558">
          <table:cell-address table:column="63" table:row="54" table:table="0"/>
          <office:change-info>
            <dc:creator> </dc:creator>
            <dc:date>2021-04-22T09:30:59.220885067</dc:date>
          </office:change-info>
          <table:previous>
            <table:change-track-table-cell table:cell-address="full_columns.BL55" table:formula="of:=AVERAGE([.CC22];[.CC29];[.CC36])" office:value-type="float" office:value="69.0466666666667"/>
          </table:previous>
        </table:cell-content-change>
        <table:cell-content-change table:id="ct559">
          <table:cell-address table:column="63" table:row="55" table:table="0"/>
          <office:change-info>
            <dc:creator> </dc:creator>
            <dc:date>2021-04-22T09:30:59.220896657</dc:date>
          </office:change-info>
          <table:previous>
            <table:change-track-table-cell table:cell-address="full_columns.BL56" table:formula="of:=AVERAGE([.CC23];[.CC30])" office:value-type="float" office:value="67.6166666666667"/>
          </table:previous>
        </table:cell-content-change>
        <table:cell-content-change table:id="ct560">
          <table:cell-address table:column="63" table:row="56" table:table="0"/>
          <office:change-info>
            <dc:creator> </dc:creator>
            <dc:date>2021-04-22T09:30:59.220908005</dc:date>
          </office:change-info>
          <table:previous>
            <table:change-track-table-cell table:cell-address="full_columns.BL57" table:formula="of:=AVERAGE([.CC24];[.CC31])" office:value-type="float" office:value="60.24"/>
          </table:previous>
        </table:cell-content-change>
        <table:cell-content-change table:id="ct561">
          <table:cell-address table:column="64" table:row="50" table:table="0"/>
          <office:change-info>
            <dc:creator> </dc:creator>
            <dc:date>2021-04-22T09:30:59.220920227</dc:date>
          </office:change-info>
          <table:previous>
            <table:change-track-table-cell table:cell-address="full_columns.BM51" table:formula="of:=AVERAGE([.CD18];[.CD25];[.CD32])" office:value-type="float" office:value="66.8916666666667"/>
          </table:previous>
        </table:cell-content-change>
        <table:cell-content-change table:id="ct562">
          <table:cell-address table:column="64" table:row="51" table:table="0"/>
          <office:change-info>
            <dc:creator> </dc:creator>
            <dc:date>2021-04-22T09:30:59.220931838</dc:date>
          </office:change-info>
          <table:previous>
            <table:change-track-table-cell table:cell-address="full_columns.BM52" table:formula="of:=AVERAGE([.CD19];[.CD26];[.CD33])" office:value-type="float" office:value="65.015"/>
          </table:previous>
        </table:cell-content-change>
        <table:cell-content-change table:id="ct563">
          <table:cell-address table:column="64" table:row="52" table:table="0"/>
          <office:change-info>
            <dc:creator> </dc:creator>
            <dc:date>2021-04-22T09:30:59.220943597</dc:date>
          </office:change-info>
          <table:previous>
            <table:change-track-table-cell table:cell-address="full_columns.BM53" table:formula="of:=AVERAGE([.CD20];[.CD27];[.CD34])" office:value-type="float" office:value="67.075"/>
          </table:previous>
        </table:cell-content-change>
        <table:cell-content-change table:id="ct564">
          <table:cell-address table:column="64" table:row="53" table:table="0"/>
          <office:change-info>
            <dc:creator> </dc:creator>
            <dc:date>2021-04-22T09:30:59.220955170</dc:date>
          </office:change-info>
          <table:previous>
            <table:change-track-table-cell table:cell-address="full_columns.BM54" table:formula="of:=AVERAGE([.CD21];[.CD28];[.CD35])" office:value-type="float" office:value="66.5233333333333"/>
          </table:previous>
        </table:cell-content-change>
        <table:cell-content-change table:id="ct565">
          <table:cell-address table:column="64" table:row="54" table:table="0"/>
          <office:change-info>
            <dc:creator> </dc:creator>
            <dc:date>2021-04-22T09:30:59.220966960</dc:date>
          </office:change-info>
          <table:previous>
            <table:change-track-table-cell table:cell-address="full_columns.BM55" table:formula="of:=AVERAGE([.CD22];[.CD29];[.CD36])" office:value-type="float" office:value="68.35"/>
          </table:previous>
        </table:cell-content-change>
        <table:cell-content-change table:id="ct566">
          <table:cell-address table:column="64" table:row="55" table:table="0"/>
          <office:change-info>
            <dc:creator> </dc:creator>
            <dc:date>2021-04-22T09:30:59.220978544</dc:date>
          </office:change-info>
          <table:previous>
            <table:change-track-table-cell table:cell-address="full_columns.BM56" table:formula="of:=AVERAGE([.CD23];[.CD30])" office:value-type="float" office:value="67.2033333333333"/>
          </table:previous>
        </table:cell-content-change>
        <table:cell-content-change table:id="ct567">
          <table:cell-address table:column="64" table:row="56" table:table="0"/>
          <office:change-info>
            <dc:creator> </dc:creator>
            <dc:date>2021-04-22T09:30:59.220989881</dc:date>
          </office:change-info>
          <table:previous>
            <table:change-track-table-cell table:cell-address="full_columns.BM57" table:formula="of:=AVERAGE([.CD24];[.CD31])" office:value-type="float" office:value="66.8266666666667"/>
          </table:previous>
        </table:cell-content-change>
        <table:cell-content-change table:id="ct568">
          <table:cell-address table:column="65" table:row="50" table:table="0"/>
          <office:change-info>
            <dc:creator> </dc:creator>
            <dc:date>2021-04-22T09:30:59.221002121</dc:date>
          </office:change-info>
          <table:previous>
            <table:change-track-table-cell table:cell-address="full_columns.BN51" table:formula="of:=AVERAGE([.CE18];[.CE25];[.CE32])" office:value-type="float" office:value="67.9783333333333"/>
          </table:previous>
        </table:cell-content-change>
        <table:cell-content-change table:id="ct569">
          <table:cell-address table:column="65" table:row="51" table:table="0"/>
          <office:change-info>
            <dc:creator> </dc:creator>
            <dc:date>2021-04-22T09:30:59.221013809</dc:date>
          </office:change-info>
          <table:previous>
            <table:change-track-table-cell table:cell-address="full_columns.BN52" table:formula="of:=AVERAGE([.CE19];[.CE26];[.CE33])" office:value-type="float" office:value="67.5"/>
          </table:previous>
        </table:cell-content-change>
        <table:cell-content-change table:id="ct570">
          <table:cell-address table:column="65" table:row="52" table:table="0"/>
          <office:change-info>
            <dc:creator> </dc:creator>
            <dc:date>2021-04-22T09:30:59.221025641</dc:date>
          </office:change-info>
          <table:previous>
            <table:change-track-table-cell table:cell-address="full_columns.BN53" table:formula="of:=AVERAGE([.CE20];[.CE27];[.CE34])" office:value-type="float" office:value="68.84"/>
          </table:previous>
        </table:cell-content-change>
        <table:cell-content-change table:id="ct571">
          <table:cell-address table:column="65" table:row="53" table:table="0"/>
          <office:change-info>
            <dc:creator> </dc:creator>
            <dc:date>2021-04-22T09:30:59.221037460</dc:date>
          </office:change-info>
          <table:previous>
            <table:change-track-table-cell table:cell-address="full_columns.BN54" table:formula="of:=AVERAGE([.CE21];[.CE28];[.CE35])" office:value-type="float" office:value="67.1433333333333"/>
          </table:previous>
        </table:cell-content-change>
        <table:cell-content-change table:id="ct572">
          <table:cell-address table:column="65" table:row="54" table:table="0"/>
          <office:change-info>
            <dc:creator> </dc:creator>
            <dc:date>2021-04-22T09:30:59.221049377</dc:date>
          </office:change-info>
          <table:previous>
            <table:change-track-table-cell table:cell-address="full_columns.BN55" table:formula="of:=AVERAGE([.CE22];[.CE29];[.CE36])" office:value-type="float" office:value="67.9766666666667"/>
          </table:previous>
        </table:cell-content-change>
        <table:cell-content-change table:id="ct573">
          <table:cell-address table:column="65" table:row="55" table:table="0"/>
          <office:change-info>
            <dc:creator> </dc:creator>
            <dc:date>2021-04-22T09:30:59.221062441</dc:date>
          </office:change-info>
          <table:previous>
            <table:change-track-table-cell table:cell-address="full_columns.BN56" table:formula="of:=AVERAGE([.CE23];[.CE30])" office:value-type="float" office:value="67.0266666666667"/>
          </table:previous>
        </table:cell-content-change>
        <table:cell-content-change table:id="ct574">
          <table:cell-address table:column="65" table:row="56" table:table="0"/>
          <office:change-info>
            <dc:creator> </dc:creator>
            <dc:date>2021-04-22T09:30:59.221073764</dc:date>
          </office:change-info>
          <table:previous>
            <table:change-track-table-cell table:cell-address="full_columns.BN57" table:formula="of:=AVERAGE([.CE24];[.CE31])" office:value-type="float" office:value="69.88"/>
          </table:previous>
        </table:cell-content-change>
        <table:cell-content-change table:id="ct575">
          <table:cell-address table:column="66" table:row="50" table:table="0"/>
          <office:change-info>
            <dc:creator> </dc:creator>
            <dc:date>2021-04-22T09:30:59.221086377</dc:date>
          </office:change-info>
          <table:previous>
            <table:change-track-table-cell table:cell-address="full_columns.BO51" table:formula="of:=AVERAGE([.CF18];[.CF25];[.CF32])" office:value-type="float" office:value="0"/>
          </table:previous>
        </table:cell-content-change>
        <table:cell-content-change table:id="ct576">
          <table:cell-address table:column="66" table:row="51" table:table="0"/>
          <office:change-info>
            <dc:creator> </dc:creator>
            <dc:date>2021-04-22T09:30:59.221097589</dc:date>
          </office:change-info>
          <table:previous>
            <table:change-track-table-cell table:cell-address="full_columns.BO52" table:formula="of:=AVERAGE([.CF19];[.CF26];[.CF33])" office:value-type="float" office:value="0"/>
          </table:previous>
        </table:cell-content-change>
        <table:cell-content-change table:id="ct577">
          <table:cell-address table:column="66" table:row="52" table:table="0"/>
          <office:change-info>
            <dc:creator> </dc:creator>
            <dc:date>2021-04-22T09:30:59.221108923</dc:date>
          </office:change-info>
          <table:previous>
            <table:change-track-table-cell table:cell-address="full_columns.BO53" table:formula="of:=AVERAGE([.CF20];[.CF27];[.CF34])" office:value-type="float" office:value="0"/>
          </table:previous>
        </table:cell-content-change>
        <table:cell-content-change table:id="ct578">
          <table:cell-address table:column="66" table:row="53" table:table="0"/>
          <office:change-info>
            <dc:creator> </dc:creator>
            <dc:date>2021-04-22T09:30:59.221120190</dc:date>
          </office:change-info>
          <table:previous>
            <table:change-track-table-cell table:cell-address="full_columns.BO54" table:formula="of:=AVERAGE([.CF21];[.CF28];[.CF35])" office:value-type="float" office:value="0"/>
          </table:previous>
        </table:cell-content-change>
        <table:cell-content-change table:id="ct579">
          <table:cell-address table:column="66" table:row="54" table:table="0"/>
          <office:change-info>
            <dc:creator> </dc:creator>
            <dc:date>2021-04-22T09:30:59.221131375</dc:date>
          </office:change-info>
          <table:previous>
            <table:change-track-table-cell table:cell-address="full_columns.BO55" table:formula="of:=AVERAGE([.CF22];[.CF29];[.CF36])" office:value-type="float" office:value="0"/>
          </table:previous>
        </table:cell-content-change>
        <table:cell-content-change table:id="ct580">
          <table:cell-address table:column="66" table:row="55" table:table="0"/>
          <office:change-info>
            <dc:creator> </dc:creator>
            <dc:date>2021-04-22T09:30:59.221142512</dc:date>
          </office:change-info>
          <table:previous>
            <table:change-track-table-cell table:cell-address="full_columns.BO56" table:formula="of:=AVERAGE([.CF23];[.CF30])" office:value-type="float" office:value="0"/>
          </table:previous>
        </table:cell-content-change>
        <table:cell-content-change table:id="ct581">
          <table:cell-address table:column="66" table:row="56" table:table="0"/>
          <office:change-info>
            <dc:creator> </dc:creator>
            <dc:date>2021-04-22T09:30:59.221153294</dc:date>
          </office:change-info>
          <table:previous>
            <table:change-track-table-cell table:cell-address="full_columns.BO57" table:formula="of:=AVERAGE([.CF24];[.CF31])" office:value-type="float" office:value="0"/>
          </table:previous>
        </table:cell-content-change>
        <table:cell-content-change table:id="ct582">
          <table:cell-address table:column="67" table:row="50" table:table="0"/>
          <office:change-info>
            <dc:creator> </dc:creator>
            <dc:date>2021-04-22T09:30:59.221164981</dc:date>
          </office:change-info>
          <table:previous>
            <table:change-track-table-cell table:cell-address="full_columns.BP51" table:formula="of:=AVERAGE([.CG18];[.CG25];[.CG32])" office:value-type="float" office:value="0.00812074829931973"/>
          </table:previous>
        </table:cell-content-change>
        <table:cell-content-change table:id="ct583">
          <table:cell-address table:column="67" table:row="51" table:table="0"/>
          <office:change-info>
            <dc:creator> </dc:creator>
            <dc:date>2021-04-22T09:30:59.221177083</dc:date>
          </office:change-info>
          <table:previous>
            <table:change-track-table-cell table:cell-address="full_columns.BP52" table:formula="of:=AVERAGE([.CG19];[.CG26];[.CG33])" office:value-type="float" office:value="0.00223214285714286"/>
          </table:previous>
        </table:cell-content-change>
        <table:cell-content-change table:id="ct584">
          <table:cell-address table:column="67" table:row="52" table:table="0"/>
          <office:change-info>
            <dc:creator> </dc:creator>
            <dc:date>2021-04-22T09:30:59.221189398</dc:date>
          </office:change-info>
          <table:previous>
            <table:change-track-table-cell table:cell-address="full_columns.BP53" table:formula="of:=AVERAGE([.CG20];[.CG27];[.CG34])" office:value-type="float" office:value="0.00306122448979592"/>
          </table:previous>
        </table:cell-content-change>
        <table:cell-content-change table:id="ct585">
          <table:cell-address table:column="67" table:row="53" table:table="0"/>
          <office:change-info>
            <dc:creator> </dc:creator>
            <dc:date>2021-04-22T09:30:59.221203849</dc:date>
          </office:change-info>
          <table:previous>
            <table:change-track-table-cell table:cell-address="full_columns.BP54" table:formula="of:=AVERAGE([.CG21];[.CG28];[.CG35])" office:value-type="float" office:value="0.00301870748299319"/>
          </table:previous>
        </table:cell-content-change>
        <table:cell-content-change table:id="ct586">
          <table:cell-address table:column="67" table:row="54" table:table="0"/>
          <office:change-info>
            <dc:creator> </dc:creator>
            <dc:date>2021-04-22T09:30:59.221216194</dc:date>
          </office:change-info>
          <table:previous>
            <table:change-track-table-cell table:cell-address="full_columns.BP55" table:formula="of:=AVERAGE([.CG22];[.CG29];[.CG36])" office:value-type="float" office:value="0.00225340136054421"/>
          </table:previous>
        </table:cell-content-change>
        <table:cell-content-change table:id="ct587">
          <table:cell-address table:column="67" table:row="55" table:table="0"/>
          <office:change-info>
            <dc:creator> </dc:creator>
            <dc:date>2021-04-22T09:30:59.221228425</dc:date>
          </office:change-info>
          <table:previous>
            <table:change-track-table-cell table:cell-address="full_columns.BP56" table:formula="of:=AVERAGE([.CG23];[.CG30])" office:value-type="float" office:value="0.00739795918367347"/>
          </table:previous>
        </table:cell-content-change>
        <table:cell-content-change table:id="ct588">
          <table:cell-address table:column="67" table:row="56" table:table="0"/>
          <office:change-info>
            <dc:creator> </dc:creator>
            <dc:date>2021-04-22T09:30:59.221240233</dc:date>
          </office:change-info>
          <table:previous>
            <table:change-track-table-cell table:cell-address="full_columns.BP57" table:formula="of:=AVERAGE([.CG24];[.CG31])" office:value-type="float" office:value="0.00229591836734694"/>
          </table:previous>
        </table:cell-content-change>
        <table:cell-content-change table:id="ct589">
          <table:cell-address table:column="68" table:row="50" table:table="0"/>
          <office:change-info>
            <dc:creator> </dc:creator>
            <dc:date>2021-04-22T09:30:59.221253096</dc:date>
          </office:change-info>
          <table:previous>
            <table:change-track-table-cell table:cell-address="full_columns.BQ51" table:formula="of:=AVERAGE([.CH18];[.CH25];[.CH32])" office:value-type="float" office:value="0.00420918367346939"/>
          </table:previous>
        </table:cell-content-change>
        <table:cell-content-change table:id="ct590">
          <table:cell-address table:column="68" table:row="51" table:table="0"/>
          <office:change-info>
            <dc:creator> </dc:creator>
            <dc:date>2021-04-22T09:30:59.221265308</dc:date>
          </office:change-info>
          <table:previous>
            <table:change-track-table-cell table:cell-address="full_columns.BQ52" table:formula="of:=AVERAGE([.CH19];[.CH26];[.CH33])" office:value-type="float" office:value="0.00146683673469388"/>
          </table:previous>
        </table:cell-content-change>
        <table:cell-content-change table:id="ct591">
          <table:cell-address table:column="68" table:row="52" table:table="0"/>
          <office:change-info>
            <dc:creator> </dc:creator>
            <dc:date>2021-04-22T09:30:59.221277722</dc:date>
          </office:change-info>
          <table:previous>
            <table:change-track-table-cell table:cell-address="full_columns.BQ53" table:formula="of:=AVERAGE([.CH20];[.CH27];[.CH34])" office:value-type="float" office:value="0.00251913265306122"/>
          </table:previous>
        </table:cell-content-change>
        <table:cell-content-change table:id="ct592">
          <table:cell-address table:column="68" table:row="53" table:table="0"/>
          <office:change-info>
            <dc:creator> </dc:creator>
            <dc:date>2021-04-22T09:30:59.221290167</dc:date>
          </office:change-info>
          <table:previous>
            <table:change-track-table-cell table:cell-address="full_columns.BQ54" table:formula="of:=AVERAGE([.CH21];[.CH28];[.CH35])" office:value-type="float" office:value="0.00289115646258503"/>
          </table:previous>
        </table:cell-content-change>
        <table:cell-content-change table:id="ct593">
          <table:cell-address table:column="68" table:row="54" table:table="0"/>
          <office:change-info>
            <dc:creator> </dc:creator>
            <dc:date>2021-04-22T09:30:59.221302546</dc:date>
          </office:change-info>
          <table:previous>
            <table:change-track-table-cell table:cell-address="full_columns.BQ55" table:formula="of:=AVERAGE([.CH22];[.CH29];[.CH36])" office:value-type="float" office:value="0.00289115646258504"/>
          </table:previous>
        </table:cell-content-change>
        <table:cell-content-change table:id="ct594">
          <table:cell-address table:column="68" table:row="55" table:table="0"/>
          <office:change-info>
            <dc:creator> </dc:creator>
            <dc:date>2021-04-22T09:30:59.221314614</dc:date>
          </office:change-info>
          <table:previous>
            <table:change-track-table-cell table:cell-address="full_columns.BQ56" table:formula="of:=AVERAGE([.CH23];[.CH30])" office:value-type="float" office:value="0.00327380952380952"/>
          </table:previous>
        </table:cell-content-change>
        <table:cell-content-change table:id="ct595">
          <table:cell-address table:column="68" table:row="56" table:table="0"/>
          <office:change-info>
            <dc:creator> </dc:creator>
            <dc:date>2021-04-22T09:30:59.221326521</dc:date>
          </office:change-info>
          <table:previous>
            <table:change-track-table-cell table:cell-address="full_columns.BQ57" table:formula="of:=AVERAGE([.CH24];[.CH31])" office:value-type="float" office:value="0.00187074829931973"/>
          </table:previous>
        </table:cell-content-change>
        <table:cell-content-change table:id="ct596">
          <table:cell-address table:column="69" table:row="50" table:table="0"/>
          <office:change-info>
            <dc:creator> </dc:creator>
            <dc:date>2021-04-22T09:30:59.221339273</dc:date>
          </office:change-info>
          <table:previous>
            <table:change-track-table-cell table:cell-address="full_columns.BR51" table:formula="of:=AVERAGE([.CI18];[.CI25];[.CI32])" office:value-type="float" office:value="0.00165816326530612"/>
          </table:previous>
        </table:cell-content-change>
        <table:cell-content-change table:id="ct597">
          <table:cell-address table:column="69" table:row="51" table:table="0"/>
          <office:change-info>
            <dc:creator> </dc:creator>
            <dc:date>2021-04-22T09:30:59.221351461</dc:date>
          </office:change-info>
          <table:previous>
            <table:change-track-table-cell table:cell-address="full_columns.BR52" table:formula="of:=AVERAGE([.CI19];[.CI26];[.CI33])" office:value-type="float" office:value="0.0015625"/>
          </table:previous>
        </table:cell-content-change>
        <table:cell-content-change table:id="ct598">
          <table:cell-address table:column="69" table:row="52" table:table="0"/>
          <office:change-info>
            <dc:creator> </dc:creator>
            <dc:date>2021-04-22T09:30:59.221363852</dc:date>
          </office:change-info>
          <table:previous>
            <table:change-track-table-cell table:cell-address="full_columns.BR53" table:formula="of:=AVERAGE([.CI20];[.CI27];[.CI34])" office:value-type="float" office:value="0.00076530612244898"/>
          </table:previous>
        </table:cell-content-change>
        <table:cell-content-change table:id="ct599">
          <table:cell-address table:column="69" table:row="53" table:table="0"/>
          <office:change-info>
            <dc:creator> </dc:creator>
            <dc:date>2021-04-22T09:30:59.221376969</dc:date>
          </office:change-info>
          <table:previous>
            <table:change-track-table-cell table:cell-address="full_columns.BR54" table:formula="of:=AVERAGE([.CI21];[.CI28];[.CI35])" office:value-type="float" office:value="0.00123299319727891"/>
          </table:previous>
        </table:cell-content-change>
        <table:cell-content-change table:id="ct600">
          <table:cell-address table:column="69" table:row="54" table:table="0"/>
          <office:change-info>
            <dc:creator> </dc:creator>
            <dc:date>2021-04-22T09:30:59.221389685</dc:date>
          </office:change-info>
          <table:previous>
            <table:change-track-table-cell table:cell-address="full_columns.BR55" table:formula="of:=AVERAGE([.CI22];[.CI29];[.CI36])" office:value-type="float" office:value="0.000722789115646258"/>
          </table:previous>
        </table:cell-content-change>
        <table:cell-content-change table:id="ct601">
          <table:cell-address table:column="69" table:row="55" table:table="0"/>
          <office:change-info>
            <dc:creator> </dc:creator>
            <dc:date>2021-04-22T09:30:59.221402194</dc:date>
          </office:change-info>
          <table:previous>
            <table:change-track-table-cell table:cell-address="full_columns.BR56" table:formula="of:=AVERAGE([.CI23];[.CI30])" office:value-type="float" office:value="0.0014030612244898"/>
          </table:previous>
        </table:cell-content-change>
        <table:cell-content-change table:id="ct602">
          <table:cell-address table:column="69" table:row="56" table:table="0"/>
          <office:change-info>
            <dc:creator> </dc:creator>
            <dc:date>2021-04-22T09:30:59.221414441</dc:date>
          </office:change-info>
          <table:previous>
            <table:change-track-table-cell table:cell-address="full_columns.BR57" table:formula="of:=AVERAGE([.CI24];[.CI31])" office:value-type="float" office:value="0.00229591836734694"/>
          </table:previous>
        </table:cell-content-change>
        <table:cell-content-change table:id="ct603">
          <table:cell-address table:column="70" table:row="50" table:table="0"/>
          <office:change-info>
            <dc:creator> </dc:creator>
            <dc:date>2021-04-22T09:30:59.221427257</dc:date>
          </office:change-info>
          <table:previous>
            <table:change-track-table-cell table:cell-address="full_columns.BS51" table:formula="of:=AVERAGE([.CJ18];[.CJ25];[.CJ32])" office:value-type="float" office:value="0.0015860786882305"/>
          </table:previous>
        </table:cell-content-change>
        <table:cell-content-change table:id="ct604">
          <table:cell-address table:column="70" table:row="51" table:table="0"/>
          <office:change-info>
            <dc:creator> </dc:creator>
            <dc:date>2021-04-22T09:30:59.221439717</dc:date>
          </office:change-info>
          <table:previous>
            <table:change-track-table-cell table:cell-address="full_columns.BS52" table:formula="of:=AVERAGE([.CJ19];[.CJ26];[.CJ33])" office:value-type="float" office:value="0.000467841512327426"/>
          </table:previous>
        </table:cell-content-change>
        <table:cell-content-change table:id="ct605">
          <table:cell-address table:column="70" table:row="52" table:table="0"/>
          <office:change-info>
            <dc:creator> </dc:creator>
            <dc:date>2021-04-22T09:30:59.221452396</dc:date>
          </office:change-info>
          <table:previous>
            <table:change-track-table-cell table:cell-address="full_columns.BS53" table:formula="of:=AVERAGE([.CJ20];[.CJ27];[.CJ34])" office:value-type="float" office:value="0.000498057117018977"/>
          </table:previous>
        </table:cell-content-change>
        <table:cell-content-change table:id="ct606">
          <table:cell-address table:column="70" table:row="53" table:table="0"/>
          <office:change-info>
            <dc:creator> </dc:creator>
            <dc:date>2021-04-22T09:30:59.221464958</dc:date>
          </office:change-info>
          <table:previous>
            <table:change-track-table-cell table:cell-address="full_columns.BS54" table:formula="of:=AVERAGE([.CJ21];[.CJ28];[.CJ35])" office:value-type="float" office:value="0.000628859970053617"/>
          </table:previous>
        </table:cell-content-change>
        <table:cell-content-change table:id="ct607">
          <table:cell-address table:column="70" table:row="54" table:table="0"/>
          <office:change-info>
            <dc:creator> </dc:creator>
            <dc:date>2021-04-22T09:30:59.221477474</dc:date>
          </office:change-info>
          <table:previous>
            <table:change-track-table-cell table:cell-address="full_columns.BS55" table:formula="of:=AVERAGE([.CJ22];[.CJ29];[.CJ36])" office:value-type="float" office:value="0.000366971668363206"/>
          </table:previous>
        </table:cell-content-change>
        <table:cell-content-change table:id="ct608">
          <table:cell-address table:column="70" table:row="55" table:table="0"/>
          <office:change-info>
            <dc:creator> </dc:creator>
            <dc:date>2021-04-22T09:30:59.221489809</dc:date>
          </office:change-info>
          <table:previous>
            <table:change-track-table-cell table:cell-address="full_columns.BS56" table:formula="of:=AVERAGE([.CJ23];[.CJ30])" office:value-type="float" office:value="0.00160469544330881"/>
          </table:previous>
        </table:cell-content-change>
        <table:cell-content-change table:id="ct609">
          <table:cell-address table:column="70" table:row="56" table:table="0"/>
          <office:change-info>
            <dc:creator> </dc:creator>
            <dc:date>2021-04-22T09:30:59.221502036</dc:date>
          </office:change-info>
          <table:previous>
            <table:change-track-table-cell table:cell-address="full_columns.BS57" table:formula="of:=AVERAGE([.CJ24];[.CJ31])" office:value-type="float" office:value="0.000548310478569172"/>
          </table:previous>
        </table:cell-content-change>
        <table:cell-content-change table:id="ct610">
          <table:cell-address table:column="71" table:row="50" table:table="0"/>
          <office:change-info>
            <dc:creator> </dc:creator>
            <dc:date>2021-04-22T09:30:59.221518391</dc:date>
          </office:change-info>
          <table:previous>
            <table:change-track-table-cell table:cell-address="full_columns.BT51" table:formula="of:=AVERAGE([.CK18];[.CK25];[.CK32])" office:value-type="float" office:value="0.00203018707482993"/>
          </table:previous>
        </table:cell-content-change>
        <table:cell-content-change table:id="ct611">
          <table:cell-address table:column="71" table:row="51" table:table="0"/>
          <office:change-info>
            <dc:creator> </dc:creator>
            <dc:date>2021-04-22T09:30:59.221532042</dc:date>
          </office:change-info>
          <table:previous>
            <table:change-track-table-cell table:cell-address="full_columns.BT52" table:formula="of:=AVERAGE([.CK19];[.CK26];[.CK33])" office:value-type="float" office:value="0.000558035714285715"/>
          </table:previous>
        </table:cell-content-change>
        <table:cell-content-change table:id="ct612">
          <table:cell-address table:column="71" table:row="52" table:table="0"/>
          <office:change-info>
            <dc:creator> </dc:creator>
            <dc:date>2021-04-22T09:30:59.221544585</dc:date>
          </office:change-info>
          <table:previous>
            <table:change-track-table-cell table:cell-address="full_columns.BT53" table:formula="of:=AVERAGE([.CK20];[.CK27];[.CK34])" office:value-type="float" office:value="0.00076530612244898"/>
          </table:previous>
        </table:cell-content-change>
        <table:cell-content-change table:id="ct613">
          <table:cell-address table:column="71" table:row="53" table:table="0"/>
          <office:change-info>
            <dc:creator> </dc:creator>
            <dc:date>2021-04-22T09:30:59.221557212</dc:date>
          </office:change-info>
          <table:previous>
            <table:change-track-table-cell table:cell-address="full_columns.BT54" table:formula="of:=AVERAGE([.CK21];[.CK28];[.CK35])" office:value-type="float" office:value="0.000754676870748297"/>
          </table:previous>
        </table:cell-content-change>
        <table:cell-content-change table:id="ct614">
          <table:cell-address table:column="71" table:row="54" table:table="0"/>
          <office:change-info>
            <dc:creator> </dc:creator>
            <dc:date>2021-04-22T09:30:59.221569840</dc:date>
          </office:change-info>
          <table:previous>
            <table:change-track-table-cell table:cell-address="full_columns.BT55" table:formula="of:=AVERAGE([.CK22];[.CK29];[.CK36])" office:value-type="float" office:value="0.000563350340136054"/>
          </table:previous>
        </table:cell-content-change>
        <table:cell-content-change table:id="ct615">
          <table:cell-address table:column="71" table:row="55" table:table="0"/>
          <office:change-info>
            <dc:creator> </dc:creator>
            <dc:date>2021-04-22T09:30:59.221582326</dc:date>
          </office:change-info>
          <table:previous>
            <table:change-track-table-cell table:cell-address="full_columns.BT56" table:formula="of:=AVERAGE([.CK23];[.CK30])" office:value-type="float" office:value="0.00184948979591837"/>
          </table:previous>
        </table:cell-content-change>
        <table:cell-content-change table:id="ct616">
          <table:cell-address table:column="71" table:row="56" table:table="0"/>
          <office:change-info>
            <dc:creator> </dc:creator>
            <dc:date>2021-04-22T09:30:59.221594851</dc:date>
          </office:change-info>
          <table:previous>
            <table:change-track-table-cell table:cell-address="full_columns.BT57" table:formula="of:=AVERAGE([.CK24];[.CK31])" office:value-type="float" office:value="0.000573979591836735"/>
          </table:previous>
        </table:cell-content-change>
        <table:cell-content-change table:id="ct617">
          <table:cell-address table:column="72" table:row="50" table:table="0"/>
          <office:change-info>
            <dc:creator> </dc:creator>
            <dc:date>2021-04-22T09:30:59.221607784</dc:date>
          </office:change-info>
          <table:previous>
            <table:change-track-table-cell table:cell-address="full_columns.BU51" table:formula="of:=AVERAGE([.CL18];[.CL25];[.CL32])" office:value-type="float" office:value="0"/>
          </table:previous>
        </table:cell-content-change>
        <table:cell-content-change table:id="ct618">
          <table:cell-address table:column="72" table:row="51" table:table="0"/>
          <office:change-info>
            <dc:creator> </dc:creator>
            <dc:date>2021-04-22T09:30:59.221619977</dc:date>
          </office:change-info>
          <table:previous>
            <table:change-track-table-cell table:cell-address="full_columns.BU52" table:formula="of:=AVERAGE([.CL19];[.CL26];[.CL33])" office:value-type="float" office:value="0"/>
          </table:previous>
        </table:cell-content-change>
        <table:cell-content-change table:id="ct619">
          <table:cell-address table:column="72" table:row="52" table:table="0"/>
          <office:change-info>
            <dc:creator> </dc:creator>
            <dc:date>2021-04-22T09:30:59.221632374</dc:date>
          </office:change-info>
          <table:previous>
            <table:change-track-table-cell table:cell-address="full_columns.BU53" table:formula="of:=AVERAGE([.CL20];[.CL27];[.CL34])" office:value-type="float" office:value="0"/>
          </table:previous>
        </table:cell-content-change>
        <table:cell-content-change table:id="ct620">
          <table:cell-address table:column="72" table:row="53" table:table="0"/>
          <office:change-info>
            <dc:creator> </dc:creator>
            <dc:date>2021-04-22T09:30:59.221644281</dc:date>
          </office:change-info>
          <table:previous>
            <table:change-track-table-cell table:cell-address="full_columns.BU54" table:formula="of:=AVERAGE([.CL21];[.CL28];[.CL35])" office:value-type="float" office:value="0"/>
          </table:previous>
        </table:cell-content-change>
        <table:cell-content-change table:id="ct621">
          <table:cell-address table:column="72" table:row="54" table:table="0"/>
          <office:change-info>
            <dc:creator> </dc:creator>
            <dc:date>2021-04-22T09:30:59.221656388</dc:date>
          </office:change-info>
          <table:previous>
            <table:change-track-table-cell table:cell-address="full_columns.BU55" table:formula="of:=AVERAGE([.CL22];[.CL29];[.CL36])" office:value-type="float" office:value="0"/>
          </table:previous>
        </table:cell-content-change>
        <table:cell-content-change table:id="ct622">
          <table:cell-address table:column="72" table:row="55" table:table="0"/>
          <office:change-info>
            <dc:creator> </dc:creator>
            <dc:date>2021-04-22T09:30:59.221668507</dc:date>
          </office:change-info>
          <table:previous>
            <table:change-track-table-cell table:cell-address="full_columns.BU56" table:formula="of:=AVERAGE([.CL23];[.CL30])" office:value-type="float" office:value="0"/>
          </table:previous>
        </table:cell-content-change>
        <table:cell-content-change table:id="ct623">
          <table:cell-address table:column="72" table:row="56" table:table="0"/>
          <office:change-info>
            <dc:creator> </dc:creator>
            <dc:date>2021-04-22T09:30:59.221680434</dc:date>
          </office:change-info>
          <table:previous>
            <table:change-track-table-cell table:cell-address="full_columns.BU57" table:formula="of:=AVERAGE([.CL24];[.CL31])" office:value-type="float" office:value="0"/>
          </table:previous>
        </table:cell-content-change>
        <table:cell-content-change table:id="ct624">
          <table:cell-address table:column="73" table:row="50" table:table="0"/>
          <office:change-info>
            <dc:creator> </dc:creator>
            <dc:date>2021-04-22T09:30:59.221693336</dc:date>
          </office:change-info>
          <table:previous>
            <table:change-track-table-cell table:cell-address="full_columns.BV51" table:formula="of:=AVERAGE([.CM18];[.CM25];[.CM32])" office:value-type="float" office:value="35.9516666666667"/>
          </table:previous>
        </table:cell-content-change>
        <table:cell-content-change table:id="ct625">
          <table:cell-address table:column="73" table:row="51" table:table="0"/>
          <office:change-info>
            <dc:creator> </dc:creator>
            <dc:date>2021-04-22T09:30:59.221706251</dc:date>
          </office:change-info>
          <table:previous>
            <table:change-track-table-cell table:cell-address="full_columns.BV52" table:formula="of:=AVERAGE([.CM19];[.CM26];[.CM33])" office:value-type="float" office:value="34.6425"/>
          </table:previous>
        </table:cell-content-change>
        <table:cell-content-change table:id="ct626">
          <table:cell-address table:column="73" table:row="52" table:table="0"/>
          <office:change-info>
            <dc:creator> </dc:creator>
            <dc:date>2021-04-22T09:30:59.221719050</dc:date>
          </office:change-info>
          <table:previous>
            <table:change-track-table-cell table:cell-address="full_columns.BV53" table:formula="of:=AVERAGE([.CM20];[.CM27];[.CM34])" office:value-type="float" office:value="34.11"/>
          </table:previous>
        </table:cell-content-change>
        <table:cell-content-change table:id="ct627">
          <table:cell-address table:column="73" table:row="53" table:table="0"/>
          <office:change-info>
            <dc:creator> </dc:creator>
            <dc:date>2021-04-22T09:30:59.221731865</dc:date>
          </office:change-info>
          <table:previous>
            <table:change-track-table-cell table:cell-address="full_columns.BV54" table:formula="of:=AVERAGE([.CM21];[.CM28];[.CM35])" office:value-type="float" office:value="34.52"/>
          </table:previous>
        </table:cell-content-change>
        <table:cell-content-change table:id="ct628">
          <table:cell-address table:column="73" table:row="54" table:table="0"/>
          <office:change-info>
            <dc:creator> </dc:creator>
            <dc:date>2021-04-22T09:30:59.221744566</dc:date>
          </office:change-info>
          <table:previous>
            <table:change-track-table-cell table:cell-address="full_columns.BV55" table:formula="of:=AVERAGE([.CM22];[.CM29];[.CM36])" office:value-type="float" office:value="33.0966666666667"/>
          </table:previous>
        </table:cell-content-change>
        <table:cell-content-change table:id="ct629">
          <table:cell-address table:column="73" table:row="55" table:table="0"/>
          <office:change-info>
            <dc:creator> </dc:creator>
            <dc:date>2021-04-22T09:30:59.221757360</dc:date>
          </office:change-info>
          <table:previous>
            <table:change-track-table-cell table:cell-address="full_columns.BV56" table:formula="of:=AVERAGE([.CM23];[.CM30])" office:value-type="float" office:value="34.9966666666667"/>
          </table:previous>
        </table:cell-content-change>
        <table:cell-content-change table:id="ct630">
          <table:cell-address table:column="73" table:row="56" table:table="0"/>
          <office:change-info>
            <dc:creator> </dc:creator>
            <dc:date>2021-04-22T09:30:59.221769878</dc:date>
          </office:change-info>
          <table:previous>
            <table:change-track-table-cell table:cell-address="full_columns.BV57" table:formula="of:=AVERAGE([.CM24];[.CM31])" office:value-type="float" office:value="39.0466666666667"/>
          </table:previous>
        </table:cell-content-change>
        <table:cell-content-change table:id="ct631">
          <table:cell-address table:column="74" table:row="50" table:table="0"/>
          <office:change-info>
            <dc:creator> </dc:creator>
            <dc:date>2021-04-22T09:30:59.221783447</dc:date>
          </office:change-info>
          <table:previous>
            <table:change-track-table-cell table:cell-address="full_columns.BW51" table:formula="of:=AVERAGE([.CN18];[.CN25];[.CN32])" office:value-type="float" office:value="69.7616666666667"/>
          </table:previous>
        </table:cell-content-change>
        <table:cell-content-change table:id="ct632">
          <table:cell-address table:column="74" table:row="51" table:table="0"/>
          <office:change-info>
            <dc:creator> </dc:creator>
            <dc:date>2021-04-22T09:30:59.221796495</dc:date>
          </office:change-info>
          <table:previous>
            <table:change-track-table-cell table:cell-address="full_columns.BW52" table:formula="of:=AVERAGE([.CN19];[.CN26];[.CN33])" office:value-type="float" office:value="74.1075"/>
          </table:previous>
        </table:cell-content-change>
        <table:cell-content-change table:id="ct633">
          <table:cell-address table:column="74" table:row="52" table:table="0"/>
          <office:change-info>
            <dc:creator> </dc:creator>
            <dc:date>2021-04-22T09:30:59.221809702</dc:date>
          </office:change-info>
          <table:previous>
            <table:change-track-table-cell table:cell-address="full_columns.BW53" table:formula="of:=AVERAGE([.CN20];[.CN27];[.CN34])" office:value-type="float" office:value="71.2475"/>
          </table:previous>
        </table:cell-content-change>
        <table:cell-content-change table:id="ct634">
          <table:cell-address table:column="74" table:row="53" table:table="0"/>
          <office:change-info>
            <dc:creator> </dc:creator>
            <dc:date>2021-04-22T09:30:59.221822765</dc:date>
          </office:change-info>
          <table:previous>
            <table:change-track-table-cell table:cell-address="full_columns.BW54" table:formula="of:=AVERAGE([.CN21];[.CN28];[.CN35])" office:value-type="float" office:value="69.5233333333333"/>
          </table:previous>
        </table:cell-content-change>
        <table:cell-content-change table:id="ct635">
          <table:cell-address table:column="74" table:row="54" table:table="0"/>
          <office:change-info>
            <dc:creator> </dc:creator>
            <dc:date>2021-04-22T09:30:59.221835865</dc:date>
          </office:change-info>
          <table:previous>
            <table:change-track-table-cell table:cell-address="full_columns.BW55" table:formula="of:=AVERAGE([.CN22];[.CN29];[.CN36])" office:value-type="float" office:value="66.4266666666667"/>
          </table:previous>
        </table:cell-content-change>
        <table:cell-content-change table:id="ct636">
          <table:cell-address table:column="74" table:row="55" table:table="0"/>
          <office:change-info>
            <dc:creator> </dc:creator>
            <dc:date>2021-04-22T09:30:59.221849708</dc:date>
          </office:change-info>
          <table:previous>
            <table:change-track-table-cell table:cell-address="full_columns.BW56" table:formula="of:=AVERAGE([.CN23];[.CN30])" office:value-type="float" office:value="66.9033333333333"/>
          </table:previous>
        </table:cell-content-change>
        <table:cell-content-change table:id="ct637">
          <table:cell-address table:column="74" table:row="56" table:table="0"/>
          <office:change-info>
            <dc:creator> </dc:creator>
            <dc:date>2021-04-22T09:30:59.221863148</dc:date>
          </office:change-info>
          <table:previous>
            <table:change-track-table-cell table:cell-address="full_columns.BW57" table:formula="of:=AVERAGE([.CN24];[.CN31])" office:value-type="float" office:value="77.3833333333333"/>
          </table:previous>
        </table:cell-content-change>
        <table:cell-content-change table:id="ct638">
          <table:cell-address table:column="75" table:row="50" table:table="0"/>
          <office:change-info>
            <dc:creator> </dc:creator>
            <dc:date>2021-04-22T09:30:59.221877020</dc:date>
          </office:change-info>
          <table:previous>
            <table:change-track-table-cell table:cell-address="full_columns.BX51" table:formula="of:=AVERAGE([.CO18];[.CO25];[.CO32])" office:value-type="float" office:value="66.19"/>
          </table:previous>
        </table:cell-content-change>
        <table:cell-content-change table:id="ct639">
          <table:cell-address table:column="75" table:row="51" table:table="0"/>
          <office:change-info>
            <dc:creator> </dc:creator>
            <dc:date>2021-04-22T09:30:59.221890326</dc:date>
          </office:change-info>
          <table:previous>
            <table:change-track-table-cell table:cell-address="full_columns.BX52" table:formula="of:=AVERAGE([.CO19];[.CO26];[.CO33])" office:value-type="float" office:value="60.5375"/>
          </table:previous>
        </table:cell-content-change>
        <table:cell-content-change table:id="ct640">
          <table:cell-address table:column="75" table:row="52" table:table="0"/>
          <office:change-info>
            <dc:creator> </dc:creator>
            <dc:date>2021-04-22T09:30:59.221903389</dc:date>
          </office:change-info>
          <table:previous>
            <table:change-track-table-cell table:cell-address="full_columns.BX53" table:formula="of:=AVERAGE([.CO20];[.CO27];[.CO34])" office:value-type="float" office:value="62.86"/>
          </table:previous>
        </table:cell-content-change>
        <table:cell-content-change table:id="ct641">
          <table:cell-address table:column="75" table:row="53" table:table="0"/>
          <office:change-info>
            <dc:creator> </dc:creator>
            <dc:date>2021-04-22T09:30:59.221916436</dc:date>
          </office:change-info>
          <table:previous>
            <table:change-track-table-cell table:cell-address="full_columns.BX54" table:formula="of:=AVERAGE([.CO21];[.CO28];[.CO35])" office:value-type="float" office:value="65"/>
          </table:previous>
        </table:cell-content-change>
        <table:cell-content-change table:id="ct642">
          <table:cell-address table:column="75" table:row="54" table:table="0"/>
          <office:change-info>
            <dc:creator> </dc:creator>
            <dc:date>2021-04-22T09:30:59.221929697</dc:date>
          </office:change-info>
          <table:previous>
            <table:change-track-table-cell table:cell-address="full_columns.BX55" table:formula="of:=AVERAGE([.CO22];[.CO29];[.CO36])" office:value-type="float" office:value="66.6666666666667"/>
          </table:previous>
        </table:cell-content-change>
        <table:cell-content-change table:id="ct643">
          <table:cell-address table:column="75" table:row="55" table:table="0"/>
          <office:change-info>
            <dc:creator> </dc:creator>
            <dc:date>2021-04-22T09:30:59.221942797</dc:date>
          </office:change-info>
          <table:previous>
            <table:change-track-table-cell table:cell-address="full_columns.BX56" table:formula="of:=AVERAGE([.CO23];[.CO30])" office:value-type="float" office:value="68.0966666666667"/>
          </table:previous>
        </table:cell-content-change>
        <table:cell-content-change table:id="ct644">
          <table:cell-address table:column="75" table:row="56" table:table="0"/>
          <office:change-info>
            <dc:creator> </dc:creator>
            <dc:date>2021-04-22T09:30:59.221955654</dc:date>
          </office:change-info>
          <table:previous>
            <table:change-track-table-cell table:cell-address="full_columns.BX57" table:formula="of:=AVERAGE([.CO24];[.CO31])" office:value-type="float" office:value="61.6666666666667"/>
          </table:previous>
        </table:cell-content-change>
        <table:cell-content-change table:id="ct645">
          <table:cell-address table:column="76" table:row="50" table:table="0"/>
          <office:change-info>
            <dc:creator> </dc:creator>
            <dc:date>2021-04-22T09:30:59.221970966</dc:date>
          </office:change-info>
          <table:previous>
            <table:change-track-table-cell table:cell-address="full_columns.BY51" table:formula="of:=AVERAGE([.CP18];[.CP25];[.CP32])" office:value-type="float" office:value="67.46"/>
          </table:previous>
        </table:cell-content-change>
        <table:cell-content-change table:id="ct646">
          <table:cell-address table:column="76" table:row="51" table:table="0"/>
          <office:change-info>
            <dc:creator> </dc:creator>
            <dc:date>2021-04-22T09:30:59.221985167</dc:date>
          </office:change-info>
          <table:previous>
            <table:change-track-table-cell table:cell-address="full_columns.BY52" table:formula="of:=AVERAGE([.CP19];[.CP26];[.CP33])" office:value-type="float" office:value="65.385"/>
          </table:previous>
        </table:cell-content-change>
        <table:cell-content-change table:id="ct647">
          <table:cell-address table:column="76" table:row="52" table:table="0"/>
          <office:change-info>
            <dc:creator> </dc:creator>
            <dc:date>2021-04-22T09:30:59.221998243</dc:date>
          </office:change-info>
          <table:previous>
            <table:change-track-table-cell table:cell-address="full_columns.BY53" table:formula="of:=AVERAGE([.CP20];[.CP27];[.CP34])" office:value-type="float" office:value="65.78"/>
          </table:previous>
        </table:cell-content-change>
        <table:cell-content-change table:id="ct648">
          <table:cell-address table:column="76" table:row="53" table:table="0"/>
          <office:change-info>
            <dc:creator> </dc:creator>
            <dc:date>2021-04-22T09:30:59.222011369</dc:date>
          </office:change-info>
          <table:previous>
            <table:change-track-table-cell table:cell-address="full_columns.BY54" table:formula="of:=AVERAGE([.CP21];[.CP28];[.CP35])" office:value-type="float" office:value="66.5366666666667"/>
          </table:previous>
        </table:cell-content-change>
        <table:cell-content-change table:id="ct649">
          <table:cell-address table:column="76" table:row="54" table:table="0"/>
          <office:change-info>
            <dc:creator> </dc:creator>
            <dc:date>2021-04-22T09:30:59.222024775</dc:date>
          </office:change-info>
          <table:previous>
            <table:change-track-table-cell table:cell-address="full_columns.BY55" table:formula="of:=AVERAGE([.CP22];[.CP29];[.CP36])" office:value-type="float" office:value="66.7366666666667"/>
          </table:previous>
        </table:cell-content-change>
        <table:cell-content-change table:id="ct650">
          <table:cell-address table:column="76" table:row="55" table:table="0"/>
          <office:change-info>
            <dc:creator> </dc:creator>
            <dc:date>2021-04-22T09:30:59.222037992</dc:date>
          </office:change-info>
          <table:previous>
            <table:change-track-table-cell table:cell-address="full_columns.BY56" table:formula="of:=AVERAGE([.CP23];[.CP30])" office:value-type="float" office:value="67.79"/>
          </table:previous>
        </table:cell-content-change>
        <table:cell-content-change table:id="ct651">
          <table:cell-address table:column="76" table:row="56" table:table="0"/>
          <office:change-info>
            <dc:creator> </dc:creator>
            <dc:date>2021-04-22T09:30:59.222050923</dc:date>
          </office:change-info>
          <table:previous>
            <table:change-track-table-cell table:cell-address="full_columns.BY57" table:formula="of:=AVERAGE([.CP24];[.CP31])" office:value-type="float" office:value="66.9466666666667"/>
          </table:previous>
        </table:cell-content-change>
        <table:cell-content-change table:id="ct652">
          <table:cell-address table:column="77" table:row="50" table:table="0"/>
          <office:change-info>
            <dc:creator> </dc:creator>
            <dc:date>2021-04-22T09:30:59.222064506</dc:date>
          </office:change-info>
          <table:previous>
            <table:change-track-table-cell table:cell-address="full_columns.BZ51" table:formula="of:=AVERAGE([.CQ18];[.CQ25];[.CQ32])" office:value-type="float" office:value="67.9766666666667"/>
          </table:previous>
        </table:cell-content-change>
        <table:cell-content-change table:id="ct653">
          <table:cell-address table:column="77" table:row="51" table:table="0"/>
          <office:change-info>
            <dc:creator> </dc:creator>
            <dc:date>2021-04-22T09:30:59.222078052</dc:date>
          </office:change-info>
          <table:previous>
            <table:change-track-table-cell table:cell-address="full_columns.BZ52" table:formula="of:=AVERAGE([.CQ19];[.CQ26];[.CQ33])" office:value-type="float" office:value="67.3225"/>
          </table:previous>
        </table:cell-content-change>
        <table:cell-content-change table:id="ct654">
          <table:cell-address table:column="77" table:row="52" table:table="0"/>
          <office:change-info>
            <dc:creator> </dc:creator>
            <dc:date>2021-04-22T09:30:59.222091182</dc:date>
          </office:change-info>
          <table:previous>
            <table:change-track-table-cell table:cell-address="full_columns.BZ53" table:formula="of:=AVERAGE([.CQ20];[.CQ27];[.CQ34])" office:value-type="float" office:value="67.0525"/>
          </table:previous>
        </table:cell-content-change>
        <table:cell-content-change table:id="ct655">
          <table:cell-address table:column="77" table:row="53" table:table="0"/>
          <office:change-info>
            <dc:creator> </dc:creator>
            <dc:date>2021-04-22T09:30:59.222104594</dc:date>
          </office:change-info>
          <table:previous>
            <table:change-track-table-cell table:cell-address="full_columns.BZ54" table:formula="of:=AVERAGE([.CQ21];[.CQ28];[.CQ35])" office:value-type="float" office:value="67.2633333333333"/>
          </table:previous>
        </table:cell-content-change>
        <table:cell-content-change table:id="ct656">
          <table:cell-address table:column="77" table:row="54" table:table="0"/>
          <office:change-info>
            <dc:creator> </dc:creator>
            <dc:date>2021-04-22T09:30:59.222118019</dc:date>
          </office:change-info>
          <table:previous>
            <table:change-track-table-cell table:cell-address="full_columns.BZ55" table:formula="of:=AVERAGE([.CQ22];[.CQ29];[.CQ36])" office:value-type="float" office:value="66.5466666666667"/>
          </table:previous>
        </table:cell-content-change>
        <table:cell-content-change table:id="ct657">
          <table:cell-address table:column="77" table:row="55" table:table="0"/>
          <office:change-info>
            <dc:creator> </dc:creator>
            <dc:date>2021-04-22T09:30:59.222131463</dc:date>
          </office:change-info>
          <table:previous>
            <table:change-track-table-cell table:cell-address="full_columns.BZ56" table:formula="of:=AVERAGE([.CQ23];[.CQ30])" office:value-type="float" office:value="67.5033333333333"/>
          </table:previous>
        </table:cell-content-change>
        <table:cell-content-change table:id="ct658">
          <table:cell-address table:column="77" table:row="56" table:table="0"/>
          <office:change-info>
            <dc:creator> </dc:creator>
            <dc:date>2021-04-22T09:30:59.222144589</dc:date>
          </office:change-info>
          <table:previous>
            <table:change-track-table-cell table:cell-address="full_columns.BZ57" table:formula="of:=AVERAGE([.CQ24];[.CQ31])" office:value-type="float" office:value="69.5233333333333"/>
          </table:previous>
        </table:cell-content-change>
        <table:cell-content-change table:id="ct659">
          <table:cell-address table:column="78" table:row="50" table:table="0"/>
          <office:change-info>
            <dc:creator> </dc:creator>
            <dc:date>2021-04-22T09:30:59.222157988</dc:date>
          </office:change-info>
          <table:previous>
            <table:change-track-table-cell table:cell-address="full_columns.CA51" table:formula="of:=AVERAGE([.CR18];[.CR25];[.CR32])" office:value-type="float" office:value="0"/>
          </table:previous>
        </table:cell-content-change>
        <table:cell-content-change table:id="ct660">
          <table:cell-address table:column="78" table:row="51" table:table="0"/>
          <office:change-info>
            <dc:creator> </dc:creator>
            <dc:date>2021-04-22T09:30:59.222170891</dc:date>
          </office:change-info>
          <table:previous>
            <table:change-track-table-cell table:cell-address="full_columns.CA52" table:formula="of:=AVERAGE([.CR19];[.CR26];[.CR33])" office:value-type="float" office:value="0"/>
          </table:previous>
        </table:cell-content-change>
        <table:cell-content-change table:id="ct661">
          <table:cell-address table:column="78" table:row="52" table:table="0"/>
          <office:change-info>
            <dc:creator> </dc:creator>
            <dc:date>2021-04-22T09:30:59.222183812</dc:date>
          </office:change-info>
          <table:previous>
            <table:change-track-table-cell table:cell-address="full_columns.CA53" table:formula="of:=AVERAGE([.CR20];[.CR27];[.CR34])" office:value-type="float" office:value="0"/>
          </table:previous>
        </table:cell-content-change>
        <table:cell-content-change table:id="ct662">
          <table:cell-address table:column="78" table:row="53" table:table="0"/>
          <office:change-info>
            <dc:creator> </dc:creator>
            <dc:date>2021-04-22T09:30:59.222196598</dc:date>
          </office:change-info>
          <table:previous>
            <table:change-track-table-cell table:cell-address="full_columns.CA54" table:formula="of:=AVERAGE([.CR21];[.CR28];[.CR35])" office:value-type="float" office:value="0"/>
          </table:previous>
        </table:cell-content-change>
        <table:cell-content-change table:id="ct663">
          <table:cell-address table:column="78" table:row="54" table:table="0"/>
          <office:change-info>
            <dc:creator> </dc:creator>
            <dc:date>2021-04-22T09:30:59.222209365</dc:date>
          </office:change-info>
          <table:previous>
            <table:change-track-table-cell table:cell-address="full_columns.CA55" table:formula="of:=AVERAGE([.CR22];[.CR29];[.CR36])" office:value-type="float" office:value="0"/>
          </table:previous>
        </table:cell-content-change>
        <table:cell-content-change table:id="ct664">
          <table:cell-address table:column="78" table:row="55" table:table="0"/>
          <office:change-info>
            <dc:creator> </dc:creator>
            <dc:date>2021-04-22T09:30:59.222222241</dc:date>
          </office:change-info>
          <table:previous>
            <table:change-track-table-cell table:cell-address="full_columns.CA56" table:formula="of:=AVERAGE([.CR23];[.CR30])" office:value-type="float" office:value="0"/>
          </table:previous>
        </table:cell-content-change>
        <table:cell-content-change table:id="ct665">
          <table:cell-address table:column="78" table:row="56" table:table="0"/>
          <office:change-info>
            <dc:creator> </dc:creator>
            <dc:date>2021-04-22T09:30:59.222234566</dc:date>
          </office:change-info>
          <table:previous>
            <table:change-track-table-cell table:cell-address="full_columns.CA57" table:formula="of:=AVERAGE([.CR24];[.CR31])" office:value-type="float" office:value="0"/>
          </table:previous>
        </table:cell-content-change>
        <table:cell-content-change table:id="ct666">
          <table:cell-address table:column="79" table:row="50" table:table="0"/>
          <office:change-info>
            <dc:creator> </dc:creator>
            <dc:date>2021-04-22T09:30:59.222248037</dc:date>
          </office:change-info>
          <table:previous>
            <table:change-track-table-cell table:cell-address="full_columns.CB51" table:formula="of:=AVERAGE([.CS18];[.CS25];[.CS32])" office:value-type="float" office:value="0.00180697278911565"/>
          </table:previous>
        </table:cell-content-change>
        <table:cell-content-change table:id="ct667">
          <table:cell-address table:column="79" table:row="51" table:table="0"/>
          <office:change-info>
            <dc:creator> </dc:creator>
            <dc:date>2021-04-22T09:30:59.222261682</dc:date>
          </office:change-info>
          <table:previous>
            <table:change-track-table-cell table:cell-address="full_columns.CB52" table:formula="of:=AVERAGE([.CS19];[.CS26];[.CS33])" office:value-type="float" office:value="0.00309311224489796"/>
          </table:previous>
        </table:cell-content-change>
        <table:cell-content-change table:id="ct668">
          <table:cell-address table:column="79" table:row="52" table:table="0"/>
          <office:change-info>
            <dc:creator> </dc:creator>
            <dc:date>2021-04-22T09:30:59.222274971</dc:date>
          </office:change-info>
          <table:previous>
            <table:change-track-table-cell table:cell-address="full_columns.CB53" table:formula="of:=AVERAGE([.CS20];[.CS27];[.CS34])" office:value-type="float" office:value="0.00213647959183673"/>
          </table:previous>
        </table:cell-content-change>
        <table:cell-content-change table:id="ct669">
          <table:cell-address table:column="79" table:row="53" table:table="0"/>
          <office:change-info>
            <dc:creator> </dc:creator>
            <dc:date>2021-04-22T09:30:59.222288707</dc:date>
          </office:change-info>
          <table:previous>
            <table:change-track-table-cell table:cell-address="full_columns.CB54" table:formula="of:=AVERAGE([.CS21];[.CS28];[.CS35])" office:value-type="float" office:value="0.0040391156462585"/>
          </table:previous>
        </table:cell-content-change>
        <table:cell-content-change table:id="ct670">
          <table:cell-address table:column="79" table:row="54" table:table="0"/>
          <office:change-info>
            <dc:creator> </dc:creator>
            <dc:date>2021-04-22T09:30:59.222302246</dc:date>
          </office:change-info>
          <table:previous>
            <table:change-track-table-cell table:cell-address="full_columns.CB55" table:formula="of:=AVERAGE([.CS22];[.CS29];[.CS36])" office:value-type="float" office:value="0.00412414965986394"/>
          </table:previous>
        </table:cell-content-change>
        <table:cell-content-change table:id="ct671">
          <table:cell-address table:column="79" table:row="55" table:table="0"/>
          <office:change-info>
            <dc:creator> </dc:creator>
            <dc:date>2021-04-22T09:30:59.222315802</dc:date>
          </office:change-info>
          <table:previous>
            <table:change-track-table-cell table:cell-address="full_columns.CB56" table:formula="of:=AVERAGE([.CS23];[.CS30])" office:value-type="float" office:value="0.00212585034013605"/>
          </table:previous>
        </table:cell-content-change>
        <table:cell-content-change table:id="ct672">
          <table:cell-address table:column="79" table:row="56" table:table="0"/>
          <office:change-info>
            <dc:creator> </dc:creator>
            <dc:date>2021-04-22T09:30:59.222329472</dc:date>
          </office:change-info>
          <table:previous>
            <table:change-track-table-cell table:cell-address="full_columns.CB57" table:formula="of:=AVERAGE([.CS24];[.CS31])" office:value-type="float" office:value="0.00170068027210885"/>
          </table:previous>
        </table:cell-content-change>
        <table:cell-content-change table:id="ct673">
          <table:cell-address table:column="80" table:row="50" table:table="0"/>
          <office:change-info>
            <dc:creator> </dc:creator>
            <dc:date>2021-04-22T09:30:59.222343602</dc:date>
          </office:change-info>
          <table:previous>
            <table:change-track-table-cell table:cell-address="full_columns.CC51" table:formula="of:=AVERAGE([.CT18];[.CT25];[.CT32])" office:value-type="float" office:value="0.000786564625850339"/>
          </table:previous>
        </table:cell-content-change>
        <table:cell-content-change table:id="ct674">
          <table:cell-address table:column="80" table:row="51" table:table="0"/>
          <office:change-info>
            <dc:creator> </dc:creator>
            <dc:date>2021-04-22T09:30:59.222357257</dc:date>
          </office:change-info>
          <table:previous>
            <table:change-track-table-cell table:cell-address="full_columns.CC52" table:formula="of:=AVERAGE([.CT19];[.CT26];[.CT33])" office:value-type="float" office:value="0.00248724489795918"/>
          </table:previous>
        </table:cell-content-change>
        <table:cell-content-change table:id="ct675">
          <table:cell-address table:column="80" table:row="52" table:table="0"/>
          <office:change-info>
            <dc:creator> </dc:creator>
            <dc:date>2021-04-22T09:30:59.222371450</dc:date>
          </office:change-info>
          <table:previous>
            <table:change-track-table-cell table:cell-address="full_columns.CC53" table:formula="of:=AVERAGE([.CT20];[.CT27];[.CT34])" office:value-type="float" office:value="0.00220025510204081"/>
          </table:previous>
        </table:cell-content-change>
        <table:cell-content-change table:id="ct676">
          <table:cell-address table:column="80" table:row="53" table:table="0"/>
          <office:change-info>
            <dc:creator> </dc:creator>
            <dc:date>2021-04-22T09:30:59.222385140</dc:date>
          </office:change-info>
          <table:previous>
            <table:change-track-table-cell table:cell-address="full_columns.CC54" table:formula="of:=AVERAGE([.CT21];[.CT28];[.CT35])" office:value-type="float" office:value="0.00204081632653061"/>
          </table:previous>
        </table:cell-content-change>
        <table:cell-content-change table:id="ct677">
          <table:cell-address table:column="80" table:row="54" table:table="0"/>
          <office:change-info>
            <dc:creator> </dc:creator>
            <dc:date>2021-04-22T09:30:59.222399079</dc:date>
          </office:change-info>
          <table:previous>
            <table:change-track-table-cell table:cell-address="full_columns.CC55" table:formula="of:=AVERAGE([.CT22];[.CT29];[.CT36])" office:value-type="float" office:value="0.00327380952380953"/>
          </table:previous>
        </table:cell-content-change>
        <table:cell-content-change table:id="ct678">
          <table:cell-address table:column="80" table:row="55" table:table="0"/>
          <office:change-info>
            <dc:creator> </dc:creator>
            <dc:date>2021-04-22T09:30:59.222413071</dc:date>
          </office:change-info>
          <table:previous>
            <table:change-track-table-cell table:cell-address="full_columns.CC56" table:formula="of:=AVERAGE([.CT23];[.CT30])" office:value-type="float" office:value="0.000935374149659864"/>
          </table:previous>
        </table:cell-content-change>
        <table:cell-content-change table:id="ct679">
          <table:cell-address table:column="80" table:row="56" table:table="0"/>
          <office:change-info>
            <dc:creator> </dc:creator>
            <dc:date>2021-04-22T09:30:59.222426704</dc:date>
          </office:change-info>
          <table:previous>
            <table:change-track-table-cell table:cell-address="full_columns.CC57" table:formula="of:=AVERAGE([.CT24];[.CT31])" office:value-type="float" office:value="0.00140306122448979"/>
          </table:previous>
        </table:cell-content-change>
        <table:cell-content-change table:id="ct680">
          <table:cell-address table:column="81" table:row="50" table:table="0"/>
          <office:change-info>
            <dc:creator> </dc:creator>
            <dc:date>2021-04-22T09:30:59.222441442</dc:date>
          </office:change-info>
          <table:previous>
            <table:change-track-table-cell table:cell-address="full_columns.CD51" table:formula="of:=AVERAGE([.CU18];[.CU25];[.CU32])" office:value-type="float" office:value="0.00144557823129252"/>
          </table:previous>
        </table:cell-content-change>
        <table:cell-content-change table:id="ct681">
          <table:cell-address table:column="81" table:row="51" table:table="0"/>
          <office:change-info>
            <dc:creator> </dc:creator>
            <dc:date>2021-04-22T09:30:59.222455344</dc:date>
          </office:change-info>
          <table:previous>
            <table:change-track-table-cell table:cell-address="full_columns.CD52" table:formula="of:=AVERAGE([.CU19];[.CU26];[.CU33])" office:value-type="float" office:value="0.00290178571428572"/>
          </table:previous>
        </table:cell-content-change>
        <table:cell-content-change table:id="ct682">
          <table:cell-address table:column="81" table:row="52" table:table="0"/>
          <office:change-info>
            <dc:creator> </dc:creator>
            <dc:date>2021-04-22T09:30:59.222469137</dc:date>
          </office:change-info>
          <table:previous>
            <table:change-track-table-cell table:cell-address="full_columns.CD53" table:formula="of:=AVERAGE([.CU20];[.CU27];[.CU34])" office:value-type="float" office:value="0.00105229591836735"/>
          </table:previous>
        </table:cell-content-change>
        <table:cell-content-change table:id="ct683">
          <table:cell-address table:column="81" table:row="53" table:table="0"/>
          <office:change-info>
            <dc:creator> </dc:creator>
            <dc:date>2021-04-22T09:30:59.222483051</dc:date>
          </office:change-info>
          <table:previous>
            <table:change-track-table-cell table:cell-address="full_columns.CD54" table:formula="of:=AVERAGE([.CU21];[.CU28];[.CU35])" office:value-type="float" office:value="0.000977891156462585"/>
          </table:previous>
        </table:cell-content-change>
        <table:cell-content-change table:id="ct684">
          <table:cell-address table:column="81" table:row="54" table:table="0"/>
          <office:change-info>
            <dc:creator> </dc:creator>
            <dc:date>2021-04-22T09:30:59.222497337</dc:date>
          </office:change-info>
          <table:previous>
            <table:change-track-table-cell table:cell-address="full_columns.CD55" table:formula="of:=AVERAGE([.CU22];[.CU29];[.CU36])" office:value-type="float" office:value="0.00250850340136054"/>
          </table:previous>
        </table:cell-content-change>
        <table:cell-content-change table:id="ct685">
          <table:cell-address table:column="81" table:row="55" table:table="0"/>
          <office:change-info>
            <dc:creator> </dc:creator>
            <dc:date>2021-04-22T09:30:59.222512078</dc:date>
          </office:change-info>
          <table:previous>
            <table:change-track-table-cell table:cell-address="full_columns.CD56" table:formula="of:=AVERAGE([.CU23];[.CU30])" office:value-type="float" office:value="0.000935374149659863"/>
          </table:previous>
        </table:cell-content-change>
        <table:cell-content-change table:id="ct686">
          <table:cell-address table:column="81" table:row="56" table:table="0"/>
          <office:change-info>
            <dc:creator> </dc:creator>
            <dc:date>2021-04-22T09:30:59.222526816</dc:date>
          </office:change-info>
          <table:previous>
            <table:change-track-table-cell table:cell-address="full_columns.CD57" table:formula="of:=AVERAGE([.CU24];[.CU31])" office:value-type="float" office:value="0.00246598639455782"/>
          </table:previous>
        </table:cell-content-change>
        <table:cell-content-change table:id="ct687">
          <table:cell-address table:column="82" table:row="50" table:table="0"/>
          <office:change-info>
            <dc:creator> </dc:creator>
            <dc:date>2021-04-22T09:30:59.222541262</dc:date>
          </office:change-info>
          <table:previous>
            <table:change-track-table-cell table:cell-address="full_columns.CE51" table:formula="of:=AVERAGE([.CV18];[.CV25];[.CV32])" office:value-type="float" office:value="0.000583277637563179"/>
          </table:previous>
        </table:cell-content-change>
        <table:cell-content-change table:id="ct688">
          <table:cell-address table:column="82" table:row="51" table:table="0"/>
          <office:change-info>
            <dc:creator> </dc:creator>
            <dc:date>2021-04-22T09:30:59.222555137</dc:date>
          </office:change-info>
          <table:previous>
            <table:change-track-table-cell table:cell-address="full_columns.CE52" table:formula="of:=AVERAGE([.CV19];[.CV26];[.CV33])" office:value-type="float" office:value="0.000670079838851289"/>
          </table:previous>
        </table:cell-content-change>
        <table:cell-content-change table:id="ct689">
          <table:cell-address table:column="82" table:row="52" table:table="0"/>
          <office:change-info>
            <dc:creator> </dc:creator>
            <dc:date>2021-04-22T09:30:59.222569332</dc:date>
          </office:change-info>
          <table:previous>
            <table:change-track-table-cell table:cell-address="full_columns.CE53" table:formula="of:=AVERAGE([.CV20];[.CV27];[.CV34])" office:value-type="float" office:value="0.00034767778657264"/>
          </table:previous>
        </table:cell-content-change>
        <table:cell-content-change table:id="ct690">
          <table:cell-address table:column="82" table:row="53" table:table="0"/>
          <office:change-info>
            <dc:creator> </dc:creator>
            <dc:date>2021-04-22T09:30:59.222583180</dc:date>
          </office:change-info>
          <table:previous>
            <table:change-track-table-cell table:cell-address="full_columns.CE54" table:formula="of:=AVERAGE([.CV21];[.CV28];[.CV35])" office:value-type="float" office:value="0.000878324846922932"/>
          </table:previous>
        </table:cell-content-change>
        <table:cell-content-change table:id="ct691">
          <table:cell-address table:column="82" table:row="54" table:table="0"/>
          <office:change-info>
            <dc:creator> </dc:creator>
            <dc:date>2021-04-22T09:30:59.222597346</dc:date>
          </office:change-info>
          <table:previous>
            <table:change-track-table-cell table:cell-address="full_columns.CE55" table:formula="of:=AVERAGE([.CV22];[.CV29];[.CV36])" office:value-type="float" office:value="0.00118035659857572"/>
          </table:previous>
        </table:cell-content-change>
        <table:cell-content-change table:id="ct692">
          <table:cell-address table:column="82" table:row="55" table:table="0"/>
          <office:change-info>
            <dc:creator> </dc:creator>
            <dc:date>2021-04-22T09:30:59.222611185</dc:date>
          </office:change-info>
          <table:previous>
            <table:change-track-table-cell table:cell-address="full_columns.CE56" table:formula="of:=AVERAGE([.CV23];[.CV30])" office:value-type="float" office:value="0.000634891322276777"/>
          </table:previous>
        </table:cell-content-change>
        <table:cell-content-change table:id="ct693">
          <table:cell-address table:column="82" table:row="56" table:table="0"/>
          <office:change-info>
            <dc:creator> </dc:creator>
            <dc:date>2021-04-22T09:30:59.222624927</dc:date>
          </office:change-info>
          <table:previous>
            <table:change-track-table-cell table:cell-address="full_columns.CE57" table:formula="of:=AVERAGE([.CV24];[.CV31])" office:value-type="float" office:value="0.000512990941779921"/>
          </table:previous>
        </table:cell-content-change>
        <table:cell-content-change table:id="ct694">
          <table:cell-address table:column="83" table:row="50" table:table="0"/>
          <office:change-info>
            <dc:creator> </dc:creator>
            <dc:date>2021-04-22T09:30:59.222641693</dc:date>
          </office:change-info>
          <table:previous>
            <table:change-track-table-cell table:cell-address="full_columns.CF51" table:formula="of:=AVERAGE([.CW18];[.CW25];[.CW32])" office:value-type="float" office:value="0.000451743197278911"/>
          </table:previous>
        </table:cell-content-change>
        <table:cell-content-change table:id="ct695">
          <table:cell-address table:column="83" table:row="51" table:table="0"/>
          <office:change-info>
            <dc:creator> </dc:creator>
            <dc:date>2021-04-22T09:30:59.222674643</dc:date>
          </office:change-info>
          <table:previous>
            <table:change-track-table-cell table:cell-address="full_columns.CF52" table:formula="of:=AVERAGE([.CW19];[.CW26];[.CW33])" office:value-type="float" office:value="0.00077327806122449"/>
          </table:previous>
        </table:cell-content-change>
        <table:cell-content-change table:id="ct696">
          <table:cell-address table:column="83" table:row="52" table:table="0"/>
          <office:change-info>
            <dc:creator> </dc:creator>
            <dc:date>2021-04-22T09:30:59.222689200</dc:date>
          </office:change-info>
          <table:previous>
            <table:change-track-table-cell table:cell-address="full_columns.CF53" table:formula="of:=AVERAGE([.CW20];[.CW27];[.CW34])" office:value-type="float" office:value="0.000534119897959183"/>
          </table:previous>
        </table:cell-content-change>
        <table:cell-content-change table:id="ct697">
          <table:cell-address table:column="83" table:row="53" table:table="0"/>
          <office:change-info>
            <dc:creator> </dc:creator>
            <dc:date>2021-04-22T09:30:59.222703830</dc:date>
          </office:change-info>
          <table:previous>
            <table:change-track-table-cell table:cell-address="full_columns.CF54" table:formula="of:=AVERAGE([.CW21];[.CW28];[.CW35])" office:value-type="float" office:value="0.00100977891156463"/>
          </table:previous>
        </table:cell-content-change>
        <table:cell-content-change table:id="ct698">
          <table:cell-address table:column="83" table:row="54" table:table="0"/>
          <office:change-info>
            <dc:creator> </dc:creator>
            <dc:date>2021-04-22T09:30:59.222730744</dc:date>
          </office:change-info>
          <table:previous>
            <table:change-track-table-cell table:cell-address="full_columns.CF55" table:formula="of:=AVERAGE([.CW22];[.CW29];[.CW36])" office:value-type="float" office:value="0.00103103741496599"/>
          </table:previous>
        </table:cell-content-change>
        <table:cell-content-change table:id="ct699">
          <table:cell-address table:column="83" table:row="55" table:table="0"/>
          <office:change-info>
            <dc:creator> </dc:creator>
            <dc:date>2021-04-22T09:30:59.222763333</dc:date>
          </office:change-info>
          <table:previous>
            <table:change-track-table-cell table:cell-address="full_columns.CF56" table:formula="of:=AVERAGE([.CW23];[.CW30])" office:value-type="float" office:value="0.000531462585034013"/>
          </table:previous>
        </table:cell-content-change>
        <table:cell-content-change table:id="ct700">
          <table:cell-address table:column="83" table:row="56" table:table="0"/>
          <office:change-info>
            <dc:creator> </dc:creator>
            <dc:date>2021-04-22T09:30:59.222777535</dc:date>
          </office:change-info>
          <table:previous>
            <table:change-track-table-cell table:cell-address="full_columns.CF57" table:formula="of:=AVERAGE([.CW24];[.CW31])" office:value-type="float" office:value="0.000425170068027211"/>
          </table:previous>
        </table:cell-content-change>
        <table:cell-content-change table:id="ct701">
          <table:cell-address table:column="84" table:row="50" table:table="0"/>
          <office:change-info>
            <dc:creator> </dc:creator>
            <dc:date>2021-04-22T09:30:59.222792508</dc:date>
          </office:change-info>
          <table:previous>
            <table:change-track-table-cell table:cell-address="full_columns.CG51" table:formula="of:=AVERAGE([.CX18];[.CX25];[.CX32])" office:value-type="float" office:value="0"/>
          </table:previous>
        </table:cell-content-change>
        <table:cell-content-change table:id="ct702">
          <table:cell-address table:column="84" table:row="51" table:table="0"/>
          <office:change-info>
            <dc:creator> </dc:creator>
            <dc:date>2021-04-22T09:30:59.222806903</dc:date>
          </office:change-info>
          <table:previous>
            <table:change-track-table-cell table:cell-address="full_columns.CG52" table:formula="of:=AVERAGE([.CX19];[.CX26];[.CX33])" office:value-type="float" office:value="0"/>
          </table:previous>
        </table:cell-content-change>
        <table:cell-content-change table:id="ct703">
          <table:cell-address table:column="84" table:row="52" table:table="0"/>
          <office:change-info>
            <dc:creator> </dc:creator>
            <dc:date>2021-04-22T09:30:59.222821232</dc:date>
          </office:change-info>
          <table:previous>
            <table:change-track-table-cell table:cell-address="full_columns.CG53" table:formula="of:=AVERAGE([.CX20];[.CX27];[.CX34])" office:value-type="float" office:value="0"/>
          </table:previous>
        </table:cell-content-change>
        <table:cell-content-change table:id="ct704">
          <table:cell-address table:column="84" table:row="53" table:table="0"/>
          <office:change-info>
            <dc:creator> </dc:creator>
            <dc:date>2021-04-22T09:30:59.222835250</dc:date>
          </office:change-info>
          <table:previous>
            <table:change-track-table-cell table:cell-address="full_columns.CG54" table:formula="of:=AVERAGE([.CX21];[.CX28];[.CX35])" office:value-type="float" office:value="0"/>
          </table:previous>
        </table:cell-content-change>
        <table:cell-content-change table:id="ct705">
          <table:cell-address table:column="84" table:row="54" table:table="0"/>
          <office:change-info>
            <dc:creator> </dc:creator>
            <dc:date>2021-04-22T09:30:59.222849242</dc:date>
          </office:change-info>
          <table:previous>
            <table:change-track-table-cell table:cell-address="full_columns.CG55" table:formula="of:=AVERAGE([.CX22];[.CX29];[.CX36])" office:value-type="float" office:value="0"/>
          </table:previous>
        </table:cell-content-change>
        <table:cell-content-change table:id="ct706">
          <table:cell-address table:column="84" table:row="55" table:table="0"/>
          <office:change-info>
            <dc:creator> </dc:creator>
            <dc:date>2021-04-22T09:30:59.222862991</dc:date>
          </office:change-info>
          <table:previous>
            <table:change-track-table-cell table:cell-address="full_columns.CG56" table:formula="of:=AVERAGE([.CX23];[.CX30])" office:value-type="float" office:value="0"/>
          </table:previous>
        </table:cell-content-change>
        <table:cell-content-change table:id="ct707">
          <table:cell-address table:column="84" table:row="56" table:table="0"/>
          <office:change-info>
            <dc:creator> </dc:creator>
            <dc:date>2021-04-22T09:30:59.222876945</dc:date>
          </office:change-info>
          <table:previous>
            <table:change-track-table-cell table:cell-address="full_columns.CG57" table:formula="of:=AVERAGE([.CX24];[.CX31])" office:value-type="float" office:value="0"/>
          </table:previous>
        </table:cell-content-change>
        <table:cell-content-change table:id="ct708">
          <table:cell-address table:column="85" table:row="50" table:table="0"/>
          <office:change-info>
            <dc:creator> </dc:creator>
            <dc:date>2021-04-22T09:30:59.222891507</dc:date>
          </office:change-info>
          <table:previous>
            <table:change-track-table-cell table:cell-address="full_columns.CH51" table:formula="of:=AVERAGE([.CY18];[.CY25];[.CY32])" office:value-type="float" office:value="33.8116666666667"/>
          </table:previous>
        </table:cell-content-change>
        <table:cell-content-change table:id="ct709">
          <table:cell-address table:column="85" table:row="51" table:table="0"/>
          <office:change-info>
            <dc:creator> </dc:creator>
            <dc:date>2021-04-22T09:30:59.222906502</dc:date>
          </office:change-info>
          <table:previous>
            <table:change-track-table-cell table:cell-address="full_columns.CH52" table:formula="of:=AVERAGE([.CY19];[.CY26];[.CY33])" office:value-type="float" office:value="34.4625"/>
          </table:previous>
        </table:cell-content-change>
        <table:cell-content-change table:id="ct710">
          <table:cell-address table:column="85" table:row="52" table:table="0"/>
          <office:change-info>
            <dc:creator> </dc:creator>
            <dc:date>2021-04-22T09:30:59.222926173</dc:date>
          </office:change-info>
          <table:previous>
            <table:change-track-table-cell table:cell-address="full_columns.CH53" table:formula="of:=AVERAGE([.CY20];[.CY27];[.CY34])" office:value-type="float" office:value="33.7475"/>
          </table:previous>
        </table:cell-content-change>
        <table:cell-content-change table:id="ct711">
          <table:cell-address table:column="85" table:row="53" table:table="0"/>
          <office:change-info>
            <dc:creator> </dc:creator>
            <dc:date>2021-04-22T09:30:59.222963344</dc:date>
          </office:change-info>
          <table:previous>
            <table:change-track-table-cell table:cell-address="full_columns.CH54" table:formula="of:=AVERAGE([.CY21];[.CY28];[.CY35])" office:value-type="float" office:value="36.4266666666667"/>
          </table:previous>
        </table:cell-content-change>
        <table:cell-content-change table:id="ct712">
          <table:cell-address table:column="85" table:row="54" table:table="0"/>
          <office:change-info>
            <dc:creator> </dc:creator>
            <dc:date>2021-04-22T09:30:59.222978173</dc:date>
          </office:change-info>
          <table:previous>
            <table:change-track-table-cell table:cell-address="full_columns.CH55" table:formula="of:=AVERAGE([.CY22];[.CY29];[.CY36])" office:value-type="float" office:value="40.24"/>
          </table:previous>
        </table:cell-content-change>
        <table:cell-content-change table:id="ct713">
          <table:cell-address table:column="85" table:row="55" table:table="0"/>
          <office:change-info>
            <dc:creator> </dc:creator>
            <dc:date>2021-04-22T09:30:59.222992674</dc:date>
          </office:change-info>
          <table:previous>
            <table:change-track-table-cell table:cell-address="full_columns.CH56" table:formula="of:=AVERAGE([.CY23];[.CY30])" office:value-type="float" office:value="34.5233333333333"/>
          </table:previous>
        </table:cell-content-change>
        <table:cell-content-change table:id="ct714">
          <table:cell-address table:column="85" table:row="56" table:table="0"/>
          <office:change-info>
            <dc:creator> </dc:creator>
            <dc:date>2021-04-22T09:30:59.223006889</dc:date>
          </office:change-info>
          <table:previous>
            <table:change-track-table-cell table:cell-address="full_columns.CH57" table:formula="of:=AVERAGE([.CY24];[.CY31])" office:value-type="float" office:value="41.6666666666667"/>
          </table:previous>
        </table:cell-content-change>
        <table:cell-content-change table:id="ct715">
          <table:cell-address table:column="86" table:row="50" table:table="0"/>
          <office:change-info>
            <dc:creator> </dc:creator>
            <dc:date>2021-04-22T09:30:59.223021794</dc:date>
          </office:change-info>
          <table:previous>
            <table:change-track-table-cell table:cell-address="full_columns.CI51" table:formula="of:=AVERAGE([.CZ18];[.CZ25];[.CZ32])" office:value-type="float" office:value="70.475"/>
          </table:previous>
        </table:cell-content-change>
        <table:cell-content-change table:id="ct716">
          <table:cell-address table:column="86" table:row="51" table:table="0"/>
          <office:change-info>
            <dc:creator> </dc:creator>
            <dc:date>2021-04-22T09:30:59.223036561</dc:date>
          </office:change-info>
          <table:previous>
            <table:change-track-table-cell table:cell-address="full_columns.CI52" table:formula="of:=AVERAGE([.CZ19];[.CZ26];[.CZ33])" office:value-type="float" office:value="74.105"/>
          </table:previous>
        </table:cell-content-change>
        <table:cell-content-change table:id="ct717">
          <table:cell-address table:column="86" table:row="52" table:table="0"/>
          <office:change-info>
            <dc:creator> </dc:creator>
            <dc:date>2021-04-22T09:30:59.223051229</dc:date>
          </office:change-info>
          <table:previous>
            <table:change-track-table-cell table:cell-address="full_columns.CI53" table:formula="of:=AVERAGE([.CZ20];[.CZ27];[.CZ34])" office:value-type="float" office:value="71.6075"/>
          </table:previous>
        </table:cell-content-change>
        <table:cell-content-change table:id="ct718">
          <table:cell-address table:column="86" table:row="53" table:table="0"/>
          <office:change-info>
            <dc:creator> </dc:creator>
            <dc:date>2021-04-22T09:30:59.223065996</dc:date>
          </office:change-info>
          <table:previous>
            <table:change-track-table-cell table:cell-address="full_columns.CI54" table:formula="of:=AVERAGE([.CZ21];[.CZ28];[.CZ35])" office:value-type="float" office:value="70.4766666666667"/>
          </table:previous>
        </table:cell-content-change>
        <table:cell-content-change table:id="ct719">
          <table:cell-address table:column="86" table:row="54" table:table="0"/>
          <office:change-info>
            <dc:creator> </dc:creator>
            <dc:date>2021-04-22T09:30:59.223080666</dc:date>
          </office:change-info>
          <table:previous>
            <table:change-track-table-cell table:cell-address="full_columns.CI55" table:formula="of:=AVERAGE([.CZ22];[.CZ29];[.CZ36])" office:value-type="float" office:value="70.4766666666667"/>
          </table:previous>
        </table:cell-content-change>
        <table:cell-content-change table:id="ct720">
          <table:cell-address table:column="86" table:row="55" table:table="0"/>
          <office:change-info>
            <dc:creator> </dc:creator>
            <dc:date>2021-04-22T09:30:59.223095247</dc:date>
          </office:change-info>
          <table:previous>
            <table:change-track-table-cell table:cell-address="full_columns.CI56" table:formula="of:=AVERAGE([.CZ23];[.CZ30])" office:value-type="float" office:value="67.6166666666667"/>
          </table:previous>
        </table:cell-content-change>
        <table:cell-content-change table:id="ct721">
          <table:cell-address table:column="86" table:row="56" table:table="0"/>
          <office:change-info>
            <dc:creator> </dc:creator>
            <dc:date>2021-04-22T09:30:59.223109537</dc:date>
          </office:change-info>
          <table:previous>
            <table:change-track-table-cell table:cell-address="full_columns.CI57" table:formula="of:=AVERAGE([.CZ24];[.CZ31])" office:value-type="float" office:value="79.2833333333333"/>
          </table:previous>
        </table:cell-content-change>
        <table:cell-content-change table:id="ct722">
          <table:cell-address table:column="87" table:row="50" table:table="0"/>
          <office:change-info>
            <dc:creator> </dc:creator>
            <dc:date>2021-04-22T09:30:59.223124492</dc:date>
          </office:change-info>
          <table:previous>
            <table:change-track-table-cell table:cell-address="full_columns.CJ51" table:formula="of:=AVERAGE([.DA18];[.DA25];[.DA32])" office:value-type="float" office:value="63.3316666666667"/>
          </table:previous>
        </table:cell-content-change>
        <table:cell-content-change table:id="ct723">
          <table:cell-address table:column="87" table:row="51" table:table="0"/>
          <office:change-info>
            <dc:creator> </dc:creator>
            <dc:date>2021-04-22T09:30:59.223139291</dc:date>
          </office:change-info>
          <table:previous>
            <table:change-track-table-cell table:cell-address="full_columns.CJ52" table:formula="of:=AVERAGE([.DA19];[.DA26];[.DA33])" office:value-type="float" office:value="60.3575"/>
          </table:previous>
        </table:cell-content-change>
        <table:cell-content-change table:id="ct724">
          <table:cell-address table:column="87" table:row="52" table:table="0"/>
          <office:change-info>
            <dc:creator> </dc:creator>
            <dc:date>2021-04-22T09:30:59.223154353</dc:date>
          </office:change-info>
          <table:previous>
            <table:change-track-table-cell table:cell-address="full_columns.CJ53" table:formula="of:=AVERAGE([.DA20];[.DA27];[.DA34])" office:value-type="float" office:value="62.14"/>
          </table:previous>
        </table:cell-content-change>
        <table:cell-content-change table:id="ct725">
          <table:cell-address table:column="87" table:row="53" table:table="0"/>
          <office:change-info>
            <dc:creator> </dc:creator>
            <dc:date>2021-04-22T09:30:59.223169482</dc:date>
          </office:change-info>
          <table:previous>
            <table:change-track-table-cell table:cell-address="full_columns.CJ54" table:formula="of:=AVERAGE([.DA21];[.DA28];[.DA35])" office:value-type="float" office:value="65.9533333333333"/>
          </table:previous>
        </table:cell-content-change>
        <table:cell-content-change table:id="ct726">
          <table:cell-address table:column="87" table:row="54" table:table="0"/>
          <office:change-info>
            <dc:creator> </dc:creator>
            <dc:date>2021-04-22T09:30:59.223184995</dc:date>
          </office:change-info>
          <table:previous>
            <table:change-track-table-cell table:cell-address="full_columns.CJ55" table:formula="of:=AVERAGE([.DA22];[.DA29];[.DA36])" office:value-type="float" office:value="69.76"/>
          </table:previous>
        </table:cell-content-change>
        <table:cell-content-change table:id="ct727">
          <table:cell-address table:column="87" table:row="55" table:table="0"/>
          <office:change-info>
            <dc:creator> </dc:creator>
            <dc:date>2021-04-22T09:30:59.223199837</dc:date>
          </office:change-info>
          <table:previous>
            <table:change-track-table-cell table:cell-address="full_columns.CJ56" table:formula="of:=AVERAGE([.DA23];[.DA30])" office:value-type="float" office:value="66.9033333333333"/>
          </table:previous>
        </table:cell-content-change>
        <table:cell-content-change table:id="ct728">
          <table:cell-address table:column="87" table:row="56" table:table="0"/>
          <office:change-info>
            <dc:creator> </dc:creator>
            <dc:date>2021-04-22T09:30:59.223214489</dc:date>
          </office:change-info>
          <table:previous>
            <table:change-track-table-cell table:cell-address="full_columns.CJ57" table:formula="of:=AVERAGE([.DA24];[.DA31])" office:value-type="float" office:value="62.3833333333333"/>
          </table:previous>
        </table:cell-content-change>
        <table:cell-content-change table:id="ct729">
          <table:cell-address table:column="88" table:row="50" table:table="0"/>
          <office:change-info>
            <dc:creator> </dc:creator>
            <dc:date>2021-04-22T09:30:59.223229851</dc:date>
          </office:change-info>
          <table:previous>
            <table:change-track-table-cell table:cell-address="full_columns.CK51" table:formula="of:=AVERAGE([.DB18];[.DB25];[.DB32])" office:value-type="float" office:value="65.7616666666667"/>
          </table:previous>
        </table:cell-content-change>
        <table:cell-content-change table:id="ct730">
          <table:cell-address table:column="88" table:row="51" table:table="0"/>
          <office:change-info>
            <dc:creator> </dc:creator>
            <dc:date>2021-04-22T09:30:59.223244713</dc:date>
          </office:change-info>
          <table:previous>
            <table:change-track-table-cell table:cell-address="full_columns.CK52" table:formula="of:=AVERAGE([.DB19];[.DB26];[.DB33])" office:value-type="float" office:value="65.2625"/>
          </table:previous>
        </table:cell-content-change>
        <table:cell-content-change table:id="ct731">
          <table:cell-address table:column="88" table:row="52" table:table="0"/>
          <office:change-info>
            <dc:creator> </dc:creator>
            <dc:date>2021-04-22T09:30:59.223259632</dc:date>
          </office:change-info>
          <table:previous>
            <table:change-track-table-cell table:cell-address="full_columns.CK53" table:formula="of:=AVERAGE([.DB20];[.DB27];[.DB34])" office:value-type="float" office:value="65.2525"/>
          </table:previous>
        </table:cell-content-change>
        <table:cell-content-change table:id="ct732">
          <table:cell-address table:column="88" table:row="53" table:table="0"/>
          <office:change-info>
            <dc:creator> </dc:creator>
            <dc:date>2021-04-22T09:30:59.223274568</dc:date>
          </office:change-info>
          <table:previous>
            <table:change-track-table-cell table:cell-address="full_columns.CK54" table:formula="of:=AVERAGE([.DB21];[.DB28];[.DB35])" office:value-type="float" office:value="67.54"/>
          </table:previous>
        </table:cell-content-change>
        <table:cell-content-change table:id="ct733">
          <table:cell-address table:column="88" table:row="54" table:table="0"/>
          <office:change-info>
            <dc:creator> </dc:creator>
            <dc:date>2021-04-22T09:30:59.223289279</dc:date>
          </office:change-info>
          <table:previous>
            <table:change-track-table-cell table:cell-address="full_columns.CK55" table:formula="of:=AVERAGE([.DB22];[.DB29];[.DB36])" office:value-type="float" office:value="69.89"/>
          </table:previous>
        </table:cell-content-change>
        <table:cell-content-change table:id="ct734">
          <table:cell-address table:column="88" table:row="55" table:table="0"/>
          <office:change-info>
            <dc:creator> </dc:creator>
            <dc:date>2021-04-22T09:30:59.223304020</dc:date>
          </office:change-info>
          <table:previous>
            <table:change-track-table-cell table:cell-address="full_columns.CK56" table:formula="of:=AVERAGE([.DB23];[.DB30])" office:value-type="float" office:value="67.2133333333333"/>
          </table:previous>
        </table:cell-content-change>
        <table:cell-content-change table:id="ct735">
          <table:cell-address table:column="88" table:row="56" table:table="0"/>
          <office:change-info>
            <dc:creator> </dc:creator>
            <dc:date>2021-04-22T09:30:59.223318752</dc:date>
          </office:change-info>
          <table:previous>
            <table:change-track-table-cell table:cell-address="full_columns.CK57" table:formula="of:=AVERAGE([.DB24];[.DB31])" office:value-type="float" office:value="67.83"/>
          </table:previous>
        </table:cell-content-change>
        <table:cell-content-change table:id="ct736">
          <table:cell-address table:column="89" table:row="50" table:table="0"/>
          <office:change-info>
            <dc:creator> </dc:creator>
            <dc:date>2021-04-22T09:30:59.223334246</dc:date>
          </office:change-info>
          <table:previous>
            <table:change-track-table-cell table:cell-address="full_columns.CL51" table:formula="of:=AVERAGE([.DC18];[.DC25];[.DC32])" office:value-type="float" office:value="66.9033333333333"/>
          </table:previous>
        </table:cell-content-change>
        <table:cell-content-change table:id="ct737">
          <table:cell-address table:column="89" table:row="51" table:table="0"/>
          <office:change-info>
            <dc:creator> </dc:creator>
            <dc:date>2021-04-22T09:30:59.223349302</dc:date>
          </office:change-info>
          <table:previous>
            <table:change-track-table-cell table:cell-address="full_columns.CL52" table:formula="of:=AVERAGE([.DC19];[.DC26];[.DC33])" office:value-type="float" office:value="67.2325"/>
          </table:previous>
        </table:cell-content-change>
        <table:cell-content-change table:id="ct738">
          <table:cell-address table:column="89" table:row="52" table:table="0"/>
          <office:change-info>
            <dc:creator> </dc:creator>
            <dc:date>2021-04-22T09:30:59.223364220</dc:date>
          </office:change-info>
          <table:previous>
            <table:change-track-table-cell table:cell-address="full_columns.CL53" table:formula="of:=AVERAGE([.DC20];[.DC27];[.DC34])" office:value-type="float" office:value="66.8775"/>
          </table:previous>
        </table:cell-content-change>
        <table:cell-content-change table:id="ct739">
          <table:cell-address table:column="89" table:row="53" table:table="0"/>
          <office:change-info>
            <dc:creator> </dc:creator>
            <dc:date>2021-04-22T09:30:59.223379124</dc:date>
          </office:change-info>
          <table:previous>
            <table:change-track-table-cell table:cell-address="full_columns.CL54" table:formula="of:=AVERAGE([.DC21];[.DC28];[.DC35])" office:value-type="float" office:value="68.2166666666667"/>
          </table:previous>
        </table:cell-content-change>
        <table:cell-content-change table:id="ct740">
          <table:cell-address table:column="89" table:row="54" table:table="0"/>
          <office:change-info>
            <dc:creator> </dc:creator>
            <dc:date>2021-04-22T09:30:59.223394058</dc:date>
          </office:change-info>
          <table:previous>
            <table:change-track-table-cell table:cell-address="full_columns.CL55" table:formula="of:=AVERAGE([.DC22];[.DC29];[.DC36])" office:value-type="float" office:value="70.1166666666667"/>
          </table:previous>
        </table:cell-content-change>
        <table:cell-content-change table:id="ct741">
          <table:cell-address table:column="89" table:row="55" table:table="0"/>
          <office:change-info>
            <dc:creator> </dc:creator>
            <dc:date>2021-04-22T09:30:59.223408818</dc:date>
          </office:change-info>
          <table:previous>
            <table:change-track-table-cell table:cell-address="full_columns.CL56" table:formula="of:=AVERAGE([.DC23];[.DC30])" office:value-type="float" office:value="67.2633333333333"/>
          </table:previous>
        </table:cell-content-change>
        <table:cell-content-change table:id="ct742">
          <table:cell-address table:column="89" table:row="56" table:table="0"/>
          <office:change-info>
            <dc:creator> </dc:creator>
            <dc:date>2021-04-22T09:30:59.223423509</dc:date>
          </office:change-info>
          <table:previous>
            <table:change-track-table-cell table:cell-address="full_columns.CL57" table:formula="of:=AVERAGE([.DC24];[.DC31])" office:value-type="float" office:value="70.8333333333333"/>
          </table:previous>
        </table:cell-content-change>
        <table:cell-content-change table:id="ct743">
          <table:cell-address table:column="90" table:row="50" table:table="0"/>
          <office:change-info>
            <dc:creator> </dc:creator>
            <dc:date>2021-04-22T09:30:59.223438800</dc:date>
          </office:change-info>
          <table:previous>
            <table:change-track-table-cell table:cell-address="full_columns.CM51" table:formula="of:=AVERAGE([.DD18];[.DD25];[.DD32])" office:value-type="float" office:value="25.29"/>
          </table:previous>
        </table:cell-content-change>
        <table:cell-content-change table:id="ct744">
          <table:cell-address table:column="90" table:row="51" table:table="0"/>
          <office:change-info>
            <dc:creator> </dc:creator>
            <dc:date>2021-04-22T09:30:59.223453756</dc:date>
          </office:change-info>
          <table:previous>
            <table:change-track-table-cell table:cell-address="full_columns.CM52" table:formula="of:=AVERAGE([.DD19];[.DD26];[.DD33])" office:value-type="float" office:value="27.595"/>
          </table:previous>
        </table:cell-content-change>
        <table:cell-content-change table:id="ct745">
          <table:cell-address table:column="90" table:row="52" table:table="0"/>
          <office:change-info>
            <dc:creator> </dc:creator>
            <dc:date>2021-04-22T09:30:59.223468829</dc:date>
          </office:change-info>
          <table:previous>
            <table:change-track-table-cell table:cell-address="full_columns.CM53" table:formula="of:=AVERAGE([.DD20];[.DD27];[.DD34])" office:value-type="float" office:value="26.725"/>
          </table:previous>
        </table:cell-content-change>
        <table:cell-content-change table:id="ct746">
          <table:cell-address table:column="90" table:row="53" table:table="0"/>
          <office:change-info>
            <dc:creator> </dc:creator>
            <dc:date>2021-04-22T09:30:59.223483849</dc:date>
          </office:change-info>
          <table:previous>
            <table:change-track-table-cell table:cell-address="full_columns.CM54" table:formula="of:=AVERAGE([.DD21];[.DD28];[.DD35])" office:value-type="float" office:value="25.82"/>
          </table:previous>
        </table:cell-content-change>
        <table:cell-content-change table:id="ct747">
          <table:cell-address table:column="90" table:row="54" table:table="0"/>
          <office:change-info>
            <dc:creator> </dc:creator>
            <dc:date>2021-04-22T09:30:59.223498962</dc:date>
          </office:change-info>
          <table:previous>
            <table:change-track-table-cell table:cell-address="full_columns.CM55" table:formula="of:=AVERAGE([.DD22];[.DD29];[.DD36])" office:value-type="float" office:value="27.1133333333333"/>
          </table:previous>
        </table:cell-content-change>
        <table:cell-content-change table:id="ct748">
          <table:cell-address table:column="90" table:row="55" table:table="0"/>
          <office:change-info>
            <dc:creator> </dc:creator>
            <dc:date>2021-04-22T09:30:59.223513968</dc:date>
          </office:change-info>
          <table:previous>
            <table:change-track-table-cell table:cell-address="full_columns.CM56" table:formula="of:=AVERAGE([.DD23];[.DD30])" office:value-type="float" office:value="26.2533333333333"/>
          </table:previous>
        </table:cell-content-change>
        <table:cell-content-change table:id="ct749">
          <table:cell-address table:column="90" table:row="56" table:table="0"/>
          <office:change-info>
            <dc:creator> </dc:creator>
            <dc:date>2021-04-22T09:30:59.223528629</dc:date>
          </office:change-info>
          <table:previous>
            <table:change-track-table-cell table:cell-address="full_columns.CM57" table:formula="of:=AVERAGE([.DD24];[.DD31])" office:value-type="float" office:value="27.5233333333333"/>
          </table:previous>
        </table:cell-content-change>
        <table:cell-content-change table:id="ct750">
          <table:cell-address table:column="91" table:row="50" table:table="0"/>
          <office:change-info>
            <dc:creator> </dc:creator>
            <dc:date>2021-04-22T09:30:59.223544080</dc:date>
          </office:change-info>
          <table:previous>
            <table:change-track-table-cell table:cell-address="full_columns.CN51" table:formula="of:=AVERAGE([.DE18];[.DE25];[.DE32])" office:value-type="float" office:value="0.00325255102040816"/>
          </table:previous>
        </table:cell-content-change>
        <table:cell-content-change table:id="ct751">
          <table:cell-address table:column="91" table:row="51" table:table="0"/>
          <office:change-info>
            <dc:creator> </dc:creator>
            <dc:date>2021-04-22T09:30:59.223559251</dc:date>
          </office:change-info>
          <table:previous>
            <table:change-track-table-cell table:cell-address="full_columns.CN52" table:formula="of:=AVERAGE([.DE19];[.DE26];[.DE33])" office:value-type="float" office:value="0.00159438775510204"/>
          </table:previous>
        </table:cell-content-change>
        <table:cell-content-change table:id="ct752">
          <table:cell-address table:column="91" table:row="52" table:table="0"/>
          <office:change-info>
            <dc:creator> </dc:creator>
            <dc:date>2021-04-22T09:30:59.223574399</dc:date>
          </office:change-info>
          <table:previous>
            <table:change-track-table-cell table:cell-address="full_columns.CN53" table:formula="of:=AVERAGE([.DE20];[.DE27];[.DE34])" office:value-type="float" office:value="0.00239158163265306"/>
          </table:previous>
        </table:cell-content-change>
        <table:cell-content-change table:id="ct753">
          <table:cell-address table:column="91" table:row="53" table:table="0"/>
          <office:change-info>
            <dc:creator> </dc:creator>
            <dc:date>2021-04-22T09:30:59.223589542</dc:date>
          </office:change-info>
          <table:previous>
            <table:change-track-table-cell table:cell-address="full_columns.CN54" table:formula="of:=AVERAGE([.DE21];[.DE28];[.DE35])" office:value-type="float" office:value="0.00361394557823129"/>
          </table:previous>
        </table:cell-content-change>
        <table:cell-content-change table:id="ct754">
          <table:cell-address table:column="91" table:row="54" table:table="0"/>
          <office:change-info>
            <dc:creator> </dc:creator>
            <dc:date>2021-04-22T09:30:59.223604733</dc:date>
          </office:change-info>
          <table:previous>
            <table:change-track-table-cell table:cell-address="full_columns.CN55" table:formula="of:=AVERAGE([.DE22];[.DE29];[.DE36])" office:value-type="float" office:value="0.0016156462585034"/>
          </table:previous>
        </table:cell-content-change>
        <table:cell-content-change table:id="ct755">
          <table:cell-address table:column="91" table:row="55" table:table="0"/>
          <office:change-info>
            <dc:creator> </dc:creator>
            <dc:date>2021-04-22T09:30:59.223619879</dc:date>
          </office:change-info>
          <table:previous>
            <table:change-track-table-cell table:cell-address="full_columns.CN56" table:formula="of:=AVERAGE([.DE23];[.DE30])" office:value-type="float" office:value="0.00225340136054421"/>
          </table:previous>
        </table:cell-content-change>
        <table:cell-content-change table:id="ct756">
          <table:cell-address table:column="91" table:row="56" table:table="0"/>
          <office:change-info>
            <dc:creator> </dc:creator>
            <dc:date>2021-04-22T09:30:59.223634660</dc:date>
          </office:change-info>
          <table:previous>
            <table:change-track-table-cell table:cell-address="full_columns.CN57" table:formula="of:=AVERAGE([.DE24];[.DE31])" office:value-type="float" office:value="0.00119047619047619"/>
          </table:previous>
        </table:cell-content-change>
        <table:cell-content-change table:id="ct757">
          <table:cell-address table:column="92" table:row="50" table:table="0"/>
          <office:change-info>
            <dc:creator> </dc:creator>
            <dc:date>2021-04-22T09:30:59.223650269</dc:date>
          </office:change-info>
          <table:previous>
            <table:change-track-table-cell table:cell-address="full_columns.CO51" table:formula="of:=AVERAGE([.DF18];[.DF25];[.DF32])" office:value-type="float" office:value="0.00176445578231292"/>
          </table:previous>
        </table:cell-content-change>
        <table:cell-content-change table:id="ct758">
          <table:cell-address table:column="92" table:row="51" table:table="0"/>
          <office:change-info>
            <dc:creator> </dc:creator>
            <dc:date>2021-04-22T09:30:59.223665322</dc:date>
          </office:change-info>
          <table:previous>
            <table:change-track-table-cell table:cell-address="full_columns.CO52" table:formula="of:=AVERAGE([.DF19];[.DF26];[.DF33])" office:value-type="float" office:value="0.000924744897959183"/>
          </table:previous>
        </table:cell-content-change>
        <table:cell-content-change table:id="ct759">
          <table:cell-address table:column="92" table:row="52" table:table="0"/>
          <office:change-info>
            <dc:creator> </dc:creator>
            <dc:date>2021-04-22T09:30:59.223680682</dc:date>
          </office:change-info>
          <table:previous>
            <table:change-track-table-cell table:cell-address="full_columns.CO53" table:formula="of:=AVERAGE([.DF20];[.DF27];[.DF34])" office:value-type="float" office:value="0.00137117346938776"/>
          </table:previous>
        </table:cell-content-change>
        <table:cell-content-change table:id="ct760">
          <table:cell-address table:column="92" table:row="53" table:table="0"/>
          <office:change-info>
            <dc:creator> </dc:creator>
            <dc:date>2021-04-22T09:30:59.223696113</dc:date>
          </office:change-info>
          <table:previous>
            <table:change-track-table-cell table:cell-address="full_columns.CO54" table:formula="of:=AVERAGE([.DF21];[.DF28];[.DF35])" office:value-type="float" office:value="0.00131802721088435"/>
          </table:previous>
        </table:cell-content-change>
        <table:cell-content-change table:id="ct761">
          <table:cell-address table:column="92" table:row="54" table:table="0"/>
          <office:change-info>
            <dc:creator> </dc:creator>
            <dc:date>2021-04-22T09:30:59.223711519</dc:date>
          </office:change-info>
          <table:previous>
            <table:change-track-table-cell table:cell-address="full_columns.CO55" table:formula="of:=AVERAGE([.DF22];[.DF29];[.DF36])" office:value-type="float" office:value="0.000850340136054421"/>
          </table:previous>
        </table:cell-content-change>
        <table:cell-content-change table:id="ct762">
          <table:cell-address table:column="92" table:row="55" table:table="0"/>
          <office:change-info>
            <dc:creator> </dc:creator>
            <dc:date>2021-04-22T09:30:59.223727656</dc:date>
          </office:change-info>
          <table:previous>
            <table:change-track-table-cell table:cell-address="full_columns.CO56" table:formula="of:=AVERAGE([.DF23];[.DF30])" office:value-type="float" office:value="0.00204081632653061"/>
          </table:previous>
        </table:cell-content-change>
        <table:cell-content-change table:id="ct763">
          <table:cell-address table:column="92" table:row="56" table:table="0"/>
          <office:change-info>
            <dc:creator> </dc:creator>
            <dc:date>2021-04-22T09:30:59.223743309</dc:date>
          </office:change-info>
          <table:previous>
            <table:change-track-table-cell table:cell-address="full_columns.CO57" table:formula="of:=AVERAGE([.DF24];[.DF31])" office:value-type="float" office:value="0.000340136054421768"/>
          </table:previous>
        </table:cell-content-change>
        <table:cell-content-change table:id="ct764">
          <table:cell-address table:column="93" table:row="50" table:table="0"/>
          <office:change-info>
            <dc:creator> </dc:creator>
            <dc:date>2021-04-22T09:30:59.223759214</dc:date>
          </office:change-info>
          <table:previous>
            <table:change-track-table-cell table:cell-address="full_columns.CP51" table:formula="of:=AVERAGE([.DG18];[.DG25];[.DG32])" office:value-type="float" office:value="0.000850340136054423"/>
          </table:previous>
        </table:cell-content-change>
        <table:cell-content-change table:id="ct765">
          <table:cell-address table:column="93" table:row="51" table:table="0"/>
          <office:change-info>
            <dc:creator> </dc:creator>
            <dc:date>2021-04-22T09:30:59.223774647</dc:date>
          </office:change-info>
          <table:previous>
            <table:change-track-table-cell table:cell-address="full_columns.CP52" table:formula="of:=AVERAGE([.DG19];[.DG26];[.DG33])" office:value-type="float" office:value="0.00105229591836735"/>
          </table:previous>
        </table:cell-content-change>
        <table:cell-content-change table:id="ct766">
          <table:cell-address table:column="93" table:row="52" table:table="0"/>
          <office:change-info>
            <dc:creator> </dc:creator>
            <dc:date>2021-04-22T09:30:59.223790077</dc:date>
          </office:change-info>
          <table:previous>
            <table:change-track-table-cell table:cell-address="full_columns.CP53" table:formula="of:=AVERAGE([.DG20];[.DG27];[.DG34])" office:value-type="float" office:value="0.000765306122448979"/>
          </table:previous>
        </table:cell-content-change>
        <table:cell-content-change table:id="ct767">
          <table:cell-address table:column="93" table:row="53" table:table="0"/>
          <office:change-info>
            <dc:creator> </dc:creator>
            <dc:date>2021-04-22T09:30:59.223805613</dc:date>
          </office:change-info>
          <table:previous>
            <table:change-track-table-cell table:cell-address="full_columns.CP54" table:formula="of:=AVERAGE([.DG21];[.DG28];[.DG35])" office:value-type="float" office:value="0.00208333333333334"/>
          </table:previous>
        </table:cell-content-change>
        <table:cell-content-change table:id="ct768">
          <table:cell-address table:column="93" table:row="54" table:table="0"/>
          <office:change-info>
            <dc:creator> </dc:creator>
            <dc:date>2021-04-22T09:30:59.223821018</dc:date>
          </office:change-info>
          <table:previous>
            <table:change-track-table-cell table:cell-address="full_columns.CP55" table:formula="of:=AVERAGE([.DG22];[.DG29];[.DG36])" office:value-type="float" office:value="0.00102040816326531"/>
          </table:previous>
        </table:cell-content-change>
        <table:cell-content-change table:id="ct769">
          <table:cell-address table:column="93" table:row="55" table:table="0"/>
          <office:change-info>
            <dc:creator> </dc:creator>
            <dc:date>2021-04-22T09:30:59.223837198</dc:date>
          </office:change-info>
          <table:previous>
            <table:change-track-table-cell table:cell-address="full_columns.CP56" table:formula="of:=AVERAGE([.DG23];[.DG30])" office:value-type="float" office:value="0.000467687074829933"/>
          </table:previous>
        </table:cell-content-change>
        <table:cell-content-change table:id="ct770">
          <table:cell-address table:column="93" table:row="56" table:table="0"/>
          <office:change-info>
            <dc:creator> </dc:creator>
            <dc:date>2021-04-22T09:30:59.223852878</dc:date>
          </office:change-info>
          <table:previous>
            <table:change-track-table-cell table:cell-address="full_columns.CP57" table:formula="of:=AVERAGE([.DG24];[.DG31])" office:value-type="float" office:value="0.000977891156462585"/>
          </table:previous>
        </table:cell-content-change>
        <table:cell-content-change table:id="ct771">
          <table:cell-address table:column="94" table:row="50" table:table="0"/>
          <office:change-info>
            <dc:creator> </dc:creator>
            <dc:date>2021-04-22T09:30:59.223893069</dc:date>
          </office:change-info>
          <table:previous>
            <table:change-track-table-cell table:cell-address="full_columns.CQ51" table:formula="of:=AVERAGE([.DH18];[.DH25];[.DH32])" office:value-type="float" office:value="0.00062309608833393"/>
          </table:previous>
        </table:cell-content-change>
        <table:cell-content-change table:id="ct772">
          <table:cell-address table:column="94" table:row="51" table:table="0"/>
          <office:change-info>
            <dc:creator> </dc:creator>
            <dc:date>2021-04-22T09:30:59.223909809</dc:date>
          </office:change-info>
          <table:previous>
            <table:change-track-table-cell table:cell-address="full_columns.CQ52" table:formula="of:=AVERAGE([.DH19];[.DH26];[.DH33])" office:value-type="float" office:value="0.000356730138816954"/>
          </table:previous>
        </table:cell-content-change>
        <table:cell-content-change table:id="ct773">
          <table:cell-address table:column="94" table:row="52" table:table="0"/>
          <office:change-info>
            <dc:creator> </dc:creator>
            <dc:date>2021-04-22T09:30:59.223942915</dc:date>
          </office:change-info>
          <table:previous>
            <table:change-track-table-cell table:cell-address="full_columns.CQ53" table:formula="of:=AVERAGE([.DH20];[.DH27];[.DH34])" office:value-type="float" office:value="0.000460200222900331"/>
          </table:previous>
        </table:cell-content-change>
        <table:cell-content-change table:id="ct774">
          <table:cell-address table:column="94" table:row="53" table:table="0"/>
          <office:change-info>
            <dc:creator> </dc:creator>
            <dc:date>2021-04-22T09:30:59.223958738</dc:date>
          </office:change-info>
          <table:previous>
            <table:change-track-table-cell table:cell-address="full_columns.CQ54" table:formula="of:=AVERAGE([.DH21];[.DH28];[.DH35])" office:value-type="float" office:value="0.00104776429686097"/>
          </table:previous>
        </table:cell-content-change>
        <table:cell-content-change table:id="ct775">
          <table:cell-address table:column="94" table:row="54" table:table="0"/>
          <office:change-info>
            <dc:creator> </dc:creator>
            <dc:date>2021-04-22T09:30:59.223974468</dc:date>
          </office:change-info>
          <table:previous>
            <table:change-track-table-cell table:cell-address="full_columns.CQ55" table:formula="of:=AVERAGE([.DH22];[.DH29];[.DH36])" office:value-type="float" office:value="0.000513550585129807"/>
          </table:previous>
        </table:cell-content-change>
        <table:cell-content-change table:id="ct776">
          <table:cell-address table:column="94" table:row="55" table:table="0"/>
          <office:change-info>
            <dc:creator> </dc:creator>
            <dc:date>2021-04-22T09:30:59.223990087</dc:date>
          </office:change-info>
          <table:previous>
            <table:change-track-table-cell table:cell-address="full_columns.CQ56" table:formula="of:=AVERAGE([.DH23];[.DH30])" office:value-type="float" office:value="0.00036259942134601"/>
          </table:previous>
        </table:cell-content-change>
        <table:cell-content-change table:id="ct777">
          <table:cell-address table:column="94" table:row="56" table:table="0"/>
          <office:change-info>
            <dc:creator> </dc:creator>
            <dc:date>2021-04-22T09:30:59.224005389</dc:date>
          </office:change-info>
          <table:previous>
            <table:change-track-table-cell table:cell-address="full_columns.CQ57" table:formula="of:=AVERAGE([.DH24];[.DH31])" office:value-type="float" office:value="0.000341546686860563"/>
          </table:previous>
        </table:cell-content-change>
        <table:cell-content-change table:id="ct778">
          <table:cell-address table:column="95" table:row="50" table:table="0"/>
          <office:change-info>
            <dc:creator> </dc:creator>
            <dc:date>2021-04-22T09:30:59.224021493</dc:date>
          </office:change-info>
          <table:previous>
            <table:change-track-table-cell table:cell-address="full_columns.CR51" table:formula="of:=AVERAGE([.DI18];[.DI25];[.DI32])" office:value-type="float" office:value="0.000813137755102041"/>
          </table:previous>
        </table:cell-content-change>
        <table:cell-content-change table:id="ct779">
          <table:cell-address table:column="95" table:row="51" table:table="0"/>
          <office:change-info>
            <dc:creator> </dc:creator>
            <dc:date>2021-04-22T09:30:59.224037265</dc:date>
          </office:change-info>
          <table:previous>
            <table:change-track-table-cell table:cell-address="full_columns.CR52" table:formula="of:=AVERAGE([.DI19];[.DI26];[.DI33])" office:value-type="float" office:value="0.00039859693877551"/>
          </table:previous>
        </table:cell-content-change>
        <table:cell-content-change table:id="ct780">
          <table:cell-address table:column="95" table:row="52" table:table="0"/>
          <office:change-info>
            <dc:creator> </dc:creator>
            <dc:date>2021-04-22T09:30:59.224053129</dc:date>
          </office:change-info>
          <table:previous>
            <table:change-track-table-cell table:cell-address="full_columns.CR53" table:formula="of:=AVERAGE([.DI20];[.DI27];[.DI34])" office:value-type="float" office:value="0.000597895408163266"/>
          </table:previous>
        </table:cell-content-change>
        <table:cell-content-change table:id="ct781">
          <table:cell-address table:column="95" table:row="53" table:table="0"/>
          <office:change-info>
            <dc:creator> </dc:creator>
            <dc:date>2021-04-22T09:30:59.224069433</dc:date>
          </office:change-info>
          <table:previous>
            <table:change-track-table-cell table:cell-address="full_columns.CR54" table:formula="of:=AVERAGE([.DI21];[.DI28];[.DI35])" office:value-type="float" office:value="0.000903486394557823"/>
          </table:previous>
        </table:cell-content-change>
        <table:cell-content-change table:id="ct782">
          <table:cell-address table:column="95" table:row="54" table:table="0"/>
          <office:change-info>
            <dc:creator> </dc:creator>
            <dc:date>2021-04-22T09:30:59.224085592</dc:date>
          </office:change-info>
          <table:previous>
            <table:change-track-table-cell table:cell-address="full_columns.CR55" table:formula="of:=AVERAGE([.DI22];[.DI29];[.DI36])" office:value-type="float" office:value="0.00040391156462585"/>
          </table:previous>
        </table:cell-content-change>
        <table:cell-content-change table:id="ct783">
          <table:cell-address table:column="95" table:row="55" table:table="0"/>
          <office:change-info>
            <dc:creator> </dc:creator>
            <dc:date>2021-04-22T09:30:59.224101839</dc:date>
          </office:change-info>
          <table:previous>
            <table:change-track-table-cell table:cell-address="full_columns.CR56" table:formula="of:=AVERAGE([.DI23];[.DI30])" office:value-type="float" office:value="0.000563350340136054"/>
          </table:previous>
        </table:cell-content-change>
        <table:cell-content-change table:id="ct784">
          <table:cell-address table:column="95" table:row="56" table:table="0"/>
          <office:change-info>
            <dc:creator> </dc:creator>
            <dc:date>2021-04-22T09:30:59.224117485</dc:date>
          </office:change-info>
          <table:previous>
            <table:change-track-table-cell table:cell-address="full_columns.CR57" table:formula="of:=AVERAGE([.DI24];[.DI31])" office:value-type="float" office:value="0.000297619047619048"/>
          </table:previous>
        </table:cell-content-change>
        <table:cell-content-change table:id="ct785">
          <table:cell-address table:column="96" table:row="50" table:table="0"/>
          <office:change-info>
            <dc:creator> </dc:creator>
            <dc:date>2021-04-22T09:30:59.224134008</dc:date>
          </office:change-info>
          <table:previous>
            <table:change-track-table-cell table:cell-address="full_columns.CS51" table:formula="of:=AVERAGE([.DJ18];[.DJ25];[.DJ32])" office:value-type="float" office:value="0.000146984243926666"/>
          </table:previous>
        </table:cell-content-change>
        <table:cell-content-change table:id="ct786">
          <table:cell-address table:column="96" table:row="51" table:table="0"/>
          <office:change-info>
            <dc:creator> </dc:creator>
            <dc:date>2021-04-22T09:30:59.224150089</dc:date>
          </office:change-info>
          <table:previous>
            <table:change-track-table-cell table:cell-address="full_columns.CS52" table:formula="of:=AVERAGE([.DJ19];[.DJ26];[.DJ33])" office:value-type="float" office:value="0.000258946841743458"/>
          </table:previous>
        </table:cell-content-change>
        <table:cell-content-change table:id="ct787">
          <table:cell-address table:column="96" table:row="52" table:table="0"/>
          <office:change-info>
            <dc:creator> </dc:creator>
            <dc:date>2021-04-22T09:30:59.224166283</dc:date>
          </office:change-info>
          <table:previous>
            <table:change-track-table-cell table:cell-address="full_columns.CS53" table:formula="of:=AVERAGE([.DJ20];[.DJ27];[.DJ34])" office:value-type="float" office:value="0.000103766935547028"/>
          </table:previous>
        </table:cell-content-change>
        <table:cell-content-change table:id="ct788">
          <table:cell-address table:column="96" table:row="53" table:table="0"/>
          <office:change-info>
            <dc:creator> </dc:creator>
            <dc:date>2021-04-22T09:30:59.224182189</dc:date>
          </office:change-info>
          <table:previous>
            <table:change-track-table-cell table:cell-address="full_columns.CS54" table:formula="of:=AVERAGE([.DJ21];[.DJ28];[.DJ35])" office:value-type="float" office:value="0.000249724889916325"/>
          </table:previous>
        </table:cell-content-change>
        <table:cell-content-change table:id="ct789">
          <table:cell-address table:column="96" table:row="54" table:table="0"/>
          <office:change-info>
            <dc:creator> </dc:creator>
            <dc:date>2021-04-22T09:30:59.224198677</dc:date>
          </office:change-info>
          <table:previous>
            <table:change-track-table-cell table:cell-address="full_columns.CS55" table:formula="of:=AVERAGE([.DJ22];[.DJ29];[.DJ36])" office:value-type="float" office:value="0.0000762672586353202"/>
          </table:previous>
        </table:cell-content-change>
        <table:cell-content-change table:id="ct790">
          <table:cell-address table:column="96" table:row="55" table:table="0"/>
          <office:change-info>
            <dc:creator> </dc:creator>
            <dc:date>2021-04-22T09:30:59.224214927</dc:date>
          </office:change-info>
          <table:previous>
            <table:change-track-table-cell table:cell-address="full_columns.CS56" table:formula="of:=AVERAGE([.DJ23];[.DJ30])" office:value-type="float" office:value="0.000210144360038636"/>
          </table:previous>
        </table:cell-content-change>
        <table:cell-content-change table:id="ct791">
          <table:cell-address table:column="96" table:row="56" table:table="0"/>
          <office:change-info>
            <dc:creator> </dc:creator>
            <dc:date>2021-04-22T09:30:59.224230678</dc:date>
          </office:change-info>
          <table:previous>
            <table:change-track-table-cell table:cell-address="full_columns.CS57" table:formula="of:=AVERAGE([.DJ24];[.DJ31])" office:value-type="float" office:value="0.000225154671469966"/>
          </table:previous>
        </table:cell-content-change>
        <table:cell-content-change table:id="ct792">
          <table:cell-address table:column="97" table:row="50" table:table="0"/>
          <office:change-info>
            <dc:creator> </dc:creator>
            <dc:date>2021-04-22T09:30:59.224247271</dc:date>
          </office:change-info>
          <table:previous>
            <table:change-track-table-cell table:cell-address="full_columns.CT51" table:formula="of:=AVERAGE([.DK18];[.DK25];[.DK32])" office:value-type="float" office:value="33.3316666666667"/>
          </table:previous>
        </table:cell-content-change>
        <table:cell-content-change table:id="ct793">
          <table:cell-address table:column="97" table:row="51" table:table="0"/>
          <office:change-info>
            <dc:creator> </dc:creator>
            <dc:date>2021-04-22T09:30:59.224263554</dc:date>
          </office:change-info>
          <table:previous>
            <table:change-track-table-cell table:cell-address="full_columns.CT52" table:formula="of:=AVERAGE([.DK19];[.DK26];[.DK33])" office:value-type="float" office:value="32.8575"/>
          </table:previous>
        </table:cell-content-change>
        <table:cell-content-change table:id="ct794">
          <table:cell-address table:column="97" table:row="52" table:table="0"/>
          <office:change-info>
            <dc:creator> </dc:creator>
            <dc:date>2021-04-22T09:30:59.224279718</dc:date>
          </office:change-info>
          <table:previous>
            <table:change-track-table-cell table:cell-address="full_columns.CT53" table:formula="of:=AVERAGE([.DK20];[.DK27];[.DK34])" office:value-type="float" office:value="33.75"/>
          </table:previous>
        </table:cell-content-change>
        <table:cell-content-change table:id="ct795">
          <table:cell-address table:column="97" table:row="53" table:table="0"/>
          <office:change-info>
            <dc:creator> </dc:creator>
            <dc:date>2021-04-22T09:30:59.224296062</dc:date>
          </office:change-info>
          <table:previous>
            <table:change-track-table-cell table:cell-address="full_columns.CT54" table:formula="of:=AVERAGE([.DK21];[.DK28];[.DK35])" office:value-type="float" office:value="34.76"/>
          </table:previous>
        </table:cell-content-change>
        <table:cell-content-change table:id="ct796">
          <table:cell-address table:column="97" table:row="54" table:table="0"/>
          <office:change-info>
            <dc:creator> </dc:creator>
            <dc:date>2021-04-22T09:30:59.224312052</dc:date>
          </office:change-info>
          <table:previous>
            <table:change-track-table-cell table:cell-address="full_columns.CT55" table:formula="of:=AVERAGE([.DK22];[.DK29];[.DK36])" office:value-type="float" office:value="35.2366666666667"/>
          </table:previous>
        </table:cell-content-change>
        <table:cell-content-change table:id="ct797">
          <table:cell-address table:column="97" table:row="55" table:table="0"/>
          <office:change-info>
            <dc:creator> </dc:creator>
            <dc:date>2021-04-22T09:30:59.224327972</dc:date>
          </office:change-info>
          <table:previous>
            <table:change-track-table-cell table:cell-address="full_columns.CT56" table:formula="of:=AVERAGE([.DK23];[.DK30])" office:value-type="float" office:value="33.3333333333333"/>
          </table:previous>
        </table:cell-content-change>
        <table:cell-content-change table:id="ct798">
          <table:cell-address table:column="97" table:row="56" table:table="0"/>
          <office:change-info>
            <dc:creator> </dc:creator>
            <dc:date>2021-04-22T09:30:59.224343765</dc:date>
          </office:change-info>
          <table:previous>
            <table:change-track-table-cell table:cell-address="full_columns.CT57" table:formula="of:=AVERAGE([.DK24];[.DK31])" office:value-type="float" office:value="36.6666666666667"/>
          </table:previous>
        </table:cell-content-change>
        <table:cell-content-change table:id="ct799">
          <table:cell-address table:column="98" table:row="50" table:table="0"/>
          <office:change-info>
            <dc:creator> </dc:creator>
            <dc:date>2021-04-22T09:30:59.224360430</dc:date>
          </office:change-info>
          <table:previous>
            <table:change-track-table-cell table:cell-address="full_columns.CU51" table:formula="of:=AVERAGE([.DL18];[.DL25];[.DL32])" office:value-type="float" office:value="70.7133333333333"/>
          </table:previous>
        </table:cell-content-change>
        <table:cell-content-change table:id="ct800">
          <table:cell-address table:column="98" table:row="51" table:table="0"/>
          <office:change-info>
            <dc:creator> </dc:creator>
            <dc:date>2021-04-22T09:30:59.224376837</dc:date>
          </office:change-info>
          <table:previous>
            <table:change-track-table-cell table:cell-address="full_columns.CU52" table:formula="of:=AVERAGE([.DL19];[.DL26];[.DL33])" office:value-type="float" office:value="73.035"/>
          </table:previous>
        </table:cell-content-change>
        <table:cell-content-change table:id="ct801">
          <table:cell-address table:column="98" table:row="52" table:table="0"/>
          <office:change-info>
            <dc:creator> </dc:creator>
            <dc:date>2021-04-22T09:30:59.224392886</dc:date>
          </office:change-info>
          <table:previous>
            <table:change-track-table-cell table:cell-address="full_columns.CU53" table:formula="of:=AVERAGE([.DL20];[.DL27];[.DL34])" office:value-type="float" office:value="71.25"/>
          </table:previous>
        </table:cell-content-change>
        <table:cell-content-change table:id="ct802">
          <table:cell-address table:column="98" table:row="53" table:table="0"/>
          <office:change-info>
            <dc:creator> </dc:creator>
            <dc:date>2021-04-22T09:30:59.224409078</dc:date>
          </office:change-info>
          <table:previous>
            <table:change-track-table-cell table:cell-address="full_columns.CU54" table:formula="of:=AVERAGE([.DL21];[.DL28];[.DL35])" office:value-type="float" office:value="68.3333333333333"/>
          </table:previous>
        </table:cell-content-change>
        <table:cell-content-change table:id="ct803">
          <table:cell-address table:column="98" table:row="54" table:table="0"/>
          <office:change-info>
            <dc:creator> </dc:creator>
            <dc:date>2021-04-22T09:30:59.224425353</dc:date>
          </office:change-info>
          <table:previous>
            <table:change-track-table-cell table:cell-address="full_columns.CU55" table:formula="of:=AVERAGE([.DL22];[.DL29];[.DL36])" office:value-type="float" office:value="66.9033333333333"/>
          </table:previous>
        </table:cell-content-change>
        <table:cell-content-change table:id="ct804">
          <table:cell-address table:column="98" table:row="55" table:table="0"/>
          <office:change-info>
            <dc:creator> </dc:creator>
            <dc:date>2021-04-22T09:30:59.224441558</dc:date>
          </office:change-info>
          <table:previous>
            <table:change-track-table-cell table:cell-address="full_columns.CU56" table:formula="of:=AVERAGE([.DL23];[.DL30])" office:value-type="float" office:value="65.9533333333333"/>
          </table:previous>
        </table:cell-content-change>
        <table:cell-content-change table:id="ct805">
          <table:cell-address table:column="98" table:row="56" table:table="0"/>
          <office:change-info>
            <dc:creator> </dc:creator>
            <dc:date>2021-04-22T09:30:59.224457235</dc:date>
          </office:change-info>
          <table:previous>
            <table:change-track-table-cell table:cell-address="full_columns.CU57" table:formula="of:=AVERAGE([.DL24];[.DL31])" office:value-type="float" office:value="75.4766666666667"/>
          </table:previous>
        </table:cell-content-change>
        <table:cell-content-change table:id="ct806">
          <table:cell-address table:column="99" table:row="50" table:table="0"/>
          <office:change-info>
            <dc:creator> </dc:creator>
            <dc:date>2021-04-22T09:30:59.224473582</dc:date>
          </office:change-info>
          <table:previous>
            <table:change-track-table-cell table:cell-address="full_columns.CV51" table:formula="of:=AVERAGE([.DM18];[.DM25];[.DM32])" office:value-type="float" office:value="62.62"/>
          </table:previous>
        </table:cell-content-change>
        <table:cell-content-change table:id="ct807">
          <table:cell-address table:column="99" table:row="51" table:table="0"/>
          <office:change-info>
            <dc:creator> </dc:creator>
            <dc:date>2021-04-22T09:30:59.224489799</dc:date>
          </office:change-info>
          <table:previous>
            <table:change-track-table-cell table:cell-address="full_columns.CV52" table:formula="of:=AVERAGE([.DM19];[.DM26];[.DM33])" office:value-type="float" office:value="59.825"/>
          </table:previous>
        </table:cell-content-change>
        <table:cell-content-change table:id="ct808">
          <table:cell-address table:column="99" table:row="52" table:table="0"/>
          <office:change-info>
            <dc:creator> </dc:creator>
            <dc:date>2021-04-22T09:30:59.224506358</dc:date>
          </office:change-info>
          <table:previous>
            <table:change-track-table-cell table:cell-address="full_columns.CV53" table:formula="of:=AVERAGE([.DM20];[.DM27];[.DM34])" office:value-type="float" office:value="62.5"/>
          </table:previous>
        </table:cell-content-change>
        <table:cell-content-change table:id="ct809">
          <table:cell-address table:column="99" table:row="53" table:table="0"/>
          <office:change-info>
            <dc:creator> </dc:creator>
            <dc:date>2021-04-22T09:30:59.224522756</dc:date>
          </office:change-info>
          <table:previous>
            <table:change-track-table-cell table:cell-address="full_columns.CV54" table:formula="of:=AVERAGE([.DM21];[.DM28];[.DM35])" office:value-type="float" office:value="66.43"/>
          </table:previous>
        </table:cell-content-change>
        <table:cell-content-change table:id="ct810">
          <table:cell-address table:column="99" table:row="54" table:table="0"/>
          <office:change-info>
            <dc:creator> </dc:creator>
            <dc:date>2021-04-22T09:30:59.224539329</dc:date>
          </office:change-info>
          <table:previous>
            <table:change-track-table-cell table:cell-address="full_columns.CV55" table:formula="of:=AVERAGE([.DM22];[.DM29];[.DM36])" office:value-type="float" office:value="68.3333333333333"/>
          </table:previous>
        </table:cell-content-change>
        <table:cell-content-change table:id="ct811">
          <table:cell-address table:column="99" table:row="55" table:table="0"/>
          <office:change-info>
            <dc:creator> </dc:creator>
            <dc:date>2021-04-22T09:30:59.224555535</dc:date>
          </office:change-info>
          <table:previous>
            <table:change-track-table-cell table:cell-address="full_columns.CV56" table:formula="of:=AVERAGE([.DM23];[.DM30])" office:value-type="float" office:value="67.3833333333333"/>
          </table:previous>
        </table:cell-content-change>
        <table:cell-content-change table:id="ct812">
          <table:cell-address table:column="99" table:row="56" table:table="0"/>
          <office:change-info>
            <dc:creator> </dc:creator>
            <dc:date>2021-04-22T09:30:59.224571560</dc:date>
          </office:change-info>
          <table:previous>
            <table:change-track-table-cell table:cell-address="full_columns.CV57" table:formula="of:=AVERAGE([.DM24];[.DM31])" office:value-type="float" office:value="61.19"/>
          </table:previous>
        </table:cell-content-change>
        <table:cell-content-change table:id="ct813">
          <table:cell-address table:column="100" table:row="50" table:table="0"/>
          <office:change-info>
            <dc:creator> </dc:creator>
            <dc:date>2021-04-22T09:30:59.224588361</dc:date>
          </office:change-info>
          <table:previous>
            <table:change-track-table-cell table:cell-address="full_columns.CW51" table:formula="of:=AVERAGE([.DN18];[.DN25];[.DN32])" office:value-type="float" office:value="65.5233333333333"/>
          </table:previous>
        </table:cell-content-change>
        <table:cell-content-change table:id="ct814">
          <table:cell-address table:column="100" table:row="51" table:table="0"/>
          <office:change-info>
            <dc:creator> </dc:creator>
            <dc:date>2021-04-22T09:30:59.224604769</dc:date>
          </office:change-info>
          <table:previous>
            <table:change-track-table-cell table:cell-address="full_columns.CW52" table:formula="of:=AVERAGE([.DN19];[.DN26];[.DN33])" office:value-type="float" office:value="64.52"/>
          </table:previous>
        </table:cell-content-change>
        <table:cell-content-change table:id="ct815">
          <table:cell-address table:column="100" table:row="52" table:table="0"/>
          <office:change-info>
            <dc:creator> </dc:creator>
            <dc:date>2021-04-22T09:30:59.224621081</dc:date>
          </office:change-info>
          <table:previous>
            <table:change-track-table-cell table:cell-address="full_columns.CW53" table:formula="of:=AVERAGE([.DN20];[.DN27];[.DN34])" office:value-type="float" office:value="65.5725"/>
          </table:previous>
        </table:cell-content-change>
        <table:cell-content-change table:id="ct816">
          <table:cell-address table:column="100" table:row="53" table:table="0"/>
          <office:change-info>
            <dc:creator> </dc:creator>
            <dc:date>2021-04-22T09:30:59.224637413</dc:date>
          </office:change-info>
          <table:previous>
            <table:change-track-table-cell table:cell-address="full_columns.CW54" table:formula="of:=AVERAGE([.DN21];[.DN28];[.DN35])" office:value-type="float" office:value="67.07"/>
          </table:previous>
        </table:cell-content-change>
        <table:cell-content-change table:id="ct817">
          <table:cell-address table:column="100" table:row="54" table:table="0"/>
          <office:change-info>
            <dc:creator> </dc:creator>
            <dc:date>2021-04-22T09:30:59.224654136</dc:date>
          </office:change-info>
          <table:previous>
            <table:change-track-table-cell table:cell-address="full_columns.CW55" table:formula="of:=AVERAGE([.DN22];[.DN29];[.DN36])" office:value-type="float" office:value="68.12"/>
          </table:previous>
        </table:cell-content-change>
        <table:cell-content-change table:id="ct818">
          <table:cell-address table:column="100" table:row="55" table:table="0"/>
          <office:change-info>
            <dc:creator> </dc:creator>
            <dc:date>2021-04-22T09:30:59.224670908</dc:date>
          </office:change-info>
          <table:previous>
            <table:change-track-table-cell table:cell-address="full_columns.CW56" table:formula="of:=AVERAGE([.DN23];[.DN30])" office:value-type="float" office:value="67.27"/>
          </table:previous>
        </table:cell-content-change>
        <table:cell-content-change table:id="ct819">
          <table:cell-address table:column="100" table:row="56" table:table="0"/>
          <office:change-info>
            <dc:creator> </dc:creator>
            <dc:date>2021-04-22T09:30:59.224687032</dc:date>
          </office:change-info>
          <table:previous>
            <table:change-track-table-cell table:cell-address="full_columns.CW57" table:formula="of:=AVERAGE([.DN24];[.DN31])" office:value-type="float" office:value="66.04"/>
          </table:previous>
        </table:cell-content-change>
        <table:cell-content-change table:id="ct820">
          <table:cell-address table:column="101" table:row="50" table:table="0"/>
          <office:change-info>
            <dc:creator> </dc:creator>
            <dc:date>2021-04-22T09:30:59.224703734</dc:date>
          </office:change-info>
          <table:previous>
            <table:change-track-table-cell table:cell-address="full_columns.CX51" table:formula="of:=AVERAGE([.DO18];[.DO25];[.DO32])" office:value-type="float" office:value="66.6666666666667"/>
          </table:previous>
        </table:cell-content-change>
        <table:cell-content-change table:id="ct821">
          <table:cell-address table:column="101" table:row="51" table:table="0"/>
          <office:change-info>
            <dc:creator> </dc:creator>
            <dc:date>2021-04-22T09:30:59.224720219</dc:date>
          </office:change-info>
          <table:previous>
            <table:change-track-table-cell table:cell-address="full_columns.CX52" table:formula="of:=AVERAGE([.DO19];[.DO26];[.DO33])" office:value-type="float" office:value="66.43"/>
          </table:previous>
        </table:cell-content-change>
        <table:cell-content-change table:id="ct822">
          <table:cell-address table:column="101" table:row="52" table:table="0"/>
          <office:change-info>
            <dc:creator> </dc:creator>
            <dc:date>2021-04-22T09:30:59.224736667</dc:date>
          </office:change-info>
          <table:previous>
            <table:change-track-table-cell table:cell-address="full_columns.CX53" table:formula="of:=AVERAGE([.DO20];[.DO27];[.DO34])" office:value-type="float" office:value="66.8775"/>
          </table:previous>
        </table:cell-content-change>
        <table:cell-content-change table:id="ct823">
          <table:cell-address table:column="101" table:row="53" table:table="0"/>
          <office:change-info>
            <dc:creator> </dc:creator>
            <dc:date>2021-04-22T09:30:59.224753130</dc:date>
          </office:change-info>
          <table:previous>
            <table:change-track-table-cell table:cell-address="full_columns.CX54" table:formula="of:=AVERAGE([.DO21];[.DO28];[.DO35])" office:value-type="float" office:value="67.38"/>
          </table:previous>
        </table:cell-content-change>
        <table:cell-content-change table:id="ct824">
          <table:cell-address table:column="101" table:row="54" table:table="0"/>
          <office:change-info>
            <dc:creator> </dc:creator>
            <dc:date>2021-04-22T09:30:59.224769678</dc:date>
          </office:change-info>
          <table:previous>
            <table:change-track-table-cell table:cell-address="full_columns.CX55" table:formula="of:=AVERAGE([.DO22];[.DO29];[.DO36])" office:value-type="float" office:value="67.62"/>
          </table:previous>
        </table:cell-content-change>
        <table:cell-content-change table:id="ct825">
          <table:cell-address table:column="101" table:row="55" table:table="0"/>
          <office:change-info>
            <dc:creator> </dc:creator>
            <dc:date>2021-04-22T09:30:59.224786157</dc:date>
          </office:change-info>
          <table:previous>
            <table:change-track-table-cell table:cell-address="full_columns.CX56" table:formula="of:=AVERAGE([.DO23];[.DO30])" office:value-type="float" office:value="66.6666666666667"/>
          </table:previous>
        </table:cell-content-change>
        <table:cell-content-change table:id="ct826">
          <table:cell-address table:column="101" table:row="56" table:table="0"/>
          <office:change-info>
            <dc:creator> </dc:creator>
            <dc:date>2021-04-22T09:30:59.224802279</dc:date>
          </office:change-info>
          <table:previous>
            <table:change-track-table-cell table:cell-address="full_columns.CX57" table:formula="of:=AVERAGE([.DO24];[.DO31])" office:value-type="float" office:value="68.3333333333333"/>
          </table:previous>
        </table:cell-content-change>
        <table:cell-content-change table:id="ct827">
          <table:cell-address table:column="102" table:row="50" table:table="0"/>
          <office:change-info>
            <dc:creator> </dc:creator>
            <dc:date>2021-04-22T09:30:59.224818989</dc:date>
          </office:change-info>
          <table:previous>
            <table:change-track-table-cell table:cell-address="full_columns.CY51" table:formula="of:=AVERAGE([.DP18];[.DP25];[.DP32])" office:value-type="float" office:value="25.41"/>
          </table:previous>
        </table:cell-content-change>
        <table:cell-content-change table:id="ct828">
          <table:cell-address table:column="102" table:row="51" table:table="0"/>
          <office:change-info>
            <dc:creator> </dc:creator>
            <dc:date>2021-04-22T09:30:59.224835669</dc:date>
          </office:change-info>
          <table:previous>
            <table:change-track-table-cell table:cell-address="full_columns.CY52" table:formula="of:=AVERAGE([.DP19];[.DP26];[.DP33])" office:value-type="float" office:value="27.1025"/>
          </table:previous>
        </table:cell-content-change>
        <table:cell-content-change table:id="ct829">
          <table:cell-address table:column="102" table:row="52" table:table="0"/>
          <office:change-info>
            <dc:creator> </dc:creator>
            <dc:date>2021-04-22T09:30:59.224852087</dc:date>
          </office:change-info>
          <table:previous>
            <table:change-track-table-cell table:cell-address="full_columns.CY53" table:formula="of:=AVERAGE([.DP20];[.DP27];[.DP34])" office:value-type="float" office:value="26.4075"/>
          </table:previous>
        </table:cell-content-change>
        <table:cell-content-change table:id="ct830">
          <table:cell-address table:column="102" table:row="53" table:table="0"/>
          <office:change-info>
            <dc:creator> </dc:creator>
            <dc:date>2021-04-22T09:30:59.224868534</dc:date>
          </office:change-info>
          <table:previous>
            <table:change-track-table-cell table:cell-address="full_columns.CY54" table:formula="of:=AVERAGE([.DP21];[.DP28];[.DP35])" office:value-type="float" office:value="26.86"/>
          </table:previous>
        </table:cell-content-change>
        <table:cell-content-change table:id="ct831">
          <table:cell-address table:column="102" table:row="54" table:table="0"/>
          <office:change-info>
            <dc:creator> </dc:creator>
            <dc:date>2021-04-22T09:30:59.224885326</dc:date>
          </office:change-info>
          <table:previous>
            <table:change-track-table-cell table:cell-address="full_columns.CY55" table:formula="of:=AVERAGE([.DP22];[.DP29];[.DP36])" office:value-type="float" office:value="27.0433333333333"/>
          </table:previous>
        </table:cell-content-change>
        <table:cell-content-change table:id="ct832">
          <table:cell-address table:column="102" table:row="55" table:table="0"/>
          <office:change-info>
            <dc:creator> </dc:creator>
            <dc:date>2021-04-22T09:30:59.224901809</dc:date>
          </office:change-info>
          <table:previous>
            <table:change-track-table-cell table:cell-address="full_columns.CY56" table:formula="of:=AVERAGE([.DP23];[.DP30])" office:value-type="float" office:value="26.18"/>
          </table:previous>
        </table:cell-content-change>
        <table:cell-content-change table:id="ct833">
          <table:cell-address table:column="102" table:row="56" table:table="0"/>
          <office:change-info>
            <dc:creator> </dc:creator>
            <dc:date>2021-04-22T09:30:59.224918269</dc:date>
          </office:change-info>
          <table:previous>
            <table:change-track-table-cell table:cell-address="full_columns.CY57" table:formula="of:=AVERAGE([.DP24];[.DP31])" office:value-type="float" office:value="26.8533333333333"/>
          </table:previous>
        </table:cell-content-change>
        <table:cell-content-change table:id="ct834">
          <table:cell-address table:column="103" table:row="50" table:table="0"/>
          <office:change-info>
            <dc:creator> </dc:creator>
            <dc:date>2021-04-22T09:30:59.224935190</dc:date>
          </office:change-info>
          <table:previous>
            <table:change-track-table-cell table:cell-address="full_columns.CZ51" table:formula="of:=AVERAGE([.DQ18];[.DQ25];[.DQ32])" office:value-type="float" office:value="0.00208333333333333"/>
          </table:previous>
        </table:cell-content-change>
        <table:cell-content-change table:id="ct835">
          <table:cell-address table:column="103" table:row="51" table:table="0"/>
          <office:change-info>
            <dc:creator> </dc:creator>
            <dc:date>2021-04-22T09:30:59.224951719</dc:date>
          </office:change-info>
          <table:previous>
            <table:change-track-table-cell table:cell-address="full_columns.CZ52" table:formula="of:=AVERAGE([.DQ19];[.DQ26];[.DQ33])" office:value-type="float" office:value="0.00239158163265306"/>
          </table:previous>
        </table:cell-content-change>
        <table:cell-content-change table:id="ct836">
          <table:cell-address table:column="103" table:row="52" table:table="0"/>
          <office:change-info>
            <dc:creator> </dc:creator>
            <dc:date>2021-04-22T09:30:59.224968160</dc:date>
          </office:change-info>
          <table:previous>
            <table:change-track-table-cell table:cell-address="full_columns.CZ53" table:formula="of:=AVERAGE([.DQ20];[.DQ27];[.DQ34])" office:value-type="float" office:value="0.0014030612244898"/>
          </table:previous>
        </table:cell-content-change>
        <table:cell-content-change table:id="ct837">
          <table:cell-address table:column="103" table:row="53" table:table="0"/>
          <office:change-info>
            <dc:creator> </dc:creator>
            <dc:date>2021-04-22T09:30:59.224985113</dc:date>
          </office:change-info>
          <table:previous>
            <table:change-track-table-cell table:cell-address="full_columns.CZ54" table:formula="of:=AVERAGE([.DQ21];[.DQ28];[.DQ35])" office:value-type="float" office:value="0.00420918367346939"/>
          </table:previous>
        </table:cell-content-change>
        <table:cell-content-change table:id="ct838">
          <table:cell-address table:column="103" table:row="54" table:table="0"/>
          <office:change-info>
            <dc:creator> </dc:creator>
            <dc:date>2021-04-22T09:30:59.225002033</dc:date>
          </office:change-info>
          <table:previous>
            <table:change-track-table-cell table:cell-address="full_columns.CZ55" table:formula="of:=AVERAGE([.DQ22];[.DQ29];[.DQ36])" office:value-type="float" office:value="0.00250850340136054"/>
          </table:previous>
        </table:cell-content-change>
        <table:cell-content-change table:id="ct839">
          <table:cell-address table:column="103" table:row="55" table:table="0"/>
          <office:change-info>
            <dc:creator> </dc:creator>
            <dc:date>2021-04-22T09:30:59.225018736</dc:date>
          </office:change-info>
          <table:previous>
            <table:change-track-table-cell table:cell-address="full_columns.CZ56" table:formula="of:=AVERAGE([.DQ23];[.DQ30])" office:value-type="float" office:value="0.00148809523809524"/>
          </table:previous>
        </table:cell-content-change>
        <table:cell-content-change table:id="ct840">
          <table:cell-address table:column="103" table:row="56" table:table="0"/>
          <office:change-info>
            <dc:creator> </dc:creator>
            <dc:date>2021-04-22T09:30:59.225035185</dc:date>
          </office:change-info>
          <table:previous>
            <table:change-track-table-cell table:cell-address="full_columns.CZ57" table:formula="of:=AVERAGE([.DQ24];[.DQ31])" office:value-type="float" office:value="0.00182823129251701"/>
          </table:previous>
        </table:cell-content-change>
        <table:cell-content-change table:id="ct841">
          <table:cell-address table:column="104" table:row="50" table:table="0"/>
          <office:change-info>
            <dc:creator> </dc:creator>
            <dc:date>2021-04-22T09:30:59.225052367</dc:date>
          </office:change-info>
          <table:previous>
            <table:change-track-table-cell table:cell-address="full_columns.DA51" table:formula="of:=AVERAGE([.DR18];[.DR25];[.DR32])" office:value-type="float" office:value="0.000531462585034013"/>
          </table:previous>
        </table:cell-content-change>
        <table:cell-content-change table:id="ct842">
          <table:cell-address table:column="104" table:row="51" table:table="0"/>
          <office:change-info>
            <dc:creator> </dc:creator>
            <dc:date>2021-04-22T09:30:59.225069556</dc:date>
          </office:change-info>
          <table:previous>
            <table:change-track-table-cell table:cell-address="full_columns.DA52" table:formula="of:=AVERAGE([.DR19];[.DR26];[.DR33])" office:value-type="float" office:value="0.00200892857142857"/>
          </table:previous>
        </table:cell-content-change>
        <table:cell-content-change table:id="ct843">
          <table:cell-address table:column="104" table:row="52" table:table="0"/>
          <office:change-info>
            <dc:creator> </dc:creator>
            <dc:date>2021-04-22T09:30:59.225086493</dc:date>
          </office:change-info>
          <table:previous>
            <table:change-track-table-cell table:cell-address="full_columns.DA53" table:formula="of:=AVERAGE([.DR20];[.DR27];[.DR34])" office:value-type="float" office:value="0.000510204081632653"/>
          </table:previous>
        </table:cell-content-change>
        <table:cell-content-change table:id="ct844">
          <table:cell-address table:column="104" table:row="53" table:table="0"/>
          <office:change-info>
            <dc:creator> </dc:creator>
            <dc:date>2021-04-22T09:30:59.225103294</dc:date>
          </office:change-info>
          <table:previous>
            <table:change-track-table-cell table:cell-address="full_columns.DA54" table:formula="of:=AVERAGE([.DR21];[.DR28];[.DR35])" office:value-type="float" office:value="0.0024234693877551"/>
          </table:previous>
        </table:cell-content-change>
        <table:cell-content-change table:id="ct845">
          <table:cell-address table:column="104" table:row="54" table:table="0"/>
          <office:change-info>
            <dc:creator> </dc:creator>
            <dc:date>2021-04-22T09:30:59.225121261</dc:date>
          </office:change-info>
          <table:previous>
            <table:change-track-table-cell table:cell-address="full_columns.DA55" table:formula="of:=AVERAGE([.DR22];[.DR29];[.DR36])" office:value-type="float" office:value="0.00199829931972789"/>
          </table:previous>
        </table:cell-content-change>
        <table:cell-content-change table:id="ct846">
          <table:cell-address table:column="104" table:row="55" table:table="0"/>
          <office:change-info>
            <dc:creator> </dc:creator>
            <dc:date>2021-04-22T09:30:59.225138934</dc:date>
          </office:change-info>
          <table:previous>
            <table:change-track-table-cell table:cell-address="full_columns.DA56" table:formula="of:=AVERAGE([.DR23];[.DR30])" office:value-type="float" office:value="0.000637755102040818"/>
          </table:previous>
        </table:cell-content-change>
        <table:cell-content-change table:id="ct847">
          <table:cell-address table:column="104" table:row="56" table:table="0"/>
          <office:change-info>
            <dc:creator> </dc:creator>
            <dc:date>2021-04-22T09:30:59.225155672</dc:date>
          </office:change-info>
          <table:previous>
            <table:change-track-table-cell table:cell-address="full_columns.DA57" table:formula="of:=AVERAGE([.DR24];[.DR31])" office:value-type="float" office:value="0.00199829931972789"/>
          </table:previous>
        </table:cell-content-change>
        <table:cell-content-change table:id="ct848">
          <table:cell-address table:column="105" table:row="50" table:table="0"/>
          <office:change-info>
            <dc:creator> </dc:creator>
            <dc:date>2021-04-22T09:30:59.225173359</dc:date>
          </office:change-info>
          <table:previous>
            <table:change-track-table-cell table:cell-address="full_columns.DB51" table:formula="of:=AVERAGE([.DS18];[.DS25];[.DS32])" office:value-type="float" office:value="0.0015093537414966"/>
          </table:previous>
        </table:cell-content-change>
        <table:cell-content-change table:id="ct849">
          <table:cell-address table:column="105" table:row="51" table:table="0"/>
          <office:change-info>
            <dc:creator> </dc:creator>
            <dc:date>2021-04-22T09:30:59.225190393</dc:date>
          </office:change-info>
          <table:previous>
            <table:change-track-table-cell table:cell-address="full_columns.DB52" table:formula="of:=AVERAGE([.DS19];[.DS26];[.DS33])" office:value-type="float" office:value="0.000223214285714286"/>
          </table:previous>
        </table:cell-content-change>
        <table:cell-content-change table:id="ct850">
          <table:cell-address table:column="105" table:row="52" table:table="0"/>
          <office:change-info>
            <dc:creator> </dc:creator>
            <dc:date>2021-04-22T09:30:59.225207327</dc:date>
          </office:change-info>
          <table:previous>
            <table:change-track-table-cell table:cell-address="full_columns.DB53" table:formula="of:=AVERAGE([.DS20];[.DS27];[.DS34])" office:value-type="float" office:value="0.000829081632653061"/>
          </table:previous>
        </table:cell-content-change>
        <table:cell-content-change table:id="ct851">
          <table:cell-address table:column="105" table:row="53" table:table="0"/>
          <office:change-info>
            <dc:creator> </dc:creator>
            <dc:date>2021-04-22T09:30:59.225224406</dc:date>
          </office:change-info>
          <table:previous>
            <table:change-track-table-cell table:cell-address="full_columns.DB54" table:formula="of:=AVERAGE([.DS21];[.DS28];[.DS35])" office:value-type="float" office:value="0.00170068027210884"/>
          </table:previous>
        </table:cell-content-change>
        <table:cell-content-change table:id="ct852">
          <table:cell-address table:column="105" table:row="54" table:table="0"/>
          <office:change-info>
            <dc:creator> </dc:creator>
            <dc:date>2021-04-22T09:30:59.225241606</dc:date>
          </office:change-info>
          <table:previous>
            <table:change-track-table-cell table:cell-address="full_columns.DB55" table:formula="of:=AVERAGE([.DS22];[.DS29];[.DS36])" office:value-type="float" office:value="0.000637755102040818"/>
          </table:previous>
        </table:cell-content-change>
        <table:cell-content-change table:id="ct853">
          <table:cell-address table:column="105" table:row="55" table:table="0"/>
          <office:change-info>
            <dc:creator> </dc:creator>
            <dc:date>2021-04-22T09:30:59.225276847</dc:date>
          </office:change-info>
          <table:previous>
            <table:change-track-table-cell table:cell-address="full_columns.DB56" table:formula="of:=AVERAGE([.DS23];[.DS30])" office:value-type="float" office:value="0.000850340136054423"/>
          </table:previous>
        </table:cell-content-change>
        <table:cell-content-change table:id="ct854">
          <table:cell-address table:column="105" table:row="56" table:table="0"/>
          <office:change-info>
            <dc:creator> </dc:creator>
            <dc:date>2021-04-22T09:30:59.225294227</dc:date>
          </office:change-info>
          <table:previous>
            <table:change-track-table-cell table:cell-address="full_columns.DB57" table:formula="of:=AVERAGE([.DS24];[.DS31])" office:value-type="float" office:value="0.000297619047619048"/>
          </table:previous>
        </table:cell-content-change>
        <table:cell-content-change table:id="ct855">
          <table:cell-address table:column="106" table:row="50" table:table="0"/>
          <office:change-info>
            <dc:creator> </dc:creator>
            <dc:date>2021-04-22T09:30:59.225335437</dc:date>
          </office:change-info>
          <table:previous>
            <table:change-track-table-cell table:cell-address="full_columns.DC51" table:formula="of:=AVERAGE([.DT18];[.DT25];[.DT32])" office:value-type="float" office:value="0.000608802121623227"/>
          </table:previous>
        </table:cell-content-change>
        <table:cell-content-change table:id="ct856">
          <table:cell-address table:column="106" table:row="51" table:table="0"/>
          <office:change-info>
            <dc:creator> </dc:creator>
            <dc:date>2021-04-22T09:30:59.225356345</dc:date>
          </office:change-info>
          <table:previous>
            <table:change-track-table-cell table:cell-address="full_columns.DC52" table:formula="of:=AVERAGE([.DT19];[.DT26];[.DT33])" office:value-type="float" office:value="0.000344706071698819"/>
          </table:previous>
        </table:cell-content-change>
        <table:cell-content-change table:id="ct857">
          <table:cell-address table:column="106" table:row="52" table:table="0"/>
          <office:change-info>
            <dc:creator> </dc:creator>
            <dc:date>2021-04-22T09:30:59.225380127</dc:date>
          </office:change-info>
          <table:previous>
            <table:change-track-table-cell table:cell-address="full_columns.DC53" table:formula="of:=AVERAGE([.DT20];[.DT27];[.DT34])" office:value-type="float" office:value="0.000335920757299838"/>
          </table:previous>
        </table:cell-content-change>
        <table:cell-content-change table:id="ct858">
          <table:cell-address table:column="106" table:row="53" table:table="0"/>
          <office:change-info>
            <dc:creator> </dc:creator>
            <dc:date>2021-04-22T09:30:59.225399032</dc:date>
          </office:change-info>
          <table:previous>
            <table:change-track-table-cell table:cell-address="full_columns.DC54" table:formula="of:=AVERAGE([.DT21];[.DT28];[.DT35])" office:value-type="float" office:value="0.000994086184920782"/>
          </table:previous>
        </table:cell-content-change>
        <table:cell-content-change table:id="ct859">
          <table:cell-address table:column="106" table:row="54" table:table="0"/>
          <office:change-info>
            <dc:creator> </dc:creator>
            <dc:date>2021-04-22T09:30:59.225416817</dc:date>
          </office:change-info>
          <table:previous>
            <table:change-track-table-cell table:cell-address="full_columns.DC55" table:formula="of:=AVERAGE([.DT22];[.DT29];[.DT36])" office:value-type="float" office:value="0.000542185427202832"/>
          </table:previous>
        </table:cell-content-change>
        <table:cell-content-change table:id="ct860">
          <table:cell-address table:column="106" table:row="55" table:table="0"/>
          <office:change-info>
            <dc:creator> </dc:creator>
            <dc:date>2021-04-22T09:30:59.225451894</dc:date>
          </office:change-info>
          <table:previous>
            <table:change-track-table-cell table:cell-address="full_columns.DC56" table:formula="of:=AVERAGE([.DT23];[.DT30])" office:value-type="float" office:value="0.000406971683103629"/>
          </table:previous>
        </table:cell-content-change>
        <table:cell-content-change table:id="ct861">
          <table:cell-address table:column="106" table:row="56" table:table="0"/>
          <office:change-info>
            <dc:creator> </dc:creator>
            <dc:date>2021-04-22T09:30:59.225482551</dc:date>
          </office:change-info>
          <table:previous>
            <table:change-track-table-cell table:cell-address="full_columns.DC57" table:formula="of:=AVERAGE([.DT24];[.DT31])" office:value-type="float" office:value="0.000241473397415852"/>
          </table:previous>
        </table:cell-content-change>
        <table:cell-content-change table:id="ct862">
          <table:cell-address table:column="107" table:row="50" table:table="0"/>
          <office:change-info>
            <dc:creator> </dc:creator>
            <dc:date>2021-04-22T09:30:59.225500680</dc:date>
          </office:change-info>
          <table:previous>
            <table:change-track-table-cell table:cell-address="full_columns.DD51" table:formula="of:=AVERAGE([.DU18];[.DU25];[.DU32])" office:value-type="float" office:value="0.000520833333333333"/>
          </table:previous>
        </table:cell-content-change>
        <table:cell-content-change table:id="ct863">
          <table:cell-address table:column="107" table:row="51" table:table="0"/>
          <office:change-info>
            <dc:creator> </dc:creator>
            <dc:date>2021-04-22T09:30:59.225518372</dc:date>
          </office:change-info>
          <table:previous>
            <table:change-track-table-cell table:cell-address="full_columns.DD52" table:formula="of:=AVERAGE([.DU19];[.DU26];[.DU33])" office:value-type="float" office:value="0.000597895408163266"/>
          </table:previous>
        </table:cell-content-change>
        <table:cell-content-change table:id="ct864">
          <table:cell-address table:column="107" table:row="52" table:table="0"/>
          <office:change-info>
            <dc:creator> </dc:creator>
            <dc:date>2021-04-22T09:30:59.225535951</dc:date>
          </office:change-info>
          <table:previous>
            <table:change-track-table-cell table:cell-address="full_columns.DD53" table:formula="of:=AVERAGE([.DU20];[.DU27];[.DU34])" office:value-type="float" office:value="0.000350765306122449"/>
          </table:previous>
        </table:cell-content-change>
        <table:cell-content-change table:id="ct865">
          <table:cell-address table:column="107" table:row="53" table:table="0"/>
          <office:change-info>
            <dc:creator> </dc:creator>
            <dc:date>2021-04-22T09:30:59.225553169</dc:date>
          </office:change-info>
          <table:previous>
            <table:change-track-table-cell table:cell-address="full_columns.DD54" table:formula="of:=AVERAGE([.DU21];[.DU28];[.DU35])" office:value-type="float" office:value="0.00105229591836735"/>
          </table:previous>
        </table:cell-content-change>
        <table:cell-content-change table:id="ct866">
          <table:cell-address table:column="107" table:row="54" table:table="0"/>
          <office:change-info>
            <dc:creator> </dc:creator>
            <dc:date>2021-04-22T09:30:59.225572101</dc:date>
          </office:change-info>
          <table:previous>
            <table:change-track-table-cell table:cell-address="full_columns.DD55" table:formula="of:=AVERAGE([.DU22];[.DU29];[.DU36])" office:value-type="float" office:value="0.000627125850340135"/>
          </table:previous>
        </table:cell-content-change>
        <table:cell-content-change table:id="ct867">
          <table:cell-address table:column="107" table:row="55" table:table="0"/>
          <office:change-info>
            <dc:creator> </dc:creator>
            <dc:date>2021-04-22T09:30:59.225591254</dc:date>
          </office:change-info>
          <table:previous>
            <table:change-track-table-cell table:cell-address="full_columns.DD56" table:formula="of:=AVERAGE([.DU23];[.DU30])" office:value-type="float" office:value="0.000372023809523809"/>
          </table:previous>
        </table:cell-content-change>
        <table:cell-content-change table:id="ct868">
          <table:cell-address table:column="107" table:row="56" table:table="0"/>
          <office:change-info>
            <dc:creator> </dc:creator>
            <dc:date>2021-04-22T09:30:59.225608638</dc:date>
          </office:change-info>
          <table:previous>
            <table:change-track-table-cell table:cell-address="full_columns.DD57" table:formula="of:=AVERAGE([.DU24];[.DU31])" office:value-type="float" office:value="0.000457057823129252"/>
          </table:previous>
        </table:cell-content-change>
        <table:cell-content-change table:id="ct869">
          <table:cell-address table:column="108" table:row="50" table:table="0"/>
          <office:change-info>
            <dc:creator> </dc:creator>
            <dc:date>2021-04-22T09:30:59.225626817</dc:date>
          </office:change-info>
          <table:previous>
            <table:change-track-table-cell table:cell-address="full_columns.DE51" table:formula="of:=AVERAGE([.DV18];[.DV25];[.DV32])" office:value-type="float" office:value="0.000174187452676666"/>
          </table:previous>
        </table:cell-content-change>
        <table:cell-content-change table:id="ct870">
          <table:cell-address table:column="108" table:row="51" table:table="0"/>
          <office:change-info>
            <dc:creator> </dc:creator>
            <dc:date>2021-04-22T09:30:59.225644327</dc:date>
          </office:change-info>
          <table:previous>
            <table:change-track-table-cell table:cell-address="full_columns.DE52" table:formula="of:=AVERAGE([.DV19];[.DV26];[.DV33])" office:value-type="float" office:value="0.000131666536142219"/>
          </table:previous>
        </table:cell-content-change>
        <table:cell-content-change table:id="ct871">
          <table:cell-address table:column="108" table:row="52" table:table="0"/>
          <office:change-info>
            <dc:creator> </dc:creator>
            <dc:date>2021-04-22T09:30:59.225661898</dc:date>
          </office:change-info>
          <table:previous>
            <table:change-track-table-cell table:cell-address="full_columns.DE53" table:formula="of:=AVERAGE([.DV20];[.DV27];[.DV34])" office:value-type="float" office:value="0.000257964234669903"/>
          </table:previous>
        </table:cell-content-change>
        <table:cell-content-change table:id="ct872">
          <table:cell-address table:column="108" table:row="53" table:table="0"/>
          <office:change-info>
            <dc:creator> </dc:creator>
            <dc:date>2021-04-22T09:30:59.225679231</dc:date>
          </office:change-info>
          <table:previous>
            <table:change-track-table-cell table:cell-address="full_columns.DE54" table:formula="of:=AVERAGE([.DV21];[.DV28];[.DV35])" office:value-type="float" office:value="0.000132839789781515"/>
          </table:previous>
        </table:cell-content-change>
        <table:cell-content-change table:id="ct873">
          <table:cell-address table:column="108" table:row="54" table:table="0"/>
          <office:change-info>
            <dc:creator> </dc:creator>
            <dc:date>2021-04-22T09:30:59.225696930</dc:date>
          </office:change-info>
          <table:previous>
            <table:change-track-table-cell table:cell-address="full_columns.DE55" table:formula="of:=AVERAGE([.DV22];[.DV29];[.DV36])" office:value-type="float" office:value="0.0000863208767891113"/>
          </table:previous>
        </table:cell-content-change>
        <table:cell-content-change table:id="ct874">
          <table:cell-address table:column="108" table:row="55" table:table="0"/>
          <office:change-info>
            <dc:creator> </dc:creator>
            <dc:date>2021-04-22T09:30:59.225714248</dc:date>
          </office:change-info>
          <table:previous>
            <table:change-track-table-cell table:cell-address="full_columns.DE56" table:formula="of:=AVERAGE([.DV23];[.DV30])" office:value-type="float" office:value="0.000204598735884048"/>
          </table:previous>
        </table:cell-content-change>
        <table:cell-content-change table:id="ct875">
          <table:cell-address table:column="108" table:row="56" table:table="0"/>
          <office:change-info>
            <dc:creator> </dc:creator>
            <dc:date>2021-04-22T09:30:59.225731601</dc:date>
          </office:change-info>
          <table:previous>
            <table:change-track-table-cell table:cell-address="full_columns.DE57" table:formula="of:=AVERAGE([.DV24];[.DV31])" office:value-type="float" office:value="0.0000656569166515998"/>
          </table:previous>
        </table:cell-content-change>
        <table:cell-content-change table:id="ct876">
          <table:cell-address table:column="109" table:row="50" table:table="0"/>
          <office:change-info>
            <dc:creator> </dc:creator>
            <dc:date>2021-04-22T09:30:59.225749412</dc:date>
          </office:change-info>
          <table:previous>
            <table:change-track-table-cell table:cell-address="full_columns.DF51" table:formula="of:=AVERAGE([.DW18];[.DW25];[.DW32])" office:value-type="float" office:value="32.0233333333333"/>
          </table:previous>
        </table:cell-content-change>
        <table:cell-content-change table:id="ct877">
          <table:cell-address table:column="109" table:row="51" table:table="0"/>
          <office:change-info>
            <dc:creator> </dc:creator>
            <dc:date>2021-04-22T09:30:59.225767014</dc:date>
          </office:change-info>
          <table:previous>
            <table:change-track-table-cell table:cell-address="full_columns.DF52" table:formula="of:=AVERAGE([.DW19];[.DW26];[.DW33])" office:value-type="float" office:value="34.1075"/>
          </table:previous>
        </table:cell-content-change>
        <table:cell-content-change table:id="ct878">
          <table:cell-address table:column="109" table:row="52" table:table="0"/>
          <office:change-info>
            <dc:creator> </dc:creator>
            <dc:date>2021-04-22T09:30:59.225784488</dc:date>
          </office:change-info>
          <table:previous>
            <table:change-track-table-cell table:cell-address="full_columns.DF53" table:formula="of:=AVERAGE([.DW20];[.DW27];[.DW34])" office:value-type="float" office:value="35.1775"/>
          </table:previous>
        </table:cell-content-change>
        <table:cell-content-change table:id="ct879">
          <table:cell-address table:column="109" table:row="53" table:table="0"/>
          <office:change-info>
            <dc:creator> </dc:creator>
            <dc:date>2021-04-22T09:30:59.225802009</dc:date>
          </office:change-info>
          <table:previous>
            <table:change-track-table-cell table:cell-address="full_columns.DF54" table:formula="of:=AVERAGE([.DW21];[.DW28];[.DW35])" office:value-type="float" office:value="35.24"/>
          </table:previous>
        </table:cell-content-change>
        <table:cell-content-change table:id="ct880">
          <table:cell-address table:column="109" table:row="54" table:table="0"/>
          <office:change-info>
            <dc:creator> </dc:creator>
            <dc:date>2021-04-22T09:30:59.225820282</dc:date>
          </office:change-info>
          <table:previous>
            <table:change-track-table-cell table:cell-address="full_columns.DF55" table:formula="of:=AVERAGE([.DW22];[.DW29];[.DW36])" office:value-type="float" office:value="35.9533333333333"/>
          </table:previous>
        </table:cell-content-change>
        <table:cell-content-change table:id="ct881">
          <table:cell-address table:column="109" table:row="55" table:table="0"/>
          <office:change-info>
            <dc:creator> </dc:creator>
            <dc:date>2021-04-22T09:30:59.225838001</dc:date>
          </office:change-info>
          <table:previous>
            <table:change-track-table-cell table:cell-address="full_columns.DF56" table:formula="of:=AVERAGE([.DW23];[.DW30])" office:value-type="float" office:value="31.19"/>
          </table:previous>
        </table:cell-content-change>
        <table:cell-content-change table:id="ct882">
          <table:cell-address table:column="109" table:row="56" table:table="0"/>
          <office:change-info>
            <dc:creator> </dc:creator>
            <dc:date>2021-04-22T09:30:59.225855254</dc:date>
          </office:change-info>
          <table:previous>
            <table:change-track-table-cell table:cell-address="full_columns.DF57" table:formula="of:=AVERAGE([.DW24];[.DW31])" office:value-type="float" office:value="41.1933333333333"/>
          </table:previous>
        </table:cell-content-change>
        <table:cell-content-change table:id="ct883">
          <table:cell-address table:column="110" table:row="50" table:table="0"/>
          <office:change-info>
            <dc:creator> </dc:creator>
            <dc:date>2021-04-22T09:30:59.225873473</dc:date>
          </office:change-info>
          <table:previous>
            <table:change-track-table-cell table:cell-address="full_columns.DG51" table:formula="of:=AVERAGE([.DX18];[.DX25];[.DX32])" office:value-type="float" office:value="67.6183333333333"/>
          </table:previous>
        </table:cell-content-change>
        <table:cell-content-change table:id="ct884">
          <table:cell-address table:column="110" table:row="51" table:table="0"/>
          <office:change-info>
            <dc:creator> </dc:creator>
            <dc:date>2021-04-22T09:30:59.225891327</dc:date>
          </office:change-info>
          <table:previous>
            <table:change-track-table-cell table:cell-address="full_columns.DG52" table:formula="of:=AVERAGE([.DX19];[.DX26];[.DX33])" office:value-type="float" office:value="75.535"/>
          </table:previous>
        </table:cell-content-change>
        <table:cell-content-change table:id="ct885">
          <table:cell-address table:column="110" table:row="52" table:table="0"/>
          <office:change-info>
            <dc:creator> </dc:creator>
            <dc:date>2021-04-22T09:30:59.225908891</dc:date>
          </office:change-info>
          <table:previous>
            <table:change-track-table-cell table:cell-address="full_columns.DG53" table:formula="of:=AVERAGE([.DX20];[.DX27];[.DX34])" office:value-type="float" office:value="71.785"/>
          </table:previous>
        </table:cell-content-change>
        <table:cell-content-change table:id="ct886">
          <table:cell-address table:column="110" table:row="53" table:table="0"/>
          <office:change-info>
            <dc:creator> </dc:creator>
            <dc:date>2021-04-22T09:30:59.225926534</dc:date>
          </office:change-info>
          <table:previous>
            <table:change-track-table-cell table:cell-address="full_columns.DG54" table:formula="of:=AVERAGE([.DX21];[.DX28];[.DX35])" office:value-type="float" office:value="68.81"/>
          </table:previous>
        </table:cell-content-change>
        <table:cell-content-change table:id="ct887">
          <table:cell-address table:column="110" table:row="54" table:table="0"/>
          <office:change-info>
            <dc:creator> </dc:creator>
            <dc:date>2021-04-22T09:30:59.225944331</dc:date>
          </office:change-info>
          <table:previous>
            <table:change-track-table-cell table:cell-address="full_columns.DG55" table:formula="of:=AVERAGE([.DX22];[.DX29];[.DX36])" office:value-type="float" office:value="65.95"/>
          </table:previous>
        </table:cell-content-change>
        <table:cell-content-change table:id="ct888">
          <table:cell-address table:column="110" table:row="55" table:table="0"/>
          <office:change-info>
            <dc:creator> </dc:creator>
            <dc:date>2021-04-22T09:30:59.225961823</dc:date>
          </office:change-info>
          <table:previous>
            <table:change-track-table-cell table:cell-address="full_columns.DG56" table:formula="of:=AVERAGE([.DX23];[.DX30])" office:value-type="float" office:value="62.8566666666667"/>
          </table:previous>
        </table:cell-content-change>
        <table:cell-content-change table:id="ct889">
          <table:cell-address table:column="110" table:row="56" table:table="0"/>
          <office:change-info>
            <dc:creator> </dc:creator>
            <dc:date>2021-04-22T09:30:59.225979233</dc:date>
          </office:change-info>
          <table:previous>
            <table:change-track-table-cell table:cell-address="full_columns.DG57" table:formula="of:=AVERAGE([.DX24];[.DX31])" office:value-type="float" office:value="78.8066666666667"/>
          </table:previous>
        </table:cell-content-change>
        <table:cell-content-change table:id="ct890">
          <table:cell-address table:column="111" table:row="50" table:table="0"/>
          <office:change-info>
            <dc:creator> </dc:creator>
            <dc:date>2021-04-22T09:30:59.225997229</dc:date>
          </office:change-info>
          <table:previous>
            <table:change-track-table-cell table:cell-address="full_columns.DH51" table:formula="of:=AVERAGE([.DY18];[.DY25];[.DY32])" office:value-type="float" office:value="64.405"/>
          </table:previous>
        </table:cell-content-change>
        <table:cell-content-change table:id="ct891">
          <table:cell-address table:column="111" table:row="51" table:table="0"/>
          <office:change-info>
            <dc:creator> </dc:creator>
            <dc:date>2021-04-22T09:30:59.226014637</dc:date>
          </office:change-info>
          <table:previous>
            <table:change-track-table-cell table:cell-address="full_columns.DH52" table:formula="of:=AVERAGE([.DY19];[.DY26];[.DY33])" office:value-type="float" office:value="58.5725"/>
          </table:previous>
        </table:cell-content-change>
        <table:cell-content-change table:id="ct892">
          <table:cell-address table:column="111" table:row="52" table:table="0"/>
          <office:change-info>
            <dc:creator> </dc:creator>
            <dc:date>2021-04-22T09:30:59.226032065</dc:date>
          </office:change-info>
          <table:previous>
            <table:change-track-table-cell table:cell-address="full_columns.DH53" table:formula="of:=AVERAGE([.DY20];[.DY27];[.DY34])" office:value-type="float" office:value="63.3925"/>
          </table:previous>
        </table:cell-content-change>
        <table:cell-content-change table:id="ct893">
          <table:cell-address table:column="111" table:row="53" table:table="0"/>
          <office:change-info>
            <dc:creator> </dc:creator>
            <dc:date>2021-04-22T09:30:59.226049945</dc:date>
          </office:change-info>
          <table:previous>
            <table:change-track-table-cell table:cell-address="full_columns.DH54" table:formula="of:=AVERAGE([.DY21];[.DY28];[.DY35])" office:value-type="float" office:value="66.4266666666667"/>
          </table:previous>
        </table:cell-content-change>
        <table:cell-content-change table:id="ct894">
          <table:cell-address table:column="111" table:row="54" table:table="0"/>
          <office:change-info>
            <dc:creator> </dc:creator>
            <dc:date>2021-04-22T09:30:59.226067624</dc:date>
          </office:change-info>
          <table:previous>
            <table:change-track-table-cell table:cell-address="full_columns.DH55" table:formula="of:=AVERAGE([.DY22];[.DY29];[.DY36])" office:value-type="float" office:value="70"/>
          </table:previous>
        </table:cell-content-change>
        <table:cell-content-change table:id="ct895">
          <table:cell-address table:column="111" table:row="55" table:table="0"/>
          <office:change-info>
            <dc:creator> </dc:creator>
            <dc:date>2021-04-22T09:30:59.226085403</dc:date>
          </office:change-info>
          <table:previous>
            <table:change-track-table-cell table:cell-address="full_columns.DH56" table:formula="of:=AVERAGE([.DY23];[.DY30])" office:value-type="float" office:value="68.3333333333333"/>
          </table:previous>
        </table:cell-content-change>
        <table:cell-content-change table:id="ct896">
          <table:cell-address table:column="111" table:row="56" table:table="0"/>
          <office:change-info>
            <dc:creator> </dc:creator>
            <dc:date>2021-04-22T09:30:59.226102659</dc:date>
          </office:change-info>
          <table:previous>
            <table:change-track-table-cell table:cell-address="full_columns.DH57" table:formula="of:=AVERAGE([.DY24];[.DY31])" office:value-type="float" office:value="62.38"/>
          </table:previous>
        </table:cell-content-change>
        <table:cell-content-change table:id="ct897">
          <table:cell-address table:column="112" table:row="50" table:table="0"/>
          <office:change-info>
            <dc:creator> </dc:creator>
            <dc:date>2021-04-22T09:30:59.226121034</dc:date>
          </office:change-info>
          <table:previous>
            <table:change-track-table-cell table:cell-address="full_columns.DI51" table:formula="of:=AVERAGE([.DZ18];[.DZ25];[.DZ32])" office:value-type="float" office:value="65.4916666666667"/>
          </table:previous>
        </table:cell-content-change>
        <table:cell-content-change table:id="ct898">
          <table:cell-address table:column="112" table:row="51" table:table="0"/>
          <office:change-info>
            <dc:creator> </dc:creator>
            <dc:date>2021-04-22T09:30:59.226138742</dc:date>
          </office:change-info>
          <table:previous>
            <table:change-track-table-cell table:cell-address="full_columns.DI52" table:formula="of:=AVERAGE([.DZ19];[.DZ26];[.DZ33])" office:value-type="float" office:value="64.8125"/>
          </table:previous>
        </table:cell-content-change>
        <table:cell-content-change table:id="ct899">
          <table:cell-address table:column="112" table:row="52" table:table="0"/>
          <office:change-info>
            <dc:creator> </dc:creator>
            <dc:date>2021-04-22T09:30:59.226156750</dc:date>
          </office:change-info>
          <table:previous>
            <table:change-track-table-cell table:cell-address="full_columns.DI53" table:formula="of:=AVERAGE([.DZ20];[.DZ27];[.DZ34])" office:value-type="float" office:value="66.2275"/>
          </table:previous>
        </table:cell-content-change>
        <table:cell-content-change table:id="ct900">
          <table:cell-address table:column="112" table:row="53" table:table="0"/>
          <office:change-info>
            <dc:creator> </dc:creator>
            <dc:date>2021-04-22T09:30:59.226174603</dc:date>
          </office:change-info>
          <table:previous>
            <table:change-track-table-cell table:cell-address="full_columns.DI54" table:formula="of:=AVERAGE([.DZ21];[.DZ28];[.DZ35])" office:value-type="float" office:value="67.3466666666667"/>
          </table:previous>
        </table:cell-content-change>
        <table:cell-content-change table:id="ct901">
          <table:cell-address table:column="112" table:row="54" table:table="0"/>
          <office:change-info>
            <dc:creator> </dc:creator>
            <dc:date>2021-04-22T09:30:59.226192421</dc:date>
          </office:change-info>
          <table:previous>
            <table:change-track-table-cell table:cell-address="full_columns.DI55" table:formula="of:=AVERAGE([.DZ22];[.DZ29];[.DZ36])" office:value-type="float" office:value="68.7733333333333"/>
          </table:previous>
        </table:cell-content-change>
        <table:cell-content-change table:id="ct902">
          <table:cell-address table:column="112" table:row="55" table:table="0"/>
          <office:change-info>
            <dc:creator> </dc:creator>
            <dc:date>2021-04-22T09:30:59.226210494</dc:date>
          </office:change-info>
          <table:previous>
            <table:change-track-table-cell table:cell-address="full_columns.DI56" table:formula="of:=AVERAGE([.DZ23];[.DZ30])" office:value-type="float" office:value="66.63"/>
          </table:previous>
        </table:cell-content-change>
        <table:cell-content-change table:id="ct903">
          <table:cell-address table:column="112" table:row="56" table:table="0"/>
          <office:change-info>
            <dc:creator> </dc:creator>
            <dc:date>2021-04-22T09:30:59.226228049</dc:date>
          </office:change-info>
          <table:previous>
            <table:change-track-table-cell table:cell-address="full_columns.DI57" table:formula="of:=AVERAGE([.DZ24];[.DZ31])" office:value-type="float" office:value="67.9033333333333"/>
          </table:previous>
        </table:cell-content-change>
        <table:cell-content-change table:id="ct904">
          <table:cell-address table:column="113" table:row="50" table:table="0"/>
          <office:change-info>
            <dc:creator> </dc:creator>
            <dc:date>2021-04-22T09:30:59.226246376</dc:date>
          </office:change-info>
          <table:previous>
            <table:change-track-table-cell table:cell-address="full_columns.DJ51" table:formula="of:=AVERAGE([.EA18];[.EA25];[.EA32])" office:value-type="float" office:value="66.0133333333333"/>
          </table:previous>
        </table:cell-content-change>
        <table:cell-content-change table:id="ct905">
          <table:cell-address table:column="113" table:row="51" table:table="0"/>
          <office:change-info>
            <dc:creator> </dc:creator>
            <dc:date>2021-04-22T09:30:59.226264603</dc:date>
          </office:change-info>
          <table:previous>
            <table:change-track-table-cell table:cell-address="full_columns.DJ52" table:formula="of:=AVERAGE([.EA19];[.EA26];[.EA33])" office:value-type="float" office:value="67.0525"/>
          </table:previous>
        </table:cell-content-change>
        <table:cell-content-change table:id="ct906">
          <table:cell-address table:column="113" table:row="52" table:table="0"/>
          <office:change-info>
            <dc:creator> </dc:creator>
            <dc:date>2021-04-22T09:30:59.226282547</dc:date>
          </office:change-info>
          <table:previous>
            <table:change-track-table-cell table:cell-address="full_columns.DJ53" table:formula="of:=AVERAGE([.EA20];[.EA27];[.EA34])" office:value-type="float" office:value="67.59"/>
          </table:previous>
        </table:cell-content-change>
        <table:cell-content-change table:id="ct907">
          <table:cell-address table:column="113" table:row="53" table:table="0"/>
          <office:change-info>
            <dc:creator> </dc:creator>
            <dc:date>2021-04-22T09:30:59.226300636</dc:date>
          </office:change-info>
          <table:previous>
            <table:change-track-table-cell table:cell-address="full_columns.DJ54" table:formula="of:=AVERAGE([.EA21];[.EA28];[.EA35])" office:value-type="float" office:value="67.62"/>
          </table:previous>
        </table:cell-content-change>
        <table:cell-content-change table:id="ct908">
          <table:cell-address table:column="113" table:row="54" table:table="0"/>
          <office:change-info>
            <dc:creator> </dc:creator>
            <dc:date>2021-04-22T09:30:59.226318474</dc:date>
          </office:change-info>
          <table:previous>
            <table:change-track-table-cell table:cell-address="full_columns.DJ55" table:formula="of:=AVERAGE([.EA22];[.EA29];[.EA36])" office:value-type="float" office:value="67.9766666666667"/>
          </table:previous>
        </table:cell-content-change>
        <table:cell-content-change table:id="ct909">
          <table:cell-address table:column="113" table:row="55" table:table="0"/>
          <office:change-info>
            <dc:creator> </dc:creator>
            <dc:date>2021-04-22T09:30:59.226336173</dc:date>
          </office:change-info>
          <table:previous>
            <table:change-track-table-cell table:cell-address="full_columns.DJ56" table:formula="of:=AVERAGE([.EA23];[.EA30])" office:value-type="float" office:value="65.5966666666667"/>
          </table:previous>
        </table:cell-content-change>
        <table:cell-content-change table:id="ct910">
          <table:cell-address table:column="113" table:row="56" table:table="0"/>
          <office:change-info>
            <dc:creator> </dc:creator>
            <dc:date>2021-04-22T09:30:59.226353975</dc:date>
          </office:change-info>
          <table:previous>
            <table:change-track-table-cell table:cell-address="full_columns.DJ57" table:formula="of:=AVERAGE([.EA24];[.EA31])" office:value-type="float" office:value="70.5933333333333"/>
          </table:previous>
        </table:cell-content-change>
        <table:cell-content-change table:id="ct911">
          <table:cell-address table:column="114" table:row="50" table:table="0"/>
          <office:change-info>
            <dc:creator> </dc:creator>
            <dc:date>2021-04-22T09:30:59.226372526</dc:date>
          </office:change-info>
          <table:previous>
            <table:change-track-table-cell table:cell-address="full_columns.DK51" table:formula="of:=AVERAGE([.EB18];[.EB25];[.EB32])" office:value-type="float" office:value="24.84"/>
          </table:previous>
        </table:cell-content-change>
        <table:cell-content-change table:id="ct912">
          <table:cell-address table:column="114" table:row="51" table:table="0"/>
          <office:change-info>
            <dc:creator> </dc:creator>
            <dc:date>2021-04-22T09:30:59.226390741</dc:date>
          </office:change-info>
          <table:previous>
            <table:change-track-table-cell table:cell-address="full_columns.DK52" table:formula="of:=AVERAGE([.EB19];[.EB26];[.EB33])" office:value-type="float" office:value="26.285"/>
          </table:previous>
        </table:cell-content-change>
        <table:cell-content-change table:id="ct913">
          <table:cell-address table:column="114" table:row="52" table:table="0"/>
          <office:change-info>
            <dc:creator> </dc:creator>
            <dc:date>2021-04-22T09:30:59.226421181</dc:date>
          </office:change-info>
          <table:previous>
            <table:change-track-table-cell table:cell-address="full_columns.DK53" table:formula="of:=AVERAGE([.EB20];[.EB27];[.EB34])" office:value-type="float" office:value="25.31"/>
          </table:previous>
        </table:cell-content-change>
        <table:cell-content-change table:id="ct914">
          <table:cell-address table:column="114" table:row="53" table:table="0"/>
          <office:change-info>
            <dc:creator> </dc:creator>
            <dc:date>2021-04-22T09:30:59.226450842</dc:date>
          </office:change-info>
          <table:previous>
            <table:change-track-table-cell table:cell-address="full_columns.DK54" table:formula="of:=AVERAGE([.EB21];[.EB28];[.EB35])" office:value-type="float" office:value="25.6266666666667"/>
          </table:previous>
        </table:cell-content-change>
        <table:cell-content-change table:id="ct915">
          <table:cell-address table:column="114" table:row="54" table:table="0"/>
          <office:change-info>
            <dc:creator> </dc:creator>
            <dc:date>2021-04-22T09:30:59.226478538</dc:date>
          </office:change-info>
          <table:previous>
            <table:change-track-table-cell table:cell-address="full_columns.DK55" table:formula="of:=AVERAGE([.EB22];[.EB29];[.EB36])" office:value-type="float" office:value="27.2633333333333"/>
          </table:previous>
        </table:cell-content-change>
        <table:cell-content-change table:id="ct916">
          <table:cell-address table:column="114" table:row="55" table:table="0"/>
          <office:change-info>
            <dc:creator> </dc:creator>
            <dc:date>2021-04-22T09:30:59.226506031</dc:date>
          </office:change-info>
          <table:previous>
            <table:change-track-table-cell table:cell-address="full_columns.DK56" table:formula="of:=AVERAGE([.EB23];[.EB30])" office:value-type="float" office:value="26.1333333333333"/>
          </table:previous>
        </table:cell-content-change>
        <table:cell-content-change table:id="ct917">
          <table:cell-address table:column="114" table:row="56" table:table="0"/>
          <office:change-info>
            <dc:creator> </dc:creator>
            <dc:date>2021-04-22T09:30:59.226536963</dc:date>
          </office:change-info>
          <table:previous>
            <table:change-track-table-cell table:cell-address="full_columns.DK57" table:formula="of:=AVERAGE([.EB24];[.EB31])" office:value-type="float" office:value="26.47"/>
          </table:previous>
        </table:cell-content-change>
        <table:cell-content-change table:id="ct918">
          <table:cell-address table:column="115" table:row="50" table:table="0"/>
          <office:change-info>
            <dc:creator> </dc:creator>
            <dc:date>2021-04-22T09:30:59.226560837</dc:date>
          </office:change-info>
          <table:previous>
            <table:change-track-table-cell table:cell-address="full_columns.DL51" table:formula="of:=AVERAGE([.EC18];[.EC25];[.EC32])" office:value-type="float" office:value="0.00233843537414966"/>
          </table:previous>
        </table:cell-content-change>
        <table:cell-content-change table:id="ct919">
          <table:cell-address table:column="115" table:row="51" table:table="0"/>
          <office:change-info>
            <dc:creator> </dc:creator>
            <dc:date>2021-04-22T09:30:59.226579796</dc:date>
          </office:change-info>
          <table:previous>
            <table:change-track-table-cell table:cell-address="full_columns.DL52" table:formula="of:=AVERAGE([.EC19];[.EC26];[.EC33])" office:value-type="float" office:value="0.00117984693877551"/>
          </table:previous>
        </table:cell-content-change>
        <table:cell-content-change table:id="ct920">
          <table:cell-address table:column="115" table:row="52" table:table="0"/>
          <office:change-info>
            <dc:creator> </dc:creator>
            <dc:date>2021-04-22T09:30:59.226598445</dc:date>
          </office:change-info>
          <table:previous>
            <table:change-track-table-cell table:cell-address="full_columns.DL53" table:formula="of:=AVERAGE([.EC20];[.EC27];[.EC34])" office:value-type="float" office:value="0.00334821428571429"/>
          </table:previous>
        </table:cell-content-change>
        <table:cell-content-change table:id="ct921">
          <table:cell-address table:column="115" table:row="53" table:table="0"/>
          <office:change-info>
            <dc:creator> </dc:creator>
            <dc:date>2021-04-22T09:30:59.226616875</dc:date>
          </office:change-info>
          <table:previous>
            <table:change-track-table-cell table:cell-address="full_columns.DL54" table:formula="of:=AVERAGE([.EC21];[.EC28];[.EC35])" office:value-type="float" office:value="0.00476190476190476"/>
          </table:previous>
        </table:cell-content-change>
        <table:cell-content-change table:id="ct922">
          <table:cell-address table:column="115" table:row="54" table:table="0"/>
          <office:change-info>
            <dc:creator> </dc:creator>
            <dc:date>2021-04-22T09:30:59.226635263</dc:date>
          </office:change-info>
          <table:previous>
            <table:change-track-table-cell table:cell-address="full_columns.DL55" table:formula="of:=AVERAGE([.EC22];[.EC29];[.EC36])" office:value-type="float" office:value="0.00331632653061224"/>
          </table:previous>
        </table:cell-content-change>
        <table:cell-content-change table:id="ct923">
          <table:cell-address table:column="115" table:row="55" table:table="0"/>
          <office:change-info>
            <dc:creator> </dc:creator>
            <dc:date>2021-04-22T09:30:59.226653741</dc:date>
          </office:change-info>
          <table:previous>
            <table:change-track-table-cell table:cell-address="full_columns.DL56" table:formula="of:=AVERAGE([.EC23];[.EC30])" office:value-type="float" office:value="0.00191326530612245"/>
          </table:previous>
        </table:cell-content-change>
        <table:cell-content-change table:id="ct924">
          <table:cell-address table:column="115" table:row="56" table:table="0"/>
          <office:change-info>
            <dc:creator> </dc:creator>
            <dc:date>2021-04-22T09:30:59.226671924</dc:date>
          </office:change-info>
          <table:previous>
            <table:change-track-table-cell table:cell-address="full_columns.DL57" table:formula="of:=AVERAGE([.EC24];[.EC31])" office:value-type="float" office:value="0.000595238095238098"/>
          </table:previous>
        </table:cell-content-change>
        <table:cell-content-change table:id="ct925">
          <table:cell-address table:column="116" table:row="50" table:table="0"/>
          <office:change-info>
            <dc:creator> </dc:creator>
            <dc:date>2021-04-22T09:30:59.226690889</dc:date>
          </office:change-info>
          <table:previous>
            <table:change-track-table-cell table:cell-address="full_columns.DM51" table:formula="of:=AVERAGE([.ED18];[.ED25];[.ED32])" office:value-type="float" office:value="0.00193452380952381"/>
          </table:previous>
        </table:cell-content-change>
        <table:cell-content-change table:id="ct926">
          <table:cell-address table:column="116" table:row="51" table:table="0"/>
          <office:change-info>
            <dc:creator> </dc:creator>
            <dc:date>2021-04-22T09:30:59.226709227</dc:date>
          </office:change-info>
          <table:previous>
            <table:change-track-table-cell table:cell-address="full_columns.DM52" table:formula="of:=AVERAGE([.ED19];[.ED26];[.ED33])" office:value-type="float" office:value="0.00114795918367347"/>
          </table:previous>
        </table:cell-content-change>
        <table:cell-content-change table:id="ct927">
          <table:cell-address table:column="116" table:row="52" table:table="0"/>
          <office:change-info>
            <dc:creator> </dc:creator>
            <dc:date>2021-04-22T09:30:59.226727648</dc:date>
          </office:change-info>
          <table:previous>
            <table:change-track-table-cell table:cell-address="full_columns.DM53" table:formula="of:=AVERAGE([.ED20];[.ED27];[.ED34])" office:value-type="float" office:value="0.00271045918367347"/>
          </table:previous>
        </table:cell-content-change>
        <table:cell-content-change table:id="ct928">
          <table:cell-address table:column="116" table:row="53" table:table="0"/>
          <office:change-info>
            <dc:creator> </dc:creator>
            <dc:date>2021-04-22T09:30:59.226745983</dc:date>
          </office:change-info>
          <table:previous>
            <table:change-track-table-cell table:cell-address="full_columns.DM54" table:formula="of:=AVERAGE([.ED21];[.ED28];[.ED35])" office:value-type="float" office:value="0.00369897959183673"/>
          </table:previous>
        </table:cell-content-change>
        <table:cell-content-change table:id="ct929">
          <table:cell-address table:column="116" table:row="54" table:table="0"/>
          <office:change-info>
            <dc:creator> </dc:creator>
            <dc:date>2021-04-22T09:30:59.226764352</dc:date>
          </office:change-info>
          <table:previous>
            <table:change-track-table-cell table:cell-address="full_columns.DM55" table:formula="of:=AVERAGE([.ED22];[.ED29];[.ED36])" office:value-type="float" office:value="0.00170068027210884"/>
          </table:previous>
        </table:cell-content-change>
        <table:cell-content-change table:id="ct930">
          <table:cell-address table:column="116" table:row="55" table:table="0"/>
          <office:change-info>
            <dc:creator> </dc:creator>
            <dc:date>2021-04-22T09:30:59.226782789</dc:date>
          </office:change-info>
          <table:previous>
            <table:change-track-table-cell table:cell-address="full_columns.DM56" table:formula="of:=AVERAGE([.ED23];[.ED30])" office:value-type="float" office:value="0.00204081632653061"/>
          </table:previous>
        </table:cell-content-change>
        <table:cell-content-change table:id="ct931">
          <table:cell-address table:column="116" table:row="56" table:table="0"/>
          <office:change-info>
            <dc:creator> </dc:creator>
            <dc:date>2021-04-22T09:30:59.226801007</dc:date>
          </office:change-info>
          <table:previous>
            <table:change-track-table-cell table:cell-address="full_columns.DM57" table:formula="of:=AVERAGE([.ED24];[.ED31])" office:value-type="float" office:value="0.000892857142857142"/>
          </table:previous>
        </table:cell-content-change>
        <table:cell-content-change table:id="ct932">
          <table:cell-address table:column="117" table:row="50" table:table="0"/>
          <office:change-info>
            <dc:creator> </dc:creator>
            <dc:date>2021-04-22T09:30:59.226820255</dc:date>
          </office:change-info>
          <table:previous>
            <table:change-track-table-cell table:cell-address="full_columns.DN51" table:formula="of:=AVERAGE([.EE18];[.EE25];[.EE32])" office:value-type="float" office:value="0.000871598639455783"/>
          </table:previous>
        </table:cell-content-change>
        <table:cell-content-change table:id="ct933">
          <table:cell-address table:column="117" table:row="51" table:table="0"/>
          <office:change-info>
            <dc:creator> </dc:creator>
            <dc:date>2021-04-22T09:30:59.226838485</dc:date>
          </office:change-info>
          <table:previous>
            <table:change-track-table-cell table:cell-address="full_columns.DN52" table:formula="of:=AVERAGE([.EE19];[.EE26];[.EE33])" office:value-type="float" office:value="0.000669642857142858"/>
          </table:previous>
        </table:cell-content-change>
        <table:cell-content-change table:id="ct934">
          <table:cell-address table:column="117" table:row="52" table:table="0"/>
          <office:change-info>
            <dc:creator> </dc:creator>
            <dc:date>2021-04-22T09:30:59.226856876</dc:date>
          </office:change-info>
          <table:previous>
            <table:change-track-table-cell table:cell-address="full_columns.DN53" table:formula="of:=AVERAGE([.EE20];[.EE27];[.EE34])" office:value-type="float" office:value="0.000892857142857142"/>
          </table:previous>
        </table:cell-content-change>
        <table:cell-content-change table:id="ct935">
          <table:cell-address table:column="117" table:row="53" table:table="0"/>
          <office:change-info>
            <dc:creator> </dc:creator>
            <dc:date>2021-04-22T09:30:59.226875314</dc:date>
          </office:change-info>
          <table:previous>
            <table:change-track-table-cell table:cell-address="full_columns.DN54" table:formula="of:=AVERAGE([.EE21];[.EE28];[.EE35])" office:value-type="float" office:value="0.000552721088435374"/>
          </table:previous>
        </table:cell-content-change>
        <table:cell-content-change table:id="ct936">
          <table:cell-address table:column="117" table:row="54" table:table="0"/>
          <office:change-info>
            <dc:creator> </dc:creator>
            <dc:date>2021-04-22T09:30:59.226894011</dc:date>
          </office:change-info>
          <table:previous>
            <table:change-track-table-cell table:cell-address="full_columns.DN55" table:formula="of:=AVERAGE([.EE22];[.EE29];[.EE36])" office:value-type="float" office:value="0.00110544217687075"/>
          </table:previous>
        </table:cell-content-change>
        <table:cell-content-change table:id="ct937">
          <table:cell-address table:column="117" table:row="55" table:table="0"/>
          <office:change-info>
            <dc:creator> </dc:creator>
            <dc:date>2021-04-22T09:30:59.226916694</dc:date>
          </office:change-info>
          <table:previous>
            <table:change-track-table-cell table:cell-address="full_columns.DN56" table:formula="of:=AVERAGE([.EE23];[.EE30])" office:value-type="float" office:value="0.000722789115646259"/>
          </table:previous>
        </table:cell-content-change>
        <table:cell-content-change table:id="ct938">
          <table:cell-address table:column="117" table:row="56" table:table="0"/>
          <office:change-info>
            <dc:creator> </dc:creator>
            <dc:date>2021-04-22T09:30:59.226956091</dc:date>
          </office:change-info>
          <table:previous>
            <table:change-track-table-cell table:cell-address="full_columns.DN57" table:formula="of:=AVERAGE([.EE24];[.EE31])" office:value-type="float" office:value="0.000722789115646259"/>
          </table:previous>
        </table:cell-content-change>
        <table:cell-content-change table:id="ct939">
          <table:cell-address table:column="118" table:row="50" table:table="0"/>
          <office:change-info>
            <dc:creator> </dc:creator>
            <dc:date>2021-04-22T09:30:59.226988169</dc:date>
          </office:change-info>
          <table:previous>
            <table:change-track-table-cell table:cell-address="full_columns.DO51" table:formula="of:=AVERAGE([.EF18];[.EF25];[.EF32])" office:value-type="float" office:value="0.000487598156751266"/>
          </table:previous>
        </table:cell-content-change>
        <table:cell-content-change table:id="ct940">
          <table:cell-address table:column="118" table:row="51" table:table="0"/>
          <office:change-info>
            <dc:creator> </dc:creator>
            <dc:date>2021-04-22T09:30:59.227006888</dc:date>
          </office:change-info>
          <table:previous>
            <table:change-track-table-cell table:cell-address="full_columns.DO52" table:formula="of:=AVERAGE([.EF19];[.EF26];[.EF33])" office:value-type="float" office:value="0.00021226739682221"/>
          </table:previous>
        </table:cell-content-change>
        <table:cell-content-change table:id="ct941">
          <table:cell-address table:column="118" table:row="52" table:table="0"/>
          <office:change-info>
            <dc:creator> </dc:creator>
            <dc:date>2021-04-22T09:30:59.227025633</dc:date>
          </office:change-info>
          <table:previous>
            <table:change-track-table-cell table:cell-address="full_columns.DO53" table:formula="of:=AVERAGE([.EF20];[.EF27];[.EF34])" office:value-type="float" office:value="0.000572123574855922"/>
          </table:previous>
        </table:cell-content-change>
        <table:cell-content-change table:id="ct942">
          <table:cell-address table:column="118" table:row="53" table:table="0"/>
          <office:change-info>
            <dc:creator> </dc:creator>
            <dc:date>2021-04-22T09:30:59.227044589</dc:date>
          </office:change-info>
          <table:previous>
            <table:change-track-table-cell table:cell-address="full_columns.DO54" table:formula="of:=AVERAGE([.EF21];[.EF28];[.EF35])" office:value-type="float" office:value="0.000780386370091209"/>
          </table:previous>
        </table:cell-content-change>
        <table:cell-content-change table:id="ct943">
          <table:cell-address table:column="118" table:row="54" table:table="0"/>
          <office:change-info>
            <dc:creator> </dc:creator>
            <dc:date>2021-04-22T09:30:59.227063546</dc:date>
          </office:change-info>
          <table:previous>
            <table:change-track-table-cell table:cell-address="full_columns.DO55" table:formula="of:=AVERAGE([.EF22];[.EF29];[.EF36])" office:value-type="float" office:value="0.000867042915922846"/>
          </table:previous>
        </table:cell-content-change>
        <table:cell-content-change table:id="ct944">
          <table:cell-address table:column="118" table:row="55" table:table="0"/>
          <office:change-info>
            <dc:creator> </dc:creator>
            <dc:date>2021-04-22T09:30:59.227082308</dc:date>
          </office:change-info>
          <table:previous>
            <table:change-track-table-cell table:cell-address="full_columns.DO56" table:formula="of:=AVERAGE([.EF23];[.EF30])" office:value-type="float" office:value="0.000367272758019991"/>
          </table:previous>
        </table:cell-content-change>
        <table:cell-content-change table:id="ct945">
          <table:cell-address table:column="118" table:row="56" table:table="0"/>
          <office:change-info>
            <dc:creator> </dc:creator>
            <dc:date>2021-04-22T09:30:59.227100767</dc:date>
          </office:change-info>
          <table:previous>
            <table:change-track-table-cell table:cell-address="full_columns.DO57" table:formula="of:=AVERAGE([.EF24];[.EF31])" office:value-type="float" office:value="0.000165391752975338"/>
          </table:previous>
        </table:cell-content-change>
        <table:cell-content-change table:id="ct946">
          <table:cell-address table:column="119" table:row="50" table:table="0"/>
          <office:change-info>
            <dc:creator> </dc:creator>
            <dc:date>2021-04-22T09:30:59.227120022</dc:date>
          </office:change-info>
          <table:previous>
            <table:change-track-table-cell table:cell-address="full_columns.DP51" table:formula="of:=AVERAGE([.EG18];[.EG25];[.EG32])" office:value-type="float" office:value="0.000584608843537415"/>
          </table:previous>
        </table:cell-content-change>
        <table:cell-content-change table:id="ct947">
          <table:cell-address table:column="119" table:row="51" table:table="0"/>
          <office:change-info>
            <dc:creator> </dc:creator>
            <dc:date>2021-04-22T09:30:59.227138883</dc:date>
          </office:change-info>
          <table:previous>
            <table:change-track-table-cell table:cell-address="full_columns.DP52" table:formula="of:=AVERAGE([.EG19];[.EG26];[.EG33])" office:value-type="float" office:value="0.000294961734693878"/>
          </table:previous>
        </table:cell-content-change>
        <table:cell-content-change table:id="ct948">
          <table:cell-address table:column="119" table:row="52" table:table="0"/>
          <office:change-info>
            <dc:creator> </dc:creator>
            <dc:date>2021-04-22T09:30:59.227157897</dc:date>
          </office:change-info>
          <table:previous>
            <table:change-track-table-cell table:cell-address="full_columns.DP53" table:formula="of:=AVERAGE([.EG20];[.EG27];[.EG34])" office:value-type="float" office:value="0.000837053571428573"/>
          </table:previous>
        </table:cell-content-change>
        <table:cell-content-change table:id="ct949">
          <table:cell-address table:column="119" table:row="53" table:table="0"/>
          <office:change-info>
            <dc:creator> </dc:creator>
            <dc:date>2021-04-22T09:30:59.227176795</dc:date>
          </office:change-info>
          <table:previous>
            <table:change-track-table-cell table:cell-address="full_columns.DP54" table:formula="of:=AVERAGE([.EG21];[.EG28];[.EG35])" office:value-type="float" office:value="0.00119047619047619"/>
          </table:previous>
        </table:cell-content-change>
        <table:cell-content-change table:id="ct950">
          <table:cell-address table:column="119" table:row="54" table:table="0"/>
          <office:change-info>
            <dc:creator> </dc:creator>
            <dc:date>2021-04-22T09:30:59.227195528</dc:date>
          </office:change-info>
          <table:previous>
            <table:change-track-table-cell table:cell-address="full_columns.DP55" table:formula="of:=AVERAGE([.EG22];[.EG29];[.EG36])" office:value-type="float" office:value="0.00082908163265306"/>
          </table:previous>
        </table:cell-content-change>
        <table:cell-content-change table:id="ct951">
          <table:cell-address table:column="119" table:row="55" table:table="0"/>
          <office:change-info>
            <dc:creator> </dc:creator>
            <dc:date>2021-04-22T09:30:59.227214531</dc:date>
          </office:change-info>
          <table:previous>
            <table:change-track-table-cell table:cell-address="full_columns.DP56" table:formula="of:=AVERAGE([.EG23];[.EG30])" office:value-type="float" office:value="0.000478316326530613"/>
          </table:previous>
        </table:cell-content-change>
        <table:cell-content-change table:id="ct952">
          <table:cell-address table:column="119" table:row="56" table:table="0"/>
          <office:change-info>
            <dc:creator> </dc:creator>
            <dc:date>2021-04-22T09:30:59.227232845</dc:date>
          </office:change-info>
          <table:previous>
            <table:change-track-table-cell table:cell-address="full_columns.DP57" table:formula="of:=AVERAGE([.EG24];[.EG31])" office:value-type="float" office:value="0.000148809523809525"/>
          </table:previous>
        </table:cell-content-change>
        <table:cell-content-change table:id="ct953">
          <table:cell-address table:column="120" table:row="50" table:table="0"/>
          <office:change-info>
            <dc:creator> </dc:creator>
            <dc:date>2021-04-22T09:30:59.227252010</dc:date>
          </office:change-info>
          <table:previous>
            <table:change-track-table-cell table:cell-address="full_columns.DQ51" table:formula="of:=AVERAGE([.EH18];[.EH25];[.EH32])" office:value-type="float" office:value="0.000247890985981675"/>
          </table:previous>
        </table:cell-content-change>
        <table:cell-content-change table:id="ct954">
          <table:cell-address table:column="120" table:row="51" table:table="0"/>
          <office:change-info>
            <dc:creator> </dc:creator>
            <dc:date>2021-04-22T09:30:59.227270754</dc:date>
          </office:change-info>
          <table:previous>
            <table:change-track-table-cell table:cell-address="full_columns.DQ52" table:formula="of:=AVERAGE([.EH19];[.EH26];[.EH33])" office:value-type="float" office:value="0.000162013470122954"/>
          </table:previous>
        </table:cell-content-change>
        <table:cell-content-change table:id="ct955">
          <table:cell-address table:column="120" table:row="52" table:table="0"/>
          <office:change-info>
            <dc:creator> </dc:creator>
            <dc:date>2021-04-22T09:30:59.227289612</dc:date>
          </office:change-info>
          <table:previous>
            <table:change-track-table-cell table:cell-address="full_columns.DQ53" table:formula="of:=AVERAGE([.EH20];[.EH27];[.EH34])" office:value-type="float" office:value="0.000203618137677187"/>
          </table:previous>
        </table:cell-content-change>
        <table:cell-content-change table:id="ct956">
          <table:cell-address table:column="120" table:row="53" table:table="0"/>
          <office:change-info>
            <dc:creator> </dc:creator>
            <dc:date>2021-04-22T09:30:59.227310630</dc:date>
          </office:change-info>
          <table:previous>
            <table:change-track-table-cell table:cell-address="full_columns.DQ54" table:formula="of:=AVERAGE([.EH21];[.EH28];[.EH35])" office:value-type="float" office:value="0.000174034426870374"/>
          </table:previous>
        </table:cell-content-change>
        <table:cell-content-change table:id="ct957">
          <table:cell-address table:column="120" table:row="54" table:table="0"/>
          <office:change-info>
            <dc:creator> </dc:creator>
            <dc:date>2021-04-22T09:30:59.227339450</dc:date>
          </office:change-info>
          <table:previous>
            <table:change-track-table-cell table:cell-address="full_columns.DQ55" table:formula="of:=AVERAGE([.EH22];[.EH29];[.EH36])" office:value-type="float" office:value="0.000355826234253675"/>
          </table:previous>
        </table:cell-content-change>
        <table:cell-content-change table:id="ct958">
          <table:cell-address table:column="120" table:row="55" table:table="0"/>
          <office:change-info>
            <dc:creator> </dc:creator>
            <dc:date>2021-04-22T09:30:59.227370311</dc:date>
          </office:change-info>
          <table:previous>
            <table:change-track-table-cell table:cell-address="full_columns.DQ56" table:formula="of:=AVERAGE([.EH23];[.EH30])" office:value-type="float" office:value="0.000225807293706111"/>
          </table:previous>
        </table:cell-content-change>
        <table:cell-content-change table:id="ct959">
          <table:cell-address table:column="120" table:row="56" table:table="0"/>
          <office:change-info>
            <dc:creator> </dc:creator>
            <dc:date>2021-04-22T09:30:59.227395708</dc:date>
          </office:change-info>
          <table:previous>
            <table:change-track-table-cell table:cell-address="full_columns.DQ57" table:formula="of:=AVERAGE([.EH24];[.EH31])" office:value-type="float" office:value="0.000164173366115917"/>
          </table:previous>
        </table:cell-content-change>
        <table:cell-content-change table:id="ct960">
          <table:cell-address table:column="121" table:row="50" table:table="0"/>
          <office:change-info>
            <dc:creator> </dc:creator>
            <dc:date>2021-04-22T09:30:59.227417904</dc:date>
          </office:change-info>
          <table:previous>
            <table:change-track-table-cell table:cell-address="full_columns.DR51" table:formula="of:=AVERAGE([.EI18];[.EI25];[.EI32])" office:value-type="float" office:value="35"/>
          </table:previous>
        </table:cell-content-change>
        <table:cell-content-change table:id="ct961">
          <table:cell-address table:column="121" table:row="51" table:table="0"/>
          <office:change-info>
            <dc:creator> </dc:creator>
            <dc:date>2021-04-22T09:30:59.227437944</dc:date>
          </office:change-info>
          <table:previous>
            <table:change-track-table-cell table:cell-address="full_columns.DR52" table:formula="of:=AVERAGE([.EI19];[.EI26];[.EI33])" office:value-type="float" office:value="34.2875"/>
          </table:previous>
        </table:cell-content-change>
        <table:cell-content-change table:id="ct962">
          <table:cell-address table:column="121" table:row="52" table:table="0"/>
          <office:change-info>
            <dc:creator> </dc:creator>
            <dc:date>2021-04-22T09:30:59.227457189</dc:date>
          </office:change-info>
          <table:previous>
            <table:change-track-table-cell table:cell-address="full_columns.DR53" table:formula="of:=AVERAGE([.EI20];[.EI27];[.EI34])" office:value-type="float" office:value="34.465"/>
          </table:previous>
        </table:cell-content-change>
        <table:cell-content-change table:id="ct963">
          <table:cell-address table:column="121" table:row="53" table:table="0"/>
          <office:change-info>
            <dc:creator> </dc:creator>
            <dc:date>2021-04-22T09:30:59.227476031</dc:date>
          </office:change-info>
          <table:previous>
            <table:change-track-table-cell table:cell-address="full_columns.DR54" table:formula="of:=AVERAGE([.EI21];[.EI28];[.EI35])" office:value-type="float" office:value="35"/>
          </table:previous>
        </table:cell-content-change>
        <table:cell-content-change table:id="ct964">
          <table:cell-address table:column="121" table:row="54" table:table="0"/>
          <office:change-info>
            <dc:creator> </dc:creator>
            <dc:date>2021-04-22T09:30:59.227495014</dc:date>
          </office:change-info>
          <table:previous>
            <table:change-track-table-cell table:cell-address="full_columns.DR55" table:formula="of:=AVERAGE([.EI22];[.EI29];[.EI36])" office:value-type="float" office:value="34.0466666666667"/>
          </table:previous>
        </table:cell-content-change>
        <table:cell-content-change table:id="ct965">
          <table:cell-address table:column="121" table:row="55" table:table="0"/>
          <office:change-info>
            <dc:creator> </dc:creator>
            <dc:date>2021-04-22T09:30:59.227514124</dc:date>
          </office:change-info>
          <table:previous>
            <table:change-track-table-cell table:cell-address="full_columns.DR56" table:formula="of:=AVERAGE([.EI23];[.EI30])" office:value-type="float" office:value="32.1433333333333"/>
          </table:previous>
        </table:cell-content-change>
        <table:cell-content-change table:id="ct966">
          <table:cell-address table:column="121" table:row="56" table:table="0"/>
          <office:change-info>
            <dc:creator> </dc:creator>
            <dc:date>2021-04-22T09:30:59.227532727</dc:date>
          </office:change-info>
          <table:previous>
            <table:change-track-table-cell table:cell-address="full_columns.DR57" table:formula="of:=AVERAGE([.EI24];[.EI31])" office:value-type="float" office:value="38.3366666666667"/>
          </table:previous>
        </table:cell-content-change>
        <table:cell-content-change table:id="ct967">
          <table:cell-address table:column="122" table:row="50" table:table="0"/>
          <office:change-info>
            <dc:creator> </dc:creator>
            <dc:date>2021-04-22T09:30:59.227552312</dc:date>
          </office:change-info>
          <table:previous>
            <table:change-track-table-cell table:cell-address="full_columns.DS51" table:formula="of:=AVERAGE([.EJ18];[.EJ25];[.EJ32])" office:value-type="float" office:value="71.1916666666667"/>
          </table:previous>
        </table:cell-content-change>
        <table:cell-content-change table:id="ct968">
          <table:cell-address table:column="122" table:row="51" table:table="0"/>
          <office:change-info>
            <dc:creator> </dc:creator>
            <dc:date>2021-04-22T09:30:59.227571423</dc:date>
          </office:change-info>
          <table:previous>
            <table:change-track-table-cell table:cell-address="full_columns.DS52" table:formula="of:=AVERAGE([.EJ19];[.EJ26];[.EJ33])" office:value-type="float" office:value="74.11"/>
          </table:previous>
        </table:cell-content-change>
        <table:cell-content-change table:id="ct969">
          <table:cell-address table:column="122" table:row="52" table:table="0"/>
          <office:change-info>
            <dc:creator> </dc:creator>
            <dc:date>2021-04-22T09:30:59.227590468</dc:date>
          </office:change-info>
          <table:previous>
            <table:change-track-table-cell table:cell-address="full_columns.DS53" table:formula="of:=AVERAGE([.EJ20];[.EJ27];[.EJ34])" office:value-type="float" office:value="71.7875"/>
          </table:previous>
        </table:cell-content-change>
        <table:cell-content-change table:id="ct970">
          <table:cell-address table:column="122" table:row="53" table:table="0"/>
          <office:change-info>
            <dc:creator> </dc:creator>
            <dc:date>2021-04-22T09:30:59.227609693</dc:date>
          </office:change-info>
          <table:previous>
            <table:change-track-table-cell table:cell-address="full_columns.DS54" table:formula="of:=AVERAGE([.EJ21];[.EJ28];[.EJ35])" office:value-type="float" office:value="68.81"/>
          </table:previous>
        </table:cell-content-change>
        <table:cell-content-change table:id="ct971">
          <table:cell-address table:column="122" table:row="54" table:table="0"/>
          <office:change-info>
            <dc:creator> </dc:creator>
            <dc:date>2021-04-22T09:30:59.227629062</dc:date>
          </office:change-info>
          <table:previous>
            <table:change-track-table-cell table:cell-address="full_columns.DS55" table:formula="of:=AVERAGE([.EJ22];[.EJ29];[.EJ36])" office:value-type="float" office:value="66.1866666666667"/>
          </table:previous>
        </table:cell-content-change>
        <table:cell-content-change table:id="ct972">
          <table:cell-address table:column="122" table:row="55" table:table="0"/>
          <office:change-info>
            <dc:creator> </dc:creator>
            <dc:date>2021-04-22T09:30:59.227648320</dc:date>
          </office:change-info>
          <table:previous>
            <table:change-track-table-cell table:cell-address="full_columns.DS56" table:formula="of:=AVERAGE([.EJ23];[.EJ30])" office:value-type="float" office:value="64.5233333333333"/>
          </table:previous>
        </table:cell-content-change>
        <table:cell-content-change table:id="ct973">
          <table:cell-address table:column="122" table:row="56" table:table="0"/>
          <office:change-info>
            <dc:creator> </dc:creator>
            <dc:date>2021-04-22T09:30:59.227667123</dc:date>
          </office:change-info>
          <table:previous>
            <table:change-track-table-cell table:cell-address="full_columns.DS57" table:formula="of:=AVERAGE([.EJ24];[.EJ31])" office:value-type="float" office:value="75.9533333333333"/>
          </table:previous>
        </table:cell-content-change>
        <table:cell-content-change table:id="ct974">
          <table:cell-address table:column="123" table:row="50" table:table="0"/>
          <office:change-info>
            <dc:creator> </dc:creator>
            <dc:date>2021-04-22T09:30:59.227687041</dc:date>
          </office:change-info>
          <table:previous>
            <table:change-track-table-cell table:cell-address="full_columns.DT51" table:formula="of:=AVERAGE([.EK18];[.EK25];[.EK32])" office:value-type="float" office:value="63.81"/>
          </table:previous>
        </table:cell-content-change>
        <table:cell-content-change table:id="ct975">
          <table:cell-address table:column="123" table:row="51" table:table="0"/>
          <office:change-info>
            <dc:creator> </dc:creator>
            <dc:date>2021-04-22T09:30:59.227706442</dc:date>
          </office:change-info>
          <table:previous>
            <table:change-track-table-cell table:cell-address="full_columns.DT52" table:formula="of:=AVERAGE([.EK19];[.EK26];[.EK33])" office:value-type="float" office:value="60.18"/>
          </table:previous>
        </table:cell-content-change>
        <table:cell-content-change table:id="ct976">
          <table:cell-address table:column="123" table:row="52" table:table="0"/>
          <office:change-info>
            <dc:creator> </dc:creator>
            <dc:date>2021-04-22T09:30:59.227725760</dc:date>
          </office:change-info>
          <table:previous>
            <table:change-track-table-cell table:cell-address="full_columns.DT53" table:formula="of:=AVERAGE([.EK20];[.EK27];[.EK34])" office:value-type="float" office:value="62.6775"/>
          </table:previous>
        </table:cell-content-change>
        <table:cell-content-change table:id="ct977">
          <table:cell-address table:column="123" table:row="53" table:table="0"/>
          <office:change-info>
            <dc:creator> </dc:creator>
            <dc:date>2021-04-22T09:30:59.227745113</dc:date>
          </office:change-info>
          <table:previous>
            <table:change-track-table-cell table:cell-address="full_columns.DT54" table:formula="of:=AVERAGE([.EK21];[.EK28];[.EK35])" office:value-type="float" office:value="66.19"/>
          </table:previous>
        </table:cell-content-change>
        <table:cell-content-change table:id="ct978">
          <table:cell-address table:column="123" table:row="54" table:table="0"/>
          <office:change-info>
            <dc:creator> </dc:creator>
            <dc:date>2021-04-22T09:30:59.227764236</dc:date>
          </office:change-info>
          <table:previous>
            <table:change-track-table-cell table:cell-address="full_columns.DT55" table:formula="of:=AVERAGE([.EK22];[.EK29];[.EK36])" office:value-type="float" office:value="67.8566666666667"/>
          </table:previous>
        </table:cell-content-change>
        <table:cell-content-change table:id="ct979">
          <table:cell-address table:column="123" table:row="55" table:table="0"/>
          <office:change-info>
            <dc:creator> </dc:creator>
            <dc:date>2021-04-22T09:30:59.227783418</dc:date>
          </office:change-info>
          <table:previous>
            <table:change-track-table-cell table:cell-address="full_columns.DT56" table:formula="of:=AVERAGE([.EK23];[.EK30])" office:value-type="float" office:value="67.62"/>
          </table:previous>
        </table:cell-content-change>
        <table:cell-content-change table:id="ct980">
          <table:cell-address table:column="123" table:row="56" table:table="0"/>
          <office:change-info>
            <dc:creator> </dc:creator>
            <dc:date>2021-04-22T09:30:59.227802922</dc:date>
          </office:change-info>
          <table:previous>
            <table:change-track-table-cell table:cell-address="full_columns.DT57" table:formula="of:=AVERAGE([.EK24];[.EK31])" office:value-type="float" office:value="62.3833333333333"/>
          </table:previous>
        </table:cell-content-change>
        <table:cell-content-change table:id="ct981">
          <table:cell-address table:column="124" table:row="50" table:table="0"/>
          <office:change-info>
            <dc:creator> </dc:creator>
            <dc:date>2021-04-22T09:30:59.227823012</dc:date>
          </office:change-info>
          <table:previous>
            <table:change-track-table-cell table:cell-address="full_columns.DU51" table:formula="of:=AVERAGE([.EL18];[.EL25];[.EL32])" office:value-type="float" office:value="66.32"/>
          </table:previous>
        </table:cell-content-change>
        <table:cell-content-change table:id="ct982">
          <table:cell-address table:column="124" table:row="51" table:table="0"/>
          <office:change-info>
            <dc:creator> </dc:creator>
            <dc:date>2021-04-22T09:30:59.227842495</dc:date>
          </office:change-info>
          <table:previous>
            <table:change-track-table-cell table:cell-address="full_columns.DU52" table:formula="of:=AVERAGE([.EL19];[.EL26];[.EL33])" office:value-type="float" office:value="65.0875"/>
          </table:previous>
        </table:cell-content-change>
        <table:cell-content-change table:id="ct983">
          <table:cell-address table:column="124" table:row="52" table:table="0"/>
          <office:change-info>
            <dc:creator> </dc:creator>
            <dc:date>2021-04-22T09:30:59.227861781</dc:date>
          </office:change-info>
          <table:previous>
            <table:change-track-table-cell table:cell-address="full_columns.DU53" table:formula="of:=AVERAGE([.EL20];[.EL27];[.EL34])" office:value-type="float" office:value="65.905"/>
          </table:previous>
        </table:cell-content-change>
        <table:cell-content-change table:id="ct984">
          <table:cell-address table:column="124" table:row="53" table:table="0"/>
          <office:change-info>
            <dc:creator> </dc:creator>
            <dc:date>2021-04-22T09:30:59.227881428</dc:date>
          </office:change-info>
          <table:previous>
            <table:change-track-table-cell table:cell-address="full_columns.DU54" table:formula="of:=AVERAGE([.EL21];[.EL28];[.EL35])" office:value-type="float" office:value="67.1466666666667"/>
          </table:previous>
        </table:cell-content-change>
        <table:cell-content-change table:id="ct985">
          <table:cell-address table:column="124" table:row="54" table:table="0"/>
          <office:change-info>
            <dc:creator> </dc:creator>
            <dc:date>2021-04-22T09:30:59.227901798</dc:date>
          </office:change-info>
          <table:previous>
            <table:change-track-table-cell table:cell-address="full_columns.DU55" table:formula="of:=AVERAGE([.EL22];[.EL29];[.EL36])" office:value-type="float" office:value="67.3933333333333"/>
          </table:previous>
        </table:cell-content-change>
        <table:cell-content-change table:id="ct986">
          <table:cell-address table:column="124" table:row="55" table:table="0"/>
          <office:change-info>
            <dc:creator> </dc:creator>
            <dc:date>2021-04-22T09:30:59.227921149</dc:date>
          </office:change-info>
          <table:previous>
            <table:change-track-table-cell table:cell-address="full_columns.DU56" table:formula="of:=AVERAGE([.EL23];[.EL30])" office:value-type="float" office:value="66.6933333333333"/>
          </table:previous>
        </table:cell-content-change>
        <table:cell-content-change table:id="ct987">
          <table:cell-address table:column="124" table:row="56" table:table="0"/>
          <office:change-info>
            <dc:creator> </dc:creator>
            <dc:date>2021-04-22T09:30:59.227940241</dc:date>
          </office:change-info>
          <table:previous>
            <table:change-track-table-cell table:cell-address="full_columns.DU57" table:formula="of:=AVERAGE([.EL24];[.EL31])" office:value-type="float" office:value="66.9233333333333"/>
          </table:previous>
        </table:cell-content-change>
        <table:cell-content-change table:id="ct988">
          <table:cell-address table:column="125" table:row="50" table:table="0"/>
          <office:change-info>
            <dc:creator> </dc:creator>
            <dc:date>2021-04-22T09:30:59.227960108</dc:date>
          </office:change-info>
          <table:previous>
            <table:change-track-table-cell table:cell-address="full_columns.DV51" table:formula="of:=AVERAGE([.EM18];[.EM25];[.EM32])" office:value-type="float" office:value="67.5016666666667"/>
          </table:previous>
        </table:cell-content-change>
        <table:cell-content-change table:id="ct989">
          <table:cell-address table:column="125" table:row="51" table:table="0"/>
          <office:change-info>
            <dc:creator> </dc:creator>
            <dc:date>2021-04-22T09:30:59.227979700</dc:date>
          </office:change-info>
          <table:previous>
            <table:change-track-table-cell table:cell-address="full_columns.DV52" table:formula="of:=AVERAGE([.EM19];[.EM26];[.EM33])" office:value-type="float" office:value="67.14"/>
          </table:previous>
        </table:cell-content-change>
        <table:cell-content-change table:id="ct990">
          <table:cell-address table:column="125" table:row="52" table:table="0"/>
          <office:change-info>
            <dc:creator> </dc:creator>
            <dc:date>2021-04-22T09:30:59.227999242</dc:date>
          </office:change-info>
          <table:previous>
            <table:change-track-table-cell table:cell-address="full_columns.DV53" table:formula="of:=AVERAGE([.EM20];[.EM27];[.EM34])" office:value-type="float" office:value="67.23"/>
          </table:previous>
        </table:cell-content-change>
        <table:cell-content-change table:id="ct991">
          <table:cell-address table:column="125" table:row="53" table:table="0"/>
          <office:change-info>
            <dc:creator> </dc:creator>
            <dc:date>2021-04-22T09:30:59.228018826</dc:date>
          </office:change-info>
          <table:previous>
            <table:change-track-table-cell table:cell-address="full_columns.DV54" table:formula="of:=AVERAGE([.EM21];[.EM28];[.EM35])" office:value-type="float" office:value="67.5"/>
          </table:previous>
        </table:cell-content-change>
        <table:cell-content-change table:id="ct992">
          <table:cell-address table:column="125" table:row="54" table:table="0"/>
          <office:change-info>
            <dc:creator> </dc:creator>
            <dc:date>2021-04-22T09:30:59.228038424</dc:date>
          </office:change-info>
          <table:previous>
            <table:change-track-table-cell table:cell-address="full_columns.DV55" table:formula="of:=AVERAGE([.EM22];[.EM29];[.EM36])" office:value-type="float" office:value="67.0233333333333"/>
          </table:previous>
        </table:cell-content-change>
        <table:cell-content-change table:id="ct993">
          <table:cell-address table:column="125" table:row="55" table:table="0"/>
          <office:change-info>
            <dc:creator> </dc:creator>
            <dc:date>2021-04-22T09:30:59.228058010</dc:date>
          </office:change-info>
          <table:previous>
            <table:change-track-table-cell table:cell-address="full_columns.DV56" table:formula="of:=AVERAGE([.EM23];[.EM30])" office:value-type="float" office:value="66.07"/>
          </table:previous>
        </table:cell-content-change>
        <table:cell-content-change table:id="ct994">
          <table:cell-address table:column="125" table:row="56" table:table="0"/>
          <office:change-info>
            <dc:creator> </dc:creator>
            <dc:date>2021-04-22T09:30:59.228077100</dc:date>
          </office:change-info>
          <table:previous>
            <table:change-track-table-cell table:cell-address="full_columns.DV57" table:formula="of:=AVERAGE([.EM24];[.EM31])" office:value-type="float" office:value="69.1633333333333"/>
          </table:previous>
        </table:cell-content-change>
        <table:cell-content-change table:id="ct995">
          <table:cell-address table:column="126" table:row="50" table:table="0"/>
          <office:change-info>
            <dc:creator> </dc:creator>
            <dc:date>2021-04-22T09:30:59.228097046</dc:date>
          </office:change-info>
          <table:previous>
            <table:change-track-table-cell table:cell-address="full_columns.DW51" table:formula="of:=AVERAGE([.EN18];[.EN25];[.EN32])" office:value-type="float" office:value="25.455"/>
          </table:previous>
        </table:cell-content-change>
        <table:cell-content-change table:id="ct996">
          <table:cell-address table:column="126" table:row="51" table:table="0"/>
          <office:change-info>
            <dc:creator> </dc:creator>
            <dc:date>2021-04-22T09:30:59.228116691</dc:date>
          </office:change-info>
          <table:previous>
            <table:change-track-table-cell table:cell-address="full_columns.DW52" table:formula="of:=AVERAGE([.EN19];[.EN26];[.EN33])" office:value-type="float" office:value="26.7475"/>
          </table:previous>
        </table:cell-content-change>
        <table:cell-content-change table:id="ct997">
          <table:cell-address table:column="126" table:row="52" table:table="0"/>
          <office:change-info>
            <dc:creator> </dc:creator>
            <dc:date>2021-04-22T09:30:59.228136445</dc:date>
          </office:change-info>
          <table:previous>
            <table:change-track-table-cell table:cell-address="full_columns.DW53" table:formula="of:=AVERAGE([.EN20];[.EN27];[.EN34])" office:value-type="float" office:value="26.505"/>
          </table:previous>
        </table:cell-content-change>
        <table:cell-content-change table:id="ct998">
          <table:cell-address table:column="126" table:row="53" table:table="0"/>
          <office:change-info>
            <dc:creator> </dc:creator>
            <dc:date>2021-04-22T09:30:59.228155998</dc:date>
          </office:change-info>
          <table:previous>
            <table:change-track-table-cell table:cell-address="full_columns.DW54" table:formula="of:=AVERAGE([.EN21];[.EN28];[.EN35])" office:value-type="float" office:value="24.7766666666667"/>
          </table:previous>
        </table:cell-content-change>
        <table:cell-content-change table:id="ct999">
          <table:cell-address table:column="126" table:row="54" table:table="0"/>
          <office:change-info>
            <dc:creator> </dc:creator>
            <dc:date>2021-04-22T09:30:59.228193482</dc:date>
          </office:change-info>
          <table:previous>
            <table:change-track-table-cell table:cell-address="full_columns.DW55" table:formula="of:=AVERAGE([.EN22];[.EN29];[.EN36])" office:value-type="float" office:value="28.03"/>
          </table:previous>
        </table:cell-content-change>
        <table:cell-content-change table:id="ct1000">
          <table:cell-address table:column="126" table:row="55" table:table="0"/>
          <office:change-info>
            <dc:creator> </dc:creator>
            <dc:date>2021-04-22T09:30:59.228243894</dc:date>
          </office:change-info>
          <table:previous>
            <table:change-track-table-cell table:cell-address="full_columns.DW56" table:formula="of:=AVERAGE([.EN23];[.EN30])" office:value-type="float" office:value="26.15"/>
          </table:previous>
        </table:cell-content-change>
        <table:cell-content-change table:id="ct1001">
          <table:cell-address table:column="126" table:row="56" table:table="0"/>
          <office:change-info>
            <dc:creator> </dc:creator>
            <dc:date>2021-04-22T09:30:59.228263782</dc:date>
          </office:change-info>
          <table:previous>
            <table:change-track-table-cell table:cell-address="full_columns.DW57" table:formula="of:=AVERAGE([.EN24];[.EN31])" office:value-type="float" office:value="26.5866666666667"/>
          </table:previous>
        </table:cell-content-change>
        <table:cell-content-change table:id="ct1002">
          <table:cell-address table:column="127" table:row="50" table:table="0"/>
          <office:change-info>
            <dc:creator> </dc:creator>
            <dc:date>2021-04-22T09:30:59.228296568</dc:date>
          </office:change-info>
          <table:previous>
            <table:change-track-table-cell table:cell-address="full_columns.DX51" table:formula="of:=AVERAGE([.EO18];[.EO25];[.EO32])" office:value-type="float" office:value="0.00110544217687075"/>
          </table:previous>
        </table:cell-content-change>
        <table:cell-content-change table:id="ct1003">
          <table:cell-address table:column="127" table:row="51" table:table="0"/>
          <office:change-info>
            <dc:creator> </dc:creator>
            <dc:date>2021-04-22T09:30:59.228316475</dc:date>
          </office:change-info>
          <table:previous>
            <table:change-track-table-cell table:cell-address="full_columns.DX52" table:formula="of:=AVERAGE([.EO19];[.EO26];[.EO33])" office:value-type="float" office:value="0.00194515306122449"/>
          </table:previous>
        </table:cell-content-change>
        <table:cell-content-change table:id="ct1004">
          <table:cell-address table:column="127" table:row="52" table:table="0"/>
          <office:change-info>
            <dc:creator> </dc:creator>
            <dc:date>2021-04-22T09:30:59.228336483</dc:date>
          </office:change-info>
          <table:previous>
            <table:change-track-table-cell table:cell-address="full_columns.DX53" table:formula="of:=AVERAGE([.EO20];[.EO27];[.EO34])" office:value-type="float" office:value="0.000669642857142858"/>
          </table:previous>
        </table:cell-content-change>
        <table:cell-content-change table:id="ct1005">
          <table:cell-address table:column="127" table:row="53" table:table="0"/>
          <office:change-info>
            <dc:creator> </dc:creator>
            <dc:date>2021-04-22T09:30:59.228357017</dc:date>
          </office:change-info>
          <table:previous>
            <table:change-track-table-cell table:cell-address="full_columns.DX54" table:formula="of:=AVERAGE([.EO21];[.EO28];[.EO35])" office:value-type="float" office:value="0.00280612244897959"/>
          </table:previous>
        </table:cell-content-change>
        <table:cell-content-change table:id="ct1006">
          <table:cell-address table:column="127" table:row="54" table:table="0"/>
          <office:change-info>
            <dc:creator> </dc:creator>
            <dc:date>2021-04-22T09:30:59.228376447</dc:date>
          </office:change-info>
          <table:previous>
            <table:change-track-table-cell table:cell-address="full_columns.DX55" table:formula="of:=AVERAGE([.EO22];[.EO29];[.EO36])" office:value-type="float" office:value="0.00199829931972789"/>
          </table:previous>
        </table:cell-content-change>
        <table:cell-content-change table:id="ct1007">
          <table:cell-address table:column="127" table:row="55" table:table="0"/>
          <office:change-info>
            <dc:creator> </dc:creator>
            <dc:date>2021-04-22T09:30:59.228395929</dc:date>
          </office:change-info>
          <table:previous>
            <table:change-track-table-cell table:cell-address="full_columns.DX56" table:formula="of:=AVERAGE([.EO23];[.EO30])" office:value-type="float" office:value="0.0016156462585034"/>
          </table:previous>
        </table:cell-content-change>
        <table:cell-content-change table:id="ct1008">
          <table:cell-address table:column="127" table:row="56" table:table="0"/>
          <office:change-info>
            <dc:creator> </dc:creator>
            <dc:date>2021-04-22T09:30:59.228415424</dc:date>
          </office:change-info>
          <table:previous>
            <table:change-track-table-cell table:cell-address="full_columns.DX57" table:formula="of:=AVERAGE([.EO24];[.EO31])" office:value-type="float" office:value="0.00212585034013606"/>
          </table:previous>
        </table:cell-content-change>
        <table:cell-content-change table:id="ct1009">
          <table:cell-address table:column="128" table:row="50" table:table="0"/>
          <office:change-info>
            <dc:creator> </dc:creator>
            <dc:date>2021-04-22T09:30:59.228435416</dc:date>
          </office:change-info>
          <table:previous>
            <table:change-track-table-cell table:cell-address="full_columns.DY51" table:formula="of:=AVERAGE([.EP18];[.EP25];[.EP32])" office:value-type="float" office:value="0.000914115646258503"/>
          </table:previous>
        </table:cell-content-change>
        <table:cell-content-change table:id="ct1010">
          <table:cell-address table:column="128" table:row="51" table:table="0"/>
          <office:change-info>
            <dc:creator> </dc:creator>
            <dc:date>2021-04-22T09:30:59.228465923</dc:date>
          </office:change-info>
          <table:previous>
            <table:change-track-table-cell table:cell-address="full_columns.DY52" table:formula="of:=AVERAGE([.EP19];[.EP26];[.EP33])" office:value-type="float" office:value="0.00216836734693877"/>
          </table:previous>
        </table:cell-content-change>
        <table:cell-content-change table:id="ct1011">
          <table:cell-address table:column="128" table:row="52" table:table="0"/>
          <office:change-info>
            <dc:creator> </dc:creator>
            <dc:date>2021-04-22T09:30:59.228486179</dc:date>
          </office:change-info>
          <table:previous>
            <table:change-track-table-cell table:cell-address="full_columns.DY53" table:formula="of:=AVERAGE([.EP20];[.EP27];[.EP34])" office:value-type="float" office:value="0.00140306122448979"/>
          </table:previous>
        </table:cell-content-change>
        <table:cell-content-change table:id="ct1012">
          <table:cell-address table:column="128" table:row="53" table:table="0"/>
          <office:change-info>
            <dc:creator> </dc:creator>
            <dc:date>2021-04-22T09:30:59.228505933</dc:date>
          </office:change-info>
          <table:previous>
            <table:change-track-table-cell table:cell-address="full_columns.DY54" table:formula="of:=AVERAGE([.EP21];[.EP28];[.EP35])" office:value-type="float" office:value="0.00153061224489796"/>
          </table:previous>
        </table:cell-content-change>
        <table:cell-content-change table:id="ct1013">
          <table:cell-address table:column="128" table:row="54" table:table="0"/>
          <office:change-info>
            <dc:creator> </dc:creator>
            <dc:date>2021-04-22T09:30:59.228525552</dc:date>
          </office:change-info>
          <table:previous>
            <table:change-track-table-cell table:cell-address="full_columns.DY55" table:formula="of:=AVERAGE([.EP22];[.EP29];[.EP36])" office:value-type="float" office:value="0.00106292517006803"/>
          </table:previous>
        </table:cell-content-change>
        <table:cell-content-change table:id="ct1014">
          <table:cell-address table:column="128" table:row="55" table:table="0"/>
          <office:change-info>
            <dc:creator> </dc:creator>
            <dc:date>2021-04-22T09:30:59.228545112</dc:date>
          </office:change-info>
          <table:previous>
            <table:change-track-table-cell table:cell-address="full_columns.DY56" table:formula="of:=AVERAGE([.EP23];[.EP30])" office:value-type="float" office:value="0.000977891156462586"/>
          </table:previous>
        </table:cell-content-change>
        <table:cell-content-change table:id="ct1015">
          <table:cell-address table:column="128" table:row="56" table:table="0"/>
          <office:change-info>
            <dc:creator> </dc:creator>
            <dc:date>2021-04-22T09:30:59.228564622</dc:date>
          </office:change-info>
          <table:previous>
            <table:change-track-table-cell table:cell-address="full_columns.DY57" table:formula="of:=AVERAGE([.EP24];[.EP31])" office:value-type="float" office:value="0.00216836734693877"/>
          </table:previous>
        </table:cell-content-change>
        <table:cell-content-change table:id="ct1016">
          <table:cell-address table:column="129" table:row="50" table:table="0"/>
          <office:change-info>
            <dc:creator> </dc:creator>
            <dc:date>2021-04-22T09:30:59.228584775</dc:date>
          </office:change-info>
          <table:previous>
            <table:change-track-table-cell table:cell-address="full_columns.DZ51" table:formula="of:=AVERAGE([.EQ18];[.EQ25];[.EQ32])" office:value-type="float" office:value="0.000722789115646259"/>
          </table:previous>
        </table:cell-content-change>
        <table:cell-content-change table:id="ct1017">
          <table:cell-address table:column="129" table:row="51" table:table="0"/>
          <office:change-info>
            <dc:creator> </dc:creator>
            <dc:date>2021-04-22T09:30:59.228604679</dc:date>
          </office:change-info>
          <table:previous>
            <table:change-track-table-cell table:cell-address="full_columns.DZ52" table:formula="of:=AVERAGE([.EQ19];[.EQ26];[.EQ33])" office:value-type="float" office:value="0.00124362244897959"/>
          </table:previous>
        </table:cell-content-change>
        <table:cell-content-change table:id="ct1018">
          <table:cell-address table:column="129" table:row="52" table:table="0"/>
          <office:change-info>
            <dc:creator> </dc:creator>
            <dc:date>2021-04-22T09:30:59.228624436</dc:date>
          </office:change-info>
          <table:previous>
            <table:change-track-table-cell table:cell-address="full_columns.DZ53" table:formula="of:=AVERAGE([.EQ20];[.EQ27];[.EQ34])" office:value-type="float" office:value="0.000542091836734693"/>
          </table:previous>
        </table:cell-content-change>
        <table:cell-content-change table:id="ct1019">
          <table:cell-address table:column="129" table:row="53" table:table="0"/>
          <office:change-info>
            <dc:creator> </dc:creator>
            <dc:date>2021-04-22T09:30:59.228644064</dc:date>
          </office:change-info>
          <table:previous>
            <table:change-track-table-cell table:cell-address="full_columns.DZ54" table:formula="of:=AVERAGE([.EQ21];[.EQ28];[.EQ35])" office:value-type="float" office:value="0.00076530612244898"/>
          </table:previous>
        </table:cell-content-change>
        <table:cell-content-change table:id="ct1020">
          <table:cell-address table:column="129" table:row="54" table:table="0"/>
          <office:change-info>
            <dc:creator> </dc:creator>
            <dc:date>2021-04-22T09:30:59.228663906</dc:date>
          </office:change-info>
          <table:previous>
            <table:change-track-table-cell table:cell-address="full_columns.DZ55" table:formula="of:=AVERAGE([.EQ22];[.EQ29];[.EQ36])" office:value-type="float" office:value="0.000977891156462585"/>
          </table:previous>
        </table:cell-content-change>
        <table:cell-content-change table:id="ct1021">
          <table:cell-address table:column="129" table:row="55" table:table="0"/>
          <office:change-info>
            <dc:creator> </dc:creator>
            <dc:date>2021-04-22T09:30:59.228683892</dc:date>
          </office:change-info>
          <table:previous>
            <table:change-track-table-cell table:cell-address="full_columns.DZ56" table:formula="of:=AVERAGE([.EQ23];[.EQ30])" office:value-type="float" office:value="0.000425170068027211"/>
          </table:previous>
        </table:cell-content-change>
        <table:cell-content-change table:id="ct1022">
          <table:cell-address table:column="129" table:row="56" table:table="0"/>
          <office:change-info>
            <dc:creator> </dc:creator>
            <dc:date>2021-04-22T09:30:59.228703380</dc:date>
          </office:change-info>
          <table:previous>
            <table:change-track-table-cell table:cell-address="full_columns.DZ57" table:formula="of:=AVERAGE([.EQ24];[.EQ31])" office:value-type="float" office:value="0.00119047619047619"/>
          </table:previous>
        </table:cell-content-change>
        <table:cell-content-change table:id="ct1023">
          <table:cell-address table:column="130" table:row="50" table:table="0"/>
          <office:change-info>
            <dc:creator> </dc:creator>
            <dc:date>2021-04-22T09:30:59.228723642</dc:date>
          </office:change-info>
          <table:previous>
            <table:change-track-table-cell table:cell-address="full_columns.EA51" table:formula="of:=AVERAGE([.ER18];[.ER25];[.ER32])" office:value-type="float" office:value="0.000262953731508144"/>
          </table:previous>
        </table:cell-content-change>
        <table:cell-content-change table:id="ct1024">
          <table:cell-address table:column="130" table:row="51" table:table="0"/>
          <office:change-info>
            <dc:creator> </dc:creator>
            <dc:date>2021-04-22T09:30:59.228743532</dc:date>
          </office:change-info>
          <table:previous>
            <table:change-track-table-cell table:cell-address="full_columns.EA52" table:formula="of:=AVERAGE([.ER19];[.ER26];[.ER33])" office:value-type="float" office:value="0.000335687372302215"/>
          </table:previous>
        </table:cell-content-change>
        <table:cell-content-change table:id="ct1025">
          <table:cell-address table:column="130" table:row="52" table:table="0"/>
          <office:change-info>
            <dc:creator> </dc:creator>
            <dc:date>2021-04-22T09:30:59.228763563</dc:date>
          </office:change-info>
          <table:previous>
            <table:change-track-table-cell table:cell-address="full_columns.EA53" table:formula="of:=AVERAGE([.ER20];[.ER27];[.ER34])" office:value-type="float" office:value="0.0000846606157899297"/>
          </table:previous>
        </table:cell-content-change>
        <table:cell-content-change table:id="ct1026">
          <table:cell-address table:column="130" table:row="53" table:table="0"/>
          <office:change-info>
            <dc:creator> </dc:creator>
            <dc:date>2021-04-22T09:30:59.228783549</dc:date>
          </office:change-info>
          <table:previous>
            <table:change-track-table-cell table:cell-address="full_columns.EA54" table:formula="of:=AVERAGE([.ER21];[.ER28];[.ER35])" office:value-type="float" office:value="0.000597887245183357"/>
          </table:previous>
        </table:cell-content-change>
        <table:cell-content-change table:id="ct1027">
          <table:cell-address table:column="130" table:row="54" table:table="0"/>
          <office:change-info>
            <dc:creator> </dc:creator>
            <dc:date>2021-04-22T09:30:59.228803508</dc:date>
          </office:change-info>
          <table:previous>
            <table:change-track-table-cell table:cell-address="full_columns.EA55" table:formula="of:=AVERAGE([.ER22];[.ER29];[.ER36])" office:value-type="float" office:value="0.000556911878163951"/>
          </table:previous>
        </table:cell-content-change>
        <table:cell-content-change table:id="ct1028">
          <table:cell-address table:column="130" table:row="55" table:table="0"/>
          <office:change-info>
            <dc:creator> </dc:creator>
            <dc:date>2021-04-22T09:30:59.228823345</dc:date>
          </office:change-info>
          <table:previous>
            <table:change-track-table-cell table:cell-address="full_columns.EA56" table:formula="of:=AVERAGE([.ER23];[.ER30])" office:value-type="float" office:value="0.000385611683516512"/>
          </table:previous>
        </table:cell-content-change>
        <table:cell-content-change table:id="ct1029">
          <table:cell-address table:column="130" table:row="56" table:table="0"/>
          <office:change-info>
            <dc:creator> </dc:creator>
            <dc:date>2021-04-22T09:30:59.228843099</dc:date>
          </office:change-info>
          <table:previous>
            <table:change-track-table-cell table:cell-address="full_columns.EA57" table:formula="of:=AVERAGE([.ER24];[.ER31])" office:value-type="float" office:value="0.000371670557095026"/>
          </table:previous>
        </table:cell-content-change>
        <table:cell-content-change table:id="ct1030">
          <table:cell-address table:column="131" table:row="50" table:table="0"/>
          <office:change-info>
            <dc:creator> </dc:creator>
            <dc:date>2021-04-22T09:30:59.228863596</dc:date>
          </office:change-info>
          <table:previous>
            <table:change-track-table-cell table:cell-address="full_columns.EB51" table:formula="of:=AVERAGE([.ES18];[.ES25];[.ES32])" office:value-type="float" office:value="0.000276360544217687"/>
          </table:previous>
        </table:cell-content-change>
        <table:cell-content-change table:id="ct1031">
          <table:cell-address table:column="131" table:row="51" table:table="0"/>
          <office:change-info>
            <dc:creator> </dc:creator>
            <dc:date>2021-04-22T09:30:59.228883862</dc:date>
          </office:change-info>
          <table:previous>
            <table:change-track-table-cell table:cell-address="full_columns.EB52" table:formula="of:=AVERAGE([.ES19];[.ES26];[.ES33])" office:value-type="float" office:value="0.000486288265306123"/>
          </table:previous>
        </table:cell-content-change>
        <table:cell-content-change table:id="ct1032">
          <table:cell-address table:column="131" table:row="52" table:table="0"/>
          <office:change-info>
            <dc:creator> </dc:creator>
            <dc:date>2021-04-22T09:30:59.228904085</dc:date>
          </office:change-info>
          <table:previous>
            <table:change-track-table-cell table:cell-address="full_columns.EB53" table:formula="of:=AVERAGE([.ES20];[.ES27];[.ES34])" office:value-type="float" office:value="0.000167410714285714"/>
          </table:previous>
        </table:cell-content-change>
        <table:cell-content-change table:id="ct1033">
          <table:cell-address table:column="131" table:row="53" table:table="0"/>
          <office:change-info>
            <dc:creator> </dc:creator>
            <dc:date>2021-04-22T09:30:59.228924267</dc:date>
          </office:change-info>
          <table:previous>
            <table:change-track-table-cell table:cell-address="full_columns.EB54" table:formula="of:=AVERAGE([.ES21];[.ES28];[.ES35])" office:value-type="float" office:value="0.000701530612244897"/>
          </table:previous>
        </table:cell-content-change>
        <table:cell-content-change table:id="ct1034">
          <table:cell-address table:column="131" table:row="54" table:table="0"/>
          <office:change-info>
            <dc:creator> </dc:creator>
            <dc:date>2021-04-22T09:30:59.228944306</dc:date>
          </office:change-info>
          <table:previous>
            <table:change-track-table-cell table:cell-address="full_columns.EB55" table:formula="of:=AVERAGE([.ES22];[.ES29];[.ES36])" office:value-type="float" office:value="0.000499574829931973"/>
          </table:previous>
        </table:cell-content-change>
        <table:cell-content-change table:id="ct1035">
          <table:cell-address table:column="131" table:row="55" table:table="0"/>
          <office:change-info>
            <dc:creator> </dc:creator>
            <dc:date>2021-04-22T09:30:59.228964347</dc:date>
          </office:change-info>
          <table:previous>
            <table:change-track-table-cell table:cell-address="full_columns.EB56" table:formula="of:=AVERAGE([.ES23];[.ES30])" office:value-type="float" office:value="0.00040391156462585"/>
          </table:previous>
        </table:cell-content-change>
        <table:cell-content-change table:id="ct1036">
          <table:cell-address table:column="131" table:row="56" table:table="0"/>
          <office:change-info>
            <dc:creator> </dc:creator>
            <dc:date>2021-04-22T09:30:59.228984158</dc:date>
          </office:change-info>
          <table:previous>
            <table:change-track-table-cell table:cell-address="full_columns.EB57" table:formula="of:=AVERAGE([.ES24];[.ES31])" office:value-type="float" office:value="0.000531462585034014"/>
          </table:previous>
        </table:cell-content-change>
        <table:cell-content-change table:id="ct1037">
          <table:cell-address table:column="132" table:row="50" table:table="0"/>
          <office:change-info>
            <dc:creator> </dc:creator>
            <dc:date>2021-04-22T09:30:59.229004874</dc:date>
          </office:change-info>
          <table:previous>
            <table:change-track-table-cell table:cell-address="full_columns.EC51" table:formula="of:=AVERAGE([.ET18];[.ET25];[.ET32])" office:value-type="float" office:value="0.000208839115566345"/>
          </table:previous>
        </table:cell-content-change>
        <table:cell-content-change table:id="ct1038">
          <table:cell-address table:column="132" table:row="51" table:table="0"/>
          <office:change-info>
            <dc:creator> </dc:creator>
            <dc:date>2021-04-22T09:30:59.229025099</dc:date>
          </office:change-info>
          <table:previous>
            <table:change-track-table-cell table:cell-address="full_columns.EC52" table:formula="of:=AVERAGE([.ET19];[.ET26];[.ET33])" office:value-type="float" office:value="0.000168866003602475"/>
          </table:previous>
        </table:cell-content-change>
        <table:cell-content-change table:id="ct1039">
          <table:cell-address table:column="132" table:row="52" table:table="0"/>
          <office:change-info>
            <dc:creator> </dc:creator>
            <dc:date>2021-04-22T09:30:59.229045385</dc:date>
          </office:change-info>
          <table:previous>
            <table:change-track-table-cell table:cell-address="full_columns.EC53" table:formula="of:=AVERAGE([.ET20];[.ET27];[.ET34])" office:value-type="float" office:value="0.000243754405200094"/>
          </table:previous>
        </table:cell-content-change>
        <table:cell-content-change table:id="ct1040">
          <table:cell-address table:column="132" table:row="53" table:table="0"/>
          <office:change-info>
            <dc:creator> </dc:creator>
            <dc:date>2021-04-22T09:30:59.229065680</dc:date>
          </office:change-info>
          <table:previous>
            <table:change-track-table-cell table:cell-address="full_columns.EC54" table:formula="of:=AVERAGE([.ET21];[.ET28];[.ET35])" office:value-type="float" office:value="0.000278669694833841"/>
          </table:previous>
        </table:cell-content-change>
        <table:cell-content-change table:id="ct1041">
          <table:cell-address table:column="132" table:row="54" table:table="0"/>
          <office:change-info>
            <dc:creator> </dc:creator>
            <dc:date>2021-04-22T09:30:59.229085885</dc:date>
          </office:change-info>
          <table:previous>
            <table:change-track-table-cell table:cell-address="full_columns.EC55" table:formula="of:=AVERAGE([.ET22];[.ET29];[.ET36])" office:value-type="float" office:value="0.000481890174474123"/>
          </table:previous>
        </table:cell-content-change>
        <table:cell-content-change table:id="ct1042">
          <table:cell-address table:column="132" table:row="55" table:table="0"/>
          <office:change-info>
            <dc:creator> </dc:creator>
            <dc:date>2021-04-22T09:30:59.229105891</dc:date>
          </office:change-info>
          <table:previous>
            <table:change-track-table-cell table:cell-address="full_columns.EC56" table:formula="of:=AVERAGE([.ET23];[.ET30])" office:value-type="float" office:value="0.00025763196424468"/>
          </table:previous>
        </table:cell-content-change>
        <table:cell-content-change table:id="ct1043">
          <table:cell-address table:column="132" table:row="56" table:table="0"/>
          <office:change-info>
            <dc:creator> </dc:creator>
            <dc:date>2021-04-22T09:30:59.229125787</dc:date>
          </office:change-info>
          <table:previous>
            <table:change-track-table-cell table:cell-address="full_columns.EC57" table:formula="of:=AVERAGE([.ET24];[.ET31])" office:value-type="float" office:value="0.000234008315535278"/>
          </table:previous>
        </table:cell-content-change>
        <table:movement table:id="ct1044">
          <table:source-range-address table:start-column="6" table:start-row="36" table:start-table="0" table:end-column="149" table:end-row="42" table:end-table="0"/>
          <table:target-range-address table:start-column="1" table:start-row="43" table:start-table="0" table:end-column="144" table:end-row="49" table:end-table="0"/>
          <office:change-info>
            <dc:creator> </dc:creator>
            <dc:date>2021-04-22T09:31:18.674013478</dc:date>
          </office:change-info>
          <table:dependencies>
            <table:dependency table:id="ct1885"/>
            <table:dependency table:id="ct1884"/>
            <table:dependency table:id="ct1883"/>
            <table:dependency table:id="ct1882"/>
            <table:dependency table:id="ct1881"/>
            <table:dependency table:id="ct1880"/>
            <table:dependency table:id="ct1879"/>
            <table:dependency table:id="ct1878"/>
            <table:dependency table:id="ct1877"/>
            <table:dependency table:id="ct1876"/>
            <table:dependency table:id="ct1875"/>
            <table:dependency table:id="ct1874"/>
            <table:dependency table:id="ct1873"/>
            <table:dependency table:id="ct1872"/>
            <table:dependency table:id="ct1871"/>
            <table:dependency table:id="ct1870"/>
            <table:dependency table:id="ct1869"/>
            <table:dependency table:id="ct1868"/>
            <table:dependency table:id="ct1867"/>
            <table:dependency table:id="ct1866"/>
            <table:dependency table:id="ct1865"/>
            <table:dependency table:id="ct1864"/>
            <table:dependency table:id="ct1863"/>
            <table:dependency table:id="ct1862"/>
            <table:dependency table:id="ct1861"/>
            <table:dependency table:id="ct1860"/>
            <table:dependency table:id="ct1859"/>
            <table:dependency table:id="ct1858"/>
            <table:dependency table:id="ct1857"/>
            <table:dependency table:id="ct1856"/>
            <table:dependency table:id="ct1855"/>
            <table:dependency table:id="ct1854"/>
            <table:dependency table:id="ct1853"/>
            <table:dependency table:id="ct1852"/>
            <table:dependency table:id="ct1851"/>
            <table:dependency table:id="ct1850"/>
            <table:dependency table:id="ct1849"/>
            <table:dependency table:id="ct1848"/>
            <table:dependency table:id="ct1847"/>
            <table:dependency table:id="ct1846"/>
            <table:dependency table:id="ct1845"/>
            <table:dependency table:id="ct1844"/>
            <table:dependency table:id="ct1843"/>
            <table:dependency table:id="ct1842"/>
            <table:dependency table:id="ct1841"/>
            <table:dependency table:id="ct1840"/>
            <table:dependency table:id="ct1839"/>
            <table:dependency table:id="ct1838"/>
            <table:dependency table:id="ct1837"/>
            <table:dependency table:id="ct1836"/>
            <table:dependency table:id="ct1835"/>
            <table:dependency table:id="ct1834"/>
            <table:dependency table:id="ct1833"/>
            <table:dependency table:id="ct1832"/>
            <table:dependency table:id="ct1831"/>
            <table:dependency table:id="ct1830"/>
            <table:dependency table:id="ct1829"/>
            <table:dependency table:id="ct1828"/>
            <table:dependency table:id="ct1827"/>
            <table:dependency table:id="ct1826"/>
            <table:dependency table:id="ct1825"/>
            <table:dependency table:id="ct1824"/>
            <table:dependency table:id="ct1823"/>
            <table:dependency table:id="ct1822"/>
            <table:dependency table:id="ct1821"/>
            <table:dependency table:id="ct1820"/>
            <table:dependency table:id="ct1819"/>
            <table:dependency table:id="ct1818"/>
            <table:dependency table:id="ct1817"/>
            <table:dependency table:id="ct1816"/>
            <table:dependency table:id="ct1815"/>
            <table:dependency table:id="ct1814"/>
            <table:dependency table:id="ct1813"/>
            <table:dependency table:id="ct1812"/>
            <table:dependency table:id="ct1811"/>
            <table:dependency table:id="ct1810"/>
            <table:dependency table:id="ct1809"/>
            <table:dependency table:id="ct1808"/>
            <table:dependency table:id="ct1807"/>
            <table:dependency table:id="ct1806"/>
            <table:dependency table:id="ct1805"/>
            <table:dependency table:id="ct1804"/>
            <table:dependency table:id="ct1803"/>
            <table:dependency table:id="ct1802"/>
            <table:dependency table:id="ct1801"/>
            <table:dependency table:id="ct1800"/>
            <table:dependency table:id="ct1799"/>
            <table:dependency table:id="ct1798"/>
            <table:dependency table:id="ct1797"/>
            <table:dependency table:id="ct1796"/>
            <table:dependency table:id="ct1795"/>
            <table:dependency table:id="ct1794"/>
            <table:dependency table:id="ct1793"/>
            <table:dependency table:id="ct1792"/>
            <table:dependency table:id="ct1791"/>
            <table:dependency table:id="ct1790"/>
            <table:dependency table:id="ct1789"/>
            <table:dependency table:id="ct1788"/>
            <table:dependency table:id="ct1787"/>
            <table:dependency table:id="ct1786"/>
            <table:dependency table:id="ct1785"/>
            <table:dependency table:id="ct1784"/>
            <table:dependency table:id="ct1783"/>
            <table:dependency table:id="ct1782"/>
            <table:dependency table:id="ct1781"/>
            <table:dependency table:id="ct1780"/>
            <table:dependency table:id="ct1779"/>
            <table:dependency table:id="ct1778"/>
            <table:dependency table:id="ct1777"/>
            <table:dependency table:id="ct1776"/>
            <table:dependency table:id="ct1775"/>
            <table:dependency table:id="ct1774"/>
            <table:dependency table:id="ct1773"/>
            <table:dependency table:id="ct1772"/>
            <table:dependency table:id="ct1771"/>
            <table:dependency table:id="ct1770"/>
            <table:dependency table:id="ct1769"/>
            <table:dependency table:id="ct1768"/>
            <table:dependency table:id="ct1767"/>
            <table:dependency table:id="ct1766"/>
            <table:dependency table:id="ct1765"/>
            <table:dependency table:id="ct1764"/>
            <table:dependency table:id="ct1763"/>
            <table:dependency table:id="ct1762"/>
            <table:dependency table:id="ct1761"/>
            <table:dependency table:id="ct1760"/>
            <table:dependency table:id="ct1759"/>
            <table:dependency table:id="ct1758"/>
            <table:dependency table:id="ct1757"/>
            <table:dependency table:id="ct1756"/>
            <table:dependency table:id="ct1755"/>
            <table:dependency table:id="ct1754"/>
            <table:dependency table:id="ct1753"/>
            <table:dependency table:id="ct1752"/>
            <table:dependency table:id="ct1751"/>
            <table:dependency table:id="ct1750"/>
            <table:dependency table:id="ct1749"/>
            <table:dependency table:id="ct1748"/>
            <table:dependency table:id="ct1747"/>
            <table:dependency table:id="ct1746"/>
            <table:dependency table:id="ct1745"/>
            <table:dependency table:id="ct1744"/>
            <table:dependency table:id="ct1743"/>
            <table:dependency table:id="ct1742"/>
            <table:dependency table:id="ct1741"/>
            <table:dependency table:id="ct1740"/>
            <table:dependency table:id="ct1739"/>
            <table:dependency table:id="ct1738"/>
            <table:dependency table:id="ct1737"/>
            <table:dependency table:id="ct1736"/>
            <table:dependency table:id="ct1735"/>
            <table:dependency table:id="ct1734"/>
            <table:dependency table:id="ct1733"/>
            <table:dependency table:id="ct1732"/>
            <table:dependency table:id="ct1731"/>
            <table:dependency table:id="ct1730"/>
            <table:dependency table:id="ct1729"/>
            <table:dependency table:id="ct1728"/>
            <table:dependency table:id="ct1727"/>
            <table:dependency table:id="ct1726"/>
            <table:dependency table:id="ct1725"/>
            <table:dependency table:id="ct1724"/>
            <table:dependency table:id="ct1723"/>
            <table:dependency table:id="ct1722"/>
            <table:dependency table:id="ct1721"/>
            <table:dependency table:id="ct1720"/>
            <table:dependency table:id="ct1719"/>
            <table:dependency table:id="ct1718"/>
            <table:dependency table:id="ct1717"/>
            <table:dependency table:id="ct1716"/>
            <table:dependency table:id="ct1715"/>
            <table:dependency table:id="ct1714"/>
            <table:dependency table:id="ct1713"/>
            <table:dependency table:id="ct1712"/>
            <table:dependency table:id="ct1711"/>
            <table:dependency table:id="ct1710"/>
            <table:dependency table:id="ct1709"/>
            <table:dependency table:id="ct1708"/>
            <table:dependency table:id="ct1707"/>
            <table:dependency table:id="ct1706"/>
            <table:dependency table:id="ct1705"/>
            <table:dependency table:id="ct1704"/>
            <table:dependency table:id="ct1703"/>
            <table:dependency table:id="ct1702"/>
            <table:dependency table:id="ct1701"/>
            <table:dependency table:id="ct1700"/>
            <table:dependency table:id="ct1699"/>
            <table:dependency table:id="ct1698"/>
            <table:dependency table:id="ct1697"/>
            <table:dependency table:id="ct1696"/>
            <table:dependency table:id="ct1695"/>
            <table:dependency table:id="ct1694"/>
            <table:dependency table:id="ct1693"/>
            <table:dependency table:id="ct1692"/>
            <table:dependency table:id="ct1691"/>
            <table:dependency table:id="ct1690"/>
            <table:dependency table:id="ct1689"/>
            <table:dependency table:id="ct1688"/>
            <table:dependency table:id="ct1687"/>
            <table:dependency table:id="ct1686"/>
            <table:dependency table:id="ct1685"/>
            <table:dependency table:id="ct1684"/>
            <table:dependency table:id="ct1683"/>
            <table:dependency table:id="ct1682"/>
            <table:dependency table:id="ct1681"/>
            <table:dependency table:id="ct1680"/>
            <table:dependency table:id="ct1679"/>
            <table:dependency table:id="ct1678"/>
            <table:dependency table:id="ct1677"/>
            <table:dependency table:id="ct1676"/>
            <table:dependency table:id="ct1675"/>
            <table:dependency table:id="ct1674"/>
            <table:dependency table:id="ct1673"/>
            <table:dependency table:id="ct1672"/>
            <table:dependency table:id="ct1671"/>
            <table:dependency table:id="ct1670"/>
            <table:dependency table:id="ct1669"/>
            <table:dependency table:id="ct1668"/>
            <table:dependency table:id="ct1667"/>
            <table:dependency table:id="ct1666"/>
            <table:dependency table:id="ct1665"/>
            <table:dependency table:id="ct1664"/>
            <table:dependency table:id="ct1663"/>
            <table:dependency table:id="ct1662"/>
            <table:dependency table:id="ct1661"/>
            <table:dependency table:id="ct1660"/>
            <table:dependency table:id="ct1659"/>
            <table:dependency table:id="ct1658"/>
            <table:dependency table:id="ct1657"/>
            <table:dependency table:id="ct1656"/>
            <table:dependency table:id="ct1655"/>
            <table:dependency table:id="ct1654"/>
            <table:dependency table:id="ct1653"/>
            <table:dependency table:id="ct1652"/>
            <table:dependency table:id="ct1651"/>
            <table:dependency table:id="ct1650"/>
            <table:dependency table:id="ct1649"/>
            <table:dependency table:id="ct1648"/>
            <table:dependency table:id="ct1647"/>
            <table:dependency table:id="ct1646"/>
            <table:dependency table:id="ct1645"/>
            <table:dependency table:id="ct1644"/>
            <table:dependency table:id="ct1643"/>
            <table:dependency table:id="ct1642"/>
            <table:dependency table:id="ct1641"/>
            <table:dependency table:id="ct1640"/>
            <table:dependency table:id="ct1639"/>
            <table:dependency table:id="ct1638"/>
            <table:dependency table:id="ct1637"/>
            <table:dependency table:id="ct1636"/>
            <table:dependency table:id="ct1635"/>
            <table:dependency table:id="ct1634"/>
            <table:dependency table:id="ct1633"/>
            <table:dependency table:id="ct1632"/>
            <table:dependency table:id="ct1631"/>
            <table:dependency table:id="ct1630"/>
            <table:dependency table:id="ct1629"/>
            <table:dependency table:id="ct1628"/>
            <table:dependency table:id="ct1627"/>
            <table:dependency table:id="ct1626"/>
            <table:dependency table:id="ct1625"/>
            <table:dependency table:id="ct1624"/>
            <table:dependency table:id="ct1623"/>
            <table:dependency table:id="ct1622"/>
            <table:dependency table:id="ct1621"/>
            <table:dependency table:id="ct1620"/>
            <table:dependency table:id="ct1619"/>
            <table:dependency table:id="ct1618"/>
            <table:dependency table:id="ct1617"/>
            <table:dependency table:id="ct1616"/>
            <table:dependency table:id="ct1615"/>
            <table:dependency table:id="ct1614"/>
            <table:dependency table:id="ct1613"/>
            <table:dependency table:id="ct1612"/>
            <table:dependency table:id="ct1611"/>
            <table:dependency table:id="ct1610"/>
            <table:dependency table:id="ct1609"/>
            <table:dependency table:id="ct1608"/>
            <table:dependency table:id="ct1607"/>
            <table:dependency table:id="ct1606"/>
            <table:dependency table:id="ct1605"/>
            <table:dependency table:id="ct1604"/>
            <table:dependency table:id="ct1603"/>
            <table:dependency table:id="ct1602"/>
            <table:dependency table:id="ct1601"/>
            <table:dependency table:id="ct1600"/>
            <table:dependency table:id="ct1599"/>
            <table:dependency table:id="ct1598"/>
            <table:dependency table:id="ct1597"/>
            <table:dependency table:id="ct1596"/>
            <table:dependency table:id="ct1595"/>
            <table:dependency table:id="ct1594"/>
            <table:dependency table:id="ct1593"/>
            <table:dependency table:id="ct1592"/>
            <table:dependency table:id="ct1591"/>
            <table:dependency table:id="ct1590"/>
            <table:dependency table:id="ct1589"/>
            <table:dependency table:id="ct1588"/>
            <table:dependency table:id="ct1587"/>
            <table:dependency table:id="ct1586"/>
            <table:dependency table:id="ct1585"/>
            <table:dependency table:id="ct1584"/>
            <table:dependency table:id="ct1583"/>
            <table:dependency table:id="ct1582"/>
            <table:dependency table:id="ct1581"/>
            <table:dependency table:id="ct1580"/>
            <table:dependency table:id="ct1579"/>
            <table:dependency table:id="ct1578"/>
            <table:dependency table:id="ct1577"/>
            <table:dependency table:id="ct1576"/>
            <table:dependency table:id="ct1575"/>
            <table:dependency table:id="ct1574"/>
            <table:dependency table:id="ct1573"/>
            <table:dependency table:id="ct1572"/>
            <table:dependency table:id="ct1571"/>
            <table:dependency table:id="ct1570"/>
            <table:dependency table:id="ct1569"/>
            <table:dependency table:id="ct1568"/>
            <table:dependency table:id="ct1567"/>
            <table:dependency table:id="ct1566"/>
            <table:dependency table:id="ct1565"/>
            <table:dependency table:id="ct1564"/>
            <table:dependency table:id="ct1563"/>
            <table:dependency table:id="ct1562"/>
            <table:dependency table:id="ct1561"/>
            <table:dependency table:id="ct1560"/>
            <table:dependency table:id="ct1559"/>
            <table:dependency table:id="ct1558"/>
            <table:dependency table:id="ct1557"/>
            <table:dependency table:id="ct1556"/>
            <table:dependency table:id="ct1555"/>
            <table:dependency table:id="ct1554"/>
            <table:dependency table:id="ct1553"/>
            <table:dependency table:id="ct1552"/>
            <table:dependency table:id="ct1551"/>
            <table:dependency table:id="ct1550"/>
            <table:dependency table:id="ct1549"/>
            <table:dependency table:id="ct1548"/>
            <table:dependency table:id="ct1547"/>
            <table:dependency table:id="ct1546"/>
            <table:dependency table:id="ct1545"/>
            <table:dependency table:id="ct1544"/>
            <table:dependency table:id="ct1543"/>
            <table:dependency table:id="ct1542"/>
            <table:dependency table:id="ct1541"/>
            <table:dependency table:id="ct1540"/>
            <table:dependency table:id="ct1539"/>
            <table:dependency table:id="ct1538"/>
            <table:dependency table:id="ct1537"/>
            <table:dependency table:id="ct1536"/>
            <table:dependency table:id="ct1535"/>
            <table:dependency table:id="ct1534"/>
            <table:dependency table:id="ct1533"/>
            <table:dependency table:id="ct1532"/>
            <table:dependency table:id="ct1531"/>
            <table:dependency table:id="ct1530"/>
            <table:dependency table:id="ct1529"/>
            <table:dependency table:id="ct1528"/>
            <table:dependency table:id="ct1527"/>
            <table:dependency table:id="ct1526"/>
            <table:dependency table:id="ct1525"/>
            <table:dependency table:id="ct1524"/>
            <table:dependency table:id="ct1523"/>
            <table:dependency table:id="ct1522"/>
            <table:dependency table:id="ct1521"/>
            <table:dependency table:id="ct1520"/>
            <table:dependency table:id="ct1519"/>
            <table:dependency table:id="ct1518"/>
            <table:dependency table:id="ct1517"/>
            <table:dependency table:id="ct1516"/>
            <table:dependency table:id="ct1515"/>
            <table:dependency table:id="ct1514"/>
            <table:dependency table:id="ct1513"/>
            <table:dependency table:id="ct1512"/>
            <table:dependency table:id="ct1511"/>
            <table:dependency table:id="ct1510"/>
            <table:dependency table:id="ct1509"/>
            <table:dependency table:id="ct1508"/>
            <table:dependency table:id="ct1507"/>
            <table:dependency table:id="ct1506"/>
            <table:dependency table:id="ct1505"/>
            <table:dependency table:id="ct1504"/>
            <table:dependency table:id="ct1503"/>
            <table:dependency table:id="ct1502"/>
            <table:dependency table:id="ct1501"/>
            <table:dependency table:id="ct1500"/>
            <table:dependency table:id="ct1499"/>
            <table:dependency table:id="ct1498"/>
            <table:dependency table:id="ct1497"/>
            <table:dependency table:id="ct1496"/>
            <table:dependency table:id="ct1495"/>
            <table:dependency table:id="ct1494"/>
            <table:dependency table:id="ct1493"/>
            <table:dependency table:id="ct1492"/>
            <table:dependency table:id="ct1491"/>
            <table:dependency table:id="ct1490"/>
            <table:dependency table:id="ct1489"/>
            <table:dependency table:id="ct1488"/>
            <table:dependency table:id="ct1487"/>
            <table:dependency table:id="ct1486"/>
            <table:dependency table:id="ct1485"/>
            <table:dependency table:id="ct1484"/>
            <table:dependency table:id="ct1483"/>
            <table:dependency table:id="ct1482"/>
            <table:dependency table:id="ct1481"/>
            <table:dependency table:id="ct1480"/>
            <table:dependency table:id="ct1479"/>
            <table:dependency table:id="ct1478"/>
            <table:dependency table:id="ct1477"/>
            <table:dependency table:id="ct1476"/>
            <table:dependency table:id="ct1475"/>
            <table:dependency table:id="ct1474"/>
            <table:dependency table:id="ct1473"/>
            <table:dependency table:id="ct1472"/>
            <table:dependency table:id="ct1471"/>
            <table:dependency table:id="ct1470"/>
            <table:dependency table:id="ct1469"/>
            <table:dependency table:id="ct1468"/>
            <table:dependency table:id="ct1467"/>
            <table:dependency table:id="ct1466"/>
            <table:dependency table:id="ct1465"/>
            <table:dependency table:id="ct1464"/>
            <table:dependency table:id="ct1463"/>
            <table:dependency table:id="ct1462"/>
            <table:dependency table:id="ct1461"/>
            <table:dependency table:id="ct1460"/>
            <table:dependency table:id="ct1459"/>
            <table:dependency table:id="ct1458"/>
            <table:dependency table:id="ct1457"/>
            <table:dependency table:id="ct1456"/>
            <table:dependency table:id="ct1455"/>
            <table:dependency table:id="ct1454"/>
            <table:dependency table:id="ct1453"/>
            <table:dependency table:id="ct1452"/>
            <table:dependency table:id="ct1451"/>
            <table:dependency table:id="ct1450"/>
            <table:dependency table:id="ct1449"/>
            <table:dependency table:id="ct1448"/>
            <table:dependency table:id="ct1447"/>
            <table:dependency table:id="ct1446"/>
            <table:dependency table:id="ct1445"/>
            <table:dependency table:id="ct1444"/>
            <table:dependency table:id="ct1443"/>
            <table:dependency table:id="ct1442"/>
            <table:dependency table:id="ct1441"/>
            <table:dependency table:id="ct1440"/>
            <table:dependency table:id="ct1439"/>
            <table:dependency table:id="ct1438"/>
            <table:dependency table:id="ct1437"/>
            <table:dependency table:id="ct1436"/>
            <table:dependency table:id="ct1435"/>
            <table:dependency table:id="ct1434"/>
            <table:dependency table:id="ct1433"/>
            <table:dependency table:id="ct1432"/>
            <table:dependency table:id="ct1431"/>
            <table:dependency table:id="ct1430"/>
            <table:dependency table:id="ct1429"/>
            <table:dependency table:id="ct1428"/>
            <table:dependency table:id="ct1427"/>
            <table:dependency table:id="ct1426"/>
            <table:dependency table:id="ct1425"/>
            <table:dependency table:id="ct1424"/>
            <table:dependency table:id="ct1423"/>
            <table:dependency table:id="ct1422"/>
            <table:dependency table:id="ct1421"/>
            <table:dependency table:id="ct1420"/>
            <table:dependency table:id="ct1419"/>
            <table:dependency table:id="ct1418"/>
            <table:dependency table:id="ct1417"/>
            <table:dependency table:id="ct1416"/>
            <table:dependency table:id="ct1415"/>
            <table:dependency table:id="ct1414"/>
            <table:dependency table:id="ct1413"/>
            <table:dependency table:id="ct1412"/>
            <table:dependency table:id="ct1411"/>
            <table:dependency table:id="ct1410"/>
            <table:dependency table:id="ct1409"/>
            <table:dependency table:id="ct1408"/>
            <table:dependency table:id="ct1407"/>
            <table:dependency table:id="ct1406"/>
            <table:dependency table:id="ct1405"/>
            <table:dependency table:id="ct1404"/>
            <table:dependency table:id="ct1403"/>
            <table:dependency table:id="ct1402"/>
            <table:dependency table:id="ct1401"/>
            <table:dependency table:id="ct1400"/>
            <table:dependency table:id="ct1399"/>
            <table:dependency table:id="ct1398"/>
            <table:dependency table:id="ct1397"/>
            <table:dependency table:id="ct1396"/>
            <table:dependency table:id="ct1395"/>
            <table:dependency table:id="ct1394"/>
            <table:dependency table:id="ct1393"/>
            <table:dependency table:id="ct1392"/>
            <table:dependency table:id="ct1391"/>
            <table:dependency table:id="ct1390"/>
            <table:dependency table:id="ct1389"/>
            <table:dependency table:id="ct1388"/>
            <table:dependency table:id="ct1387"/>
            <table:dependency table:id="ct1386"/>
            <table:dependency table:id="ct1385"/>
            <table:dependency table:id="ct1384"/>
            <table:dependency table:id="ct1383"/>
            <table:dependency table:id="ct1382"/>
            <table:dependency table:id="ct1381"/>
            <table:dependency table:id="ct1380"/>
            <table:dependency table:id="ct1379"/>
            <table:dependency table:id="ct1378"/>
            <table:dependency table:id="ct1377"/>
            <table:dependency table:id="ct1376"/>
            <table:dependency table:id="ct1375"/>
            <table:dependency table:id="ct1374"/>
            <table:dependency table:id="ct1373"/>
            <table:dependency table:id="ct1372"/>
            <table:dependency table:id="ct1371"/>
            <table:dependency table:id="ct1370"/>
            <table:dependency table:id="ct1369"/>
            <table:dependency table:id="ct1368"/>
            <table:dependency table:id="ct1367"/>
            <table:dependency table:id="ct1366"/>
            <table:dependency table:id="ct1365"/>
            <table:dependency table:id="ct1364"/>
            <table:dependency table:id="ct1363"/>
            <table:dependency table:id="ct1362"/>
            <table:dependency table:id="ct1361"/>
            <table:dependency table:id="ct1360"/>
            <table:dependency table:id="ct1359"/>
            <table:dependency table:id="ct1358"/>
            <table:dependency table:id="ct1357"/>
            <table:dependency table:id="ct1356"/>
            <table:dependency table:id="ct1355"/>
            <table:dependency table:id="ct1354"/>
            <table:dependency table:id="ct1353"/>
            <table:dependency table:id="ct1352"/>
            <table:dependency table:id="ct1351"/>
            <table:dependency table:id="ct1350"/>
            <table:dependency table:id="ct1349"/>
            <table:dependency table:id="ct1348"/>
            <table:dependency table:id="ct1347"/>
            <table:dependency table:id="ct1346"/>
            <table:dependency table:id="ct1345"/>
            <table:dependency table:id="ct1344"/>
            <table:dependency table:id="ct1343"/>
            <table:dependency table:id="ct1342"/>
            <table:dependency table:id="ct1341"/>
            <table:dependency table:id="ct1340"/>
            <table:dependency table:id="ct1339"/>
            <table:dependency table:id="ct1338"/>
            <table:dependency table:id="ct1337"/>
            <table:dependency table:id="ct1336"/>
            <table:dependency table:id="ct1335"/>
            <table:dependency table:id="ct1334"/>
            <table:dependency table:id="ct1333"/>
            <table:dependency table:id="ct1332"/>
            <table:dependency table:id="ct1331"/>
            <table:dependency table:id="ct1330"/>
            <table:dependency table:id="ct1329"/>
            <table:dependency table:id="ct1328"/>
            <table:dependency table:id="ct1327"/>
            <table:dependency table:id="ct1326"/>
            <table:dependency table:id="ct1325"/>
            <table:dependency table:id="ct1324"/>
            <table:dependency table:id="ct1323"/>
            <table:dependency table:id="ct1322"/>
            <table:dependency table:id="ct1321"/>
            <table:dependency table:id="ct1320"/>
            <table:dependency table:id="ct1319"/>
            <table:dependency table:id="ct1318"/>
            <table:dependency table:id="ct1317"/>
            <table:dependency table:id="ct1316"/>
            <table:dependency table:id="ct1315"/>
            <table:dependency table:id="ct1314"/>
            <table:dependency table:id="ct1313"/>
            <table:dependency table:id="ct1312"/>
            <table:dependency table:id="ct1311"/>
            <table:dependency table:id="ct1310"/>
            <table:dependency table:id="ct1309"/>
            <table:dependency table:id="ct1308"/>
            <table:dependency table:id="ct1307"/>
            <table:dependency table:id="ct1306"/>
            <table:dependency table:id="ct1305"/>
            <table:dependency table:id="ct1304"/>
            <table:dependency table:id="ct1303"/>
            <table:dependency table:id="ct1302"/>
            <table:dependency table:id="ct1301"/>
            <table:dependency table:id="ct1300"/>
            <table:dependency table:id="ct1299"/>
            <table:dependency table:id="ct1298"/>
            <table:dependency table:id="ct1297"/>
            <table:dependency table:id="ct1296"/>
            <table:dependency table:id="ct1295"/>
            <table:dependency table:id="ct1294"/>
            <table:dependency table:id="ct1293"/>
            <table:dependency table:id="ct1292"/>
            <table:dependency table:id="ct1291"/>
            <table:dependency table:id="ct1290"/>
            <table:dependency table:id="ct1289"/>
            <table:dependency table:id="ct1288"/>
            <table:dependency table:id="ct1287"/>
            <table:dependency table:id="ct1286"/>
            <table:dependency table:id="ct1285"/>
            <table:dependency table:id="ct1284"/>
            <table:dependency table:id="ct1283"/>
            <table:dependency table:id="ct1282"/>
            <table:dependency table:id="ct1281"/>
            <table:dependency table:id="ct1280"/>
            <table:dependency table:id="ct1279"/>
            <table:dependency table:id="ct1278"/>
            <table:dependency table:id="ct1277"/>
            <table:dependency table:id="ct1276"/>
            <table:dependency table:id="ct1275"/>
            <table:dependency table:id="ct1274"/>
            <table:dependency table:id="ct1273"/>
            <table:dependency table:id="ct1272"/>
            <table:dependency table:id="ct1271"/>
            <table:dependency table:id="ct1270"/>
            <table:dependency table:id="ct1269"/>
            <table:dependency table:id="ct1268"/>
            <table:dependency table:id="ct1267"/>
            <table:dependency table:id="ct1266"/>
            <table:dependency table:id="ct1265"/>
            <table:dependency table:id="ct1264"/>
            <table:dependency table:id="ct1263"/>
            <table:dependency table:id="ct1262"/>
            <table:dependency table:id="ct1261"/>
            <table:dependency table:id="ct1260"/>
            <table:dependency table:id="ct1259"/>
            <table:dependency table:id="ct1258"/>
            <table:dependency table:id="ct1257"/>
            <table:dependency table:id="ct1256"/>
            <table:dependency table:id="ct1255"/>
            <table:dependency table:id="ct1254"/>
            <table:dependency table:id="ct1253"/>
            <table:dependency table:id="ct1252"/>
            <table:dependency table:id="ct1251"/>
            <table:dependency table:id="ct1250"/>
            <table:dependency table:id="ct1249"/>
            <table:dependency table:id="ct1248"/>
            <table:dependency table:id="ct1247"/>
            <table:dependency table:id="ct1246"/>
            <table:dependency table:id="ct1245"/>
            <table:dependency table:id="ct1244"/>
            <table:dependency table:id="ct1243"/>
            <table:dependency table:id="ct1242"/>
            <table:dependency table:id="ct1241"/>
            <table:dependency table:id="ct1240"/>
            <table:dependency table:id="ct1239"/>
            <table:dependency table:id="ct1238"/>
            <table:dependency table:id="ct1237"/>
            <table:dependency table:id="ct1236"/>
            <table:dependency table:id="ct1235"/>
            <table:dependency table:id="ct1234"/>
            <table:dependency table:id="ct1233"/>
            <table:dependency table:id="ct1232"/>
            <table:dependency table:id="ct1231"/>
            <table:dependency table:id="ct1230"/>
            <table:dependency table:id="ct1229"/>
            <table:dependency table:id="ct1228"/>
            <table:dependency table:id="ct1227"/>
            <table:dependency table:id="ct1226"/>
            <table:dependency table:id="ct1225"/>
            <table:dependency table:id="ct1224"/>
            <table:dependency table:id="ct1223"/>
            <table:dependency table:id="ct1222"/>
            <table:dependency table:id="ct1221"/>
            <table:dependency table:id="ct1220"/>
            <table:dependency table:id="ct1219"/>
            <table:dependency table:id="ct1218"/>
            <table:dependency table:id="ct1217"/>
            <table:dependency table:id="ct1216"/>
            <table:dependency table:id="ct1215"/>
            <table:dependency table:id="ct1214"/>
            <table:dependency table:id="ct1213"/>
            <table:dependency table:id="ct1212"/>
            <table:dependency table:id="ct1211"/>
            <table:dependency table:id="ct1210"/>
            <table:dependency table:id="ct1209"/>
            <table:dependency table:id="ct1208"/>
            <table:dependency table:id="ct1207"/>
            <table:dependency table:id="ct1206"/>
            <table:dependency table:id="ct1205"/>
            <table:dependency table:id="ct1204"/>
            <table:dependency table:id="ct1203"/>
            <table:dependency table:id="ct1202"/>
            <table:dependency table:id="ct1201"/>
            <table:dependency table:id="ct1200"/>
            <table:dependency table:id="ct1199"/>
            <table:dependency table:id="ct1198"/>
            <table:dependency table:id="ct1197"/>
            <table:dependency table:id="ct1196"/>
            <table:dependency table:id="ct1195"/>
            <table:dependency table:id="ct1194"/>
            <table:dependency table:id="ct1193"/>
            <table:dependency table:id="ct1192"/>
            <table:dependency table:id="ct1191"/>
            <table:dependency table:id="ct1190"/>
            <table:dependency table:id="ct1189"/>
            <table:dependency table:id="ct1188"/>
            <table:dependency table:id="ct1187"/>
            <table:dependency table:id="ct1186"/>
            <table:dependency table:id="ct1185"/>
            <table:dependency table:id="ct1184"/>
            <table:dependency table:id="ct1183"/>
            <table:dependency table:id="ct1182"/>
            <table:dependency table:id="ct1181"/>
            <table:dependency table:id="ct1180"/>
            <table:dependency table:id="ct1179"/>
            <table:dependency table:id="ct1178"/>
            <table:dependency table:id="ct1177"/>
            <table:dependency table:id="ct1176"/>
            <table:dependency table:id="ct1175"/>
            <table:dependency table:id="ct1174"/>
            <table:dependency table:id="ct1173"/>
            <table:dependency table:id="ct1172"/>
            <table:dependency table:id="ct1171"/>
            <table:dependency table:id="ct1170"/>
            <table:dependency table:id="ct1169"/>
            <table:dependency table:id="ct1168"/>
            <table:dependency table:id="ct1167"/>
            <table:dependency table:id="ct1166"/>
            <table:dependency table:id="ct1165"/>
            <table:dependency table:id="ct1164"/>
            <table:dependency table:id="ct1163"/>
            <table:dependency table:id="ct1162"/>
            <table:dependency table:id="ct1161"/>
            <table:dependency table:id="ct1160"/>
            <table:dependency table:id="ct1159"/>
            <table:dependency table:id="ct1158"/>
            <table:dependency table:id="ct1157"/>
            <table:dependency table:id="ct1156"/>
            <table:dependency table:id="ct1155"/>
            <table:dependency table:id="ct1154"/>
            <table:dependency table:id="ct1153"/>
            <table:dependency table:id="ct1152"/>
            <table:dependency table:id="ct1151"/>
            <table:dependency table:id="ct1150"/>
            <table:dependency table:id="ct1149"/>
            <table:dependency table:id="ct1148"/>
            <table:dependency table:id="ct1147"/>
            <table:dependency table:id="ct1146"/>
            <table:dependency table:id="ct1145"/>
            <table:dependency table:id="ct1144"/>
            <table:dependency table:id="ct1143"/>
            <table:dependency table:id="ct1142"/>
            <table:dependency table:id="ct1141"/>
            <table:dependency table:id="ct1140"/>
            <table:dependency table:id="ct1139"/>
            <table:dependency table:id="ct1138"/>
            <table:dependency table:id="ct1137"/>
            <table:dependency table:id="ct1136"/>
            <table:dependency table:id="ct1135"/>
            <table:dependency table:id="ct1134"/>
            <table:dependency table:id="ct1133"/>
            <table:dependency table:id="ct1132"/>
            <table:dependency table:id="ct1131"/>
            <table:dependency table:id="ct1130"/>
            <table:dependency table:id="ct1129"/>
            <table:dependency table:id="ct1128"/>
            <table:dependency table:id="ct1127"/>
            <table:dependency table:id="ct1126"/>
            <table:dependency table:id="ct1125"/>
            <table:dependency table:id="ct1124"/>
            <table:dependency table:id="ct1123"/>
            <table:dependency table:id="ct1122"/>
            <table:dependency table:id="ct1121"/>
            <table:dependency table:id="ct1120"/>
            <table:dependency table:id="ct1119"/>
            <table:dependency table:id="ct1118"/>
            <table:dependency table:id="ct1117"/>
            <table:dependency table:id="ct1116"/>
            <table:dependency table:id="ct1115"/>
            <table:dependency table:id="ct1114"/>
            <table:dependency table:id="ct1113"/>
            <table:dependency table:id="ct1112"/>
            <table:dependency table:id="ct1111"/>
            <table:dependency table:id="ct1110"/>
            <table:dependency table:id="ct1109"/>
            <table:dependency table:id="ct1108"/>
            <table:dependency table:id="ct1107"/>
            <table:dependency table:id="ct1106"/>
            <table:dependency table:id="ct1105"/>
            <table:dependency table:id="ct1104"/>
            <table:dependency table:id="ct1103"/>
            <table:dependency table:id="ct1102"/>
            <table:dependency table:id="ct1101"/>
            <table:dependency table:id="ct1100"/>
            <table:dependency table:id="ct1099"/>
            <table:dependency table:id="ct1098"/>
            <table:dependency table:id="ct1097"/>
            <table:dependency table:id="ct1096"/>
            <table:dependency table:id="ct1095"/>
            <table:dependency table:id="ct1094"/>
            <table:dependency table:id="ct1093"/>
            <table:dependency table:id="ct1092"/>
            <table:dependency table:id="ct1091"/>
            <table:dependency table:id="ct1090"/>
            <table:dependency table:id="ct1089"/>
            <table:dependency table:id="ct1088"/>
            <table:dependency table:id="ct1087"/>
            <table:dependency table:id="ct1086"/>
            <table:dependency table:id="ct1085"/>
            <table:dependency table:id="ct1084"/>
            <table:dependency table:id="ct1083"/>
            <table:dependency table:id="ct1082"/>
            <table:dependency table:id="ct1081"/>
            <table:dependency table:id="ct1080"/>
            <table:dependency table:id="ct1079"/>
            <table:dependency table:id="ct1078"/>
            <table:dependency table:id="ct1077"/>
            <table:dependency table:id="ct1076"/>
            <table:dependency table:id="ct1075"/>
            <table:dependency table:id="ct1074"/>
            <table:dependency table:id="ct1073"/>
            <table:dependency table:id="ct1072"/>
            <table:dependency table:id="ct1071"/>
            <table:dependency table:id="ct1070"/>
            <table:dependency table:id="ct1069"/>
            <table:dependency table:id="ct1068"/>
            <table:dependency table:id="ct1067"/>
            <table:dependency table:id="ct1066"/>
            <table:dependency table:id="ct1065"/>
            <table:dependency table:id="ct1064"/>
            <table:dependency table:id="ct1063"/>
            <table:dependency table:id="ct1062"/>
            <table:dependency table:id="ct1061"/>
            <table:dependency table:id="ct1060"/>
            <table:dependency table:id="ct1059"/>
            <table:dependency table:id="ct1058"/>
            <table:dependency table:id="ct1057"/>
            <table:dependency table:id="ct1056"/>
            <table:dependency table:id="ct1055"/>
            <table:dependency table:id="ct1054"/>
            <table:dependency table:id="ct1053"/>
            <table:dependency table:id="ct1052"/>
            <table:dependency table:id="ct1051"/>
            <table:dependency table:id="ct1050"/>
            <table:dependency table:id="ct1049"/>
            <table:dependency table:id="ct1048"/>
            <table:dependency table:id="ct1047"/>
            <table:dependency table:id="ct1046"/>
            <table:dependency table:id="ct1045"/>
          </table:dependencies>
        </table:movement>
        <table:movement table:id="ct1045">
          <table:source-range-address table:start-column="13" table:start-row="43" table:start-table="0" table:end-column="144" table:end-row="49" table:end-table="0"/>
          <table:target-range-address table:start-column="1" table:start-row="50" table:start-table="0" table:end-column="132" table:end-row="56" table:end-table="0"/>
          <office:change-info>
            <dc:creator> </dc:creator>
            <dc:date>2021-04-22T09:32:09.590530713</dc:date>
          </office:change-info>
        </table:movement>
        <table:cell-content-change table:id="ct1046">
          <table:cell-address table:column="6" table:row="38" table:table="0"/>
          <office:change-info>
            <dc:creator> </dc:creator>
            <dc:date>2021-04-22T09:31:18.688065873</dc:date>
          </office:change-info>
          <table:previous>
            <table:change-track-table-cell office:value-type="float" office:value="17.62"/>
          </table:previous>
        </table:cell-content-change>
        <table:cell-content-change table:id="ct1047">
          <table:cell-address table:column="6" table:row="39" table:table="0"/>
          <office:change-info>
            <dc:creator> </dc:creator>
            <dc:date>2021-04-22T09:31:18.688096252</dc:date>
          </office:change-info>
          <table:previous>
            <table:change-track-table-cell office:value-type="float" office:value="28.3333333333333"/>
          </table:previous>
        </table:cell-content-change>
        <table:cell-content-change table:id="ct1048">
          <table:cell-address table:column="6" table:row="40" table:table="0"/>
          <office:change-info>
            <dc:creator> </dc:creator>
            <dc:date>2021-04-22T09:31:18.688126304</dc:date>
          </office:change-info>
          <table:previous>
            <table:change-track-table-cell office:value-type="float" office:value="22.38"/>
          </table:previous>
        </table:cell-content-change>
        <table:cell-content-change table:id="ct1049">
          <table:cell-address table:column="6" table:row="41" table:table="0"/>
          <office:change-info>
            <dc:creator> </dc:creator>
            <dc:date>2021-04-22T09:31:18.688155943</dc:date>
          </office:change-info>
          <table:previous>
            <table:change-track-table-cell office:value-type="float" office:value="28.21"/>
          </table:previous>
        </table:cell-content-change>
        <table:cell-content-change table:id="ct1050">
          <table:cell-address table:column="6" table:row="42" table:table="0"/>
          <office:change-info>
            <dc:creator> </dc:creator>
            <dc:date>2021-04-22T09:31:18.688186232</dc:date>
          </office:change-info>
          <table:previous>
            <table:change-track-table-cell office:value-type="float" office:value="29.645"/>
          </table:previous>
        </table:cell-content-change>
        <table:cell-content-change table:id="ct1051">
          <table:cell-address table:column="7" table:row="36" table:table="0"/>
          <office:change-info>
            <dc:creator> </dc:creator>
            <dc:date>2021-04-22T09:31:18.688218153</dc:date>
          </office:change-info>
          <table:previous>
            <table:change-track-table-cell office:value-type="float" office:value="56.9066666666667"/>
          </table:previous>
        </table:cell-content-change>
        <table:cell-content-change table:id="ct1052">
          <table:cell-address table:column="7" table:row="37" table:table="0"/>
          <office:change-info>
            <dc:creator> </dc:creator>
            <dc:date>2021-04-22T09:31:18.688248049</dc:date>
          </office:change-info>
          <table:previous>
            <table:change-track-table-cell office:value-type="float" office:value="60.7133333333333"/>
          </table:previous>
        </table:cell-content-change>
        <table:cell-content-change table:id="ct1053">
          <table:cell-address table:column="7" table:row="38" table:table="0"/>
          <office:change-info>
            <dc:creator> </dc:creator>
            <dc:date>2021-04-22T09:31:18.688277852</dc:date>
          </office:change-info>
          <table:previous>
            <table:change-track-table-cell office:value-type="float" office:value="59.9966666666667"/>
          </table:previous>
        </table:cell-content-change>
        <table:cell-content-change table:id="ct1054">
          <table:cell-address table:column="7" table:row="39" table:table="0"/>
          <office:change-info>
            <dc:creator> </dc:creator>
            <dc:date>2021-04-22T09:31:18.688308167</dc:date>
          </office:change-info>
          <table:previous>
            <table:change-track-table-cell office:value-type="float" office:value="66.43"/>
          </table:previous>
        </table:cell-content-change>
        <table:cell-content-change table:id="ct1055">
          <table:cell-address table:column="7" table:row="40" table:table="0"/>
          <office:change-info>
            <dc:creator> </dc:creator>
            <dc:date>2021-04-22T09:31:18.688337842</dc:date>
          </office:change-info>
          <table:previous>
            <table:change-track-table-cell office:value-type="float" office:value="62.38"/>
          </table:previous>
        </table:cell-content-change>
        <table:cell-content-change table:id="ct1056">
          <table:cell-address table:column="7" table:row="41" table:table="0"/>
          <office:change-info>
            <dc:creator> </dc:creator>
            <dc:date>2021-04-22T09:31:18.688367811</dc:date>
          </office:change-info>
          <table:previous>
            <table:change-track-table-cell office:value-type="float" office:value="67.14"/>
          </table:previous>
        </table:cell-content-change>
        <table:cell-content-change table:id="ct1057">
          <table:cell-address table:column="7" table:row="42" table:table="0"/>
          <office:change-info>
            <dc:creator> </dc:creator>
            <dc:date>2021-04-22T09:31:18.688397088</dc:date>
          </office:change-info>
          <table:previous>
            <table:change-track-table-cell office:value-type="float" office:value="65.715"/>
          </table:previous>
        </table:cell-content-change>
        <table:cell-content-change table:id="ct1058">
          <table:cell-address table:column="8" table:row="36" table:table="0"/>
          <office:change-info>
            <dc:creator> </dc:creator>
            <dc:date>2021-04-22T09:31:18.688426948</dc:date>
          </office:change-info>
          <table:previous>
            <table:change-track-table-cell office:value-type="float" office:value="58.57"/>
          </table:previous>
        </table:cell-content-change>
        <table:cell-content-change table:id="ct1059">
          <table:cell-address table:column="8" table:row="37" table:table="0"/>
          <office:change-info>
            <dc:creator> </dc:creator>
            <dc:date>2021-04-22T09:31:18.688456558</dc:date>
          </office:change-info>
          <table:previous>
            <table:change-track-table-cell office:value-type="float" office:value="57.6166666666667"/>
          </table:previous>
        </table:cell-content-change>
        <table:cell-content-change table:id="ct1060">
          <table:cell-address table:column="8" table:row="38" table:table="0"/>
          <office:change-info>
            <dc:creator> </dc:creator>
            <dc:date>2021-04-22T09:31:18.688486390</dc:date>
          </office:change-info>
          <table:previous>
            <table:change-track-table-cell office:value-type="float" office:value="57.6166666666667"/>
          </table:previous>
        </table:cell-content-change>
        <table:cell-content-change table:id="ct1061">
          <table:cell-address table:column="8" table:row="39" table:table="0"/>
          <office:change-info>
            <dc:creator> </dc:creator>
            <dc:date>2021-04-22T09:31:18.688516339</dc:date>
          </office:change-info>
          <table:previous>
            <table:change-track-table-cell office:value-type="float" office:value="61.9033333333333"/>
          </table:previous>
        </table:cell-content-change>
        <table:cell-content-change table:id="ct1062">
          <table:cell-address table:column="8" table:row="40" table:table="0"/>
          <office:change-info>
            <dc:creator> </dc:creator>
            <dc:date>2021-04-22T09:31:18.688545842</dc:date>
          </office:change-info>
          <table:previous>
            <table:change-track-table-cell office:value-type="float" office:value="60"/>
          </table:previous>
        </table:cell-content-change>
        <table:cell-content-change table:id="ct1063">
          <table:cell-address table:column="8" table:row="41" table:table="0"/>
          <office:change-info>
            <dc:creator> </dc:creator>
            <dc:date>2021-04-22T09:31:18.688575701</dc:date>
          </office:change-info>
          <table:previous>
            <table:change-track-table-cell office:value-type="float" office:value="61.07"/>
          </table:previous>
        </table:cell-content-change>
        <table:cell-content-change table:id="ct1064">
          <table:cell-address table:column="8" table:row="42" table:table="0"/>
          <office:change-info>
            <dc:creator> </dc:creator>
            <dc:date>2021-04-22T09:31:18.688605315</dc:date>
          </office:change-info>
          <table:previous>
            <table:change-track-table-cell office:value-type="float" office:value="63.93"/>
          </table:previous>
        </table:cell-content-change>
        <table:cell-content-change table:id="ct1065">
          <table:cell-address table:column="9" table:row="36" table:table="0"/>
          <office:change-info>
            <dc:creator> </dc:creator>
            <dc:date>2021-04-22T09:31:18.688635261</dc:date>
          </office:change-info>
          <table:previous>
            <table:change-track-table-cell office:value-type="float" office:value="57.6033333333333"/>
          </table:previous>
        </table:cell-content-change>
        <table:cell-content-change table:id="ct1066">
          <table:cell-address table:column="9" table:row="37" table:table="0"/>
          <office:change-info>
            <dc:creator> </dc:creator>
            <dc:date>2021-04-22T09:31:18.688664888</dc:date>
          </office:change-info>
          <table:previous>
            <table:change-track-table-cell office:value-type="float" office:value="59.4233333333333"/>
          </table:previous>
        </table:cell-content-change>
        <table:cell-content-change table:id="ct1067">
          <table:cell-address table:column="9" table:row="38" table:table="0"/>
          <office:change-info>
            <dc:creator> </dc:creator>
            <dc:date>2021-04-22T09:31:18.688694392</dc:date>
          </office:change-info>
          <table:previous>
            <table:change-track-table-cell office:value-type="float" office:value="58.5333333333333"/>
          </table:previous>
        </table:cell-content-change>
        <table:cell-content-change table:id="ct1068">
          <table:cell-address table:column="9" table:row="39" table:table="0"/>
          <office:change-info>
            <dc:creator> </dc:creator>
            <dc:date>2021-04-22T09:31:18.688724106</dc:date>
          </office:change-info>
          <table:previous>
            <table:change-track-table-cell office:value-type="float" office:value="64.2566666666667"/>
          </table:previous>
        </table:cell-content-change>
        <table:cell-content-change table:id="ct1069">
          <table:cell-address table:column="9" table:row="40" table:table="0"/>
          <office:change-info>
            <dc:creator> </dc:creator>
            <dc:date>2021-04-22T09:31:18.688753914</dc:date>
          </office:change-info>
          <table:previous>
            <table:change-track-table-cell office:value-type="float" office:value="61.12"/>
          </table:previous>
        </table:cell-content-change>
        <table:cell-content-change table:id="ct1070">
          <table:cell-address table:column="9" table:row="41" table:table="0"/>
          <office:change-info>
            <dc:creator> </dc:creator>
            <dc:date>2021-04-22T09:31:18.688783179</dc:date>
          </office:change-info>
          <table:previous>
            <table:change-track-table-cell office:value-type="float" office:value="63.16"/>
          </table:previous>
        </table:cell-content-change>
        <table:cell-content-change table:id="ct1071">
          <table:cell-address table:column="9" table:row="42" table:table="0"/>
          <office:change-info>
            <dc:creator> </dc:creator>
            <dc:date>2021-04-22T09:31:18.688812613</dc:date>
          </office:change-info>
          <table:previous>
            <table:change-track-table-cell office:value-type="float" office:value="64.825"/>
          </table:previous>
        </table:cell-content-change>
        <table:cell-content-change table:id="ct1072">
          <table:cell-address table:column="10" table:row="36" table:table="0"/>
          <office:change-info>
            <dc:creator> </dc:creator>
            <dc:date>2021-04-22T09:31:18.688843140</dc:date>
          </office:change-info>
          <table:previous>
            <table:change-track-table-cell office:value-type="float" office:value="57.74"/>
          </table:previous>
        </table:cell-content-change>
        <table:cell-content-change table:id="ct1073">
          <table:cell-address table:column="10" table:row="37" table:table="0"/>
          <office:change-info>
            <dc:creator> </dc:creator>
            <dc:date>2021-04-22T09:31:18.688872768</dc:date>
          </office:change-info>
          <table:previous>
            <table:change-track-table-cell office:value-type="float" office:value="59.1666666666667"/>
          </table:previous>
        </table:cell-content-change>
        <table:cell-content-change table:id="ct1074">
          <table:cell-address table:column="10" table:row="38" table:table="0"/>
          <office:change-info>
            <dc:creator> </dc:creator>
            <dc:date>2021-04-22T09:31:18.688901909</dc:date>
          </office:change-info>
          <table:previous>
            <table:change-track-table-cell office:value-type="float" office:value="58.81"/>
          </table:previous>
        </table:cell-content-change>
        <table:cell-content-change table:id="ct1075">
          <table:cell-address table:column="10" table:row="39" table:table="0"/>
          <office:change-info>
            <dc:creator> </dc:creator>
            <dc:date>2021-04-22T09:31:18.688931455</dc:date>
          </office:change-info>
          <table:previous>
            <table:change-track-table-cell office:value-type="float" office:value="64.1666666666667"/>
          </table:previous>
        </table:cell-content-change>
        <table:cell-content-change table:id="ct1076">
          <table:cell-address table:column="10" table:row="40" table:table="0"/>
          <office:change-info>
            <dc:creator> </dc:creator>
            <dc:date>2021-04-22T09:31:18.688961068</dc:date>
          </office:change-info>
          <table:previous>
            <table:change-track-table-cell office:value-type="float" office:value="61.19"/>
          </table:previous>
        </table:cell-content-change>
        <table:cell-content-change table:id="ct1077">
          <table:cell-address table:column="10" table:row="41" table:table="0"/>
          <office:change-info>
            <dc:creator> </dc:creator>
            <dc:date>2021-04-22T09:31:18.688990664</dc:date>
          </office:change-info>
          <table:previous>
            <table:change-track-table-cell office:value-type="float" office:value="64.11"/>
          </table:previous>
        </table:cell-content-change>
        <table:cell-content-change table:id="ct1078">
          <table:cell-address table:column="10" table:row="42" table:table="0"/>
          <office:change-info>
            <dc:creator> </dc:creator>
            <dc:date>2021-04-22T09:31:18.689020008</dc:date>
          </office:change-info>
          <table:previous>
            <table:change-track-table-cell office:value-type="float" office:value="64.82"/>
          </table:previous>
        </table:cell-content-change>
        <table:cell-content-change table:id="ct1079">
          <table:cell-address table:column="11" table:row="36" table:table="0"/>
          <office:change-info>
            <dc:creator> </dc:creator>
            <dc:date>2021-04-22T09:31:18.689049904</dc:date>
          </office:change-info>
          <table:previous>
            <table:change-track-table-cell office:value-type="float" office:value="0"/>
          </table:previous>
        </table:cell-content-change>
        <table:cell-content-change table:id="ct1080">
          <table:cell-address table:column="11" table:row="37" table:table="0"/>
          <office:change-info>
            <dc:creator> </dc:creator>
            <dc:date>2021-04-22T09:31:18.689078589</dc:date>
          </office:change-info>
          <table:previous>
            <table:change-track-table-cell office:value-type="float" office:value="0"/>
          </table:previous>
        </table:cell-content-change>
        <table:cell-content-change table:id="ct1081">
          <table:cell-address table:column="11" table:row="38" table:table="0"/>
          <office:change-info>
            <dc:creator> </dc:creator>
            <dc:date>2021-04-22T09:31:18.689106751</dc:date>
          </office:change-info>
          <table:previous>
            <table:change-track-table-cell office:value-type="float" office:value="0"/>
          </table:previous>
        </table:cell-content-change>
        <table:cell-content-change table:id="ct1082">
          <table:cell-address table:column="11" table:row="39" table:table="0"/>
          <office:change-info>
            <dc:creator> </dc:creator>
            <dc:date>2021-04-22T09:31:18.689134780</dc:date>
          </office:change-info>
          <table:previous>
            <table:change-track-table-cell office:value-type="float" office:value="0"/>
          </table:previous>
        </table:cell-content-change>
        <table:cell-content-change table:id="ct1083">
          <table:cell-address table:column="11" table:row="40" table:table="0"/>
          <office:change-info>
            <dc:creator> </dc:creator>
            <dc:date>2021-04-22T09:31:18.689163090</dc:date>
          </office:change-info>
          <table:previous>
            <table:change-track-table-cell office:value-type="float" office:value="0"/>
          </table:previous>
        </table:cell-content-change>
        <table:cell-content-change table:id="ct1084">
          <table:cell-address table:column="11" table:row="41" table:table="0"/>
          <office:change-info>
            <dc:creator> </dc:creator>
            <dc:date>2021-04-22T09:31:18.689191478</dc:date>
          </office:change-info>
          <table:previous>
            <table:change-track-table-cell office:value-type="float" office:value="0"/>
          </table:previous>
        </table:cell-content-change>
        <table:cell-content-change table:id="ct1085">
          <table:cell-address table:column="11" table:row="42" table:table="0"/>
          <office:change-info>
            <dc:creator> </dc:creator>
            <dc:date>2021-04-22T09:31:18.689220564</dc:date>
          </office:change-info>
          <table:previous>
            <table:change-track-table-cell office:value-type="float" office:value="0"/>
          </table:previous>
        </table:cell-content-change>
        <table:cell-content-change table:id="ct1086">
          <table:cell-address table:column="12" table:row="36" table:table="0"/>
          <office:change-info>
            <dc:creator> </dc:creator>
            <dc:date>2021-04-22T09:31:18.689250435</dc:date>
          </office:change-info>
          <table:previous>
            <table:change-track-table-cell office:value-type="float" office:value="0.0139455782312925"/>
          </table:previous>
        </table:cell-content-change>
        <table:cell-content-change table:id="ct1087">
          <table:cell-address table:column="12" table:row="37" table:table="0"/>
          <office:change-info>
            <dc:creator> </dc:creator>
            <dc:date>2021-04-22T09:31:18.689280169</dc:date>
          </office:change-info>
          <table:previous>
            <table:change-track-table-cell office:value-type="float" office:value="0.0112670068027211"/>
          </table:previous>
        </table:cell-content-change>
        <table:cell-content-change table:id="ct1088">
          <table:cell-address table:column="12" table:row="38" table:table="0"/>
          <office:change-info>
            <dc:creator> </dc:creator>
            <dc:date>2021-04-22T09:31:18.689310315</dc:date>
          </office:change-info>
          <table:previous>
            <table:change-track-table-cell office:value-type="float" office:value="0.010671768707483"/>
          </table:previous>
        </table:cell-content-change>
        <table:cell-content-change table:id="ct1089">
          <table:cell-address table:column="12" table:row="39" table:table="0"/>
          <office:change-info>
            <dc:creator> </dc:creator>
            <dc:date>2021-04-22T09:31:18.689340239</dc:date>
          </office:change-info>
          <table:previous>
            <table:change-track-table-cell office:value-type="float" office:value="0.0170493197278912"/>
          </table:previous>
        </table:cell-content-change>
        <table:cell-content-change table:id="ct1090">
          <table:cell-address table:column="12" table:row="40" table:table="0"/>
          <office:change-info>
            <dc:creator> </dc:creator>
            <dc:date>2021-04-22T09:31:18.689369686</dc:date>
          </office:change-info>
          <table:previous>
            <table:change-track-table-cell office:value-type="float" office:value="0.0237244897959184"/>
          </table:previous>
        </table:cell-content-change>
        <table:cell-content-change table:id="ct1091">
          <table:cell-address table:column="12" table:row="41" table:table="0"/>
          <office:change-info>
            <dc:creator> </dc:creator>
            <dc:date>2021-04-22T09:31:18.689399332</dc:date>
          </office:change-info>
          <table:previous>
            <table:change-track-table-cell office:value-type="float" office:value="0.00733418367346939"/>
          </table:previous>
        </table:cell-content-change>
        <table:cell-content-change table:id="ct1092">
          <table:cell-address table:column="12" table:row="42" table:table="0"/>
          <office:change-info>
            <dc:creator> </dc:creator>
            <dc:date>2021-04-22T09:31:18.689428681</dc:date>
          </office:change-info>
          <table:previous>
            <table:change-track-table-cell office:value-type="float" office:value="0.0111607142857143"/>
          </table:previous>
        </table:cell-content-change>
        <table:cell-content-change table:id="ct1093">
          <table:cell-address table:column="13" table:row="36" table:table="0"/>
          <office:change-info>
            <dc:creator> </dc:creator>
            <dc:date>2021-04-22T09:31:18.689459033</dc:date>
          </office:change-info>
          <table:previous>
            <table:change-track-table-cell office:value-type="float" office:value="0.0144982993197279"/>
          </table:previous>
        </table:cell-content-change>
        <table:cell-content-change table:id="ct1094">
          <table:cell-address table:column="13" table:row="37" table:table="0"/>
          <office:change-info>
            <dc:creator> </dc:creator>
            <dc:date>2021-04-22T09:31:18.689488541</dc:date>
          </office:change-info>
          <table:previous>
            <table:change-track-table-cell office:value-type="float" office:value="0.0123299319727891"/>
          </table:previous>
        </table:cell-content-change>
        <table:cell-content-change table:id="ct1095">
          <table:cell-address table:column="13" table:row="38" table:table="0"/>
          <office:change-info>
            <dc:creator> </dc:creator>
            <dc:date>2021-04-22T09:31:18.689535204</dc:date>
          </office:change-info>
          <table:previous>
            <table:change-track-table-cell office:value-type="float" office:value="0.0046343537414966"/>
          </table:previous>
        </table:cell-content-change>
        <table:cell-content-change table:id="ct1096">
          <table:cell-address table:column="13" table:row="39" table:table="0"/>
          <office:change-info>
            <dc:creator> </dc:creator>
            <dc:date>2021-04-22T09:31:18.689566090</dc:date>
          </office:change-info>
          <table:previous>
            <table:change-track-table-cell office:value-type="float" office:value="0.00735544217687075"/>
          </table:previous>
        </table:cell-content-change>
        <table:cell-content-change table:id="ct1097">
          <table:cell-address table:column="13" table:row="40" table:table="0"/>
          <office:change-info>
            <dc:creator> </dc:creator>
            <dc:date>2021-04-22T09:31:18.689595920</dc:date>
          </office:change-info>
          <table:previous>
            <table:change-track-table-cell office:value-type="float" office:value="0.0103741496598639"/>
          </table:previous>
        </table:cell-content-change>
        <table:cell-content-change table:id="ct1098">
          <table:cell-address table:column="13" table:row="41" table:table="0"/>
          <office:change-info>
            <dc:creator> </dc:creator>
            <dc:date>2021-04-22T09:31:18.689625753</dc:date>
          </office:change-info>
          <table:previous>
            <table:change-track-table-cell office:value-type="float" office:value="0.0111607142857143"/>
          </table:previous>
        </table:cell-content-change>
        <table:cell-content-change table:id="ct1099">
          <table:cell-address table:column="13" table:row="42" table:table="0"/>
          <office:change-info>
            <dc:creator> </dc:creator>
            <dc:date>2021-04-22T09:31:18.689655592</dc:date>
          </office:change-info>
          <table:previous>
            <table:change-track-table-cell office:value-type="float" office:value="0.00701530612244898"/>
          </table:previous>
        </table:cell-content-change>
        <table:cell-content-change table:id="ct1100">
          <table:cell-address table:column="14" table:row="36" table:table="0"/>
          <office:change-info>
            <dc:creator> </dc:creator>
            <dc:date>2021-04-22T09:31:18.689685722</dc:date>
          </office:change-info>
          <table:previous>
            <table:change-track-table-cell office:value-type="float" office:value="0.00701530612244898"/>
          </table:previous>
        </table:cell-content-change>
        <table:cell-content-change table:id="ct1101">
          <table:cell-address table:column="14" table:row="37" table:table="0"/>
          <office:change-info>
            <dc:creator> </dc:creator>
            <dc:date>2021-04-22T09:31:18.689715309</dc:date>
          </office:change-info>
          <table:previous>
            <table:change-track-table-cell office:value-type="float" office:value="0.00914115646258503"/>
          </table:previous>
        </table:cell-content-change>
        <table:cell-content-change table:id="ct1102">
          <table:cell-address table:column="14" table:row="38" table:table="0"/>
          <office:change-info>
            <dc:creator> </dc:creator>
            <dc:date>2021-04-22T09:31:18.689744690</dc:date>
          </office:change-info>
          <table:previous>
            <table:change-track-table-cell office:value-type="float" office:value="0.00399659863945578"/>
          </table:previous>
        </table:cell-content-change>
        <table:cell-content-change table:id="ct1103">
          <table:cell-address table:column="14" table:row="39" table:table="0"/>
          <office:change-info>
            <dc:creator> </dc:creator>
            <dc:date>2021-04-22T09:31:18.689774381</dc:date>
          </office:change-info>
          <table:previous>
            <table:change-track-table-cell office:value-type="float" office:value="0.0122874149659864"/>
          </table:previous>
        </table:cell-content-change>
        <table:cell-content-change table:id="ct1104">
          <table:cell-address table:column="14" table:row="40" table:table="0"/>
          <office:change-info>
            <dc:creator> </dc:creator>
            <dc:date>2021-04-22T09:31:18.689803740</dc:date>
          </office:change-info>
          <table:previous>
            <table:change-track-table-cell office:value-type="float" office:value="0.0107993197278912"/>
          </table:previous>
        </table:cell-content-change>
        <table:cell-content-change table:id="ct1105">
          <table:cell-address table:column="14" table:row="41" table:table="0"/>
          <office:change-info>
            <dc:creator> </dc:creator>
            <dc:date>2021-04-22T09:31:18.689833119</dc:date>
          </office:change-info>
          <table:previous>
            <table:change-track-table-cell office:value-type="float" office:value="0.00255102040816327"/>
          </table:previous>
        </table:cell-content-change>
        <table:cell-content-change table:id="ct1106">
          <table:cell-address table:column="14" table:row="42" table:table="0"/>
          <office:change-info>
            <dc:creator> </dc:creator>
            <dc:date>2021-04-22T09:31:18.689862415</dc:date>
          </office:change-info>
          <table:previous>
            <table:change-track-table-cell office:value-type="float" office:value="0.00618622448979592"/>
          </table:previous>
        </table:cell-content-change>
        <table:cell-content-change table:id="ct1107">
          <table:cell-address table:column="15" table:row="36" table:table="0"/>
          <office:change-info>
            <dc:creator> </dc:creator>
            <dc:date>2021-04-22T09:31:18.689892267</dc:date>
          </office:change-info>
          <table:previous>
            <table:change-track-table-cell office:value-type="float" office:value="0.00383421416041081"/>
          </table:previous>
        </table:cell-content-change>
        <table:cell-content-change table:id="ct1108">
          <table:cell-address table:column="15" table:row="37" table:table="0"/>
          <office:change-info>
            <dc:creator> </dc:creator>
            <dc:date>2021-04-22T09:31:18.689921811</dc:date>
          </office:change-info>
          <table:previous>
            <table:change-track-table-cell office:value-type="float" office:value="0.00360708540769392"/>
          </table:previous>
        </table:cell-content-change>
        <table:cell-content-change table:id="ct1109">
          <table:cell-address table:column="15" table:row="38" table:table="0"/>
          <office:change-info>
            <dc:creator> </dc:creator>
            <dc:date>2021-04-22T09:31:18.689951537</dc:date>
          </office:change-info>
          <table:previous>
            <table:change-track-table-cell office:value-type="float" office:value="0.00261648545138252"/>
          </table:previous>
        </table:cell-content-change>
        <table:cell-content-change table:id="ct1110">
          <table:cell-address table:column="15" table:row="39" table:table="0"/>
          <office:change-info>
            <dc:creator> </dc:creator>
            <dc:date>2021-04-22T09:31:18.689981293</dc:date>
          </office:change-info>
          <table:previous>
            <table:change-track-table-cell office:value-type="float" office:value="0.00558298421819568"/>
          </table:previous>
        </table:cell-content-change>
        <table:cell-content-change table:id="ct1111">
          <table:cell-address table:column="15" table:row="40" table:table="0"/>
          <office:change-info>
            <dc:creator> </dc:creator>
            <dc:date>2021-04-22T09:31:18.690010502</dc:date>
          </office:change-info>
          <table:previous>
            <table:change-track-table-cell office:value-type="float" office:value="0.00608743004675277"/>
          </table:previous>
        </table:cell-content-change>
        <table:cell-content-change table:id="ct1112">
          <table:cell-address table:column="15" table:row="41" table:table="0"/>
          <office:change-info>
            <dc:creator> </dc:creator>
            <dc:date>2021-04-22T09:31:18.690039392</dc:date>
          </office:change-info>
          <table:previous>
            <table:change-track-table-cell office:value-type="float" office:value="0.00107971106964174"/>
          </table:previous>
        </table:cell-content-change>
        <table:cell-content-change table:id="ct1113">
          <table:cell-address table:column="15" table:row="42" table:table="0"/>
          <office:change-info>
            <dc:creator> </dc:creator>
            <dc:date>2021-04-22T09:31:18.690069053</dc:date>
          </office:change-info>
          <table:previous>
            <table:change-track-table-cell office:value-type="float" office:value="0.00363911433302797"/>
          </table:previous>
        </table:cell-content-change>
        <table:cell-content-change table:id="ct1114">
          <table:cell-address table:column="16" table:row="36" table:table="0"/>
          <office:change-info>
            <dc:creator> </dc:creator>
            <dc:date>2021-04-22T09:31:18.690098998</dc:date>
          </office:change-info>
          <table:previous>
            <table:change-track-table-cell office:value-type="float" office:value="0.00348639455782313"/>
          </table:previous>
        </table:cell-content-change>
        <table:cell-content-change table:id="ct1115">
          <table:cell-address table:column="16" table:row="37" table:table="0"/>
          <office:change-info>
            <dc:creator> </dc:creator>
            <dc:date>2021-04-22T09:31:18.690128590</dc:date>
          </office:change-info>
          <table:previous>
            <table:change-track-table-cell office:value-type="float" office:value="0.00281675170068027"/>
          </table:previous>
        </table:cell-content-change>
        <table:cell-content-change table:id="ct1116">
          <table:cell-address table:column="16" table:row="38" table:table="0"/>
          <office:change-info>
            <dc:creator> </dc:creator>
            <dc:date>2021-04-22T09:31:18.690158178</dc:date>
          </office:change-info>
          <table:previous>
            <table:change-track-table-cell office:value-type="float" office:value="0.00266794217687075"/>
          </table:previous>
        </table:cell-content-change>
        <table:cell-content-change table:id="ct1117">
          <table:cell-address table:column="16" table:row="39" table:table="0"/>
          <office:change-info>
            <dc:creator> </dc:creator>
            <dc:date>2021-04-22T09:31:18.690187587</dc:date>
          </office:change-info>
          <table:previous>
            <table:change-track-table-cell office:value-type="float" office:value="0.00426232993197279"/>
          </table:previous>
        </table:cell-content-change>
        <table:cell-content-change table:id="ct1118">
          <table:cell-address table:column="16" table:row="40" table:table="0"/>
          <office:change-info>
            <dc:creator> </dc:creator>
            <dc:date>2021-04-22T09:31:18.690216975</dc:date>
          </office:change-info>
          <table:previous>
            <table:change-track-table-cell office:value-type="float" office:value="0.00593112244897959"/>
          </table:previous>
        </table:cell-content-change>
        <table:cell-content-change table:id="ct1119">
          <table:cell-address table:column="16" table:row="41" table:table="0"/>
          <office:change-info>
            <dc:creator> </dc:creator>
            <dc:date>2021-04-22T09:31:18.690246149</dc:date>
          </office:change-info>
          <table:previous>
            <table:change-track-table-cell office:value-type="float" office:value="0.00183354591836735"/>
          </table:previous>
        </table:cell-content-change>
        <table:cell-content-change table:id="ct1120">
          <table:cell-address table:column="16" table:row="42" table:table="0"/>
          <office:change-info>
            <dc:creator> </dc:creator>
            <dc:date>2021-04-22T09:31:18.690275416</dc:date>
          </office:change-info>
          <table:previous>
            <table:change-track-table-cell office:value-type="float" office:value="0.00279017857142857"/>
          </table:previous>
        </table:cell-content-change>
        <table:cell-content-change table:id="ct1121">
          <table:cell-address table:column="17" table:row="36" table:table="0"/>
          <office:change-info>
            <dc:creator> </dc:creator>
            <dc:date>2021-04-22T09:31:18.690305688</dc:date>
          </office:change-info>
          <table:previous>
            <table:change-track-table-cell office:value-type="float" office:value="0"/>
          </table:previous>
        </table:cell-content-change>
        <table:cell-content-change table:id="ct1122">
          <table:cell-address table:column="17" table:row="37" table:table="0"/>
          <office:change-info>
            <dc:creator> </dc:creator>
            <dc:date>2021-04-22T09:31:18.690334284</dc:date>
          </office:change-info>
          <table:previous>
            <table:change-track-table-cell office:value-type="float" office:value="0"/>
          </table:previous>
        </table:cell-content-change>
        <table:cell-content-change table:id="ct1123">
          <table:cell-address table:column="17" table:row="38" table:table="0"/>
          <office:change-info>
            <dc:creator> </dc:creator>
            <dc:date>2021-04-22T09:31:18.690362278</dc:date>
          </office:change-info>
          <table:previous>
            <table:change-track-table-cell office:value-type="float" office:value="0"/>
          </table:previous>
        </table:cell-content-change>
        <table:cell-content-change table:id="ct1124">
          <table:cell-address table:column="17" table:row="39" table:table="0"/>
          <office:change-info>
            <dc:creator> </dc:creator>
            <dc:date>2021-04-22T09:31:18.690390452</dc:date>
          </office:change-info>
          <table:previous>
            <table:change-track-table-cell office:value-type="float" office:value="0"/>
          </table:previous>
        </table:cell-content-change>
        <table:cell-content-change table:id="ct1125">
          <table:cell-address table:column="17" table:row="40" table:table="0"/>
          <office:change-info>
            <dc:creator> </dc:creator>
            <dc:date>2021-04-22T09:31:18.690418558</dc:date>
          </office:change-info>
          <table:previous>
            <table:change-track-table-cell office:value-type="float" office:value="0"/>
          </table:previous>
        </table:cell-content-change>
        <table:cell-content-change table:id="ct1126">
          <table:cell-address table:column="17" table:row="41" table:table="0"/>
          <office:change-info>
            <dc:creator> </dc:creator>
            <dc:date>2021-04-22T09:31:18.690446679</dc:date>
          </office:change-info>
          <table:previous>
            <table:change-track-table-cell office:value-type="float" office:value="0"/>
          </table:previous>
        </table:cell-content-change>
        <table:cell-content-change table:id="ct1127">
          <table:cell-address table:column="17" table:row="42" table:table="0"/>
          <office:change-info>
            <dc:creator> </dc:creator>
            <dc:date>2021-04-22T09:31:18.690475112</dc:date>
          </office:change-info>
          <table:previous>
            <table:change-track-table-cell office:value-type="float" office:value="0"/>
          </table:previous>
        </table:cell-content-change>
        <table:cell-content-change table:id="ct1128">
          <table:cell-address table:column="18" table:row="36" table:table="0"/>
          <office:change-info>
            <dc:creator> </dc:creator>
            <dc:date>2021-04-22T09:31:18.690505497</dc:date>
          </office:change-info>
          <table:previous>
            <table:change-track-table-cell office:value-type="float" office:value="22.8566666666667"/>
          </table:previous>
        </table:cell-content-change>
        <table:cell-content-change table:id="ct1129">
          <table:cell-address table:column="18" table:row="37" table:table="0"/>
          <office:change-info>
            <dc:creator> </dc:creator>
            <dc:date>2021-04-22T09:31:18.690534708</dc:date>
          </office:change-info>
          <table:previous>
            <table:change-track-table-cell office:value-type="float" office:value="19.2866666666667"/>
          </table:previous>
        </table:cell-content-change>
        <table:cell-content-change table:id="ct1130">
          <table:cell-address table:column="18" table:row="38" table:table="0"/>
          <office:change-info>
            <dc:creator> </dc:creator>
            <dc:date>2021-04-22T09:31:18.690564063</dc:date>
          </office:change-info>
          <table:previous>
            <table:change-track-table-cell office:value-type="float" office:value="18.81"/>
          </table:previous>
        </table:cell-content-change>
        <table:cell-content-change table:id="ct1131">
          <table:cell-address table:column="18" table:row="39" table:table="0"/>
          <office:change-info>
            <dc:creator> </dc:creator>
            <dc:date>2021-04-22T09:31:18.690593062</dc:date>
          </office:change-info>
          <table:previous>
            <table:change-track-table-cell office:value-type="float" office:value="23.8066666666667"/>
          </table:previous>
        </table:cell-content-change>
        <table:cell-content-change table:id="ct1132">
          <table:cell-address table:column="18" table:row="40" table:table="0"/>
          <office:change-info>
            <dc:creator> </dc:creator>
            <dc:date>2021-04-22T09:31:18.690622519</dc:date>
          </office:change-info>
          <table:previous>
            <table:change-track-table-cell office:value-type="float" office:value="23.3333333333333"/>
          </table:previous>
        </table:cell-content-change>
        <table:cell-content-change table:id="ct1133">
          <table:cell-address table:column="18" table:row="41" table:table="0"/>
          <office:change-info>
            <dc:creator> </dc:creator>
            <dc:date>2021-04-22T09:31:18.690651890</dc:date>
          </office:change-info>
          <table:previous>
            <table:change-track-table-cell office:value-type="float" office:value="26.43"/>
          </table:previous>
        </table:cell-content-change>
        <table:cell-content-change table:id="ct1134">
          <table:cell-address table:column="18" table:row="42" table:table="0"/>
          <office:change-info>
            <dc:creator> </dc:creator>
            <dc:date>2021-04-22T09:31:18.690681035</dc:date>
          </office:change-info>
          <table:previous>
            <table:change-track-table-cell office:value-type="float" office:value="24.29"/>
          </table:previous>
        </table:cell-content-change>
        <table:cell-content-change table:id="ct1135">
          <table:cell-address table:column="19" table:row="36" table:table="0"/>
          <office:change-info>
            <dc:creator> </dc:creator>
            <dc:date>2021-04-22T09:31:18.690711473</dc:date>
          </office:change-info>
          <table:previous>
            <table:change-track-table-cell office:value-type="float" office:value="66.4266666666667"/>
          </table:previous>
        </table:cell-content-change>
        <table:cell-content-change table:id="ct1136">
          <table:cell-address table:column="19" table:row="37" table:table="0"/>
          <office:change-info>
            <dc:creator> </dc:creator>
            <dc:date>2021-04-22T09:31:18.690740556</dc:date>
          </office:change-info>
          <table:previous>
            <table:change-track-table-cell office:value-type="float" office:value="59.2866666666667"/>
          </table:previous>
        </table:cell-content-change>
        <table:cell-content-change table:id="ct1137">
          <table:cell-address table:column="19" table:row="38" table:table="0"/>
          <office:change-info>
            <dc:creator> </dc:creator>
            <dc:date>2021-04-22T09:31:18.690769956</dc:date>
          </office:change-info>
          <table:previous>
            <table:change-track-table-cell office:value-type="float" office:value="57.1433333333333"/>
          </table:previous>
        </table:cell-content-change>
        <table:cell-content-change table:id="ct1138">
          <table:cell-address table:column="19" table:row="39" table:table="0"/>
          <office:change-info>
            <dc:creator> </dc:creator>
            <dc:date>2021-04-22T09:31:18.690798943</dc:date>
          </office:change-info>
          <table:previous>
            <table:change-track-table-cell office:value-type="float" office:value="65.24"/>
          </table:previous>
        </table:cell-content-change>
        <table:cell-content-change table:id="ct1139">
          <table:cell-address table:column="19" table:row="40" table:table="0"/>
          <office:change-info>
            <dc:creator> </dc:creator>
            <dc:date>2021-04-22T09:31:18.690828155</dc:date>
          </office:change-info>
          <table:previous>
            <table:change-track-table-cell office:value-type="float" office:value="62.8566666666667"/>
          </table:previous>
        </table:cell-content-change>
        <table:cell-content-change table:id="ct1140">
          <table:cell-address table:column="19" table:row="41" table:table="0"/>
          <office:change-info>
            <dc:creator> </dc:creator>
            <dc:date>2021-04-22T09:31:18.690857124</dc:date>
          </office:change-info>
          <table:previous>
            <table:change-track-table-cell office:value-type="float" office:value="65.355"/>
          </table:previous>
        </table:cell-content-change>
        <table:cell-content-change table:id="ct1141">
          <table:cell-address table:column="19" table:row="42" table:table="0"/>
          <office:change-info>
            <dc:creator> </dc:creator>
            <dc:date>2021-04-22T09:31:18.690886010</dc:date>
          </office:change-info>
          <table:previous>
            <table:change-track-table-cell office:value-type="float" office:value="60.36"/>
          </table:previous>
        </table:cell-content-change>
        <table:cell-content-change table:id="ct1142">
          <table:cell-address table:column="20" table:row="36" table:table="0"/>
          <office:change-info>
            <dc:creator> </dc:creator>
            <dc:date>2021-04-22T09:31:18.690934298</dc:date>
          </office:change-info>
          <table:previous>
            <table:change-track-table-cell office:value-type="float" office:value="56.43"/>
          </table:previous>
        </table:cell-content-change>
        <table:cell-content-change table:id="ct1143">
          <table:cell-address table:column="20" table:row="37" table:table="0"/>
          <office:change-info>
            <dc:creator> </dc:creator>
            <dc:date>2021-04-22T09:31:18.690969869</dc:date>
          </office:change-info>
          <table:previous>
            <table:change-track-table-cell office:value-type="float" office:value="60"/>
          </table:previous>
        </table:cell-content-change>
        <table:cell-content-change table:id="ct1144">
          <table:cell-address table:column="20" table:row="38" table:table="0"/>
          <office:change-info>
            <dc:creator> </dc:creator>
            <dc:date>2021-04-22T09:31:18.691000209</dc:date>
          </office:change-info>
          <table:previous>
            <table:change-track-table-cell office:value-type="float" office:value="61.6666666666667"/>
          </table:previous>
        </table:cell-content-change>
        <table:cell-content-change table:id="ct1145">
          <table:cell-address table:column="20" table:row="39" table:table="0"/>
          <office:change-info>
            <dc:creator> </dc:creator>
            <dc:date>2021-04-22T09:31:18.691029842</dc:date>
          </office:change-info>
          <table:previous>
            <table:change-track-table-cell office:value-type="float" office:value="58.57"/>
          </table:previous>
        </table:cell-content-change>
        <table:cell-content-change table:id="ct1146">
          <table:cell-address table:column="20" table:row="40" table:table="0"/>
          <office:change-info>
            <dc:creator> </dc:creator>
            <dc:date>2021-04-22T09:31:18.691059345</dc:date>
          </office:change-info>
          <table:previous>
            <table:change-track-table-cell office:value-type="float" office:value="60.4766666666667"/>
          </table:previous>
        </table:cell-content-change>
        <table:cell-content-change table:id="ct1147">
          <table:cell-address table:column="20" table:row="41" table:table="0"/>
          <office:change-info>
            <dc:creator> </dc:creator>
            <dc:date>2021-04-22T09:31:18.691088997</dc:date>
          </office:change-info>
          <table:previous>
            <table:change-track-table-cell office:value-type="float" office:value="61.07"/>
          </table:previous>
        </table:cell-content-change>
        <table:cell-content-change table:id="ct1148">
          <table:cell-address table:column="20" table:row="42" table:table="0"/>
          <office:change-info>
            <dc:creator> </dc:creator>
            <dc:date>2021-04-22T09:31:18.691117952</dc:date>
          </office:change-info>
          <table:previous>
            <table:change-track-table-cell office:value-type="float" office:value="63.93"/>
          </table:previous>
        </table:cell-content-change>
        <table:cell-content-change table:id="ct1149">
          <table:cell-address table:column="21" table:row="36" table:table="0"/>
          <office:change-info>
            <dc:creator> </dc:creator>
            <dc:date>2021-04-22T09:31:18.691147233</dc:date>
          </office:change-info>
          <table:previous>
            <table:change-track-table-cell office:value-type="float" office:value="60.4666666666667"/>
          </table:previous>
        </table:cell-content-change>
        <table:cell-content-change table:id="ct1150">
          <table:cell-address table:column="21" table:row="37" table:table="0"/>
          <office:change-info>
            <dc:creator> </dc:creator>
            <dc:date>2021-04-22T09:31:18.691176499</dc:date>
          </office:change-info>
          <table:previous>
            <table:change-track-table-cell office:value-type="float" office:value="60.2933333333333"/>
          </table:previous>
        </table:cell-content-change>
        <table:cell-content-change table:id="ct1151">
          <table:cell-address table:column="21" table:row="38" table:table="0"/>
          <office:change-info>
            <dc:creator> </dc:creator>
            <dc:date>2021-04-22T09:31:18.691206131</dc:date>
          </office:change-info>
          <table:previous>
            <table:change-track-table-cell office:value-type="float" office:value="60.2"/>
          </table:previous>
        </table:cell-content-change>
        <table:cell-content-change table:id="ct1152">
          <table:cell-address table:column="21" table:row="39" table:table="0"/>
          <office:change-info>
            <dc:creator> </dc:creator>
            <dc:date>2021-04-22T09:31:18.691235205</dc:date>
          </office:change-info>
          <table:previous>
            <table:change-track-table-cell office:value-type="float" office:value="61.1533333333333"/>
          </table:previous>
        </table:cell-content-change>
        <table:cell-content-change table:id="ct1153">
          <table:cell-address table:column="21" table:row="40" table:table="0"/>
          <office:change-info>
            <dc:creator> </dc:creator>
            <dc:date>2021-04-22T09:31:18.691264302</dc:date>
          </office:change-info>
          <table:previous>
            <table:change-track-table-cell office:value-type="float" office:value="61.45"/>
          </table:previous>
        </table:cell-content-change>
        <table:cell-content-change table:id="ct1154">
          <table:cell-address table:column="21" table:row="41" table:table="0"/>
          <office:change-info>
            <dc:creator> </dc:creator>
            <dc:date>2021-04-22T09:31:18.691292970</dc:date>
          </office:change-info>
          <table:previous>
            <table:change-track-table-cell office:value-type="float" office:value="62.875"/>
          </table:previous>
        </table:cell-content-change>
        <table:cell-content-change table:id="ct1155">
          <table:cell-address table:column="21" table:row="42" table:table="0"/>
          <office:change-info>
            <dc:creator> </dc:creator>
            <dc:date>2021-04-22T09:31:18.691322153</dc:date>
          </office:change-info>
          <table:previous>
            <table:change-track-table-cell office:value-type="float" office:value="63.03"/>
          </table:previous>
        </table:cell-content-change>
        <table:cell-content-change table:id="ct1156">
          <table:cell-address table:column="22" table:row="36" table:table="0"/>
          <office:change-info>
            <dc:creator> </dc:creator>
            <dc:date>2021-04-22T09:31:18.691352079</dc:date>
          </office:change-info>
          <table:previous>
            <table:change-track-table-cell office:value-type="float" office:value="61.4266666666667"/>
          </table:previous>
        </table:cell-content-change>
        <table:cell-content-change table:id="ct1157">
          <table:cell-address table:column="22" table:row="37" table:table="0"/>
          <office:change-info>
            <dc:creator> </dc:creator>
            <dc:date>2021-04-22T09:31:18.691381566</dc:date>
          </office:change-info>
          <table:previous>
            <table:change-track-table-cell office:value-type="float" office:value="59.6433333333333"/>
          </table:previous>
        </table:cell-content-change>
        <table:cell-content-change table:id="ct1158">
          <table:cell-address table:column="22" table:row="38" table:table="0"/>
          <office:change-info>
            <dc:creator> </dc:creator>
            <dc:date>2021-04-22T09:31:18.691410856</dc:date>
          </office:change-info>
          <table:previous>
            <table:change-track-table-cell office:value-type="float" office:value="59.4066666666667"/>
          </table:previous>
        </table:cell-content-change>
        <table:cell-content-change table:id="ct1159">
          <table:cell-address table:column="22" table:row="39" table:table="0"/>
          <office:change-info>
            <dc:creator> </dc:creator>
            <dc:date>2021-04-22T09:31:18.691439959</dc:date>
          </office:change-info>
          <table:previous>
            <table:change-track-table-cell office:value-type="float" office:value="61.9066666666667"/>
          </table:previous>
        </table:cell-content-change>
        <table:cell-content-change table:id="ct1160">
          <table:cell-address table:column="22" table:row="40" table:table="0"/>
          <office:change-info>
            <dc:creator> </dc:creator>
            <dc:date>2021-04-22T09:31:18.691469135</dc:date>
          </office:change-info>
          <table:previous>
            <table:change-track-table-cell office:value-type="float" office:value="61.6666666666667"/>
          </table:previous>
        </table:cell-content-change>
        <table:cell-content-change table:id="ct1161">
          <table:cell-address table:column="22" table:row="41" table:table="0"/>
          <office:change-info>
            <dc:creator> </dc:creator>
            <dc:date>2021-04-22T09:31:18.691498232</dc:date>
          </office:change-info>
          <table:previous>
            <table:change-track-table-cell office:value-type="float" office:value="63.215"/>
          </table:previous>
        </table:cell-content-change>
        <table:cell-content-change table:id="ct1162">
          <table:cell-address table:column="22" table:row="42" table:table="0"/>
          <office:change-info>
            <dc:creator> </dc:creator>
            <dc:date>2021-04-22T09:31:18.691527815</dc:date>
          </office:change-info>
          <table:previous>
            <table:change-track-table-cell office:value-type="float" office:value="62.14"/>
          </table:previous>
        </table:cell-content-change>
        <table:cell-content-change table:id="ct1163">
          <table:cell-address table:column="23" table:row="36" table:table="0"/>
          <office:change-info>
            <dc:creator> </dc:creator>
            <dc:date>2021-04-22T09:31:18.691557110</dc:date>
          </office:change-info>
          <table:previous>
            <table:change-track-table-cell office:value-type="float" office:value="0"/>
          </table:previous>
        </table:cell-content-change>
        <table:cell-content-change table:id="ct1164">
          <table:cell-address table:column="23" table:row="37" table:table="0"/>
          <office:change-info>
            <dc:creator> </dc:creator>
            <dc:date>2021-04-22T09:31:18.691585473</dc:date>
          </office:change-info>
          <table:previous>
            <table:change-track-table-cell office:value-type="float" office:value="0"/>
          </table:previous>
        </table:cell-content-change>
        <table:cell-content-change table:id="ct1165">
          <table:cell-address table:column="23" table:row="38" table:table="0"/>
          <office:change-info>
            <dc:creator> </dc:creator>
            <dc:date>2021-04-22T09:31:18.691613763</dc:date>
          </office:change-info>
          <table:previous>
            <table:change-track-table-cell office:value-type="float" office:value="0"/>
          </table:previous>
        </table:cell-content-change>
        <table:cell-content-change table:id="ct1166">
          <table:cell-address table:column="23" table:row="39" table:table="0"/>
          <office:change-info>
            <dc:creator> </dc:creator>
            <dc:date>2021-04-22T09:31:18.691654528</dc:date>
          </office:change-info>
          <table:previous>
            <table:change-track-table-cell office:value-type="float" office:value="0"/>
          </table:previous>
        </table:cell-content-change>
        <table:cell-content-change table:id="ct1167">
          <table:cell-address table:column="23" table:row="40" table:table="0"/>
          <office:change-info>
            <dc:creator> </dc:creator>
            <dc:date>2021-04-22T09:31:18.691681185</dc:date>
          </office:change-info>
          <table:previous>
            <table:change-track-table-cell office:value-type="float" office:value="0"/>
          </table:previous>
        </table:cell-content-change>
        <table:cell-content-change table:id="ct1168">
          <table:cell-address table:column="23" table:row="41" table:table="0"/>
          <office:change-info>
            <dc:creator> </dc:creator>
            <dc:date>2021-04-22T09:31:18.691707906</dc:date>
          </office:change-info>
          <table:previous>
            <table:change-track-table-cell office:value-type="float" office:value="0"/>
          </table:previous>
        </table:cell-content-change>
        <table:cell-content-change table:id="ct1169">
          <table:cell-address table:column="23" table:row="42" table:table="0"/>
          <office:change-info>
            <dc:creator> </dc:creator>
            <dc:date>2021-04-22T09:31:18.691734690</dc:date>
          </office:change-info>
          <table:previous>
            <table:change-track-table-cell office:value-type="float" office:value="0"/>
          </table:previous>
        </table:cell-content-change>
        <table:cell-content-change table:id="ct1170">
          <table:cell-address table:column="24" table:row="36" table:table="0"/>
          <office:change-info>
            <dc:creator> </dc:creator>
            <dc:date>2021-04-22T09:31:18.691763288</dc:date>
          </office:change-info>
          <table:previous>
            <table:change-track-table-cell office:value-type="float" office:value="0.0108843537414966"/>
          </table:previous>
        </table:cell-content-change>
        <table:cell-content-change table:id="ct1171">
          <table:cell-address table:column="24" table:row="37" table:table="0"/>
          <office:change-info>
            <dc:creator> </dc:creator>
            <dc:date>2021-04-22T09:31:18.691791417</dc:date>
          </office:change-info>
          <table:previous>
            <table:change-track-table-cell office:value-type="float" office:value="0.0167942176870748"/>
          </table:previous>
        </table:cell-content-change>
        <table:cell-content-change table:id="ct1172">
          <table:cell-address table:column="24" table:row="38" table:table="0"/>
          <office:change-info>
            <dc:creator> </dc:creator>
            <dc:date>2021-04-22T09:31:18.691819291</dc:date>
          </office:change-info>
          <table:previous>
            <table:change-track-table-cell office:value-type="float" office:value="0.00744047619047619"/>
          </table:previous>
        </table:cell-content-change>
        <table:cell-content-change table:id="ct1173">
          <table:cell-address table:column="24" table:row="39" table:table="0"/>
          <office:change-info>
            <dc:creator> </dc:creator>
            <dc:date>2021-04-22T09:31:18.691846904</dc:date>
          </office:change-info>
          <table:previous>
            <table:change-track-table-cell office:value-type="float" office:value="0.0164540816326531"/>
          </table:previous>
        </table:cell-content-change>
        <table:cell-content-change table:id="ct1174">
          <table:cell-address table:column="24" table:row="40" table:table="0"/>
          <office:change-info>
            <dc:creator> </dc:creator>
            <dc:date>2021-04-22T09:31:18.691874849</dc:date>
          </office:change-info>
          <table:previous>
            <table:change-track-table-cell office:value-type="float" office:value="0.0107142857142857"/>
          </table:previous>
        </table:cell-content-change>
        <table:cell-content-change table:id="ct1175">
          <table:cell-address table:column="24" table:row="41" table:table="0"/>
          <office:change-info>
            <dc:creator> </dc:creator>
            <dc:date>2021-04-22T09:31:18.691903228</dc:date>
          </office:change-info>
          <table:previous>
            <table:change-track-table-cell office:value-type="float" office:value="0.0220025510204081"/>
          </table:previous>
        </table:cell-content-change>
        <table:cell-content-change table:id="ct1176">
          <table:cell-address table:column="24" table:row="42" table:table="0"/>
          <office:change-info>
            <dc:creator> </dc:creator>
            <dc:date>2021-04-22T09:31:18.691937492</dc:date>
          </office:change-info>
          <table:previous>
            <table:change-track-table-cell office:value-type="float" office:value="0.00733418367346939"/>
          </table:previous>
        </table:cell-content-change>
        <table:cell-content-change table:id="ct1177">
          <table:cell-address table:column="25" table:row="36" table:table="0"/>
          <office:change-info>
            <dc:creator> </dc:creator>
            <dc:date>2021-04-22T09:31:18.691980807</dc:date>
          </office:change-info>
          <table:previous>
            <table:change-track-table-cell office:value-type="float" office:value="0.00875850340136055"/>
          </table:previous>
        </table:cell-content-change>
        <table:cell-content-change table:id="ct1178">
          <table:cell-address table:column="25" table:row="37" table:table="0"/>
          <office:change-info>
            <dc:creator> </dc:creator>
            <dc:date>2021-04-22T09:31:18.692020072</dc:date>
          </office:change-info>
          <table:previous>
            <table:change-track-table-cell office:value-type="float" office:value="0.00773809523809524"/>
          </table:previous>
        </table:cell-content-change>
        <table:cell-content-change table:id="ct1179">
          <table:cell-address table:column="25" table:row="38" table:table="0"/>
          <office:change-info>
            <dc:creator> </dc:creator>
            <dc:date>2021-04-22T09:31:18.692055125</dc:date>
          </office:change-info>
          <table:previous>
            <table:change-track-table-cell office:value-type="float" office:value="0.00386904761904762"/>
          </table:previous>
        </table:cell-content-change>
        <table:cell-content-change table:id="ct1180">
          <table:cell-address table:column="25" table:row="39" table:table="0"/>
          <office:change-info>
            <dc:creator> </dc:creator>
            <dc:date>2021-04-22T09:31:18.692091916</dc:date>
          </office:change-info>
          <table:previous>
            <table:change-track-table-cell office:value-type="float" office:value="0.0110119047619048"/>
          </table:previous>
        </table:cell-content-change>
        <table:cell-content-change table:id="ct1181">
          <table:cell-address table:column="25" table:row="40" table:table="0"/>
          <office:change-info>
            <dc:creator> </dc:creator>
            <dc:date>2021-04-22T09:31:18.692127919</dc:date>
          </office:change-info>
          <table:previous>
            <table:change-track-table-cell office:value-type="float" office:value="0.00820578231292517"/>
          </table:previous>
        </table:cell-content-change>
        <table:cell-content-change table:id="ct1182">
          <table:cell-address table:column="25" table:row="41" table:table="0"/>
          <office:change-info>
            <dc:creator> </dc:creator>
            <dc:date>2021-04-22T09:31:18.692164301</dc:date>
          </office:change-info>
          <table:previous>
            <table:change-track-table-cell office:value-type="float" office:value="0.00510204081632653"/>
          </table:previous>
        </table:cell-content-change>
        <table:cell-content-change table:id="ct1183">
          <table:cell-address table:column="25" table:row="42" table:table="0"/>
          <office:change-info>
            <dc:creator> </dc:creator>
            <dc:date>2021-04-22T09:31:18.692202669</dc:date>
          </office:change-info>
          <table:previous>
            <table:change-track-table-cell office:value-type="float" office:value="0.00414540816326531"/>
          </table:previous>
        </table:cell-content-change>
        <table:cell-content-change table:id="ct1184">
          <table:cell-address table:column="26" table:row="36" table:table="0"/>
          <office:change-info>
            <dc:creator> </dc:creator>
            <dc:date>2021-04-22T09:31:18.692241025</dc:date>
          </office:change-info>
          <table:previous>
            <table:change-track-table-cell office:value-type="float" office:value="0.00493197278911565"/>
          </table:previous>
        </table:cell-content-change>
        <table:cell-content-change table:id="ct1185">
          <table:cell-address table:column="26" table:row="37" table:table="0"/>
          <office:change-info>
            <dc:creator> </dc:creator>
            <dc:date>2021-04-22T09:31:18.692277755</dc:date>
          </office:change-info>
          <table:previous>
            <table:change-track-table-cell office:value-type="float" office:value="0.0125425170068027"/>
          </table:previous>
        </table:cell-content-change>
        <table:cell-content-change table:id="ct1186">
          <table:cell-address table:column="26" table:row="38" table:table="0"/>
          <office:change-info>
            <dc:creator> </dc:creator>
            <dc:date>2021-04-22T09:31:18.692312213</dc:date>
          </office:change-info>
          <table:previous>
            <table:change-track-table-cell office:value-type="float" office:value="0.00701530612244898"/>
          </table:previous>
        </table:cell-content-change>
        <table:cell-content-change table:id="ct1187">
          <table:cell-address table:column="26" table:row="39" table:table="0"/>
          <office:change-info>
            <dc:creator> </dc:creator>
            <dc:date>2021-04-22T09:31:18.692347593</dc:date>
          </office:change-info>
          <table:previous>
            <table:change-track-table-cell office:value-type="float" office:value="0.0070578231292517"/>
          </table:previous>
        </table:cell-content-change>
        <table:cell-content-change table:id="ct1188">
          <table:cell-address table:column="26" table:row="40" table:table="0"/>
          <office:change-info>
            <dc:creator> </dc:creator>
            <dc:date>2021-04-22T09:31:18.692384056</dc:date>
          </office:change-info>
          <table:previous>
            <table:change-track-table-cell office:value-type="float" office:value="0.00620748299319728"/>
          </table:previous>
        </table:cell-content-change>
        <table:cell-content-change table:id="ct1189">
          <table:cell-address table:column="26" table:row="41" table:table="0"/>
          <office:change-info>
            <dc:creator> </dc:creator>
            <dc:date>2021-04-22T09:31:18.692420746</dc:date>
          </office:change-info>
          <table:previous>
            <table:change-track-table-cell office:value-type="float" office:value="0.0121173469387755"/>
          </table:previous>
        </table:cell-content-change>
        <table:cell-content-change table:id="ct1190">
          <table:cell-address table:column="26" table:row="42" table:table="0"/>
          <office:change-info>
            <dc:creator> </dc:creator>
            <dc:date>2021-04-22T09:31:18.692459126</dc:date>
          </office:change-info>
          <table:previous>
            <table:change-track-table-cell office:value-type="float" office:value="0.00478316326530612"/>
          </table:previous>
        </table:cell-content-change>
        <table:cell-content-change table:id="ct1191">
          <table:cell-address table:column="27" table:row="36" table:table="0"/>
          <office:change-info>
            <dc:creator> </dc:creator>
            <dc:date>2021-04-22T09:31:18.692497423</dc:date>
          </office:change-info>
          <table:previous>
            <table:change-track-table-cell office:value-type="float" office:value="0.00217143540409546"/>
          </table:previous>
        </table:cell-content-change>
        <table:cell-content-change table:id="ct1192">
          <table:cell-address table:column="27" table:row="37" table:table="0"/>
          <office:change-info>
            <dc:creator> </dc:creator>
            <dc:date>2021-04-22T09:31:18.692534802</dc:date>
          </office:change-info>
          <table:previous>
            <table:change-track-table-cell office:value-type="float" office:value="0.00545100860056638"/>
          </table:previous>
        </table:cell-content-change>
        <table:cell-content-change table:id="ct1193">
          <table:cell-address table:column="27" table:row="38" table:table="0"/>
          <office:change-info>
            <dc:creator> </dc:creator>
            <dc:date>2021-04-22T09:31:18.692570913</dc:date>
          </office:change-info>
          <table:previous>
            <table:change-track-table-cell office:value-type="float" office:value="0.00315290115581991"/>
          </table:previous>
        </table:cell-content-change>
        <table:cell-content-change table:id="ct1194">
          <table:cell-address table:column="27" table:row="39" table:table="0"/>
          <office:change-info>
            <dc:creator> </dc:creator>
            <dc:date>2021-04-22T09:31:18.692606589</dc:date>
          </office:change-info>
          <table:previous>
            <table:change-track-table-cell office:value-type="float" office:value="0.00382428906888231"/>
          </table:previous>
        </table:cell-content-change>
        <table:cell-content-change table:id="ct1195">
          <table:cell-address table:column="27" table:row="40" table:table="0"/>
          <office:change-info>
            <dc:creator> </dc:creator>
            <dc:date>2021-04-22T09:31:18.692642435</dc:date>
          </office:change-info>
          <table:previous>
            <table:change-track-table-cell office:value-type="float" office:value="0.00262610597958412"/>
          </table:previous>
        </table:cell-content-change>
        <table:cell-content-change table:id="ct1196">
          <table:cell-address table:column="27" table:row="41" table:table="0"/>
          <office:change-info>
            <dc:creator> </dc:creator>
            <dc:date>2021-04-22T09:31:18.692677190</dc:date>
          </office:change-info>
          <table:previous>
            <table:change-track-table-cell office:value-type="float" office:value="0.00624327366509294"/>
          </table:previous>
        </table:cell-content-change>
        <table:cell-content-change table:id="ct1197">
          <table:cell-address table:column="27" table:row="42" table:table="0"/>
          <office:change-info>
            <dc:creator> </dc:creator>
            <dc:date>2021-04-22T09:31:18.692712031</dc:date>
          </office:change-info>
          <table:previous>
            <table:change-track-table-cell office:value-type="float" office:value="0.00250823368658837"/>
          </table:previous>
        </table:cell-content-change>
        <table:cell-content-change table:id="ct1198">
          <table:cell-address table:column="28" table:row="36" table:table="0"/>
          <office:change-info>
            <dc:creator> </dc:creator>
            <dc:date>2021-04-22T09:31:18.692747446</dc:date>
          </office:change-info>
          <table:previous>
            <table:change-track-table-cell office:value-type="float" office:value="0.00272108843537415"/>
          </table:previous>
        </table:cell-content-change>
        <table:cell-content-change table:id="ct1199">
          <table:cell-address table:column="28" table:row="37" table:table="0"/>
          <office:change-info>
            <dc:creator> </dc:creator>
            <dc:date>2021-04-22T09:31:18.692783195</dc:date>
          </office:change-info>
          <table:previous>
            <table:change-track-table-cell office:value-type="float" office:value="0.00419855442176871"/>
          </table:previous>
        </table:cell-content-change>
        <table:cell-content-change table:id="ct1200">
          <table:cell-address table:column="28" table:row="38" table:table="0"/>
          <office:change-info>
            <dc:creator> </dc:creator>
            <dc:date>2021-04-22T09:31:18.692818150</dc:date>
          </office:change-info>
          <table:previous>
            <table:change-track-table-cell office:value-type="float" office:value="0.00186011904761905"/>
          </table:previous>
        </table:cell-content-change>
        <table:cell-content-change table:id="ct1201">
          <table:cell-address table:column="28" table:row="39" table:table="0"/>
          <office:change-info>
            <dc:creator> </dc:creator>
            <dc:date>2021-04-22T09:31:18.692853192</dc:date>
          </office:change-info>
          <table:previous>
            <table:change-track-table-cell office:value-type="float" office:value="0.00411352040816327"/>
          </table:previous>
        </table:cell-content-change>
        <table:cell-content-change table:id="ct1202">
          <table:cell-address table:column="28" table:row="40" table:table="0"/>
          <office:change-info>
            <dc:creator> </dc:creator>
            <dc:date>2021-04-22T09:31:18.692889983</dc:date>
          </office:change-info>
          <table:previous>
            <table:change-track-table-cell office:value-type="float" office:value="0.00267857142857143"/>
          </table:previous>
        </table:cell-content-change>
        <table:cell-content-change table:id="ct1203">
          <table:cell-address table:column="28" table:row="41" table:table="0"/>
          <office:change-info>
            <dc:creator> </dc:creator>
            <dc:date>2021-04-22T09:31:18.692926826</dc:date>
          </office:change-info>
          <table:previous>
            <table:change-track-table-cell office:value-type="float" office:value="0.00550063775510204"/>
          </table:previous>
        </table:cell-content-change>
        <table:cell-content-change table:id="ct1204">
          <table:cell-address table:column="28" table:row="42" table:table="0"/>
          <office:change-info>
            <dc:creator> </dc:creator>
            <dc:date>2021-04-22T09:31:18.692963586</dc:date>
          </office:change-info>
          <table:previous>
            <table:change-track-table-cell office:value-type="float" office:value="0.00183354591836735"/>
          </table:previous>
        </table:cell-content-change>
        <table:cell-content-change table:id="ct1205">
          <table:cell-address table:column="29" table:row="36" table:table="0"/>
          <office:change-info>
            <dc:creator> </dc:creator>
            <dc:date>2021-04-22T09:31:18.692998532</dc:date>
          </office:change-info>
          <table:previous>
            <table:change-track-table-cell office:value-type="float" office:value="0"/>
          </table:previous>
        </table:cell-content-change>
        <table:cell-content-change table:id="ct1206">
          <table:cell-address table:column="29" table:row="37" table:table="0"/>
          <office:change-info>
            <dc:creator> </dc:creator>
            <dc:date>2021-04-22T09:31:18.693032359</dc:date>
          </office:change-info>
          <table:previous>
            <table:change-track-table-cell office:value-type="float" office:value="0"/>
          </table:previous>
        </table:cell-content-change>
        <table:cell-content-change table:id="ct1207">
          <table:cell-address table:column="29" table:row="38" table:table="0"/>
          <office:change-info>
            <dc:creator> </dc:creator>
            <dc:date>2021-04-22T09:31:18.693066472</dc:date>
          </office:change-info>
          <table:previous>
            <table:change-track-table-cell office:value-type="float" office:value="0"/>
          </table:previous>
        </table:cell-content-change>
        <table:cell-content-change table:id="ct1208">
          <table:cell-address table:column="29" table:row="39" table:table="0"/>
          <office:change-info>
            <dc:creator> </dc:creator>
            <dc:date>2021-04-22T09:31:18.693102472</dc:date>
          </office:change-info>
          <table:previous>
            <table:change-track-table-cell office:value-type="float" office:value="0"/>
          </table:previous>
        </table:cell-content-change>
        <table:cell-content-change table:id="ct1209">
          <table:cell-address table:column="29" table:row="40" table:table="0"/>
          <office:change-info>
            <dc:creator> </dc:creator>
            <dc:date>2021-04-22T09:31:18.693138095</dc:date>
          </office:change-info>
          <table:previous>
            <table:change-track-table-cell office:value-type="float" office:value="0"/>
          </table:previous>
        </table:cell-content-change>
        <table:cell-content-change table:id="ct1210">
          <table:cell-address table:column="29" table:row="41" table:table="0"/>
          <office:change-info>
            <dc:creator> </dc:creator>
            <dc:date>2021-04-22T09:31:18.693172387</dc:date>
          </office:change-info>
          <table:previous>
            <table:change-track-table-cell office:value-type="float" office:value="0"/>
          </table:previous>
        </table:cell-content-change>
        <table:cell-content-change table:id="ct1211">
          <table:cell-address table:column="29" table:row="42" table:table="0"/>
          <office:change-info>
            <dc:creator> </dc:creator>
            <dc:date>2021-04-22T09:31:18.693208954</dc:date>
          </office:change-info>
          <table:previous>
            <table:change-track-table-cell office:value-type="float" office:value="0"/>
          </table:previous>
        </table:cell-content-change>
        <table:cell-content-change table:id="ct1212">
          <table:cell-address table:column="30" table:row="36" table:table="0"/>
          <office:change-info>
            <dc:creator> </dc:creator>
            <dc:date>2021-04-22T09:31:18.693248625</dc:date>
          </office:change-info>
          <table:previous>
            <table:change-track-table-cell office:value-type="float" office:value="24.7633333333333"/>
          </table:previous>
        </table:cell-content-change>
        <table:cell-content-change table:id="ct1213">
          <table:cell-address table:column="30" table:row="37" table:table="0"/>
          <office:change-info>
            <dc:creator> </dc:creator>
            <dc:date>2021-04-22T09:31:18.693286832</dc:date>
          </office:change-info>
          <table:previous>
            <table:change-track-table-cell office:value-type="float" office:value="22.38"/>
          </table:previous>
        </table:cell-content-change>
        <table:cell-content-change table:id="ct1214">
          <table:cell-address table:column="30" table:row="38" table:table="0"/>
          <office:change-info>
            <dc:creator> </dc:creator>
            <dc:date>2021-04-22T09:31:18.693326200</dc:date>
          </office:change-info>
          <table:previous>
            <table:change-track-table-cell office:value-type="float" office:value="19.5266666666667"/>
          </table:previous>
        </table:cell-content-change>
        <table:cell-content-change table:id="ct1215">
          <table:cell-address table:column="30" table:row="39" table:table="0"/>
          <office:change-info>
            <dc:creator> </dc:creator>
            <dc:date>2021-04-22T09:31:18.693363103</dc:date>
          </office:change-info>
          <table:previous>
            <table:change-track-table-cell office:value-type="float" office:value="29.2866666666667"/>
          </table:previous>
        </table:cell-content-change>
        <table:cell-content-change table:id="ct1216">
          <table:cell-address table:column="30" table:row="40" table:table="0"/>
          <office:change-info>
            <dc:creator> </dc:creator>
            <dc:date>2021-04-22T09:31:18.693399904</dc:date>
          </office:change-info>
          <table:previous>
            <table:change-track-table-cell office:value-type="float" office:value="23.81"/>
          </table:previous>
        </table:cell-content-change>
        <table:cell-content-change table:id="ct1217">
          <table:cell-address table:column="30" table:row="41" table:table="0"/>
          <office:change-info>
            <dc:creator> </dc:creator>
            <dc:date>2021-04-22T09:31:18.693437086</dc:date>
          </office:change-info>
          <table:previous>
            <table:change-track-table-cell office:value-type="float" office:value="27.5"/>
          </table:previous>
        </table:cell-content-change>
        <table:cell-content-change table:id="ct1218">
          <table:cell-address table:column="30" table:row="42" table:table="0"/>
          <office:change-info>
            <dc:creator> </dc:creator>
            <dc:date>2021-04-22T09:31:18.693472084</dc:date>
          </office:change-info>
          <table:previous>
            <table:change-track-table-cell office:value-type="float" office:value="20.715"/>
          </table:previous>
        </table:cell-content-change>
        <table:cell-content-change table:id="ct1219">
          <table:cell-address table:column="31" table:row="36" table:table="0"/>
          <office:change-info>
            <dc:creator> </dc:creator>
            <dc:date>2021-04-22T09:31:18.693507470</dc:date>
          </office:change-info>
          <table:previous>
            <table:change-track-table-cell office:value-type="float" office:value="59.9966666666667"/>
          </table:previous>
        </table:cell-content-change>
        <table:cell-content-change table:id="ct1220">
          <table:cell-address table:column="31" table:row="37" table:table="0"/>
          <office:change-info>
            <dc:creator> </dc:creator>
            <dc:date>2021-04-22T09:31:18.693541746</dc:date>
          </office:change-info>
          <table:previous>
            <table:change-track-table-cell office:value-type="float" office:value="61.9033333333333"/>
          </table:previous>
        </table:cell-content-change>
        <table:cell-content-change table:id="ct1221">
          <table:cell-address table:column="31" table:row="38" table:table="0"/>
          <office:change-info>
            <dc:creator> </dc:creator>
            <dc:date>2021-04-22T09:31:18.693577168</dc:date>
          </office:change-info>
          <table:previous>
            <table:change-track-table-cell office:value-type="float" office:value="63.0933333333333"/>
          </table:previous>
        </table:cell-content-change>
        <table:cell-content-change table:id="ct1222">
          <table:cell-address table:column="31" table:row="39" table:table="0"/>
          <office:change-info>
            <dc:creator> </dc:creator>
            <dc:date>2021-04-22T09:31:18.693611853</dc:date>
          </office:change-info>
          <table:previous>
            <table:change-track-table-cell office:value-type="float" office:value="66.6666666666667"/>
          </table:previous>
        </table:cell-content-change>
        <table:cell-content-change table:id="ct1223">
          <table:cell-address table:column="31" table:row="40" table:table="0"/>
          <office:change-info>
            <dc:creator> </dc:creator>
            <dc:date>2021-04-22T09:31:18.693646444</dc:date>
          </office:change-info>
          <table:previous>
            <table:change-track-table-cell office:value-type="float" office:value="63.8133333333333"/>
          </table:previous>
        </table:cell-content-change>
        <table:cell-content-change table:id="ct1224">
          <table:cell-address table:column="31" table:row="41" table:table="0"/>
          <office:change-info>
            <dc:creator> </dc:creator>
            <dc:date>2021-04-22T09:31:18.693683277</dc:date>
          </office:change-info>
          <table:previous>
            <table:change-track-table-cell office:value-type="float" office:value="66.785"/>
          </table:previous>
        </table:cell-content-change>
        <table:cell-content-change table:id="ct1225">
          <table:cell-address table:column="31" table:row="42" table:table="0"/>
          <office:change-info>
            <dc:creator> </dc:creator>
            <dc:date>2021-04-22T09:31:18.693720914</dc:date>
          </office:change-info>
          <table:previous>
            <table:change-track-table-cell office:value-type="float" office:value="60.715"/>
          </table:previous>
        </table:cell-content-change>
        <table:cell-content-change table:id="ct1226">
          <table:cell-address table:column="32" table:row="36" table:table="0"/>
          <office:change-info>
            <dc:creator> </dc:creator>
            <dc:date>2021-04-22T09:31:18.693760624</dc:date>
          </office:change-info>
          <table:previous>
            <table:change-track-table-cell office:value-type="float" office:value="64.76"/>
          </table:previous>
        </table:cell-content-change>
        <table:cell-content-change table:id="ct1227">
          <table:cell-address table:column="32" table:row="37" table:table="0"/>
          <office:change-info>
            <dc:creator> </dc:creator>
            <dc:date>2021-04-22T09:31:18.693797071</dc:date>
          </office:change-info>
          <table:previous>
            <table:change-track-table-cell office:value-type="float" office:value="60.4766666666667"/>
          </table:previous>
        </table:cell-content-change>
        <table:cell-content-change table:id="ct1228">
          <table:cell-address table:column="32" table:row="38" table:table="0"/>
          <office:change-info>
            <dc:creator> </dc:creator>
            <dc:date>2021-04-22T09:31:18.693832921</dc:date>
          </office:change-info>
          <table:previous>
            <table:change-track-table-cell office:value-type="float" office:value="56.4266666666667"/>
          </table:previous>
        </table:cell-content-change>
        <table:cell-content-change table:id="ct1229">
          <table:cell-address table:column="32" table:row="39" table:table="0"/>
          <office:change-info>
            <dc:creator> </dc:creator>
            <dc:date>2021-04-22T09:31:18.693869639</dc:date>
          </office:change-info>
          <table:previous>
            <table:change-track-table-cell office:value-type="float" office:value="62.6233333333333"/>
          </table:previous>
        </table:cell-content-change>
        <table:cell-content-change table:id="ct1230">
          <table:cell-address table:column="32" table:row="40" table:table="0"/>
          <office:change-info>
            <dc:creator> </dc:creator>
            <dc:date>2021-04-22T09:31:18.693905693</dc:date>
          </office:change-info>
          <table:previous>
            <table:change-track-table-cell office:value-type="float" office:value="60"/>
          </table:previous>
        </table:cell-content-change>
        <table:cell-content-change table:id="ct1231">
          <table:cell-address table:column="32" table:row="41" table:table="0"/>
          <office:change-info>
            <dc:creator> </dc:creator>
            <dc:date>2021-04-22T09:31:18.693940707</dc:date>
          </office:change-info>
          <table:previous>
            <table:change-track-table-cell office:value-type="float" office:value="60.715"/>
          </table:previous>
        </table:cell-content-change>
        <table:cell-content-change table:id="ct1232">
          <table:cell-address table:column="32" table:row="42" table:table="0"/>
          <office:change-info>
            <dc:creator> </dc:creator>
            <dc:date>2021-04-22T09:31:18.693975214</dc:date>
          </office:change-info>
          <table:previous>
            <table:change-track-table-cell office:value-type="float" office:value="60"/>
          </table:previous>
        </table:cell-content-change>
        <table:cell-content-change table:id="ct1233">
          <table:cell-address table:column="33" table:row="36" table:table="0"/>
          <office:change-info>
            <dc:creator> </dc:creator>
            <dc:date>2021-04-22T09:31:18.694010434</dc:date>
          </office:change-info>
          <table:previous>
            <table:change-track-table-cell office:value-type="float" office:value="62.89"/>
          </table:previous>
        </table:cell-content-change>
        <table:cell-content-change table:id="ct1234">
          <table:cell-address table:column="33" table:row="37" table:table="0"/>
          <office:change-info>
            <dc:creator> </dc:creator>
            <dc:date>2021-04-22T09:31:18.694045617</dc:date>
          </office:change-info>
          <table:previous>
            <table:change-track-table-cell office:value-type="float" office:value="61.31"/>
          </table:previous>
        </table:cell-content-change>
        <table:cell-content-change table:id="ct1235">
          <table:cell-address table:column="33" table:row="38" table:table="0"/>
          <office:change-info>
            <dc:creator> </dc:creator>
            <dc:date>2021-04-22T09:31:18.694080872</dc:date>
          </office:change-info>
          <table:previous>
            <table:change-track-table-cell office:value-type="float" office:value="59.0633333333333"/>
          </table:previous>
        </table:cell-content-change>
        <table:cell-content-change table:id="ct1236">
          <table:cell-address table:column="33" table:row="39" table:table="0"/>
          <office:change-info>
            <dc:creator> </dc:creator>
            <dc:date>2021-04-22T09:31:18.694116938</dc:date>
          </office:change-info>
          <table:previous>
            <table:change-track-table-cell office:value-type="float" office:value="64.27"/>
          </table:previous>
        </table:cell-content-change>
        <table:cell-content-change table:id="ct1237">
          <table:cell-address table:column="33" table:row="40" table:table="0"/>
          <office:change-info>
            <dc:creator> </dc:creator>
            <dc:date>2021-04-22T09:31:18.694152929</dc:date>
          </office:change-info>
          <table:previous>
            <table:change-track-table-cell office:value-type="float" office:value="61.61"/>
          </table:previous>
        </table:cell-content-change>
        <table:cell-content-change table:id="ct1238">
          <table:cell-address table:column="33" table:row="41" table:table="0"/>
          <office:change-info>
            <dc:creator> </dc:creator>
            <dc:date>2021-04-22T09:31:18.694189467</dc:date>
          </office:change-info>
          <table:previous>
            <table:change-track-table-cell office:value-type="float" office:value="63.265"/>
          </table:previous>
        </table:cell-content-change>
        <table:cell-content-change table:id="ct1239">
          <table:cell-address table:column="33" table:row="42" table:table="0"/>
          <office:change-info>
            <dc:creator> </dc:creator>
            <dc:date>2021-04-22T09:31:18.694226007</dc:date>
          </office:change-info>
          <table:previous>
            <table:change-track-table-cell office:value-type="float" office:value="60.4"/>
          </table:previous>
        </table:cell-content-change>
        <table:cell-content-change table:id="ct1240">
          <table:cell-address table:column="34" table:row="36" table:table="0"/>
          <office:change-info>
            <dc:creator> </dc:creator>
            <dc:date>2021-04-22T09:31:18.694265428</dc:date>
          </office:change-info>
          <table:previous>
            <table:change-track-table-cell office:value-type="float" office:value="62.38"/>
          </table:previous>
        </table:cell-content-change>
        <table:cell-content-change table:id="ct1241">
          <table:cell-address table:column="34" table:row="37" table:table="0"/>
          <office:change-info>
            <dc:creator> </dc:creator>
            <dc:date>2021-04-22T09:31:18.694299240</dc:date>
          </office:change-info>
          <table:previous>
            <table:change-track-table-cell office:value-type="float" office:value="61.1933333333333"/>
          </table:previous>
        </table:cell-content-change>
        <table:cell-content-change table:id="ct1242">
          <table:cell-address table:column="34" table:row="38" table:table="0"/>
          <office:change-info>
            <dc:creator> </dc:creator>
            <dc:date>2021-04-22T09:31:18.694334983</dc:date>
          </office:change-info>
          <table:previous>
            <table:change-track-table-cell office:value-type="float" office:value="59.7633333333333"/>
          </table:previous>
        </table:cell-content-change>
        <table:cell-content-change table:id="ct1243">
          <table:cell-address table:column="34" table:row="39" table:table="0"/>
          <office:change-info>
            <dc:creator> </dc:creator>
            <dc:date>2021-04-22T09:31:18.694371438</dc:date>
          </office:change-info>
          <table:previous>
            <table:change-track-table-cell office:value-type="float" office:value="64.6433333333333"/>
          </table:previous>
        </table:cell-content-change>
        <table:cell-content-change table:id="ct1244">
          <table:cell-address table:column="34" table:row="40" table:table="0"/>
          <office:change-info>
            <dc:creator> </dc:creator>
            <dc:date>2021-04-22T09:31:18.694407156</dc:date>
          </office:change-info>
          <table:previous>
            <table:change-track-table-cell office:value-type="float" office:value="61.9033333333333"/>
          </table:previous>
        </table:cell-content-change>
        <table:cell-content-change table:id="ct1245">
          <table:cell-address table:column="34" table:row="41" table:table="0"/>
          <office:change-info>
            <dc:creator> </dc:creator>
            <dc:date>2021-04-22T09:31:18.694441941</dc:date>
          </office:change-info>
          <table:previous>
            <table:change-track-table-cell office:value-type="float" office:value="63.75"/>
          </table:previous>
        </table:cell-content-change>
        <table:cell-content-change table:id="ct1246">
          <table:cell-address table:column="34" table:row="42" table:table="0"/>
          <office:change-info>
            <dc:creator> </dc:creator>
            <dc:date>2021-04-22T09:31:18.694477904</dc:date>
          </office:change-info>
          <table:previous>
            <table:change-track-table-cell office:value-type="float" office:value="60.355"/>
          </table:previous>
        </table:cell-content-change>
        <table:cell-content-change table:id="ct1247">
          <table:cell-address table:column="35" table:row="36" table:table="0"/>
          <office:change-info>
            <dc:creator> </dc:creator>
            <dc:date>2021-04-22T09:31:18.694515906</dc:date>
          </office:change-info>
          <table:previous>
            <table:change-track-table-cell office:value-type="float" office:value="0"/>
          </table:previous>
        </table:cell-content-change>
        <table:cell-content-change table:id="ct1248">
          <table:cell-address table:column="35" table:row="37" table:table="0"/>
          <office:change-info>
            <dc:creator> </dc:creator>
            <dc:date>2021-04-22T09:31:18.694552175</dc:date>
          </office:change-info>
          <table:previous>
            <table:change-track-table-cell office:value-type="float" office:value="0"/>
          </table:previous>
        </table:cell-content-change>
        <table:cell-content-change table:id="ct1249">
          <table:cell-address table:column="35" table:row="38" table:table="0"/>
          <office:change-info>
            <dc:creator> </dc:creator>
            <dc:date>2021-04-22T09:31:18.694588173</dc:date>
          </office:change-info>
          <table:previous>
            <table:change-track-table-cell office:value-type="float" office:value="0"/>
          </table:previous>
        </table:cell-content-change>
        <table:cell-content-change table:id="ct1250">
          <table:cell-address table:column="35" table:row="39" table:table="0"/>
          <office:change-info>
            <dc:creator> </dc:creator>
            <dc:date>2021-04-22T09:31:18.694624235</dc:date>
          </office:change-info>
          <table:previous>
            <table:change-track-table-cell office:value-type="float" office:value="0"/>
          </table:previous>
        </table:cell-content-change>
        <table:cell-content-change table:id="ct1251">
          <table:cell-address table:column="35" table:row="40" table:table="0"/>
          <office:change-info>
            <dc:creator> </dc:creator>
            <dc:date>2021-04-22T09:31:18.694659469</dc:date>
          </office:change-info>
          <table:previous>
            <table:change-track-table-cell office:value-type="float" office:value="0"/>
          </table:previous>
        </table:cell-content-change>
        <table:cell-content-change table:id="ct1252">
          <table:cell-address table:column="35" table:row="41" table:table="0"/>
          <office:change-info>
            <dc:creator> </dc:creator>
            <dc:date>2021-04-22T09:31:18.694692941</dc:date>
          </office:change-info>
          <table:previous>
            <table:change-track-table-cell office:value-type="float" office:value="0"/>
          </table:previous>
        </table:cell-content-change>
        <table:cell-content-change table:id="ct1253">
          <table:cell-address table:column="35" table:row="42" table:table="0"/>
          <office:change-info>
            <dc:creator> </dc:creator>
            <dc:date>2021-04-22T09:31:18.694726963</dc:date>
          </office:change-info>
          <table:previous>
            <table:change-track-table-cell office:value-type="float" office:value="0"/>
          </table:previous>
        </table:cell-content-change>
        <table:cell-content-change table:id="ct1254">
          <table:cell-address table:column="36" table:row="36" table:table="0"/>
          <office:change-info>
            <dc:creator> </dc:creator>
            <dc:date>2021-04-22T09:31:18.694763028</dc:date>
          </office:change-info>
          <table:previous>
            <table:change-track-table-cell office:value-type="float" office:value="0.0144982993197279"/>
          </table:previous>
        </table:cell-content-change>
        <table:cell-content-change table:id="ct1255">
          <table:cell-address table:column="36" table:row="37" table:table="0"/>
          <office:change-info>
            <dc:creator> </dc:creator>
            <dc:date>2021-04-22T09:31:18.694799323</dc:date>
          </office:change-info>
          <table:previous>
            <table:change-track-table-cell office:value-type="float" office:value="0.0110544217687075"/>
          </table:previous>
        </table:cell-content-change>
        <table:cell-content-change table:id="ct1256">
          <table:cell-address table:column="36" table:row="38" table:table="0"/>
          <office:change-info>
            <dc:creator> </dc:creator>
            <dc:date>2021-04-22T09:31:18.694835844</dc:date>
          </office:change-info>
          <table:previous>
            <table:change-track-table-cell office:value-type="float" office:value="0.0116921768707483"/>
          </table:previous>
        </table:cell-content-change>
        <table:cell-content-change table:id="ct1257">
          <table:cell-address table:column="36" table:row="39" table:table="0"/>
          <office:change-info>
            <dc:creator> </dc:creator>
            <dc:date>2021-04-22T09:31:18.694872917</dc:date>
          </office:change-info>
          <table:previous>
            <table:change-track-table-cell office:value-type="float" office:value="0.0112670068027211"/>
          </table:previous>
        </table:cell-content-change>
        <table:cell-content-change table:id="ct1258">
          <table:cell-address table:column="36" table:row="40" table:table="0"/>
          <office:change-info>
            <dc:creator> </dc:creator>
            <dc:date>2021-04-22T09:31:18.695091810</dc:date>
          </office:change-info>
          <table:previous>
            <table:change-track-table-cell office:value-type="float" office:value="0.00748299319727891"/>
          </table:previous>
        </table:cell-content-change>
        <table:cell-content-change table:id="ct1259">
          <table:cell-address table:column="36" table:row="41" table:table="0"/>
          <office:change-info>
            <dc:creator> </dc:creator>
            <dc:date>2021-04-22T09:31:18.695189531</dc:date>
          </office:change-info>
          <table:previous>
            <table:change-track-table-cell office:value-type="float" office:value="0.0133928571428571"/>
          </table:previous>
        </table:cell-content-change>
        <table:cell-content-change table:id="ct1260">
          <table:cell-address table:column="36" table:row="42" table:table="0"/>
          <office:change-info>
            <dc:creator> </dc:creator>
            <dc:date>2021-04-22T09:31:18.695228928</dc:date>
          </office:change-info>
          <table:previous>
            <table:change-track-table-cell office:value-type="float" office:value="0.0190051020408163"/>
          </table:previous>
        </table:cell-content-change>
        <table:cell-content-change table:id="ct1261">
          <table:cell-address table:column="37" table:row="36" table:table="0"/>
          <office:change-info>
            <dc:creator> </dc:creator>
            <dc:date>2021-04-22T09:31:18.695265982</dc:date>
          </office:change-info>
          <table:previous>
            <table:change-track-table-cell office:value-type="float" office:value="0.0146683673469388"/>
          </table:previous>
        </table:cell-content-change>
        <table:cell-content-change table:id="ct1262">
          <table:cell-address table:column="37" table:row="37" table:table="0"/>
          <office:change-info>
            <dc:creator> </dc:creator>
            <dc:date>2021-04-22T09:31:18.695303658</dc:date>
          </office:change-info>
          <table:previous>
            <table:change-track-table-cell office:value-type="float" office:value="0.00612244897959184"/>
          </table:previous>
        </table:cell-content-change>
        <table:cell-content-change table:id="ct1263">
          <table:cell-address table:column="37" table:row="38" table:table="0"/>
          <office:change-info>
            <dc:creator> </dc:creator>
            <dc:date>2021-04-22T09:31:18.695341993</dc:date>
          </office:change-info>
          <table:previous>
            <table:change-track-table-cell office:value-type="float" office:value="0.0110969387755102"/>
          </table:previous>
        </table:cell-content-change>
        <table:cell-content-change table:id="ct1264">
          <table:cell-address table:column="37" table:row="39" table:table="0"/>
          <office:change-info>
            <dc:creator> </dc:creator>
            <dc:date>2021-04-22T09:31:18.695380826</dc:date>
          </office:change-info>
          <table:previous>
            <table:change-track-table-cell office:value-type="float" office:value="0.011437074829932"/>
          </table:previous>
        </table:cell-content-change>
        <table:cell-content-change table:id="ct1265">
          <table:cell-address table:column="37" table:row="40" table:table="0"/>
          <office:change-info>
            <dc:creator> </dc:creator>
            <dc:date>2021-04-22T09:31:18.695418081</dc:date>
          </office:change-info>
          <table:previous>
            <table:change-track-table-cell office:value-type="float" office:value="0.0054421768707483"/>
          </table:previous>
        </table:cell-content-change>
        <table:cell-content-change table:id="ct1266">
          <table:cell-address table:column="37" table:row="41" table:table="0"/>
          <office:change-info>
            <dc:creator> </dc:creator>
            <dc:date>2021-04-22T09:31:18.695455727</dc:date>
          </office:change-info>
          <table:previous>
            <table:change-track-table-cell office:value-type="float" office:value="0.00988520408163265"/>
          </table:previous>
        </table:cell-content-change>
        <table:cell-content-change table:id="ct1267">
          <table:cell-address table:column="37" table:row="42" table:table="0"/>
          <office:change-info>
            <dc:creator> </dc:creator>
            <dc:date>2021-04-22T09:31:18.695492233</dc:date>
          </office:change-info>
          <table:previous>
            <table:change-track-table-cell office:value-type="float" office:value="0.0114158163265306"/>
          </table:previous>
        </table:cell-content-change>
        <table:cell-content-change table:id="ct1268">
          <table:cell-address table:column="38" table:row="36" table:table="0"/>
          <office:change-info>
            <dc:creator> </dc:creator>
            <dc:date>2021-04-22T09:31:18.695531426</dc:date>
          </office:change-info>
          <table:previous>
            <table:change-track-table-cell office:value-type="float" office:value="0.00561224489795919"/>
          </table:previous>
        </table:cell-content-change>
        <table:cell-content-change table:id="ct1269">
          <table:cell-address table:column="38" table:row="37" table:table="0"/>
          <office:change-info>
            <dc:creator> </dc:creator>
            <dc:date>2021-04-22T09:31:18.695569440</dc:date>
          </office:change-info>
          <table:previous>
            <table:change-track-table-cell office:value-type="float" office:value="0.0092687074829932"/>
          </table:previous>
        </table:cell-content-change>
        <table:cell-content-change table:id="ct1270">
          <table:cell-address table:column="38" table:row="38" table:table="0"/>
          <office:change-info>
            <dc:creator> </dc:creator>
            <dc:date>2021-04-22T09:31:18.695607475</dc:date>
          </office:change-info>
          <table:previous>
            <table:change-track-table-cell office:value-type="float" office:value="0.00612244897959184"/>
          </table:previous>
        </table:cell-content-change>
        <table:cell-content-change table:id="ct1271">
          <table:cell-address table:column="38" table:row="39" table:table="0"/>
          <office:change-info>
            <dc:creator> </dc:creator>
            <dc:date>2021-04-22T09:31:18.695661766</dc:date>
          </office:change-info>
          <table:previous>
            <table:change-track-table-cell office:value-type="float" office:value="0.00884353741496599"/>
          </table:previous>
        </table:cell-content-change>
        <table:cell-content-change table:id="ct1272">
          <table:cell-address table:column="38" table:row="40" table:table="0"/>
          <office:change-info>
            <dc:creator> </dc:creator>
            <dc:date>2021-04-22T09:31:18.695695604</dc:date>
          </office:change-info>
          <table:previous>
            <table:change-track-table-cell office:value-type="float" office:value="0.00637755102040817"/>
          </table:previous>
        </table:cell-content-change>
        <table:cell-content-change table:id="ct1273">
          <table:cell-address table:column="38" table:row="41" table:table="0"/>
          <office:change-info>
            <dc:creator> </dc:creator>
            <dc:date>2021-04-22T09:31:18.695731682</dc:date>
          </office:change-info>
          <table:previous>
            <table:change-track-table-cell office:value-type="float" office:value="0.00988520408163266"/>
          </table:previous>
        </table:cell-content-change>
        <table:cell-content-change table:id="ct1274">
          <table:cell-address table:column="38" table:row="42" table:table="0"/>
          <office:change-info>
            <dc:creator> </dc:creator>
            <dc:date>2021-04-22T09:31:18.695768475</dc:date>
          </office:change-info>
          <table:previous>
            <table:change-track-table-cell office:value-type="float" office:value="0.0107780612244898"/>
          </table:previous>
        </table:cell-content-change>
        <table:cell-content-change table:id="ct1275">
          <table:cell-address table:column="39" table:row="36" table:table="0"/>
          <office:change-info>
            <dc:creator> </dc:creator>
            <dc:date>2021-04-22T09:31:18.695805268</dc:date>
          </office:change-info>
          <table:previous>
            <table:change-track-table-cell office:value-type="float" office:value="0.0034467605911672"/>
          </table:previous>
        </table:cell-content-change>
        <table:cell-content-change table:id="ct1276">
          <table:cell-address table:column="39" table:row="37" table:table="0"/>
          <office:change-info>
            <dc:creator> </dc:creator>
            <dc:date>2021-04-22T09:31:18.695839832</dc:date>
          </office:change-info>
          <table:previous>
            <table:change-track-table-cell office:value-type="float" office:value="0.00325044300006769"/>
          </table:previous>
        </table:cell-content-change>
        <table:cell-content-change table:id="ct1277">
          <table:cell-address table:column="39" table:row="38" table:table="0"/>
          <office:change-info>
            <dc:creator> </dc:creator>
            <dc:date>2021-04-22T09:31:18.695875069</dc:date>
          </office:change-info>
          <table:previous>
            <table:change-track-table-cell office:value-type="float" office:value="0.00277406467943141"/>
          </table:previous>
        </table:cell-content-change>
        <table:cell-content-change table:id="ct1278">
          <table:cell-address table:column="39" table:row="39" table:table="0"/>
          <office:change-info>
            <dc:creator> </dc:creator>
            <dc:date>2021-04-22T09:31:18.695912871</dc:date>
          </office:change-info>
          <table:previous>
            <table:change-track-table-cell office:value-type="float" office:value="0.00275036248368385"/>
          </table:previous>
        </table:cell-content-change>
        <table:cell-content-change table:id="ct1279">
          <table:cell-address table:column="39" table:row="40" table:table="0"/>
          <office:change-info>
            <dc:creator> </dc:creator>
            <dc:date>2021-04-22T09:31:18.695949993</dc:date>
          </office:change-info>
          <table:previous>
            <table:change-track-table-cell office:value-type="float" office:value="0.00203696587896177"/>
          </table:previous>
        </table:cell-content-change>
        <table:cell-content-change table:id="ct1280">
          <table:cell-address table:column="39" table:row="41" table:table="0"/>
          <office:change-info>
            <dc:creator> </dc:creator>
            <dc:date>2021-04-22T09:31:18.695986173</dc:date>
          </office:change-info>
          <table:previous>
            <table:change-track-table-cell office:value-type="float" office:value="0.00360329442431469"/>
          </table:previous>
        </table:cell-content-change>
        <table:cell-content-change table:id="ct1281">
          <table:cell-address table:column="39" table:row="42" table:table="0"/>
          <office:change-info>
            <dc:creator> </dc:creator>
            <dc:date>2021-04-22T09:31:18.696019542</dc:date>
          </office:change-info>
          <table:previous>
            <table:change-track-table-cell office:value-type="float" office:value="0.00475937717486963"/>
          </table:previous>
        </table:cell-content-change>
        <table:cell-content-change table:id="ct1282">
          <table:cell-address table:column="40" table:row="36" table:table="0"/>
          <office:change-info>
            <dc:creator> </dc:creator>
            <dc:date>2021-04-22T09:31:18.696053663</dc:date>
          </office:change-info>
          <table:previous>
            <table:change-track-table-cell office:value-type="float" office:value="0.00362457482993197"/>
          </table:previous>
        </table:cell-content-change>
        <table:cell-content-change table:id="ct1283">
          <table:cell-address table:column="40" table:row="37" table:table="0"/>
          <office:change-info>
            <dc:creator> </dc:creator>
            <dc:date>2021-04-22T09:31:18.696087859</dc:date>
          </office:change-info>
          <table:previous>
            <table:change-track-table-cell office:value-type="float" office:value="0.00276360544217687"/>
          </table:previous>
        </table:cell-content-change>
        <table:cell-content-change table:id="ct1284">
          <table:cell-address table:column="40" table:row="38" table:table="0"/>
          <office:change-info>
            <dc:creator> </dc:creator>
            <dc:date>2021-04-22T09:31:18.696123592</dc:date>
          </office:change-info>
          <table:previous>
            <table:change-track-table-cell office:value-type="float" office:value="0.00292304421768707"/>
          </table:previous>
        </table:cell-content-change>
        <table:cell-content-change table:id="ct1285">
          <table:cell-address table:column="40" table:row="39" table:table="0"/>
          <office:change-info>
            <dc:creator> </dc:creator>
            <dc:date>2021-04-22T09:31:18.696159749</dc:date>
          </office:change-info>
          <table:previous>
            <table:change-track-table-cell office:value-type="float" office:value="0.00281675170068027"/>
          </table:previous>
        </table:cell-content-change>
        <table:cell-content-change table:id="ct1286">
          <table:cell-address table:column="40" table:row="40" table:table="0"/>
          <office:change-info>
            <dc:creator> </dc:creator>
            <dc:date>2021-04-22T09:31:18.696195704</dc:date>
          </office:change-info>
          <table:previous>
            <table:change-track-table-cell office:value-type="float" office:value="0.00187074829931973"/>
          </table:previous>
        </table:cell-content-change>
        <table:cell-content-change table:id="ct1287">
          <table:cell-address table:column="40" table:row="41" table:table="0"/>
          <office:change-info>
            <dc:creator> </dc:creator>
            <dc:date>2021-04-22T09:31:18.696229869</dc:date>
          </office:change-info>
          <table:previous>
            <table:change-track-table-cell office:value-type="float" office:value="0.00334821428571429"/>
          </table:previous>
        </table:cell-content-change>
        <table:cell-content-change table:id="ct1288">
          <table:cell-address table:column="40" table:row="42" table:table="0"/>
          <office:change-info>
            <dc:creator> </dc:creator>
            <dc:date>2021-04-22T09:31:18.696264757</dc:date>
          </office:change-info>
          <table:previous>
            <table:change-track-table-cell office:value-type="float" office:value="0.00475127551020408"/>
          </table:previous>
        </table:cell-content-change>
        <table:cell-content-change table:id="ct1289">
          <table:cell-address table:column="41" table:row="36" table:table="0"/>
          <office:change-info>
            <dc:creator> </dc:creator>
            <dc:date>2021-04-22T09:31:18.696300243</dc:date>
          </office:change-info>
          <table:previous>
            <table:change-track-table-cell office:value-type="float" office:value="0"/>
          </table:previous>
        </table:cell-content-change>
        <table:cell-content-change table:id="ct1290">
          <table:cell-address table:column="41" table:row="37" table:table="0"/>
          <office:change-info>
            <dc:creator> </dc:creator>
            <dc:date>2021-04-22T09:31:18.696333028</dc:date>
          </office:change-info>
          <table:previous>
            <table:change-track-table-cell office:value-type="float" office:value="0"/>
          </table:previous>
        </table:cell-content-change>
        <table:cell-content-change table:id="ct1291">
          <table:cell-address table:column="41" table:row="38" table:table="0"/>
          <office:change-info>
            <dc:creator> </dc:creator>
            <dc:date>2021-04-22T09:31:18.696366178</dc:date>
          </office:change-info>
          <table:previous>
            <table:change-track-table-cell office:value-type="float" office:value="0"/>
          </table:previous>
        </table:cell-content-change>
        <table:cell-content-change table:id="ct1292">
          <table:cell-address table:column="41" table:row="39" table:table="0"/>
          <office:change-info>
            <dc:creator> </dc:creator>
            <dc:date>2021-04-22T09:31:18.696398490</dc:date>
          </office:change-info>
          <table:previous>
            <table:change-track-table-cell office:value-type="float" office:value="0"/>
          </table:previous>
        </table:cell-content-change>
        <table:cell-content-change table:id="ct1293">
          <table:cell-address table:column="41" table:row="40" table:table="0"/>
          <office:change-info>
            <dc:creator> </dc:creator>
            <dc:date>2021-04-22T09:31:18.696430934</dc:date>
          </office:change-info>
          <table:previous>
            <table:change-track-table-cell office:value-type="float" office:value="0"/>
          </table:previous>
        </table:cell-content-change>
        <table:cell-content-change table:id="ct1294">
          <table:cell-address table:column="41" table:row="41" table:table="0"/>
          <office:change-info>
            <dc:creator> </dc:creator>
            <dc:date>2021-04-22T09:31:18.696463704</dc:date>
          </office:change-info>
          <table:previous>
            <table:change-track-table-cell office:value-type="float" office:value="0"/>
          </table:previous>
        </table:cell-content-change>
        <table:cell-content-change table:id="ct1295">
          <table:cell-address table:column="41" table:row="42" table:table="0"/>
          <office:change-info>
            <dc:creator> </dc:creator>
            <dc:date>2021-04-22T09:31:18.696497054</dc:date>
          </office:change-info>
          <table:previous>
            <table:change-track-table-cell office:value-type="float" office:value="0"/>
          </table:previous>
        </table:cell-content-change>
        <table:cell-content-change table:id="ct1296">
          <table:cell-address table:column="42" table:row="36" table:table="0"/>
          <office:change-info>
            <dc:creator> </dc:creator>
            <dc:date>2021-04-22T09:31:18.696533003</dc:date>
          </office:change-info>
          <table:previous>
            <table:change-track-table-cell office:value-type="float" office:value="17.3833333333333"/>
          </table:previous>
        </table:cell-content-change>
        <table:cell-content-change table:id="ct1297">
          <table:cell-address table:column="42" table:row="37" table:table="0"/>
          <office:change-info>
            <dc:creator> </dc:creator>
            <dc:date>2021-04-22T09:31:18.696567852</dc:date>
          </office:change-info>
          <table:previous>
            <table:change-track-table-cell office:value-type="float" office:value="23.0966666666667"/>
          </table:previous>
        </table:cell-content-change>
        <table:cell-content-change table:id="ct1298">
          <table:cell-address table:column="42" table:row="38" table:table="0"/>
          <office:change-info>
            <dc:creator> </dc:creator>
            <dc:date>2021-04-22T09:31:18.696602158</dc:date>
          </office:change-info>
          <table:previous>
            <table:change-track-table-cell office:value-type="float" office:value="21.1933333333333"/>
          </table:previous>
        </table:cell-content-change>
        <table:cell-content-change table:id="ct1299">
          <table:cell-address table:column="42" table:row="39" table:table="0"/>
          <office:change-info>
            <dc:creator> </dc:creator>
            <dc:date>2021-04-22T09:31:18.696652124</dc:date>
          </office:change-info>
          <table:previous>
            <table:change-track-table-cell office:value-type="float" office:value="25.9533333333333"/>
          </table:previous>
        </table:cell-content-change>
        <table:cell-content-change table:id="ct1300">
          <table:cell-address table:column="42" table:row="40" table:table="0"/>
          <office:change-info>
            <dc:creator> </dc:creator>
            <dc:date>2021-04-22T09:31:18.696684816</dc:date>
          </office:change-info>
          <table:previous>
            <table:change-track-table-cell office:value-type="float" office:value="21.19"/>
          </table:previous>
        </table:cell-content-change>
        <table:cell-content-change table:id="ct1301">
          <table:cell-address table:column="42" table:row="41" table:table="0"/>
          <office:change-info>
            <dc:creator> </dc:creator>
            <dc:date>2021-04-22T09:31:18.696717568</dc:date>
          </office:change-info>
          <table:previous>
            <table:change-track-table-cell office:value-type="float" office:value="28.57"/>
          </table:previous>
        </table:cell-content-change>
        <table:cell-content-change table:id="ct1302">
          <table:cell-address table:column="42" table:row="42" table:table="0"/>
          <office:change-info>
            <dc:creator> </dc:creator>
            <dc:date>2021-04-22T09:31:18.696750252</dc:date>
          </office:change-info>
          <table:previous>
            <table:change-track-table-cell office:value-type="float" office:value="23.57"/>
          </table:previous>
        </table:cell-content-change>
        <table:cell-content-change table:id="ct1303">
          <table:cell-address table:column="43" table:row="36" table:table="0"/>
          <office:change-info>
            <dc:creator> </dc:creator>
            <dc:date>2021-04-22T09:31:18.696782579</dc:date>
          </office:change-info>
          <table:previous>
            <table:change-track-table-cell office:value-type="float" office:value="56.4266666666667"/>
          </table:previous>
        </table:cell-content-change>
        <table:cell-content-change table:id="ct1304">
          <table:cell-address table:column="43" table:row="37" table:table="0"/>
          <office:change-info>
            <dc:creator> </dc:creator>
            <dc:date>2021-04-22T09:31:18.696816470</dc:date>
          </office:change-info>
          <table:previous>
            <table:change-track-table-cell office:value-type="float" office:value="63.57"/>
          </table:previous>
        </table:cell-content-change>
        <table:cell-content-change table:id="ct1305">
          <table:cell-address table:column="43" table:row="38" table:table="0"/>
          <office:change-info>
            <dc:creator> </dc:creator>
            <dc:date>2021-04-22T09:31:18.696850545</dc:date>
          </office:change-info>
          <table:previous>
            <table:change-track-table-cell office:value-type="float" office:value="61.9033333333333"/>
          </table:previous>
        </table:cell-content-change>
        <table:cell-content-change table:id="ct1306">
          <table:cell-address table:column="43" table:row="39" table:table="0"/>
          <office:change-info>
            <dc:creator> </dc:creator>
            <dc:date>2021-04-22T09:31:18.696884313</dc:date>
          </office:change-info>
          <table:previous>
            <table:change-track-table-cell office:value-type="float" office:value="66.6666666666667"/>
          </table:previous>
        </table:cell-content-change>
        <table:cell-content-change table:id="ct1307">
          <table:cell-address table:column="43" table:row="40" table:table="0"/>
          <office:change-info>
            <dc:creator> </dc:creator>
            <dc:date>2021-04-22T09:31:18.696918124</dc:date>
          </office:change-info>
          <table:previous>
            <table:change-track-table-cell office:value-type="float" office:value="60"/>
          </table:previous>
        </table:cell-content-change>
        <table:cell-content-change table:id="ct1308">
          <table:cell-address table:column="43" table:row="41" table:table="0"/>
          <office:change-info>
            <dc:creator> </dc:creator>
            <dc:date>2021-04-22T09:31:18.696954280</dc:date>
          </office:change-info>
          <table:previous>
            <table:change-track-table-cell office:value-type="float" office:value="66.07"/>
          </table:previous>
        </table:cell-content-change>
        <table:cell-content-change table:id="ct1309">
          <table:cell-address table:column="43" table:row="42" table:table="0"/>
          <office:change-info>
            <dc:creator> </dc:creator>
            <dc:date>2021-04-22T09:31:18.696987666</dc:date>
          </office:change-info>
          <table:previous>
            <table:change-track-table-cell office:value-type="float" office:value="61.075"/>
          </table:previous>
        </table:cell-content-change>
        <table:cell-content-change table:id="ct1310">
          <table:cell-address table:column="44" table:row="36" table:table="0"/>
          <office:change-info>
            <dc:creator> </dc:creator>
            <dc:date>2021-04-22T09:31:18.697023063</dc:date>
          </office:change-info>
          <table:previous>
            <table:change-track-table-cell office:value-type="float" office:value="60.9533333333333"/>
          </table:previous>
        </table:cell-content-change>
        <table:cell-content-change table:id="ct1311">
          <table:cell-address table:column="44" table:row="37" table:table="0"/>
          <office:change-info>
            <dc:creator> </dc:creator>
            <dc:date>2021-04-22T09:31:18.697056305</dc:date>
          </office:change-info>
          <table:previous>
            <table:change-track-table-cell office:value-type="float" office:value="59.5233333333333"/>
          </table:previous>
        </table:cell-content-change>
        <table:cell-content-change table:id="ct1312">
          <table:cell-address table:column="44" table:row="38" table:table="0"/>
          <office:change-info>
            <dc:creator> </dc:creator>
            <dc:date>2021-04-22T09:31:18.697088837</dc:date>
          </office:change-info>
          <table:previous>
            <table:change-track-table-cell office:value-type="float" office:value="59.2833333333333"/>
          </table:previous>
        </table:cell-content-change>
        <table:cell-content-change table:id="ct1313">
          <table:cell-address table:column="44" table:row="39" table:table="0"/>
          <office:change-info>
            <dc:creator> </dc:creator>
            <dc:date>2021-04-22T09:31:18.697121917</dc:date>
          </office:change-info>
          <table:previous>
            <table:change-track-table-cell office:value-type="float" office:value="59.2833333333333"/>
          </table:previous>
        </table:cell-content-change>
        <table:cell-content-change table:id="ct1314">
          <table:cell-address table:column="44" table:row="40" table:table="0"/>
          <office:change-info>
            <dc:creator> </dc:creator>
            <dc:date>2021-04-22T09:31:18.697153730</dc:date>
          </office:change-info>
          <table:previous>
            <table:change-track-table-cell office:value-type="float" office:value="61.19"/>
          </table:previous>
        </table:cell-content-change>
        <table:cell-content-change table:id="ct1315">
          <table:cell-address table:column="44" table:row="41" table:table="0"/>
          <office:change-info>
            <dc:creator> </dc:creator>
            <dc:date>2021-04-22T09:31:18.697188112</dc:date>
          </office:change-info>
          <table:previous>
            <table:change-track-table-cell office:value-type="float" office:value="62.5"/>
          </table:previous>
        </table:cell-content-change>
        <table:cell-content-change table:id="ct1316">
          <table:cell-address table:column="44" table:row="42" table:table="0"/>
          <office:change-info>
            <dc:creator> </dc:creator>
            <dc:date>2021-04-22T09:31:18.697222477</dc:date>
          </office:change-info>
          <table:previous>
            <table:change-track-table-cell office:value-type="float" office:value="62.5"/>
          </table:previous>
        </table:cell-content-change>
        <table:cell-content-change table:id="ct1317">
          <table:cell-address table:column="45" table:row="36" table:table="0"/>
          <office:change-info>
            <dc:creator> </dc:creator>
            <dc:date>2021-04-22T09:31:18.697257766</dc:date>
          </office:change-info>
          <table:previous>
            <table:change-track-table-cell office:value-type="float" office:value="59.2233333333333"/>
          </table:previous>
        </table:cell-content-change>
        <table:cell-content-change table:id="ct1318">
          <table:cell-address table:column="45" table:row="37" table:table="0"/>
          <office:change-info>
            <dc:creator> </dc:creator>
            <dc:date>2021-04-22T09:31:18.697292474</dc:date>
          </office:change-info>
          <table:previous>
            <table:change-track-table-cell office:value-type="float" office:value="61.0266666666667"/>
          </table:previous>
        </table:cell-content-change>
        <table:cell-content-change table:id="ct1319">
          <table:cell-address table:column="45" table:row="38" table:table="0"/>
          <office:change-info>
            <dc:creator> </dc:creator>
            <dc:date>2021-04-22T09:31:18.697326835</dc:date>
          </office:change-info>
          <table:previous>
            <table:change-track-table-cell office:value-type="float" office:value="60.7133333333333"/>
          </table:previous>
        </table:cell-content-change>
        <table:cell-content-change table:id="ct1320">
          <table:cell-address table:column="45" table:row="39" table:table="0"/>
          <office:change-info>
            <dc:creator> </dc:creator>
            <dc:date>2021-04-22T09:31:18.697358936</dc:date>
          </office:change-info>
          <table:previous>
            <table:change-track-table-cell office:value-type="float" office:value="62.1333333333333"/>
          </table:previous>
        </table:cell-content-change>
        <table:cell-content-change table:id="ct1321">
          <table:cell-address table:column="45" table:row="40" table:table="0"/>
          <office:change-info>
            <dc:creator> </dc:creator>
            <dc:date>2021-04-22T09:31:18.697391386</dc:date>
          </office:change-info>
          <table:previous>
            <table:change-track-table-cell office:value-type="float" office:value="60.43"/>
          </table:previous>
        </table:cell-content-change>
        <table:cell-content-change table:id="ct1322">
          <table:cell-address table:column="45" table:row="41" table:table="0"/>
          <office:change-info>
            <dc:creator> </dc:creator>
            <dc:date>2021-04-22T09:31:18.697423574</dc:date>
          </office:change-info>
          <table:previous>
            <table:change-track-table-cell office:value-type="float" office:value="63.8"/>
          </table:previous>
        </table:cell-content-change>
        <table:cell-content-change table:id="ct1323">
          <table:cell-address table:column="45" table:row="42" table:table="0"/>
          <office:change-info>
            <dc:creator> </dc:creator>
            <dc:date>2021-04-22T09:31:18.697455041</dc:date>
          </office:change-info>
          <table:previous>
            <table:change-track-table-cell office:value-type="float" office:value="62.215"/>
          </table:previous>
        </table:cell-content-change>
        <table:cell-content-change table:id="ct1324">
          <table:cell-address table:column="46" table:row="36" table:table="0"/>
          <office:change-info>
            <dc:creator> </dc:creator>
            <dc:date>2021-04-22T09:31:18.697487111</dc:date>
          </office:change-info>
          <table:previous>
            <table:change-track-table-cell office:value-type="float" office:value="58.69"/>
          </table:previous>
        </table:cell-content-change>
        <table:cell-content-change table:id="ct1325">
          <table:cell-address table:column="46" table:row="37" table:table="0"/>
          <office:change-info>
            <dc:creator> </dc:creator>
            <dc:date>2021-04-22T09:31:18.697518207</dc:date>
          </office:change-info>
          <table:previous>
            <table:change-track-table-cell office:value-type="float" office:value="61.55"/>
          </table:previous>
        </table:cell-content-change>
        <table:cell-content-change table:id="ct1326">
          <table:cell-address table:column="46" table:row="38" table:table="0"/>
          <office:change-info>
            <dc:creator> </dc:creator>
            <dc:date>2021-04-22T09:31:18.697550826</dc:date>
          </office:change-info>
          <table:previous>
            <table:change-track-table-cell office:value-type="float" office:value="60.5966666666667"/>
          </table:previous>
        </table:cell-content-change>
        <table:cell-content-change table:id="ct1327">
          <table:cell-address table:column="46" table:row="39" table:table="0"/>
          <office:change-info>
            <dc:creator> </dc:creator>
            <dc:date>2021-04-22T09:31:18.697583795</dc:date>
          </office:change-info>
          <table:previous>
            <table:change-track-table-cell office:value-type="float" office:value="62.9733333333333"/>
          </table:previous>
        </table:cell-content-change>
        <table:cell-content-change table:id="ct1328">
          <table:cell-address table:column="46" table:row="40" table:table="0"/>
          <office:change-info>
            <dc:creator> </dc:creator>
            <dc:date>2021-04-22T09:31:18.697616156</dc:date>
          </office:change-info>
          <table:previous>
            <table:change-track-table-cell office:value-type="float" office:value="60.5933333333333"/>
          </table:previous>
        </table:cell-content-change>
        <table:cell-content-change table:id="ct1329">
          <table:cell-address table:column="46" table:row="41" table:table="0"/>
          <office:change-info>
            <dc:creator> </dc:creator>
            <dc:date>2021-04-22T09:31:18.697660818</dc:date>
          </office:change-info>
          <table:previous>
            <table:change-track-table-cell office:value-type="float" office:value="64.285"/>
          </table:previous>
        </table:cell-content-change>
        <table:cell-content-change table:id="ct1330">
          <table:cell-address table:column="46" table:row="42" table:table="0"/>
          <office:change-info>
            <dc:creator> </dc:creator>
            <dc:date>2021-04-22T09:31:18.697692165</dc:date>
          </office:change-info>
          <table:previous>
            <table:change-track-table-cell office:value-type="float" office:value="61.785"/>
          </table:previous>
        </table:cell-content-change>
        <table:cell-content-change table:id="ct1331">
          <table:cell-address table:column="47" table:row="36" table:table="0"/>
          <office:change-info>
            <dc:creator> </dc:creator>
            <dc:date>2021-04-22T09:31:18.697724699</dc:date>
          </office:change-info>
          <table:previous>
            <table:change-track-table-cell office:value-type="float" office:value="0"/>
          </table:previous>
        </table:cell-content-change>
        <table:cell-content-change table:id="ct1332">
          <table:cell-address table:column="47" table:row="37" table:table="0"/>
          <office:change-info>
            <dc:creator> </dc:creator>
            <dc:date>2021-04-22T09:31:18.697754812</dc:date>
          </office:change-info>
          <table:previous>
            <table:change-track-table-cell office:value-type="float" office:value="0"/>
          </table:previous>
        </table:cell-content-change>
        <table:cell-content-change table:id="ct1333">
          <table:cell-address table:column="47" table:row="38" table:table="0"/>
          <office:change-info>
            <dc:creator> </dc:creator>
            <dc:date>2021-04-22T09:31:18.697783374</dc:date>
          </office:change-info>
          <table:previous>
            <table:change-track-table-cell office:value-type="float" office:value="0"/>
          </table:previous>
        </table:cell-content-change>
        <table:cell-content-change table:id="ct1334">
          <table:cell-address table:column="47" table:row="39" table:table="0"/>
          <office:change-info>
            <dc:creator> </dc:creator>
            <dc:date>2021-04-22T09:31:18.697811845</dc:date>
          </office:change-info>
          <table:previous>
            <table:change-track-table-cell office:value-type="float" office:value="0"/>
          </table:previous>
        </table:cell-content-change>
        <table:cell-content-change table:id="ct1335">
          <table:cell-address table:column="47" table:row="40" table:table="0"/>
          <office:change-info>
            <dc:creator> </dc:creator>
            <dc:date>2021-04-22T09:31:18.697840322</dc:date>
          </office:change-info>
          <table:previous>
            <table:change-track-table-cell office:value-type="float" office:value="0"/>
          </table:previous>
        </table:cell-content-change>
        <table:cell-content-change table:id="ct1336">
          <table:cell-address table:column="47" table:row="41" table:table="0"/>
          <office:change-info>
            <dc:creator> </dc:creator>
            <dc:date>2021-04-22T09:31:18.697868174</dc:date>
          </office:change-info>
          <table:previous>
            <table:change-track-table-cell office:value-type="float" office:value="0"/>
          </table:previous>
        </table:cell-content-change>
        <table:cell-content-change table:id="ct1337">
          <table:cell-address table:column="47" table:row="42" table:table="0"/>
          <office:change-info>
            <dc:creator> </dc:creator>
            <dc:date>2021-04-22T09:31:18.697896042</dc:date>
          </office:change-info>
          <table:previous>
            <table:change-track-table-cell office:value-type="float" office:value="0"/>
          </table:previous>
        </table:cell-content-change>
        <table:cell-content-change table:id="ct1338">
          <table:cell-address table:column="48" table:row="36" table:table="0"/>
          <office:change-info>
            <dc:creator> </dc:creator>
            <dc:date>2021-04-22T09:31:18.697929321</dc:date>
          </office:change-info>
          <table:previous>
            <table:change-track-table-cell office:value-type="float" office:value="0.023937074829932"/>
          </table:previous>
        </table:cell-content-change>
        <table:cell-content-change table:id="ct1339">
          <table:cell-address table:column="48" table:row="37" table:table="0"/>
          <office:change-info>
            <dc:creator> </dc:creator>
            <dc:date>2021-04-22T09:31:18.697958163</dc:date>
          </office:change-info>
          <table:previous>
            <table:change-track-table-cell office:value-type="float" office:value="0.0115646258503401"/>
          </table:previous>
        </table:cell-content-change>
        <table:cell-content-change table:id="ct1340">
          <table:cell-address table:column="48" table:row="38" table:table="0"/>
          <office:change-info>
            <dc:creator> </dc:creator>
            <dc:date>2021-04-22T09:31:18.697989635</dc:date>
          </office:change-info>
          <table:previous>
            <table:change-track-table-cell office:value-type="float" office:value="0.0200255102040816"/>
          </table:previous>
        </table:cell-content-change>
        <table:cell-content-change table:id="ct1341">
          <table:cell-address table:column="48" table:row="39" table:table="0"/>
          <office:change-info>
            <dc:creator> </dc:creator>
            <dc:date>2021-04-22T09:31:18.698021373</dc:date>
          </office:change-info>
          <table:previous>
            <table:change-track-table-cell office:value-type="float" office:value="0.016921768707483"/>
          </table:previous>
        </table:cell-content-change>
        <table:cell-content-change table:id="ct1342">
          <table:cell-address table:column="48" table:row="40" table:table="0"/>
          <office:change-info>
            <dc:creator> </dc:creator>
            <dc:date>2021-04-22T09:31:18.698052956</dc:date>
          </office:change-info>
          <table:previous>
            <table:change-track-table-cell office:value-type="float" office:value="0.0120323129251701"/>
          </table:previous>
        </table:cell-content-change>
        <table:cell-content-change table:id="ct1343">
          <table:cell-address table:column="48" table:row="41" table:table="0"/>
          <office:change-info>
            <dc:creator> </dc:creator>
            <dc:date>2021-04-22T09:31:18.698084899</dc:date>
          </office:change-info>
          <table:previous>
            <table:change-track-table-cell office:value-type="float" office:value="0.0236607142857143"/>
          </table:previous>
        </table:cell-content-change>
        <table:cell-content-change table:id="ct1344">
          <table:cell-address table:column="48" table:row="42" table:table="0"/>
          <office:change-info>
            <dc:creator> </dc:creator>
            <dc:date>2021-04-22T09:31:18.698116772</dc:date>
          </office:change-info>
          <table:previous>
            <table:change-track-table-cell office:value-type="float" office:value="0.014030612244898"/>
          </table:previous>
        </table:cell-content-change>
        <table:cell-content-change table:id="ct1345">
          <table:cell-address table:column="49" table:row="36" table:table="0"/>
          <office:change-info>
            <dc:creator> </dc:creator>
            <dc:date>2021-04-22T09:31:18.698147578</dc:date>
          </office:change-info>
          <table:previous>
            <table:change-track-table-cell office:value-type="float" office:value="0.0128401360544218"/>
          </table:previous>
        </table:cell-content-change>
        <table:cell-content-change table:id="ct1346">
          <table:cell-address table:column="49" table:row="37" table:table="0"/>
          <office:change-info>
            <dc:creator> </dc:creator>
            <dc:date>2021-04-22T09:31:18.698177196</dc:date>
          </office:change-info>
          <table:previous>
            <table:change-track-table-cell office:value-type="float" office:value="0.0126700680272109"/>
          </table:previous>
        </table:cell-content-change>
        <table:cell-content-change table:id="ct1347">
          <table:cell-address table:column="49" table:row="38" table:table="0"/>
          <office:change-info>
            <dc:creator> </dc:creator>
            <dc:date>2021-04-22T09:31:18.698206270</dc:date>
          </office:change-info>
          <table:previous>
            <table:change-track-table-cell office:value-type="float" office:value="0.00756802721088435"/>
          </table:previous>
        </table:cell-content-change>
        <table:cell-content-change table:id="ct1348">
          <table:cell-address table:column="49" table:row="39" table:table="0"/>
          <office:change-info>
            <dc:creator> </dc:creator>
            <dc:date>2021-04-22T09:31:18.698235616</dc:date>
          </office:change-info>
          <table:previous>
            <table:change-track-table-cell office:value-type="float" office:value="0.0102465986394558"/>
          </table:previous>
        </table:cell-content-change>
        <table:cell-content-change table:id="ct1349">
          <table:cell-address table:column="49" table:row="40" table:table="0"/>
          <office:change-info>
            <dc:creator> </dc:creator>
            <dc:date>2021-04-22T09:31:18.698265978</dc:date>
          </office:change-info>
          <table:previous>
            <table:change-track-table-cell office:value-type="float" office:value="0.00990646258503401"/>
          </table:previous>
        </table:cell-content-change>
        <table:cell-content-change table:id="ct1350">
          <table:cell-address table:column="49" table:row="41" table:table="0"/>
          <office:change-info>
            <dc:creator> </dc:creator>
            <dc:date>2021-04-22T09:31:18.698296379</dc:date>
          </office:change-info>
          <table:previous>
            <table:change-track-table-cell office:value-type="float" office:value="0.0107780612244898"/>
          </table:previous>
        </table:cell-content-change>
        <table:cell-content-change table:id="ct1351">
          <table:cell-address table:column="49" table:row="42" table:table="0"/>
          <office:change-info>
            <dc:creator> </dc:creator>
            <dc:date>2021-04-22T09:31:18.698326517</dc:date>
          </office:change-info>
          <table:previous>
            <table:change-track-table-cell office:value-type="float" office:value="0.0128826530612245"/>
          </table:previous>
        </table:cell-content-change>
        <table:cell-content-change table:id="ct1352">
          <table:cell-address table:column="50" table:row="36" table:table="0"/>
          <office:change-info>
            <dc:creator> </dc:creator>
            <dc:date>2021-04-22T09:31:18.698357588</dc:date>
          </office:change-info>
          <table:previous>
            <table:change-track-table-cell office:value-type="float" office:value="0.0113945578231293"/>
          </table:previous>
        </table:cell-content-change>
        <table:cell-content-change table:id="ct1353">
          <table:cell-address table:column="50" table:row="37" table:table="0"/>
          <office:change-info>
            <dc:creator> </dc:creator>
            <dc:date>2021-04-22T09:31:18.698387980</dc:date>
          </office:change-info>
          <table:previous>
            <table:change-track-table-cell office:value-type="float" office:value="0.00565476190476191"/>
          </table:previous>
        </table:cell-content-change>
        <table:cell-content-change table:id="ct1354">
          <table:cell-address table:column="50" table:row="38" table:table="0"/>
          <office:change-info>
            <dc:creator> </dc:creator>
            <dc:date>2021-04-22T09:31:18.698418388</dc:date>
          </office:change-info>
          <table:previous>
            <table:change-track-table-cell office:value-type="float" office:value="0.0137329931972789"/>
          </table:previous>
        </table:cell-content-change>
        <table:cell-content-change table:id="ct1355">
          <table:cell-address table:column="50" table:row="39" table:table="0"/>
          <office:change-info>
            <dc:creator> </dc:creator>
            <dc:date>2021-04-22T09:31:18.698448820</dc:date>
          </office:change-info>
          <table:previous>
            <table:change-track-table-cell office:value-type="float" office:value="0.00816326530612245"/>
          </table:previous>
        </table:cell-content-change>
        <table:cell-content-change table:id="ct1356">
          <table:cell-address table:column="50" table:row="40" table:table="0"/>
          <office:change-info>
            <dc:creator> </dc:creator>
            <dc:date>2021-04-22T09:31:18.698479249</dc:date>
          </office:change-info>
          <table:previous>
            <table:change-track-table-cell office:value-type="float" office:value="0.00399659863945579"/>
          </table:previous>
        </table:cell-content-change>
        <table:cell-content-change table:id="ct1357">
          <table:cell-address table:column="50" table:row="41" table:table="0"/>
          <office:change-info>
            <dc:creator> </dc:creator>
            <dc:date>2021-04-22T09:31:18.698509130</dc:date>
          </office:change-info>
          <table:previous>
            <table:change-track-table-cell office:value-type="float" office:value="0.0069515306122449"/>
          </table:previous>
        </table:cell-content-change>
        <table:cell-content-change table:id="ct1358">
          <table:cell-address table:column="50" table:row="42" table:table="0"/>
          <office:change-info>
            <dc:creator> </dc:creator>
            <dc:date>2021-04-22T09:31:18.698538719</dc:date>
          </office:change-info>
          <table:previous>
            <table:change-track-table-cell office:value-type="float" office:value="0.0121811224489796"/>
          </table:previous>
        </table:cell-content-change>
        <table:cell-content-change table:id="ct1359">
          <table:cell-address table:column="51" table:row="36" table:table="0"/>
          <office:change-info>
            <dc:creator> </dc:creator>
            <dc:date>2021-04-22T09:31:18.698568203</dc:date>
          </office:change-info>
          <table:previous>
            <table:change-track-table-cell office:value-type="float" office:value="0.00754539661647717"/>
          </table:previous>
        </table:cell-content-change>
        <table:cell-content-change table:id="ct1360">
          <table:cell-address table:column="51" table:row="37" table:table="0"/>
          <office:change-info>
            <dc:creator> </dc:creator>
            <dc:date>2021-04-22T09:31:18.698597103</dc:date>
          </office:change-info>
          <table:previous>
            <table:change-track-table-cell office:value-type="float" office:value="0.00255725602412049"/>
          </table:previous>
        </table:cell-content-change>
        <table:cell-content-change table:id="ct1361">
          <table:cell-address table:column="51" table:row="38" table:table="0"/>
          <office:change-info>
            <dc:creator> </dc:creator>
            <dc:date>2021-04-22T09:31:18.698638932</dc:date>
          </office:change-info>
          <table:previous>
            <table:change-track-table-cell office:value-type="float" office:value="0.00560066597466904"/>
          </table:previous>
        </table:cell-content-change>
        <table:cell-content-change table:id="ct1362">
          <table:cell-address table:column="51" table:row="39" table:table="0"/>
          <office:change-info>
            <dc:creator> </dc:creator>
            <dc:date>2021-04-22T09:31:18.698666344</dc:date>
          </office:change-info>
          <table:previous>
            <table:change-track-table-cell office:value-type="float" office:value="0.00385036534326013"/>
          </table:previous>
        </table:cell-content-change>
        <table:cell-content-change table:id="ct1363">
          <table:cell-address table:column="51" table:row="40" table:table="0"/>
          <office:change-info>
            <dc:creator> </dc:creator>
            <dc:date>2021-04-22T09:31:18.698693353</dc:date>
          </office:change-info>
          <table:previous>
            <table:change-track-table-cell office:value-type="float" office:value="0.00325450901224885"/>
          </table:previous>
        </table:cell-content-change>
        <table:cell-content-change table:id="ct1364">
          <table:cell-address table:column="51" table:row="41" table:table="0"/>
          <office:change-info>
            <dc:creator> </dc:creator>
            <dc:date>2021-04-22T09:31:18.698720768</dc:date>
          </office:change-info>
          <table:previous>
            <table:change-track-table-cell office:value-type="float" office:value="0.00586244976412136"/>
          </table:previous>
        </table:cell-content-change>
        <table:cell-content-change table:id="ct1365">
          <table:cell-address table:column="51" table:row="42" table:table="0"/>
          <office:change-info>
            <dc:creator> </dc:creator>
            <dc:date>2021-04-22T09:31:18.698749323</dc:date>
          </office:change-info>
          <table:previous>
            <table:change-track-table-cell office:value-type="float" office:value="0.00480910097561037"/>
          </table:previous>
        </table:cell-content-change>
        <table:cell-content-change table:id="ct1366">
          <table:cell-address table:column="52" table:row="36" table:table="0"/>
          <office:change-info>
            <dc:creator> </dc:creator>
            <dc:date>2021-04-22T09:31:18.698777776</dc:date>
          </office:change-info>
          <table:previous>
            <table:change-track-table-cell office:value-type="float" office:value="0.00598426870748299"/>
          </table:previous>
        </table:cell-content-change>
        <table:cell-content-change table:id="ct1367">
          <table:cell-address table:column="52" table:row="37" table:table="0"/>
          <office:change-info>
            <dc:creator> </dc:creator>
            <dc:date>2021-04-22T09:31:18.698805877</dc:date>
          </office:change-info>
          <table:previous>
            <table:change-track-table-cell office:value-type="float" office:value="0.00289115646258503"/>
          </table:previous>
        </table:cell-content-change>
        <table:cell-content-change table:id="ct1368">
          <table:cell-address table:column="52" table:row="38" table:table="0"/>
          <office:change-info>
            <dc:creator> </dc:creator>
            <dc:date>2021-04-22T09:31:18.698834270</dc:date>
          </office:change-info>
          <table:previous>
            <table:change-track-table-cell office:value-type="float" office:value="0.00500637755102041"/>
          </table:previous>
        </table:cell-content-change>
        <table:cell-content-change table:id="ct1369">
          <table:cell-address table:column="52" table:row="39" table:table="0"/>
          <office:change-info>
            <dc:creator> </dc:creator>
            <dc:date>2021-04-22T09:31:18.698861537</dc:date>
          </office:change-info>
          <table:previous>
            <table:change-track-table-cell office:value-type="float" office:value="0.00423044217687075"/>
          </table:previous>
        </table:cell-content-change>
        <table:cell-content-change table:id="ct1370">
          <table:cell-address table:column="52" table:row="40" table:table="0"/>
          <office:change-info>
            <dc:creator> </dc:creator>
            <dc:date>2021-04-22T09:31:18.698889418</dc:date>
          </office:change-info>
          <table:previous>
            <table:change-track-table-cell office:value-type="float" office:value="0.00300807823129252"/>
          </table:previous>
        </table:cell-content-change>
        <table:cell-content-change table:id="ct1371">
          <table:cell-address table:column="52" table:row="41" table:table="0"/>
          <office:change-info>
            <dc:creator> </dc:creator>
            <dc:date>2021-04-22T09:31:18.698933043</dc:date>
          </office:change-info>
          <table:previous>
            <table:change-track-table-cell office:value-type="float" office:value="0.00591517857142857"/>
          </table:previous>
        </table:cell-content-change>
        <table:cell-content-change table:id="ct1372">
          <table:cell-address table:column="52" table:row="42" table:table="0"/>
          <office:change-info>
            <dc:creator> </dc:creator>
            <dc:date>2021-04-22T09:31:18.698964443</dc:date>
          </office:change-info>
          <table:previous>
            <table:change-track-table-cell office:value-type="float" office:value="0.00350765306122449"/>
          </table:previous>
        </table:cell-content-change>
        <table:cell-content-change table:id="ct1373">
          <table:cell-address table:column="53" table:row="36" table:table="0"/>
          <office:change-info>
            <dc:creator> </dc:creator>
            <dc:date>2021-04-22T09:31:18.698993850</dc:date>
          </office:change-info>
          <table:previous>
            <table:change-track-table-cell office:value-type="float" office:value="0"/>
          </table:previous>
        </table:cell-content-change>
        <table:cell-content-change table:id="ct1374">
          <table:cell-address table:column="53" table:row="37" table:table="0"/>
          <office:change-info>
            <dc:creator> </dc:creator>
            <dc:date>2021-04-22T09:31:18.699021248</dc:date>
          </office:change-info>
          <table:previous>
            <table:change-track-table-cell office:value-type="float" office:value="0"/>
          </table:previous>
        </table:cell-content-change>
        <table:cell-content-change table:id="ct1375">
          <table:cell-address table:column="53" table:row="38" table:table="0"/>
          <office:change-info>
            <dc:creator> </dc:creator>
            <dc:date>2021-04-22T09:31:18.699048133</dc:date>
          </office:change-info>
          <table:previous>
            <table:change-track-table-cell office:value-type="float" office:value="0"/>
          </table:previous>
        </table:cell-content-change>
        <table:cell-content-change table:id="ct1376">
          <table:cell-address table:column="53" table:row="39" table:table="0"/>
          <office:change-info>
            <dc:creator> </dc:creator>
            <dc:date>2021-04-22T09:31:18.699075929</dc:date>
          </office:change-info>
          <table:previous>
            <table:change-track-table-cell office:value-type="float" office:value="0"/>
          </table:previous>
        </table:cell-content-change>
        <table:cell-content-change table:id="ct1377">
          <table:cell-address table:column="53" table:row="40" table:table="0"/>
          <office:change-info>
            <dc:creator> </dc:creator>
            <dc:date>2021-04-22T09:31:18.699104962</dc:date>
          </office:change-info>
          <table:previous>
            <table:change-track-table-cell office:value-type="float" office:value="0"/>
          </table:previous>
        </table:cell-content-change>
        <table:cell-content-change table:id="ct1378">
          <table:cell-address table:column="53" table:row="41" table:table="0"/>
          <office:change-info>
            <dc:creator> </dc:creator>
            <dc:date>2021-04-22T09:31:18.699135771</dc:date>
          </office:change-info>
          <table:previous>
            <table:change-track-table-cell office:value-type="float" office:value="0"/>
          </table:previous>
        </table:cell-content-change>
        <table:cell-content-change table:id="ct1379">
          <table:cell-address table:column="53" table:row="42" table:table="0"/>
          <office:change-info>
            <dc:creator> </dc:creator>
            <dc:date>2021-04-22T09:31:18.699164550</dc:date>
          </office:change-info>
          <table:previous>
            <table:change-track-table-cell office:value-type="float" office:value="0"/>
          </table:previous>
        </table:cell-content-change>
        <table:cell-content-change table:id="ct1380">
          <table:cell-address table:column="54" table:row="36" table:table="0"/>
          <office:change-info>
            <dc:creator> </dc:creator>
            <dc:date>2021-04-22T09:31:18.699194342</dc:date>
          </office:change-info>
          <table:previous>
            <table:change-track-table-cell office:value-type="float" office:value="36.4266666666667"/>
          </table:previous>
        </table:cell-content-change>
        <table:cell-content-change table:id="ct1381">
          <table:cell-address table:column="54" table:row="37" table:table="0"/>
          <office:change-info>
            <dc:creator> </dc:creator>
            <dc:date>2021-04-22T09:31:18.699222969</dc:date>
          </office:change-info>
          <table:previous>
            <table:change-track-table-cell office:value-type="float" office:value="37.14"/>
          </table:previous>
        </table:cell-content-change>
        <table:cell-content-change table:id="ct1382">
          <table:cell-address table:column="54" table:row="38" table:table="0"/>
          <office:change-info>
            <dc:creator> </dc:creator>
            <dc:date>2021-04-22T09:31:18.699252072</dc:date>
          </office:change-info>
          <table:previous>
            <table:change-track-table-cell office:value-type="float" office:value="33.57"/>
          </table:previous>
        </table:cell-content-change>
        <table:cell-content-change table:id="ct1383">
          <table:cell-address table:column="54" table:row="39" table:table="0"/>
          <office:change-info>
            <dc:creator> </dc:creator>
            <dc:date>2021-04-22T09:31:18.699280725</dc:date>
          </office:change-info>
          <table:previous>
            <table:change-track-table-cell office:value-type="float" office:value="41.6666666666667"/>
          </table:previous>
        </table:cell-content-change>
        <table:cell-content-change table:id="ct1384">
          <table:cell-address table:column="54" table:row="40" table:table="0"/>
          <office:change-info>
            <dc:creator> </dc:creator>
            <dc:date>2021-04-22T09:31:18.699307880</dc:date>
          </office:change-info>
          <table:previous>
            <table:change-track-table-cell office:value-type="float" office:value="35.4733333333333"/>
          </table:previous>
        </table:cell-content-change>
        <table:cell-content-change table:id="ct1385">
          <table:cell-address table:column="54" table:row="41" table:table="0"/>
          <office:change-info>
            <dc:creator> </dc:creator>
            <dc:date>2021-04-22T09:31:18.699334522</dc:date>
          </office:change-info>
          <table:previous>
            <table:change-track-table-cell office:value-type="float" office:value="45.36"/>
          </table:previous>
        </table:cell-content-change>
        <table:cell-content-change table:id="ct1386">
          <table:cell-address table:column="54" table:row="42" table:table="0"/>
          <office:change-info>
            <dc:creator> </dc:creator>
            <dc:date>2021-04-22T09:31:18.699361622</dc:date>
          </office:change-info>
          <table:previous>
            <table:change-track-table-cell office:value-type="float" office:value="48.215"/>
          </table:previous>
        </table:cell-content-change>
        <table:cell-content-change table:id="ct1387">
          <table:cell-address table:column="55" table:row="36" table:table="0"/>
          <office:change-info>
            <dc:creator> </dc:creator>
            <dc:date>2021-04-22T09:31:18.699389896</dc:date>
          </office:change-info>
          <table:previous>
            <table:change-track-table-cell office:value-type="float" office:value="70.95"/>
          </table:previous>
        </table:cell-content-change>
        <table:cell-content-change table:id="ct1388">
          <table:cell-address table:column="55" table:row="37" table:table="0"/>
          <office:change-info>
            <dc:creator> </dc:creator>
            <dc:date>2021-04-22T09:31:18.699417054</dc:date>
          </office:change-info>
          <table:previous>
            <table:change-track-table-cell office:value-type="float" office:value="68.3366666666667"/>
          </table:previous>
        </table:cell-content-change>
        <table:cell-content-change table:id="ct1389">
          <table:cell-address table:column="55" table:row="38" table:table="0"/>
          <office:change-info>
            <dc:creator> </dc:creator>
            <dc:date>2021-04-22T09:31:18.699444099</dc:date>
          </office:change-info>
          <table:previous>
            <table:change-track-table-cell office:value-type="float" office:value="67.38"/>
          </table:previous>
        </table:cell-content-change>
        <table:cell-content-change table:id="ct1390">
          <table:cell-address table:column="55" table:row="39" table:table="0"/>
          <office:change-info>
            <dc:creator> </dc:creator>
            <dc:date>2021-04-22T09:31:18.699471230</dc:date>
          </office:change-info>
          <table:previous>
            <table:change-track-table-cell office:value-type="float" office:value="79.5233333333333"/>
          </table:previous>
        </table:cell-content-change>
        <table:cell-content-change table:id="ct1391">
          <table:cell-address table:column="55" table:row="40" table:table="0"/>
          <office:change-info>
            <dc:creator> </dc:creator>
            <dc:date>2021-04-22T09:31:18.699501299</dc:date>
          </office:change-info>
          <table:previous>
            <table:change-track-table-cell office:value-type="float" office:value="71.6666666666667"/>
          </table:previous>
        </table:cell-content-change>
        <table:cell-content-change table:id="ct1392">
          <table:cell-address table:column="55" table:row="41" table:table="0"/>
          <office:change-info>
            <dc:creator> </dc:creator>
            <dc:date>2021-04-22T09:31:18.699534972</dc:date>
          </office:change-info>
          <table:previous>
            <table:change-track-table-cell office:value-type="float" office:value="78.93"/>
          </table:previous>
        </table:cell-content-change>
        <table:cell-content-change table:id="ct1393">
          <table:cell-address table:column="55" table:row="42" table:table="0"/>
          <office:change-info>
            <dc:creator> </dc:creator>
            <dc:date>2021-04-22T09:31:18.699560005</dc:date>
          </office:change-info>
          <table:previous>
            <table:change-track-table-cell office:value-type="float" office:value="80.36"/>
          </table:previous>
        </table:cell-content-change>
        <table:cell-content-change table:id="ct1394">
          <table:cell-address table:column="56" table:row="36" table:table="0"/>
          <office:change-info>
            <dc:creator> </dc:creator>
            <dc:date>2021-04-22T09:31:18.699584457</dc:date>
          </office:change-info>
          <table:previous>
            <table:change-track-table-cell office:value-type="float" office:value="65.4766666666667"/>
          </table:previous>
        </table:cell-content-change>
        <table:cell-content-change table:id="ct1395">
          <table:cell-address table:column="56" table:row="37" table:table="0"/>
          <office:change-info>
            <dc:creator> </dc:creator>
            <dc:date>2021-04-22T09:31:18.699621069</dc:date>
          </office:change-info>
          <table:previous>
            <table:change-track-table-cell office:value-type="float" office:value="68.81"/>
          </table:previous>
        </table:cell-content-change>
        <table:cell-content-change table:id="ct1396">
          <table:cell-address table:column="56" table:row="38" table:table="0"/>
          <office:change-info>
            <dc:creator> </dc:creator>
            <dc:date>2021-04-22T09:31:18.699643882</dc:date>
          </office:change-info>
          <table:previous>
            <table:change-track-table-cell office:value-type="float" office:value="66.19"/>
          </table:previous>
        </table:cell-content-change>
        <table:cell-content-change table:id="ct1397">
          <table:cell-address table:column="56" table:row="39" table:table="0"/>
          <office:change-info>
            <dc:creator> </dc:creator>
            <dc:date>2021-04-22T09:31:18.699665971</dc:date>
          </office:change-info>
          <table:previous>
            <table:change-track-table-cell office:value-type="float" office:value="62.14"/>
          </table:previous>
        </table:cell-content-change>
        <table:cell-content-change table:id="ct1398">
          <table:cell-address table:column="56" table:row="40" table:table="0"/>
          <office:change-info>
            <dc:creator> </dc:creator>
            <dc:date>2021-04-22T09:31:18.699688165</dc:date>
          </office:change-info>
          <table:previous>
            <table:change-track-table-cell office:value-type="float" office:value="63.81"/>
          </table:previous>
        </table:cell-content-change>
        <table:cell-content-change table:id="ct1399">
          <table:cell-address table:column="56" table:row="41" table:table="0"/>
          <office:change-info>
            <dc:creator> </dc:creator>
            <dc:date>2021-04-22T09:31:18.699710291</dc:date>
          </office:change-info>
          <table:previous>
            <table:change-track-table-cell office:value-type="float" office:value="66.43"/>
          </table:previous>
        </table:cell-content-change>
        <table:cell-content-change table:id="ct1400">
          <table:cell-address table:column="56" table:row="42" table:table="0"/>
          <office:change-info>
            <dc:creator> </dc:creator>
            <dc:date>2021-04-22T09:31:18.699732381</dc:date>
          </office:change-info>
          <table:previous>
            <table:change-track-table-cell office:value-type="float" office:value="67.86"/>
          </table:previous>
        </table:cell-content-change>
        <table:cell-content-change table:id="ct1401">
          <table:cell-address table:column="57" table:row="36" table:table="0"/>
          <office:change-info>
            <dc:creator> </dc:creator>
            <dc:date>2021-04-22T09:31:18.699757759</dc:date>
          </office:change-info>
          <table:previous>
            <table:change-track-table-cell office:value-type="float" office:value="67.2933333333333"/>
          </table:previous>
        </table:cell-content-change>
        <table:cell-content-change table:id="ct1402">
          <table:cell-address table:column="57" table:row="37" table:table="0"/>
          <office:change-info>
            <dc:creator> </dc:creator>
            <dc:date>2021-04-22T09:31:18.699779912</dc:date>
          </office:change-info>
          <table:previous>
            <table:change-track-table-cell office:value-type="float" office:value="68.7133333333333"/>
          </table:previous>
        </table:cell-content-change>
        <table:cell-content-change table:id="ct1403">
          <table:cell-address table:column="57" table:row="38" table:table="0"/>
          <office:change-info>
            <dc:creator> </dc:creator>
            <dc:date>2021-04-22T09:31:18.699802122</dc:date>
          </office:change-info>
          <table:previous>
            <table:change-track-table-cell office:value-type="float" office:value="66.6433333333333"/>
          </table:previous>
        </table:cell-content-change>
        <table:cell-content-change table:id="ct1404">
          <table:cell-address table:column="57" table:row="39" table:table="0"/>
          <office:change-info>
            <dc:creator> </dc:creator>
            <dc:date>2021-04-22T09:31:18.699824266</dc:date>
          </office:change-info>
          <table:previous>
            <table:change-track-table-cell office:value-type="float" office:value="67.6733333333333"/>
          </table:previous>
        </table:cell-content-change>
        <table:cell-content-change table:id="ct1405">
          <table:cell-address table:column="57" table:row="40" table:table="0"/>
          <office:change-info>
            <dc:creator> </dc:creator>
            <dc:date>2021-04-22T09:31:18.699846234</dc:date>
          </office:change-info>
          <table:previous>
            <table:change-track-table-cell office:value-type="float" office:value="66.4666666666667"/>
          </table:previous>
        </table:cell-content-change>
        <table:cell-content-change table:id="ct1406">
          <table:cell-address table:column="57" table:row="41" table:table="0"/>
          <office:change-info>
            <dc:creator> </dc:creator>
            <dc:date>2021-04-22T09:31:18.699868274</dc:date>
          </office:change-info>
          <table:previous>
            <table:change-track-table-cell office:value-type="float" office:value="70.18"/>
          </table:previous>
        </table:cell-content-change>
        <table:cell-content-change table:id="ct1407">
          <table:cell-address table:column="57" table:row="42" table:table="0"/>
          <office:change-info>
            <dc:creator> </dc:creator>
            <dc:date>2021-04-22T09:31:18.699890871</dc:date>
          </office:change-info>
          <table:previous>
            <table:change-track-table-cell office:value-type="float" office:value="71.47"/>
          </table:previous>
        </table:cell-content-change>
        <table:cell-content-change table:id="ct1408">
          <table:cell-address table:column="58" table:row="36" table:table="0"/>
          <office:change-info>
            <dc:creator> </dc:creator>
            <dc:date>2021-04-22T09:31:18.699913555</dc:date>
          </office:change-info>
          <table:previous>
            <table:change-track-table-cell office:value-type="float" office:value="68.2166666666667"/>
          </table:previous>
        </table:cell-content-change>
        <table:cell-content-change table:id="ct1409">
          <table:cell-address table:column="58" table:row="37" table:table="0"/>
          <office:change-info>
            <dc:creator> </dc:creator>
            <dc:date>2021-04-22T09:31:18.699935747</dc:date>
          </office:change-info>
          <table:previous>
            <table:change-track-table-cell office:value-type="float" office:value="68.5733333333333"/>
          </table:previous>
        </table:cell-content-change>
        <table:cell-content-change table:id="ct1410">
          <table:cell-address table:column="58" table:row="38" table:table="0"/>
          <office:change-info>
            <dc:creator> </dc:creator>
            <dc:date>2021-04-22T09:31:18.699957835</dc:date>
          </office:change-info>
          <table:previous>
            <table:change-track-table-cell office:value-type="float" office:value="66.7866666666667"/>
          </table:previous>
        </table:cell-content-change>
        <table:cell-content-change table:id="ct1411">
          <table:cell-address table:column="58" table:row="39" table:table="0"/>
          <office:change-info>
            <dc:creator> </dc:creator>
            <dc:date>2021-04-22T09:31:18.699979856</dc:date>
          </office:change-info>
          <table:previous>
            <table:change-track-table-cell office:value-type="float" office:value="70.8333333333333"/>
          </table:previous>
        </table:cell-content-change>
        <table:cell-content-change table:id="ct1412">
          <table:cell-address table:column="58" table:row="40" table:table="0"/>
          <office:change-info>
            <dc:creator> </dc:creator>
            <dc:date>2021-04-22T09:31:18.700001938</dc:date>
          </office:change-info>
          <table:previous>
            <table:change-track-table-cell office:value-type="float" office:value="67.74"/>
          </table:previous>
        </table:cell-content-change>
        <table:cell-content-change table:id="ct1413">
          <table:cell-address table:column="58" table:row="41" table:table="0"/>
          <office:change-info>
            <dc:creator> </dc:creator>
            <dc:date>2021-04-22T09:31:18.700024658</dc:date>
          </office:change-info>
          <table:previous>
            <table:change-track-table-cell office:value-type="float" office:value="72.68"/>
          </table:previous>
        </table:cell-content-change>
        <table:cell-content-change table:id="ct1414">
          <table:cell-address table:column="58" table:row="42" table:table="0"/>
          <office:change-info>
            <dc:creator> </dc:creator>
            <dc:date>2021-04-22T09:31:18.700047003</dc:date>
          </office:change-info>
          <table:previous>
            <table:change-track-table-cell office:value-type="float" office:value="74.11"/>
          </table:previous>
        </table:cell-content-change>
        <table:cell-content-change table:id="ct1415">
          <table:cell-address table:column="59" table:row="36" table:table="0"/>
          <office:change-info>
            <dc:creator> </dc:creator>
            <dc:date>2021-04-22T09:31:18.700069206</dc:date>
          </office:change-info>
          <table:previous>
            <table:change-track-table-cell office:value-type="float" office:value="0"/>
          </table:previous>
        </table:cell-content-change>
        <table:cell-content-change table:id="ct1416">
          <table:cell-address table:column="59" table:row="37" table:table="0"/>
          <office:change-info>
            <dc:creator> </dc:creator>
            <dc:date>2021-04-22T09:31:18.700090625</dc:date>
          </office:change-info>
          <table:previous>
            <table:change-track-table-cell office:value-type="float" office:value="0"/>
          </table:previous>
        </table:cell-content-change>
        <table:cell-content-change table:id="ct1417">
          <table:cell-address table:column="59" table:row="38" table:table="0"/>
          <office:change-info>
            <dc:creator> </dc:creator>
            <dc:date>2021-04-22T09:31:18.700111792</dc:date>
          </office:change-info>
          <table:previous>
            <table:change-track-table-cell office:value-type="float" office:value="0"/>
          </table:previous>
        </table:cell-content-change>
        <table:cell-content-change table:id="ct1418">
          <table:cell-address table:column="59" table:row="39" table:table="0"/>
          <office:change-info>
            <dc:creator> </dc:creator>
            <dc:date>2021-04-22T09:31:18.700133002</dc:date>
          </office:change-info>
          <table:previous>
            <table:change-track-table-cell office:value-type="float" office:value="0"/>
          </table:previous>
        </table:cell-content-change>
        <table:cell-content-change table:id="ct1419">
          <table:cell-address table:column="59" table:row="40" table:table="0"/>
          <office:change-info>
            <dc:creator> </dc:creator>
            <dc:date>2021-04-22T09:31:18.700154061</dc:date>
          </office:change-info>
          <table:previous>
            <table:change-track-table-cell office:value-type="float" office:value="0"/>
          </table:previous>
        </table:cell-content-change>
        <table:cell-content-change table:id="ct1420">
          <table:cell-address table:column="59" table:row="41" table:table="0"/>
          <office:change-info>
            <dc:creator> </dc:creator>
            <dc:date>2021-04-22T09:31:18.700175343</dc:date>
          </office:change-info>
          <table:previous>
            <table:change-track-table-cell office:value-type="float" office:value="0"/>
          </table:previous>
        </table:cell-content-change>
        <table:cell-content-change table:id="ct1421">
          <table:cell-address table:column="59" table:row="42" table:table="0"/>
          <office:change-info>
            <dc:creator> </dc:creator>
            <dc:date>2021-04-22T09:31:18.700197494</dc:date>
          </office:change-info>
          <table:previous>
            <table:change-track-table-cell office:value-type="float" office:value="0"/>
          </table:previous>
        </table:cell-content-change>
        <table:cell-content-change table:id="ct1422">
          <table:cell-address table:column="60" table:row="36" table:table="0"/>
          <office:change-info>
            <dc:creator> </dc:creator>
            <dc:date>2021-04-22T09:31:18.700219681</dc:date>
          </office:change-info>
          <table:previous>
            <table:change-track-table-cell office:value-type="float" office:value="0.00616496598639455"/>
          </table:previous>
        </table:cell-content-change>
        <table:cell-content-change table:id="ct1423">
          <table:cell-address table:column="60" table:row="37" table:table="0"/>
          <office:change-info>
            <dc:creator> </dc:creator>
            <dc:date>2021-04-22T09:31:18.700241614</dc:date>
          </office:change-info>
          <table:previous>
            <table:change-track-table-cell office:value-type="float" office:value="0.00182823129251701"/>
          </table:previous>
        </table:cell-content-change>
        <table:cell-content-change table:id="ct1424">
          <table:cell-address table:column="60" table:row="38" table:table="0"/>
          <office:change-info>
            <dc:creator> </dc:creator>
            <dc:date>2021-04-22T09:31:18.700263544</dc:date>
          </office:change-info>
          <table:previous>
            <table:change-track-table-cell office:value-type="float" office:value="0.00174319727891156"/>
          </table:previous>
        </table:cell-content-change>
        <table:cell-content-change table:id="ct1425">
          <table:cell-address table:column="60" table:row="39" table:table="0"/>
          <office:change-info>
            <dc:creator> </dc:creator>
            <dc:date>2021-04-22T09:31:18.700285264</dc:date>
          </office:change-info>
          <table:previous>
            <table:change-track-table-cell office:value-type="float" office:value="0.00357142857142857"/>
          </table:previous>
        </table:cell-content-change>
        <table:cell-content-change table:id="ct1426">
          <table:cell-address table:column="60" table:row="40" table:table="0"/>
          <office:change-info>
            <dc:creator> </dc:creator>
            <dc:date>2021-04-22T09:31:18.700307260</dc:date>
          </office:change-info>
          <table:previous>
            <table:change-track-table-cell office:value-type="float" office:value="0.00476190476190476"/>
          </table:previous>
        </table:cell-content-change>
        <table:cell-content-change table:id="ct1427">
          <table:cell-address table:column="60" table:row="41" table:table="0"/>
          <office:change-info>
            <dc:creator> </dc:creator>
            <dc:date>2021-04-22T09:31:18.700329141</dc:date>
          </office:change-info>
          <table:previous>
            <table:change-track-table-cell office:value-type="float" office:value="0.00114795918367347"/>
          </table:previous>
        </table:cell-content-change>
        <table:cell-content-change table:id="ct1428">
          <table:cell-address table:column="60" table:row="42" table:table="0"/>
          <office:change-info>
            <dc:creator> </dc:creator>
            <dc:date>2021-04-22T09:31:18.700351039</dc:date>
          </office:change-info>
          <table:previous>
            <table:change-track-table-cell office:value-type="float" office:value="0.00197704081632653"/>
          </table:previous>
        </table:cell-content-change>
        <table:cell-content-change table:id="ct1429">
          <table:cell-address table:column="61" table:row="36" table:table="0"/>
          <office:change-info>
            <dc:creator> </dc:creator>
            <dc:date>2021-04-22T09:31:18.700373618</dc:date>
          </office:change-info>
          <table:previous>
            <table:change-track-table-cell office:value-type="float" office:value="0.00412414965986395"/>
          </table:previous>
        </table:cell-content-change>
        <table:cell-content-change table:id="ct1430">
          <table:cell-address table:column="61" table:row="37" table:table="0"/>
          <office:change-info>
            <dc:creator> </dc:creator>
            <dc:date>2021-04-22T09:31:18.700395690</dc:date>
          </office:change-info>
          <table:previous>
            <table:change-track-table-cell office:value-type="float" office:value="0.00148809523809524"/>
          </table:previous>
        </table:cell-content-change>
        <table:cell-content-change table:id="ct1431">
          <table:cell-address table:column="61" table:row="38" table:table="0"/>
          <office:change-info>
            <dc:creator> </dc:creator>
            <dc:date>2021-04-22T09:31:18.700417726</dc:date>
          </office:change-info>
          <table:previous>
            <table:change-track-table-cell office:value-type="float" office:value="0.00136054421768707"/>
          </table:previous>
        </table:cell-content-change>
        <table:cell-content-change table:id="ct1432">
          <table:cell-address table:column="61" table:row="39" table:table="0"/>
          <office:change-info>
            <dc:creator> </dc:creator>
            <dc:date>2021-04-22T09:31:18.700439717</dc:date>
          </office:change-info>
          <table:previous>
            <table:change-track-table-cell office:value-type="float" office:value="0.0014030612244898"/>
          </table:previous>
        </table:cell-content-change>
        <table:cell-content-change table:id="ct1433">
          <table:cell-address table:column="61" table:row="40" table:table="0"/>
          <office:change-info>
            <dc:creator> </dc:creator>
            <dc:date>2021-04-22T09:31:18.700461685</dc:date>
          </office:change-info>
          <table:previous>
            <table:change-track-table-cell office:value-type="float" office:value="0.00199829931972789"/>
          </table:previous>
        </table:cell-content-change>
        <table:cell-content-change table:id="ct1434">
          <table:cell-address table:column="61" table:row="41" table:table="0"/>
          <office:change-info>
            <dc:creator> </dc:creator>
            <dc:date>2021-04-22T09:31:18.700483615</dc:date>
          </office:change-info>
          <table:previous>
            <table:change-track-table-cell office:value-type="float" office:value="0.0017219387755102"/>
          </table:previous>
        </table:cell-content-change>
        <table:cell-content-change table:id="ct1435">
          <table:cell-address table:column="61" table:row="42" table:table="0"/>
          <office:change-info>
            <dc:creator> </dc:creator>
            <dc:date>2021-04-22T09:31:18.700505585</dc:date>
          </office:change-info>
          <table:previous>
            <table:change-track-table-cell office:value-type="float" office:value="0.00184948979591837"/>
          </table:previous>
        </table:cell-content-change>
        <table:cell-content-change table:id="ct1436">
          <table:cell-address table:column="62" table:row="36" table:table="0"/>
          <office:change-info>
            <dc:creator> </dc:creator>
            <dc:date>2021-04-22T09:31:18.700528252</dc:date>
          </office:change-info>
          <table:previous>
            <table:change-track-table-cell office:value-type="float" office:value="0.000977891156462586"/>
          </table:previous>
        </table:cell-content-change>
        <table:cell-content-change table:id="ct1437">
          <table:cell-address table:column="62" table:row="37" table:table="0"/>
          <office:change-info>
            <dc:creator> </dc:creator>
            <dc:date>2021-04-22T09:31:18.700550178</dc:date>
          </office:change-info>
          <table:previous>
            <table:change-track-table-cell office:value-type="float" office:value="0.000977891156462586"/>
          </table:previous>
        </table:cell-content-change>
        <table:cell-content-change table:id="ct1438">
          <table:cell-address table:column="62" table:row="38" table:table="0"/>
          <office:change-info>
            <dc:creator> </dc:creator>
            <dc:date>2021-04-22T09:31:18.700572177</dc:date>
          </office:change-info>
          <table:previous>
            <table:change-track-table-cell office:value-type="float" office:value="0.00038265306122449"/>
          </table:previous>
        </table:cell-content-change>
        <table:cell-content-change table:id="ct1439">
          <table:cell-address table:column="62" table:row="39" table:table="0"/>
          <office:change-info>
            <dc:creator> </dc:creator>
            <dc:date>2021-04-22T09:31:18.700594237</dc:date>
          </office:change-info>
          <table:previous>
            <table:change-track-table-cell office:value-type="float" office:value="0.00119047619047619"/>
          </table:previous>
        </table:cell-content-change>
        <table:cell-content-change table:id="ct1440">
          <table:cell-address table:column="62" table:row="40" table:table="0"/>
          <office:change-info>
            <dc:creator> </dc:creator>
            <dc:date>2021-04-22T09:31:18.700616282</dc:date>
          </office:change-info>
          <table:previous>
            <table:change-track-table-cell office:value-type="float" office:value="0.00106292517006803"/>
          </table:previous>
        </table:cell-content-change>
        <table:cell-content-change table:id="ct1441">
          <table:cell-address table:column="62" table:row="41" table:table="0"/>
          <office:change-info>
            <dc:creator> </dc:creator>
            <dc:date>2021-04-22T09:31:18.700650992</dc:date>
          </office:change-info>
          <table:previous>
            <table:change-track-table-cell office:value-type="float" office:value="0.000446428571428572"/>
          </table:previous>
        </table:cell-content-change>
        <table:cell-content-change table:id="ct1442">
          <table:cell-address table:column="62" table:row="42" table:table="0"/>
          <office:change-info>
            <dc:creator> </dc:creator>
            <dc:date>2021-04-22T09:31:18.700672149</dc:date>
          </office:change-info>
          <table:previous>
            <table:change-track-table-cell office:value-type="float" office:value="0.00102040816326531"/>
          </table:previous>
        </table:cell-content-change>
        <table:cell-content-change table:id="ct1443">
          <table:cell-address table:column="63" table:row="36" table:table="0"/>
          <office:change-info>
            <dc:creator> </dc:creator>
            <dc:date>2021-04-22T09:31:18.700693799</dc:date>
          </office:change-info>
          <table:previous>
            <table:change-track-table-cell office:value-type="float" office:value="0.000962466585705086"/>
          </table:previous>
        </table:cell-content-change>
        <table:cell-content-change table:id="ct1444">
          <table:cell-address table:column="63" table:row="37" table:table="0"/>
          <office:change-info>
            <dc:creator> </dc:creator>
            <dc:date>2021-04-22T09:31:18.700715082</dc:date>
          </office:change-info>
          <table:previous>
            <table:change-track-table-cell office:value-type="float" office:value="0.00041855670056178"/>
          </table:previous>
        </table:cell-content-change>
        <table:cell-content-change table:id="ct1445">
          <table:cell-address table:column="63" table:row="38" table:table="0"/>
          <office:change-info>
            <dc:creator> </dc:creator>
            <dc:date>2021-04-22T09:31:18.700736276</dc:date>
          </office:change-info>
          <table:previous>
            <table:change-track-table-cell office:value-type="float" office:value="0.00031633869286289"/>
          </table:previous>
        </table:cell-content-change>
        <table:cell-content-change table:id="ct1446">
          <table:cell-address table:column="63" table:row="39" table:table="0"/>
          <office:change-info>
            <dc:creator> </dc:creator>
            <dc:date>2021-04-22T09:31:18.700757331</dc:date>
          </office:change-info>
          <table:previous>
            <table:change-track-table-cell office:value-type="float" office:value="0.000689272207094116"/>
          </table:previous>
        </table:cell-content-change>
        <table:cell-content-change table:id="ct1447">
          <table:cell-address table:column="63" table:row="40" table:table="0"/>
          <office:change-info>
            <dc:creator> </dc:creator>
            <dc:date>2021-04-22T09:31:18.700778457</dc:date>
          </office:change-info>
          <table:previous>
            <table:change-track-table-cell office:value-type="float" office:value="0.000965543864879737"/>
          </table:previous>
        </table:cell-content-change>
        <table:cell-content-change table:id="ct1448">
          <table:cell-address table:column="63" table:row="41" table:table="0"/>
          <office:change-info>
            <dc:creator> </dc:creator>
            <dc:date>2021-04-22T09:31:18.700799984</dc:date>
          </office:change-info>
          <table:previous>
            <table:change-track-table-cell office:value-type="float" office:value="0.000138842562048433"/>
          </table:previous>
        </table:cell-content-change>
        <table:cell-content-change table:id="ct1449">
          <table:cell-address table:column="63" table:row="42" table:table="0"/>
          <office:change-info>
            <dc:creator> </dc:creator>
            <dc:date>2021-04-22T09:31:18.700821339</dc:date>
          </office:change-info>
          <table:previous>
            <table:change-track-table-cell office:value-type="float" office:value="0.000416187719923339"/>
          </table:previous>
        </table:cell-content-change>
        <table:cell-content-change table:id="ct1450">
          <table:cell-address table:column="64" table:row="36" table:table="0"/>
          <office:change-info>
            <dc:creator> </dc:creator>
            <dc:date>2021-04-22T09:31:18.700842907</dc:date>
          </office:change-info>
          <table:previous>
            <table:change-track-table-cell office:value-type="float" office:value="0.00154124149659864"/>
          </table:previous>
        </table:cell-content-change>
        <table:cell-content-change table:id="ct1451">
          <table:cell-address table:column="64" table:row="37" table:table="0"/>
          <office:change-info>
            <dc:creator> </dc:creator>
            <dc:date>2021-04-22T09:31:18.700864122</dc:date>
          </office:change-info>
          <table:previous>
            <table:change-track-table-cell office:value-type="float" office:value="0.000457057823129251"/>
          </table:previous>
        </table:cell-content-change>
        <table:cell-content-change table:id="ct1452">
          <table:cell-address table:column="64" table:row="38" table:table="0"/>
          <office:change-info>
            <dc:creator> </dc:creator>
            <dc:date>2021-04-22T09:31:18.700885276</dc:date>
          </office:change-info>
          <table:previous>
            <table:change-track-table-cell office:value-type="float" office:value="0.000435799319727891"/>
          </table:previous>
        </table:cell-content-change>
        <table:cell-content-change table:id="ct1453">
          <table:cell-address table:column="64" table:row="39" table:table="0"/>
          <office:change-info>
            <dc:creator> </dc:creator>
            <dc:date>2021-04-22T09:31:18.700906436</dc:date>
          </office:change-info>
          <table:previous>
            <table:change-track-table-cell office:value-type="float" office:value="0.000892857142857143"/>
          </table:previous>
        </table:cell-content-change>
        <table:cell-content-change table:id="ct1454">
          <table:cell-address table:column="64" table:row="40" table:table="0"/>
          <office:change-info>
            <dc:creator> </dc:creator>
            <dc:date>2021-04-22T09:31:18.700927502</dc:date>
          </office:change-info>
          <table:previous>
            <table:change-track-table-cell office:value-type="float" office:value="0.00119047619047619"/>
          </table:previous>
        </table:cell-content-change>
        <table:cell-content-change table:id="ct1455">
          <table:cell-address table:column="64" table:row="41" table:table="0"/>
          <office:change-info>
            <dc:creator> </dc:creator>
            <dc:date>2021-04-22T09:31:18.700949647</dc:date>
          </office:change-info>
          <table:previous>
            <table:change-track-table-cell office:value-type="float" office:value="0.000286989795918367"/>
          </table:previous>
        </table:cell-content-change>
        <table:cell-content-change table:id="ct1456">
          <table:cell-address table:column="64" table:row="42" table:table="0"/>
          <office:change-info>
            <dc:creator> </dc:creator>
            <dc:date>2021-04-22T09:31:18.700970967</dc:date>
          </office:change-info>
          <table:previous>
            <table:change-track-table-cell office:value-type="float" office:value="0.000494260204081633"/>
          </table:previous>
        </table:cell-content-change>
        <table:cell-content-change table:id="ct1457">
          <table:cell-address table:column="65" table:row="36" table:table="0"/>
          <office:change-info>
            <dc:creator> </dc:creator>
            <dc:date>2021-04-22T09:31:18.700992247</dc:date>
          </office:change-info>
          <table:previous>
            <table:change-track-table-cell office:value-type="float" office:value="0"/>
          </table:previous>
        </table:cell-content-change>
        <table:cell-content-change table:id="ct1458">
          <table:cell-address table:column="65" table:row="37" table:table="0"/>
          <office:change-info>
            <dc:creator> </dc:creator>
            <dc:date>2021-04-22T09:31:18.701012964</dc:date>
          </office:change-info>
          <table:previous>
            <table:change-track-table-cell office:value-type="float" office:value="0"/>
          </table:previous>
        </table:cell-content-change>
        <table:cell-content-change table:id="ct1459">
          <table:cell-address table:column="65" table:row="38" table:table="0"/>
          <office:change-info>
            <dc:creator> </dc:creator>
            <dc:date>2021-04-22T09:31:18.701033625</dc:date>
          </office:change-info>
          <table:previous>
            <table:change-track-table-cell office:value-type="float" office:value="0"/>
          </table:previous>
        </table:cell-content-change>
        <table:cell-content-change table:id="ct1460">
          <table:cell-address table:column="65" table:row="39" table:table="0"/>
          <office:change-info>
            <dc:creator> </dc:creator>
            <dc:date>2021-04-22T09:31:18.701054153</dc:date>
          </office:change-info>
          <table:previous>
            <table:change-track-table-cell office:value-type="float" office:value="0"/>
          </table:previous>
        </table:cell-content-change>
        <table:cell-content-change table:id="ct1461">
          <table:cell-address table:column="65" table:row="40" table:table="0"/>
          <office:change-info>
            <dc:creator> </dc:creator>
            <dc:date>2021-04-22T09:31:18.701085577</dc:date>
          </office:change-info>
          <table:previous>
            <table:change-track-table-cell office:value-type="float" office:value="0"/>
          </table:previous>
        </table:cell-content-change>
        <table:cell-content-change table:id="ct1462">
          <table:cell-address table:column="65" table:row="41" table:table="0"/>
          <office:change-info>
            <dc:creator> </dc:creator>
            <dc:date>2021-04-22T09:31:18.701106458</dc:date>
          </office:change-info>
          <table:previous>
            <table:change-track-table-cell office:value-type="float" office:value="0"/>
          </table:previous>
        </table:cell-content-change>
        <table:cell-content-change table:id="ct1463">
          <table:cell-address table:column="65" table:row="42" table:table="0"/>
          <office:change-info>
            <dc:creator> </dc:creator>
            <dc:date>2021-04-22T09:31:18.701127181</dc:date>
          </office:change-info>
          <table:previous>
            <table:change-track-table-cell office:value-type="float" office:value="0"/>
          </table:previous>
        </table:cell-content-change>
        <table:cell-content-change table:id="ct1464">
          <table:cell-address table:column="66" table:row="36" table:table="0"/>
          <office:change-info>
            <dc:creator> </dc:creator>
            <dc:date>2021-04-22T09:31:18.701149345</dc:date>
          </office:change-info>
          <table:previous>
            <table:change-track-table-cell office:value-type="float" office:value="34.0466666666667"/>
          </table:previous>
        </table:cell-content-change>
        <table:cell-content-change table:id="ct1465">
          <table:cell-address table:column="66" table:row="37" table:table="0"/>
          <office:change-info>
            <dc:creator> </dc:creator>
            <dc:date>2021-04-22T09:31:18.701170552</dc:date>
          </office:change-info>
          <table:previous>
            <table:change-track-table-cell office:value-type="float" office:value="35"/>
          </table:previous>
        </table:cell-content-change>
        <table:cell-content-change table:id="ct1466">
          <table:cell-address table:column="66" table:row="38" table:table="0"/>
          <office:change-info>
            <dc:creator> </dc:creator>
            <dc:date>2021-04-22T09:31:18.701191678</dc:date>
          </office:change-info>
          <table:previous>
            <table:change-track-table-cell office:value-type="float" office:value="32.1433333333333"/>
          </table:previous>
        </table:cell-content-change>
        <table:cell-content-change table:id="ct1467">
          <table:cell-address table:column="66" table:row="39" table:table="0"/>
          <office:change-info>
            <dc:creator> </dc:creator>
            <dc:date>2021-04-22T09:31:18.701212943</dc:date>
          </office:change-info>
          <table:previous>
            <table:change-track-table-cell office:value-type="float" office:value="38.8066666666667"/>
          </table:previous>
        </table:cell-content-change>
        <table:cell-content-change table:id="ct1468">
          <table:cell-address table:column="66" table:row="40" table:table="0"/>
          <office:change-info>
            <dc:creator> </dc:creator>
            <dc:date>2021-04-22T09:31:18.701234166</dc:date>
          </office:change-info>
          <table:previous>
            <table:change-track-table-cell office:value-type="float" office:value="35.7133333333333"/>
          </table:previous>
        </table:cell-content-change>
        <table:cell-content-change table:id="ct1469">
          <table:cell-address table:column="66" table:row="41" table:table="0"/>
          <office:change-info>
            <dc:creator> </dc:creator>
            <dc:date>2021-04-22T09:31:18.701255179</dc:date>
          </office:change-info>
          <table:previous>
            <table:change-track-table-cell office:value-type="float" office:value="43.93"/>
          </table:previous>
        </table:cell-content-change>
        <table:cell-content-change table:id="ct1470">
          <table:cell-address table:column="66" table:row="42" table:table="0"/>
          <office:change-info>
            <dc:creator> </dc:creator>
            <dc:date>2021-04-22T09:31:18.701276214</dc:date>
          </office:change-info>
          <table:previous>
            <table:change-track-table-cell office:value-type="float" office:value="42.5"/>
          </table:previous>
        </table:cell-content-change>
        <table:cell-content-change table:id="ct1471">
          <table:cell-address table:column="67" table:row="36" table:table="0"/>
          <office:change-info>
            <dc:creator> </dc:creator>
            <dc:date>2021-04-22T09:31:18.701297896</dc:date>
          </office:change-info>
          <table:previous>
            <table:change-track-table-cell office:value-type="float" office:value="68.3366666666667"/>
          </table:previous>
        </table:cell-content-change>
        <table:cell-content-change table:id="ct1472">
          <table:cell-address table:column="67" table:row="37" table:table="0"/>
          <office:change-info>
            <dc:creator> </dc:creator>
            <dc:date>2021-04-22T09:31:18.701319161</dc:date>
          </office:change-info>
          <table:previous>
            <table:change-track-table-cell office:value-type="float" office:value="67.1433333333333"/>
          </table:previous>
        </table:cell-content-change>
        <table:cell-content-change table:id="ct1473">
          <table:cell-address table:column="67" table:row="38" table:table="0"/>
          <office:change-info>
            <dc:creator> </dc:creator>
            <dc:date>2021-04-22T09:31:18.701340492</dc:date>
          </office:change-info>
          <table:previous>
            <table:change-track-table-cell office:value-type="float" office:value="65.4733333333333"/>
          </table:previous>
        </table:cell-content-change>
        <table:cell-content-change table:id="ct1474">
          <table:cell-address table:column="67" table:row="39" table:table="0"/>
          <office:change-info>
            <dc:creator> </dc:creator>
            <dc:date>2021-04-22T09:31:18.701361544</dc:date>
          </office:change-info>
          <table:previous>
            <table:change-track-table-cell office:value-type="float" office:value="77.62"/>
          </table:previous>
        </table:cell-content-change>
        <table:cell-content-change table:id="ct1475">
          <table:cell-address table:column="67" table:row="40" table:table="0"/>
          <office:change-info>
            <dc:creator> </dc:creator>
            <dc:date>2021-04-22T09:31:18.701382597</dc:date>
          </office:change-info>
          <table:previous>
            <table:change-track-table-cell office:value-type="float" office:value="70.7133333333333"/>
          </table:previous>
        </table:cell-content-change>
        <table:cell-content-change table:id="ct1476">
          <table:cell-address table:column="67" table:row="41" table:table="0"/>
          <office:change-info>
            <dc:creator> </dc:creator>
            <dc:date>2021-04-22T09:31:18.701403793</dc:date>
          </office:change-info>
          <table:previous>
            <table:change-track-table-cell office:value-type="float" office:value="78.57"/>
          </table:previous>
        </table:cell-content-change>
        <table:cell-content-change table:id="ct1477">
          <table:cell-address table:column="67" table:row="42" table:table="0"/>
          <office:change-info>
            <dc:creator> </dc:creator>
            <dc:date>2021-04-22T09:31:18.701424810</dc:date>
          </office:change-info>
          <table:previous>
            <table:change-track-table-cell office:value-type="float" office:value="76.43"/>
          </table:previous>
        </table:cell-content-change>
        <table:cell-content-change table:id="ct1478">
          <table:cell-address table:column="68" table:row="36" table:table="0"/>
          <office:change-info>
            <dc:creator> </dc:creator>
            <dc:date>2021-04-22T09:31:18.701446506</dc:date>
          </office:change-info>
          <table:previous>
            <table:change-track-table-cell office:value-type="float" office:value="65.7133333333333"/>
          </table:previous>
        </table:cell-content-change>
        <table:cell-content-change table:id="ct1479">
          <table:cell-address table:column="68" table:row="37" table:table="0"/>
          <office:change-info>
            <dc:creator> </dc:creator>
            <dc:date>2021-04-22T09:31:18.701467802</dc:date>
          </office:change-info>
          <table:previous>
            <table:change-track-table-cell office:value-type="float" office:value="67.8566666666667"/>
          </table:previous>
        </table:cell-content-change>
        <table:cell-content-change table:id="ct1480">
          <table:cell-address table:column="68" table:row="38" table:table="0"/>
          <office:change-info>
            <dc:creator> </dc:creator>
            <dc:date>2021-04-22T09:31:18.701488998</dc:date>
          </office:change-info>
          <table:previous>
            <table:change-track-table-cell office:value-type="float" office:value="66.6666666666667"/>
          </table:previous>
        </table:cell-content-change>
        <table:cell-content-change table:id="ct1481">
          <table:cell-address table:column="68" table:row="39" table:table="0"/>
          <office:change-info>
            <dc:creator> </dc:creator>
            <dc:date>2021-04-22T09:31:18.701510043</dc:date>
          </office:change-info>
          <table:previous>
            <table:change-track-table-cell office:value-type="float" office:value="61.1933333333333"/>
          </table:previous>
        </table:cell-content-change>
        <table:cell-content-change table:id="ct1482">
          <table:cell-address table:column="68" table:row="40" table:table="0"/>
          <office:change-info>
            <dc:creator> </dc:creator>
            <dc:date>2021-04-22T09:31:18.701531052</dc:date>
          </office:change-info>
          <table:previous>
            <table:change-track-table-cell office:value-type="float" office:value="65"/>
          </table:previous>
        </table:cell-content-change>
        <table:cell-content-change table:id="ct1483">
          <table:cell-address table:column="68" table:row="41" table:table="0"/>
          <office:change-info>
            <dc:creator> </dc:creator>
            <dc:date>2021-04-22T09:31:18.701551980</dc:date>
          </office:change-info>
          <table:previous>
            <table:change-track-table-cell office:value-type="float" office:value="65.36"/>
          </table:previous>
        </table:cell-content-change>
        <table:cell-content-change table:id="ct1484">
          <table:cell-address table:column="68" table:row="42" table:table="0"/>
          <office:change-info>
            <dc:creator> </dc:creator>
            <dc:date>2021-04-22T09:31:18.701573608</dc:date>
          </office:change-info>
          <table:previous>
            <table:change-track-table-cell office:value-type="float" office:value="66.075"/>
          </table:previous>
        </table:cell-content-change>
        <table:cell-content-change table:id="ct1485">
          <table:cell-address table:column="69" table:row="36" table:table="0"/>
          <office:change-info>
            <dc:creator> </dc:creator>
            <dc:date>2021-04-22T09:31:18.701595076</dc:date>
          </office:change-info>
          <table:previous>
            <table:change-track-table-cell office:value-type="float" office:value="66.5933333333333"/>
          </table:previous>
        </table:cell-content-change>
        <table:cell-content-change table:id="ct1486">
          <table:cell-address table:column="69" table:row="37" table:table="0"/>
          <office:change-info>
            <dc:creator> </dc:creator>
            <dc:date>2021-04-22T09:31:18.701616164</dc:date>
          </office:change-info>
          <table:previous>
            <table:change-track-table-cell office:value-type="float" office:value="67.82"/>
          </table:previous>
        </table:cell-content-change>
        <table:cell-content-change table:id="ct1487">
          <table:cell-address table:column="69" table:row="38" table:table="0"/>
          <office:change-info>
            <dc:creator> </dc:creator>
            <dc:date>2021-04-22T09:31:18.701649720</dc:date>
          </office:change-info>
          <table:previous>
            <table:change-track-table-cell office:value-type="float" office:value="66.5733333333333"/>
          </table:previous>
        </table:cell-content-change>
        <table:cell-content-change table:id="ct1488">
          <table:cell-address table:column="69" table:row="39" table:table="0"/>
          <office:change-info>
            <dc:creator> </dc:creator>
            <dc:date>2021-04-22T09:31:18.701669989</dc:date>
          </office:change-info>
          <table:previous>
            <table:change-track-table-cell office:value-type="float" office:value="66.67"/>
          </table:previous>
        </table:cell-content-change>
        <table:cell-content-change table:id="ct1489">
          <table:cell-address table:column="69" table:row="40" table:table="0"/>
          <office:change-info>
            <dc:creator> </dc:creator>
            <dc:date>2021-04-22T09:31:18.701690143</dc:date>
          </office:change-info>
          <table:previous>
            <table:change-track-table-cell office:value-type="float" office:value="66.93"/>
          </table:previous>
        </table:cell-content-change>
        <table:cell-content-change table:id="ct1490">
          <table:cell-address table:column="69" table:row="41" table:table="0"/>
          <office:change-info>
            <dc:creator> </dc:creator>
            <dc:date>2021-04-22T09:31:18.701710444</dc:date>
          </office:change-info>
          <table:previous>
            <table:change-track-table-cell office:value-type="float" office:value="69.435"/>
          </table:previous>
        </table:cell-content-change>
        <table:cell-content-change table:id="ct1491">
          <table:cell-address table:column="69" table:row="42" table:table="0"/>
          <office:change-info>
            <dc:creator> </dc:creator>
            <dc:date>2021-04-22T09:31:18.701730709</dc:date>
          </office:change-info>
          <table:previous>
            <table:change-track-table-cell office:value-type="float" office:value="69.28"/>
          </table:previous>
        </table:cell-content-change>
        <table:cell-content-change table:id="ct1492">
          <table:cell-address table:column="70" table:row="36" table:table="0"/>
          <office:change-info>
            <dc:creator> </dc:creator>
            <dc:date>2021-04-22T09:31:18.701751678</dc:date>
          </office:change-info>
          <table:previous>
            <table:change-track-table-cell office:value-type="float" office:value="67.0233333333333"/>
          </table:previous>
        </table:cell-content-change>
        <table:cell-content-change table:id="ct1493">
          <table:cell-address table:column="70" table:row="37" table:table="0"/>
          <office:change-info>
            <dc:creator> </dc:creator>
            <dc:date>2021-04-22T09:31:18.701771983</dc:date>
          </office:change-info>
          <table:previous>
            <table:change-track-table-cell office:value-type="float" office:value="67.5"/>
          </table:previous>
        </table:cell-content-change>
        <table:cell-content-change table:id="ct1494">
          <table:cell-address table:column="70" table:row="38" table:table="0"/>
          <office:change-info>
            <dc:creator> </dc:creator>
            <dc:date>2021-04-22T09:31:18.701792258</dc:date>
          </office:change-info>
          <table:previous>
            <table:change-track-table-cell office:value-type="float" office:value="66.07"/>
          </table:previous>
        </table:cell-content-change>
        <table:cell-content-change table:id="ct1495">
          <table:cell-address table:column="70" table:row="39" table:table="0"/>
          <office:change-info>
            <dc:creator> </dc:creator>
            <dc:date>2021-04-22T09:31:18.701813060</dc:date>
          </office:change-info>
          <table:previous>
            <table:change-track-table-cell office:value-type="float" office:value="69.4066666666667"/>
          </table:previous>
        </table:cell-content-change>
        <table:cell-content-change table:id="ct1496">
          <table:cell-address table:column="70" table:row="40" table:table="0"/>
          <office:change-info>
            <dc:creator> </dc:creator>
            <dc:date>2021-04-22T09:31:18.701833199</dc:date>
          </office:change-info>
          <table:previous>
            <table:change-track-table-cell office:value-type="float" office:value="67.8566666666667"/>
          </table:previous>
        </table:cell-content-change>
        <table:cell-content-change table:id="ct1497">
          <table:cell-address table:column="70" table:row="41" table:table="0"/>
          <office:change-info>
            <dc:creator> </dc:creator>
            <dc:date>2021-04-22T09:31:18.701853346</dc:date>
          </office:change-info>
          <table:previous>
            <table:change-track-table-cell office:value-type="float" office:value="71.965"/>
          </table:previous>
        </table:cell-content-change>
        <table:cell-content-change table:id="ct1498">
          <table:cell-address table:column="70" table:row="42" table:table="0"/>
          <office:change-info>
            <dc:creator> </dc:creator>
            <dc:date>2021-04-22T09:31:18.701873399</dc:date>
          </office:change-info>
          <table:previous>
            <table:change-track-table-cell office:value-type="float" office:value="71.25"/>
          </table:previous>
        </table:cell-content-change>
        <table:cell-content-change table:id="ct1499">
          <table:cell-address table:column="71" table:row="36" table:table="0"/>
          <office:change-info>
            <dc:creator> </dc:creator>
            <dc:date>2021-04-22T09:31:18.701893627</dc:date>
          </office:change-info>
          <table:previous>
            <table:change-track-table-cell office:value-type="float" office:value="0"/>
          </table:previous>
        </table:cell-content-change>
        <table:cell-content-change table:id="ct1500">
          <table:cell-address table:column="71" table:row="37" table:table="0"/>
          <office:change-info>
            <dc:creator> </dc:creator>
            <dc:date>2021-04-22T09:31:18.701913248</dc:date>
          </office:change-info>
          <table:previous>
            <table:change-track-table-cell office:value-type="float" office:value="0"/>
          </table:previous>
        </table:cell-content-change>
        <table:cell-content-change table:id="ct1501">
          <table:cell-address table:column="71" table:row="38" table:table="0"/>
          <office:change-info>
            <dc:creator> </dc:creator>
            <dc:date>2021-04-22T09:31:18.701932839</dc:date>
          </office:change-info>
          <table:previous>
            <table:change-track-table-cell office:value-type="float" office:value="0"/>
          </table:previous>
        </table:cell-content-change>
        <table:cell-content-change table:id="ct1502">
          <table:cell-address table:column="71" table:row="39" table:table="0"/>
          <office:change-info>
            <dc:creator> </dc:creator>
            <dc:date>2021-04-22T09:31:18.701952277</dc:date>
          </office:change-info>
          <table:previous>
            <table:change-track-table-cell office:value-type="float" office:value="0"/>
          </table:previous>
        </table:cell-content-change>
        <table:cell-content-change table:id="ct1503">
          <table:cell-address table:column="71" table:row="40" table:table="0"/>
          <office:change-info>
            <dc:creator> </dc:creator>
            <dc:date>2021-04-22T09:31:18.701971825</dc:date>
          </office:change-info>
          <table:previous>
            <table:change-track-table-cell office:value-type="float" office:value="0"/>
          </table:previous>
        </table:cell-content-change>
        <table:cell-content-change table:id="ct1504">
          <table:cell-address table:column="71" table:row="41" table:table="0"/>
          <office:change-info>
            <dc:creator> </dc:creator>
            <dc:date>2021-04-22T09:31:18.701991223</dc:date>
          </office:change-info>
          <table:previous>
            <table:change-track-table-cell office:value-type="float" office:value="0"/>
          </table:previous>
        </table:cell-content-change>
        <table:cell-content-change table:id="ct1505">
          <table:cell-address table:column="71" table:row="42" table:table="0"/>
          <office:change-info>
            <dc:creator> </dc:creator>
            <dc:date>2021-04-22T09:31:18.702011115</dc:date>
          </office:change-info>
          <table:previous>
            <table:change-track-table-cell office:value-type="float" office:value="0"/>
          </table:previous>
        </table:cell-content-change>
        <table:cell-content-change table:id="ct1506">
          <table:cell-address table:column="72" table:row="36" table:table="0"/>
          <office:change-info>
            <dc:creator> </dc:creator>
            <dc:date>2021-04-22T09:31:18.702034116</dc:date>
          </office:change-info>
          <table:previous>
            <table:change-track-table-cell office:value-type="float" office:value="0.00374149659863945"/>
          </table:previous>
        </table:cell-content-change>
        <table:cell-content-change table:id="ct1507">
          <table:cell-address table:column="72" table:row="37" table:table="0"/>
          <office:change-info>
            <dc:creator> </dc:creator>
            <dc:date>2021-04-22T09:31:18.702054451</dc:date>
          </office:change-info>
          <table:previous>
            <table:change-track-table-cell office:value-type="float" office:value="0.00165816326530612"/>
          </table:previous>
        </table:cell-content-change>
        <table:cell-content-change table:id="ct1508">
          <table:cell-address table:column="72" table:row="38" table:table="0"/>
          <office:change-info>
            <dc:creator> </dc:creator>
            <dc:date>2021-04-22T09:31:18.702074460</dc:date>
          </office:change-info>
          <table:previous>
            <table:change-track-table-cell office:value-type="float" office:value="0.00272108843537415"/>
          </table:previous>
        </table:cell-content-change>
        <table:cell-content-change table:id="ct1509">
          <table:cell-address table:column="72" table:row="39" table:table="0"/>
          <office:change-info>
            <dc:creator> </dc:creator>
            <dc:date>2021-04-22T09:31:18.702094424</dc:date>
          </office:change-info>
          <table:previous>
            <table:change-track-table-cell office:value-type="float" office:value="0.00293367346938775"/>
          </table:previous>
        </table:cell-content-change>
        <table:cell-content-change table:id="ct1510">
          <table:cell-address table:column="72" table:row="40" table:table="0"/>
          <office:change-info>
            <dc:creator> </dc:creator>
            <dc:date>2021-04-22T09:31:18.702114398</dc:date>
          </office:change-info>
          <table:previous>
            <table:change-track-table-cell office:value-type="float" office:value="0.00306122448979592"/>
          </table:previous>
        </table:cell-content-change>
        <table:cell-content-change table:id="ct1511">
          <table:cell-address table:column="72" table:row="41" table:table="0"/>
          <office:change-info>
            <dc:creator> </dc:creator>
            <dc:date>2021-04-22T09:31:18.702134498</dc:date>
          </office:change-info>
          <table:previous>
            <table:change-track-table-cell office:value-type="float" office:value="0.00274234693877551"/>
          </table:previous>
        </table:cell-content-change>
        <table:cell-content-change table:id="ct1512">
          <table:cell-address table:column="72" table:row="42" table:table="0"/>
          <office:change-info>
            <dc:creator> </dc:creator>
            <dc:date>2021-04-22T09:31:18.702154613</dc:date>
          </office:change-info>
          <table:previous>
            <table:change-track-table-cell office:value-type="float" office:value="0.0014030612244898"/>
          </table:previous>
        </table:cell-content-change>
        <table:cell-content-change table:id="ct1513">
          <table:cell-address table:column="73" table:row="36" table:table="0"/>
          <office:change-info>
            <dc:creator> </dc:creator>
            <dc:date>2021-04-22T09:31:18.702175159</dc:date>
          </office:change-info>
          <table:previous>
            <table:change-track-table-cell office:value-type="float" office:value="0.00212585034013606"/>
          </table:previous>
        </table:cell-content-change>
        <table:cell-content-change table:id="ct1514">
          <table:cell-address table:column="73" table:row="37" table:table="0"/>
          <office:change-info>
            <dc:creator> </dc:creator>
            <dc:date>2021-04-22T09:31:18.702195318</dc:date>
          </office:change-info>
          <table:previous>
            <table:change-track-table-cell office:value-type="float" office:value="0.0024234693877551"/>
          </table:previous>
        </table:cell-content-change>
        <table:cell-content-change table:id="ct1515">
          <table:cell-address table:column="73" table:row="38" table:table="0"/>
          <office:change-info>
            <dc:creator> </dc:creator>
            <dc:date>2021-04-22T09:31:18.702215330</dc:date>
          </office:change-info>
          <table:previous>
            <table:change-track-table-cell office:value-type="float" office:value="0.000977891156462586"/>
          </table:previous>
        </table:cell-content-change>
        <table:cell-content-change table:id="ct1516">
          <table:cell-address table:column="73" table:row="39" table:table="0"/>
          <office:change-info>
            <dc:creator> </dc:creator>
            <dc:date>2021-04-22T09:31:18.702235275</dc:date>
          </office:change-info>
          <table:previous>
            <table:change-track-table-cell office:value-type="float" office:value="0.00216836734693877"/>
          </table:previous>
        </table:cell-content-change>
        <table:cell-content-change table:id="ct1517">
          <table:cell-address table:column="73" table:row="40" table:table="0"/>
          <office:change-info>
            <dc:creator> </dc:creator>
            <dc:date>2021-04-22T09:31:18.702255216</dc:date>
          </office:change-info>
          <table:previous>
            <table:change-track-table-cell office:value-type="float" office:value="0.00191326530612245"/>
          </table:previous>
        </table:cell-content-change>
        <table:cell-content-change table:id="ct1518">
          <table:cell-address table:column="73" table:row="41" table:table="0"/>
          <office:change-info>
            <dc:creator> </dc:creator>
            <dc:date>2021-04-22T09:31:18.702275223</dc:date>
          </office:change-info>
          <table:previous>
            <table:change-track-table-cell office:value-type="float" office:value="0.00261479591836735"/>
          </table:previous>
        </table:cell-content-change>
        <table:cell-content-change table:id="ct1519">
          <table:cell-address table:column="73" table:row="42" table:table="0"/>
          <office:change-info>
            <dc:creator> </dc:creator>
            <dc:date>2021-04-22T09:31:18.702295404</dc:date>
          </office:change-info>
          <table:previous>
            <table:change-track-table-cell office:value-type="float" office:value="0.00267857142857143"/>
          </table:previous>
        </table:cell-content-change>
        <table:cell-content-change table:id="ct1520">
          <table:cell-address table:column="74" table:row="36" table:table="0"/>
          <office:change-info>
            <dc:creator> </dc:creator>
            <dc:date>2021-04-22T09:31:18.702315916</dc:date>
          </office:change-info>
          <table:previous>
            <table:change-track-table-cell office:value-type="float" office:value="0.0024234693877551"/>
          </table:previous>
        </table:cell-content-change>
        <table:cell-content-change table:id="ct1521">
          <table:cell-address table:column="74" table:row="37" table:table="0"/>
          <office:change-info>
            <dc:creator> </dc:creator>
            <dc:date>2021-04-22T09:31:18.702336414</dc:date>
          </office:change-info>
          <table:previous>
            <table:change-track-table-cell office:value-type="float" office:value="0.00102040816326531"/>
          </table:previous>
        </table:cell-content-change>
        <table:cell-content-change table:id="ct1522">
          <table:cell-address table:column="74" table:row="38" table:table="0"/>
          <office:change-info>
            <dc:creator> </dc:creator>
            <dc:date>2021-04-22T09:31:18.702356494</dc:date>
          </office:change-info>
          <table:previous>
            <table:change-track-table-cell office:value-type="float" office:value="0.00289115646258504"/>
          </table:previous>
        </table:cell-content-change>
        <table:cell-content-change table:id="ct1523">
          <table:cell-address table:column="74" table:row="39" table:table="0"/>
          <office:change-info>
            <dc:creator> </dc:creator>
            <dc:date>2021-04-22T09:31:18.702376696</dc:date>
          </office:change-info>
          <table:previous>
            <table:change-track-table-cell office:value-type="float" office:value="0.00148809523809524"/>
          </table:previous>
        </table:cell-content-change>
        <table:cell-content-change table:id="ct1524">
          <table:cell-address table:column="74" table:row="40" table:table="0"/>
          <office:change-info>
            <dc:creator> </dc:creator>
            <dc:date>2021-04-22T09:31:18.702396698</dc:date>
          </office:change-info>
          <table:previous>
            <table:change-track-table-cell office:value-type="float" office:value="0.00255102040816327"/>
          </table:previous>
        </table:cell-content-change>
        <table:cell-content-change table:id="ct1525">
          <table:cell-address table:column="74" table:row="41" table:table="0"/>
          <office:change-info>
            <dc:creator> </dc:creator>
            <dc:date>2021-04-22T09:31:18.702416703</dc:date>
          </office:change-info>
          <table:previous>
            <table:change-track-table-cell office:value-type="float" office:value="0.00146683673469388"/>
          </table:previous>
        </table:cell-content-change>
        <table:cell-content-change table:id="ct1526">
          <table:cell-address table:column="74" table:row="42" table:table="0"/>
          <office:change-info>
            <dc:creator> </dc:creator>
            <dc:date>2021-04-22T09:31:18.702436757</dc:date>
          </office:change-info>
          <table:previous>
            <table:change-track-table-cell office:value-type="float" office:value="0.000637755102040817"/>
          </table:previous>
        </table:cell-content-change>
        <table:cell-content-change table:id="ct1527">
          <table:cell-address table:column="75" table:row="36" table:table="0"/>
          <office:change-info>
            <dc:creator> </dc:creator>
            <dc:date>2021-04-22T09:31:18.702457678</dc:date>
          </office:change-info>
          <table:previous>
            <table:change-track-table-cell office:value-type="float" office:value="0.0011159165147517"/>
          </table:previous>
        </table:cell-content-change>
        <table:cell-content-change table:id="ct1528">
          <table:cell-address table:column="75" table:row="37" table:table="0"/>
          <office:change-info>
            <dc:creator> </dc:creator>
            <dc:date>2021-04-22T09:31:18.702478653</dc:date>
          </office:change-info>
          <table:previous>
            <table:change-track-table-cell office:value-type="float" office:value="0.000337070367177234"/>
          </table:previous>
        </table:cell-content-change>
        <table:cell-content-change table:id="ct1529">
          <table:cell-address table:column="75" table:row="38" table:table="0"/>
          <office:change-info>
            <dc:creator> </dc:creator>
            <dc:date>2021-04-22T09:31:18.702499241</dc:date>
          </office:change-info>
          <table:previous>
            <table:change-track-table-cell office:value-type="float" office:value="0.000979423952570783"/>
          </table:previous>
        </table:cell-content-change>
        <table:cell-content-change table:id="ct1530">
          <table:cell-address table:column="75" table:row="39" table:table="0"/>
          <office:change-info>
            <dc:creator> </dc:creator>
            <dc:date>2021-04-22T09:31:18.702519373</dc:date>
          </office:change-info>
          <table:previous>
            <table:change-track-table-cell office:value-type="float" office:value="0.0005219556158947"/>
          </table:previous>
        </table:cell-content-change>
        <table:cell-content-change table:id="ct1531">
          <table:cell-address table:column="75" table:row="40" table:table="0"/>
          <office:change-info>
            <dc:creator> </dc:creator>
            <dc:date>2021-04-22T09:31:18.702539432</dc:date>
          </office:change-info>
          <table:previous>
            <table:change-track-table-cell office:value-type="float" office:value="0.000924565126966071"/>
          </table:previous>
        </table:cell-content-change>
        <table:cell-content-change table:id="ct1532">
          <table:cell-address table:column="75" table:row="41" table:table="0"/>
          <office:change-info>
            <dc:creator> </dc:creator>
            <dc:date>2021-04-22T09:31:18.702559402</dc:date>
          </office:change-info>
          <table:previous>
            <table:change-track-table-cell office:value-type="float" office:value="0.00044924331041155"/>
          </table:previous>
        </table:cell-content-change>
        <table:cell-content-change table:id="ct1533">
          <table:cell-address table:column="75" table:row="42" table:table="0"/>
          <office:change-info>
            <dc:creator> </dc:creator>
            <dc:date>2021-04-22T09:31:18.702579430</dc:date>
          </office:change-info>
          <table:previous>
            <table:change-track-table-cell office:value-type="float" office:value="0.000120607295609179"/>
          </table:previous>
        </table:cell-content-change>
        <table:cell-content-change table:id="ct1534">
          <table:cell-address table:column="76" table:row="36" table:table="0"/>
          <office:change-info>
            <dc:creator> </dc:creator>
            <dc:date>2021-04-22T09:31:18.702599860</dc:date>
          </office:change-info>
          <table:previous>
            <table:change-track-table-cell office:value-type="float" office:value="0.000935374149659864"/>
          </table:previous>
        </table:cell-content-change>
        <table:cell-content-change table:id="ct1535">
          <table:cell-address table:column="76" table:row="37" table:table="0"/>
          <office:change-info>
            <dc:creator> </dc:creator>
            <dc:date>2021-04-22T09:31:18.702619855</dc:date>
          </office:change-info>
          <table:previous>
            <table:change-track-table-cell office:value-type="float" office:value="0.000414540816326531"/>
          </table:previous>
        </table:cell-content-change>
        <table:cell-content-change table:id="ct1536">
          <table:cell-address table:column="76" table:row="38" table:table="0"/>
          <office:change-info>
            <dc:creator> </dc:creator>
            <dc:date>2021-04-22T09:31:18.702639891</dc:date>
          </office:change-info>
          <table:previous>
            <table:change-track-table-cell office:value-type="float" office:value="0.000680272108843538"/>
          </table:previous>
        </table:cell-content-change>
        <table:cell-content-change table:id="ct1537">
          <table:cell-address table:column="76" table:row="39" table:table="0"/>
          <office:change-info>
            <dc:creator> </dc:creator>
            <dc:date>2021-04-22T09:31:18.702660009</dc:date>
          </office:change-info>
          <table:previous>
            <table:change-track-table-cell office:value-type="float" office:value="0.000733418367346938"/>
          </table:previous>
        </table:cell-content-change>
        <table:cell-content-change table:id="ct1538">
          <table:cell-address table:column="76" table:row="40" table:table="0"/>
          <office:change-info>
            <dc:creator> </dc:creator>
            <dc:date>2021-04-22T09:31:18.702680157</dc:date>
          </office:change-info>
          <table:previous>
            <table:change-track-table-cell office:value-type="float" office:value="0.00076530612244898"/>
          </table:previous>
        </table:cell-content-change>
        <table:cell-content-change table:id="ct1539">
          <table:cell-address table:column="76" table:row="41" table:table="0"/>
          <office:change-info>
            <dc:creator> </dc:creator>
            <dc:date>2021-04-22T09:31:18.702700214</dc:date>
          </office:change-info>
          <table:previous>
            <table:change-track-table-cell office:value-type="float" office:value="0.000685586734693877"/>
          </table:previous>
        </table:cell-content-change>
        <table:cell-content-change table:id="ct1540">
          <table:cell-address table:column="76" table:row="42" table:table="0"/>
          <office:change-info>
            <dc:creator> </dc:creator>
            <dc:date>2021-04-22T09:31:18.702720131</dc:date>
          </office:change-info>
          <table:previous>
            <table:change-track-table-cell office:value-type="float" office:value="0.000350765306122449"/>
          </table:previous>
        </table:cell-content-change>
        <table:cell-content-change table:id="ct1541">
          <table:cell-address table:column="77" table:row="36" table:table="0"/>
          <office:change-info>
            <dc:creator> </dc:creator>
            <dc:date>2021-04-22T09:31:18.702740366</dc:date>
          </office:change-info>
          <table:previous>
            <table:change-track-table-cell office:value-type="float" office:value="0"/>
          </table:previous>
        </table:cell-content-change>
        <table:cell-content-change table:id="ct1542">
          <table:cell-address table:column="77" table:row="37" table:table="0"/>
          <office:change-info>
            <dc:creator> </dc:creator>
            <dc:date>2021-04-22T09:31:18.702759783</dc:date>
          </office:change-info>
          <table:previous>
            <table:change-track-table-cell office:value-type="float" office:value="0"/>
          </table:previous>
        </table:cell-content-change>
        <table:cell-content-change table:id="ct1543">
          <table:cell-address table:column="77" table:row="38" table:table="0"/>
          <office:change-info>
            <dc:creator> </dc:creator>
            <dc:date>2021-04-22T09:31:18.702779393</dc:date>
          </office:change-info>
          <table:previous>
            <table:change-track-table-cell office:value-type="float" office:value="0"/>
          </table:previous>
        </table:cell-content-change>
        <table:cell-content-change table:id="ct1544">
          <table:cell-address table:column="77" table:row="39" table:table="0"/>
          <office:change-info>
            <dc:creator> </dc:creator>
            <dc:date>2021-04-22T09:31:18.702798663</dc:date>
          </office:change-info>
          <table:previous>
            <table:change-track-table-cell office:value-type="float" office:value="0"/>
          </table:previous>
        </table:cell-content-change>
        <table:cell-content-change table:id="ct1545">
          <table:cell-address table:column="77" table:row="40" table:table="0"/>
          <office:change-info>
            <dc:creator> </dc:creator>
            <dc:date>2021-04-22T09:31:18.702818044</dc:date>
          </office:change-info>
          <table:previous>
            <table:change-track-table-cell office:value-type="float" office:value="0"/>
          </table:previous>
        </table:cell-content-change>
        <table:cell-content-change table:id="ct1546">
          <table:cell-address table:column="77" table:row="41" table:table="0"/>
          <office:change-info>
            <dc:creator> </dc:creator>
            <dc:date>2021-04-22T09:31:18.702837216</dc:date>
          </office:change-info>
          <table:previous>
            <table:change-track-table-cell office:value-type="float" office:value="0"/>
          </table:previous>
        </table:cell-content-change>
        <table:cell-content-change table:id="ct1547">
          <table:cell-address table:column="77" table:row="42" table:table="0"/>
          <office:change-info>
            <dc:creator> </dc:creator>
            <dc:date>2021-04-22T09:31:18.702856648</dc:date>
          </office:change-info>
          <table:previous>
            <table:change-track-table-cell office:value-type="float" office:value="0"/>
          </table:previous>
        </table:cell-content-change>
        <table:cell-content-change table:id="ct1548">
          <table:cell-address table:column="78" table:row="36" table:table="0"/>
          <office:change-info>
            <dc:creator> </dc:creator>
            <dc:date>2021-04-22T09:31:18.702877105</dc:date>
          </office:change-info>
          <table:previous>
            <table:change-track-table-cell office:value-type="float" office:value="34.2833333333333"/>
          </table:previous>
        </table:cell-content-change>
        <table:cell-content-change table:id="ct1549">
          <table:cell-address table:column="78" table:row="37" table:table="0"/>
          <office:change-info>
            <dc:creator> </dc:creator>
            <dc:date>2021-04-22T09:31:18.702897031</dc:date>
          </office:change-info>
          <table:previous>
            <table:change-track-table-cell office:value-type="float" office:value="35.95"/>
          </table:previous>
        </table:cell-content-change>
        <table:cell-content-change table:id="ct1550">
          <table:cell-address table:column="78" table:row="38" table:table="0"/>
          <office:change-info>
            <dc:creator> </dc:creator>
            <dc:date>2021-04-22T09:31:18.702925964</dc:date>
          </office:change-info>
          <table:previous>
            <table:change-track-table-cell office:value-type="float" office:value="34.0466666666667"/>
          </table:previous>
        </table:cell-content-change>
        <table:cell-content-change table:id="ct1551">
          <table:cell-address table:column="78" table:row="39" table:table="0"/>
          <office:change-info>
            <dc:creator> </dc:creator>
            <dc:date>2021-04-22T09:31:18.702948136</dc:date>
          </office:change-info>
          <table:previous>
            <table:change-track-table-cell office:value-type="float" office:value="39.76"/>
          </table:previous>
        </table:cell-content-change>
        <table:cell-content-change table:id="ct1552">
          <table:cell-address table:column="78" table:row="40" table:table="0"/>
          <office:change-info>
            <dc:creator> </dc:creator>
            <dc:date>2021-04-22T09:31:18.702968611</dc:date>
          </office:change-info>
          <table:previous>
            <table:change-track-table-cell office:value-type="float" office:value="38.3333333333333"/>
          </table:previous>
        </table:cell-content-change>
        <table:cell-content-change table:id="ct1553">
          <table:cell-address table:column="78" table:row="41" table:table="0"/>
          <office:change-info>
            <dc:creator> </dc:creator>
            <dc:date>2021-04-22T09:31:18.702988477</dc:date>
          </office:change-info>
          <table:previous>
            <table:change-track-table-cell office:value-type="float" office:value="45"/>
          </table:previous>
        </table:cell-content-change>
        <table:cell-content-change table:id="ct1554">
          <table:cell-address table:column="78" table:row="42" table:table="0"/>
          <office:change-info>
            <dc:creator> </dc:creator>
            <dc:date>2021-04-22T09:31:18.703008058</dc:date>
          </office:change-info>
          <table:previous>
            <table:change-track-table-cell office:value-type="float" office:value="45.355"/>
          </table:previous>
        </table:cell-content-change>
        <table:cell-content-change table:id="ct1555">
          <table:cell-address table:column="79" table:row="36" table:table="0"/>
          <office:change-info>
            <dc:creator> </dc:creator>
            <dc:date>2021-04-22T09:31:18.703028286</dc:date>
          </office:change-info>
          <table:previous>
            <table:change-track-table-cell office:value-type="float" office:value="69.2866666666667"/>
          </table:previous>
        </table:cell-content-change>
        <table:cell-content-change table:id="ct1556">
          <table:cell-address table:column="79" table:row="37" table:table="0"/>
          <office:change-info>
            <dc:creator> </dc:creator>
            <dc:date>2021-04-22T09:31:18.703047850</dc:date>
          </office:change-info>
          <table:previous>
            <table:change-track-table-cell office:value-type="float" office:value="66.9033333333333"/>
          </table:previous>
        </table:cell-content-change>
        <table:cell-content-change table:id="ct1557">
          <table:cell-address table:column="79" table:row="38" table:table="0"/>
          <office:change-info>
            <dc:creator> </dc:creator>
            <dc:date>2021-04-22T09:31:18.703067500</dc:date>
          </office:change-info>
          <table:previous>
            <table:change-track-table-cell office:value-type="float" office:value="66.43"/>
          </table:previous>
        </table:cell-content-change>
        <table:cell-content-change table:id="ct1558">
          <table:cell-address table:column="79" table:row="39" table:table="0"/>
          <office:change-info>
            <dc:creator> </dc:creator>
            <dc:date>2021-04-22T09:31:18.703087219</dc:date>
          </office:change-info>
          <table:previous>
            <table:change-track-table-cell office:value-type="float" office:value="79.5233333333333"/>
          </table:previous>
        </table:cell-content-change>
        <table:cell-content-change table:id="ct1559">
          <table:cell-address table:column="79" table:row="40" table:table="0"/>
          <office:change-info>
            <dc:creator> </dc:creator>
            <dc:date>2021-04-22T09:31:18.703107129</dc:date>
          </office:change-info>
          <table:previous>
            <table:change-track-table-cell office:value-type="float" office:value="74.0466666666667"/>
          </table:previous>
        </table:cell-content-change>
        <table:cell-content-change table:id="ct1560">
          <table:cell-address table:column="79" table:row="41" table:table="0"/>
          <office:change-info>
            <dc:creator> </dc:creator>
            <dc:date>2021-04-22T09:31:18.703127037</dc:date>
          </office:change-info>
          <table:previous>
            <table:change-track-table-cell office:value-type="float" office:value="79.645"/>
          </table:previous>
        </table:cell-content-change>
        <table:cell-content-change table:id="ct1561">
          <table:cell-address table:column="79" table:row="42" table:table="0"/>
          <office:change-info>
            <dc:creator> </dc:creator>
            <dc:date>2021-04-22T09:31:18.703146951</dc:date>
          </office:change-info>
          <table:previous>
            <table:change-track-table-cell office:value-type="float" office:value="77.855"/>
          </table:previous>
        </table:cell-content-change>
        <table:cell-content-change table:id="ct1562">
          <table:cell-address table:column="80" table:row="36" table:table="0"/>
          <office:change-info>
            <dc:creator> </dc:creator>
            <dc:date>2021-04-22T09:31:18.703167314</dc:date>
          </office:change-info>
          <table:previous>
            <table:change-track-table-cell office:value-type="float" office:value="65"/>
          </table:previous>
        </table:cell-content-change>
        <table:cell-content-change table:id="ct1563">
          <table:cell-address table:column="80" table:row="37" table:table="0"/>
          <office:change-info>
            <dc:creator> </dc:creator>
            <dc:date>2021-04-22T09:31:18.703187775</dc:date>
          </office:change-info>
          <table:previous>
            <table:change-track-table-cell office:value-type="float" office:value="69.0466666666667"/>
          </table:previous>
        </table:cell-content-change>
        <table:cell-content-change table:id="ct1564">
          <table:cell-address table:column="80" table:row="38" table:table="0"/>
          <office:change-info>
            <dc:creator> </dc:creator>
            <dc:date>2021-04-22T09:31:18.703207716</dc:date>
          </office:change-info>
          <table:previous>
            <table:change-track-table-cell office:value-type="float" office:value="67.6166666666667"/>
          </table:previous>
        </table:cell-content-change>
        <table:cell-content-change table:id="ct1565">
          <table:cell-address table:column="80" table:row="39" table:table="0"/>
          <office:change-info>
            <dc:creator> </dc:creator>
            <dc:date>2021-04-22T09:31:18.703227598</dc:date>
          </office:change-info>
          <table:previous>
            <table:change-track-table-cell office:value-type="float" office:value="60.24"/>
          </table:previous>
        </table:cell-content-change>
        <table:cell-content-change table:id="ct1566">
          <table:cell-address table:column="80" table:row="40" table:table="0"/>
          <office:change-info>
            <dc:creator> </dc:creator>
            <dc:date>2021-04-22T09:31:18.703247193</dc:date>
          </office:change-info>
          <table:previous>
            <table:change-track-table-cell office:value-type="float" office:value="64.2866666666667"/>
          </table:previous>
        </table:cell-content-change>
        <table:cell-content-change table:id="ct1567">
          <table:cell-address table:column="80" table:row="41" table:table="0"/>
          <office:change-info>
            <dc:creator> </dc:creator>
            <dc:date>2021-04-22T09:31:18.703267487</dc:date>
          </office:change-info>
          <table:previous>
            <table:change-track-table-cell office:value-type="float" office:value="65.36"/>
          </table:previous>
        </table:cell-content-change>
        <table:cell-content-change table:id="ct1568">
          <table:cell-address table:column="80" table:row="42" table:table="0"/>
          <office:change-info>
            <dc:creator> </dc:creator>
            <dc:date>2021-04-22T09:31:18.703287279</dc:date>
          </office:change-info>
          <table:previous>
            <table:change-track-table-cell office:value-type="float" office:value="67.5"/>
          </table:previous>
        </table:cell-content-change>
        <table:cell-content-change table:id="ct1569">
          <table:cell-address table:column="81" table:row="36" table:table="0"/>
          <office:change-info>
            <dc:creator> </dc:creator>
            <dc:date>2021-04-22T09:31:18.703307588</dc:date>
          </office:change-info>
          <table:previous>
            <table:change-track-table-cell office:value-type="float" office:value="66.5233333333333"/>
          </table:previous>
        </table:cell-content-change>
        <table:cell-content-change table:id="ct1570">
          <table:cell-address table:column="81" table:row="37" table:table="0"/>
          <office:change-info>
            <dc:creator> </dc:creator>
            <dc:date>2021-04-22T09:31:18.703327464</dc:date>
          </office:change-info>
          <table:previous>
            <table:change-track-table-cell office:value-type="float" office:value="68.35"/>
          </table:previous>
        </table:cell-content-change>
        <table:cell-content-change table:id="ct1571">
          <table:cell-address table:column="81" table:row="38" table:table="0"/>
          <office:change-info>
            <dc:creator> </dc:creator>
            <dc:date>2021-04-22T09:31:18.703347372</dc:date>
          </office:change-info>
          <table:previous>
            <table:change-track-table-cell office:value-type="float" office:value="67.2033333333333"/>
          </table:previous>
        </table:cell-content-change>
        <table:cell-content-change table:id="ct1572">
          <table:cell-address table:column="81" table:row="39" table:table="0"/>
          <office:change-info>
            <dc:creator> </dc:creator>
            <dc:date>2021-04-22T09:31:18.703367363</dc:date>
          </office:change-info>
          <table:previous>
            <table:change-track-table-cell office:value-type="float" office:value="66.8266666666667"/>
          </table:previous>
        </table:cell-content-change>
        <table:cell-content-change table:id="ct1573">
          <table:cell-address table:column="81" table:row="40" table:table="0"/>
          <office:change-info>
            <dc:creator> </dc:creator>
            <dc:date>2021-04-22T09:31:18.703387157</dc:date>
          </office:change-info>
          <table:previous>
            <table:change-track-table-cell office:value-type="float" office:value="67.4933333333333"/>
          </table:previous>
        </table:cell-content-change>
        <table:cell-content-change table:id="ct1574">
          <table:cell-address table:column="81" table:row="41" table:table="0"/>
          <office:change-info>
            <dc:creator> </dc:creator>
            <dc:date>2021-04-22T09:31:18.703407125</dc:date>
          </office:change-info>
          <table:previous>
            <table:change-track-table-cell office:value-type="float" office:value="69.76"/>
          </table:previous>
        </table:cell-content-change>
        <table:cell-content-change table:id="ct1575">
          <table:cell-address table:column="81" table:row="42" table:table="0"/>
          <office:change-info>
            <dc:creator> </dc:creator>
            <dc:date>2021-04-22T09:31:18.703427192</dc:date>
          </office:change-info>
          <table:previous>
            <table:change-track-table-cell office:value-type="float" office:value="70.56"/>
          </table:previous>
        </table:cell-content-change>
        <table:cell-content-change table:id="ct1576">
          <table:cell-address table:column="82" table:row="36" table:table="0"/>
          <office:change-info>
            <dc:creator> </dc:creator>
            <dc:date>2021-04-22T09:31:18.703447331</dc:date>
          </office:change-info>
          <table:previous>
            <table:change-track-table-cell office:value-type="float" office:value="67.1433333333333"/>
          </table:previous>
        </table:cell-content-change>
        <table:cell-content-change table:id="ct1577">
          <table:cell-address table:column="82" table:row="37" table:table="0"/>
          <office:change-info>
            <dc:creator> </dc:creator>
            <dc:date>2021-04-22T09:31:18.703467404</dc:date>
          </office:change-info>
          <table:previous>
            <table:change-track-table-cell office:value-type="float" office:value="67.9766666666667"/>
          </table:previous>
        </table:cell-content-change>
        <table:cell-content-change table:id="ct1578">
          <table:cell-address table:column="82" table:row="38" table:table="0"/>
          <office:change-info>
            <dc:creator> </dc:creator>
            <dc:date>2021-04-22T09:31:18.703487062</dc:date>
          </office:change-info>
          <table:previous>
            <table:change-track-table-cell office:value-type="float" office:value="67.0266666666667"/>
          </table:previous>
        </table:cell-content-change>
        <table:cell-content-change table:id="ct1579">
          <table:cell-address table:column="82" table:row="39" table:table="0"/>
          <office:change-info>
            <dc:creator> </dc:creator>
            <dc:date>2021-04-22T09:31:18.703506880</dc:date>
          </office:change-info>
          <table:previous>
            <table:change-track-table-cell office:value-type="float" office:value="69.88"/>
          </table:previous>
        </table:cell-content-change>
        <table:cell-content-change table:id="ct1580">
          <table:cell-address table:column="82" table:row="40" table:table="0"/>
          <office:change-info>
            <dc:creator> </dc:creator>
            <dc:date>2021-04-22T09:31:18.703526595</dc:date>
          </office:change-info>
          <table:previous>
            <table:change-track-table-cell office:value-type="float" office:value="69.1666666666667"/>
          </table:previous>
        </table:cell-content-change>
        <table:cell-content-change table:id="ct1581">
          <table:cell-address table:column="82" table:row="41" table:table="0"/>
          <office:change-info>
            <dc:creator> </dc:creator>
            <dc:date>2021-04-22T09:31:18.703546428</dc:date>
          </office:change-info>
          <table:previous>
            <table:change-track-table-cell office:value-type="float" office:value="72.5"/>
          </table:previous>
        </table:cell-content-change>
        <table:cell-content-change table:id="ct1582">
          <table:cell-address table:column="82" table:row="42" table:table="0"/>
          <office:change-info>
            <dc:creator> </dc:creator>
            <dc:date>2021-04-22T09:31:18.703566583</dc:date>
          </office:change-info>
          <table:previous>
            <table:change-track-table-cell office:value-type="float" office:value="72.68"/>
          </table:previous>
        </table:cell-content-change>
        <table:cell-content-change table:id="ct1583">
          <table:cell-address table:column="83" table:row="36" table:table="0"/>
          <office:change-info>
            <dc:creator> </dc:creator>
            <dc:date>2021-04-22T09:31:18.703586461</dc:date>
          </office:change-info>
          <table:previous>
            <table:change-track-table-cell office:value-type="float" office:value="0"/>
          </table:previous>
        </table:cell-content-change>
        <table:cell-content-change table:id="ct1584">
          <table:cell-address table:column="83" table:row="37" table:table="0"/>
          <office:change-info>
            <dc:creator> </dc:creator>
            <dc:date>2021-04-22T09:31:18.703618349</dc:date>
          </office:change-info>
          <table:previous>
            <table:change-track-table-cell office:value-type="float" office:value="0"/>
          </table:previous>
        </table:cell-content-change>
        <table:cell-content-change table:id="ct1585">
          <table:cell-address table:column="83" table:row="38" table:table="0"/>
          <office:change-info>
            <dc:creator> </dc:creator>
            <dc:date>2021-04-22T09:31:18.703636090</dc:date>
          </office:change-info>
          <table:previous>
            <table:change-track-table-cell office:value-type="float" office:value="0"/>
          </table:previous>
        </table:cell-content-change>
        <table:cell-content-change table:id="ct1586">
          <table:cell-address table:column="83" table:row="39" table:table="0"/>
          <office:change-info>
            <dc:creator> </dc:creator>
            <dc:date>2021-04-22T09:31:18.703653615</dc:date>
          </office:change-info>
          <table:previous>
            <table:change-track-table-cell office:value-type="float" office:value="0"/>
          </table:previous>
        </table:cell-content-change>
        <table:cell-content-change table:id="ct1587">
          <table:cell-address table:column="83" table:row="40" table:table="0"/>
          <office:change-info>
            <dc:creator> </dc:creator>
            <dc:date>2021-04-22T09:31:18.703671232</dc:date>
          </office:change-info>
          <table:previous>
            <table:change-track-table-cell office:value-type="float" office:value="0"/>
          </table:previous>
        </table:cell-content-change>
        <table:cell-content-change table:id="ct1588">
          <table:cell-address table:column="83" table:row="41" table:table="0"/>
          <office:change-info>
            <dc:creator> </dc:creator>
            <dc:date>2021-04-22T09:31:18.703688772</dc:date>
          </office:change-info>
          <table:previous>
            <table:change-track-table-cell office:value-type="float" office:value="0"/>
          </table:previous>
        </table:cell-content-change>
        <table:cell-content-change table:id="ct1589">
          <table:cell-address table:column="83" table:row="42" table:table="0"/>
          <office:change-info>
            <dc:creator> </dc:creator>
            <dc:date>2021-04-22T09:31:18.703706475</dc:date>
          </office:change-info>
          <table:previous>
            <table:change-track-table-cell office:value-type="float" office:value="0"/>
          </table:previous>
        </table:cell-content-change>
        <table:cell-content-change table:id="ct1590">
          <table:cell-address table:column="84" table:row="36" table:table="0"/>
          <office:change-info>
            <dc:creator> </dc:creator>
            <dc:date>2021-04-22T09:31:18.703725501</dc:date>
          </office:change-info>
          <table:previous>
            <table:change-track-table-cell office:value-type="float" office:value="0.00301870748299319"/>
          </table:previous>
        </table:cell-content-change>
        <table:cell-content-change table:id="ct1591">
          <table:cell-address table:column="84" table:row="37" table:table="0"/>
          <office:change-info>
            <dc:creator> </dc:creator>
            <dc:date>2021-04-22T09:31:18.703743809</dc:date>
          </office:change-info>
          <table:previous>
            <table:change-track-table-cell office:value-type="float" office:value="0.00225340136054421"/>
          </table:previous>
        </table:cell-content-change>
        <table:cell-content-change table:id="ct1592">
          <table:cell-address table:column="84" table:row="38" table:table="0"/>
          <office:change-info>
            <dc:creator> </dc:creator>
            <dc:date>2021-04-22T09:31:18.703762010</dc:date>
          </office:change-info>
          <table:previous>
            <table:change-track-table-cell office:value-type="float" office:value="0.00739795918367347"/>
          </table:previous>
        </table:cell-content-change>
        <table:cell-content-change table:id="ct1593">
          <table:cell-address table:column="84" table:row="39" table:table="0"/>
          <office:change-info>
            <dc:creator> </dc:creator>
            <dc:date>2021-04-22T09:31:18.703780322</dc:date>
          </office:change-info>
          <table:previous>
            <table:change-track-table-cell office:value-type="float" office:value="0.00229591836734694"/>
          </table:previous>
        </table:cell-content-change>
        <table:cell-content-change table:id="ct1594">
          <table:cell-address table:column="84" table:row="40" table:table="0"/>
          <office:change-info>
            <dc:creator> </dc:creator>
            <dc:date>2021-04-22T09:31:18.703798554</dc:date>
          </office:change-info>
          <table:previous>
            <table:change-track-table-cell office:value-type="float" office:value="0.00374149659863945"/>
          </table:previous>
        </table:cell-content-change>
        <table:cell-content-change table:id="ct1595">
          <table:cell-address table:column="84" table:row="41" table:table="0"/>
          <office:change-info>
            <dc:creator> </dc:creator>
            <dc:date>2021-04-22T09:31:18.703816971</dc:date>
          </office:change-info>
          <table:previous>
            <table:change-track-table-cell office:value-type="float" office:value="0.00191326530612245"/>
          </table:previous>
        </table:cell-content-change>
        <table:cell-content-change table:id="ct1596">
          <table:cell-address table:column="84" table:row="42" table:table="0"/>
          <office:change-info>
            <dc:creator> </dc:creator>
            <dc:date>2021-04-22T09:31:18.703835324</dc:date>
          </office:change-info>
          <table:previous>
            <table:change-track-table-cell office:value-type="float" office:value="0.00191326530612245"/>
          </table:previous>
        </table:cell-content-change>
        <table:cell-content-change table:id="ct1597">
          <table:cell-address table:column="85" table:row="36" table:table="0"/>
          <office:change-info>
            <dc:creator> </dc:creator>
            <dc:date>2021-04-22T09:31:18.703858061</dc:date>
          </office:change-info>
          <table:previous>
            <table:change-track-table-cell office:value-type="float" office:value="0.00289115646258503"/>
          </table:previous>
        </table:cell-content-change>
        <table:cell-content-change table:id="ct1598">
          <table:cell-address table:column="85" table:row="37" table:table="0"/>
          <office:change-info>
            <dc:creator> </dc:creator>
            <dc:date>2021-04-22T09:31:18.703876239</dc:date>
          </office:change-info>
          <table:previous>
            <table:change-track-table-cell office:value-type="float" office:value="0.00289115646258504"/>
          </table:previous>
        </table:cell-content-change>
        <table:cell-content-change table:id="ct1599">
          <table:cell-address table:column="85" table:row="38" table:table="0"/>
          <office:change-info>
            <dc:creator> </dc:creator>
            <dc:date>2021-04-22T09:31:18.703894726</dc:date>
          </office:change-info>
          <table:previous>
            <table:change-track-table-cell office:value-type="float" office:value="0.00327380952380952"/>
          </table:previous>
        </table:cell-content-change>
        <table:cell-content-change table:id="ct1600">
          <table:cell-address table:column="85" table:row="39" table:table="0"/>
          <office:change-info>
            <dc:creator> </dc:creator>
            <dc:date>2021-04-22T09:31:18.703913185</dc:date>
          </office:change-info>
          <table:previous>
            <table:change-track-table-cell office:value-type="float" office:value="0.00187074829931973"/>
          </table:previous>
        </table:cell-content-change>
        <table:cell-content-change table:id="ct1601">
          <table:cell-address table:column="85" table:row="40" table:table="0"/>
          <office:change-info>
            <dc:creator> </dc:creator>
            <dc:date>2021-04-22T09:31:18.703931490</dc:date>
          </office:change-info>
          <table:previous>
            <table:change-track-table-cell office:value-type="float" office:value="0.00204081632653061"/>
          </table:previous>
        </table:cell-content-change>
        <table:cell-content-change table:id="ct1602">
          <table:cell-address table:column="85" table:row="41" table:table="0"/>
          <office:change-info>
            <dc:creator> </dc:creator>
            <dc:date>2021-04-22T09:31:18.703949778</dc:date>
          </office:change-info>
          <table:previous>
            <table:change-track-table-cell office:value-type="float" office:value="0.00191326530612245"/>
          </table:previous>
        </table:cell-content-change>
        <table:cell-content-change table:id="ct1603">
          <table:cell-address table:column="85" table:row="42" table:table="0"/>
          <office:change-info>
            <dc:creator> </dc:creator>
            <dc:date>2021-04-22T09:31:18.703968387</dc:date>
          </office:change-info>
          <table:previous>
            <table:change-track-table-cell office:value-type="float" office:value="0.00210459183673469"/>
          </table:previous>
        </table:cell-content-change>
        <table:cell-content-change table:id="ct1604">
          <table:cell-address table:column="86" table:row="36" table:table="0"/>
          <office:change-info>
            <dc:creator> </dc:creator>
            <dc:date>2021-04-22T09:31:18.703987380</dc:date>
          </office:change-info>
          <table:previous>
            <table:change-track-table-cell office:value-type="float" office:value="0.00123299319727891"/>
          </table:previous>
        </table:cell-content-change>
        <table:cell-content-change table:id="ct1605">
          <table:cell-address table:column="86" table:row="37" table:table="0"/>
          <office:change-info>
            <dc:creator> </dc:creator>
            <dc:date>2021-04-22T09:31:18.704005653</dc:date>
          </office:change-info>
          <table:previous>
            <table:change-track-table-cell office:value-type="float" office:value="0.000722789115646258"/>
          </table:previous>
        </table:cell-content-change>
        <table:cell-content-change table:id="ct1606">
          <table:cell-address table:column="86" table:row="38" table:table="0"/>
          <office:change-info>
            <dc:creator> </dc:creator>
            <dc:date>2021-04-22T09:31:18.704024100</dc:date>
          </office:change-info>
          <table:previous>
            <table:change-track-table-cell office:value-type="float" office:value="0.0014030612244898"/>
          </table:previous>
        </table:cell-content-change>
        <table:cell-content-change table:id="ct1607">
          <table:cell-address table:column="86" table:row="39" table:table="0"/>
          <office:change-info>
            <dc:creator> </dc:creator>
            <dc:date>2021-04-22T09:31:18.704042290</dc:date>
          </office:change-info>
          <table:previous>
            <table:change-track-table-cell office:value-type="float" office:value="0.00229591836734694"/>
          </table:previous>
        </table:cell-content-change>
        <table:cell-content-change table:id="ct1608">
          <table:cell-address table:column="86" table:row="40" table:table="0"/>
          <office:change-info>
            <dc:creator> </dc:creator>
            <dc:date>2021-04-22T09:31:18.704060575</dc:date>
          </office:change-info>
          <table:previous>
            <table:change-track-table-cell office:value-type="float" office:value="0.00165816326530612"/>
          </table:previous>
        </table:cell-content-change>
        <table:cell-content-change table:id="ct1609">
          <table:cell-address table:column="86" table:row="41" table:table="0"/>
          <office:change-info>
            <dc:creator> </dc:creator>
            <dc:date>2021-04-22T09:31:18.704079015</dc:date>
          </office:change-info>
          <table:previous>
            <table:change-track-table-cell office:value-type="float" office:value="0.00146683673469388"/>
          </table:previous>
        </table:cell-content-change>
        <table:cell-content-change table:id="ct1610">
          <table:cell-address table:column="86" table:row="42" table:table="0"/>
          <office:change-info>
            <dc:creator> </dc:creator>
            <dc:date>2021-04-22T09:31:18.704097257</dc:date>
          </office:change-info>
          <table:previous>
            <table:change-track-table-cell office:value-type="float" office:value="0.000637755102040816"/>
          </table:previous>
        </table:cell-content-change>
        <table:cell-content-change table:id="ct1611">
          <table:cell-address table:column="87" table:row="36" table:table="0"/>
          <office:change-info>
            <dc:creator> </dc:creator>
            <dc:date>2021-04-22T09:31:18.704116233</dc:date>
          </office:change-info>
          <table:previous>
            <table:change-track-table-cell office:value-type="float" office:value="0.000628859970053617"/>
          </table:previous>
        </table:cell-content-change>
        <table:cell-content-change table:id="ct1612">
          <table:cell-address table:column="87" table:row="37" table:table="0"/>
          <office:change-info>
            <dc:creator> </dc:creator>
            <dc:date>2021-04-22T09:31:18.704134645</dc:date>
          </office:change-info>
          <table:previous>
            <table:change-track-table-cell office:value-type="float" office:value="0.000366971668363206"/>
          </table:previous>
        </table:cell-content-change>
        <table:cell-content-change table:id="ct1613">
          <table:cell-address table:column="87" table:row="38" table:table="0"/>
          <office:change-info>
            <dc:creator> </dc:creator>
            <dc:date>2021-04-22T09:31:18.704152912</dc:date>
          </office:change-info>
          <table:previous>
            <table:change-track-table-cell office:value-type="float" office:value="0.00160469544330881"/>
          </table:previous>
        </table:cell-content-change>
        <table:cell-content-change table:id="ct1614">
          <table:cell-address table:column="87" table:row="39" table:table="0"/>
          <office:change-info>
            <dc:creator> </dc:creator>
            <dc:date>2021-04-22T09:31:18.704170999</dc:date>
          </office:change-info>
          <table:previous>
            <table:change-track-table-cell office:value-type="float" office:value="0.000548310478569172"/>
          </table:previous>
        </table:cell-content-change>
        <table:cell-content-change table:id="ct1615">
          <table:cell-address table:column="87" table:row="40" table:table="0"/>
          <office:change-info>
            <dc:creator> </dc:creator>
            <dc:date>2021-04-22T09:31:18.704189390</dc:date>
          </office:change-info>
          <table:previous>
            <table:change-track-table-cell office:value-type="float" office:value="0.000869580236014232"/>
          </table:previous>
        </table:cell-content-change>
        <table:cell-content-change table:id="ct1616">
          <table:cell-address table:column="87" table:row="41" table:table="0"/>
          <office:change-info>
            <dc:creator> </dc:creator>
            <dc:date>2021-04-22T09:31:18.704207687</dc:date>
          </office:change-info>
          <table:previous>
            <table:change-track-table-cell office:value-type="float" office:value="0.000441037998888553"/>
          </table:previous>
        </table:cell-content-change>
        <table:cell-content-change table:id="ct1617">
          <table:cell-address table:column="87" table:row="42" table:table="0"/>
          <office:change-info>
            <dc:creator> </dc:creator>
            <dc:date>2021-04-22T09:31:18.704225888</dc:date>
          </office:change-info>
          <table:previous>
            <table:change-track-table-cell office:value-type="float" office:value="0.00027756133420997"/>
          </table:previous>
        </table:cell-content-change>
        <table:cell-content-change table:id="ct1618">
          <table:cell-address table:column="88" table:row="36" table:table="0"/>
          <office:change-info>
            <dc:creator> </dc:creator>
            <dc:date>2021-04-22T09:31:18.704244520</dc:date>
          </office:change-info>
          <table:previous>
            <table:change-track-table-cell office:value-type="float" office:value="0.000754676870748297"/>
          </table:previous>
        </table:cell-content-change>
        <table:cell-content-change table:id="ct1619">
          <table:cell-address table:column="88" table:row="37" table:table="0"/>
          <office:change-info>
            <dc:creator> </dc:creator>
            <dc:date>2021-04-22T09:31:18.704262658</dc:date>
          </office:change-info>
          <table:previous>
            <table:change-track-table-cell office:value-type="float" office:value="0.000563350340136054"/>
          </table:previous>
        </table:cell-content-change>
        <table:cell-content-change table:id="ct1620">
          <table:cell-address table:column="88" table:row="38" table:table="0"/>
          <office:change-info>
            <dc:creator> </dc:creator>
            <dc:date>2021-04-22T09:31:18.704280831</dc:date>
          </office:change-info>
          <table:previous>
            <table:change-track-table-cell office:value-type="float" office:value="0.00184948979591837"/>
          </table:previous>
        </table:cell-content-change>
        <table:cell-content-change table:id="ct1621">
          <table:cell-address table:column="88" table:row="39" table:table="0"/>
          <office:change-info>
            <dc:creator> </dc:creator>
            <dc:date>2021-04-22T09:31:18.704299512</dc:date>
          </office:change-info>
          <table:previous>
            <table:change-track-table-cell office:value-type="float" office:value="0.000573979591836735"/>
          </table:previous>
        </table:cell-content-change>
        <table:cell-content-change table:id="ct1622">
          <table:cell-address table:column="88" table:row="40" table:table="0"/>
          <office:change-info>
            <dc:creator> </dc:creator>
            <dc:date>2021-04-22T09:31:18.704317606</dc:date>
          </office:change-info>
          <table:previous>
            <table:change-track-table-cell office:value-type="float" office:value="0.000935374149659864"/>
          </table:previous>
        </table:cell-content-change>
        <table:cell-content-change table:id="ct1623">
          <table:cell-address table:column="88" table:row="41" table:table="0"/>
          <office:change-info>
            <dc:creator> </dc:creator>
            <dc:date>2021-04-22T09:31:18.704335762</dc:date>
          </office:change-info>
          <table:previous>
            <table:change-track-table-cell office:value-type="float" office:value="0.000478316326530612"/>
          </table:previous>
        </table:cell-content-change>
        <table:cell-content-change table:id="ct1624">
          <table:cell-address table:column="88" table:row="42" table:table="0"/>
          <office:change-info>
            <dc:creator> </dc:creator>
            <dc:date>2021-04-22T09:31:18.704354122</dc:date>
          </office:change-info>
          <table:previous>
            <table:change-track-table-cell office:value-type="float" office:value="0.000478316326530613"/>
          </table:previous>
        </table:cell-content-change>
        <table:cell-content-change table:id="ct1625">
          <table:cell-address table:column="89" table:row="36" table:table="0"/>
          <office:change-info>
            <dc:creator> </dc:creator>
            <dc:date>2021-04-22T09:31:18.704372458</dc:date>
          </office:change-info>
          <table:previous>
            <table:change-track-table-cell office:value-type="float" office:value="0"/>
          </table:previous>
        </table:cell-content-change>
        <table:cell-content-change table:id="ct1626">
          <table:cell-address table:column="89" table:row="37" table:table="0"/>
          <office:change-info>
            <dc:creator> </dc:creator>
            <dc:date>2021-04-22T09:31:18.704390098</dc:date>
          </office:change-info>
          <table:previous>
            <table:change-track-table-cell office:value-type="float" office:value="0"/>
          </table:previous>
        </table:cell-content-change>
        <table:cell-content-change table:id="ct1627">
          <table:cell-address table:column="89" table:row="38" table:table="0"/>
          <office:change-info>
            <dc:creator> </dc:creator>
            <dc:date>2021-04-22T09:31:18.704407703</dc:date>
          </office:change-info>
          <table:previous>
            <table:change-track-table-cell office:value-type="float" office:value="0"/>
          </table:previous>
        </table:cell-content-change>
        <table:cell-content-change table:id="ct1628">
          <table:cell-address table:column="89" table:row="39" table:table="0"/>
          <office:change-info>
            <dc:creator> </dc:creator>
            <dc:date>2021-04-22T09:31:18.704425476</dc:date>
          </office:change-info>
          <table:previous>
            <table:change-track-table-cell office:value-type="float" office:value="0"/>
          </table:previous>
        </table:cell-content-change>
        <table:cell-content-change table:id="ct1629">
          <table:cell-address table:column="89" table:row="40" table:table="0"/>
          <office:change-info>
            <dc:creator> </dc:creator>
            <dc:date>2021-04-22T09:31:18.704443020</dc:date>
          </office:change-info>
          <table:previous>
            <table:change-track-table-cell office:value-type="float" office:value="0"/>
          </table:previous>
        </table:cell-content-change>
        <table:cell-content-change table:id="ct1630">
          <table:cell-address table:column="89" table:row="41" table:table="0"/>
          <office:change-info>
            <dc:creator> </dc:creator>
            <dc:date>2021-04-22T09:31:18.704460508</dc:date>
          </office:change-info>
          <table:previous>
            <table:change-track-table-cell office:value-type="float" office:value="0"/>
          </table:previous>
        </table:cell-content-change>
        <table:cell-content-change table:id="ct1631">
          <table:cell-address table:column="89" table:row="42" table:table="0"/>
          <office:change-info>
            <dc:creator> </dc:creator>
            <dc:date>2021-04-22T09:31:18.704478118</dc:date>
          </office:change-info>
          <table:previous>
            <table:change-track-table-cell office:value-type="float" office:value="0"/>
          </table:previous>
        </table:cell-content-change>
        <table:cell-content-change table:id="ct1632">
          <table:cell-address table:column="90" table:row="36" table:table="0"/>
          <office:change-info>
            <dc:creator> </dc:creator>
            <dc:date>2021-04-22T09:31:18.704496739</dc:date>
          </office:change-info>
          <table:previous>
            <table:change-track-table-cell office:value-type="float" office:value="34.52"/>
          </table:previous>
        </table:cell-content-change>
        <table:cell-content-change table:id="ct1633">
          <table:cell-address table:column="90" table:row="37" table:table="0"/>
          <office:change-info>
            <dc:creator> </dc:creator>
            <dc:date>2021-04-22T09:31:18.704515425</dc:date>
          </office:change-info>
          <table:previous>
            <table:change-track-table-cell office:value-type="float" office:value="33.0966666666667"/>
          </table:previous>
        </table:cell-content-change>
        <table:cell-content-change table:id="ct1634">
          <table:cell-address table:column="90" table:row="38" table:table="0"/>
          <office:change-info>
            <dc:creator> </dc:creator>
            <dc:date>2021-04-22T09:31:18.704533425</dc:date>
          </office:change-info>
          <table:previous>
            <table:change-track-table-cell office:value-type="float" office:value="34.9966666666667"/>
          </table:previous>
        </table:cell-content-change>
        <table:cell-content-change table:id="ct1635">
          <table:cell-address table:column="90" table:row="39" table:table="0"/>
          <office:change-info>
            <dc:creator> </dc:creator>
            <dc:date>2021-04-22T09:31:18.704551450</dc:date>
          </office:change-info>
          <table:previous>
            <table:change-track-table-cell office:value-type="float" office:value="39.0466666666667"/>
          </table:previous>
        </table:cell-content-change>
        <table:cell-content-change table:id="ct1636">
          <table:cell-address table:column="90" table:row="40" table:table="0"/>
          <office:change-info>
            <dc:creator> </dc:creator>
            <dc:date>2021-04-22T09:31:18.704569472</dc:date>
          </office:change-info>
          <table:previous>
            <table:change-track-table-cell office:value-type="float" office:value="36.1933333333333"/>
          </table:previous>
        </table:cell-content-change>
        <table:cell-content-change table:id="ct1637">
          <table:cell-address table:column="90" table:row="41" table:table="0"/>
          <office:change-info>
            <dc:creator> </dc:creator>
            <dc:date>2021-04-22T09:31:18.704587428</dc:date>
          </office:change-info>
          <table:previous>
            <table:change-track-table-cell office:value-type="float" office:value="44.285"/>
          </table:previous>
        </table:cell-content-change>
        <table:cell-content-change table:id="ct1638">
          <table:cell-address table:column="90" table:row="42" table:table="0"/>
          <office:change-info>
            <dc:creator> </dc:creator>
            <dc:date>2021-04-22T09:31:18.704605423</dc:date>
          </office:change-info>
          <table:previous>
            <table:change-track-table-cell office:value-type="float" office:value="40.36"/>
          </table:previous>
        </table:cell-content-change>
        <table:cell-content-change table:id="ct1639">
          <table:cell-address table:column="91" table:row="36" table:table="0"/>
          <office:change-info>
            <dc:creator> </dc:creator>
            <dc:date>2021-04-22T09:31:18.704636545</dc:date>
          </office:change-info>
          <table:previous>
            <table:change-track-table-cell office:value-type="float" office:value="69.5233333333333"/>
          </table:previous>
        </table:cell-content-change>
        <table:cell-content-change table:id="ct1640">
          <table:cell-address table:column="91" table:row="37" table:table="0"/>
          <office:change-info>
            <dc:creator> </dc:creator>
            <dc:date>2021-04-22T09:31:18.704653929</dc:date>
          </office:change-info>
          <table:previous>
            <table:change-track-table-cell office:value-type="float" office:value="66.4266666666667"/>
          </table:previous>
        </table:cell-content-change>
        <table:cell-content-change table:id="ct1641">
          <table:cell-address table:column="91" table:row="38" table:table="0"/>
          <office:change-info>
            <dc:creator> </dc:creator>
            <dc:date>2021-04-22T09:31:18.704671384</dc:date>
          </office:change-info>
          <table:previous>
            <table:change-track-table-cell office:value-type="float" office:value="66.9033333333333"/>
          </table:previous>
        </table:cell-content-change>
        <table:cell-content-change table:id="ct1642">
          <table:cell-address table:column="91" table:row="39" table:table="0"/>
          <office:change-info>
            <dc:creator> </dc:creator>
            <dc:date>2021-04-22T09:31:18.704688931</dc:date>
          </office:change-info>
          <table:previous>
            <table:change-track-table-cell office:value-type="float" office:value="77.3833333333333"/>
          </table:previous>
        </table:cell-content-change>
        <table:cell-content-change table:id="ct1643">
          <table:cell-address table:column="91" table:row="40" table:table="0"/>
          <office:change-info>
            <dc:creator> </dc:creator>
            <dc:date>2021-04-22T09:31:18.704706303</dc:date>
          </office:change-info>
          <table:previous>
            <table:change-track-table-cell office:value-type="float" office:value="72.3833333333333"/>
          </table:previous>
        </table:cell-content-change>
        <table:cell-content-change table:id="ct1644">
          <table:cell-address table:column="91" table:row="41" table:table="0"/>
          <office:change-info>
            <dc:creator> </dc:creator>
            <dc:date>2021-04-22T09:31:18.704723747</dc:date>
          </office:change-info>
          <table:previous>
            <table:change-track-table-cell office:value-type="float" office:value="78.215"/>
          </table:previous>
        </table:cell-content-change>
        <table:cell-content-change table:id="ct1645">
          <table:cell-address table:column="91" table:row="42" table:table="0"/>
          <office:change-info>
            <dc:creator> </dc:creator>
            <dc:date>2021-04-22T09:31:18.704741209</dc:date>
          </office:change-info>
          <table:previous>
            <table:change-track-table-cell office:value-type="float" office:value="73.925"/>
          </table:previous>
        </table:cell-content-change>
        <table:cell-content-change table:id="ct1646">
          <table:cell-address table:column="92" table:row="36" table:table="0"/>
          <office:change-info>
            <dc:creator> </dc:creator>
            <dc:date>2021-04-22T09:31:18.704759529</dc:date>
          </office:change-info>
          <table:previous>
            <table:change-track-table-cell office:value-type="float" office:value="65"/>
          </table:previous>
        </table:cell-content-change>
        <table:cell-content-change table:id="ct1647">
          <table:cell-address table:column="92" table:row="37" table:table="0"/>
          <office:change-info>
            <dc:creator> </dc:creator>
            <dc:date>2021-04-22T09:31:18.704777170</dc:date>
          </office:change-info>
          <table:previous>
            <table:change-track-table-cell office:value-type="float" office:value="66.6666666666667"/>
          </table:previous>
        </table:cell-content-change>
        <table:cell-content-change table:id="ct1648">
          <table:cell-address table:column="92" table:row="38" table:table="0"/>
          <office:change-info>
            <dc:creator> </dc:creator>
            <dc:date>2021-04-22T09:31:18.704794656</dc:date>
          </office:change-info>
          <table:previous>
            <table:change-track-table-cell office:value-type="float" office:value="68.0966666666667"/>
          </table:previous>
        </table:cell-content-change>
        <table:cell-content-change table:id="ct1649">
          <table:cell-address table:column="92" table:row="39" table:table="0"/>
          <office:change-info>
            <dc:creator> </dc:creator>
            <dc:date>2021-04-22T09:31:18.704812215</dc:date>
          </office:change-info>
          <table:previous>
            <table:change-track-table-cell office:value-type="float" office:value="61.6666666666667"/>
          </table:previous>
        </table:cell-content-change>
        <table:cell-content-change table:id="ct1650">
          <table:cell-address table:column="92" table:row="40" table:table="0"/>
          <office:change-info>
            <dc:creator> </dc:creator>
            <dc:date>2021-04-22T09:31:18.704830098</dc:date>
          </office:change-info>
          <table:previous>
            <table:change-track-table-cell office:value-type="float" office:value="63.81"/>
          </table:previous>
        </table:cell-content-change>
        <table:cell-content-change table:id="ct1651">
          <table:cell-address table:column="92" table:row="41" table:table="0"/>
          <office:change-info>
            <dc:creator> </dc:creator>
            <dc:date>2021-04-22T09:31:18.704847489</dc:date>
          </office:change-info>
          <table:previous>
            <table:change-track-table-cell office:value-type="float" office:value="66.075"/>
          </table:previous>
        </table:cell-content-change>
        <table:cell-content-change table:id="ct1652">
          <table:cell-address table:column="92" table:row="42" table:table="0"/>
          <office:change-info>
            <dc:creator> </dc:creator>
            <dc:date>2021-04-22T09:31:18.704864933</dc:date>
          </office:change-info>
          <table:previous>
            <table:change-track-table-cell office:value-type="float" office:value="66.43"/>
          </table:previous>
        </table:cell-content-change>
        <table:cell-content-change table:id="ct1653">
          <table:cell-address table:column="93" table:row="36" table:table="0"/>
          <office:change-info>
            <dc:creator> </dc:creator>
            <dc:date>2021-04-22T09:31:18.704883158</dc:date>
          </office:change-info>
          <table:previous>
            <table:change-track-table-cell office:value-type="float" office:value="66.5366666666667"/>
          </table:previous>
        </table:cell-content-change>
        <table:cell-content-change table:id="ct1654">
          <table:cell-address table:column="93" table:row="37" table:table="0"/>
          <office:change-info>
            <dc:creator> </dc:creator>
            <dc:date>2021-04-22T09:31:18.704900522</dc:date>
          </office:change-info>
          <table:previous>
            <table:change-track-table-cell office:value-type="float" office:value="66.7366666666667"/>
          </table:previous>
        </table:cell-content-change>
        <table:cell-content-change table:id="ct1655">
          <table:cell-address table:column="93" table:row="38" table:table="0"/>
          <office:change-info>
            <dc:creator> </dc:creator>
            <dc:date>2021-04-22T09:31:18.704917833</dc:date>
          </office:change-info>
          <table:previous>
            <table:change-track-table-cell office:value-type="float" office:value="67.79"/>
          </table:previous>
        </table:cell-content-change>
        <table:cell-content-change table:id="ct1656">
          <table:cell-address table:column="93" table:row="39" table:table="0"/>
          <office:change-info>
            <dc:creator> </dc:creator>
            <dc:date>2021-04-22T09:31:18.704935122</dc:date>
          </office:change-info>
          <table:previous>
            <table:change-track-table-cell office:value-type="float" office:value="66.9466666666667"/>
          </table:previous>
        </table:cell-content-change>
        <table:cell-content-change table:id="ct1657">
          <table:cell-address table:column="93" table:row="40" table:table="0"/>
          <office:change-info>
            <dc:creator> </dc:creator>
            <dc:date>2021-04-22T09:31:18.704952531</dc:date>
          </office:change-info>
          <table:previous>
            <table:change-track-table-cell office:value-type="float" office:value="66.72"/>
          </table:previous>
        </table:cell-content-change>
        <table:cell-content-change table:id="ct1658">
          <table:cell-address table:column="93" table:row="41" table:table="0"/>
          <office:change-info>
            <dc:creator> </dc:creator>
            <dc:date>2021-04-22T09:31:18.704969908</dc:date>
          </office:change-info>
          <table:previous>
            <table:change-track-table-cell office:value-type="float" office:value="69.75"/>
          </table:previous>
        </table:cell-content-change>
        <table:cell-content-change table:id="ct1659">
          <table:cell-address table:column="93" table:row="42" table:table="0"/>
          <office:change-info>
            <dc:creator> </dc:creator>
            <dc:date>2021-04-22T09:31:18.704987368</dc:date>
          </office:change-info>
          <table:previous>
            <table:change-track-table-cell office:value-type="float" office:value="68.76"/>
          </table:previous>
        </table:cell-content-change>
        <table:cell-content-change table:id="ct1660">
          <table:cell-address table:column="94" table:row="36" table:table="0"/>
          <office:change-info>
            <dc:creator> </dc:creator>
            <dc:date>2021-04-22T09:31:18.705005655</dc:date>
          </office:change-info>
          <table:previous>
            <table:change-track-table-cell office:value-type="float" office:value="67.2633333333333"/>
          </table:previous>
        </table:cell-content-change>
        <table:cell-content-change table:id="ct1661">
          <table:cell-address table:column="94" table:row="37" table:table="0"/>
          <office:change-info>
            <dc:creator> </dc:creator>
            <dc:date>2021-04-22T09:31:18.705023004</dc:date>
          </office:change-info>
          <table:previous>
            <table:change-track-table-cell office:value-type="float" office:value="66.5466666666667"/>
          </table:previous>
        </table:cell-content-change>
        <table:cell-content-change table:id="ct1662">
          <table:cell-address table:column="94" table:row="38" table:table="0"/>
          <office:change-info>
            <dc:creator> </dc:creator>
            <dc:date>2021-04-22T09:31:18.705040229</dc:date>
          </office:change-info>
          <table:previous>
            <table:change-track-table-cell office:value-type="float" office:value="67.5033333333333"/>
          </table:previous>
        </table:cell-content-change>
        <table:cell-content-change table:id="ct1663">
          <table:cell-address table:column="94" table:row="39" table:table="0"/>
          <office:change-info>
            <dc:creator> </dc:creator>
            <dc:date>2021-04-22T09:31:18.705057815</dc:date>
          </office:change-info>
          <table:previous>
            <table:change-track-table-cell office:value-type="float" office:value="69.5233333333333"/>
          </table:previous>
        </table:cell-content-change>
        <table:cell-content-change table:id="ct1664">
          <table:cell-address table:column="94" table:row="40" table:table="0"/>
          <office:change-info>
            <dc:creator> </dc:creator>
            <dc:date>2021-04-22T09:31:18.705075027</dc:date>
          </office:change-info>
          <table:previous>
            <table:change-track-table-cell office:value-type="float" office:value="68.0933333333333"/>
          </table:previous>
        </table:cell-content-change>
        <table:cell-content-change table:id="ct1665">
          <table:cell-address table:column="94" table:row="41" table:table="0"/>
          <office:change-info>
            <dc:creator> </dc:creator>
            <dc:date>2021-04-22T09:31:18.705092176</dc:date>
          </office:change-info>
          <table:previous>
            <table:change-track-table-cell office:value-type="float" office:value="72.145"/>
          </table:previous>
        </table:cell-content-change>
        <table:cell-content-change table:id="ct1666">
          <table:cell-address table:column="94" table:row="42" table:table="0"/>
          <office:change-info>
            <dc:creator> </dc:creator>
            <dc:date>2021-04-22T09:31:18.705109359</dc:date>
          </office:change-info>
          <table:previous>
            <table:change-track-table-cell office:value-type="float" office:value="70.175"/>
          </table:previous>
        </table:cell-content-change>
        <table:cell-content-change table:id="ct1667">
          <table:cell-address table:column="95" table:row="36" table:table="0"/>
          <office:change-info>
            <dc:creator> </dc:creator>
            <dc:date>2021-04-22T09:31:18.705127063</dc:date>
          </office:change-info>
          <table:previous>
            <table:change-track-table-cell office:value-type="float" office:value="0"/>
          </table:previous>
        </table:cell-content-change>
        <table:cell-content-change table:id="ct1668">
          <table:cell-address table:column="95" table:row="37" table:table="0"/>
          <office:change-info>
            <dc:creator> </dc:creator>
            <dc:date>2021-04-22T09:31:18.705144005</dc:date>
          </office:change-info>
          <table:previous>
            <table:change-track-table-cell office:value-type="float" office:value="0"/>
          </table:previous>
        </table:cell-content-change>
        <table:cell-content-change table:id="ct1669">
          <table:cell-address table:column="95" table:row="38" table:table="0"/>
          <office:change-info>
            <dc:creator> </dc:creator>
            <dc:date>2021-04-22T09:31:18.705160780</dc:date>
          </office:change-info>
          <table:previous>
            <table:change-track-table-cell office:value-type="float" office:value="0"/>
          </table:previous>
        </table:cell-content-change>
        <table:cell-content-change table:id="ct1670">
          <table:cell-address table:column="95" table:row="39" table:table="0"/>
          <office:change-info>
            <dc:creator> </dc:creator>
            <dc:date>2021-04-22T09:31:18.705177372</dc:date>
          </office:change-info>
          <table:previous>
            <table:change-track-table-cell office:value-type="float" office:value="0"/>
          </table:previous>
        </table:cell-content-change>
        <table:cell-content-change table:id="ct1671">
          <table:cell-address table:column="95" table:row="40" table:table="0"/>
          <office:change-info>
            <dc:creator> </dc:creator>
            <dc:date>2021-04-22T09:31:18.705194105</dc:date>
          </office:change-info>
          <table:previous>
            <table:change-track-table-cell office:value-type="float" office:value="0"/>
          </table:previous>
        </table:cell-content-change>
        <table:cell-content-change table:id="ct1672">
          <table:cell-address table:column="95" table:row="41" table:table="0"/>
          <office:change-info>
            <dc:creator> </dc:creator>
            <dc:date>2021-04-22T09:31:18.705210724</dc:date>
          </office:change-info>
          <table:previous>
            <table:change-track-table-cell office:value-type="float" office:value="0"/>
          </table:previous>
        </table:cell-content-change>
        <table:cell-content-change table:id="ct1673">
          <table:cell-address table:column="95" table:row="42" table:table="0"/>
          <office:change-info>
            <dc:creator> </dc:creator>
            <dc:date>2021-04-22T09:31:18.705227367</dc:date>
          </office:change-info>
          <table:previous>
            <table:change-track-table-cell office:value-type="float" office:value="0"/>
          </table:previous>
        </table:cell-content-change>
        <table:cell-content-change table:id="ct1674">
          <table:cell-address table:column="96" table:row="36" table:table="0"/>
          <office:change-info>
            <dc:creator> </dc:creator>
            <dc:date>2021-04-22T09:31:18.705244893</dc:date>
          </office:change-info>
          <table:previous>
            <table:change-track-table-cell office:value-type="float" office:value="0.0040391156462585"/>
          </table:previous>
        </table:cell-content-change>
        <table:cell-content-change table:id="ct1675">
          <table:cell-address table:column="96" table:row="37" table:table="0"/>
          <office:change-info>
            <dc:creator> </dc:creator>
            <dc:date>2021-04-22T09:31:18.705262796</dc:date>
          </office:change-info>
          <table:previous>
            <table:change-track-table-cell office:value-type="float" office:value="0.00412414965986394"/>
          </table:previous>
        </table:cell-content-change>
        <table:cell-content-change table:id="ct1676">
          <table:cell-address table:column="96" table:row="38" table:table="0"/>
          <office:change-info>
            <dc:creator> </dc:creator>
            <dc:date>2021-04-22T09:31:18.705280065</dc:date>
          </office:change-info>
          <table:previous>
            <table:change-track-table-cell office:value-type="float" office:value="0.00212585034013605"/>
          </table:previous>
        </table:cell-content-change>
        <table:cell-content-change table:id="ct1677">
          <table:cell-address table:column="96" table:row="39" table:table="0"/>
          <office:change-info>
            <dc:creator> </dc:creator>
            <dc:date>2021-04-22T09:31:18.705297415</dc:date>
          </office:change-info>
          <table:previous>
            <table:change-track-table-cell office:value-type="float" office:value="0.00170068027210885"/>
          </table:previous>
        </table:cell-content-change>
        <table:cell-content-change table:id="ct1678">
          <table:cell-address table:column="96" table:row="40" table:table="0"/>
          <office:change-info>
            <dc:creator> </dc:creator>
            <dc:date>2021-04-22T09:31:18.705314916</dc:date>
          </office:change-info>
          <table:previous>
            <table:change-track-table-cell office:value-type="float" office:value="0.00233843537414966"/>
          </table:previous>
        </table:cell-content-change>
        <table:cell-content-change table:id="ct1679">
          <table:cell-address table:column="96" table:row="41" table:table="0"/>
          <office:change-info>
            <dc:creator> </dc:creator>
            <dc:date>2021-04-22T09:31:18.705332339</dc:date>
          </office:change-info>
          <table:previous>
            <table:change-track-table-cell office:value-type="float" office:value="0.00427295918367347"/>
          </table:previous>
        </table:cell-content-change>
        <table:cell-content-change table:id="ct1680">
          <table:cell-address table:column="96" table:row="42" table:table="0"/>
          <office:change-info>
            <dc:creator> </dc:creator>
            <dc:date>2021-04-22T09:31:18.705349675</dc:date>
          </office:change-info>
          <table:previous>
            <table:change-track-table-cell office:value-type="float" office:value="0.00274234693877551"/>
          </table:previous>
        </table:cell-content-change>
        <table:cell-content-change table:id="ct1681">
          <table:cell-address table:column="97" table:row="36" table:table="0"/>
          <office:change-info>
            <dc:creator> </dc:creator>
            <dc:date>2021-04-22T09:31:18.705367468</dc:date>
          </office:change-info>
          <table:previous>
            <table:change-track-table-cell office:value-type="float" office:value="0.00204081632653061"/>
          </table:previous>
        </table:cell-content-change>
        <table:cell-content-change table:id="ct1682">
          <table:cell-address table:column="97" table:row="37" table:table="0"/>
          <office:change-info>
            <dc:creator> </dc:creator>
            <dc:date>2021-04-22T09:31:18.705384694</dc:date>
          </office:change-info>
          <table:previous>
            <table:change-track-table-cell office:value-type="float" office:value="0.00327380952380953"/>
          </table:previous>
        </table:cell-content-change>
        <table:cell-content-change table:id="ct1683">
          <table:cell-address table:column="97" table:row="38" table:table="0"/>
          <office:change-info>
            <dc:creator> </dc:creator>
            <dc:date>2021-04-22T09:31:18.705401883</dc:date>
          </office:change-info>
          <table:previous>
            <table:change-track-table-cell office:value-type="float" office:value="0.000935374149659864"/>
          </table:previous>
        </table:cell-content-change>
        <table:cell-content-change table:id="ct1684">
          <table:cell-address table:column="97" table:row="39" table:table="0"/>
          <office:change-info>
            <dc:creator> </dc:creator>
            <dc:date>2021-04-22T09:31:18.705419231</dc:date>
          </office:change-info>
          <table:previous>
            <table:change-track-table-cell office:value-type="float" office:value="0.00140306122448979"/>
          </table:previous>
        </table:cell-content-change>
        <table:cell-content-change table:id="ct1685">
          <table:cell-address table:column="97" table:row="40" table:table="0"/>
          <office:change-info>
            <dc:creator> </dc:creator>
            <dc:date>2021-04-22T09:31:18.705436318</dc:date>
          </office:change-info>
          <table:previous>
            <table:change-track-table-cell office:value-type="float" office:value="0.00131802721088435"/>
          </table:previous>
        </table:cell-content-change>
        <table:cell-content-change table:id="ct1686">
          <table:cell-address table:column="97" table:row="41" table:table="0"/>
          <office:change-info>
            <dc:creator> </dc:creator>
            <dc:date>2021-04-22T09:31:18.705453416</dc:date>
          </office:change-info>
          <table:previous>
            <table:change-track-table-cell office:value-type="float" office:value="0.00204081632653061"/>
          </table:previous>
        </table:cell-content-change>
        <table:cell-content-change table:id="ct1687">
          <table:cell-address table:column="97" table:row="42" table:table="0"/>
          <office:change-info>
            <dc:creator> </dc:creator>
            <dc:date>2021-04-22T09:31:18.705470681</dc:date>
          </office:change-info>
          <table:previous>
            <table:change-track-table-cell office:value-type="float" office:value="0.00350765306122449"/>
          </table:previous>
        </table:cell-content-change>
        <table:cell-content-change table:id="ct1688">
          <table:cell-address table:column="98" table:row="36" table:table="0"/>
          <office:change-info>
            <dc:creator> </dc:creator>
            <dc:date>2021-04-22T09:31:18.705488299</dc:date>
          </office:change-info>
          <table:previous>
            <table:change-track-table-cell office:value-type="float" office:value="0.000977891156462585"/>
          </table:previous>
        </table:cell-content-change>
        <table:cell-content-change table:id="ct1689">
          <table:cell-address table:column="98" table:row="37" table:table="0"/>
          <office:change-info>
            <dc:creator> </dc:creator>
            <dc:date>2021-04-22T09:31:18.705505538</dc:date>
          </office:change-info>
          <table:previous>
            <table:change-track-table-cell office:value-type="float" office:value="0.00250850340136054"/>
          </table:previous>
        </table:cell-content-change>
        <table:cell-content-change table:id="ct1690">
          <table:cell-address table:column="98" table:row="38" table:table="0"/>
          <office:change-info>
            <dc:creator> </dc:creator>
            <dc:date>2021-04-22T09:31:18.705523267</dc:date>
          </office:change-info>
          <table:previous>
            <table:change-track-table-cell office:value-type="float" office:value="0.000935374149659863"/>
          </table:previous>
        </table:cell-content-change>
        <table:cell-content-change table:id="ct1691">
          <table:cell-address table:column="98" table:row="39" table:table="0"/>
          <office:change-info>
            <dc:creator> </dc:creator>
            <dc:date>2021-04-22T09:31:18.705540558</dc:date>
          </office:change-info>
          <table:previous>
            <table:change-track-table-cell office:value-type="float" office:value="0.00246598639455782"/>
          </table:previous>
        </table:cell-content-change>
        <table:cell-content-change table:id="ct1692">
          <table:cell-address table:column="98" table:row="40" table:table="0"/>
          <office:change-info>
            <dc:creator> </dc:creator>
            <dc:date>2021-04-22T09:31:18.705557627</dc:date>
          </office:change-info>
          <table:previous>
            <table:change-track-table-cell office:value-type="float" office:value="0.00136054421768708"/>
          </table:previous>
        </table:cell-content-change>
        <table:cell-content-change table:id="ct1693">
          <table:cell-address table:column="98" table:row="41" table:table="0"/>
          <office:change-info>
            <dc:creator> </dc:creator>
            <dc:date>2021-04-22T09:31:18.705587549</dc:date>
          </office:change-info>
          <table:previous>
            <table:change-track-table-cell office:value-type="float" office:value="0.000956632653061226"/>
          </table:previous>
        </table:cell-content-change>
        <table:cell-content-change table:id="ct1694">
          <table:cell-address table:column="98" table:row="42" table:table="0"/>
          <office:change-info>
            <dc:creator> </dc:creator>
            <dc:date>2021-04-22T09:31:18.705604141</dc:date>
          </office:change-info>
          <table:previous>
            <table:change-track-table-cell office:value-type="float" office:value="0.000446428571428571"/>
          </table:previous>
        </table:cell-content-change>
        <table:cell-content-change table:id="ct1695">
          <table:cell-address table:column="99" table:row="36" table:table="0"/>
          <office:change-info>
            <dc:creator> </dc:creator>
            <dc:date>2021-04-22T09:31:18.705621372</dc:date>
          </office:change-info>
          <table:previous>
            <table:change-track-table-cell office:value-type="float" office:value="0.000878324846922932"/>
          </table:previous>
        </table:cell-content-change>
        <table:cell-content-change table:id="ct1696">
          <table:cell-address table:column="99" table:row="37" table:table="0"/>
          <office:change-info>
            <dc:creator> </dc:creator>
            <dc:date>2021-04-22T09:31:18.705639368</dc:date>
          </office:change-info>
          <table:previous>
            <table:change-track-table-cell office:value-type="float" office:value="0.00118035659857572"/>
          </table:previous>
        </table:cell-content-change>
        <table:cell-content-change table:id="ct1697">
          <table:cell-address table:column="99" table:row="38" table:table="0"/>
          <office:change-info>
            <dc:creator> </dc:creator>
            <dc:date>2021-04-22T09:31:18.705656132</dc:date>
          </office:change-info>
          <table:previous>
            <table:change-track-table-cell office:value-type="float" office:value="0.000634891322276777"/>
          </table:previous>
        </table:cell-content-change>
        <table:cell-content-change table:id="ct1698">
          <table:cell-address table:column="99" table:row="39" table:table="0"/>
          <office:change-info>
            <dc:creator> </dc:creator>
            <dc:date>2021-04-22T09:31:18.705672764</dc:date>
          </office:change-info>
          <table:previous>
            <table:change-track-table-cell office:value-type="float" office:value="0.000512990941779921"/>
          </table:previous>
        </table:cell-content-change>
        <table:cell-content-change table:id="ct1699">
          <table:cell-address table:column="99" table:row="40" table:table="0"/>
          <office:change-info>
            <dc:creator> </dc:creator>
            <dc:date>2021-04-22T09:31:18.705689460</dc:date>
          </office:change-info>
          <table:previous>
            <table:change-track-table-cell office:value-type="float" office:value="0.000544608256439601"/>
          </table:previous>
        </table:cell-content-change>
        <table:cell-content-change table:id="ct1700">
          <table:cell-address table:column="99" table:row="41" table:table="0"/>
          <office:change-info>
            <dc:creator> </dc:creator>
            <dc:date>2021-04-22T09:31:18.705706513</dc:date>
          </office:change-info>
          <table:previous>
            <table:change-track-table-cell office:value-type="float" office:value="0.000693872334769875"/>
          </table:previous>
        </table:cell-content-change>
        <table:cell-content-change table:id="ct1701">
          <table:cell-address table:column="99" table:row="42" table:table="0"/>
          <office:change-info>
            <dc:creator> </dc:creator>
            <dc:date>2021-04-22T09:31:18.705723098</dc:date>
          </office:change-info>
          <table:previous>
            <table:change-track-table-cell office:value-type="float" office:value="0.000246470407384441"/>
          </table:previous>
        </table:cell-content-change>
        <table:cell-content-change table:id="ct1702">
          <table:cell-address table:column="100" table:row="36" table:table="0"/>
          <office:change-info>
            <dc:creator> </dc:creator>
            <dc:date>2021-04-22T09:31:18.705740527</dc:date>
          </office:change-info>
          <table:previous>
            <table:change-track-table-cell office:value-type="float" office:value="0.00100977891156463"/>
          </table:previous>
        </table:cell-content-change>
        <table:cell-content-change table:id="ct1703">
          <table:cell-address table:column="100" table:row="37" table:table="0"/>
          <office:change-info>
            <dc:creator> </dc:creator>
            <dc:date>2021-04-22T09:31:18.705759317</dc:date>
          </office:change-info>
          <table:previous>
            <table:change-track-table-cell office:value-type="float" office:value="0.00103103741496599"/>
          </table:previous>
        </table:cell-content-change>
        <table:cell-content-change table:id="ct1704">
          <table:cell-address table:column="100" table:row="38" table:table="0"/>
          <office:change-info>
            <dc:creator> </dc:creator>
            <dc:date>2021-04-22T09:31:18.705780724</dc:date>
          </office:change-info>
          <table:previous>
            <table:change-track-table-cell office:value-type="float" office:value="0.000531462585034013"/>
          </table:previous>
        </table:cell-content-change>
        <table:cell-content-change table:id="ct1705">
          <table:cell-address table:column="100" table:row="39" table:table="0"/>
          <office:change-info>
            <dc:creator> </dc:creator>
            <dc:date>2021-04-22T09:31:18.705801498</dc:date>
          </office:change-info>
          <table:previous>
            <table:change-track-table-cell office:value-type="float" office:value="0.000425170068027211"/>
          </table:previous>
        </table:cell-content-change>
        <table:cell-content-change table:id="ct1706">
          <table:cell-address table:column="100" table:row="40" table:table="0"/>
          <office:change-info>
            <dc:creator> </dc:creator>
            <dc:date>2021-04-22T09:31:18.705823152</dc:date>
          </office:change-info>
          <table:previous>
            <table:change-track-table-cell office:value-type="float" office:value="0.000584608843537415"/>
          </table:previous>
        </table:cell-content-change>
        <table:cell-content-change table:id="ct1707">
          <table:cell-address table:column="100" table:row="41" table:table="0"/>
          <office:change-info>
            <dc:creator> </dc:creator>
            <dc:date>2021-04-22T09:31:18.705847393</dc:date>
          </office:change-info>
          <table:previous>
            <table:change-track-table-cell office:value-type="float" office:value="0.00106823979591837"/>
          </table:previous>
        </table:cell-content-change>
        <table:cell-content-change table:id="ct1708">
          <table:cell-address table:column="100" table:row="42" table:table="0"/>
          <office:change-info>
            <dc:creator> </dc:creator>
            <dc:date>2021-04-22T09:31:18.705867443</dc:date>
          </office:change-info>
          <table:previous>
            <table:change-track-table-cell office:value-type="float" office:value="0.000685586734693877"/>
          </table:previous>
        </table:cell-content-change>
        <table:cell-content-change table:id="ct1709">
          <table:cell-address table:column="101" table:row="36" table:table="0"/>
          <office:change-info>
            <dc:creator> </dc:creator>
            <dc:date>2021-04-22T09:31:18.705885130</dc:date>
          </office:change-info>
          <table:previous>
            <table:change-track-table-cell office:value-type="float" office:value="0"/>
          </table:previous>
        </table:cell-content-change>
        <table:cell-content-change table:id="ct1710">
          <table:cell-address table:column="101" table:row="37" table:table="0"/>
          <office:change-info>
            <dc:creator> </dc:creator>
            <dc:date>2021-04-22T09:31:18.705901612</dc:date>
          </office:change-info>
          <table:previous>
            <table:change-track-table-cell office:value-type="float" office:value="0"/>
          </table:previous>
        </table:cell-content-change>
        <table:cell-content-change table:id="ct1711">
          <table:cell-address table:column="101" table:row="38" table:table="0"/>
          <office:change-info>
            <dc:creator> </dc:creator>
            <dc:date>2021-04-22T09:31:18.705918111</dc:date>
          </office:change-info>
          <table:previous>
            <table:change-track-table-cell office:value-type="float" office:value="0"/>
          </table:previous>
        </table:cell-content-change>
        <table:cell-content-change table:id="ct1712">
          <table:cell-address table:column="101" table:row="39" table:table="0"/>
          <office:change-info>
            <dc:creator> </dc:creator>
            <dc:date>2021-04-22T09:31:18.705934776</dc:date>
          </office:change-info>
          <table:previous>
            <table:change-track-table-cell office:value-type="float" office:value="0"/>
          </table:previous>
        </table:cell-content-change>
        <table:cell-content-change table:id="ct1713">
          <table:cell-address table:column="101" table:row="40" table:table="0"/>
          <office:change-info>
            <dc:creator> </dc:creator>
            <dc:date>2021-04-22T09:31:18.705950985</dc:date>
          </office:change-info>
          <table:previous>
            <table:change-track-table-cell office:value-type="float" office:value="0"/>
          </table:previous>
        </table:cell-content-change>
        <table:cell-content-change table:id="ct1714">
          <table:cell-address table:column="101" table:row="41" table:table="0"/>
          <office:change-info>
            <dc:creator> </dc:creator>
            <dc:date>2021-04-22T09:31:18.705967057</dc:date>
          </office:change-info>
          <table:previous>
            <table:change-track-table-cell office:value-type="float" office:value="0"/>
          </table:previous>
        </table:cell-content-change>
        <table:cell-content-change table:id="ct1715">
          <table:cell-address table:column="101" table:row="42" table:table="0"/>
          <office:change-info>
            <dc:creator> </dc:creator>
            <dc:date>2021-04-22T09:31:18.705983096</dc:date>
          </office:change-info>
          <table:previous>
            <table:change-track-table-cell office:value-type="float" office:value="0"/>
          </table:previous>
        </table:cell-content-change>
        <table:cell-content-change table:id="ct1716">
          <table:cell-address table:column="102" table:row="36" table:table="0"/>
          <office:change-info>
            <dc:creator> </dc:creator>
            <dc:date>2021-04-22T09:31:18.706000419</dc:date>
          </office:change-info>
          <table:previous>
            <table:change-track-table-cell office:value-type="float" office:value="36.4266666666667"/>
          </table:previous>
        </table:cell-content-change>
        <table:cell-content-change table:id="ct1717">
          <table:cell-address table:column="102" table:row="37" table:table="0"/>
          <office:change-info>
            <dc:creator> </dc:creator>
            <dc:date>2021-04-22T09:31:18.706017278</dc:date>
          </office:change-info>
          <table:previous>
            <table:change-track-table-cell office:value-type="float" office:value="40.24"/>
          </table:previous>
        </table:cell-content-change>
        <table:cell-content-change table:id="ct1718">
          <table:cell-address table:column="102" table:row="38" table:table="0"/>
          <office:change-info>
            <dc:creator> </dc:creator>
            <dc:date>2021-04-22T09:31:18.706034039</dc:date>
          </office:change-info>
          <table:previous>
            <table:change-track-table-cell office:value-type="float" office:value="34.5233333333333"/>
          </table:previous>
        </table:cell-content-change>
        <table:cell-content-change table:id="ct1719">
          <table:cell-address table:column="102" table:row="39" table:table="0"/>
          <office:change-info>
            <dc:creator> </dc:creator>
            <dc:date>2021-04-22T09:31:18.706050885</dc:date>
          </office:change-info>
          <table:previous>
            <table:change-track-table-cell office:value-type="float" office:value="41.6666666666667"/>
          </table:previous>
        </table:cell-content-change>
        <table:cell-content-change table:id="ct1720">
          <table:cell-address table:column="102" table:row="40" table:table="0"/>
          <office:change-info>
            <dc:creator> </dc:creator>
            <dc:date>2021-04-22T09:31:18.706067621</dc:date>
          </office:change-info>
          <table:previous>
            <table:change-track-table-cell office:value-type="float" office:value="33.3333333333333"/>
          </table:previous>
        </table:cell-content-change>
        <table:cell-content-change table:id="ct1721">
          <table:cell-address table:column="102" table:row="41" table:table="0"/>
          <office:change-info>
            <dc:creator> </dc:creator>
            <dc:date>2021-04-22T09:31:18.706084352</dc:date>
          </office:change-info>
          <table:previous>
            <table:change-track-table-cell office:value-type="float" office:value="43.215"/>
          </table:previous>
        </table:cell-content-change>
        <table:cell-content-change table:id="ct1722">
          <table:cell-address table:column="102" table:row="42" table:table="0"/>
          <office:change-info>
            <dc:creator> </dc:creator>
            <dc:date>2021-04-22T09:31:18.706101178</dc:date>
          </office:change-info>
          <table:previous>
            <table:change-track-table-cell office:value-type="float" office:value="46.785"/>
          </table:previous>
        </table:cell-content-change>
        <table:cell-content-change table:id="ct1723">
          <table:cell-address table:column="103" table:row="36" table:table="0"/>
          <office:change-info>
            <dc:creator> </dc:creator>
            <dc:date>2021-04-22T09:31:18.706118344</dc:date>
          </office:change-info>
          <table:previous>
            <table:change-track-table-cell office:value-type="float" office:value="70.4766666666667"/>
          </table:previous>
        </table:cell-content-change>
        <table:cell-content-change table:id="ct1724">
          <table:cell-address table:column="103" table:row="37" table:table="0"/>
          <office:change-info>
            <dc:creator> </dc:creator>
            <dc:date>2021-04-22T09:31:18.706135239</dc:date>
          </office:change-info>
          <table:previous>
            <table:change-track-table-cell office:value-type="float" office:value="70.4766666666667"/>
          </table:previous>
        </table:cell-content-change>
        <table:cell-content-change table:id="ct1725">
          <table:cell-address table:column="103" table:row="38" table:table="0"/>
          <office:change-info>
            <dc:creator> </dc:creator>
            <dc:date>2021-04-22T09:31:18.706151979</dc:date>
          </office:change-info>
          <table:previous>
            <table:change-track-table-cell office:value-type="float" office:value="67.6166666666667"/>
          </table:previous>
        </table:cell-content-change>
        <table:cell-content-change table:id="ct1726">
          <table:cell-address table:column="103" table:row="39" table:table="0"/>
          <office:change-info>
            <dc:creator> </dc:creator>
            <dc:date>2021-04-22T09:31:18.706174776</dc:date>
          </office:change-info>
          <table:previous>
            <table:change-track-table-cell office:value-type="float" office:value="79.2833333333333"/>
          </table:previous>
        </table:cell-content-change>
        <table:cell-content-change table:id="ct1727">
          <table:cell-address table:column="103" table:row="40" table:table="0"/>
          <office:change-info>
            <dc:creator> </dc:creator>
            <dc:date>2021-04-22T09:31:18.706192136</dc:date>
          </office:change-info>
          <table:previous>
            <table:change-track-table-cell office:value-type="float" office:value="70.24"/>
          </table:previous>
        </table:cell-content-change>
        <table:cell-content-change table:id="ct1728">
          <table:cell-address table:column="103" table:row="41" table:table="0"/>
          <office:change-info>
            <dc:creator> </dc:creator>
            <dc:date>2021-04-22T09:31:18.706209115</dc:date>
          </office:change-info>
          <table:previous>
            <table:change-track-table-cell office:value-type="float" office:value="77.5"/>
          </table:previous>
        </table:cell-content-change>
        <table:cell-content-change table:id="ct1729">
          <table:cell-address table:column="103" table:row="42" table:table="0"/>
          <office:change-info>
            <dc:creator> </dc:creator>
            <dc:date>2021-04-22T09:31:18.706225992</dc:date>
          </office:change-info>
          <table:previous>
            <table:change-track-table-cell office:value-type="float" office:value="79.645"/>
          </table:previous>
        </table:cell-content-change>
        <table:cell-content-change table:id="ct1730">
          <table:cell-address table:column="104" table:row="36" table:table="0"/>
          <office:change-info>
            <dc:creator> </dc:creator>
            <dc:date>2021-04-22T09:31:18.706243247</dc:date>
          </office:change-info>
          <table:previous>
            <table:change-track-table-cell office:value-type="float" office:value="65.9533333333333"/>
          </table:previous>
        </table:cell-content-change>
        <table:cell-content-change table:id="ct1731">
          <table:cell-address table:column="104" table:row="37" table:table="0"/>
          <office:change-info>
            <dc:creator> </dc:creator>
            <dc:date>2021-04-22T09:31:18.706260046</dc:date>
          </office:change-info>
          <table:previous>
            <table:change-track-table-cell office:value-type="float" office:value="69.76"/>
          </table:previous>
        </table:cell-content-change>
        <table:cell-content-change table:id="ct1732">
          <table:cell-address table:column="104" table:row="38" table:table="0"/>
          <office:change-info>
            <dc:creator> </dc:creator>
            <dc:date>2021-04-22T09:31:18.706276809</dc:date>
          </office:change-info>
          <table:previous>
            <table:change-track-table-cell office:value-type="float" office:value="66.9033333333333"/>
          </table:previous>
        </table:cell-content-change>
        <table:cell-content-change table:id="ct1733">
          <table:cell-address table:column="104" table:row="39" table:table="0"/>
          <office:change-info>
            <dc:creator> </dc:creator>
            <dc:date>2021-04-22T09:31:18.706295824</dc:date>
          </office:change-info>
          <table:previous>
            <table:change-track-table-cell office:value-type="float" office:value="62.3833333333333"/>
          </table:previous>
        </table:cell-content-change>
        <table:cell-content-change table:id="ct1734">
          <table:cell-address table:column="104" table:row="40" table:table="0"/>
          <office:change-info>
            <dc:creator> </dc:creator>
            <dc:date>2021-04-22T09:31:18.706312685</dc:date>
          </office:change-info>
          <table:previous>
            <table:change-track-table-cell office:value-type="float" office:value="63.0933333333333"/>
          </table:previous>
        </table:cell-content-change>
        <table:cell-content-change table:id="ct1735">
          <table:cell-address table:column="104" table:row="41" table:table="0"/>
          <office:change-info>
            <dc:creator> </dc:creator>
            <dc:date>2021-04-22T09:31:18.706329622</dc:date>
          </office:change-info>
          <table:previous>
            <table:change-track-table-cell office:value-type="float" office:value="65.715"/>
          </table:previous>
        </table:cell-content-change>
        <table:cell-content-change table:id="ct1736">
          <table:cell-address table:column="104" table:row="42" table:table="0"/>
          <office:change-info>
            <dc:creator> </dc:creator>
            <dc:date>2021-04-22T09:31:18.706346413</dc:date>
          </office:change-info>
          <table:previous>
            <table:change-track-table-cell office:value-type="float" office:value="67.14"/>
          </table:previous>
        </table:cell-content-change>
        <table:cell-content-change table:id="ct1737">
          <table:cell-address table:column="105" table:row="36" table:table="0"/>
          <office:change-info>
            <dc:creator> </dc:creator>
            <dc:date>2021-04-22T09:31:18.706363751</dc:date>
          </office:change-info>
          <table:previous>
            <table:change-track-table-cell office:value-type="float" office:value="67.54"/>
          </table:previous>
        </table:cell-content-change>
        <table:cell-content-change table:id="ct1738">
          <table:cell-address table:column="105" table:row="37" table:table="0"/>
          <office:change-info>
            <dc:creator> </dc:creator>
            <dc:date>2021-04-22T09:31:18.706380444</dc:date>
          </office:change-info>
          <table:previous>
            <table:change-track-table-cell office:value-type="float" office:value="69.89"/>
          </table:previous>
        </table:cell-content-change>
        <table:cell-content-change table:id="ct1739">
          <table:cell-address table:column="105" table:row="38" table:table="0"/>
          <office:change-info>
            <dc:creator> </dc:creator>
            <dc:date>2021-04-22T09:31:18.706397216</dc:date>
          </office:change-info>
          <table:previous>
            <table:change-track-table-cell office:value-type="float" office:value="67.2133333333333"/>
          </table:previous>
        </table:cell-content-change>
        <table:cell-content-change table:id="ct1740">
          <table:cell-address table:column="105" table:row="39" table:table="0"/>
          <office:change-info>
            <dc:creator> </dc:creator>
            <dc:date>2021-04-22T09:31:18.706413999</dc:date>
          </office:change-info>
          <table:previous>
            <table:change-track-table-cell office:value-type="float" office:value="67.83"/>
          </table:previous>
        </table:cell-content-change>
        <table:cell-content-change table:id="ct1741">
          <table:cell-address table:column="105" table:row="40" table:table="0"/>
          <office:change-info>
            <dc:creator> </dc:creator>
            <dc:date>2021-04-22T09:31:18.706430650</dc:date>
          </office:change-info>
          <table:previous>
            <table:change-track-table-cell office:value-type="float" office:value="65.5333333333333"/>
          </table:previous>
        </table:cell-content-change>
        <table:cell-content-change table:id="ct1742">
          <table:cell-address table:column="105" table:row="41" table:table="0"/>
          <office:change-info>
            <dc:creator> </dc:creator>
            <dc:date>2021-04-22T09:31:18.706447246</dc:date>
          </office:change-info>
          <table:previous>
            <table:change-track-table-cell office:value-type="float" office:value="69.385"/>
          </table:previous>
        </table:cell-content-change>
        <table:cell-content-change table:id="ct1743">
          <table:cell-address table:column="105" table:row="42" table:table="0"/>
          <office:change-info>
            <dc:creator> </dc:creator>
            <dc:date>2021-04-22T09:31:18.706463875</dc:date>
          </office:change-info>
          <table:previous>
            <table:change-track-table-cell office:value-type="float" office:value="70.775"/>
          </table:previous>
        </table:cell-content-change>
        <table:cell-content-change table:id="ct1744">
          <table:cell-address table:column="106" table:row="36" table:table="0"/>
          <office:change-info>
            <dc:creator> </dc:creator>
            <dc:date>2021-04-22T09:31:18.706481312</dc:date>
          </office:change-info>
          <table:previous>
            <table:change-track-table-cell office:value-type="float" office:value="68.2166666666667"/>
          </table:previous>
        </table:cell-content-change>
        <table:cell-content-change table:id="ct1745">
          <table:cell-address table:column="106" table:row="37" table:table="0"/>
          <office:change-info>
            <dc:creator> </dc:creator>
            <dc:date>2021-04-22T09:31:18.706497937</dc:date>
          </office:change-info>
          <table:previous>
            <table:change-track-table-cell office:value-type="float" office:value="70.1166666666667"/>
          </table:previous>
        </table:cell-content-change>
        <table:cell-content-change table:id="ct1746">
          <table:cell-address table:column="106" table:row="38" table:table="0"/>
          <office:change-info>
            <dc:creator> </dc:creator>
            <dc:date>2021-04-22T09:31:18.706514648</dc:date>
          </office:change-info>
          <table:previous>
            <table:change-track-table-cell office:value-type="float" office:value="67.2633333333333"/>
          </table:previous>
        </table:cell-content-change>
        <table:cell-content-change table:id="ct1747">
          <table:cell-address table:column="106" table:row="39" table:table="0"/>
          <office:change-info>
            <dc:creator> </dc:creator>
            <dc:date>2021-04-22T09:31:18.706531451</dc:date>
          </office:change-info>
          <table:previous>
            <table:change-track-table-cell office:value-type="float" office:value="70.8333333333333"/>
          </table:previous>
        </table:cell-content-change>
        <table:cell-content-change table:id="ct1748">
          <table:cell-address table:column="106" table:row="40" table:table="0"/>
          <office:change-info>
            <dc:creator> </dc:creator>
            <dc:date>2021-04-22T09:31:18.706548105</dc:date>
          </office:change-info>
          <table:previous>
            <table:change-track-table-cell office:value-type="float" office:value="66.6666666666667"/>
          </table:previous>
        </table:cell-content-change>
        <table:cell-content-change table:id="ct1749">
          <table:cell-address table:column="106" table:row="41" table:table="0"/>
          <office:change-info>
            <dc:creator> </dc:creator>
            <dc:date>2021-04-22T09:31:18.706564892</dc:date>
          </office:change-info>
          <table:previous>
            <table:change-track-table-cell office:value-type="float" office:value="71.605"/>
          </table:previous>
        </table:cell-content-change>
        <table:cell-content-change table:id="ct1750">
          <table:cell-address table:column="106" table:row="42" table:table="0"/>
          <office:change-info>
            <dc:creator> </dc:creator>
            <dc:date>2021-04-22T09:31:18.706581581</dc:date>
          </office:change-info>
          <table:previous>
            <table:change-track-table-cell office:value-type="float" office:value="73.395"/>
          </table:previous>
        </table:cell-content-change>
        <table:cell-content-change table:id="ct1751">
          <table:cell-address table:column="107" table:row="36" table:table="0"/>
          <office:change-info>
            <dc:creator> </dc:creator>
            <dc:date>2021-04-22T09:31:18.706598877</dc:date>
          </office:change-info>
          <table:previous>
            <table:change-track-table-cell office:value-type="float" office:value="25.82"/>
          </table:previous>
        </table:cell-content-change>
        <table:cell-content-change table:id="ct1752">
          <table:cell-address table:column="107" table:row="37" table:table="0"/>
          <office:change-info>
            <dc:creator> </dc:creator>
            <dc:date>2021-04-22T09:31:18.706615618</dc:date>
          </office:change-info>
          <table:previous>
            <table:change-track-table-cell office:value-type="float" office:value="27.1133333333333"/>
          </table:previous>
        </table:cell-content-change>
        <table:cell-content-change table:id="ct1753">
          <table:cell-address table:column="107" table:row="38" table:table="0"/>
          <office:change-info>
            <dc:creator> </dc:creator>
            <dc:date>2021-04-22T09:31:18.706632241</dc:date>
          </office:change-info>
          <table:previous>
            <table:change-track-table-cell office:value-type="float" office:value="26.2533333333333"/>
          </table:previous>
        </table:cell-content-change>
        <table:cell-content-change table:id="ct1754">
          <table:cell-address table:column="107" table:row="39" table:table="0"/>
          <office:change-info>
            <dc:creator> </dc:creator>
            <dc:date>2021-04-22T09:31:18.706648999</dc:date>
          </office:change-info>
          <table:previous>
            <table:change-track-table-cell office:value-type="float" office:value="27.5233333333333"/>
          </table:previous>
        </table:cell-content-change>
        <table:cell-content-change table:id="ct1755">
          <table:cell-address table:column="107" table:row="40" table:table="0"/>
          <office:change-info>
            <dc:creator> </dc:creator>
            <dc:date>2021-04-22T09:31:18.706665633</dc:date>
          </office:change-info>
          <table:previous>
            <table:change-track-table-cell office:value-type="float" office:value="27.04"/>
          </table:previous>
        </table:cell-content-change>
        <table:cell-content-change table:id="ct1756">
          <table:cell-address table:column="107" table:row="41" table:table="0"/>
          <office:change-info>
            <dc:creator> </dc:creator>
            <dc:date>2021-04-22T09:31:18.706682169</dc:date>
          </office:change-info>
          <table:previous>
            <table:change-track-table-cell office:value-type="float" office:value="28.64"/>
          </table:previous>
        </table:cell-content-change>
        <table:cell-content-change table:id="ct1757">
          <table:cell-address table:column="107" table:row="42" table:table="0"/>
          <office:change-info>
            <dc:creator> </dc:creator>
            <dc:date>2021-04-22T09:31:18.706698685</dc:date>
          </office:change-info>
          <table:previous>
            <table:change-track-table-cell office:value-type="float" office:value="28.05"/>
          </table:previous>
        </table:cell-content-change>
        <table:cell-content-change table:id="ct1758">
          <table:cell-address table:column="108" table:row="36" table:table="0"/>
          <office:change-info>
            <dc:creator> </dc:creator>
            <dc:date>2021-04-22T09:31:18.706716108</dc:date>
          </office:change-info>
          <table:previous>
            <table:change-track-table-cell office:value-type="float" office:value="0.00361394557823129"/>
          </table:previous>
        </table:cell-content-change>
        <table:cell-content-change table:id="ct1759">
          <table:cell-address table:column="108" table:row="37" table:table="0"/>
          <office:change-info>
            <dc:creator> </dc:creator>
            <dc:date>2021-04-22T09:31:18.706732864</dc:date>
          </office:change-info>
          <table:previous>
            <table:change-track-table-cell office:value-type="float" office:value="0.0016156462585034"/>
          </table:previous>
        </table:cell-content-change>
        <table:cell-content-change table:id="ct1760">
          <table:cell-address table:column="108" table:row="38" table:table="0"/>
          <office:change-info>
            <dc:creator> </dc:creator>
            <dc:date>2021-04-22T09:31:18.706749480</dc:date>
          </office:change-info>
          <table:previous>
            <table:change-track-table-cell office:value-type="float" office:value="0.00225340136054421"/>
          </table:previous>
        </table:cell-content-change>
        <table:cell-content-change table:id="ct1761">
          <table:cell-address table:column="108" table:row="39" table:table="0"/>
          <office:change-info>
            <dc:creator> </dc:creator>
            <dc:date>2021-04-22T09:31:18.706766216</dc:date>
          </office:change-info>
          <table:previous>
            <table:change-track-table-cell office:value-type="float" office:value="0.00119047619047619"/>
          </table:previous>
        </table:cell-content-change>
        <table:cell-content-change table:id="ct1762">
          <table:cell-address table:column="108" table:row="40" table:table="0"/>
          <office:change-info>
            <dc:creator> </dc:creator>
            <dc:date>2021-04-22T09:31:18.706782761</dc:date>
          </office:change-info>
          <table:previous>
            <table:change-track-table-cell office:value-type="float" office:value="0.00293367346938776"/>
          </table:previous>
        </table:cell-content-change>
        <table:cell-content-change table:id="ct1763">
          <table:cell-address table:column="108" table:row="41" table:table="0"/>
          <office:change-info>
            <dc:creator> </dc:creator>
            <dc:date>2021-04-22T09:31:18.706799341</dc:date>
          </office:change-info>
          <table:previous>
            <table:change-track-table-cell office:value-type="float" office:value="0.00165816326530612"/>
          </table:previous>
        </table:cell-content-change>
        <table:cell-content-change table:id="ct1764">
          <table:cell-address table:column="108" table:row="42" table:table="0"/>
          <office:change-info>
            <dc:creator> </dc:creator>
            <dc:date>2021-04-22T09:31:18.706816059</dc:date>
          </office:change-info>
          <table:previous>
            <table:change-track-table-cell office:value-type="float" office:value="0.00133928571428572"/>
          </table:previous>
        </table:cell-content-change>
        <table:cell-content-change table:id="ct1765">
          <table:cell-address table:column="109" table:row="36" table:table="0"/>
          <office:change-info>
            <dc:creator> </dc:creator>
            <dc:date>2021-04-22T09:31:18.706833049</dc:date>
          </office:change-info>
          <table:previous>
            <table:change-track-table-cell office:value-type="float" office:value="0.00131802721088435"/>
          </table:previous>
        </table:cell-content-change>
        <table:cell-content-change table:id="ct1766">
          <table:cell-address table:column="109" table:row="37" table:table="0"/>
          <office:change-info>
            <dc:creator> </dc:creator>
            <dc:date>2021-04-22T09:31:18.706849615</dc:date>
          </office:change-info>
          <table:previous>
            <table:change-track-table-cell office:value-type="float" office:value="0.000850340136054421"/>
          </table:previous>
        </table:cell-content-change>
        <table:cell-content-change table:id="ct1767">
          <table:cell-address table:column="109" table:row="38" table:table="0"/>
          <office:change-info>
            <dc:creator> </dc:creator>
            <dc:date>2021-04-22T09:31:18.706866280</dc:date>
          </office:change-info>
          <table:previous>
            <table:change-track-table-cell office:value-type="float" office:value="0.00204081632653061"/>
          </table:previous>
        </table:cell-content-change>
        <table:cell-content-change table:id="ct1768">
          <table:cell-address table:column="109" table:row="39" table:table="0"/>
          <office:change-info>
            <dc:creator> </dc:creator>
            <dc:date>2021-04-22T09:31:18.706882966</dc:date>
          </office:change-info>
          <table:previous>
            <table:change-track-table-cell office:value-type="float" office:value="0.000340136054421768"/>
          </table:previous>
        </table:cell-content-change>
        <table:cell-content-change table:id="ct1769">
          <table:cell-address table:column="109" table:row="40" table:table="0"/>
          <office:change-info>
            <dc:creator> </dc:creator>
            <dc:date>2021-04-22T09:31:18.706899553</dc:date>
          </office:change-info>
          <table:previous>
            <table:change-track-table-cell office:value-type="float" office:value="0.00136054421768708"/>
          </table:previous>
        </table:cell-content-change>
        <table:cell-content-change table:id="ct1770">
          <table:cell-address table:column="109" table:row="41" table:table="0"/>
          <office:change-info>
            <dc:creator> </dc:creator>
            <dc:date>2021-04-22T09:31:18.706921972</dc:date>
          </office:change-info>
          <table:previous>
            <table:change-track-table-cell office:value-type="float" office:value="0.00159438775510204"/>
          </table:previous>
        </table:cell-content-change>
        <table:cell-content-change table:id="ct1771">
          <table:cell-address table:column="109" table:row="42" table:table="0"/>
          <office:change-info>
            <dc:creator> </dc:creator>
            <dc:date>2021-04-22T09:31:18.706939364</dc:date>
          </office:change-info>
          <table:previous>
            <table:change-track-table-cell office:value-type="float" office:value="0.00121173469387755"/>
          </table:previous>
        </table:cell-content-change>
        <table:cell-content-change table:id="ct1772">
          <table:cell-address table:column="110" table:row="36" table:table="0"/>
          <office:change-info>
            <dc:creator> </dc:creator>
            <dc:date>2021-04-22T09:31:18.706957925</dc:date>
          </office:change-info>
          <table:previous>
            <table:change-track-table-cell office:value-type="float" office:value="0.00208333333333334"/>
          </table:previous>
        </table:cell-content-change>
        <table:cell-content-change table:id="ct1773">
          <table:cell-address table:column="110" table:row="37" table:table="0"/>
          <office:change-info>
            <dc:creator> </dc:creator>
            <dc:date>2021-04-22T09:31:18.706974460</dc:date>
          </office:change-info>
          <table:previous>
            <table:change-track-table-cell office:value-type="float" office:value="0.00102040816326531"/>
          </table:previous>
        </table:cell-content-change>
        <table:cell-content-change table:id="ct1774">
          <table:cell-address table:column="110" table:row="38" table:table="0"/>
          <office:change-info>
            <dc:creator> </dc:creator>
            <dc:date>2021-04-22T09:31:18.706991097</dc:date>
          </office:change-info>
          <table:previous>
            <table:change-track-table-cell office:value-type="float" office:value="0.000467687074829933"/>
          </table:previous>
        </table:cell-content-change>
        <table:cell-content-change table:id="ct1775">
          <table:cell-address table:column="110" table:row="39" table:table="0"/>
          <office:change-info>
            <dc:creator> </dc:creator>
            <dc:date>2021-04-22T09:31:18.707007883</dc:date>
          </office:change-info>
          <table:previous>
            <table:change-track-table-cell office:value-type="float" office:value="0.000977891156462585"/>
          </table:previous>
        </table:cell-content-change>
        <table:cell-content-change table:id="ct1776">
          <table:cell-address table:column="110" table:row="40" table:table="0"/>
          <office:change-info>
            <dc:creator> </dc:creator>
            <dc:date>2021-04-22T09:31:18.707024649</dc:date>
          </office:change-info>
          <table:previous>
            <table:change-track-table-cell office:value-type="float" office:value="0.000807823129251701"/>
          </table:previous>
        </table:cell-content-change>
        <table:cell-content-change table:id="ct1777">
          <table:cell-address table:column="110" table:row="41" table:table="0"/>
          <office:change-info>
            <dc:creator> </dc:creator>
            <dc:date>2021-04-22T09:31:18.707041071</dc:date>
          </office:change-info>
          <table:previous>
            <table:change-track-table-cell office:value-type="float" office:value="0.00108418367346939"/>
          </table:previous>
        </table:cell-content-change>
        <table:cell-content-change table:id="ct1778">
          <table:cell-address table:column="110" table:row="42" table:table="0"/>
          <office:change-info>
            <dc:creator> </dc:creator>
            <dc:date>2021-04-22T09:31:18.707057673</dc:date>
          </office:change-info>
          <table:previous>
            <table:change-track-table-cell office:value-type="float" office:value="0.000255102040816326"/>
          </table:previous>
        </table:cell-content-change>
        <table:cell-content-change table:id="ct1779">
          <table:cell-address table:column="111" table:row="36" table:table="0"/>
          <office:change-info>
            <dc:creator> </dc:creator>
            <dc:date>2021-04-22T09:31:18.707074555</dc:date>
          </office:change-info>
          <table:previous>
            <table:change-track-table-cell office:value-type="float" office:value="0.00104776429686097"/>
          </table:previous>
        </table:cell-content-change>
        <table:cell-content-change table:id="ct1780">
          <table:cell-address table:column="111" table:row="37" table:table="0"/>
          <office:change-info>
            <dc:creator> </dc:creator>
            <dc:date>2021-04-22T09:31:18.707090906</dc:date>
          </office:change-info>
          <table:previous>
            <table:change-track-table-cell office:value-type="float" office:value="0.000513550585129807"/>
          </table:previous>
        </table:cell-content-change>
        <table:cell-content-change table:id="ct1781">
          <table:cell-address table:column="111" table:row="38" table:table="0"/>
          <office:change-info>
            <dc:creator> </dc:creator>
            <dc:date>2021-04-22T09:31:18.707107350</dc:date>
          </office:change-info>
          <table:previous>
            <table:change-track-table-cell office:value-type="float" office:value="0.00036259942134601"/>
          </table:previous>
        </table:cell-content-change>
        <table:cell-content-change table:id="ct1782">
          <table:cell-address table:column="111" table:row="39" table:table="0"/>
          <office:change-info>
            <dc:creator> </dc:creator>
            <dc:date>2021-04-22T09:31:18.707123914</dc:date>
          </office:change-info>
          <table:previous>
            <table:change-track-table-cell office:value-type="float" office:value="0.000341546686860563"/>
          </table:previous>
        </table:cell-content-change>
        <table:cell-content-change table:id="ct1783">
          <table:cell-address table:column="111" table:row="40" table:table="0"/>
          <office:change-info>
            <dc:creator> </dc:creator>
            <dc:date>2021-04-22T09:31:18.707140508</dc:date>
          </office:change-info>
          <table:previous>
            <table:change-track-table-cell office:value-type="float" office:value="0.000566905396396566"/>
          </table:previous>
        </table:cell-content-change>
        <table:cell-content-change table:id="ct1784">
          <table:cell-address table:column="111" table:row="41" table:table="0"/>
          <office:change-info>
            <dc:creator> </dc:creator>
            <dc:date>2021-04-22T09:31:18.707157063</dc:date>
          </office:change-info>
          <table:previous>
            <table:change-track-table-cell office:value-type="float" office:value="0.000329242059302165"/>
          </table:previous>
        </table:cell-content-change>
        <table:cell-content-change table:id="ct1785">
          <table:cell-address table:column="111" table:row="42" table:table="0"/>
          <office:change-info>
            <dc:creator> </dc:creator>
            <dc:date>2021-04-22T09:31:18.707173752</dc:date>
          </office:change-info>
          <table:previous>
            <table:change-track-table-cell office:value-type="float" office:value="0.000153009570805014"/>
          </table:previous>
        </table:cell-content-change>
        <table:cell-content-change table:id="ct1786">
          <table:cell-address table:column="112" table:row="36" table:table="0"/>
          <office:change-info>
            <dc:creator> </dc:creator>
            <dc:date>2021-04-22T09:31:18.707190610</dc:date>
          </office:change-info>
          <table:previous>
            <table:change-track-table-cell office:value-type="float" office:value="0.000903486394557823"/>
          </table:previous>
        </table:cell-content-change>
        <table:cell-content-change table:id="ct1787">
          <table:cell-address table:column="112" table:row="37" table:table="0"/>
          <office:change-info>
            <dc:creator> </dc:creator>
            <dc:date>2021-04-22T09:31:18.707207241</dc:date>
          </office:change-info>
          <table:previous>
            <table:change-track-table-cell office:value-type="float" office:value="0.00040391156462585"/>
          </table:previous>
        </table:cell-content-change>
        <table:cell-content-change table:id="ct1788">
          <table:cell-address table:column="112" table:row="38" table:table="0"/>
          <office:change-info>
            <dc:creator> </dc:creator>
            <dc:date>2021-04-22T09:31:18.707223869</dc:date>
          </office:change-info>
          <table:previous>
            <table:change-track-table-cell office:value-type="float" office:value="0.000563350340136054"/>
          </table:previous>
        </table:cell-content-change>
        <table:cell-content-change table:id="ct1789">
          <table:cell-address table:column="112" table:row="39" table:table="0"/>
          <office:change-info>
            <dc:creator> </dc:creator>
            <dc:date>2021-04-22T09:31:18.707240608</dc:date>
          </office:change-info>
          <table:previous>
            <table:change-track-table-cell office:value-type="float" office:value="0.000297619047619048"/>
          </table:previous>
        </table:cell-content-change>
        <table:cell-content-change table:id="ct1790">
          <table:cell-address table:column="112" table:row="40" table:table="0"/>
          <office:change-info>
            <dc:creator> </dc:creator>
            <dc:date>2021-04-22T09:31:18.707257061</dc:date>
          </office:change-info>
          <table:previous>
            <table:change-track-table-cell office:value-type="float" office:value="0.000733418367346939"/>
          </table:previous>
        </table:cell-content-change>
        <table:cell-content-change table:id="ct1791">
          <table:cell-address table:column="112" table:row="41" table:table="0"/>
          <office:change-info>
            <dc:creator> </dc:creator>
            <dc:date>2021-04-22T09:31:18.707273778</dc:date>
          </office:change-info>
          <table:previous>
            <table:change-track-table-cell office:value-type="float" office:value="0.00041454081632653"/>
          </table:previous>
        </table:cell-content-change>
        <table:cell-content-change table:id="ct1792">
          <table:cell-address table:column="112" table:row="42" table:table="0"/>
          <office:change-info>
            <dc:creator> </dc:creator>
            <dc:date>2021-04-22T09:31:18.707290433</dc:date>
          </office:change-info>
          <table:previous>
            <table:change-track-table-cell office:value-type="float" office:value="0.000334821428571429"/>
          </table:previous>
        </table:cell-content-change>
        <table:cell-content-change table:id="ct1793">
          <table:cell-address table:column="113" table:row="36" table:table="0"/>
          <office:change-info>
            <dc:creator> </dc:creator>
            <dc:date>2021-04-22T09:31:18.707307345</dc:date>
          </office:change-info>
          <table:previous>
            <table:change-track-table-cell office:value-type="float" office:value="0.000249724889916325"/>
          </table:previous>
        </table:cell-content-change>
        <table:cell-content-change table:id="ct1794">
          <table:cell-address table:column="113" table:row="37" table:table="0"/>
          <office:change-info>
            <dc:creator> </dc:creator>
            <dc:date>2021-04-22T09:31:18.707324082</dc:date>
          </office:change-info>
          <table:previous>
            <table:change-track-table-cell office:value-type="float" office:value="0.0000762672586353202"/>
          </table:previous>
        </table:cell-content-change>
        <table:cell-content-change table:id="ct1795">
          <table:cell-address table:column="113" table:row="38" table:table="0"/>
          <office:change-info>
            <dc:creator> </dc:creator>
            <dc:date>2021-04-22T09:31:18.707340514</dc:date>
          </office:change-info>
          <table:previous>
            <table:change-track-table-cell office:value-type="float" office:value="0.000210144360038636"/>
          </table:previous>
        </table:cell-content-change>
        <table:cell-content-change table:id="ct1796">
          <table:cell-address table:column="113" table:row="39" table:table="0"/>
          <office:change-info>
            <dc:creator> </dc:creator>
            <dc:date>2021-04-22T09:31:18.707357075</dc:date>
          </office:change-info>
          <table:previous>
            <table:change-track-table-cell office:value-type="float" office:value="0.000225154671469966"/>
          </table:previous>
        </table:cell-content-change>
        <table:cell-content-change table:id="ct1797">
          <table:cell-address table:column="113" table:row="40" table:table="0"/>
          <office:change-info>
            <dc:creator> </dc:creator>
            <dc:date>2021-04-22T09:31:18.707373574</dc:date>
          </office:change-info>
          <table:previous>
            <table:change-track-table-cell office:value-type="float" office:value="0.000192159419014737"/>
          </table:previous>
        </table:cell-content-change>
        <table:cell-content-change table:id="ct1798">
          <table:cell-address table:column="113" table:row="41" table:table="0"/>
          <office:change-info>
            <dc:creator> </dc:creator>
            <dc:date>2021-04-22T09:31:18.707390108</dc:date>
          </office:change-info>
          <table:previous>
            <table:change-track-table-cell office:value-type="float" office:value="0.000322107012643468"/>
          </table:previous>
        </table:cell-content-change>
        <table:cell-content-change table:id="ct1799">
          <table:cell-address table:column="113" table:row="42" table:table="0"/>
          <office:change-info>
            <dc:creator> </dc:creator>
            <dc:date>2021-04-22T09:31:18.707406705</dc:date>
          </office:change-info>
          <table:previous>
            <table:change-track-table-cell office:value-type="float" office:value="0.000162502936800063"/>
          </table:previous>
        </table:cell-content-change>
        <table:cell-content-change table:id="ct1800">
          <table:cell-address table:column="114" table:row="36" table:table="0"/>
          <office:change-info>
            <dc:creator> </dc:creator>
            <dc:date>2021-04-22T09:31:18.707423453</dc:date>
          </office:change-info>
          <table:previous>
            <table:change-track-table-cell office:value-type="float" office:value="34.76"/>
          </table:previous>
        </table:cell-content-change>
        <table:cell-content-change table:id="ct1801">
          <table:cell-address table:column="114" table:row="37" table:table="0"/>
          <office:change-info>
            <dc:creator> </dc:creator>
            <dc:date>2021-04-22T09:31:18.707439843</dc:date>
          </office:change-info>
          <table:previous>
            <table:change-track-table-cell office:value-type="float" office:value="35.2366666666667"/>
          </table:previous>
        </table:cell-content-change>
        <table:cell-content-change table:id="ct1802">
          <table:cell-address table:column="114" table:row="38" table:table="0"/>
          <office:change-info>
            <dc:creator> </dc:creator>
            <dc:date>2021-04-22T09:31:18.707456553</dc:date>
          </office:change-info>
          <table:previous>
            <table:change-track-table-cell office:value-type="float" office:value="33.3333333333333"/>
          </table:previous>
        </table:cell-content-change>
        <table:cell-content-change table:id="ct1803">
          <table:cell-address table:column="114" table:row="39" table:table="0"/>
          <office:change-info>
            <dc:creator> </dc:creator>
            <dc:date>2021-04-22T09:31:18.707480036</dc:date>
          </office:change-info>
          <table:previous>
            <table:change-track-table-cell office:value-type="float" office:value="36.6666666666667"/>
          </table:previous>
        </table:cell-content-change>
        <table:cell-content-change table:id="ct1804">
          <table:cell-address table:column="114" table:row="40" table:table="0"/>
          <office:change-info>
            <dc:creator> </dc:creator>
            <dc:date>2021-04-22T09:31:18.707501139</dc:date>
          </office:change-info>
          <table:previous>
            <table:change-track-table-cell office:value-type="float" office:value="34.5233333333333"/>
          </table:previous>
        </table:cell-content-change>
        <table:cell-content-change table:id="ct1805">
          <table:cell-address table:column="114" table:row="41" table:table="0"/>
          <office:change-info>
            <dc:creator> </dc:creator>
            <dc:date>2021-04-22T09:31:18.707520776</dc:date>
          </office:change-info>
          <table:previous>
            <table:change-track-table-cell office:value-type="float" office:value="42.855"/>
          </table:previous>
        </table:cell-content-change>
        <table:cell-content-change table:id="ct1806">
          <table:cell-address table:column="114" table:row="42" table:table="0"/>
          <office:change-info>
            <dc:creator> </dc:creator>
            <dc:date>2021-04-22T09:31:18.707540355</dc:date>
          </office:change-info>
          <table:previous>
            <table:change-track-table-cell office:value-type="float" office:value="43.93"/>
          </table:previous>
        </table:cell-content-change>
        <table:cell-content-change table:id="ct1807">
          <table:cell-address table:column="115" table:row="36" table:table="0"/>
          <office:change-info>
            <dc:creator> </dc:creator>
            <dc:date>2021-04-22T09:31:18.707561279</dc:date>
          </office:change-info>
          <table:previous>
            <table:change-track-table-cell office:value-type="float" office:value="68.3333333333333"/>
          </table:previous>
        </table:cell-content-change>
        <table:cell-content-change table:id="ct1808">
          <table:cell-address table:column="115" table:row="37" table:table="0"/>
          <office:change-info>
            <dc:creator> </dc:creator>
            <dc:date>2021-04-22T09:31:18.707581403</dc:date>
          </office:change-info>
          <table:previous>
            <table:change-track-table-cell office:value-type="float" office:value="66.9033333333333"/>
          </table:previous>
        </table:cell-content-change>
        <table:cell-content-change table:id="ct1809">
          <table:cell-address table:column="115" table:row="38" table:table="0"/>
          <office:change-info>
            <dc:creator> </dc:creator>
            <dc:date>2021-04-22T09:31:18.707600044</dc:date>
          </office:change-info>
          <table:previous>
            <table:change-track-table-cell office:value-type="float" office:value="65.9533333333333"/>
          </table:previous>
        </table:cell-content-change>
        <table:cell-content-change table:id="ct1810">
          <table:cell-address table:column="115" table:row="39" table:table="0"/>
          <office:change-info>
            <dc:creator> </dc:creator>
            <dc:date>2021-04-22T09:31:18.707618607</dc:date>
          </office:change-info>
          <table:previous>
            <table:change-track-table-cell office:value-type="float" office:value="75.4766666666667"/>
          </table:previous>
        </table:cell-content-change>
        <table:cell-content-change table:id="ct1811">
          <table:cell-address table:column="115" table:row="40" table:table="0"/>
          <office:change-info>
            <dc:creator> </dc:creator>
            <dc:date>2021-04-22T09:31:18.707636950</dc:date>
          </office:change-info>
          <table:previous>
            <table:change-track-table-cell office:value-type="float" office:value="70.7166666666667"/>
          </table:previous>
        </table:cell-content-change>
        <table:cell-content-change table:id="ct1812">
          <table:cell-address table:column="115" table:row="41" table:table="0"/>
          <office:change-info>
            <dc:creator> </dc:creator>
            <dc:date>2021-04-22T09:31:18.707655297</dc:date>
          </office:change-info>
          <table:previous>
            <table:change-track-table-cell office:value-type="float" office:value="77.5"/>
          </table:previous>
        </table:cell-content-change>
        <table:cell-content-change table:id="ct1813">
          <table:cell-address table:column="115" table:row="42" table:table="0"/>
          <office:change-info>
            <dc:creator> </dc:creator>
            <dc:date>2021-04-22T09:31:18.707673518</dc:date>
          </office:change-info>
          <table:previous>
            <table:change-track-table-cell office:value-type="float" office:value="76.07"/>
          </table:previous>
        </table:cell-content-change>
        <table:cell-content-change table:id="ct1814">
          <table:cell-address table:column="116" table:row="36" table:table="0"/>
          <office:change-info>
            <dc:creator> </dc:creator>
            <dc:date>2021-04-22T09:31:18.707692206</dc:date>
          </office:change-info>
          <table:previous>
            <table:change-track-table-cell office:value-type="float" office:value="66.43"/>
          </table:previous>
        </table:cell-content-change>
        <table:cell-content-change table:id="ct1815">
          <table:cell-address table:column="116" table:row="37" table:table="0"/>
          <office:change-info>
            <dc:creator> </dc:creator>
            <dc:date>2021-04-22T09:31:18.707710466</dc:date>
          </office:change-info>
          <table:previous>
            <table:change-track-table-cell office:value-type="float" office:value="68.3333333333333"/>
          </table:previous>
        </table:cell-content-change>
        <table:cell-content-change table:id="ct1816">
          <table:cell-address table:column="116" table:row="38" table:table="0"/>
          <office:change-info>
            <dc:creator> </dc:creator>
            <dc:date>2021-04-22T09:31:18.707728602</dc:date>
          </office:change-info>
          <table:previous>
            <table:change-track-table-cell office:value-type="float" office:value="67.3833333333333"/>
          </table:previous>
        </table:cell-content-change>
        <table:cell-content-change table:id="ct1817">
          <table:cell-address table:column="116" table:row="39" table:table="0"/>
          <office:change-info>
            <dc:creator> </dc:creator>
            <dc:date>2021-04-22T09:31:18.707746765</dc:date>
          </office:change-info>
          <table:previous>
            <table:change-track-table-cell office:value-type="float" office:value="61.19"/>
          </table:previous>
        </table:cell-content-change>
        <table:cell-content-change table:id="ct1818">
          <table:cell-address table:column="116" table:row="40" table:table="0"/>
          <office:change-info>
            <dc:creator> </dc:creator>
            <dc:date>2021-04-22T09:31:18.707764849</dc:date>
          </office:change-info>
          <table:previous>
            <table:change-track-table-cell office:value-type="float" office:value="63.81"/>
          </table:previous>
        </table:cell-content-change>
        <table:cell-content-change table:id="ct1819">
          <table:cell-address table:column="116" table:row="41" table:table="0"/>
          <office:change-info>
            <dc:creator> </dc:creator>
            <dc:date>2021-04-22T09:31:18.707783062</dc:date>
          </office:change-info>
          <table:previous>
            <table:change-track-table-cell office:value-type="float" office:value="65.36"/>
          </table:previous>
        </table:cell-content-change>
        <table:cell-content-change table:id="ct1820">
          <table:cell-address table:column="116" table:row="42" table:table="0"/>
          <office:change-info>
            <dc:creator> </dc:creator>
            <dc:date>2021-04-22T09:31:18.707801150</dc:date>
          </office:change-info>
          <table:previous>
            <table:change-track-table-cell office:value-type="float" office:value="67.86"/>
          </table:previous>
        </table:cell-content-change>
        <table:cell-content-change table:id="ct1821">
          <table:cell-address table:column="117" table:row="36" table:table="0"/>
          <office:change-info>
            <dc:creator> </dc:creator>
            <dc:date>2021-04-22T09:31:18.707819884</dc:date>
          </office:change-info>
          <table:previous>
            <table:change-track-table-cell office:value-type="float" office:value="67.07"/>
          </table:previous>
        </table:cell-content-change>
        <table:cell-content-change table:id="ct1822">
          <table:cell-address table:column="117" table:row="37" table:table="0"/>
          <office:change-info>
            <dc:creator> </dc:creator>
            <dc:date>2021-04-22T09:31:18.707837949</dc:date>
          </office:change-info>
          <table:previous>
            <table:change-track-table-cell office:value-type="float" office:value="68.12"/>
          </table:previous>
        </table:cell-content-change>
        <table:cell-content-change table:id="ct1823">
          <table:cell-address table:column="117" table:row="38" table:table="0"/>
          <office:change-info>
            <dc:creator> </dc:creator>
            <dc:date>2021-04-22T09:31:18.707855798</dc:date>
          </office:change-info>
          <table:previous>
            <table:change-track-table-cell office:value-type="float" office:value="67.27"/>
          </table:previous>
        </table:cell-content-change>
        <table:cell-content-change table:id="ct1824">
          <table:cell-address table:column="117" table:row="39" table:table="0"/>
          <office:change-info>
            <dc:creator> </dc:creator>
            <dc:date>2021-04-22T09:31:18.707873757</dc:date>
          </office:change-info>
          <table:previous>
            <table:change-track-table-cell office:value-type="float" office:value="66.04"/>
          </table:previous>
        </table:cell-content-change>
        <table:cell-content-change table:id="ct1825">
          <table:cell-address table:column="117" table:row="40" table:table="0"/>
          <office:change-info>
            <dc:creator> </dc:creator>
            <dc:date>2021-04-22T09:31:18.707892137</dc:date>
          </office:change-info>
          <table:previous>
            <table:change-track-table-cell office:value-type="float" office:value="66.2566666666667"/>
          </table:previous>
        </table:cell-content-change>
        <table:cell-content-change table:id="ct1826">
          <table:cell-address table:column="117" table:row="41" table:table="0"/>
          <office:change-info>
            <dc:creator> </dc:creator>
            <dc:date>2021-04-22T09:31:18.707910146</dc:date>
          </office:change-info>
          <table:previous>
            <table:change-track-table-cell office:value-type="float" office:value="69.12"/>
          </table:previous>
        </table:cell-content-change>
        <table:cell-content-change table:id="ct1827">
          <table:cell-address table:column="117" table:row="42" table:table="0"/>
          <office:change-info>
            <dc:creator> </dc:creator>
            <dc:date>2021-04-22T09:31:18.707929193</dc:date>
          </office:change-info>
          <table:previous>
            <table:change-track-table-cell office:value-type="float" office:value="70.315"/>
          </table:previous>
        </table:cell-content-change>
        <table:cell-content-change table:id="ct1828">
          <table:cell-address table:column="118" table:row="36" table:table="0"/>
          <office:change-info>
            <dc:creator> </dc:creator>
            <dc:date>2021-04-22T09:31:18.707950775</dc:date>
          </office:change-info>
          <table:previous>
            <table:change-track-table-cell office:value-type="float" office:value="67.38"/>
          </table:previous>
        </table:cell-content-change>
        <table:cell-content-change table:id="ct1829">
          <table:cell-address table:column="118" table:row="37" table:table="0"/>
          <office:change-info>
            <dc:creator> </dc:creator>
            <dc:date>2021-04-22T09:31:18.707970929</dc:date>
          </office:change-info>
          <table:previous>
            <table:change-track-table-cell office:value-type="float" office:value="67.62"/>
          </table:previous>
        </table:cell-content-change>
        <table:cell-content-change table:id="ct1830">
          <table:cell-address table:column="118" table:row="38" table:table="0"/>
          <office:change-info>
            <dc:creator> </dc:creator>
            <dc:date>2021-04-22T09:31:18.707987990</dc:date>
          </office:change-info>
          <table:previous>
            <table:change-track-table-cell office:value-type="float" office:value="66.6666666666667"/>
          </table:previous>
        </table:cell-content-change>
        <table:cell-content-change table:id="ct1831">
          <table:cell-address table:column="118" table:row="39" table:table="0"/>
          <office:change-info>
            <dc:creator> </dc:creator>
            <dc:date>2021-04-22T09:31:18.708004544</dc:date>
          </office:change-info>
          <table:previous>
            <table:change-track-table-cell office:value-type="float" office:value="68.3333333333333"/>
          </table:previous>
        </table:cell-content-change>
        <table:cell-content-change table:id="ct1832">
          <table:cell-address table:column="118" table:row="40" table:table="0"/>
          <office:change-info>
            <dc:creator> </dc:creator>
            <dc:date>2021-04-22T09:31:18.708021008</dc:date>
          </office:change-info>
          <table:previous>
            <table:change-track-table-cell office:value-type="float" office:value="67.2633333333333"/>
          </table:previous>
        </table:cell-content-change>
        <table:cell-content-change table:id="ct1833">
          <table:cell-address table:column="118" table:row="41" table:table="0"/>
          <office:change-info>
            <dc:creator> </dc:creator>
            <dc:date>2021-04-22T09:31:18.708037431</dc:date>
          </office:change-info>
          <table:previous>
            <table:change-track-table-cell office:value-type="float" office:value="71.43"/>
          </table:previous>
        </table:cell-content-change>
        <table:cell-content-change table:id="ct1834">
          <table:cell-address table:column="118" table:row="42" table:table="0"/>
          <office:change-info>
            <dc:creator> </dc:creator>
            <dc:date>2021-04-22T09:31:18.708053792</dc:date>
          </office:change-info>
          <table:previous>
            <table:change-track-table-cell office:value-type="float" office:value="71.965"/>
          </table:previous>
        </table:cell-content-change>
        <table:cell-content-change table:id="ct1835">
          <table:cell-address table:column="119" table:row="36" table:table="0"/>
          <office:change-info>
            <dc:creator> </dc:creator>
            <dc:date>2021-04-22T09:31:18.708070675</dc:date>
          </office:change-info>
          <table:previous>
            <table:change-track-table-cell office:value-type="float" office:value="26.86"/>
          </table:previous>
        </table:cell-content-change>
        <table:cell-content-change table:id="ct1836">
          <table:cell-address table:column="119" table:row="37" table:table="0"/>
          <office:change-info>
            <dc:creator> </dc:creator>
            <dc:date>2021-04-22T09:31:18.708087257</dc:date>
          </office:change-info>
          <table:previous>
            <table:change-track-table-cell office:value-type="float" office:value="27.0433333333333"/>
          </table:previous>
        </table:cell-content-change>
        <table:cell-content-change table:id="ct1837">
          <table:cell-address table:column="119" table:row="38" table:table="0"/>
          <office:change-info>
            <dc:creator> </dc:creator>
            <dc:date>2021-04-22T09:31:18.708103474</dc:date>
          </office:change-info>
          <table:previous>
            <table:change-track-table-cell office:value-type="float" office:value="26.18"/>
          </table:previous>
        </table:cell-content-change>
        <table:cell-content-change table:id="ct1838">
          <table:cell-address table:column="119" table:row="39" table:table="0"/>
          <office:change-info>
            <dc:creator> </dc:creator>
            <dc:date>2021-04-22T09:31:18.708119752</dc:date>
          </office:change-info>
          <table:previous>
            <table:change-track-table-cell office:value-type="float" office:value="26.8533333333333"/>
          </table:previous>
        </table:cell-content-change>
        <table:cell-content-change table:id="ct1839">
          <table:cell-address table:column="119" table:row="40" table:table="0"/>
          <office:change-info>
            <dc:creator> </dc:creator>
            <dc:date>2021-04-22T09:31:18.708135971</dc:date>
          </office:change-info>
          <table:previous>
            <table:change-track-table-cell office:value-type="float" office:value="27.59"/>
          </table:previous>
        </table:cell-content-change>
        <table:cell-content-change table:id="ct1840">
          <table:cell-address table:column="119" table:row="41" table:table="0"/>
          <office:change-info>
            <dc:creator> </dc:creator>
            <dc:date>2021-04-22T09:31:18.708152221</dc:date>
          </office:change-info>
          <table:previous>
            <table:change-track-table-cell office:value-type="float" office:value="28.095"/>
          </table:previous>
        </table:cell-content-change>
        <table:cell-content-change table:id="ct1841">
          <table:cell-address table:column="119" table:row="42" table:table="0"/>
          <office:change-info>
            <dc:creator> </dc:creator>
            <dc:date>2021-04-22T09:31:18.708168428</dc:date>
          </office:change-info>
          <table:previous>
            <table:change-track-table-cell office:value-type="float" office:value="27.505"/>
          </table:previous>
        </table:cell-content-change>
        <table:cell-content-change table:id="ct1842">
          <table:cell-address table:column="120" table:row="36" table:table="0"/>
          <office:change-info>
            <dc:creator> </dc:creator>
            <dc:date>2021-04-22T09:31:18.708187296</dc:date>
          </office:change-info>
          <table:previous>
            <table:change-track-table-cell office:value-type="float" office:value="0.00420918367346939"/>
          </table:previous>
        </table:cell-content-change>
        <table:cell-content-change table:id="ct1843">
          <table:cell-address table:column="120" table:row="37" table:table="0"/>
          <office:change-info>
            <dc:creator> </dc:creator>
            <dc:date>2021-04-22T09:31:18.708203826</dc:date>
          </office:change-info>
          <table:previous>
            <table:change-track-table-cell office:value-type="float" office:value="0.00250850340136054"/>
          </table:previous>
        </table:cell-content-change>
        <table:cell-content-change table:id="ct1844">
          <table:cell-address table:column="120" table:row="38" table:table="0"/>
          <office:change-info>
            <dc:creator> </dc:creator>
            <dc:date>2021-04-22T09:31:18.708219924</dc:date>
          </office:change-info>
          <table:previous>
            <table:change-track-table-cell office:value-type="float" office:value="0.00148809523809524"/>
          </table:previous>
        </table:cell-content-change>
        <table:cell-content-change table:id="ct1845">
          <table:cell-address table:column="120" table:row="39" table:table="0"/>
          <office:change-info>
            <dc:creator> </dc:creator>
            <dc:date>2021-04-22T09:31:18.708236158</dc:date>
          </office:change-info>
          <table:previous>
            <table:change-track-table-cell office:value-type="float" office:value="0.00182823129251701"/>
          </table:previous>
        </table:cell-content-change>
        <table:cell-content-change table:id="ct1846">
          <table:cell-address table:column="120" table:row="40" table:table="0"/>
          <office:change-info>
            <dc:creator> </dc:creator>
            <dc:date>2021-04-22T09:31:18.708252267</dc:date>
          </office:change-info>
          <table:previous>
            <table:change-track-table-cell office:value-type="float" office:value="0.000977891156462585"/>
          </table:previous>
        </table:cell-content-change>
        <table:cell-content-change table:id="ct1847">
          <table:cell-address table:column="120" table:row="41" table:table="0"/>
          <office:change-info>
            <dc:creator> </dc:creator>
            <dc:date>2021-04-22T09:31:18.708268482</dc:date>
          </office:change-info>
          <table:previous>
            <table:change-track-table-cell office:value-type="float" office:value="0.000573979591836734"/>
          </table:previous>
        </table:cell-content-change>
        <table:cell-content-change table:id="ct1848">
          <table:cell-address table:column="120" table:row="42" table:table="0"/>
          <office:change-info>
            <dc:creator> </dc:creator>
            <dc:date>2021-04-22T09:31:18.708284723</dc:date>
          </office:change-info>
          <table:previous>
            <table:change-track-table-cell office:value-type="float" office:value="0.00114795918367347"/>
          </table:previous>
        </table:cell-content-change>
        <table:cell-content-change table:id="ct1849">
          <table:cell-address table:column="121" table:row="36" table:table="0"/>
          <office:change-info>
            <dc:creator> </dc:creator>
            <dc:date>2021-04-22T09:31:18.708301299</dc:date>
          </office:change-info>
          <table:previous>
            <table:change-track-table-cell office:value-type="float" office:value="0.0024234693877551"/>
          </table:previous>
        </table:cell-content-change>
        <table:cell-content-change table:id="ct1850">
          <table:cell-address table:column="121" table:row="37" table:table="0"/>
          <office:change-info>
            <dc:creator> </dc:creator>
            <dc:date>2021-04-22T09:31:18.708317530</dc:date>
          </office:change-info>
          <table:previous>
            <table:change-track-table-cell office:value-type="float" office:value="0.00199829931972789"/>
          </table:previous>
        </table:cell-content-change>
        <table:cell-content-change table:id="ct1851">
          <table:cell-address table:column="121" table:row="38" table:table="0"/>
          <office:change-info>
            <dc:creator> </dc:creator>
            <dc:date>2021-04-22T09:31:18.708333677</dc:date>
          </office:change-info>
          <table:previous>
            <table:change-track-table-cell office:value-type="float" office:value="0.000637755102040818"/>
          </table:previous>
        </table:cell-content-change>
        <table:cell-content-change table:id="ct1852">
          <table:cell-address table:column="121" table:row="39" table:table="0"/>
          <office:change-info>
            <dc:creator> </dc:creator>
            <dc:date>2021-04-22T09:31:18.708349914</dc:date>
          </office:change-info>
          <table:previous>
            <table:change-track-table-cell office:value-type="float" office:value="0.00199829931972789"/>
          </table:previous>
        </table:cell-content-change>
        <table:cell-content-change table:id="ct1853">
          <table:cell-address table:column="121" table:row="40" table:table="0"/>
          <office:change-info>
            <dc:creator> </dc:creator>
            <dc:date>2021-04-22T09:31:18.708366100</dc:date>
          </office:change-info>
          <table:previous>
            <table:change-track-table-cell office:value-type="float" office:value="0.0008078231292517"/>
          </table:previous>
        </table:cell-content-change>
        <table:cell-content-change table:id="ct1854">
          <table:cell-address table:column="121" table:row="41" table:table="0"/>
          <office:change-info>
            <dc:creator> </dc:creator>
            <dc:date>2021-04-22T09:31:18.708382334</dc:date>
          </office:change-info>
          <table:previous>
            <table:change-track-table-cell office:value-type="float" office:value="0.000573979591836734"/>
          </table:previous>
        </table:cell-content-change>
        <table:cell-content-change table:id="ct1855">
          <table:cell-address table:column="121" table:row="42" table:table="0"/>
          <office:change-info>
            <dc:creator> </dc:creator>
            <dc:date>2021-04-22T09:31:18.708398705</dc:date>
          </office:change-info>
          <table:previous>
            <table:change-track-table-cell office:value-type="float" office:value="0.000637755102040816"/>
          </table:previous>
        </table:cell-content-change>
        <table:cell-content-change table:id="ct1856">
          <table:cell-address table:column="122" table:row="36" table:table="0"/>
          <office:change-info>
            <dc:creator> </dc:creator>
            <dc:date>2021-04-22T09:31:18.708415226</dc:date>
          </office:change-info>
          <table:previous>
            <table:change-track-table-cell office:value-type="float" office:value="0.00170068027210884"/>
          </table:previous>
        </table:cell-content-change>
        <table:cell-content-change table:id="ct1857">
          <table:cell-address table:column="122" table:row="37" table:table="0"/>
          <office:change-info>
            <dc:creator> </dc:creator>
            <dc:date>2021-04-22T09:31:18.708431228</dc:date>
          </office:change-info>
          <table:previous>
            <table:change-track-table-cell office:value-type="float" office:value="0.000637755102040818"/>
          </table:previous>
        </table:cell-content-change>
        <table:cell-content-change table:id="ct1858">
          <table:cell-address table:column="122" table:row="38" table:table="0"/>
          <office:change-info>
            <dc:creator> </dc:creator>
            <dc:date>2021-04-22T09:31:18.708447427</dc:date>
          </office:change-info>
          <table:previous>
            <table:change-track-table-cell office:value-type="float" office:value="0.000850340136054423"/>
          </table:previous>
        </table:cell-content-change>
        <table:cell-content-change table:id="ct1859">
          <table:cell-address table:column="122" table:row="39" table:table="0"/>
          <office:change-info>
            <dc:creator> </dc:creator>
            <dc:date>2021-04-22T09:31:18.708463578</dc:date>
          </office:change-info>
          <table:previous>
            <table:change-track-table-cell office:value-type="float" office:value="0.000297619047619048"/>
          </table:previous>
        </table:cell-content-change>
        <table:cell-content-change table:id="ct1860">
          <table:cell-address table:column="122" table:row="40" table:table="0"/>
          <office:change-info>
            <dc:creator> </dc:creator>
            <dc:date>2021-04-22T09:31:18.708479694</dc:date>
          </office:change-info>
          <table:previous>
            <table:change-track-table-cell office:value-type="float" office:value="0.000850340136054422"/>
          </table:previous>
        </table:cell-content-change>
        <table:cell-content-change table:id="ct1861">
          <table:cell-address table:column="122" table:row="41" table:table="0"/>
          <office:change-info>
            <dc:creator> </dc:creator>
            <dc:date>2021-04-22T09:31:18.708495940</dc:date>
          </office:change-info>
          <table:previous>
            <table:change-track-table-cell office:value-type="float" office:value="0.000191326530612246"/>
          </table:previous>
        </table:cell-content-change>
        <table:cell-content-change table:id="ct1862">
          <table:cell-address table:column="122" table:row="42" table:table="0"/>
          <office:change-info>
            <dc:creator> </dc:creator>
            <dc:date>2021-04-22T09:31:18.708511939</dc:date>
          </office:change-info>
          <table:previous>
            <table:change-track-table-cell office:value-type="float" office:value="0.000382653061224489"/>
          </table:previous>
        </table:cell-content-change>
        <table:cell-content-change table:id="ct1863">
          <table:cell-address table:column="123" table:row="36" table:table="0"/>
          <office:change-info>
            <dc:creator> </dc:creator>
            <dc:date>2021-04-22T09:31:18.708528490</dc:date>
          </office:change-info>
          <table:previous>
            <table:change-track-table-cell office:value-type="float" office:value="0.000994086184920782"/>
          </table:previous>
        </table:cell-content-change>
        <table:cell-content-change table:id="ct1864">
          <table:cell-address table:column="123" table:row="37" table:table="0"/>
          <office:change-info>
            <dc:creator> </dc:creator>
            <dc:date>2021-04-22T09:31:18.708544443</dc:date>
          </office:change-info>
          <table:previous>
            <table:change-track-table-cell office:value-type="float" office:value="0.000542185427202832"/>
          </table:previous>
        </table:cell-content-change>
        <table:cell-content-change table:id="ct1865">
          <table:cell-address table:column="123" table:row="38" table:table="0"/>
          <office:change-info>
            <dc:creator> </dc:creator>
            <dc:date>2021-04-22T09:31:18.708560667</dc:date>
          </office:change-info>
          <table:previous>
            <table:change-track-table-cell office:value-type="float" office:value="0.000406971683103629"/>
          </table:previous>
        </table:cell-content-change>
        <table:cell-content-change table:id="ct1866">
          <table:cell-address table:column="123" table:row="39" table:table="0"/>
          <office:change-info>
            <dc:creator> </dc:creator>
            <dc:date>2021-04-22T09:31:18.708576855</dc:date>
          </office:change-info>
          <table:previous>
            <table:change-track-table-cell office:value-type="float" office:value="0.000241473397415852"/>
          </table:previous>
        </table:cell-content-change>
        <table:cell-content-change table:id="ct1867">
          <table:cell-address table:column="123" table:row="40" table:table="0"/>
          <office:change-info>
            <dc:creator> </dc:creator>
            <dc:date>2021-04-22T09:31:18.708605247</dc:date>
          </office:change-info>
          <table:previous>
            <table:change-track-table-cell office:value-type="float" office:value="0.000254513155069682"/>
          </table:previous>
        </table:cell-content-change>
        <table:cell-content-change table:id="ct1868">
          <table:cell-address table:column="123" table:row="41" table:table="0"/>
          <office:change-info>
            <dc:creator> </dc:creator>
            <dc:date>2021-04-22T09:31:18.708619998</dc:date>
          </office:change-info>
          <table:previous>
            <table:change-track-table-cell office:value-type="float" office:value="0.0000754867343768065"/>
          </table:previous>
        </table:cell-content-change>
        <table:cell-content-change table:id="ct1869">
          <table:cell-address table:column="123" table:row="42" table:table="0"/>
          <office:change-info>
            <dc:creator> </dc:creator>
            <dc:date>2021-04-22T09:31:18.708634626</dc:date>
          </office:change-info>
          <table:previous>
            <table:change-track-table-cell office:value-type="float" office:value="0.000227379703695307"/>
          </table:previous>
        </table:cell-content-change>
        <table:cell-content-change table:id="ct1870">
          <table:cell-address table:column="124" table:row="36" table:table="0"/>
          <office:change-info>
            <dc:creator> </dc:creator>
            <dc:date>2021-04-22T09:31:18.708652942</dc:date>
          </office:change-info>
          <table:previous>
            <table:change-track-table-cell office:value-type="float" office:value="0.00105229591836735"/>
          </table:previous>
        </table:cell-content-change>
        <table:cell-content-change table:id="ct1871">
          <table:cell-address table:column="124" table:row="37" table:table="0"/>
          <office:change-info>
            <dc:creator> </dc:creator>
            <dc:date>2021-04-22T09:31:18.708667757</dc:date>
          </office:change-info>
          <table:previous>
            <table:change-track-table-cell office:value-type="float" office:value="0.000627125850340135"/>
          </table:previous>
        </table:cell-content-change>
        <table:cell-content-change table:id="ct1872">
          <table:cell-address table:column="124" table:row="38" table:table="0"/>
          <office:change-info>
            <dc:creator> </dc:creator>
            <dc:date>2021-04-22T09:31:18.708682301</dc:date>
          </office:change-info>
          <table:previous>
            <table:change-track-table-cell office:value-type="float" office:value="0.000372023809523809"/>
          </table:previous>
        </table:cell-content-change>
        <table:cell-content-change table:id="ct1873">
          <table:cell-address table:column="124" table:row="39" table:table="0"/>
          <office:change-info>
            <dc:creator> </dc:creator>
            <dc:date>2021-04-22T09:31:18.708696767</dc:date>
          </office:change-info>
          <table:previous>
            <table:change-track-table-cell office:value-type="float" office:value="0.000457057823129252"/>
          </table:previous>
        </table:cell-content-change>
        <table:cell-content-change table:id="ct1874">
          <table:cell-address table:column="124" table:row="40" table:table="0"/>
          <office:change-info>
            <dc:creator> </dc:creator>
            <dc:date>2021-04-22T09:31:18.708711177</dc:date>
          </office:change-info>
          <table:previous>
            <table:change-track-table-cell office:value-type="float" office:value="0.000244472789115646"/>
          </table:previous>
        </table:cell-content-change>
        <table:cell-content-change table:id="ct1875">
          <table:cell-address table:column="124" table:row="41" table:table="0"/>
          <office:change-info>
            <dc:creator> </dc:creator>
            <dc:date>2021-04-22T09:31:18.708725782</dc:date>
          </office:change-info>
          <table:previous>
            <table:change-track-table-cell office:value-type="float" office:value="0.000143494897959183"/>
          </table:previous>
        </table:cell-content-change>
        <table:cell-content-change table:id="ct1876">
          <table:cell-address table:column="124" table:row="42" table:table="0"/>
          <office:change-info>
            <dc:creator> </dc:creator>
            <dc:date>2021-04-22T09:31:18.708740336</dc:date>
          </office:change-info>
          <table:previous>
            <table:change-track-table-cell office:value-type="float" office:value="0.000286989795918367"/>
          </table:previous>
        </table:cell-content-change>
        <table:cell-content-change table:id="ct1877">
          <table:cell-address table:column="125" table:row="36" table:table="0"/>
          <office:change-info>
            <dc:creator> </dc:creator>
            <dc:date>2021-04-22T09:31:18.708755311</dc:date>
          </office:change-info>
          <table:previous>
            <table:change-track-table-cell office:value-type="float" office:value="0.000132839789781515"/>
          </table:previous>
        </table:cell-content-change>
        <table:cell-content-change table:id="ct1878">
          <table:cell-address table:column="125" table:row="37" table:table="0"/>
          <office:change-info>
            <dc:creator> </dc:creator>
            <dc:date>2021-04-22T09:31:18.708769958</dc:date>
          </office:change-info>
          <table:previous>
            <table:change-track-table-cell office:value-type="float" office:value="0.0000863208767891113"/>
          </table:previous>
        </table:cell-content-change>
        <table:cell-content-change table:id="ct1879">
          <table:cell-address table:column="125" table:row="38" table:table="0"/>
          <office:change-info>
            <dc:creator> </dc:creator>
            <dc:date>2021-04-22T09:31:18.708784730</dc:date>
          </office:change-info>
          <table:previous>
            <table:change-track-table-cell office:value-type="float" office:value="0.000204598735884048"/>
          </table:previous>
        </table:cell-content-change>
        <table:cell-content-change table:id="ct1880">
          <table:cell-address table:column="125" table:row="39" table:table="0"/>
          <office:change-info>
            <dc:creator> </dc:creator>
            <dc:date>2021-04-22T09:31:18.708799302</dc:date>
          </office:change-info>
          <table:previous>
            <table:change-track-table-cell office:value-type="float" office:value="0.0000656569166515998"/>
          </table:previous>
        </table:cell-content-change>
        <table:cell-content-change table:id="ct1881">
          <table:cell-address table:column="125" table:row="40" table:table="0"/>
          <office:change-info>
            <dc:creator> </dc:creator>
            <dc:date>2021-04-22T09:31:18.708814085</dc:date>
          </office:change-info>
          <table:previous>
            <table:change-track-table-cell office:value-type="float" office:value="0.0000987419054700055"/>
          </table:previous>
        </table:cell-content-change>
        <table:cell-content-change table:id="ct1882">
          <table:cell-address table:column="125" table:row="41" table:table="0"/>
          <office:change-info>
            <dc:creator> </dc:creator>
            <dc:date>2021-04-22T09:31:18.708829241</dc:date>
          </office:change-info>
          <table:previous>
            <table:change-track-table-cell office:value-type="float" office:value="0.000136071736236197"/>
          </table:previous>
        </table:cell-content-change>
        <table:cell-content-change table:id="ct1883">
          <table:cell-address table:column="125" table:row="42" table:table="0"/>
          <office:change-info>
            <dc:creator> </dc:creator>
            <dc:date>2021-04-22T09:31:18.708844062</dc:date>
          </office:change-info>
          <table:previous>
            <table:change-track-table-cell office:value-type="float" office:value="0.000345594065706007"/>
          </table:previous>
        </table:cell-content-change>
        <table:cell-content-change table:id="ct1884">
          <table:cell-address table:column="126" table:row="36" table:table="0"/>
          <office:change-info>
            <dc:creator> </dc:creator>
            <dc:date>2021-04-22T09:31:18.708859310</dc:date>
          </office:change-info>
          <table:previous>
            <table:change-track-table-cell office:value-type="float" office:value="35.24"/>
          </table:previous>
        </table:cell-content-change>
        <table:cell-content-change table:id="ct1885">
          <table:cell-address table:column="126" table:row="37" table:table="0"/>
          <office:change-info>
            <dc:creator> </dc:creator>
            <dc:date>2021-04-22T09:31:18.708874248</dc:date>
          </office:change-info>
          <table:previous>
            <table:change-track-table-cell office:value-type="float" office:value="35.9533333333333"/>
          </table:previous>
        </table:cell-content-change>
        <table:cell-content-change table:id="ct1886">
          <table:cell-address table:column="1" table:row="57" table:table="0"/>
          <office:change-info>
            <dc:creator> </dc:creator>
            <dc:date>2021-04-22T09:32:29.789752331</dc:date>
          </office:change-info>
          <table:previous>
            <table:change-track-table-cell/>
          </table:previous>
        </table:cell-content-change>
        <table:cell-content-change table:id="ct1887">
          <table:cell-address table:column="1" table:row="58" table:table="0"/>
          <office:change-info>
            <dc:creator> </dc:creator>
            <dc:date>2021-04-22T09:32:29.789900029</dc:date>
          </office:change-info>
          <table:previous>
            <table:change-track-table-cell/>
          </table:previous>
        </table:cell-content-change>
        <table:cell-content-change table:id="ct1888">
          <table:cell-address table:column="1" table:row="59" table:table="0"/>
          <office:change-info>
            <dc:creator> </dc:creator>
            <dc:date>2021-04-22T09:32:29.789962141</dc:date>
          </office:change-info>
          <table:previous>
            <table:change-track-table-cell/>
          </table:previous>
        </table:cell-content-change>
        <table:cell-content-change table:id="ct1889">
          <table:cell-address table:column="1" table:row="60" table:table="0"/>
          <office:change-info>
            <dc:creator> </dc:creator>
            <dc:date>2021-04-22T09:32:29.789992142</dc:date>
          </office:change-info>
          <table:previous>
            <table:change-track-table-cell/>
          </table:previous>
        </table:cell-content-change>
        <table:cell-content-change table:id="ct1890">
          <table:cell-address table:column="1" table:row="61" table:table="0"/>
          <office:change-info>
            <dc:creator> </dc:creator>
            <dc:date>2021-04-22T09:32:29.790021360</dc:date>
          </office:change-info>
          <table:previous>
            <table:change-track-table-cell/>
          </table:previous>
        </table:cell-content-change>
        <table:cell-content-change table:id="ct1891">
          <table:cell-address table:column="1" table:row="62" table:table="0"/>
          <office:change-info>
            <dc:creator> </dc:creator>
            <dc:date>2021-04-22T09:32:29.790050104</dc:date>
          </office:change-info>
          <table:previous>
            <table:change-track-table-cell/>
          </table:previous>
        </table:cell-content-change>
        <table:cell-content-change table:id="ct1892">
          <table:cell-address table:column="1" table:row="63" table:table="0"/>
          <office:change-info>
            <dc:creator> </dc:creator>
            <dc:date>2021-04-22T09:32:29.790078366</dc:date>
          </office:change-info>
          <table:previous>
            <table:change-track-table-cell/>
          </table:previous>
        </table:cell-content-change>
        <table:cell-content-change table:id="ct1893">
          <table:cell-address table:column="2" table:row="57" table:table="0"/>
          <office:change-info>
            <dc:creator> </dc:creator>
            <dc:date>2021-04-22T09:32:29.790107388</dc:date>
          </office:change-info>
          <table:previous>
            <table:change-track-table-cell/>
          </table:previous>
        </table:cell-content-change>
        <table:cell-content-change table:id="ct1894">
          <table:cell-address table:column="2" table:row="58" table:table="0"/>
          <office:change-info>
            <dc:creator> </dc:creator>
            <dc:date>2021-04-22T09:32:29.790135984</dc:date>
          </office:change-info>
          <table:previous>
            <table:change-track-table-cell/>
          </table:previous>
        </table:cell-content-change>
        <table:cell-content-change table:id="ct1895">
          <table:cell-address table:column="2" table:row="59" table:table="0"/>
          <office:change-info>
            <dc:creator> </dc:creator>
            <dc:date>2021-04-22T09:32:29.790164009</dc:date>
          </office:change-info>
          <table:previous>
            <table:change-track-table-cell/>
          </table:previous>
        </table:cell-content-change>
        <table:cell-content-change table:id="ct1896">
          <table:cell-address table:column="2" table:row="60" table:table="0"/>
          <office:change-info>
            <dc:creator> </dc:creator>
            <dc:date>2021-04-22T09:32:29.790191844</dc:date>
          </office:change-info>
          <table:previous>
            <table:change-track-table-cell/>
          </table:previous>
        </table:cell-content-change>
        <table:cell-content-change table:id="ct1897">
          <table:cell-address table:column="2" table:row="61" table:table="0"/>
          <office:change-info>
            <dc:creator> </dc:creator>
            <dc:date>2021-04-22T09:32:29.790219993</dc:date>
          </office:change-info>
          <table:previous>
            <table:change-track-table-cell/>
          </table:previous>
        </table:cell-content-change>
        <table:cell-content-change table:id="ct1898">
          <table:cell-address table:column="2" table:row="62" table:table="0"/>
          <office:change-info>
            <dc:creator> </dc:creator>
            <dc:date>2021-04-22T09:32:29.790248054</dc:date>
          </office:change-info>
          <table:previous>
            <table:change-track-table-cell/>
          </table:previous>
        </table:cell-content-change>
        <table:cell-content-change table:id="ct1899">
          <table:cell-address table:column="2" table:row="63" table:table="0"/>
          <office:change-info>
            <dc:creator> </dc:creator>
            <dc:date>2021-04-22T09:32:29.790276701</dc:date>
          </office:change-info>
          <table:previous>
            <table:change-track-table-cell/>
          </table:previous>
        </table:cell-content-change>
        <table:cell-content-change table:id="ct1900">
          <table:cell-address table:column="3" table:row="57" table:table="0"/>
          <office:change-info>
            <dc:creator> </dc:creator>
            <dc:date>2021-04-22T09:32:29.790305866</dc:date>
          </office:change-info>
          <table:previous>
            <table:change-track-table-cell/>
          </table:previous>
        </table:cell-content-change>
        <table:cell-content-change table:id="ct1901">
          <table:cell-address table:column="3" table:row="58" table:table="0"/>
          <office:change-info>
            <dc:creator> </dc:creator>
            <dc:date>2021-04-22T09:32:29.790334233</dc:date>
          </office:change-info>
          <table:previous>
            <table:change-track-table-cell/>
          </table:previous>
        </table:cell-content-change>
        <table:cell-content-change table:id="ct1902">
          <table:cell-address table:column="3" table:row="59" table:table="0"/>
          <office:change-info>
            <dc:creator> </dc:creator>
            <dc:date>2021-04-22T09:32:29.790362447</dc:date>
          </office:change-info>
          <table:previous>
            <table:change-track-table-cell/>
          </table:previous>
        </table:cell-content-change>
        <table:cell-content-change table:id="ct1903">
          <table:cell-address table:column="3" table:row="60" table:table="0"/>
          <office:change-info>
            <dc:creator> </dc:creator>
            <dc:date>2021-04-22T09:32:29.790390586</dc:date>
          </office:change-info>
          <table:previous>
            <table:change-track-table-cell/>
          </table:previous>
        </table:cell-content-change>
        <table:cell-content-change table:id="ct1904">
          <table:cell-address table:column="3" table:row="61" table:table="0"/>
          <office:change-info>
            <dc:creator> </dc:creator>
            <dc:date>2021-04-22T09:32:29.790418751</dc:date>
          </office:change-info>
          <table:previous>
            <table:change-track-table-cell/>
          </table:previous>
        </table:cell-content-change>
        <table:cell-content-change table:id="ct1905">
          <table:cell-address table:column="3" table:row="62" table:table="0"/>
          <office:change-info>
            <dc:creator> </dc:creator>
            <dc:date>2021-04-22T09:32:29.790446714</dc:date>
          </office:change-info>
          <table:previous>
            <table:change-track-table-cell/>
          </table:previous>
        </table:cell-content-change>
        <table:cell-content-change table:id="ct1906">
          <table:cell-address table:column="3" table:row="63" table:table="0"/>
          <office:change-info>
            <dc:creator> </dc:creator>
            <dc:date>2021-04-22T09:32:29.790475561</dc:date>
          </office:change-info>
          <table:previous>
            <table:change-track-table-cell/>
          </table:previous>
        </table:cell-content-change>
        <table:cell-content-change table:id="ct1907">
          <table:cell-address table:column="4" table:row="57" table:table="0"/>
          <office:change-info>
            <dc:creator> </dc:creator>
            <dc:date>2021-04-22T09:32:29.790504191</dc:date>
          </office:change-info>
          <table:previous>
            <table:change-track-table-cell/>
          </table:previous>
        </table:cell-content-change>
        <table:cell-content-change table:id="ct1908">
          <table:cell-address table:column="4" table:row="58" table:table="0"/>
          <office:change-info>
            <dc:creator> </dc:creator>
            <dc:date>2021-04-22T09:32:29.790532184</dc:date>
          </office:change-info>
          <table:previous>
            <table:change-track-table-cell/>
          </table:previous>
        </table:cell-content-change>
        <table:cell-content-change table:id="ct1909">
          <table:cell-address table:column="4" table:row="59" table:table="0"/>
          <office:change-info>
            <dc:creator> </dc:creator>
            <dc:date>2021-04-22T09:32:29.790560307</dc:date>
          </office:change-info>
          <table:previous>
            <table:change-track-table-cell/>
          </table:previous>
        </table:cell-content-change>
        <table:cell-content-change table:id="ct1910">
          <table:cell-address table:column="4" table:row="60" table:table="0"/>
          <office:change-info>
            <dc:creator> </dc:creator>
            <dc:date>2021-04-22T09:32:29.790588390</dc:date>
          </office:change-info>
          <table:previous>
            <table:change-track-table-cell/>
          </table:previous>
        </table:cell-content-change>
        <table:cell-content-change table:id="ct1911">
          <table:cell-address table:column="4" table:row="61" table:table="0"/>
          <office:change-info>
            <dc:creator> </dc:creator>
            <dc:date>2021-04-22T09:32:29.790616436</dc:date>
          </office:change-info>
          <table:previous>
            <table:change-track-table-cell/>
          </table:previous>
        </table:cell-content-change>
        <table:cell-content-change table:id="ct1912">
          <table:cell-address table:column="4" table:row="62" table:table="0"/>
          <office:change-info>
            <dc:creator> </dc:creator>
            <dc:date>2021-04-22T09:32:29.790644281</dc:date>
          </office:change-info>
          <table:previous>
            <table:change-track-table-cell/>
          </table:previous>
        </table:cell-content-change>
        <table:cell-content-change table:id="ct1913">
          <table:cell-address table:column="4" table:row="63" table:table="0"/>
          <office:change-info>
            <dc:creator> </dc:creator>
            <dc:date>2021-04-22T09:32:29.790672220</dc:date>
          </office:change-info>
          <table:previous>
            <table:change-track-table-cell/>
          </table:previous>
        </table:cell-content-change>
        <table:cell-content-change table:id="ct1914">
          <table:cell-address table:column="5" table:row="57" table:table="0"/>
          <office:change-info>
            <dc:creator> </dc:creator>
            <dc:date>2021-04-22T09:32:29.790700908</dc:date>
          </office:change-info>
          <table:previous>
            <table:change-track-table-cell/>
          </table:previous>
        </table:cell-content-change>
        <table:cell-content-change table:id="ct1915">
          <table:cell-address table:column="5" table:row="58" table:table="0"/>
          <office:change-info>
            <dc:creator> </dc:creator>
            <dc:date>2021-04-22T09:32:29.790729125</dc:date>
          </office:change-info>
          <table:previous>
            <table:change-track-table-cell/>
          </table:previous>
        </table:cell-content-change>
        <table:cell-content-change table:id="ct1916">
          <table:cell-address table:column="5" table:row="59" table:table="0"/>
          <office:change-info>
            <dc:creator> </dc:creator>
            <dc:date>2021-04-22T09:32:29.790757194</dc:date>
          </office:change-info>
          <table:previous>
            <table:change-track-table-cell/>
          </table:previous>
        </table:cell-content-change>
        <table:cell-content-change table:id="ct1917">
          <table:cell-address table:column="5" table:row="60" table:table="0"/>
          <office:change-info>
            <dc:creator> </dc:creator>
            <dc:date>2021-04-22T09:32:29.790785356</dc:date>
          </office:change-info>
          <table:previous>
            <table:change-track-table-cell/>
          </table:previous>
        </table:cell-content-change>
        <table:cell-content-change table:id="ct1918">
          <table:cell-address table:column="5" table:row="61" table:table="0"/>
          <office:change-info>
            <dc:creator> </dc:creator>
            <dc:date>2021-04-22T09:32:29.790813756</dc:date>
          </office:change-info>
          <table:previous>
            <table:change-track-table-cell/>
          </table:previous>
        </table:cell-content-change>
        <table:cell-content-change table:id="ct1919">
          <table:cell-address table:column="5" table:row="62" table:table="0"/>
          <office:change-info>
            <dc:creator> </dc:creator>
            <dc:date>2021-04-22T09:32:29.790842038</dc:date>
          </office:change-info>
          <table:previous>
            <table:change-track-table-cell/>
          </table:previous>
        </table:cell-content-change>
        <table:cell-content-change table:id="ct1920">
          <table:cell-address table:column="5" table:row="63" table:table="0"/>
          <office:change-info>
            <dc:creator> </dc:creator>
            <dc:date>2021-04-22T09:32:29.790869967</dc:date>
          </office:change-info>
          <table:previous>
            <table:change-track-table-cell/>
          </table:previous>
        </table:cell-content-change>
        <table:cell-content-change table:id="ct1921">
          <table:cell-address table:column="6" table:row="57" table:table="0"/>
          <office:change-info>
            <dc:creator> </dc:creator>
            <dc:date>2021-04-22T09:32:29.790898431</dc:date>
          </office:change-info>
          <table:previous>
            <table:change-track-table-cell/>
          </table:previous>
        </table:cell-content-change>
        <table:cell-content-change table:id="ct1922">
          <table:cell-address table:column="6" table:row="58" table:table="0"/>
          <office:change-info>
            <dc:creator> </dc:creator>
            <dc:date>2021-04-22T09:32:29.790955406</dc:date>
          </office:change-info>
          <table:previous>
            <table:change-track-table-cell/>
          </table:previous>
        </table:cell-content-change>
        <table:cell-content-change table:id="ct1923">
          <table:cell-address table:column="6" table:row="59" table:table="0"/>
          <office:change-info>
            <dc:creator> </dc:creator>
            <dc:date>2021-04-22T09:32:29.791000368</dc:date>
          </office:change-info>
          <table:previous>
            <table:change-track-table-cell/>
          </table:previous>
        </table:cell-content-change>
        <table:cell-content-change table:id="ct1924">
          <table:cell-address table:column="6" table:row="60" table:table="0"/>
          <office:change-info>
            <dc:creator> </dc:creator>
            <dc:date>2021-04-22T09:32:29.791045731</dc:date>
          </office:change-info>
          <table:previous>
            <table:change-track-table-cell/>
          </table:previous>
        </table:cell-content-change>
        <table:cell-content-change table:id="ct1925">
          <table:cell-address table:column="6" table:row="61" table:table="0"/>
          <office:change-info>
            <dc:creator> </dc:creator>
            <dc:date>2021-04-22T09:32:29.791073001</dc:date>
          </office:change-info>
          <table:previous>
            <table:change-track-table-cell/>
          </table:previous>
        </table:cell-content-change>
        <table:cell-content-change table:id="ct1926">
          <table:cell-address table:column="6" table:row="62" table:table="0"/>
          <office:change-info>
            <dc:creator> </dc:creator>
            <dc:date>2021-04-22T09:32:29.791099976</dc:date>
          </office:change-info>
          <table:previous>
            <table:change-track-table-cell/>
          </table:previous>
        </table:cell-content-change>
        <table:cell-content-change table:id="ct1927">
          <table:cell-address table:column="6" table:row="63" table:table="0"/>
          <office:change-info>
            <dc:creator> </dc:creator>
            <dc:date>2021-04-22T09:32:29.791127066</dc:date>
          </office:change-info>
          <table:previous>
            <table:change-track-table-cell/>
          </table:previous>
        </table:cell-content-change>
        <table:cell-content-change table:id="ct1928">
          <table:cell-address table:column="7" table:row="57" table:table="0"/>
          <office:change-info>
            <dc:creator> </dc:creator>
            <dc:date>2021-04-22T09:32:29.791155190</dc:date>
          </office:change-info>
          <table:previous>
            <table:change-track-table-cell/>
          </table:previous>
        </table:cell-content-change>
        <table:cell-content-change table:id="ct1929">
          <table:cell-address table:column="7" table:row="58" table:table="0"/>
          <office:change-info>
            <dc:creator> </dc:creator>
            <dc:date>2021-04-22T09:32:29.791182729</dc:date>
          </office:change-info>
          <table:previous>
            <table:change-track-table-cell/>
          </table:previous>
        </table:cell-content-change>
        <table:cell-content-change table:id="ct1930">
          <table:cell-address table:column="7" table:row="59" table:table="0"/>
          <office:change-info>
            <dc:creator> </dc:creator>
            <dc:date>2021-04-22T09:32:29.791210196</dc:date>
          </office:change-info>
          <table:previous>
            <table:change-track-table-cell/>
          </table:previous>
        </table:cell-content-change>
        <table:cell-content-change table:id="ct1931">
          <table:cell-address table:column="7" table:row="60" table:table="0"/>
          <office:change-info>
            <dc:creator> </dc:creator>
            <dc:date>2021-04-22T09:32:29.791237495</dc:date>
          </office:change-info>
          <table:previous>
            <table:change-track-table-cell/>
          </table:previous>
        </table:cell-content-change>
        <table:cell-content-change table:id="ct1932">
          <table:cell-address table:column="7" table:row="61" table:table="0"/>
          <office:change-info>
            <dc:creator> </dc:creator>
            <dc:date>2021-04-22T09:32:29.791264963</dc:date>
          </office:change-info>
          <table:previous>
            <table:change-track-table-cell/>
          </table:previous>
        </table:cell-content-change>
        <table:cell-content-change table:id="ct1933">
          <table:cell-address table:column="7" table:row="62" table:table="0"/>
          <office:change-info>
            <dc:creator> </dc:creator>
            <dc:date>2021-04-22T09:32:29.791292718</dc:date>
          </office:change-info>
          <table:previous>
            <table:change-track-table-cell/>
          </table:previous>
        </table:cell-content-change>
        <table:cell-content-change table:id="ct1934">
          <table:cell-address table:column="7" table:row="63" table:table="0"/>
          <office:change-info>
            <dc:creator> </dc:creator>
            <dc:date>2021-04-22T09:32:29.791320205</dc:date>
          </office:change-info>
          <table:previous>
            <table:change-track-table-cell/>
          </table:previous>
        </table:cell-content-change>
        <table:cell-content-change table:id="ct1935">
          <table:cell-address table:column="8" table:row="57" table:table="0"/>
          <office:change-info>
            <dc:creator> </dc:creator>
            <dc:date>2021-04-22T09:32:29.791348446</dc:date>
          </office:change-info>
          <table:previous>
            <table:change-track-table-cell/>
          </table:previous>
        </table:cell-content-change>
        <table:cell-content-change table:id="ct1936">
          <table:cell-address table:column="8" table:row="58" table:table="0"/>
          <office:change-info>
            <dc:creator> </dc:creator>
            <dc:date>2021-04-22T09:32:29.791376070</dc:date>
          </office:change-info>
          <table:previous>
            <table:change-track-table-cell/>
          </table:previous>
        </table:cell-content-change>
        <table:cell-content-change table:id="ct1937">
          <table:cell-address table:column="8" table:row="59" table:table="0"/>
          <office:change-info>
            <dc:creator> </dc:creator>
            <dc:date>2021-04-22T09:32:29.791403473</dc:date>
          </office:change-info>
          <table:previous>
            <table:change-track-table-cell/>
          </table:previous>
        </table:cell-content-change>
        <table:cell-content-change table:id="ct1938">
          <table:cell-address table:column="8" table:row="60" table:table="0"/>
          <office:change-info>
            <dc:creator> </dc:creator>
            <dc:date>2021-04-22T09:32:29.791430988</dc:date>
          </office:change-info>
          <table:previous>
            <table:change-track-table-cell/>
          </table:previous>
        </table:cell-content-change>
        <table:cell-content-change table:id="ct1939">
          <table:cell-address table:column="8" table:row="61" table:table="0"/>
          <office:change-info>
            <dc:creator> </dc:creator>
            <dc:date>2021-04-22T09:32:29.791458513</dc:date>
          </office:change-info>
          <table:previous>
            <table:change-track-table-cell/>
          </table:previous>
        </table:cell-content-change>
        <table:cell-content-change table:id="ct1940">
          <table:cell-address table:column="8" table:row="62" table:table="0"/>
          <office:change-info>
            <dc:creator> </dc:creator>
            <dc:date>2021-04-22T09:32:29.791486042</dc:date>
          </office:change-info>
          <table:previous>
            <table:change-track-table-cell/>
          </table:previous>
        </table:cell-content-change>
        <table:cell-content-change table:id="ct1941">
          <table:cell-address table:column="8" table:row="63" table:table="0"/>
          <office:change-info>
            <dc:creator> </dc:creator>
            <dc:date>2021-04-22T09:32:29.791513540</dc:date>
          </office:change-info>
          <table:previous>
            <table:change-track-table-cell/>
          </table:previous>
        </table:cell-content-change>
        <table:cell-content-change table:id="ct1942">
          <table:cell-address table:column="9" table:row="57" table:table="0"/>
          <office:change-info>
            <dc:creator> </dc:creator>
            <dc:date>2021-04-22T09:32:29.791541714</dc:date>
          </office:change-info>
          <table:previous>
            <table:change-track-table-cell/>
          </table:previous>
        </table:cell-content-change>
        <table:cell-content-change table:id="ct1943">
          <table:cell-address table:column="9" table:row="58" table:table="0"/>
          <office:change-info>
            <dc:creator> </dc:creator>
            <dc:date>2021-04-22T09:32:29.791589769</dc:date>
          </office:change-info>
          <table:previous>
            <table:change-track-table-cell/>
          </table:previous>
        </table:cell-content-change>
        <table:cell-content-change table:id="ct1944">
          <table:cell-address table:column="9" table:row="59" table:table="0"/>
          <office:change-info>
            <dc:creator> </dc:creator>
            <dc:date>2021-04-22T09:32:29.791619040</dc:date>
          </office:change-info>
          <table:previous>
            <table:change-track-table-cell/>
          </table:previous>
        </table:cell-content-change>
        <table:cell-content-change table:id="ct1945">
          <table:cell-address table:column="9" table:row="60" table:table="0"/>
          <office:change-info>
            <dc:creator> </dc:creator>
            <dc:date>2021-04-22T09:32:29.791685382</dc:date>
          </office:change-info>
          <table:previous>
            <table:change-track-table-cell/>
          </table:previous>
        </table:cell-content-change>
        <table:cell-content-change table:id="ct1946">
          <table:cell-address table:column="9" table:row="61" table:table="0"/>
          <office:change-info>
            <dc:creator> </dc:creator>
            <dc:date>2021-04-22T09:32:29.791731040</dc:date>
          </office:change-info>
          <table:previous>
            <table:change-track-table-cell/>
          </table:previous>
        </table:cell-content-change>
        <table:cell-content-change table:id="ct1947">
          <table:cell-address table:column="9" table:row="62" table:table="0"/>
          <office:change-info>
            <dc:creator> </dc:creator>
            <dc:date>2021-04-22T09:32:29.791758881</dc:date>
          </office:change-info>
          <table:previous>
            <table:change-track-table-cell/>
          </table:previous>
        </table:cell-content-change>
        <table:cell-content-change table:id="ct1948">
          <table:cell-address table:column="9" table:row="63" table:table="0"/>
          <office:change-info>
            <dc:creator> </dc:creator>
            <dc:date>2021-04-22T09:32:29.791786474</dc:date>
          </office:change-info>
          <table:previous>
            <table:change-track-table-cell/>
          </table:previous>
        </table:cell-content-change>
        <table:cell-content-change table:id="ct1949">
          <table:cell-address table:column="10" table:row="57" table:table="0"/>
          <office:change-info>
            <dc:creator> </dc:creator>
            <dc:date>2021-04-22T09:32:29.791814931</dc:date>
          </office:change-info>
          <table:previous>
            <table:change-track-table-cell/>
          </table:previous>
        </table:cell-content-change>
        <table:cell-content-change table:id="ct1950">
          <table:cell-address table:column="10" table:row="58" table:table="0"/>
          <office:change-info>
            <dc:creator> </dc:creator>
            <dc:date>2021-04-22T09:32:29.791842664</dc:date>
          </office:change-info>
          <table:previous>
            <table:change-track-table-cell/>
          </table:previous>
        </table:cell-content-change>
        <table:cell-content-change table:id="ct1951">
          <table:cell-address table:column="10" table:row="59" table:table="0"/>
          <office:change-info>
            <dc:creator> </dc:creator>
            <dc:date>2021-04-22T09:32:29.791870350</dc:date>
          </office:change-info>
          <table:previous>
            <table:change-track-table-cell/>
          </table:previous>
        </table:cell-content-change>
        <table:cell-content-change table:id="ct1952">
          <table:cell-address table:column="10" table:row="60" table:table="0"/>
          <office:change-info>
            <dc:creator> </dc:creator>
            <dc:date>2021-04-22T09:32:29.791898008</dc:date>
          </office:change-info>
          <table:previous>
            <table:change-track-table-cell/>
          </table:previous>
        </table:cell-content-change>
        <table:cell-content-change table:id="ct1953">
          <table:cell-address table:column="10" table:row="61" table:table="0"/>
          <office:change-info>
            <dc:creator> </dc:creator>
            <dc:date>2021-04-22T09:32:29.791925645</dc:date>
          </office:change-info>
          <table:previous>
            <table:change-track-table-cell/>
          </table:previous>
        </table:cell-content-change>
        <table:cell-content-change table:id="ct1954">
          <table:cell-address table:column="10" table:row="62" table:table="0"/>
          <office:change-info>
            <dc:creator> </dc:creator>
            <dc:date>2021-04-22T09:32:29.791953401</dc:date>
          </office:change-info>
          <table:previous>
            <table:change-track-table-cell/>
          </table:previous>
        </table:cell-content-change>
        <table:cell-content-change table:id="ct1955">
          <table:cell-address table:column="10" table:row="63" table:table="0"/>
          <office:change-info>
            <dc:creator> </dc:creator>
            <dc:date>2021-04-22T09:32:29.791981109</dc:date>
          </office:change-info>
          <table:previous>
            <table:change-track-table-cell/>
          </table:previous>
        </table:cell-content-change>
        <table:cell-content-change table:id="ct1956">
          <table:cell-address table:column="11" table:row="57" table:table="0"/>
          <office:change-info>
            <dc:creator> </dc:creator>
            <dc:date>2021-04-22T09:32:29.792009519</dc:date>
          </office:change-info>
          <table:previous>
            <table:change-track-table-cell/>
          </table:previous>
        </table:cell-content-change>
        <table:cell-content-change table:id="ct1957">
          <table:cell-address table:column="11" table:row="58" table:table="0"/>
          <office:change-info>
            <dc:creator> </dc:creator>
            <dc:date>2021-04-22T09:32:29.792037244</dc:date>
          </office:change-info>
          <table:previous>
            <table:change-track-table-cell/>
          </table:previous>
        </table:cell-content-change>
        <table:cell-content-change table:id="ct1958">
          <table:cell-address table:column="11" table:row="59" table:table="0"/>
          <office:change-info>
            <dc:creator> </dc:creator>
            <dc:date>2021-04-22T09:32:29.792085878</dc:date>
          </office:change-info>
          <table:previous>
            <table:change-track-table-cell/>
          </table:previous>
        </table:cell-content-change>
        <table:cell-content-change table:id="ct1959">
          <table:cell-address table:column="11" table:row="60" table:table="0"/>
          <office:change-info>
            <dc:creator> </dc:creator>
            <dc:date>2021-04-22T09:32:29.792114892</dc:date>
          </office:change-info>
          <table:previous>
            <table:change-track-table-cell/>
          </table:previous>
        </table:cell-content-change>
        <table:cell-content-change table:id="ct1960">
          <table:cell-address table:column="11" table:row="61" table:table="0"/>
          <office:change-info>
            <dc:creator> </dc:creator>
            <dc:date>2021-04-22T09:32:29.792164651</dc:date>
          </office:change-info>
          <table:previous>
            <table:change-track-table-cell/>
          </table:previous>
        </table:cell-content-change>
        <table:cell-content-change table:id="ct1961">
          <table:cell-address table:column="11" table:row="62" table:table="0"/>
          <office:change-info>
            <dc:creator> </dc:creator>
            <dc:date>2021-04-22T09:32:29.792234880</dc:date>
          </office:change-info>
          <table:previous>
            <table:change-track-table-cell/>
          </table:previous>
        </table:cell-content-change>
        <table:cell-content-change table:id="ct1962">
          <table:cell-address table:column="11" table:row="63" table:table="0"/>
          <office:change-info>
            <dc:creator> </dc:creator>
            <dc:date>2021-04-22T09:32:29.792288858</dc:date>
          </office:change-info>
          <table:previous>
            <table:change-track-table-cell/>
          </table:previous>
        </table:cell-content-change>
        <table:cell-content-change table:id="ct1963">
          <table:cell-address table:column="12" table:row="57" table:table="0"/>
          <office:change-info>
            <dc:creator> </dc:creator>
            <dc:date>2021-04-22T09:32:29.792343508</dc:date>
          </office:change-info>
          <table:previous>
            <table:change-track-table-cell/>
          </table:previous>
        </table:cell-content-change>
        <table:cell-content-change table:id="ct1964">
          <table:cell-address table:column="12" table:row="58" table:table="0"/>
          <office:change-info>
            <dc:creator> </dc:creator>
            <dc:date>2021-04-22T09:32:29.792377523</dc:date>
          </office:change-info>
          <table:previous>
            <table:change-track-table-cell/>
          </table:previous>
        </table:cell-content-change>
        <table:cell-content-change table:id="ct1965">
          <table:cell-address table:column="12" table:row="59" table:table="0"/>
          <office:change-info>
            <dc:creator> </dc:creator>
            <dc:date>2021-04-22T09:32:29.792410149</dc:date>
          </office:change-info>
          <table:previous>
            <table:change-track-table-cell/>
          </table:previous>
        </table:cell-content-change>
        <table:cell-content-change table:id="ct1966">
          <table:cell-address table:column="12" table:row="60" table:table="0"/>
          <office:change-info>
            <dc:creator> </dc:creator>
            <dc:date>2021-04-22T09:32:29.792442898</dc:date>
          </office:change-info>
          <table:previous>
            <table:change-track-table-cell/>
          </table:previous>
        </table:cell-content-change>
        <table:cell-content-change table:id="ct1967">
          <table:cell-address table:column="12" table:row="61" table:table="0"/>
          <office:change-info>
            <dc:creator> </dc:creator>
            <dc:date>2021-04-22T09:32:29.792477347</dc:date>
          </office:change-info>
          <table:previous>
            <table:change-track-table-cell/>
          </table:previous>
        </table:cell-content-change>
        <table:cell-content-change table:id="ct1968">
          <table:cell-address table:column="12" table:row="62" table:table="0"/>
          <office:change-info>
            <dc:creator> </dc:creator>
            <dc:date>2021-04-22T09:32:29.792510778</dc:date>
          </office:change-info>
          <table:previous>
            <table:change-track-table-cell/>
          </table:previous>
        </table:cell-content-change>
        <table:cell-content-change table:id="ct1969">
          <table:cell-address table:column="12" table:row="63" table:table="0"/>
          <office:change-info>
            <dc:creator> </dc:creator>
            <dc:date>2021-04-22T09:32:29.792546027</dc:date>
          </office:change-info>
          <table:previous>
            <table:change-track-table-cell/>
          </table:previous>
        </table:cell-content-change>
        <table:cell-content-change table:id="ct1970">
          <table:cell-address table:column="1" table:row="64" table:table="0"/>
          <office:change-info>
            <dc:creator> </dc:creator>
            <dc:date>2021-04-22T09:32:29.792584143</dc:date>
          </office:change-info>
          <table:previous>
            <table:change-track-table-cell/>
          </table:previous>
        </table:cell-content-change>
        <table:cell-content-change table:id="ct1971">
          <table:cell-address table:column="1" table:row="65" table:table="0"/>
          <office:change-info>
            <dc:creator> </dc:creator>
            <dc:date>2021-04-22T09:32:29.792613272</dc:date>
          </office:change-info>
          <table:previous>
            <table:change-track-table-cell/>
          </table:previous>
        </table:cell-content-change>
        <table:cell-content-change table:id="ct1972">
          <table:cell-address table:column="1" table:row="66" table:table="0"/>
          <office:change-info>
            <dc:creator> </dc:creator>
            <dc:date>2021-04-22T09:32:29.792641178</dc:date>
          </office:change-info>
          <table:previous>
            <table:change-track-table-cell/>
          </table:previous>
        </table:cell-content-change>
        <table:cell-content-change table:id="ct1973">
          <table:cell-address table:column="1" table:row="67" table:table="0"/>
          <office:change-info>
            <dc:creator> </dc:creator>
            <dc:date>2021-04-22T09:32:29.792669322</dc:date>
          </office:change-info>
          <table:previous>
            <table:change-track-table-cell/>
          </table:previous>
        </table:cell-content-change>
        <table:cell-content-change table:id="ct1974">
          <table:cell-address table:column="1" table:row="68" table:table="0"/>
          <office:change-info>
            <dc:creator> </dc:creator>
            <dc:date>2021-04-22T09:32:29.792697289</dc:date>
          </office:change-info>
          <table:previous>
            <table:change-track-table-cell/>
          </table:previous>
        </table:cell-content-change>
        <table:cell-content-change table:id="ct1975">
          <table:cell-address table:column="1" table:row="69" table:table="0"/>
          <office:change-info>
            <dc:creator> </dc:creator>
            <dc:date>2021-04-22T09:32:29.792725224</dc:date>
          </office:change-info>
          <table:previous>
            <table:change-track-table-cell/>
          </table:previous>
        </table:cell-content-change>
        <table:cell-content-change table:id="ct1976">
          <table:cell-address table:column="1" table:row="70" table:table="0"/>
          <office:change-info>
            <dc:creator> </dc:creator>
            <dc:date>2021-04-22T09:32:29.792753069</dc:date>
          </office:change-info>
          <table:previous>
            <table:change-track-table-cell/>
          </table:previous>
        </table:cell-content-change>
        <table:cell-content-change table:id="ct1977">
          <table:cell-address table:column="2" table:row="64" table:table="0"/>
          <office:change-info>
            <dc:creator> </dc:creator>
            <dc:date>2021-04-22T09:32:29.792781476</dc:date>
          </office:change-info>
          <table:previous>
            <table:change-track-table-cell/>
          </table:previous>
        </table:cell-content-change>
        <table:cell-content-change table:id="ct1978">
          <table:cell-address table:column="2" table:row="65" table:table="0"/>
          <office:change-info>
            <dc:creator> </dc:creator>
            <dc:date>2021-04-22T09:32:29.792809649</dc:date>
          </office:change-info>
          <table:previous>
            <table:change-track-table-cell/>
          </table:previous>
        </table:cell-content-change>
        <table:cell-content-change table:id="ct1979">
          <table:cell-address table:column="2" table:row="66" table:table="0"/>
          <office:change-info>
            <dc:creator> </dc:creator>
            <dc:date>2021-04-22T09:32:29.792837648</dc:date>
          </office:change-info>
          <table:previous>
            <table:change-track-table-cell/>
          </table:previous>
        </table:cell-content-change>
        <table:cell-content-change table:id="ct1980">
          <table:cell-address table:column="2" table:row="67" table:table="0"/>
          <office:change-info>
            <dc:creator> </dc:creator>
            <dc:date>2021-04-22T09:32:29.792865666</dc:date>
          </office:change-info>
          <table:previous>
            <table:change-track-table-cell/>
          </table:previous>
        </table:cell-content-change>
        <table:cell-content-change table:id="ct1981">
          <table:cell-address table:column="2" table:row="68" table:table="0"/>
          <office:change-info>
            <dc:creator> </dc:creator>
            <dc:date>2021-04-22T09:32:29.792893576</dc:date>
          </office:change-info>
          <table:previous>
            <table:change-track-table-cell/>
          </table:previous>
        </table:cell-content-change>
        <table:cell-content-change table:id="ct1982">
          <table:cell-address table:column="2" table:row="69" table:table="0"/>
          <office:change-info>
            <dc:creator> </dc:creator>
            <dc:date>2021-04-22T09:32:29.792921580</dc:date>
          </office:change-info>
          <table:previous>
            <table:change-track-table-cell/>
          </table:previous>
        </table:cell-content-change>
        <table:cell-content-change table:id="ct1983">
          <table:cell-address table:column="2" table:row="70" table:table="0"/>
          <office:change-info>
            <dc:creator> </dc:creator>
            <dc:date>2021-04-22T09:32:29.792949730</dc:date>
          </office:change-info>
          <table:previous>
            <table:change-track-table-cell/>
          </table:previous>
        </table:cell-content-change>
        <table:cell-content-change table:id="ct1984">
          <table:cell-address table:column="3" table:row="64" table:table="0"/>
          <office:change-info>
            <dc:creator> </dc:creator>
            <dc:date>2021-04-22T09:32:29.792978467</dc:date>
          </office:change-info>
          <table:previous>
            <table:change-track-table-cell/>
          </table:previous>
        </table:cell-content-change>
        <table:cell-content-change table:id="ct1985">
          <table:cell-address table:column="3" table:row="65" table:table="0"/>
          <office:change-info>
            <dc:creator> </dc:creator>
            <dc:date>2021-04-22T09:32:29.793006525</dc:date>
          </office:change-info>
          <table:previous>
            <table:change-track-table-cell/>
          </table:previous>
        </table:cell-content-change>
        <table:cell-content-change table:id="ct1986">
          <table:cell-address table:column="3" table:row="66" table:table="0"/>
          <office:change-info>
            <dc:creator> </dc:creator>
            <dc:date>2021-04-22T09:32:29.793034596</dc:date>
          </office:change-info>
          <table:previous>
            <table:change-track-table-cell/>
          </table:previous>
        </table:cell-content-change>
        <table:cell-content-change table:id="ct1987">
          <table:cell-address table:column="3" table:row="67" table:table="0"/>
          <office:change-info>
            <dc:creator> </dc:creator>
            <dc:date>2021-04-22T09:32:29.793062519</dc:date>
          </office:change-info>
          <table:previous>
            <table:change-track-table-cell/>
          </table:previous>
        </table:cell-content-change>
        <table:cell-content-change table:id="ct1988">
          <table:cell-address table:column="3" table:row="68" table:table="0"/>
          <office:change-info>
            <dc:creator> </dc:creator>
            <dc:date>2021-04-22T09:32:29.793090912</dc:date>
          </office:change-info>
          <table:previous>
            <table:change-track-table-cell/>
          </table:previous>
        </table:cell-content-change>
        <table:cell-content-change table:id="ct1989">
          <table:cell-address table:column="3" table:row="69" table:table="0"/>
          <office:change-info>
            <dc:creator> </dc:creator>
            <dc:date>2021-04-22T09:32:29.793119064</dc:date>
          </office:change-info>
          <table:previous>
            <table:change-track-table-cell/>
          </table:previous>
        </table:cell-content-change>
        <table:cell-content-change table:id="ct1990">
          <table:cell-address table:column="3" table:row="70" table:table="0"/>
          <office:change-info>
            <dc:creator> </dc:creator>
            <dc:date>2021-04-22T09:32:29.793147134</dc:date>
          </office:change-info>
          <table:previous>
            <table:change-track-table-cell/>
          </table:previous>
        </table:cell-content-change>
        <table:cell-content-change table:id="ct1991">
          <table:cell-address table:column="4" table:row="64" table:table="0"/>
          <office:change-info>
            <dc:creator> </dc:creator>
            <dc:date>2021-04-22T09:32:29.793175821</dc:date>
          </office:change-info>
          <table:previous>
            <table:change-track-table-cell/>
          </table:previous>
        </table:cell-content-change>
        <table:cell-content-change table:id="ct1992">
          <table:cell-address table:column="4" table:row="65" table:table="0"/>
          <office:change-info>
            <dc:creator> </dc:creator>
            <dc:date>2021-04-22T09:32:29.793203875</dc:date>
          </office:change-info>
          <table:previous>
            <table:change-track-table-cell/>
          </table:previous>
        </table:cell-content-change>
        <table:cell-content-change table:id="ct1993">
          <table:cell-address table:column="4" table:row="66" table:table="0"/>
          <office:change-info>
            <dc:creator> </dc:creator>
            <dc:date>2021-04-22T09:32:29.793231939</dc:date>
          </office:change-info>
          <table:previous>
            <table:change-track-table-cell/>
          </table:previous>
        </table:cell-content-change>
        <table:cell-content-change table:id="ct1994">
          <table:cell-address table:column="4" table:row="67" table:table="0"/>
          <office:change-info>
            <dc:creator> </dc:creator>
            <dc:date>2021-04-22T09:32:29.793259885</dc:date>
          </office:change-info>
          <table:previous>
            <table:change-track-table-cell/>
          </table:previous>
        </table:cell-content-change>
        <table:cell-content-change table:id="ct1995">
          <table:cell-address table:column="4" table:row="68" table:table="0"/>
          <office:change-info>
            <dc:creator> </dc:creator>
            <dc:date>2021-04-22T09:32:29.793288123</dc:date>
          </office:change-info>
          <table:previous>
            <table:change-track-table-cell/>
          </table:previous>
        </table:cell-content-change>
        <table:cell-content-change table:id="ct1996">
          <table:cell-address table:column="4" table:row="69" table:table="0"/>
          <office:change-info>
            <dc:creator> </dc:creator>
            <dc:date>2021-04-22T09:32:29.793316077</dc:date>
          </office:change-info>
          <table:previous>
            <table:change-track-table-cell/>
          </table:previous>
        </table:cell-content-change>
        <table:cell-content-change table:id="ct1997">
          <table:cell-address table:column="4" table:row="70" table:table="0"/>
          <office:change-info>
            <dc:creator> </dc:creator>
            <dc:date>2021-04-22T09:32:29.793344118</dc:date>
          </office:change-info>
          <table:previous>
            <table:change-track-table-cell/>
          </table:previous>
        </table:cell-content-change>
        <table:cell-content-change table:id="ct1998">
          <table:cell-address table:column="5" table:row="64" table:table="0"/>
          <office:change-info>
            <dc:creator> </dc:creator>
            <dc:date>2021-04-22T09:32:29.793372594</dc:date>
          </office:change-info>
          <table:previous>
            <table:change-track-table-cell/>
          </table:previous>
        </table:cell-content-change>
        <table:cell-content-change table:id="ct1999">
          <table:cell-address table:column="5" table:row="65" table:table="0"/>
          <office:change-info>
            <dc:creator> </dc:creator>
            <dc:date>2021-04-22T09:32:29.793400746</dc:date>
          </office:change-info>
          <table:previous>
            <table:change-track-table-cell/>
          </table:previous>
        </table:cell-content-change>
        <table:cell-content-change table:id="ct2000">
          <table:cell-address table:column="5" table:row="66" table:table="0"/>
          <office:change-info>
            <dc:creator> </dc:creator>
            <dc:date>2021-04-22T09:32:29.793429006</dc:date>
          </office:change-info>
          <table:previous>
            <table:change-track-table-cell/>
          </table:previous>
        </table:cell-content-change>
        <table:cell-content-change table:id="ct2001">
          <table:cell-address table:column="5" table:row="67" table:table="0"/>
          <office:change-info>
            <dc:creator> </dc:creator>
            <dc:date>2021-04-22T09:32:29.793457303</dc:date>
          </office:change-info>
          <table:previous>
            <table:change-track-table-cell/>
          </table:previous>
        </table:cell-content-change>
        <table:cell-content-change table:id="ct2002">
          <table:cell-address table:column="5" table:row="68" table:table="0"/>
          <office:change-info>
            <dc:creator> </dc:creator>
            <dc:date>2021-04-22T09:32:29.793485603</dc:date>
          </office:change-info>
          <table:previous>
            <table:change-track-table-cell/>
          </table:previous>
        </table:cell-content-change>
        <table:cell-content-change table:id="ct2003">
          <table:cell-address table:column="5" table:row="69" table:table="0"/>
          <office:change-info>
            <dc:creator> </dc:creator>
            <dc:date>2021-04-22T09:32:29.793513951</dc:date>
          </office:change-info>
          <table:previous>
            <table:change-track-table-cell/>
          </table:previous>
        </table:cell-content-change>
        <table:cell-content-change table:id="ct2004">
          <table:cell-address table:column="5" table:row="70" table:table="0"/>
          <office:change-info>
            <dc:creator> </dc:creator>
            <dc:date>2021-04-22T09:32:29.793542233</dc:date>
          </office:change-info>
          <table:previous>
            <table:change-track-table-cell/>
          </table:previous>
        </table:cell-content-change>
        <table:cell-content-change table:id="ct2005">
          <table:cell-address table:column="6" table:row="64" table:table="0"/>
          <office:change-info>
            <dc:creator> </dc:creator>
            <dc:date>2021-04-22T09:32:29.793571072</dc:date>
          </office:change-info>
          <table:previous>
            <table:change-track-table-cell/>
          </table:previous>
        </table:cell-content-change>
        <table:cell-content-change table:id="ct2006">
          <table:cell-address table:column="6" table:row="65" table:table="0"/>
          <office:change-info>
            <dc:creator> </dc:creator>
            <dc:date>2021-04-22T09:32:29.793598898</dc:date>
          </office:change-info>
          <table:previous>
            <table:change-track-table-cell/>
          </table:previous>
        </table:cell-content-change>
        <table:cell-content-change table:id="ct2007">
          <table:cell-address table:column="6" table:row="66" table:table="0"/>
          <office:change-info>
            <dc:creator> </dc:creator>
            <dc:date>2021-04-22T09:32:29.793626731</dc:date>
          </office:change-info>
          <table:previous>
            <table:change-track-table-cell/>
          </table:previous>
        </table:cell-content-change>
        <table:cell-content-change table:id="ct2008">
          <table:cell-address table:column="6" table:row="67" table:table="0"/>
          <office:change-info>
            <dc:creator> </dc:creator>
            <dc:date>2021-04-22T09:32:29.793654543</dc:date>
          </office:change-info>
          <table:previous>
            <table:change-track-table-cell/>
          </table:previous>
        </table:cell-content-change>
        <table:cell-content-change table:id="ct2009">
          <table:cell-address table:column="6" table:row="68" table:table="0"/>
          <office:change-info>
            <dc:creator> </dc:creator>
            <dc:date>2021-04-22T09:32:29.793682110</dc:date>
          </office:change-info>
          <table:previous>
            <table:change-track-table-cell/>
          </table:previous>
        </table:cell-content-change>
        <table:cell-content-change table:id="ct2010">
          <table:cell-address table:column="6" table:row="69" table:table="0"/>
          <office:change-info>
            <dc:creator> </dc:creator>
            <dc:date>2021-04-22T09:32:29.793709775</dc:date>
          </office:change-info>
          <table:previous>
            <table:change-track-table-cell/>
          </table:previous>
        </table:cell-content-change>
        <table:cell-content-change table:id="ct2011">
          <table:cell-address table:column="6" table:row="70" table:table="0"/>
          <office:change-info>
            <dc:creator> </dc:creator>
            <dc:date>2021-04-22T09:32:29.793737683</dc:date>
          </office:change-info>
          <table:previous>
            <table:change-track-table-cell/>
          </table:previous>
        </table:cell-content-change>
        <table:cell-content-change table:id="ct2012">
          <table:cell-address table:column="7" table:row="64" table:table="0"/>
          <office:change-info>
            <dc:creator> </dc:creator>
            <dc:date>2021-04-22T09:32:29.793766517</dc:date>
          </office:change-info>
          <table:previous>
            <table:change-track-table-cell/>
          </table:previous>
        </table:cell-content-change>
        <table:cell-content-change table:id="ct2013">
          <table:cell-address table:column="7" table:row="65" table:table="0"/>
          <office:change-info>
            <dc:creator> </dc:creator>
            <dc:date>2021-04-22T09:32:29.793795123</dc:date>
          </office:change-info>
          <table:previous>
            <table:change-track-table-cell/>
          </table:previous>
        </table:cell-content-change>
        <table:cell-content-change table:id="ct2014">
          <table:cell-address table:column="7" table:row="66" table:table="0"/>
          <office:change-info>
            <dc:creator> </dc:creator>
            <dc:date>2021-04-22T09:32:29.793823501</dc:date>
          </office:change-info>
          <table:previous>
            <table:change-track-table-cell/>
          </table:previous>
        </table:cell-content-change>
        <table:cell-content-change table:id="ct2015">
          <table:cell-address table:column="7" table:row="67" table:table="0"/>
          <office:change-info>
            <dc:creator> </dc:creator>
            <dc:date>2021-04-22T09:32:29.793851965</dc:date>
          </office:change-info>
          <table:previous>
            <table:change-track-table-cell/>
          </table:previous>
        </table:cell-content-change>
        <table:cell-content-change table:id="ct2016">
          <table:cell-address table:column="7" table:row="68" table:table="0"/>
          <office:change-info>
            <dc:creator> </dc:creator>
            <dc:date>2021-04-22T09:32:29.793880435</dc:date>
          </office:change-info>
          <table:previous>
            <table:change-track-table-cell/>
          </table:previous>
        </table:cell-content-change>
        <table:cell-content-change table:id="ct2017">
          <table:cell-address table:column="7" table:row="69" table:table="0"/>
          <office:change-info>
            <dc:creator> </dc:creator>
            <dc:date>2021-04-22T09:32:29.793908899</dc:date>
          </office:change-info>
          <table:previous>
            <table:change-track-table-cell/>
          </table:previous>
        </table:cell-content-change>
        <table:cell-content-change table:id="ct2018">
          <table:cell-address table:column="7" table:row="70" table:table="0"/>
          <office:change-info>
            <dc:creator> </dc:creator>
            <dc:date>2021-04-22T09:32:29.793937407</dc:date>
          </office:change-info>
          <table:previous>
            <table:change-track-table-cell/>
          </table:previous>
        </table:cell-content-change>
        <table:cell-content-change table:id="ct2019">
          <table:cell-address table:column="8" table:row="64" table:table="0"/>
          <office:change-info>
            <dc:creator> </dc:creator>
            <dc:date>2021-04-22T09:32:29.793966339</dc:date>
          </office:change-info>
          <table:previous>
            <table:change-track-table-cell/>
          </table:previous>
        </table:cell-content-change>
        <table:cell-content-change table:id="ct2020">
          <table:cell-address table:column="8" table:row="65" table:table="0"/>
          <office:change-info>
            <dc:creator> </dc:creator>
            <dc:date>2021-04-22T09:32:29.793994921</dc:date>
          </office:change-info>
          <table:previous>
            <table:change-track-table-cell/>
          </table:previous>
        </table:cell-content-change>
        <table:cell-content-change table:id="ct2021">
          <table:cell-address table:column="8" table:row="66" table:table="0"/>
          <office:change-info>
            <dc:creator> </dc:creator>
            <dc:date>2021-04-22T09:32:29.794023569</dc:date>
          </office:change-info>
          <table:previous>
            <table:change-track-table-cell/>
          </table:previous>
        </table:cell-content-change>
        <table:cell-content-change table:id="ct2022">
          <table:cell-address table:column="8" table:row="67" table:table="0"/>
          <office:change-info>
            <dc:creator> </dc:creator>
            <dc:date>2021-04-22T09:32:29.794052133</dc:date>
          </office:change-info>
          <table:previous>
            <table:change-track-table-cell/>
          </table:previous>
        </table:cell-content-change>
        <table:cell-content-change table:id="ct2023">
          <table:cell-address table:column="8" table:row="68" table:table="0"/>
          <office:change-info>
            <dc:creator> </dc:creator>
            <dc:date>2021-04-22T09:32:29.794080664</dc:date>
          </office:change-info>
          <table:previous>
            <table:change-track-table-cell/>
          </table:previous>
        </table:cell-content-change>
        <table:cell-content-change table:id="ct2024">
          <table:cell-address table:column="8" table:row="69" table:table="0"/>
          <office:change-info>
            <dc:creator> </dc:creator>
            <dc:date>2021-04-22T09:32:29.794109293</dc:date>
          </office:change-info>
          <table:previous>
            <table:change-track-table-cell/>
          </table:previous>
        </table:cell-content-change>
        <table:cell-content-change table:id="ct2025">
          <table:cell-address table:column="8" table:row="70" table:table="0"/>
          <office:change-info>
            <dc:creator> </dc:creator>
            <dc:date>2021-04-22T09:32:29.794137856</dc:date>
          </office:change-info>
          <table:previous>
            <table:change-track-table-cell/>
          </table:previous>
        </table:cell-content-change>
        <table:cell-content-change table:id="ct2026">
          <table:cell-address table:column="9" table:row="64" table:table="0"/>
          <office:change-info>
            <dc:creator> </dc:creator>
            <dc:date>2021-04-22T09:32:29.794166973</dc:date>
          </office:change-info>
          <table:previous>
            <table:change-track-table-cell/>
          </table:previous>
        </table:cell-content-change>
        <table:cell-content-change table:id="ct2027">
          <table:cell-address table:column="9" table:row="65" table:table="0"/>
          <office:change-info>
            <dc:creator> </dc:creator>
            <dc:date>2021-04-22T09:32:29.794195583</dc:date>
          </office:change-info>
          <table:previous>
            <table:change-track-table-cell/>
          </table:previous>
        </table:cell-content-change>
        <table:cell-content-change table:id="ct2028">
          <table:cell-address table:column="9" table:row="66" table:table="0"/>
          <office:change-info>
            <dc:creator> </dc:creator>
            <dc:date>2021-04-22T09:32:29.794224199</dc:date>
          </office:change-info>
          <table:previous>
            <table:change-track-table-cell/>
          </table:previous>
        </table:cell-content-change>
        <table:cell-content-change table:id="ct2029">
          <table:cell-address table:column="9" table:row="67" table:table="0"/>
          <office:change-info>
            <dc:creator> </dc:creator>
            <dc:date>2021-04-22T09:32:29.794252779</dc:date>
          </office:change-info>
          <table:previous>
            <table:change-track-table-cell/>
          </table:previous>
        </table:cell-content-change>
        <table:cell-content-change table:id="ct2030">
          <table:cell-address table:column="9" table:row="68" table:table="0"/>
          <office:change-info>
            <dc:creator> </dc:creator>
            <dc:date>2021-04-22T09:32:29.794281535</dc:date>
          </office:change-info>
          <table:previous>
            <table:change-track-table-cell/>
          </table:previous>
        </table:cell-content-change>
        <table:cell-content-change table:id="ct2031">
          <table:cell-address table:column="9" table:row="69" table:table="0"/>
          <office:change-info>
            <dc:creator> </dc:creator>
            <dc:date>2021-04-22T09:32:29.794310303</dc:date>
          </office:change-info>
          <table:previous>
            <table:change-track-table-cell/>
          </table:previous>
        </table:cell-content-change>
        <table:cell-content-change table:id="ct2032">
          <table:cell-address table:column="9" table:row="70" table:table="0"/>
          <office:change-info>
            <dc:creator> </dc:creator>
            <dc:date>2021-04-22T09:32:29.794338996</dc:date>
          </office:change-info>
          <table:previous>
            <table:change-track-table-cell/>
          </table:previous>
        </table:cell-content-change>
        <table:cell-content-change table:id="ct2033">
          <table:cell-address table:column="10" table:row="64" table:table="0"/>
          <office:change-info>
            <dc:creator> </dc:creator>
            <dc:date>2021-04-22T09:32:29.794368187</dc:date>
          </office:change-info>
          <table:previous>
            <table:change-track-table-cell/>
          </table:previous>
        </table:cell-content-change>
        <table:cell-content-change table:id="ct2034">
          <table:cell-address table:column="10" table:row="65" table:table="0"/>
          <office:change-info>
            <dc:creator> </dc:creator>
            <dc:date>2021-04-22T09:32:29.794397100</dc:date>
          </office:change-info>
          <table:previous>
            <table:change-track-table-cell/>
          </table:previous>
        </table:cell-content-change>
        <table:cell-content-change table:id="ct2035">
          <table:cell-address table:column="10" table:row="66" table:table="0"/>
          <office:change-info>
            <dc:creator> </dc:creator>
            <dc:date>2021-04-22T09:32:29.794425820</dc:date>
          </office:change-info>
          <table:previous>
            <table:change-track-table-cell/>
          </table:previous>
        </table:cell-content-change>
        <table:cell-content-change table:id="ct2036">
          <table:cell-address table:column="10" table:row="67" table:table="0"/>
          <office:change-info>
            <dc:creator> </dc:creator>
            <dc:date>2021-04-22T09:32:29.794454522</dc:date>
          </office:change-info>
          <table:previous>
            <table:change-track-table-cell/>
          </table:previous>
        </table:cell-content-change>
        <table:cell-content-change table:id="ct2037">
          <table:cell-address table:column="10" table:row="68" table:table="0"/>
          <office:change-info>
            <dc:creator> </dc:creator>
            <dc:date>2021-04-22T09:32:29.794483256</dc:date>
          </office:change-info>
          <table:previous>
            <table:change-track-table-cell/>
          </table:previous>
        </table:cell-content-change>
        <table:cell-content-change table:id="ct2038">
          <table:cell-address table:column="10" table:row="69" table:table="0"/>
          <office:change-info>
            <dc:creator> </dc:creator>
            <dc:date>2021-04-22T09:32:29.794511914</dc:date>
          </office:change-info>
          <table:previous>
            <table:change-track-table-cell/>
          </table:previous>
        </table:cell-content-change>
        <table:cell-content-change table:id="ct2039">
          <table:cell-address table:column="10" table:row="70" table:table="0"/>
          <office:change-info>
            <dc:creator> </dc:creator>
            <dc:date>2021-04-22T09:32:29.794540603</dc:date>
          </office:change-info>
          <table:previous>
            <table:change-track-table-cell/>
          </table:previous>
        </table:cell-content-change>
        <table:cell-content-change table:id="ct2040">
          <table:cell-address table:column="11" table:row="64" table:table="0"/>
          <office:change-info>
            <dc:creator> </dc:creator>
            <dc:date>2021-04-22T09:32:29.794569928</dc:date>
          </office:change-info>
          <table:previous>
            <table:change-track-table-cell/>
          </table:previous>
        </table:cell-content-change>
        <table:cell-content-change table:id="ct2041">
          <table:cell-address table:column="11" table:row="65" table:table="0"/>
          <office:change-info>
            <dc:creator> </dc:creator>
            <dc:date>2021-04-22T09:32:29.794598574</dc:date>
          </office:change-info>
          <table:previous>
            <table:change-track-table-cell/>
          </table:previous>
        </table:cell-content-change>
        <table:cell-content-change table:id="ct2042">
          <table:cell-address table:column="11" table:row="66" table:table="0"/>
          <office:change-info>
            <dc:creator> </dc:creator>
            <dc:date>2021-04-22T09:32:29.794627241</dc:date>
          </office:change-info>
          <table:previous>
            <table:change-track-table-cell/>
          </table:previous>
        </table:cell-content-change>
        <table:cell-content-change table:id="ct2043">
          <table:cell-address table:column="11" table:row="67" table:table="0"/>
          <office:change-info>
            <dc:creator> </dc:creator>
            <dc:date>2021-04-22T09:32:29.794655982</dc:date>
          </office:change-info>
          <table:previous>
            <table:change-track-table-cell/>
          </table:previous>
        </table:cell-content-change>
        <table:cell-content-change table:id="ct2044">
          <table:cell-address table:column="11" table:row="68" table:table="0"/>
          <office:change-info>
            <dc:creator> </dc:creator>
            <dc:date>2021-04-22T09:32:29.794685012</dc:date>
          </office:change-info>
          <table:previous>
            <table:change-track-table-cell/>
          </table:previous>
        </table:cell-content-change>
        <table:cell-content-change table:id="ct2045">
          <table:cell-address table:column="11" table:row="69" table:table="0"/>
          <office:change-info>
            <dc:creator> </dc:creator>
            <dc:date>2021-04-22T09:32:29.794713696</dc:date>
          </office:change-info>
          <table:previous>
            <table:change-track-table-cell/>
          </table:previous>
        </table:cell-content-change>
        <table:cell-content-change table:id="ct2046">
          <table:cell-address table:column="11" table:row="70" table:table="0"/>
          <office:change-info>
            <dc:creator> </dc:creator>
            <dc:date>2021-04-22T09:32:29.794742491</dc:date>
          </office:change-info>
          <table:previous>
            <table:change-track-table-cell/>
          </table:previous>
        </table:cell-content-change>
        <table:cell-content-change table:id="ct2047">
          <table:cell-address table:column="12" table:row="64" table:table="0"/>
          <office:change-info>
            <dc:creator> </dc:creator>
            <dc:date>2021-04-22T09:32:29.794772019</dc:date>
          </office:change-info>
          <table:previous>
            <table:change-track-table-cell/>
          </table:previous>
        </table:cell-content-change>
        <table:cell-content-change table:id="ct2048">
          <table:cell-address table:column="12" table:row="65" table:table="0"/>
          <office:change-info>
            <dc:creator> </dc:creator>
            <dc:date>2021-04-22T09:32:29.794800584</dc:date>
          </office:change-info>
          <table:previous>
            <table:change-track-table-cell/>
          </table:previous>
        </table:cell-content-change>
        <table:cell-content-change table:id="ct2049">
          <table:cell-address table:column="12" table:row="66" table:table="0"/>
          <office:change-info>
            <dc:creator> </dc:creator>
            <dc:date>2021-04-22T09:32:29.794829061</dc:date>
          </office:change-info>
          <table:previous>
            <table:change-track-table-cell/>
          </table:previous>
        </table:cell-content-change>
        <table:cell-content-change table:id="ct2050">
          <table:cell-address table:column="12" table:row="67" table:table="0"/>
          <office:change-info>
            <dc:creator> </dc:creator>
            <dc:date>2021-04-22T09:32:29.794857359</dc:date>
          </office:change-info>
          <table:previous>
            <table:change-track-table-cell/>
          </table:previous>
        </table:cell-content-change>
        <table:cell-content-change table:id="ct2051">
          <table:cell-address table:column="12" table:row="68" table:table="0"/>
          <office:change-info>
            <dc:creator> </dc:creator>
            <dc:date>2021-04-22T09:32:29.794885626</dc:date>
          </office:change-info>
          <table:previous>
            <table:change-track-table-cell/>
          </table:previous>
        </table:cell-content-change>
        <table:cell-content-change table:id="ct2052">
          <table:cell-address table:column="12" table:row="69" table:table="0"/>
          <office:change-info>
            <dc:creator> </dc:creator>
            <dc:date>2021-04-22T09:32:29.794939332</dc:date>
          </office:change-info>
          <table:previous>
            <table:change-track-table-cell/>
          </table:previous>
        </table:cell-content-change>
        <table:cell-content-change table:id="ct2053">
          <table:cell-address table:column="12" table:row="70" table:table="0"/>
          <office:change-info>
            <dc:creator> </dc:creator>
            <dc:date>2021-04-22T09:32:29.794969756</dc:date>
          </office:change-info>
          <table:previous>
            <table:change-track-table-cell/>
          </table:previous>
        </table:cell-content-change>
        <table:cell-content-change table:id="ct2054">
          <table:cell-address table:column="1" table:row="71" table:table="0"/>
          <office:change-info>
            <dc:creator> </dc:creator>
            <dc:date>2021-04-22T09:32:29.795014958</dc:date>
          </office:change-info>
          <table:previous>
            <table:change-track-table-cell/>
          </table:previous>
        </table:cell-content-change>
        <table:cell-content-change table:id="ct2055">
          <table:cell-address table:column="1" table:row="72" table:table="0"/>
          <office:change-info>
            <dc:creator> </dc:creator>
            <dc:date>2021-04-22T09:32:29.795044931</dc:date>
          </office:change-info>
          <table:previous>
            <table:change-track-table-cell/>
          </table:previous>
        </table:cell-content-change>
        <table:cell-content-change table:id="ct2056">
          <table:cell-address table:column="1" table:row="73" table:table="0"/>
          <office:change-info>
            <dc:creator> </dc:creator>
            <dc:date>2021-04-22T09:32:29.795074580</dc:date>
          </office:change-info>
          <table:previous>
            <table:change-track-table-cell/>
          </table:previous>
        </table:cell-content-change>
        <table:cell-content-change table:id="ct2057">
          <table:cell-address table:column="1" table:row="74" table:table="0"/>
          <office:change-info>
            <dc:creator> </dc:creator>
            <dc:date>2021-04-22T09:32:29.795129276</dc:date>
          </office:change-info>
          <table:previous>
            <table:change-track-table-cell/>
          </table:previous>
        </table:cell-content-change>
        <table:cell-content-change table:id="ct2058">
          <table:cell-address table:column="1" table:row="75" table:table="0"/>
          <office:change-info>
            <dc:creator> </dc:creator>
            <dc:date>2021-04-22T09:32:29.795179876</dc:date>
          </office:change-info>
          <table:previous>
            <table:change-track-table-cell/>
          </table:previous>
        </table:cell-content-change>
        <table:cell-content-change table:id="ct2059">
          <table:cell-address table:column="1" table:row="76" table:table="0"/>
          <office:change-info>
            <dc:creator> </dc:creator>
            <dc:date>2021-04-22T09:32:29.795226867</dc:date>
          </office:change-info>
          <table:previous>
            <table:change-track-table-cell/>
          </table:previous>
        </table:cell-content-change>
        <table:cell-content-change table:id="ct2060">
          <table:cell-address table:column="1" table:row="77" table:table="0"/>
          <office:change-info>
            <dc:creator> </dc:creator>
            <dc:date>2021-04-22T09:32:29.795255820</dc:date>
          </office:change-info>
          <table:previous>
            <table:change-track-table-cell/>
          </table:previous>
        </table:cell-content-change>
        <table:cell-content-change table:id="ct2061">
          <table:cell-address table:column="2" table:row="71" table:table="0"/>
          <office:change-info>
            <dc:creator> </dc:creator>
            <dc:date>2021-04-22T09:32:29.795285111</dc:date>
          </office:change-info>
          <table:previous>
            <table:change-track-table-cell/>
          </table:previous>
        </table:cell-content-change>
        <table:cell-content-change table:id="ct2062">
          <table:cell-address table:column="2" table:row="72" table:table="0"/>
          <office:change-info>
            <dc:creator> </dc:creator>
            <dc:date>2021-04-22T09:32:29.795313997</dc:date>
          </office:change-info>
          <table:previous>
            <table:change-track-table-cell/>
          </table:previous>
        </table:cell-content-change>
        <table:cell-content-change table:id="ct2063">
          <table:cell-address table:column="2" table:row="73" table:table="0"/>
          <office:change-info>
            <dc:creator> </dc:creator>
            <dc:date>2021-04-22T09:32:29.795343069</dc:date>
          </office:change-info>
          <table:previous>
            <table:change-track-table-cell/>
          </table:previous>
        </table:cell-content-change>
        <table:cell-content-change table:id="ct2064">
          <table:cell-address table:column="2" table:row="74" table:table="0"/>
          <office:change-info>
            <dc:creator> </dc:creator>
            <dc:date>2021-04-22T09:32:29.795371924</dc:date>
          </office:change-info>
          <table:previous>
            <table:change-track-table-cell/>
          </table:previous>
        </table:cell-content-change>
        <table:cell-content-change table:id="ct2065">
          <table:cell-address table:column="2" table:row="75" table:table="0"/>
          <office:change-info>
            <dc:creator> </dc:creator>
            <dc:date>2021-04-22T09:32:29.795400845</dc:date>
          </office:change-info>
          <table:previous>
            <table:change-track-table-cell/>
          </table:previous>
        </table:cell-content-change>
        <table:cell-content-change table:id="ct2066">
          <table:cell-address table:column="2" table:row="76" table:table="0"/>
          <office:change-info>
            <dc:creator> </dc:creator>
            <dc:date>2021-04-22T09:32:29.795429727</dc:date>
          </office:change-info>
          <table:previous>
            <table:change-track-table-cell/>
          </table:previous>
        </table:cell-content-change>
        <table:cell-content-change table:id="ct2067">
          <table:cell-address table:column="2" table:row="77" table:table="0"/>
          <office:change-info>
            <dc:creator> </dc:creator>
            <dc:date>2021-04-22T09:32:29.795459157</dc:date>
          </office:change-info>
          <table:previous>
            <table:change-track-table-cell/>
          </table:previous>
        </table:cell-content-change>
        <table:cell-content-change table:id="ct2068">
          <table:cell-address table:column="3" table:row="71" table:table="0"/>
          <office:change-info>
            <dc:creator> </dc:creator>
            <dc:date>2021-04-22T09:32:29.795488784</dc:date>
          </office:change-info>
          <table:previous>
            <table:change-track-table-cell/>
          </table:previous>
        </table:cell-content-change>
        <table:cell-content-change table:id="ct2069">
          <table:cell-address table:column="3" table:row="72" table:table="0"/>
          <office:change-info>
            <dc:creator> </dc:creator>
            <dc:date>2021-04-22T09:32:29.795517786</dc:date>
          </office:change-info>
          <table:previous>
            <table:change-track-table-cell/>
          </table:previous>
        </table:cell-content-change>
        <table:cell-content-change table:id="ct2070">
          <table:cell-address table:column="3" table:row="73" table:table="0"/>
          <office:change-info>
            <dc:creator> </dc:creator>
            <dc:date>2021-04-22T09:32:29.795546738</dc:date>
          </office:change-info>
          <table:previous>
            <table:change-track-table-cell/>
          </table:previous>
        </table:cell-content-change>
        <table:cell-content-change table:id="ct2071">
          <table:cell-address table:column="3" table:row="74" table:table="0"/>
          <office:change-info>
            <dc:creator> </dc:creator>
            <dc:date>2021-04-22T09:32:29.795575775</dc:date>
          </office:change-info>
          <table:previous>
            <table:change-track-table-cell/>
          </table:previous>
        </table:cell-content-change>
        <table:cell-content-change table:id="ct2072">
          <table:cell-address table:column="3" table:row="75" table:table="0"/>
          <office:change-info>
            <dc:creator> </dc:creator>
            <dc:date>2021-04-22T09:32:29.795625466</dc:date>
          </office:change-info>
          <table:previous>
            <table:change-track-table-cell/>
          </table:previous>
        </table:cell-content-change>
        <table:cell-content-change table:id="ct2073">
          <table:cell-address table:column="3" table:row="76" table:table="0"/>
          <office:change-info>
            <dc:creator> </dc:creator>
            <dc:date>2021-04-22T09:32:29.795672771</dc:date>
          </office:change-info>
          <table:previous>
            <table:change-track-table-cell/>
          </table:previous>
        </table:cell-content-change>
        <table:cell-content-change table:id="ct2074">
          <table:cell-address table:column="3" table:row="77" table:table="0"/>
          <office:change-info>
            <dc:creator> </dc:creator>
            <dc:date>2021-04-22T09:32:29.795701988</dc:date>
          </office:change-info>
          <table:previous>
            <table:change-track-table-cell/>
          </table:previous>
        </table:cell-content-change>
        <table:cell-content-change table:id="ct2075">
          <table:cell-address table:column="4" table:row="71" table:table="0"/>
          <office:change-info>
            <dc:creator> </dc:creator>
            <dc:date>2021-04-22T09:32:29.795731562</dc:date>
          </office:change-info>
          <table:previous>
            <table:change-track-table-cell/>
          </table:previous>
        </table:cell-content-change>
        <table:cell-content-change table:id="ct2076">
          <table:cell-address table:column="4" table:row="72" table:table="0"/>
          <office:change-info>
            <dc:creator> </dc:creator>
            <dc:date>2021-04-22T09:32:29.795760748</dc:date>
          </office:change-info>
          <table:previous>
            <table:change-track-table-cell/>
          </table:previous>
        </table:cell-content-change>
        <table:cell-content-change table:id="ct2077">
          <table:cell-address table:column="4" table:row="73" table:table="0"/>
          <office:change-info>
            <dc:creator> </dc:creator>
            <dc:date>2021-04-22T09:32:29.795790021</dc:date>
          </office:change-info>
          <table:previous>
            <table:change-track-table-cell/>
          </table:previous>
        </table:cell-content-change>
        <table:cell-content-change table:id="ct2078">
          <table:cell-address table:column="4" table:row="74" table:table="0"/>
          <office:change-info>
            <dc:creator> </dc:creator>
            <dc:date>2021-04-22T09:32:29.795819200</dc:date>
          </office:change-info>
          <table:previous>
            <table:change-track-table-cell/>
          </table:previous>
        </table:cell-content-change>
        <table:cell-content-change table:id="ct2079">
          <table:cell-address table:column="4" table:row="75" table:table="0"/>
          <office:change-info>
            <dc:creator> </dc:creator>
            <dc:date>2021-04-22T09:32:29.795848573</dc:date>
          </office:change-info>
          <table:previous>
            <table:change-track-table-cell/>
          </table:previous>
        </table:cell-content-change>
        <table:cell-content-change table:id="ct2080">
          <table:cell-address table:column="4" table:row="76" table:table="0"/>
          <office:change-info>
            <dc:creator> </dc:creator>
            <dc:date>2021-04-22T09:32:29.795877643</dc:date>
          </office:change-info>
          <table:previous>
            <table:change-track-table-cell/>
          </table:previous>
        </table:cell-content-change>
        <table:cell-content-change table:id="ct2081">
          <table:cell-address table:column="4" table:row="77" table:table="0"/>
          <office:change-info>
            <dc:creator> </dc:creator>
            <dc:date>2021-04-22T09:32:29.795906578</dc:date>
          </office:change-info>
          <table:previous>
            <table:change-track-table-cell/>
          </table:previous>
        </table:cell-content-change>
        <table:cell-content-change table:id="ct2082">
          <table:cell-address table:column="5" table:row="71" table:table="0"/>
          <office:change-info>
            <dc:creator> </dc:creator>
            <dc:date>2021-04-22T09:32:29.795936289</dc:date>
          </office:change-info>
          <table:previous>
            <table:change-track-table-cell/>
          </table:previous>
        </table:cell-content-change>
        <table:cell-content-change table:id="ct2083">
          <table:cell-address table:column="5" table:row="72" table:table="0"/>
          <office:change-info>
            <dc:creator> </dc:creator>
            <dc:date>2021-04-22T09:32:29.795965533</dc:date>
          </office:change-info>
          <table:previous>
            <table:change-track-table-cell/>
          </table:previous>
        </table:cell-content-change>
        <table:cell-content-change table:id="ct2084">
          <table:cell-address table:column="5" table:row="73" table:table="0"/>
          <office:change-info>
            <dc:creator> </dc:creator>
            <dc:date>2021-04-22T09:32:29.795994597</dc:date>
          </office:change-info>
          <table:previous>
            <table:change-track-table-cell/>
          </table:previous>
        </table:cell-content-change>
        <table:cell-content-change table:id="ct2085">
          <table:cell-address table:column="5" table:row="74" table:table="0"/>
          <office:change-info>
            <dc:creator> </dc:creator>
            <dc:date>2021-04-22T09:32:29.796023833</dc:date>
          </office:change-info>
          <table:previous>
            <table:change-track-table-cell/>
          </table:previous>
        </table:cell-content-change>
        <table:cell-content-change table:id="ct2086">
          <table:cell-address table:column="5" table:row="75" table:table="0"/>
          <office:change-info>
            <dc:creator> </dc:creator>
            <dc:date>2021-04-22T09:32:29.796052938</dc:date>
          </office:change-info>
          <table:previous>
            <table:change-track-table-cell/>
          </table:previous>
        </table:cell-content-change>
        <table:cell-content-change table:id="ct2087">
          <table:cell-address table:column="5" table:row="76" table:table="0"/>
          <office:change-info>
            <dc:creator> </dc:creator>
            <dc:date>2021-04-22T09:32:29.796082126</dc:date>
          </office:change-info>
          <table:previous>
            <table:change-track-table-cell/>
          </table:previous>
        </table:cell-content-change>
        <table:cell-content-change table:id="ct2088">
          <table:cell-address table:column="5" table:row="77" table:table="0"/>
          <office:change-info>
            <dc:creator> </dc:creator>
            <dc:date>2021-04-22T09:32:29.796111312</dc:date>
          </office:change-info>
          <table:previous>
            <table:change-track-table-cell/>
          </table:previous>
        </table:cell-content-change>
        <table:cell-content-change table:id="ct2089">
          <table:cell-address table:column="6" table:row="71" table:table="0"/>
          <office:change-info>
            <dc:creator> </dc:creator>
            <dc:date>2021-04-22T09:32:29.796140774</dc:date>
          </office:change-info>
          <table:previous>
            <table:change-track-table-cell/>
          </table:previous>
        </table:cell-content-change>
        <table:cell-content-change table:id="ct2090">
          <table:cell-address table:column="6" table:row="72" table:table="0"/>
          <office:change-info>
            <dc:creator> </dc:creator>
            <dc:date>2021-04-22T09:32:29.796169581</dc:date>
          </office:change-info>
          <table:previous>
            <table:change-track-table-cell/>
          </table:previous>
        </table:cell-content-change>
        <table:cell-content-change table:id="ct2091">
          <table:cell-address table:column="6" table:row="73" table:table="0"/>
          <office:change-info>
            <dc:creator> </dc:creator>
            <dc:date>2021-04-22T09:32:29.796198640</dc:date>
          </office:change-info>
          <table:previous>
            <table:change-track-table-cell/>
          </table:previous>
        </table:cell-content-change>
        <table:cell-content-change table:id="ct2092">
          <table:cell-address table:column="6" table:row="74" table:table="0"/>
          <office:change-info>
            <dc:creator> </dc:creator>
            <dc:date>2021-04-22T09:32:29.796227469</dc:date>
          </office:change-info>
          <table:previous>
            <table:change-track-table-cell/>
          </table:previous>
        </table:cell-content-change>
        <table:cell-content-change table:id="ct2093">
          <table:cell-address table:column="6" table:row="75" table:table="0"/>
          <office:change-info>
            <dc:creator> </dc:creator>
            <dc:date>2021-04-22T09:32:29.796256315</dc:date>
          </office:change-info>
          <table:previous>
            <table:change-track-table-cell/>
          </table:previous>
        </table:cell-content-change>
        <table:cell-content-change table:id="ct2094">
          <table:cell-address table:column="6" table:row="76" table:table="0"/>
          <office:change-info>
            <dc:creator> </dc:creator>
            <dc:date>2021-04-22T09:32:29.796285262</dc:date>
          </office:change-info>
          <table:previous>
            <table:change-track-table-cell/>
          </table:previous>
        </table:cell-content-change>
        <table:cell-content-change table:id="ct2095">
          <table:cell-address table:column="6" table:row="77" table:table="0"/>
          <office:change-info>
            <dc:creator> </dc:creator>
            <dc:date>2021-04-22T09:32:29.796314043</dc:date>
          </office:change-info>
          <table:previous>
            <table:change-track-table-cell/>
          </table:previous>
        </table:cell-content-change>
        <table:cell-content-change table:id="ct2096">
          <table:cell-address table:column="7" table:row="71" table:table="0"/>
          <office:change-info>
            <dc:creator> </dc:creator>
            <dc:date>2021-04-22T09:32:29.796343801</dc:date>
          </office:change-info>
          <table:previous>
            <table:change-track-table-cell/>
          </table:previous>
        </table:cell-content-change>
        <table:cell-content-change table:id="ct2097">
          <table:cell-address table:column="7" table:row="72" table:table="0"/>
          <office:change-info>
            <dc:creator> </dc:creator>
            <dc:date>2021-04-22T09:32:29.796373713</dc:date>
          </office:change-info>
          <table:previous>
            <table:change-track-table-cell/>
          </table:previous>
        </table:cell-content-change>
        <table:cell-content-change table:id="ct2098">
          <table:cell-address table:column="7" table:row="73" table:table="0"/>
          <office:change-info>
            <dc:creator> </dc:creator>
            <dc:date>2021-04-22T09:32:29.796403251</dc:date>
          </office:change-info>
          <table:previous>
            <table:change-track-table-cell/>
          </table:previous>
        </table:cell-content-change>
        <table:cell-content-change table:id="ct2099">
          <table:cell-address table:column="7" table:row="74" table:table="0"/>
          <office:change-info>
            <dc:creator> </dc:creator>
            <dc:date>2021-04-22T09:32:29.796432941</dc:date>
          </office:change-info>
          <table:previous>
            <table:change-track-table-cell/>
          </table:previous>
        </table:cell-content-change>
        <table:cell-content-change table:id="ct2100">
          <table:cell-address table:column="7" table:row="75" table:table="0"/>
          <office:change-info>
            <dc:creator> </dc:creator>
            <dc:date>2021-04-22T09:32:29.796462636</dc:date>
          </office:change-info>
          <table:previous>
            <table:change-track-table-cell/>
          </table:previous>
        </table:cell-content-change>
        <table:cell-content-change table:id="ct2101">
          <table:cell-address table:column="7" table:row="76" table:table="0"/>
          <office:change-info>
            <dc:creator> </dc:creator>
            <dc:date>2021-04-22T09:32:29.796492234</dc:date>
          </office:change-info>
          <table:previous>
            <table:change-track-table-cell/>
          </table:previous>
        </table:cell-content-change>
        <table:cell-content-change table:id="ct2102">
          <table:cell-address table:column="7" table:row="77" table:table="0"/>
          <office:change-info>
            <dc:creator> </dc:creator>
            <dc:date>2021-04-22T09:32:29.796521806</dc:date>
          </office:change-info>
          <table:previous>
            <table:change-track-table-cell/>
          </table:previous>
        </table:cell-content-change>
        <table:cell-content-change table:id="ct2103">
          <table:cell-address table:column="8" table:row="71" table:table="0"/>
          <office:change-info>
            <dc:creator> </dc:creator>
            <dc:date>2021-04-22T09:32:29.796551926</dc:date>
          </office:change-info>
          <table:previous>
            <table:change-track-table-cell/>
          </table:previous>
        </table:cell-content-change>
        <table:cell-content-change table:id="ct2104">
          <table:cell-address table:column="8" table:row="72" table:table="0"/>
          <office:change-info>
            <dc:creator> </dc:creator>
            <dc:date>2021-04-22T09:32:29.796581536</dc:date>
          </office:change-info>
          <table:previous>
            <table:change-track-table-cell/>
          </table:previous>
        </table:cell-content-change>
        <table:cell-content-change table:id="ct2105">
          <table:cell-address table:column="8" table:row="73" table:table="0"/>
          <office:change-info>
            <dc:creator> </dc:creator>
            <dc:date>2021-04-22T09:32:29.796611037</dc:date>
          </office:change-info>
          <table:previous>
            <table:change-track-table-cell/>
          </table:previous>
        </table:cell-content-change>
        <table:cell-content-change table:id="ct2106">
          <table:cell-address table:column="8" table:row="74" table:table="0"/>
          <office:change-info>
            <dc:creator> </dc:creator>
            <dc:date>2021-04-22T09:32:29.796640532</dc:date>
          </office:change-info>
          <table:previous>
            <table:change-track-table-cell/>
          </table:previous>
        </table:cell-content-change>
        <table:cell-content-change table:id="ct2107">
          <table:cell-address table:column="8" table:row="75" table:table="0"/>
          <office:change-info>
            <dc:creator> </dc:creator>
            <dc:date>2021-04-22T09:32:29.796670176</dc:date>
          </office:change-info>
          <table:previous>
            <table:change-track-table-cell/>
          </table:previous>
        </table:cell-content-change>
        <table:cell-content-change table:id="ct2108">
          <table:cell-address table:column="8" table:row="76" table:table="0"/>
          <office:change-info>
            <dc:creator> </dc:creator>
            <dc:date>2021-04-22T09:32:29.796699809</dc:date>
          </office:change-info>
          <table:previous>
            <table:change-track-table-cell/>
          </table:previous>
        </table:cell-content-change>
        <table:cell-content-change table:id="ct2109">
          <table:cell-address table:column="8" table:row="77" table:table="0"/>
          <office:change-info>
            <dc:creator> </dc:creator>
            <dc:date>2021-04-22T09:32:29.796729456</dc:date>
          </office:change-info>
          <table:previous>
            <table:change-track-table-cell/>
          </table:previous>
        </table:cell-content-change>
        <table:cell-content-change table:id="ct2110">
          <table:cell-address table:column="9" table:row="71" table:table="0"/>
          <office:change-info>
            <dc:creator> </dc:creator>
            <dc:date>2021-04-22T09:32:29.796759666</dc:date>
          </office:change-info>
          <table:previous>
            <table:change-track-table-cell/>
          </table:previous>
        </table:cell-content-change>
        <table:cell-content-change table:id="ct2111">
          <table:cell-address table:column="9" table:row="72" table:table="0"/>
          <office:change-info>
            <dc:creator> </dc:creator>
            <dc:date>2021-04-22T09:32:29.796789486</dc:date>
          </office:change-info>
          <table:previous>
            <table:change-track-table-cell/>
          </table:previous>
        </table:cell-content-change>
        <table:cell-content-change table:id="ct2112">
          <table:cell-address table:column="9" table:row="73" table:table="0"/>
          <office:change-info>
            <dc:creator> </dc:creator>
            <dc:date>2021-04-22T09:32:29.796819081</dc:date>
          </office:change-info>
          <table:previous>
            <table:change-track-table-cell/>
          </table:previous>
        </table:cell-content-change>
        <table:cell-content-change table:id="ct2113">
          <table:cell-address table:column="9" table:row="74" table:table="0"/>
          <office:change-info>
            <dc:creator> </dc:creator>
            <dc:date>2021-04-22T09:32:29.796848533</dc:date>
          </office:change-info>
          <table:previous>
            <table:change-track-table-cell/>
          </table:previous>
        </table:cell-content-change>
        <table:cell-content-change table:id="ct2114">
          <table:cell-address table:column="9" table:row="75" table:table="0"/>
          <office:change-info>
            <dc:creator> </dc:creator>
            <dc:date>2021-04-22T09:32:29.796878146</dc:date>
          </office:change-info>
          <table:previous>
            <table:change-track-table-cell/>
          </table:previous>
        </table:cell-content-change>
        <table:cell-content-change table:id="ct2115">
          <table:cell-address table:column="9" table:row="76" table:table="0"/>
          <office:change-info>
            <dc:creator> </dc:creator>
            <dc:date>2021-04-22T09:32:29.796907743</dc:date>
          </office:change-info>
          <table:previous>
            <table:change-track-table-cell/>
          </table:previous>
        </table:cell-content-change>
        <table:cell-content-change table:id="ct2116">
          <table:cell-address table:column="9" table:row="77" table:table="0"/>
          <office:change-info>
            <dc:creator> </dc:creator>
            <dc:date>2021-04-22T09:32:29.796937917</dc:date>
          </office:change-info>
          <table:previous>
            <table:change-track-table-cell/>
          </table:previous>
        </table:cell-content-change>
        <table:cell-content-change table:id="ct2117">
          <table:cell-address table:column="10" table:row="71" table:table="0"/>
          <office:change-info>
            <dc:creator> </dc:creator>
            <dc:date>2021-04-22T09:32:29.796988909</dc:date>
          </office:change-info>
          <table:previous>
            <table:change-track-table-cell/>
          </table:previous>
        </table:cell-content-change>
        <table:cell-content-change table:id="ct2118">
          <table:cell-address table:column="10" table:row="72" table:table="0"/>
          <office:change-info>
            <dc:creator> </dc:creator>
            <dc:date>2021-04-22T09:32:29.797036745</dc:date>
          </office:change-info>
          <table:previous>
            <table:change-track-table-cell/>
          </table:previous>
        </table:cell-content-change>
        <table:cell-content-change table:id="ct2119">
          <table:cell-address table:column="10" table:row="73" table:table="0"/>
          <office:change-info>
            <dc:creator> </dc:creator>
            <dc:date>2021-04-22T09:32:29.797067156</dc:date>
          </office:change-info>
          <table:previous>
            <table:change-track-table-cell/>
          </table:previous>
        </table:cell-content-change>
        <table:cell-content-change table:id="ct2120">
          <table:cell-address table:column="10" table:row="74" table:table="0"/>
          <office:change-info>
            <dc:creator> </dc:creator>
            <dc:date>2021-04-22T09:32:29.797097023</dc:date>
          </office:change-info>
          <table:previous>
            <table:change-track-table-cell/>
          </table:previous>
        </table:cell-content-change>
        <table:cell-content-change table:id="ct2121">
          <table:cell-address table:column="10" table:row="75" table:table="0"/>
          <office:change-info>
            <dc:creator> </dc:creator>
            <dc:date>2021-04-22T09:32:29.797126779</dc:date>
          </office:change-info>
          <table:previous>
            <table:change-track-table-cell/>
          </table:previous>
        </table:cell-content-change>
        <table:cell-content-change table:id="ct2122">
          <table:cell-address table:column="10" table:row="76" table:table="0"/>
          <office:change-info>
            <dc:creator> </dc:creator>
            <dc:date>2021-04-22T09:32:29.797156764</dc:date>
          </office:change-info>
          <table:previous>
            <table:change-track-table-cell/>
          </table:previous>
        </table:cell-content-change>
        <table:cell-content-change table:id="ct2123">
          <table:cell-address table:column="10" table:row="77" table:table="0"/>
          <office:change-info>
            <dc:creator> </dc:creator>
            <dc:date>2021-04-22T09:32:29.797186595</dc:date>
          </office:change-info>
          <table:previous>
            <table:change-track-table-cell/>
          </table:previous>
        </table:cell-content-change>
        <table:cell-content-change table:id="ct2124">
          <table:cell-address table:column="11" table:row="71" table:table="0"/>
          <office:change-info>
            <dc:creator> </dc:creator>
            <dc:date>2021-04-22T09:32:29.797216901</dc:date>
          </office:change-info>
          <table:previous>
            <table:change-track-table-cell/>
          </table:previous>
        </table:cell-content-change>
        <table:cell-content-change table:id="ct2125">
          <table:cell-address table:column="11" table:row="72" table:table="0"/>
          <office:change-info>
            <dc:creator> </dc:creator>
            <dc:date>2021-04-22T09:32:29.797246649</dc:date>
          </office:change-info>
          <table:previous>
            <table:change-track-table-cell/>
          </table:previous>
        </table:cell-content-change>
        <table:cell-content-change table:id="ct2126">
          <table:cell-address table:column="11" table:row="73" table:table="0"/>
          <office:change-info>
            <dc:creator> </dc:creator>
            <dc:date>2021-04-22T09:32:29.797276476</dc:date>
          </office:change-info>
          <table:previous>
            <table:change-track-table-cell/>
          </table:previous>
        </table:cell-content-change>
        <table:cell-content-change table:id="ct2127">
          <table:cell-address table:column="11" table:row="74" table:table="0"/>
          <office:change-info>
            <dc:creator> </dc:creator>
            <dc:date>2021-04-22T09:32:29.797306528</dc:date>
          </office:change-info>
          <table:previous>
            <table:change-track-table-cell/>
          </table:previous>
        </table:cell-content-change>
        <table:cell-content-change table:id="ct2128">
          <table:cell-address table:column="11" table:row="75" table:table="0"/>
          <office:change-info>
            <dc:creator> </dc:creator>
            <dc:date>2021-04-22T09:32:29.797336473</dc:date>
          </office:change-info>
          <table:previous>
            <table:change-track-table-cell/>
          </table:previous>
        </table:cell-content-change>
        <table:cell-content-change table:id="ct2129">
          <table:cell-address table:column="11" table:row="76" table:table="0"/>
          <office:change-info>
            <dc:creator> </dc:creator>
            <dc:date>2021-04-22T09:32:29.797366945</dc:date>
          </office:change-info>
          <table:previous>
            <table:change-track-table-cell/>
          </table:previous>
        </table:cell-content-change>
        <table:cell-content-change table:id="ct2130">
          <table:cell-address table:column="11" table:row="77" table:table="0"/>
          <office:change-info>
            <dc:creator> </dc:creator>
            <dc:date>2021-04-22T09:32:29.797396984</dc:date>
          </office:change-info>
          <table:previous>
            <table:change-track-table-cell/>
          </table:previous>
        </table:cell-content-change>
        <table:cell-content-change table:id="ct2131">
          <table:cell-address table:column="12" table:row="71" table:table="0"/>
          <office:change-info>
            <dc:creator> </dc:creator>
            <dc:date>2021-04-22T09:32:29.797427460</dc:date>
          </office:change-info>
          <table:previous>
            <table:change-track-table-cell/>
          </table:previous>
        </table:cell-content-change>
        <table:cell-content-change table:id="ct2132">
          <table:cell-address table:column="12" table:row="72" table:table="0"/>
          <office:change-info>
            <dc:creator> </dc:creator>
            <dc:date>2021-04-22T09:32:29.797456786</dc:date>
          </office:change-info>
          <table:previous>
            <table:change-track-table-cell/>
          </table:previous>
        </table:cell-content-change>
        <table:cell-content-change table:id="ct2133">
          <table:cell-address table:column="12" table:row="73" table:table="0"/>
          <office:change-info>
            <dc:creator> </dc:creator>
            <dc:date>2021-04-22T09:32:29.797486114</dc:date>
          </office:change-info>
          <table:previous>
            <table:change-track-table-cell/>
          </table:previous>
        </table:cell-content-change>
        <table:cell-content-change table:id="ct2134">
          <table:cell-address table:column="12" table:row="74" table:table="0"/>
          <office:change-info>
            <dc:creator> </dc:creator>
            <dc:date>2021-04-22T09:32:29.797515693</dc:date>
          </office:change-info>
          <table:previous>
            <table:change-track-table-cell/>
          </table:previous>
        </table:cell-content-change>
        <table:cell-content-change table:id="ct2135">
          <table:cell-address table:column="12" table:row="75" table:table="0"/>
          <office:change-info>
            <dc:creator> </dc:creator>
            <dc:date>2021-04-22T09:32:29.797545090</dc:date>
          </office:change-info>
          <table:previous>
            <table:change-track-table-cell/>
          </table:previous>
        </table:cell-content-change>
        <table:cell-content-change table:id="ct2136">
          <table:cell-address table:column="12" table:row="76" table:table="0"/>
          <office:change-info>
            <dc:creator> </dc:creator>
            <dc:date>2021-04-22T09:32:29.797574528</dc:date>
          </office:change-info>
          <table:previous>
            <table:change-track-table-cell/>
          </table:previous>
        </table:cell-content-change>
        <table:cell-content-change table:id="ct2137">
          <table:cell-address table:column="12" table:row="77" table:table="0"/>
          <office:change-info>
            <dc:creator> </dc:creator>
            <dc:date>2021-04-22T09:32:29.797603943</dc:date>
          </office:change-info>
          <table:previous>
            <table:change-track-table-cell/>
          </table:previous>
        </table:cell-content-change>
        <table:cell-content-change table:id="ct2138">
          <table:cell-address table:column="1" table:row="78" table:table="0"/>
          <office:change-info>
            <dc:creator> </dc:creator>
            <dc:date>2021-04-22T09:32:29.797634065</dc:date>
          </office:change-info>
          <table:previous>
            <table:change-track-table-cell/>
          </table:previous>
        </table:cell-content-change>
        <table:cell-content-change table:id="ct2139">
          <table:cell-address table:column="1" table:row="79" table:table="0"/>
          <office:change-info>
            <dc:creator> </dc:creator>
            <dc:date>2021-04-22T09:32:29.797663973</dc:date>
          </office:change-info>
          <table:previous>
            <table:change-track-table-cell/>
          </table:previous>
        </table:cell-content-change>
        <table:cell-content-change table:id="ct2140">
          <table:cell-address table:column="1" table:row="80" table:table="0"/>
          <office:change-info>
            <dc:creator> </dc:creator>
            <dc:date>2021-04-22T09:32:29.797693726</dc:date>
          </office:change-info>
          <table:previous>
            <table:change-track-table-cell/>
          </table:previous>
        </table:cell-content-change>
        <table:cell-content-change table:id="ct2141">
          <table:cell-address table:column="1" table:row="81" table:table="0"/>
          <office:change-info>
            <dc:creator> </dc:creator>
            <dc:date>2021-04-22T09:32:29.797723844</dc:date>
          </office:change-info>
          <table:previous>
            <table:change-track-table-cell/>
          </table:previous>
        </table:cell-content-change>
        <table:cell-content-change table:id="ct2142">
          <table:cell-address table:column="1" table:row="82" table:table="0"/>
          <office:change-info>
            <dc:creator> </dc:creator>
            <dc:date>2021-04-22T09:32:29.797754193</dc:date>
          </office:change-info>
          <table:previous>
            <table:change-track-table-cell/>
          </table:previous>
        </table:cell-content-change>
        <table:cell-content-change table:id="ct2143">
          <table:cell-address table:column="1" table:row="83" table:table="0"/>
          <office:change-info>
            <dc:creator> </dc:creator>
            <dc:date>2021-04-22T09:32:29.797784386</dc:date>
          </office:change-info>
          <table:previous>
            <table:change-track-table-cell/>
          </table:previous>
        </table:cell-content-change>
        <table:cell-content-change table:id="ct2144">
          <table:cell-address table:column="1" table:row="84" table:table="0"/>
          <office:change-info>
            <dc:creator> </dc:creator>
            <dc:date>2021-04-22T09:32:29.797814236</dc:date>
          </office:change-info>
          <table:previous>
            <table:change-track-table-cell/>
          </table:previous>
        </table:cell-content-change>
        <table:cell-content-change table:id="ct2145">
          <table:cell-address table:column="2" table:row="78" table:table="0"/>
          <office:change-info>
            <dc:creator> </dc:creator>
            <dc:date>2021-04-22T09:32:29.797844733</dc:date>
          </office:change-info>
          <table:previous>
            <table:change-track-table-cell/>
          </table:previous>
        </table:cell-content-change>
        <table:cell-content-change table:id="ct2146">
          <table:cell-address table:column="2" table:row="79" table:table="0"/>
          <office:change-info>
            <dc:creator> </dc:creator>
            <dc:date>2021-04-22T09:32:29.797874801</dc:date>
          </office:change-info>
          <table:previous>
            <table:change-track-table-cell/>
          </table:previous>
        </table:cell-content-change>
        <table:cell-content-change table:id="ct2147">
          <table:cell-address table:column="2" table:row="80" table:table="0"/>
          <office:change-info>
            <dc:creator> </dc:creator>
            <dc:date>2021-04-22T09:32:29.797904738</dc:date>
          </office:change-info>
          <table:previous>
            <table:change-track-table-cell/>
          </table:previous>
        </table:cell-content-change>
        <table:cell-content-change table:id="ct2148">
          <table:cell-address table:column="2" table:row="81" table:table="0"/>
          <office:change-info>
            <dc:creator> </dc:creator>
            <dc:date>2021-04-22T09:32:29.797934874</dc:date>
          </office:change-info>
          <table:previous>
            <table:change-track-table-cell/>
          </table:previous>
        </table:cell-content-change>
        <table:cell-content-change table:id="ct2149">
          <table:cell-address table:column="2" table:row="82" table:table="0"/>
          <office:change-info>
            <dc:creator> </dc:creator>
            <dc:date>2021-04-22T09:32:29.797964921</dc:date>
          </office:change-info>
          <table:previous>
            <table:change-track-table-cell/>
          </table:previous>
        </table:cell-content-change>
        <table:cell-content-change table:id="ct2150">
          <table:cell-address table:column="2" table:row="83" table:table="0"/>
          <office:change-info>
            <dc:creator> </dc:creator>
            <dc:date>2021-04-22T09:32:29.797994872</dc:date>
          </office:change-info>
          <table:previous>
            <table:change-track-table-cell/>
          </table:previous>
        </table:cell-content-change>
        <table:cell-content-change table:id="ct2151">
          <table:cell-address table:column="2" table:row="84" table:table="0"/>
          <office:change-info>
            <dc:creator> </dc:creator>
            <dc:date>2021-04-22T09:32:29.798024689</dc:date>
          </office:change-info>
          <table:previous>
            <table:change-track-table-cell/>
          </table:previous>
        </table:cell-content-change>
        <table:cell-content-change table:id="ct2152">
          <table:cell-address table:column="3" table:row="78" table:table="0"/>
          <office:change-info>
            <dc:creator> </dc:creator>
            <dc:date>2021-04-22T09:32:29.798055582</dc:date>
          </office:change-info>
          <table:previous>
            <table:change-track-table-cell/>
          </table:previous>
        </table:cell-content-change>
        <table:cell-content-change table:id="ct2153">
          <table:cell-address table:column="3" table:row="79" table:table="0"/>
          <office:change-info>
            <dc:creator> </dc:creator>
            <dc:date>2021-04-22T09:32:29.798086074</dc:date>
          </office:change-info>
          <table:previous>
            <table:change-track-table-cell/>
          </table:previous>
        </table:cell-content-change>
        <table:cell-content-change table:id="ct2154">
          <table:cell-address table:column="3" table:row="80" table:table="0"/>
          <office:change-info>
            <dc:creator> </dc:creator>
            <dc:date>2021-04-22T09:32:29.798116319</dc:date>
          </office:change-info>
          <table:previous>
            <table:change-track-table-cell/>
          </table:previous>
        </table:cell-content-change>
        <table:cell-content-change table:id="ct2155">
          <table:cell-address table:column="3" table:row="81" table:table="0"/>
          <office:change-info>
            <dc:creator> </dc:creator>
            <dc:date>2021-04-22T09:32:29.798146385</dc:date>
          </office:change-info>
          <table:previous>
            <table:change-track-table-cell/>
          </table:previous>
        </table:cell-content-change>
        <table:cell-content-change table:id="ct2156">
          <table:cell-address table:column="3" table:row="82" table:table="0"/>
          <office:change-info>
            <dc:creator> </dc:creator>
            <dc:date>2021-04-22T09:32:29.798176330</dc:date>
          </office:change-info>
          <table:previous>
            <table:change-track-table-cell/>
          </table:previous>
        </table:cell-content-change>
        <table:cell-content-change table:id="ct2157">
          <table:cell-address table:column="3" table:row="83" table:table="0"/>
          <office:change-info>
            <dc:creator> </dc:creator>
            <dc:date>2021-04-22T09:32:29.798206246</dc:date>
          </office:change-info>
          <table:previous>
            <table:change-track-table-cell/>
          </table:previous>
        </table:cell-content-change>
        <table:cell-content-change table:id="ct2158">
          <table:cell-address table:column="3" table:row="84" table:table="0"/>
          <office:change-info>
            <dc:creator> </dc:creator>
            <dc:date>2021-04-22T09:32:29.798236472</dc:date>
          </office:change-info>
          <table:previous>
            <table:change-track-table-cell/>
          </table:previous>
        </table:cell-content-change>
        <table:cell-content-change table:id="ct2159">
          <table:cell-address table:column="4" table:row="78" table:table="0"/>
          <office:change-info>
            <dc:creator> </dc:creator>
            <dc:date>2021-04-22T09:32:29.798267003</dc:date>
          </office:change-info>
          <table:previous>
            <table:change-track-table-cell/>
          </table:previous>
        </table:cell-content-change>
        <table:cell-content-change table:id="ct2160">
          <table:cell-address table:column="4" table:row="79" table:table="0"/>
          <office:change-info>
            <dc:creator> </dc:creator>
            <dc:date>2021-04-22T09:32:29.798297057</dc:date>
          </office:change-info>
          <table:previous>
            <table:change-track-table-cell/>
          </table:previous>
        </table:cell-content-change>
        <table:cell-content-change table:id="ct2161">
          <table:cell-address table:column="4" table:row="80" table:table="0"/>
          <office:change-info>
            <dc:creator> </dc:creator>
            <dc:date>2021-04-22T09:32:29.798327371</dc:date>
          </office:change-info>
          <table:previous>
            <table:change-track-table-cell/>
          </table:previous>
        </table:cell-content-change>
        <table:cell-content-change table:id="ct2162">
          <table:cell-address table:column="4" table:row="81" table:table="0"/>
          <office:change-info>
            <dc:creator> </dc:creator>
            <dc:date>2021-04-22T09:32:29.798357387</dc:date>
          </office:change-info>
          <table:previous>
            <table:change-track-table-cell/>
          </table:previous>
        </table:cell-content-change>
        <table:cell-content-change table:id="ct2163">
          <table:cell-address table:column="4" table:row="82" table:table="0"/>
          <office:change-info>
            <dc:creator> </dc:creator>
            <dc:date>2021-04-22T09:32:29.798387530</dc:date>
          </office:change-info>
          <table:previous>
            <table:change-track-table-cell/>
          </table:previous>
        </table:cell-content-change>
        <table:cell-content-change table:id="ct2164">
          <table:cell-address table:column="4" table:row="83" table:table="0"/>
          <office:change-info>
            <dc:creator> </dc:creator>
            <dc:date>2021-04-22T09:32:29.798417395</dc:date>
          </office:change-info>
          <table:previous>
            <table:change-track-table-cell/>
          </table:previous>
        </table:cell-content-change>
        <table:cell-content-change table:id="ct2165">
          <table:cell-address table:column="4" table:row="84" table:table="0"/>
          <office:change-info>
            <dc:creator> </dc:creator>
            <dc:date>2021-04-22T09:32:29.798447459</dc:date>
          </office:change-info>
          <table:previous>
            <table:change-track-table-cell/>
          </table:previous>
        </table:cell-content-change>
        <table:cell-content-change table:id="ct2166">
          <table:cell-address table:column="5" table:row="78" table:table="0"/>
          <office:change-info>
            <dc:creator> </dc:creator>
            <dc:date>2021-04-22T09:32:29.798478063</dc:date>
          </office:change-info>
          <table:previous>
            <table:change-track-table-cell/>
          </table:previous>
        </table:cell-content-change>
        <table:cell-content-change table:id="ct2167">
          <table:cell-address table:column="5" table:row="79" table:table="0"/>
          <office:change-info>
            <dc:creator> </dc:creator>
            <dc:date>2021-04-22T09:32:29.798508452</dc:date>
          </office:change-info>
          <table:previous>
            <table:change-track-table-cell/>
          </table:previous>
        </table:cell-content-change>
        <table:cell-content-change table:id="ct2168">
          <table:cell-address table:column="5" table:row="80" table:table="0"/>
          <office:change-info>
            <dc:creator> </dc:creator>
            <dc:date>2021-04-22T09:32:29.798538739</dc:date>
          </office:change-info>
          <table:previous>
            <table:change-track-table-cell/>
          </table:previous>
        </table:cell-content-change>
        <table:cell-content-change table:id="ct2169">
          <table:cell-address table:column="5" table:row="81" table:table="0"/>
          <office:change-info>
            <dc:creator> </dc:creator>
            <dc:date>2021-04-22T09:32:29.798569108</dc:date>
          </office:change-info>
          <table:previous>
            <table:change-track-table-cell/>
          </table:previous>
        </table:cell-content-change>
        <table:cell-content-change table:id="ct2170">
          <table:cell-address table:column="5" table:row="82" table:table="0"/>
          <office:change-info>
            <dc:creator> </dc:creator>
            <dc:date>2021-04-22T09:32:29.798599436</dc:date>
          </office:change-info>
          <table:previous>
            <table:change-track-table-cell/>
          </table:previous>
        </table:cell-content-change>
        <table:cell-content-change table:id="ct2171">
          <table:cell-address table:column="5" table:row="83" table:table="0"/>
          <office:change-info>
            <dc:creator> </dc:creator>
            <dc:date>2021-04-22T09:32:29.798629837</dc:date>
          </office:change-info>
          <table:previous>
            <table:change-track-table-cell/>
          </table:previous>
        </table:cell-content-change>
        <table:cell-content-change table:id="ct2172">
          <table:cell-address table:column="5" table:row="84" table:table="0"/>
          <office:change-info>
            <dc:creator> </dc:creator>
            <dc:date>2021-04-22T09:32:29.798660027</dc:date>
          </office:change-info>
          <table:previous>
            <table:change-track-table-cell/>
          </table:previous>
        </table:cell-content-change>
        <table:cell-content-change table:id="ct2173">
          <table:cell-address table:column="6" table:row="78" table:table="0"/>
          <office:change-info>
            <dc:creator> </dc:creator>
            <dc:date>2021-04-22T09:32:29.798690526</dc:date>
          </office:change-info>
          <table:previous>
            <table:change-track-table-cell/>
          </table:previous>
        </table:cell-content-change>
        <table:cell-content-change table:id="ct2174">
          <table:cell-address table:column="6" table:row="79" table:table="0"/>
          <office:change-info>
            <dc:creator> </dc:creator>
            <dc:date>2021-04-22T09:32:29.798720316</dc:date>
          </office:change-info>
          <table:previous>
            <table:change-track-table-cell/>
          </table:previous>
        </table:cell-content-change>
        <table:cell-content-change table:id="ct2175">
          <table:cell-address table:column="6" table:row="80" table:table="0"/>
          <office:change-info>
            <dc:creator> </dc:creator>
            <dc:date>2021-04-22T09:32:29.798750354</dc:date>
          </office:change-info>
          <table:previous>
            <table:change-track-table-cell/>
          </table:previous>
        </table:cell-content-change>
        <table:cell-content-change table:id="ct2176">
          <table:cell-address table:column="6" table:row="81" table:table="0"/>
          <office:change-info>
            <dc:creator> </dc:creator>
            <dc:date>2021-04-22T09:32:29.798780344</dc:date>
          </office:change-info>
          <table:previous>
            <table:change-track-table-cell/>
          </table:previous>
        </table:cell-content-change>
        <table:cell-content-change table:id="ct2177">
          <table:cell-address table:column="6" table:row="82" table:table="0"/>
          <office:change-info>
            <dc:creator> </dc:creator>
            <dc:date>2021-04-22T09:32:29.798810233</dc:date>
          </office:change-info>
          <table:previous>
            <table:change-track-table-cell/>
          </table:previous>
        </table:cell-content-change>
        <table:cell-content-change table:id="ct2178">
          <table:cell-address table:column="6" table:row="83" table:table="0"/>
          <office:change-info>
            <dc:creator> </dc:creator>
            <dc:date>2021-04-22T09:32:29.798840116</dc:date>
          </office:change-info>
          <table:previous>
            <table:change-track-table-cell/>
          </table:previous>
        </table:cell-content-change>
        <table:cell-content-change table:id="ct2179">
          <table:cell-address table:column="6" table:row="84" table:table="0"/>
          <office:change-info>
            <dc:creator> </dc:creator>
            <dc:date>2021-04-22T09:32:29.798870138</dc:date>
          </office:change-info>
          <table:previous>
            <table:change-track-table-cell/>
          </table:previous>
        </table:cell-content-change>
        <table:cell-content-change table:id="ct2180">
          <table:cell-address table:column="7" table:row="78" table:table="0"/>
          <office:change-info>
            <dc:creator> </dc:creator>
            <dc:date>2021-04-22T09:32:29.798900769</dc:date>
          </office:change-info>
          <table:previous>
            <table:change-track-table-cell/>
          </table:previous>
        </table:cell-content-change>
        <table:cell-content-change table:id="ct2181">
          <table:cell-address table:column="7" table:row="79" table:table="0"/>
          <office:change-info>
            <dc:creator> </dc:creator>
            <dc:date>2021-04-22T09:32:29.798990753</dc:date>
          </office:change-info>
          <table:previous>
            <table:change-track-table-cell/>
          </table:previous>
        </table:cell-content-change>
        <table:cell-content-change table:id="ct2182">
          <table:cell-address table:column="7" table:row="80" table:table="0"/>
          <office:change-info>
            <dc:creator> </dc:creator>
            <dc:date>2021-04-22T09:32:29.799037372</dc:date>
          </office:change-info>
          <table:previous>
            <table:change-track-table-cell/>
          </table:previous>
        </table:cell-content-change>
        <table:cell-content-change table:id="ct2183">
          <table:cell-address table:column="7" table:row="81" table:table="0"/>
          <office:change-info>
            <dc:creator> </dc:creator>
            <dc:date>2021-04-22T09:32:29.799068222</dc:date>
          </office:change-info>
          <table:previous>
            <table:change-track-table-cell/>
          </table:previous>
        </table:cell-content-change>
        <table:cell-content-change table:id="ct2184">
          <table:cell-address table:column="7" table:row="82" table:table="0"/>
          <office:change-info>
            <dc:creator> </dc:creator>
            <dc:date>2021-04-22T09:32:29.799098769</dc:date>
          </office:change-info>
          <table:previous>
            <table:change-track-table-cell/>
          </table:previous>
        </table:cell-content-change>
        <table:cell-content-change table:id="ct2185">
          <table:cell-address table:column="7" table:row="83" table:table="0"/>
          <office:change-info>
            <dc:creator> </dc:creator>
            <dc:date>2021-04-22T09:32:29.799129339</dc:date>
          </office:change-info>
          <table:previous>
            <table:change-track-table-cell/>
          </table:previous>
        </table:cell-content-change>
        <table:cell-content-change table:id="ct2186">
          <table:cell-address table:column="7" table:row="84" table:table="0"/>
          <office:change-info>
            <dc:creator> </dc:creator>
            <dc:date>2021-04-22T09:32:29.799159906</dc:date>
          </office:change-info>
          <table:previous>
            <table:change-track-table-cell/>
          </table:previous>
        </table:cell-content-change>
        <table:cell-content-change table:id="ct2187">
          <table:cell-address table:column="8" table:row="78" table:table="0"/>
          <office:change-info>
            <dc:creator> </dc:creator>
            <dc:date>2021-04-22T09:32:29.799191024</dc:date>
          </office:change-info>
          <table:previous>
            <table:change-track-table-cell/>
          </table:previous>
        </table:cell-content-change>
        <table:cell-content-change table:id="ct2188">
          <table:cell-address table:column="8" table:row="79" table:table="0"/>
          <office:change-info>
            <dc:creator> </dc:creator>
            <dc:date>2021-04-22T09:32:29.799221716</dc:date>
          </office:change-info>
          <table:previous>
            <table:change-track-table-cell/>
          </table:previous>
        </table:cell-content-change>
        <table:cell-content-change table:id="ct2189">
          <table:cell-address table:column="8" table:row="80" table:table="0"/>
          <office:change-info>
            <dc:creator> </dc:creator>
            <dc:date>2021-04-22T09:32:29.799252376</dc:date>
          </office:change-info>
          <table:previous>
            <table:change-track-table-cell/>
          </table:previous>
        </table:cell-content-change>
        <table:cell-content-change table:id="ct2190">
          <table:cell-address table:column="8" table:row="81" table:table="0"/>
          <office:change-info>
            <dc:creator> </dc:creator>
            <dc:date>2021-04-22T09:32:29.799283090</dc:date>
          </office:change-info>
          <table:previous>
            <table:change-track-table-cell/>
          </table:previous>
        </table:cell-content-change>
        <table:cell-content-change table:id="ct2191">
          <table:cell-address table:column="8" table:row="82" table:table="0"/>
          <office:change-info>
            <dc:creator> </dc:creator>
            <dc:date>2021-04-22T09:32:29.799313835</dc:date>
          </office:change-info>
          <table:previous>
            <table:change-track-table-cell/>
          </table:previous>
        </table:cell-content-change>
        <table:cell-content-change table:id="ct2192">
          <table:cell-address table:column="8" table:row="83" table:table="0"/>
          <office:change-info>
            <dc:creator> </dc:creator>
            <dc:date>2021-04-22T09:32:29.799344578</dc:date>
          </office:change-info>
          <table:previous>
            <table:change-track-table-cell/>
          </table:previous>
        </table:cell-content-change>
        <table:cell-content-change table:id="ct2193">
          <table:cell-address table:column="8" table:row="84" table:table="0"/>
          <office:change-info>
            <dc:creator> </dc:creator>
            <dc:date>2021-04-22T09:32:29.799375140</dc:date>
          </office:change-info>
          <table:previous>
            <table:change-track-table-cell/>
          </table:previous>
        </table:cell-content-change>
        <table:cell-content-change table:id="ct2194">
          <table:cell-address table:column="9" table:row="78" table:table="0"/>
          <office:change-info>
            <dc:creator> </dc:creator>
            <dc:date>2021-04-22T09:32:29.799406293</dc:date>
          </office:change-info>
          <table:previous>
            <table:change-track-table-cell/>
          </table:previous>
        </table:cell-content-change>
        <table:cell-content-change table:id="ct2195">
          <table:cell-address table:column="9" table:row="79" table:table="0"/>
          <office:change-info>
            <dc:creator> </dc:creator>
            <dc:date>2021-04-22T09:32:29.799437058</dc:date>
          </office:change-info>
          <table:previous>
            <table:change-track-table-cell/>
          </table:previous>
        </table:cell-content-change>
        <table:cell-content-change table:id="ct2196">
          <table:cell-address table:column="9" table:row="80" table:table="0"/>
          <office:change-info>
            <dc:creator> </dc:creator>
            <dc:date>2021-04-22T09:32:29.799467823</dc:date>
          </office:change-info>
          <table:previous>
            <table:change-track-table-cell/>
          </table:previous>
        </table:cell-content-change>
        <table:cell-content-change table:id="ct2197">
          <table:cell-address table:column="9" table:row="81" table:table="0"/>
          <office:change-info>
            <dc:creator> </dc:creator>
            <dc:date>2021-04-22T09:32:29.799498539</dc:date>
          </office:change-info>
          <table:previous>
            <table:change-track-table-cell/>
          </table:previous>
        </table:cell-content-change>
        <table:cell-content-change table:id="ct2198">
          <table:cell-address table:column="9" table:row="82" table:table="0"/>
          <office:change-info>
            <dc:creator> </dc:creator>
            <dc:date>2021-04-22T09:32:29.799529317</dc:date>
          </office:change-info>
          <table:previous>
            <table:change-track-table-cell/>
          </table:previous>
        </table:cell-content-change>
        <table:cell-content-change table:id="ct2199">
          <table:cell-address table:column="9" table:row="83" table:table="0"/>
          <office:change-info>
            <dc:creator> </dc:creator>
            <dc:date>2021-04-22T09:32:29.799560298</dc:date>
          </office:change-info>
          <table:previous>
            <table:change-track-table-cell/>
          </table:previous>
        </table:cell-content-change>
        <table:cell-content-change table:id="ct2200">
          <table:cell-address table:column="9" table:row="84" table:table="0"/>
          <office:change-info>
            <dc:creator> </dc:creator>
            <dc:date>2021-04-22T09:32:29.799591260</dc:date>
          </office:change-info>
          <table:previous>
            <table:change-track-table-cell/>
          </table:previous>
        </table:cell-content-change>
        <table:cell-content-change table:id="ct2201">
          <table:cell-address table:column="10" table:row="78" table:table="0"/>
          <office:change-info>
            <dc:creator> </dc:creator>
            <dc:date>2021-04-22T09:32:29.799622651</dc:date>
          </office:change-info>
          <table:previous>
            <table:change-track-table-cell/>
          </table:previous>
        </table:cell-content-change>
        <table:cell-content-change table:id="ct2202">
          <table:cell-address table:column="10" table:row="79" table:table="0"/>
          <office:change-info>
            <dc:creator> </dc:creator>
            <dc:date>2021-04-22T09:32:29.799653415</dc:date>
          </office:change-info>
          <table:previous>
            <table:change-track-table-cell/>
          </table:previous>
        </table:cell-content-change>
        <table:cell-content-change table:id="ct2203">
          <table:cell-address table:column="10" table:row="80" table:table="0"/>
          <office:change-info>
            <dc:creator> </dc:creator>
            <dc:date>2021-04-22T09:32:29.799684192</dc:date>
          </office:change-info>
          <table:previous>
            <table:change-track-table-cell/>
          </table:previous>
        </table:cell-content-change>
        <table:cell-content-change table:id="ct2204">
          <table:cell-address table:column="10" table:row="81" table:table="0"/>
          <office:change-info>
            <dc:creator> </dc:creator>
            <dc:date>2021-04-22T09:32:29.799715036</dc:date>
          </office:change-info>
          <table:previous>
            <table:change-track-table-cell/>
          </table:previous>
        </table:cell-content-change>
        <table:cell-content-change table:id="ct2205">
          <table:cell-address table:column="10" table:row="82" table:table="0"/>
          <office:change-info>
            <dc:creator> </dc:creator>
            <dc:date>2021-04-22T09:32:29.799745913</dc:date>
          </office:change-info>
          <table:previous>
            <table:change-track-table-cell/>
          </table:previous>
        </table:cell-content-change>
        <table:cell-content-change table:id="ct2206">
          <table:cell-address table:column="10" table:row="83" table:table="0"/>
          <office:change-info>
            <dc:creator> </dc:creator>
            <dc:date>2021-04-22T09:32:29.799776779</dc:date>
          </office:change-info>
          <table:previous>
            <table:change-track-table-cell/>
          </table:previous>
        </table:cell-content-change>
        <table:cell-content-change table:id="ct2207">
          <table:cell-address table:column="10" table:row="84" table:table="0"/>
          <office:change-info>
            <dc:creator> </dc:creator>
            <dc:date>2021-04-22T09:32:29.799807834</dc:date>
          </office:change-info>
          <table:previous>
            <table:change-track-table-cell/>
          </table:previous>
        </table:cell-content-change>
        <table:cell-content-change table:id="ct2208">
          <table:cell-address table:column="11" table:row="78" table:table="0"/>
          <office:change-info>
            <dc:creator> </dc:creator>
            <dc:date>2021-04-22T09:32:29.799839387</dc:date>
          </office:change-info>
          <table:previous>
            <table:change-track-table-cell/>
          </table:previous>
        </table:cell-content-change>
        <table:cell-content-change table:id="ct2209">
          <table:cell-address table:column="11" table:row="79" table:table="0"/>
          <office:change-info>
            <dc:creator> </dc:creator>
            <dc:date>2021-04-22T09:32:29.799870074</dc:date>
          </office:change-info>
          <table:previous>
            <table:change-track-table-cell/>
          </table:previous>
        </table:cell-content-change>
        <table:cell-content-change table:id="ct2210">
          <table:cell-address table:column="11" table:row="80" table:table="0"/>
          <office:change-info>
            <dc:creator> </dc:creator>
            <dc:date>2021-04-22T09:32:29.799900837</dc:date>
          </office:change-info>
          <table:previous>
            <table:change-track-table-cell/>
          </table:previous>
        </table:cell-content-change>
        <table:cell-content-change table:id="ct2211">
          <table:cell-address table:column="11" table:row="81" table:table="0"/>
          <office:change-info>
            <dc:creator> </dc:creator>
            <dc:date>2021-04-22T09:32:29.799931741</dc:date>
          </office:change-info>
          <table:previous>
            <table:change-track-table-cell/>
          </table:previous>
        </table:cell-content-change>
        <table:cell-content-change table:id="ct2212">
          <table:cell-address table:column="11" table:row="82" table:table="0"/>
          <office:change-info>
            <dc:creator> </dc:creator>
            <dc:date>2021-04-22T09:32:29.799962675</dc:date>
          </office:change-info>
          <table:previous>
            <table:change-track-table-cell/>
          </table:previous>
        </table:cell-content-change>
        <table:cell-content-change table:id="ct2213">
          <table:cell-address table:column="11" table:row="83" table:table="0"/>
          <office:change-info>
            <dc:creator> </dc:creator>
            <dc:date>2021-04-22T09:32:29.799993681</dc:date>
          </office:change-info>
          <table:previous>
            <table:change-track-table-cell/>
          </table:previous>
        </table:cell-content-change>
        <table:cell-content-change table:id="ct2214">
          <table:cell-address table:column="11" table:row="84" table:table="0"/>
          <office:change-info>
            <dc:creator> </dc:creator>
            <dc:date>2021-04-22T09:32:29.800024640</dc:date>
          </office:change-info>
          <table:previous>
            <table:change-track-table-cell/>
          </table:previous>
        </table:cell-content-change>
        <table:cell-content-change table:id="ct2215">
          <table:cell-address table:column="12" table:row="78" table:table="0"/>
          <office:change-info>
            <dc:creator> </dc:creator>
            <dc:date>2021-04-22T09:32:29.800056018</dc:date>
          </office:change-info>
          <table:previous>
            <table:change-track-table-cell/>
          </table:previous>
        </table:cell-content-change>
        <table:cell-content-change table:id="ct2216">
          <table:cell-address table:column="12" table:row="79" table:table="0"/>
          <office:change-info>
            <dc:creator> </dc:creator>
            <dc:date>2021-04-22T09:32:29.800086284</dc:date>
          </office:change-info>
          <table:previous>
            <table:change-track-table-cell/>
          </table:previous>
        </table:cell-content-change>
        <table:cell-content-change table:id="ct2217">
          <table:cell-address table:column="12" table:row="80" table:table="0"/>
          <office:change-info>
            <dc:creator> </dc:creator>
            <dc:date>2021-04-22T09:32:29.800116829</dc:date>
          </office:change-info>
          <table:previous>
            <table:change-track-table-cell/>
          </table:previous>
        </table:cell-content-change>
        <table:cell-content-change table:id="ct2218">
          <table:cell-address table:column="12" table:row="81" table:table="0"/>
          <office:change-info>
            <dc:creator> </dc:creator>
            <dc:date>2021-04-22T09:32:29.800147274</dc:date>
          </office:change-info>
          <table:previous>
            <table:change-track-table-cell/>
          </table:previous>
        </table:cell-content-change>
        <table:cell-content-change table:id="ct2219">
          <table:cell-address table:column="12" table:row="82" table:table="0"/>
          <office:change-info>
            <dc:creator> </dc:creator>
            <dc:date>2021-04-22T09:32:29.800177758</dc:date>
          </office:change-info>
          <table:previous>
            <table:change-track-table-cell/>
          </table:previous>
        </table:cell-content-change>
        <table:cell-content-change table:id="ct2220">
          <table:cell-address table:column="12" table:row="83" table:table="0"/>
          <office:change-info>
            <dc:creator> </dc:creator>
            <dc:date>2021-04-22T09:32:29.800208187</dc:date>
          </office:change-info>
          <table:previous>
            <table:change-track-table-cell/>
          </table:previous>
        </table:cell-content-change>
        <table:cell-content-change table:id="ct2221">
          <table:cell-address table:column="12" table:row="84" table:table="0"/>
          <office:change-info>
            <dc:creator> </dc:creator>
            <dc:date>2021-04-22T09:32:29.800238635</dc:date>
          </office:change-info>
          <table:previous>
            <table:change-track-table-cell/>
          </table:previous>
        </table:cell-content-change>
        <table:cell-content-change table:id="ct2222">
          <table:cell-address table:column="1" table:row="85" table:table="0"/>
          <office:change-info>
            <dc:creator> </dc:creator>
            <dc:date>2021-04-22T09:32:29.800269858</dc:date>
          </office:change-info>
          <table:previous>
            <table:change-track-table-cell/>
          </table:previous>
        </table:cell-content-change>
        <table:cell-content-change table:id="ct2223">
          <table:cell-address table:column="1" table:row="86" table:table="0"/>
          <office:change-info>
            <dc:creator> </dc:creator>
            <dc:date>2021-04-22T09:32:29.800300983</dc:date>
          </office:change-info>
          <table:previous>
            <table:change-track-table-cell/>
          </table:previous>
        </table:cell-content-change>
        <table:cell-content-change table:id="ct2224">
          <table:cell-address table:column="1" table:row="87" table:table="0"/>
          <office:change-info>
            <dc:creator> </dc:creator>
            <dc:date>2021-04-22T09:32:29.800331750</dc:date>
          </office:change-info>
          <table:previous>
            <table:change-track-table-cell/>
          </table:previous>
        </table:cell-content-change>
        <table:cell-content-change table:id="ct2225">
          <table:cell-address table:column="1" table:row="88" table:table="0"/>
          <office:change-info>
            <dc:creator> </dc:creator>
            <dc:date>2021-04-22T09:32:29.800362641</dc:date>
          </office:change-info>
          <table:previous>
            <table:change-track-table-cell/>
          </table:previous>
        </table:cell-content-change>
        <table:cell-content-change table:id="ct2226">
          <table:cell-address table:column="1" table:row="89" table:table="0"/>
          <office:change-info>
            <dc:creator> </dc:creator>
            <dc:date>2021-04-22T09:32:29.800393608</dc:date>
          </office:change-info>
          <table:previous>
            <table:change-track-table-cell/>
          </table:previous>
        </table:cell-content-change>
        <table:cell-content-change table:id="ct2227">
          <table:cell-address table:column="1" table:row="90" table:table="0"/>
          <office:change-info>
            <dc:creator> </dc:creator>
            <dc:date>2021-04-22T09:32:29.800424480</dc:date>
          </office:change-info>
          <table:previous>
            <table:change-track-table-cell/>
          </table:previous>
        </table:cell-content-change>
        <table:cell-content-change table:id="ct2228">
          <table:cell-address table:column="1" table:row="91" table:table="0"/>
          <office:change-info>
            <dc:creator> </dc:creator>
            <dc:date>2021-04-22T09:32:29.800455110</dc:date>
          </office:change-info>
          <table:previous>
            <table:change-track-table-cell/>
          </table:previous>
        </table:cell-content-change>
        <table:cell-content-change table:id="ct2229">
          <table:cell-address table:column="2" table:row="85" table:table="0"/>
          <office:change-info>
            <dc:creator> </dc:creator>
            <dc:date>2021-04-22T09:32:29.800486576</dc:date>
          </office:change-info>
          <table:previous>
            <table:change-track-table-cell/>
          </table:previous>
        </table:cell-content-change>
        <table:cell-content-change table:id="ct2230">
          <table:cell-address table:column="2" table:row="86" table:table="0"/>
          <office:change-info>
            <dc:creator> </dc:creator>
            <dc:date>2021-04-22T09:32:29.800517511</dc:date>
          </office:change-info>
          <table:previous>
            <table:change-track-table-cell/>
          </table:previous>
        </table:cell-content-change>
        <table:cell-content-change table:id="ct2231">
          <table:cell-address table:column="2" table:row="87" table:table="0"/>
          <office:change-info>
            <dc:creator> </dc:creator>
            <dc:date>2021-04-22T09:32:29.800548636</dc:date>
          </office:change-info>
          <table:previous>
            <table:change-track-table-cell/>
          </table:previous>
        </table:cell-content-change>
        <table:cell-content-change table:id="ct2232">
          <table:cell-address table:column="2" table:row="88" table:table="0"/>
          <office:change-info>
            <dc:creator> </dc:creator>
            <dc:date>2021-04-22T09:32:29.800579777</dc:date>
          </office:change-info>
          <table:previous>
            <table:change-track-table-cell/>
          </table:previous>
        </table:cell-content-change>
        <table:cell-content-change table:id="ct2233">
          <table:cell-address table:column="2" table:row="89" table:table="0"/>
          <office:change-info>
            <dc:creator> </dc:creator>
            <dc:date>2021-04-22T09:32:29.800610808</dc:date>
          </office:change-info>
          <table:previous>
            <table:change-track-table-cell/>
          </table:previous>
        </table:cell-content-change>
        <table:cell-content-change table:id="ct2234">
          <table:cell-address table:column="2" table:row="90" table:table="0"/>
          <office:change-info>
            <dc:creator> </dc:creator>
            <dc:date>2021-04-22T09:32:29.800641926</dc:date>
          </office:change-info>
          <table:previous>
            <table:change-track-table-cell/>
          </table:previous>
        </table:cell-content-change>
        <table:cell-content-change table:id="ct2235">
          <table:cell-address table:column="2" table:row="91" table:table="0"/>
          <office:change-info>
            <dc:creator> </dc:creator>
            <dc:date>2021-04-22T09:32:29.800673003</dc:date>
          </office:change-info>
          <table:previous>
            <table:change-track-table-cell/>
          </table:previous>
        </table:cell-content-change>
        <table:cell-content-change table:id="ct2236">
          <table:cell-address table:column="3" table:row="85" table:table="0"/>
          <office:change-info>
            <dc:creator> </dc:creator>
            <dc:date>2021-04-22T09:32:29.800704655</dc:date>
          </office:change-info>
          <table:previous>
            <table:change-track-table-cell/>
          </table:previous>
        </table:cell-content-change>
        <table:cell-content-change table:id="ct2237">
          <table:cell-address table:column="3" table:row="86" table:table="0"/>
          <office:change-info>
            <dc:creator> </dc:creator>
            <dc:date>2021-04-22T09:32:29.800735670</dc:date>
          </office:change-info>
          <table:previous>
            <table:change-track-table-cell/>
          </table:previous>
        </table:cell-content-change>
        <table:cell-content-change table:id="ct2238">
          <table:cell-address table:column="3" table:row="87" table:table="0"/>
          <office:change-info>
            <dc:creator> </dc:creator>
            <dc:date>2021-04-22T09:32:29.800766688</dc:date>
          </office:change-info>
          <table:previous>
            <table:change-track-table-cell/>
          </table:previous>
        </table:cell-content-change>
        <table:cell-content-change table:id="ct2239">
          <table:cell-address table:column="3" table:row="88" table:table="0"/>
          <office:change-info>
            <dc:creator> </dc:creator>
            <dc:date>2021-04-22T09:32:29.800797939</dc:date>
          </office:change-info>
          <table:previous>
            <table:change-track-table-cell/>
          </table:previous>
        </table:cell-content-change>
        <table:cell-content-change table:id="ct2240">
          <table:cell-address table:column="3" table:row="89" table:table="0"/>
          <office:change-info>
            <dc:creator> </dc:creator>
            <dc:date>2021-04-22T09:32:29.800828980</dc:date>
          </office:change-info>
          <table:previous>
            <table:change-track-table-cell/>
          </table:previous>
        </table:cell-content-change>
        <table:cell-content-change table:id="ct2241">
          <table:cell-address table:column="3" table:row="90" table:table="0"/>
          <office:change-info>
            <dc:creator> </dc:creator>
            <dc:date>2021-04-22T09:32:29.800859951</dc:date>
          </office:change-info>
          <table:previous>
            <table:change-track-table-cell/>
          </table:previous>
        </table:cell-content-change>
        <table:cell-content-change table:id="ct2242">
          <table:cell-address table:column="3" table:row="91" table:table="0"/>
          <office:change-info>
            <dc:creator> </dc:creator>
            <dc:date>2021-04-22T09:32:29.800890966</dc:date>
          </office:change-info>
          <table:previous>
            <table:change-track-table-cell/>
          </table:previous>
        </table:cell-content-change>
        <table:cell-content-change table:id="ct2243">
          <table:cell-address table:column="4" table:row="85" table:table="0"/>
          <office:change-info>
            <dc:creator> </dc:creator>
            <dc:date>2021-04-22T09:32:29.800923022</dc:date>
          </office:change-info>
          <table:previous>
            <table:change-track-table-cell/>
          </table:previous>
        </table:cell-content-change>
        <table:cell-content-change table:id="ct2244">
          <table:cell-address table:column="4" table:row="86" table:table="0"/>
          <office:change-info>
            <dc:creator> </dc:creator>
            <dc:date>2021-04-22T09:32:29.800954248</dc:date>
          </office:change-info>
          <table:previous>
            <table:change-track-table-cell/>
          </table:previous>
        </table:cell-content-change>
        <table:cell-content-change table:id="ct2245">
          <table:cell-address table:column="4" table:row="87" table:table="0"/>
          <office:change-info>
            <dc:creator> </dc:creator>
            <dc:date>2021-04-22T09:32:29.800985273</dc:date>
          </office:change-info>
          <table:previous>
            <table:change-track-table-cell/>
          </table:previous>
        </table:cell-content-change>
        <table:cell-content-change table:id="ct2246">
          <table:cell-address table:column="4" table:row="88" table:table="0"/>
          <office:change-info>
            <dc:creator> </dc:creator>
            <dc:date>2021-04-22T09:32:29.801016605</dc:date>
          </office:change-info>
          <table:previous>
            <table:change-track-table-cell/>
          </table:previous>
        </table:cell-content-change>
        <table:cell-content-change table:id="ct2247">
          <table:cell-address table:column="4" table:row="89" table:table="0"/>
          <office:change-info>
            <dc:creator> </dc:creator>
            <dc:date>2021-04-22T09:32:29.801047806</dc:date>
          </office:change-info>
          <table:previous>
            <table:change-track-table-cell/>
          </table:previous>
        </table:cell-content-change>
        <table:cell-content-change table:id="ct2248">
          <table:cell-address table:column="4" table:row="90" table:table="0"/>
          <office:change-info>
            <dc:creator> </dc:creator>
            <dc:date>2021-04-22T09:32:29.801078908</dc:date>
          </office:change-info>
          <table:previous>
            <table:change-track-table-cell/>
          </table:previous>
        </table:cell-content-change>
        <table:cell-content-change table:id="ct2249">
          <table:cell-address table:column="4" table:row="91" table:table="0"/>
          <office:change-info>
            <dc:creator> </dc:creator>
            <dc:date>2021-04-22T09:32:29.801109915</dc:date>
          </office:change-info>
          <table:previous>
            <table:change-track-table-cell/>
          </table:previous>
        </table:cell-content-change>
        <table:cell-content-change table:id="ct2250">
          <table:cell-address table:column="5" table:row="85" table:table="0"/>
          <office:change-info>
            <dc:creator> </dc:creator>
            <dc:date>2021-04-22T09:32:29.801141522</dc:date>
          </office:change-info>
          <table:previous>
            <table:change-track-table-cell/>
          </table:previous>
        </table:cell-content-change>
        <table:cell-content-change table:id="ct2251">
          <table:cell-address table:column="5" table:row="86" table:table="0"/>
          <office:change-info>
            <dc:creator> </dc:creator>
            <dc:date>2021-04-22T09:32:29.801172698</dc:date>
          </office:change-info>
          <table:previous>
            <table:change-track-table-cell/>
          </table:previous>
        </table:cell-content-change>
        <table:cell-content-change table:id="ct2252">
          <table:cell-address table:column="5" table:row="87" table:table="0"/>
          <office:change-info>
            <dc:creator> </dc:creator>
            <dc:date>2021-04-22T09:32:29.801203981</dc:date>
          </office:change-info>
          <table:previous>
            <table:change-track-table-cell/>
          </table:previous>
        </table:cell-content-change>
        <table:cell-content-change table:id="ct2253">
          <table:cell-address table:column="5" table:row="88" table:table="0"/>
          <office:change-info>
            <dc:creator> </dc:creator>
            <dc:date>2021-04-22T09:32:29.801235207</dc:date>
          </office:change-info>
          <table:previous>
            <table:change-track-table-cell/>
          </table:previous>
        </table:cell-content-change>
        <table:cell-content-change table:id="ct2254">
          <table:cell-address table:column="5" table:row="89" table:table="0"/>
          <office:change-info>
            <dc:creator> </dc:creator>
            <dc:date>2021-04-22T09:32:29.801266434</dc:date>
          </office:change-info>
          <table:previous>
            <table:change-track-table-cell/>
          </table:previous>
        </table:cell-content-change>
        <table:cell-content-change table:id="ct2255">
          <table:cell-address table:column="5" table:row="90" table:table="0"/>
          <office:change-info>
            <dc:creator> </dc:creator>
            <dc:date>2021-04-22T09:32:29.801297947</dc:date>
          </office:change-info>
          <table:previous>
            <table:change-track-table-cell/>
          </table:previous>
        </table:cell-content-change>
        <table:cell-content-change table:id="ct2256">
          <table:cell-address table:column="5" table:row="91" table:table="0"/>
          <office:change-info>
            <dc:creator> </dc:creator>
            <dc:date>2021-04-22T09:32:29.801329100</dc:date>
          </office:change-info>
          <table:previous>
            <table:change-track-table-cell/>
          </table:previous>
        </table:cell-content-change>
        <table:cell-content-change table:id="ct2257">
          <table:cell-address table:column="6" table:row="85" table:table="0"/>
          <office:change-info>
            <dc:creator> </dc:creator>
            <dc:date>2021-04-22T09:32:29.801360659</dc:date>
          </office:change-info>
          <table:previous>
            <table:change-track-table-cell/>
          </table:previous>
        </table:cell-content-change>
        <table:cell-content-change table:id="ct2258">
          <table:cell-address table:column="6" table:row="86" table:table="0"/>
          <office:change-info>
            <dc:creator> </dc:creator>
            <dc:date>2021-04-22T09:32:29.801391540</dc:date>
          </office:change-info>
          <table:previous>
            <table:change-track-table-cell/>
          </table:previous>
        </table:cell-content-change>
        <table:cell-content-change table:id="ct2259">
          <table:cell-address table:column="6" table:row="87" table:table="0"/>
          <office:change-info>
            <dc:creator> </dc:creator>
            <dc:date>2021-04-22T09:32:29.801422475</dc:date>
          </office:change-info>
          <table:previous>
            <table:change-track-table-cell/>
          </table:previous>
        </table:cell-content-change>
        <table:cell-content-change table:id="ct2260">
          <table:cell-address table:column="6" table:row="88" table:table="0"/>
          <office:change-info>
            <dc:creator> </dc:creator>
            <dc:date>2021-04-22T09:32:29.801453260</dc:date>
          </office:change-info>
          <table:previous>
            <table:change-track-table-cell/>
          </table:previous>
        </table:cell-content-change>
        <table:cell-content-change table:id="ct2261">
          <table:cell-address table:column="6" table:row="89" table:table="0"/>
          <office:change-info>
            <dc:creator> </dc:creator>
            <dc:date>2021-04-22T09:32:29.801484347</dc:date>
          </office:change-info>
          <table:previous>
            <table:change-track-table-cell/>
          </table:previous>
        </table:cell-content-change>
        <table:cell-content-change table:id="ct2262">
          <table:cell-address table:column="6" table:row="90" table:table="0"/>
          <office:change-info>
            <dc:creator> </dc:creator>
            <dc:date>2021-04-22T09:32:29.801515299</dc:date>
          </office:change-info>
          <table:previous>
            <table:change-track-table-cell/>
          </table:previous>
        </table:cell-content-change>
        <table:cell-content-change table:id="ct2263">
          <table:cell-address table:column="6" table:row="91" table:table="0"/>
          <office:change-info>
            <dc:creator> </dc:creator>
            <dc:date>2021-04-22T09:32:29.801546312</dc:date>
          </office:change-info>
          <table:previous>
            <table:change-track-table-cell/>
          </table:previous>
        </table:cell-content-change>
        <table:cell-content-change table:id="ct2264">
          <table:cell-address table:column="7" table:row="85" table:table="0"/>
          <office:change-info>
            <dc:creator> </dc:creator>
            <dc:date>2021-04-22T09:32:29.801578282</dc:date>
          </office:change-info>
          <table:previous>
            <table:change-track-table-cell/>
          </table:previous>
        </table:cell-content-change>
        <table:cell-content-change table:id="ct2265">
          <table:cell-address table:column="7" table:row="86" table:table="0"/>
          <office:change-info>
            <dc:creator> </dc:creator>
            <dc:date>2021-04-22T09:32:29.801609962</dc:date>
          </office:change-info>
          <table:previous>
            <table:change-track-table-cell/>
          </table:previous>
        </table:cell-content-change>
        <table:cell-content-change table:id="ct2266">
          <table:cell-address table:column="7" table:row="87" table:table="0"/>
          <office:change-info>
            <dc:creator> </dc:creator>
            <dc:date>2021-04-22T09:32:29.801641414</dc:date>
          </office:change-info>
          <table:previous>
            <table:change-track-table-cell/>
          </table:previous>
        </table:cell-content-change>
        <table:cell-content-change table:id="ct2267">
          <table:cell-address table:column="7" table:row="88" table:table="0"/>
          <office:change-info>
            <dc:creator> </dc:creator>
            <dc:date>2021-04-22T09:32:29.801673077</dc:date>
          </office:change-info>
          <table:previous>
            <table:change-track-table-cell/>
          </table:previous>
        </table:cell-content-change>
        <table:cell-content-change table:id="ct2268">
          <table:cell-address table:column="7" table:row="89" table:table="0"/>
          <office:change-info>
            <dc:creator> </dc:creator>
            <dc:date>2021-04-22T09:32:29.801704841</dc:date>
          </office:change-info>
          <table:previous>
            <table:change-track-table-cell/>
          </table:previous>
        </table:cell-content-change>
        <table:cell-content-change table:id="ct2269">
          <table:cell-address table:column="7" table:row="90" table:table="0"/>
          <office:change-info>
            <dc:creator> </dc:creator>
            <dc:date>2021-04-22T09:32:29.801736449</dc:date>
          </office:change-info>
          <table:previous>
            <table:change-track-table-cell/>
          </table:previous>
        </table:cell-content-change>
        <table:cell-content-change table:id="ct2270">
          <table:cell-address table:column="7" table:row="91" table:table="0"/>
          <office:change-info>
            <dc:creator> </dc:creator>
            <dc:date>2021-04-22T09:32:29.801801486</dc:date>
          </office:change-info>
          <table:previous>
            <table:change-track-table-cell/>
          </table:previous>
        </table:cell-content-change>
        <table:cell-content-change table:id="ct2271">
          <table:cell-address table:column="8" table:row="85" table:table="0"/>
          <office:change-info>
            <dc:creator> </dc:creator>
            <dc:date>2021-04-22T09:32:29.801834088</dc:date>
          </office:change-info>
          <table:previous>
            <table:change-track-table-cell/>
          </table:previous>
        </table:cell-content-change>
        <table:cell-content-change table:id="ct2272">
          <table:cell-address table:column="8" table:row="86" table:table="0"/>
          <office:change-info>
            <dc:creator> </dc:creator>
            <dc:date>2021-04-22T09:32:29.801865866</dc:date>
          </office:change-info>
          <table:previous>
            <table:change-track-table-cell/>
          </table:previous>
        </table:cell-content-change>
        <table:cell-content-change table:id="ct2273">
          <table:cell-address table:column="8" table:row="87" table:table="0"/>
          <office:change-info>
            <dc:creator> </dc:creator>
            <dc:date>2021-04-22T09:32:29.801897508</dc:date>
          </office:change-info>
          <table:previous>
            <table:change-track-table-cell/>
          </table:previous>
        </table:cell-content-change>
        <table:cell-content-change table:id="ct2274">
          <table:cell-address table:column="8" table:row="88" table:table="0"/>
          <office:change-info>
            <dc:creator> </dc:creator>
            <dc:date>2021-04-22T09:32:29.801929214</dc:date>
          </office:change-info>
          <table:previous>
            <table:change-track-table-cell/>
          </table:previous>
        </table:cell-content-change>
        <table:cell-content-change table:id="ct2275">
          <table:cell-address table:column="8" table:row="89" table:table="0"/>
          <office:change-info>
            <dc:creator> </dc:creator>
            <dc:date>2021-04-22T09:32:29.801961061</dc:date>
          </office:change-info>
          <table:previous>
            <table:change-track-table-cell/>
          </table:previous>
        </table:cell-content-change>
        <table:cell-content-change table:id="ct2276">
          <table:cell-address table:column="8" table:row="90" table:table="0"/>
          <office:change-info>
            <dc:creator> </dc:creator>
            <dc:date>2021-04-22T09:32:29.801992767</dc:date>
          </office:change-info>
          <table:previous>
            <table:change-track-table-cell/>
          </table:previous>
        </table:cell-content-change>
        <table:cell-content-change table:id="ct2277">
          <table:cell-address table:column="8" table:row="91" table:table="0"/>
          <office:change-info>
            <dc:creator> </dc:creator>
            <dc:date>2021-04-22T09:32:29.802024913</dc:date>
          </office:change-info>
          <table:previous>
            <table:change-track-table-cell/>
          </table:previous>
        </table:cell-content-change>
        <table:cell-content-change table:id="ct2278">
          <table:cell-address table:column="9" table:row="85" table:table="0"/>
          <office:change-info>
            <dc:creator> </dc:creator>
            <dc:date>2021-04-22T09:32:29.802057249</dc:date>
          </office:change-info>
          <table:previous>
            <table:change-track-table-cell/>
          </table:previous>
        </table:cell-content-change>
        <table:cell-content-change table:id="ct2279">
          <table:cell-address table:column="9" table:row="86" table:table="0"/>
          <office:change-info>
            <dc:creator> </dc:creator>
            <dc:date>2021-04-22T09:32:29.802088996</dc:date>
          </office:change-info>
          <table:previous>
            <table:change-track-table-cell/>
          </table:previous>
        </table:cell-content-change>
        <table:cell-content-change table:id="ct2280">
          <table:cell-address table:column="9" table:row="87" table:table="0"/>
          <office:change-info>
            <dc:creator> </dc:creator>
            <dc:date>2021-04-22T09:32:29.802120720</dc:date>
          </office:change-info>
          <table:previous>
            <table:change-track-table-cell/>
          </table:previous>
        </table:cell-content-change>
        <table:cell-content-change table:id="ct2281">
          <table:cell-address table:column="9" table:row="88" table:table="0"/>
          <office:change-info>
            <dc:creator> </dc:creator>
            <dc:date>2021-04-22T09:32:29.802152458</dc:date>
          </office:change-info>
          <table:previous>
            <table:change-track-table-cell/>
          </table:previous>
        </table:cell-content-change>
        <table:cell-content-change table:id="ct2282">
          <table:cell-address table:column="9" table:row="89" table:table="0"/>
          <office:change-info>
            <dc:creator> </dc:creator>
            <dc:date>2021-04-22T09:32:29.802184849</dc:date>
          </office:change-info>
          <table:previous>
            <table:change-track-table-cell/>
          </table:previous>
        </table:cell-content-change>
        <table:cell-content-change table:id="ct2283">
          <table:cell-address table:column="9" table:row="90" table:table="0"/>
          <office:change-info>
            <dc:creator> </dc:creator>
            <dc:date>2021-04-22T09:32:29.802217103</dc:date>
          </office:change-info>
          <table:previous>
            <table:change-track-table-cell/>
          </table:previous>
        </table:cell-content-change>
        <table:cell-content-change table:id="ct2284">
          <table:cell-address table:column="9" table:row="91" table:table="0"/>
          <office:change-info>
            <dc:creator> </dc:creator>
            <dc:date>2021-04-22T09:32:29.802248950</dc:date>
          </office:change-info>
          <table:previous>
            <table:change-track-table-cell/>
          </table:previous>
        </table:cell-content-change>
        <table:cell-content-change table:id="ct2285">
          <table:cell-address table:column="10" table:row="85" table:table="0"/>
          <office:change-info>
            <dc:creator> </dc:creator>
            <dc:date>2021-04-22T09:32:29.802281377</dc:date>
          </office:change-info>
          <table:previous>
            <table:change-track-table-cell/>
          </table:previous>
        </table:cell-content-change>
        <table:cell-content-change table:id="ct2286">
          <table:cell-address table:column="10" table:row="86" table:table="0"/>
          <office:change-info>
            <dc:creator> </dc:creator>
            <dc:date>2021-04-22T09:32:29.802313458</dc:date>
          </office:change-info>
          <table:previous>
            <table:change-track-table-cell/>
          </table:previous>
        </table:cell-content-change>
        <table:cell-content-change table:id="ct2287">
          <table:cell-address table:column="10" table:row="87" table:table="0"/>
          <office:change-info>
            <dc:creator> </dc:creator>
            <dc:date>2021-04-22T09:32:29.802345329</dc:date>
          </office:change-info>
          <table:previous>
            <table:change-track-table-cell/>
          </table:previous>
        </table:cell-content-change>
        <table:cell-content-change table:id="ct2288">
          <table:cell-address table:column="10" table:row="88" table:table="0"/>
          <office:change-info>
            <dc:creator> </dc:creator>
            <dc:date>2021-04-22T09:32:29.802377242</dc:date>
          </office:change-info>
          <table:previous>
            <table:change-track-table-cell/>
          </table:previous>
        </table:cell-content-change>
        <table:cell-content-change table:id="ct2289">
          <table:cell-address table:column="10" table:row="89" table:table="0"/>
          <office:change-info>
            <dc:creator> </dc:creator>
            <dc:date>2021-04-22T09:32:29.802409257</dc:date>
          </office:change-info>
          <table:previous>
            <table:change-track-table-cell/>
          </table:previous>
        </table:cell-content-change>
        <table:cell-content-change table:id="ct2290">
          <table:cell-address table:column="10" table:row="90" table:table="0"/>
          <office:change-info>
            <dc:creator> </dc:creator>
            <dc:date>2021-04-22T09:32:29.802441093</dc:date>
          </office:change-info>
          <table:previous>
            <table:change-track-table-cell/>
          </table:previous>
        </table:cell-content-change>
        <table:cell-content-change table:id="ct2291">
          <table:cell-address table:column="10" table:row="91" table:table="0"/>
          <office:change-info>
            <dc:creator> </dc:creator>
            <dc:date>2021-04-22T09:32:29.802473337</dc:date>
          </office:change-info>
          <table:previous>
            <table:change-track-table-cell/>
          </table:previous>
        </table:cell-content-change>
        <table:cell-content-change table:id="ct2292">
          <table:cell-address table:column="11" table:row="85" table:table="0"/>
          <office:change-info>
            <dc:creator> </dc:creator>
            <dc:date>2021-04-22T09:32:29.802505756</dc:date>
          </office:change-info>
          <table:previous>
            <table:change-track-table-cell/>
          </table:previous>
        </table:cell-content-change>
        <table:cell-content-change table:id="ct2293">
          <table:cell-address table:column="11" table:row="86" table:table="0"/>
          <office:change-info>
            <dc:creator> </dc:creator>
            <dc:date>2021-04-22T09:32:29.802537870</dc:date>
          </office:change-info>
          <table:previous>
            <table:change-track-table-cell/>
          </table:previous>
        </table:cell-content-change>
        <table:cell-content-change table:id="ct2294">
          <table:cell-address table:column="11" table:row="87" table:table="0"/>
          <office:change-info>
            <dc:creator> </dc:creator>
            <dc:date>2021-04-22T09:32:29.802569812</dc:date>
          </office:change-info>
          <table:previous>
            <table:change-track-table-cell/>
          </table:previous>
        </table:cell-content-change>
        <table:cell-content-change table:id="ct2295">
          <table:cell-address table:column="11" table:row="88" table:table="0"/>
          <office:change-info>
            <dc:creator> </dc:creator>
            <dc:date>2021-04-22T09:32:29.802601974</dc:date>
          </office:change-info>
          <table:previous>
            <table:change-track-table-cell/>
          </table:previous>
        </table:cell-content-change>
        <table:cell-content-change table:id="ct2296">
          <table:cell-address table:column="11" table:row="89" table:table="0"/>
          <office:change-info>
            <dc:creator> </dc:creator>
            <dc:date>2021-04-22T09:32:29.802633997</dc:date>
          </office:change-info>
          <table:previous>
            <table:change-track-table-cell/>
          </table:previous>
        </table:cell-content-change>
        <table:cell-content-change table:id="ct2297">
          <table:cell-address table:column="11" table:row="90" table:table="0"/>
          <office:change-info>
            <dc:creator> </dc:creator>
            <dc:date>2021-04-22T09:32:29.802666019</dc:date>
          </office:change-info>
          <table:previous>
            <table:change-track-table-cell/>
          </table:previous>
        </table:cell-content-change>
        <table:cell-content-change table:id="ct2298">
          <table:cell-address table:column="11" table:row="91" table:table="0"/>
          <office:change-info>
            <dc:creator> </dc:creator>
            <dc:date>2021-04-22T09:32:29.802698082</dc:date>
          </office:change-info>
          <table:previous>
            <table:change-track-table-cell/>
          </table:previous>
        </table:cell-content-change>
        <table:cell-content-change table:id="ct2299">
          <table:cell-address table:column="12" table:row="85" table:table="0"/>
          <office:change-info>
            <dc:creator> </dc:creator>
            <dc:date>2021-04-22T09:32:29.802730062</dc:date>
          </office:change-info>
          <table:previous>
            <table:change-track-table-cell/>
          </table:previous>
        </table:cell-content-change>
        <table:cell-content-change table:id="ct2300">
          <table:cell-address table:column="12" table:row="86" table:table="0"/>
          <office:change-info>
            <dc:creator> </dc:creator>
            <dc:date>2021-04-22T09:32:29.802761668</dc:date>
          </office:change-info>
          <table:previous>
            <table:change-track-table-cell/>
          </table:previous>
        </table:cell-content-change>
        <table:cell-content-change table:id="ct2301">
          <table:cell-address table:column="12" table:row="87" table:table="0"/>
          <office:change-info>
            <dc:creator> </dc:creator>
            <dc:date>2021-04-22T09:32:29.802793210</dc:date>
          </office:change-info>
          <table:previous>
            <table:change-track-table-cell/>
          </table:previous>
        </table:cell-content-change>
        <table:cell-content-change table:id="ct2302">
          <table:cell-address table:column="12" table:row="88" table:table="0"/>
          <office:change-info>
            <dc:creator> </dc:creator>
            <dc:date>2021-04-22T09:32:29.802824724</dc:date>
          </office:change-info>
          <table:previous>
            <table:change-track-table-cell/>
          </table:previous>
        </table:cell-content-change>
        <table:cell-content-change table:id="ct2303">
          <table:cell-address table:column="12" table:row="89" table:table="0"/>
          <office:change-info>
            <dc:creator> </dc:creator>
            <dc:date>2021-04-22T09:32:29.802856478</dc:date>
          </office:change-info>
          <table:previous>
            <table:change-track-table-cell/>
          </table:previous>
        </table:cell-content-change>
        <table:cell-content-change table:id="ct2304">
          <table:cell-address table:column="12" table:row="90" table:table="0"/>
          <office:change-info>
            <dc:creator> </dc:creator>
            <dc:date>2021-04-22T09:32:29.802887838</dc:date>
          </office:change-info>
          <table:previous>
            <table:change-track-table-cell/>
          </table:previous>
        </table:cell-content-change>
        <table:cell-content-change table:id="ct2305">
          <table:cell-address table:column="12" table:row="91" table:table="0"/>
          <office:change-info>
            <dc:creator> </dc:creator>
            <dc:date>2021-04-22T09:32:29.802942640</dc:date>
          </office:change-info>
          <table:previous>
            <table:change-track-table-cell/>
          </table:previous>
        </table:cell-content-change>
        <table:cell-content-change table:id="ct2306">
          <table:cell-address table:column="1" table:row="92" table:table="0"/>
          <office:change-info>
            <dc:creator> </dc:creator>
            <dc:date>2021-04-22T09:32:29.803006511</dc:date>
          </office:change-info>
          <table:previous>
            <table:change-track-table-cell/>
          </table:previous>
        </table:cell-content-change>
        <table:cell-content-change table:id="ct2307">
          <table:cell-address table:column="1" table:row="93" table:table="0"/>
          <office:change-info>
            <dc:creator> </dc:creator>
            <dc:date>2021-04-22T09:32:29.803039185</dc:date>
          </office:change-info>
          <table:previous>
            <table:change-track-table-cell/>
          </table:previous>
        </table:cell-content-change>
        <table:cell-content-change table:id="ct2308">
          <table:cell-address table:column="1" table:row="94" table:table="0"/>
          <office:change-info>
            <dc:creator> </dc:creator>
            <dc:date>2021-04-22T09:32:29.803071395</dc:date>
          </office:change-info>
          <table:previous>
            <table:change-track-table-cell/>
          </table:previous>
        </table:cell-content-change>
        <table:cell-content-change table:id="ct2309">
          <table:cell-address table:column="1" table:row="95" table:table="0"/>
          <office:change-info>
            <dc:creator> </dc:creator>
            <dc:date>2021-04-22T09:32:29.803103737</dc:date>
          </office:change-info>
          <table:previous>
            <table:change-track-table-cell/>
          </table:previous>
        </table:cell-content-change>
        <table:cell-content-change table:id="ct2310">
          <table:cell-address table:column="1" table:row="96" table:table="0"/>
          <office:change-info>
            <dc:creator> </dc:creator>
            <dc:date>2021-04-22T09:32:29.803135871</dc:date>
          </office:change-info>
          <table:previous>
            <table:change-track-table-cell/>
          </table:previous>
        </table:cell-content-change>
        <table:cell-content-change table:id="ct2311">
          <table:cell-address table:column="1" table:row="97" table:table="0"/>
          <office:change-info>
            <dc:creator> </dc:creator>
            <dc:date>2021-04-22T09:32:29.803168060</dc:date>
          </office:change-info>
          <table:previous>
            <table:change-track-table-cell/>
          </table:previous>
        </table:cell-content-change>
        <table:cell-content-change table:id="ct2312">
          <table:cell-address table:column="1" table:row="98" table:table="0"/>
          <office:change-info>
            <dc:creator> </dc:creator>
            <dc:date>2021-04-22T09:32:29.803200080</dc:date>
          </office:change-info>
          <table:previous>
            <table:change-track-table-cell/>
          </table:previous>
        </table:cell-content-change>
        <table:cell-content-change table:id="ct2313">
          <table:cell-address table:column="2" table:row="92" table:table="0"/>
          <office:change-info>
            <dc:creator> </dc:creator>
            <dc:date>2021-04-22T09:32:29.803233004</dc:date>
          </office:change-info>
          <table:previous>
            <table:change-track-table-cell/>
          </table:previous>
        </table:cell-content-change>
        <table:cell-content-change table:id="ct2314">
          <table:cell-address table:column="2" table:row="93" table:table="0"/>
          <office:change-info>
            <dc:creator> </dc:creator>
            <dc:date>2021-04-22T09:32:29.803265060</dc:date>
          </office:change-info>
          <table:previous>
            <table:change-track-table-cell/>
          </table:previous>
        </table:cell-content-change>
        <table:cell-content-change table:id="ct2315">
          <table:cell-address table:column="2" table:row="94" table:table="0"/>
          <office:change-info>
            <dc:creator> </dc:creator>
            <dc:date>2021-04-22T09:32:29.803297087</dc:date>
          </office:change-info>
          <table:previous>
            <table:change-track-table-cell/>
          </table:previous>
        </table:cell-content-change>
        <table:cell-content-change table:id="ct2316">
          <table:cell-address table:column="2" table:row="95" table:table="0"/>
          <office:change-info>
            <dc:creator> </dc:creator>
            <dc:date>2021-04-22T09:32:29.803328939</dc:date>
          </office:change-info>
          <table:previous>
            <table:change-track-table-cell/>
          </table:previous>
        </table:cell-content-change>
        <table:cell-content-change table:id="ct2317">
          <table:cell-address table:column="2" table:row="96" table:table="0"/>
          <office:change-info>
            <dc:creator> </dc:creator>
            <dc:date>2021-04-22T09:32:29.803360889</dc:date>
          </office:change-info>
          <table:previous>
            <table:change-track-table-cell/>
          </table:previous>
        </table:cell-content-change>
        <table:cell-content-change table:id="ct2318">
          <table:cell-address table:column="2" table:row="97" table:table="0"/>
          <office:change-info>
            <dc:creator> </dc:creator>
            <dc:date>2021-04-22T09:32:29.803410732</dc:date>
          </office:change-info>
          <table:previous>
            <table:change-track-table-cell/>
          </table:previous>
        </table:cell-content-change>
        <table:cell-content-change table:id="ct2319">
          <table:cell-address table:column="2" table:row="98" table:table="0"/>
          <office:change-info>
            <dc:creator> </dc:creator>
            <dc:date>2021-04-22T09:32:29.803444243</dc:date>
          </office:change-info>
          <table:previous>
            <table:change-track-table-cell/>
          </table:previous>
        </table:cell-content-change>
        <table:cell-content-change table:id="ct2320">
          <table:cell-address table:column="3" table:row="92" table:table="0"/>
          <office:change-info>
            <dc:creator> </dc:creator>
            <dc:date>2021-04-22T09:32:29.803477939</dc:date>
          </office:change-info>
          <table:previous>
            <table:change-track-table-cell/>
          </table:previous>
        </table:cell-content-change>
        <table:cell-content-change table:id="ct2321">
          <table:cell-address table:column="3" table:row="93" table:table="0"/>
          <office:change-info>
            <dc:creator> </dc:creator>
            <dc:date>2021-04-22T09:32:29.803525689</dc:date>
          </office:change-info>
          <table:previous>
            <table:change-track-table-cell/>
          </table:previous>
        </table:cell-content-change>
        <table:cell-content-change table:id="ct2322">
          <table:cell-address table:column="3" table:row="94" table:table="0"/>
          <office:change-info>
            <dc:creator> </dc:creator>
            <dc:date>2021-04-22T09:32:29.803558210</dc:date>
          </office:change-info>
          <table:previous>
            <table:change-track-table-cell/>
          </table:previous>
        </table:cell-content-change>
        <table:cell-content-change table:id="ct2323">
          <table:cell-address table:column="3" table:row="95" table:table="0"/>
          <office:change-info>
            <dc:creator> </dc:creator>
            <dc:date>2021-04-22T09:32:29.803590487</dc:date>
          </office:change-info>
          <table:previous>
            <table:change-track-table-cell/>
          </table:previous>
        </table:cell-content-change>
        <table:cell-content-change table:id="ct2324">
          <table:cell-address table:column="3" table:row="96" table:table="0"/>
          <office:change-info>
            <dc:creator> </dc:creator>
            <dc:date>2021-04-22T09:32:29.803622674</dc:date>
          </office:change-info>
          <table:previous>
            <table:change-track-table-cell/>
          </table:previous>
        </table:cell-content-change>
        <table:cell-content-change table:id="ct2325">
          <table:cell-address table:column="3" table:row="97" table:table="0"/>
          <office:change-info>
            <dc:creator> </dc:creator>
            <dc:date>2021-04-22T09:32:29.803654980</dc:date>
          </office:change-info>
          <table:previous>
            <table:change-track-table-cell/>
          </table:previous>
        </table:cell-content-change>
        <table:cell-content-change table:id="ct2326">
          <table:cell-address table:column="3" table:row="98" table:table="0"/>
          <office:change-info>
            <dc:creator> </dc:creator>
            <dc:date>2021-04-22T09:32:29.803687280</dc:date>
          </office:change-info>
          <table:previous>
            <table:change-track-table-cell/>
          </table:previous>
        </table:cell-content-change>
        <table:cell-content-change table:id="ct2327">
          <table:cell-address table:column="4" table:row="92" table:table="0"/>
          <office:change-info>
            <dc:creator> </dc:creator>
            <dc:date>2021-04-22T09:32:29.803720368</dc:date>
          </office:change-info>
          <table:previous>
            <table:change-track-table-cell/>
          </table:previous>
        </table:cell-content-change>
        <table:cell-content-change table:id="ct2328">
          <table:cell-address table:column="4" table:row="93" table:table="0"/>
          <office:change-info>
            <dc:creator> </dc:creator>
            <dc:date>2021-04-22T09:32:29.803752929</dc:date>
          </office:change-info>
          <table:previous>
            <table:change-track-table-cell/>
          </table:previous>
        </table:cell-content-change>
        <table:cell-content-change table:id="ct2329">
          <table:cell-address table:column="4" table:row="94" table:table="0"/>
          <office:change-info>
            <dc:creator> </dc:creator>
            <dc:date>2021-04-22T09:32:29.803785300</dc:date>
          </office:change-info>
          <table:previous>
            <table:change-track-table-cell/>
          </table:previous>
        </table:cell-content-change>
        <table:cell-content-change table:id="ct2330">
          <table:cell-address table:column="4" table:row="95" table:table="0"/>
          <office:change-info>
            <dc:creator> </dc:creator>
            <dc:date>2021-04-22T09:32:29.803817638</dc:date>
          </office:change-info>
          <table:previous>
            <table:change-track-table-cell/>
          </table:previous>
        </table:cell-content-change>
        <table:cell-content-change table:id="ct2331">
          <table:cell-address table:column="4" table:row="96" table:table="0"/>
          <office:change-info>
            <dc:creator> </dc:creator>
            <dc:date>2021-04-22T09:32:29.803850174</dc:date>
          </office:change-info>
          <table:previous>
            <table:change-track-table-cell/>
          </table:previous>
        </table:cell-content-change>
        <table:cell-content-change table:id="ct2332">
          <table:cell-address table:column="4" table:row="97" table:table="0"/>
          <office:change-info>
            <dc:creator> </dc:creator>
            <dc:date>2021-04-22T09:32:29.803882626</dc:date>
          </office:change-info>
          <table:previous>
            <table:change-track-table-cell/>
          </table:previous>
        </table:cell-content-change>
        <table:cell-content-change table:id="ct2333">
          <table:cell-address table:column="4" table:row="98" table:table="0"/>
          <office:change-info>
            <dc:creator> </dc:creator>
            <dc:date>2021-04-22T09:32:29.803915002</dc:date>
          </office:change-info>
          <table:previous>
            <table:change-track-table-cell/>
          </table:previous>
        </table:cell-content-change>
        <table:cell-content-change table:id="ct2334">
          <table:cell-address table:column="5" table:row="92" table:table="0"/>
          <office:change-info>
            <dc:creator> </dc:creator>
            <dc:date>2021-04-22T09:32:29.803948059</dc:date>
          </office:change-info>
          <table:previous>
            <table:change-track-table-cell/>
          </table:previous>
        </table:cell-content-change>
        <table:cell-content-change table:id="ct2335">
          <table:cell-address table:column="5" table:row="93" table:table="0"/>
          <office:change-info>
            <dc:creator> </dc:creator>
            <dc:date>2021-04-22T09:32:29.803980644</dc:date>
          </office:change-info>
          <table:previous>
            <table:change-track-table-cell/>
          </table:previous>
        </table:cell-content-change>
        <table:cell-content-change table:id="ct2336">
          <table:cell-address table:column="5" table:row="94" table:table="0"/>
          <office:change-info>
            <dc:creator> </dc:creator>
            <dc:date>2021-04-22T09:32:29.804013151</dc:date>
          </office:change-info>
          <table:previous>
            <table:change-track-table-cell/>
          </table:previous>
        </table:cell-content-change>
        <table:cell-content-change table:id="ct2337">
          <table:cell-address table:column="5" table:row="95" table:table="0"/>
          <office:change-info>
            <dc:creator> </dc:creator>
            <dc:date>2021-04-22T09:32:29.804045803</dc:date>
          </office:change-info>
          <table:previous>
            <table:change-track-table-cell/>
          </table:previous>
        </table:cell-content-change>
        <table:cell-content-change table:id="ct2338">
          <table:cell-address table:column="5" table:row="96" table:table="0"/>
          <office:change-info>
            <dc:creator> </dc:creator>
            <dc:date>2021-04-22T09:32:29.804078331</dc:date>
          </office:change-info>
          <table:previous>
            <table:change-track-table-cell/>
          </table:previous>
        </table:cell-content-change>
        <table:cell-content-change table:id="ct2339">
          <table:cell-address table:column="5" table:row="97" table:table="0"/>
          <office:change-info>
            <dc:creator> </dc:creator>
            <dc:date>2021-04-22T09:32:29.804110769</dc:date>
          </office:change-info>
          <table:previous>
            <table:change-track-table-cell/>
          </table:previous>
        </table:cell-content-change>
        <table:cell-content-change table:id="ct2340">
          <table:cell-address table:column="5" table:row="98" table:table="0"/>
          <office:change-info>
            <dc:creator> </dc:creator>
            <dc:date>2021-04-22T09:32:29.804143167</dc:date>
          </office:change-info>
          <table:previous>
            <table:change-track-table-cell/>
          </table:previous>
        </table:cell-content-change>
        <table:cell-content-change table:id="ct2341">
          <table:cell-address table:column="6" table:row="92" table:table="0"/>
          <office:change-info>
            <dc:creator> </dc:creator>
            <dc:date>2021-04-22T09:32:29.804176141</dc:date>
          </office:change-info>
          <table:previous>
            <table:change-track-table-cell/>
          </table:previous>
        </table:cell-content-change>
        <table:cell-content-change table:id="ct2342">
          <table:cell-address table:column="6" table:row="93" table:table="0"/>
          <office:change-info>
            <dc:creator> </dc:creator>
            <dc:date>2021-04-22T09:32:29.804208226</dc:date>
          </office:change-info>
          <table:previous>
            <table:change-track-table-cell/>
          </table:previous>
        </table:cell-content-change>
        <table:cell-content-change table:id="ct2343">
          <table:cell-address table:column="6" table:row="94" table:table="0"/>
          <office:change-info>
            <dc:creator> </dc:creator>
            <dc:date>2021-04-22T09:32:29.804240533</dc:date>
          </office:change-info>
          <table:previous>
            <table:change-track-table-cell/>
          </table:previous>
        </table:cell-content-change>
        <table:cell-content-change table:id="ct2344">
          <table:cell-address table:column="6" table:row="95" table:table="0"/>
          <office:change-info>
            <dc:creator> </dc:creator>
            <dc:date>2021-04-22T09:32:29.804272517</dc:date>
          </office:change-info>
          <table:previous>
            <table:change-track-table-cell/>
          </table:previous>
        </table:cell-content-change>
        <table:cell-content-change table:id="ct2345">
          <table:cell-address table:column="6" table:row="96" table:table="0"/>
          <office:change-info>
            <dc:creator> </dc:creator>
            <dc:date>2021-04-22T09:32:29.804304550</dc:date>
          </office:change-info>
          <table:previous>
            <table:change-track-table-cell/>
          </table:previous>
        </table:cell-content-change>
        <table:cell-content-change table:id="ct2346">
          <table:cell-address table:column="6" table:row="97" table:table="0"/>
          <office:change-info>
            <dc:creator> </dc:creator>
            <dc:date>2021-04-22T09:32:29.804336821</dc:date>
          </office:change-info>
          <table:previous>
            <table:change-track-table-cell/>
          </table:previous>
        </table:cell-content-change>
        <table:cell-content-change table:id="ct2347">
          <table:cell-address table:column="6" table:row="98" table:table="0"/>
          <office:change-info>
            <dc:creator> </dc:creator>
            <dc:date>2021-04-22T09:32:29.804369104</dc:date>
          </office:change-info>
          <table:previous>
            <table:change-track-table-cell/>
          </table:previous>
        </table:cell-content-change>
        <table:cell-content-change table:id="ct2348">
          <table:cell-address table:column="7" table:row="92" table:table="0"/>
          <office:change-info>
            <dc:creator> </dc:creator>
            <dc:date>2021-04-22T09:32:29.804402208</dc:date>
          </office:change-info>
          <table:previous>
            <table:change-track-table-cell/>
          </table:previous>
        </table:cell-content-change>
        <table:cell-content-change table:id="ct2349">
          <table:cell-address table:column="7" table:row="93" table:table="0"/>
          <office:change-info>
            <dc:creator> </dc:creator>
            <dc:date>2021-04-22T09:32:29.804435042</dc:date>
          </office:change-info>
          <table:previous>
            <table:change-track-table-cell/>
          </table:previous>
        </table:cell-content-change>
        <table:cell-content-change table:id="ct2350">
          <table:cell-address table:column="7" table:row="94" table:table="0"/>
          <office:change-info>
            <dc:creator> </dc:creator>
            <dc:date>2021-04-22T09:32:29.804467817</dc:date>
          </office:change-info>
          <table:previous>
            <table:change-track-table-cell/>
          </table:previous>
        </table:cell-content-change>
        <table:cell-content-change table:id="ct2351">
          <table:cell-address table:column="7" table:row="95" table:table="0"/>
          <office:change-info>
            <dc:creator> </dc:creator>
            <dc:date>2021-04-22T09:32:29.804500699</dc:date>
          </office:change-info>
          <table:previous>
            <table:change-track-table-cell/>
          </table:previous>
        </table:cell-content-change>
        <table:cell-content-change table:id="ct2352">
          <table:cell-address table:column="7" table:row="96" table:table="0"/>
          <office:change-info>
            <dc:creator> </dc:creator>
            <dc:date>2021-04-22T09:32:29.804533396</dc:date>
          </office:change-info>
          <table:previous>
            <table:change-track-table-cell/>
          </table:previous>
        </table:cell-content-change>
        <table:cell-content-change table:id="ct2353">
          <table:cell-address table:column="7" table:row="97" table:table="0"/>
          <office:change-info>
            <dc:creator> </dc:creator>
            <dc:date>2021-04-22T09:32:29.804566250</dc:date>
          </office:change-info>
          <table:previous>
            <table:change-track-table-cell/>
          </table:previous>
        </table:cell-content-change>
        <table:cell-content-change table:id="ct2354">
          <table:cell-address table:column="7" table:row="98" table:table="0"/>
          <office:change-info>
            <dc:creator> </dc:creator>
            <dc:date>2021-04-22T09:32:29.804599159</dc:date>
          </office:change-info>
          <table:previous>
            <table:change-track-table-cell/>
          </table:previous>
        </table:cell-content-change>
        <table:cell-content-change table:id="ct2355">
          <table:cell-address table:column="8" table:row="92" table:table="0"/>
          <office:change-info>
            <dc:creator> </dc:creator>
            <dc:date>2021-04-22T09:32:29.804632815</dc:date>
          </office:change-info>
          <table:previous>
            <table:change-track-table-cell/>
          </table:previous>
        </table:cell-content-change>
        <table:cell-content-change table:id="ct2356">
          <table:cell-address table:column="8" table:row="93" table:table="0"/>
          <office:change-info>
            <dc:creator> </dc:creator>
            <dc:date>2021-04-22T09:32:29.804665644</dc:date>
          </office:change-info>
          <table:previous>
            <table:change-track-table-cell/>
          </table:previous>
        </table:cell-content-change>
        <table:cell-content-change table:id="ct2357">
          <table:cell-address table:column="8" table:row="94" table:table="0"/>
          <office:change-info>
            <dc:creator> </dc:creator>
            <dc:date>2021-04-22T09:32:29.804698531</dc:date>
          </office:change-info>
          <table:previous>
            <table:change-track-table-cell/>
          </table:previous>
        </table:cell-content-change>
        <table:cell-content-change table:id="ct2358">
          <table:cell-address table:column="8" table:row="95" table:table="0"/>
          <office:change-info>
            <dc:creator> </dc:creator>
            <dc:date>2021-04-22T09:32:29.804731485</dc:date>
          </office:change-info>
          <table:previous>
            <table:change-track-table-cell/>
          </table:previous>
        </table:cell-content-change>
        <table:cell-content-change table:id="ct2359">
          <table:cell-address table:column="8" table:row="96" table:table="0"/>
          <office:change-info>
            <dc:creator> </dc:creator>
            <dc:date>2021-04-22T09:32:29.804764529</dc:date>
          </office:change-info>
          <table:previous>
            <table:change-track-table-cell/>
          </table:previous>
        </table:cell-content-change>
        <table:cell-content-change table:id="ct2360">
          <table:cell-address table:column="8" table:row="97" table:table="0"/>
          <office:change-info>
            <dc:creator> </dc:creator>
            <dc:date>2021-04-22T09:32:29.804797651</dc:date>
          </office:change-info>
          <table:previous>
            <table:change-track-table-cell/>
          </table:previous>
        </table:cell-content-change>
        <table:cell-content-change table:id="ct2361">
          <table:cell-address table:column="8" table:row="98" table:table="0"/>
          <office:change-info>
            <dc:creator> </dc:creator>
            <dc:date>2021-04-22T09:32:29.804831001</dc:date>
          </office:change-info>
          <table:previous>
            <table:change-track-table-cell/>
          </table:previous>
        </table:cell-content-change>
        <table:cell-content-change table:id="ct2362">
          <table:cell-address table:column="9" table:row="92" table:table="0"/>
          <office:change-info>
            <dc:creator> </dc:creator>
            <dc:date>2021-04-22T09:32:29.804864400</dc:date>
          </office:change-info>
          <table:previous>
            <table:change-track-table-cell/>
          </table:previous>
        </table:cell-content-change>
        <table:cell-content-change table:id="ct2363">
          <table:cell-address table:column="9" table:row="93" table:table="0"/>
          <office:change-info>
            <dc:creator> </dc:creator>
            <dc:date>2021-04-22T09:32:29.804897415</dc:date>
          </office:change-info>
          <table:previous>
            <table:change-track-table-cell/>
          </table:previous>
        </table:cell-content-change>
        <table:cell-content-change table:id="ct2364">
          <table:cell-address table:column="9" table:row="94" table:table="0"/>
          <office:change-info>
            <dc:creator> </dc:creator>
            <dc:date>2021-04-22T09:32:29.804930318</dc:date>
          </office:change-info>
          <table:previous>
            <table:change-track-table-cell/>
          </table:previous>
        </table:cell-content-change>
        <table:cell-content-change table:id="ct2365">
          <table:cell-address table:column="9" table:row="95" table:table="0"/>
          <office:change-info>
            <dc:creator> </dc:creator>
            <dc:date>2021-04-22T09:32:29.804963461</dc:date>
          </office:change-info>
          <table:previous>
            <table:change-track-table-cell/>
          </table:previous>
        </table:cell-content-change>
        <table:cell-content-change table:id="ct2366">
          <table:cell-address table:column="9" table:row="96" table:table="0"/>
          <office:change-info>
            <dc:creator> </dc:creator>
            <dc:date>2021-04-22T09:32:29.804996836</dc:date>
          </office:change-info>
          <table:previous>
            <table:change-track-table-cell/>
          </table:previous>
        </table:cell-content-change>
        <table:cell-content-change table:id="ct2367">
          <table:cell-address table:column="9" table:row="97" table:table="0"/>
          <office:change-info>
            <dc:creator> </dc:creator>
            <dc:date>2021-04-22T09:32:29.805030088</dc:date>
          </office:change-info>
          <table:previous>
            <table:change-track-table-cell/>
          </table:previous>
        </table:cell-content-change>
        <table:cell-content-change table:id="ct2368">
          <table:cell-address table:column="9" table:row="98" table:table="0"/>
          <office:change-info>
            <dc:creator> </dc:creator>
            <dc:date>2021-04-22T09:32:29.805063438</dc:date>
          </office:change-info>
          <table:previous>
            <table:change-track-table-cell/>
          </table:previous>
        </table:cell-content-change>
        <table:cell-content-change table:id="ct2369">
          <table:cell-address table:column="10" table:row="92" table:table="0"/>
          <office:change-info>
            <dc:creator> </dc:creator>
            <dc:date>2021-04-22T09:32:29.805096848</dc:date>
          </office:change-info>
          <table:previous>
            <table:change-track-table-cell/>
          </table:previous>
        </table:cell-content-change>
        <table:cell-content-change table:id="ct2370">
          <table:cell-address table:column="10" table:row="93" table:table="0"/>
          <office:change-info>
            <dc:creator> </dc:creator>
            <dc:date>2021-04-22T09:32:29.805130081</dc:date>
          </office:change-info>
          <table:previous>
            <table:change-track-table-cell/>
          </table:previous>
        </table:cell-content-change>
        <table:cell-content-change table:id="ct2371">
          <table:cell-address table:column="10" table:row="94" table:table="0"/>
          <office:change-info>
            <dc:creator> </dc:creator>
            <dc:date>2021-04-22T09:32:29.805163265</dc:date>
          </office:change-info>
          <table:previous>
            <table:change-track-table-cell/>
          </table:previous>
        </table:cell-content-change>
        <table:cell-content-change table:id="ct2372">
          <table:cell-address table:column="10" table:row="95" table:table="0"/>
          <office:change-info>
            <dc:creator> </dc:creator>
            <dc:date>2021-04-22T09:32:29.805196573</dc:date>
          </office:change-info>
          <table:previous>
            <table:change-track-table-cell/>
          </table:previous>
        </table:cell-content-change>
        <table:cell-content-change table:id="ct2373">
          <table:cell-address table:column="10" table:row="96" table:table="0"/>
          <office:change-info>
            <dc:creator> </dc:creator>
            <dc:date>2021-04-22T09:32:29.805229945</dc:date>
          </office:change-info>
          <table:previous>
            <table:change-track-table-cell/>
          </table:previous>
        </table:cell-content-change>
        <table:cell-content-change table:id="ct2374">
          <table:cell-address table:column="10" table:row="97" table:table="0"/>
          <office:change-info>
            <dc:creator> </dc:creator>
            <dc:date>2021-04-22T09:32:29.805263244</dc:date>
          </office:change-info>
          <table:previous>
            <table:change-track-table-cell/>
          </table:previous>
        </table:cell-content-change>
        <table:cell-content-change table:id="ct2375">
          <table:cell-address table:column="10" table:row="98" table:table="0"/>
          <office:change-info>
            <dc:creator> </dc:creator>
            <dc:date>2021-04-22T09:32:29.805296513</dc:date>
          </office:change-info>
          <table:previous>
            <table:change-track-table-cell/>
          </table:previous>
        </table:cell-content-change>
        <table:cell-content-change table:id="ct2376">
          <table:cell-address table:column="11" table:row="92" table:table="0"/>
          <office:change-info>
            <dc:creator> </dc:creator>
            <dc:date>2021-04-22T09:32:29.805330278</dc:date>
          </office:change-info>
          <table:previous>
            <table:change-track-table-cell/>
          </table:previous>
        </table:cell-content-change>
        <table:cell-content-change table:id="ct2377">
          <table:cell-address table:column="11" table:row="93" table:table="0"/>
          <office:change-info>
            <dc:creator> </dc:creator>
            <dc:date>2021-04-22T09:32:29.805363876</dc:date>
          </office:change-info>
          <table:previous>
            <table:change-track-table-cell/>
          </table:previous>
        </table:cell-content-change>
        <table:cell-content-change table:id="ct2378">
          <table:cell-address table:column="11" table:row="94" table:table="0"/>
          <office:change-info>
            <dc:creator> </dc:creator>
            <dc:date>2021-04-22T09:32:29.805397028</dc:date>
          </office:change-info>
          <table:previous>
            <table:change-track-table-cell/>
          </table:previous>
        </table:cell-content-change>
        <table:cell-content-change table:id="ct2379">
          <table:cell-address table:column="11" table:row="95" table:table="0"/>
          <office:change-info>
            <dc:creator> </dc:creator>
            <dc:date>2021-04-22T09:32:29.805430362</dc:date>
          </office:change-info>
          <table:previous>
            <table:change-track-table-cell/>
          </table:previous>
        </table:cell-content-change>
        <table:cell-content-change table:id="ct2380">
          <table:cell-address table:column="11" table:row="96" table:table="0"/>
          <office:change-info>
            <dc:creator> </dc:creator>
            <dc:date>2021-04-22T09:32:29.805463518</dc:date>
          </office:change-info>
          <table:previous>
            <table:change-track-table-cell/>
          </table:previous>
        </table:cell-content-change>
        <table:cell-content-change table:id="ct2381">
          <table:cell-address table:column="11" table:row="97" table:table="0"/>
          <office:change-info>
            <dc:creator> </dc:creator>
            <dc:date>2021-04-22T09:32:29.805497085</dc:date>
          </office:change-info>
          <table:previous>
            <table:change-track-table-cell/>
          </table:previous>
        </table:cell-content-change>
        <table:cell-content-change table:id="ct2382">
          <table:cell-address table:column="11" table:row="98" table:table="0"/>
          <office:change-info>
            <dc:creator> </dc:creator>
            <dc:date>2021-04-22T09:32:29.805530609</dc:date>
          </office:change-info>
          <table:previous>
            <table:change-track-table-cell/>
          </table:previous>
        </table:cell-content-change>
        <table:cell-content-change table:id="ct2383">
          <table:cell-address table:column="12" table:row="92" table:table="0"/>
          <office:change-info>
            <dc:creator> </dc:creator>
            <dc:date>2021-04-22T09:32:29.805564110</dc:date>
          </office:change-info>
          <table:previous>
            <table:change-track-table-cell/>
          </table:previous>
        </table:cell-content-change>
        <table:cell-content-change table:id="ct2384">
          <table:cell-address table:column="12" table:row="93" table:table="0"/>
          <office:change-info>
            <dc:creator> </dc:creator>
            <dc:date>2021-04-22T09:32:29.805596899</dc:date>
          </office:change-info>
          <table:previous>
            <table:change-track-table-cell/>
          </table:previous>
        </table:cell-content-change>
        <table:cell-content-change table:id="ct2385">
          <table:cell-address table:column="12" table:row="94" table:table="0"/>
          <office:change-info>
            <dc:creator> </dc:creator>
            <dc:date>2021-04-22T09:32:29.805629895</dc:date>
          </office:change-info>
          <table:previous>
            <table:change-track-table-cell/>
          </table:previous>
        </table:cell-content-change>
        <table:cell-content-change table:id="ct2386">
          <table:cell-address table:column="12" table:row="95" table:table="0"/>
          <office:change-info>
            <dc:creator> </dc:creator>
            <dc:date>2021-04-22T09:32:29.805662933</dc:date>
          </office:change-info>
          <table:previous>
            <table:change-track-table-cell/>
          </table:previous>
        </table:cell-content-change>
        <table:cell-content-change table:id="ct2387">
          <table:cell-address table:column="12" table:row="96" table:table="0"/>
          <office:change-info>
            <dc:creator> </dc:creator>
            <dc:date>2021-04-22T09:32:29.805713961</dc:date>
          </office:change-info>
          <table:previous>
            <table:change-track-table-cell/>
          </table:previous>
        </table:cell-content-change>
        <table:cell-content-change table:id="ct2388">
          <table:cell-address table:column="12" table:row="97" table:table="0"/>
          <office:change-info>
            <dc:creator> </dc:creator>
            <dc:date>2021-04-22T09:32:29.805762814</dc:date>
          </office:change-info>
          <table:previous>
            <table:change-track-table-cell/>
          </table:previous>
        </table:cell-content-change>
        <table:cell-content-change table:id="ct2389">
          <table:cell-address table:column="12" table:row="98" table:table="0"/>
          <office:change-info>
            <dc:creator> </dc:creator>
            <dc:date>2021-04-22T09:32:29.805796110</dc:date>
          </office:change-info>
          <table:previous>
            <table:change-track-table-cell/>
          </table:previous>
        </table:cell-content-change>
        <table:cell-content-change table:id="ct2390">
          <table:cell-address table:column="1" table:row="99" table:table="0"/>
          <office:change-info>
            <dc:creator> </dc:creator>
            <dc:date>2021-04-22T09:32:29.805830021</dc:date>
          </office:change-info>
          <table:previous>
            <table:change-track-table-cell/>
          </table:previous>
        </table:cell-content-change>
        <table:cell-content-change table:id="ct2391">
          <table:cell-address table:column="1" table:row="100" table:table="0"/>
          <office:change-info>
            <dc:creator> </dc:creator>
            <dc:date>2021-04-22T09:32:29.805863692</dc:date>
          </office:change-info>
          <table:previous>
            <table:change-track-table-cell/>
          </table:previous>
        </table:cell-content-change>
        <table:cell-content-change table:id="ct2392">
          <table:cell-address table:column="1" table:row="101" table:table="0"/>
          <office:change-info>
            <dc:creator> </dc:creator>
            <dc:date>2021-04-22T09:32:29.805897221</dc:date>
          </office:change-info>
          <table:previous>
            <table:change-track-table-cell/>
          </table:previous>
        </table:cell-content-change>
        <table:cell-content-change table:id="ct2393">
          <table:cell-address table:column="1" table:row="102" table:table="0"/>
          <office:change-info>
            <dc:creator> </dc:creator>
            <dc:date>2021-04-22T09:32:29.805930576</dc:date>
          </office:change-info>
          <table:previous>
            <table:change-track-table-cell/>
          </table:previous>
        </table:cell-content-change>
        <table:cell-content-change table:id="ct2394">
          <table:cell-address table:column="1" table:row="103" table:table="0"/>
          <office:change-info>
            <dc:creator> </dc:creator>
            <dc:date>2021-04-22T09:32:29.805964112</dc:date>
          </office:change-info>
          <table:previous>
            <table:change-track-table-cell/>
          </table:previous>
        </table:cell-content-change>
        <table:cell-content-change table:id="ct2395">
          <table:cell-address table:column="1" table:row="104" table:table="0"/>
          <office:change-info>
            <dc:creator> </dc:creator>
            <dc:date>2021-04-22T09:32:29.805997564</dc:date>
          </office:change-info>
          <table:previous>
            <table:change-track-table-cell/>
          </table:previous>
        </table:cell-content-change>
        <table:cell-content-change table:id="ct2396">
          <table:cell-address table:column="1" table:row="105" table:table="0"/>
          <office:change-info>
            <dc:creator> </dc:creator>
            <dc:date>2021-04-22T09:32:29.806030944</dc:date>
          </office:change-info>
          <table:previous>
            <table:change-track-table-cell/>
          </table:previous>
        </table:cell-content-change>
        <table:cell-content-change table:id="ct2397">
          <table:cell-address table:column="2" table:row="99" table:table="0"/>
          <office:change-info>
            <dc:creator> </dc:creator>
            <dc:date>2021-04-22T09:32:29.806065076</dc:date>
          </office:change-info>
          <table:previous>
            <table:change-track-table-cell/>
          </table:previous>
        </table:cell-content-change>
        <table:cell-content-change table:id="ct2398">
          <table:cell-address table:column="2" table:row="100" table:table="0"/>
          <office:change-info>
            <dc:creator> </dc:creator>
            <dc:date>2021-04-22T09:32:29.806098487</dc:date>
          </office:change-info>
          <table:previous>
            <table:change-track-table-cell/>
          </table:previous>
        </table:cell-content-change>
        <table:cell-content-change table:id="ct2399">
          <table:cell-address table:column="2" table:row="101" table:table="0"/>
          <office:change-info>
            <dc:creator> </dc:creator>
            <dc:date>2021-04-22T09:32:29.806132105</dc:date>
          </office:change-info>
          <table:previous>
            <table:change-track-table-cell/>
          </table:previous>
        </table:cell-content-change>
        <table:cell-content-change table:id="ct2400">
          <table:cell-address table:column="2" table:row="102" table:table="0"/>
          <office:change-info>
            <dc:creator> </dc:creator>
            <dc:date>2021-04-22T09:32:29.806165592</dc:date>
          </office:change-info>
          <table:previous>
            <table:change-track-table-cell/>
          </table:previous>
        </table:cell-content-change>
        <table:cell-content-change table:id="ct2401">
          <table:cell-address table:column="2" table:row="103" table:table="0"/>
          <office:change-info>
            <dc:creator> </dc:creator>
            <dc:date>2021-04-22T09:32:29.806199040</dc:date>
          </office:change-info>
          <table:previous>
            <table:change-track-table-cell/>
          </table:previous>
        </table:cell-content-change>
        <table:cell-content-change table:id="ct2402">
          <table:cell-address table:column="2" table:row="104" table:table="0"/>
          <office:change-info>
            <dc:creator> </dc:creator>
            <dc:date>2021-04-22T09:32:29.806232560</dc:date>
          </office:change-info>
          <table:previous>
            <table:change-track-table-cell/>
          </table:previous>
        </table:cell-content-change>
        <table:cell-content-change table:id="ct2403">
          <table:cell-address table:column="2" table:row="105" table:table="0"/>
          <office:change-info>
            <dc:creator> </dc:creator>
            <dc:date>2021-04-22T09:32:29.806266551</dc:date>
          </office:change-info>
          <table:previous>
            <table:change-track-table-cell/>
          </table:previous>
        </table:cell-content-change>
        <table:cell-content-change table:id="ct2404">
          <table:cell-address table:column="3" table:row="99" table:table="0"/>
          <office:change-info>
            <dc:creator> </dc:creator>
            <dc:date>2021-04-22T09:32:29.806300767</dc:date>
          </office:change-info>
          <table:previous>
            <table:change-track-table-cell/>
          </table:previous>
        </table:cell-content-change>
        <table:cell-content-change table:id="ct2405">
          <table:cell-address table:column="3" table:row="100" table:table="0"/>
          <office:change-info>
            <dc:creator> </dc:creator>
            <dc:date>2021-04-22T09:32:29.806334578</dc:date>
          </office:change-info>
          <table:previous>
            <table:change-track-table-cell/>
          </table:previous>
        </table:cell-content-change>
        <table:cell-content-change table:id="ct2406">
          <table:cell-address table:column="3" table:row="101" table:table="0"/>
          <office:change-info>
            <dc:creator> </dc:creator>
            <dc:date>2021-04-22T09:32:29.806368079</dc:date>
          </office:change-info>
          <table:previous>
            <table:change-track-table-cell/>
          </table:previous>
        </table:cell-content-change>
        <table:cell-content-change table:id="ct2407">
          <table:cell-address table:column="3" table:row="102" table:table="0"/>
          <office:change-info>
            <dc:creator> </dc:creator>
            <dc:date>2021-04-22T09:32:29.806401851</dc:date>
          </office:change-info>
          <table:previous>
            <table:change-track-table-cell/>
          </table:previous>
        </table:cell-content-change>
        <table:cell-content-change table:id="ct2408">
          <table:cell-address table:column="3" table:row="103" table:table="0"/>
          <office:change-info>
            <dc:creator> </dc:creator>
            <dc:date>2021-04-22T09:32:29.806435532</dc:date>
          </office:change-info>
          <table:previous>
            <table:change-track-table-cell/>
          </table:previous>
        </table:cell-content-change>
        <table:cell-content-change table:id="ct2409">
          <table:cell-address table:column="3" table:row="104" table:table="0"/>
          <office:change-info>
            <dc:creator> </dc:creator>
            <dc:date>2021-04-22T09:32:29.806469230</dc:date>
          </office:change-info>
          <table:previous>
            <table:change-track-table-cell/>
          </table:previous>
        </table:cell-content-change>
        <table:cell-content-change table:id="ct2410">
          <table:cell-address table:column="3" table:row="105" table:table="0"/>
          <office:change-info>
            <dc:creator> </dc:creator>
            <dc:date>2021-04-22T09:32:29.806502855</dc:date>
          </office:change-info>
          <table:previous>
            <table:change-track-table-cell/>
          </table:previous>
        </table:cell-content-change>
        <table:cell-content-change table:id="ct2411">
          <table:cell-address table:column="4" table:row="99" table:table="0"/>
          <office:change-info>
            <dc:creator> </dc:creator>
            <dc:date>2021-04-22T09:32:29.806536992</dc:date>
          </office:change-info>
          <table:previous>
            <table:change-track-table-cell/>
          </table:previous>
        </table:cell-content-change>
        <table:cell-content-change table:id="ct2412">
          <table:cell-address table:column="4" table:row="100" table:table="0"/>
          <office:change-info>
            <dc:creator> </dc:creator>
            <dc:date>2021-04-22T09:32:29.806570698</dc:date>
          </office:change-info>
          <table:previous>
            <table:change-track-table-cell/>
          </table:previous>
        </table:cell-content-change>
        <table:cell-content-change table:id="ct2413">
          <table:cell-address table:column="4" table:row="101" table:table="0"/>
          <office:change-info>
            <dc:creator> </dc:creator>
            <dc:date>2021-04-22T09:32:29.806604437</dc:date>
          </office:change-info>
          <table:previous>
            <table:change-track-table-cell/>
          </table:previous>
        </table:cell-content-change>
        <table:cell-content-change table:id="ct2414">
          <table:cell-address table:column="4" table:row="102" table:table="0"/>
          <office:change-info>
            <dc:creator> </dc:creator>
            <dc:date>2021-04-22T09:32:29.806638300</dc:date>
          </office:change-info>
          <table:previous>
            <table:change-track-table-cell/>
          </table:previous>
        </table:cell-content-change>
        <table:cell-content-change table:id="ct2415">
          <table:cell-address table:column="4" table:row="103" table:table="0"/>
          <office:change-info>
            <dc:creator> </dc:creator>
            <dc:date>2021-04-22T09:32:29.806672445</dc:date>
          </office:change-info>
          <table:previous>
            <table:change-track-table-cell/>
          </table:previous>
        </table:cell-content-change>
        <table:cell-content-change table:id="ct2416">
          <table:cell-address table:column="4" table:row="104" table:table="0"/>
          <office:change-info>
            <dc:creator> </dc:creator>
            <dc:date>2021-04-22T09:32:29.806706257</dc:date>
          </office:change-info>
          <table:previous>
            <table:change-track-table-cell/>
          </table:previous>
        </table:cell-content-change>
        <table:cell-content-change table:id="ct2417">
          <table:cell-address table:column="4" table:row="105" table:table="0"/>
          <office:change-info>
            <dc:creator> </dc:creator>
            <dc:date>2021-04-22T09:32:29.806739991</dc:date>
          </office:change-info>
          <table:previous>
            <table:change-track-table-cell/>
          </table:previous>
        </table:cell-content-change>
        <table:cell-content-change table:id="ct2418">
          <table:cell-address table:column="5" table:row="99" table:table="0"/>
          <office:change-info>
            <dc:creator> </dc:creator>
            <dc:date>2021-04-22T09:32:29.806774180</dc:date>
          </office:change-info>
          <table:previous>
            <table:change-track-table-cell/>
          </table:previous>
        </table:cell-content-change>
        <table:cell-content-change table:id="ct2419">
          <table:cell-address table:column="5" table:row="100" table:table="0"/>
          <office:change-info>
            <dc:creator> </dc:creator>
            <dc:date>2021-04-22T09:32:29.806808108</dc:date>
          </office:change-info>
          <table:previous>
            <table:change-track-table-cell/>
          </table:previous>
        </table:cell-content-change>
        <table:cell-content-change table:id="ct2420">
          <table:cell-address table:column="5" table:row="101" table:table="0"/>
          <office:change-info>
            <dc:creator> </dc:creator>
            <dc:date>2021-04-22T09:32:29.806842601</dc:date>
          </office:change-info>
          <table:previous>
            <table:change-track-table-cell/>
          </table:previous>
        </table:cell-content-change>
        <table:cell-content-change table:id="ct2421">
          <table:cell-address table:column="5" table:row="102" table:table="0"/>
          <office:change-info>
            <dc:creator> </dc:creator>
            <dc:date>2021-04-22T09:32:29.806876481</dc:date>
          </office:change-info>
          <table:previous>
            <table:change-track-table-cell/>
          </table:previous>
        </table:cell-content-change>
        <table:cell-content-change table:id="ct2422">
          <table:cell-address table:column="5" table:row="103" table:table="0"/>
          <office:change-info>
            <dc:creator> </dc:creator>
            <dc:date>2021-04-22T09:32:29.806933173</dc:date>
          </office:change-info>
          <table:previous>
            <table:change-track-table-cell/>
          </table:previous>
        </table:cell-content-change>
        <table:cell-content-change table:id="ct2423">
          <table:cell-address table:column="5" table:row="104" table:table="0"/>
          <office:change-info>
            <dc:creator> </dc:creator>
            <dc:date>2021-04-22T09:32:29.807000688</dc:date>
          </office:change-info>
          <table:previous>
            <table:change-track-table-cell/>
          </table:previous>
        </table:cell-content-change>
        <table:cell-content-change table:id="ct2424">
          <table:cell-address table:column="5" table:row="105" table:table="0"/>
          <office:change-info>
            <dc:creator> </dc:creator>
            <dc:date>2021-04-22T09:32:29.807034894</dc:date>
          </office:change-info>
          <table:previous>
            <table:change-track-table-cell/>
          </table:previous>
        </table:cell-content-change>
        <table:cell-content-change table:id="ct2425">
          <table:cell-address table:column="6" table:row="99" table:table="0"/>
          <office:change-info>
            <dc:creator> </dc:creator>
            <dc:date>2021-04-22T09:32:29.807069150</dc:date>
          </office:change-info>
          <table:previous>
            <table:change-track-table-cell/>
          </table:previous>
        </table:cell-content-change>
        <table:cell-content-change table:id="ct2426">
          <table:cell-address table:column="6" table:row="100" table:table="0"/>
          <office:change-info>
            <dc:creator> </dc:creator>
            <dc:date>2021-04-22T09:32:29.807103236</dc:date>
          </office:change-info>
          <table:previous>
            <table:change-track-table-cell/>
          </table:previous>
        </table:cell-content-change>
        <table:cell-content-change table:id="ct2427">
          <table:cell-address table:column="6" table:row="101" table:table="0"/>
          <office:change-info>
            <dc:creator> </dc:creator>
            <dc:date>2021-04-22T09:32:29.807137238</dc:date>
          </office:change-info>
          <table:previous>
            <table:change-track-table-cell/>
          </table:previous>
        </table:cell-content-change>
        <table:cell-content-change table:id="ct2428">
          <table:cell-address table:column="6" table:row="102" table:table="0"/>
          <office:change-info>
            <dc:creator> </dc:creator>
            <dc:date>2021-04-22T09:32:29.807171283</dc:date>
          </office:change-info>
          <table:previous>
            <table:change-track-table-cell/>
          </table:previous>
        </table:cell-content-change>
        <table:cell-content-change table:id="ct2429">
          <table:cell-address table:column="6" table:row="103" table:table="0"/>
          <office:change-info>
            <dc:creator> </dc:creator>
            <dc:date>2021-04-22T09:32:29.807205292</dc:date>
          </office:change-info>
          <table:previous>
            <table:change-track-table-cell/>
          </table:previous>
        </table:cell-content-change>
        <table:cell-content-change table:id="ct2430">
          <table:cell-address table:column="6" table:row="104" table:table="0"/>
          <office:change-info>
            <dc:creator> </dc:creator>
            <dc:date>2021-04-22T09:32:29.807239107</dc:date>
          </office:change-info>
          <table:previous>
            <table:change-track-table-cell/>
          </table:previous>
        </table:cell-content-change>
        <table:cell-content-change table:id="ct2431">
          <table:cell-address table:column="6" table:row="105" table:table="0"/>
          <office:change-info>
            <dc:creator> </dc:creator>
            <dc:date>2021-04-22T09:32:29.807273338</dc:date>
          </office:change-info>
          <table:previous>
            <table:change-track-table-cell/>
          </table:previous>
        </table:cell-content-change>
        <table:cell-content-change table:id="ct2432">
          <table:cell-address table:column="7" table:row="99" table:table="0"/>
          <office:change-info>
            <dc:creator> </dc:creator>
            <dc:date>2021-04-22T09:32:29.807308209</dc:date>
          </office:change-info>
          <table:previous>
            <table:change-track-table-cell/>
          </table:previous>
        </table:cell-content-change>
        <table:cell-content-change table:id="ct2433">
          <table:cell-address table:column="7" table:row="100" table:table="0"/>
          <office:change-info>
            <dc:creator> </dc:creator>
            <dc:date>2021-04-22T09:32:29.807342388</dc:date>
          </office:change-info>
          <table:previous>
            <table:change-track-table-cell/>
          </table:previous>
        </table:cell-content-change>
        <table:cell-content-change table:id="ct2434">
          <table:cell-address table:column="7" table:row="101" table:table="0"/>
          <office:change-info>
            <dc:creator> </dc:creator>
            <dc:date>2021-04-22T09:32:29.807376499</dc:date>
          </office:change-info>
          <table:previous>
            <table:change-track-table-cell/>
          </table:previous>
        </table:cell-content-change>
        <table:cell-content-change table:id="ct2435">
          <table:cell-address table:column="7" table:row="102" table:table="0"/>
          <office:change-info>
            <dc:creator> </dc:creator>
            <dc:date>2021-04-22T09:32:29.807410529</dc:date>
          </office:change-info>
          <table:previous>
            <table:change-track-table-cell/>
          </table:previous>
        </table:cell-content-change>
        <table:cell-content-change table:id="ct2436">
          <table:cell-address table:column="7" table:row="103" table:table="0"/>
          <office:change-info>
            <dc:creator> </dc:creator>
            <dc:date>2021-04-22T09:32:29.807444578</dc:date>
          </office:change-info>
          <table:previous>
            <table:change-track-table-cell/>
          </table:previous>
        </table:cell-content-change>
        <table:cell-content-change table:id="ct2437">
          <table:cell-address table:column="7" table:row="104" table:table="0"/>
          <office:change-info>
            <dc:creator> </dc:creator>
            <dc:date>2021-04-22T09:32:29.807478676</dc:date>
          </office:change-info>
          <table:previous>
            <table:change-track-table-cell/>
          </table:previous>
        </table:cell-content-change>
        <table:cell-content-change table:id="ct2438">
          <table:cell-address table:column="7" table:row="105" table:table="0"/>
          <office:change-info>
            <dc:creator> </dc:creator>
            <dc:date>2021-04-22T09:32:29.807512575</dc:date>
          </office:change-info>
          <table:previous>
            <table:change-track-table-cell/>
          </table:previous>
        </table:cell-content-change>
        <table:cell-content-change table:id="ct2439">
          <table:cell-address table:column="8" table:row="99" table:table="0"/>
          <office:change-info>
            <dc:creator> </dc:creator>
            <dc:date>2021-04-22T09:32:29.807546946</dc:date>
          </office:change-info>
          <table:previous>
            <table:change-track-table-cell/>
          </table:previous>
        </table:cell-content-change>
        <table:cell-content-change table:id="ct2440">
          <table:cell-address table:column="8" table:row="100" table:table="0"/>
          <office:change-info>
            <dc:creator> </dc:creator>
            <dc:date>2021-04-22T09:32:29.807580985</dc:date>
          </office:change-info>
          <table:previous>
            <table:change-track-table-cell/>
          </table:previous>
        </table:cell-content-change>
        <table:cell-content-change table:id="ct2441">
          <table:cell-address table:column="8" table:row="101" table:table="0"/>
          <office:change-info>
            <dc:creator> </dc:creator>
            <dc:date>2021-04-22T09:32:29.807615188</dc:date>
          </office:change-info>
          <table:previous>
            <table:change-track-table-cell/>
          </table:previous>
        </table:cell-content-change>
        <table:cell-content-change table:id="ct2442">
          <table:cell-address table:column="8" table:row="102" table:table="0"/>
          <office:change-info>
            <dc:creator> </dc:creator>
            <dc:date>2021-04-22T09:32:29.807649137</dc:date>
          </office:change-info>
          <table:previous>
            <table:change-track-table-cell/>
          </table:previous>
        </table:cell-content-change>
        <table:cell-content-change table:id="ct2443">
          <table:cell-address table:column="8" table:row="103" table:table="0"/>
          <office:change-info>
            <dc:creator> </dc:creator>
            <dc:date>2021-04-22T09:32:29.807683308</dc:date>
          </office:change-info>
          <table:previous>
            <table:change-track-table-cell/>
          </table:previous>
        </table:cell-content-change>
        <table:cell-content-change table:id="ct2444">
          <table:cell-address table:column="8" table:row="104" table:table="0"/>
          <office:change-info>
            <dc:creator> </dc:creator>
            <dc:date>2021-04-22T09:32:29.807717337</dc:date>
          </office:change-info>
          <table:previous>
            <table:change-track-table-cell/>
          </table:previous>
        </table:cell-content-change>
        <table:cell-content-change table:id="ct2445">
          <table:cell-address table:column="8" table:row="105" table:table="0"/>
          <office:change-info>
            <dc:creator> </dc:creator>
            <dc:date>2021-04-22T09:32:29.807751263</dc:date>
          </office:change-info>
          <table:previous>
            <table:change-track-table-cell/>
          </table:previous>
        </table:cell-content-change>
        <table:cell-content-change table:id="ct2446">
          <table:cell-address table:column="9" table:row="99" table:table="0"/>
          <office:change-info>
            <dc:creator> </dc:creator>
            <dc:date>2021-04-22T09:32:29.807785761</dc:date>
          </office:change-info>
          <table:previous>
            <table:change-track-table-cell/>
          </table:previous>
        </table:cell-content-change>
        <table:cell-content-change table:id="ct2447">
          <table:cell-address table:column="9" table:row="100" table:table="0"/>
          <office:change-info>
            <dc:creator> </dc:creator>
            <dc:date>2021-04-22T09:32:29.807820133</dc:date>
          </office:change-info>
          <table:previous>
            <table:change-track-table-cell/>
          </table:previous>
        </table:cell-content-change>
        <table:cell-content-change table:id="ct2448">
          <table:cell-address table:column="9" table:row="101" table:table="0"/>
          <office:change-info>
            <dc:creator> </dc:creator>
            <dc:date>2021-04-22T09:32:29.807854302</dc:date>
          </office:change-info>
          <table:previous>
            <table:change-track-table-cell/>
          </table:previous>
        </table:cell-content-change>
        <table:cell-content-change table:id="ct2449">
          <table:cell-address table:column="9" table:row="102" table:table="0"/>
          <office:change-info>
            <dc:creator> </dc:creator>
            <dc:date>2021-04-22T09:32:29.807888512</dc:date>
          </office:change-info>
          <table:previous>
            <table:change-track-table-cell/>
          </table:previous>
        </table:cell-content-change>
        <table:cell-content-change table:id="ct2450">
          <table:cell-address table:column="9" table:row="103" table:table="0"/>
          <office:change-info>
            <dc:creator> </dc:creator>
            <dc:date>2021-04-22T09:32:29.807922650</dc:date>
          </office:change-info>
          <table:previous>
            <table:change-track-table-cell/>
          </table:previous>
        </table:cell-content-change>
        <table:cell-content-change table:id="ct2451">
          <table:cell-address table:column="9" table:row="104" table:table="0"/>
          <office:change-info>
            <dc:creator> </dc:creator>
            <dc:date>2021-04-22T09:32:29.807956952</dc:date>
          </office:change-info>
          <table:previous>
            <table:change-track-table-cell/>
          </table:previous>
        </table:cell-content-change>
        <table:cell-content-change table:id="ct2452">
          <table:cell-address table:column="9" table:row="105" table:table="0"/>
          <office:change-info>
            <dc:creator> </dc:creator>
            <dc:date>2021-04-22T09:32:29.807991091</dc:date>
          </office:change-info>
          <table:previous>
            <table:change-track-table-cell/>
          </table:previous>
        </table:cell-content-change>
        <table:cell-content-change table:id="ct2453">
          <table:cell-address table:column="10" table:row="99" table:table="0"/>
          <office:change-info>
            <dc:creator> </dc:creator>
            <dc:date>2021-04-22T09:32:29.808025847</dc:date>
          </office:change-info>
          <table:previous>
            <table:change-track-table-cell/>
          </table:previous>
        </table:cell-content-change>
        <table:cell-content-change table:id="ct2454">
          <table:cell-address table:column="10" table:row="100" table:table="0"/>
          <office:change-info>
            <dc:creator> </dc:creator>
            <dc:date>2021-04-22T09:32:29.808059943</dc:date>
          </office:change-info>
          <table:previous>
            <table:change-track-table-cell/>
          </table:previous>
        </table:cell-content-change>
        <table:cell-content-change table:id="ct2455">
          <table:cell-address table:column="10" table:row="101" table:table="0"/>
          <office:change-info>
            <dc:creator> </dc:creator>
            <dc:date>2021-04-22T09:32:29.808094281</dc:date>
          </office:change-info>
          <table:previous>
            <table:change-track-table-cell/>
          </table:previous>
        </table:cell-content-change>
        <table:cell-content-change table:id="ct2456">
          <table:cell-address table:column="10" table:row="102" table:table="0"/>
          <office:change-info>
            <dc:creator> </dc:creator>
            <dc:date>2021-04-22T09:32:29.808128540</dc:date>
          </office:change-info>
          <table:previous>
            <table:change-track-table-cell/>
          </table:previous>
        </table:cell-content-change>
        <table:cell-content-change table:id="ct2457">
          <table:cell-address table:column="10" table:row="103" table:table="0"/>
          <office:change-info>
            <dc:creator> </dc:creator>
            <dc:date>2021-04-22T09:32:29.808162787</dc:date>
          </office:change-info>
          <table:previous>
            <table:change-track-table-cell/>
          </table:previous>
        </table:cell-content-change>
        <table:cell-content-change table:id="ct2458">
          <table:cell-address table:column="10" table:row="104" table:table="0"/>
          <office:change-info>
            <dc:creator> </dc:creator>
            <dc:date>2021-04-22T09:32:29.808214560</dc:date>
          </office:change-info>
          <table:previous>
            <table:change-track-table-cell/>
          </table:previous>
        </table:cell-content-change>
        <table:cell-content-change table:id="ct2459">
          <table:cell-address table:column="10" table:row="105" table:table="0"/>
          <office:change-info>
            <dc:creator> </dc:creator>
            <dc:date>2021-04-22T09:32:29.808268152</dc:date>
          </office:change-info>
          <table:previous>
            <table:change-track-table-cell/>
          </table:previous>
        </table:cell-content-change>
        <table:cell-content-change table:id="ct2460">
          <table:cell-address table:column="11" table:row="99" table:table="0"/>
          <office:change-info>
            <dc:creator> </dc:creator>
            <dc:date>2021-04-22T09:32:29.808359616</dc:date>
          </office:change-info>
          <table:previous>
            <table:change-track-table-cell/>
          </table:previous>
        </table:cell-content-change>
        <table:cell-content-change table:id="ct2461">
          <table:cell-address table:column="11" table:row="100" table:table="0"/>
          <office:change-info>
            <dc:creator> </dc:creator>
            <dc:date>2021-04-22T09:32:29.808437677</dc:date>
          </office:change-info>
          <table:previous>
            <table:change-track-table-cell/>
          </table:previous>
        </table:cell-content-change>
        <table:cell-content-change table:id="ct2462">
          <table:cell-address table:column="11" table:row="101" table:table="0"/>
          <office:change-info>
            <dc:creator> </dc:creator>
            <dc:date>2021-04-22T09:32:29.808500216</dc:date>
          </office:change-info>
          <table:previous>
            <table:change-track-table-cell/>
          </table:previous>
        </table:cell-content-change>
        <table:cell-content-change table:id="ct2463">
          <table:cell-address table:column="11" table:row="102" table:table="0"/>
          <office:change-info>
            <dc:creator> </dc:creator>
            <dc:date>2021-04-22T09:32:29.808545633</dc:date>
          </office:change-info>
          <table:previous>
            <table:change-track-table-cell/>
          </table:previous>
        </table:cell-content-change>
        <table:cell-content-change table:id="ct2464">
          <table:cell-address table:column="11" table:row="103" table:table="0"/>
          <office:change-info>
            <dc:creator> </dc:creator>
            <dc:date>2021-04-22T09:32:29.808591807</dc:date>
          </office:change-info>
          <table:previous>
            <table:change-track-table-cell/>
          </table:previous>
        </table:cell-content-change>
        <table:cell-content-change table:id="ct2465">
          <table:cell-address table:column="11" table:row="104" table:table="0"/>
          <office:change-info>
            <dc:creator> </dc:creator>
            <dc:date>2021-04-22T09:32:29.808627851</dc:date>
          </office:change-info>
          <table:previous>
            <table:change-track-table-cell/>
          </table:previous>
        </table:cell-content-change>
        <table:cell-content-change table:id="ct2466">
          <table:cell-address table:column="11" table:row="105" table:table="0"/>
          <office:change-info>
            <dc:creator> </dc:creator>
            <dc:date>2021-04-22T09:32:29.808662731</dc:date>
          </office:change-info>
          <table:previous>
            <table:change-track-table-cell/>
          </table:previous>
        </table:cell-content-change>
        <table:cell-content-change table:id="ct2467">
          <table:cell-address table:column="12" table:row="99" table:table="0"/>
          <office:change-info>
            <dc:creator> </dc:creator>
            <dc:date>2021-04-22T09:32:29.808697657</dc:date>
          </office:change-info>
          <table:previous>
            <table:change-track-table-cell/>
          </table:previous>
        </table:cell-content-change>
        <table:cell-content-change table:id="ct2468">
          <table:cell-address table:column="12" table:row="100" table:table="0"/>
          <office:change-info>
            <dc:creator> </dc:creator>
            <dc:date>2021-04-22T09:32:29.808732095</dc:date>
          </office:change-info>
          <table:previous>
            <table:change-track-table-cell/>
          </table:previous>
        </table:cell-content-change>
        <table:cell-content-change table:id="ct2469">
          <table:cell-address table:column="12" table:row="101" table:table="0"/>
          <office:change-info>
            <dc:creator> </dc:creator>
            <dc:date>2021-04-22T09:32:29.808766705</dc:date>
          </office:change-info>
          <table:previous>
            <table:change-track-table-cell/>
          </table:previous>
        </table:cell-content-change>
        <table:cell-content-change table:id="ct2470">
          <table:cell-address table:column="12" table:row="102" table:table="0"/>
          <office:change-info>
            <dc:creator> </dc:creator>
            <dc:date>2021-04-22T09:32:29.808801385</dc:date>
          </office:change-info>
          <table:previous>
            <table:change-track-table-cell/>
          </table:previous>
        </table:cell-content-change>
        <table:cell-content-change table:id="ct2471">
          <table:cell-address table:column="12" table:row="103" table:table="0"/>
          <office:change-info>
            <dc:creator> </dc:creator>
            <dc:date>2021-04-22T09:32:29.808835820</dc:date>
          </office:change-info>
          <table:previous>
            <table:change-track-table-cell/>
          </table:previous>
        </table:cell-content-change>
        <table:cell-content-change table:id="ct2472">
          <table:cell-address table:column="12" table:row="104" table:table="0"/>
          <office:change-info>
            <dc:creator> </dc:creator>
            <dc:date>2021-04-22T09:32:29.808870396</dc:date>
          </office:change-info>
          <table:previous>
            <table:change-track-table-cell/>
          </table:previous>
        </table:cell-content-change>
        <table:cell-content-change table:id="ct2473">
          <table:cell-address table:column="12" table:row="105" table:table="0"/>
          <office:change-info>
            <dc:creator> </dc:creator>
            <dc:date>2021-04-22T09:32:29.808904985</dc:date>
          </office:change-info>
          <table:previous>
            <table:change-track-table-cell/>
          </table:previous>
        </table:cell-content-change>
        <table:cell-content-change table:id="ct2474">
          <table:cell-address table:column="1" table:row="106" table:table="0"/>
          <office:change-info>
            <dc:creator> </dc:creator>
            <dc:date>2021-04-22T09:32:29.808939773</dc:date>
          </office:change-info>
          <table:previous>
            <table:change-track-table-cell/>
          </table:previous>
        </table:cell-content-change>
        <table:cell-content-change table:id="ct2475">
          <table:cell-address table:column="1" table:row="107" table:table="0"/>
          <office:change-info>
            <dc:creator> </dc:creator>
            <dc:date>2021-04-22T09:32:29.808974312</dc:date>
          </office:change-info>
          <table:previous>
            <table:change-track-table-cell/>
          </table:previous>
        </table:cell-content-change>
        <table:cell-content-change table:id="ct2476">
          <table:cell-address table:column="1" table:row="108" table:table="0"/>
          <office:change-info>
            <dc:creator> </dc:creator>
            <dc:date>2021-04-22T09:32:29.809009015</dc:date>
          </office:change-info>
          <table:previous>
            <table:change-track-table-cell/>
          </table:previous>
        </table:cell-content-change>
        <table:cell-content-change table:id="ct2477">
          <table:cell-address table:column="1" table:row="109" table:table="0"/>
          <office:change-info>
            <dc:creator> </dc:creator>
            <dc:date>2021-04-22T09:32:29.809043491</dc:date>
          </office:change-info>
          <table:previous>
            <table:change-track-table-cell/>
          </table:previous>
        </table:cell-content-change>
        <table:cell-content-change table:id="ct2478">
          <table:cell-address table:column="1" table:row="110" table:table="0"/>
          <office:change-info>
            <dc:creator> </dc:creator>
            <dc:date>2021-04-22T09:32:29.809078057</dc:date>
          </office:change-info>
          <table:previous>
            <table:change-track-table-cell/>
          </table:previous>
        </table:cell-content-change>
        <table:cell-content-change table:id="ct2479">
          <table:cell-address table:column="1" table:row="111" table:table="0"/>
          <office:change-info>
            <dc:creator> </dc:creator>
            <dc:date>2021-04-22T09:32:29.809112680</dc:date>
          </office:change-info>
          <table:previous>
            <table:change-track-table-cell/>
          </table:previous>
        </table:cell-content-change>
        <table:cell-content-change table:id="ct2480">
          <table:cell-address table:column="1" table:row="112" table:table="0"/>
          <office:change-info>
            <dc:creator> </dc:creator>
            <dc:date>2021-04-22T09:32:29.809147098</dc:date>
          </office:change-info>
          <table:previous>
            <table:change-track-table-cell/>
          </table:previous>
        </table:cell-content-change>
        <table:cell-content-change table:id="ct2481">
          <table:cell-address table:column="2" table:row="106" table:table="0"/>
          <office:change-info>
            <dc:creator> </dc:creator>
            <dc:date>2021-04-22T09:32:29.809182173</dc:date>
          </office:change-info>
          <table:previous>
            <table:change-track-table-cell/>
          </table:previous>
        </table:cell-content-change>
        <table:cell-content-change table:id="ct2482">
          <table:cell-address table:column="2" table:row="107" table:table="0"/>
          <office:change-info>
            <dc:creator> </dc:creator>
            <dc:date>2021-04-22T09:32:29.809216771</dc:date>
          </office:change-info>
          <table:previous>
            <table:change-track-table-cell/>
          </table:previous>
        </table:cell-content-change>
        <table:cell-content-change table:id="ct2483">
          <table:cell-address table:column="2" table:row="108" table:table="0"/>
          <office:change-info>
            <dc:creator> </dc:creator>
            <dc:date>2021-04-22T09:32:29.809251374</dc:date>
          </office:change-info>
          <table:previous>
            <table:change-track-table-cell/>
          </table:previous>
        </table:cell-content-change>
        <table:cell-content-change table:id="ct2484">
          <table:cell-address table:column="2" table:row="109" table:table="0"/>
          <office:change-info>
            <dc:creator> </dc:creator>
            <dc:date>2021-04-22T09:32:29.809285773</dc:date>
          </office:change-info>
          <table:previous>
            <table:change-track-table-cell/>
          </table:previous>
        </table:cell-content-change>
        <table:cell-content-change table:id="ct2485">
          <table:cell-address table:column="2" table:row="110" table:table="0"/>
          <office:change-info>
            <dc:creator> </dc:creator>
            <dc:date>2021-04-22T09:32:29.809320146</dc:date>
          </office:change-info>
          <table:previous>
            <table:change-track-table-cell/>
          </table:previous>
        </table:cell-content-change>
        <table:cell-content-change table:id="ct2486">
          <table:cell-address table:column="2" table:row="111" table:table="0"/>
          <office:change-info>
            <dc:creator> </dc:creator>
            <dc:date>2021-04-22T09:32:29.809354863</dc:date>
          </office:change-info>
          <table:previous>
            <table:change-track-table-cell/>
          </table:previous>
        </table:cell-content-change>
        <table:cell-content-change table:id="ct2487">
          <table:cell-address table:column="2" table:row="112" table:table="0"/>
          <office:change-info>
            <dc:creator> </dc:creator>
            <dc:date>2021-04-22T09:32:29.809389602</dc:date>
          </office:change-info>
          <table:previous>
            <table:change-track-table-cell/>
          </table:previous>
        </table:cell-content-change>
        <table:cell-content-change table:id="ct2488">
          <table:cell-address table:column="3" table:row="106" table:table="0"/>
          <office:change-info>
            <dc:creator> </dc:creator>
            <dc:date>2021-04-22T09:32:29.809424565</dc:date>
          </office:change-info>
          <table:previous>
            <table:change-track-table-cell/>
          </table:previous>
        </table:cell-content-change>
        <table:cell-content-change table:id="ct2489">
          <table:cell-address table:column="3" table:row="107" table:table="0"/>
          <office:change-info>
            <dc:creator> </dc:creator>
            <dc:date>2021-04-22T09:32:29.809459251</dc:date>
          </office:change-info>
          <table:previous>
            <table:change-track-table-cell/>
          </table:previous>
        </table:cell-content-change>
        <table:cell-content-change table:id="ct2490">
          <table:cell-address table:column="3" table:row="108" table:table="0"/>
          <office:change-info>
            <dc:creator> </dc:creator>
            <dc:date>2021-04-22T09:32:29.809493993</dc:date>
          </office:change-info>
          <table:previous>
            <table:change-track-table-cell/>
          </table:previous>
        </table:cell-content-change>
        <table:cell-content-change table:id="ct2491">
          <table:cell-address table:column="3" table:row="109" table:table="0"/>
          <office:change-info>
            <dc:creator> </dc:creator>
            <dc:date>2021-04-22T09:32:29.809528723</dc:date>
          </office:change-info>
          <table:previous>
            <table:change-track-table-cell/>
          </table:previous>
        </table:cell-content-change>
        <table:cell-content-change table:id="ct2492">
          <table:cell-address table:column="3" table:row="110" table:table="0"/>
          <office:change-info>
            <dc:creator> </dc:creator>
            <dc:date>2021-04-22T09:32:29.809563239</dc:date>
          </office:change-info>
          <table:previous>
            <table:change-track-table-cell/>
          </table:previous>
        </table:cell-content-change>
        <table:cell-content-change table:id="ct2493">
          <table:cell-address table:column="3" table:row="111" table:table="0"/>
          <office:change-info>
            <dc:creator> </dc:creator>
            <dc:date>2021-04-22T09:32:29.809598065</dc:date>
          </office:change-info>
          <table:previous>
            <table:change-track-table-cell/>
          </table:previous>
        </table:cell-content-change>
        <table:cell-content-change table:id="ct2494">
          <table:cell-address table:column="3" table:row="112" table:table="0"/>
          <office:change-info>
            <dc:creator> </dc:creator>
            <dc:date>2021-04-22T09:32:29.809632636</dc:date>
          </office:change-info>
          <table:previous>
            <table:change-track-table-cell/>
          </table:previous>
        </table:cell-content-change>
        <table:cell-content-change table:id="ct2495">
          <table:cell-address table:column="4" table:row="106" table:table="0"/>
          <office:change-info>
            <dc:creator> </dc:creator>
            <dc:date>2021-04-22T09:32:29.809667742</dc:date>
          </office:change-info>
          <table:previous>
            <table:change-track-table-cell/>
          </table:previous>
        </table:cell-content-change>
        <table:cell-content-change table:id="ct2496">
          <table:cell-address table:column="4" table:row="107" table:table="0"/>
          <office:change-info>
            <dc:creator> </dc:creator>
            <dc:date>2021-04-22T09:32:29.809702366</dc:date>
          </office:change-info>
          <table:previous>
            <table:change-track-table-cell/>
          </table:previous>
        </table:cell-content-change>
        <table:cell-content-change table:id="ct2497">
          <table:cell-address table:column="4" table:row="108" table:table="0"/>
          <office:change-info>
            <dc:creator> </dc:creator>
            <dc:date>2021-04-22T09:32:29.809736792</dc:date>
          </office:change-info>
          <table:previous>
            <table:change-track-table-cell/>
          </table:previous>
        </table:cell-content-change>
        <table:cell-content-change table:id="ct2498">
          <table:cell-address table:column="4" table:row="109" table:table="0"/>
          <office:change-info>
            <dc:creator> </dc:creator>
            <dc:date>2021-04-22T09:32:29.809771455</dc:date>
          </office:change-info>
          <table:previous>
            <table:change-track-table-cell/>
          </table:previous>
        </table:cell-content-change>
        <table:cell-content-change table:id="ct2499">
          <table:cell-address table:column="4" table:row="110" table:table="0"/>
          <office:change-info>
            <dc:creator> </dc:creator>
            <dc:date>2021-04-22T09:32:29.809806250</dc:date>
          </office:change-info>
          <table:previous>
            <table:change-track-table-cell/>
          </table:previous>
        </table:cell-content-change>
        <table:cell-content-change table:id="ct2500">
          <table:cell-address table:column="4" table:row="111" table:table="0"/>
          <office:change-info>
            <dc:creator> </dc:creator>
            <dc:date>2021-04-22T09:32:29.809841088</dc:date>
          </office:change-info>
          <table:previous>
            <table:change-track-table-cell/>
          </table:previous>
        </table:cell-content-change>
        <table:cell-content-change table:id="ct2501">
          <table:cell-address table:column="4" table:row="112" table:table="0"/>
          <office:change-info>
            <dc:creator> </dc:creator>
            <dc:date>2021-04-22T09:32:29.809875855</dc:date>
          </office:change-info>
          <table:previous>
            <table:change-track-table-cell/>
          </table:previous>
        </table:cell-content-change>
        <table:cell-content-change table:id="ct2502">
          <table:cell-address table:column="5" table:row="106" table:table="0"/>
          <office:change-info>
            <dc:creator> </dc:creator>
            <dc:date>2021-04-22T09:32:29.809911079</dc:date>
          </office:change-info>
          <table:previous>
            <table:change-track-table-cell/>
          </table:previous>
        </table:cell-content-change>
        <table:cell-content-change table:id="ct2503">
          <table:cell-address table:column="5" table:row="107" table:table="0"/>
          <office:change-info>
            <dc:creator> </dc:creator>
            <dc:date>2021-04-22T09:32:29.809946246</dc:date>
          </office:change-info>
          <table:previous>
            <table:change-track-table-cell/>
          </table:previous>
        </table:cell-content-change>
        <table:cell-content-change table:id="ct2504">
          <table:cell-address table:column="5" table:row="108" table:table="0"/>
          <office:change-info>
            <dc:creator> </dc:creator>
            <dc:date>2021-04-22T09:32:29.809981037</dc:date>
          </office:change-info>
          <table:previous>
            <table:change-track-table-cell/>
          </table:previous>
        </table:cell-content-change>
        <table:cell-content-change table:id="ct2505">
          <table:cell-address table:column="5" table:row="109" table:table="0"/>
          <office:change-info>
            <dc:creator> </dc:creator>
            <dc:date>2021-04-22T09:32:29.810016120</dc:date>
          </office:change-info>
          <table:previous>
            <table:change-track-table-cell/>
          </table:previous>
        </table:cell-content-change>
        <table:cell-content-change table:id="ct2506">
          <table:cell-address table:column="5" table:row="110" table:table="0"/>
          <office:change-info>
            <dc:creator> </dc:creator>
            <dc:date>2021-04-22T09:32:29.810051066</dc:date>
          </office:change-info>
          <table:previous>
            <table:change-track-table-cell/>
          </table:previous>
        </table:cell-content-change>
        <table:cell-content-change table:id="ct2507">
          <table:cell-address table:column="5" table:row="111" table:table="0"/>
          <office:change-info>
            <dc:creator> </dc:creator>
            <dc:date>2021-04-22T09:32:29.810085977</dc:date>
          </office:change-info>
          <table:previous>
            <table:change-track-table-cell/>
          </table:previous>
        </table:cell-content-change>
        <table:cell-content-change table:id="ct2508">
          <table:cell-address table:column="5" table:row="112" table:table="0"/>
          <office:change-info>
            <dc:creator> </dc:creator>
            <dc:date>2021-04-22T09:32:29.810120564</dc:date>
          </office:change-info>
          <table:previous>
            <table:change-track-table-cell/>
          </table:previous>
        </table:cell-content-change>
        <table:cell-content-change table:id="ct2509">
          <table:cell-address table:column="6" table:row="106" table:table="0"/>
          <office:change-info>
            <dc:creator> </dc:creator>
            <dc:date>2021-04-22T09:32:29.810155824</dc:date>
          </office:change-info>
          <table:previous>
            <table:change-track-table-cell/>
          </table:previous>
        </table:cell-content-change>
        <table:cell-content-change table:id="ct2510">
          <table:cell-address table:column="6" table:row="107" table:table="0"/>
          <office:change-info>
            <dc:creator> </dc:creator>
            <dc:date>2021-04-22T09:32:29.810190689</dc:date>
          </office:change-info>
          <table:previous>
            <table:change-track-table-cell/>
          </table:previous>
        </table:cell-content-change>
        <table:cell-content-change table:id="ct2511">
          <table:cell-address table:column="6" table:row="108" table:table="0"/>
          <office:change-info>
            <dc:creator> </dc:creator>
            <dc:date>2021-04-22T09:32:29.810225679</dc:date>
          </office:change-info>
          <table:previous>
            <table:change-track-table-cell/>
          </table:previous>
        </table:cell-content-change>
        <table:cell-content-change table:id="ct2512">
          <table:cell-address table:column="6" table:row="109" table:table="0"/>
          <office:change-info>
            <dc:creator> </dc:creator>
            <dc:date>2021-04-22T09:32:29.810260650</dc:date>
          </office:change-info>
          <table:previous>
            <table:change-track-table-cell/>
          </table:previous>
        </table:cell-content-change>
        <table:cell-content-change table:id="ct2513">
          <table:cell-address table:column="6" table:row="110" table:table="0"/>
          <office:change-info>
            <dc:creator> </dc:creator>
            <dc:date>2021-04-22T09:32:29.810296008</dc:date>
          </office:change-info>
          <table:previous>
            <table:change-track-table-cell/>
          </table:previous>
        </table:cell-content-change>
        <table:cell-content-change table:id="ct2514">
          <table:cell-address table:column="6" table:row="111" table:table="0"/>
          <office:change-info>
            <dc:creator> </dc:creator>
            <dc:date>2021-04-22T09:32:29.810330915</dc:date>
          </office:change-info>
          <table:previous>
            <table:change-track-table-cell/>
          </table:previous>
        </table:cell-content-change>
        <table:cell-content-change table:id="ct2515">
          <table:cell-address table:column="6" table:row="112" table:table="0"/>
          <office:change-info>
            <dc:creator> </dc:creator>
            <dc:date>2021-04-22T09:32:29.810366073</dc:date>
          </office:change-info>
          <table:previous>
            <table:change-track-table-cell/>
          </table:previous>
        </table:cell-content-change>
        <table:cell-content-change table:id="ct2516">
          <table:cell-address table:column="7" table:row="106" table:table="0"/>
          <office:change-info>
            <dc:creator> </dc:creator>
            <dc:date>2021-04-22T09:32:29.810401599</dc:date>
          </office:change-info>
          <table:previous>
            <table:change-track-table-cell/>
          </table:previous>
        </table:cell-content-change>
        <table:cell-content-change table:id="ct2517">
          <table:cell-address table:column="7" table:row="107" table:table="0"/>
          <office:change-info>
            <dc:creator> </dc:creator>
            <dc:date>2021-04-22T09:32:29.810436623</dc:date>
          </office:change-info>
          <table:previous>
            <table:change-track-table-cell/>
          </table:previous>
        </table:cell-content-change>
        <table:cell-content-change table:id="ct2518">
          <table:cell-address table:column="7" table:row="108" table:table="0"/>
          <office:change-info>
            <dc:creator> </dc:creator>
            <dc:date>2021-04-22T09:32:29.810471591</dc:date>
          </office:change-info>
          <table:previous>
            <table:change-track-table-cell/>
          </table:previous>
        </table:cell-content-change>
        <table:cell-content-change table:id="ct2519">
          <table:cell-address table:column="7" table:row="109" table:table="0"/>
          <office:change-info>
            <dc:creator> </dc:creator>
            <dc:date>2021-04-22T09:32:29.810506653</dc:date>
          </office:change-info>
          <table:previous>
            <table:change-track-table-cell/>
          </table:previous>
        </table:cell-content-change>
        <table:cell-content-change table:id="ct2520">
          <table:cell-address table:column="7" table:row="110" table:table="0"/>
          <office:change-info>
            <dc:creator> </dc:creator>
            <dc:date>2021-04-22T09:32:29.810541735</dc:date>
          </office:change-info>
          <table:previous>
            <table:change-track-table-cell/>
          </table:previous>
        </table:cell-content-change>
        <table:cell-content-change table:id="ct2521">
          <table:cell-address table:column="7" table:row="111" table:table="0"/>
          <office:change-info>
            <dc:creator> </dc:creator>
            <dc:date>2021-04-22T09:32:29.810576786</dc:date>
          </office:change-info>
          <table:previous>
            <table:change-track-table-cell/>
          </table:previous>
        </table:cell-content-change>
        <table:cell-content-change table:id="ct2522">
          <table:cell-address table:column="7" table:row="112" table:table="0"/>
          <office:change-info>
            <dc:creator> </dc:creator>
            <dc:date>2021-04-22T09:32:29.810611918</dc:date>
          </office:change-info>
          <table:previous>
            <table:change-track-table-cell/>
          </table:previous>
        </table:cell-content-change>
        <table:cell-content-change table:id="ct2523">
          <table:cell-address table:column="8" table:row="106" table:table="0"/>
          <office:change-info>
            <dc:creator> </dc:creator>
            <dc:date>2021-04-22T09:32:29.810647507</dc:date>
          </office:change-info>
          <table:previous>
            <table:change-track-table-cell/>
          </table:previous>
        </table:cell-content-change>
        <table:cell-content-change table:id="ct2524">
          <table:cell-address table:column="8" table:row="107" table:table="0"/>
          <office:change-info>
            <dc:creator> </dc:creator>
            <dc:date>2021-04-22T09:32:29.810682697</dc:date>
          </office:change-info>
          <table:previous>
            <table:change-track-table-cell/>
          </table:previous>
        </table:cell-content-change>
        <table:cell-content-change table:id="ct2525">
          <table:cell-address table:column="8" table:row="108" table:table="0"/>
          <office:change-info>
            <dc:creator> </dc:creator>
            <dc:date>2021-04-22T09:32:29.810718044</dc:date>
          </office:change-info>
          <table:previous>
            <table:change-track-table-cell/>
          </table:previous>
        </table:cell-content-change>
        <table:cell-content-change table:id="ct2526">
          <table:cell-address table:column="8" table:row="109" table:table="0"/>
          <office:change-info>
            <dc:creator> </dc:creator>
            <dc:date>2021-04-22T09:32:29.810753473</dc:date>
          </office:change-info>
          <table:previous>
            <table:change-track-table-cell/>
          </table:previous>
        </table:cell-content-change>
        <table:cell-content-change table:id="ct2527">
          <table:cell-address table:column="8" table:row="110" table:table="0"/>
          <office:change-info>
            <dc:creator> </dc:creator>
            <dc:date>2021-04-22T09:32:29.810788733</dc:date>
          </office:change-info>
          <table:previous>
            <table:change-track-table-cell/>
          </table:previous>
        </table:cell-content-change>
        <table:cell-content-change table:id="ct2528">
          <table:cell-address table:column="8" table:row="111" table:table="0"/>
          <office:change-info>
            <dc:creator> </dc:creator>
            <dc:date>2021-04-22T09:32:29.810823949</dc:date>
          </office:change-info>
          <table:previous>
            <table:change-track-table-cell/>
          </table:previous>
        </table:cell-content-change>
        <table:cell-content-change table:id="ct2529">
          <table:cell-address table:column="8" table:row="112" table:table="0"/>
          <office:change-info>
            <dc:creator> </dc:creator>
            <dc:date>2021-04-22T09:32:29.810859212</dc:date>
          </office:change-info>
          <table:previous>
            <table:change-track-table-cell/>
          </table:previous>
        </table:cell-content-change>
        <table:cell-content-change table:id="ct2530">
          <table:cell-address table:column="9" table:row="106" table:table="0"/>
          <office:change-info>
            <dc:creator> </dc:creator>
            <dc:date>2021-04-22T09:32:29.810894788</dc:date>
          </office:change-info>
          <table:previous>
            <table:change-track-table-cell/>
          </table:previous>
        </table:cell-content-change>
        <table:cell-content-change table:id="ct2531">
          <table:cell-address table:column="9" table:row="107" table:table="0"/>
          <office:change-info>
            <dc:creator> </dc:creator>
            <dc:date>2021-04-22T09:32:29.810957969</dc:date>
          </office:change-info>
          <table:previous>
            <table:change-track-table-cell/>
          </table:previous>
        </table:cell-content-change>
        <table:cell-content-change table:id="ct2532">
          <table:cell-address table:column="9" table:row="108" table:table="0"/>
          <office:change-info>
            <dc:creator> </dc:creator>
            <dc:date>2021-04-22T09:32:29.811024631</dc:date>
          </office:change-info>
          <table:previous>
            <table:change-track-table-cell/>
          </table:previous>
        </table:cell-content-change>
        <table:cell-content-change table:id="ct2533">
          <table:cell-address table:column="9" table:row="109" table:table="0"/>
          <office:change-info>
            <dc:creator> </dc:creator>
            <dc:date>2021-04-22T09:32:29.811060408</dc:date>
          </office:change-info>
          <table:previous>
            <table:change-track-table-cell/>
          </table:previous>
        </table:cell-content-change>
        <table:cell-content-change table:id="ct2534">
          <table:cell-address table:column="9" table:row="110" table:table="0"/>
          <office:change-info>
            <dc:creator> </dc:creator>
            <dc:date>2021-04-22T09:32:29.811095787</dc:date>
          </office:change-info>
          <table:previous>
            <table:change-track-table-cell/>
          </table:previous>
        </table:cell-content-change>
        <table:cell-content-change table:id="ct2535">
          <table:cell-address table:column="9" table:row="111" table:table="0"/>
          <office:change-info>
            <dc:creator> </dc:creator>
            <dc:date>2021-04-22T09:32:29.811131276</dc:date>
          </office:change-info>
          <table:previous>
            <table:change-track-table-cell/>
          </table:previous>
        </table:cell-content-change>
        <table:cell-content-change table:id="ct2536">
          <table:cell-address table:column="9" table:row="112" table:table="0"/>
          <office:change-info>
            <dc:creator> </dc:creator>
            <dc:date>2021-04-22T09:32:29.811166749</dc:date>
          </office:change-info>
          <table:previous>
            <table:change-track-table-cell/>
          </table:previous>
        </table:cell-content-change>
        <table:cell-content-change table:id="ct2537">
          <table:cell-address table:column="10" table:row="106" table:table="0"/>
          <office:change-info>
            <dc:creator> </dc:creator>
            <dc:date>2021-04-22T09:32:29.811202646</dc:date>
          </office:change-info>
          <table:previous>
            <table:change-track-table-cell/>
          </table:previous>
        </table:cell-content-change>
        <table:cell-content-change table:id="ct2538">
          <table:cell-address table:column="10" table:row="107" table:table="0"/>
          <office:change-info>
            <dc:creator> </dc:creator>
            <dc:date>2021-04-22T09:32:29.811238215</dc:date>
          </office:change-info>
          <table:previous>
            <table:change-track-table-cell/>
          </table:previous>
        </table:cell-content-change>
        <table:cell-content-change table:id="ct2539">
          <table:cell-address table:column="10" table:row="108" table:table="0"/>
          <office:change-info>
            <dc:creator> </dc:creator>
            <dc:date>2021-04-22T09:32:29.811273729</dc:date>
          </office:change-info>
          <table:previous>
            <table:change-track-table-cell/>
          </table:previous>
        </table:cell-content-change>
        <table:cell-content-change table:id="ct2540">
          <table:cell-address table:column="10" table:row="109" table:table="0"/>
          <office:change-info>
            <dc:creator> </dc:creator>
            <dc:date>2021-04-22T09:32:29.811309147</dc:date>
          </office:change-info>
          <table:previous>
            <table:change-track-table-cell/>
          </table:previous>
        </table:cell-content-change>
        <table:cell-content-change table:id="ct2541">
          <table:cell-address table:column="10" table:row="110" table:table="0"/>
          <office:change-info>
            <dc:creator> </dc:creator>
            <dc:date>2021-04-22T09:32:29.811345156</dc:date>
          </office:change-info>
          <table:previous>
            <table:change-track-table-cell/>
          </table:previous>
        </table:cell-content-change>
        <table:cell-content-change table:id="ct2542">
          <table:cell-address table:column="10" table:row="111" table:table="0"/>
          <office:change-info>
            <dc:creator> </dc:creator>
            <dc:date>2021-04-22T09:32:29.811380639</dc:date>
          </office:change-info>
          <table:previous>
            <table:change-track-table-cell/>
          </table:previous>
        </table:cell-content-change>
        <table:cell-content-change table:id="ct2543">
          <table:cell-address table:column="10" table:row="112" table:table="0"/>
          <office:change-info>
            <dc:creator> </dc:creator>
            <dc:date>2021-04-22T09:32:29.811416182</dc:date>
          </office:change-info>
          <table:previous>
            <table:change-track-table-cell/>
          </table:previous>
        </table:cell-content-change>
        <table:cell-content-change table:id="ct2544">
          <table:cell-address table:column="11" table:row="106" table:table="0"/>
          <office:change-info>
            <dc:creator> </dc:creator>
            <dc:date>2021-04-22T09:32:29.811452442</dc:date>
          </office:change-info>
          <table:previous>
            <table:change-track-table-cell/>
          </table:previous>
        </table:cell-content-change>
        <table:cell-content-change table:id="ct2545">
          <table:cell-address table:column="11" table:row="107" table:table="0"/>
          <office:change-info>
            <dc:creator> </dc:creator>
            <dc:date>2021-04-22T09:32:29.811487872</dc:date>
          </office:change-info>
          <table:previous>
            <table:change-track-table-cell/>
          </table:previous>
        </table:cell-content-change>
        <table:cell-content-change table:id="ct2546">
          <table:cell-address table:column="11" table:row="108" table:table="0"/>
          <office:change-info>
            <dc:creator> </dc:creator>
            <dc:date>2021-04-22T09:32:29.811523343</dc:date>
          </office:change-info>
          <table:previous>
            <table:change-track-table-cell/>
          </table:previous>
        </table:cell-content-change>
        <table:cell-content-change table:id="ct2547">
          <table:cell-address table:column="11" table:row="109" table:table="0"/>
          <office:change-info>
            <dc:creator> </dc:creator>
            <dc:date>2021-04-22T09:32:29.811558810</dc:date>
          </office:change-info>
          <table:previous>
            <table:change-track-table-cell/>
          </table:previous>
        </table:cell-content-change>
        <table:cell-content-change table:id="ct2548">
          <table:cell-address table:column="11" table:row="110" table:table="0"/>
          <office:change-info>
            <dc:creator> </dc:creator>
            <dc:date>2021-04-22T09:32:29.811594174</dc:date>
          </office:change-info>
          <table:previous>
            <table:change-track-table-cell/>
          </table:previous>
        </table:cell-content-change>
        <table:cell-content-change table:id="ct2549">
          <table:cell-address table:column="11" table:row="111" table:table="0"/>
          <office:change-info>
            <dc:creator> </dc:creator>
            <dc:date>2021-04-22T09:32:29.811629819</dc:date>
          </office:change-info>
          <table:previous>
            <table:change-track-table-cell/>
          </table:previous>
        </table:cell-content-change>
        <table:cell-content-change table:id="ct2550">
          <table:cell-address table:column="11" table:row="112" table:table="0"/>
          <office:change-info>
            <dc:creator> </dc:creator>
            <dc:date>2021-04-22T09:32:29.811665422</dc:date>
          </office:change-info>
          <table:previous>
            <table:change-track-table-cell/>
          </table:previous>
        </table:cell-content-change>
        <table:cell-content-change table:id="ct2551">
          <table:cell-address table:column="12" table:row="106" table:table="0"/>
          <office:change-info>
            <dc:creator> </dc:creator>
            <dc:date>2021-04-22T09:32:29.811701524</dc:date>
          </office:change-info>
          <table:previous>
            <table:change-track-table-cell/>
          </table:previous>
        </table:cell-content-change>
        <table:cell-content-change table:id="ct2552">
          <table:cell-address table:column="12" table:row="107" table:table="0"/>
          <office:change-info>
            <dc:creator> </dc:creator>
            <dc:date>2021-04-22T09:32:29.811737388</dc:date>
          </office:change-info>
          <table:previous>
            <table:change-track-table-cell/>
          </table:previous>
        </table:cell-content-change>
        <table:cell-content-change table:id="ct2553">
          <table:cell-address table:column="12" table:row="108" table:table="0"/>
          <office:change-info>
            <dc:creator> </dc:creator>
            <dc:date>2021-04-22T09:32:29.811772950</dc:date>
          </office:change-info>
          <table:previous>
            <table:change-track-table-cell/>
          </table:previous>
        </table:cell-content-change>
        <table:cell-content-change table:id="ct2554">
          <table:cell-address table:column="12" table:row="109" table:table="0"/>
          <office:change-info>
            <dc:creator> </dc:creator>
            <dc:date>2021-04-22T09:32:29.811808574</dc:date>
          </office:change-info>
          <table:previous>
            <table:change-track-table-cell/>
          </table:previous>
        </table:cell-content-change>
        <table:cell-content-change table:id="ct2555">
          <table:cell-address table:column="12" table:row="110" table:table="0"/>
          <office:change-info>
            <dc:creator> </dc:creator>
            <dc:date>2021-04-22T09:32:29.811862398</dc:date>
          </office:change-info>
          <table:previous>
            <table:change-track-table-cell/>
          </table:previous>
        </table:cell-content-change>
        <table:cell-content-change table:id="ct2556">
          <table:cell-address table:column="12" table:row="111" table:table="0"/>
          <office:change-info>
            <dc:creator> </dc:creator>
            <dc:date>2021-04-22T09:32:29.811913468</dc:date>
          </office:change-info>
          <table:previous>
            <table:change-track-table-cell/>
          </table:previous>
        </table:cell-content-change>
        <table:cell-content-change table:id="ct2557">
          <table:cell-address table:column="12" table:row="112" table:table="0"/>
          <office:change-info>
            <dc:creator> </dc:creator>
            <dc:date>2021-04-22T09:32:29.811949300</dc:date>
          </office:change-info>
          <table:previous>
            <table:change-track-table-cell/>
          </table:previous>
        </table:cell-content-change>
        <table:cell-content-change table:id="ct2558">
          <table:cell-address table:column="1" table:row="113" table:table="0"/>
          <office:change-info>
            <dc:creator> </dc:creator>
            <dc:date>2021-04-22T09:32:29.811985489</dc:date>
          </office:change-info>
          <table:previous>
            <table:change-track-table-cell/>
          </table:previous>
        </table:cell-content-change>
        <table:cell-content-change table:id="ct2559">
          <table:cell-address table:column="1" table:row="114" table:table="0"/>
          <office:change-info>
            <dc:creator> </dc:creator>
            <dc:date>2021-04-22T09:32:29.812021867</dc:date>
          </office:change-info>
          <table:previous>
            <table:change-track-table-cell/>
          </table:previous>
        </table:cell-content-change>
        <table:cell-content-change table:id="ct2560">
          <table:cell-address table:column="1" table:row="115" table:table="0"/>
          <office:change-info>
            <dc:creator> </dc:creator>
            <dc:date>2021-04-22T09:32:29.812057747</dc:date>
          </office:change-info>
          <table:previous>
            <table:change-track-table-cell/>
          </table:previous>
        </table:cell-content-change>
        <table:cell-content-change table:id="ct2561">
          <table:cell-address table:column="1" table:row="116" table:table="0"/>
          <office:change-info>
            <dc:creator> </dc:creator>
            <dc:date>2021-04-22T09:32:29.812093447</dc:date>
          </office:change-info>
          <table:previous>
            <table:change-track-table-cell/>
          </table:previous>
        </table:cell-content-change>
        <table:cell-content-change table:id="ct2562">
          <table:cell-address table:column="1" table:row="117" table:table="0"/>
          <office:change-info>
            <dc:creator> </dc:creator>
            <dc:date>2021-04-22T09:32:29.812130388</dc:date>
          </office:change-info>
          <table:previous>
            <table:change-track-table-cell/>
          </table:previous>
        </table:cell-content-change>
        <table:cell-content-change table:id="ct2563">
          <table:cell-address table:column="1" table:row="118" table:table="0"/>
          <office:change-info>
            <dc:creator> </dc:creator>
            <dc:date>2021-04-22T09:32:29.812166305</dc:date>
          </office:change-info>
          <table:previous>
            <table:change-track-table-cell/>
          </table:previous>
        </table:cell-content-change>
        <table:cell-content-change table:id="ct2564">
          <table:cell-address table:column="1" table:row="119" table:table="0"/>
          <office:change-info>
            <dc:creator> </dc:creator>
            <dc:date>2021-04-22T09:32:29.812201970</dc:date>
          </office:change-info>
          <table:previous>
            <table:change-track-table-cell/>
          </table:previous>
        </table:cell-content-change>
        <table:cell-content-change table:id="ct2565">
          <table:cell-address table:column="2" table:row="113" table:table="0"/>
          <office:change-info>
            <dc:creator> </dc:creator>
            <dc:date>2021-04-22T09:32:29.812238182</dc:date>
          </office:change-info>
          <table:previous>
            <table:change-track-table-cell/>
          </table:previous>
        </table:cell-content-change>
        <table:cell-content-change table:id="ct2566">
          <table:cell-address table:column="2" table:row="114" table:table="0"/>
          <office:change-info>
            <dc:creator> </dc:creator>
            <dc:date>2021-04-22T09:32:29.812274079</dc:date>
          </office:change-info>
          <table:previous>
            <table:change-track-table-cell/>
          </table:previous>
        </table:cell-content-change>
        <table:cell-content-change table:id="ct2567">
          <table:cell-address table:column="2" table:row="115" table:table="0"/>
          <office:change-info>
            <dc:creator> </dc:creator>
            <dc:date>2021-04-22T09:32:29.812309982</dc:date>
          </office:change-info>
          <table:previous>
            <table:change-track-table-cell/>
          </table:previous>
        </table:cell-content-change>
        <table:cell-content-change table:id="ct2568">
          <table:cell-address table:column="2" table:row="116" table:table="0"/>
          <office:change-info>
            <dc:creator> </dc:creator>
            <dc:date>2021-04-22T09:32:29.812346067</dc:date>
          </office:change-info>
          <table:previous>
            <table:change-track-table-cell/>
          </table:previous>
        </table:cell-content-change>
        <table:cell-content-change table:id="ct2569">
          <table:cell-address table:column="2" table:row="117" table:table="0"/>
          <office:change-info>
            <dc:creator> </dc:creator>
            <dc:date>2021-04-22T09:32:29.812382206</dc:date>
          </office:change-info>
          <table:previous>
            <table:change-track-table-cell/>
          </table:previous>
        </table:cell-content-change>
        <table:cell-content-change table:id="ct2570">
          <table:cell-address table:column="2" table:row="118" table:table="0"/>
          <office:change-info>
            <dc:creator> </dc:creator>
            <dc:date>2021-04-22T09:32:29.812418229</dc:date>
          </office:change-info>
          <table:previous>
            <table:change-track-table-cell/>
          </table:previous>
        </table:cell-content-change>
        <table:cell-content-change table:id="ct2571">
          <table:cell-address table:column="2" table:row="119" table:table="0"/>
          <office:change-info>
            <dc:creator> </dc:creator>
            <dc:date>2021-04-22T09:32:29.812454225</dc:date>
          </office:change-info>
          <table:previous>
            <table:change-track-table-cell/>
          </table:previous>
        </table:cell-content-change>
        <table:cell-content-change table:id="ct2572">
          <table:cell-address table:column="3" table:row="113" table:table="0"/>
          <office:change-info>
            <dc:creator> </dc:creator>
            <dc:date>2021-04-22T09:32:29.812490656</dc:date>
          </office:change-info>
          <table:previous>
            <table:change-track-table-cell/>
          </table:previous>
        </table:cell-content-change>
        <table:cell-content-change table:id="ct2573">
          <table:cell-address table:column="3" table:row="114" table:table="0"/>
          <office:change-info>
            <dc:creator> </dc:creator>
            <dc:date>2021-04-22T09:32:29.812526646</dc:date>
          </office:change-info>
          <table:previous>
            <table:change-track-table-cell/>
          </table:previous>
        </table:cell-content-change>
        <table:cell-content-change table:id="ct2574">
          <table:cell-address table:column="3" table:row="115" table:table="0"/>
          <office:change-info>
            <dc:creator> </dc:creator>
            <dc:date>2021-04-22T09:32:29.812562406</dc:date>
          </office:change-info>
          <table:previous>
            <table:change-track-table-cell/>
          </table:previous>
        </table:cell-content-change>
        <table:cell-content-change table:id="ct2575">
          <table:cell-address table:column="3" table:row="116" table:table="0"/>
          <office:change-info>
            <dc:creator> </dc:creator>
            <dc:date>2021-04-22T09:32:29.812598459</dc:date>
          </office:change-info>
          <table:previous>
            <table:change-track-table-cell/>
          </table:previous>
        </table:cell-content-change>
        <table:cell-content-change table:id="ct2576">
          <table:cell-address table:column="3" table:row="117" table:table="0"/>
          <office:change-info>
            <dc:creator> </dc:creator>
            <dc:date>2021-04-22T09:32:29.812634390</dc:date>
          </office:change-info>
          <table:previous>
            <table:change-track-table-cell/>
          </table:previous>
        </table:cell-content-change>
        <table:cell-content-change table:id="ct2577">
          <table:cell-address table:column="3" table:row="118" table:table="0"/>
          <office:change-info>
            <dc:creator> </dc:creator>
            <dc:date>2021-04-22T09:32:29.812670248</dc:date>
          </office:change-info>
          <table:previous>
            <table:change-track-table-cell/>
          </table:previous>
        </table:cell-content-change>
        <table:cell-content-change table:id="ct2578">
          <table:cell-address table:column="3" table:row="119" table:table="0"/>
          <office:change-info>
            <dc:creator> </dc:creator>
            <dc:date>2021-04-22T09:32:29.812706084</dc:date>
          </office:change-info>
          <table:previous>
            <table:change-track-table-cell/>
          </table:previous>
        </table:cell-content-change>
        <table:cell-content-change table:id="ct2579">
          <table:cell-address table:column="4" table:row="113" table:table="0"/>
          <office:change-info>
            <dc:creator> </dc:creator>
            <dc:date>2021-04-22T09:32:29.812742517</dc:date>
          </office:change-info>
          <table:previous>
            <table:change-track-table-cell/>
          </table:previous>
        </table:cell-content-change>
        <table:cell-content-change table:id="ct2580">
          <table:cell-address table:column="4" table:row="114" table:table="0"/>
          <office:change-info>
            <dc:creator> </dc:creator>
            <dc:date>2021-04-22T09:32:29.812778572</dc:date>
          </office:change-info>
          <table:previous>
            <table:change-track-table-cell/>
          </table:previous>
        </table:cell-content-change>
        <table:cell-content-change table:id="ct2581">
          <table:cell-address table:column="4" table:row="115" table:table="0"/>
          <office:change-info>
            <dc:creator> </dc:creator>
            <dc:date>2021-04-22T09:32:29.812814635</dc:date>
          </office:change-info>
          <table:previous>
            <table:change-track-table-cell/>
          </table:previous>
        </table:cell-content-change>
        <table:cell-content-change table:id="ct2582">
          <table:cell-address table:column="4" table:row="116" table:table="0"/>
          <office:change-info>
            <dc:creator> </dc:creator>
            <dc:date>2021-04-22T09:32:29.812850689</dc:date>
          </office:change-info>
          <table:previous>
            <table:change-track-table-cell/>
          </table:previous>
        </table:cell-content-change>
        <table:cell-content-change table:id="ct2583">
          <table:cell-address table:column="4" table:row="117" table:table="0"/>
          <office:change-info>
            <dc:creator> </dc:creator>
            <dc:date>2021-04-22T09:32:29.812886722</dc:date>
          </office:change-info>
          <table:previous>
            <table:change-track-table-cell/>
          </table:previous>
        </table:cell-content-change>
        <table:cell-content-change table:id="ct2584">
          <table:cell-address table:column="4" table:row="118" table:table="0"/>
          <office:change-info>
            <dc:creator> </dc:creator>
            <dc:date>2021-04-22T09:32:29.812922700</dc:date>
          </office:change-info>
          <table:previous>
            <table:change-track-table-cell/>
          </table:previous>
        </table:cell-content-change>
        <table:cell-content-change table:id="ct2585">
          <table:cell-address table:column="4" table:row="119" table:table="0"/>
          <office:change-info>
            <dc:creator> </dc:creator>
            <dc:date>2021-04-22T09:32:29.812958728</dc:date>
          </office:change-info>
          <table:previous>
            <table:change-track-table-cell/>
          </table:previous>
        </table:cell-content-change>
        <table:cell-content-change table:id="ct2586">
          <table:cell-address table:column="5" table:row="113" table:table="0"/>
          <office:change-info>
            <dc:creator> </dc:creator>
            <dc:date>2021-04-22T09:32:29.812995146</dc:date>
          </office:change-info>
          <table:previous>
            <table:change-track-table-cell/>
          </table:previous>
        </table:cell-content-change>
        <table:cell-content-change table:id="ct2587">
          <table:cell-address table:column="5" table:row="114" table:table="0"/>
          <office:change-info>
            <dc:creator> </dc:creator>
            <dc:date>2021-04-22T09:32:29.813031366</dc:date>
          </office:change-info>
          <table:previous>
            <table:change-track-table-cell/>
          </table:previous>
        </table:cell-content-change>
        <table:cell-content-change table:id="ct2588">
          <table:cell-address table:column="5" table:row="115" table:table="0"/>
          <office:change-info>
            <dc:creator> </dc:creator>
            <dc:date>2021-04-22T09:32:29.813067554</dc:date>
          </office:change-info>
          <table:previous>
            <table:change-track-table-cell/>
          </table:previous>
        </table:cell-content-change>
        <table:cell-content-change table:id="ct2589">
          <table:cell-address table:column="5" table:row="116" table:table="0"/>
          <office:change-info>
            <dc:creator> </dc:creator>
            <dc:date>2021-04-22T09:32:29.813103733</dc:date>
          </office:change-info>
          <table:previous>
            <table:change-track-table-cell/>
          </table:previous>
        </table:cell-content-change>
        <table:cell-content-change table:id="ct2590">
          <table:cell-address table:column="5" table:row="117" table:table="0"/>
          <office:change-info>
            <dc:creator> </dc:creator>
            <dc:date>2021-04-22T09:32:29.813139802</dc:date>
          </office:change-info>
          <table:previous>
            <table:change-track-table-cell/>
          </table:previous>
        </table:cell-content-change>
        <table:cell-content-change table:id="ct2591">
          <table:cell-address table:column="5" table:row="118" table:table="0"/>
          <office:change-info>
            <dc:creator> </dc:creator>
            <dc:date>2021-04-22T09:32:29.813176128</dc:date>
          </office:change-info>
          <table:previous>
            <table:change-track-table-cell/>
          </table:previous>
        </table:cell-content-change>
        <table:cell-content-change table:id="ct2592">
          <table:cell-address table:column="5" table:row="119" table:table="0"/>
          <office:change-info>
            <dc:creator> </dc:creator>
            <dc:date>2021-04-22T09:32:29.813212174</dc:date>
          </office:change-info>
          <table:previous>
            <table:change-track-table-cell/>
          </table:previous>
        </table:cell-content-change>
        <table:cell-content-change table:id="ct2593">
          <table:cell-address table:column="6" table:row="113" table:table="0"/>
          <office:change-info>
            <dc:creator> </dc:creator>
            <dc:date>2021-04-22T09:32:29.813248758</dc:date>
          </office:change-info>
          <table:previous>
            <table:change-track-table-cell/>
          </table:previous>
        </table:cell-content-change>
        <table:cell-content-change table:id="ct2594">
          <table:cell-address table:column="6" table:row="114" table:table="0"/>
          <office:change-info>
            <dc:creator> </dc:creator>
            <dc:date>2021-04-22T09:32:29.813285005</dc:date>
          </office:change-info>
          <table:previous>
            <table:change-track-table-cell/>
          </table:previous>
        </table:cell-content-change>
        <table:cell-content-change table:id="ct2595">
          <table:cell-address table:column="6" table:row="115" table:table="0"/>
          <office:change-info>
            <dc:creator> </dc:creator>
            <dc:date>2021-04-22T09:32:29.813321129</dc:date>
          </office:change-info>
          <table:previous>
            <table:change-track-table-cell/>
          </table:previous>
        </table:cell-content-change>
        <table:cell-content-change table:id="ct2596">
          <table:cell-address table:column="6" table:row="116" table:table="0"/>
          <office:change-info>
            <dc:creator> </dc:creator>
            <dc:date>2021-04-22T09:32:29.813357342</dc:date>
          </office:change-info>
          <table:previous>
            <table:change-track-table-cell/>
          </table:previous>
        </table:cell-content-change>
        <table:cell-content-change table:id="ct2597">
          <table:cell-address table:column="6" table:row="117" table:table="0"/>
          <office:change-info>
            <dc:creator> </dc:creator>
            <dc:date>2021-04-22T09:32:29.813393497</dc:date>
          </office:change-info>
          <table:previous>
            <table:change-track-table-cell/>
          </table:previous>
        </table:cell-content-change>
        <table:cell-content-change table:id="ct2598">
          <table:cell-address table:column="6" table:row="118" table:table="0"/>
          <office:change-info>
            <dc:creator> </dc:creator>
            <dc:date>2021-04-22T09:32:29.813429704</dc:date>
          </office:change-info>
          <table:previous>
            <table:change-track-table-cell/>
          </table:previous>
        </table:cell-content-change>
        <table:cell-content-change table:id="ct2599">
          <table:cell-address table:column="6" table:row="119" table:table="0"/>
          <office:change-info>
            <dc:creator> </dc:creator>
            <dc:date>2021-04-22T09:32:29.813466307</dc:date>
          </office:change-info>
          <table:previous>
            <table:change-track-table-cell/>
          </table:previous>
        </table:cell-content-change>
        <table:cell-content-change table:id="ct2600">
          <table:cell-address table:column="7" table:row="113" table:table="0"/>
          <office:change-info>
            <dc:creator> </dc:creator>
            <dc:date>2021-04-22T09:32:29.813503109</dc:date>
          </office:change-info>
          <table:previous>
            <table:change-track-table-cell/>
          </table:previous>
        </table:cell-content-change>
        <table:cell-content-change table:id="ct2601">
          <table:cell-address table:column="7" table:row="114" table:table="0"/>
          <office:change-info>
            <dc:creator> </dc:creator>
            <dc:date>2021-04-22T09:32:29.813539535</dc:date>
          </office:change-info>
          <table:previous>
            <table:change-track-table-cell/>
          </table:previous>
        </table:cell-content-change>
        <table:cell-content-change table:id="ct2602">
          <table:cell-address table:column="7" table:row="115" table:table="0"/>
          <office:change-info>
            <dc:creator> </dc:creator>
            <dc:date>2021-04-22T09:32:29.813575790</dc:date>
          </office:change-info>
          <table:previous>
            <table:change-track-table-cell/>
          </table:previous>
        </table:cell-content-change>
        <table:cell-content-change table:id="ct2603">
          <table:cell-address table:column="7" table:row="116" table:table="0"/>
          <office:change-info>
            <dc:creator> </dc:creator>
            <dc:date>2021-04-22T09:32:29.813612017</dc:date>
          </office:change-info>
          <table:previous>
            <table:change-track-table-cell/>
          </table:previous>
        </table:cell-content-change>
        <table:cell-content-change table:id="ct2604">
          <table:cell-address table:column="7" table:row="117" table:table="0"/>
          <office:change-info>
            <dc:creator> </dc:creator>
            <dc:date>2021-04-22T09:32:29.813648266</dc:date>
          </office:change-info>
          <table:previous>
            <table:change-track-table-cell/>
          </table:previous>
        </table:cell-content-change>
        <table:cell-content-change table:id="ct2605">
          <table:cell-address table:column="7" table:row="118" table:table="0"/>
          <office:change-info>
            <dc:creator> </dc:creator>
            <dc:date>2021-04-22T09:32:29.813684493</dc:date>
          </office:change-info>
          <table:previous>
            <table:change-track-table-cell/>
          </table:previous>
        </table:cell-content-change>
        <table:cell-content-change table:id="ct2606">
          <table:cell-address table:column="7" table:row="119" table:table="0"/>
          <office:change-info>
            <dc:creator> </dc:creator>
            <dc:date>2021-04-22T09:32:29.813720738</dc:date>
          </office:change-info>
          <table:previous>
            <table:change-track-table-cell/>
          </table:previous>
        </table:cell-content-change>
        <table:cell-content-change table:id="ct2607">
          <table:cell-address table:column="8" table:row="113" table:table="0"/>
          <office:change-info>
            <dc:creator> </dc:creator>
            <dc:date>2021-04-22T09:32:29.813757391</dc:date>
          </office:change-info>
          <table:previous>
            <table:change-track-table-cell/>
          </table:previous>
        </table:cell-content-change>
        <table:cell-content-change table:id="ct2608">
          <table:cell-address table:column="8" table:row="114" table:table="0"/>
          <office:change-info>
            <dc:creator> </dc:creator>
            <dc:date>2021-04-22T09:32:29.813793650</dc:date>
          </office:change-info>
          <table:previous>
            <table:change-track-table-cell/>
          </table:previous>
        </table:cell-content-change>
        <table:cell-content-change table:id="ct2609">
          <table:cell-address table:column="8" table:row="115" table:table="0"/>
          <office:change-info>
            <dc:creator> </dc:creator>
            <dc:date>2021-04-22T09:32:29.813829917</dc:date>
          </office:change-info>
          <table:previous>
            <table:change-track-table-cell/>
          </table:previous>
        </table:cell-content-change>
        <table:cell-content-change table:id="ct2610">
          <table:cell-address table:column="8" table:row="116" table:table="0"/>
          <office:change-info>
            <dc:creator> </dc:creator>
            <dc:date>2021-04-22T09:32:29.813866136</dc:date>
          </office:change-info>
          <table:previous>
            <table:change-track-table-cell/>
          </table:previous>
        </table:cell-content-change>
        <table:cell-content-change table:id="ct2611">
          <table:cell-address table:column="8" table:row="117" table:table="0"/>
          <office:change-info>
            <dc:creator> </dc:creator>
            <dc:date>2021-04-22T09:32:29.813902267</dc:date>
          </office:change-info>
          <table:previous>
            <table:change-track-table-cell/>
          </table:previous>
        </table:cell-content-change>
        <table:cell-content-change table:id="ct2612">
          <table:cell-address table:column="8" table:row="118" table:table="0"/>
          <office:change-info>
            <dc:creator> </dc:creator>
            <dc:date>2021-04-22T09:32:29.813938582</dc:date>
          </office:change-info>
          <table:previous>
            <table:change-track-table-cell/>
          </table:previous>
        </table:cell-content-change>
        <table:cell-content-change table:id="ct2613">
          <table:cell-address table:column="8" table:row="119" table:table="0"/>
          <office:change-info>
            <dc:creator> </dc:creator>
            <dc:date>2021-04-22T09:32:29.813974806</dc:date>
          </office:change-info>
          <table:previous>
            <table:change-track-table-cell/>
          </table:previous>
        </table:cell-content-change>
        <table:cell-content-change table:id="ct2614">
          <table:cell-address table:column="9" table:row="113" table:table="0"/>
          <office:change-info>
            <dc:creator> </dc:creator>
            <dc:date>2021-04-22T09:32:29.814011672</dc:date>
          </office:change-info>
          <table:previous>
            <table:change-track-table-cell/>
          </table:previous>
        </table:cell-content-change>
        <table:cell-content-change table:id="ct2615">
          <table:cell-address table:column="9" table:row="114" table:table="0"/>
          <office:change-info>
            <dc:creator> </dc:creator>
            <dc:date>2021-04-22T09:32:29.814048038</dc:date>
          </office:change-info>
          <table:previous>
            <table:change-track-table-cell/>
          </table:previous>
        </table:cell-content-change>
        <table:cell-content-change table:id="ct2616">
          <table:cell-address table:column="9" table:row="115" table:table="0"/>
          <office:change-info>
            <dc:creator> </dc:creator>
            <dc:date>2021-04-22T09:32:29.814084453</dc:date>
          </office:change-info>
          <table:previous>
            <table:change-track-table-cell/>
          </table:previous>
        </table:cell-content-change>
        <table:cell-content-change table:id="ct2617">
          <table:cell-address table:column="9" table:row="116" table:table="0"/>
          <office:change-info>
            <dc:creator> </dc:creator>
            <dc:date>2021-04-22T09:32:29.814120812</dc:date>
          </office:change-info>
          <table:previous>
            <table:change-track-table-cell/>
          </table:previous>
        </table:cell-content-change>
        <table:cell-content-change table:id="ct2618">
          <table:cell-address table:column="9" table:row="117" table:table="0"/>
          <office:change-info>
            <dc:creator> </dc:creator>
            <dc:date>2021-04-22T09:32:29.814157045</dc:date>
          </office:change-info>
          <table:previous>
            <table:change-track-table-cell/>
          </table:previous>
        </table:cell-content-change>
        <table:cell-content-change table:id="ct2619">
          <table:cell-address table:column="9" table:row="118" table:table="0"/>
          <office:change-info>
            <dc:creator> </dc:creator>
            <dc:date>2021-04-22T09:32:29.814193530</dc:date>
          </office:change-info>
          <table:previous>
            <table:change-track-table-cell/>
          </table:previous>
        </table:cell-content-change>
        <table:cell-content-change table:id="ct2620">
          <table:cell-address table:column="9" table:row="119" table:table="0"/>
          <office:change-info>
            <dc:creator> </dc:creator>
            <dc:date>2021-04-22T09:32:29.814230010</dc:date>
          </office:change-info>
          <table:previous>
            <table:change-track-table-cell/>
          </table:previous>
        </table:cell-content-change>
        <table:cell-content-change table:id="ct2621">
          <table:cell-address table:column="10" table:row="113" table:table="0"/>
          <office:change-info>
            <dc:creator> </dc:creator>
            <dc:date>2021-04-22T09:32:29.814266991</dc:date>
          </office:change-info>
          <table:previous>
            <table:change-track-table-cell/>
          </table:previous>
        </table:cell-content-change>
        <table:cell-content-change table:id="ct2622">
          <table:cell-address table:column="10" table:row="114" table:table="0"/>
          <office:change-info>
            <dc:creator> </dc:creator>
            <dc:date>2021-04-22T09:32:29.814303521</dc:date>
          </office:change-info>
          <table:previous>
            <table:change-track-table-cell/>
          </table:previous>
        </table:cell-content-change>
        <table:cell-content-change table:id="ct2623">
          <table:cell-address table:column="10" table:row="115" table:table="0"/>
          <office:change-info>
            <dc:creator> </dc:creator>
            <dc:date>2021-04-22T09:32:29.814340090</dc:date>
          </office:change-info>
          <table:previous>
            <table:change-track-table-cell/>
          </table:previous>
        </table:cell-content-change>
        <table:cell-content-change table:id="ct2624">
          <table:cell-address table:column="10" table:row="116" table:table="0"/>
          <office:change-info>
            <dc:creator> </dc:creator>
            <dc:date>2021-04-22T09:32:29.814376716</dc:date>
          </office:change-info>
          <table:previous>
            <table:change-track-table-cell/>
          </table:previous>
        </table:cell-content-change>
        <table:cell-content-change table:id="ct2625">
          <table:cell-address table:column="10" table:row="117" table:table="0"/>
          <office:change-info>
            <dc:creator> </dc:creator>
            <dc:date>2021-04-22T09:32:29.814413048</dc:date>
          </office:change-info>
          <table:previous>
            <table:change-track-table-cell/>
          </table:previous>
        </table:cell-content-change>
        <table:cell-content-change table:id="ct2626">
          <table:cell-address table:column="10" table:row="118" table:table="0"/>
          <office:change-info>
            <dc:creator> </dc:creator>
            <dc:date>2021-04-22T09:32:29.814449405</dc:date>
          </office:change-info>
          <table:previous>
            <table:change-track-table-cell/>
          </table:previous>
        </table:cell-content-change>
        <table:cell-content-change table:id="ct2627">
          <table:cell-address table:column="10" table:row="119" table:table="0"/>
          <office:change-info>
            <dc:creator> </dc:creator>
            <dc:date>2021-04-22T09:32:29.814485861</dc:date>
          </office:change-info>
          <table:previous>
            <table:change-track-table-cell/>
          </table:previous>
        </table:cell-content-change>
        <table:cell-content-change table:id="ct2628">
          <table:cell-address table:column="11" table:row="113" table:table="0"/>
          <office:change-info>
            <dc:creator> </dc:creator>
            <dc:date>2021-04-22T09:32:29.814522703</dc:date>
          </office:change-info>
          <table:previous>
            <table:change-track-table-cell/>
          </table:previous>
        </table:cell-content-change>
        <table:cell-content-change table:id="ct2629">
          <table:cell-address table:column="11" table:row="114" table:table="0"/>
          <office:change-info>
            <dc:creator> </dc:creator>
            <dc:date>2021-04-22T09:32:29.814559238</dc:date>
          </office:change-info>
          <table:previous>
            <table:change-track-table-cell/>
          </table:previous>
        </table:cell-content-change>
        <table:cell-content-change table:id="ct2630">
          <table:cell-address table:column="11" table:row="115" table:table="0"/>
          <office:change-info>
            <dc:creator> </dc:creator>
            <dc:date>2021-04-22T09:32:29.814595903</dc:date>
          </office:change-info>
          <table:previous>
            <table:change-track-table-cell/>
          </table:previous>
        </table:cell-content-change>
        <table:cell-content-change table:id="ct2631">
          <table:cell-address table:column="11" table:row="116" table:table="0"/>
          <office:change-info>
            <dc:creator> </dc:creator>
            <dc:date>2021-04-22T09:32:29.814632656</dc:date>
          </office:change-info>
          <table:previous>
            <table:change-track-table-cell/>
          </table:previous>
        </table:cell-content-change>
        <table:cell-content-change table:id="ct2632">
          <table:cell-address table:column="11" table:row="117" table:table="0"/>
          <office:change-info>
            <dc:creator> </dc:creator>
            <dc:date>2021-04-22T09:32:29.814669305</dc:date>
          </office:change-info>
          <table:previous>
            <table:change-track-table-cell/>
          </table:previous>
        </table:cell-content-change>
        <table:cell-content-change table:id="ct2633">
          <table:cell-address table:column="11" table:row="118" table:table="0"/>
          <office:change-info>
            <dc:creator> </dc:creator>
            <dc:date>2021-04-22T09:32:29.814706133</dc:date>
          </office:change-info>
          <table:previous>
            <table:change-track-table-cell/>
          </table:previous>
        </table:cell-content-change>
        <table:cell-content-change table:id="ct2634">
          <table:cell-address table:column="11" table:row="119" table:table="0"/>
          <office:change-info>
            <dc:creator> </dc:creator>
            <dc:date>2021-04-22T09:32:29.814742948</dc:date>
          </office:change-info>
          <table:previous>
            <table:change-track-table-cell/>
          </table:previous>
        </table:cell-content-change>
        <table:cell-content-change table:id="ct2635">
          <table:cell-address table:column="12" table:row="113" table:table="0"/>
          <office:change-info>
            <dc:creator> </dc:creator>
            <dc:date>2021-04-22T09:32:29.814780005</dc:date>
          </office:change-info>
          <table:previous>
            <table:change-track-table-cell/>
          </table:previous>
        </table:cell-content-change>
        <table:cell-content-change table:id="ct2636">
          <table:cell-address table:column="12" table:row="114" table:table="0"/>
          <office:change-info>
            <dc:creator> </dc:creator>
            <dc:date>2021-04-22T09:32:29.814816657</dc:date>
          </office:change-info>
          <table:previous>
            <table:change-track-table-cell/>
          </table:previous>
        </table:cell-content-change>
        <table:cell-content-change table:id="ct2637">
          <table:cell-address table:column="12" table:row="115" table:table="0"/>
          <office:change-info>
            <dc:creator> </dc:creator>
            <dc:date>2021-04-22T09:32:29.814853165</dc:date>
          </office:change-info>
          <table:previous>
            <table:change-track-table-cell/>
          </table:previous>
        </table:cell-content-change>
        <table:cell-content-change table:id="ct2638">
          <table:cell-address table:column="12" table:row="116" table:table="0"/>
          <office:change-info>
            <dc:creator> </dc:creator>
            <dc:date>2021-04-22T09:32:29.814889691</dc:date>
          </office:change-info>
          <table:previous>
            <table:change-track-table-cell/>
          </table:previous>
        </table:cell-content-change>
        <table:cell-content-change table:id="ct2639">
          <table:cell-address table:column="12" table:row="117" table:table="0"/>
          <office:change-info>
            <dc:creator> </dc:creator>
            <dc:date>2021-04-22T09:32:29.814962590</dc:date>
          </office:change-info>
          <table:previous>
            <table:change-track-table-cell/>
          </table:previous>
        </table:cell-content-change>
        <table:cell-content-change table:id="ct2640">
          <table:cell-address table:column="12" table:row="118" table:table="0"/>
          <office:change-info>
            <dc:creator> </dc:creator>
            <dc:date>2021-04-22T09:32:29.814999965</dc:date>
          </office:change-info>
          <table:previous>
            <table:change-track-table-cell/>
          </table:previous>
        </table:cell-content-change>
        <table:cell-content-change table:id="ct2641">
          <table:cell-address table:column="12" table:row="119" table:table="0"/>
          <office:change-info>
            <dc:creator> </dc:creator>
            <dc:date>2021-04-22T09:32:29.815036980</dc:date>
          </office:change-info>
          <table:previous>
            <table:change-track-table-cell/>
          </table:previous>
        </table:cell-content-change>
        <table:cell-content-change table:id="ct2642">
          <table:cell-address table:column="1" table:row="120" table:table="0"/>
          <office:change-info>
            <dc:creator> </dc:creator>
            <dc:date>2021-04-22T09:32:29.815073998</dc:date>
          </office:change-info>
          <table:previous>
            <table:change-track-table-cell/>
          </table:previous>
        </table:cell-content-change>
        <table:cell-content-change table:id="ct2643">
          <table:cell-address table:column="1" table:row="121" table:table="0"/>
          <office:change-info>
            <dc:creator> </dc:creator>
            <dc:date>2021-04-22T09:32:29.815110743</dc:date>
          </office:change-info>
          <table:previous>
            <table:change-track-table-cell/>
          </table:previous>
        </table:cell-content-change>
        <table:cell-content-change table:id="ct2644">
          <table:cell-address table:column="1" table:row="122" table:table="0"/>
          <office:change-info>
            <dc:creator> </dc:creator>
            <dc:date>2021-04-22T09:32:29.815147592</dc:date>
          </office:change-info>
          <table:previous>
            <table:change-track-table-cell/>
          </table:previous>
        </table:cell-content-change>
        <table:cell-content-change table:id="ct2645">
          <table:cell-address table:column="1" table:row="123" table:table="0"/>
          <office:change-info>
            <dc:creator> </dc:creator>
            <dc:date>2021-04-22T09:32:29.815184559</dc:date>
          </office:change-info>
          <table:previous>
            <table:change-track-table-cell/>
          </table:previous>
        </table:cell-content-change>
        <table:cell-content-change table:id="ct2646">
          <table:cell-address table:column="1" table:row="124" table:table="0"/>
          <office:change-info>
            <dc:creator> </dc:creator>
            <dc:date>2021-04-22T09:32:29.815221275</dc:date>
          </office:change-info>
          <table:previous>
            <table:change-track-table-cell/>
          </table:previous>
        </table:cell-content-change>
        <table:cell-content-change table:id="ct2647">
          <table:cell-address table:column="1" table:row="125" table:table="0"/>
          <office:change-info>
            <dc:creator> </dc:creator>
            <dc:date>2021-04-22T09:32:29.815257832</dc:date>
          </office:change-info>
          <table:previous>
            <table:change-track-table-cell/>
          </table:previous>
        </table:cell-content-change>
        <table:cell-content-change table:id="ct2648">
          <table:cell-address table:column="1" table:row="126" table:table="0"/>
          <office:change-info>
            <dc:creator> </dc:creator>
            <dc:date>2021-04-22T09:32:29.815294722</dc:date>
          </office:change-info>
          <table:previous>
            <table:change-track-table-cell/>
          </table:previous>
        </table:cell-content-change>
        <table:cell-content-change table:id="ct2649">
          <table:cell-address table:column="2" table:row="120" table:table="0"/>
          <office:change-info>
            <dc:creator> </dc:creator>
            <dc:date>2021-04-22T09:32:29.815331740</dc:date>
          </office:change-info>
          <table:previous>
            <table:change-track-table-cell/>
          </table:previous>
        </table:cell-content-change>
        <table:cell-content-change table:id="ct2650">
          <table:cell-address table:column="2" table:row="121" table:table="0"/>
          <office:change-info>
            <dc:creator> </dc:creator>
            <dc:date>2021-04-22T09:32:29.815368477</dc:date>
          </office:change-info>
          <table:previous>
            <table:change-track-table-cell/>
          </table:previous>
        </table:cell-content-change>
        <table:cell-content-change table:id="ct2651">
          <table:cell-address table:column="2" table:row="122" table:table="0"/>
          <office:change-info>
            <dc:creator> </dc:creator>
            <dc:date>2021-04-22T09:32:29.815405180</dc:date>
          </office:change-info>
          <table:previous>
            <table:change-track-table-cell/>
          </table:previous>
        </table:cell-content-change>
        <table:cell-content-change table:id="ct2652">
          <table:cell-address table:column="2" table:row="123" table:table="0"/>
          <office:change-info>
            <dc:creator> </dc:creator>
            <dc:date>2021-04-22T09:32:29.815441869</dc:date>
          </office:change-info>
          <table:previous>
            <table:change-track-table-cell/>
          </table:previous>
        </table:cell-content-change>
        <table:cell-content-change table:id="ct2653">
          <table:cell-address table:column="2" table:row="124" table:table="0"/>
          <office:change-info>
            <dc:creator> </dc:creator>
            <dc:date>2021-04-22T09:32:29.815478872</dc:date>
          </office:change-info>
          <table:previous>
            <table:change-track-table-cell/>
          </table:previous>
        </table:cell-content-change>
        <table:cell-content-change table:id="ct2654">
          <table:cell-address table:column="2" table:row="125" table:table="0"/>
          <office:change-info>
            <dc:creator> </dc:creator>
            <dc:date>2021-04-22T09:32:29.815515756</dc:date>
          </office:change-info>
          <table:previous>
            <table:change-track-table-cell/>
          </table:previous>
        </table:cell-content-change>
        <table:cell-content-change table:id="ct2655">
          <table:cell-address table:column="2" table:row="126" table:table="0"/>
          <office:change-info>
            <dc:creator> </dc:creator>
            <dc:date>2021-04-22T09:32:29.815552542</dc:date>
          </office:change-info>
          <table:previous>
            <table:change-track-table-cell/>
          </table:previous>
        </table:cell-content-change>
        <table:cell-content-change table:id="ct2656">
          <table:cell-address table:column="3" table:row="120" table:table="0"/>
          <office:change-info>
            <dc:creator> </dc:creator>
            <dc:date>2021-04-22T09:32:29.815589859</dc:date>
          </office:change-info>
          <table:previous>
            <table:change-track-table-cell/>
          </table:previous>
        </table:cell-content-change>
        <table:cell-content-change table:id="ct2657">
          <table:cell-address table:column="3" table:row="121" table:table="0"/>
          <office:change-info>
            <dc:creator> </dc:creator>
            <dc:date>2021-04-22T09:32:29.815626708</dc:date>
          </office:change-info>
          <table:previous>
            <table:change-track-table-cell/>
          </table:previous>
        </table:cell-content-change>
        <table:cell-content-change table:id="ct2658">
          <table:cell-address table:column="3" table:row="122" table:table="0"/>
          <office:change-info>
            <dc:creator> </dc:creator>
            <dc:date>2021-04-22T09:32:29.815663499</dc:date>
          </office:change-info>
          <table:previous>
            <table:change-track-table-cell/>
          </table:previous>
        </table:cell-content-change>
        <table:cell-content-change table:id="ct2659">
          <table:cell-address table:column="3" table:row="123" table:table="0"/>
          <office:change-info>
            <dc:creator> </dc:creator>
            <dc:date>2021-04-22T09:32:29.815700260</dc:date>
          </office:change-info>
          <table:previous>
            <table:change-track-table-cell/>
          </table:previous>
        </table:cell-content-change>
        <table:cell-content-change table:id="ct2660">
          <table:cell-address table:column="3" table:row="124" table:table="0"/>
          <office:change-info>
            <dc:creator> </dc:creator>
            <dc:date>2021-04-22T09:32:29.815737045</dc:date>
          </office:change-info>
          <table:previous>
            <table:change-track-table-cell/>
          </table:previous>
        </table:cell-content-change>
        <table:cell-content-change table:id="ct2661">
          <table:cell-address table:column="3" table:row="125" table:table="0"/>
          <office:change-info>
            <dc:creator> </dc:creator>
            <dc:date>2021-04-22T09:32:29.815791540</dc:date>
          </office:change-info>
          <table:previous>
            <table:change-track-table-cell/>
          </table:previous>
        </table:cell-content-change>
        <table:cell-content-change table:id="ct2662">
          <table:cell-address table:column="3" table:row="126" table:table="0"/>
          <office:change-info>
            <dc:creator> </dc:creator>
            <dc:date>2021-04-22T09:32:29.815844704</dc:date>
          </office:change-info>
          <table:previous>
            <table:change-track-table-cell/>
          </table:previous>
        </table:cell-content-change>
        <table:cell-content-change table:id="ct2663">
          <table:cell-address table:column="4" table:row="120" table:table="0"/>
          <office:change-info>
            <dc:creator> </dc:creator>
            <dc:date>2021-04-22T09:32:29.815883004</dc:date>
          </office:change-info>
          <table:previous>
            <table:change-track-table-cell/>
          </table:previous>
        </table:cell-content-change>
        <table:cell-content-change table:id="ct2664">
          <table:cell-address table:column="4" table:row="121" table:table="0"/>
          <office:change-info>
            <dc:creator> </dc:creator>
            <dc:date>2021-04-22T09:32:29.815920260</dc:date>
          </office:change-info>
          <table:previous>
            <table:change-track-table-cell/>
          </table:previous>
        </table:cell-content-change>
        <table:cell-content-change table:id="ct2665">
          <table:cell-address table:column="4" table:row="122" table:table="0"/>
          <office:change-info>
            <dc:creator> </dc:creator>
            <dc:date>2021-04-22T09:32:29.815957300</dc:date>
          </office:change-info>
          <table:previous>
            <table:change-track-table-cell/>
          </table:previous>
        </table:cell-content-change>
        <table:cell-content-change table:id="ct2666">
          <table:cell-address table:column="4" table:row="123" table:table="0"/>
          <office:change-info>
            <dc:creator> </dc:creator>
            <dc:date>2021-04-22T09:32:29.815994392</dc:date>
          </office:change-info>
          <table:previous>
            <table:change-track-table-cell/>
          </table:previous>
        </table:cell-content-change>
        <table:cell-content-change table:id="ct2667">
          <table:cell-address table:column="4" table:row="124" table:table="0"/>
          <office:change-info>
            <dc:creator> </dc:creator>
            <dc:date>2021-04-22T09:32:29.816031280</dc:date>
          </office:change-info>
          <table:previous>
            <table:change-track-table-cell/>
          </table:previous>
        </table:cell-content-change>
        <table:cell-content-change table:id="ct2668">
          <table:cell-address table:column="4" table:row="125" table:table="0"/>
          <office:change-info>
            <dc:creator> </dc:creator>
            <dc:date>2021-04-22T09:32:29.816068400</dc:date>
          </office:change-info>
          <table:previous>
            <table:change-track-table-cell/>
          </table:previous>
        </table:cell-content-change>
        <table:cell-content-change table:id="ct2669">
          <table:cell-address table:column="4" table:row="126" table:table="0"/>
          <office:change-info>
            <dc:creator> </dc:creator>
            <dc:date>2021-04-22T09:32:29.816105333</dc:date>
          </office:change-info>
          <table:previous>
            <table:change-track-table-cell/>
          </table:previous>
        </table:cell-content-change>
        <table:cell-content-change table:id="ct2670">
          <table:cell-address table:column="5" table:row="120" table:table="0"/>
          <office:change-info>
            <dc:creator> </dc:creator>
            <dc:date>2021-04-22T09:32:29.816142932</dc:date>
          </office:change-info>
          <table:previous>
            <table:change-track-table-cell/>
          </table:previous>
        </table:cell-content-change>
        <table:cell-content-change table:id="ct2671">
          <table:cell-address table:column="5" table:row="121" table:table="0"/>
          <office:change-info>
            <dc:creator> </dc:creator>
            <dc:date>2021-04-22T09:32:29.816180115</dc:date>
          </office:change-info>
          <table:previous>
            <table:change-track-table-cell/>
          </table:previous>
        </table:cell-content-change>
        <table:cell-content-change table:id="ct2672">
          <table:cell-address table:column="5" table:row="122" table:table="0"/>
          <office:change-info>
            <dc:creator> </dc:creator>
            <dc:date>2021-04-22T09:32:29.816217065</dc:date>
          </office:change-info>
          <table:previous>
            <table:change-track-table-cell/>
          </table:previous>
        </table:cell-content-change>
        <table:cell-content-change table:id="ct2673">
          <table:cell-address table:column="5" table:row="123" table:table="0"/>
          <office:change-info>
            <dc:creator> </dc:creator>
            <dc:date>2021-04-22T09:32:29.816254091</dc:date>
          </office:change-info>
          <table:previous>
            <table:change-track-table-cell/>
          </table:previous>
        </table:cell-content-change>
        <table:cell-content-change table:id="ct2674">
          <table:cell-address table:column="5" table:row="124" table:table="0"/>
          <office:change-info>
            <dc:creator> </dc:creator>
            <dc:date>2021-04-22T09:32:29.816291211</dc:date>
          </office:change-info>
          <table:previous>
            <table:change-track-table-cell/>
          </table:previous>
        </table:cell-content-change>
        <table:cell-content-change table:id="ct2675">
          <table:cell-address table:column="5" table:row="125" table:table="0"/>
          <office:change-info>
            <dc:creator> </dc:creator>
            <dc:date>2021-04-22T09:32:29.816328248</dc:date>
          </office:change-info>
          <table:previous>
            <table:change-track-table-cell/>
          </table:previous>
        </table:cell-content-change>
        <table:cell-content-change table:id="ct2676">
          <table:cell-address table:column="5" table:row="126" table:table="0"/>
          <office:change-info>
            <dc:creator> </dc:creator>
            <dc:date>2021-04-22T09:32:29.816365289</dc:date>
          </office:change-info>
          <table:previous>
            <table:change-track-table-cell/>
          </table:previous>
        </table:cell-content-change>
        <table:cell-content-change table:id="ct2677">
          <table:cell-address table:column="6" table:row="120" table:table="0"/>
          <office:change-info>
            <dc:creator> </dc:creator>
            <dc:date>2021-04-22T09:32:29.816402872</dc:date>
          </office:change-info>
          <table:previous>
            <table:change-track-table-cell/>
          </table:previous>
        </table:cell-content-change>
        <table:cell-content-change table:id="ct2678">
          <table:cell-address table:column="6" table:row="121" table:table="0"/>
          <office:change-info>
            <dc:creator> </dc:creator>
            <dc:date>2021-04-22T09:32:29.816440089</dc:date>
          </office:change-info>
          <table:previous>
            <table:change-track-table-cell/>
          </table:previous>
        </table:cell-content-change>
        <table:cell-content-change table:id="ct2679">
          <table:cell-address table:column="6" table:row="122" table:table="0"/>
          <office:change-info>
            <dc:creator> </dc:creator>
            <dc:date>2021-04-22T09:32:29.816477047</dc:date>
          </office:change-info>
          <table:previous>
            <table:change-track-table-cell/>
          </table:previous>
        </table:cell-content-change>
        <table:cell-content-change table:id="ct2680">
          <table:cell-address table:column="6" table:row="123" table:table="0"/>
          <office:change-info>
            <dc:creator> </dc:creator>
            <dc:date>2021-04-22T09:32:29.816514056</dc:date>
          </office:change-info>
          <table:previous>
            <table:change-track-table-cell/>
          </table:previous>
        </table:cell-content-change>
        <table:cell-content-change table:id="ct2681">
          <table:cell-address table:column="6" table:row="124" table:table="0"/>
          <office:change-info>
            <dc:creator> </dc:creator>
            <dc:date>2021-04-22T09:32:29.816551288</dc:date>
          </office:change-info>
          <table:previous>
            <table:change-track-table-cell/>
          </table:previous>
        </table:cell-content-change>
        <table:cell-content-change table:id="ct2682">
          <table:cell-address table:column="6" table:row="125" table:table="0"/>
          <office:change-info>
            <dc:creator> </dc:creator>
            <dc:date>2021-04-22T09:32:29.816588364</dc:date>
          </office:change-info>
          <table:previous>
            <table:change-track-table-cell/>
          </table:previous>
        </table:cell-content-change>
        <table:cell-content-change table:id="ct2683">
          <table:cell-address table:column="6" table:row="126" table:table="0"/>
          <office:change-info>
            <dc:creator> </dc:creator>
            <dc:date>2021-04-22T09:32:29.816625525</dc:date>
          </office:change-info>
          <table:previous>
            <table:change-track-table-cell/>
          </table:previous>
        </table:cell-content-change>
        <table:cell-content-change table:id="ct2684">
          <table:cell-address table:column="7" table:row="120" table:table="0"/>
          <office:change-info>
            <dc:creator> </dc:creator>
            <dc:date>2021-04-22T09:32:29.816663271</dc:date>
          </office:change-info>
          <table:previous>
            <table:change-track-table-cell/>
          </table:previous>
        </table:cell-content-change>
        <table:cell-content-change table:id="ct2685">
          <table:cell-address table:column="7" table:row="121" table:table="0"/>
          <office:change-info>
            <dc:creator> </dc:creator>
            <dc:date>2021-04-22T09:32:29.816700757</dc:date>
          </office:change-info>
          <table:previous>
            <table:change-track-table-cell/>
          </table:previous>
        </table:cell-content-change>
        <table:cell-content-change table:id="ct2686">
          <table:cell-address table:column="7" table:row="122" table:table="0"/>
          <office:change-info>
            <dc:creator> </dc:creator>
            <dc:date>2021-04-22T09:32:29.816737920</dc:date>
          </office:change-info>
          <table:previous>
            <table:change-track-table-cell/>
          </table:previous>
        </table:cell-content-change>
        <table:cell-content-change table:id="ct2687">
          <table:cell-address table:column="7" table:row="123" table:table="0"/>
          <office:change-info>
            <dc:creator> </dc:creator>
            <dc:date>2021-04-22T09:32:29.816775378</dc:date>
          </office:change-info>
          <table:previous>
            <table:change-track-table-cell/>
          </table:previous>
        </table:cell-content-change>
        <table:cell-content-change table:id="ct2688">
          <table:cell-address table:column="7" table:row="124" table:table="0"/>
          <office:change-info>
            <dc:creator> </dc:creator>
            <dc:date>2021-04-22T09:32:29.816812576</dc:date>
          </office:change-info>
          <table:previous>
            <table:change-track-table-cell/>
          </table:previous>
        </table:cell-content-change>
        <table:cell-content-change table:id="ct2689">
          <table:cell-address table:column="7" table:row="125" table:table="0"/>
          <office:change-info>
            <dc:creator> </dc:creator>
            <dc:date>2021-04-22T09:32:29.816850289</dc:date>
          </office:change-info>
          <table:previous>
            <table:change-track-table-cell/>
          </table:previous>
        </table:cell-content-change>
        <table:cell-content-change table:id="ct2690">
          <table:cell-address table:column="7" table:row="126" table:table="0"/>
          <office:change-info>
            <dc:creator> </dc:creator>
            <dc:date>2021-04-22T09:32:29.816887674</dc:date>
          </office:change-info>
          <table:previous>
            <table:change-track-table-cell/>
          </table:previous>
        </table:cell-content-change>
        <table:cell-content-change table:id="ct2691">
          <table:cell-address table:column="8" table:row="120" table:table="0"/>
          <office:change-info>
            <dc:creator> </dc:creator>
            <dc:date>2021-04-22T09:32:29.816925468</dc:date>
          </office:change-info>
          <table:previous>
            <table:change-track-table-cell/>
          </table:previous>
        </table:cell-content-change>
        <table:cell-content-change table:id="ct2692">
          <table:cell-address table:column="8" table:row="121" table:table="0"/>
          <office:change-info>
            <dc:creator> </dc:creator>
            <dc:date>2021-04-22T09:32:29.816962676</dc:date>
          </office:change-info>
          <table:previous>
            <table:change-track-table-cell/>
          </table:previous>
        </table:cell-content-change>
        <table:cell-content-change table:id="ct2693">
          <table:cell-address table:column="8" table:row="122" table:table="0"/>
          <office:change-info>
            <dc:creator> </dc:creator>
            <dc:date>2021-04-22T09:32:29.817000144</dc:date>
          </office:change-info>
          <table:previous>
            <table:change-track-table-cell/>
          </table:previous>
        </table:cell-content-change>
        <table:cell-content-change table:id="ct2694">
          <table:cell-address table:column="8" table:row="123" table:table="0"/>
          <office:change-info>
            <dc:creator> </dc:creator>
            <dc:date>2021-04-22T09:32:29.817037468</dc:date>
          </office:change-info>
          <table:previous>
            <table:change-track-table-cell/>
          </table:previous>
        </table:cell-content-change>
        <table:cell-content-change table:id="ct2695">
          <table:cell-address table:column="8" table:row="124" table:table="0"/>
          <office:change-info>
            <dc:creator> </dc:creator>
            <dc:date>2021-04-22T09:32:29.817074651</dc:date>
          </office:change-info>
          <table:previous>
            <table:change-track-table-cell/>
          </table:previous>
        </table:cell-content-change>
        <table:cell-content-change table:id="ct2696">
          <table:cell-address table:column="8" table:row="125" table:table="0"/>
          <office:change-info>
            <dc:creator> </dc:creator>
            <dc:date>2021-04-22T09:32:29.817111966</dc:date>
          </office:change-info>
          <table:previous>
            <table:change-track-table-cell/>
          </table:previous>
        </table:cell-content-change>
        <table:cell-content-change table:id="ct2697">
          <table:cell-address table:column="8" table:row="126" table:table="0"/>
          <office:change-info>
            <dc:creator> </dc:creator>
            <dc:date>2021-04-22T09:32:29.817149143</dc:date>
          </office:change-info>
          <table:previous>
            <table:change-track-table-cell/>
          </table:previous>
        </table:cell-content-change>
        <table:cell-content-change table:id="ct2698">
          <table:cell-address table:column="9" table:row="120" table:table="0"/>
          <office:change-info>
            <dc:creator> </dc:creator>
            <dc:date>2021-04-22T09:32:29.817187007</dc:date>
          </office:change-info>
          <table:previous>
            <table:change-track-table-cell/>
          </table:previous>
        </table:cell-content-change>
        <table:cell-content-change table:id="ct2699">
          <table:cell-address table:column="9" table:row="121" table:table="0"/>
          <office:change-info>
            <dc:creator> </dc:creator>
            <dc:date>2021-04-22T09:32:29.817224544</dc:date>
          </office:change-info>
          <table:previous>
            <table:change-track-table-cell/>
          </table:previous>
        </table:cell-content-change>
        <table:cell-content-change table:id="ct2700">
          <table:cell-address table:column="9" table:row="122" table:table="0"/>
          <office:change-info>
            <dc:creator> </dc:creator>
            <dc:date>2021-04-22T09:32:29.817261949</dc:date>
          </office:change-info>
          <table:previous>
            <table:change-track-table-cell/>
          </table:previous>
        </table:cell-content-change>
        <table:cell-content-change table:id="ct2701">
          <table:cell-address table:column="9" table:row="123" table:table="0"/>
          <office:change-info>
            <dc:creator> </dc:creator>
            <dc:date>2021-04-22T09:32:29.817299325</dc:date>
          </office:change-info>
          <table:previous>
            <table:change-track-table-cell/>
          </table:previous>
        </table:cell-content-change>
        <table:cell-content-change table:id="ct2702">
          <table:cell-address table:column="9" table:row="124" table:table="0"/>
          <office:change-info>
            <dc:creator> </dc:creator>
            <dc:date>2021-04-22T09:32:29.817336763</dc:date>
          </office:change-info>
          <table:previous>
            <table:change-track-table-cell/>
          </table:previous>
        </table:cell-content-change>
        <table:cell-content-change table:id="ct2703">
          <table:cell-address table:column="9" table:row="125" table:table="0"/>
          <office:change-info>
            <dc:creator> </dc:creator>
            <dc:date>2021-04-22T09:32:29.817374213</dc:date>
          </office:change-info>
          <table:previous>
            <table:change-track-table-cell/>
          </table:previous>
        </table:cell-content-change>
        <table:cell-content-change table:id="ct2704">
          <table:cell-address table:column="9" table:row="126" table:table="0"/>
          <office:change-info>
            <dc:creator> </dc:creator>
            <dc:date>2021-04-22T09:32:29.817411653</dc:date>
          </office:change-info>
          <table:previous>
            <table:change-track-table-cell/>
          </table:previous>
        </table:cell-content-change>
        <table:cell-content-change table:id="ct2705">
          <table:cell-address table:column="10" table:row="120" table:table="0"/>
          <office:change-info>
            <dc:creator> </dc:creator>
            <dc:date>2021-04-22T09:32:29.817449448</dc:date>
          </office:change-info>
          <table:previous>
            <table:change-track-table-cell/>
          </table:previous>
        </table:cell-content-change>
        <table:cell-content-change table:id="ct2706">
          <table:cell-address table:column="10" table:row="121" table:table="0"/>
          <office:change-info>
            <dc:creator> </dc:creator>
            <dc:date>2021-04-22T09:32:29.817487052</dc:date>
          </office:change-info>
          <table:previous>
            <table:change-track-table-cell/>
          </table:previous>
        </table:cell-content-change>
        <table:cell-content-change table:id="ct2707">
          <table:cell-address table:column="10" table:row="122" table:table="0"/>
          <office:change-info>
            <dc:creator> </dc:creator>
            <dc:date>2021-04-22T09:32:29.817524944</dc:date>
          </office:change-info>
          <table:previous>
            <table:change-track-table-cell/>
          </table:previous>
        </table:cell-content-change>
        <table:cell-content-change table:id="ct2708">
          <table:cell-address table:column="10" table:row="123" table:table="0"/>
          <office:change-info>
            <dc:creator> </dc:creator>
            <dc:date>2021-04-22T09:32:29.817562761</dc:date>
          </office:change-info>
          <table:previous>
            <table:change-track-table-cell/>
          </table:previous>
        </table:cell-content-change>
        <table:cell-content-change table:id="ct2709">
          <table:cell-address table:column="10" table:row="124" table:table="0"/>
          <office:change-info>
            <dc:creator> </dc:creator>
            <dc:date>2021-04-22T09:32:29.817600244</dc:date>
          </office:change-info>
          <table:previous>
            <table:change-track-table-cell/>
          </table:previous>
        </table:cell-content-change>
        <table:cell-content-change table:id="ct2710">
          <table:cell-address table:column="10" table:row="125" table:table="0"/>
          <office:change-info>
            <dc:creator> </dc:creator>
            <dc:date>2021-04-22T09:32:29.817637762</dc:date>
          </office:change-info>
          <table:previous>
            <table:change-track-table-cell/>
          </table:previous>
        </table:cell-content-change>
        <table:cell-content-change table:id="ct2711">
          <table:cell-address table:column="10" table:row="126" table:table="0"/>
          <office:change-info>
            <dc:creator> </dc:creator>
            <dc:date>2021-04-22T09:32:29.817675297</dc:date>
          </office:change-info>
          <table:previous>
            <table:change-track-table-cell/>
          </table:previous>
        </table:cell-content-change>
        <table:cell-content-change table:id="ct2712">
          <table:cell-address table:column="11" table:row="120" table:table="0"/>
          <office:change-info>
            <dc:creator> </dc:creator>
            <dc:date>2021-04-22T09:32:29.817713206</dc:date>
          </office:change-info>
          <table:previous>
            <table:change-track-table-cell/>
          </table:previous>
        </table:cell-content-change>
        <table:cell-content-change table:id="ct2713">
          <table:cell-address table:column="11" table:row="121" table:table="0"/>
          <office:change-info>
            <dc:creator> </dc:creator>
            <dc:date>2021-04-22T09:32:29.817750781</dc:date>
          </office:change-info>
          <table:previous>
            <table:change-track-table-cell/>
          </table:previous>
        </table:cell-content-change>
        <table:cell-content-change table:id="ct2714">
          <table:cell-address table:column="11" table:row="122" table:table="0"/>
          <office:change-info>
            <dc:creator> </dc:creator>
            <dc:date>2021-04-22T09:32:29.817788474</dc:date>
          </office:change-info>
          <table:previous>
            <table:change-track-table-cell/>
          </table:previous>
        </table:cell-content-change>
        <table:cell-content-change table:id="ct2715">
          <table:cell-address table:column="11" table:row="123" table:table="0"/>
          <office:change-info>
            <dc:creator> </dc:creator>
            <dc:date>2021-04-22T09:32:29.817826064</dc:date>
          </office:change-info>
          <table:previous>
            <table:change-track-table-cell/>
          </table:previous>
        </table:cell-content-change>
        <table:cell-content-change table:id="ct2716">
          <table:cell-address table:column="11" table:row="124" table:table="0"/>
          <office:change-info>
            <dc:creator> </dc:creator>
            <dc:date>2021-04-22T09:32:29.817863939</dc:date>
          </office:change-info>
          <table:previous>
            <table:change-track-table-cell/>
          </table:previous>
        </table:cell-content-change>
        <table:cell-content-change table:id="ct2717">
          <table:cell-address table:column="11" table:row="125" table:table="0"/>
          <office:change-info>
            <dc:creator> </dc:creator>
            <dc:date>2021-04-22T09:32:29.817901832</dc:date>
          </office:change-info>
          <table:previous>
            <table:change-track-table-cell/>
          </table:previous>
        </table:cell-content-change>
        <table:cell-content-change table:id="ct2718">
          <table:cell-address table:column="11" table:row="126" table:table="0"/>
          <office:change-info>
            <dc:creator> </dc:creator>
            <dc:date>2021-04-22T09:32:29.817939636</dc:date>
          </office:change-info>
          <table:previous>
            <table:change-track-table-cell/>
          </table:previous>
        </table:cell-content-change>
        <table:cell-content-change table:id="ct2719">
          <table:cell-address table:column="12" table:row="120" table:table="0"/>
          <office:change-info>
            <dc:creator> </dc:creator>
            <dc:date>2021-04-22T09:32:29.817977670</dc:date>
          </office:change-info>
          <table:previous>
            <table:change-track-table-cell/>
          </table:previous>
        </table:cell-content-change>
        <table:cell-content-change table:id="ct2720">
          <table:cell-address table:column="12" table:row="121" table:table="0"/>
          <office:change-info>
            <dc:creator> </dc:creator>
            <dc:date>2021-04-22T09:32:29.818015475</dc:date>
          </office:change-info>
          <table:previous>
            <table:change-track-table-cell/>
          </table:previous>
        </table:cell-content-change>
        <table:cell-content-change table:id="ct2721">
          <table:cell-address table:column="12" table:row="122" table:table="0"/>
          <office:change-info>
            <dc:creator> </dc:creator>
            <dc:date>2021-04-22T09:32:29.818053223</dc:date>
          </office:change-info>
          <table:previous>
            <table:change-track-table-cell/>
          </table:previous>
        </table:cell-content-change>
        <table:cell-content-change table:id="ct2722">
          <table:cell-address table:column="12" table:row="123" table:table="0"/>
          <office:change-info>
            <dc:creator> </dc:creator>
            <dc:date>2021-04-22T09:32:29.818091072</dc:date>
          </office:change-info>
          <table:previous>
            <table:change-track-table-cell/>
          </table:previous>
        </table:cell-content-change>
        <table:cell-content-change table:id="ct2723">
          <table:cell-address table:column="12" table:row="124" table:table="0"/>
          <office:change-info>
            <dc:creator> </dc:creator>
            <dc:date>2021-04-22T09:32:29.818128787</dc:date>
          </office:change-info>
          <table:previous>
            <table:change-track-table-cell/>
          </table:previous>
        </table:cell-content-change>
        <table:cell-content-change table:id="ct2724">
          <table:cell-address table:column="12" table:row="125" table:table="0"/>
          <office:change-info>
            <dc:creator> </dc:creator>
            <dc:date>2021-04-22T09:32:29.818166675</dc:date>
          </office:change-info>
          <table:previous>
            <table:change-track-table-cell/>
          </table:previous>
        </table:cell-content-change>
        <table:cell-content-change table:id="ct2725">
          <table:cell-address table:column="12" table:row="126" table:table="0"/>
          <office:change-info>
            <dc:creator> </dc:creator>
            <dc:date>2021-04-22T09:32:29.818204832</dc:date>
          </office:change-info>
          <table:previous>
            <table:change-track-table-cell/>
          </table:previous>
        </table:cell-content-change>
        <table:movement table:id="ct2726">
          <table:source-range-address table:start-column="13" table:start-row="57" table:start-table="0" table:end-column="120" table:end-row="64" table:end-table="0"/>
          <table:target-range-address table:start-column="1" table:start-row="64" table:start-table="0" table:end-column="108" table:end-row="71" table:end-table="0"/>
          <office:change-info>
            <dc:creator> </dc:creator>
            <dc:date>2021-04-22T09:32:35.883914889</dc:date>
          </office:change-info>
          <table:dependencies>
            <table:dependency table:id="ct2728"/>
            <table:dependency table:id="ct2727"/>
          </table:dependencies>
        </table:movement>
        <table:movement table:id="ct2727">
          <table:source-range-address table:start-column="13" table:start-row="64" table:start-table="0" table:end-column="108" table:end-row="71" table:end-table="0"/>
          <table:target-range-address table:start-column="1" table:start-row="71" table:start-table="0" table:end-column="96" table:end-row="78" table:end-table="0"/>
          <office:change-info>
            <dc:creator> </dc:creator>
            <dc:date>2021-04-22T09:32:44.584196796</dc:date>
          </office:change-info>
          <table:dependencies>
            <table:dependency table:id="ct2729"/>
            <table:dependency table:id="ct2728"/>
          </table:dependencies>
        </table:movement>
        <table:movement table:id="ct2728">
          <table:source-range-address table:start-column="13" table:start-row="71" table:start-table="0" table:end-column="96" table:end-row="78" table:end-table="0"/>
          <table:target-range-address table:start-column="1" table:start-row="78" table:start-table="0" table:end-column="84" table:end-row="85" table:end-table="0"/>
          <office:change-info>
            <dc:creator> </dc:creator>
            <dc:date>2021-04-22T09:32:53.420583954</dc:date>
          </office:change-info>
          <table:dependencies>
            <table:dependency table:id="ct2730"/>
            <table:dependency table:id="ct2729"/>
          </table:dependencies>
        </table:movement>
        <table:movement table:id="ct2729">
          <table:source-range-address table:start-column="13" table:start-row="78" table:start-table="0" table:end-column="84" table:end-row="85" table:end-table="0"/>
          <table:target-range-address table:start-column="1" table:start-row="85" table:start-table="0" table:end-column="72" table:end-row="92" table:end-table="0"/>
          <office:change-info>
            <dc:creator> </dc:creator>
            <dc:date>2021-04-22T09:33:02.201887804</dc:date>
          </office:change-info>
          <table:dependencies>
            <table:dependency table:id="ct2731"/>
            <table:dependency table:id="ct2730"/>
          </table:dependencies>
        </table:movement>
        <table:movement table:id="ct2730">
          <table:source-range-address table:start-column="13" table:start-row="85" table:start-table="0" table:end-column="72" table:end-row="92" table:end-table="0"/>
          <table:target-range-address table:start-column="1" table:start-row="92" table:start-table="0" table:end-column="60" table:end-row="99" table:end-table="0"/>
          <office:change-info>
            <dc:creator> </dc:creator>
            <dc:date>2021-04-22T09:33:09.759285008</dc:date>
          </office:change-info>
          <table:dependencies>
            <table:dependency table:id="ct2732"/>
            <table:dependency table:id="ct2731"/>
          </table:dependencies>
        </table:movement>
        <table:movement table:id="ct2731">
          <table:source-range-address table:start-column="13" table:start-row="92" table:start-table="0" table:end-column="60" table:end-row="99" table:end-table="0"/>
          <table:target-range-address table:start-column="1" table:start-row="99" table:start-table="0" table:end-column="48" table:end-row="106" table:end-table="0"/>
          <office:change-info>
            <dc:creator> </dc:creator>
            <dc:date>2021-04-22T09:33:17.417479080</dc:date>
          </office:change-info>
          <table:dependencies>
            <table:dependency table:id="ct2733"/>
            <table:dependency table:id="ct2732"/>
          </table:dependencies>
        </table:movement>
        <table:movement table:id="ct2732">
          <table:source-range-address table:start-column="13" table:start-row="99" table:start-table="0" table:end-column="48" table:end-row="106" table:end-table="0"/>
          <table:target-range-address table:start-column="1" table:start-row="106" table:start-table="0" table:end-column="36" table:end-row="113" table:end-table="0"/>
          <office:change-info>
            <dc:creator> </dc:creator>
            <dc:date>2021-04-22T09:33:36.451919462</dc:date>
          </office:change-info>
          <table:dependencies>
            <table:dependency table:id="ct2734"/>
            <table:dependency table:id="ct2733"/>
          </table:dependencies>
        </table:movement>
        <table:movement table:id="ct2733">
          <table:source-range-address table:start-column="13" table:start-row="106" table:start-table="0" table:end-column="36" table:end-row="113" table:end-table="0"/>
          <table:target-range-address table:start-column="1" table:start-row="113" table:start-table="0" table:end-column="24" table:end-row="120" table:end-table="0"/>
          <office:change-info>
            <dc:creator> </dc:creator>
            <dc:date>2021-04-22T09:33:45.542363444</dc:date>
          </office:change-info>
          <table:dependencies>
            <table:dependency table:id="ct2734"/>
          </table:dependencies>
        </table:movement>
        <table:movement table:id="ct2734">
          <table:source-range-address table:start-column="13" table:start-row="113" table:start-table="0" table:end-column="24" table:end-row="120" table:end-table="0"/>
          <table:target-range-address table:start-column="1" table:start-row="120" table:start-table="0" table:end-column="12" table:end-row="127" table:end-table="0"/>
          <office:change-info>
            <dc:creator> </dc:creator>
            <dc:date>2021-04-22T09:34:11.174904861</dc:date>
          </office:change-info>
        </table:movement>
        <table:cell-content-change table:id="ct2735">
          <table:cell-address table:column="0" table:row="99" table:table="0"/>
          <office:change-info>
            <dc:creator> </dc:creator>
            <dc:date>2021-04-22T09:36:28.013228741</dc:date>
          </office:change-info>
          <table:previous>
            <table:change-track-table-cell/>
          </table:previous>
        </table:cell-content-change>
        <table:cell-content-change table:id="ct2736">
          <table:cell-address table:column="0" table:row="71" table:table="0"/>
          <office:change-info>
            <dc:creator> </dc:creator>
            <dc:date>2021-04-22T09:37:18.694857394</dc:date>
          </office:change-info>
          <table:previous>
            <table:change-track-table-cell/>
          </table:previous>
        </table:cell-content-change>
        <table:cell-content-change table:id="ct2737">
          <table:cell-address table:column="0" table:row="43" table:table="0"/>
          <office:change-info>
            <dc:creator> </dc:creator>
            <dc:date>2021-04-22T09:37:29.279227919</dc:date>
          </office:change-info>
          <table:previous>
            <table:change-track-table-cell/>
          </table:previous>
        </table:cell-content-change>
        <table:cell-content-change table:id="ct2738">
          <table:cell-address table:column="0" table:row="77" table:table="0"/>
          <office:change-info>
            <dc:creator> </dc:creator>
            <dc:date>2021-04-22T09:47:37.083852054</dc:date>
          </office:change-info>
          <table:previous>
            <table:change-track-table-cell/>
          </table:previous>
        </table:cell-content-change>
      </table:tracked-changes>
      <table:calculation-settings table:automatic-find-labels="false" table:use-regular-expressions="false" table:use-wildcards="true"/>
      <table:table table:name="full_columns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2" table:default-cell-style-name="ce2"/>
        <table:table-column table:style-name="co18" table:default-cell-style-name="ce2"/>
        <table:table-column table:style-name="co19" table:default-cell-style-name="ce2"/>
        <table:table-column table:style-name="co2" table:default-cell-style-name="Default"/>
        <table:table-column table:style-name="co20" table:default-cell-style-name="Default"/>
        <table:table-column table:style-name="co21" table:number-columns-repeated="2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6" table:default-cell-style-name="Default"/>
        <table:table-column table:style-name="co17" table:number-columns-repeated="2" table:default-cell-style-name="ce2"/>
        <table:table-column table:style-name="co18" table:default-cell-style-name="ce2"/>
        <table:table-column table:style-name="co19" table:default-cell-style-name="ce2"/>
        <table:table-column table:style-name="co2" table:default-cell-style-name="Default"/>
        <table:table-column table:style-name="co20" table:default-cell-style-name="Default"/>
        <table:table-column table:style-name="co21" table:number-columns-repeated="2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3" table:number-columns-repeated="2" table:default-cell-style-name="ce2"/>
        <table:table-column table:style-name="co26" table:default-cell-style-name="ce2"/>
        <table:table-column table:style-name="co27" table:default-cell-style-name="ce2"/>
        <table:table-column table:style-name="co28" table:default-cell-style-name="Default"/>
        <table:table-column table:style-name="co8" table:default-cell-style-name="Default"/>
        <table:table-column table:style-name="co29" table:number-columns-repeated="2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number-columns-repeated="2" table:default-cell-style-name="ce2"/>
        <table:table-column table:style-name="co7" table:default-cell-style-name="ce2"/>
        <table:table-column table:style-name="co35" table:default-cell-style-name="ce2"/>
        <table:table-column table:style-name="co18" table:default-cell-style-name="Default"/>
        <table:table-column table:style-name="co36" table:default-cell-style-name="Default"/>
        <table:table-column table:style-name="co37" table:number-columns-repeated="2" table:default-cell-style-name="Default"/>
        <table:table-column table:style-name="co12" table:default-cell-style-name="Default"/>
        <table:table-column table:style-name="co38" table:default-cell-style-name="Default"/>
        <table:table-column table:style-name="co22" table:default-cell-style-name="Default"/>
        <table:table-column table:style-name="co39" table:default-cell-style-name="Default"/>
        <table:table-column table:style-name="co40" table:number-columns-repeated="2" table:default-cell-style-name="ce2"/>
        <table:table-column table:style-name="co17" table:default-cell-style-name="ce2"/>
        <table:table-column table:style-name="co41" table:default-cell-style-name="ce2"/>
        <table:table-column table:style-name="co26" table:default-cell-style-name="Default"/>
        <table:table-column table:style-name="co42" table:default-cell-style-name="Default"/>
        <table:table-column table:style-name="co43" table:number-columns-repeated="2" table:default-cell-style-name="Default"/>
        <table:table-column table:style-name="co21" table:default-cell-style-name="Default"/>
        <table:table-column table:style-name="co44" table:default-cell-style-name="Default"/>
        <table:table-column table:style-name="co30" table:default-cell-style-name="Default"/>
        <table:table-column table:style-name="co39" table:default-cell-style-name="Default"/>
        <table:table-column table:style-name="co40" table:number-columns-repeated="2" table:default-cell-style-name="ce2"/>
        <table:table-column table:style-name="co17" table:default-cell-style-name="ce2"/>
        <table:table-column table:style-name="co41" table:default-cell-style-name="ce2"/>
        <table:table-column table:style-name="co26" table:default-cell-style-name="Default"/>
        <table:table-column table:style-name="co42" table:default-cell-style-name="Default"/>
        <table:table-column table:style-name="co43" table:number-columns-repeated="2" table:default-cell-style-name="Default"/>
        <table:table-column table:style-name="co21" table:default-cell-style-name="Default"/>
        <table:table-column table:style-name="co44" table:default-cell-style-name="Default"/>
        <table:table-column table:style-name="co30" table:default-cell-style-name="Default"/>
        <table:table-column table:style-name="co11" table:default-cell-style-name="Default"/>
        <table:table-column table:style-name="co12" table:number-columns-repeated="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Default"/>
        <table:table-column table:style-name="co7" table:default-cell-style-name="Default"/>
        <table:table-column table:style-name="co45" table:number-columns-repeated="2" table:default-cell-style-name="Default"/>
        <table:table-column table:style-name="co29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number-columns-repeated="2" table:default-cell-style-name="ce2"/>
        <table:table-column table:style-name="co34" table:default-cell-style-name="ce2"/>
        <table:table-column table:style-name="co50" table:default-cell-style-name="ce2"/>
        <table:table-column table:style-name="co17" table:default-cell-style-name="Default"/>
        <table:table-column table:style-name="co51" table:default-cell-style-name="Default"/>
        <table:table-column table:style-name="co52" table:number-columns-repeated="2" table:default-cell-style-name="Default"/>
        <table:table-column table:style-name="co37" table:default-cell-style-name="Default"/>
        <table:table-column table:style-name="co53" table:default-cell-style-name="Default"/>
        <table:table-column table:style-name="co21" table:default-cell-style-name="Default"/>
        <table:table-column table:style-name="co54" table:default-cell-style-name="Default"/>
        <table:table-column table:style-name="co55" table:number-columns-repeated="2" table:default-cell-style-name="ce2"/>
        <table:table-column table:style-name="co40" table:default-cell-style-name="ce2"/>
        <table:table-column table:style-name="co56" table:default-cell-style-name="ce2"/>
        <table:table-column table:style-name="co13" table:default-cell-style-name="Default"/>
        <table:table-column table:style-name="co57" table:default-cell-style-name="Default"/>
        <table:table-column table:style-name="co5" table:number-columns-repeated="2" table:default-cell-style-name="Default"/>
        <table:table-column table:style-name="co43" table:default-cell-style-name="Default"/>
        <table:table-column table:style-name="co58" table:default-cell-style-name="Default"/>
        <table:table-column table:style-name="co29" table:default-cell-style-name="Default"/>
        <table:table-column table:style-name="co54" table:default-cell-style-name="Default"/>
        <table:table-column table:style-name="co55" table:number-columns-repeated="2" table:default-cell-style-name="ce2"/>
        <table:table-column table:style-name="co40" table:default-cell-style-name="ce2"/>
        <table:table-column table:style-name="co56" table:default-cell-style-name="ce2"/>
        <table:table-column table:style-name="co13" table:default-cell-style-name="Default"/>
        <table:table-column table:style-name="co57" table:default-cell-style-name="Default"/>
        <table:table-column table:style-name="co5" table:number-columns-repeated="2" table:default-cell-style-name="Default"/>
        <table:table-column table:style-name="co43" table:default-cell-style-name="Default"/>
        <table:table-column table:style-name="co58" table:default-cell-style-name="Default"/>
        <table:table-column table:style-name="co29" table:default-cell-style-name="Default"/>
        <table:table-column table:style-name="co36" table:default-cell-style-name="Default"/>
        <table:table-column table:style-name="co37" table:number-columns-repeated="2" table:default-cell-style-name="ce2"/>
        <table:table-column table:style-name="co12" table:default-cell-style-name="ce2"/>
        <table:table-column table:style-name="co38" table:default-cell-style-name="ce2"/>
        <table:table-column table:style-name="co22" table:default-cell-style-name="Default"/>
        <table:table-column table:style-name="co34" table:default-cell-style-name="Default"/>
        <table:table-column table:style-name="co59" table:number-columns-repeated="2" table:default-cell-style-name="Default"/>
        <table:table-column table:style-name="co45" table:default-cell-style-name="Default"/>
        <table:table-column table:style-name="co60" table:default-cell-style-name="Default"/>
        <table:table-column table:style-name="co61" table:default-cell-style-name="Default"/>
        <table:table-row table:style-name="ro1">
          <table:table-cell/>
          <table:table-cell office:value-type="string" calcext:value-type="string">
            <text:p>T(entropy,1,0.01,0.4)K</text:p>
          </table:table-cell>
          <table:table-cell office:value-type="string" calcext:value-type="string">
            <text:p>T(entropy,1,0.01,0.4)sensitivity</text:p>
          </table:table-cell>
          <table:table-cell office:value-type="string" calcext:value-type="string">
            <text:p>T(entropy,1,0.01,0.4)specificity</text:p>
          </table:table-cell>
          <table:table-cell office:value-type="string" calcext:value-type="string">
            <text:p>T(entropy,1,0.01,0.4)precision</text:p>
          </table:table-cell>
          <table:table-cell office:value-type="string" calcext:value-type="string">
            <text:p>T(entropy,1,0.01,0.4)accuracy</text:p>
          </table:table-cell>
          <table:table-cell office:value-type="string" calcext:value-type="string">
            <text:p>RF(1,all,all)K</text:p>
          </table:table-cell>
          <table:table-cell office:value-type="string" calcext:value-type="string">
            <text:p>RF(1,all,all)sensitivity</text:p>
          </table:table-cell>
          <table:table-cell office:value-type="string" calcext:value-type="string">
            <text:p>RF(1,all,all)specificity</text:p>
          </table:table-cell>
          <table:table-cell office:value-type="string" calcext:value-type="string">
            <text:p>RF(1,all,all)precision</text:p>
          </table:table-cell>
          <table:table-cell office:value-type="string" calcext:value-type="string">
            <text:p>RF(1,all,all)accuracy</text:p>
          </table:table-cell>
          <table:table-cell office:value-type="string" calcext:value-type="string">
            <text:p>RF(1,all,all)oob_error</text:p>
          </table:table-cell>
          <table:table-cell office:value-type="string" calcext:value-type="string">
            <text:p>RF(1,all,all)ÏÂ² K</text:p>
          </table:table-cell>
          <table:table-cell office:value-type="string" calcext:value-type="string">
            <text:p>RF(1,all,all)ÏÂ² sensitivity</text:p>
          </table:table-cell>
          <table:table-cell office:value-type="string" calcext:value-type="string">
            <text:p>RF(1,all,all)ÏÂ² specificity</text:p>
          </table:table-cell>
          <table:table-cell office:value-type="string" calcext:value-type="string">
            <text:p>RF(1,all,all)ÏÂ² precision</text:p>
          </table:table-cell>
          <table:table-cell office:value-type="string" calcext:value-type="string">
            <text:p>RF(1,all,all)ÏÂ² accuracy</text:p>
          </table:table-cell>
          <table:table-cell office:value-type="string" calcext:value-type="string">
            <text:p>RF(1,all,all)ÏÂ² oob_error</text:p>
          </table:table-cell>
          <table:table-cell office:value-type="string" calcext:value-type="string">
            <text:p>RF(1,all,sqrt)K</text:p>
          </table:table-cell>
          <table:table-cell office:value-type="string" calcext:value-type="string">
            <text:p>RF(1,all,sqrt)sensitivity</text:p>
          </table:table-cell>
          <table:table-cell office:value-type="string" calcext:value-type="string">
            <text:p>RF(1,all,sqrt)specificity</text:p>
          </table:table-cell>
          <table:table-cell office:value-type="string" calcext:value-type="string">
            <text:p>RF(1,all,sqrt)precision</text:p>
          </table:table-cell>
          <table:table-cell office:value-type="string" calcext:value-type="string">
            <text:p>RF(1,all,sqrt)accuracy</text:p>
          </table:table-cell>
          <table:table-cell office:value-type="string" calcext:value-type="string">
            <text:p>RF(1,all,sqrt)oob_error</text:p>
          </table:table-cell>
          <table:table-cell office:value-type="string" calcext:value-type="string">
            <text:p>RF(1,all,sqrt)ÏÂ² K</text:p>
          </table:table-cell>
          <table:table-cell office:value-type="string" calcext:value-type="string">
            <text:p>RF(1,all,sqrt)ÏÂ² sensitivity</text:p>
          </table:table-cell>
          <table:table-cell office:value-type="string" calcext:value-type="string">
            <text:p>RF(1,all,sqrt)ÏÂ² specificity</text:p>
          </table:table-cell>
          <table:table-cell office:value-type="string" calcext:value-type="string">
            <text:p>RF(1,all,sqrt)ÏÂ² precision</text:p>
          </table:table-cell>
          <table:table-cell office:value-type="string" calcext:value-type="string">
            <text:p>RF(1,all,sqrt)ÏÂ² accuracy</text:p>
          </table:table-cell>
          <table:table-cell office:value-type="string" calcext:value-type="string">
            <text:p>RF(1,all,sqrt)ÏÂ² oob_error</text:p>
          </table:table-cell>
          <table:table-cell office:value-type="string" calcext:value-type="string">
            <text:p>RF(1,sqrt,all)K</text:p>
          </table:table-cell>
          <table:table-cell office:value-type="string" calcext:value-type="string">
            <text:p>RF(1,sqrt,all)sensitivity</text:p>
          </table:table-cell>
          <table:table-cell office:value-type="string" calcext:value-type="string">
            <text:p>RF(1,sqrt,all)specificity</text:p>
          </table:table-cell>
          <table:table-cell office:value-type="string" calcext:value-type="string">
            <text:p>RF(1,sqrt,all)precision</text:p>
          </table:table-cell>
          <table:table-cell office:value-type="string" calcext:value-type="string">
            <text:p>RF(1,sqrt,all)accuracy</text:p>
          </table:table-cell>
          <table:table-cell office:value-type="string" calcext:value-type="string">
            <text:p>RF(1,sqrt,all)oob_error</text:p>
          </table:table-cell>
          <table:table-cell office:value-type="string" calcext:value-type="string">
            <text:p>RF(1,sqrt,all)ÏÂ² K</text:p>
          </table:table-cell>
          <table:table-cell office:value-type="string" calcext:value-type="string">
            <text:p>RF(1,sqrt,all)ÏÂ² sensitivity</text:p>
          </table:table-cell>
          <table:table-cell office:value-type="string" calcext:value-type="string">
            <text:p>RF(1,sqrt,all)ÏÂ² specificity</text:p>
          </table:table-cell>
          <table:table-cell office:value-type="string" calcext:value-type="string">
            <text:p>RF(1,sqrt,all)ÏÂ² precision</text:p>
          </table:table-cell>
          <table:table-cell office:value-type="string" calcext:value-type="string">
            <text:p>RF(1,sqrt,all)ÏÂ² accuracy</text:p>
          </table:table-cell>
          <table:table-cell office:value-type="string" calcext:value-type="string">
            <text:p>RF(1,sqrt,all)ÏÂ² oob_error</text:p>
          </table:table-cell>
          <table:table-cell office:value-type="string" calcext:value-type="string">
            <text:p>RF(1,sqrt,sqrt)K</text:p>
          </table:table-cell>
          <table:table-cell office:value-type="string" calcext:value-type="string">
            <text:p>RF(1,sqrt,sqrt)sensitivity</text:p>
          </table:table-cell>
          <table:table-cell office:value-type="string" calcext:value-type="string">
            <text:p>RF(1,sqrt,sqrt)specificity</text:p>
          </table:table-cell>
          <table:table-cell office:value-type="string" calcext:value-type="string">
            <text:p>RF(1,sqrt,sqrt)precision</text:p>
          </table:table-cell>
          <table:table-cell office:value-type="string" calcext:value-type="string">
            <text:p>RF(1,sqrt,sqrt)accuracy</text:p>
          </table:table-cell>
          <table:table-cell office:value-type="string" calcext:value-type="string">
            <text:p>RF(1,sqrt,sqrt)oob_error</text:p>
          </table:table-cell>
          <table:table-cell office:value-type="string" calcext:value-type="string">
            <text:p>RF(1,sqrt,sqrt)ÏÂ² K</text:p>
          </table:table-cell>
          <table:table-cell office:value-type="string" calcext:value-type="string">
            <text:p>RF(1,sqrt,sqrt)ÏÂ² sensitivity</text:p>
          </table:table-cell>
          <table:table-cell office:value-type="string" calcext:value-type="string">
            <text:p>RF(1,sqrt,sqrt)ÏÂ² specificity</text:p>
          </table:table-cell>
          <table:table-cell office:value-type="string" calcext:value-type="string">
            <text:p>RF(1,sqrt,sqrt)ÏÂ² precision</text:p>
          </table:table-cell>
          <table:table-cell office:value-type="string" calcext:value-type="string">
            <text:p>RF(1,sqrt,sqrt)ÏÂ² accuracy</text:p>
          </table:table-cell>
          <table:table-cell office:value-type="string" calcext:value-type="string">
            <text:p>RF(1,sqrt,sqrt)ÏÂ² oob_error</text:p>
          </table:table-cell>
          <table:table-cell office:value-type="string" calcext:value-type="string">
            <text:p>RF(50,all,all)K</text:p>
          </table:table-cell>
          <table:table-cell office:value-type="string" calcext:value-type="string">
            <text:p>RF(50,all,all)sensitivity</text:p>
          </table:table-cell>
          <table:table-cell office:value-type="string" calcext:value-type="string">
            <text:p>RF(50,all,all)specificity</text:p>
          </table:table-cell>
          <table:table-cell office:value-type="string" calcext:value-type="string">
            <text:p>RF(50,all,all)precision</text:p>
          </table:table-cell>
          <table:table-cell office:value-type="string" calcext:value-type="string">
            <text:p>RF(50,all,all)accuracy</text:p>
          </table:table-cell>
          <table:table-cell office:value-type="string" calcext:value-type="string">
            <text:p>RF(50,all,all)oob_error</text:p>
          </table:table-cell>
          <table:table-cell office:value-type="string" calcext:value-type="string">
            <text:p>RF(50,all,all)ÏÂ² K</text:p>
          </table:table-cell>
          <table:table-cell office:value-type="string" calcext:value-type="string">
            <text:p>RF(50,all,all)ÏÂ² sensitivity</text:p>
          </table:table-cell>
          <table:table-cell office:value-type="string" calcext:value-type="string">
            <text:p>RF(50,all,all)ÏÂ² specificity</text:p>
          </table:table-cell>
          <table:table-cell office:value-type="string" calcext:value-type="string">
            <text:p>RF(50,all,all)ÏÂ² precision</text:p>
          </table:table-cell>
          <table:table-cell office:value-type="string" calcext:value-type="string">
            <text:p>RF(50,all,all)ÏÂ² accuracy</text:p>
          </table:table-cell>
          <table:table-cell office:value-type="string" calcext:value-type="string">
            <text:p>RF(50,all,all)ÏÂ² oob_error</text:p>
          </table:table-cell>
          <table:table-cell office:value-type="string" calcext:value-type="string">
            <text:p>RF(50,all,sqrt)K</text:p>
          </table:table-cell>
          <table:table-cell office:value-type="string" calcext:value-type="string">
            <text:p>RF(50,all,sqrt)sensitivity</text:p>
          </table:table-cell>
          <table:table-cell office:value-type="string" calcext:value-type="string">
            <text:p>RF(50,all,sqrt)specificity</text:p>
          </table:table-cell>
          <table:table-cell office:value-type="string" calcext:value-type="string">
            <text:p>RF(50,all,sqrt)precision</text:p>
          </table:table-cell>
          <table:table-cell office:value-type="string" calcext:value-type="string">
            <text:p>RF(50,all,sqrt)accuracy</text:p>
          </table:table-cell>
          <table:table-cell office:value-type="string" calcext:value-type="string">
            <text:p>RF(50,all,sqrt)oob_error</text:p>
          </table:table-cell>
          <table:table-cell office:value-type="string" calcext:value-type="string">
            <text:p>RF(50,all,sqrt)ÏÂ² K</text:p>
          </table:table-cell>
          <table:table-cell office:value-type="string" calcext:value-type="string">
            <text:p>RF(50,all,sqrt)ÏÂ² sensitivity</text:p>
          </table:table-cell>
          <table:table-cell office:value-type="string" calcext:value-type="string">
            <text:p>RF(50,all,sqrt)ÏÂ² specificity</text:p>
          </table:table-cell>
          <table:table-cell office:value-type="string" calcext:value-type="string">
            <text:p>RF(50,all,sqrt)ÏÂ² precision</text:p>
          </table:table-cell>
          <table:table-cell office:value-type="string" calcext:value-type="string">
            <text:p>RF(50,all,sqrt)ÏÂ² accuracy</text:p>
          </table:table-cell>
          <table:table-cell office:value-type="string" calcext:value-type="string">
            <text:p>RF(50,all,sqrt)ÏÂ² oob_error</text:p>
          </table:table-cell>
          <table:table-cell office:value-type="string" calcext:value-type="string">
            <text:p>RF(50,sqrt,all)K</text:p>
          </table:table-cell>
          <table:table-cell office:value-type="string" calcext:value-type="string">
            <text:p>RF(50,sqrt,all)sensitivity</text:p>
          </table:table-cell>
          <table:table-cell office:value-type="string" calcext:value-type="string">
            <text:p>RF(50,sqrt,all)specificity</text:p>
          </table:table-cell>
          <table:table-cell office:value-type="string" calcext:value-type="string">
            <text:p>RF(50,sqrt,all)precision</text:p>
          </table:table-cell>
          <table:table-cell office:value-type="string" calcext:value-type="string">
            <text:p>RF(50,sqrt,all)accuracy</text:p>
          </table:table-cell>
          <table:table-cell office:value-type="string" calcext:value-type="string">
            <text:p>RF(50,sqrt,all)oob_error</text:p>
          </table:table-cell>
          <table:table-cell office:value-type="string" calcext:value-type="string">
            <text:p>RF(50,sqrt,all)ÏÂ² K</text:p>
          </table:table-cell>
          <table:table-cell office:value-type="string" calcext:value-type="string">
            <text:p>RF(50,sqrt,all)ÏÂ² sensitivity</text:p>
          </table:table-cell>
          <table:table-cell office:value-type="string" calcext:value-type="string">
            <text:p>RF(50,sqrt,all)ÏÂ² specificity</text:p>
          </table:table-cell>
          <table:table-cell office:value-type="string" calcext:value-type="string">
            <text:p>RF(50,sqrt,all)ÏÂ² precision</text:p>
          </table:table-cell>
          <table:table-cell office:value-type="string" calcext:value-type="string">
            <text:p>RF(50,sqrt,all)ÏÂ² accuracy</text:p>
          </table:table-cell>
          <table:table-cell office:value-type="string" calcext:value-type="string">
            <text:p>RF(50,sqrt,all)ÏÂ² oob_error</text:p>
          </table:table-cell>
          <table:table-cell office:value-type="string" calcext:value-type="string">
            <text:p>RF(50,sqrt,sqrt)K</text:p>
          </table:table-cell>
          <table:table-cell office:value-type="string" calcext:value-type="string">
            <text:p>RF(50,sqrt,sqrt)sensitivity</text:p>
          </table:table-cell>
          <table:table-cell office:value-type="string" calcext:value-type="string">
            <text:p>RF(50,sqrt,sqrt)specificity</text:p>
          </table:table-cell>
          <table:table-cell office:value-type="string" calcext:value-type="string">
            <text:p>RF(50,sqrt,sqrt)precision</text:p>
          </table:table-cell>
          <table:table-cell office:value-type="string" calcext:value-type="string">
            <text:p>RF(50,sqrt,sqrt)accuracy</text:p>
          </table:table-cell>
          <table:table-cell office:value-type="string" calcext:value-type="string">
            <text:p>RF(50,sqrt,sqrt)oob_error</text:p>
          </table:table-cell>
          <table:table-cell office:value-type="string" calcext:value-type="string">
            <text:p>RF(50,sqrt,sqrt)ÏÂ² K</text:p>
          </table:table-cell>
          <table:table-cell office:value-type="string" calcext:value-type="string">
            <text:p>RF(50,sqrt,sqrt)ÏÂ² sensitivity</text:p>
          </table:table-cell>
          <table:table-cell office:value-type="string" calcext:value-type="string">
            <text:p>RF(50,sqrt,sqrt)ÏÂ² specificity</text:p>
          </table:table-cell>
          <table:table-cell office:value-type="string" calcext:value-type="string">
            <text:p>RF(50,sqrt,sqrt)ÏÂ² precision</text:p>
          </table:table-cell>
          <table:table-cell office:value-type="string" calcext:value-type="string">
            <text:p>RF(50,sqrt,sqrt)ÏÂ² accuracy</text:p>
          </table:table-cell>
          <table:table-cell office:value-type="string" calcext:value-type="string">
            <text:p>RF(50,sqrt,sqrt)ÏÂ² oob_error</text:p>
          </table:table-cell>
          <table:table-cell office:value-type="string" calcext:value-type="string">
            <text:p>RF(100,all,all)K</text:p>
          </table:table-cell>
          <table:table-cell office:value-type="string" calcext:value-type="string">
            <text:p>RF(100,all,all)sensitivity</text:p>
          </table:table-cell>
          <table:table-cell office:value-type="string" calcext:value-type="string">
            <text:p>RF(100,all,all)specificity</text:p>
          </table:table-cell>
          <table:table-cell office:value-type="string" calcext:value-type="string">
            <text:p>RF(100,all,all)precision</text:p>
          </table:table-cell>
          <table:table-cell office:value-type="string" calcext:value-type="string">
            <text:p>RF(100,all,all)accuracy</text:p>
          </table:table-cell>
          <table:table-cell office:value-type="string" calcext:value-type="string">
            <text:p>RF(100,all,all)oob_error</text:p>
          </table:table-cell>
          <table:table-cell office:value-type="string" calcext:value-type="string">
            <text:p>RF(100,all,all)ÏÂ² K</text:p>
          </table:table-cell>
          <table:table-cell office:value-type="string" calcext:value-type="string">
            <text:p>RF(100,all,all)ÏÂ² sensitivity</text:p>
          </table:table-cell>
          <table:table-cell office:value-type="string" calcext:value-type="string">
            <text:p>RF(100,all,all)ÏÂ² specificity</text:p>
          </table:table-cell>
          <table:table-cell office:value-type="string" calcext:value-type="string">
            <text:p>RF(100,all,all)ÏÂ² precision</text:p>
          </table:table-cell>
          <table:table-cell office:value-type="string" calcext:value-type="string">
            <text:p>RF(100,all,all)ÏÂ² accuracy</text:p>
          </table:table-cell>
          <table:table-cell office:value-type="string" calcext:value-type="string">
            <text:p>RF(100,all,all)ÏÂ² oob_error</text:p>
          </table:table-cell>
          <table:table-cell office:value-type="string" calcext:value-type="string">
            <text:p>RF(100,all,sqrt)K</text:p>
          </table:table-cell>
          <table:table-cell office:value-type="string" calcext:value-type="string">
            <text:p>RF(100,all,sqrt)sensitivity</text:p>
          </table:table-cell>
          <table:table-cell office:value-type="string" calcext:value-type="string">
            <text:p>RF(100,all,sqrt)specificity</text:p>
          </table:table-cell>
          <table:table-cell office:value-type="string" calcext:value-type="string">
            <text:p>RF(100,all,sqrt)precision</text:p>
          </table:table-cell>
          <table:table-cell office:value-type="string" calcext:value-type="string">
            <text:p>RF(100,all,sqrt)accuracy</text:p>
          </table:table-cell>
          <table:table-cell office:value-type="string" calcext:value-type="string">
            <text:p>RF(100,all,sqrt)oob_error</text:p>
          </table:table-cell>
          <table:table-cell office:value-type="string" calcext:value-type="string">
            <text:p>RF(100,all,sqrt)ÏÂ² K</text:p>
          </table:table-cell>
          <table:table-cell office:value-type="string" calcext:value-type="string">
            <text:p>RF(100,all,sqrt)ÏÂ² sensitivity</text:p>
          </table:table-cell>
          <table:table-cell office:value-type="string" calcext:value-type="string">
            <text:p>RF(100,all,sqrt)ÏÂ² specificity</text:p>
          </table:table-cell>
          <table:table-cell office:value-type="string" calcext:value-type="string">
            <text:p>RF(100,all,sqrt)ÏÂ² precision</text:p>
          </table:table-cell>
          <table:table-cell office:value-type="string" calcext:value-type="string">
            <text:p>RF(100,all,sqrt)ÏÂ² accuracy</text:p>
          </table:table-cell>
          <table:table-cell office:value-type="string" calcext:value-type="string">
            <text:p>RF(100,all,sqrt)ÏÂ² oob_error</text:p>
          </table:table-cell>
          <table:table-cell office:value-type="string" calcext:value-type="string">
            <text:p>RF(100,sqrt,all)K</text:p>
          </table:table-cell>
          <table:table-cell office:value-type="string" calcext:value-type="string">
            <text:p>RF(100,sqrt,all)sensitivity</text:p>
          </table:table-cell>
          <table:table-cell office:value-type="string" calcext:value-type="string">
            <text:p>RF(100,sqrt,all)specificity</text:p>
          </table:table-cell>
          <table:table-cell office:value-type="string" calcext:value-type="string">
            <text:p>RF(100,sqrt,all)precision</text:p>
          </table:table-cell>
          <table:table-cell office:value-type="string" calcext:value-type="string">
            <text:p>RF(100,sqrt,all)accuracy</text:p>
          </table:table-cell>
          <table:table-cell office:value-type="string" calcext:value-type="string">
            <text:p>RF(100,sqrt,all)oob_error</text:p>
          </table:table-cell>
          <table:table-cell office:value-type="string" calcext:value-type="string">
            <text:p>RF(100,sqrt,all)ÏÂ² K</text:p>
          </table:table-cell>
          <table:table-cell office:value-type="string" calcext:value-type="string">
            <text:p>RF(100,sqrt,all)ÏÂ² sensitivity</text:p>
          </table:table-cell>
          <table:table-cell office:value-type="string" calcext:value-type="string">
            <text:p>RF(100,sqrt,all)ÏÂ² specificity</text:p>
          </table:table-cell>
          <table:table-cell office:value-type="string" calcext:value-type="string">
            <text:p>RF(100,sqrt,all)ÏÂ² precision</text:p>
          </table:table-cell>
          <table:table-cell office:value-type="string" calcext:value-type="string">
            <text:p>RF(100,sqrt,all)ÏÂ² accuracy</text:p>
          </table:table-cell>
          <table:table-cell office:value-type="string" calcext:value-type="string">
            <text:p>RF(100,sqrt,all)ÏÂ² oob_error</text:p>
          </table:table-cell>
          <table:table-cell office:value-type="string" calcext:value-type="string">
            <text:p>RF(100,sqrt,sqrt)K</text:p>
          </table:table-cell>
          <table:table-cell office:value-type="string" calcext:value-type="string">
            <text:p>RF(100,sqrt,sqrt)sensitivity</text:p>
          </table:table-cell>
          <table:table-cell office:value-type="string" calcext:value-type="string">
            <text:p>RF(100,sqrt,sqrt)specificity</text:p>
          </table:table-cell>
          <table:table-cell office:value-type="string" calcext:value-type="string">
            <text:p>RF(100,sqrt,sqrt)precision</text:p>
          </table:table-cell>
          <table:table-cell office:value-type="string" calcext:value-type="string">
            <text:p>RF(100,sqrt,sqrt)accuracy</text:p>
          </table:table-cell>
          <table:table-cell office:value-type="string" calcext:value-type="string">
            <text:p>RF(100,sqrt,sqrt)oob_error</text:p>
          </table:table-cell>
          <table:table-cell office:value-type="string" calcext:value-type="string">
            <text:p>RF(100,sqrt,sqrt)ÏÂ² K</text:p>
          </table:table-cell>
          <table:table-cell office:value-type="string" calcext:value-type="string">
            <text:p>RF(100,sqrt,sqrt)ÏÂ² sensitivity</text:p>
          </table:table-cell>
          <table:table-cell office:value-type="string" calcext:value-type="string">
            <text:p>RF(100,sqrt,sqrt)ÏÂ² specificity</text:p>
          </table:table-cell>
          <table:table-cell office:value-type="string" calcext:value-type="string">
            <text:p>RF(100,sqrt,sqrt)ÏÂ² precision</text:p>
          </table:table-cell>
          <table:table-cell office:value-type="string" calcext:value-type="string">
            <text:p>RF(100,sqrt,sqrt)ÏÂ² accuracy</text:p>
          </table:table-cell>
          <table:table-cell office:value-type="string" calcext:value-type="string">
            <text:p>RF(100,sqrt,sqrt)ÏÂ² oob_error</text:p>
          </table:table-cell>
        </table:table-row>
        <table:table-row table:style-name="ro1">
          <table:table-cell office:value-type="string" calcext:value-type="string">
            <text:p>7933197233428195239,1,1,40,(30, 25, 15)</text:p>
          </table:table-cell>
          <table:table-cell office:value-type="float" office:value="14.29" calcext:value-type="float">
            <text:p>14.29</text:p>
          </table:table-cell>
          <table:table-cell office:value-type="float" office:value="53.57" calcext:value-type="float">
            <text:p>53.57</text:p>
          </table:table-cell>
          <table:table-cell office:value-type="float" office:value="60.71" calcext:value-type="float">
            <text:p>60.71</text:p>
          </table:table-cell>
          <table:table-cell office:value-type="float" office:value="57.69" calcext:value-type="float">
            <text:p>57.69</text:p>
          </table:table-cell>
          <table:table-cell office:value-type="float" office:value="57.14" calcext:value-type="float">
            <text:p>57.14</text:p>
          </table:table-cell>
          <table:table-cell office:value-type="float" office:value="12.86" calcext:value-type="float">
            <text:p>12.86</text:p>
          </table:table-cell>
          <table:table-cell table:number-columns-repeated="2" office:value-type="float" office:value="56.43" calcext:value-type="float">
            <text:p>56.43</text:p>
          </table:table-cell>
          <table:table-cell office:value-type="float" office:value="55.44" calcext:value-type="float">
            <text:p>55.44</text:p>
          </table:table-cell>
          <table:table-cell office:value-type="float" office:value="56.43" calcext:value-type="float">
            <text:p>56.43</text:p>
          </table:table-cell>
          <table:table-cell office:value-type="float" office:value="0" calcext:value-type="float">
            <text:p>0</text:p>
          </table:table-cell>
          <table:table-cell office:value-type="float" office:value="0.0156887755102041" calcext:value-type="float">
            <text:p>0.015688775510204</text:p>
          </table:table-cell>
          <table:table-cell office:value-type="float" office:value="0.0270408163265306" calcext:value-type="float">
            <text:p>0.027040816326531</text:p>
          </table:table-cell>
          <table:table-cell office:value-type="float" office:value="0.00344387755102041" calcext:value-type="float">
            <text:p>0.00344387755102</text:p>
          </table:table-cell>
          <table:table-cell office:value-type="float" office:value="0.00444674738909784" calcext:value-type="float">
            <text:p>0.004446747389098</text:p>
          </table:table-cell>
          <table:table-cell office:value-type="float" office:value="0.00392219387755102" calcext:value-type="float">
            <text:p>0.00392219387755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65.71" calcext:value-type="float">
            <text:p>65.71</text:p>
          </table:table-cell>
          <table:table-cell office:value-type="float" office:value="49.29" calcext:value-type="float">
            <text:p>49.29</text:p>
          </table:table-cell>
          <table:table-cell office:value-type="float" office:value="56.44" calcext:value-type="float">
            <text:p>56.44</text:p>
          </table:table-cell>
          <table:table-cell office:value-type="float" office:value="57.5" calcext:value-type="float">
            <text:p>57.5</text:p>
          </table:table-cell>
          <table:table-cell office:value-type="float" office:value="0" calcext:value-type="float">
            <text:p>0</text:p>
          </table:table-cell>
          <table:table-cell office:value-type="float" office:value="0.00599489795918367" calcext:value-type="float">
            <text:p>0.005994897959184</text:p>
          </table:table-cell>
          <table:table-cell office:value-type="float" office:value="0.00293367346938776" calcext:value-type="float">
            <text:p>0.002933673469388</text:p>
          </table:table-cell>
          <table:table-cell office:value-type="float" office:value="0.00216836734693877" calcext:value-type="float">
            <text:p>0.002168367346939</text:p>
          </table:table-cell>
          <table:table-cell office:value-type="float" office:value="0.00119168694517655" calcext:value-type="float">
            <text:p>0.001191686945177</text:p>
          </table:table-cell>
          <table:table-cell office:value-type="float" office:value="0.00149872448979592" calcext:value-type="float">
            <text:p>0.001498724489796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63.57" calcext:value-type="float">
            <text:p>63.57</text:p>
          </table:table-cell>
          <table:table-cell office:value-type="float" office:value="61.43" calcext:value-type="float">
            <text:p>61.43</text:p>
          </table:table-cell>
          <table:table-cell office:value-type="float" office:value="62.3" calcext:value-type="float">
            <text:p>62.3</text:p>
          </table:table-cell>
          <table:table-cell office:value-type="float" office:value="62.5" calcext:value-type="float">
            <text:p>62.5</text:p>
          </table:table-cell>
          <table:table-cell office:value-type="float" office:value="0" calcext:value-type="float">
            <text:p>0</text:p>
          </table:table-cell>
          <table:table-cell office:value-type="float" office:value="0.0108418367346939" calcext:value-type="float">
            <text:p>0.010841836734694</text:p>
          </table:table-cell>
          <table:table-cell office:value-type="float" office:value="0.0123724489795918" calcext:value-type="float">
            <text:p>0.012372448979592</text:p>
          </table:table-cell>
          <table:table-cell office:value-type="float" office:value="0.00663265306122449" calcext:value-type="float">
            <text:p>0.006632653061225</text:p>
          </table:table-cell>
          <table:table-cell office:value-type="float" office:value="0.00216549465644246" calcext:value-type="float">
            <text:p>0.002165494656442</text:p>
          </table:table-cell>
          <table:table-cell office:value-type="float" office:value="0.00271045918367347" calcext:value-type="float">
            <text:p>0.002710459183673</text:p>
          </table:table-cell>
          <table:table-cell office:value-type="float" office:value="0" calcext:value-type="float">
            <text:p>0</text:p>
          </table:table-cell>
          <table:table-cell office:value-type="float" office:value="17.86" calcext:value-type="float">
            <text:p>17.86</text:p>
          </table:table-cell>
          <table:table-cell office:value-type="float" office:value="55" calcext:value-type="float">
            <text:p>55</text:p>
          </table:table-cell>
          <table:table-cell office:value-type="float" office:value="62.86" calcext:value-type="float">
            <text:p>62.86</text:p>
          </table:table-cell>
          <table:table-cell office:value-type="float" office:value="59.11" calcext:value-type="float">
            <text:p>59.11</text:p>
          </table:table-cell>
          <table:table-cell office:value-type="float" office:value="58.93" calcext:value-type="float">
            <text:p>58.93</text:p>
          </table:table-cell>
          <table:table-cell office:value-type="float" office:value="0" calcext:value-type="float">
            <text:p>0</text:p>
          </table:table-cell>
          <table:table-cell office:value-type="float" office:value="0.0223214285714286" calcext:value-type="float">
            <text:p>0.022321428571429</text:p>
          </table:table-cell>
          <table:table-cell office:value-type="float" office:value="0.0233418367346939" calcext:value-type="float">
            <text:p>0.023341836734694</text:p>
          </table:table-cell>
          <table:table-cell office:value-type="float" office:value="0.00420918367346939" calcext:value-type="float">
            <text:p>0.004209183673469</text:p>
          </table:table-cell>
          <table:table-cell office:value-type="float" office:value="0.00587544087006501" calcext:value-type="float">
            <text:p>0.005875440870065</text:p>
          </table:table-cell>
          <table:table-cell office:value-type="float" office:value="0.00558035714285714" calcext:value-type="float">
            <text:p>0.005580357142857</text:p>
          </table:table-cell>
          <table:table-cell office:value-type="float" office:value="0" calcext:value-type="float">
            <text:p>0</text:p>
          </table:table-cell>
          <table:table-cell office:value-type="float" office:value="33.57" calcext:value-type="float">
            <text:p>33.57</text:p>
          </table:table-cell>
          <table:table-cell office:value-type="float" office:value="67.14" calcext:value-type="float">
            <text:p>67.14</text:p>
          </table:table-cell>
          <table:table-cell office:value-type="float" office:value="66.43" calcext:value-type="float">
            <text:p>66.43</text:p>
          </table:table-cell>
          <table:table-cell office:value-type="float" office:value="66.61" calcext:value-type="float">
            <text:p>66.61</text:p>
          </table:table-cell>
          <table:table-cell office:value-type="float" office:value="66.79" calcext:value-type="float">
            <text:p>66.79</text:p>
          </table:table-cell>
          <table:table-cell office:value-type="float" office:value="0" calcext:value-type="float">
            <text:p>0</text:p>
          </table:table-cell>
          <table:table-cell office:value-type="float" office:value="0.00357142857142857" calcext:value-type="float">
            <text:p>0.003571428571429</text:p>
          </table:table-cell>
          <table:table-cell office:value-type="float" office:value="0.00280612244897959" calcext:value-type="float">
            <text:p>0.00280612244898</text:p>
          </table:table-cell>
          <table:table-cell office:value-type="float" office:value="0.000382653061224489" calcext:value-type="float">
            <text:p>0.000382653061224</text:p>
          </table:table-cell>
          <table:table-cell office:value-type="float" office:value="0.000528636316447791" calcext:value-type="float">
            <text:p>0.000528636316448</text:p>
          </table:table-cell>
          <table:table-cell office:value-type="float" office:value="0.000892857142857142" calcext:value-type="float">
            <text:p>0.000892857142857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62.86" calcext:value-type="float">
            <text:p>62.86</text:p>
          </table:table-cell>
          <table:table-cell office:value-type="float" office:value="67.14" calcext:value-type="float">
            <text:p>67.14</text:p>
          </table:table-cell>
          <table:table-cell office:value-type="float" office:value="65.69" calcext:value-type="float">
            <text:p>65.69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0.0010204081632653" calcext:value-type="float">
            <text:p>0.001020408163265</text:p>
          </table:table-cell>
          <table:table-cell office:value-type="float" office:value="0.00165816326530613" calcext:value-type="float">
            <text:p>0.001658163265306</text:p>
          </table:table-cell>
          <table:table-cell office:value-type="float" office:value="0.000892857142857142" calcext:value-type="float">
            <text:p>0.000892857142857</text:p>
          </table:table-cell>
          <table:table-cell office:value-type="float" office:value="0.000278696616974178" calcext:value-type="float">
            <text:p>0.000278696616974</text:p>
          </table:table-cell>
          <table:table-cell office:value-type="float" office:value="0.000255102040816326" calcext:value-type="float">
            <text:p>0.000255102040816</text:p>
          </table:table-cell>
          <table:table-cell office:value-type="float" office:value="0" calcext:value-type="float">
            <text:p>0</text:p>
          </table:table-cell>
          <table:table-cell office:value-type="float" office:value="35.71" calcext:value-type="float">
            <text:p>35.71</text:p>
          </table:table-cell>
          <table:table-cell office:value-type="float" office:value="68.57" calcext:value-type="float">
            <text:p>68.57</text:p>
          </table:table-cell>
          <table:table-cell office:value-type="float" office:value="67.14" calcext:value-type="float">
            <text:p>67.14</text:p>
          </table:table-cell>
          <table:table-cell office:value-type="float" office:value="67.62" calcext:value-type="float">
            <text:p>67.62</text:p>
          </table:table-cell>
          <table:table-cell office:value-type="float" office:value="67.86" calcext:value-type="float">
            <text:p>67.86</text:p>
          </table:table-cell>
          <table:table-cell office:value-type="float" office:value="0" calcext:value-type="float">
            <text:p>0</text:p>
          </table:table-cell>
          <table:table-cell office:value-type="float" office:value="0.00191326530612244" calcext:value-type="float">
            <text:p>0.001913265306122</text:p>
          </table:table-cell>
          <table:table-cell office:value-type="float" office:value="0.00216836734693877" calcext:value-type="float">
            <text:p>0.002168367346939</text:p>
          </table:table-cell>
          <table:table-cell office:value-type="float" office:value="0.000892857142857142" calcext:value-type="float">
            <text:p>0.000892857142857</text:p>
          </table:table-cell>
          <table:table-cell office:value-type="float" office:value="0.000389837219573813" calcext:value-type="float">
            <text:p>0.000389837219574</text:p>
          </table:table-cell>
          <table:table-cell office:value-type="float" office:value="0.000478316326530611" calcext:value-type="float">
            <text:p>0.000478316326531</text:p>
          </table:table-cell>
          <table:table-cell office:value-type="float" office:value="0" calcext:value-type="float">
            <text:p>0</text:p>
          </table:table-cell>
          <table:table-cell office:value-type="float" office:value="32.14" calcext:value-type="float">
            <text:p>32.14</text:p>
          </table:table-cell>
          <table:table-cell office:value-type="float" office:value="65.71" calcext:value-type="float">
            <text:p>65.71</text:p>
          </table:table-cell>
          <table:table-cell office:value-type="float" office:value="66.43" calcext:value-type="float">
            <text:p>66.43</text:p>
          </table:table-cell>
          <table:table-cell office:value-type="float" office:value="66.16" calcext:value-type="float">
            <text:p>66.16</text:p>
          </table:table-cell>
          <table:table-cell office:value-type="float" office:value="66.07" calcext:value-type="float">
            <text:p>66.07</text:p>
          </table:table-cell>
          <table:table-cell office:value-type="float" office:value="0" calcext:value-type="float">
            <text:p>0</text:p>
          </table:table-cell>
          <table:table-cell office:value-type="float" office:value="0.00191326530612245" calcext:value-type="float">
            <text:p>0.001913265306122</text:p>
          </table:table-cell>
          <table:table-cell office:value-type="float" office:value="0.00165816326530612" calcext:value-type="float">
            <text:p>0.001658163265306</text:p>
          </table:table-cell>
          <table:table-cell office:value-type="float" office:value="0.000382653061224489" calcext:value-type="float">
            <text:p>0.000382653061224</text:p>
          </table:table-cell>
          <table:table-cell office:value-type="float" office:value="0.000346784804456762" calcext:value-type="float">
            <text:p>0.000346784804457</text:p>
          </table:table-cell>
          <table:table-cell office:value-type="float" office:value="0.000478316326530613" calcext:value-type="float">
            <text:p>0.000478316326531</text:p>
          </table:table-cell>
          <table:table-cell office:value-type="float" office:value="0" calcext:value-type="float">
            <text:p>0</text:p>
          </table:table-cell>
          <table:table-cell office:value-type="float" office:value="32.86" calcext:value-type="float">
            <text:p>32.86</text:p>
          </table:table-cell>
          <table:table-cell table:number-columns-repeated="2" office:value-type="float" office:value="66.43" calcext:value-type="float">
            <text:p>66.43</text:p>
          </table:table-cell>
          <table:table-cell office:value-type="float" office:value="66.6" calcext:value-type="float">
            <text:p>66.6</text:p>
          </table:table-cell>
          <table:table-cell office:value-type="float" office:value="66.43" calcext:value-type="float">
            <text:p>66.43</text:p>
          </table:table-cell>
          <table:table-cell office:value-type="float" office:value="24.87" calcext:value-type="float">
            <text:p>24.87</text:p>
          </table:table-cell>
          <table:table-cell office:value-type="float" office:value="0.00216836734693877" calcext:value-type="float">
            <text:p>0.002168367346939</text:p>
          </table:table-cell>
          <table:table-cell office:value-type="float" office:value="0.000382653061224489" calcext:value-type="float">
            <text:p>0.000382653061224</text:p>
          </table:table-cell>
          <table:table-cell office:value-type="float" office:value="0.00293367346938776" calcext:value-type="float">
            <text:p>0.002933673469388</text:p>
          </table:table-cell>
          <table:table-cell office:value-type="float" office:value="0.00119849488110742" calcext:value-type="float">
            <text:p>0.001198494881107</text:p>
          </table:table-cell>
          <table:table-cell office:value-type="float" office:value="0.000542091836734693" calcext:value-type="float">
            <text:p>0.000542091836735</text:p>
          </table:table-cell>
          <table:table-cell office:value-type="float" office:value="0.000150755736549455" calcext:value-type="float">
            <text:p>0.000150755736549</text:p>
          </table:table-cell>
          <table:table-cell office:value-type="float" office:value="30" calcext:value-type="float">
            <text:p>30</text:p>
          </table:table-cell>
          <table:table-cell office:value-type="float" office:value="62.14" calcext:value-type="float">
            <text:p>62.14</text:p>
          </table:table-cell>
          <table:table-cell office:value-type="float" office:value="67.86" calcext:value-type="float">
            <text:p>67.86</text:p>
          </table:table-cell>
          <table:table-cell office:value-type="float" office:value="65.97" calcext:value-type="float">
            <text:p>65.97</text:p>
          </table:table-cell>
          <table:table-cell office:value-type="float" office:value="65" calcext:value-type="float">
            <text:p>65</text:p>
          </table:table-cell>
          <table:table-cell office:value-type="float" office:value="27.28" calcext:value-type="float">
            <text:p>27.28</text:p>
          </table:table-cell>
          <table:table-cell office:value-type="float" office:value="0.000382653061224487" calcext:value-type="float">
            <text:p>0.000382653061224</text:p>
          </table:table-cell>
          <table:table-cell office:value-type="float" office:value="0.00165816326530613" calcext:value-type="float">
            <text:p>0.001658163265306</text:p>
          </table:table-cell>
          <table:table-cell office:value-type="float" office:value="0.00127551020408163" calcext:value-type="float">
            <text:p>0.001275510204082</text:p>
          </table:table-cell>
          <table:table-cell office:value-type="float" office:value="0.000199768118417032" calcext:value-type="float">
            <text:p>0.000199768118417</text:p>
          </table:table-cell>
          <table:table-cell table:style-name="ce16" office:value-type="float" office:value="0.0000956632653061218" calcext:value-type="float">
            <text:p>9.57E-05</text:p>
          </table:table-cell>
          <table:table-cell office:value-type="float" office:value="0.000161198349784248" calcext:value-type="float">
            <text:p>0.000161198349784</text:p>
          </table:table-cell>
          <table:table-cell office:value-type="float" office:value="38.57" calcext:value-type="float">
            <text:p>38.57</text:p>
          </table:table-cell>
          <table:table-cell office:value-type="float" office:value="67.86" calcext:value-type="float">
            <text:p>67.86</text:p>
          </table:table-cell>
          <table:table-cell office:value-type="float" office:value="70.71" calcext:value-type="float">
            <text:p>70.71</text:p>
          </table:table-cell>
          <table:table-cell office:value-type="float" office:value="69.85" calcext:value-type="float">
            <text:p>69.85</text:p>
          </table:table-cell>
          <table:table-cell office:value-type="float" office:value="69.29" calcext:value-type="float">
            <text:p>69.29</text:p>
          </table:table-cell>
          <table:table-cell office:value-type="float" office:value="25.51" calcext:value-type="float">
            <text:p>25.51</text:p>
          </table:table-cell>
          <table:table-cell office:value-type="float" office:value="0.000892857142857141" calcext:value-type="float">
            <text:p>0.000892857142857</text:p>
          </table:table-cell>
          <table:table-cell office:value-type="float" office:value="0.00127551020408163" calcext:value-type="float">
            <text:p>0.001275510204082</text:p>
          </table:table-cell>
          <table:table-cell office:value-type="float" office:value="0.000255102040816326" calcext:value-type="float">
            <text:p>0.000255102040816</text:p>
          </table:table-cell>
          <table:table-cell office:value-type="float" office:value="0.000107794027372489" calcext:value-type="float">
            <text:p>0.000107794027372</text:p>
          </table:table-cell>
          <table:table-cell office:value-type="float" office:value="0.000223214285714285" calcext:value-type="float">
            <text:p>0.000223214285714</text:p>
          </table:table-cell>
          <table:table-cell office:value-type="float" office:value="0.000276319171914232" calcext:value-type="float">
            <text:p>0.000276319171914</text:p>
          </table:table-cell>
          <table:table-cell office:value-type="float" office:value="35" calcext:value-type="float">
            <text:p>35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68.41" calcext:value-type="float">
            <text:p>68.41</text:p>
          </table:table-cell>
          <table:table-cell office:value-type="float" office:value="67.5" calcext:value-type="float">
            <text:p>67.5</text:p>
          </table:table-cell>
          <table:table-cell office:value-type="float" office:value="24.87" calcext:value-type="float">
            <text:p>24.87</text:p>
          </table:table-cell>
          <table:table-cell office:value-type="float" office:value="0.00153061224489796" calcext:value-type="float">
            <text:p>0.001530612244898</text:p>
          </table:table-cell>
          <table:table-cell office:value-type="float" office:value="0.00153061224489796" calcext:value-type="float">
            <text:p>0.001530612244898</text:p>
          </table:table-cell>
          <table:table-cell office:value-type="float" office:value="0.000382653061224489" calcext:value-type="float">
            <text:p>0.000382653061224</text:p>
          </table:table-cell>
          <table:table-cell office:value-type="float" office:value="0.000287063160931266" calcext:value-type="float">
            <text:p>0.000287063160931</text:p>
          </table:table-cell>
          <table:table-cell office:value-type="float" office:value="0.000382653061224489" calcext:value-type="float">
            <text:p>0.000382653061224</text:p>
          </table:table-cell>
          <table:table-cell office:value-type="float" office:value="0.000209491737802489" calcext:value-type="float">
            <text:p>0.000209491737802</text:p>
          </table:table-cell>
        </table:table-row>
        <table:table-row table:style-name="ro1">
          <table:table-cell office:value-type="string" calcext:value-type="string">
            <text:p>7933197233428195239,1,1,60,(30, 75, 50)</text:p>
          </table:table-cell>
          <table:table-cell office:value-type="float" office:value="0" calcext:value-type="float">
            <text:p>0</text:p>
          </table:table-cell>
          <table:table-cell office:value-type="float" office:value="64.29" calcext:value-type="float">
            <text:p>64.29</text:p>
          </table:table-cell>
          <table:table-cell office:value-type="float" office:value="35.71" calcext:value-type="float">
            <text:p>35.71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7.86" calcext:value-type="float">
            <text:p>17.86</text:p>
          </table:table-cell>
          <table:table-cell office:value-type="float" office:value="64.29" calcext:value-type="float">
            <text:p>64.29</text:p>
          </table:table-cell>
          <table:table-cell office:value-type="float" office:value="53.57" calcext:value-type="float">
            <text:p>53.57</text:p>
          </table:table-cell>
          <table:table-cell office:value-type="float" office:value="57.97" calcext:value-type="float">
            <text:p>57.97</text:p>
          </table:table-cell>
          <table:table-cell office:value-type="float" office:value="58.93" calcext:value-type="float">
            <text:p>58.93</text:p>
          </table:table-cell>
          <table:table-cell office:value-type="float" office:value="0" calcext:value-type="float">
            <text:p>0</text:p>
          </table:table-cell>
          <table:table-cell office:value-type="float" office:value="0.00765306122448979" calcext:value-type="float">
            <text:p>0.00765306122449</text:p>
          </table:table-cell>
          <table:table-cell office:value-type="float" office:value="0.0127551020408163" calcext:value-type="float">
            <text:p>0.012755102040816</text:p>
          </table:table-cell>
          <table:table-cell office:value-type="float" office:value="0.00510204081632653" calcext:value-type="float">
            <text:p>0.005102040816327</text:p>
          </table:table-cell>
          <table:table-cell office:value-type="float" office:value="0.00132823969969557" calcext:value-type="float">
            <text:p>0.001328239699696</text:p>
          </table:table-cell>
          <table:table-cell office:value-type="float" office:value="0.00191326530612245" calcext:value-type="float">
            <text:p>0.001913265306122</text:p>
          </table:table-cell>
          <table:table-cell office:value-type="float" office:value="0" calcext:value-type="float">
            <text:p>0</text:p>
          </table:table-cell>
          <table:table-cell office:value-type="float" office:value="13.57" calcext:value-type="float">
            <text:p>13.57</text:p>
          </table:table-cell>
          <table:table-cell office:value-type="float" office:value="54.29" calcext:value-type="float">
            <text:p>54.29</text:p>
          </table:table-cell>
          <table:table-cell office:value-type="float" office:value="59.29" calcext:value-type="float">
            <text:p>59.29</text:p>
          </table:table-cell>
          <table:table-cell office:value-type="float" office:value="57.29" calcext:value-type="float">
            <text:p>57.29</text:p>
          </table:table-cell>
          <table:table-cell office:value-type="float" office:value="56.79" calcext:value-type="float">
            <text:p>56.79</text:p>
          </table:table-cell>
          <table:table-cell office:value-type="float" office:value="0" calcext:value-type="float">
            <text:p>0</text:p>
          </table:table-cell>
          <table:table-cell office:value-type="float" office:value="0.00153061224489796" calcext:value-type="float">
            <text:p>0.001530612244898</text:p>
          </table:table-cell>
          <table:table-cell office:value-type="float" office:value="0.00153061224489796" calcext:value-type="float">
            <text:p>0.001530612244898</text:p>
          </table:table-cell>
          <table:table-cell office:value-type="float" office:value="0.00357142857142857" calcext:value-type="float">
            <text:p>0.003571428571429</text:p>
          </table:table-cell>
          <table:table-cell office:value-type="float" office:value="0.000683089999474939" calcext:value-type="float">
            <text:p>0.000683089999475</text:p>
          </table:table-cell>
          <table:table-cell office:value-type="float" office:value="0.000382653061224489" calcext:value-type="float">
            <text:p>0.000382653061224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60.71" calcext:value-type="float">
            <text:p>60.71</text:p>
          </table:table-cell>
          <table:table-cell office:value-type="float" office:value="59.29" calcext:value-type="float">
            <text:p>59.29</text:p>
          </table:table-cell>
          <table:table-cell office:value-type="float" office:value="60.1" calcext:value-type="float">
            <text:p>60.1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0.0042091836734694" calcext:value-type="float">
            <text:p>0.004209183673469</text:p>
          </table:table-cell>
          <table:table-cell office:value-type="float" office:value="0.0108418367346939" calcext:value-type="float">
            <text:p>0.010841836734694</text:p>
          </table:table-cell>
          <table:table-cell office:value-type="float" office:value="0.00994897959183674" calcext:value-type="float">
            <text:p>0.009948979591837</text:p>
          </table:table-cell>
          <table:table-cell office:value-type="float" office:value="0.00126370818322243" calcext:value-type="float">
            <text:p>0.001263708183222</text:p>
          </table:table-cell>
          <table:table-cell office:value-type="float" office:value="0.00105229591836735" calcext:value-type="float">
            <text:p>0.001052295918367</text:p>
          </table:table-cell>
          <table:table-cell office:value-type="float" office:value="0" calcext:value-type="float">
            <text:p>0</text:p>
          </table:table-cell>
          <table:table-cell office:value-type="float" office:value="18.57" calcext:value-type="float">
            <text:p>18.57</text:p>
          </table:table-cell>
          <table:table-cell office:value-type="float" office:value="60.71" calcext:value-type="float">
            <text:p>60.71</text:p>
          </table:table-cell>
          <table:table-cell office:value-type="float" office:value="57.86" calcext:value-type="float">
            <text:p>57.86</text:p>
          </table:table-cell>
          <table:table-cell office:value-type="float" office:value="58.86" calcext:value-type="float">
            <text:p>58.86</text:p>
          </table:table-cell>
          <table:table-cell office:value-type="float" office:value="59.29" calcext:value-type="float">
            <text:p>59.29</text:p>
          </table:table-cell>
          <table:table-cell office:value-type="float" office:value="0" calcext:value-type="float">
            <text:p>0</text:p>
          </table:table-cell>
          <table:table-cell office:value-type="float" office:value="0.0142857142857143" calcext:value-type="float">
            <text:p>0.014285714285714</text:p>
          </table:table-cell>
          <table:table-cell office:value-type="float" office:value="0.00701530612244898" calcext:value-type="float">
            <text:p>0.007015306122449</text:p>
          </table:table-cell>
          <table:table-cell office:value-type="float" office:value="0.00216836734693878" calcext:value-type="float">
            <text:p>0.002168367346939</text:p>
          </table:table-cell>
          <table:table-cell office:value-type="float" office:value="0.00312489402002631" calcext:value-type="float">
            <text:p>0.003124894020026</text:p>
          </table:table-cell>
          <table:table-cell office:value-type="float" office:value="0.00357142857142857" calcext:value-type="float">
            <text:p>0.003571428571429</text:p>
          </table:table-cell>
          <table:table-cell office:value-type="float" office:value="0" calcext:value-type="float">
            <text:p>0</text:p>
          </table:table-cell>
          <table:table-cell office:value-type="float" office:value="30.71" calcext:value-type="float">
            <text:p>30.71</text:p>
          </table:table-cell>
          <table:table-cell office:value-type="float" office:value="64.29" calcext:value-type="float">
            <text:p>64.29</text:p>
          </table:table-cell>
          <table:table-cell office:value-type="float" office:value="66.43" calcext:value-type="float">
            <text:p>66.43</text:p>
          </table:table-cell>
          <table:table-cell office:value-type="float" office:value="65.69" calcext:value-type="float">
            <text:p>65.69</text:p>
          </table:table-cell>
          <table:table-cell office:value-type="float" office:value="65.36" calcext:value-type="float">
            <text:p>65.36</text:p>
          </table:table-cell>
          <table:table-cell office:value-type="float" office:value="0" calcext:value-type="float">
            <text:p>0</text:p>
          </table:table-cell>
          <table:table-cell office:value-type="float" office:value="0.0010204081632653" calcext:value-type="float">
            <text:p>0.001020408163265</text:p>
          </table:table-cell>
          <table:table-cell office:value-type="float" office:value="0.00127551020408164" calcext:value-type="float">
            <text:p>0.001275510204082</text:p>
          </table:table-cell>
          <table:table-cell office:value-type="float" office:value="0.000382653061224489" calcext:value-type="float">
            <text:p>0.000382653061224</text:p>
          </table:table-cell>
          <table:table-cell office:value-type="float" office:value="0.000172120153565581" calcext:value-type="float">
            <text:p>0.000172120153566</text:p>
          </table:table-cell>
          <table:table-cell office:value-type="float" office:value="0.000255102040816326" calcext:value-type="float">
            <text:p>0.000255102040816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64.95" calcext:value-type="float">
            <text:p>64.95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0.00165816326530612" calcext:value-type="float">
            <text:p>0.001658163265306</text:p>
          </table:table-cell>
          <table:table-cell office:value-type="float" office:value="0.00280612244897959" calcext:value-type="float">
            <text:p>0.00280612244898</text:p>
          </table:table-cell>
          <table:table-cell office:value-type="float" office:value="0.000255102040816326" calcext:value-type="float">
            <text:p>0.000255102040816</text:p>
          </table:table-cell>
          <table:table-cell office:value-type="float" office:value="0.000126343813783935" calcext:value-type="float">
            <text:p>0.000126343813784</text:p>
          </table:table-cell>
          <table:table-cell office:value-type="float" office:value="0.000414540816326531" calcext:value-type="float">
            <text:p>0.000414540816327</text:p>
          </table:table-cell>
          <table:table-cell office:value-type="float" office:value="0" calcext:value-type="float">
            <text:p>0</text:p>
          </table:table-cell>
          <table:table-cell office:value-type="float" office:value="30.71" calcext:value-type="float">
            <text:p>30.71</text:p>
          </table:table-cell>
          <table:table-cell office:value-type="float" office:value="62.14" calcext:value-type="float">
            <text:p>62.14</text:p>
          </table:table-cell>
          <table:table-cell office:value-type="float" office:value="68.57" calcext:value-type="float">
            <text:p>68.57</text:p>
          </table:table-cell>
          <table:table-cell office:value-type="float" office:value="66.44" calcext:value-type="float">
            <text:p>66.44</text:p>
          </table:table-cell>
          <table:table-cell office:value-type="float" office:value="65.36" calcext:value-type="float">
            <text:p>65.36</text:p>
          </table:table-cell>
          <table:table-cell office:value-type="float" office:value="0" calcext:value-type="float">
            <text:p>0</text:p>
          </table:table-cell>
          <table:table-cell office:value-type="float" office:value="0.00102040816326531" calcext:value-type="float">
            <text:p>0.001020408163265</text:p>
          </table:table-cell>
          <table:table-cell office:value-type="float" office:value="0.00165816326530613" calcext:value-type="float">
            <text:p>0.001658163265306</text:p>
          </table:table-cell>
          <table:table-cell office:value-type="float" office:value="0.000892857142857142" calcext:value-type="float">
            <text:p>0.000892857142857</text:p>
          </table:table-cell>
          <table:table-cell office:value-type="float" office:value="0.000293090236490951" calcext:value-type="float">
            <text:p>0.000293090236491</text:p>
          </table:table-cell>
          <table:table-cell office:value-type="float" office:value="0.000255102040816326" calcext:value-type="float">
            <text:p>0.000255102040816</text:p>
          </table:table-cell>
          <table:table-cell office:value-type="float" office:value="0" calcext:value-type="float">
            <text:p>0</text:p>
          </table:table-cell>
          <table:table-cell office:value-type="float" office:value="29.29" calcext:value-type="float">
            <text:p>29.29</text:p>
          </table:table-cell>
          <table:table-cell office:value-type="float" office:value="62.14" calcext:value-type="float">
            <text:p>62.14</text:p>
          </table:table-cell>
          <table:table-cell office:value-type="float" office:value="67.14" calcext:value-type="float">
            <text:p>67.14</text:p>
          </table:table-cell>
          <table:table-cell office:value-type="float" office:value="65.54" calcext:value-type="float">
            <text:p>65.54</text:p>
          </table:table-cell>
          <table:table-cell office:value-type="float" office:value="64.64" calcext:value-type="float">
            <text:p>64.64</text:p>
          </table:table-cell>
          <table:table-cell office:value-type="float" office:value="0" calcext:value-type="float">
            <text:p>0</text:p>
          </table:table-cell>
          <table:table-cell office:value-type="float" office:value="0.00216836734693878" calcext:value-type="float">
            <text:p>0.002168367346939</text:p>
          </table:table-cell>
          <table:table-cell office:value-type="float" office:value="0.00293367346938776" calcext:value-type="float">
            <text:p>0.002933673469388</text:p>
          </table:table-cell>
          <table:table-cell office:value-type="float" office:value="0.00280612244897959" calcext:value-type="float">
            <text:p>0.00280612244898</text:p>
          </table:table-cell>
          <table:table-cell office:value-type="float" office:value="0.00088633885305933" calcext:value-type="float">
            <text:p>0.000886338853059</text:p>
          </table:table-cell>
          <table:table-cell office:value-type="float" office:value="0.000542091836734694" calcext:value-type="float">
            <text:p>0.000542091836735</text:p>
          </table:table-cell>
          <table:table-cell office:value-type="float" office:value="0" calcext:value-type="float">
            <text:p>0</text:p>
          </table:table-cell>
          <table:table-cell office:value-type="float" office:value="27.14" calcext:value-type="float">
            <text:p>27.14</text:p>
          </table:table-cell>
          <table:table-cell office:value-type="float" office:value="60" calcext:value-type="float">
            <text:p>60</text:p>
          </table:table-cell>
          <table:table-cell office:value-type="float" office:value="67.14" calcext:value-type="float">
            <text:p>67.14</text:p>
          </table:table-cell>
          <table:table-cell office:value-type="float" office:value="64.66" calcext:value-type="float">
            <text:p>64.66</text:p>
          </table:table-cell>
          <table:table-cell office:value-type="float" office:value="63.57" calcext:value-type="float">
            <text:p>63.57</text:p>
          </table:table-cell>
          <table:table-cell office:value-type="float" office:value="28.32" calcext:value-type="float">
            <text:p>28.32</text:p>
          </table:table-cell>
          <table:table-cell office:value-type="float" office:value="0.00102040816326531" calcext:value-type="float">
            <text:p>0.001020408163265</text:p>
          </table:table-cell>
          <table:table-cell office:value-type="float" office:value="0.000255102040816326" calcext:value-type="float">
            <text:p>0.000255102040816</text:p>
          </table:table-cell>
          <table:table-cell office:value-type="float" office:value="0.000892857142857142" calcext:value-type="float">
            <text:p>0.000892857142857</text:p>
          </table:table-cell>
          <table:table-cell office:value-type="float" office:value="0.000446902866048166" calcext:value-type="float">
            <text:p>0.000446902866048</text:p>
          </table:table-cell>
          <table:table-cell office:value-type="float" office:value="0.000255102040816326" calcext:value-type="float">
            <text:p>0.000255102040816</text:p>
          </table:table-cell>
          <table:table-cell table:style-name="ce16" office:value-type="float" office:value="0.0000978933354217248" calcext:value-type="float">
            <text:p>9.79E-05</text:p>
          </table:table-cell>
          <table:table-cell office:value-type="float" office:value="27.14" calcext:value-type="float">
            <text:p>27.14</text:p>
          </table:table-cell>
          <table:table-cell table:number-columns-repeated="2" office:value-type="float" office:value="63.57" calcext:value-type="float">
            <text:p>63.57</text:p>
          </table:table-cell>
          <table:table-cell office:value-type="float" office:value="63.55" calcext:value-type="float">
            <text:p>63.55</text:p>
          </table:table-cell>
          <table:table-cell office:value-type="float" office:value="63.57" calcext:value-type="float">
            <text:p>63.57</text:p>
          </table:table-cell>
          <table:table-cell office:value-type="float" office:value="27.92" calcext:value-type="float">
            <text:p>27.92</text:p>
          </table:table-cell>
          <table:table-cell office:value-type="float" office:value="0.00165816326530613" calcext:value-type="float">
            <text:p>0.001658163265306</text:p>
          </table:table-cell>
          <table:table-cell office:value-type="float" office:value="0.000892857142857145" calcext:value-type="float">
            <text:p>0.000892857142857</text:p>
          </table:table-cell>
          <table:table-cell office:value-type="float" office:value="0.000255102040816328" calcext:value-type="float">
            <text:p>0.000255102040816</text:p>
          </table:table-cell>
          <table:table-cell office:value-type="float" office:value="0.000333460674434824" calcext:value-type="float">
            <text:p>0.000333460674435</text:p>
          </table:table-cell>
          <table:table-cell office:value-type="float" office:value="0.000414540816326531" calcext:value-type="float">
            <text:p>0.000414540816327</text:p>
          </table:table-cell>
          <table:table-cell table:style-name="ce16" office:value-type="float" office:value="0.0000639251505140244" calcext:value-type="float">
            <text:p>6.39E-05</text:p>
          </table:table-cell>
          <table:table-cell office:value-type="float" office:value="29.29" calcext:value-type="float">
            <text:p>29.29</text:p>
          </table:table-cell>
          <table:table-cell office:value-type="float" office:value="60.71" calcext:value-type="float">
            <text:p>60.71</text:p>
          </table:table-cell>
          <table:table-cell office:value-type="float" office:value="68.57" calcext:value-type="float">
            <text:p>68.57</text:p>
          </table:table-cell>
          <table:table-cell office:value-type="float" office:value="65.97" calcext:value-type="float">
            <text:p>65.97</text:p>
          </table:table-cell>
          <table:table-cell office:value-type="float" office:value="64.64" calcext:value-type="float">
            <text:p>64.64</text:p>
          </table:table-cell>
          <table:table-cell office:value-type="float" office:value="28.61" calcext:value-type="float">
            <text:p>28.61</text:p>
          </table:table-cell>
          <table:table-cell office:value-type="float" office:value="0.00216836734693878" calcext:value-type="float">
            <text:p>0.002168367346939</text:p>
          </table:table-cell>
          <table:table-cell office:value-type="float" office:value="0.000637755102040818" calcext:value-type="float">
            <text:p>0.000637755102041</text:p>
          </table:table-cell>
          <table:table-cell office:value-type="float" office:value="0.00153061224489796" calcext:value-type="float">
            <text:p>0.001530612244898</text:p>
          </table:table-cell>
          <table:table-cell office:value-type="float" office:value="0.000935080031817924" calcext:value-type="float">
            <text:p>0.000935080031818</text:p>
          </table:table-cell>
          <table:table-cell office:value-type="float" office:value="0.000542091836734694" calcext:value-type="float">
            <text:p>0.000542091836735</text:p>
          </table:table-cell>
          <table:table-cell office:value-type="float" office:value="0.000529065357941542" calcext:value-type="float">
            <text:p>0.000529065357942</text:p>
          </table:table-cell>
          <table:table-cell office:value-type="float" office:value="30.71" calcext:value-type="float">
            <text:p>30.71</text:p>
          </table:table-cell>
          <table:table-cell office:value-type="float" office:value="60.71" calcext:value-type="float">
            <text:p>60.71</text:p>
          </table:table-cell>
          <table:table-cell office:value-type="float" office:value="70" calcext:value-type="float">
            <text:p>70</text:p>
          </table:table-cell>
          <table:table-cell office:value-type="float" office:value="67" calcext:value-type="float">
            <text:p>67</text:p>
          </table:table-cell>
          <table:table-cell office:value-type="float" office:value="65.36" calcext:value-type="float">
            <text:p>65.36</text:p>
          </table:table-cell>
          <table:table-cell office:value-type="float" office:value="30.35" calcext:value-type="float">
            <text:p>30.35</text:p>
          </table:table-cell>
          <table:table-cell office:value-type="float" office:value="0.0010204081632653" calcext:value-type="float">
            <text:p>0.001020408163265</text:p>
          </table:table-cell>
          <table:table-cell office:value-type="float" office:value="0" calcext:value-type="float">
            <text:p>0</text:p>
          </table:table-cell>
          <table:table-cell office:value-type="float" office:value="0.00102040816326531" calcext:value-type="float">
            <text:p>0.001020408163265</text:p>
          </table:table-cell>
          <table:table-cell office:value-type="float" office:value="0.000588070348454965" calcext:value-type="float">
            <text:p>0.000588070348455</text:p>
          </table:table-cell>
          <table:table-cell office:value-type="float" office:value="0.000255102040816326" calcext:value-type="float">
            <text:p>0.000255102040816</text:p>
          </table:table-cell>
          <table:table-cell office:value-type="float" office:value="0.000681337614535202" calcext:value-type="float">
            <text:p>0.000681337614535</text:p>
          </table:table-cell>
        </table:table-row>
        <table:table-row table:style-name="ro1">
          <table:table-cell office:value-type="string" calcext:value-type="string">
            <text:p>7933197233428195239,1,1,60,(30, 45, 30)</text:p>
          </table:table-cell>
          <table:table-cell office:value-type="float" office:value="25" calcext:value-type="float">
            <text:p>25</text:p>
          </table:table-cell>
          <table:table-cell office:value-type="float" office:value="71.43" calcext:value-type="float">
            <text:p>71.43</text:p>
          </table:table-cell>
          <table:table-cell office:value-type="float" office:value="53.57" calcext:value-type="float">
            <text:p>53.57</text:p>
          </table:table-cell>
          <table:table-cell office:value-type="float" office:value="60.61" calcext:value-type="float">
            <text:p>60.61</text:p>
          </table:table-cell>
          <table:table-cell office:value-type="float" office:value="62.5" calcext:value-type="float">
            <text:p>62.5</text:p>
          </table:table-cell>
          <table:table-cell office:value-type="float" office:value="27.86" calcext:value-type="float">
            <text:p>27.86</text:p>
          </table:table-cell>
          <table:table-cell office:value-type="float" office:value="65.71" calcext:value-type="float">
            <text:p>65.71</text:p>
          </table:table-cell>
          <table:table-cell office:value-type="float" office:value="62.14" calcext:value-type="float">
            <text:p>62.14</text:p>
          </table:table-cell>
          <table:table-cell office:value-type="float" office:value="63.59" calcext:value-type="float">
            <text:p>63.59</text:p>
          </table:table-cell>
          <table:table-cell office:value-type="float" office:value="63.93" calcext:value-type="float">
            <text:p>63.93</text:p>
          </table:table-cell>
          <table:table-cell office:value-type="float" office:value="0" calcext:value-type="float">
            <text:p>0</text:p>
          </table:table-cell>
          <table:table-cell office:value-type="float" office:value="0.00408163265306123" calcext:value-type="float">
            <text:p>0.004081632653061</text:p>
          </table:table-cell>
          <table:table-cell office:value-type="float" office:value="0.00165816326530612" calcext:value-type="float">
            <text:p>0.001658163265306</text:p>
          </table:table-cell>
          <table:table-cell office:value-type="float" office:value="0.00357142857142858" calcext:value-type="float">
            <text:p>0.003571428571429</text:p>
          </table:table-cell>
          <table:table-cell office:value-type="float" office:value="0.00144696098155154" calcext:value-type="float">
            <text:p>0.001446960981552</text:p>
          </table:table-cell>
          <table:table-cell office:value-type="float" office:value="0.00102040816326531" calcext:value-type="float">
            <text:p>0.001020408163265</text:p>
          </table:table-cell>
          <table:table-cell office:value-type="float" office:value="0" calcext:value-type="float">
            <text:p>0</text:p>
          </table:table-cell>
          <table:table-cell office:value-type="float" office:value="17.86" calcext:value-type="float">
            <text:p>17.86</text:p>
          </table:table-cell>
          <table:table-cell office:value-type="float" office:value="62.14" calcext:value-type="float">
            <text:p>62.14</text:p>
          </table:table-cell>
          <table:table-cell office:value-type="float" office:value="55.71" calcext:value-type="float">
            <text:p>55.71</text:p>
          </table:table-cell>
          <table:table-cell office:value-type="float" office:value="58.3" calcext:value-type="float">
            <text:p>58.3</text:p>
          </table:table-cell>
          <table:table-cell office:value-type="float" office:value="58.93" calcext:value-type="float">
            <text:p>58.93</text:p>
          </table:table-cell>
          <table:table-cell office:value-type="float" office:value="0" calcext:value-type="float">
            <text:p>0</text:p>
          </table:table-cell>
          <table:table-cell office:value-type="float" office:value="0.00573979591836735" calcext:value-type="float">
            <text:p>0.005739795918367</text:p>
          </table:table-cell>
          <table:table-cell office:value-type="float" office:value="0.00420918367346939" calcext:value-type="float">
            <text:p>0.004209183673469</text:p>
          </table:table-cell>
          <table:table-cell office:value-type="float" office:value="0.00102040816326531" calcext:value-type="float">
            <text:p>0.001020408163265</text:p>
          </table:table-cell>
          <table:table-cell office:value-type="float" office:value="0.00109648231885129" calcext:value-type="float">
            <text:p>0.001096482318851</text:p>
          </table:table-cell>
          <table:table-cell office:value-type="float" office:value="0.00143494897959184" calcext:value-type="float">
            <text:p>0.001434948979592</text:p>
          </table:table-cell>
          <table:table-cell office:value-type="float" office:value="0" calcext:value-type="float">
            <text:p>0</text:p>
          </table:table-cell>
          <table:table-cell office:value-type="float" office:value="27.86" calcext:value-type="float">
            <text:p>27.86</text:p>
          </table:table-cell>
          <table:table-cell office:value-type="float" office:value="65.71" calcext:value-type="float">
            <text:p>65.71</text:p>
          </table:table-cell>
          <table:table-cell office:value-type="float" office:value="62.14" calcext:value-type="float">
            <text:p>62.14</text:p>
          </table:table-cell>
          <table:table-cell office:value-type="float" office:value="63.42" calcext:value-type="float">
            <text:p>63.42</text:p>
          </table:table-cell>
          <table:table-cell office:value-type="float" office:value="63.93" calcext:value-type="float">
            <text:p>63.93</text:p>
          </table:table-cell>
          <table:table-cell office:value-type="float" office:value="0" calcext:value-type="float">
            <text:p>0</text:p>
          </table:table-cell>
          <table:table-cell office:value-type="float" office:value="0.0136479591836735" calcext:value-type="float">
            <text:p>0.013647959183674</text:p>
          </table:table-cell>
          <table:table-cell office:value-type="float" office:value="0.00548469387755103" calcext:value-type="float">
            <text:p>0.005484693877551</text:p>
          </table:table-cell>
          <table:table-cell office:value-type="float" office:value="0.00357142857142858" calcext:value-type="float">
            <text:p>0.003571428571429</text:p>
          </table:table-cell>
          <table:table-cell office:value-type="float" office:value="0.0030707308625265" calcext:value-type="float">
            <text:p>0.003070730862527</text:p>
          </table:table-cell>
          <table:table-cell office:value-type="float" office:value="0.00341198979591836" calcext:value-type="float">
            <text:p>0.003411989795918</text:p>
          </table:table-cell>
          <table:table-cell office:value-type="float" office:value="0" calcext:value-type="float">
            <text:p>0</text:p>
          </table:table-cell>
          <table:table-cell office:value-type="float" office:value="22.86" calcext:value-type="float">
            <text:p>22.86</text:p>
          </table:table-cell>
          <table:table-cell office:value-type="float" office:value="67.14" calcext:value-type="float">
            <text:p>67.14</text:p>
          </table:table-cell>
          <table:table-cell office:value-type="float" office:value="55.71" calcext:value-type="float">
            <text:p>55.71</text:p>
          </table:table-cell>
          <table:table-cell office:value-type="float" office:value="60.58" calcext:value-type="float">
            <text:p>60.58</text:p>
          </table:table-cell>
          <table:table-cell office:value-type="float" office:value="61.43" calcext:value-type="float">
            <text:p>61.43</text:p>
          </table:table-cell>
          <table:table-cell office:value-type="float" office:value="0" calcext:value-type="float">
            <text:p>0</text:p>
          </table:table-cell>
          <table:table-cell office:value-type="float" office:value="0.0131377551020408" calcext:value-type="float">
            <text:p>0.013137755102041</text:p>
          </table:table-cell>
          <table:table-cell office:value-type="float" office:value="0.00471938775510204" calcext:value-type="float">
            <text:p>0.004719387755102</text:p>
          </table:table-cell>
          <table:table-cell office:value-type="float" office:value="0.0112244897959184" calcext:value-type="float">
            <text:p>0.011224489795918</text:p>
          </table:table-cell>
          <table:table-cell office:value-type="float" office:value="0.00333983505339264" calcext:value-type="float">
            <text:p>0.003339835053393</text:p>
          </table:table-cell>
          <table:table-cell office:value-type="float" office:value="0.00328443877551021" calcext:value-type="float">
            <text:p>0.00328443877551</text:p>
          </table:table-cell>
          <table:table-cell office:value-type="float" office:value="0" calcext:value-type="float">
            <text:p>0</text:p>
          </table:table-cell>
          <table:table-cell office:value-type="float" office:value="30.71" calcext:value-type="float">
            <text:p>30.71</text:p>
          </table:table-cell>
          <table:table-cell office:value-type="float" office:value="66.43" calcext:value-type="float">
            <text:p>66.43</text:p>
          </table:table-cell>
          <table:table-cell office:value-type="float" office:value="64.29" calcext:value-type="float">
            <text:p>64.29</text:p>
          </table:table-cell>
          <table:table-cell office:value-type="float" office:value="64.99" calcext:value-type="float">
            <text:p>64.99</text:p>
          </table:table-cell>
          <table:table-cell office:value-type="float" office:value="65.36" calcext:value-type="float">
            <text:p>65.36</text:p>
          </table:table-cell>
          <table:table-cell office:value-type="float" office:value="0" calcext:value-type="float">
            <text:p>0</text:p>
          </table:table-cell>
          <table:table-cell office:value-type="float" office:value="0.00165816326530612" calcext:value-type="float">
            <text:p>0.001658163265306</text:p>
          </table:table-cell>
          <table:table-cell office:value-type="float" office:value="0.00165816326530612" calcext:value-type="float">
            <text:p>0.001658163265306</text:p>
          </table:table-cell>
          <table:table-cell office:value-type="float" office:value="0" calcext:value-type="float">
            <text:p>0</text:p>
          </table:table-cell>
          <table:table-cell office:value-type="float" office:value="0.000199301889152092" calcext:value-type="float">
            <text:p>0.000199301889152</text:p>
          </table:table-cell>
          <table:table-cell office:value-type="float" office:value="0.000414540816326531" calcext:value-type="float">
            <text:p>0.000414540816327</text:p>
          </table:table-cell>
          <table:table-cell office:value-type="float" office:value="0" calcext:value-type="float">
            <text:p>0</text:p>
          </table:table-cell>
          <table:table-cell office:value-type="float" office:value="29.29" calcext:value-type="float">
            <text:p>29.29</text:p>
          </table:table-cell>
          <table:table-cell office:value-type="float" office:value="65.71" calcext:value-type="float">
            <text:p>65.71</text:p>
          </table:table-cell>
          <table:table-cell office:value-type="float" office:value="63.57" calcext:value-type="float">
            <text:p>63.57</text:p>
          </table:table-cell>
          <table:table-cell office:value-type="float" office:value="64.32" calcext:value-type="float">
            <text:p>64.32</text:p>
          </table:table-cell>
          <table:table-cell office:value-type="float" office:value="64.64" calcext:value-type="float">
            <text:p>64.64</text:p>
          </table:table-cell>
          <table:table-cell office:value-type="float" office:value="0" calcext:value-type="float">
            <text:p>0</text:p>
          </table:table-cell>
          <table:table-cell office:value-type="float" office:value="0.00153061224489796" calcext:value-type="float">
            <text:p>0.001530612244898</text:p>
          </table:table-cell>
          <table:table-cell office:value-type="float" office:value="0.00102040816326531" calcext:value-type="float">
            <text:p>0.001020408163265</text:p>
          </table:table-cell>
          <table:table-cell office:value-type="float" office:value="0.000255102040816328" calcext:value-type="float">
            <text:p>0.000255102040816</text:p>
          </table:table-cell>
          <table:table-cell office:value-type="float" office:value="0.000280220326901966" calcext:value-type="float">
            <text:p>0.000280220326902</text:p>
          </table:table-cell>
          <table:table-cell office:value-type="float" office:value="0.000382653061224489" calcext:value-type="float">
            <text:p>0.000382653061224</text:p>
          </table:table-cell>
          <table:table-cell office:value-type="float" office:value="0" calcext:value-type="float">
            <text:p>0</text:p>
          </table:table-cell>
          <table:table-cell office:value-type="float" office:value="30.71" calcext:value-type="float">
            <text:p>30.71</text:p>
          </table:table-cell>
          <table:table-cell office:value-type="float" office:value="64.29" calcext:value-type="float">
            <text:p>64.29</text:p>
          </table:table-cell>
          <table:table-cell office:value-type="float" office:value="66.43" calcext:value-type="float">
            <text:p>66.43</text:p>
          </table:table-cell>
          <table:table-cell office:value-type="float" office:value="65.68" calcext:value-type="float">
            <text:p>65.68</text:p>
          </table:table-cell>
          <table:table-cell office:value-type="float" office:value="65.36" calcext:value-type="float">
            <text:p>65.36</text:p>
          </table:table-cell>
          <table:table-cell office:value-type="float" office:value="0" calcext:value-type="float">
            <text:p>0</text:p>
          </table:table-cell>
          <table:table-cell office:value-type="float" office:value="0.00165816326530612" calcext:value-type="float">
            <text:p>0.001658163265306</text:p>
          </table:table-cell>
          <table:table-cell office:value-type="float" office:value="0.00127551020408164" calcext:value-type="float">
            <text:p>0.001275510204082</text:p>
          </table:table-cell>
          <table:table-cell office:value-type="float" office:value="0.000382653061224489" calcext:value-type="float">
            <text:p>0.000382653061224</text:p>
          </table:table-cell>
          <table:table-cell office:value-type="float" office:value="0.000330236724324426" calcext:value-type="float">
            <text:p>0.000330236724324</text:p>
          </table:table-cell>
          <table:table-cell office:value-type="float" office:value="0.000414540816326531" calcext:value-type="float">
            <text:p>0.000414540816327</text:p>
          </table:table-cell>
          <table:table-cell office:value-type="float" office:value="0" calcext:value-type="float">
            <text:p>0</text:p>
          </table:table-cell>
          <table:table-cell office:value-type="float" office:value="30.71" calcext:value-type="float">
            <text:p>30.71</text:p>
          </table:table-cell>
          <table:table-cell office:value-type="float" office:value="66.43" calcext:value-type="float">
            <text:p>66.43</text:p>
          </table:table-cell>
          <table:table-cell office:value-type="float" office:value="64.29" calcext:value-type="float">
            <text:p>64.29</text:p>
          </table:table-cell>
          <table:table-cell office:value-type="float" office:value="65.01" calcext:value-type="float">
            <text:p>65.01</text:p>
          </table:table-cell>
          <table:table-cell office:value-type="float" office:value="65.36" calcext:value-type="float">
            <text:p>65.36</text:p>
          </table:table-cell>
          <table:table-cell office:value-type="float" office:value="0" calcext:value-type="float">
            <text:p>0</text:p>
          </table:table-cell>
          <table:table-cell office:value-type="float" office:value="0.0010204081632653" calcext:value-type="float">
            <text:p>0.001020408163265</text:p>
          </table:table-cell>
          <table:table-cell office:value-type="float" office:value="0.00102040816326531" calcext:value-type="float">
            <text:p>0.001020408163265</text:p>
          </table:table-cell>
          <table:table-cell office:value-type="float" office:value="0" calcext:value-type="float">
            <text:p>0</text:p>
          </table:table-cell>
          <table:table-cell office:value-type="float" office:value="0.000114389790795429" calcext:value-type="float">
            <text:p>0.000114389790795</text:p>
          </table:table-cell>
          <table:table-cell office:value-type="float" office:value="0.000255102040816326" calcext:value-type="float">
            <text:p>0.000255102040816</text:p>
          </table:table-cell>
          <table:table-cell office:value-type="float" office:value="0" calcext:value-type="float">
            <text:p>0</text:p>
          </table:table-cell>
          <table:table-cell office:value-type="float" office:value="30.71" calcext:value-type="float">
            <text:p>30.71</text:p>
          </table:table-cell>
          <table:table-cell office:value-type="float" office:value="65.71" calcext:value-type="float">
            <text:p>65.71</text:p>
          </table:table-cell>
          <table:table-cell office:value-type="float" office:value="65" calcext:value-type="float">
            <text:p>65</text:p>
          </table:table-cell>
          <table:table-cell office:value-type="float" office:value="65.18" calcext:value-type="float">
            <text:p>65.18</text:p>
          </table:table-cell>
          <table:table-cell office:value-type="float" office:value="65.36" calcext:value-type="float">
            <text:p>65.36</text:p>
          </table:table-cell>
          <table:table-cell office:value-type="float" office:value="27.52" calcext:value-type="float">
            <text:p>27.52</text:p>
          </table:table-cell>
          <table:table-cell office:value-type="float" office:value="0.00293367346938775" calcext:value-type="float">
            <text:p>0.002933673469388</text:p>
          </table:table-cell>
          <table:table-cell office:value-type="float" office:value="0.00357142857142857" calcext:value-type="float">
            <text:p>0.003571428571429</text:p>
          </table:table-cell>
          <table:table-cell office:value-type="float" office:value="0.000255102040816326" calcext:value-type="float">
            <text:p>0.000255102040816</text:p>
          </table:table-cell>
          <table:table-cell office:value-type="float" office:value="0.000310852536193259" calcext:value-type="float">
            <text:p>0.000310852536193</text:p>
          </table:table-cell>
          <table:table-cell office:value-type="float" office:value="0.000733418367346938" calcext:value-type="float">
            <text:p>0.000733418367347</text:p>
          </table:table-cell>
          <table:table-cell office:value-type="float" office:value="0.000209491737802491" calcext:value-type="float">
            <text:p>0.000209491737802</text:p>
          </table:table-cell>
          <table:table-cell office:value-type="float" office:value="28.57" calcext:value-type="float">
            <text:p>28.57</text:p>
          </table:table-cell>
          <table:table-cell table:number-columns-repeated="2" office:value-type="float" office:value="64.29" calcext:value-type="float">
            <text:p>64.29</text:p>
          </table:table-cell>
          <table:table-cell office:value-type="float" office:value="64.27" calcext:value-type="float">
            <text:p>64.27</text:p>
          </table:table-cell>
          <table:table-cell office:value-type="float" office:value="64.29" calcext:value-type="float">
            <text:p>64.29</text:p>
          </table:table-cell>
          <table:table-cell office:value-type="float" office:value="28.5" calcext:value-type="float">
            <text:p>28.5</text:p>
          </table:table-cell>
          <table:table-cell office:value-type="float" office:value="0.000637755102040816" calcext:value-type="float">
            <text:p>0.000637755102041</text:p>
          </table:table-cell>
          <table:table-cell office:value-type="float" office:value="0.000637755102040818" calcext:value-type="float">
            <text:p>0.000637755102041</text:p>
          </table:table-cell>
          <table:table-cell office:value-type="float" office:value="0" calcext:value-type="float">
            <text:p>0</text:p>
          </table:table-cell>
          <table:table-cell table:style-name="ce16" office:value-type="float" office:value="0.0000816166418026131" calcext:value-type="float">
            <text:p>8.16E-05</text:p>
          </table:table-cell>
          <table:table-cell office:value-type="float" office:value="0.000159438775510204" calcext:value-type="float">
            <text:p>0.00015943877551</text:p>
          </table:table-cell>
          <table:table-cell office:value-type="float" office:value="0.000201660270968753" calcext:value-type="float">
            <text:p>0.000201660270969</text:p>
          </table:table-cell>
          <table:table-cell office:value-type="float" office:value="27.86" calcext:value-type="float">
            <text:p>27.86</text:p>
          </table:table-cell>
          <table:table-cell office:value-type="float" office:value="62.14" calcext:value-type="float">
            <text:p>62.14</text:p>
          </table:table-cell>
          <table:table-cell office:value-type="float" office:value="65.71" calcext:value-type="float">
            <text:p>65.71</text:p>
          </table:table-cell>
          <table:table-cell office:value-type="float" office:value="64.45" calcext:value-type="float">
            <text:p>64.45</text:p>
          </table:table-cell>
          <table:table-cell office:value-type="float" office:value="63.93" calcext:value-type="float">
            <text:p>63.93</text:p>
          </table:table-cell>
          <table:table-cell office:value-type="float" office:value="27.96" calcext:value-type="float">
            <text:p>27.96</text:p>
          </table:table-cell>
          <table:table-cell office:value-type="float" office:value="0.000892857142857143" calcext:value-type="float">
            <text:p>0.000892857142857</text:p>
          </table:table-cell>
          <table:table-cell office:value-type="float" office:value="0.000382653061224492" calcext:value-type="float">
            <text:p>0.000382653061224</text:p>
          </table:table-cell>
          <table:table-cell office:value-type="float" office:value="0.000382653061224489" calcext:value-type="float">
            <text:p>0.000382653061224</text:p>
          </table:table-cell>
          <table:table-cell office:value-type="float" office:value="0.00025591579315633" calcext:value-type="float">
            <text:p>0.000255915793156</text:p>
          </table:table-cell>
          <table:table-cell office:value-type="float" office:value="0.000223214285714286" calcext:value-type="float">
            <text:p>0.000223214285714</text:p>
          </table:table-cell>
          <table:table-cell office:value-type="float" office:value="0.000209491737802491" calcext:value-type="float">
            <text:p>0.000209491737802</text:p>
          </table:table-cell>
          <table:table-cell office:value-type="float" office:value="26.43" calcext:value-type="float">
            <text:p>26.43</text:p>
          </table:table-cell>
          <table:table-cell office:value-type="float" office:value="62.14" calcext:value-type="float">
            <text:p>62.14</text:p>
          </table:table-cell>
          <table:table-cell office:value-type="float" office:value="64.29" calcext:value-type="float">
            <text:p>64.29</text:p>
          </table:table-cell>
          <table:table-cell office:value-type="float" office:value="63.49" calcext:value-type="float">
            <text:p>63.49</text:p>
          </table:table-cell>
          <table:table-cell office:value-type="float" office:value="63.21" calcext:value-type="float">
            <text:p>63.21</text:p>
          </table:table-cell>
          <table:table-cell office:value-type="float" office:value="27.39" calcext:value-type="float">
            <text:p>27.39</text:p>
          </table:table-cell>
          <table:table-cell table:number-columns-repeated="2" office:value-type="float" office:value="0.000382653061224492" calcext:value-type="float">
            <text:p>0.000382653061224</text:p>
          </table:table-cell>
          <table:table-cell office:value-type="float" office:value="0" calcext:value-type="float">
            <text:p>0</text:p>
          </table:table-cell>
          <table:table-cell table:style-name="ce16" office:value-type="float" office:value="0.0000524901318552114" calcext:value-type="float">
            <text:p>5.25E-05</text:p>
          </table:table-cell>
          <table:table-cell table:style-name="ce16" office:value-type="float" office:value="0.000095663265306123" calcext:value-type="float">
            <text:p>9.57E-05</text:p>
          </table:table-cell>
          <table:table-cell office:value-type="float" office:value="0.000177704413369958" calcext:value-type="float">
            <text:p>0.00017770441337</text:p>
          </table:table-cell>
        </table:table-row>
        <table:table-row table:style-name="ro1">
          <table:table-cell office:value-type="string" calcext:value-type="string">
            <text:p>7933197233428195239,1,2,20,(30, 75, 50)</text:p>
          </table:table-cell>
          <table:table-cell office:value-type="float" office:value="25" calcext:value-type="float">
            <text:p>25</text:p>
          </table:table-cell>
          <table:table-cell office:value-type="float" office:value="67.86" calcext:value-type="float">
            <text:p>67.86</text:p>
          </table:table-cell>
          <table:table-cell office:value-type="float" office:value="57.14" calcext:value-type="float">
            <text:p>57.14</text:p>
          </table:table-cell>
          <table:table-cell office:value-type="float" office:value="61.29" calcext:value-type="float">
            <text:p>61.29</text:p>
          </table:table-cell>
          <table:table-cell office:value-type="float" office:value="62.5" calcext:value-type="float">
            <text:p>62.5</text:p>
          </table:table-cell>
          <table:table-cell office:value-type="float" office:value="30" calcext:value-type="float">
            <text:p>30</text:p>
          </table:table-cell>
          <table:table-cell office:value-type="float" office:value="69.29" calcext:value-type="float">
            <text:p>69.29</text:p>
          </table:table-cell>
          <table:table-cell office:value-type="float" office:value="60.71" calcext:value-type="float">
            <text:p>60.71</text:p>
          </table:table-cell>
          <table:table-cell office:value-type="float" office:value="63.92" calcext:value-type="float">
            <text:p>63.92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0.00420918367346939" calcext:value-type="float">
            <text:p>0.004209183673469</text:p>
          </table:table-cell>
          <table:table-cell office:value-type="float" office:value="0.00739795918367347" calcext:value-type="float">
            <text:p>0.007397959183673</text:p>
          </table:table-cell>
          <table:table-cell office:value-type="float" office:value="0.00446428571428572" calcext:value-type="float">
            <text:p>0.004464285714286</text:p>
          </table:table-cell>
          <table:table-cell office:value-type="float" office:value="0.000886384449109263" calcext:value-type="float">
            <text:p>0.000886384449109</text:p>
          </table:table-cell>
          <table:table-cell office:value-type="float" office:value="0.00105229591836735" calcext:value-type="float">
            <text:p>0.001052295918367</text:p>
          </table:table-cell>
          <table:table-cell office:value-type="float" office:value="0" calcext:value-type="float">
            <text:p>0</text:p>
          </table:table-cell>
          <table:table-cell office:value-type="float" office:value="22.14" calcext:value-type="float">
            <text:p>22.14</text:p>
          </table:table-cell>
          <table:table-cell office:value-type="float" office:value="62.86" calcext:value-type="float">
            <text:p>62.86</text:p>
          </table:table-cell>
          <table:table-cell office:value-type="float" office:value="59.29" calcext:value-type="float">
            <text:p>59.29</text:p>
          </table:table-cell>
          <table:table-cell office:value-type="float" office:value="60.45" calcext:value-type="float">
            <text:p>60.45</text:p>
          </table:table-cell>
          <table:table-cell office:value-type="float" office:value="61.07" calcext:value-type="float">
            <text:p>61.07</text:p>
          </table:table-cell>
          <table:table-cell office:value-type="float" office:value="0" calcext:value-type="float">
            <text:p>0</text:p>
          </table:table-cell>
          <table:table-cell office:value-type="float" office:value="0.0302295918367347" calcext:value-type="float">
            <text:p>0.030229591836735</text:p>
          </table:table-cell>
          <table:table-cell office:value-type="float" office:value="0.0246173469387755" calcext:value-type="float">
            <text:p>0.024617346938776</text:p>
          </table:table-cell>
          <table:table-cell office:value-type="float" office:value="0.0086734693877551" calcext:value-type="float">
            <text:p>0.008673469387755</text:p>
          </table:table-cell>
          <table:table-cell office:value-type="float" office:value="0.00702005624279947" calcext:value-type="float">
            <text:p>0.007020056242799</text:p>
          </table:table-cell>
          <table:table-cell office:value-type="float" office:value="0.00755739795918367" calcext:value-type="float">
            <text:p>0.007557397959184</text:p>
          </table:table-cell>
          <table:table-cell office:value-type="float" office:value="0" calcext:value-type="float">
            <text:p>0</text:p>
          </table:table-cell>
          <table:table-cell office:value-type="float" office:value="28.57" calcext:value-type="float">
            <text:p>28.57</text:p>
          </table:table-cell>
          <table:table-cell table:number-columns-repeated="2" office:value-type="float" office:value="64.29" calcext:value-type="float">
            <text:p>64.29</text:p>
          </table:table-cell>
          <table:table-cell office:value-type="float" office:value="64.43" calcext:value-type="float">
            <text:p>64.43</text:p>
          </table:table-cell>
          <table:table-cell office:value-type="float" office:value="64.29" calcext:value-type="float">
            <text:p>64.29</text:p>
          </table:table-cell>
          <table:table-cell office:value-type="float" office:value="0" calcext:value-type="float">
            <text:p>0</text:p>
          </table:table-cell>
          <table:table-cell office:value-type="float" office:value="0.00637755102040816" calcext:value-type="float">
            <text:p>0.006377551020408</text:p>
          </table:table-cell>
          <table:table-cell office:value-type="float" office:value="0.00573979591836735" calcext:value-type="float">
            <text:p>0.005739795918367</text:p>
          </table:table-cell>
          <table:table-cell office:value-type="float" office:value="0.00510204081632653" calcext:value-type="float">
            <text:p>0.005102040816327</text:p>
          </table:table-cell>
          <table:table-cell office:value-type="float" office:value="0.00156572486742148" calcext:value-type="float">
            <text:p>0.001565724867421</text:p>
          </table:table-cell>
          <table:table-cell office:value-type="float" office:value="0.00159438775510204" calcext:value-type="float">
            <text:p>0.001594387755102</text:p>
          </table:table-cell>
          <table:table-cell office:value-type="float" office:value="0" calcext:value-type="float">
            <text:p>0</text:p>
          </table:table-cell>
          <table:table-cell office:value-type="float" office:value="31.43" calcext:value-type="float">
            <text:p>31.43</text:p>
          </table:table-cell>
          <table:table-cell office:value-type="float" office:value="67.86" calcext:value-type="float">
            <text:p>67.86</text:p>
          </table:table-cell>
          <table:table-cell office:value-type="float" office:value="63.57" calcext:value-type="float">
            <text:p>63.57</text:p>
          </table:table-cell>
          <table:table-cell office:value-type="float" office:value="64.61" calcext:value-type="float">
            <text:p>64.61</text:p>
          </table:table-cell>
          <table:table-cell office:value-type="float" office:value="65.71" calcext:value-type="float">
            <text:p>65.71</text:p>
          </table:table-cell>
          <table:table-cell office:value-type="float" office:value="0" calcext:value-type="float">
            <text:p>0</text:p>
          </table:table-cell>
          <table:table-cell office:value-type="float" office:value="0.0219387755102041" calcext:value-type="float">
            <text:p>0.021938775510204</text:p>
          </table:table-cell>
          <table:table-cell office:value-type="float" office:value="0.0197704081632653" calcext:value-type="float">
            <text:p>0.019770408163265</text:p>
          </table:table-cell>
          <table:table-cell office:value-type="float" office:value="0.00216836734693878" calcext:value-type="float">
            <text:p>0.002168367346939</text:p>
          </table:table-cell>
          <table:table-cell office:value-type="float" office:value="0.00389391111826622" calcext:value-type="float">
            <text:p>0.003893911118266</text:p>
          </table:table-cell>
          <table:table-cell office:value-type="float" office:value="0.00548469387755102" calcext:value-type="float">
            <text:p>0.005484693877551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85" calcext:value-type="float">
            <text:p>85</text:p>
          </table:table-cell>
          <table:table-cell office:value-type="float" office:value="65" calcext:value-type="float">
            <text:p>65</text:p>
          </table:table-cell>
          <table:table-cell office:value-type="float" office:value="70.85" calcext:value-type="float">
            <text:p>70.85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0.00446428571428571" calcext:value-type="float">
            <text:p>0.004464285714286</text:p>
          </table:table-cell>
          <table:table-cell office:value-type="float" office:value="0.00216836734693878" calcext:value-type="float">
            <text:p>0.002168367346939</text:p>
          </table:table-cell>
          <table:table-cell office:value-type="float" office:value="0.00153061224489796" calcext:value-type="float">
            <text:p>0.001530612244898</text:p>
          </table:table-cell>
          <table:table-cell office:value-type="float" office:value="0.00080058122026246" calcext:value-type="float">
            <text:p>0.000800581220262</text:p>
          </table:table-cell>
          <table:table-cell office:value-type="float" office:value="0.00111607142857143" calcext:value-type="float">
            <text:p>0.001116071428571</text:p>
          </table:table-cell>
          <table:table-cell office:value-type="float" office:value="0" calcext:value-type="float">
            <text:p>0</text:p>
          </table:table-cell>
          <table:table-cell office:value-type="float" office:value="42.14" calcext:value-type="float">
            <text:p>42.14</text:p>
          </table:table-cell>
          <table:table-cell office:value-type="float" office:value="77.86" calcext:value-type="float">
            <text:p>77.86</text:p>
          </table:table-cell>
          <table:table-cell office:value-type="float" office:value="64.29" calcext:value-type="float">
            <text:p>64.29</text:p>
          </table:table-cell>
          <table:table-cell office:value-type="float" office:value="68.58" calcext:value-type="float">
            <text:p>68.58</text:p>
          </table:table-cell>
          <table:table-cell office:value-type="float" office:value="71.07" calcext:value-type="float">
            <text:p>71.07</text:p>
          </table:table-cell>
          <table:table-cell office:value-type="float" office:value="0" calcext:value-type="float">
            <text:p>0</text:p>
          </table:table-cell>
          <table:table-cell office:value-type="float" office:value="0.00471938775510204" calcext:value-type="float">
            <text:p>0.004719387755102</text:p>
          </table:table-cell>
          <table:table-cell office:value-type="float" office:value="0.0034438775510204" calcext:value-type="float">
            <text:p>0.00344387755102</text:p>
          </table:table-cell>
          <table:table-cell office:value-type="float" office:value="0.00191326530612245" calcext:value-type="float">
            <text:p>0.001913265306122</text:p>
          </table:table-cell>
          <table:table-cell office:value-type="float" office:value="0.000797129024620003" calcext:value-type="float">
            <text:p>0.00079712902462</text:p>
          </table:table-cell>
          <table:table-cell office:value-type="float" office:value="0.00117984693877551" calcext:value-type="float">
            <text:p>0.001179846938776</text:p>
          </table:table-cell>
          <table:table-cell office:value-type="float" office:value="0" calcext:value-type="float">
            <text:p>0</text:p>
          </table:table-cell>
          <table:table-cell office:value-type="float" office:value="47.14" calcext:value-type="float">
            <text:p>47.14</text:p>
          </table:table-cell>
          <table:table-cell office:value-type="float" office:value="80.71" calcext:value-type="float">
            <text:p>80.71</text:p>
          </table:table-cell>
          <table:table-cell office:value-type="float" office:value="66.43" calcext:value-type="float">
            <text:p>66.43</text:p>
          </table:table-cell>
          <table:table-cell office:value-type="float" office:value="70.6" calcext:value-type="float">
            <text:p>70.6</text:p>
          </table:table-cell>
          <table:table-cell office:value-type="float" office:value="73.57" calcext:value-type="float">
            <text:p>73.57</text:p>
          </table:table-cell>
          <table:table-cell office:value-type="float" office:value="0" calcext:value-type="float">
            <text:p>0</text:p>
          </table:table-cell>
          <table:table-cell office:value-type="float" office:value="0.00216836734693878" calcext:value-type="float">
            <text:p>0.002168367346939</text:p>
          </table:table-cell>
          <table:table-cell office:value-type="float" office:value="0.00293367346938775" calcext:value-type="float">
            <text:p>0.002933673469388</text:p>
          </table:table-cell>
          <table:table-cell office:value-type="float" office:value="0.000382653061224489" calcext:value-type="float">
            <text:p>0.000382653061224</text:p>
          </table:table-cell>
          <table:table-cell office:value-type="float" office:value="0.000151521506350069" calcext:value-type="float">
            <text:p>0.00015152150635</text:p>
          </table:table-cell>
          <table:table-cell office:value-type="float" office:value="0.000542091836734694" calcext:value-type="float">
            <text:p>0.00054209183673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77.86" calcext:value-type="float">
            <text:p>77.86</text:p>
          </table:table-cell>
          <table:table-cell office:value-type="float" office:value="67.14" calcext:value-type="float">
            <text:p>67.14</text:p>
          </table:table-cell>
          <table:table-cell office:value-type="float" office:value="70.35" calcext:value-type="float">
            <text:p>70.35</text:p>
          </table:table-cell>
          <table:table-cell office:value-type="float" office:value="72.5" calcext:value-type="float">
            <text:p>72.5</text:p>
          </table:table-cell>
          <table:table-cell office:value-type="float" office:value="0" calcext:value-type="float">
            <text:p>0</text:p>
          </table:table-cell>
          <table:table-cell office:value-type="float" office:value="0.00165816326530612" calcext:value-type="float">
            <text:p>0.001658163265306</text:p>
          </table:table-cell>
          <table:table-cell table:number-columns-repeated="2" office:value-type="float" office:value="0.000892857142857142" calcext:value-type="float">
            <text:p>0.000892857142857</text:p>
          </table:table-cell>
          <table:table-cell office:value-type="float" office:value="0.000408211803128183" calcext:value-type="float">
            <text:p>0.000408211803128</text:p>
          </table:table-cell>
          <table:table-cell office:value-type="float" office:value="0.000414540816326531" calcext:value-type="float">
            <text:p>0.000414540816327</text:p>
          </table:table-cell>
          <table:table-cell office:value-type="float" office:value="0" calcext:value-type="float">
            <text:p>0</text:p>
          </table:table-cell>
          <table:table-cell office:value-type="float" office:value="51.43" calcext:value-type="float">
            <text:p>51.43</text:p>
          </table:table-cell>
          <table:table-cell office:value-type="float" office:value="83.57" calcext:value-type="float">
            <text:p>83.57</text:p>
          </table:table-cell>
          <table:table-cell office:value-type="float" office:value="67.86" calcext:value-type="float">
            <text:p>67.86</text:p>
          </table:table-cell>
          <table:table-cell office:value-type="float" office:value="72.25" calcext:value-type="float">
            <text:p>72.25</text:p>
          </table:table-cell>
          <table:table-cell office:value-type="float" office:value="75.71" calcext:value-type="float">
            <text:p>75.71</text:p>
          </table:table-cell>
          <table:table-cell office:value-type="float" office:value="29.38" calcext:value-type="float">
            <text:p>29.38</text:p>
          </table:table-cell>
          <table:table-cell office:value-type="float" office:value="0.000382653061224492" calcext:value-type="float">
            <text:p>0.000382653061224</text:p>
          </table:table-cell>
          <table:table-cell office:value-type="float" office:value="0.000382653061224489" calcext:value-type="float">
            <text:p>0.000382653061224</text:p>
          </table:table-cell>
          <table:table-cell office:value-type="float" office:value="0.000637755102040816" calcext:value-type="float">
            <text:p>0.000637755102041</text:p>
          </table:table-cell>
          <table:table-cell office:value-type="float" office:value="0.000176196628079853" calcext:value-type="float">
            <text:p>0.00017619662808</text:p>
          </table:table-cell>
          <table:table-cell table:style-name="ce16" office:value-type="float" office:value="0.000095663265306123" calcext:value-type="float">
            <text:p>9.57E-05</text:p>
          </table:table-cell>
          <table:table-cell office:value-type="float" office:value="0.000182081603884408" calcext:value-type="float">
            <text:p>0.000182081603884</text:p>
          </table:table-cell>
          <table:table-cell office:value-type="float" office:value="45" calcext:value-type="float">
            <text:p>45</text:p>
          </table:table-cell>
          <table:table-cell office:value-type="float" office:value="77.86" calcext:value-type="float">
            <text:p>77.86</text:p>
          </table:table-cell>
          <table:table-cell office:value-type="float" office:value="67.14" calcext:value-type="float">
            <text:p>67.14</text:p>
          </table:table-cell>
          <table:table-cell office:value-type="float" office:value="70.31" calcext:value-type="float">
            <text:p>70.31</text:p>
          </table:table-cell>
          <table:table-cell office:value-type="float" office:value="72.5" calcext:value-type="float">
            <text:p>72.5</text:p>
          </table:table-cell>
          <table:table-cell office:value-type="float" office:value="27.26" calcext:value-type="float">
            <text:p>27.26</text:p>
          </table:table-cell>
          <table:table-cell office:value-type="float" office:value="0.00102040816326531" calcext:value-type="float">
            <text:p>0.001020408163265</text:p>
          </table:table-cell>
          <table:table-cell office:value-type="float" office:value="0.00153061224489796" calcext:value-type="float">
            <text:p>0.001530612244898</text:p>
          </table:table-cell>
          <table:table-cell office:value-type="float" office:value="0.000255102040816326" calcext:value-type="float">
            <text:p>0.000255102040816</text:p>
          </table:table-cell>
          <table:table-cell table:style-name="ce16" office:value-type="float" office:value="0.0000870316005918523" calcext:value-type="float">
            <text:p>8.70E-05</text:p>
          </table:table-cell>
          <table:table-cell office:value-type="float" office:value="0.000255102040816326" calcext:value-type="float">
            <text:p>0.000255102040816</text:p>
          </table:table-cell>
          <table:table-cell table:style-name="ce16" office:value-type="float" office:value="0.0000646096013783384" calcext:value-type="float">
            <text:p>6.46E-05</text:p>
          </table:table-cell>
          <table:table-cell office:value-type="float" office:value="49.29" calcext:value-type="float">
            <text:p>49.29</text:p>
          </table:table-cell>
          <table:table-cell office:value-type="float" office:value="80.71" calcext:value-type="float">
            <text:p>80.71</text:p>
          </table:table-cell>
          <table:table-cell office:value-type="float" office:value="68.57" calcext:value-type="float">
            <text:p>68.57</text:p>
          </table:table-cell>
          <table:table-cell office:value-type="float" office:value="71.99" calcext:value-type="float">
            <text:p>71.99</text:p>
          </table:table-cell>
          <table:table-cell office:value-type="float" office:value="74.64" calcext:value-type="float">
            <text:p>74.64</text:p>
          </table:table-cell>
          <table:table-cell office:value-type="float" office:value="28.96" calcext:value-type="float">
            <text:p>28.96</text:p>
          </table:table-cell>
          <table:table-cell office:value-type="float" office:value="0.000255102040816328" calcext:value-type="float">
            <text:p>0.000255102040816</text:p>
          </table:table-cell>
          <table:table-cell office:value-type="float" office:value="0.000382653061224489" calcext:value-type="float">
            <text:p>0.000382653061224</text:p>
          </table:table-cell>
          <table:table-cell office:value-type="float" office:value="0.000255102040816326" calcext:value-type="float">
            <text:p>0.000255102040816</text:p>
          </table:table-cell>
          <table:table-cell table:style-name="ce16" office:value-type="float" office:value="0.0000722279129090063" calcext:value-type="float">
            <text:p>7.22E-05</text:p>
          </table:table-cell>
          <table:table-cell table:style-name="ce16" office:value-type="float" office:value="0.000063775510204082" calcext:value-type="float">
            <text:p>6.38E-05</text:p>
          </table:table-cell>
          <table:table-cell table:style-name="ce16" office:value-type="float" office:value="0.0000500422222415594" calcext:value-type="float">
            <text:p>5.00E-05</text:p>
          </table:table-cell>
          <table:table-cell office:value-type="float" office:value="46.43" calcext:value-type="float">
            <text:p>46.43</text:p>
          </table:table-cell>
          <table:table-cell office:value-type="float" office:value="78.57" calcext:value-type="float">
            <text:p>78.57</text:p>
          </table:table-cell>
          <table:table-cell office:value-type="float" office:value="67.86" calcext:value-type="float">
            <text:p>67.86</text:p>
          </table:table-cell>
          <table:table-cell office:value-type="float" office:value="70.99" calcext:value-type="float">
            <text:p>70.99</text:p>
          </table:table-cell>
          <table:table-cell office:value-type="float" office:value="73.21" calcext:value-type="float">
            <text:p>73.21</text:p>
          </table:table-cell>
          <table:table-cell office:value-type="float" office:value="27.26" calcext:value-type="float">
            <text:p>27.26</text:p>
          </table:table-cell>
          <table:table-cell office:value-type="float" office:value="0.00127551020408163" calcext:value-type="float">
            <text:p>0.001275510204082</text:p>
          </table:table-cell>
          <table:table-cell table:number-columns-repeated="2" office:value-type="float" office:value="0.000637755102040816" calcext:value-type="float">
            <text:p>0.000637755102041</text:p>
          </table:table-cell>
          <table:table-cell office:value-type="float" office:value="0.000306812926349866" calcext:value-type="float">
            <text:p>0.00030681292635</text:p>
          </table:table-cell>
          <table:table-cell office:value-type="float" office:value="0.000318877551020408" calcext:value-type="float">
            <text:p>0.00031887755102</text:p>
          </table:table-cell>
          <table:table-cell table:style-name="ce16" office:value-type="float" office:value="0.0000646096013783384" calcext:value-type="float">
            <text:p>6.46E-05</text:p>
          </table:table-cell>
        </table:table-row>
        <table:table-row table:style-name="ro1">
          <table:table-cell office:value-type="string" calcext:value-type="string">
            <text:p>7933197233428195239,1,2,20,(30, 45, 30)</text:p>
          </table:table-cell>
          <table:table-cell office:value-type="float" office:value="28.57" calcext:value-type="float">
            <text:p>28.57</text:p>
          </table:table-cell>
          <table:table-cell office:value-type="float" office:value="60.71" calcext:value-type="float">
            <text:p>60.71</text:p>
          </table:table-cell>
          <table:table-cell office:value-type="float" office:value="67.86" calcext:value-type="float">
            <text:p>67.86</text:p>
          </table:table-cell>
          <table:table-cell office:value-type="float" office:value="65.38" calcext:value-type="float">
            <text:p>65.38</text:p>
          </table:table-cell>
          <table:table-cell office:value-type="float" office:value="64.29" calcext:value-type="float">
            <text:p>64.29</text:p>
          </table:table-cell>
          <table:table-cell office:value-type="float" office:value="27.14" calcext:value-type="float">
            <text:p>27.14</text:p>
          </table:table-cell>
          <table:table-cell office:value-type="float" office:value="65" calcext:value-type="float">
            <text:p>65</text:p>
          </table:table-cell>
          <table:table-cell office:value-type="float" office:value="62.14" calcext:value-type="float">
            <text:p>62.14</text:p>
          </table:table-cell>
          <table:table-cell office:value-type="float" office:value="63.82" calcext:value-type="float">
            <text:p>63.82</text:p>
          </table:table-cell>
          <table:table-cell office:value-type="float" office:value="63.57" calcext:value-type="float">
            <text:p>63.57</text:p>
          </table:table-cell>
          <table:table-cell office:value-type="float" office:value="0" calcext:value-type="float">
            <text:p>0</text:p>
          </table:table-cell>
          <table:table-cell office:value-type="float" office:value="0.026530612244898" calcext:value-type="float">
            <text:p>0.026530612244898</text:p>
          </table:table-cell>
          <table:table-cell office:value-type="float" office:value="0.0104591836734694" calcext:value-type="float">
            <text:p>0.010459183673469</text:p>
          </table:table-cell>
          <table:table-cell office:value-type="float" office:value="0.0176020408163265" calcext:value-type="float">
            <text:p>0.017602040816327</text:p>
          </table:table-cell>
          <table:table-cell office:value-type="float" office:value="0.00705922715323217" calcext:value-type="float">
            <text:p>0.007059227153232</text:p>
          </table:table-cell>
          <table:table-cell office:value-type="float" office:value="0.00663265306122449" calcext:value-type="float">
            <text:p>0.00663265306122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60.14" calcext:value-type="float">
            <text:p>60.14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0.0105867346938776" calcext:value-type="float">
            <text:p>0.010586734693878</text:p>
          </table:table-cell>
          <table:table-cell office:value-type="float" office:value="0.00727040816326531" calcext:value-type="float">
            <text:p>0.007270408163265</text:p>
          </table:table-cell>
          <table:table-cell office:value-type="float" office:value="0.00790816326530613" calcext:value-type="float">
            <text:p>0.007908163265306</text:p>
          </table:table-cell>
          <table:table-cell office:value-type="float" office:value="0.00261643980122292" calcext:value-type="float">
            <text:p>0.002616439801223</text:p>
          </table:table-cell>
          <table:table-cell office:value-type="float" office:value="0.00264668367346939" calcext:value-type="float">
            <text:p>0.002646683673469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64.29" calcext:value-type="float">
            <text:p>64.29</text:p>
          </table:table-cell>
          <table:table-cell office:value-type="float" office:value="60.71" calcext:value-type="float">
            <text:p>60.71</text:p>
          </table:table-cell>
          <table:table-cell office:value-type="float" office:value="61.94" calcext:value-type="float">
            <text:p>61.94</text:p>
          </table:table-cell>
          <table:table-cell office:value-type="float" office:value="62.5" calcext:value-type="float">
            <text:p>62.5</text:p>
          </table:table-cell>
          <table:table-cell office:value-type="float" office:value="0" calcext:value-type="float">
            <text:p>0</text:p>
          </table:table-cell>
          <table:table-cell office:value-type="float" office:value="0.0108418367346939" calcext:value-type="float">
            <text:p>0.010841836734694</text:p>
          </table:table-cell>
          <table:table-cell office:value-type="float" office:value="0.00701530612244898" calcext:value-type="float">
            <text:p>0.007015306122449</text:p>
          </table:table-cell>
          <table:table-cell office:value-type="float" office:value="0.00191326530612245" calcext:value-type="float">
            <text:p>0.001913265306122</text:p>
          </table:table-cell>
          <table:table-cell office:value-type="float" office:value="0.00188636109577911" calcext:value-type="float">
            <text:p>0.001886361095779</text:p>
          </table:table-cell>
          <table:table-cell office:value-type="float" office:value="0.00271045918367347" calcext:value-type="float">
            <text:p>0.002710459183673</text:p>
          </table:table-cell>
          <table:table-cell office:value-type="float" office:value="0" calcext:value-type="float">
            <text:p>0</text:p>
          </table:table-cell>
          <table:table-cell office:value-type="float" office:value="15.71" calcext:value-type="float">
            <text:p>15.71</text:p>
          </table:table-cell>
          <table:table-cell office:value-type="float" office:value="54.29" calcext:value-type="float">
            <text:p>54.29</text:p>
          </table:table-cell>
          <table:table-cell office:value-type="float" office:value="61.43" calcext:value-type="float">
            <text:p>61.43</text:p>
          </table:table-cell>
          <table:table-cell office:value-type="float" office:value="58.44" calcext:value-type="float">
            <text:p>58.44</text:p>
          </table:table-cell>
          <table:table-cell office:value-type="float" office:value="57.86" calcext:value-type="float">
            <text:p>57.86</text:p>
          </table:table-cell>
          <table:table-cell office:value-type="float" office:value="0" calcext:value-type="float">
            <text:p>0</text:p>
          </table:table-cell>
          <table:table-cell office:value-type="float" office:value="0.00867346938775511" calcext:value-type="float">
            <text:p>0.008673469387755</text:p>
          </table:table-cell>
          <table:table-cell office:value-type="float" office:value="0.00663265306122449" calcext:value-type="float">
            <text:p>0.006632653061225</text:p>
          </table:table-cell>
          <table:table-cell office:value-type="float" office:value="0.00408163265306123" calcext:value-type="float">
            <text:p>0.004081632653061</text:p>
          </table:table-cell>
          <table:table-cell office:value-type="float" office:value="0.00270162826406583" calcext:value-type="float">
            <text:p>0.002701628264066</text:p>
          </table:table-cell>
          <table:table-cell office:value-type="float" office:value="0.00216836734693878" calcext:value-type="float">
            <text:p>0.002168367346939</text:p>
          </table:table-cell>
          <table:table-cell office:value-type="float" office:value="0" calcext:value-type="float">
            <text:p>0</text:p>
          </table:table-cell>
          <table:table-cell office:value-type="float" office:value="37.14" calcext:value-type="float">
            <text:p>37.14</text:p>
          </table:table-cell>
          <table:table-cell office:value-type="float" office:value="71.43" calcext:value-type="float">
            <text:p>71.43</text:p>
          </table:table-cell>
          <table:table-cell office:value-type="float" office:value="65.71" calcext:value-type="float">
            <text:p>65.71</text:p>
          </table:table-cell>
          <table:table-cell office:value-type="float" office:value="67.58" calcext:value-type="float">
            <text:p>67.58</text:p>
          </table:table-cell>
          <table:table-cell office:value-type="float" office:value="68.57" calcext:value-type="float">
            <text:p>68.57</text:p>
          </table:table-cell>
          <table:table-cell office:value-type="float" office:value="0" calcext:value-type="float">
            <text:p>0</text:p>
          </table:table-cell>
          <table:table-cell office:value-type="float" office:value="0.00293367346938775" calcext:value-type="float">
            <text:p>0.002933673469388</text:p>
          </table:table-cell>
          <table:table-cell office:value-type="float" office:value="0.00127551020408163" calcext:value-type="float">
            <text:p>0.001275510204082</text:p>
          </table:table-cell>
          <table:table-cell office:value-type="float" office:value="0.00102040816326531" calcext:value-type="float">
            <text:p>0.001020408163265</text:p>
          </table:table-cell>
          <table:table-cell office:value-type="float" office:value="0.000647831655256524" calcext:value-type="float">
            <text:p>0.000647831655257</text:p>
          </table:table-cell>
          <table:table-cell office:value-type="float" office:value="0.000733418367346937" calcext:value-type="float">
            <text:p>0.000733418367347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71.43" calcext:value-type="float">
            <text:p>71.43</text:p>
          </table:table-cell>
          <table:table-cell office:value-type="float" office:value="68.57" calcext:value-type="float">
            <text:p>68.57</text:p>
          </table:table-cell>
          <table:table-cell office:value-type="float" office:value="69.55" calcext:value-type="float">
            <text:p>69.5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0.00408163265306122" calcext:value-type="float">
            <text:p>0.004081632653061</text:p>
          </table:table-cell>
          <table:table-cell office:value-type="float" office:value="0.00318877551020408" calcext:value-type="float">
            <text:p>0.003188775510204</text:p>
          </table:table-cell>
          <table:table-cell office:value-type="float" office:value="0.00280612244897959" calcext:value-type="float">
            <text:p>0.00280612244898</text:p>
          </table:table-cell>
          <table:table-cell office:value-type="float" office:value="0.00111048551849183" calcext:value-type="float">
            <text:p>0.001110485518492</text:p>
          </table:table-cell>
          <table:table-cell office:value-type="float" office:value="0.0010204081632653" calcext:value-type="float">
            <text:p>0.001020408163265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72.14" calcext:value-type="float">
            <text:p>72.14</text:p>
          </table:table-cell>
          <table:table-cell office:value-type="float" office:value="67.86" calcext:value-type="float">
            <text:p>67.86</text:p>
          </table:table-cell>
          <table:table-cell office:value-type="float" office:value="69.32" calcext:value-type="float">
            <text:p>69.32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0.00153061224489796" calcext:value-type="float">
            <text:p>0.001530612244898</text:p>
          </table:table-cell>
          <table:table-cell office:value-type="float" office:value="0.000892857142857142" calcext:value-type="float">
            <text:p>0.000892857142857</text:p>
          </table:table-cell>
          <table:table-cell office:value-type="float" office:value="0.00255102040816326" calcext:value-type="float">
            <text:p>0.002551020408163</text:p>
          </table:table-cell>
          <table:table-cell office:value-type="float" office:value="0.000893131154818441" calcext:value-type="float">
            <text:p>0.000893131154818</text:p>
          </table:table-cell>
          <table:table-cell office:value-type="float" office:value="0.000382653061224489" calcext:value-type="float">
            <text:p>0.000382653061224</text:p>
          </table:table-cell>
          <table:table-cell office:value-type="float" office:value="0" calcext:value-type="float">
            <text:p>0</text:p>
          </table:table-cell>
          <table:table-cell office:value-type="float" office:value="39.29" calcext:value-type="float">
            <text:p>39.29</text:p>
          </table:table-cell>
          <table:table-cell office:value-type="float" office:value="74.29" calcext:value-type="float">
            <text:p>74.29</text:p>
          </table:table-cell>
          <table:table-cell office:value-type="float" office:value="65" calcext:value-type="float">
            <text:p>65</text:p>
          </table:table-cell>
          <table:table-cell office:value-type="float" office:value="68.03" calcext:value-type="float">
            <text:p>68.03</text:p>
          </table:table-cell>
          <table:table-cell office:value-type="float" office:value="69.64" calcext:value-type="float">
            <text:p>69.64</text:p>
          </table:table-cell>
          <table:table-cell office:value-type="float" office:value="0" calcext:value-type="float">
            <text:p>0</text:p>
          </table:table-cell>
          <table:table-cell office:value-type="float" office:value="0.00255102040816327" calcext:value-type="float">
            <text:p>0.002551020408163</text:p>
          </table:table-cell>
          <table:table-cell office:value-type="float" office:value="0.000255102040816326" calcext:value-type="float">
            <text:p>0.000255102040816</text:p>
          </table:table-cell>
          <table:table-cell office:value-type="float" office:value="0.00153061224489796" calcext:value-type="float">
            <text:p>0.001530612244898</text:p>
          </table:table-cell>
          <table:table-cell office:value-type="float" office:value="0.000744349960978147" calcext:value-type="float">
            <text:p>0.000744349960978</text:p>
          </table:table-cell>
          <table:table-cell office:value-type="float" office:value="0.000637755102040817" calcext:value-type="float">
            <text:p>0.000637755102041</text:p>
          </table:table-cell>
          <table:table-cell office:value-type="float" office:value="0" calcext:value-type="float">
            <text:p>0</text:p>
          </table:table-cell>
          <table:table-cell office:value-type="float" office:value="39.29" calcext:value-type="float">
            <text:p>39.29</text:p>
          </table:table-cell>
          <table:table-cell office:value-type="float" office:value="74.29" calcext:value-type="float">
            <text:p>74.29</text:p>
          </table:table-cell>
          <table:table-cell office:value-type="float" office:value="65" calcext:value-type="float">
            <text:p>65</text:p>
          </table:table-cell>
          <table:table-cell office:value-type="float" office:value="67.95" calcext:value-type="float">
            <text:p>67.95</text:p>
          </table:table-cell>
          <table:table-cell office:value-type="float" office:value="69.64" calcext:value-type="float">
            <text:p>69.64</text:p>
          </table:table-cell>
          <table:table-cell office:value-type="float" office:value="27.46" calcext:value-type="float">
            <text:p>27.46</text:p>
          </table:table-cell>
          <table:table-cell office:value-type="float" office:value="0.00446428571428571" calcext:value-type="float">
            <text:p>0.004464285714286</text:p>
          </table:table-cell>
          <table:table-cell office:value-type="float" office:value="0.00216836734693877" calcext:value-type="float">
            <text:p>0.002168367346939</text:p>
          </table:table-cell>
          <table:table-cell office:value-type="float" office:value="0.000892857142857145" calcext:value-type="float">
            <text:p>0.000892857142857</text:p>
          </table:table-cell>
          <table:table-cell office:value-type="float" office:value="0.000747963971876703" calcext:value-type="float">
            <text:p>0.000747963971877</text:p>
          </table:table-cell>
          <table:table-cell office:value-type="float" office:value="0.00111607142857143" calcext:value-type="float">
            <text:p>0.001116071428571</text:p>
          </table:table-cell>
          <table:table-cell table:style-name="ce16" office:value-type="float" office:value="0.000077336218407041" calcext:value-type="float">
            <text:p>7.73E-05</text:p>
          </table:table-cell>
          <table:table-cell office:value-type="float" office:value="42.14" calcext:value-type="float">
            <text:p>42.14</text:p>
          </table:table-cell>
          <table:table-cell office:value-type="float" office:value="72.86" calcext:value-type="float">
            <text:p>72.86</text:p>
          </table:table-cell>
          <table:table-cell office:value-type="float" office:value="69.29" calcext:value-type="float">
            <text:p>69.29</text:p>
          </table:table-cell>
          <table:table-cell office:value-type="float" office:value="70.35" calcext:value-type="float">
            <text:p>70.35</text:p>
          </table:table-cell>
          <table:table-cell office:value-type="float" office:value="71.07" calcext:value-type="float">
            <text:p>71.07</text:p>
          </table:table-cell>
          <table:table-cell office:value-type="float" office:value="29.05" calcext:value-type="float">
            <text:p>29.05</text:p>
          </table:table-cell>
          <table:table-cell office:value-type="float" office:value="0.000892857142857143" calcext:value-type="float">
            <text:p>0.000892857142857</text:p>
          </table:table-cell>
          <table:table-cell office:value-type="float" office:value="0.00102040816326531" calcext:value-type="float">
            <text:p>0.001020408163265</text:p>
          </table:table-cell>
          <table:table-cell office:value-type="float" office:value="0.000382653061224489" calcext:value-type="float">
            <text:p>0.000382653061224</text:p>
          </table:table-cell>
          <table:table-cell office:value-type="float" office:value="0.000160536235358977" calcext:value-type="float">
            <text:p>0.000160536235359</text:p>
          </table:table-cell>
          <table:table-cell office:value-type="float" office:value="0.000223214285714286" calcext:value-type="float">
            <text:p>0.000223214285714</text:p>
          </table:table-cell>
          <table:table-cell table:style-name="ce16" office:value-type="float" office:value="0.0000926075787328303" calcext:value-type="float">
            <text:p>9.26E-05</text:p>
          </table:table-cell>
          <table:table-cell office:value-type="float" office:value="41.43" calcext:value-type="float">
            <text:p>41.43</text:p>
          </table:table-cell>
          <table:table-cell office:value-type="float" office:value="72.86" calcext:value-type="float">
            <text:p>72.86</text:p>
          </table:table-cell>
          <table:table-cell office:value-type="float" office:value="68.57" calcext:value-type="float">
            <text:p>68.57</text:p>
          </table:table-cell>
          <table:table-cell office:value-type="float" office:value="69.84" calcext:value-type="float">
            <text:p>69.84</text:p>
          </table:table-cell>
          <table:table-cell office:value-type="float" office:value="70.71" calcext:value-type="float">
            <text:p>70.71</text:p>
          </table:table-cell>
          <table:table-cell office:value-type="float" office:value="27.96" calcext:value-type="float">
            <text:p>27.96</text:p>
          </table:table-cell>
          <table:table-cell office:value-type="float" office:value="0.00165816326530612" calcext:value-type="float">
            <text:p>0.001658163265306</text:p>
          </table:table-cell>
          <table:table-cell office:value-type="float" office:value="0.00165816326530612" calcext:value-type="float">
            <text:p>0.001658163265306</text:p>
          </table:table-cell>
          <table:table-cell office:value-type="float" office:value="0.000255102040816326" calcext:value-type="float">
            <text:p>0.000255102040816</text:p>
          </table:table-cell>
          <table:table-cell office:value-type="float" office:value="0.000212933290059259" calcext:value-type="float">
            <text:p>0.000212933290059</text:p>
          </table:table-cell>
          <table:table-cell office:value-type="float" office:value="0.00041454081632653" calcext:value-type="float">
            <text:p>0.000414540816327</text:p>
          </table:table-cell>
          <table:table-cell office:value-type="float" office:value="0.000287806406139871" calcext:value-type="float">
            <text:p>0.00028780640614</text:p>
          </table:table-cell>
          <table:table-cell office:value-type="float" office:value="38.57" calcext:value-type="float">
            <text:p>38.57</text:p>
          </table:table-cell>
          <table:table-cell office:value-type="float" office:value="74.29" calcext:value-type="float">
            <text:p>74.29</text:p>
          </table:table-cell>
          <table:table-cell office:value-type="float" office:value="64.29" calcext:value-type="float">
            <text:p>64.29</text:p>
          </table:table-cell>
          <table:table-cell office:value-type="float" office:value="67.56" calcext:value-type="float">
            <text:p>67.56</text:p>
          </table:table-cell>
          <table:table-cell office:value-type="float" office:value="69.29" calcext:value-type="float">
            <text:p>69.29</text:p>
          </table:table-cell>
          <table:table-cell office:value-type="float" office:value="27.43" calcext:value-type="float">
            <text:p>27.43</text:p>
          </table:table-cell>
          <table:table-cell office:value-type="float" office:value="0.000255102040816325" calcext:value-type="float">
            <text:p>0.000255102040816</text:p>
          </table:table-cell>
          <table:table-cell office:value-type="float" office:value="0.000255102040816326" calcext:value-type="float">
            <text:p>0.000255102040816</text:p>
          </table:table-cell>
          <table:table-cell office:value-type="float" office:value="0.000637755102040818" calcext:value-type="float">
            <text:p>0.000637755102041</text:p>
          </table:table-cell>
          <table:table-cell office:value-type="float" office:value="0.000145473799602451" calcext:value-type="float">
            <text:p>0.000145473799602</text:p>
          </table:table-cell>
          <table:table-cell table:style-name="ce16" office:value-type="float" office:value="0.0000637755102040812" calcext:value-type="float">
            <text:p>6.38E-05</text:p>
          </table:table-cell>
          <table:table-cell office:value-type="float" office:value="0.00015662933667476" calcext:value-type="float">
            <text:p>0.000156629336675</text:p>
          </table:table-cell>
        </table:table-row>
        <table:table-row table:style-name="ro1">
          <table:table-cell office:value-type="string" calcext:value-type="string">
            <text:p>7933197233428195239,1,2,40,(30, 75, 50)</text:p>
          </table:table-cell>
          <table:table-cell office:value-type="float" office:value="46.43" calcext:value-type="float">
            <text:p>46.43</text:p>
          </table:table-cell>
          <table:table-cell office:value-type="float" office:value="75" calcext:value-type="float">
            <text:p>75</text:p>
          </table:table-cell>
          <table:table-cell office:value-type="float" office:value="71.43" calcext:value-type="float">
            <text:p>71.43</text:p>
          </table:table-cell>
          <table:table-cell office:value-type="float" office:value="72.41" calcext:value-type="float">
            <text:p>72.41</text:p>
          </table:table-cell>
          <table:table-cell office:value-type="float" office:value="73.21" calcext:value-type="float">
            <text:p>73.21</text:p>
          </table:table-cell>
          <table:table-cell office:value-type="float" office:value="25.71" calcext:value-type="float">
            <text:p>25.71</text:p>
          </table:table-cell>
          <table:table-cell office:value-type="float" office:value="65.71" calcext:value-type="float">
            <text:p>65.71</text:p>
          </table:table-cell>
          <table:table-cell office:value-type="float" office:value="60" calcext:value-type="float">
            <text:p>60</text:p>
          </table:table-cell>
          <table:table-cell office:value-type="float" office:value="61.93" calcext:value-type="float">
            <text:p>61.93</text:p>
          </table:table-cell>
          <table:table-cell office:value-type="float" office:value="62.86" calcext:value-type="float">
            <text:p>62.86</text:p>
          </table:table-cell>
          <table:table-cell office:value-type="float" office:value="0" calcext:value-type="float">
            <text:p>0</text:p>
          </table:table-cell>
          <table:table-cell office:value-type="float" office:value="0.0110969387755102" calcext:value-type="float">
            <text:p>0.01109693877551</text:p>
          </table:table-cell>
          <table:table-cell office:value-type="float" office:value="0.0182397959183674" calcext:value-type="float">
            <text:p>0.018239795918367</text:p>
          </table:table-cell>
          <table:table-cell office:value-type="float" office:value="0.00408163265306123" calcext:value-type="float">
            <text:p>0.004081632653061</text:p>
          </table:table-cell>
          <table:table-cell office:value-type="float" office:value="0.00158789613304765" calcext:value-type="float">
            <text:p>0.001587896133048</text:p>
          </table:table-cell>
          <table:table-cell office:value-type="float" office:value="0.00277423469387755" calcext:value-type="float">
            <text:p>0.002774234693878</text:p>
          </table:table-cell>
          <table:table-cell office:value-type="float" office:value="0" calcext:value-type="float">
            <text:p>0</text:p>
          </table:table-cell>
          <table:table-cell office:value-type="float" office:value="18.57" calcext:value-type="float">
            <text:p>18.57</text:p>
          </table:table-cell>
          <table:table-cell office:value-type="float" office:value="58.57" calcext:value-type="float">
            <text:p>58.57</text:p>
          </table:table-cell>
          <table:table-cell office:value-type="float" office:value="60" calcext:value-type="float">
            <text:p>60</text:p>
          </table:table-cell>
          <table:table-cell office:value-type="float" office:value="59.76" calcext:value-type="float">
            <text:p>59.76</text:p>
          </table:table-cell>
          <table:table-cell office:value-type="float" office:value="59.29" calcext:value-type="float">
            <text:p>59.29</text:p>
          </table:table-cell>
          <table:table-cell office:value-type="float" office:value="0" calcext:value-type="float">
            <text:p>0</text:p>
          </table:table-cell>
          <table:table-cell office:value-type="float" office:value="0.025765306122449" calcext:value-type="float">
            <text:p>0.025765306122449</text:p>
          </table:table-cell>
          <table:table-cell office:value-type="float" office:value="0.00484693877551021" calcext:value-type="float">
            <text:p>0.00484693877551</text:p>
          </table:table-cell>
          <table:table-cell office:value-type="float" office:value="0.011734693877551" calcext:value-type="float">
            <text:p>0.011734693877551</text:p>
          </table:table-cell>
          <table:table-cell office:value-type="float" office:value="0.00760613070635096" calcext:value-type="float">
            <text:p>0.007606130706351</text:p>
          </table:table-cell>
          <table:table-cell office:value-type="float" office:value="0.00644132653061224" calcext:value-type="float">
            <text:p>0.006441326530612</text:p>
          </table:table-cell>
          <table:table-cell office:value-type="float" office:value="0" calcext:value-type="float">
            <text:p>0</text:p>
          </table:table-cell>
          <table:table-cell office:value-type="float" office:value="27.86" calcext:value-type="float">
            <text:p>27.86</text:p>
          </table:table-cell>
          <table:table-cell office:value-type="float" office:value="70.71" calcext:value-type="float">
            <text:p>70.71</text:p>
          </table:table-cell>
          <table:table-cell office:value-type="float" office:value="57.14" calcext:value-type="float">
            <text:p>57.14</text:p>
          </table:table-cell>
          <table:table-cell office:value-type="float" office:value="62.72" calcext:value-type="float">
            <text:p>62.72</text:p>
          </table:table-cell>
          <table:table-cell office:value-type="float" office:value="63.93" calcext:value-type="float">
            <text:p>63.93</text:p>
          </table:table-cell>
          <table:table-cell office:value-type="float" office:value="0" calcext:value-type="float">
            <text:p>0</text:p>
          </table:table-cell>
          <table:table-cell office:value-type="float" office:value="0.00854591836734694" calcext:value-type="float">
            <text:p>0.008545918367347</text:p>
          </table:table-cell>
          <table:table-cell office:value-type="float" office:value="0.00599489795918367" calcext:value-type="float">
            <text:p>0.005994897959184</text:p>
          </table:table-cell>
          <table:table-cell office:value-type="float" office:value="0.0127551020408163" calcext:value-type="float">
            <text:p>0.012755102040816</text:p>
          </table:table-cell>
          <table:table-cell office:value-type="float" office:value="0.00250908500597902" calcext:value-type="float">
            <text:p>0.002509085005979</text:p>
          </table:table-cell>
          <table:table-cell office:value-type="float" office:value="0.00213647959183673" calcext:value-type="float">
            <text:p>0.002136479591837</text:p>
          </table:table-cell>
          <table:table-cell office:value-type="float" office:value="0" calcext:value-type="float">
            <text:p>0</text:p>
          </table:table-cell>
          <table:table-cell office:value-type="float" office:value="27.14" calcext:value-type="float">
            <text:p>27.14</text:p>
          </table:table-cell>
          <table:table-cell office:value-type="float" office:value="67.14" calcext:value-type="float">
            <text:p>67.14</text:p>
          </table:table-cell>
          <table:table-cell office:value-type="float" office:value="60" calcext:value-type="float">
            <text:p>60</text:p>
          </table:table-cell>
          <table:table-cell office:value-type="float" office:value="62.7" calcext:value-type="float">
            <text:p>62.7</text:p>
          </table:table-cell>
          <table:table-cell office:value-type="float" office:value="63.57" calcext:value-type="float">
            <text:p>63.57</text:p>
          </table:table-cell>
          <table:table-cell office:value-type="float" office:value="0" calcext:value-type="float">
            <text:p>0</text:p>
          </table:table-cell>
          <table:table-cell office:value-type="float" office:value="0.0118622448979592" calcext:value-type="float">
            <text:p>0.011862244897959</text:p>
          </table:table-cell>
          <table:table-cell office:value-type="float" office:value="0.00982142857142857" calcext:value-type="float">
            <text:p>0.009821428571429</text:p>
          </table:table-cell>
          <table:table-cell office:value-type="float" office:value="0.00599489795918367" calcext:value-type="float">
            <text:p>0.005994897959184</text:p>
          </table:table-cell>
          <table:table-cell office:value-type="float" office:value="0.0027925068617685" calcext:value-type="float">
            <text:p>0.002792506861769</text:p>
          </table:table-cell>
          <table:table-cell office:value-type="float" office:value="0.0029655612244898" calcext:value-type="float">
            <text:p>0.00296556122449</text:p>
          </table:table-cell>
          <table:table-cell office:value-type="float" office:value="0" calcext:value-type="float">
            <text:p>0</text:p>
          </table:table-cell>
          <table:table-cell office:value-type="float" office:value="47.86" calcext:value-type="float">
            <text:p>47.86</text:p>
          </table:table-cell>
          <table:table-cell office:value-type="float" office:value="79.29" calcext:value-type="float">
            <text:p>79.29</text:p>
          </table:table-cell>
          <table:table-cell office:value-type="float" office:value="68.57" calcext:value-type="float">
            <text:p>68.57</text:p>
          </table:table-cell>
          <table:table-cell office:value-type="float" office:value="71.62" calcext:value-type="float">
            <text:p>71.62</text:p>
          </table:table-cell>
          <table:table-cell office:value-type="float" office:value="73.93" calcext:value-type="float">
            <text:p>73.93</text:p>
          </table:table-cell>
          <table:table-cell office:value-type="float" office:value="0" calcext:value-type="float">
            <text:p>0</text:p>
          </table:table-cell>
          <table:table-cell office:value-type="float" office:value="0.000382653061224492" calcext:value-type="float">
            <text:p>0.000382653061224</text:p>
          </table:table-cell>
          <table:table-cell office:value-type="float" office:value="0.000255102040816326" calcext:value-type="float">
            <text:p>0.000255102040816</text:p>
          </table:table-cell>
          <table:table-cell office:value-type="float" office:value="0.000255102040816326" calcext:value-type="float">
            <text:p>0.000255102040816</text:p>
          </table:table-cell>
          <table:table-cell office:value-type="float" office:value="0.000106920778413689" calcext:value-type="float">
            <text:p>0.000106920778414</text:p>
          </table:table-cell>
          <table:table-cell table:style-name="ce16" office:value-type="float" office:value="0.000095663265306123" calcext:value-type="float">
            <text:p>9.57E-05</text:p>
          </table:table-cell>
          <table:table-cell office:value-type="float" office:value="0" calcext:value-type="float">
            <text:p>0</text:p>
          </table:table-cell>
          <table:table-cell office:value-type="float" office:value="48.57" calcext:value-type="float">
            <text:p>48.57</text:p>
          </table:table-cell>
          <table:table-cell office:value-type="float" office:value="80.71" calcext:value-type="float">
            <text:p>80.71</text:p>
          </table:table-cell>
          <table:table-cell office:value-type="float" office:value="67.86" calcext:value-type="float">
            <text:p>67.86</text:p>
          </table:table-cell>
          <table:table-cell office:value-type="float" office:value="71.44" calcext:value-type="float">
            <text:p>71.44</text:p>
          </table:table-cell>
          <table:table-cell office:value-type="float" office:value="74.29" calcext:value-type="float">
            <text:p>74.29</text:p>
          </table:table-cell>
          <table:table-cell office:value-type="float" office:value="0" calcext:value-type="float">
            <text:p>0</text:p>
          </table:table-cell>
          <table:table-cell office:value-type="float" office:value="0.00420918367346939" calcext:value-type="float">
            <text:p>0.004209183673469</text:p>
          </table:table-cell>
          <table:table-cell office:value-type="float" office:value="0.00420918367346939" calcext:value-type="float">
            <text:p>0.004209183673469</text:p>
          </table:table-cell>
          <table:table-cell office:value-type="float" office:value="0" calcext:value-type="float">
            <text:p>0</text:p>
          </table:table-cell>
          <table:table-cell office:value-type="float" office:value="0.000259820523657509" calcext:value-type="float">
            <text:p>0.000259820523658</text:p>
          </table:table-cell>
          <table:table-cell office:value-type="float" office:value="0.00105229591836735" calcext:value-type="float">
            <text:p>0.001052295918367</text:p>
          </table:table-cell>
          <table:table-cell office:value-type="float" office:value="0" calcext:value-type="float">
            <text:p>0</text:p>
          </table:table-cell>
          <table:table-cell office:value-type="float" office:value="47.86" calcext:value-type="float">
            <text:p>47.86</text:p>
          </table:table-cell>
          <table:table-cell office:value-type="float" office:value="80" calcext:value-type="float">
            <text:p>80</text:p>
          </table:table-cell>
          <table:table-cell office:value-type="float" office:value="67.86" calcext:value-type="float">
            <text:p>67.86</text:p>
          </table:table-cell>
          <table:table-cell office:value-type="float" office:value="71.31" calcext:value-type="float">
            <text:p>71.31</text:p>
          </table:table-cell>
          <table:table-cell office:value-type="float" office:value="73.93" calcext:value-type="float">
            <text:p>73.93</text:p>
          </table:table-cell>
          <table:table-cell office:value-type="float" office:value="0" calcext:value-type="float">
            <text:p>0</text:p>
          </table:table-cell>
          <table:table-cell office:value-type="float" office:value="0.00165816326530613" calcext:value-type="float">
            <text:p>0.001658163265306</text:p>
          </table:table-cell>
          <table:table-cell office:value-type="float" office:value="0.00165816326530612" calcext:value-type="float">
            <text:p>0.001658163265306</text:p>
          </table:table-cell>
          <table:table-cell office:value-type="float" office:value="0" calcext:value-type="float">
            <text:p>0</text:p>
          </table:table-cell>
          <table:table-cell office:value-type="float" office:value="0.00010695595421866" calcext:value-type="float">
            <text:p>0.000106955954219</text:p>
          </table:table-cell>
          <table:table-cell office:value-type="float" office:value="0.000414540816326531" calcext:value-type="float">
            <text:p>0.000414540816327</text:p>
          </table:table-cell>
          <table:table-cell office:value-type="float" office:value="0" calcext:value-type="float">
            <text:p>0</text:p>
          </table:table-cell>
          <table:table-cell office:value-type="float" office:value="45.71" calcext:value-type="float">
            <text:p>45.71</text:p>
          </table:table-cell>
          <table:table-cell office:value-type="float" office:value="77.86" calcext:value-type="float">
            <text:p>77.86</text:p>
          </table:table-cell>
          <table:table-cell office:value-type="float" office:value="67.86" calcext:value-type="float">
            <text:p>67.86</text:p>
          </table:table-cell>
          <table:table-cell office:value-type="float" office:value="70.75" calcext:value-type="float">
            <text:p>70.75</text:p>
          </table:table-cell>
          <table:table-cell office:value-type="float" office:value="72.86" calcext:value-type="float">
            <text:p>72.86</text:p>
          </table:table-cell>
          <table:table-cell office:value-type="float" office:value="0" calcext:value-type="float">
            <text:p>0</text:p>
          </table:table-cell>
          <table:table-cell office:value-type="float" office:value="0.00153061224489796" calcext:value-type="float">
            <text:p>0.001530612244898</text:p>
          </table:table-cell>
          <table:table-cell office:value-type="float" office:value="0.00153061224489796" calcext:value-type="float">
            <text:p>0.001530612244898</text:p>
          </table:table-cell>
          <table:table-cell office:value-type="float" office:value="0" calcext:value-type="float">
            <text:p>0</text:p>
          </table:table-cell>
          <table:table-cell office:value-type="float" office:value="0.00011480576343323" calcext:value-type="float">
            <text:p>0.000114805763433</text:p>
          </table:table-cell>
          <table:table-cell office:value-type="float" office:value="0.00038265306122449" calcext:value-type="float">
            <text:p>0.000382653061224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77.14" calcext:value-type="float">
            <text:p>77.14</text:p>
          </table:table-cell>
          <table:table-cell office:value-type="float" office:value="67.86" calcext:value-type="float">
            <text:p>67.86</text:p>
          </table:table-cell>
          <table:table-cell office:value-type="float" office:value="70.62" calcext:value-type="float">
            <text:p>70.62</text:p>
          </table:table-cell>
          <table:table-cell office:value-type="float" office:value="72.5" calcext:value-type="float">
            <text:p>72.5</text:p>
          </table:table-cell>
          <table:table-cell office:value-type="float" office:value="29.82" calcext:value-type="float">
            <text:p>29.82</text:p>
          </table:table-cell>
          <table:table-cell office:value-type="float" office:value="0.000382653061224487" calcext:value-type="float">
            <text:p>0.000382653061224</text:p>
          </table:table-cell>
          <table:table-cell office:value-type="float" office:value="0.000382653061224489" calcext:value-type="float">
            <text:p>0.000382653061224</text:p>
          </table:table-cell>
          <table:table-cell office:value-type="float" office:value="0.000637755102040816" calcext:value-type="float">
            <text:p>0.000637755102041</text:p>
          </table:table-cell>
          <table:table-cell office:value-type="float" office:value="0.000183521062520339" calcext:value-type="float">
            <text:p>0.00018352106252</text:p>
          </table:table-cell>
          <table:table-cell table:style-name="ce16" office:value-type="float" office:value="0.0000956632653061218" calcext:value-type="float">
            <text:p>9.57E-05</text:p>
          </table:table-cell>
          <table:table-cell table:style-name="ce16" office:value-type="float" office:value="0.0000450309342939934" calcext:value-type="float">
            <text:p>4.50E-05</text:p>
          </table:table-cell>
          <table:table-cell office:value-type="float" office:value="47.14" calcext:value-type="float">
            <text:p>47.14</text:p>
          </table:table-cell>
          <table:table-cell office:value-type="float" office:value="79.29" calcext:value-type="float">
            <text:p>79.29</text:p>
          </table:table-cell>
          <table:table-cell office:value-type="float" office:value="67.86" calcext:value-type="float">
            <text:p>67.86</text:p>
          </table:table-cell>
          <table:table-cell office:value-type="float" office:value="71.14" calcext:value-type="float">
            <text:p>71.14</text:p>
          </table:table-cell>
          <table:table-cell office:value-type="float" office:value="73.57" calcext:value-type="float">
            <text:p>73.57</text:p>
          </table:table-cell>
          <table:table-cell office:value-type="float" office:value="27.96" calcext:value-type="float">
            <text:p>27.96</text:p>
          </table:table-cell>
          <table:table-cell office:value-type="float" office:value="0.000892857142857143" calcext:value-type="float">
            <text:p>0.000892857142857</text:p>
          </table:table-cell>
          <table:table-cell office:value-type="float" office:value="0.000892857142857142" calcext:value-type="float">
            <text:p>0.000892857142857</text:p>
          </table:table-cell>
          <table:table-cell office:value-type="float" office:value="0" calcext:value-type="float">
            <text:p>0</text:p>
          </table:table-cell>
          <table:table-cell table:style-name="ce16" office:value-type="float" office:value="0.0000609838384495319" calcext:value-type="float">
            <text:p>6.10E-05</text:p>
          </table:table-cell>
          <table:table-cell office:value-type="float" office:value="0.000223214285714286" calcext:value-type="float">
            <text:p>0.000223214285714</text:p>
          </table:table-cell>
          <table:table-cell office:value-type="float" office:value="0.000121387735922939" calcext:value-type="float">
            <text:p>0.000121387735923</text:p>
          </table:table-cell>
          <table:table-cell office:value-type="float" office:value="46.43" calcext:value-type="float">
            <text:p>46.43</text:p>
          </table:table-cell>
          <table:table-cell office:value-type="float" office:value="77.86" calcext:value-type="float">
            <text:p>77.86</text:p>
          </table:table-cell>
          <table:table-cell office:value-type="float" office:value="68.57" calcext:value-type="float">
            <text:p>68.57</text:p>
          </table:table-cell>
          <table:table-cell office:value-type="float" office:value="71.24" calcext:value-type="float">
            <text:p>71.24</text:p>
          </table:table-cell>
          <table:table-cell office:value-type="float" office:value="73.21" calcext:value-type="float">
            <text:p>73.21</text:p>
          </table:table-cell>
          <table:table-cell office:value-type="float" office:value="27.52" calcext:value-type="float">
            <text:p>27.52</text:p>
          </table:table-cell>
          <table:table-cell office:value-type="float" office:value="0.00127551020408163" calcext:value-type="float">
            <text:p>0.001275510204082</text:p>
          </table:table-cell>
          <table:table-cell office:value-type="float" office:value="0.000892857142857142" calcext:value-type="float">
            <text:p>0.000892857142857</text:p>
          </table:table-cell>
          <table:table-cell office:value-type="float" office:value="0.000255102040816326" calcext:value-type="float">
            <text:p>0.000255102040816</text:p>
          </table:table-cell>
          <table:table-cell office:value-type="float" office:value="0.000198361985489652" calcext:value-type="float">
            <text:p>0.00019836198549</text:p>
          </table:table-cell>
          <table:table-cell office:value-type="float" office:value="0.000318877551020408" calcext:value-type="float">
            <text:p>0.00031887755102</text:p>
          </table:table-cell>
          <table:table-cell office:value-type="float" office:value="0.000180123737175974" calcext:value-type="float">
            <text:p>0.000180123737176</text:p>
          </table:table-cell>
          <table:table-cell office:value-type="float" office:value="46.43" calcext:value-type="float">
            <text:p>46.43</text:p>
          </table:table-cell>
          <table:table-cell office:value-type="float" office:value="78.57" calcext:value-type="float">
            <text:p>78.57</text:p>
          </table:table-cell>
          <table:table-cell office:value-type="float" office:value="67.86" calcext:value-type="float">
            <text:p>67.86</text:p>
          </table:table-cell>
          <table:table-cell office:value-type="float" office:value="70.93" calcext:value-type="float">
            <text:p>70.93</text:p>
          </table:table-cell>
          <table:table-cell office:value-type="float" office:value="73.21" calcext:value-type="float">
            <text:p>73.21</text:p>
          </table:table-cell>
          <table:table-cell office:value-type="float" office:value="28.41" calcext:value-type="float">
            <text:p>28.41</text:p>
          </table:table-cell>
          <table:table-cell office:value-type="float" office:value="0.00191326530612245" calcext:value-type="float">
            <text:p>0.001913265306122</text:p>
          </table:table-cell>
          <table:table-cell office:value-type="float" office:value="0.00191326530612245" calcext:value-type="float">
            <text:p>0.001913265306122</text:p>
          </table:table-cell>
          <table:table-cell office:value-type="float" office:value="0" calcext:value-type="float">
            <text:p>0</text:p>
          </table:table-cell>
          <table:table-cell office:value-type="float" office:value="0.000141202280396522" calcext:value-type="float">
            <text:p>0.000141202280397</text:p>
          </table:table-cell>
          <table:table-cell office:value-type="float" office:value="0.000478316326530613" calcext:value-type="float">
            <text:p>0.000478316326531</text:p>
          </table:table-cell>
          <table:table-cell office:value-type="float" office:value="0.000464014409898976" calcext:value-type="float">
            <text:p>0.000464014409899</text:p>
          </table:table-cell>
        </table:table-row>
        <table:table-row table:style-name="ro1">
          <table:table-cell office:value-type="string" calcext:value-type="string">
            <text:p>7933197233428195239,1,2,40,(30, 45, 30)</text:p>
          </table:table-cell>
          <table:table-cell office:value-type="float" office:value="32.14" calcext:value-type="float">
            <text:p>32.14</text:p>
          </table:table-cell>
          <table:table-cell office:value-type="float" office:value="64.29" calcext:value-type="float">
            <text:p>64.29</text:p>
          </table:table-cell>
          <table:table-cell office:value-type="float" office:value="67.86" calcext:value-type="float">
            <text:p>67.86</text:p>
          </table:table-cell>
          <table:table-cell office:value-type="float" office:value="66.67" calcext:value-type="float">
            <text:p>66.67</text:p>
          </table:table-cell>
          <table:table-cell office:value-type="float" office:value="66.07" calcext:value-type="float">
            <text:p>66.07</text:p>
          </table:table-cell>
          <table:table-cell office:value-type="float" office:value="26.43" calcext:value-type="float">
            <text:p>26.43</text:p>
          </table:table-cell>
          <table:table-cell office:value-type="float" office:value="66.43" calcext:value-type="float">
            <text:p>66.43</text:p>
          </table:table-cell>
          <table:table-cell office:value-type="float" office:value="60" calcext:value-type="float">
            <text:p>60</text:p>
          </table:table-cell>
          <table:table-cell office:value-type="float" office:value="62.29" calcext:value-type="float">
            <text:p>62.29</text:p>
          </table:table-cell>
          <table:table-cell office:value-type="float" office:value="63.21" calcext:value-type="float">
            <text:p>63.21</text:p>
          </table:table-cell>
          <table:table-cell office:value-type="float" office:value="0" calcext:value-type="float">
            <text:p>0</text:p>
          </table:table-cell>
          <table:table-cell office:value-type="float" office:value="0.00867346938775509" calcext:value-type="float">
            <text:p>0.008673469387755</text:p>
          </table:table-cell>
          <table:table-cell office:value-type="float" office:value="0.0112244897959184" calcext:value-type="float">
            <text:p>0.011224489795918</text:p>
          </table:table-cell>
          <table:table-cell office:value-type="float" office:value="0.00280612244897959" calcext:value-type="float">
            <text:p>0.00280612244898</text:p>
          </table:table-cell>
          <table:table-cell office:value-type="float" office:value="0.00146274472112042" calcext:value-type="float">
            <text:p>0.00146274472112</text:p>
          </table:table-cell>
          <table:table-cell office:value-type="float" office:value="0.00216836734693877" calcext:value-type="float">
            <text:p>0.002168367346939</text:p>
          </table:table-cell>
          <table:table-cell office:value-type="float" office:value="0" calcext:value-type="float">
            <text:p>0</text:p>
          </table:table-cell>
          <table:table-cell office:value-type="float" office:value="19.29" calcext:value-type="float">
            <text:p>19.29</text:p>
          </table:table-cell>
          <table:table-cell office:value-type="float" office:value="61.43" calcext:value-type="float">
            <text:p>61.43</text:p>
          </table:table-cell>
          <table:table-cell office:value-type="float" office:value="57.86" calcext:value-type="float">
            <text:p>57.86</text:p>
          </table:table-cell>
          <table:table-cell office:value-type="float" office:value="59.21" calcext:value-type="float">
            <text:p>59.21</text:p>
          </table:table-cell>
          <table:table-cell office:value-type="float" office:value="59.64" calcext:value-type="float">
            <text:p>59.64</text:p>
          </table:table-cell>
          <table:table-cell office:value-type="float" office:value="0" calcext:value-type="float">
            <text:p>0</text:p>
          </table:table-cell>
          <table:table-cell office:value-type="float" office:value="0.00739795918367348" calcext:value-type="float">
            <text:p>0.007397959183673</text:p>
          </table:table-cell>
          <table:table-cell office:value-type="float" office:value="0.00599489795918368" calcext:value-type="float">
            <text:p>0.005994897959184</text:p>
          </table:table-cell>
          <table:table-cell office:value-type="float" office:value="0.00216836734693877" calcext:value-type="float">
            <text:p>0.002168367346939</text:p>
          </table:table-cell>
          <table:table-cell office:value-type="float" office:value="0.00143356292517007" calcext:value-type="float">
            <text:p>0.00143356292517</text:p>
          </table:table-cell>
          <table:table-cell office:value-type="float" office:value="0.00184948979591837" calcext:value-type="float">
            <text:p>0.001849489795918</text:p>
          </table:table-cell>
          <table:table-cell office:value-type="float" office:value="0" calcext:value-type="float">
            <text:p>0</text:p>
          </table:table-cell>
          <table:table-cell office:value-type="float" office:value="21.43" calcext:value-type="float">
            <text:p>21.43</text:p>
          </table:table-cell>
          <table:table-cell office:value-type="float" office:value="61.43" calcext:value-type="float">
            <text:p>61.43</text:p>
          </table:table-cell>
          <table:table-cell office:value-type="float" office:value="60" calcext:value-type="float">
            <text:p>60</text:p>
          </table:table-cell>
          <table:table-cell office:value-type="float" office:value="60.8" calcext:value-type="float">
            <text:p>60.8</text:p>
          </table:table-cell>
          <table:table-cell office:value-type="float" office:value="60.71" calcext:value-type="float">
            <text:p>60.71</text:p>
          </table:table-cell>
          <table:table-cell office:value-type="float" office:value="0" calcext:value-type="float">
            <text:p>0</text:p>
          </table:table-cell>
          <table:table-cell office:value-type="float" office:value="0.0235969387755102" calcext:value-type="float">
            <text:p>0.02359693877551</text:p>
          </table:table-cell>
          <table:table-cell office:value-type="float" office:value="0.0142857142857143" calcext:value-type="float">
            <text:p>0.014285714285714</text:p>
          </table:table-cell>
          <table:table-cell office:value-type="float" office:value="0.0149234693877551" calcext:value-type="float">
            <text:p>0.014923469387755</text:p>
          </table:table-cell>
          <table:table-cell office:value-type="float" office:value="0.00607458021711006" calcext:value-type="float">
            <text:p>0.00607458021711</text:p>
          </table:table-cell>
          <table:table-cell office:value-type="float" office:value="0.00589923469387755" calcext:value-type="float">
            <text:p>0.005899234693878</text:p>
          </table:table-cell>
          <table:table-cell office:value-type="float" office:value="0" calcext:value-type="float">
            <text:p>0</text:p>
          </table:table-cell>
          <table:table-cell office:value-type="float" office:value="20.71" calcext:value-type="float">
            <text:p>20.71</text:p>
          </table:table-cell>
          <table:table-cell office:value-type="float" office:value="57.86" calcext:value-type="float">
            <text:p>57.86</text:p>
          </table:table-cell>
          <table:table-cell office:value-type="float" office:value="62.86" calcext:value-type="float">
            <text:p>62.86</text:p>
          </table:table-cell>
          <table:table-cell office:value-type="float" office:value="61.1" calcext:value-type="float">
            <text:p>61.1</text:p>
          </table:table-cell>
          <table:table-cell office:value-type="float" office:value="60.36" calcext:value-type="float">
            <text:p>60.36</text:p>
          </table:table-cell>
          <table:table-cell office:value-type="float" office:value="0" calcext:value-type="float">
            <text:p>0</text:p>
          </table:table-cell>
          <table:table-cell office:value-type="float" office:value="0.0149234693877551" calcext:value-type="float">
            <text:p>0.014923469387755</text:p>
          </table:table-cell>
          <table:table-cell office:value-type="float" office:value="0.00216836734693878" calcext:value-type="float">
            <text:p>0.002168367346939</text:p>
          </table:table-cell>
          <table:table-cell office:value-type="float" office:value="0.00612244897959184" calcext:value-type="float">
            <text:p>0.006122448979592</text:p>
          </table:table-cell>
          <table:table-cell office:value-type="float" office:value="0.00477150174205119" calcext:value-type="float">
            <text:p>0.004771501742051</text:p>
          </table:table-cell>
          <table:table-cell office:value-type="float" office:value="0.00373086734693877" calcext:value-type="float">
            <text:p>0.003730867346939</text:p>
          </table:table-cell>
          <table:table-cell office:value-type="float" office:value="0" calcext:value-type="float">
            <text:p>0</text:p>
          </table:table-cell>
          <table:table-cell office:value-type="float" office:value="47.86" calcext:value-type="float">
            <text:p>47.86</text:p>
          </table:table-cell>
          <table:table-cell office:value-type="float" office:value="81.43" calcext:value-type="float">
            <text:p>81.43</text:p>
          </table:table-cell>
          <table:table-cell office:value-type="float" office:value="66.43" calcext:value-type="float">
            <text:p>66.43</text:p>
          </table:table-cell>
          <table:table-cell office:value-type="float" office:value="70.78" calcext:value-type="float">
            <text:p>70.78</text:p>
          </table:table-cell>
          <table:table-cell office:value-type="float" office:value="73.93" calcext:value-type="float">
            <text:p>73.93</text:p>
          </table:table-cell>
          <table:table-cell office:value-type="float" office:value="0" calcext:value-type="float">
            <text:p>0</text:p>
          </table:table-cell>
          <table:table-cell office:value-type="float" office:value="0.00229591836734694" calcext:value-type="float">
            <text:p>0.002295918367347</text:p>
          </table:table-cell>
          <table:table-cell office:value-type="float" office:value="0.0034438775510204" calcext:value-type="float">
            <text:p>0.00344387755102</text:p>
          </table:table-cell>
          <table:table-cell office:value-type="float" office:value="0.000382653061224489" calcext:value-type="float">
            <text:p>0.000382653061224</text:p>
          </table:table-cell>
          <table:table-cell office:value-type="float" office:value="0.000127055391918557" calcext:value-type="float">
            <text:p>0.000127055391919</text:p>
          </table:table-cell>
          <table:table-cell office:value-type="float" office:value="0.000573979591836735" calcext:value-type="float">
            <text:p>0.000573979591837</text:p>
          </table:table-cell>
          <table:table-cell office:value-type="float" office:value="0" calcext:value-type="float">
            <text:p>0</text:p>
          </table:table-cell>
          <table:table-cell office:value-type="float" office:value="42.14" calcext:value-type="float">
            <text:p>42.14</text:p>
          </table:table-cell>
          <table:table-cell office:value-type="float" office:value="77.86" calcext:value-type="float">
            <text:p>77.86</text:p>
          </table:table-cell>
          <table:table-cell office:value-type="float" office:value="64.29" calcext:value-type="float">
            <text:p>64.29</text:p>
          </table:table-cell>
          <table:table-cell office:value-type="float" office:value="68.54" calcext:value-type="float">
            <text:p>68.54</text:p>
          </table:table-cell>
          <table:table-cell office:value-type="float" office:value="71.07" calcext:value-type="float">
            <text:p>71.07</text:p>
          </table:table-cell>
          <table:table-cell office:value-type="float" office:value="0" calcext:value-type="float">
            <text:p>0</text:p>
          </table:table-cell>
          <table:table-cell office:value-type="float" office:value="0.00216836734693878" calcext:value-type="float">
            <text:p>0.002168367346939</text:p>
          </table:table-cell>
          <table:table-cell office:value-type="float" office:value="0.0034438775510204" calcext:value-type="float">
            <text:p>0.00344387755102</text:p>
          </table:table-cell>
          <table:table-cell office:value-type="float" office:value="0.000637755102040818" calcext:value-type="float">
            <text:p>0.000637755102041</text:p>
          </table:table-cell>
          <table:table-cell office:value-type="float" office:value="0.000161186092625071" calcext:value-type="float">
            <text:p>0.000161186092625</text:p>
          </table:table-cell>
          <table:table-cell office:value-type="float" office:value="0.000542091836734695" calcext:value-type="float">
            <text:p>0.00054209183673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78.57" calcext:value-type="float">
            <text:p>78.57</text:p>
          </table:table-cell>
          <table:table-cell office:value-type="float" office:value="66.43" calcext:value-type="float">
            <text:p>66.43</text:p>
          </table:table-cell>
          <table:table-cell office:value-type="float" office:value="70.04" calcext:value-type="float">
            <text:p>70.04</text:p>
          </table:table-cell>
          <table:table-cell office:value-type="float" office:value="72.5" calcext:value-type="float">
            <text:p>72.5</text:p>
          </table:table-cell>
          <table:table-cell office:value-type="float" office:value="0" calcext:value-type="float">
            <text:p>0</text:p>
          </table:table-cell>
          <table:table-cell office:value-type="float" office:value="0.00229591836734694" calcext:value-type="float">
            <text:p>0.002295918367347</text:p>
          </table:table-cell>
          <table:table-cell office:value-type="float" office:value="0.00255102040816326" calcext:value-type="float">
            <text:p>0.002551020408163</text:p>
          </table:table-cell>
          <table:table-cell office:value-type="float" office:value="0.000382653061224489" calcext:value-type="float">
            <text:p>0.000382653061224</text:p>
          </table:table-cell>
          <table:table-cell office:value-type="float" office:value="0.000223802052765466" calcext:value-type="float">
            <text:p>0.000223802052765</text:p>
          </table:table-cell>
          <table:table-cell office:value-type="float" office:value="0.000573979591836735" calcext:value-type="float">
            <text:p>0.000573979591837</text:p>
          </table:table-cell>
          <table:table-cell office:value-type="float" office:value="0" calcext:value-type="float">
            <text:p>0</text:p>
          </table:table-cell>
          <table:table-cell office:value-type="float" office:value="39.29" calcext:value-type="float">
            <text:p>39.29</text:p>
          </table:table-cell>
          <table:table-cell office:value-type="float" office:value="70.71" calcext:value-type="float">
            <text:p>70.71</text:p>
          </table:table-cell>
          <table:table-cell office:value-type="float" office:value="68.57" calcext:value-type="float">
            <text:p>68.57</text:p>
          </table:table-cell>
          <table:table-cell office:value-type="float" office:value="69.26" calcext:value-type="float">
            <text:p>69.26</text:p>
          </table:table-cell>
          <table:table-cell office:value-type="float" office:value="69.64" calcext:value-type="float">
            <text:p>69.64</text:p>
          </table:table-cell>
          <table:table-cell office:value-type="float" office:value="0" calcext:value-type="float">
            <text:p>0</text:p>
          </table:table-cell>
          <table:table-cell office:value-type="float" office:value="0.000637755102040816" calcext:value-type="float">
            <text:p>0.000637755102041</text:p>
          </table:table-cell>
          <table:table-cell office:value-type="float" office:value="0.00216836734693877" calcext:value-type="float">
            <text:p>0.002168367346939</text:p>
          </table:table-cell>
          <table:table-cell office:value-type="float" office:value="0.000892857142857142" calcext:value-type="float">
            <text:p>0.000892857142857</text:p>
          </table:table-cell>
          <table:table-cell office:value-type="float" office:value="0.000104315050047666" calcext:value-type="float">
            <text:p>0.000104315050048</text:p>
          </table:table-cell>
          <table:table-cell office:value-type="float" office:value="0.000159438775510204" calcext:value-type="float">
            <text:p>0.00015943877551</text:p>
          </table:table-cell>
          <table:table-cell office:value-type="float" office:value="0" calcext:value-type="float">
            <text:p>0</text:p>
          </table:table-cell>
          <table:table-cell office:value-type="float" office:value="48.57" calcext:value-type="float">
            <text:p>48.57</text:p>
          </table:table-cell>
          <table:table-cell office:value-type="float" office:value="81.43" calcext:value-type="float">
            <text:p>81.43</text:p>
          </table:table-cell>
          <table:table-cell office:value-type="float" office:value="67.14" calcext:value-type="float">
            <text:p>67.14</text:p>
          </table:table-cell>
          <table:table-cell office:value-type="float" office:value="71.22" calcext:value-type="float">
            <text:p>71.22</text:p>
          </table:table-cell>
          <table:table-cell office:value-type="float" office:value="74.29" calcext:value-type="float">
            <text:p>74.29</text:p>
          </table:table-cell>
          <table:table-cell office:value-type="float" office:value="28.05" calcext:value-type="float">
            <text:p>28.05</text:p>
          </table:table-cell>
          <table:table-cell office:value-type="float" office:value="0.00229591836734694" calcext:value-type="float">
            <text:p>0.002295918367347</text:p>
          </table:table-cell>
          <table:table-cell office:value-type="float" office:value="0.00216836734693877" calcext:value-type="float">
            <text:p>0.002168367346939</text:p>
          </table:table-cell>
          <table:table-cell office:value-type="float" office:value="0.000255102040816326" calcext:value-type="float">
            <text:p>0.000255102040816</text:p>
          </table:table-cell>
          <table:table-cell office:value-type="float" office:value="0.00021038308541856" calcext:value-type="float">
            <text:p>0.000210383085419</text:p>
          </table:table-cell>
          <table:table-cell office:value-type="float" office:value="0.000573979591836736" calcext:value-type="float">
            <text:p>0.000573979591837</text:p>
          </table:table-cell>
          <table:table-cell office:value-type="float" office:value="0.000191870937426581" calcext:value-type="float">
            <text:p>0.000191870937427</text:p>
          </table:table-cell>
          <table:table-cell office:value-type="float" office:value="42.86" calcext:value-type="float">
            <text:p>42.86</text:p>
          </table:table-cell>
          <table:table-cell office:value-type="float" office:value="76.43" calcext:value-type="float">
            <text:p>76.43</text:p>
          </table:table-cell>
          <table:table-cell office:value-type="float" office:value="66.43" calcext:value-type="float">
            <text:p>66.43</text:p>
          </table:table-cell>
          <table:table-cell office:value-type="float" office:value="69.47" calcext:value-type="float">
            <text:p>69.47</text:p>
          </table:table-cell>
          <table:table-cell office:value-type="float" office:value="71.43" calcext:value-type="float">
            <text:p>71.43</text:p>
          </table:table-cell>
          <table:table-cell office:value-type="float" office:value="27.7" calcext:value-type="float">
            <text:p>27.7</text:p>
          </table:table-cell>
          <table:table-cell office:value-type="float" office:value="0.00191326530612245" calcext:value-type="float">
            <text:p>0.001913265306122</text:p>
          </table:table-cell>
          <table:table-cell office:value-type="float" office:value="0.00102040816326531" calcext:value-type="float">
            <text:p>0.001020408163265</text:p>
          </table:table-cell>
          <table:table-cell office:value-type="float" office:value="0.000382653061224489" calcext:value-type="float">
            <text:p>0.000382653061224</text:p>
          </table:table-cell>
          <table:table-cell office:value-type="float" office:value="0.00030795558012487" calcext:value-type="float">
            <text:p>0.000307955580125</text:p>
          </table:table-cell>
          <table:table-cell office:value-type="float" office:value="0.000478316326530613" calcext:value-type="float">
            <text:p>0.000478316326531</text:p>
          </table:table-cell>
          <table:table-cell office:value-type="float" office:value="0.000191870937426581" calcext:value-type="float">
            <text:p>0.000191870937427</text:p>
          </table:table-cell>
          <table:table-cell office:value-type="float" office:value="45" calcext:value-type="float">
            <text:p>45</text:p>
          </table:table-cell>
          <table:table-cell office:value-type="float" office:value="76.43" calcext:value-type="float">
            <text:p>76.43</text:p>
          </table:table-cell>
          <table:table-cell office:value-type="float" office:value="68.57" calcext:value-type="float">
            <text:p>68.57</text:p>
          </table:table-cell>
          <table:table-cell office:value-type="float" office:value="70.79" calcext:value-type="float">
            <text:p>70.79</text:p>
          </table:table-cell>
          <table:table-cell office:value-type="float" office:value="72.5" calcext:value-type="float">
            <text:p>72.5</text:p>
          </table:table-cell>
          <table:table-cell office:value-type="float" office:value="26.11" calcext:value-type="float">
            <text:p>26.11</text:p>
          </table:table-cell>
          <table:table-cell office:value-type="float" office:value="0.0042091836734694" calcext:value-type="float">
            <text:p>0.004209183673469</text:p>
          </table:table-cell>
          <table:table-cell office:value-type="float" office:value="0.0048469387755102" calcext:value-type="float">
            <text:p>0.00484693877551</text:p>
          </table:table-cell>
          <table:table-cell office:value-type="float" office:value="0.000255102040816326" calcext:value-type="float">
            <text:p>0.000255102040816</text:p>
          </table:table-cell>
          <table:table-cell office:value-type="float" office:value="0.000299886763545494" calcext:value-type="float">
            <text:p>0.000299886763545</text:p>
          </table:table-cell>
          <table:table-cell office:value-type="float" office:value="0.00105229591836735" calcext:value-type="float">
            <text:p>0.001052295918367</text:p>
          </table:table-cell>
          <table:table-cell office:value-type="float" office:value="0.000137050669590414" calcext:value-type="float">
            <text:p>0.00013705066959</text:p>
          </table:table-cell>
          <table:table-cell office:value-type="float" office:value="40" calcext:value-type="float">
            <text:p>40</text:p>
          </table:table-cell>
          <table:table-cell office:value-type="float" office:value="71.43" calcext:value-type="float">
            <text:p>71.43</text:p>
          </table:table-cell>
          <table:table-cell office:value-type="float" office:value="68.57" calcext:value-type="float">
            <text:p>68.57</text:p>
          </table:table-cell>
          <table:table-cell office:value-type="float" office:value="69.44" calcext:value-type="float">
            <text:p>69.44</text:p>
          </table:table-cell>
          <table:table-cell office:value-type="float" office:value="70" calcext:value-type="float">
            <text:p>70</text:p>
          </table:table-cell>
          <table:table-cell office:value-type="float" office:value="27.96" calcext:value-type="float">
            <text:p>27.96</text:p>
          </table:table-cell>
          <table:table-cell office:value-type="float" office:value="0.000892857142857143" calcext:value-type="float">
            <text:p>0.000892857142857</text:p>
          </table:table-cell>
          <table:table-cell office:value-type="float" office:value="0.00127551020408163" calcext:value-type="float">
            <text:p>0.001275510204082</text:p>
          </table:table-cell>
          <table:table-cell office:value-type="float" office:value="0.000255102040816326" calcext:value-type="float">
            <text:p>0.000255102040816</text:p>
          </table:table-cell>
          <table:table-cell office:value-type="float" office:value="0.000105583748352812" calcext:value-type="float">
            <text:p>0.000105583748353</text:p>
          </table:table-cell>
          <table:table-cell office:value-type="float" office:value="0.000223214285714286" calcext:value-type="float">
            <text:p>0.000223214285714</text:p>
          </table:table-cell>
          <table:table-cell office:value-type="float" office:value="0.000542329078236355" calcext:value-type="float">
            <text:p>0.000542329078236</text:p>
          </table:table-cell>
        </table:table-row>
        <table:table-row table:style-name="ro1">
          <table:table-cell office:value-type="string" calcext:value-type="string">
            <text:p>1735640862149943821,1,1,40,(30, 25, 15)</text:p>
          </table:table-cell>
          <table:table-cell office:value-type="float" office:value="35.71" calcext:value-type="float">
            <text:p>35.71</text:p>
          </table:table-cell>
          <table:table-cell office:value-type="float" office:value="71.43" calcext:value-type="float">
            <text:p>71.43</text:p>
          </table:table-cell>
          <table:table-cell office:value-type="float" office:value="64.29" calcext:value-type="float">
            <text:p>64.29</text:p>
          </table:table-cell>
          <table:table-cell office:value-type="float" office:value="66.67" calcext:value-type="float">
            <text:p>66.67</text:p>
          </table:table-cell>
          <table:table-cell office:value-type="float" office:value="67.86" calcext:value-type="float">
            <text:p>67.86</text:p>
          </table:table-cell>
          <table:table-cell office:value-type="float" office:value="13.57" calcext:value-type="float">
            <text:p>13.57</text:p>
          </table:table-cell>
          <table:table-cell office:value-type="float" office:value="52.86" calcext:value-type="float">
            <text:p>52.86</text:p>
          </table:table-cell>
          <table:table-cell office:value-type="float" office:value="60.71" calcext:value-type="float">
            <text:p>60.71</text:p>
          </table:table-cell>
          <table:table-cell office:value-type="float" office:value="57.84" calcext:value-type="float">
            <text:p>57.84</text:p>
          </table:table-cell>
          <table:table-cell office:value-type="float" office:value="56.79" calcext:value-type="float">
            <text:p>56.79</text:p>
          </table:table-cell>
          <table:table-cell office:value-type="float" office:value="0" calcext:value-type="float">
            <text:p>0</text:p>
          </table:table-cell>
          <table:table-cell office:value-type="float" office:value="0.0155612244897959" calcext:value-type="float">
            <text:p>0.015561224489796</text:p>
          </table:table-cell>
          <table:table-cell office:value-type="float" office:value="0.00663265306122449" calcext:value-type="float">
            <text:p>0.006632653061224</text:p>
          </table:table-cell>
          <table:table-cell office:value-type="float" office:value="0.0146683673469388" calcext:value-type="float">
            <text:p>0.014668367346939</text:p>
          </table:table-cell>
          <table:table-cell office:value-type="float" office:value="0.00496063128685397" calcext:value-type="float">
            <text:p>0.004960631286854</text:p>
          </table:table-cell>
          <table:table-cell office:value-type="float" office:value="0.00389030612244898" calcext:value-type="float">
            <text:p>0.003890306122449</text:p>
          </table:table-cell>
          <table:table-cell office:value-type="float" office:value="0" calcext:value-type="float">
            <text:p>0</text:p>
          </table:table-cell>
          <table:table-cell office:value-type="float" office:value="31.43" calcext:value-type="float">
            <text:p>31.43</text:p>
          </table:table-cell>
          <table:table-cell office:value-type="float" office:value="71.43" calcext:value-type="float">
            <text:p>71.43</text:p>
          </table:table-cell>
          <table:table-cell office:value-type="float" office:value="60" calcext:value-type="float">
            <text:p>60</text:p>
          </table:table-cell>
          <table:table-cell office:value-type="float" office:value="64.15" calcext:value-type="float">
            <text:p>64.15</text:p>
          </table:table-cell>
          <table:table-cell office:value-type="float" office:value="65.71" calcext:value-type="float">
            <text:p>65.71</text:p>
          </table:table-cell>
          <table:table-cell office:value-type="float" office:value="0" calcext:value-type="float">
            <text:p>0</text:p>
          </table:table-cell>
          <table:table-cell office:value-type="float" office:value="0.0155612244897959" calcext:value-type="float">
            <text:p>0.015561224489796</text:p>
          </table:table-cell>
          <table:table-cell office:value-type="float" office:value="0.0108418367346939" calcext:value-type="float">
            <text:p>0.010841836734694</text:p>
          </table:table-cell>
          <table:table-cell office:value-type="float" office:value="0.00599489795918367" calcext:value-type="float">
            <text:p>0.005994897959184</text:p>
          </table:table-cell>
          <table:table-cell office:value-type="float" office:value="0.00293118561277671" calcext:value-type="float">
            <text:p>0.002931185612777</text:p>
          </table:table-cell>
          <table:table-cell office:value-type="float" office:value="0.00389030612244898" calcext:value-type="float">
            <text:p>0.003890306122449</text:p>
          </table:table-cell>
          <table:table-cell office:value-type="float" office:value="0" calcext:value-type="float">
            <text:p>0</text:p>
          </table:table-cell>
          <table:table-cell office:value-type="float" office:value="26.43" calcext:value-type="float">
            <text:p>26.43</text:p>
          </table:table-cell>
          <table:table-cell office:value-type="float" office:value="60.71" calcext:value-type="float">
            <text:p>60.71</text:p>
          </table:table-cell>
          <table:table-cell office:value-type="float" office:value="65.71" calcext:value-type="float">
            <text:p>65.71</text:p>
          </table:table-cell>
          <table:table-cell office:value-type="float" office:value="63.72" calcext:value-type="float">
            <text:p>63.72</text:p>
          </table:table-cell>
          <table:table-cell office:value-type="float" office:value="63.21" calcext:value-type="float">
            <text:p>63.21</text:p>
          </table:table-cell>
          <table:table-cell office:value-type="float" office:value="0" calcext:value-type="float">
            <text:p>0</text:p>
          </table:table-cell>
          <table:table-cell office:value-type="float" office:value="0.0156887755102041" calcext:value-type="float">
            <text:p>0.015688775510204</text:p>
          </table:table-cell>
          <table:table-cell office:value-type="float" office:value="0.0223214285714286" calcext:value-type="float">
            <text:p>0.022321428571429</text:p>
          </table:table-cell>
          <table:table-cell office:value-type="float" office:value="0.00739795918367347" calcext:value-type="float">
            <text:p>0.007397959183673</text:p>
          </table:table-cell>
          <table:table-cell office:value-type="float" office:value="0.00267931530911471" calcext:value-type="float">
            <text:p>0.002679315309115</text:p>
          </table:table-cell>
          <table:table-cell office:value-type="float" office:value="0.00392219387755102" calcext:value-type="float">
            <text:p>0.003922193877551</text:p>
          </table:table-cell>
          <table:table-cell office:value-type="float" office:value="0" calcext:value-type="float">
            <text:p>0</text:p>
          </table:table-cell>
          <table:table-cell office:value-type="float" office:value="9.29" calcext:value-type="float">
            <text:p>9.29</text:p>
          </table:table-cell>
          <table:table-cell office:value-type="float" office:value="50.71" calcext:value-type="float">
            <text:p>50.71</text:p>
          </table:table-cell>
          <table:table-cell office:value-type="float" office:value="58.57" calcext:value-type="float">
            <text:p>58.57</text:p>
          </table:table-cell>
          <table:table-cell office:value-type="float" office:value="56.23" calcext:value-type="float">
            <text:p>56.23</text:p>
          </table:table-cell>
          <table:table-cell office:value-type="float" office:value="54.64" calcext:value-type="float">
            <text:p>54.64</text:p>
          </table:table-cell>
          <table:table-cell office:value-type="float" office:value="0" calcext:value-type="float">
            <text:p>0</text:p>
          </table:table-cell>
          <table:table-cell office:value-type="float" office:value="0.0399234693877551" calcext:value-type="float">
            <text:p>0.039923469387755</text:p>
          </table:table-cell>
          <table:table-cell office:value-type="float" office:value="0.0123724489795918" calcext:value-type="float">
            <text:p>0.012372448979592</text:p>
          </table:table-cell>
          <table:table-cell office:value-type="float" office:value="0.0258928571428571" calcext:value-type="float">
            <text:p>0.025892857142857</text:p>
          </table:table-cell>
          <table:table-cell office:value-type="float" office:value="0.0142975090752467" calcext:value-type="float">
            <text:p>0.014297509075247</text:p>
          </table:table-cell>
          <table:table-cell office:value-type="float" office:value="0.00998086734693878" calcext:value-type="float">
            <text:p>0.009980867346939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69.8" calcext:value-type="float">
            <text:p>69.8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0.00982142857142857" calcext:value-type="float">
            <text:p>0.009821428571429</text:p>
          </table:table-cell>
          <table:table-cell office:value-type="float" office:value="0.00803571428571429" calcext:value-type="float">
            <text:p>0.008035714285714</text:p>
          </table:table-cell>
          <table:table-cell office:value-type="float" office:value="0.000382653061224489" calcext:value-type="float">
            <text:p>0.000382653061224</text:p>
          </table:table-cell>
          <table:table-cell office:value-type="float" office:value="0.00133300711951037" calcext:value-type="float">
            <text:p>0.00133300711951</text:p>
          </table:table-cell>
          <table:table-cell office:value-type="float" office:value="0.00245535714285714" calcext:value-type="float">
            <text:p>0.002455357142857</text:p>
          </table:table-cell>
          <table:table-cell office:value-type="float" office:value="0" calcext:value-type="float">
            <text:p>0</text:p>
          </table:table-cell>
          <table:table-cell office:value-type="float" office:value="31.43" calcext:value-type="float">
            <text:p>31.43</text:p>
          </table:table-cell>
          <table:table-cell office:value-type="float" office:value="64.29" calcext:value-type="float">
            <text:p>64.29</text:p>
          </table:table-cell>
          <table:table-cell office:value-type="float" office:value="67.14" calcext:value-type="float">
            <text:p>67.14</text:p>
          </table:table-cell>
          <table:table-cell office:value-type="float" office:value="66.31" calcext:value-type="float">
            <text:p>66.31</text:p>
          </table:table-cell>
          <table:table-cell office:value-type="float" office:value="65.71" calcext:value-type="float">
            <text:p>65.71</text:p>
          </table:table-cell>
          <table:table-cell office:value-type="float" office:value="0" calcext:value-type="float">
            <text:p>0</text:p>
          </table:table-cell>
          <table:table-cell office:value-type="float" office:value="0.00408163265306123" calcext:value-type="float">
            <text:p>0.004081632653061</text:p>
          </table:table-cell>
          <table:table-cell office:value-type="float" office:value="0.00318877551020408" calcext:value-type="float">
            <text:p>0.003188775510204</text:p>
          </table:table-cell>
          <table:table-cell office:value-type="float" office:value="0.00344387755102041" calcext:value-type="float">
            <text:p>0.00344387755102</text:p>
          </table:table-cell>
          <table:table-cell office:value-type="float" office:value="0.00154615308106794" calcext:value-type="float">
            <text:p>0.001546153081068</text:p>
          </table:table-cell>
          <table:table-cell office:value-type="float" office:value="0.00102040816326531" calcext:value-type="float">
            <text:p>0.001020408163265</text:p>
          </table:table-cell>
          <table:table-cell office:value-type="float" office:value="0" calcext:value-type="float">
            <text:p>0</text:p>
          </table:table-cell>
          <table:table-cell office:value-type="float" office:value="37.14" calcext:value-type="float">
            <text:p>37.14</text:p>
          </table:table-cell>
          <table:table-cell office:value-type="float" office:value="69.29" calcext:value-type="float">
            <text:p>69.29</text:p>
          </table:table-cell>
          <table:table-cell office:value-type="float" office:value="67.86" calcext:value-type="float">
            <text:p>67.86</text:p>
          </table:table-cell>
          <table:table-cell office:value-type="float" office:value="68.29" calcext:value-type="float">
            <text:p>68.29</text:p>
          </table:table-cell>
          <table:table-cell office:value-type="float" office:value="68.57" calcext:value-type="float">
            <text:p>68.57</text:p>
          </table:table-cell>
          <table:table-cell office:value-type="float" office:value="0" calcext:value-type="float">
            <text:p>0</text:p>
          </table:table-cell>
          <table:table-cell office:value-type="float" office:value="0.00676020408163264" calcext:value-type="float">
            <text:p>0.006760204081633</text:p>
          </table:table-cell>
          <table:table-cell office:value-type="float" office:value="0.00548469387755102" calcext:value-type="float">
            <text:p>0.005484693877551</text:p>
          </table:table-cell>
          <table:table-cell office:value-type="float" office:value="0.00191326530612245" calcext:value-type="float">
            <text:p>0.001913265306122</text:p>
          </table:table-cell>
          <table:table-cell office:value-type="float" office:value="0.00137152158426929" calcext:value-type="float">
            <text:p>0.001371521584269</text:p>
          </table:table-cell>
          <table:table-cell office:value-type="float" office:value="0.00169005102040816" calcext:value-type="float">
            <text:p>0.001690051020408</text:p>
          </table:table-cell>
          <table:table-cell office:value-type="float" office:value="0" calcext:value-type="float">
            <text:p>0</text:p>
          </table:table-cell>
          <table:table-cell office:value-type="float" office:value="35.71" calcext:value-type="float">
            <text:p>35.71</text:p>
          </table:table-cell>
          <table:table-cell table:number-columns-repeated="2" office:value-type="float" office:value="67.86" calcext:value-type="float">
            <text:p>67.86</text:p>
          </table:table-cell>
          <table:table-cell office:value-type="float" office:value="67.82" calcext:value-type="float">
            <text:p>67.82</text:p>
          </table:table-cell>
          <table:table-cell office:value-type="float" office:value="67.86" calcext:value-type="float">
            <text:p>67.86</text:p>
          </table:table-cell>
          <table:table-cell office:value-type="float" office:value="0" calcext:value-type="float">
            <text:p>0</text:p>
          </table:table-cell>
          <table:table-cell office:value-type="float" office:value="0.00892857142857143" calcext:value-type="float">
            <text:p>0.008928571428571</text:p>
          </table:table-cell>
          <table:table-cell office:value-type="float" office:value="0.00318877551020408" calcext:value-type="float">
            <text:p>0.003188775510204</text:p>
          </table:table-cell>
          <table:table-cell office:value-type="float" office:value="0.00191326530612245" calcext:value-type="float">
            <text:p>0.001913265306122</text:p>
          </table:table-cell>
          <table:table-cell office:value-type="float" office:value="0.0020772065719659" calcext:value-type="float">
            <text:p>0.002077206571966</text:p>
          </table:table-cell>
          <table:table-cell office:value-type="float" office:value="0.00223214285714286" calcext:value-type="float">
            <text:p>0.002232142857143</text:p>
          </table:table-cell>
          <table:table-cell office:value-type="float" office:value="0" calcext:value-type="float">
            <text:p>0</text:p>
          </table:table-cell>
          <table:table-cell office:value-type="float" office:value="40.71" calcext:value-type="float">
            <text:p>40.71</text:p>
          </table:table-cell>
          <table:table-cell office:value-type="float" office:value="71.43" calcext:value-type="float">
            <text:p>71.43</text:p>
          </table:table-cell>
          <table:table-cell office:value-type="float" office:value="69.29" calcext:value-type="float">
            <text:p>69.29</text:p>
          </table:table-cell>
          <table:table-cell office:value-type="float" office:value="70.03" calcext:value-type="float">
            <text:p>70.03</text:p>
          </table:table-cell>
          <table:table-cell office:value-type="float" office:value="70.36" calcext:value-type="float">
            <text:p>70.36</text:p>
          </table:table-cell>
          <table:table-cell office:value-type="float" office:value="27.08" calcext:value-type="float">
            <text:p>27.08</text:p>
          </table:table-cell>
          <table:table-cell office:value-type="float" office:value="0.00293367346938775" calcext:value-type="float">
            <text:p>0.002933673469388</text:p>
          </table:table-cell>
          <table:table-cell office:value-type="float" office:value="0.000637755102040816" calcext:value-type="float">
            <text:p>0.000637755102041</text:p>
          </table:table-cell>
          <table:table-cell office:value-type="float" office:value="0.00229591836734694" calcext:value-type="float">
            <text:p>0.002295918367347</text:p>
          </table:table-cell>
          <table:table-cell office:value-type="float" office:value="0.00100282719056721" calcext:value-type="float">
            <text:p>0.001002827190567</text:p>
          </table:table-cell>
          <table:table-cell office:value-type="float" office:value="0.000733418367346939" calcext:value-type="float">
            <text:p>0.000733418367347</text:p>
          </table:table-cell>
          <table:table-cell office:value-type="float" office:value="0.000150755736549456" calcext:value-type="float">
            <text:p>0.000150755736549</text:p>
          </table:table-cell>
          <table:table-cell office:value-type="float" office:value="37.14" calcext:value-type="float">
            <text:p>37.14</text:p>
          </table:table-cell>
          <table:table-cell table:number-columns-repeated="2" office:value-type="float" office:value="68.57" calcext:value-type="float">
            <text:p>68.57</text:p>
          </table:table-cell>
          <table:table-cell office:value-type="float" office:value="68.54" calcext:value-type="float">
            <text:p>68.54</text:p>
          </table:table-cell>
          <table:table-cell office:value-type="float" office:value="68.57" calcext:value-type="float">
            <text:p>68.57</text:p>
          </table:table-cell>
          <table:table-cell office:value-type="float" office:value="27.79" calcext:value-type="float">
            <text:p>27.79</text:p>
          </table:table-cell>
          <table:table-cell office:value-type="float" office:value="0.00803571428571428" calcext:value-type="float">
            <text:p>0.008035714285714</text:p>
          </table:table-cell>
          <table:table-cell office:value-type="float" office:value="0.00471938775510204" calcext:value-type="float">
            <text:p>0.004719387755102</text:p>
          </table:table-cell>
          <table:table-cell office:value-type="float" office:value="0.00216836734693877" calcext:value-type="float">
            <text:p>0.002168367346939</text:p>
          </table:table-cell>
          <table:table-cell office:value-type="float" office:value="0.00181780521262003" calcext:value-type="float">
            <text:p>0.00181780521262</text:p>
          </table:table-cell>
          <table:table-cell office:value-type="float" office:value="0.00200892857142857" calcext:value-type="float">
            <text:p>0.002008928571429</text:p>
          </table:table-cell>
          <table:table-cell table:style-name="ce16" office:value-type="float" office:value="0.0000234944005012139" calcext:value-type="float">
            <text:p>2.35E-05</text:p>
          </table:table-cell>
          <table:table-cell office:value-type="float" office:value="37.86" calcext:value-type="float">
            <text:p>37.86</text:p>
          </table:table-cell>
          <table:table-cell office:value-type="float" office:value="67.86" calcext:value-type="float">
            <text:p>67.86</text:p>
          </table:table-cell>
          <table:table-cell office:value-type="float" office:value="70" calcext:value-type="float">
            <text:p>70</text:p>
          </table:table-cell>
          <table:table-cell office:value-type="float" office:value="69.18" calcext:value-type="float">
            <text:p>69.18</text:p>
          </table:table-cell>
          <table:table-cell office:value-type="float" office:value="68.93" calcext:value-type="float">
            <text:p>68.93</text:p>
          </table:table-cell>
          <table:table-cell office:value-type="float" office:value="26.48" calcext:value-type="float">
            <text:p>26.48</text:p>
          </table:table-cell>
          <table:table-cell office:value-type="float" office:value="0.0112244897959184" calcext:value-type="float">
            <text:p>0.011224489795918</text:p>
          </table:table-cell>
          <table:table-cell office:value-type="float" office:value="0.00637755102040816" calcext:value-type="float">
            <text:p>0.006377551020408</text:p>
          </table:table-cell>
          <table:table-cell office:value-type="float" office:value="0.00102040816326531" calcext:value-type="float">
            <text:p>0.001020408163265</text:p>
          </table:table-cell>
          <table:table-cell office:value-type="float" office:value="0.00205297299965594" calcext:value-type="float">
            <text:p>0.002052972999656</text:p>
          </table:table-cell>
          <table:table-cell office:value-type="float" office:value="0.00280612244897959" calcext:value-type="float">
            <text:p>0.00280612244898</text:p>
          </table:table-cell>
          <table:table-cell office:value-type="float" office:value="0.000171107765817871" calcext:value-type="float">
            <text:p>0.000171107765818</text:p>
          </table:table-cell>
          <table:table-cell office:value-type="float" office:value="35" calcext:value-type="float">
            <text:p>35</text:p>
          </table:table-cell>
          <table:table-cell office:value-type="float" office:value="67.14" calcext:value-type="float">
            <text:p>67.14</text:p>
          </table:table-cell>
          <table:table-cell office:value-type="float" office:value="67.86" calcext:value-type="float">
            <text:p>67.86</text:p>
          </table:table-cell>
          <table:table-cell office:value-type="float" office:value="67.65" calcext:value-type="float">
            <text:p>67.65</text:p>
          </table:table-cell>
          <table:table-cell office:value-type="float" office:value="67.5" calcext:value-type="float">
            <text:p>67.5</text:p>
          </table:table-cell>
          <table:table-cell office:value-type="float" office:value="24.42" calcext:value-type="float">
            <text:p>24.42</text:p>
          </table:table-cell>
          <table:table-cell office:value-type="float" office:value="0.00344387755102041" calcext:value-type="float">
            <text:p>0.00344387755102</text:p>
          </table:table-cell>
          <table:table-cell office:value-type="float" office:value="0.000892857142857142" calcext:value-type="float">
            <text:p>0.000892857142857</text:p>
          </table:table-cell>
          <table:table-cell office:value-type="float" office:value="0.00127551020408163" calcext:value-type="float">
            <text:p>0.001275510204082</text:p>
          </table:table-cell>
          <table:table-cell office:value-type="float" office:value="0.000962799255333339" calcext:value-type="float">
            <text:p>0.000962799255333</text:p>
          </table:table-cell>
          <table:table-cell office:value-type="float" office:value="0.000860969387755102" calcext:value-type="float">
            <text:p>0.000860969387755</text:p>
          </table:table-cell>
          <table:table-cell office:value-type="float" office:value="0.000248649071971179" calcext:value-type="float">
            <text:p>0.000248649071971</text:p>
          </table:table-cell>
        </table:table-row>
        <table:table-row table:style-name="ro1">
          <table:table-cell office:value-type="string" calcext:value-type="string">
            <text:p>1735640862149943821,1,1,60,(30, 75, 50)</text:p>
          </table:table-cell>
          <table:table-cell office:value-type="float" office:value="14.29" calcext:value-type="float">
            <text:p>14.29</text:p>
          </table:table-cell>
          <table:table-cell office:value-type="float" office:value="46.43" calcext:value-type="float">
            <text:p>46.43</text:p>
          </table:table-cell>
          <table:table-cell office:value-type="float" office:value="67.86" calcext:value-type="float">
            <text:p>67.86</text:p>
          </table:table-cell>
          <table:table-cell office:value-type="float" office:value="59.09" calcext:value-type="float">
            <text:p>59.09</text:p>
          </table:table-cell>
          <table:table-cell office:value-type="float" office:value="57.14" calcext:value-type="float">
            <text:p>57.14</text:p>
          </table:table-cell>
          <table:table-cell office:value-type="float" office:value="24.29" calcext:value-type="float">
            <text:p>24.29</text:p>
          </table:table-cell>
          <table:table-cell office:value-type="float" office:value="57.14" calcext:value-type="float">
            <text:p>57.14</text:p>
          </table:table-cell>
          <table:table-cell office:value-type="float" office:value="67.14" calcext:value-type="float">
            <text:p>67.14</text:p>
          </table:table-cell>
          <table:table-cell office:value-type="float" office:value="64.65" calcext:value-type="float">
            <text:p>64.65</text:p>
          </table:table-cell>
          <table:table-cell office:value-type="float" office:value="62.14" calcext:value-type="float">
            <text:p>62.14</text:p>
          </table:table-cell>
          <table:table-cell office:value-type="float" office:value="0" calcext:value-type="float">
            <text:p>0</text:p>
          </table:table-cell>
          <table:table-cell office:value-type="float" office:value="0.00535714285714285" calcext:value-type="float">
            <text:p>0.005357142857143</text:p>
          </table:table-cell>
          <table:table-cell office:value-type="float" office:value="0.00510204081632653" calcext:value-type="float">
            <text:p>0.005102040816327</text:p>
          </table:table-cell>
          <table:table-cell office:value-type="float" office:value="0.0149234693877551" calcext:value-type="float">
            <text:p>0.014923469387755</text:p>
          </table:table-cell>
          <table:table-cell office:value-type="float" office:value="0.00578574377268812" calcext:value-type="float">
            <text:p>0.005785743772688</text:p>
          </table:table-cell>
          <table:table-cell office:value-type="float" office:value="0.00133928571428571" calcext:value-type="float">
            <text:p>0.001339285714286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57.86" calcext:value-type="float">
            <text:p>57.86</text:p>
          </table:table-cell>
          <table:table-cell office:value-type="float" office:value="67.14" calcext:value-type="float">
            <text:p>67.14</text:p>
          </table:table-cell>
          <table:table-cell office:value-type="float" office:value="64.77" calcext:value-type="float">
            <text:p>64.77</text:p>
          </table:table-cell>
          <table:table-cell office:value-type="float" office:value="62.5" calcext:value-type="float">
            <text:p>62.5</text:p>
          </table:table-cell>
          <table:table-cell office:value-type="float" office:value="0" calcext:value-type="float">
            <text:p>0</text:p>
          </table:table-cell>
          <table:table-cell office:value-type="float" office:value="0.0216836734693878" calcext:value-type="float">
            <text:p>0.021683673469388</text:p>
          </table:table-cell>
          <table:table-cell office:value-type="float" office:value="0.0155612244897959" calcext:value-type="float">
            <text:p>0.015561224489796</text:p>
          </table:table-cell>
          <table:table-cell office:value-type="float" office:value="0.0219387755102041" calcext:value-type="float">
            <text:p>0.021938775510204</text:p>
          </table:table-cell>
          <table:table-cell office:value-type="float" office:value="0.0105096247128214" calcext:value-type="float">
            <text:p>0.010509624712821</text:p>
          </table:table-cell>
          <table:table-cell office:value-type="float" office:value="0.00542091836734694" calcext:value-type="float">
            <text:p>0.005420918367347</text:p>
          </table:table-cell>
          <table:table-cell office:value-type="float" office:value="0" calcext:value-type="float">
            <text:p>0</text:p>
          </table:table-cell>
          <table:table-cell office:value-type="float" office:value="28.57" calcext:value-type="float">
            <text:p>28.57</text:p>
          </table:table-cell>
          <table:table-cell office:value-type="float" office:value="65" calcext:value-type="float">
            <text:p>65</text:p>
          </table:table-cell>
          <table:table-cell office:value-type="float" office:value="63.57" calcext:value-type="float">
            <text:p>63.57</text:p>
          </table:table-cell>
          <table:table-cell office:value-type="float" office:value="64.07" calcext:value-type="float">
            <text:p>64.07</text:p>
          </table:table-cell>
          <table:table-cell office:value-type="float" office:value="64.29" calcext:value-type="float">
            <text:p>64.29</text:p>
          </table:table-cell>
          <table:table-cell office:value-type="float" office:value="0" calcext:value-type="float">
            <text:p>0</text:p>
          </table:table-cell>
          <table:table-cell office:value-type="float" office:value="0.0153061224489796" calcext:value-type="float">
            <text:p>0.01530612244898</text:p>
          </table:table-cell>
          <table:table-cell office:value-type="float" office:value="0.00599489795918368" calcext:value-type="float">
            <text:p>0.005994897959184</text:p>
          </table:table-cell>
          <table:table-cell office:value-type="float" office:value="0.00408163265306123" calcext:value-type="float">
            <text:p>0.004081632653061</text:p>
          </table:table-cell>
          <table:table-cell office:value-type="float" office:value="0.0035211998389373" calcext:value-type="float">
            <text:p>0.003521199838937</text:p>
          </table:table-cell>
          <table:table-cell office:value-type="float" office:value="0.0038265306122449" calcext:value-type="float">
            <text:p>0.003826530612245</text:p>
          </table:table-cell>
          <table:table-cell office:value-type="float" office:value="0" calcext:value-type="float">
            <text:p>0</text:p>
          </table:table-cell>
          <table:table-cell office:value-type="float" office:value="22.86" calcext:value-type="float">
            <text:p>22.86</text:p>
          </table:table-cell>
          <table:table-cell office:value-type="float" office:value="60.71" calcext:value-type="float">
            <text:p>60.71</text:p>
          </table:table-cell>
          <table:table-cell office:value-type="float" office:value="62.14" calcext:value-type="float">
            <text:p>62.14</text:p>
          </table:table-cell>
          <table:table-cell office:value-type="float" office:value="61.39" calcext:value-type="float">
            <text:p>61.39</text:p>
          </table:table-cell>
          <table:table-cell office:value-type="float" office:value="61.43" calcext:value-type="float">
            <text:p>61.43</text:p>
          </table:table-cell>
          <table:table-cell office:value-type="float" office:value="0" calcext:value-type="float">
            <text:p>0</text:p>
          </table:table-cell>
          <table:table-cell office:value-type="float" office:value="0.0137755102040816" calcext:value-type="float">
            <text:p>0.013775510204082</text:p>
          </table:table-cell>
          <table:table-cell office:value-type="float" office:value="0.0280612244897959" calcext:value-type="float">
            <text:p>0.028061224489796</text:p>
          </table:table-cell>
          <table:table-cell office:value-type="float" office:value="0.00803571428571429" calcext:value-type="float">
            <text:p>0.008035714285714</text:p>
          </table:table-cell>
          <table:table-cell office:value-type="float" office:value="0.00232674158988214" calcext:value-type="float">
            <text:p>0.002326741589882</text:p>
          </table:table-cell>
          <table:table-cell office:value-type="float" office:value="0.00344387755102041" calcext:value-type="float">
            <text:p>0.00344387755102</text:p>
          </table:table-cell>
          <table:table-cell office:value-type="float" office:value="0" calcext:value-type="float">
            <text:p>0</text:p>
          </table:table-cell>
          <table:table-cell office:value-type="float" office:value="37.14" calcext:value-type="float">
            <text:p>37.14</text:p>
          </table:table-cell>
          <table:table-cell office:value-type="float" office:value="62.86" calcext:value-type="float">
            <text:p>62.86</text:p>
          </table:table-cell>
          <table:table-cell office:value-type="float" office:value="74.29" calcext:value-type="float">
            <text:p>74.29</text:p>
          </table:table-cell>
          <table:table-cell office:value-type="float" office:value="70.94" calcext:value-type="float">
            <text:p>70.94</text:p>
          </table:table-cell>
          <table:table-cell office:value-type="float" office:value="68.57" calcext:value-type="float">
            <text:p>68.57</text:p>
          </table:table-cell>
          <table:table-cell office:value-type="float" office:value="0" calcext:value-type="float">
            <text:p>0</text:p>
          </table:table-cell>
          <table:table-cell office:value-type="float" office:value="0.00165816326530612" calcext:value-type="float">
            <text:p>0.001658163265306</text:p>
          </table:table-cell>
          <table:table-cell office:value-type="float" office:value="0.00165816326530613" calcext:value-type="float">
            <text:p>0.001658163265306</text:p>
          </table:table-cell>
          <table:table-cell office:value-type="float" office:value="0.000255102040816326" calcext:value-type="float">
            <text:p>0.000255102040816</text:p>
          </table:table-cell>
          <table:table-cell office:value-type="float" office:value="0.000262822681575771" calcext:value-type="float">
            <text:p>0.000262822681576</text:p>
          </table:table-cell>
          <table:table-cell office:value-type="float" office:value="0.000414540816326531" calcext:value-type="float">
            <text:p>0.000414540816327</text:p>
          </table:table-cell>
          <table:table-cell office:value-type="float" office:value="0" calcext:value-type="float">
            <text:p>0</text:p>
          </table:table-cell>
          <table:table-cell office:value-type="float" office:value="37.14" calcext:value-type="float">
            <text:p>37.14</text:p>
          </table:table-cell>
          <table:table-cell office:value-type="float" office:value="62.14" calcext:value-type="float">
            <text:p>62.14</text:p>
          </table:table-cell>
          <table:table-cell office:value-type="float" office:value="75" calcext:value-type="float">
            <text:p>75</text:p>
          </table:table-cell>
          <table:table-cell office:value-type="float" office:value="71.32" calcext:value-type="float">
            <text:p>71.32</text:p>
          </table:table-cell>
          <table:table-cell office:value-type="float" office:value="68.57" calcext:value-type="float">
            <text:p>68.57</text:p>
          </table:table-cell>
          <table:table-cell office:value-type="float" office:value="0" calcext:value-type="float">
            <text:p>0</text:p>
          </table:table-cell>
          <table:table-cell office:value-type="float" office:value="0.00165816326530612" calcext:value-type="float">
            <text:p>0.001658163265306</text:p>
          </table:table-cell>
          <table:table-cell office:value-type="float" office:value="0.00229591836734694" calcext:value-type="float">
            <text:p>0.002295918367347</text:p>
          </table:table-cell>
          <table:table-cell office:value-type="float" office:value="0.000637755102040816" calcext:value-type="float">
            <text:p>0.000637755102041</text:p>
          </table:table-cell>
          <table:table-cell office:value-type="float" office:value="0.000324343560784398" calcext:value-type="float">
            <text:p>0.000324343560784</text:p>
          </table:table-cell>
          <table:table-cell office:value-type="float" office:value="0.000414540816326531" calcext:value-type="float">
            <text:p>0.000414540816327</text:p>
          </table:table-cell>
          <table:table-cell office:value-type="float" office:value="0" calcext:value-type="float">
            <text:p>0</text:p>
          </table:table-cell>
          <table:table-cell office:value-type="float" office:value="37.14" calcext:value-type="float">
            <text:p>37.14</text:p>
          </table:table-cell>
          <table:table-cell office:value-type="float" office:value="65" calcext:value-type="float">
            <text:p>65</text:p>
          </table:table-cell>
          <table:table-cell office:value-type="float" office:value="72.14" calcext:value-type="float">
            <text:p>72.14</text:p>
          </table:table-cell>
          <table:table-cell office:value-type="float" office:value="70.04" calcext:value-type="float">
            <text:p>70.04</text:p>
          </table:table-cell>
          <table:table-cell office:value-type="float" office:value="68.57" calcext:value-type="float">
            <text:p>68.57</text:p>
          </table:table-cell>
          <table:table-cell office:value-type="float" office:value="0" calcext:value-type="float">
            <text:p>0</text:p>
          </table:table-cell>
          <table:table-cell office:value-type="float" office:value="0.0010204081632653" calcext:value-type="float">
            <text:p>0.001020408163265</text:p>
          </table:table-cell>
          <table:table-cell office:value-type="float" office:value="0.00153061224489796" calcext:value-type="float">
            <text:p>0.001530612244898</text:p>
          </table:table-cell>
          <table:table-cell office:value-type="float" office:value="0.000892857142857142" calcext:value-type="float">
            <text:p>0.000892857142857</text:p>
          </table:table-cell>
          <table:table-cell office:value-type="float" office:value="0.000341354121959627" calcext:value-type="float">
            <text:p>0.00034135412196</text:p>
          </table:table-cell>
          <table:table-cell office:value-type="float" office:value="0.000255102040816326" calcext:value-type="float">
            <text:p>0.000255102040816</text:p>
          </table:table-cell>
          <table:table-cell office:value-type="float" office:value="0" calcext:value-type="float">
            <text:p>0</text:p>
          </table:table-cell>
          <table:table-cell office:value-type="float" office:value="36.43" calcext:value-type="float">
            <text:p>36.43</text:p>
          </table:table-cell>
          <table:table-cell office:value-type="float" office:value="65" calcext:value-type="float">
            <text:p>65</text:p>
          </table:table-cell>
          <table:table-cell office:value-type="float" office:value="71.43" calcext:value-type="float">
            <text:p>71.43</text:p>
          </table:table-cell>
          <table:table-cell office:value-type="float" office:value="69.34" calcext:value-type="float">
            <text:p>69.34</text:p>
          </table:table-cell>
          <table:table-cell office:value-type="float" office:value="68.21" calcext:value-type="float">
            <text:p>68.21</text:p>
          </table:table-cell>
          <table:table-cell office:value-type="float" office:value="0" calcext:value-type="float">
            <text:p>0</text:p>
          </table:table-cell>
          <table:table-cell office:value-type="float" office:value="0.00854591836734693" calcext:value-type="float">
            <text:p>0.008545918367347</text:p>
          </table:table-cell>
          <table:table-cell office:value-type="float" office:value="0.00599489795918368" calcext:value-type="float">
            <text:p>0.005994897959184</text:p>
          </table:table-cell>
          <table:table-cell office:value-type="float" office:value="0.00127551020408163" calcext:value-type="float">
            <text:p>0.001275510204082</text:p>
          </table:table-cell>
          <table:table-cell office:value-type="float" office:value="0.00172892975162905" calcext:value-type="float">
            <text:p>0.001728929751629</text:p>
          </table:table-cell>
          <table:table-cell office:value-type="float" office:value="0.00213647959183673" calcext:value-type="float">
            <text:p>0.002136479591837</text:p>
          </table:table-cell>
          <table:table-cell office:value-type="float" office:value="0" calcext:value-type="float">
            <text:p>0</text:p>
          </table:table-cell>
          <table:table-cell office:value-type="float" office:value="44.29" calcext:value-type="float">
            <text:p>44.29</text:p>
          </table:table-cell>
          <table:table-cell office:value-type="float" office:value="69.29" calcext:value-type="float">
            <text:p>69.29</text:p>
          </table:table-cell>
          <table:table-cell office:value-type="float" office:value="75" calcext:value-type="float">
            <text:p>75</text:p>
          </table:table-cell>
          <table:table-cell office:value-type="float" office:value="73.57" calcext:value-type="float">
            <text:p>73.57</text:p>
          </table:table-cell>
          <table:table-cell office:value-type="float" office:value="72.14" calcext:value-type="float">
            <text:p>72.14</text:p>
          </table:table-cell>
          <table:table-cell office:value-type="float" office:value="26.98" calcext:value-type="float">
            <text:p>26.98</text:p>
          </table:table-cell>
          <table:table-cell table:number-columns-repeated="2" office:value-type="float" office:value="0.00102040816326531" calcext:value-type="float">
            <text:p>0.001020408163265</text:p>
          </table:table-cell>
          <table:table-cell office:value-type="float" office:value="0.00127551020408163" calcext:value-type="float">
            <text:p>0.001275510204082</text:p>
          </table:table-cell>
          <table:table-cell office:value-type="float" office:value="0.000567564303828041" calcext:value-type="float">
            <text:p>0.000567564303828</text:p>
          </table:table-cell>
          <table:table-cell office:value-type="float" office:value="0.000255102040816326" calcext:value-type="float">
            <text:p>0.000255102040816</text:p>
          </table:table-cell>
          <table:table-cell table:style-name="ce16" office:value-type="float" office:value="0.0000381060612652751" calcext:value-type="float">
            <text:p>3.81E-05</text:p>
          </table:table-cell>
          <table:table-cell office:value-type="float" office:value="40.71" calcext:value-type="float">
            <text:p>40.71</text:p>
          </table:table-cell>
          <table:table-cell office:value-type="float" office:value="63.57" calcext:value-type="float">
            <text:p>63.57</text:p>
          </table:table-cell>
          <table:table-cell office:value-type="float" office:value="77.14" calcext:value-type="float">
            <text:p>77.14</text:p>
          </table:table-cell>
          <table:table-cell office:value-type="float" office:value="73.44" calcext:value-type="float">
            <text:p>73.44</text:p>
          </table:table-cell>
          <table:table-cell office:value-type="float" office:value="70.36" calcext:value-type="float">
            <text:p>70.36</text:p>
          </table:table-cell>
          <table:table-cell office:value-type="float" office:value="27.35" calcext:value-type="float">
            <text:p>27.35</text:p>
          </table:table-cell>
          <table:table-cell office:value-type="float" office:value="0.00548469387755101" calcext:value-type="float">
            <text:p>0.005484693877551</text:p>
          </table:table-cell>
          <table:table-cell office:value-type="float" office:value="0.00344387755102041" calcext:value-type="float">
            <text:p>0.00344387755102</text:p>
          </table:table-cell>
          <table:table-cell office:value-type="float" office:value="0.000382653061224489" calcext:value-type="float">
            <text:p>0.000382653061224</text:p>
          </table:table-cell>
          <table:table-cell office:value-type="float" office:value="0.00113157024793389" calcext:value-type="float">
            <text:p>0.001131570247934</text:p>
          </table:table-cell>
          <table:table-cell office:value-type="float" office:value="0.00137117346938775" calcext:value-type="float">
            <text:p>0.001371173469388</text:p>
          </table:table-cell>
          <table:table-cell table:style-name="ce16" office:value-type="float" office:value="0.0000234944005012139" calcext:value-type="float">
            <text:p>2.35E-05</text:p>
          </table:table-cell>
          <table:table-cell office:value-type="float" office:value="40.71" calcext:value-type="float">
            <text:p>40.71</text:p>
          </table:table-cell>
          <table:table-cell office:value-type="float" office:value="66.43" calcext:value-type="float">
            <text:p>66.43</text:p>
          </table:table-cell>
          <table:table-cell office:value-type="float" office:value="74.29" calcext:value-type="float">
            <text:p>74.29</text:p>
          </table:table-cell>
          <table:table-cell office:value-type="float" office:value="72.15" calcext:value-type="float">
            <text:p>72.15</text:p>
          </table:table-cell>
          <table:table-cell office:value-type="float" office:value="70.36" calcext:value-type="float">
            <text:p>70.36</text:p>
          </table:table-cell>
          <table:table-cell office:value-type="float" office:value="26.9" calcext:value-type="float">
            <text:p>26.9</text:p>
          </table:table-cell>
          <table:table-cell office:value-type="float" office:value="0.00102040816326531" calcext:value-type="float">
            <text:p>0.001020408163265</text:p>
          </table:table-cell>
          <table:table-cell office:value-type="float" office:value="0.000382653061224489" calcext:value-type="float">
            <text:p>0.000382653061224</text:p>
          </table:table-cell>
          <table:table-cell office:value-type="float" office:value="0.000892857142857142" calcext:value-type="float">
            <text:p>0.000892857142857</text:p>
          </table:table-cell>
          <table:table-cell office:value-type="float" office:value="0.000530041152263374" calcext:value-type="float">
            <text:p>0.000530041152263</text:p>
          </table:table-cell>
          <table:table-cell office:value-type="float" office:value="0.000255102040816326" calcext:value-type="float">
            <text:p>0.000255102040816</text:p>
          </table:table-cell>
          <table:table-cell office:value-type="float" office:value="0.000395489075103767" calcext:value-type="float">
            <text:p>0.000395489075104</text:p>
          </table:table-cell>
          <table:table-cell office:value-type="float" office:value="36.43" calcext:value-type="float">
            <text:p>36.43</text:p>
          </table:table-cell>
          <table:table-cell office:value-type="float" office:value="65.71" calcext:value-type="float">
            <text:p>65.71</text:p>
          </table:table-cell>
          <table:table-cell office:value-type="float" office:value="70.71" calcext:value-type="float">
            <text:p>70.71</text:p>
          </table:table-cell>
          <table:table-cell office:value-type="float" office:value="69.09" calcext:value-type="float">
            <text:p>69.09</text:p>
          </table:table-cell>
          <table:table-cell office:value-type="float" office:value="68.21" calcext:value-type="float">
            <text:p>68.21</text:p>
          </table:table-cell>
          <table:table-cell office:value-type="float" office:value="28.14" calcext:value-type="float">
            <text:p>28.14</text:p>
          </table:table-cell>
          <table:table-cell office:value-type="float" office:value="0.00408163265306122" calcext:value-type="float">
            <text:p>0.004081632653061</text:p>
          </table:table-cell>
          <table:table-cell office:value-type="float" office:value="0.00293367346938776" calcext:value-type="float">
            <text:p>0.002933673469388</text:p>
          </table:table-cell>
          <table:table-cell office:value-type="float" office:value="0.000255102040816326" calcext:value-type="float">
            <text:p>0.000255102040816</text:p>
          </table:table-cell>
          <table:table-cell office:value-type="float" office:value="0.000646888056997947" calcext:value-type="float">
            <text:p>0.000646888056998</text:p>
          </table:table-cell>
          <table:table-cell office:value-type="float" office:value="0.00102040816326531" calcext:value-type="float">
            <text:p>0.001020408163265</text:p>
          </table:table-cell>
          <table:table-cell office:value-type="float" office:value="0.000554076278486961" calcext:value-type="float">
            <text:p>0.000554076278487</text:p>
          </table:table-cell>
        </table:table-row>
        <table:table-row table:style-name="ro1">
          <table:table-cell office:value-type="string" calcext:value-type="string">
            <text:p>1735640862149943821,1,1,60,(30, 45, 30)</text:p>
          </table:table-cell>
          <table:table-cell office:value-type="float" office:value="28.57" calcext:value-type="float">
            <text:p>28.57</text:p>
          </table:table-cell>
          <table:table-cell table:number-columns-repeated="4" office:value-type="float" office:value="64.29" calcext:value-type="float">
            <text:p>64.29</text:p>
          </table:table-cell>
          <table:table-cell office:value-type="float" office:value="7.86" calcext:value-type="float">
            <text:p>7.86</text:p>
          </table:table-cell>
          <table:table-cell office:value-type="float" office:value="52.14" calcext:value-type="float">
            <text:p>52.14</text:p>
          </table:table-cell>
          <table:table-cell office:value-type="float" office:value="55.71" calcext:value-type="float">
            <text:p>55.71</text:p>
          </table:table-cell>
          <table:table-cell office:value-type="float" office:value="53.91" calcext:value-type="float">
            <text:p>53.91</text:p>
          </table:table-cell>
          <table:table-cell office:value-type="float" office:value="53.93" calcext:value-type="float">
            <text:p>53.93</text:p>
          </table:table-cell>
          <table:table-cell office:value-type="float" office:value="0" calcext:value-type="float">
            <text:p>0</text:p>
          </table:table-cell>
          <table:table-cell office:value-type="float" office:value="0.011734693877551" calcext:value-type="float">
            <text:p>0.011734693877551</text:p>
          </table:table-cell>
          <table:table-cell office:value-type="float" office:value="0.00612244897959184" calcext:value-type="float">
            <text:p>0.006122448979592</text:p>
          </table:table-cell>
          <table:table-cell office:value-type="float" office:value="0.00165816326530612" calcext:value-type="float">
            <text:p>0.001658163265306</text:p>
          </table:table-cell>
          <table:table-cell office:value-type="float" office:value="0.00289479793183497" calcext:value-type="float">
            <text:p>0.002894797931835</text:p>
          </table:table-cell>
          <table:table-cell office:value-type="float" office:value="0.00293367346938775" calcext:value-type="float">
            <text:p>0.002933673469388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office:value-type="float" office:value="59.65" calcext:value-type="float">
            <text:p>59.65</text:p>
          </table:table-cell>
          <table:table-cell office:value-type="float" office:value="57.5" calcext:value-type="float">
            <text:p>57.5</text:p>
          </table:table-cell>
          <table:table-cell office:value-type="float" office:value="0" calcext:value-type="float">
            <text:p>0</text:p>
          </table:table-cell>
          <table:table-cell office:value-type="float" office:value="0.0136479591836735" calcext:value-type="float">
            <text:p>0.013647959183674</text:p>
          </table:table-cell>
          <table:table-cell office:value-type="float" office:value="0.00255102040816326" calcext:value-type="float">
            <text:p>0.002551020408163</text:p>
          </table:table-cell>
          <table:table-cell office:value-type="float" office:value="0.0142857142857143" calcext:value-type="float">
            <text:p>0.014285714285714</text:p>
          </table:table-cell>
          <table:table-cell office:value-type="float" office:value="0.00682493478183777" calcext:value-type="float">
            <text:p>0.006824934781838</text:p>
          </table:table-cell>
          <table:table-cell office:value-type="float" office:value="0.00341198979591836" calcext:value-type="float">
            <text:p>0.003411989795918</text:p>
          </table:table-cell>
          <table:table-cell office:value-type="float" office:value="0" calcext:value-type="float">
            <text:p>0</text:p>
          </table:table-cell>
          <table:table-cell office:value-type="float" office:value="17.86" calcext:value-type="float">
            <text:p>17.86</text:p>
          </table:table-cell>
          <table:table-cell office:value-type="float" office:value="66.43" calcext:value-type="float">
            <text:p>66.43</text:p>
          </table:table-cell>
          <table:table-cell office:value-type="float" office:value="51.43" calcext:value-type="float">
            <text:p>51.43</text:p>
          </table:table-cell>
          <table:table-cell office:value-type="float" office:value="57.85" calcext:value-type="float">
            <text:p>57.85</text:p>
          </table:table-cell>
          <table:table-cell office:value-type="float" office:value="58.93" calcext:value-type="float">
            <text:p>58.93</text:p>
          </table:table-cell>
          <table:table-cell office:value-type="float" office:value="0" calcext:value-type="float">
            <text:p>0</text:p>
          </table:table-cell>
          <table:table-cell office:value-type="float" office:value="0.00701530612244898" calcext:value-type="float">
            <text:p>0.007015306122449</text:p>
          </table:table-cell>
          <table:table-cell office:value-type="float" office:value="0.00994897959183674" calcext:value-type="float">
            <text:p>0.009948979591837</text:p>
          </table:table-cell>
          <table:table-cell office:value-type="float" office:value="0.00931122448979592" calcext:value-type="float">
            <text:p>0.009311224489796</text:p>
          </table:table-cell>
          <table:table-cell office:value-type="float" office:value="0.00118738144476749" calcext:value-type="float">
            <text:p>0.001187381444768</text:p>
          </table:table-cell>
          <table:table-cell office:value-type="float" office:value="0.00175382653061224" calcext:value-type="float">
            <text:p>0.001753826530612</text:p>
          </table:table-cell>
          <table:table-cell office:value-type="float" office:value="0" calcext:value-type="float">
            <text:p>0</text:p>
          </table:table-cell>
          <table:table-cell office:value-type="float" office:value="22.86" calcext:value-type="float">
            <text:p>22.86</text:p>
          </table:table-cell>
          <table:table-cell office:value-type="float" office:value="62.86" calcext:value-type="float">
            <text:p>62.86</text:p>
          </table:table-cell>
          <table:table-cell office:value-type="float" office:value="60" calcext:value-type="float">
            <text:p>60</text:p>
          </table:table-cell>
          <table:table-cell office:value-type="float" office:value="61.39" calcext:value-type="float">
            <text:p>61.39</text:p>
          </table:table-cell>
          <table:table-cell office:value-type="float" office:value="61.43" calcext:value-type="float">
            <text:p>61.43</text:p>
          </table:table-cell>
          <table:table-cell office:value-type="float" office:value="0" calcext:value-type="float">
            <text:p>0</text:p>
          </table:table-cell>
          <table:table-cell office:value-type="float" office:value="0.00293367346938775" calcext:value-type="float">
            <text:p>0.002933673469388</text:p>
          </table:table-cell>
          <table:table-cell office:value-type="float" office:value="0.0125" calcext:value-type="float">
            <text:p>0.0125</text:p>
          </table:table-cell>
          <table:table-cell office:value-type="float" office:value="0.0110969387755102" calcext:value-type="float">
            <text:p>0.01109693877551</text:p>
          </table:table-cell>
          <table:table-cell office:value-type="float" office:value="0.000724981638029739" calcext:value-type="float">
            <text:p>0.00072498163803</text:p>
          </table:table-cell>
          <table:table-cell office:value-type="float" office:value="0.000733418367346939" calcext:value-type="float">
            <text:p>0.000733418367347</text:p>
          </table:table-cell>
          <table:table-cell office:value-type="float" office:value="0" calcext:value-type="float">
            <text:p>0</text:p>
          </table:table-cell>
          <table:table-cell office:value-type="float" office:value="35.71" calcext:value-type="float">
            <text:p>35.71</text:p>
          </table:table-cell>
          <table:table-cell office:value-type="float" office:value="65" calcext:value-type="float">
            <text:p>65</text:p>
          </table:table-cell>
          <table:table-cell office:value-type="float" office:value="70.71" calcext:value-type="float">
            <text:p>70.71</text:p>
          </table:table-cell>
          <table:table-cell office:value-type="float" office:value="68.95" calcext:value-type="float">
            <text:p>68.95</text:p>
          </table:table-cell>
          <table:table-cell office:value-type="float" office:value="67.86" calcext:value-type="float">
            <text:p>67.86</text:p>
          </table:table-cell>
          <table:table-cell office:value-type="float" office:value="0" calcext:value-type="float">
            <text:p>0</text:p>
          </table:table-cell>
          <table:table-cell office:value-type="float" office:value="0.000637755102040816" calcext:value-type="float">
            <text:p>0.000637755102041</text:p>
          </table:table-cell>
          <table:table-cell table:number-columns-repeated="2" office:value-type="float" office:value="0.000255102040816326" calcext:value-type="float">
            <text:p>0.000255102040816</text:p>
          </table:table-cell>
          <table:table-cell office:value-type="float" office:value="0.000186686796373407" calcext:value-type="float">
            <text:p>0.000186686796373</text:p>
          </table:table-cell>
          <table:table-cell office:value-type="float" office:value="0.000159438775510204" calcext:value-type="float">
            <text:p>0.00015943877551</text:p>
          </table:table-cell>
          <table:table-cell office:value-type="float" office:value="0" calcext:value-type="float">
            <text:p>0</text:p>
          </table:table-cell>
          <table:table-cell office:value-type="float" office:value="35.71" calcext:value-type="float">
            <text:p>35.71</text:p>
          </table:table-cell>
          <table:table-cell office:value-type="float" office:value="62.14" calcext:value-type="float">
            <text:p>62.14</text:p>
          </table:table-cell>
          <table:table-cell office:value-type="float" office:value="73.57" calcext:value-type="float">
            <text:p>73.57</text:p>
          </table:table-cell>
          <table:table-cell office:value-type="float" office:value="70.15" calcext:value-type="float">
            <text:p>70.15</text:p>
          </table:table-cell>
          <table:table-cell office:value-type="float" office:value="67.86" calcext:value-type="float">
            <text:p>67.86</text:p>
          </table:table-cell>
          <table:table-cell office:value-type="float" office:value="0" calcext:value-type="float">
            <text:p>0</text:p>
          </table:table-cell>
          <table:table-cell office:value-type="float" office:value="0.00191326530612245" calcext:value-type="float">
            <text:p>0.001913265306122</text:p>
          </table:table-cell>
          <table:table-cell office:value-type="float" office:value="0.00102040816326531" calcext:value-type="float">
            <text:p>0.001020408163265</text:p>
          </table:table-cell>
          <table:table-cell office:value-type="float" office:value="0.000382653061224489" calcext:value-type="float">
            <text:p>0.000382653061224</text:p>
          </table:table-cell>
          <table:table-cell office:value-type="float" office:value="0.000468643984220906" calcext:value-type="float">
            <text:p>0.000468643984221</text:p>
          </table:table-cell>
          <table:table-cell office:value-type="float" office:value="0.000478316326530613" calcext:value-type="float">
            <text:p>0.000478316326531</text:p>
          </table:table-cell>
          <table:table-cell office:value-type="float" office:value="0" calcext:value-type="float">
            <text:p>0</text:p>
          </table:table-cell>
          <table:table-cell office:value-type="float" office:value="37.86" calcext:value-type="float">
            <text:p>37.86</text:p>
          </table:table-cell>
          <table:table-cell office:value-type="float" office:value="67.14" calcext:value-type="float">
            <text:p>67.14</text:p>
          </table:table-cell>
          <table:table-cell office:value-type="float" office:value="70.71" calcext:value-type="float">
            <text:p>70.71</text:p>
          </table:table-cell>
          <table:table-cell office:value-type="float" office:value="69.64" calcext:value-type="float">
            <text:p>69.64</text:p>
          </table:table-cell>
          <table:table-cell office:value-type="float" office:value="68.93" calcext:value-type="float">
            <text:p>68.93</text:p>
          </table:table-cell>
          <table:table-cell office:value-type="float" office:value="0" calcext:value-type="float">
            <text:p>0</text:p>
          </table:table-cell>
          <table:table-cell office:value-type="float" office:value="0.00803571428571428" calcext:value-type="float">
            <text:p>0.008035714285714</text:p>
          </table:table-cell>
          <table:table-cell office:value-type="float" office:value="0.00216836734693878" calcext:value-type="float">
            <text:p>0.002168367346939</text:p>
          </table:table-cell>
          <table:table-cell office:value-type="float" office:value="0.00216836734693877" calcext:value-type="float">
            <text:p>0.002168367346939</text:p>
          </table:table-cell>
          <table:table-cell office:value-type="float" office:value="0.00218127246515525" calcext:value-type="float">
            <text:p>0.002181272465155</text:p>
          </table:table-cell>
          <table:table-cell office:value-type="float" office:value="0.00200892857142857" calcext:value-type="float">
            <text:p>0.002008928571429</text:p>
          </table:table-cell>
          <table:table-cell office:value-type="float" office:value="0" calcext:value-type="float">
            <text:p>0</text:p>
          </table:table-cell>
          <table:table-cell office:value-type="float" office:value="38.57" calcext:value-type="float">
            <text:p>38.57</text:p>
          </table:table-cell>
          <table:table-cell office:value-type="float" office:value="67.14" calcext:value-type="float">
            <text:p>67.14</text:p>
          </table:table-cell>
          <table:table-cell office:value-type="float" office:value="71.43" calcext:value-type="float">
            <text:p>71.43</text:p>
          </table:table-cell>
          <table:table-cell office:value-type="float" office:value="70.16" calcext:value-type="float">
            <text:p>70.16</text:p>
          </table:table-cell>
          <table:table-cell office:value-type="float" office:value="69.29" calcext:value-type="float">
            <text:p>69.29</text:p>
          </table:table-cell>
          <table:table-cell office:value-type="float" office:value="0" calcext:value-type="float">
            <text:p>0</text:p>
          </table:table-cell>
          <table:table-cell office:value-type="float" office:value="0.00408163265306122" calcext:value-type="float">
            <text:p>0.004081632653061</text:p>
          </table:table-cell>
          <table:table-cell office:value-type="float" office:value="0.00153061224489796" calcext:value-type="float">
            <text:p>0.001530612244898</text:p>
          </table:table-cell>
          <table:table-cell office:value-type="float" office:value="0.00127551020408163" calcext:value-type="float">
            <text:p>0.001275510204082</text:p>
          </table:table-cell>
          <table:table-cell office:value-type="float" office:value="0.00116833715734814" calcext:value-type="float">
            <text:p>0.001168337157348</text:p>
          </table:table-cell>
          <table:table-cell office:value-type="float" office:value="0.00102040816326531" calcext:value-type="float">
            <text:p>0.001020408163265</text:p>
          </table:table-cell>
          <table:table-cell office:value-type="float" office:value="0" calcext:value-type="float">
            <text:p>0</text:p>
          </table:table-cell>
          <table:table-cell office:value-type="float" office:value="38.57" calcext:value-type="float">
            <text:p>38.57</text:p>
          </table:table-cell>
          <table:table-cell office:value-type="float" office:value="66.43" calcext:value-type="float">
            <text:p>66.43</text:p>
          </table:table-cell>
          <table:table-cell office:value-type="float" office:value="72.14" calcext:value-type="float">
            <text:p>72.14</text:p>
          </table:table-cell>
          <table:table-cell office:value-type="float" office:value="70.47" calcext:value-type="float">
            <text:p>70.47</text:p>
          </table:table-cell>
          <table:table-cell office:value-type="float" office:value="69.29" calcext:value-type="float">
            <text:p>69.29</text:p>
          </table:table-cell>
          <table:table-cell office:value-type="float" office:value="27.7" calcext:value-type="float">
            <text:p>27.7</text:p>
          </table:table-cell>
          <table:table-cell office:value-type="float" office:value="0.000255102040816325" calcext:value-type="float">
            <text:p>0.000255102040816</text:p>
          </table:table-cell>
          <table:table-cell office:value-type="float" office:value="0.000382653061224489" calcext:value-type="float">
            <text:p>0.000382653061224</text:p>
          </table:table-cell>
          <table:table-cell office:value-type="float" office:value="0.000255102040816326" calcext:value-type="float">
            <text:p>0.000255102040816</text:p>
          </table:table-cell>
          <table:table-cell table:style-name="ce16" office:value-type="float" office:value="0.0000976589475734774" calcext:value-type="float">
            <text:p>9.77E-05</text:p>
          </table:table-cell>
          <table:table-cell table:style-name="ce16" office:value-type="float" office:value="0.0000637755102040812" calcext:value-type="float">
            <text:p>6.38E-05</text:p>
          </table:table-cell>
          <table:table-cell office:value-type="float" office:value="0.000319132273474823" calcext:value-type="float">
            <text:p>0.000319132273475</text:p>
          </table:table-cell>
          <table:table-cell office:value-type="float" office:value="39.29" calcext:value-type="float">
            <text:p>39.29</text:p>
          </table:table-cell>
          <table:table-cell office:value-type="float" office:value="62.86" calcext:value-type="float">
            <text:p>62.86</text:p>
          </table:table-cell>
          <table:table-cell office:value-type="float" office:value="76.43" calcext:value-type="float">
            <text:p>76.43</text:p>
          </table:table-cell>
          <table:table-cell office:value-type="float" office:value="72.75" calcext:value-type="float">
            <text:p>72.75</text:p>
          </table:table-cell>
          <table:table-cell office:value-type="float" office:value="69.64" calcext:value-type="float">
            <text:p>69.64</text:p>
          </table:table-cell>
          <table:table-cell office:value-type="float" office:value="26.81" calcext:value-type="float">
            <text:p>26.81</text:p>
          </table:table-cell>
          <table:table-cell office:value-type="float" office:value="0.000637755102040816" calcext:value-type="float">
            <text:p>0.000637755102041</text:p>
          </table:table-cell>
          <table:table-cell office:value-type="float" office:value="0.00102040816326531" calcext:value-type="float">
            <text:p>0.001020408163265</text:p>
          </table:table-cell>
          <table:table-cell office:value-type="float" office:value="0.000382653061224489" calcext:value-type="float">
            <text:p>0.000382653061224</text:p>
          </table:table-cell>
          <table:table-cell office:value-type="float" office:value="0.000176207319331501" calcext:value-type="float">
            <text:p>0.000176207319332</text:p>
          </table:table-cell>
          <table:table-cell office:value-type="float" office:value="0.000159438775510204" calcext:value-type="float">
            <text:p>0.00015943877551</text:p>
          </table:table-cell>
          <table:table-cell office:value-type="float" office:value="0.000162502936800063" calcext:value-type="float">
            <text:p>0.0001625029368</text:p>
          </table:table-cell>
          <table:table-cell office:value-type="float" office:value="37.14" calcext:value-type="float">
            <text:p>37.14</text:p>
          </table:table-cell>
          <table:table-cell office:value-type="float" office:value="62.86" calcext:value-type="float">
            <text:p>62.86</text:p>
          </table:table-cell>
          <table:table-cell office:value-type="float" office:value="74.29" calcext:value-type="float">
            <text:p>74.29</text:p>
          </table:table-cell>
          <table:table-cell office:value-type="float" office:value="70.91" calcext:value-type="float">
            <text:p>70.91</text:p>
          </table:table-cell>
          <table:table-cell office:value-type="float" office:value="68.57" calcext:value-type="float">
            <text:p>68.57</text:p>
          </table:table-cell>
          <table:table-cell office:value-type="float" office:value="26.9" calcext:value-type="float">
            <text:p>26.9</text:p>
          </table:table-cell>
          <table:table-cell office:value-type="float" office:value="0.00229591836734694" calcext:value-type="float">
            <text:p>0.002295918367347</text:p>
          </table:table-cell>
          <table:table-cell office:value-type="float" office:value="0.00357142857142858" calcext:value-type="float">
            <text:p>0.003571428571429</text:p>
          </table:table-cell>
          <table:table-cell office:value-type="float" office:value="0.000255102040816326" calcext:value-type="float">
            <text:p>0.000255102040816</text:p>
          </table:table-cell>
          <table:table-cell office:value-type="float" office:value="0.00015654951583658" calcext:value-type="float">
            <text:p>0.000156549515837</text:p>
          </table:table-cell>
          <table:table-cell office:value-type="float" office:value="0.000573979591836735" calcext:value-type="float">
            <text:p>0.000573979591837</text:p>
          </table:table-cell>
          <table:table-cell office:value-type="float" office:value="0.000160545070091627" calcext:value-type="float">
            <text:p>0.000160545070092</text:p>
          </table:table-cell>
          <table:table-cell office:value-type="float" office:value="36.43" calcext:value-type="float">
            <text:p>36.43</text:p>
          </table:table-cell>
          <table:table-cell office:value-type="float" office:value="62.86" calcext:value-type="float">
            <text:p>62.86</text:p>
          </table:table-cell>
          <table:table-cell office:value-type="float" office:value="73.57" calcext:value-type="float">
            <text:p>73.57</text:p>
          </table:table-cell>
          <table:table-cell office:value-type="float" office:value="70.35" calcext:value-type="float">
            <text:p>70.35</text:p>
          </table:table-cell>
          <table:table-cell office:value-type="float" office:value="68.21" calcext:value-type="float">
            <text:p>68.21</text:p>
          </table:table-cell>
          <table:table-cell office:value-type="float" office:value="26.64" calcext:value-type="float">
            <text:p>26.64</text:p>
          </table:table-cell>
          <table:table-cell office:value-type="float" office:value="0.0034438775510204" calcext:value-type="float">
            <text:p>0.00344387755102</text:p>
          </table:table-cell>
          <table:table-cell office:value-type="float" office:value="0.00165816326530613" calcext:value-type="float">
            <text:p>0.001658163265306</text:p>
          </table:table-cell>
          <table:table-cell office:value-type="float" office:value="0.000382653061224489" calcext:value-type="float">
            <text:p>0.000382653061224</text:p>
          </table:table-cell>
          <table:table-cell office:value-type="float" office:value="0.000799263642340565" calcext:value-type="float">
            <text:p>0.000799263642341</text:p>
          </table:table-cell>
          <table:table-cell office:value-type="float" office:value="0.000860969387755101" calcext:value-type="float">
            <text:p>0.000860969387755</text:p>
          </table:table-cell>
          <table:table-cell office:value-type="float" office:value="0.000385699741561594" calcext:value-type="float">
            <text:p>0.000385699741562</text:p>
          </table:table-cell>
        </table:table-row>
        <table:table-row table:style-name="ro1">
          <table:table-cell office:value-type="string" calcext:value-type="string">
            <text:p>1735640862149943821,1,2,20,(30, 75, 50)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62.5" calcext:value-type="float">
            <text:p>62.5</text:p>
          </table:table-cell>
          <table:table-cell office:value-type="float" office:value="37.14" calcext:value-type="float">
            <text:p>37.14</text:p>
          </table:table-cell>
          <table:table-cell office:value-type="float" office:value="66.43" calcext:value-type="float">
            <text:p>66.43</text:p>
          </table:table-cell>
          <table:table-cell office:value-type="float" office:value="70.71" calcext:value-type="float">
            <text:p>70.71</text:p>
          </table:table-cell>
          <table:table-cell office:value-type="float" office:value="70.23" calcext:value-type="float">
            <text:p>70.23</text:p>
          </table:table-cell>
          <table:table-cell office:value-type="float" office:value="68.57" calcext:value-type="float">
            <text:p>68.57</text:p>
          </table:table-cell>
          <table:table-cell office:value-type="float" office:value="0" calcext:value-type="float">
            <text:p>0</text:p>
          </table:table-cell>
          <table:table-cell office:value-type="float" office:value="0.0169642857142857" calcext:value-type="float">
            <text:p>0.016964285714286</text:p>
          </table:table-cell>
          <table:table-cell office:value-type="float" office:value="0.0086734693877551" calcext:value-type="float">
            <text:p>0.008673469387755</text:p>
          </table:table-cell>
          <table:table-cell office:value-type="float" office:value="0.0161989795918367" calcext:value-type="float">
            <text:p>0.016198979591837</text:p>
          </table:table-cell>
          <table:table-cell office:value-type="float" office:value="0.00748278975258724" calcext:value-type="float">
            <text:p>0.007482789752587</text:p>
          </table:table-cell>
          <table:table-cell office:value-type="float" office:value="0.00424107142857143" calcext:value-type="float">
            <text:p>0.004241071428571</text:p>
          </table:table-cell>
          <table:table-cell office:value-type="float" office:value="0" calcext:value-type="float">
            <text:p>0</text:p>
          </table:table-cell>
          <table:table-cell office:value-type="float" office:value="30.71" calcext:value-type="float">
            <text:p>30.71</text:p>
          </table:table-cell>
          <table:table-cell office:value-type="float" office:value="70" calcext:value-type="float">
            <text:p>70</text:p>
          </table:table-cell>
          <table:table-cell office:value-type="float" office:value="60.71" calcext:value-type="float">
            <text:p>60.71</text:p>
          </table:table-cell>
          <table:table-cell office:value-type="float" office:value="64.09" calcext:value-type="float">
            <text:p>64.09</text:p>
          </table:table-cell>
          <table:table-cell office:value-type="float" office:value="65.36" calcext:value-type="float">
            <text:p>65.36</text:p>
          </table:table-cell>
          <table:table-cell office:value-type="float" office:value="0" calcext:value-type="float">
            <text:p>0</text:p>
          </table:table-cell>
          <table:table-cell office:value-type="float" office:value="0.00803571428571428" calcext:value-type="float">
            <text:p>0.008035714285714</text:p>
          </table:table-cell>
          <table:table-cell office:value-type="float" office:value="0.00165816326530612" calcext:value-type="float">
            <text:p>0.001658163265306</text:p>
          </table:table-cell>
          <table:table-cell office:value-type="float" office:value="0.00255102040816327" calcext:value-type="float">
            <text:p>0.002551020408163</text:p>
          </table:table-cell>
          <table:table-cell office:value-type="float" office:value="0.00176899063475546" calcext:value-type="float">
            <text:p>0.001768990634755</text:p>
          </table:table-cell>
          <table:table-cell office:value-type="float" office:value="0.00200892857142857" calcext:value-type="float">
            <text:p>0.002008928571429</text:p>
          </table:table-cell>
          <table:table-cell office:value-type="float" office:value="0" calcext:value-type="float">
            <text:p>0</text:p>
          </table:table-cell>
          <table:table-cell office:value-type="float" office:value="36.43" calcext:value-type="float">
            <text:p>36.43</text:p>
          </table:table-cell>
          <table:table-cell office:value-type="float" office:value="72.14" calcext:value-type="float">
            <text:p>72.14</text:p>
          </table:table-cell>
          <table:table-cell office:value-type="float" office:value="64.29" calcext:value-type="float">
            <text:p>64.29</text:p>
          </table:table-cell>
          <table:table-cell office:value-type="float" office:value="67" calcext:value-type="float">
            <text:p>67</text:p>
          </table:table-cell>
          <table:table-cell office:value-type="float" office:value="68.21" calcext:value-type="float">
            <text:p>68.21</text:p>
          </table:table-cell>
          <table:table-cell office:value-type="float" office:value="0" calcext:value-type="float">
            <text:p>0</text:p>
          </table:table-cell>
          <table:table-cell office:value-type="float" office:value="0.00663265306122449" calcext:value-type="float">
            <text:p>0.006632653061224</text:p>
          </table:table-cell>
          <table:table-cell office:value-type="float" office:value="0.00408163265306122" calcext:value-type="float">
            <text:p>0.004081632653061</text:p>
          </table:table-cell>
          <table:table-cell office:value-type="float" office:value="0.00446428571428572" calcext:value-type="float">
            <text:p>0.004464285714286</text:p>
          </table:table-cell>
          <table:table-cell office:value-type="float" office:value="0.00163718820861678" calcext:value-type="float">
            <text:p>0.001637188208617</text:p>
          </table:table-cell>
          <table:table-cell office:value-type="float" office:value="0.00165816326530612" calcext:value-type="float">
            <text:p>0.001658163265306</text:p>
          </table:table-cell>
          <table:table-cell office:value-type="float" office:value="0" calcext:value-type="float">
            <text:p>0</text:p>
          </table:table-cell>
          <table:table-cell office:value-type="float" office:value="27.14" calcext:value-type="float">
            <text:p>27.14</text:p>
          </table:table-cell>
          <table:table-cell office:value-type="float" office:value="73.57" calcext:value-type="float">
            <text:p>73.57</text:p>
          </table:table-cell>
          <table:table-cell office:value-type="float" office:value="53.57" calcext:value-type="float">
            <text:p>53.57</text:p>
          </table:table-cell>
          <table:table-cell office:value-type="float" office:value="61.58" calcext:value-type="float">
            <text:p>61.58</text:p>
          </table:table-cell>
          <table:table-cell office:value-type="float" office:value="63.57" calcext:value-type="float">
            <text:p>63.57</text:p>
          </table:table-cell>
          <table:table-cell office:value-type="float" office:value="0" calcext:value-type="float">
            <text:p>0</text:p>
          </table:table-cell>
          <table:table-cell office:value-type="float" office:value="0.0080357142857143" calcext:value-type="float">
            <text:p>0.008035714285714</text:p>
          </table:table-cell>
          <table:table-cell office:value-type="float" office:value="0.00165816326530612" calcext:value-type="float">
            <text:p>0.001658163265306</text:p>
          </table:table-cell>
          <table:table-cell office:value-type="float" office:value="0.00829081632653062" calcext:value-type="float">
            <text:p>0.008290816326531</text:p>
          </table:table-cell>
          <table:table-cell office:value-type="float" office:value="0.0023196107583325" calcext:value-type="float">
            <text:p>0.002319610758333</text:p>
          </table:table-cell>
          <table:table-cell office:value-type="float" office:value="0.00200892857142857" calcext:value-type="float">
            <text:p>0.002008928571429</text:p>
          </table:table-cell>
          <table:table-cell office:value-type="float" office:value="0" calcext:value-type="float">
            <text:p>0</text:p>
          </table:table-cell>
          <table:table-cell office:value-type="float" office:value="49.29" calcext:value-type="float">
            <text:p>49.29</text:p>
          </table:table-cell>
          <table:table-cell office:value-type="float" office:value="83.57" calcext:value-type="float">
            <text:p>83.57</text:p>
          </table:table-cell>
          <table:table-cell office:value-type="float" office:value="65.71" calcext:value-type="float">
            <text:p>65.71</text:p>
          </table:table-cell>
          <table:table-cell office:value-type="float" office:value="70.94" calcext:value-type="float">
            <text:p>70.94</text:p>
          </table:table-cell>
          <table:table-cell office:value-type="float" office:value="74.64" calcext:value-type="float">
            <text:p>74.64</text:p>
          </table:table-cell>
          <table:table-cell office:value-type="float" office:value="0" calcext:value-type="float">
            <text:p>0</text:p>
          </table:table-cell>
          <table:table-cell office:value-type="float" office:value="0.00153061224489796" calcext:value-type="float">
            <text:p>0.001530612244898</text:p>
          </table:table-cell>
          <table:table-cell office:value-type="float" office:value="0.000382653061224489" calcext:value-type="float">
            <text:p>0.000382653061224</text:p>
          </table:table-cell>
          <table:table-cell office:value-type="float" office:value="0.00102040816326531" calcext:value-type="float">
            <text:p>0.001020408163265</text:p>
          </table:table-cell>
          <table:table-cell office:value-type="float" office:value="0.000397749055413366" calcext:value-type="float">
            <text:p>0.000397749055413</text:p>
          </table:table-cell>
          <table:table-cell office:value-type="float" office:value="0.00038265306122449" calcext:value-type="float">
            <text:p>0.000382653061224</text:p>
          </table:table-cell>
          <table:table-cell office:value-type="float" office:value="0" calcext:value-type="float">
            <text:p>0</text:p>
          </table:table-cell>
          <table:table-cell office:value-type="float" office:value="45.71" calcext:value-type="float">
            <text:p>45.71</text:p>
          </table:table-cell>
          <table:table-cell office:value-type="float" office:value="82.86" calcext:value-type="float">
            <text:p>82.86</text:p>
          </table:table-cell>
          <table:table-cell office:value-type="float" office:value="62.86" calcext:value-type="float">
            <text:p>62.86</text:p>
          </table:table-cell>
          <table:table-cell office:value-type="float" office:value="69.06" calcext:value-type="float">
            <text:p>69.06</text:p>
          </table:table-cell>
          <table:table-cell office:value-type="float" office:value="72.86" calcext:value-type="float">
            <text:p>72.86</text:p>
          </table:table-cell>
          <table:table-cell office:value-type="float" office:value="0" calcext:value-type="float">
            <text:p>0</text:p>
          </table:table-cell>
          <table:table-cell office:value-type="float" office:value="0.000255102040816325" calcext:value-type="float">
            <text:p>0.000255102040816</text:p>
          </table:table-cell>
          <table:table-cell office:value-type="float" office:value="0.000255102040816326" calcext:value-type="float">
            <text:p>0.000255102040816</text:p>
          </table:table-cell>
          <table:table-cell office:value-type="float" office:value="0.000382653061224492" calcext:value-type="float">
            <text:p>0.000382653061224</text:p>
          </table:table-cell>
          <table:table-cell table:style-name="ce16" office:value-type="float" office:value="0.0000863069583691524" calcext:value-type="float">
            <text:p>8.63E-05</text:p>
          </table:table-cell>
          <table:table-cell table:style-name="ce16" office:value-type="float" office:value="0.0000637755102040812" calcext:value-type="float">
            <text:p>6.38E-05</text:p>
          </table:table-cell>
          <table:table-cell office:value-type="float" office:value="0" calcext:value-type="float">
            <text:p>0</text:p>
          </table:table-cell>
          <table:table-cell office:value-type="float" office:value="47.14" calcext:value-type="float">
            <text:p>47.14</text:p>
          </table:table-cell>
          <table:table-cell office:value-type="float" office:value="84.29" calcext:value-type="float">
            <text:p>84.29</text:p>
          </table:table-cell>
          <table:table-cell office:value-type="float" office:value="62.86" calcext:value-type="float">
            <text:p>62.86</text:p>
          </table:table-cell>
          <table:table-cell office:value-type="float" office:value="69.61" calcext:value-type="float">
            <text:p>69.61</text:p>
          </table:table-cell>
          <table:table-cell office:value-type="float" office:value="73.57" calcext:value-type="float">
            <text:p>73.57</text:p>
          </table:table-cell>
          <table:table-cell office:value-type="float" office:value="0" calcext:value-type="float">
            <text:p>0</text:p>
          </table:table-cell>
          <table:table-cell office:value-type="float" office:value="0.00216836734693878" calcext:value-type="float">
            <text:p>0.002168367346939</text:p>
          </table:table-cell>
          <table:table-cell office:value-type="float" office:value="0.00165816326530612" calcext:value-type="float">
            <text:p>0.001658163265306</text:p>
          </table:table-cell>
          <table:table-cell office:value-type="float" office:value="0.00484693877551021" calcext:value-type="float">
            <text:p>0.00484693877551</text:p>
          </table:table-cell>
          <table:table-cell office:value-type="float" office:value="0.000998764903591147" calcext:value-type="float">
            <text:p>0.000998764903591</text:p>
          </table:table-cell>
          <table:table-cell office:value-type="float" office:value="0.000542091836734694" calcext:value-type="float">
            <text:p>0.000542091836735</text:p>
          </table:table-cell>
          <table:table-cell office:value-type="float" office:value="0" calcext:value-type="float">
            <text:p>0</text:p>
          </table:table-cell>
          <table:table-cell office:value-type="float" office:value="47.14" calcext:value-type="float">
            <text:p>47.14</text:p>
          </table:table-cell>
          <table:table-cell office:value-type="float" office:value="84.29" calcext:value-type="float">
            <text:p>84.29</text:p>
          </table:table-cell>
          <table:table-cell office:value-type="float" office:value="62.86" calcext:value-type="float">
            <text:p>62.86</text:p>
          </table:table-cell>
          <table:table-cell office:value-type="float" office:value="69.47" calcext:value-type="float">
            <text:p>69.47</text:p>
          </table:table-cell>
          <table:table-cell office:value-type="float" office:value="73.57" calcext:value-type="float">
            <text:p>73.57</text:p>
          </table:table-cell>
          <table:table-cell office:value-type="float" office:value="0" calcext:value-type="float">
            <text:p>0</text:p>
          </table:table-cell>
          <table:table-cell office:value-type="float" office:value="0.00153061224489796" calcext:value-type="float">
            <text:p>0.001530612244898</text:p>
          </table:table-cell>
          <table:table-cell office:value-type="float" office:value="0.000382653061224489" calcext:value-type="float">
            <text:p>0.000382653061224</text:p>
          </table:table-cell>
          <table:table-cell office:value-type="float" office:value="0.00165816326530613" calcext:value-type="float">
            <text:p>0.001658163265306</text:p>
          </table:table-cell>
          <table:table-cell office:value-type="float" office:value="0.000484473679278875" calcext:value-type="float">
            <text:p>0.000484473679279</text:p>
          </table:table-cell>
          <table:table-cell office:value-type="float" office:value="0.000382653061224491" calcext:value-type="float">
            <text:p>0.000382653061224</text:p>
          </table:table-cell>
          <table:table-cell office:value-type="float" office:value="0" calcext:value-type="float">
            <text:p>0</text:p>
          </table:table-cell>
          <table:table-cell office:value-type="float" office:value="47.86" calcext:value-type="float">
            <text:p>47.86</text:p>
          </table:table-cell>
          <table:table-cell office:value-type="float" office:value="83.57" calcext:value-type="float">
            <text:p>83.57</text:p>
          </table:table-cell>
          <table:table-cell office:value-type="float" office:value="64.29" calcext:value-type="float">
            <text:p>64.29</text:p>
          </table:table-cell>
          <table:table-cell office:value-type="float" office:value="70.1" calcext:value-type="float">
            <text:p>70.1</text:p>
          </table:table-cell>
          <table:table-cell office:value-type="float" office:value="73.93" calcext:value-type="float">
            <text:p>73.93</text:p>
          </table:table-cell>
          <table:table-cell office:value-type="float" office:value="26.64" calcext:value-type="float">
            <text:p>26.64</text:p>
          </table:table-cell>
          <table:table-cell office:value-type="float" office:value="0.00165816326530613" calcext:value-type="float">
            <text:p>0.001658163265306</text:p>
          </table:table-cell>
          <table:table-cell office:value-type="float" office:value="0.000382653061224489" calcext:value-type="float">
            <text:p>0.000382653061224</text:p>
          </table:table-cell>
          <table:table-cell office:value-type="float" office:value="0.00127551020408164" calcext:value-type="float">
            <text:p>0.001275510204082</text:p>
          </table:table-cell>
          <table:table-cell office:value-type="float" office:value="0.000464225214170095" calcext:value-type="float">
            <text:p>0.00046422521417</text:p>
          </table:table-cell>
          <table:table-cell office:value-type="float" office:value="0.000414540816326531" calcext:value-type="float">
            <text:p>0.000414540816327</text:p>
          </table:table-cell>
          <table:table-cell office:value-type="float" office:value="0.000297595739682042" calcext:value-type="float">
            <text:p>0.000297595739682</text:p>
          </table:table-cell>
          <table:table-cell office:value-type="float" office:value="42.14" calcext:value-type="float">
            <text:p>42.14</text:p>
          </table:table-cell>
          <table:table-cell office:value-type="float" office:value="80" calcext:value-type="float">
            <text:p>80</text:p>
          </table:table-cell>
          <table:table-cell office:value-type="float" office:value="62.14" calcext:value-type="float">
            <text:p>62.14</text:p>
          </table:table-cell>
          <table:table-cell office:value-type="float" office:value="67.89" calcext:value-type="float">
            <text:p>67.89</text:p>
          </table:table-cell>
          <table:table-cell office:value-type="float" office:value="71.07" calcext:value-type="float">
            <text:p>71.07</text:p>
          </table:table-cell>
          <table:table-cell office:value-type="float" office:value="27.19" calcext:value-type="float">
            <text:p>27.19</text:p>
          </table:table-cell>
          <table:table-cell office:value-type="float" office:value="0.000255102040816328" calcext:value-type="float">
            <text:p>0.000255102040816</text:p>
          </table:table-cell>
          <table:table-cell office:value-type="float" office:value="0.00102040816326531" calcext:value-type="float">
            <text:p>0.001020408163265</text:p>
          </table:table-cell>
          <table:table-cell office:value-type="float" office:value="0.000382653061224492" calcext:value-type="float">
            <text:p>0.000382653061224</text:p>
          </table:table-cell>
          <table:table-cell table:style-name="ce16" office:value-type="float" office:value="0.0000234631826348706" calcext:value-type="float">
            <text:p>2.35E-05</text:p>
          </table:table-cell>
          <table:table-cell table:style-name="ce16" office:value-type="float" office:value="0.000063775510204082" calcext:value-type="float">
            <text:p>6.38E-05</text:p>
          </table:table-cell>
          <table:table-cell table:style-name="ce16" office:value-type="float" office:value="0.00000509981252821989" calcext:value-type="float">
            <text:p>5.10E-06</text:p>
          </table:table-cell>
          <table:table-cell office:value-type="float" office:value="49.29" calcext:value-type="float">
            <text:p>49.29</text:p>
          </table:table-cell>
          <table:table-cell office:value-type="float" office:value="82.14" calcext:value-type="float">
            <text:p>82.14</text:p>
          </table:table-cell>
          <table:table-cell office:value-type="float" office:value="67.14" calcext:value-type="float">
            <text:p>67.14</text:p>
          </table:table-cell>
          <table:table-cell office:value-type="float" office:value="71.49" calcext:value-type="float">
            <text:p>71.49</text:p>
          </table:table-cell>
          <table:table-cell office:value-type="float" office:value="74.64" calcext:value-type="float">
            <text:p>74.64</text:p>
          </table:table-cell>
          <table:table-cell office:value-type="float" office:value="25.49" calcext:value-type="float">
            <text:p>25.49</text:p>
          </table:table-cell>
          <table:table-cell office:value-type="float" office:value="0.000892857142857148" calcext:value-type="float">
            <text:p>0.000892857142857</text:p>
          </table:table-cell>
          <table:table-cell office:value-type="float" office:value="0.00127551020408163" calcext:value-type="float">
            <text:p>0.001275510204082</text:p>
          </table:table-cell>
          <table:table-cell office:value-type="float" office:value="0.00153061224489796" calcext:value-type="float">
            <text:p>0.001530612244898</text:p>
          </table:table-cell>
          <table:table-cell office:value-type="float" office:value="0.000346690911834916" calcext:value-type="float">
            <text:p>0.000346690911835</text:p>
          </table:table-cell>
          <table:table-cell office:value-type="float" office:value="0.000223214285714287" calcext:value-type="float">
            <text:p>0.000223214285714</text:p>
          </table:table-cell>
          <table:table-cell office:value-type="float" office:value="0.000260396272221786" calcext:value-type="float">
            <text:p>0.000260396272222</text:p>
          </table:table-cell>
          <table:table-cell office:value-type="float" office:value="44.29" calcext:value-type="float">
            <text:p>44.29</text:p>
          </table:table-cell>
          <table:table-cell office:value-type="float" office:value="80" calcext:value-type="float">
            <text:p>80</text:p>
          </table:table-cell>
          <table:table-cell office:value-type="float" office:value="64.29" calcext:value-type="float">
            <text:p>64.29</text:p>
          </table:table-cell>
          <table:table-cell office:value-type="float" office:value="69.14" calcext:value-type="float">
            <text:p>69.14</text:p>
          </table:table-cell>
          <table:table-cell office:value-type="float" office:value="72.14" calcext:value-type="float">
            <text:p>72.14</text:p>
          </table:table-cell>
          <table:table-cell office:value-type="float" office:value="26.66" calcext:value-type="float">
            <text:p>26.66</text:p>
          </table:table-cell>
          <table:table-cell office:value-type="float" office:value="0.00357142857142858" calcext:value-type="float">
            <text:p>0.003571428571429</text:p>
          </table:table-cell>
          <table:table-cell office:value-type="float" office:value="0.00293367346938775" calcext:value-type="float">
            <text:p>0.002933673469388</text:p>
          </table:table-cell>
          <table:table-cell office:value-type="float" office:value="0.00127551020408164" calcext:value-type="float">
            <text:p>0.001275510204082</text:p>
          </table:table-cell>
          <table:table-cell office:value-type="float" office:value="0.000538885845028752" calcext:value-type="float">
            <text:p>0.000538885845029</text:p>
          </table:table-cell>
          <table:table-cell office:value-type="float" office:value="0.000892857142857144" calcext:value-type="float">
            <text:p>0.000892857142857</text:p>
          </table:table-cell>
          <table:table-cell office:value-type="float" office:value="0.000592384410933502" calcext:value-type="float">
            <text:p>0.000592384410934</text:p>
          </table:table-cell>
        </table:table-row>
        <table:table-row table:style-name="ro1">
          <table:table-cell office:value-type="string" calcext:value-type="string">
            <text:p>1735640862149943821,1,2,20,(30, 45, 30)</text:p>
          </table:table-cell>
          <table:table-cell office:value-type="float" office:value="10.71" calcext:value-type="float">
            <text:p>10.71</text:p>
          </table:table-cell>
          <table:table-cell office:value-type="float" office:value="57.14" calcext:value-type="float">
            <text:p>57.14</text:p>
          </table:table-cell>
          <table:table-cell office:value-type="float" office:value="53.57" calcext:value-type="float">
            <text:p>53.57</text:p>
          </table:table-cell>
          <table:table-cell office:value-type="float" office:value="55.17" calcext:value-type="float">
            <text:p>55.17</text:p>
          </table:table-cell>
          <table:table-cell office:value-type="float" office:value="55.36" calcext:value-type="float">
            <text:p>55.36</text:p>
          </table:table-cell>
          <table:table-cell office:value-type="float" office:value="20.71" calcext:value-type="float">
            <text:p>20.71</text:p>
          </table:table-cell>
          <table:table-cell office:value-type="float" office:value="61.43" calcext:value-type="float">
            <text:p>61.43</text:p>
          </table:table-cell>
          <table:table-cell office:value-type="float" office:value="59.29" calcext:value-type="float">
            <text:p>59.29</text:p>
          </table:table-cell>
          <table:table-cell office:value-type="float" office:value="59.83" calcext:value-type="float">
            <text:p>59.83</text:p>
          </table:table-cell>
          <table:table-cell office:value-type="float" office:value="60.36" calcext:value-type="float">
            <text:p>60.36</text:p>
          </table:table-cell>
          <table:table-cell office:value-type="float" office:value="0" calcext:value-type="float">
            <text:p>0</text:p>
          </table:table-cell>
          <table:table-cell office:value-type="float" office:value="0.00854591836734694" calcext:value-type="float">
            <text:p>0.008545918367347</text:p>
          </table:table-cell>
          <table:table-cell office:value-type="float" office:value="0.0123724489795918" calcext:value-type="float">
            <text:p>0.012372448979592</text:p>
          </table:table-cell>
          <table:table-cell office:value-type="float" office:value="0.00165816326530612" calcext:value-type="float">
            <text:p>0.001658163265306</text:p>
          </table:table-cell>
          <table:table-cell office:value-type="float" office:value="0.00141421340365582" calcext:value-type="float">
            <text:p>0.001414213403656</text:p>
          </table:table-cell>
          <table:table-cell office:value-type="float" office:value="0.00213647959183673" calcext:value-type="float">
            <text:p>0.002136479591837</text:p>
          </table:table-cell>
          <table:table-cell office:value-type="float" office:value="0" calcext:value-type="float">
            <text:p>0</text:p>
          </table:table-cell>
          <table:table-cell office:value-type="float" office:value="29.29" calcext:value-type="float">
            <text:p>29.29</text:p>
          </table:table-cell>
          <table:table-cell office:value-type="float" office:value="65.71" calcext:value-type="float">
            <text:p>65.71</text:p>
          </table:table-cell>
          <table:table-cell office:value-type="float" office:value="63.57" calcext:value-type="float">
            <text:p>63.57</text:p>
          </table:table-cell>
          <table:table-cell office:value-type="float" office:value="64.32" calcext:value-type="float">
            <text:p>64.32</text:p>
          </table:table-cell>
          <table:table-cell office:value-type="float" office:value="64.64" calcext:value-type="float">
            <text:p>64.64</text:p>
          </table:table-cell>
          <table:table-cell office:value-type="float" office:value="0" calcext:value-type="float">
            <text:p>0</text:p>
          </table:table-cell>
          <table:table-cell office:value-type="float" office:value="0.0110969387755102" calcext:value-type="float">
            <text:p>0.01109693877551</text:p>
          </table:table-cell>
          <table:table-cell office:value-type="float" office:value="0.00548469387755102" calcext:value-type="float">
            <text:p>0.005484693877551</text:p>
          </table:table-cell>
          <table:table-cell office:value-type="float" office:value="0.00344387755102041" calcext:value-type="float">
            <text:p>0.00344387755102</text:p>
          </table:table-cell>
          <table:table-cell office:value-type="float" office:value="0.00276234180036083" calcext:value-type="float">
            <text:p>0.002762341800361</text:p>
          </table:table-cell>
          <table:table-cell office:value-type="float" office:value="0.00277423469387755" calcext:value-type="float">
            <text:p>0.002774234693878</text:p>
          </table:table-cell>
          <table:table-cell office:value-type="float" office:value="0" calcext:value-type="float">
            <text:p>0</text:p>
          </table:table-cell>
          <table:table-cell office:value-type="float" office:value="19.29" calcext:value-type="float">
            <text:p>19.29</text:p>
          </table:table-cell>
          <table:table-cell office:value-type="float" office:value="59.29" calcext:value-type="float">
            <text:p>59.29</text:p>
          </table:table-cell>
          <table:table-cell office:value-type="float" office:value="60" calcext:value-type="float">
            <text:p>60</text:p>
          </table:table-cell>
          <table:table-cell office:value-type="float" office:value="60.13" calcext:value-type="float">
            <text:p>60.13</text:p>
          </table:table-cell>
          <table:table-cell office:value-type="float" office:value="59.64" calcext:value-type="float">
            <text:p>59.64</text:p>
          </table:table-cell>
          <table:table-cell office:value-type="float" office:value="0" calcext:value-type="float">
            <text:p>0</text:p>
          </table:table-cell>
          <table:table-cell office:value-type="float" office:value="0.00229591836734694" calcext:value-type="float">
            <text:p>0.002295918367347</text:p>
          </table:table-cell>
          <table:table-cell office:value-type="float" office:value="0.00612244897959184" calcext:value-type="float">
            <text:p>0.006122448979592</text:p>
          </table:table-cell>
          <table:table-cell office:value-type="float" office:value="0.00918367346938776" calcext:value-type="float">
            <text:p>0.009183673469388</text:p>
          </table:table-cell>
          <table:table-cell office:value-type="float" office:value="0.00140754672496571" calcext:value-type="float">
            <text:p>0.001407546724966</text:p>
          </table:table-cell>
          <table:table-cell office:value-type="float" office:value="0.000573979591836735" calcext:value-type="float">
            <text:p>0.000573979591837</text:p>
          </table:table-cell>
          <table:table-cell office:value-type="float" office:value="0" calcext:value-type="float">
            <text:p>0</text:p>
          </table:table-cell>
          <table:table-cell office:value-type="float" office:value="31.43" calcext:value-type="float">
            <text:p>31.43</text:p>
          </table:table-cell>
          <table:table-cell office:value-type="float" office:value="70" calcext:value-type="float">
            <text:p>70</text:p>
          </table:table-cell>
          <table:table-cell office:value-type="float" office:value="61.43" calcext:value-type="float">
            <text:p>61.43</text:p>
          </table:table-cell>
          <table:table-cell office:value-type="float" office:value="64.44" calcext:value-type="float">
            <text:p>64.44</text:p>
          </table:table-cell>
          <table:table-cell office:value-type="float" office:value="65.71" calcext:value-type="float">
            <text:p>65.71</text:p>
          </table:table-cell>
          <table:table-cell office:value-type="float" office:value="0" calcext:value-type="float">
            <text:p>0</text:p>
          </table:table-cell>
          <table:table-cell office:value-type="float" office:value="0.0072704081632653" calcext:value-type="float">
            <text:p>0.007270408163265</text:p>
          </table:table-cell>
          <table:table-cell office:value-type="float" office:value="0.0144132653061224" calcext:value-type="float">
            <text:p>0.014413265306123</text:p>
          </table:table-cell>
          <table:table-cell office:value-type="float" office:value="0.00471938775510204" calcext:value-type="float">
            <text:p>0.004719387755102</text:p>
          </table:table-cell>
          <table:table-cell office:value-type="float" office:value="0.00120033299556753" calcext:value-type="float">
            <text:p>0.001200332995568</text:p>
          </table:table-cell>
          <table:table-cell office:value-type="float" office:value="0.00181760204081633" calcext:value-type="float">
            <text:p>0.001817602040816</text:p>
          </table:table-cell>
          <table:table-cell office:value-type="float" office:value="0" calcext:value-type="float">
            <text:p>0</text:p>
          </table:table-cell>
          <table:table-cell office:value-type="float" office:value="43.57" calcext:value-type="float">
            <text:p>43.57</text:p>
          </table:table-cell>
          <table:table-cell office:value-type="float" office:value="75.71" calcext:value-type="float">
            <text:p>75.71</text:p>
          </table:table-cell>
          <table:table-cell office:value-type="float" office:value="67.86" calcext:value-type="float">
            <text:p>67.86</text:p>
          </table:table-cell>
          <table:table-cell office:value-type="float" office:value="70.22" calcext:value-type="float">
            <text:p>70.22</text:p>
          </table:table-cell>
          <table:table-cell office:value-type="float" office:value="71.79" calcext:value-type="float">
            <text:p>71.79</text:p>
          </table:table-cell>
          <table:table-cell office:value-type="float" office:value="0" calcext:value-type="float">
            <text:p>0</text:p>
          </table:table-cell>
          <table:table-cell office:value-type="float" office:value="0.00153061224489796" calcext:value-type="float">
            <text:p>0.001530612244898</text:p>
          </table:table-cell>
          <table:table-cell office:value-type="float" office:value="0.000255102040816326" calcext:value-type="float">
            <text:p>0.000255102040816</text:p>
          </table:table-cell>
          <table:table-cell office:value-type="float" office:value="0.000637755102040816" calcext:value-type="float">
            <text:p>0.000637755102041</text:p>
          </table:table-cell>
          <table:table-cell office:value-type="float" office:value="0.000399468146606544" calcext:value-type="float">
            <text:p>0.000399468146607</text:p>
          </table:table-cell>
          <table:table-cell office:value-type="float" office:value="0.00038265306122449" calcext:value-type="float">
            <text:p>0.000382653061224</text:p>
          </table:table-cell>
          <table:table-cell office:value-type="float" office:value="0" calcext:value-type="float">
            <text:p>0</text:p>
          </table:table-cell>
          <table:table-cell office:value-type="float" office:value="41.43" calcext:value-type="float">
            <text:p>41.43</text:p>
          </table:table-cell>
          <table:table-cell office:value-type="float" office:value="77.14" calcext:value-type="float">
            <text:p>77.14</text:p>
          </table:table-cell>
          <table:table-cell office:value-type="float" office:value="64.29" calcext:value-type="float">
            <text:p>64.29</text:p>
          </table:table-cell>
          <table:table-cell office:value-type="float" office:value="68.37" calcext:value-type="float">
            <text:p>68.37</text:p>
          </table:table-cell>
          <table:table-cell office:value-type="float" office:value="70.71" calcext:value-type="float">
            <text:p>70.71</text:p>
          </table:table-cell>
          <table:table-cell office:value-type="float" office:value="0" calcext:value-type="float">
            <text:p>0</text:p>
          </table:table-cell>
          <table:table-cell office:value-type="float" office:value="0.00293367346938775" calcext:value-type="float">
            <text:p>0.002933673469388</text:p>
          </table:table-cell>
          <table:table-cell office:value-type="float" office:value="0.00229591836734694" calcext:value-type="float">
            <text:p>0.002295918367347</text:p>
          </table:table-cell>
          <table:table-cell office:value-type="float" office:value="0.00127551020408164" calcext:value-type="float">
            <text:p>0.001275510204082</text:p>
          </table:table-cell>
          <table:table-cell office:value-type="float" office:value="0.000527294892375566" calcext:value-type="float">
            <text:p>0.000527294892376</text:p>
          </table:table-cell>
          <table:table-cell office:value-type="float" office:value="0.000733418367346939" calcext:value-type="float">
            <text:p>0.000733418367347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69.57" calcext:value-type="float">
            <text:p>69.57</text:p>
          </table:table-cell>
          <table:table-cell office:value-type="float" office:value="72.5" calcext:value-type="float">
            <text:p>72.5</text:p>
          </table:table-cell>
          <table:table-cell office:value-type="float" office:value="0" calcext:value-type="float">
            <text:p>0</text:p>
          </table:table-cell>
          <table:table-cell office:value-type="float" office:value="0.00548469387755102" calcext:value-type="float">
            <text:p>0.005484693877551</text:p>
          </table:table-cell>
          <table:table-cell office:value-type="float" office:value="0.00229591836734694" calcext:value-type="float">
            <text:p>0.002295918367347</text:p>
          </table:table-cell>
          <table:table-cell office:value-type="float" office:value="0.00153061224489796" calcext:value-type="float">
            <text:p>0.001530612244898</text:p>
          </table:table-cell>
          <table:table-cell office:value-type="float" office:value="0.000997056653396271" calcext:value-type="float">
            <text:p>0.000997056653396</text:p>
          </table:table-cell>
          <table:table-cell office:value-type="float" office:value="0.00137117346938776" calcext:value-type="float">
            <text:p>0.001371173469388</text:p>
          </table:table-cell>
          <table:table-cell office:value-type="float" office:value="0" calcext:value-type="float">
            <text:p>0</text:p>
          </table:table-cell>
          <table:table-cell office:value-type="float" office:value="41.43" calcext:value-type="float">
            <text:p>41.43</text:p>
          </table:table-cell>
          <table:table-cell office:value-type="float" office:value="74.29" calcext:value-type="float">
            <text:p>74.29</text:p>
          </table:table-cell>
          <table:table-cell office:value-type="float" office:value="67.14" calcext:value-type="float">
            <text:p>67.14</text:p>
          </table:table-cell>
          <table:table-cell office:value-type="float" office:value="69.33" calcext:value-type="float">
            <text:p>69.33</text:p>
          </table:table-cell>
          <table:table-cell office:value-type="float" office:value="70.71" calcext:value-type="float">
            <text:p>70.71</text:p>
          </table:table-cell>
          <table:table-cell office:value-type="float" office:value="0" calcext:value-type="float">
            <text:p>0</text:p>
          </table:table-cell>
          <table:table-cell office:value-type="float" office:value="0.00293367346938775" calcext:value-type="float">
            <text:p>0.002933673469388</text:p>
          </table:table-cell>
          <table:table-cell office:value-type="float" office:value="0.00280612244897959" calcext:value-type="float">
            <text:p>0.00280612244898</text:p>
          </table:table-cell>
          <table:table-cell office:value-type="float" office:value="0.000892857142857142" calcext:value-type="float">
            <text:p>0.000892857142857</text:p>
          </table:table-cell>
          <table:table-cell office:value-type="float" office:value="0.000440589642579818" calcext:value-type="float">
            <text:p>0.00044058964258</text:p>
          </table:table-cell>
          <table:table-cell office:value-type="float" office:value="0.000733418367346939" calcext:value-type="float">
            <text:p>0.000733418367347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72.86" calcext:value-type="float">
            <text:p>72.86</text:p>
          </table:table-cell>
          <table:table-cell office:value-type="float" office:value="67.14" calcext:value-type="float">
            <text:p>67.14</text:p>
          </table:table-cell>
          <table:table-cell office:value-type="float" office:value="68.92" calcext:value-type="float">
            <text:p>68.92</text:p>
          </table:table-cell>
          <table:table-cell office:value-type="float" office:value="70" calcext:value-type="float">
            <text:p>70</text:p>
          </table:table-cell>
          <table:table-cell office:value-type="float" office:value="28.26" calcext:value-type="float">
            <text:p>28.26</text:p>
          </table:table-cell>
          <table:table-cell office:value-type="float" office:value="0.000892857142857143" calcext:value-type="float">
            <text:p>0.000892857142857</text:p>
          </table:table-cell>
          <table:table-cell office:value-type="float" office:value="0.000382653061224489" calcext:value-type="float">
            <text:p>0.000382653061224</text:p>
          </table:table-cell>
          <table:table-cell office:value-type="float" office:value="0.000255102040816326" calcext:value-type="float">
            <text:p>0.000255102040816</text:p>
          </table:table-cell>
          <table:table-cell office:value-type="float" office:value="0.000185361342317347" calcext:value-type="float">
            <text:p>0.000185361342317</text:p>
          </table:table-cell>
          <table:table-cell office:value-type="float" office:value="0.000223214285714286" calcext:value-type="float">
            <text:p>0.000223214285714</text:p>
          </table:table-cell>
          <table:table-cell office:value-type="float" office:value="0.000454111104343178" calcext:value-type="float">
            <text:p>0.000454111104343</text:p>
          </table:table-cell>
          <table:table-cell office:value-type="float" office:value="37.86" calcext:value-type="float">
            <text:p>37.86</text:p>
          </table:table-cell>
          <table:table-cell office:value-type="float" office:value="72.86" calcext:value-type="float">
            <text:p>72.86</text:p>
          </table:table-cell>
          <table:table-cell office:value-type="float" office:value="65" calcext:value-type="float">
            <text:p>65</text:p>
          </table:table-cell>
          <table:table-cell office:value-type="float" office:value="67.59" calcext:value-type="float">
            <text:p>67.59</text:p>
          </table:table-cell>
          <table:table-cell office:value-type="float" office:value="68.93" calcext:value-type="float">
            <text:p>68.93</text:p>
          </table:table-cell>
          <table:table-cell office:value-type="float" office:value="28.41" calcext:value-type="float">
            <text:p>28.41</text:p>
          </table:table-cell>
          <table:table-cell office:value-type="float" office:value="0.000382653061224487" calcext:value-type="float">
            <text:p>0.000382653061224</text:p>
          </table:table-cell>
          <table:table-cell office:value-type="float" office:value="0.00102040816326531" calcext:value-type="float">
            <text:p>0.001020408163265</text:p>
          </table:table-cell>
          <table:table-cell office:value-type="float" office:value="0.000892857142857145" calcext:value-type="float">
            <text:p>0.000892857142857</text:p>
          </table:table-cell>
          <table:table-cell office:value-type="float" office:value="0.000158541418945701" calcext:value-type="float">
            <text:p>0.000158541418946</text:p>
          </table:table-cell>
          <table:table-cell table:style-name="ce16" office:value-type="float" office:value="0.0000956632653061218" calcext:value-type="float">
            <text:p>9.57E-05</text:p>
          </table:table-cell>
          <table:table-cell table:style-name="ce16" office:value-type="float" office:value="0.0000332837340433864" calcext:value-type="float">
            <text:p>3.33E-05</text:p>
          </table:table-cell>
          <table:table-cell office:value-type="float" office:value="39.29" calcext:value-type="float">
            <text:p>39.29</text:p>
          </table:table-cell>
          <table:table-cell office:value-type="float" office:value="75" calcext:value-type="float">
            <text:p>75</text:p>
          </table:table-cell>
          <table:table-cell office:value-type="float" office:value="64.29" calcext:value-type="float">
            <text:p>64.29</text:p>
          </table:table-cell>
          <table:table-cell office:value-type="float" office:value="67.72" calcext:value-type="float">
            <text:p>67.72</text:p>
          </table:table-cell>
          <table:table-cell office:value-type="float" office:value="69.64" calcext:value-type="float">
            <text:p>69.64</text:p>
          </table:table-cell>
          <table:table-cell office:value-type="float" office:value="27.1" calcext:value-type="float">
            <text:p>27.1</text:p>
          </table:table-cell>
          <table:table-cell table:number-columns-repeated="2" office:value-type="float" office:value="0.00127551020408163" calcext:value-type="float">
            <text:p>0.001275510204082</text:p>
          </table:table-cell>
          <table:table-cell office:value-type="float" office:value="0" calcext:value-type="float">
            <text:p>0</text:p>
          </table:table-cell>
          <table:table-cell office:value-type="float" office:value="0.00010852952653486" calcext:value-type="float">
            <text:p>0.000108529526535</text:p>
          </table:table-cell>
          <table:table-cell office:value-type="float" office:value="0.000318877551020408" calcext:value-type="float">
            <text:p>0.00031887755102</text:p>
          </table:table-cell>
          <table:table-cell office:value-type="float" office:value="0.000146207220612421" calcext:value-type="float">
            <text:p>0.000146207220612</text:p>
          </table:table-cell>
          <table:table-cell office:value-type="float" office:value="44.29" calcext:value-type="float">
            <text:p>44.29</text:p>
          </table:table-cell>
          <table:table-cell office:value-type="float" office:value="77.86" calcext:value-type="float">
            <text:p>77.86</text:p>
          </table:table-cell>
          <table:table-cell office:value-type="float" office:value="66.43" calcext:value-type="float">
            <text:p>66.43</text:p>
          </table:table-cell>
          <table:table-cell office:value-type="float" office:value="69.85" calcext:value-type="float">
            <text:p>69.85</text:p>
          </table:table-cell>
          <table:table-cell office:value-type="float" office:value="72.14" calcext:value-type="float">
            <text:p>72.14</text:p>
          </table:table-cell>
          <table:table-cell office:value-type="float" office:value="26.46" calcext:value-type="float">
            <text:p>26.46</text:p>
          </table:table-cell>
          <table:table-cell office:value-type="float" office:value="0.00293367346938775" calcext:value-type="float">
            <text:p>0.002933673469388</text:p>
          </table:table-cell>
          <table:table-cell office:value-type="float" office:value="0.00153061224489796" calcext:value-type="float">
            <text:p>0.001530612244898</text:p>
          </table:table-cell>
          <table:table-cell office:value-type="float" office:value="0.000382653061224489" calcext:value-type="float">
            <text:p>0.000382653061224</text:p>
          </table:table-cell>
          <table:table-cell office:value-type="float" office:value="0.000448570644005088" calcext:value-type="float">
            <text:p>0.000448570644005</text:p>
          </table:table-cell>
          <table:table-cell office:value-type="float" office:value="0.000733418367346938" calcext:value-type="float">
            <text:p>0.000733418367347</text:p>
          </table:table-cell>
          <table:table-cell office:value-type="float" office:value="0.000336753073850731" calcext:value-type="float">
            <text:p>0.000336753073851</text:p>
          </table:table-cell>
        </table:table-row>
        <table:table-row table:style-name="ro1">
          <table:table-cell office:value-type="string" calcext:value-type="string">
            <text:p>1735640862149943821,1,2,40,(30, 75, 50)</text:p>
          </table:table-cell>
          <table:table-cell office:value-type="float" office:value="25" calcext:value-type="float">
            <text:p>25</text:p>
          </table:table-cell>
          <table:table-cell office:value-type="float" office:value="64.29" calcext:value-type="float">
            <text:p>64.29</text:p>
          </table:table-cell>
          <table:table-cell office:value-type="float" office:value="60.71" calcext:value-type="float">
            <text:p>60.71</text:p>
          </table:table-cell>
          <table:table-cell office:value-type="float" office:value="62.07" calcext:value-type="float">
            <text:p>62.07</text:p>
          </table:table-cell>
          <table:table-cell office:value-type="float" office:value="62.5" calcext:value-type="float">
            <text:p>62.5</text:p>
          </table:table-cell>
          <table:table-cell office:value-type="float" office:value="30.71" calcext:value-type="float">
            <text:p>30.71</text:p>
          </table:table-cell>
          <table:table-cell office:value-type="float" office:value="68.57" calcext:value-type="float">
            <text:p>68.57</text:p>
          </table:table-cell>
          <table:table-cell office:value-type="float" office:value="62.14" calcext:value-type="float">
            <text:p>62.14</text:p>
          </table:table-cell>
          <table:table-cell office:value-type="float" office:value="64.39" calcext:value-type="float">
            <text:p>64.39</text:p>
          </table:table-cell>
          <table:table-cell office:value-type="float" office:value="65.36" calcext:value-type="float">
            <text:p>65.36</text:p>
          </table:table-cell>
          <table:table-cell office:value-type="float" office:value="0" calcext:value-type="float">
            <text:p>0</text:p>
          </table:table-cell>
          <table:table-cell office:value-type="float" office:value="0.00357142857142858" calcext:value-type="float">
            <text:p>0.003571428571429</text:p>
          </table:table-cell>
          <table:table-cell office:value-type="float" office:value="0.00408163265306123" calcext:value-type="float">
            <text:p>0.004081632653061</text:p>
          </table:table-cell>
          <table:table-cell office:value-type="float" office:value="0.00102040816326531" calcext:value-type="float">
            <text:p>0.001020408163265</text:p>
          </table:table-cell>
          <table:table-cell office:value-type="float" office:value="0.000571526006235828" calcext:value-type="float">
            <text:p>0.000571526006236</text:p>
          </table:table-cell>
          <table:table-cell office:value-type="float" office:value="0.000892857142857144" calcext:value-type="float">
            <text:p>0.000892857142857</text:p>
          </table:table-cell>
          <table:table-cell office:value-type="float" office:value="0" calcext:value-type="float">
            <text:p>0</text:p>
          </table:table-cell>
          <table:table-cell office:value-type="float" office:value="34.29" calcext:value-type="float">
            <text:p>34.29</text:p>
          </table:table-cell>
          <table:table-cell office:value-type="float" office:value="72.14" calcext:value-type="float">
            <text:p>72.14</text:p>
          </table:table-cell>
          <table:table-cell office:value-type="float" office:value="62.14" calcext:value-type="float">
            <text:p>62.14</text:p>
          </table:table-cell>
          <table:table-cell office:value-type="float" office:value="65.99" calcext:value-type="float">
            <text:p>65.99</text:p>
          </table:table-cell>
          <table:table-cell office:value-type="float" office:value="67.14" calcext:value-type="float">
            <text:p>67.14</text:p>
          </table:table-cell>
          <table:table-cell office:value-type="float" office:value="0" calcext:value-type="float">
            <text:p>0</text:p>
          </table:table-cell>
          <table:table-cell office:value-type="float" office:value="0.0182397959183673" calcext:value-type="float">
            <text:p>0.018239795918367</text:p>
          </table:table-cell>
          <table:table-cell office:value-type="float" office:value="0.00535714285714285" calcext:value-type="float">
            <text:p>0.005357142857143</text:p>
          </table:table-cell>
          <table:table-cell office:value-type="float" office:value="0.0125" calcext:value-type="float">
            <text:p>0.0125</text:p>
          </table:table-cell>
          <table:table-cell office:value-type="float" office:value="0.00488041662383492" calcext:value-type="float">
            <text:p>0.004880416623835</text:p>
          </table:table-cell>
          <table:table-cell office:value-type="float" office:value="0.00455994897959183" calcext:value-type="float">
            <text:p>0.004559948979592</text:p>
          </table:table-cell>
          <table:table-cell office:value-type="float" office:value="0" calcext:value-type="float">
            <text:p>0</text:p>
          </table:table-cell>
          <table:table-cell office:value-type="float" office:value="27.14" calcext:value-type="float">
            <text:p>27.14</text:p>
          </table:table-cell>
          <table:table-cell office:value-type="float" office:value="62.86" calcext:value-type="float">
            <text:p>62.86</text:p>
          </table:table-cell>
          <table:table-cell office:value-type="float" office:value="64.29" calcext:value-type="float">
            <text:p>64.29</text:p>
          </table:table-cell>
          <table:table-cell office:value-type="float" office:value="63.81" calcext:value-type="float">
            <text:p>63.81</text:p>
          </table:table-cell>
          <table:table-cell office:value-type="float" office:value="63.57" calcext:value-type="float">
            <text:p>63.57</text:p>
          </table:table-cell>
          <table:table-cell office:value-type="float" office:value="0" calcext:value-type="float">
            <text:p>0</text:p>
          </table:table-cell>
          <table:table-cell office:value-type="float" office:value="0.0182397959183674" calcext:value-type="float">
            <text:p>0.018239795918367</text:p>
          </table:table-cell>
          <table:table-cell office:value-type="float" office:value="0.0137755102040816" calcext:value-type="float">
            <text:p>0.013775510204082</text:p>
          </table:table-cell>
          <table:table-cell office:value-type="float" office:value="0.00701530612244899" calcext:value-type="float">
            <text:p>0.007015306122449</text:p>
          </table:table-cell>
          <table:table-cell office:value-type="float" office:value="0.00469750384265037" calcext:value-type="float">
            <text:p>0.00469750384265</text:p>
          </table:table-cell>
          <table:table-cell office:value-type="float" office:value="0.00455994897959184" calcext:value-type="float">
            <text:p>0.004559948979592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64.9" calcext:value-type="float">
            <text:p>64.9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0.0354591836734694" calcext:value-type="float">
            <text:p>0.035459183673469</text:p>
          </table:table-cell>
          <table:table-cell office:value-type="float" office:value="0.011734693877551" calcext:value-type="float">
            <text:p>0.011734693877551</text:p>
          </table:table-cell>
          <table:table-cell office:value-type="float" office:value="0.00790816326530613" calcext:value-type="float">
            <text:p>0.007908163265306</text:p>
          </table:table-cell>
          <table:table-cell office:value-type="float" office:value="0.00893239266647423" calcext:value-type="float">
            <text:p>0.008932392666474</text:p>
          </table:table-cell>
          <table:table-cell office:value-type="float" office:value="0.00886479591836735" calcext:value-type="float">
            <text:p>0.008864795918367</text:p>
          </table:table-cell>
          <table:table-cell office:value-type="float" office:value="0" calcext:value-type="float">
            <text:p>0</text:p>
          </table:table-cell>
          <table:table-cell office:value-type="float" office:value="42.86" calcext:value-type="float">
            <text:p>42.86</text:p>
          </table:table-cell>
          <table:table-cell office:value-type="float" office:value="78.57" calcext:value-type="float">
            <text:p>78.57</text:p>
          </table:table-cell>
          <table:table-cell office:value-type="float" office:value="64.29" calcext:value-type="float">
            <text:p>64.29</text:p>
          </table:table-cell>
          <table:table-cell office:value-type="float" office:value="68.74" calcext:value-type="float">
            <text:p>68.74</text:p>
          </table:table-cell>
          <table:table-cell office:value-type="float" office:value="71.43" calcext:value-type="float">
            <text:p>71.43</text:p>
          </table:table-cell>
          <table:table-cell office:value-type="float" office:value="0" calcext:value-type="float">
            <text:p>0</text:p>
          </table:table-cell>
          <table:table-cell office:value-type="float" office:value="0.00191326530612244" calcext:value-type="float">
            <text:p>0.001913265306122</text:p>
          </table:table-cell>
          <table:table-cell office:value-type="float" office:value="0.00318877551020408" calcext:value-type="float">
            <text:p>0.003188775510204</text:p>
          </table:table-cell>
          <table:table-cell office:value-type="float" office:value="0.000637755102040818" calcext:value-type="float">
            <text:p>0.000637755102041</text:p>
          </table:table-cell>
          <table:table-cell office:value-type="float" office:value="0.000170764345683177" calcext:value-type="float">
            <text:p>0.000170764345683</text:p>
          </table:table-cell>
          <table:table-cell office:value-type="float" office:value="0.000478316326530611" calcext:value-type="float">
            <text:p>0.000478316326531</text:p>
          </table:table-cell>
          <table:table-cell office:value-type="float" office:value="0" calcext:value-type="float">
            <text:p>0</text:p>
          </table:table-cell>
          <table:table-cell office:value-type="float" office:value="39.29" calcext:value-type="float">
            <text:p>39.29</text:p>
          </table:table-cell>
          <table:table-cell office:value-type="float" office:value="76.43" calcext:value-type="float">
            <text:p>76.43</text:p>
          </table:table-cell>
          <table:table-cell office:value-type="float" office:value="62.86" calcext:value-type="float">
            <text:p>62.86</text:p>
          </table:table-cell>
          <table:table-cell office:value-type="float" office:value="67.43" calcext:value-type="float">
            <text:p>67.43</text:p>
          </table:table-cell>
          <table:table-cell office:value-type="float" office:value="69.64" calcext:value-type="float">
            <text:p>69.64</text:p>
          </table:table-cell>
          <table:table-cell office:value-type="float" office:value="0" calcext:value-type="float">
            <text:p>0</text:p>
          </table:table-cell>
          <table:table-cell office:value-type="float" office:value="0.00127551020408163" calcext:value-type="float">
            <text:p>0.001275510204082</text:p>
          </table:table-cell>
          <table:table-cell office:value-type="float" office:value="0.00102040816326531" calcext:value-type="float">
            <text:p>0.001020408163265</text:p>
          </table:table-cell>
          <table:table-cell office:value-type="float" office:value="0.00293367346938776" calcext:value-type="float">
            <text:p>0.002933673469388</text:p>
          </table:table-cell>
          <table:table-cell office:value-type="float" office:value="0.000638666097165591" calcext:value-type="float">
            <text:p>0.000638666097166</text:p>
          </table:table-cell>
          <table:table-cell office:value-type="float" office:value="0.000318877551020408" calcext:value-type="float">
            <text:p>0.00031887755102</text:p>
          </table:table-cell>
          <table:table-cell office:value-type="float" office:value="0" calcext:value-type="float">
            <text:p>0</text:p>
          </table:table-cell>
          <table:table-cell office:value-type="float" office:value="42.14" calcext:value-type="float">
            <text:p>42.14</text:p>
          </table:table-cell>
          <table:table-cell office:value-type="float" office:value="79.29" calcext:value-type="float">
            <text:p>79.29</text:p>
          </table:table-cell>
          <table:table-cell office:value-type="float" office:value="62.86" calcext:value-type="float">
            <text:p>62.86</text:p>
          </table:table-cell>
          <table:table-cell office:value-type="float" office:value="68.21" calcext:value-type="float">
            <text:p>68.21</text:p>
          </table:table-cell>
          <table:table-cell office:value-type="float" office:value="71.07" calcext:value-type="float">
            <text:p>71.07</text:p>
          </table:table-cell>
          <table:table-cell office:value-type="float" office:value="0" calcext:value-type="float">
            <text:p>0</text:p>
          </table:table-cell>
          <table:table-cell office:value-type="float" office:value="0.00216836734693877" calcext:value-type="float">
            <text:p>0.002168367346939</text:p>
          </table:table-cell>
          <table:table-cell office:value-type="float" office:value="0.00216836734693877" calcext:value-type="float">
            <text:p>0.002168367346939</text:p>
          </table:table-cell>
          <table:table-cell office:value-type="float" office:value="0.00293367346938776" calcext:value-type="float">
            <text:p>0.002933673469388</text:p>
          </table:table-cell>
          <table:table-cell office:value-type="float" office:value="0.000775120043558446" calcext:value-type="float">
            <text:p>0.000775120043558</text:p>
          </table:table-cell>
          <table:table-cell office:value-type="float" office:value="0.000542091836734693" calcext:value-type="float">
            <text:p>0.000542091836735</text:p>
          </table:table-cell>
          <table:table-cell office:value-type="float" office:value="0" calcext:value-type="float">
            <text:p>0</text:p>
          </table:table-cell>
          <table:table-cell office:value-type="float" office:value="42.86" calcext:value-type="float">
            <text:p>42.86</text:p>
          </table:table-cell>
          <table:table-cell office:value-type="float" office:value="78.57" calcext:value-type="float">
            <text:p>78.57</text:p>
          </table:table-cell>
          <table:table-cell office:value-type="float" office:value="64.29" calcext:value-type="float">
            <text:p>64.29</text:p>
          </table:table-cell>
          <table:table-cell office:value-type="float" office:value="68.75" calcext:value-type="float">
            <text:p>68.75</text:p>
          </table:table-cell>
          <table:table-cell office:value-type="float" office:value="71.43" calcext:value-type="float">
            <text:p>71.43</text:p>
          </table:table-cell>
          <table:table-cell office:value-type="float" office:value="0" calcext:value-type="float">
            <text:p>0</text:p>
          </table:table-cell>
          <table:table-cell office:value-type="float" office:value="0.00701530612244898" calcext:value-type="float">
            <text:p>0.007015306122449</text:p>
          </table:table-cell>
          <table:table-cell office:value-type="float" office:value="0.00255102040816326" calcext:value-type="float">
            <text:p>0.002551020408163</text:p>
          </table:table-cell>
          <table:table-cell office:value-type="float" office:value="0.00191326530612245" calcext:value-type="float">
            <text:p>0.001913265306122</text:p>
          </table:table-cell>
          <table:table-cell office:value-type="float" office:value="0.00127293890610652" calcext:value-type="float">
            <text:p>0.001272938906107</text:p>
          </table:table-cell>
          <table:table-cell office:value-type="float" office:value="0.00175382653061224" calcext:value-type="float">
            <text:p>0.001753826530612</text:p>
          </table:table-cell>
          <table:table-cell office:value-type="float" office:value="0" calcext:value-type="float">
            <text:p>0</text:p>
          </table:table-cell>
          <table:table-cell office:value-type="float" office:value="41.43" calcext:value-type="float">
            <text:p>41.43</text:p>
          </table:table-cell>
          <table:table-cell office:value-type="float" office:value="77.86" calcext:value-type="float">
            <text:p>77.86</text:p>
          </table:table-cell>
          <table:table-cell office:value-type="float" office:value="63.57" calcext:value-type="float">
            <text:p>63.57</text:p>
          </table:table-cell>
          <table:table-cell office:value-type="float" office:value="68.15" calcext:value-type="float">
            <text:p>68.15</text:p>
          </table:table-cell>
          <table:table-cell office:value-type="float" office:value="70.71" calcext:value-type="float">
            <text:p>70.71</text:p>
          </table:table-cell>
          <table:table-cell office:value-type="float" office:value="27.46" calcext:value-type="float">
            <text:p>27.46</text:p>
          </table:table-cell>
          <table:table-cell office:value-type="float" office:value="0.00293367346938775" calcext:value-type="float">
            <text:p>0.002933673469388</text:p>
          </table:table-cell>
          <table:table-cell office:value-type="float" office:value="0.00280612244897959" calcext:value-type="float">
            <text:p>0.00280612244898</text:p>
          </table:table-cell>
          <table:table-cell office:value-type="float" office:value="0.00153061224489796" calcext:value-type="float">
            <text:p>0.001530612244898</text:p>
          </table:table-cell>
          <table:table-cell office:value-type="float" office:value="0.000474963056083992" calcext:value-type="float">
            <text:p>0.000474963056084</text:p>
          </table:table-cell>
          <table:table-cell office:value-type="float" office:value="0.000733418367346939" calcext:value-type="float">
            <text:p>0.000733418367347</text:p>
          </table:table-cell>
          <table:table-cell office:value-type="float" office:value="0.000599183090992943" calcext:value-type="float">
            <text:p>0.000599183090993</text:p>
          </table:table-cell>
          <table:table-cell office:value-type="float" office:value="38.57" calcext:value-type="float">
            <text:p>38.57</text:p>
          </table:table-cell>
          <table:table-cell office:value-type="float" office:value="75.71" calcext:value-type="float">
            <text:p>75.71</text:p>
          </table:table-cell>
          <table:table-cell office:value-type="float" office:value="62.86" calcext:value-type="float">
            <text:p>62.86</text:p>
          </table:table-cell>
          <table:table-cell office:value-type="float" office:value="67.1" calcext:value-type="float">
            <text:p>67.1</text:p>
          </table:table-cell>
          <table:table-cell office:value-type="float" office:value="69.29" calcext:value-type="float">
            <text:p>69.29</text:p>
          </table:table-cell>
          <table:table-cell office:value-type="float" office:value="28.23" calcext:value-type="float">
            <text:p>28.23</text:p>
          </table:table-cell>
          <table:table-cell office:value-type="float" office:value="0.000255102040816325" calcext:value-type="float">
            <text:p>0.000255102040816</text:p>
          </table:table-cell>
          <table:table-cell office:value-type="float" office:value="0.000255102040816326" calcext:value-type="float">
            <text:p>0.000255102040816</text:p>
          </table:table-cell>
          <table:table-cell office:value-type="float" office:value="0.000382653061224492" calcext:value-type="float">
            <text:p>0.000382653061224</text:p>
          </table:table-cell>
          <table:table-cell table:style-name="ce16" office:value-type="float" office:value="0.000089989630304081" calcext:value-type="float">
            <text:p>9.00E-05</text:p>
          </table:table-cell>
          <table:table-cell table:style-name="ce16" office:value-type="float" office:value="0.0000637755102040812" calcext:value-type="float">
            <text:p>6.38E-05</text:p>
          </table:table-cell>
          <table:table-cell office:value-type="float" office:value="0.000150755736549456" calcext:value-type="float">
            <text:p>0.000150755736549</text:p>
          </table:table-cell>
          <table:table-cell office:value-type="float" office:value="40" calcext:value-type="float">
            <text:p>40</text:p>
          </table:table-cell>
          <table:table-cell office:value-type="float" office:value="77.14" calcext:value-type="float">
            <text:p>77.14</text:p>
          </table:table-cell>
          <table:table-cell office:value-type="float" office:value="62.86" calcext:value-type="float">
            <text:p>62.86</text:p>
          </table:table-cell>
          <table:table-cell office:value-type="float" office:value="67.55" calcext:value-type="float">
            <text:p>67.55</text:p>
          </table:table-cell>
          <table:table-cell office:value-type="float" office:value="70" calcext:value-type="float">
            <text:p>70</text:p>
          </table:table-cell>
          <table:table-cell office:value-type="float" office:value="27.7" calcext:value-type="float">
            <text:p>27.7</text:p>
          </table:table-cell>
          <table:table-cell office:value-type="float" office:value="0.00216836734693877" calcext:value-type="float">
            <text:p>0.002168367346939</text:p>
          </table:table-cell>
          <table:table-cell office:value-type="float" office:value="0.00165816326530612" calcext:value-type="float">
            <text:p>0.001658163265306</text:p>
          </table:table-cell>
          <table:table-cell office:value-type="float" office:value="0.00165816326530613" calcext:value-type="float">
            <text:p>0.001658163265306</text:p>
          </table:table-cell>
          <table:table-cell office:value-type="float" office:value="0.000496194733435002" calcext:value-type="float">
            <text:p>0.000496194733435</text:p>
          </table:table-cell>
          <table:table-cell office:value-type="float" office:value="0.000542091836734693" calcext:value-type="float">
            <text:p>0.000542091836735</text:p>
          </table:table-cell>
          <table:table-cell office:value-type="float" office:value="0.000103766935547028" calcext:value-type="float">
            <text:p>0.000103766935547</text:p>
          </table:table-cell>
          <table:table-cell office:value-type="float" office:value="42.14" calcext:value-type="float">
            <text:p>42.14</text:p>
          </table:table-cell>
          <table:table-cell office:value-type="float" office:value="79.29" calcext:value-type="float">
            <text:p>79.29</text:p>
          </table:table-cell>
          <table:table-cell office:value-type="float" office:value="62.86" calcext:value-type="float">
            <text:p>62.86</text:p>
          </table:table-cell>
          <table:table-cell office:value-type="float" office:value="68.14" calcext:value-type="float">
            <text:p>68.14</text:p>
          </table:table-cell>
          <table:table-cell office:value-type="float" office:value="71.07" calcext:value-type="float">
            <text:p>71.07</text:p>
          </table:table-cell>
          <table:table-cell office:value-type="float" office:value="26.9" calcext:value-type="float">
            <text:p>26.9</text:p>
          </table:table-cell>
          <table:table-cell office:value-type="float" office:value="0.00280612244897959" calcext:value-type="float">
            <text:p>0.00280612244898</text:p>
          </table:table-cell>
          <table:table-cell office:value-type="float" office:value="0.000892857142857142" calcext:value-type="float">
            <text:p>0.000892857142857</text:p>
          </table:table-cell>
          <table:table-cell office:value-type="float" office:value="0.00165816326530613" calcext:value-type="float">
            <text:p>0.001658163265306</text:p>
          </table:table-cell>
          <table:table-cell office:value-type="float" office:value="0.00066292140899942" calcext:value-type="float">
            <text:p>0.000662921408999</text:p>
          </table:table-cell>
          <table:table-cell office:value-type="float" office:value="0.000701530612244898" calcext:value-type="float">
            <text:p>0.000701530612245</text:p>
          </table:table-cell>
          <table:table-cell office:value-type="float" office:value="0.000121387735922939" calcext:value-type="float">
            <text:p>0.000121387735923</text:p>
          </table:table-cell>
        </table:table-row>
        <table:table-row table:style-name="ro1">
          <table:table-cell office:value-type="string" calcext:value-type="string">
            <text:p>1735640862149943821,1,2,40,(30, 45, 30)</text:p>
          </table:table-cell>
          <table:table-cell office:value-type="float" office:value="32.14" calcext:value-type="float">
            <text:p>32.14</text:p>
          </table:table-cell>
          <table:table-cell office:value-type="float" office:value="75" calcext:value-type="float">
            <text:p>75</text:p>
          </table:table-cell>
          <table:table-cell office:value-type="float" office:value="57.14" calcext:value-type="float">
            <text:p>57.14</text:p>
          </table:table-cell>
          <table:table-cell office:value-type="float" office:value="63.64" calcext:value-type="float">
            <text:p>63.64</text:p>
          </table:table-cell>
          <table:table-cell office:value-type="float" office:value="66.07" calcext:value-type="float">
            <text:p>66.07</text:p>
          </table:table-cell>
          <table:table-cell office:value-type="float" office:value="32.86" calcext:value-type="float">
            <text:p>32.86</text:p>
          </table:table-cell>
          <table:table-cell office:value-type="float" office:value="65" calcext:value-type="float">
            <text:p>65</text:p>
          </table:table-cell>
          <table:table-cell office:value-type="float" office:value="67.86" calcext:value-type="float">
            <text:p>67.86</text:p>
          </table:table-cell>
          <table:table-cell office:value-type="float" office:value="67.36" calcext:value-type="float">
            <text:p>67.36</text:p>
          </table:table-cell>
          <table:table-cell office:value-type="float" office:value="66.43" calcext:value-type="float">
            <text:p>66.43</text:p>
          </table:table-cell>
          <table:table-cell office:value-type="float" office:value="0" calcext:value-type="float">
            <text:p>0</text:p>
          </table:table-cell>
          <table:table-cell office:value-type="float" office:value="0.0136479591836735" calcext:value-type="float">
            <text:p>0.013647959183674</text:p>
          </table:table-cell>
          <table:table-cell office:value-type="float" office:value="0.00280612244897959" calcext:value-type="float">
            <text:p>0.00280612244898</text:p>
          </table:table-cell>
          <table:table-cell office:value-type="float" office:value="0.00956632653061224" calcext:value-type="float">
            <text:p>0.009566326530612</text:p>
          </table:table-cell>
          <table:table-cell office:value-type="float" office:value="0.00581548394493551" calcext:value-type="float">
            <text:p>0.005815483944936</text:p>
          </table:table-cell>
          <table:table-cell office:value-type="float" office:value="0.00341198979591837" calcext:value-type="float">
            <text:p>0.003411989795918</text:p>
          </table:table-cell>
          <table:table-cell office:value-type="float" office:value="0" calcext:value-type="float">
            <text:p>0</text:p>
          </table:table-cell>
          <table:table-cell office:value-type="float" office:value="29.29" calcext:value-type="float">
            <text:p>29.29</text:p>
          </table:table-cell>
          <table:table-cell office:value-type="float" office:value="59.29" calcext:value-type="float">
            <text:p>59.29</text:p>
          </table:table-cell>
          <table:table-cell office:value-type="float" office:value="70" calcext:value-type="float">
            <text:p>70</text:p>
          </table:table-cell>
          <table:table-cell office:value-type="float" office:value="66.85" calcext:value-type="float">
            <text:p>66.85</text:p>
          </table:table-cell>
          <table:table-cell office:value-type="float" office:value="64.64" calcext:value-type="float">
            <text:p>64.64</text:p>
          </table:table-cell>
          <table:table-cell office:value-type="float" office:value="0" calcext:value-type="float">
            <text:p>0</text:p>
          </table:table-cell>
          <table:table-cell office:value-type="float" office:value="0.0072704081632653" calcext:value-type="float">
            <text:p>0.007270408163265</text:p>
          </table:table-cell>
          <table:table-cell office:value-type="float" office:value="0.00229591836734694" calcext:value-type="float">
            <text:p>0.002295918367347</text:p>
          </table:table-cell>
          <table:table-cell office:value-type="float" office:value="0.00739795918367348" calcext:value-type="float">
            <text:p>0.007397959183673</text:p>
          </table:table-cell>
          <table:table-cell office:value-type="float" office:value="0.00358290444800668" calcext:value-type="float">
            <text:p>0.003582904448007</text:p>
          </table:table-cell>
          <table:table-cell office:value-type="float" office:value="0.00181760204081633" calcext:value-type="float">
            <text:p>0.001817602040816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0.0144132653061225" calcext:value-type="float">
            <text:p>0.014413265306123</text:p>
          </table:table-cell>
          <table:table-cell office:value-type="float" office:value="0.00854591836734694" calcext:value-type="float">
            <text:p>0.008545918367347</text:p>
          </table:table-cell>
          <table:table-cell office:value-type="float" office:value="0.00663265306122449" calcext:value-type="float">
            <text:p>0.006632653061224</text:p>
          </table:table-cell>
          <table:table-cell office:value-type="float" office:value="0.0034441741326292" calcext:value-type="float">
            <text:p>0.003444174132629</text:p>
          </table:table-cell>
          <table:table-cell office:value-type="float" office:value="0.00360331632653061" calcext:value-type="float">
            <text:p>0.003603316326531</text:p>
          </table:table-cell>
          <table:table-cell office:value-type="float" office:value="0" calcext:value-type="float">
            <text:p>0</text:p>
          </table:table-cell>
          <table:table-cell office:value-type="float" office:value="26.43" calcext:value-type="float">
            <text:p>26.43</text:p>
          </table:table-cell>
          <table:table-cell office:value-type="float" office:value="64.29" calcext:value-type="float">
            <text:p>64.29</text:p>
          </table:table-cell>
          <table:table-cell office:value-type="float" office:value="62.14" calcext:value-type="float">
            <text:p>62.14</text:p>
          </table:table-cell>
          <table:table-cell office:value-type="float" office:value="63.33" calcext:value-type="float">
            <text:p>63.33</text:p>
          </table:table-cell>
          <table:table-cell office:value-type="float" office:value="63.21" calcext:value-type="float">
            <text:p>63.21</text:p>
          </table:table-cell>
          <table:table-cell office:value-type="float" office:value="0" calcext:value-type="float">
            <text:p>0</text:p>
          </table:table-cell>
          <table:table-cell office:value-type="float" office:value="0.0131377551020408" calcext:value-type="float">
            <text:p>0.013137755102041</text:p>
          </table:table-cell>
          <table:table-cell office:value-type="float" office:value="0.0235969387755102" calcext:value-type="float">
            <text:p>0.02359693877551</text:p>
          </table:table-cell>
          <table:table-cell office:value-type="float" office:value="0.0182397959183673" calcext:value-type="float">
            <text:p>0.018239795918367</text:p>
          </table:table-cell>
          <table:table-cell office:value-type="float" office:value="0.00484670020916954" calcext:value-type="float">
            <text:p>0.00484670020917</text:p>
          </table:table-cell>
          <table:table-cell office:value-type="float" office:value="0.0032844387755102" calcext:value-type="float">
            <text:p>0.00328443877551</text:p>
          </table:table-cell>
          <table:table-cell office:value-type="float" office:value="0" calcext:value-type="float">
            <text:p>0</text:p>
          </table:table-cell>
          <table:table-cell office:value-type="float" office:value="48.57" calcext:value-type="float">
            <text:p>48.57</text:p>
          </table:table-cell>
          <table:table-cell office:value-type="float" office:value="79.29" calcext:value-type="float">
            <text:p>79.29</text:p>
          </table:table-cell>
          <table:table-cell office:value-type="float" office:value="69.29" calcext:value-type="float">
            <text:p>69.29</text:p>
          </table:table-cell>
          <table:table-cell office:value-type="float" office:value="72.16" calcext:value-type="float">
            <text:p>72.16</text:p>
          </table:table-cell>
          <table:table-cell office:value-type="float" office:value="74.29" calcext:value-type="float">
            <text:p>74.29</text:p>
          </table:table-cell>
          <table:table-cell office:value-type="float" office:value="0" calcext:value-type="float">
            <text:p>0</text:p>
          </table:table-cell>
          <table:table-cell office:value-type="float" office:value="0.00165816326530613" calcext:value-type="float">
            <text:p>0.001658163265306</text:p>
          </table:table-cell>
          <table:table-cell office:value-type="float" office:value="0.000255102040816326" calcext:value-type="float">
            <text:p>0.000255102040816</text:p>
          </table:table-cell>
          <table:table-cell office:value-type="float" office:value="0.00165816326530612" calcext:value-type="float">
            <text:p>0.001658163265306</text:p>
          </table:table-cell>
          <table:table-cell office:value-type="float" office:value="0.00070532004792812" calcext:value-type="float">
            <text:p>0.000705320047928</text:p>
          </table:table-cell>
          <table:table-cell office:value-type="float" office:value="0.000414540816326531" calcext:value-type="float">
            <text:p>0.000414540816327</text:p>
          </table:table-cell>
          <table:table-cell office:value-type="float" office:value="0" calcext:value-type="float">
            <text:p>0</text:p>
          </table:table-cell>
          <table:table-cell office:value-type="float" office:value="42.86" calcext:value-type="float">
            <text:p>42.86</text:p>
          </table:table-cell>
          <table:table-cell office:value-type="float" office:value="75" calcext:value-type="float">
            <text:p>75</text:p>
          </table:table-cell>
          <table:table-cell office:value-type="float" office:value="67.86" calcext:value-type="float">
            <text:p>67.86</text:p>
          </table:table-cell>
          <table:table-cell office:value-type="float" office:value="70.02" calcext:value-type="float">
            <text:p>70.02</text:p>
          </table:table-cell>
          <table:table-cell office:value-type="float" office:value="71.43" calcext:value-type="float">
            <text:p>71.43</text:p>
          </table:table-cell>
          <table:table-cell office:value-type="float" office:value="0" calcext:value-type="float">
            <text:p>0</text:p>
          </table:table-cell>
          <table:table-cell office:value-type="float" office:value="0.000637755102040816" calcext:value-type="float">
            <text:p>0.000637755102041</text:p>
          </table:table-cell>
          <table:table-cell office:value-type="float" office:value="0.00191326530612245" calcext:value-type="float">
            <text:p>0.001913265306122</text:p>
          </table:table-cell>
          <table:table-cell office:value-type="float" office:value="0.000637755102040816" calcext:value-type="float">
            <text:p>0.000637755102041</text:p>
          </table:table-cell>
          <table:table-cell table:style-name="ce16" office:value-type="float" office:value="0.0000800284985932868" calcext:value-type="float">
            <text:p>8.00E-05</text:p>
          </table:table-cell>
          <table:table-cell office:value-type="float" office:value="0.000159438775510204" calcext:value-type="float">
            <text:p>0.00015943877551</text:p>
          </table:table-cell>
          <table:table-cell office:value-type="float" office:value="0" calcext:value-type="float">
            <text:p>0</text:p>
          </table:table-cell>
          <table:table-cell office:value-type="float" office:value="45.71" calcext:value-type="float">
            <text:p>45.71</text:p>
          </table:table-cell>
          <table:table-cell office:value-type="float" office:value="77.14" calcext:value-type="float">
            <text:p>77.14</text:p>
          </table:table-cell>
          <table:table-cell office:value-type="float" office:value="68.57" calcext:value-type="float">
            <text:p>68.57</text:p>
          </table:table-cell>
          <table:table-cell office:value-type="float" office:value="71.08" calcext:value-type="float">
            <text:p>71.08</text:p>
          </table:table-cell>
          <table:table-cell office:value-type="float" office:value="72.86" calcext:value-type="float">
            <text:p>72.86</text:p>
          </table:table-cell>
          <table:table-cell office:value-type="float" office:value="0" calcext:value-type="float">
            <text:p>0</text:p>
          </table:table-cell>
          <table:table-cell office:value-type="float" office:value="0.00153061224489796" calcext:value-type="float">
            <text:p>0.001530612244898</text:p>
          </table:table-cell>
          <table:table-cell office:value-type="float" office:value="0.00165816326530612" calcext:value-type="float">
            <text:p>0.001658163265306</text:p>
          </table:table-cell>
          <table:table-cell office:value-type="float" office:value="0.000892857142857142" calcext:value-type="float">
            <text:p>0.000892857142857</text:p>
          </table:table-cell>
          <table:table-cell office:value-type="float" office:value="0.000331320615654473" calcext:value-type="float">
            <text:p>0.000331320615654</text:p>
          </table:table-cell>
          <table:table-cell office:value-type="float" office:value="0.00038265306122449" calcext:value-type="float">
            <text:p>0.000382653061224</text:p>
          </table:table-cell>
          <table:table-cell office:value-type="float" office:value="0" calcext:value-type="float">
            <text:p>0</text:p>
          </table:table-cell>
          <table:table-cell office:value-type="float" office:value="41.43" calcext:value-type="float">
            <text:p>41.43</text:p>
          </table:table-cell>
          <table:table-cell office:value-type="float" office:value="77.14" calcext:value-type="float">
            <text:p>77.14</text:p>
          </table:table-cell>
          <table:table-cell office:value-type="float" office:value="64.29" calcext:value-type="float">
            <text:p>64.29</text:p>
          </table:table-cell>
          <table:table-cell office:value-type="float" office:value="68.26" calcext:value-type="float">
            <text:p>68.26</text:p>
          </table:table-cell>
          <table:table-cell office:value-type="float" office:value="70.71" calcext:value-type="float">
            <text:p>70.71</text:p>
          </table:table-cell>
          <table:table-cell office:value-type="float" office:value="0" calcext:value-type="float">
            <text:p>0</text:p>
          </table:table-cell>
          <table:table-cell office:value-type="float" office:value="0.00484693877551021" calcext:value-type="float">
            <text:p>0.00484693877551</text:p>
          </table:table-cell>
          <table:table-cell office:value-type="float" office:value="0.0048469387755102" calcext:value-type="float">
            <text:p>0.00484693877551</text:p>
          </table:table-cell>
          <table:table-cell office:value-type="float" office:value="0" calcext:value-type="float">
            <text:p>0</text:p>
          </table:table-cell>
          <table:table-cell office:value-type="float" office:value="0.000388625764721216" calcext:value-type="float">
            <text:p>0.000388625764721</text:p>
          </table:table-cell>
          <table:table-cell office:value-type="float" office:value="0.00121173469387755" calcext:value-type="float">
            <text:p>0.001211734693878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77.86" calcext:value-type="float">
            <text:p>77.86</text:p>
          </table:table-cell>
          <table:table-cell office:value-type="float" office:value="67.14" calcext:value-type="float">
            <text:p>67.14</text:p>
          </table:table-cell>
          <table:table-cell office:value-type="float" office:value="70.33" calcext:value-type="float">
            <text:p>70.33</text:p>
          </table:table-cell>
          <table:table-cell office:value-type="float" office:value="72.5" calcext:value-type="float">
            <text:p>72.5</text:p>
          </table:table-cell>
          <table:table-cell office:value-type="float" office:value="28.05" calcext:value-type="float">
            <text:p>28.05</text:p>
          </table:table-cell>
          <table:table-cell office:value-type="float" office:value="0.000382653061224487" calcext:value-type="float">
            <text:p>0.000382653061224</text:p>
          </table:table-cell>
          <table:table-cell table:number-columns-repeated="2" office:value-type="float" office:value="0.000255102040816326" calcext:value-type="float">
            <text:p>0.000255102040816</text:p>
          </table:table-cell>
          <table:table-cell table:style-name="ce16" office:value-type="float" office:value="0.0000956360561914676" calcext:value-type="float">
            <text:p>9.56E-05</text:p>
          </table:table-cell>
          <table:table-cell table:style-name="ce16" office:value-type="float" office:value="0.0000956632653061218" calcext:value-type="float">
            <text:p>9.57E-05</text:p>
          </table:table-cell>
          <table:table-cell office:value-type="float" office:value="0.000133134936173546" calcext:value-type="float">
            <text:p>0.000133134936174</text:p>
          </table:table-cell>
          <table:table-cell office:value-type="float" office:value="45" calcext:value-type="float">
            <text:p>45</text:p>
          </table:table-cell>
          <table:table-cell office:value-type="float" office:value="75.71" calcext:value-type="float">
            <text:p>75.71</text:p>
          </table:table-cell>
          <table:table-cell office:value-type="float" office:value="69.29" calcext:value-type="float">
            <text:p>69.29</text:p>
          </table:table-cell>
          <table:table-cell office:value-type="float" office:value="71.16" calcext:value-type="float">
            <text:p>71.16</text:p>
          </table:table-cell>
          <table:table-cell office:value-type="float" office:value="72.5" calcext:value-type="float">
            <text:p>72.5</text:p>
          </table:table-cell>
          <table:table-cell office:value-type="float" office:value="27.31" calcext:value-type="float">
            <text:p>27.31</text:p>
          </table:table-cell>
          <table:table-cell office:value-type="float" office:value="0.000382653061224487" calcext:value-type="float">
            <text:p>0.000382653061224</text:p>
          </table:table-cell>
          <table:table-cell office:value-type="float" office:value="0.000255102040816326" calcext:value-type="float">
            <text:p>0.000255102040816</text:p>
          </table:table-cell>
          <table:table-cell office:value-type="float" office:value="0.000382653061224489" calcext:value-type="float">
            <text:p>0.000382653061224</text:p>
          </table:table-cell>
          <table:table-cell office:value-type="float" office:value="0.000146803827265743" calcext:value-type="float">
            <text:p>0.000146803827266</text:p>
          </table:table-cell>
          <table:table-cell table:style-name="ce16" office:value-type="float" office:value="0.0000956632653061218" calcext:value-type="float">
            <text:p>9.57E-05</text:p>
          </table:table-cell>
          <table:table-cell office:value-type="float" office:value="0.000499317193985434" calcext:value-type="float">
            <text:p>0.000499317193985</text:p>
          </table:table-cell>
          <table:table-cell office:value-type="float" office:value="44.29" calcext:value-type="float">
            <text:p>44.29</text:p>
          </table:table-cell>
          <table:table-cell office:value-type="float" office:value="76.43" calcext:value-type="float">
            <text:p>76.43</text:p>
          </table:table-cell>
          <table:table-cell office:value-type="float" office:value="67.86" calcext:value-type="float">
            <text:p>67.86</text:p>
          </table:table-cell>
          <table:table-cell office:value-type="float" office:value="70.52" calcext:value-type="float">
            <text:p>70.52</text:p>
          </table:table-cell>
          <table:table-cell office:value-type="float" office:value="72.14" calcext:value-type="float">
            <text:p>72.14</text:p>
          </table:table-cell>
          <table:table-cell office:value-type="float" office:value="28.41" calcext:value-type="float">
            <text:p>28.41</text:p>
          </table:table-cell>
          <table:table-cell office:value-type="float" office:value="0.00229591836734694" calcext:value-type="float">
            <text:p>0.002295918367347</text:p>
          </table:table-cell>
          <table:table-cell office:value-type="float" office:value="0.00165816326530612" calcext:value-type="float">
            <text:p>0.001658163265306</text:p>
          </table:table-cell>
          <table:table-cell office:value-type="float" office:value="0.00255102040816326" calcext:value-type="float">
            <text:p>0.002551020408163</text:p>
          </table:table-cell>
          <table:table-cell office:value-type="float" office:value="0.000916473078453619" calcext:value-type="float">
            <text:p>0.000916473078454</text:p>
          </table:table-cell>
          <table:table-cell office:value-type="float" office:value="0.000573979591836735" calcext:value-type="float">
            <text:p>0.000573979591837</text:p>
          </table:table-cell>
          <table:table-cell office:value-type="float" office:value="0.000415067742188113" calcext:value-type="float">
            <text:p>0.000415067742188</text:p>
          </table:table-cell>
          <table:table-cell office:value-type="float" office:value="45" calcext:value-type="float">
            <text:p>45</text:p>
          </table:table-cell>
          <table:table-cell office:value-type="float" office:value="77.14" calcext:value-type="float">
            <text:p>77.14</text:p>
          </table:table-cell>
          <table:table-cell office:value-type="float" office:value="67.86" calcext:value-type="float">
            <text:p>67.86</text:p>
          </table:table-cell>
          <table:table-cell office:value-type="float" office:value="70.6" calcext:value-type="float">
            <text:p>70.6</text:p>
          </table:table-cell>
          <table:table-cell office:value-type="float" office:value="72.5" calcext:value-type="float">
            <text:p>72.5</text:p>
          </table:table-cell>
          <table:table-cell office:value-type="float" office:value="26.9" calcext:value-type="float">
            <text:p>26.9</text:p>
          </table:table-cell>
          <table:table-cell office:value-type="float" office:value="0.0010204081632653" calcext:value-type="float">
            <text:p>0.001020408163265</text:p>
          </table:table-cell>
          <table:table-cell office:value-type="float" office:value="0.00229591836734694" calcext:value-type="float">
            <text:p>0.002295918367347</text:p>
          </table:table-cell>
          <table:table-cell office:value-type="float" office:value="0.000637755102040816" calcext:value-type="float">
            <text:p>0.000637755102041</text:p>
          </table:table-cell>
          <table:table-cell table:style-name="ce16" office:value-type="float" office:value="0.0000961904820468133" calcext:value-type="float">
            <text:p>9.62E-05</text:p>
          </table:table-cell>
          <table:table-cell office:value-type="float" office:value="0.000255102040816326" calcext:value-type="float">
            <text:p>0.000255102040816</text:p>
          </table:table-cell>
          <table:table-cell office:value-type="float" office:value="0.000170334403633801" calcext:value-type="float">
            <text:p>0.000170334403634</text:p>
          </table:table-cell>
        </table:table-row>
        <table:table-row table:style-name="ro1">
          <table:table-cell office:value-type="string" calcext:value-type="string">
            <text:p>3245434972983169324,1,1,40,(30, 25, 15)</text:p>
          </table:table-cell>
          <table:table-cell office:value-type="float" office:value="32.14" calcext:value-type="float">
            <text:p>32.14</text:p>
          </table:table-cell>
          <table:table-cell office:value-type="float" office:value="67.86" calcext:value-type="float">
            <text:p>67.86</text:p>
          </table:table-cell>
          <table:table-cell office:value-type="float" office:value="64.29" calcext:value-type="float">
            <text:p>64.29</text:p>
          </table:table-cell>
          <table:table-cell office:value-type="float" office:value="65.52" calcext:value-type="float">
            <text:p>65.52</text:p>
          </table:table-cell>
          <table:table-cell office:value-type="float" office:value="66.07" calcext:value-type="float">
            <text:p>66.07</text:p>
          </table:table-cell>
          <table:table-cell office:value-type="float" office:value="20" calcext:value-type="float">
            <text:p>20</text:p>
          </table:table-cell>
          <table:table-cell office:value-type="float" office:value="61.43" calcext:value-type="float">
            <text:p>61.43</text:p>
          </table:table-cell>
          <table:table-cell office:value-type="float" office:value="58.57" calcext:value-type="float">
            <text:p>58.57</text:p>
          </table:table-cell>
          <table:table-cell office:value-type="float" office:value="59.53" calcext:value-type="float">
            <text:p>59.53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0.0105867346938776" calcext:value-type="float">
            <text:p>0.010586734693878</text:p>
          </table:table-cell>
          <table:table-cell office:value-type="float" office:value="0.00982142857142857" calcext:value-type="float">
            <text:p>0.009821428571429</text:p>
          </table:table-cell>
          <table:table-cell office:value-type="float" office:value="0.00293367346938776" calcext:value-type="float">
            <text:p>0.002933673469388</text:p>
          </table:table-cell>
          <table:table-cell office:value-type="float" office:value="0.00209526380528064" calcext:value-type="float">
            <text:p>0.002095263805281</text:p>
          </table:table-cell>
          <table:table-cell office:value-type="float" office:value="0.00264668367346939" calcext:value-type="float">
            <text:p>0.002646683673469</text:p>
          </table:table-cell>
          <table:table-cell office:value-type="float" office:value="0" calcext:value-type="float">
            <text:p>0</text:p>
          </table:table-cell>
          <table:table-cell office:value-type="float" office:value="22.14" calcext:value-type="float">
            <text:p>22.14</text:p>
          </table:table-cell>
          <table:table-cell office:value-type="float" office:value="62.14" calcext:value-type="float">
            <text:p>62.14</text:p>
          </table:table-cell>
          <table:table-cell office:value-type="float" office:value="60" calcext:value-type="float">
            <text:p>60</text:p>
          </table:table-cell>
          <table:table-cell office:value-type="float" office:value="60.81" calcext:value-type="float">
            <text:p>60.81</text:p>
          </table:table-cell>
          <table:table-cell office:value-type="float" office:value="61.07" calcext:value-type="float">
            <text:p>61.07</text:p>
          </table:table-cell>
          <table:table-cell office:value-type="float" office:value="0" calcext:value-type="float">
            <text:p>0</text:p>
          </table:table-cell>
          <table:table-cell office:value-type="float" office:value="0.0110969387755102" calcext:value-type="float">
            <text:p>0.01109693877551</text:p>
          </table:table-cell>
          <table:table-cell office:value-type="float" office:value="0.0125" calcext:value-type="float">
            <text:p>0.0125</text:p>
          </table:table-cell>
          <table:table-cell office:value-type="float" office:value="0.00663265306122449" calcext:value-type="float">
            <text:p>0.006632653061225</text:p>
          </table:table-cell>
          <table:table-cell office:value-type="float" office:value="0.00239143365433311" calcext:value-type="float">
            <text:p>0.002391433654333</text:p>
          </table:table-cell>
          <table:table-cell office:value-type="float" office:value="0.00277423469387755" calcext:value-type="float">
            <text:p>0.002774234693878</text:p>
          </table:table-cell>
          <table:table-cell office:value-type="float" office:value="0" calcext:value-type="float">
            <text:p>0</text:p>
          </table:table-cell>
          <table:table-cell office:value-type="float" office:value="22.86" calcext:value-type="float">
            <text:p>22.86</text:p>
          </table:table-cell>
          <table:table-cell office:value-type="float" office:value="55.71" calcext:value-type="float">
            <text:p>55.71</text:p>
          </table:table-cell>
          <table:table-cell office:value-type="float" office:value="67.14" calcext:value-type="float">
            <text:p>67.14</text:p>
          </table:table-cell>
          <table:table-cell office:value-type="float" office:value="62.65" calcext:value-type="float">
            <text:p>62.65</text:p>
          </table:table-cell>
          <table:table-cell office:value-type="float" office:value="61.43" calcext:value-type="float">
            <text:p>61.43</text:p>
          </table:table-cell>
          <table:table-cell office:value-type="float" office:value="0" calcext:value-type="float">
            <text:p>0</text:p>
          </table:table-cell>
          <table:table-cell office:value-type="float" office:value="0.0169642857142857" calcext:value-type="float">
            <text:p>0.016964285714286</text:p>
          </table:table-cell>
          <table:table-cell office:value-type="float" office:value="0.00931122448979592" calcext:value-type="float">
            <text:p>0.009311224489796</text:p>
          </table:table-cell>
          <table:table-cell office:value-type="float" office:value="0.00280612244897959" calcext:value-type="float">
            <text:p>0.00280612244898</text:p>
          </table:table-cell>
          <table:table-cell office:value-type="float" office:value="0.00549547180794444" calcext:value-type="float">
            <text:p>0.005495471807944</text:p>
          </table:table-cell>
          <table:table-cell office:value-type="float" office:value="0.00424107142857143" calcext:value-type="float">
            <text:p>0.00424107142857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63.57" calcext:value-type="float">
            <text:p>63.57</text:p>
          </table:table-cell>
          <table:table-cell office:value-type="float" office:value="61.43" calcext:value-type="float">
            <text:p>61.43</text:p>
          </table:table-cell>
          <table:table-cell office:value-type="float" office:value="62.33" calcext:value-type="float">
            <text:p>62.33</text:p>
          </table:table-cell>
          <table:table-cell office:value-type="float" office:value="62.5" calcext:value-type="float">
            <text:p>62.5</text:p>
          </table:table-cell>
          <table:table-cell office:value-type="float" office:value="0" calcext:value-type="float">
            <text:p>0</text:p>
          </table:table-cell>
          <table:table-cell office:value-type="float" office:value="0.00956632653061224" calcext:value-type="float">
            <text:p>0.009566326530612</text:p>
          </table:table-cell>
          <table:table-cell office:value-type="float" office:value="0.00280612244897959" calcext:value-type="float">
            <text:p>0.00280612244898</text:p>
          </table:table-cell>
          <table:table-cell office:value-type="float" office:value="0.00408163265306123" calcext:value-type="float">
            <text:p>0.004081632653061</text:p>
          </table:table-cell>
          <table:table-cell office:value-type="float" office:value="0.00246323990411983" calcext:value-type="float">
            <text:p>0.00246323990412</text:p>
          </table:table-cell>
          <table:table-cell office:value-type="float" office:value="0.00239158163265306" calcext:value-type="float">
            <text:p>0.002391581632653</text:p>
          </table:table-cell>
          <table:table-cell office:value-type="float" office:value="0" calcext:value-type="float">
            <text:p>0</text:p>
          </table:table-cell>
          <table:table-cell office:value-type="float" office:value="35.71" calcext:value-type="float">
            <text:p>35.71</text:p>
          </table:table-cell>
          <table:table-cell office:value-type="float" office:value="75.71" calcext:value-type="float">
            <text:p>75.71</text:p>
          </table:table-cell>
          <table:table-cell office:value-type="float" office:value="60" calcext:value-type="float">
            <text:p>60</text:p>
          </table:table-cell>
          <table:table-cell office:value-type="float" office:value="65.47" calcext:value-type="float">
            <text:p>65.47</text:p>
          </table:table-cell>
          <table:table-cell office:value-type="float" office:value="67.86" calcext:value-type="float">
            <text:p>67.86</text:p>
          </table:table-cell>
          <table:table-cell office:value-type="float" office:value="0" calcext:value-type="float">
            <text:p>0</text:p>
          </table:table-cell>
          <table:table-cell office:value-type="float" office:value="0.00510204081632652" calcext:value-type="float">
            <text:p>0.005102040816327</text:p>
          </table:table-cell>
          <table:table-cell office:value-type="float" office:value="0.00153061224489796" calcext:value-type="float">
            <text:p>0.001530612244898</text:p>
          </table:table-cell>
          <table:table-cell office:value-type="float" office:value="0.00216836734693878" calcext:value-type="float">
            <text:p>0.002168367346939</text:p>
          </table:table-cell>
          <table:table-cell office:value-type="float" office:value="0.0010257563211571" calcext:value-type="float">
            <text:p>0.001025756321157</text:p>
          </table:table-cell>
          <table:table-cell office:value-type="float" office:value="0.00127551020408163" calcext:value-type="float">
            <text:p>0.001275510204082</text:p>
          </table:table-cell>
          <table:table-cell office:value-type="float" office:value="0" calcext:value-type="float">
            <text:p>0</text:p>
          </table:table-cell>
          <table:table-cell office:value-type="float" office:value="40.71" calcext:value-type="float">
            <text:p>40.71</text:p>
          </table:table-cell>
          <table:table-cell office:value-type="float" office:value="77.86" calcext:value-type="float">
            <text:p>77.86</text:p>
          </table:table-cell>
          <table:table-cell office:value-type="float" office:value="62.86" calcext:value-type="float">
            <text:p>62.86</text:p>
          </table:table-cell>
          <table:table-cell office:value-type="float" office:value="67.78" calcext:value-type="float">
            <text:p>67.78</text:p>
          </table:table-cell>
          <table:table-cell office:value-type="float" office:value="70.36" calcext:value-type="float">
            <text:p>70.36</text:p>
          </table:table-cell>
          <table:table-cell office:value-type="float" office:value="0" calcext:value-type="float">
            <text:p>0</text:p>
          </table:table-cell>
          <table:table-cell office:value-type="float" office:value="0.00612244897959183" calcext:value-type="float">
            <text:p>0.006122448979592</text:p>
          </table:table-cell>
          <table:table-cell office:value-type="float" office:value="0.00153061224489796" calcext:value-type="float">
            <text:p>0.001530612244898</text:p>
          </table:table-cell>
          <table:table-cell office:value-type="float" office:value="0.00293367346938776" calcext:value-type="float">
            <text:p>0.002933673469388</text:p>
          </table:table-cell>
          <table:table-cell office:value-type="float" office:value="0.00152289984621299" calcext:value-type="float">
            <text:p>0.001522899846213</text:p>
          </table:table-cell>
          <table:table-cell office:value-type="float" office:value="0.00153061224489796" calcext:value-type="float">
            <text:p>0.001530612244898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63.66" calcext:value-type="float">
            <text:p>63.66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0.000382653061224487" calcext:value-type="float">
            <text:p>0.000382653061224</text:p>
          </table:table-cell>
          <table:table-cell office:value-type="float" office:value="0.00102040816326531" calcext:value-type="float">
            <text:p>0.001020408163265</text:p>
          </table:table-cell>
          <table:table-cell office:value-type="float" office:value="0.000892857142857145" calcext:value-type="float">
            <text:p>0.000892857142857</text:p>
          </table:table-cell>
          <table:table-cell office:value-type="float" office:value="0.000125221106317744" calcext:value-type="float">
            <text:p>0.000125221106318</text:p>
          </table:table-cell>
          <table:table-cell table:style-name="ce16" office:value-type="float" office:value="0.0000956632653061218" calcext:value-type="float">
            <text:p>9.57E-05</text:p>
          </table:table-cell>
          <table:table-cell office:value-type="float" office:value="0" calcext:value-type="float">
            <text:p>0</text:p>
          </table:table-cell>
          <table:table-cell office:value-type="float" office:value="35.71" calcext:value-type="float">
            <text:p>35.71</text:p>
          </table:table-cell>
          <table:table-cell office:value-type="float" office:value="75" calcext:value-type="float">
            <text:p>75</text:p>
          </table:table-cell>
          <table:table-cell office:value-type="float" office:value="60.71" calcext:value-type="float">
            <text:p>60.71</text:p>
          </table:table-cell>
          <table:table-cell office:value-type="float" office:value="65.63" calcext:value-type="float">
            <text:p>65.63</text:p>
          </table:table-cell>
          <table:table-cell office:value-type="float" office:value="67.86" calcext:value-type="float">
            <text:p>67.8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127551020408163" calcext:value-type="float">
            <text:p>0.001275510204082</text:p>
          </table:table-cell>
          <table:table-cell office:value-type="float" office:value="0.000637755102040818" calcext:value-type="float">
            <text:p>0.000637755102041</text:p>
          </table:table-cell>
          <table:table-cell office:value-type="float" office:value="0.000210983164346138" calcext:value-type="float">
            <text:p>0.000210983164346</text:p>
          </table:table-cell>
          <table:table-cell office:value-type="float" office:value="0.000318877551020408" calcext:value-type="float">
            <text:p>0.00031887755102</text:p>
          </table:table-cell>
          <table:table-cell office:value-type="float" office:value="0" calcext:value-type="float">
            <text:p>0</text:p>
          </table:table-cell>
          <table:table-cell office:value-type="float" office:value="35.71" calcext:value-type="float">
            <text:p>35.71</text:p>
          </table:table-cell>
          <table:table-cell office:value-type="float" office:value="73.57" calcext:value-type="float">
            <text:p>73.57</text:p>
          </table:table-cell>
          <table:table-cell office:value-type="float" office:value="62.14" calcext:value-type="float">
            <text:p>62.14</text:p>
          </table:table-cell>
          <table:table-cell office:value-type="float" office:value="65.99" calcext:value-type="float">
            <text:p>65.99</text:p>
          </table:table-cell>
          <table:table-cell office:value-type="float" office:value="67.86" calcext:value-type="float">
            <text:p>67.86</text:p>
          </table:table-cell>
          <table:table-cell office:value-type="float" office:value="25.51" calcext:value-type="float">
            <text:p>25.51</text:p>
          </table:table-cell>
          <table:table-cell office:value-type="float" office:value="0.00573979591836735" calcext:value-type="float">
            <text:p>0.005739795918367</text:p>
          </table:table-cell>
          <table:table-cell office:value-type="float" office:value="0.00293367346938775" calcext:value-type="float">
            <text:p>0.002933673469388</text:p>
          </table:table-cell>
          <table:table-cell office:value-type="float" office:value="0.00102040816326531" calcext:value-type="float">
            <text:p>0.001020408163265</text:p>
          </table:table-cell>
          <table:table-cell office:value-type="float" office:value="0.000941970818908291" calcext:value-type="float">
            <text:p>0.000941970818908</text:p>
          </table:table-cell>
          <table:table-cell office:value-type="float" office:value="0.00143494897959184" calcext:value-type="float">
            <text:p>0.001434948979592</text:p>
          </table:table-cell>
          <table:table-cell office:value-type="float" office:value="0.000447663196650065" calcext:value-type="float">
            <text:p>0.00044766319665</text:p>
          </table:table-cell>
          <table:table-cell office:value-type="float" office:value="37.14" calcext:value-type="float">
            <text:p>37.14</text:p>
          </table:table-cell>
          <table:table-cell office:value-type="float" office:value="74.29" calcext:value-type="float">
            <text:p>74.29</text:p>
          </table:table-cell>
          <table:table-cell office:value-type="float" office:value="62.86" calcext:value-type="float">
            <text:p>62.86</text:p>
          </table:table-cell>
          <table:table-cell office:value-type="float" office:value="66.7" calcext:value-type="float">
            <text:p>66.7</text:p>
          </table:table-cell>
          <table:table-cell office:value-type="float" office:value="68.57" calcext:value-type="float">
            <text:p>68.57</text:p>
          </table:table-cell>
          <table:table-cell office:value-type="float" office:value="25.51" calcext:value-type="float">
            <text:p>25.51</text:p>
          </table:table-cell>
          <table:table-cell office:value-type="float" office:value="0.00420918367346939" calcext:value-type="float">
            <text:p>0.004209183673469</text:p>
          </table:table-cell>
          <table:table-cell office:value-type="float" office:value="0.000892857142857142" calcext:value-type="float">
            <text:p>0.000892857142857</text:p>
          </table:table-cell>
          <table:table-cell office:value-type="float" office:value="0.00165816326530613" calcext:value-type="float">
            <text:p>0.001658163265306</text:p>
          </table:table-cell>
          <table:table-cell office:value-type="float" office:value="0.000964685223725285" calcext:value-type="float">
            <text:p>0.000964685223725</text:p>
          </table:table-cell>
          <table:table-cell office:value-type="float" office:value="0.00105229591836735" calcext:value-type="float">
            <text:p>0.001052295918367</text:p>
          </table:table-cell>
          <table:table-cell office:value-type="float" office:value="0.000213826619059083" calcext:value-type="float">
            <text:p>0.000213826619059</text:p>
          </table:table-cell>
          <table:table-cell office:value-type="float" office:value="29.29" calcext:value-type="float">
            <text:p>29.29</text:p>
          </table:table-cell>
          <table:table-cell office:value-type="float" office:value="70.71" calcext:value-type="float">
            <text:p>70.71</text:p>
          </table:table-cell>
          <table:table-cell office:value-type="float" office:value="58.57" calcext:value-type="float">
            <text:p>58.57</text:p>
          </table:table-cell>
          <table:table-cell office:value-type="float" office:value="63.01" calcext:value-type="float">
            <text:p>63.01</text:p>
          </table:table-cell>
          <table:table-cell office:value-type="float" office:value="64.64" calcext:value-type="float">
            <text:p>64.64</text:p>
          </table:table-cell>
          <table:table-cell office:value-type="float" office:value="24.89" calcext:value-type="float">
            <text:p>24.89</text:p>
          </table:table-cell>
          <table:table-cell office:value-type="float" office:value="0.00216836734693878" calcext:value-type="float">
            <text:p>0.002168367346939</text:p>
          </table:table-cell>
          <table:table-cell office:value-type="float" office:value="0.0034438775510204" calcext:value-type="float">
            <text:p>0.00344387755102</text:p>
          </table:table-cell>
          <table:table-cell office:value-type="float" office:value="0.000382653061224489" calcext:value-type="float">
            <text:p>0.000382653061224</text:p>
          </table:table-cell>
          <table:table-cell office:value-type="float" office:value="0.000180392083245195" calcext:value-type="float">
            <text:p>0.000180392083245</text:p>
          </table:table-cell>
          <table:table-cell office:value-type="float" office:value="0.000542091836734694" calcext:value-type="float">
            <text:p>0.000542091836735</text:p>
          </table:table-cell>
          <table:table-cell table:style-name="ce16" office:value-type="float" office:value="0.0000746763428790206" calcext:value-type="float">
            <text:p>7.47E-05</text:p>
          </table:table-cell>
          <table:table-cell office:value-type="float" office:value="35" calcext:value-type="float">
            <text:p>35</text:p>
          </table:table-cell>
          <table:table-cell office:value-type="float" office:value="74.29" calcext:value-type="float">
            <text:p>74.29</text:p>
          </table:table-cell>
          <table:table-cell office:value-type="float" office:value="60.71" calcext:value-type="float">
            <text:p>60.71</text:p>
          </table:table-cell>
          <table:table-cell office:value-type="float" office:value="65.38" calcext:value-type="float">
            <text:p>65.38</text:p>
          </table:table-cell>
          <table:table-cell office:value-type="float" office:value="67.5" calcext:value-type="float">
            <text:p>67.5</text:p>
          </table:table-cell>
          <table:table-cell office:value-type="float" office:value="25.04" calcext:value-type="float">
            <text:p>25.04</text:p>
          </table:table-cell>
          <table:table-cell office:value-type="float" office:value="0.0034438775510204" calcext:value-type="float">
            <text:p>0.00344387755102</text:p>
          </table:table-cell>
          <table:table-cell office:value-type="float" office:value="0.00216836734693877" calcext:value-type="float">
            <text:p>0.002168367346939</text:p>
          </table:table-cell>
          <table:table-cell office:value-type="float" office:value="0.000637755102040818" calcext:value-type="float">
            <text:p>0.000637755102041</text:p>
          </table:table-cell>
          <table:table-cell office:value-type="float" office:value="0.000543799319285466" calcext:value-type="float">
            <text:p>0.000543799319285</text:p>
          </table:table-cell>
          <table:table-cell office:value-type="float" office:value="0.000860969387755101" calcext:value-type="float">
            <text:p>0.000860969387755</text:p>
          </table:table-cell>
          <table:table-cell office:value-type="float" office:value="0.000377868274727855" calcext:value-type="float">
            <text:p>0.000377868274728</text:p>
          </table:table-cell>
        </table:table-row>
        <table:table-row table:style-name="ro1">
          <table:table-cell office:value-type="string" calcext:value-type="string">
            <text:p>3245434972983169324,1,1,60,(30, 75, 50)</text:p>
          </table:table-cell>
          <table:table-cell office:value-type="float" office:value="35.71" calcext:value-type="float">
            <text:p>35.71</text:p>
          </table:table-cell>
          <table:table-cell office:value-type="float" office:value="57.14" calcext:value-type="float">
            <text:p>57.14</text:p>
          </table:table-cell>
          <table:table-cell office:value-type="float" office:value="78.57" calcext:value-type="float">
            <text:p>78.57</text:p>
          </table:table-cell>
          <table:table-cell office:value-type="float" office:value="72.73" calcext:value-type="float">
            <text:p>72.73</text:p>
          </table:table-cell>
          <table:table-cell office:value-type="float" office:value="67.86" calcext:value-type="float">
            <text:p>67.86</text:p>
          </table:table-cell>
          <table:table-cell office:value-type="float" office:value="12.86" calcext:value-type="float">
            <text:p>12.86</text:p>
          </table:table-cell>
          <table:table-cell office:value-type="float" office:value="60.71" calcext:value-type="float">
            <text:p>60.71</text:p>
          </table:table-cell>
          <table:table-cell office:value-type="float" office:value="52.14" calcext:value-type="float">
            <text:p>52.14</text:p>
          </table:table-cell>
          <table:table-cell office:value-type="float" office:value="55.65" calcext:value-type="float">
            <text:p>55.65</text:p>
          </table:table-cell>
          <table:table-cell office:value-type="float" office:value="56.43" calcext:value-type="float">
            <text:p>56.43</text:p>
          </table:table-cell>
          <table:table-cell office:value-type="float" office:value="0" calcext:value-type="float">
            <text:p>0</text:p>
          </table:table-cell>
          <table:table-cell office:value-type="float" office:value="0.0207908163265306" calcext:value-type="float">
            <text:p>0.020790816326531</text:p>
          </table:table-cell>
          <table:table-cell office:value-type="float" office:value="0.0191326530612245" calcext:value-type="float">
            <text:p>0.019132653061225</text:p>
          </table:table-cell>
          <table:table-cell office:value-type="float" office:value="0.00739795918367347" calcext:value-type="float">
            <text:p>0.007397959183673</text:p>
          </table:table-cell>
          <table:table-cell office:value-type="float" office:value="0.00370727275069807" calcext:value-type="float">
            <text:p>0.003707272750698</text:p>
          </table:table-cell>
          <table:table-cell office:value-type="float" office:value="0.00519770408163265" calcext:value-type="float">
            <text:p>0.005197704081633</text:p>
          </table:table-cell>
          <table:table-cell office:value-type="float" office:value="0" calcext:value-type="float">
            <text:p>0</text:p>
          </table:table-cell>
          <table:table-cell office:value-type="float" office:value="19.29" calcext:value-type="float">
            <text:p>19.29</text:p>
          </table:table-cell>
          <table:table-cell office:value-type="float" office:value="65.71" calcext:value-type="float">
            <text:p>65.71</text:p>
          </table:table-cell>
          <table:table-cell office:value-type="float" office:value="53.57" calcext:value-type="float">
            <text:p>53.57</text:p>
          </table:table-cell>
          <table:table-cell office:value-type="float" office:value="58.82" calcext:value-type="float">
            <text:p>58.82</text:p>
          </table:table-cell>
          <table:table-cell office:value-type="float" office:value="59.64" calcext:value-type="float">
            <text:p>59.64</text:p>
          </table:table-cell>
          <table:table-cell office:value-type="float" office:value="0" calcext:value-type="float">
            <text:p>0</text:p>
          </table:table-cell>
          <table:table-cell office:value-type="float" office:value="0.0271683673469388" calcext:value-type="float">
            <text:p>0.027168367346939</text:p>
          </table:table-cell>
          <table:table-cell office:value-type="float" office:value="0.00612244897959184" calcext:value-type="float">
            <text:p>0.006122448979592</text:p>
          </table:table-cell>
          <table:table-cell office:value-type="float" office:value="0.0121173469387755" calcext:value-type="float">
            <text:p>0.012117346938776</text:p>
          </table:table-cell>
          <table:table-cell office:value-type="float" office:value="0.00516031108940281" calcext:value-type="float">
            <text:p>0.005160311089403</text:p>
          </table:table-cell>
          <table:table-cell office:value-type="float" office:value="0.00679209183673469" calcext:value-type="float">
            <text:p>0.006792091836735</text:p>
          </table:table-cell>
          <table:table-cell office:value-type="float" office:value="0" calcext:value-type="float">
            <text:p>0</text:p>
          </table:table-cell>
          <table:table-cell office:value-type="float" office:value="18.57" calcext:value-type="float">
            <text:p>18.57</text:p>
          </table:table-cell>
          <table:table-cell office:value-type="float" office:value="60" calcext:value-type="float">
            <text:p>60</text:p>
          </table:table-cell>
          <table:table-cell office:value-type="float" office:value="58.57" calcext:value-type="float">
            <text:p>58.57</text:p>
          </table:table-cell>
          <table:table-cell office:value-type="float" office:value="59.76" calcext:value-type="float">
            <text:p>59.76</text:p>
          </table:table-cell>
          <table:table-cell office:value-type="float" office:value="59.29" calcext:value-type="float">
            <text:p>59.29</text:p>
          </table:table-cell>
          <table:table-cell office:value-type="float" office:value="0" calcext:value-type="float">
            <text:p>0</text:p>
          </table:table-cell>
          <table:table-cell office:value-type="float" office:value="0.0136479591836735" calcext:value-type="float">
            <text:p>0.013647959183674</text:p>
          </table:table-cell>
          <table:table-cell office:value-type="float" office:value="0.00153061224489796" calcext:value-type="float">
            <text:p>0.001530612244898</text:p>
          </table:table-cell>
          <table:table-cell office:value-type="float" office:value="0.0137755102040816" calcext:value-type="float">
            <text:p>0.013775510204082</text:p>
          </table:table-cell>
          <table:table-cell office:value-type="float" office:value="0.00496642097804333" calcext:value-type="float">
            <text:p>0.004966420978043</text:p>
          </table:table-cell>
          <table:table-cell office:value-type="float" office:value="0.00341198979591837" calcext:value-type="float">
            <text:p>0.003411989795918</text:p>
          </table:table-cell>
          <table:table-cell office:value-type="float" office:value="0" calcext:value-type="float">
            <text:p>0</text:p>
          </table:table-cell>
          <table:table-cell office:value-type="float" office:value="27.86" calcext:value-type="float">
            <text:p>27.86</text:p>
          </table:table-cell>
          <table:table-cell office:value-type="float" office:value="69.29" calcext:value-type="float">
            <text:p>69.29</text:p>
          </table:table-cell>
          <table:table-cell office:value-type="float" office:value="58.57" calcext:value-type="float">
            <text:p>58.57</text:p>
          </table:table-cell>
          <table:table-cell office:value-type="float" office:value="62.83" calcext:value-type="float">
            <text:p>62.83</text:p>
          </table:table-cell>
          <table:table-cell office:value-type="float" office:value="63.93" calcext:value-type="float">
            <text:p>63.93</text:p>
          </table:table-cell>
          <table:table-cell office:value-type="float" office:value="0" calcext:value-type="float">
            <text:p>0</text:p>
          </table:table-cell>
          <table:table-cell office:value-type="float" office:value="0.00663265306122448" calcext:value-type="float">
            <text:p>0.006632653061224</text:p>
          </table:table-cell>
          <table:table-cell office:value-type="float" office:value="0.00293367346938775" calcext:value-type="float">
            <text:p>0.002933673469388</text:p>
          </table:table-cell>
          <table:table-cell office:value-type="float" office:value="0.00676020408163265" calcext:value-type="float">
            <text:p>0.006760204081633</text:p>
          </table:table-cell>
          <table:table-cell office:value-type="float" office:value="0.00222013246245303" calcext:value-type="float">
            <text:p>0.002220132462453</text:p>
          </table:table-cell>
          <table:table-cell office:value-type="float" office:value="0.00165816326530612" calcext:value-type="float">
            <text:p>0.001658163265306</text:p>
          </table:table-cell>
          <table:table-cell office:value-type="float" office:value="0" calcext:value-type="float">
            <text:p>0</text:p>
          </table:table-cell>
          <table:table-cell office:value-type="float" office:value="43.57" calcext:value-type="float">
            <text:p>43.57</text:p>
          </table:table-cell>
          <table:table-cell office:value-type="float" office:value="77.86" calcext:value-type="float">
            <text:p>77.86</text:p>
          </table:table-cell>
          <table:table-cell office:value-type="float" office:value="65.71" calcext:value-type="float">
            <text:p>65.71</text:p>
          </table:table-cell>
          <table:table-cell office:value-type="float" office:value="69.51" calcext:value-type="float">
            <text:p>69.51</text:p>
          </table:table-cell>
          <table:table-cell office:value-type="float" office:value="71.79" calcext:value-type="float">
            <text:p>71.79</text:p>
          </table:table-cell>
          <table:table-cell office:value-type="float" office:value="0" calcext:value-type="float">
            <text:p>0</text:p>
          </table:table-cell>
          <table:table-cell office:value-type="float" office:value="0.00280612244897959" calcext:value-type="float">
            <text:p>0.00280612244898</text:p>
          </table:table-cell>
          <table:table-cell office:value-type="float" office:value="0.00153061224489796" calcext:value-type="float">
            <text:p>0.001530612244898</text:p>
          </table:table-cell>
          <table:table-cell office:value-type="float" office:value="0.00229591836734694" calcext:value-type="float">
            <text:p>0.002295918367347</text:p>
          </table:table-cell>
          <table:table-cell office:value-type="float" office:value="0.000820727266543988" calcext:value-type="float">
            <text:p>0.000820727266544</text:p>
          </table:table-cell>
          <table:table-cell office:value-type="float" office:value="0.000701530612244897" calcext:value-type="float">
            <text:p>0.000701530612245</text:p>
          </table:table-cell>
          <table:table-cell office:value-type="float" office:value="0" calcext:value-type="float">
            <text:p>0</text:p>
          </table:table-cell>
          <table:table-cell office:value-type="float" office:value="37.86" calcext:value-type="float">
            <text:p>37.86</text:p>
          </table:table-cell>
          <table:table-cell office:value-type="float" office:value="74.29" calcext:value-type="float">
            <text:p>74.29</text:p>
          </table:table-cell>
          <table:table-cell office:value-type="float" office:value="63.57" calcext:value-type="float">
            <text:p>63.57</text:p>
          </table:table-cell>
          <table:table-cell office:value-type="float" office:value="67.19" calcext:value-type="float">
            <text:p>67.19</text:p>
          </table:table-cell>
          <table:table-cell office:value-type="float" office:value="68.93" calcext:value-type="float">
            <text:p>68.93</text:p>
          </table:table-cell>
          <table:table-cell office:value-type="float" office:value="0" calcext:value-type="float">
            <text:p>0</text:p>
          </table:table-cell>
          <table:table-cell office:value-type="float" office:value="0.00165816326530612" calcext:value-type="float">
            <text:p>0.001658163265306</text:p>
          </table:table-cell>
          <table:table-cell office:value-type="float" office:value="0.00216836734693877" calcext:value-type="float">
            <text:p>0.002168367346939</text:p>
          </table:table-cell>
          <table:table-cell office:value-type="float" office:value="0.00216836734693878" calcext:value-type="float">
            <text:p>0.002168367346939</text:p>
          </table:table-cell>
          <table:table-cell office:value-type="float" office:value="0.000560523726963369" calcext:value-type="float">
            <text:p>0.000560523726963</text:p>
          </table:table-cell>
          <table:table-cell office:value-type="float" office:value="0.000414540816326531" calcext:value-type="float">
            <text:p>0.000414540816327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73.57" calcext:value-type="float">
            <text:p>73.57</text:p>
          </table:table-cell>
          <table:table-cell office:value-type="float" office:value="66.43" calcext:value-type="float">
            <text:p>66.43</text:p>
          </table:table-cell>
          <table:table-cell office:value-type="float" office:value="68.57" calcext:value-type="float">
            <text:p>68.57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0.00471938775510203" calcext:value-type="float">
            <text:p>0.004719387755102</text:p>
          </table:table-cell>
          <table:table-cell office:value-type="float" office:value="0.00548469387755103" calcext:value-type="float">
            <text:p>0.005484693877551</text:p>
          </table:table-cell>
          <table:table-cell office:value-type="float" office:value="0.000382653061224489" calcext:value-type="float">
            <text:p>0.000382653061224</text:p>
          </table:table-cell>
          <table:table-cell office:value-type="float" office:value="0.000466470646639041" calcext:value-type="float">
            <text:p>0.000466470646639</text:p>
          </table:table-cell>
          <table:table-cell office:value-type="float" office:value="0.00117984693877551" calcext:value-type="float">
            <text:p>0.001179846938776</text:p>
          </table:table-cell>
          <table:table-cell office:value-type="float" office:value="0" calcext:value-type="float">
            <text:p>0</text:p>
          </table:table-cell>
          <table:table-cell office:value-type="float" office:value="33.57" calcext:value-type="float">
            <text:p>33.57</text:p>
          </table:table-cell>
          <table:table-cell office:value-type="float" office:value="72.14" calcext:value-type="float">
            <text:p>72.14</text:p>
          </table:table-cell>
          <table:table-cell office:value-type="float" office:value="61.43" calcext:value-type="float">
            <text:p>61.43</text:p>
          </table:table-cell>
          <table:table-cell office:value-type="float" office:value="65.33" calcext:value-type="float">
            <text:p>65.33</text:p>
          </table:table-cell>
          <table:table-cell office:value-type="float" office:value="66.79" calcext:value-type="float">
            <text:p>66.79</text:p>
          </table:table-cell>
          <table:table-cell office:value-type="float" office:value="0" calcext:value-type="float">
            <text:p>0</text:p>
          </table:table-cell>
          <table:table-cell office:value-type="float" office:value="0.00165816326530612" calcext:value-type="float">
            <text:p>0.001658163265306</text:p>
          </table:table-cell>
          <table:table-cell office:value-type="float" office:value="0.000892857142857142" calcext:value-type="float">
            <text:p>0.000892857142857</text:p>
          </table:table-cell>
          <table:table-cell office:value-type="float" office:value="0.00344387755102041" calcext:value-type="float">
            <text:p>0.00344387755102</text:p>
          </table:table-cell>
          <table:table-cell office:value-type="float" office:value="0.000925801191038792" calcext:value-type="float">
            <text:p>0.000925801191039</text:p>
          </table:table-cell>
          <table:table-cell office:value-type="float" office:value="0.00041454081632653" calcext:value-type="float">
            <text:p>0.000414540816327</text:p>
          </table:table-cell>
          <table:table-cell office:value-type="float" office:value="0" calcext:value-type="float">
            <text:p>0</text:p>
          </table:table-cell>
          <table:table-cell office:value-type="float" office:value="49.29" calcext:value-type="float">
            <text:p>49.29</text:p>
          </table:table-cell>
          <table:table-cell office:value-type="float" office:value="82.14" calcext:value-type="float">
            <text:p>82.14</text:p>
          </table:table-cell>
          <table:table-cell office:value-type="float" office:value="67.14" calcext:value-type="float">
            <text:p>67.14</text:p>
          </table:table-cell>
          <table:table-cell office:value-type="float" office:value="71.44" calcext:value-type="float">
            <text:p>71.44</text:p>
          </table:table-cell>
          <table:table-cell office:value-type="float" office:value="74.64" calcext:value-type="float">
            <text:p>74.64</text:p>
          </table:table-cell>
          <table:table-cell office:value-type="float" office:value="26.04" calcext:value-type="float">
            <text:p>26.04</text:p>
          </table:table-cell>
          <table:table-cell office:value-type="float" office:value="0.00280612244897959" calcext:value-type="float">
            <text:p>0.00280612244898</text:p>
          </table:table-cell>
          <table:table-cell office:value-type="float" office:value="0.00127551020408163" calcext:value-type="float">
            <text:p>0.001275510204082</text:p>
          </table:table-cell>
          <table:table-cell office:value-type="float" office:value="0.000892857142857142" calcext:value-type="float">
            <text:p>0.000892857142857</text:p>
          </table:table-cell>
          <table:table-cell office:value-type="float" office:value="0.000526184585513216" calcext:value-type="float">
            <text:p>0.000526184585513</text:p>
          </table:table-cell>
          <table:table-cell office:value-type="float" office:value="0.000701530612244898" calcext:value-type="float">
            <text:p>0.000701530612245</text:p>
          </table:table-cell>
          <table:table-cell table:style-name="ce16" office:value-type="float" office:value="0.0000928023792189607" calcext:value-type="float">
            <text:p>9.28E-05</text:p>
          </table:table-cell>
          <table:table-cell office:value-type="float" office:value="37.86" calcext:value-type="float">
            <text:p>37.86</text:p>
          </table:table-cell>
          <table:table-cell office:value-type="float" office:value="73.57" calcext:value-type="float">
            <text:p>73.57</text:p>
          </table:table-cell>
          <table:table-cell office:value-type="float" office:value="64.29" calcext:value-type="float">
            <text:p>64.29</text:p>
          </table:table-cell>
          <table:table-cell office:value-type="float" office:value="67.37" calcext:value-type="float">
            <text:p>67.37</text:p>
          </table:table-cell>
          <table:table-cell office:value-type="float" office:value="68.93" calcext:value-type="float">
            <text:p>68.93</text:p>
          </table:table-cell>
          <table:table-cell office:value-type="float" office:value="25.86" calcext:value-type="float">
            <text:p>25.86</text:p>
          </table:table-cell>
          <table:table-cell office:value-type="float" office:value="0.000382653061224487" calcext:value-type="float">
            <text:p>0.000382653061224</text:p>
          </table:table-cell>
          <table:table-cell office:value-type="float" office:value="0.00165816326530612" calcext:value-type="float">
            <text:p>0.001658163265306</text:p>
          </table:table-cell>
          <table:table-cell office:value-type="float" office:value="0.00127551020408164" calcext:value-type="float">
            <text:p>0.001275510204082</text:p>
          </table:table-cell>
          <table:table-cell office:value-type="float" office:value="0.000161525359239785" calcext:value-type="float">
            <text:p>0.00016152535924</text:p>
          </table:table-cell>
          <table:table-cell table:style-name="ce16" office:value-type="float" office:value="0.0000956632653061218" calcext:value-type="float">
            <text:p>9.57E-05</text:p>
          </table:table-cell>
          <table:table-cell office:value-type="float" office:value="0.000171543079352095" calcext:value-type="float">
            <text:p>0.000171543079352</text:p>
          </table:table-cell>
          <table:table-cell office:value-type="float" office:value="37.86" calcext:value-type="float">
            <text:p>37.86</text:p>
          </table:table-cell>
          <table:table-cell office:value-type="float" office:value="70.71" calcext:value-type="float">
            <text:p>70.71</text:p>
          </table:table-cell>
          <table:table-cell office:value-type="float" office:value="67.14" calcext:value-type="float">
            <text:p>67.14</text:p>
          </table:table-cell>
          <table:table-cell office:value-type="float" office:value="68.2" calcext:value-type="float">
            <text:p>68.2</text:p>
          </table:table-cell>
          <table:table-cell office:value-type="float" office:value="68.93" calcext:value-type="float">
            <text:p>68.93</text:p>
          </table:table-cell>
          <table:table-cell office:value-type="float" office:value="26.28" calcext:value-type="float">
            <text:p>26.28</text:p>
          </table:table-cell>
          <table:table-cell office:value-type="float" office:value="0.00676020408163264" calcext:value-type="float">
            <text:p>0.006760204081633</text:p>
          </table:table-cell>
          <table:table-cell office:value-type="float" office:value="0.00408163265306122" calcext:value-type="float">
            <text:p>0.004081632653061</text:p>
          </table:table-cell>
          <table:table-cell office:value-type="float" office:value="0.000892857142857142" calcext:value-type="float">
            <text:p>0.000892857142857</text:p>
          </table:table-cell>
          <table:table-cell office:value-type="float" office:value="0.00113600756368724" calcext:value-type="float">
            <text:p>0.001136007563687</text:p>
          </table:table-cell>
          <table:table-cell office:value-type="float" office:value="0.00169005102040816" calcext:value-type="float">
            <text:p>0.001690051020408</text:p>
          </table:table-cell>
          <table:table-cell office:value-type="float" office:value="0.000142924269715717" calcext:value-type="float">
            <text:p>0.000142924269716</text:p>
          </table:table-cell>
          <table:table-cell office:value-type="float" office:value="35" calcext:value-type="float">
            <text:p>35</text:p>
          </table:table-cell>
          <table:table-cell office:value-type="float" office:value="72.14" calcext:value-type="float">
            <text:p>72.14</text:p>
          </table:table-cell>
          <table:table-cell office:value-type="float" office:value="62.86" calcext:value-type="float">
            <text:p>62.86</text:p>
          </table:table-cell>
          <table:table-cell office:value-type="float" office:value="66.09" calcext:value-type="float">
            <text:p>66.09</text:p>
          </table:table-cell>
          <table:table-cell office:value-type="float" office:value="67.5" calcext:value-type="float">
            <text:p>67.5</text:p>
          </table:table-cell>
          <table:table-cell office:value-type="float" office:value="25.6" calcext:value-type="float">
            <text:p>25.6</text:p>
          </table:table-cell>
          <table:table-cell office:value-type="float" office:value="0.000892857142857143" calcext:value-type="float">
            <text:p>0.000892857142857</text:p>
          </table:table-cell>
          <table:table-cell office:value-type="float" office:value="0.000255102040816326" calcext:value-type="float">
            <text:p>0.000255102040816</text:p>
          </table:table-cell>
          <table:table-cell office:value-type="float" office:value="0.00165816326530613" calcext:value-type="float">
            <text:p>0.001658163265306</text:p>
          </table:table-cell>
          <table:table-cell office:value-type="float" office:value="0.000435777229038942" calcext:value-type="float">
            <text:p>0.000435777229039</text:p>
          </table:table-cell>
          <table:table-cell office:value-type="float" office:value="0.000223214285714286" calcext:value-type="float">
            <text:p>0.000223214285714</text:p>
          </table:table-cell>
          <table:table-cell office:value-type="float" office:value="0.000210256630400207" calcext:value-type="float">
            <text:p>0.0002102566304</text:p>
          </table:table-cell>
        </table:table-row>
        <table:table-row table:style-name="ro1">
          <table:table-cell office:value-type="string" calcext:value-type="string">
            <text:p>3245434972983169324,1,1,60,(30, 45, 30)</text:p>
          </table:table-cell>
          <table:table-cell office:value-type="float" office:value="17.86" calcext:value-type="float">
            <text:p>17.86</text:p>
          </table:table-cell>
          <table:table-cell office:value-type="float" office:value="60.71" calcext:value-type="float">
            <text:p>60.71</text:p>
          </table:table-cell>
          <table:table-cell office:value-type="float" office:value="57.14" calcext:value-type="float">
            <text:p>57.14</text:p>
          </table:table-cell>
          <table:table-cell office:value-type="float" office:value="58.62" calcext:value-type="float">
            <text:p>58.62</text:p>
          </table:table-cell>
          <table:table-cell office:value-type="float" office:value="58.93" calcext:value-type="float">
            <text:p>58.93</text:p>
          </table:table-cell>
          <table:table-cell office:value-type="float" office:value="17.14" calcext:value-type="float">
            <text:p>17.14</text:p>
          </table:table-cell>
          <table:table-cell office:value-type="float" office:value="62.14" calcext:value-type="float">
            <text:p>62.14</text:p>
          </table:table-cell>
          <table:table-cell office:value-type="float" office:value="55" calcext:value-type="float">
            <text:p>55</text:p>
          </table:table-cell>
          <table:table-cell office:value-type="float" office:value="58.1" calcext:value-type="float">
            <text:p>58.1</text:p>
          </table:table-cell>
          <table:table-cell office:value-type="float" office:value="58.57" calcext:value-type="float">
            <text:p>58.57</text:p>
          </table:table-cell>
          <table:table-cell office:value-type="float" office:value="0" calcext:value-type="float">
            <text:p>0</text:p>
          </table:table-cell>
          <table:table-cell office:value-type="float" office:value="0.0161989795918367" calcext:value-type="float">
            <text:p>0.016198979591837</text:p>
          </table:table-cell>
          <table:table-cell office:value-type="float" office:value="0.00612244897959184" calcext:value-type="float">
            <text:p>0.006122448979592</text:p>
          </table:table-cell>
          <table:table-cell office:value-type="float" office:value="0.00676020408163266" calcext:value-type="float">
            <text:p>0.006760204081633</text:p>
          </table:table-cell>
          <table:table-cell office:value-type="float" office:value="0.00350769744076105" calcext:value-type="float">
            <text:p>0.003507697440761</text:p>
          </table:table-cell>
          <table:table-cell office:value-type="float" office:value="0.00404974489795919" calcext:value-type="float">
            <text:p>0.004049744897959</text:p>
          </table:table-cell>
          <table:table-cell office:value-type="float" office:value="0" calcext:value-type="float">
            <text:p>0</text:p>
          </table:table-cell>
          <table:table-cell office:value-type="float" office:value="23.57" calcext:value-type="float">
            <text:p>23.57</text:p>
          </table:table-cell>
          <table:table-cell office:value-type="float" office:value="59.29" calcext:value-type="float">
            <text:p>59.29</text:p>
          </table:table-cell>
          <table:table-cell office:value-type="float" office:value="64.29" calcext:value-type="float">
            <text:p>64.29</text:p>
          </table:table-cell>
          <table:table-cell office:value-type="float" office:value="62.65" calcext:value-type="float">
            <text:p>62.65</text:p>
          </table:table-cell>
          <table:table-cell office:value-type="float" office:value="61.79" calcext:value-type="float">
            <text:p>61.79</text:p>
          </table:table-cell>
          <table:table-cell office:value-type="float" office:value="0" calcext:value-type="float">
            <text:p>0</text:p>
          </table:table-cell>
          <table:table-cell office:value-type="float" office:value="0.00293367346938775" calcext:value-type="float">
            <text:p>0.002933673469388</text:p>
          </table:table-cell>
          <table:table-cell office:value-type="float" office:value="0.00484693877551021" calcext:value-type="float">
            <text:p>0.00484693877551</text:p>
          </table:table-cell>
          <table:table-cell office:value-type="float" office:value="0.00573979591836735" calcext:value-type="float">
            <text:p>0.005739795918367</text:p>
          </table:table-cell>
          <table:table-cell office:value-type="float" office:value="0.00153728636677068" calcext:value-type="float">
            <text:p>0.001537286366771</text:p>
          </table:table-cell>
          <table:table-cell office:value-type="float" office:value="0.000733418367346939" calcext:value-type="float">
            <text:p>0.000733418367347</text:p>
          </table:table-cell>
          <table:table-cell office:value-type="float" office:value="0" calcext:value-type="float">
            <text:p>0</text:p>
          </table:table-cell>
          <table:table-cell office:value-type="float" office:value="12.86" calcext:value-type="float">
            <text:p>12.86</text:p>
          </table:table-cell>
          <table:table-cell office:value-type="float" office:value="57.14" calcext:value-type="float">
            <text:p>57.14</text:p>
          </table:table-cell>
          <table:table-cell office:value-type="float" office:value="55.71" calcext:value-type="float">
            <text:p>55.71</text:p>
          </table:table-cell>
          <table:table-cell office:value-type="float" office:value="55.92" calcext:value-type="float">
            <text:p>55.92</text:p>
          </table:table-cell>
          <table:table-cell office:value-type="float" office:value="56.43" calcext:value-type="float">
            <text:p>56.43</text:p>
          </table:table-cell>
          <table:table-cell office:value-type="float" office:value="0" calcext:value-type="float">
            <text:p>0</text:p>
          </table:table-cell>
          <table:table-cell office:value-type="float" office:value="0.0144132653061224" calcext:value-type="float">
            <text:p>0.014413265306123</text:p>
          </table:table-cell>
          <table:table-cell office:value-type="float" office:value="0.0178571428571429" calcext:value-type="float">
            <text:p>0.017857142857143</text:p>
          </table:table-cell>
          <table:table-cell office:value-type="float" office:value="0.00548469387755102" calcext:value-type="float">
            <text:p>0.005484693877551</text:p>
          </table:table-cell>
          <table:table-cell office:value-type="float" office:value="0.00406408173100023" calcext:value-type="float">
            <text:p>0.004064081731</text:p>
          </table:table-cell>
          <table:table-cell office:value-type="float" office:value="0.00360331632653061" calcext:value-type="float">
            <text:p>0.003603316326531</text:p>
          </table:table-cell>
          <table:table-cell office:value-type="float" office:value="0" calcext:value-type="float">
            <text:p>0</text:p>
          </table:table-cell>
          <table:table-cell office:value-type="float" office:value="17.86" calcext:value-type="float">
            <text:p>17.86</text:p>
          </table:table-cell>
          <table:table-cell office:value-type="float" office:value="55.71" calcext:value-type="float">
            <text:p>55.71</text:p>
          </table:table-cell>
          <table:table-cell office:value-type="float" office:value="62.14" calcext:value-type="float">
            <text:p>62.14</text:p>
          </table:table-cell>
          <table:table-cell office:value-type="float" office:value="60.17" calcext:value-type="float">
            <text:p>60.17</text:p>
          </table:table-cell>
          <table:table-cell office:value-type="float" office:value="58.93" calcext:value-type="float">
            <text:p>58.93</text:p>
          </table:table-cell>
          <table:table-cell office:value-type="float" office:value="0" calcext:value-type="float">
            <text:p>0</text:p>
          </table:table-cell>
          <table:table-cell office:value-type="float" office:value="0.0440051020408164" calcext:value-type="float">
            <text:p>0.044005102040816</text:p>
          </table:table-cell>
          <table:table-cell office:value-type="float" office:value="0.00548469387755102" calcext:value-type="float">
            <text:p>0.005484693877551</text:p>
          </table:table-cell>
          <table:table-cell office:value-type="float" office:value="0.0188775510204082" calcext:value-type="float">
            <text:p>0.018877551020408</text:p>
          </table:table-cell>
          <table:table-cell office:value-type="float" office:value="0.0127371812325847" calcext:value-type="float">
            <text:p>0.012737181232585</text:p>
          </table:table-cell>
          <table:table-cell office:value-type="float" office:value="0.0110012755102041" calcext:value-type="float">
            <text:p>0.011001275510204</text:p>
          </table:table-cell>
          <table:table-cell office:value-type="float" office:value="0" calcext:value-type="float">
            <text:p>0</text:p>
          </table:table-cell>
          <table:table-cell office:value-type="float" office:value="34.29" calcext:value-type="float">
            <text:p>34.29</text:p>
          </table:table-cell>
          <table:table-cell office:value-type="float" office:value="70.71" calcext:value-type="float">
            <text:p>70.71</text:p>
          </table:table-cell>
          <table:table-cell office:value-type="float" office:value="63.57" calcext:value-type="float">
            <text:p>63.57</text:p>
          </table:table-cell>
          <table:table-cell office:value-type="float" office:value="65.99" calcext:value-type="float">
            <text:p>65.99</text:p>
          </table:table-cell>
          <table:table-cell office:value-type="float" office:value="67.14" calcext:value-type="float">
            <text:p>67.14</text:p>
          </table:table-cell>
          <table:table-cell office:value-type="float" office:value="0" calcext:value-type="float">
            <text:p>0</text:p>
          </table:table-cell>
          <table:table-cell office:value-type="float" office:value="0.00293367346938775" calcext:value-type="float">
            <text:p>0.002933673469388</text:p>
          </table:table-cell>
          <table:table-cell office:value-type="float" office:value="0.00216836734693877" calcext:value-type="float">
            <text:p>0.002168367346939</text:p>
          </table:table-cell>
          <table:table-cell office:value-type="float" office:value="0.000892857142857145" calcext:value-type="float">
            <text:p>0.000892857142857</text:p>
          </table:table-cell>
          <table:table-cell office:value-type="float" office:value="0.000563027393063171" calcext:value-type="float">
            <text:p>0.000563027393063</text:p>
          </table:table-cell>
          <table:table-cell office:value-type="float" office:value="0.000733418367346939" calcext:value-type="float">
            <text:p>0.000733418367347</text:p>
          </table:table-cell>
          <table:table-cell office:value-type="float" office:value="0" calcext:value-type="float">
            <text:p>0</text:p>
          </table:table-cell>
          <table:table-cell office:value-type="float" office:value="31.43" calcext:value-type="float">
            <text:p>31.43</text:p>
          </table:table-cell>
          <table:table-cell office:value-type="float" office:value="68.57" calcext:value-type="float">
            <text:p>68.57</text:p>
          </table:table-cell>
          <table:table-cell office:value-type="float" office:value="62.86" calcext:value-type="float">
            <text:p>62.86</text:p>
          </table:table-cell>
          <table:table-cell office:value-type="float" office:value="65.25" calcext:value-type="float">
            <text:p>65.25</text:p>
          </table:table-cell>
          <table:table-cell office:value-type="float" office:value="65.71" calcext:value-type="float">
            <text:p>65.71</text:p>
          </table:table-cell>
          <table:table-cell office:value-type="float" office:value="0" calcext:value-type="float">
            <text:p>0</text:p>
          </table:table-cell>
          <table:table-cell office:value-type="float" office:value="0.00471938775510204" calcext:value-type="float">
            <text:p>0.004719387755102</text:p>
          </table:table-cell>
          <table:table-cell office:value-type="float" office:value="0.000892857142857142" calcext:value-type="float">
            <text:p>0.000892857142857</text:p>
          </table:table-cell>
          <table:table-cell office:value-type="float" office:value="0.00803571428571429" calcext:value-type="float">
            <text:p>0.008035714285714</text:p>
          </table:table-cell>
          <table:table-cell office:value-type="float" office:value="0.00218940754658948" calcext:value-type="float">
            <text:p>0.002189407546589</text:p>
          </table:table-cell>
          <table:table-cell office:value-type="float" office:value="0.00117984693877551" calcext:value-type="float">
            <text:p>0.001179846938776</text:p>
          </table:table-cell>
          <table:table-cell office:value-type="float" office:value="0" calcext:value-type="float">
            <text:p>0</text:p>
          </table:table-cell>
          <table:table-cell office:value-type="float" office:value="33.57" calcext:value-type="float">
            <text:p>33.57</text:p>
          </table:table-cell>
          <table:table-cell office:value-type="float" office:value="67.86" calcext:value-type="float">
            <text:p>67.86</text:p>
          </table:table-cell>
          <table:table-cell office:value-type="float" office:value="65.71" calcext:value-type="float">
            <text:p>65.71</text:p>
          </table:table-cell>
          <table:table-cell office:value-type="float" office:value="66.29" calcext:value-type="float">
            <text:p>66.29</text:p>
          </table:table-cell>
          <table:table-cell office:value-type="float" office:value="66.79" calcext:value-type="float">
            <text:p>66.79</text:p>
          </table:table-cell>
          <table:table-cell office:value-type="float" office:value="0" calcext:value-type="float">
            <text:p>0</text:p>
          </table:table-cell>
          <table:table-cell office:value-type="float" office:value="0.0125" calcext:value-type="float">
            <text:p>0.0125</text:p>
          </table:table-cell>
          <table:table-cell office:value-type="float" office:value="0.00637755102040816" calcext:value-type="float">
            <text:p>0.006377551020408</text:p>
          </table:table-cell>
          <table:table-cell office:value-type="float" office:value="0.00165816326530612" calcext:value-type="float">
            <text:p>0.001658163265306</text:p>
          </table:table-cell>
          <table:table-cell office:value-type="float" office:value="0.00230257714044676" calcext:value-type="float">
            <text:p>0.002302577140447</text:p>
          </table:table-cell>
          <table:table-cell office:value-type="float" office:value="0.003125" calcext:value-type="float">
            <text:p>0.003125</text:p>
          </table:table-cell>
          <table:table-cell office:value-type="float" office:value="0" calcext:value-type="float">
            <text:p>0</text:p>
          </table:table-cell>
          <table:table-cell office:value-type="float" office:value="35.71" calcext:value-type="float">
            <text:p>35.71</text:p>
          </table:table-cell>
          <table:table-cell office:value-type="float" office:value="67.14" calcext:value-type="float">
            <text:p>67.14</text:p>
          </table:table-cell>
          <table:table-cell office:value-type="float" office:value="68.57" calcext:value-type="float">
            <text:p>68.57</text:p>
          </table:table-cell>
          <table:table-cell office:value-type="float" office:value="68.2" calcext:value-type="float">
            <text:p>68.2</text:p>
          </table:table-cell>
          <table:table-cell office:value-type="float" office:value="67.86" calcext:value-type="float">
            <text:p>67.86</text:p>
          </table:table-cell>
          <table:table-cell office:value-type="float" office:value="0" calcext:value-type="float">
            <text:p>0</text:p>
          </table:table-cell>
          <table:table-cell office:value-type="float" office:value="0.00127551020408163" calcext:value-type="float">
            <text:p>0.001275510204082</text:p>
          </table:table-cell>
          <table:table-cell office:value-type="float" office:value="0.000255102040816326" calcext:value-type="float">
            <text:p>0.000255102040816</text:p>
          </table:table-cell>
          <table:table-cell office:value-type="float" office:value="0.00153061224489796" calcext:value-type="float">
            <text:p>0.001530612244898</text:p>
          </table:table-cell>
          <table:table-cell office:value-type="float" office:value="0.000621947018686758" calcext:value-type="float">
            <text:p>0.000621947018687</text:p>
          </table:table-cell>
          <table:table-cell office:value-type="float" office:value="0.000318877551020408" calcext:value-type="float">
            <text:p>0.00031887755102</text:p>
          </table:table-cell>
          <table:table-cell office:value-type="float" office:value="0" calcext:value-type="float">
            <text:p>0</text:p>
          </table:table-cell>
          <table:table-cell office:value-type="float" office:value="34.29" calcext:value-type="float">
            <text:p>34.29</text:p>
          </table:table-cell>
          <table:table-cell office:value-type="float" office:value="70.71" calcext:value-type="float">
            <text:p>70.71</text:p>
          </table:table-cell>
          <table:table-cell office:value-type="float" office:value="63.57" calcext:value-type="float">
            <text:p>63.57</text:p>
          </table:table-cell>
          <table:table-cell office:value-type="float" office:value="65.99" calcext:value-type="float">
            <text:p>65.99</text:p>
          </table:table-cell>
          <table:table-cell office:value-type="float" office:value="67.14" calcext:value-type="float">
            <text:p>67.14</text:p>
          </table:table-cell>
          <table:table-cell office:value-type="float" office:value="23.54" calcext:value-type="float">
            <text:p>23.54</text:p>
          </table:table-cell>
          <table:table-cell office:value-type="float" office:value="0.00357142857142857" calcext:value-type="float">
            <text:p>0.003571428571429</text:p>
          </table:table-cell>
          <table:table-cell office:value-type="float" office:value="0.00216836734693877" calcext:value-type="float">
            <text:p>0.002168367346939</text:p>
          </table:table-cell>
          <table:table-cell office:value-type="float" office:value="0.000892857142857145" calcext:value-type="float">
            <text:p>0.000892857142857</text:p>
          </table:table-cell>
          <table:table-cell office:value-type="float" office:value="0.000679286780271294" calcext:value-type="float">
            <text:p>0.000679286780271</text:p>
          </table:table-cell>
          <table:table-cell office:value-type="float" office:value="0.000892857142857142" calcext:value-type="float">
            <text:p>0.000892857142857</text:p>
          </table:table-cell>
          <table:table-cell office:value-type="float" office:value="0.000101809068838594" calcext:value-type="float">
            <text:p>0.000101809068839</text:p>
          </table:table-cell>
          <table:table-cell office:value-type="float" office:value="32.14" calcext:value-type="float">
            <text:p>32.14</text:p>
          </table:table-cell>
          <table:table-cell office:value-type="float" office:value="70.71" calcext:value-type="float">
            <text:p>70.71</text:p>
          </table:table-cell>
          <table:table-cell office:value-type="float" office:value="61.43" calcext:value-type="float">
            <text:p>61.43</text:p>
          </table:table-cell>
          <table:table-cell office:value-type="float" office:value="64.79" calcext:value-type="float">
            <text:p>64.79</text:p>
          </table:table-cell>
          <table:table-cell office:value-type="float" office:value="66.07" calcext:value-type="float">
            <text:p>66.07</text:p>
          </table:table-cell>
          <table:table-cell office:value-type="float" office:value="23.23" calcext:value-type="float">
            <text:p>23.23</text:p>
          </table:table-cell>
          <table:table-cell office:value-type="float" office:value="0.00318877551020408" calcext:value-type="float">
            <text:p>0.003188775510204</text:p>
          </table:table-cell>
          <table:table-cell office:value-type="float" office:value="0.000255102040816326" calcext:value-type="float">
            <text:p>0.000255102040816</text:p>
          </table:table-cell>
          <table:table-cell office:value-type="float" office:value="0.00216836734693878" calcext:value-type="float">
            <text:p>0.002168367346939</text:p>
          </table:table-cell>
          <table:table-cell office:value-type="float" office:value="0.000963091088176773" calcext:value-type="float">
            <text:p>0.000963091088177</text:p>
          </table:table-cell>
          <table:table-cell office:value-type="float" office:value="0.00079719387755102" calcext:value-type="float">
            <text:p>0.000797193877551</text:p>
          </table:table-cell>
          <table:table-cell office:value-type="float" office:value="0.000249632999883327" calcext:value-type="float">
            <text:p>0.000249632999883</text:p>
          </table:table-cell>
          <table:table-cell office:value-type="float" office:value="28.57" calcext:value-type="float">
            <text:p>28.57</text:p>
          </table:table-cell>
          <table:table-cell office:value-type="float" office:value="63.57" calcext:value-type="float">
            <text:p>63.57</text:p>
          </table:table-cell>
          <table:table-cell office:value-type="float" office:value="65" calcext:value-type="float">
            <text:p>65</text:p>
          </table:table-cell>
          <table:table-cell office:value-type="float" office:value="64.53" calcext:value-type="float">
            <text:p>64.53</text:p>
          </table:table-cell>
          <table:table-cell office:value-type="float" office:value="64.29" calcext:value-type="float">
            <text:p>64.29</text:p>
          </table:table-cell>
          <table:table-cell office:value-type="float" office:value="23.54" calcext:value-type="float">
            <text:p>23.54</text:p>
          </table:table-cell>
          <table:table-cell office:value-type="float" office:value="0.00255102040816327" calcext:value-type="float">
            <text:p>0.002551020408163</text:p>
          </table:table-cell>
          <table:table-cell office:value-type="float" office:value="0.00216836734693878" calcext:value-type="float">
            <text:p>0.002168367346939</text:p>
          </table:table-cell>
          <table:table-cell office:value-type="float" office:value="0.00153061224489796" calcext:value-type="float">
            <text:p>0.001530612244898</text:p>
          </table:table-cell>
          <table:table-cell office:value-type="float" office:value="0.000689352965067062" calcext:value-type="float">
            <text:p>0.000689352965067</text:p>
          </table:table-cell>
          <table:table-cell office:value-type="float" office:value="0.000637755102040817" calcext:value-type="float">
            <text:p>0.000637755102041</text:p>
          </table:table-cell>
          <table:table-cell office:value-type="float" office:value="0.000307385073224215" calcext:value-type="float">
            <text:p>0.000307385073224</text:p>
          </table:table-cell>
          <table:table-cell office:value-type="float" office:value="33.57" calcext:value-type="float">
            <text:p>33.57</text:p>
          </table:table-cell>
          <table:table-cell office:value-type="float" office:value="68.57" calcext:value-type="float">
            <text:p>68.57</text:p>
          </table:table-cell>
          <table:table-cell office:value-type="float" office:value="65" calcext:value-type="float">
            <text:p>65</text:p>
          </table:table-cell>
          <table:table-cell office:value-type="float" office:value="66.24" calcext:value-type="float">
            <text:p>66.24</text:p>
          </table:table-cell>
          <table:table-cell office:value-type="float" office:value="66.79" calcext:value-type="float">
            <text:p>66.79</text:p>
          </table:table-cell>
          <table:table-cell office:value-type="float" office:value="24.42" calcext:value-type="float">
            <text:p>24.42</text:p>
          </table:table-cell>
          <table:table-cell office:value-type="float" office:value="0.00102040816326531" calcext:value-type="float">
            <text:p>0.001020408163265</text:p>
          </table:table-cell>
          <table:table-cell office:value-type="float" office:value="0.000892857142857142" calcext:value-type="float">
            <text:p>0.000892857142857</text:p>
          </table:table-cell>
          <table:table-cell office:value-type="float" office:value="0.000892857142857145" calcext:value-type="float">
            <text:p>0.000892857142857</text:p>
          </table:table-cell>
          <table:table-cell office:value-type="float" office:value="0.00030508127635376" calcext:value-type="float">
            <text:p>0.000305081276354</text:p>
          </table:table-cell>
          <table:table-cell office:value-type="float" office:value="0.000255102040816326" calcext:value-type="float">
            <text:p>0.000255102040816</text:p>
          </table:table-cell>
          <table:table-cell office:value-type="float" office:value="0.000209491737802489" calcext:value-type="float">
            <text:p>0.000209491737802</text:p>
          </table:table-cell>
        </table:table-row>
        <table:table-row table:style-name="ro1">
          <table:table-cell office:value-type="string" calcext:value-type="string">
            <text:p>3245434972983169324,1,2,20,(30, 75, 50)</text:p>
          </table:table-cell>
          <table:table-cell office:value-type="float" office:value="25" calcext:value-type="float">
            <text:p>25</text:p>
          </table:table-cell>
          <table:table-cell office:value-type="float" office:value="60.71" calcext:value-type="float">
            <text:p>60.71</text:p>
          </table:table-cell>
          <table:table-cell office:value-type="float" office:value="64.29" calcext:value-type="float">
            <text:p>64.29</text:p>
          </table:table-cell>
          <table:table-cell office:value-type="float" office:value="62.96" calcext:value-type="float">
            <text:p>62.96</text:p>
          </table:table-cell>
          <table:table-cell office:value-type="float" office:value="62.5" calcext:value-type="float">
            <text:p>62.5</text:p>
          </table:table-cell>
          <table:table-cell office:value-type="float" office:value="17.86" calcext:value-type="float">
            <text:p>17.86</text:p>
          </table:table-cell>
          <table:table-cell office:value-type="float" office:value="63.57" calcext:value-type="float">
            <text:p>63.57</text:p>
          </table:table-cell>
          <table:table-cell office:value-type="float" office:value="54.29" calcext:value-type="float">
            <text:p>54.29</text:p>
          </table:table-cell>
          <table:table-cell office:value-type="float" office:value="58.62" calcext:value-type="float">
            <text:p>58.62</text:p>
          </table:table-cell>
          <table:table-cell office:value-type="float" office:value="58.93" calcext:value-type="float">
            <text:p>58.93</text:p>
          </table:table-cell>
          <table:table-cell office:value-type="float" office:value="0" calcext:value-type="float">
            <text:p>0</text:p>
          </table:table-cell>
          <table:table-cell office:value-type="float" office:value="0.0299744897959184" calcext:value-type="float">
            <text:p>0.029974489795918</text:p>
          </table:table-cell>
          <table:table-cell office:value-type="float" office:value="0.00599489795918368" calcext:value-type="float">
            <text:p>0.005994897959184</text:p>
          </table:table-cell>
          <table:table-cell office:value-type="float" office:value="0.0161989795918367" calcext:value-type="float">
            <text:p>0.016198979591837</text:p>
          </table:table-cell>
          <table:table-cell office:value-type="float" office:value="0.00837977845289052" calcext:value-type="float">
            <text:p>0.008379778452891</text:p>
          </table:table-cell>
          <table:table-cell office:value-type="float" office:value="0.00749362244897959" calcext:value-type="float">
            <text:p>0.00749362244898</text:p>
          </table:table-cell>
          <table:table-cell office:value-type="float" office:value="0" calcext:value-type="float">
            <text:p>0</text:p>
          </table:table-cell>
          <table:table-cell office:value-type="float" office:value="18.57" calcext:value-type="float">
            <text:p>18.57</text:p>
          </table:table-cell>
          <table:table-cell office:value-type="float" office:value="62.86" calcext:value-type="float">
            <text:p>62.86</text:p>
          </table:table-cell>
          <table:table-cell office:value-type="float" office:value="55.71" calcext:value-type="float">
            <text:p>55.71</text:p>
          </table:table-cell>
          <table:table-cell office:value-type="float" office:value="58.92" calcext:value-type="float">
            <text:p>58.92</text:p>
          </table:table-cell>
          <table:table-cell office:value-type="float" office:value="59.29" calcext:value-type="float">
            <text:p>59.29</text:p>
          </table:table-cell>
          <table:table-cell office:value-type="float" office:value="0" calcext:value-type="float">
            <text:p>0</text:p>
          </table:table-cell>
          <table:table-cell office:value-type="float" office:value="0.0110969387755102" calcext:value-type="float">
            <text:p>0.01109693877551</text:p>
          </table:table-cell>
          <table:table-cell office:value-type="float" office:value="0.00676020408163266" calcext:value-type="float">
            <text:p>0.006760204081633</text:p>
          </table:table-cell>
          <table:table-cell office:value-type="float" office:value="0.00994897959183674" calcext:value-type="float">
            <text:p>0.009948979591837</text:p>
          </table:table-cell>
          <table:table-cell office:value-type="float" office:value="0.00268382032909199" calcext:value-type="float">
            <text:p>0.002683820329092</text:p>
          </table:table-cell>
          <table:table-cell office:value-type="float" office:value="0.00277423469387755" calcext:value-type="float">
            <text:p>0.002774234693878</text:p>
          </table:table-cell>
          <table:table-cell office:value-type="float" office:value="0" calcext:value-type="float">
            <text:p>0</text:p>
          </table:table-cell>
          <table:table-cell office:value-type="float" office:value="22.86" calcext:value-type="float">
            <text:p>22.86</text:p>
          </table:table-cell>
          <table:table-cell office:value-type="float" office:value="63.57" calcext:value-type="float">
            <text:p>63.57</text:p>
          </table:table-cell>
          <table:table-cell office:value-type="float" office:value="59.29" calcext:value-type="float">
            <text:p>59.29</text:p>
          </table:table-cell>
          <table:table-cell office:value-type="float" office:value="61.38" calcext:value-type="float">
            <text:p>61.38</text:p>
          </table:table-cell>
          <table:table-cell office:value-type="float" office:value="61.43" calcext:value-type="float">
            <text:p>61.43</text:p>
          </table:table-cell>
          <table:table-cell office:value-type="float" office:value="0" calcext:value-type="float">
            <text:p>0</text:p>
          </table:table-cell>
          <table:table-cell office:value-type="float" office:value="0.0207908163265306" calcext:value-type="float">
            <text:p>0.020790816326531</text:p>
          </table:table-cell>
          <table:table-cell office:value-type="float" office:value="0.0244897959183674" calcext:value-type="float">
            <text:p>0.024489795918367</text:p>
          </table:table-cell>
          <table:table-cell office:value-type="float" office:value="0.0169642857142857" calcext:value-type="float">
            <text:p>0.016964285714286</text:p>
          </table:table-cell>
          <table:table-cell office:value-type="float" office:value="0.00504817437501328" calcext:value-type="float">
            <text:p>0.005048174375013</text:p>
          </table:table-cell>
          <table:table-cell office:value-type="float" office:value="0.00519770408163265" calcext:value-type="float">
            <text:p>0.005197704081633</text:p>
          </table:table-cell>
          <table:table-cell office:value-type="float" office:value="0" calcext:value-type="float">
            <text:p>0</text:p>
          </table:table-cell>
          <table:table-cell office:value-type="float" office:value="19.29" calcext:value-type="float">
            <text:p>19.29</text:p>
          </table:table-cell>
          <table:table-cell office:value-type="float" office:value="58.57" calcext:value-type="float">
            <text:p>58.57</text:p>
          </table:table-cell>
          <table:table-cell office:value-type="float" office:value="60.71" calcext:value-type="float">
            <text:p>60.71</text:p>
          </table:table-cell>
          <table:table-cell office:value-type="float" office:value="60.21" calcext:value-type="float">
            <text:p>60.21</text:p>
          </table:table-cell>
          <table:table-cell office:value-type="float" office:value="59.64" calcext:value-type="float">
            <text:p>59.64</text:p>
          </table:table-cell>
          <table:table-cell office:value-type="float" office:value="0" calcext:value-type="float">
            <text:p>0</text:p>
          </table:table-cell>
          <table:table-cell office:value-type="float" office:value="0.0207908163265306" calcext:value-type="float">
            <text:p>0.020790816326531</text:p>
          </table:table-cell>
          <table:table-cell office:value-type="float" office:value="0.00931122448979592" calcext:value-type="float">
            <text:p>0.009311224489796</text:p>
          </table:table-cell>
          <table:table-cell office:value-type="float" office:value="0.014030612244898" calcext:value-type="float">
            <text:p>0.014030612244898</text:p>
          </table:table-cell>
          <table:table-cell office:value-type="float" office:value="0.00533757415318168" calcext:value-type="float">
            <text:p>0.005337574153182</text:p>
          </table:table-cell>
          <table:table-cell office:value-type="float" office:value="0.00519770408163265" calcext:value-type="float">
            <text:p>0.005197704081633</text:p>
          </table:table-cell>
          <table:table-cell office:value-type="float" office:value="0" calcext:value-type="float">
            <text:p>0</text:p>
          </table:table-cell>
          <table:table-cell office:value-type="float" office:value="25.71" calcext:value-type="float">
            <text:p>25.71</text:p>
          </table:table-cell>
          <table:table-cell office:value-type="float" office:value="70" calcext:value-type="float">
            <text:p>70</text:p>
          </table:table-cell>
          <table:table-cell office:value-type="float" office:value="55.71" calcext:value-type="float">
            <text:p>55.71</text:p>
          </table:table-cell>
          <table:table-cell office:value-type="float" office:value="61.23" calcext:value-type="float">
            <text:p>61.23</text:p>
          </table:table-cell>
          <table:table-cell office:value-type="float" office:value="62.86" calcext:value-type="float">
            <text:p>62.86</text:p>
          </table:table-cell>
          <table:table-cell office:value-type="float" office:value="0" calcext:value-type="float">
            <text:p>0</text:p>
          </table:table-cell>
          <table:table-cell office:value-type="float" office:value="0.00471938775510205" calcext:value-type="float">
            <text:p>0.004719387755102</text:p>
          </table:table-cell>
          <table:table-cell office:value-type="float" office:value="0.00165816326530612" calcext:value-type="float">
            <text:p>0.001658163265306</text:p>
          </table:table-cell>
          <table:table-cell office:value-type="float" office:value="0.00102040816326531" calcext:value-type="float">
            <text:p>0.001020408163265</text:p>
          </table:table-cell>
          <table:table-cell office:value-type="float" office:value="0.000869486345606523" calcext:value-type="float">
            <text:p>0.000869486345607</text:p>
          </table:table-cell>
          <table:table-cell office:value-type="float" office:value="0.00117984693877551" calcext:value-type="float">
            <text:p>0.001179846938776</text:p>
          </table:table-cell>
          <table:table-cell office:value-type="float" office:value="0" calcext:value-type="float">
            <text:p>0</text:p>
          </table:table-cell>
          <table:table-cell office:value-type="float" office:value="28.57" calcext:value-type="float">
            <text:p>28.57</text:p>
          </table:table-cell>
          <table:table-cell office:value-type="float" office:value="72.14" calcext:value-type="float">
            <text:p>72.14</text:p>
          </table:table-cell>
          <table:table-cell office:value-type="float" office:value="56.43" calcext:value-type="float">
            <text:p>56.43</text:p>
          </table:table-cell>
          <table:table-cell office:value-type="float" office:value="62.37" calcext:value-type="float">
            <text:p>62.37</text:p>
          </table:table-cell>
          <table:table-cell office:value-type="float" office:value="64.29" calcext:value-type="float">
            <text:p>64.29</text:p>
          </table:table-cell>
          <table:table-cell office:value-type="float" office:value="0" calcext:value-type="float">
            <text:p>0</text:p>
          </table:table-cell>
          <table:table-cell office:value-type="float" office:value="0.00382653061224489" calcext:value-type="float">
            <text:p>0.003826530612245</text:p>
          </table:table-cell>
          <table:table-cell office:value-type="float" office:value="0.00280612244897959" calcext:value-type="float">
            <text:p>0.00280612244898</text:p>
          </table:table-cell>
          <table:table-cell office:value-type="float" office:value="0.00216836734693877" calcext:value-type="float">
            <text:p>0.002168367346939</text:p>
          </table:table-cell>
          <table:table-cell office:value-type="float" office:value="0.000682430864694944" calcext:value-type="float">
            <text:p>0.000682430864695</text:p>
          </table:table-cell>
          <table:table-cell office:value-type="float" office:value="0.000956632653061224" calcext:value-type="float">
            <text:p>0.00095663265306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73.57" calcext:value-type="float">
            <text:p>73.57</text:p>
          </table:table-cell>
          <table:table-cell office:value-type="float" office:value="51.43" calcext:value-type="float">
            <text:p>51.43</text:p>
          </table:table-cell>
          <table:table-cell office:value-type="float" office:value="60.27" calcext:value-type="float">
            <text:p>60.27</text:p>
          </table:table-cell>
          <table:table-cell office:value-type="float" office:value="62.5" calcext:value-type="float">
            <text:p>62.5</text:p>
          </table:table-cell>
          <table:table-cell office:value-type="float" office:value="0" calcext:value-type="float">
            <text:p>0</text:p>
          </table:table-cell>
          <table:table-cell office:value-type="float" office:value="0.00255102040816327" calcext:value-type="float">
            <text:p>0.002551020408163</text:p>
          </table:table-cell>
          <table:table-cell office:value-type="float" office:value="0.00102040816326531" calcext:value-type="float">
            <text:p>0.001020408163265</text:p>
          </table:table-cell>
          <table:table-cell office:value-type="float" office:value="0.00165816326530612" calcext:value-type="float">
            <text:p>0.001658163265306</text:p>
          </table:table-cell>
          <table:table-cell office:value-type="float" office:value="0.000494645025766299" calcext:value-type="float">
            <text:p>0.000494645025766</text:p>
          </table:table-cell>
          <table:table-cell office:value-type="float" office:value="0.000637755102040818" calcext:value-type="float">
            <text:p>0.00063775510204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61.02" calcext:value-type="float">
            <text:p>61.02</text:p>
          </table:table-cell>
          <table:table-cell office:value-type="float" office:value="62.5" calcext:value-type="float">
            <text:p>62.5</text:p>
          </table:table-cell>
          <table:table-cell office:value-type="float" office:value="0" calcext:value-type="float">
            <text:p>0</text:p>
          </table:table-cell>
          <table:table-cell office:value-type="float" office:value="0.00191326530612245" calcext:value-type="float">
            <text:p>0.001913265306122</text:p>
          </table:table-cell>
          <table:table-cell office:value-type="float" office:value="0.00293367346938775" calcext:value-type="float">
            <text:p>0.002933673469388</text:p>
          </table:table-cell>
          <table:table-cell office:value-type="float" office:value="0.00484693877551021" calcext:value-type="float">
            <text:p>0.00484693877551</text:p>
          </table:table-cell>
          <table:table-cell office:value-type="float" office:value="0.000646287342932704" calcext:value-type="float">
            <text:p>0.000646287342933</text:p>
          </table:table-cell>
          <table:table-cell office:value-type="float" office:value="0.000478316326530613" calcext:value-type="float">
            <text:p>0.000478316326531</text:p>
          </table:table-cell>
          <table:table-cell office:value-type="float" office:value="0" calcext:value-type="float">
            <text:p>0</text:p>
          </table:table-cell>
          <table:table-cell office:value-type="float" office:value="25.71" calcext:value-type="float">
            <text:p>25.71</text:p>
          </table:table-cell>
          <table:table-cell office:value-type="float" office:value="70.71" calcext:value-type="float">
            <text:p>70.71</text:p>
          </table:table-cell>
          <table:table-cell office:value-type="float" office:value="55" calcext:value-type="float">
            <text:p>55</text:p>
          </table:table-cell>
          <table:table-cell office:value-type="float" office:value="61.14" calcext:value-type="float">
            <text:p>61.14</text:p>
          </table:table-cell>
          <table:table-cell office:value-type="float" office:value="62.86" calcext:value-type="float">
            <text:p>62.86</text:p>
          </table:table-cell>
          <table:table-cell office:value-type="float" office:value="26.55" calcext:value-type="float">
            <text:p>26.55</text:p>
          </table:table-cell>
          <table:table-cell office:value-type="float" office:value="0.00153061224489796" calcext:value-type="float">
            <text:p>0.001530612244898</text:p>
          </table:table-cell>
          <table:table-cell office:value-type="float" office:value="0.000255102040816326" calcext:value-type="float">
            <text:p>0.000255102040816</text:p>
          </table:table-cell>
          <table:table-cell office:value-type="float" office:value="0.00102040816326531" calcext:value-type="float">
            <text:p>0.001020408163265</text:p>
          </table:table-cell>
          <table:table-cell office:value-type="float" office:value="0.000384218218331742" calcext:value-type="float">
            <text:p>0.000384218218332</text:p>
          </table:table-cell>
          <table:table-cell office:value-type="float" office:value="0.00038265306122449" calcext:value-type="float">
            <text:p>0.000382653061224</text:p>
          </table:table-cell>
          <table:table-cell office:value-type="float" office:value="0.000195786670843448" calcext:value-type="float">
            <text:p>0.000195786670843</text:p>
          </table:table-cell>
          <table:table-cell office:value-type="float" office:value="22.86" calcext:value-type="float">
            <text:p>22.86</text:p>
          </table:table-cell>
          <table:table-cell office:value-type="float" office:value="68.57" calcext:value-type="float">
            <text:p>68.57</text:p>
          </table:table-cell>
          <table:table-cell office:value-type="float" office:value="54.29" calcext:value-type="float">
            <text:p>54.29</text:p>
          </table:table-cell>
          <table:table-cell office:value-type="float" office:value="59.92" calcext:value-type="float">
            <text:p>59.92</text:p>
          </table:table-cell>
          <table:table-cell office:value-type="float" office:value="61.43" calcext:value-type="float">
            <text:p>61.43</text:p>
          </table:table-cell>
          <table:table-cell office:value-type="float" office:value="26.11" calcext:value-type="float">
            <text:p>26.11</text:p>
          </table:table-cell>
          <table:table-cell office:value-type="float" office:value="0.0042091836734694" calcext:value-type="float">
            <text:p>0.004209183673469</text:p>
          </table:table-cell>
          <table:table-cell office:value-type="float" office:value="0.00344387755102041" calcext:value-type="float">
            <text:p>0.00344387755102</text:p>
          </table:table-cell>
          <table:table-cell office:value-type="float" office:value="0.000255102040816326" calcext:value-type="float">
            <text:p>0.000255102040816</text:p>
          </table:table-cell>
          <table:table-cell office:value-type="float" office:value="0.000613925409020832" calcext:value-type="float">
            <text:p>0.000613925409021</text:p>
          </table:table-cell>
          <table:table-cell office:value-type="float" office:value="0.00105229591836735" calcext:value-type="float">
            <text:p>0.001052295918367</text:p>
          </table:table-cell>
          <table:table-cell office:value-type="float" office:value="0.000127261336048241" calcext:value-type="float">
            <text:p>0.000127261336048</text:p>
          </table:table-cell>
          <table:table-cell office:value-type="float" office:value="25" calcext:value-type="float">
            <text:p>25</text:p>
          </table:table-cell>
          <table:table-cell office:value-type="float" office:value="73.57" calcext:value-type="float">
            <text:p>73.57</text:p>
          </table:table-cell>
          <table:table-cell office:value-type="float" office:value="51.43" calcext:value-type="float">
            <text:p>51.43</text:p>
          </table:table-cell>
          <table:table-cell office:value-type="float" office:value="60.23" calcext:value-type="float">
            <text:p>60.23</text:p>
          </table:table-cell>
          <table:table-cell office:value-type="float" office:value="62.5" calcext:value-type="float">
            <text:p>62.5</text:p>
          </table:table-cell>
          <table:table-cell office:value-type="float" office:value="24.96" calcext:value-type="float">
            <text:p>24.96</text:p>
          </table:table-cell>
          <table:table-cell office:value-type="float" office:value="0.00063775510204082" calcext:value-type="float">
            <text:p>0.000637755102041</text:p>
          </table:table-cell>
          <table:table-cell office:value-type="float" office:value="0.00102040816326531" calcext:value-type="float">
            <text:p>0.001020408163265</text:p>
          </table:table-cell>
          <table:table-cell office:value-type="float" office:value="0.000382653061224489" calcext:value-type="float">
            <text:p>0.000382653061224</text:p>
          </table:table-cell>
          <table:table-cell table:style-name="ce16" office:value-type="float" office:value="0.0000772564341820923" calcext:value-type="float">
            <text:p>7.73E-05</text:p>
          </table:table-cell>
          <table:table-cell office:value-type="float" office:value="0.000159438775510205" calcext:value-type="float">
            <text:p>0.00015943877551</text:p>
          </table:table-cell>
          <table:table-cell office:value-type="float" office:value="0.000182081603884407" calcext:value-type="float">
            <text:p>0.000182081603884</text:p>
          </table:table-cell>
          <table:table-cell office:value-type="float" office:value="24.29" calcext:value-type="float">
            <text:p>24.29</text:p>
          </table:table-cell>
          <table:table-cell office:value-type="float" office:value="69.29" calcext:value-type="float">
            <text:p>69.29</text:p>
          </table:table-cell>
          <table:table-cell office:value-type="float" office:value="55" calcext:value-type="float">
            <text:p>55</text:p>
          </table:table-cell>
          <table:table-cell office:value-type="float" office:value="60.64" calcext:value-type="float">
            <text:p>60.64</text:p>
          </table:table-cell>
          <table:table-cell office:value-type="float" office:value="62.14" calcext:value-type="float">
            <text:p>62.14</text:p>
          </table:table-cell>
          <table:table-cell office:value-type="float" office:value="25.84" calcext:value-type="float">
            <text:p>25.84</text:p>
          </table:table-cell>
          <table:table-cell office:value-type="float" office:value="0.00153061224489796" calcext:value-type="float">
            <text:p>0.001530612244898</text:p>
          </table:table-cell>
          <table:table-cell office:value-type="float" office:value="0.00293367346938775" calcext:value-type="float">
            <text:p>0.002933673469388</text:p>
          </table:table-cell>
          <table:table-cell office:value-type="float" office:value="0.00165816326530612" calcext:value-type="float">
            <text:p>0.001658163265306</text:p>
          </table:table-cell>
          <table:table-cell office:value-type="float" office:value="0.00026931289990646" calcext:value-type="float">
            <text:p>0.000269312899906</text:p>
          </table:table-cell>
          <table:table-cell office:value-type="float" office:value="0.00038265306122449" calcext:value-type="float">
            <text:p>0.000382653061224</text:p>
          </table:table-cell>
          <table:table-cell table:style-name="ce16" office:value-type="float" office:value="0.0000450309342939928" calcext:value-type="float">
            <text:p>4.50E-05</text:p>
          </table:table-cell>
        </table:table-row>
        <table:table-row table:style-name="ro1">
          <table:table-cell office:value-type="string" calcext:value-type="string">
            <text:p>3245434972983169324,1,2,20,(30, 45, 30)</text:p>
          </table:table-cell>
          <table:table-cell office:value-type="float" office:value="10.71" calcext:value-type="float">
            <text:p>10.71</text:p>
          </table:table-cell>
          <table:table-cell office:value-type="float" office:value="57.14" calcext:value-type="float">
            <text:p>57.14</text:p>
          </table:table-cell>
          <table:table-cell office:value-type="float" office:value="53.57" calcext:value-type="float">
            <text:p>53.57</text:p>
          </table:table-cell>
          <table:table-cell office:value-type="float" office:value="55.17" calcext:value-type="float">
            <text:p>55.17</text:p>
          </table:table-cell>
          <table:table-cell office:value-type="float" office:value="55.36" calcext:value-type="float">
            <text:p>55.36</text:p>
          </table:table-cell>
          <table:table-cell office:value-type="float" office:value="19.29" calcext:value-type="float">
            <text:p>19.29</text:p>
          </table:table-cell>
          <table:table-cell office:value-type="float" office:value="60.71" calcext:value-type="float">
            <text:p>60.71</text:p>
          </table:table-cell>
          <table:table-cell office:value-type="float" office:value="58.57" calcext:value-type="float">
            <text:p>58.57</text:p>
          </table:table-cell>
          <table:table-cell office:value-type="float" office:value="59.71" calcext:value-type="float">
            <text:p>59.71</text:p>
          </table:table-cell>
          <table:table-cell office:value-type="float" office:value="59.64" calcext:value-type="float">
            <text:p>59.64</text:p>
          </table:table-cell>
          <table:table-cell office:value-type="float" office:value="0" calcext:value-type="float">
            <text:p>0</text:p>
          </table:table-cell>
          <table:table-cell office:value-type="float" office:value="0.0360969387755102" calcext:value-type="float">
            <text:p>0.03609693877551</text:p>
          </table:table-cell>
          <table:table-cell office:value-type="float" office:value="0.00829081632653062" calcext:value-type="float">
            <text:p>0.008290816326531</text:p>
          </table:table-cell>
          <table:table-cell office:value-type="float" office:value="0.0131377551020408" calcext:value-type="float">
            <text:p>0.013137755102041</text:p>
          </table:table-cell>
          <table:table-cell office:value-type="float" office:value="0.00978884958337033" calcext:value-type="float">
            <text:p>0.00978884958337</text:p>
          </table:table-cell>
          <table:table-cell office:value-type="float" office:value="0.00902423469387755" calcext:value-type="float">
            <text:p>0.009024234693878</text:p>
          </table:table-cell>
          <table:table-cell office:value-type="float" office:value="0" calcext:value-type="float">
            <text:p>0</text:p>
          </table:table-cell>
          <table:table-cell office:value-type="float" office:value="20.71" calcext:value-type="float">
            <text:p>20.71</text:p>
          </table:table-cell>
          <table:table-cell office:value-type="float" office:value="62.86" calcext:value-type="float">
            <text:p>62.86</text:p>
          </table:table-cell>
          <table:table-cell office:value-type="float" office:value="57.86" calcext:value-type="float">
            <text:p>57.86</text:p>
          </table:table-cell>
          <table:table-cell office:value-type="float" office:value="59.89" calcext:value-type="float">
            <text:p>59.89</text:p>
          </table:table-cell>
          <table:table-cell office:value-type="float" office:value="60.36" calcext:value-type="float">
            <text:p>60.36</text:p>
          </table:table-cell>
          <table:table-cell office:value-type="float" office:value="0" calcext:value-type="float">
            <text:p>0</text:p>
          </table:table-cell>
          <table:table-cell office:value-type="float" office:value="0.0104591836734694" calcext:value-type="float">
            <text:p>0.010459183673469</text:p>
          </table:table-cell>
          <table:table-cell office:value-type="float" office:value="0.0118622448979592" calcext:value-type="float">
            <text:p>0.011862244897959</text:p>
          </table:table-cell>
          <table:table-cell office:value-type="float" office:value="0.00727040816326531" calcext:value-type="float">
            <text:p>0.007270408163265</text:p>
          </table:table-cell>
          <table:table-cell office:value-type="float" office:value="0.00249953633716861" calcext:value-type="float">
            <text:p>0.002499536337169</text:p>
          </table:table-cell>
          <table:table-cell office:value-type="float" office:value="0.00261479591836735" calcext:value-type="float">
            <text:p>0.002614795918367</text:p>
          </table:table-cell>
          <table:table-cell office:value-type="float" office:value="0" calcext:value-type="float">
            <text:p>0</text:p>
          </table:table-cell>
          <table:table-cell office:value-type="float" office:value="27.14" calcext:value-type="float">
            <text:p>27.14</text:p>
          </table:table-cell>
          <table:table-cell office:value-type="float" office:value="67.86" calcext:value-type="float">
            <text:p>67.86</text:p>
          </table:table-cell>
          <table:table-cell office:value-type="float" office:value="59.29" calcext:value-type="float">
            <text:p>59.29</text:p>
          </table:table-cell>
          <table:table-cell office:value-type="float" office:value="62.76" calcext:value-type="float">
            <text:p>62.76</text:p>
          </table:table-cell>
          <table:table-cell office:value-type="float" office:value="63.57" calcext:value-type="float">
            <text:p>63.57</text:p>
          </table:table-cell>
          <table:table-cell office:value-type="float" office:value="0" calcext:value-type="float">
            <text:p>0</text:p>
          </table:table-cell>
          <table:table-cell office:value-type="float" office:value="0.00931122448979592" calcext:value-type="float">
            <text:p>0.009311224489796</text:p>
          </table:table-cell>
          <table:table-cell office:value-type="float" office:value="0.00318877551020408" calcext:value-type="float">
            <text:p>0.003188775510204</text:p>
          </table:table-cell>
          <table:table-cell office:value-type="float" office:value="0.00803571428571429" calcext:value-type="float">
            <text:p>0.008035714285714</text:p>
          </table:table-cell>
          <table:table-cell office:value-type="float" office:value="0.00281698981614049" calcext:value-type="float">
            <text:p>0.00281698981614</text:p>
          </table:table-cell>
          <table:table-cell office:value-type="float" office:value="0.00232780612244898" calcext:value-type="float">
            <text:p>0.002327806122449</text:p>
          </table:table-cell>
          <table:table-cell office:value-type="float" office:value="0" calcext:value-type="float">
            <text:p>0</text:p>
          </table:table-cell>
          <table:table-cell office:value-type="float" office:value="16.43" calcext:value-type="float">
            <text:p>16.43</text:p>
          </table:table-cell>
          <table:table-cell office:value-type="float" office:value="55.71" calcext:value-type="float">
            <text:p>55.71</text:p>
          </table:table-cell>
          <table:table-cell office:value-type="float" office:value="60.71" calcext:value-type="float">
            <text:p>60.71</text:p>
          </table:table-cell>
          <table:table-cell office:value-type="float" office:value="58.41" calcext:value-type="float">
            <text:p>58.41</text:p>
          </table:table-cell>
          <table:table-cell office:value-type="float" office:value="58.21" calcext:value-type="float">
            <text:p>58.21</text:p>
          </table:table-cell>
          <table:table-cell office:value-type="float" office:value="0" calcext:value-type="float">
            <text:p>0</text:p>
          </table:table-cell>
          <table:table-cell office:value-type="float" office:value="0.0201530612244898" calcext:value-type="float">
            <text:p>0.02015306122449</text:p>
          </table:table-cell>
          <table:table-cell office:value-type="float" office:value="0.0086734693877551" calcext:value-type="float">
            <text:p>0.008673469387755</text:p>
          </table:table-cell>
          <table:table-cell office:value-type="float" office:value="0.00318877551020408" calcext:value-type="float">
            <text:p>0.003188775510204</text:p>
          </table:table-cell>
          <table:table-cell office:value-type="float" office:value="0.0058615657771132" calcext:value-type="float">
            <text:p>0.005861565777113</text:p>
          </table:table-cell>
          <table:table-cell office:value-type="float" office:value="0.00503826530612245" calcext:value-type="float">
            <text:p>0.005038265306122</text:p>
          </table:table-cell>
          <table:table-cell office:value-type="float" office:value="0" calcext:value-type="float">
            <text:p>0</text:p>
          </table:table-cell>
          <table:table-cell office:value-type="float" office:value="25.71" calcext:value-type="float">
            <text:p>25.71</text:p>
          </table:table-cell>
          <table:table-cell office:value-type="float" office:value="67.86" calcext:value-type="float">
            <text:p>67.86</text:p>
          </table:table-cell>
          <table:table-cell office:value-type="float" office:value="57.86" calcext:value-type="float">
            <text:p>57.86</text:p>
          </table:table-cell>
          <table:table-cell office:value-type="float" office:value="61.6" calcext:value-type="float">
            <text:p>61.6</text:p>
          </table:table-cell>
          <table:table-cell office:value-type="float" office:value="62.86" calcext:value-type="float">
            <text:p>62.86</text:p>
          </table:table-cell>
          <table:table-cell office:value-type="float" office:value="0" calcext:value-type="float">
            <text:p>0</text:p>
          </table:table-cell>
          <table:table-cell office:value-type="float" office:value="0.00982142857142857" calcext:value-type="float">
            <text:p>0.009821428571429</text:p>
          </table:table-cell>
          <table:table-cell office:value-type="float" office:value="0.00446428571428572" calcext:value-type="float">
            <text:p>0.004464285714286</text:p>
          </table:table-cell>
          <table:table-cell office:value-type="float" office:value="0.00153061224489796" calcext:value-type="float">
            <text:p>0.001530612244898</text:p>
          </table:table-cell>
          <table:table-cell office:value-type="float" office:value="0.00184933179277614" calcext:value-type="float">
            <text:p>0.001849331792776</text:p>
          </table:table-cell>
          <table:table-cell office:value-type="float" office:value="0.00245535714285714" calcext:value-type="float">
            <text:p>0.002455357142857</text:p>
          </table:table-cell>
          <table:table-cell office:value-type="float" office:value="0" calcext:value-type="float">
            <text:p>0</text:p>
          </table:table-cell>
          <table:table-cell office:value-type="float" office:value="25.71" calcext:value-type="float">
            <text:p>25.71</text:p>
          </table:table-cell>
          <table:table-cell office:value-type="float" office:value="63.57" calcext:value-type="float">
            <text:p>63.57</text:p>
          </table:table-cell>
          <table:table-cell office:value-type="float" office:value="62.14" calcext:value-type="float">
            <text:p>62.14</text:p>
          </table:table-cell>
          <table:table-cell office:value-type="float" office:value="62.87" calcext:value-type="float">
            <text:p>62.87</text:p>
          </table:table-cell>
          <table:table-cell office:value-type="float" office:value="62.86" calcext:value-type="float">
            <text:p>62.86</text:p>
          </table:table-cell>
          <table:table-cell office:value-type="float" office:value="0" calcext:value-type="float">
            <text:p>0</text:p>
          </table:table-cell>
          <table:table-cell office:value-type="float" office:value="0.00216836734693878" calcext:value-type="float">
            <text:p>0.002168367346939</text:p>
          </table:table-cell>
          <table:table-cell office:value-type="float" office:value="0.000255102040816328" calcext:value-type="float">
            <text:p>0.000255102040816</text:p>
          </table:table-cell>
          <table:table-cell office:value-type="float" office:value="0.00357142857142858" calcext:value-type="float">
            <text:p>0.003571428571429</text:p>
          </table:table-cell>
          <table:table-cell office:value-type="float" office:value="0.00113591497003082" calcext:value-type="float">
            <text:p>0.001135914970031</text:p>
          </table:table-cell>
          <table:table-cell office:value-type="float" office:value="0.000542091836734695" calcext:value-type="float">
            <text:p>0.00054209183673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63.59" calcext:value-type="float">
            <text:p>63.59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0.00420918367346939" calcext:value-type="float">
            <text:p>0.004209183673469</text:p>
          </table:table-cell>
          <table:table-cell office:value-type="float" office:value="0.00293367346938776" calcext:value-type="float">
            <text:p>0.002933673469388</text:p>
          </table:table-cell>
          <table:table-cell office:value-type="float" office:value="0.000892857142857145" calcext:value-type="float">
            <text:p>0.000892857142857</text:p>
          </table:table-cell>
          <table:table-cell office:value-type="float" office:value="0.000718552899827985" calcext:value-type="float">
            <text:p>0.000718552899828</text:p>
          </table:table-cell>
          <table:table-cell office:value-type="float" office:value="0.00105229591836735" calcext:value-type="float">
            <text:p>0.001052295918367</text:p>
          </table:table-cell>
          <table:table-cell office:value-type="float" office:value="0" calcext:value-type="float">
            <text:p>0</text:p>
          </table:table-cell>
          <table:table-cell office:value-type="float" office:value="27.86" calcext:value-type="float">
            <text:p>27.86</text:p>
          </table:table-cell>
          <table:table-cell office:value-type="float" office:value="68.57" calcext:value-type="float">
            <text:p>68.57</text:p>
          </table:table-cell>
          <table:table-cell office:value-type="float" office:value="59.29" calcext:value-type="float">
            <text:p>59.29</text:p>
          </table:table-cell>
          <table:table-cell office:value-type="float" office:value="62.8" calcext:value-type="float">
            <text:p>62.8</text:p>
          </table:table-cell>
          <table:table-cell office:value-type="float" office:value="63.93" calcext:value-type="float">
            <text:p>63.93</text:p>
          </table:table-cell>
          <table:table-cell office:value-type="float" office:value="0" calcext:value-type="float">
            <text:p>0</text:p>
          </table:table-cell>
          <table:table-cell office:value-type="float" office:value="0.00153061224489796" calcext:value-type="float">
            <text:p>0.001530612244898</text:p>
          </table:table-cell>
          <table:table-cell office:value-type="float" office:value="0.000892857142857142" calcext:value-type="float">
            <text:p>0.000892857142857</text:p>
          </table:table-cell>
          <table:table-cell office:value-type="float" office:value="0.00165816326530612" calcext:value-type="float">
            <text:p>0.001658163265306</text:p>
          </table:table-cell>
          <table:table-cell office:value-type="float" office:value="0.000448885165760839" calcext:value-type="float">
            <text:p>0.000448885165761</text:p>
          </table:table-cell>
          <table:table-cell office:value-type="float" office:value="0.000382653061224489" calcext:value-type="float">
            <text:p>0.000382653061224</text:p>
          </table:table-cell>
          <table:table-cell office:value-type="float" office:value="0" calcext:value-type="float">
            <text:p>0</text:p>
          </table:table-cell>
          <table:table-cell office:value-type="float" office:value="20.71" calcext:value-type="float">
            <text:p>20.71</text:p>
          </table:table-cell>
          <table:table-cell office:value-type="float" office:value="63.57" calcext:value-type="float">
            <text:p>63.57</text:p>
          </table:table-cell>
          <table:table-cell office:value-type="float" office:value="57.14" calcext:value-type="float">
            <text:p>57.14</text:p>
          </table:table-cell>
          <table:table-cell office:value-type="float" office:value="59.73" calcext:value-type="float">
            <text:p>59.73</text:p>
          </table:table-cell>
          <table:table-cell office:value-type="float" office:value="60.36" calcext:value-type="float">
            <text:p>60.36</text:p>
          </table:table-cell>
          <table:table-cell office:value-type="float" office:value="25.4" calcext:value-type="float">
            <text:p>25.4</text:p>
          </table:table-cell>
          <table:table-cell office:value-type="float" office:value="0.00344387755102041" calcext:value-type="float">
            <text:p>0.00344387755102</text:p>
          </table:table-cell>
          <table:table-cell office:value-type="float" office:value="0.00153061224489796" calcext:value-type="float">
            <text:p>0.001530612244898</text:p>
          </table:table-cell>
          <table:table-cell office:value-type="float" office:value="0.00127551020408163" calcext:value-type="float">
            <text:p>0.001275510204082</text:p>
          </table:table-cell>
          <table:table-cell office:value-type="float" office:value="0.000767390874995648" calcext:value-type="float">
            <text:p>0.000767390874996</text:p>
          </table:table-cell>
          <table:table-cell office:value-type="float" office:value="0.000860969387755103" calcext:value-type="float">
            <text:p>0.000860969387755</text:p>
          </table:table-cell>
          <table:table-cell table:style-name="ce16" office:value-type="float" office:value="0.0000450309342939928" calcext:value-type="float">
            <text:p>4.50E-05</text:p>
          </table:table-cell>
          <table:table-cell office:value-type="float" office:value="23.57" calcext:value-type="float">
            <text:p>23.57</text:p>
          </table:table-cell>
          <table:table-cell office:value-type="float" office:value="66.43" calcext:value-type="float">
            <text:p>66.43</text:p>
          </table:table-cell>
          <table:table-cell office:value-type="float" office:value="57.14" calcext:value-type="float">
            <text:p>57.14</text:p>
          </table:table-cell>
          <table:table-cell office:value-type="float" office:value="60.83" calcext:value-type="float">
            <text:p>60.83</text:p>
          </table:table-cell>
          <table:table-cell office:value-type="float" office:value="61.79" calcext:value-type="float">
            <text:p>61.79</text:p>
          </table:table-cell>
          <table:table-cell office:value-type="float" office:value="25.31" calcext:value-type="float">
            <text:p>25.31</text:p>
          </table:table-cell>
          <table:table-cell office:value-type="float" office:value="0.00165816326530613" calcext:value-type="float">
            <text:p>0.001658163265306</text:p>
          </table:table-cell>
          <table:table-cell office:value-type="float" office:value="0.000382653061224489" calcext:value-type="float">
            <text:p>0.000382653061224</text:p>
          </table:table-cell>
          <table:table-cell office:value-type="float" office:value="0.00127551020408163" calcext:value-type="float">
            <text:p>0.001275510204082</text:p>
          </table:table-cell>
          <table:table-cell office:value-type="float" office:value="0.000444461810904369" calcext:value-type="float">
            <text:p>0.000444461810904</text:p>
          </table:table-cell>
          <table:table-cell office:value-type="float" office:value="0.000414540816326531" calcext:value-type="float">
            <text:p>0.000414540816327</text:p>
          </table:table-cell>
          <table:table-cell office:value-type="float" office:value="0.0001703344036338" calcext:value-type="float">
            <text:p>0.000170334403634</text:p>
          </table:table-cell>
          <table:table-cell office:value-type="float" office:value="25.71" calcext:value-type="float">
            <text:p>25.71</text:p>
          </table:table-cell>
          <table:table-cell office:value-type="float" office:value="67.14" calcext:value-type="float">
            <text:p>67.14</text:p>
          </table:table-cell>
          <table:table-cell office:value-type="float" office:value="58.57" calcext:value-type="float">
            <text:p>58.57</text:p>
          </table:table-cell>
          <table:table-cell office:value-type="float" office:value="61.8" calcext:value-type="float">
            <text:p>61.8</text:p>
          </table:table-cell>
          <table:table-cell office:value-type="float" office:value="62.86" calcext:value-type="float">
            <text:p>62.86</text:p>
          </table:table-cell>
          <table:table-cell office:value-type="float" office:value="23.36" calcext:value-type="float">
            <text:p>23.36</text:p>
          </table:table-cell>
          <table:table-cell office:value-type="float" office:value="0.00344387755102042" calcext:value-type="float">
            <text:p>0.00344387755102</text:p>
          </table:table-cell>
          <table:table-cell office:value-type="float" office:value="0.00216836734693877" calcext:value-type="float">
            <text:p>0.002168367346939</text:p>
          </table:table-cell>
          <table:table-cell office:value-type="float" office:value="0.000382653061224489" calcext:value-type="float">
            <text:p>0.000382653061224</text:p>
          </table:table-cell>
          <table:table-cell office:value-type="float" office:value="0.000536067228712289" calcext:value-type="float">
            <text:p>0.000536067228712</text:p>
          </table:table-cell>
          <table:table-cell office:value-type="float" office:value="0.000860969387755104" calcext:value-type="float">
            <text:p>0.000860969387755</text:p>
          </table:table-cell>
          <table:table-cell office:value-type="float" office:value="0.000131177069465111" calcext:value-type="float">
            <text:p>0.000131177069465</text:p>
          </table:table-cell>
          <table:table-cell office:value-type="float" office:value="26.43" calcext:value-type="float">
            <text:p>26.43</text:p>
          </table:table-cell>
          <table:table-cell office:value-type="float" office:value="69.29" calcext:value-type="float">
            <text:p>69.29</text:p>
          </table:table-cell>
          <table:table-cell office:value-type="float" office:value="57.14" calcext:value-type="float">
            <text:p>57.14</text:p>
          </table:table-cell>
          <table:table-cell office:value-type="float" office:value="61.79" calcext:value-type="float">
            <text:p>61.79</text:p>
          </table:table-cell>
          <table:table-cell office:value-type="float" office:value="63.21" calcext:value-type="float">
            <text:p>63.21</text:p>
          </table:table-cell>
          <table:table-cell office:value-type="float" office:value="25.58" calcext:value-type="float">
            <text:p>25.58</text:p>
          </table:table-cell>
          <table:table-cell office:value-type="float" office:value="0.000382653061224492" calcext:value-type="float">
            <text:p>0.000382653061224</text:p>
          </table:table-cell>
          <table:table-cell office:value-type="float" office:value="0.00102040816326531" calcext:value-type="float">
            <text:p>0.001020408163265</text:p>
          </table:table-cell>
          <table:table-cell office:value-type="float" office:value="0.000637755102040816" calcext:value-type="float">
            <text:p>0.000637755102041</text:p>
          </table:table-cell>
          <table:table-cell table:style-name="ce16" office:value-type="float" office:value="0.0000684341163800466" calcext:value-type="float">
            <text:p>6.84E-05</text:p>
          </table:table-cell>
          <table:table-cell table:style-name="ce16" office:value-type="float" office:value="0.000095663265306123" calcext:value-type="float">
            <text:p>9.57E-05</text:p>
          </table:table-cell>
          <table:table-cell office:value-type="float" office:value="0.00013117706946511" calcext:value-type="float">
            <text:p>0.000131177069465</text:p>
          </table:table-cell>
        </table:table-row>
        <table:table-row table:style-name="ro1">
          <table:table-cell/>
          <table:table-cell table:style-name="ce1" table:formula="of:=AVERAGE([.B2];[.B9];[.B16])" office:value-type="float" office:value="27.38" calcext:value-type="float">
            <text:p>27.38</text:p>
          </table:table-cell>
          <table:table-cell table:style-name="ce5" table:formula="of:=AVERAGE([.C2];[.C9];[.C16])" office:value-type="float" office:value="64.2866666666667" calcext:value-type="float">
            <text:p>64.2866666666667</text:p>
          </table:table-cell>
          <table:table-cell table:formula="of:=AVERAGE([.D2];[.D9];[.D16])" office:value-type="float" office:value="63.0966666666667" calcext:value-type="float">
            <text:p>63.0966666666667</text:p>
          </table:table-cell>
          <table:table-cell table:formula="of:=AVERAGE([.E2];[.E9];[.E16])" office:value-type="float" office:value="63.2933333333333" calcext:value-type="float">
            <text:p>63.2933333333333</text:p>
          </table:table-cell>
          <table:table-cell table:formula="of:=AVERAGE([.F2];[.F9];[.F16])" office:value-type="float" office:value="63.69" calcext:value-type="float">
            <text:p>63.69</text:p>
          </table:table-cell>
          <table:table-cell table:style-name="ce2" table:formula="of:=AVERAGE([.G2];[.G9];[.G16])" office:value-type="float" office:value="15.4766666666667" calcext:value-type="float">
            <text:p>15.4766666666667</text:p>
          </table:table-cell>
          <table:table-cell table:style-name="ce2" table:formula="of:=AVERAGE([.H2];[.H9];[.H16])" office:value-type="float" office:value="56.9066666666667" calcext:value-type="float">
            <text:p>56.9066666666667</text:p>
          </table:table-cell>
          <table:table-cell table:style-name="ce2" table:formula="of:=AVERAGE([.I2];[.I9];[.I16])" office:value-type="float" office:value="58.57" calcext:value-type="float">
            <text:p>58.57</text:p>
          </table:table-cell>
          <table:table-cell table:style-name="ce2" table:formula="of:=AVERAGE([.J2];[.J9];[.J16])" office:value-type="float" office:value="57.6033333333333" calcext:value-type="float">
            <text:p>57.6033333333333</text:p>
          </table:table-cell>
          <table:table-cell table:style-name="ce2" table:formula="of:=AVERAGE([.K2];[.K9];[.K16])" office:value-type="float" office:value="57.74" calcext:value-type="float">
            <text:p>57.74</text:p>
          </table:table-cell>
          <table:table-cell table:style-name="ce2" table:formula="of:=AVERAGE([.L2];[.L9];[.L16])" office:value-type="float" office:value="0" calcext:value-type="float">
            <text:p>0</text:p>
          </table:table-cell>
          <table:table-cell table:style-name="ce2" table:formula="of:=AVERAGE([.M2];[.M9];[.M16])" office:value-type="float" office:value="0.0139455782312925" calcext:value-type="float">
            <text:p>0.013945578231293</text:p>
          </table:table-cell>
          <table:table-cell table:style-name="ce2" table:formula="of:=AVERAGE([.N2];[.N9];[.N16])" office:value-type="float" office:value="0.0144982993197279" calcext:value-type="float">
            <text:p>0.014498299319728</text:p>
          </table:table-cell>
          <table:table-cell table:style-name="ce2" table:formula="of:=AVERAGE([.O2];[.O9];[.O16])" office:value-type="float" office:value="0.00701530612244898" calcext:value-type="float">
            <text:p>0.007015306122449</text:p>
          </table:table-cell>
          <table:table-cell table:style-name="ce2" table:formula="of:=AVERAGE([.P2];[.P9];[.P16])" office:value-type="float" office:value="0.00383421416041081" calcext:value-type="float">
            <text:p>0.003834214160411</text:p>
          </table:table-cell>
          <table:table-cell table:style-name="ce2" table:formula="of:=AVERAGE([.Q2];[.Q9];[.Q16])" office:value-type="float" office:value="0.00348639455782313" calcext:value-type="float">
            <text:p>0.003486394557823</text:p>
          </table:table-cell>
          <table:table-cell table:style-name="ce2" table:formula="of:=AVERAGE([.R2];[.R9];[.R16])" office:value-type="float" office:value="0" calcext:value-type="float">
            <text:p>0</text:p>
          </table:table-cell>
          <table:table-cell table:style-name="ce2" table:formula="of:=AVERAGE([.S2];[.S9];[.S16])" office:value-type="float" office:value="22.8566666666667" calcext:value-type="float">
            <text:p>22.8566666666667</text:p>
          </table:table-cell>
          <table:table-cell table:formula="of:=AVERAGE([.T2];[.T9];[.T16])" office:value-type="float" office:value="66.4266666666667" calcext:value-type="float">
            <text:p>66.4266666666667</text:p>
          </table:table-cell>
          <table:table-cell table:formula="of:=AVERAGE([.U2];[.U9];[.U16])" office:value-type="float" office:value="56.43" calcext:value-type="float">
            <text:p>56.43</text:p>
          </table:table-cell>
          <table:table-cell table:formula="of:=AVERAGE([.V2];[.V9];[.V16])" office:value-type="float" office:value="60.4666666666667" calcext:value-type="float">
            <text:p>60.4666666666667</text:p>
          </table:table-cell>
          <table:table-cell table:formula="of:=AVERAGE([.W2];[.W9];[.W16])" office:value-type="float" office:value="61.4266666666667" calcext:value-type="float">
            <text:p>61.4266666666667</text:p>
          </table:table-cell>
          <table:table-cell table:style-name="ce2" table:formula="of:=AVERAGE([.X2];[.X9];[.X16])" office:value-type="float" office:value="0" calcext:value-type="float">
            <text:p>0</text:p>
          </table:table-cell>
          <table:table-cell table:style-name="ce2" table:formula="of:=AVERAGE([.Y2];[.Y9];[.Y16])" office:value-type="float" office:value="0.0108843537414966" calcext:value-type="float">
            <text:p>0.010884353741497</text:p>
          </table:table-cell>
          <table:table-cell table:style-name="ce2" table:formula="of:=AVERAGE([.Z2];[.Z9];[.Z16])" office:value-type="float" office:value="0.00875850340136055" calcext:value-type="float">
            <text:p>0.008758503401361</text:p>
          </table:table-cell>
          <table:table-cell table:style-name="ce2" table:formula="of:=AVERAGE([.AA2];[.AA9];[.AA16])" office:value-type="float" office:value="0.00493197278911565" calcext:value-type="float">
            <text:p>0.004931972789116</text:p>
          </table:table-cell>
          <table:table-cell table:style-name="ce2" table:formula="of:=AVERAGE([.AB2];[.AB9];[.AB16])" office:value-type="float" office:value="0.00217143540409546" calcext:value-type="float">
            <text:p>0.002171435404095</text:p>
          </table:table-cell>
          <table:table-cell table:style-name="ce2" table:formula="of:=AVERAGE([.AC2];[.AC9];[.AC16])" office:value-type="float" office:value="0.00272108843537415" calcext:value-type="float">
            <text:p>0.002721088435374</text:p>
          </table:table-cell>
          <table:table-cell table:style-name="ce2" table:formula="of:=AVERAGE([.AD2];[.AD9];[.AD16])" office:value-type="float" office:value="0" calcext:value-type="float">
            <text:p>0</text:p>
          </table:table-cell>
          <table:table-cell table:style-name="ce2" table:formula="of:=AVERAGE([.AE2];[.AE9];[.AE16])" office:value-type="float" office:value="24.7633333333333" calcext:value-type="float">
            <text:p>24.7633333333333</text:p>
          </table:table-cell>
          <table:table-cell table:formula="of:=AVERAGE([.AF2];[.AF9];[.AF16])" office:value-type="float" office:value="59.9966666666667" calcext:value-type="float">
            <text:p>59.9966666666667</text:p>
          </table:table-cell>
          <table:table-cell table:formula="of:=AVERAGE([.AG2];[.AG9];[.AG16])" office:value-type="float" office:value="64.76" calcext:value-type="float">
            <text:p>64.76</text:p>
          </table:table-cell>
          <table:table-cell table:formula="of:=AVERAGE([.AH2];[.AH9];[.AH16])" office:value-type="float" office:value="62.89" calcext:value-type="float">
            <text:p>62.89</text:p>
          </table:table-cell>
          <table:table-cell table:formula="of:=AVERAGE([.AI2];[.AI9];[.AI16])" office:value-type="float" office:value="62.38" calcext:value-type="float">
            <text:p>62.38</text:p>
          </table:table-cell>
          <table:table-cell table:style-name="ce2" table:formula="of:=AVERAGE([.AJ2];[.AJ9];[.AJ16])" office:value-type="float" office:value="0" calcext:value-type="float">
            <text:p>0</text:p>
          </table:table-cell>
          <table:table-cell table:style-name="ce2" table:formula="of:=AVERAGE([.AK2];[.AK9];[.AK16])" office:value-type="float" office:value="0.0144982993197279" calcext:value-type="float">
            <text:p>0.014498299319728</text:p>
          </table:table-cell>
          <table:table-cell table:style-name="ce2" table:formula="of:=AVERAGE([.AL2];[.AL9];[.AL16])" office:value-type="float" office:value="0.0146683673469388" calcext:value-type="float">
            <text:p>0.014668367346939</text:p>
          </table:table-cell>
          <table:table-cell table:style-name="ce2" table:formula="of:=AVERAGE([.AM2];[.AM9];[.AM16])" office:value-type="float" office:value="0.00561224489795919" calcext:value-type="float">
            <text:p>0.005612244897959</text:p>
          </table:table-cell>
          <table:table-cell table:style-name="ce2" table:formula="of:=AVERAGE([.AN2];[.AN9];[.AN16])" office:value-type="float" office:value="0.0034467605911672" calcext:value-type="float">
            <text:p>0.003446760591167</text:p>
          </table:table-cell>
          <table:table-cell table:style-name="ce2" table:formula="of:=AVERAGE([.AO2];[.AO9];[.AO16])" office:value-type="float" office:value="0.00362457482993197" calcext:value-type="float">
            <text:p>0.003624574829932</text:p>
          </table:table-cell>
          <table:table-cell table:style-name="ce2" table:formula="of:=AVERAGE([.AP2];[.AP9];[.AP16])" office:value-type="float" office:value="0" calcext:value-type="float">
            <text:p>0</text:p>
          </table:table-cell>
          <table:table-cell table:style-name="ce2" table:formula="of:=AVERAGE([.AQ2];[.AQ9];[.AQ16])" office:value-type="float" office:value="17.3833333333333" calcext:value-type="float">
            <text:p>17.3833333333333</text:p>
          </table:table-cell>
          <table:table-cell table:formula="of:=AVERAGE([.AR2];[.AR9];[.AR16])" office:value-type="float" office:value="56.4266666666667" calcext:value-type="float">
            <text:p>56.4266666666667</text:p>
          </table:table-cell>
          <table:table-cell table:formula="of:=AVERAGE([.AS2];[.AS9];[.AS16])" office:value-type="float" office:value="60.9533333333333" calcext:value-type="float">
            <text:p>60.9533333333333</text:p>
          </table:table-cell>
          <table:table-cell table:formula="of:=AVERAGE([.AT2];[.AT9];[.AT16])" office:value-type="float" office:value="59.2233333333333" calcext:value-type="float">
            <text:p>59.2233333333333</text:p>
          </table:table-cell>
          <table:table-cell table:formula="of:=AVERAGE([.AU2];[.AU9];[.AU16])" office:value-type="float" office:value="58.69" calcext:value-type="float">
            <text:p>58.69</text:p>
          </table:table-cell>
          <table:table-cell table:style-name="ce2" table:formula="of:=AVERAGE([.AV2];[.AV9];[.AV16])" office:value-type="float" office:value="0" calcext:value-type="float">
            <text:p>0</text:p>
          </table:table-cell>
          <table:table-cell table:style-name="ce2" table:formula="of:=AVERAGE([.AW2];[.AW9];[.AW16])" office:value-type="float" office:value="0.023937074829932" calcext:value-type="float">
            <text:p>0.023937074829932</text:p>
          </table:table-cell>
          <table:table-cell table:style-name="ce2" table:formula="of:=AVERAGE([.AX2];[.AX9];[.AX16])" office:value-type="float" office:value="0.0128401360544218" calcext:value-type="float">
            <text:p>0.012840136054422</text:p>
          </table:table-cell>
          <table:table-cell table:style-name="ce2" table:formula="of:=AVERAGE([.AY2];[.AY9];[.AY16])" office:value-type="float" office:value="0.0113945578231293" calcext:value-type="float">
            <text:p>0.011394557823129</text:p>
          </table:table-cell>
          <table:table-cell table:style-name="ce2" table:formula="of:=AVERAGE([.AZ2];[.AZ9];[.AZ16])" office:value-type="float" office:value="0.00754539661647717" calcext:value-type="float">
            <text:p>0.007545396616477</text:p>
          </table:table-cell>
          <table:table-cell table:style-name="ce2" table:formula="of:=AVERAGE([.BA2];[.BA9];[.BA16])" office:value-type="float" office:value="0.00598426870748299" calcext:value-type="float">
            <text:p>0.005984268707483</text:p>
          </table:table-cell>
          <table:table-cell table:style-name="ce2" table:formula="of:=AVERAGE([.BB2];[.BB9];[.BB16])" office:value-type="float" office:value="0" calcext:value-type="float">
            <text:p>0</text:p>
          </table:table-cell>
          <table:table-cell table:style-name="ce2" table:formula="of:=AVERAGE([.BC2];[.BC9];[.BC16])" office:value-type="float" office:value="36.4266666666667" calcext:value-type="float">
            <text:p>36.4266666666667</text:p>
          </table:table-cell>
          <table:table-cell table:formula="of:=AVERAGE([.BD2];[.BD9];[.BD16])" office:value-type="float" office:value="70.95" calcext:value-type="float">
            <text:p>70.95</text:p>
          </table:table-cell>
          <table:table-cell table:formula="of:=AVERAGE([.BE2];[.BE9];[.BE16])" office:value-type="float" office:value="65.4766666666667" calcext:value-type="float">
            <text:p>65.4766666666667</text:p>
          </table:table-cell>
          <table:table-cell table:formula="of:=AVERAGE([.BF2];[.BF9];[.BF16])" office:value-type="float" office:value="67.2933333333333" calcext:value-type="float">
            <text:p>67.2933333333333</text:p>
          </table:table-cell>
          <table:table-cell table:formula="of:=AVERAGE([.BG2];[.BG9];[.BG16])" office:value-type="float" office:value="68.2166666666667" calcext:value-type="float">
            <text:p>68.2166666666667</text:p>
          </table:table-cell>
          <table:table-cell table:style-name="ce2" table:formula="of:=AVERAGE([.BH2];[.BH9];[.BH16])" office:value-type="float" office:value="0" calcext:value-type="float">
            <text:p>0</text:p>
          </table:table-cell>
          <table:table-cell table:style-name="ce2" table:formula="of:=AVERAGE([.BI2];[.BI9];[.BI16])" office:value-type="float" office:value="0.00616496598639455" calcext:value-type="float">
            <text:p>0.006164965986395</text:p>
          </table:table-cell>
          <table:table-cell table:style-name="ce2" table:formula="of:=AVERAGE([.BJ2];[.BJ9];[.BJ16])" office:value-type="float" office:value="0.00412414965986395" calcext:value-type="float">
            <text:p>0.004124149659864</text:p>
          </table:table-cell>
          <table:table-cell table:style-name="ce2" table:formula="of:=AVERAGE([.BK2];[.BK9];[.BK16])" office:value-type="float" office:value="0.000977891156462586" calcext:value-type="float">
            <text:p>0.000977891156463</text:p>
          </table:table-cell>
          <table:table-cell table:style-name="ce2" table:formula="of:=AVERAGE([.BL2];[.BL9];[.BL16])" office:value-type="float" office:value="0.000962466585705086" calcext:value-type="float">
            <text:p>0.000962466585705</text:p>
          </table:table-cell>
          <table:table-cell table:style-name="ce2" table:formula="of:=AVERAGE([.BM2];[.BM9];[.BM16])" office:value-type="float" office:value="0.00154124149659864" calcext:value-type="float">
            <text:p>0.001541241496599</text:p>
          </table:table-cell>
          <table:table-cell table:style-name="ce2" table:formula="of:=AVERAGE([.BN2];[.BN9];[.BN16])" office:value-type="float" office:value="0" calcext:value-type="float">
            <text:p>0</text:p>
          </table:table-cell>
          <table:table-cell table:style-name="ce2" table:formula="of:=AVERAGE([.BO2];[.BO9];[.BO16])" office:value-type="float" office:value="34.0466666666667" calcext:value-type="float">
            <text:p>34.0466666666667</text:p>
          </table:table-cell>
          <table:table-cell table:formula="of:=AVERAGE([.BP2];[.BP9];[.BP16])" office:value-type="float" office:value="68.3366666666667" calcext:value-type="float">
            <text:p>68.3366666666667</text:p>
          </table:table-cell>
          <table:table-cell table:formula="of:=AVERAGE([.BQ2];[.BQ9];[.BQ16])" office:value-type="float" office:value="65.7133333333333" calcext:value-type="float">
            <text:p>65.7133333333333</text:p>
          </table:table-cell>
          <table:table-cell table:formula="of:=AVERAGE([.BR2];[.BR9];[.BR16])" office:value-type="float" office:value="66.5933333333333" calcext:value-type="float">
            <text:p>66.5933333333333</text:p>
          </table:table-cell>
          <table:table-cell table:formula="of:=AVERAGE([.BS2];[.BS9];[.BS16])" office:value-type="float" office:value="67.0233333333333" calcext:value-type="float">
            <text:p>67.0233333333333</text:p>
          </table:table-cell>
          <table:table-cell table:style-name="ce2" table:formula="of:=AVERAGE([.BT2];[.BT9];[.BT16])" office:value-type="float" office:value="0" calcext:value-type="float">
            <text:p>0</text:p>
          </table:table-cell>
          <table:table-cell table:style-name="ce2" table:formula="of:=AVERAGE([.BU2];[.BU9];[.BU16])" office:value-type="float" office:value="0.00374149659863945" calcext:value-type="float">
            <text:p>0.003741496598639</text:p>
          </table:table-cell>
          <table:table-cell table:style-name="ce2" table:formula="of:=AVERAGE([.BV2];[.BV9];[.BV16])" office:value-type="float" office:value="0.00212585034013606" calcext:value-type="float">
            <text:p>0.002125850340136</text:p>
          </table:table-cell>
          <table:table-cell table:style-name="ce2" table:formula="of:=AVERAGE([.BW2];[.BW9];[.BW16])" office:value-type="float" office:value="0.0024234693877551" calcext:value-type="float">
            <text:p>0.002423469387755</text:p>
          </table:table-cell>
          <table:table-cell table:style-name="ce2" table:formula="of:=AVERAGE([.BX2];[.BX9];[.BX16])" office:value-type="float" office:value="0.0011159165147517" calcext:value-type="float">
            <text:p>0.001115916514752</text:p>
          </table:table-cell>
          <table:table-cell table:style-name="ce2" table:formula="of:=AVERAGE([.BY2];[.BY9];[.BY16])" office:value-type="float" office:value="0.000935374149659864" calcext:value-type="float">
            <text:p>0.00093537414966</text:p>
          </table:table-cell>
          <table:table-cell table:style-name="ce2" table:formula="of:=AVERAGE([.BZ2];[.BZ9];[.BZ16])" office:value-type="float" office:value="0" calcext:value-type="float">
            <text:p>0</text:p>
          </table:table-cell>
          <table:table-cell table:style-name="ce2" table:formula="of:=AVERAGE([.CA2];[.CA9];[.CA16])" office:value-type="float" office:value="34.2833333333333" calcext:value-type="float">
            <text:p>34.2833333333333</text:p>
          </table:table-cell>
          <table:table-cell table:formula="of:=AVERAGE([.CB2];[.CB9];[.CB16])" office:value-type="float" office:value="69.2866666666667" calcext:value-type="float">
            <text:p>69.2866666666667</text:p>
          </table:table-cell>
          <table:table-cell table:formula="of:=AVERAGE([.CC2];[.CC9];[.CC16])" office:value-type="float" office:value="65" calcext:value-type="float">
            <text:p>65</text:p>
          </table:table-cell>
          <table:table-cell table:formula="of:=AVERAGE([.CD2];[.CD9];[.CD16])" office:value-type="float" office:value="66.5233333333333" calcext:value-type="float">
            <text:p>66.5233333333333</text:p>
          </table:table-cell>
          <table:table-cell table:formula="of:=AVERAGE([.CE2];[.CE9];[.CE16])" office:value-type="float" office:value="67.1433333333333" calcext:value-type="float">
            <text:p>67.1433333333333</text:p>
          </table:table-cell>
          <table:table-cell table:style-name="ce2" table:formula="of:=AVERAGE([.CF2];[.CF9];[.CF16])" office:value-type="float" office:value="0" calcext:value-type="float">
            <text:p>0</text:p>
          </table:table-cell>
          <table:table-cell table:style-name="ce2" table:formula="of:=AVERAGE([.CG2];[.CG9];[.CG16])" office:value-type="float" office:value="0.00301870748299319" calcext:value-type="float">
            <text:p>0.003018707482993</text:p>
          </table:table-cell>
          <table:table-cell table:style-name="ce2" table:formula="of:=AVERAGE([.CH2];[.CH9];[.CH16])" office:value-type="float" office:value="0.00289115646258503" calcext:value-type="float">
            <text:p>0.002891156462585</text:p>
          </table:table-cell>
          <table:table-cell table:style-name="ce2" table:formula="of:=AVERAGE([.CI2];[.CI9];[.CI16])" office:value-type="float" office:value="0.00123299319727891" calcext:value-type="float">
            <text:p>0.001232993197279</text:p>
          </table:table-cell>
          <table:table-cell table:style-name="ce2" table:formula="of:=AVERAGE([.CJ2];[.CJ9];[.CJ16])" office:value-type="float" office:value="0.000628859970053617" calcext:value-type="float">
            <text:p>0.000628859970054</text:p>
          </table:table-cell>
          <table:table-cell table:style-name="ce2" table:formula="of:=AVERAGE([.CK2];[.CK9];[.CK16])" office:value-type="float" office:value="0.000754676870748297" calcext:value-type="float">
            <text:p>0.000754676870748</text:p>
          </table:table-cell>
          <table:table-cell table:style-name="ce2" table:formula="of:=AVERAGE([.CL2];[.CL9];[.CL16])" office:value-type="float" office:value="0" calcext:value-type="float">
            <text:p>0</text:p>
          </table:table-cell>
          <table:table-cell table:style-name="ce2" table:formula="of:=AVERAGE([.CM2];[.CM9];[.CM16])" office:value-type="float" office:value="34.52" calcext:value-type="float">
            <text:p>34.52</text:p>
          </table:table-cell>
          <table:table-cell table:formula="of:=AVERAGE([.CN2];[.CN9];[.CN16])" office:value-type="float" office:value="69.5233333333333" calcext:value-type="float">
            <text:p>69.5233333333333</text:p>
          </table:table-cell>
          <table:table-cell table:formula="of:=AVERAGE([.CO2];[.CO9];[.CO16])" office:value-type="float" office:value="65" calcext:value-type="float">
            <text:p>65</text:p>
          </table:table-cell>
          <table:table-cell table:formula="of:=AVERAGE([.CP2];[.CP9];[.CP16])" office:value-type="float" office:value="66.5366666666667" calcext:value-type="float">
            <text:p>66.5366666666667</text:p>
          </table:table-cell>
          <table:table-cell table:formula="of:=AVERAGE([.CQ2];[.CQ9];[.CQ16])" office:value-type="float" office:value="67.2633333333333" calcext:value-type="float">
            <text:p>67.2633333333333</text:p>
          </table:table-cell>
          <table:table-cell table:style-name="ce2" table:formula="of:=AVERAGE([.CR2];[.CR9];[.CR16])" office:value-type="float" office:value="0" calcext:value-type="float">
            <text:p>0</text:p>
          </table:table-cell>
          <table:table-cell table:style-name="ce2" table:formula="of:=AVERAGE([.CS2];[.CS9];[.CS16])" office:value-type="float" office:value="0.0040391156462585" calcext:value-type="float">
            <text:p>0.004039115646259</text:p>
          </table:table-cell>
          <table:table-cell table:style-name="ce2" table:formula="of:=AVERAGE([.CT2];[.CT9];[.CT16])" office:value-type="float" office:value="0.00204081632653061" calcext:value-type="float">
            <text:p>0.002040816326531</text:p>
          </table:table-cell>
          <table:table-cell table:style-name="ce2" table:formula="of:=AVERAGE([.CU2];[.CU9];[.CU16])" office:value-type="float" office:value="0.000977891156462585" calcext:value-type="float">
            <text:p>0.000977891156463</text:p>
          </table:table-cell>
          <table:table-cell table:style-name="ce2" table:formula="of:=AVERAGE([.CV2];[.CV9];[.CV16])" office:value-type="float" office:value="0.000878324846922932" calcext:value-type="float">
            <text:p>0.000878324846923</text:p>
          </table:table-cell>
          <table:table-cell table:style-name="ce2" table:formula="of:=AVERAGE([.CW2];[.CW9];[.CW16])" office:value-type="float" office:value="0.00100977891156463" calcext:value-type="float">
            <text:p>0.001009778911565</text:p>
          </table:table-cell>
          <table:table-cell table:style-name="ce2" table:formula="of:=AVERAGE([.CX2];[.CX9];[.CX16])" office:value-type="float" office:value="0" calcext:value-type="float">
            <text:p>0</text:p>
          </table:table-cell>
          <table:table-cell table:style-name="ce2" table:formula="of:=AVERAGE([.CY2];[.CY9];[.CY16])" office:value-type="float" office:value="36.4266666666667" calcext:value-type="float">
            <text:p>36.4266666666667</text:p>
          </table:table-cell>
          <table:table-cell table:formula="of:=AVERAGE([.CZ2];[.CZ9];[.CZ16])" office:value-type="float" office:value="70.4766666666667" calcext:value-type="float">
            <text:p>70.4766666666667</text:p>
          </table:table-cell>
          <table:table-cell table:formula="of:=AVERAGE([.DA2];[.DA9];[.DA16])" office:value-type="float" office:value="65.9533333333333" calcext:value-type="float">
            <text:p>65.9533333333333</text:p>
          </table:table-cell>
          <table:table-cell table:formula="of:=AVERAGE([.DB2];[.DB9];[.DB16])" office:value-type="float" office:value="67.54" calcext:value-type="float">
            <text:p>67.54</text:p>
          </table:table-cell>
          <table:table-cell table:formula="of:=AVERAGE([.DC2];[.DC9];[.DC16])" office:value-type="float" office:value="68.2166666666667" calcext:value-type="float">
            <text:p>68.2166666666667</text:p>
          </table:table-cell>
          <table:table-cell table:style-name="ce2" table:formula="of:=AVERAGE([.DD2];[.DD9];[.DD16])" office:value-type="float" office:value="25.82" calcext:value-type="float">
            <text:p>25.82</text:p>
          </table:table-cell>
          <table:table-cell table:style-name="ce2" table:formula="of:=AVERAGE([.DE2];[.DE9];[.DE16])" office:value-type="float" office:value="0.00361394557823129" calcext:value-type="float">
            <text:p>0.003613945578231</text:p>
          </table:table-cell>
          <table:table-cell table:style-name="ce2" table:formula="of:=AVERAGE([.DF2];[.DF9];[.DF16])" office:value-type="float" office:value="0.00131802721088435" calcext:value-type="float">
            <text:p>0.001318027210884</text:p>
          </table:table-cell>
          <table:table-cell table:style-name="ce2" table:formula="of:=AVERAGE([.DG2];[.DG9];[.DG16])" office:value-type="float" office:value="0.00208333333333334" calcext:value-type="float">
            <text:p>0.002083333333333</text:p>
          </table:table-cell>
          <table:table-cell table:style-name="ce2" table:formula="of:=AVERAGE([.DH2];[.DH9];[.DH16])" office:value-type="float" office:value="0.00104776429686097" calcext:value-type="float">
            <text:p>0.001047764296861</text:p>
          </table:table-cell>
          <table:table-cell table:style-name="ce2" table:formula="of:=AVERAGE([.DI2];[.DI9];[.DI16])" office:value-type="float" office:value="0.000903486394557823" calcext:value-type="float">
            <text:p>0.000903486394558</text:p>
          </table:table-cell>
          <table:table-cell table:style-name="ce2" table:formula="of:=AVERAGE([.DJ2];[.DJ9];[.DJ16])" office:value-type="float" office:value="0.000249724889916325" calcext:value-type="float">
            <text:p>0.000249724889916</text:p>
          </table:table-cell>
          <table:table-cell table:style-name="ce2" table:formula="of:=AVERAGE([.DK2];[.DK9];[.DK16])" office:value-type="float" office:value="34.76" calcext:value-type="float">
            <text:p>34.76</text:p>
          </table:table-cell>
          <table:table-cell table:formula="of:=AVERAGE([.DL2];[.DL9];[.DL16])" office:value-type="float" office:value="68.3333333333333" calcext:value-type="float">
            <text:p>68.3333333333333</text:p>
          </table:table-cell>
          <table:table-cell table:formula="of:=AVERAGE([.DM2];[.DM9];[.DM16])" office:value-type="float" office:value="66.43" calcext:value-type="float">
            <text:p>66.43</text:p>
          </table:table-cell>
          <table:table-cell table:formula="of:=AVERAGE([.DN2];[.DN9];[.DN16])" office:value-type="float" office:value="67.07" calcext:value-type="float">
            <text:p>67.07</text:p>
          </table:table-cell>
          <table:table-cell table:formula="of:=AVERAGE([.DO2];[.DO9];[.DO16])" office:value-type="float" office:value="67.38" calcext:value-type="float">
            <text:p>67.38</text:p>
          </table:table-cell>
          <table:table-cell table:style-name="ce2" table:formula="of:=AVERAGE([.DP2];[.DP9];[.DP16])" office:value-type="float" office:value="26.86" calcext:value-type="float">
            <text:p>26.86</text:p>
          </table:table-cell>
          <table:table-cell table:style-name="ce2" table:formula="of:=AVERAGE([.DQ2];[.DQ9];[.DQ16])" office:value-type="float" office:value="0.00420918367346939" calcext:value-type="float">
            <text:p>0.004209183673469</text:p>
          </table:table-cell>
          <table:table-cell table:style-name="ce2" table:formula="of:=AVERAGE([.DR2];[.DR9];[.DR16])" office:value-type="float" office:value="0.0024234693877551" calcext:value-type="float">
            <text:p>0.002423469387755</text:p>
          </table:table-cell>
          <table:table-cell table:style-name="ce2" table:formula="of:=AVERAGE([.DS2];[.DS9];[.DS16])" office:value-type="float" office:value="0.00170068027210884" calcext:value-type="float">
            <text:p>0.001700680272109</text:p>
          </table:table-cell>
          <table:table-cell table:style-name="ce2" table:formula="of:=AVERAGE([.DT2];[.DT9];[.DT16])" office:value-type="float" office:value="0.000994086184920782" calcext:value-type="float">
            <text:p>0.000994086184921</text:p>
          </table:table-cell>
          <table:table-cell table:style-name="ce18" table:formula="of:=AVERAGE([.DU2];[.DU9];[.DU16])" office:value-type="float" office:value="0.00105229591836735" calcext:value-type="float">
            <text:p>1.05E-03</text:p>
          </table:table-cell>
          <table:table-cell table:style-name="ce2" table:formula="of:=AVERAGE([.DV2];[.DV9];[.DV16])" office:value-type="float" office:value="0.000132839789781515" calcext:value-type="float">
            <text:p>0.000132839789782</text:p>
          </table:table-cell>
          <table:table-cell table:style-name="ce2" table:formula="of:=AVERAGE([.DW2];[.DW9];[.DW16])" office:value-type="float" office:value="35.24" calcext:value-type="float">
            <text:p>35.24</text:p>
          </table:table-cell>
          <table:table-cell table:formula="of:=AVERAGE([.DX2];[.DX9];[.DX16])" office:value-type="float" office:value="68.81" calcext:value-type="float">
            <text:p>68.81</text:p>
          </table:table-cell>
          <table:table-cell table:formula="of:=AVERAGE([.DY2];[.DY9];[.DY16])" office:value-type="float" office:value="66.4266666666667" calcext:value-type="float">
            <text:p>66.4266666666667</text:p>
          </table:table-cell>
          <table:table-cell table:formula="of:=AVERAGE([.DZ2];[.DZ9];[.DZ16])" office:value-type="float" office:value="67.3466666666667" calcext:value-type="float">
            <text:p>67.3466666666667</text:p>
          </table:table-cell>
          <table:table-cell table:formula="of:=AVERAGE([.EA2];[.EA9];[.EA16])" office:value-type="float" office:value="67.62" calcext:value-type="float">
            <text:p>67.62</text:p>
          </table:table-cell>
          <table:table-cell table:style-name="ce2" table:formula="of:=AVERAGE([.EB2];[.EB9];[.EB16])" office:value-type="float" office:value="25.6266666666667" calcext:value-type="float">
            <text:p>25.6266666666667</text:p>
          </table:table-cell>
          <table:table-cell table:style-name="ce2" table:formula="of:=AVERAGE([.EC2];[.EC9];[.EC16])" office:value-type="float" office:value="0.00476190476190476" calcext:value-type="float">
            <text:p>0.004761904761905</text:p>
          </table:table-cell>
          <table:table-cell table:style-name="ce2" table:formula="of:=AVERAGE([.ED2];[.ED9];[.ED16])" office:value-type="float" office:value="0.00369897959183673" calcext:value-type="float">
            <text:p>0.003698979591837</text:p>
          </table:table-cell>
          <table:table-cell table:style-name="ce2" table:formula="of:=AVERAGE([.EE2];[.EE9];[.EE16])" office:value-type="float" office:value="0.000552721088435374" calcext:value-type="float">
            <text:p>0.000552721088435</text:p>
          </table:table-cell>
          <table:table-cell table:style-name="ce2" table:formula="of:=AVERAGE([.EF2];[.EF9];[.EF16])" office:value-type="float" office:value="0.000780386370091209" calcext:value-type="float">
            <text:p>0.000780386370091</text:p>
          </table:table-cell>
          <table:table-cell table:style-name="ce2" table:formula="of:=AVERAGE([.EG2];[.EG9];[.EG16])" office:value-type="float" office:value="0.00119047619047619" calcext:value-type="float">
            <text:p>0.001190476190476</text:p>
          </table:table-cell>
          <table:table-cell table:style-name="ce2" table:formula="of:=AVERAGE([.EH2];[.EH9];[.EH16])" office:value-type="float" office:value="0.000174034426870374" calcext:value-type="float">
            <text:p>0.00017403442687</text:p>
          </table:table-cell>
          <table:table-cell table:style-name="ce2" table:formula="of:=AVERAGE([.EI2];[.EI9];[.EI16])" office:value-type="float" office:value="35" calcext:value-type="float">
            <text:p>35</text:p>
          </table:table-cell>
          <table:table-cell table:formula="of:=AVERAGE([.EJ2];[.EJ9];[.EJ16])" office:value-type="float" office:value="68.81" calcext:value-type="float">
            <text:p>68.81</text:p>
          </table:table-cell>
          <table:table-cell table:formula="of:=AVERAGE([.EK2];[.EK9];[.EK16])" office:value-type="float" office:value="66.19" calcext:value-type="float">
            <text:p>66.19</text:p>
          </table:table-cell>
          <table:table-cell table:formula="of:=AVERAGE([.EL2];[.EL9];[.EL16])" office:value-type="float" office:value="67.1466666666667" calcext:value-type="float">
            <text:p>67.1466666666667</text:p>
          </table:table-cell>
          <table:table-cell table:formula="of:=AVERAGE([.EM2];[.EM9];[.EM16])" office:value-type="float" office:value="67.5" calcext:value-type="float">
            <text:p>67.5</text:p>
          </table:table-cell>
          <table:table-cell table:style-name="ce2" table:formula="of:=AVERAGE([.EN2];[.EN9];[.EN16])" office:value-type="float" office:value="24.7766666666667" calcext:value-type="float">
            <text:p>24.7766666666667</text:p>
          </table:table-cell>
          <table:table-cell table:style-name="ce2" table:formula="of:=AVERAGE([.EO2];[.EO9];[.EO16])" office:value-type="float" office:value="0.00280612244897959" calcext:value-type="float">
            <text:p>0.00280612244898</text:p>
          </table:table-cell>
          <table:table-cell table:style-name="ce2" table:formula="of:=AVERAGE([.EP2];[.EP9];[.EP16])" office:value-type="float" office:value="0.00153061224489796" calcext:value-type="float">
            <text:p>0.001530612244898</text:p>
          </table:table-cell>
          <table:table-cell table:style-name="ce2" table:formula="of:=AVERAGE([.EQ2];[.EQ9];[.EQ16])" office:value-type="float" office:value="0.00076530612244898" calcext:value-type="float">
            <text:p>0.000765306122449</text:p>
          </table:table-cell>
          <table:table-cell table:style-name="ce2" table:formula="of:=AVERAGE([.ER2];[.ER9];[.ER16])" office:value-type="float" office:value="0.000597887245183357" calcext:value-type="float">
            <text:p>0.000597887245183</text:p>
          </table:table-cell>
          <table:table-cell table:style-name="ce2" table:formula="of:=AVERAGE([.ES2];[.ES9];[.ES16])" office:value-type="float" office:value="0.000701530612244897" calcext:value-type="float">
            <text:p>0.000701530612245</text:p>
          </table:table-cell>
          <table:table-cell table:style-name="ce2" table:formula="of:=AVERAGE([.ET2];[.ET9];[.ET16])" office:value-type="float" office:value="0.000278669694833841" calcext:value-type="float">
            <text:p>0.000278669694834</text:p>
          </table:table-cell>
        </table:table-row>
        <table:table-row table:style-name="ro1">
          <table:table-cell/>
          <table:table-cell table:style-name="ce2" table:formula="of:=AVERAGE([.B3];[.B10];[.B17])" office:value-type="float" office:value="16.6666666666667" calcext:value-type="float">
            <text:p>16.6666666666667</text:p>
          </table:table-cell>
          <table:table-cell table:formula="of:=AVERAGE([.C3];[.C10];[.C17])" office:value-type="float" office:value="55.9533333333333" calcext:value-type="float">
            <text:p>55.9533333333333</text:p>
          </table:table-cell>
          <table:table-cell table:formula="of:=AVERAGE([.D3];[.D10];[.D17])" office:value-type="float" office:value="60.7133333333333" calcext:value-type="float">
            <text:p>60.7133333333333</text:p>
          </table:table-cell>
          <table:table-cell table:formula="of:=AVERAGE([.E3];[.E10];[.E17])" office:value-type="float" office:value="60.6066666666667" calcext:value-type="float">
            <text:p>60.6066666666667</text:p>
          </table:table-cell>
          <table:table-cell table:formula="of:=AVERAGE([.F3];[.F10];[.F17])" office:value-type="float" office:value="58.3333333333333" calcext:value-type="float">
            <text:p>58.3333333333333</text:p>
          </table:table-cell>
          <table:table-cell table:style-name="ce2" table:formula="of:=AVERAGE([.G3];[.G10];[.G17])" office:value-type="float" office:value="18.3366666666667" calcext:value-type="float">
            <text:p>18.3366666666667</text:p>
          </table:table-cell>
          <table:table-cell table:style-name="ce2" table:formula="of:=AVERAGE([.H3];[.H10];[.H17])" office:value-type="float" office:value="60.7133333333333" calcext:value-type="float">
            <text:p>60.7133333333333</text:p>
          </table:table-cell>
          <table:table-cell table:style-name="ce2" table:formula="of:=AVERAGE([.I3];[.I10];[.I17])" office:value-type="float" office:value="57.6166666666667" calcext:value-type="float">
            <text:p>57.6166666666667</text:p>
          </table:table-cell>
          <table:table-cell table:style-name="ce2" table:formula="of:=AVERAGE([.J3];[.J10];[.J17])" office:value-type="float" office:value="59.4233333333333" calcext:value-type="float">
            <text:p>59.4233333333333</text:p>
          </table:table-cell>
          <table:table-cell table:style-name="ce2" table:formula="of:=AVERAGE([.K3];[.K10];[.K17])" office:value-type="float" office:value="59.1666666666667" calcext:value-type="float">
            <text:p>59.1666666666667</text:p>
          </table:table-cell>
          <table:table-cell table:style-name="ce2" table:formula="of:=AVERAGE([.L3];[.L10];[.L17])" office:value-type="float" office:value="0" calcext:value-type="float">
            <text:p>0</text:p>
          </table:table-cell>
          <table:table-cell table:style-name="ce2" table:formula="of:=AVERAGE([.M3];[.M10];[.M17])" office:value-type="float" office:value="0.0112670068027211" calcext:value-type="float">
            <text:p>0.011267006802721</text:p>
          </table:table-cell>
          <table:table-cell table:style-name="ce2" table:formula="of:=AVERAGE([.N3];[.N10];[.N17])" office:value-type="float" office:value="0.0123299319727891" calcext:value-type="float">
            <text:p>0.012329931972789</text:p>
          </table:table-cell>
          <table:table-cell table:style-name="ce2" table:formula="of:=AVERAGE([.O3];[.O10];[.O17])" office:value-type="float" office:value="0.00914115646258503" calcext:value-type="float">
            <text:p>0.009141156462585</text:p>
          </table:table-cell>
          <table:table-cell table:style-name="ce2" table:formula="of:=AVERAGE([.P3];[.P10];[.P17])" office:value-type="float" office:value="0.00360708540769392" calcext:value-type="float">
            <text:p>0.003607085407694</text:p>
          </table:table-cell>
          <table:table-cell table:style-name="ce2" table:formula="of:=AVERAGE([.Q3];[.Q10];[.Q17])" office:value-type="float" office:value="0.00281675170068027" calcext:value-type="float">
            <text:p>0.00281675170068</text:p>
          </table:table-cell>
          <table:table-cell table:style-name="ce2" table:formula="of:=AVERAGE([.R3];[.R10];[.R17])" office:value-type="float" office:value="0" calcext:value-type="float">
            <text:p>0</text:p>
          </table:table-cell>
          <table:table-cell table:style-name="ce2" table:formula="of:=AVERAGE([.S3];[.S10];[.S17])" office:value-type="float" office:value="19.2866666666667" calcext:value-type="float">
            <text:p>19.2866666666667</text:p>
          </table:table-cell>
          <table:table-cell table:formula="of:=AVERAGE([.T3];[.T10];[.T17])" office:value-type="float" office:value="59.2866666666667" calcext:value-type="float">
            <text:p>59.2866666666667</text:p>
          </table:table-cell>
          <table:table-cell table:formula="of:=AVERAGE([.U3];[.U10];[.U17])" office:value-type="float" office:value="60" calcext:value-type="float">
            <text:p>60</text:p>
          </table:table-cell>
          <table:table-cell table:formula="of:=AVERAGE([.V3];[.V10];[.V17])" office:value-type="float" office:value="60.2933333333333" calcext:value-type="float">
            <text:p>60.2933333333333</text:p>
          </table:table-cell>
          <table:table-cell table:formula="of:=AVERAGE([.W3];[.W10];[.W17])" office:value-type="float" office:value="59.6433333333333" calcext:value-type="float">
            <text:p>59.6433333333333</text:p>
          </table:table-cell>
          <table:table-cell table:style-name="ce2" table:formula="of:=AVERAGE([.X3];[.X10];[.X17])" office:value-type="float" office:value="0" calcext:value-type="float">
            <text:p>0</text:p>
          </table:table-cell>
          <table:table-cell table:style-name="ce2" table:formula="of:=AVERAGE([.Y3];[.Y10];[.Y17])" office:value-type="float" office:value="0.0167942176870748" calcext:value-type="float">
            <text:p>0.016794217687075</text:p>
          </table:table-cell>
          <table:table-cell table:style-name="ce2" table:formula="of:=AVERAGE([.Z3];[.Z10];[.Z17])" office:value-type="float" office:value="0.00773809523809524" calcext:value-type="float">
            <text:p>0.007738095238095</text:p>
          </table:table-cell>
          <table:table-cell table:style-name="ce2" table:formula="of:=AVERAGE([.AA3];[.AA10];[.AA17])" office:value-type="float" office:value="0.0125425170068027" calcext:value-type="float">
            <text:p>0.012542517006803</text:p>
          </table:table-cell>
          <table:table-cell table:style-name="ce2" table:formula="of:=AVERAGE([.AB3];[.AB10];[.AB17])" office:value-type="float" office:value="0.00545100860056638" calcext:value-type="float">
            <text:p>0.005451008600566</text:p>
          </table:table-cell>
          <table:table-cell table:style-name="ce2" table:formula="of:=AVERAGE([.AC3];[.AC10];[.AC17])" office:value-type="float" office:value="0.00419855442176871" calcext:value-type="float">
            <text:p>0.004198554421769</text:p>
          </table:table-cell>
          <table:table-cell table:style-name="ce2" table:formula="of:=AVERAGE([.AD3];[.AD10];[.AD17])" office:value-type="float" office:value="0" calcext:value-type="float">
            <text:p>0</text:p>
          </table:table-cell>
          <table:table-cell table:style-name="ce2" table:formula="of:=AVERAGE([.AE3];[.AE10];[.AE17])" office:value-type="float" office:value="22.38" calcext:value-type="float">
            <text:p>22.38</text:p>
          </table:table-cell>
          <table:table-cell table:formula="of:=AVERAGE([.AF3];[.AF10];[.AF17])" office:value-type="float" office:value="61.9033333333333" calcext:value-type="float">
            <text:p>61.9033333333333</text:p>
          </table:table-cell>
          <table:table-cell table:formula="of:=AVERAGE([.AG3];[.AG10];[.AG17])" office:value-type="float" office:value="60.4766666666667" calcext:value-type="float">
            <text:p>60.4766666666667</text:p>
          </table:table-cell>
          <table:table-cell table:formula="of:=AVERAGE([.AH3];[.AH10];[.AH17])" office:value-type="float" office:value="61.31" calcext:value-type="float">
            <text:p>61.31</text:p>
          </table:table-cell>
          <table:table-cell table:formula="of:=AVERAGE([.AI3];[.AI10];[.AI17])" office:value-type="float" office:value="61.1933333333333" calcext:value-type="float">
            <text:p>61.1933333333333</text:p>
          </table:table-cell>
          <table:table-cell table:style-name="ce2" table:formula="of:=AVERAGE([.AJ3];[.AJ10];[.AJ17])" office:value-type="float" office:value="0" calcext:value-type="float">
            <text:p>0</text:p>
          </table:table-cell>
          <table:table-cell table:style-name="ce2" table:formula="of:=AVERAGE([.AK3];[.AK10];[.AK17])" office:value-type="float" office:value="0.0110544217687075" calcext:value-type="float">
            <text:p>0.011054421768708</text:p>
          </table:table-cell>
          <table:table-cell table:style-name="ce2" table:formula="of:=AVERAGE([.AL3];[.AL10];[.AL17])" office:value-type="float" office:value="0.00612244897959184" calcext:value-type="float">
            <text:p>0.006122448979592</text:p>
          </table:table-cell>
          <table:table-cell table:style-name="ce2" table:formula="of:=AVERAGE([.AM3];[.AM10];[.AM17])" office:value-type="float" office:value="0.0092687074829932" calcext:value-type="float">
            <text:p>0.009268707482993</text:p>
          </table:table-cell>
          <table:table-cell table:style-name="ce2" table:formula="of:=AVERAGE([.AN3];[.AN10];[.AN17])" office:value-type="float" office:value="0.00325044300006769" calcext:value-type="float">
            <text:p>0.003250443000068</text:p>
          </table:table-cell>
          <table:table-cell table:style-name="ce2" table:formula="of:=AVERAGE([.AO3];[.AO10];[.AO17])" office:value-type="float" office:value="0.00276360544217687" calcext:value-type="float">
            <text:p>0.002763605442177</text:p>
          </table:table-cell>
          <table:table-cell table:style-name="ce2" table:formula="of:=AVERAGE([.AP3];[.AP10];[.AP17])" office:value-type="float" office:value="0" calcext:value-type="float">
            <text:p>0</text:p>
          </table:table-cell>
          <table:table-cell table:style-name="ce2" table:formula="of:=AVERAGE([.AQ3];[.AQ10];[.AQ17])" office:value-type="float" office:value="23.0966666666667" calcext:value-type="float">
            <text:p>23.0966666666667</text:p>
          </table:table-cell>
          <table:table-cell table:formula="of:=AVERAGE([.AR3];[.AR10];[.AR17])" office:value-type="float" office:value="63.57" calcext:value-type="float">
            <text:p>63.57</text:p>
          </table:table-cell>
          <table:table-cell table:formula="of:=AVERAGE([.AS3];[.AS10];[.AS17])" office:value-type="float" office:value="59.5233333333333" calcext:value-type="float">
            <text:p>59.5233333333333</text:p>
          </table:table-cell>
          <table:table-cell table:formula="of:=AVERAGE([.AT3];[.AT10];[.AT17])" office:value-type="float" office:value="61.0266666666667" calcext:value-type="float">
            <text:p>61.0266666666667</text:p>
          </table:table-cell>
          <table:table-cell table:formula="of:=AVERAGE([.AU3];[.AU10];[.AU17])" office:value-type="float" office:value="61.55" calcext:value-type="float">
            <text:p>61.55</text:p>
          </table:table-cell>
          <table:table-cell table:style-name="ce2" table:formula="of:=AVERAGE([.AV3];[.AV10];[.AV17])" office:value-type="float" office:value="0" calcext:value-type="float">
            <text:p>0</text:p>
          </table:table-cell>
          <table:table-cell table:style-name="ce2" table:formula="of:=AVERAGE([.AW3];[.AW10];[.AW17])" office:value-type="float" office:value="0.0115646258503401" calcext:value-type="float">
            <text:p>0.01156462585034</text:p>
          </table:table-cell>
          <table:table-cell table:style-name="ce2" table:formula="of:=AVERAGE([.AX3];[.AX10];[.AX17])" office:value-type="float" office:value="0.0126700680272109" calcext:value-type="float">
            <text:p>0.012670068027211</text:p>
          </table:table-cell>
          <table:table-cell table:style-name="ce2" table:formula="of:=AVERAGE([.AY3];[.AY10];[.AY17])" office:value-type="float" office:value="0.00565476190476191" calcext:value-type="float">
            <text:p>0.005654761904762</text:p>
          </table:table-cell>
          <table:table-cell table:style-name="ce2" table:formula="of:=AVERAGE([.AZ3];[.AZ10];[.AZ17])" office:value-type="float" office:value="0.00255725602412049" calcext:value-type="float">
            <text:p>0.002557256024121</text:p>
          </table:table-cell>
          <table:table-cell table:style-name="ce2" table:formula="of:=AVERAGE([.BA3];[.BA10];[.BA17])" office:value-type="float" office:value="0.00289115646258503" calcext:value-type="float">
            <text:p>0.002891156462585</text:p>
          </table:table-cell>
          <table:table-cell table:style-name="ce2" table:formula="of:=AVERAGE([.BB3];[.BB10];[.BB17])" office:value-type="float" office:value="0" calcext:value-type="float">
            <text:p>0</text:p>
          </table:table-cell>
          <table:table-cell table:style-name="ce2" table:formula="of:=AVERAGE([.BC3];[.BC10];[.BC17])" office:value-type="float" office:value="37.14" calcext:value-type="float">
            <text:p>37.14</text:p>
          </table:table-cell>
          <table:table-cell table:formula="of:=AVERAGE([.BD3];[.BD10];[.BD17])" office:value-type="float" office:value="68.3366666666667" calcext:value-type="float">
            <text:p>68.3366666666667</text:p>
          </table:table-cell>
          <table:table-cell table:formula="of:=AVERAGE([.BE3];[.BE10];[.BE17])" office:value-type="float" office:value="68.81" calcext:value-type="float">
            <text:p>68.81</text:p>
          </table:table-cell>
          <table:table-cell table:formula="of:=AVERAGE([.BF3];[.BF10];[.BF17])" office:value-type="float" office:value="68.7133333333333" calcext:value-type="float">
            <text:p>68.7133333333333</text:p>
          </table:table-cell>
          <table:table-cell table:formula="of:=AVERAGE([.BG3];[.BG10];[.BG17])" office:value-type="float" office:value="68.5733333333333" calcext:value-type="float">
            <text:p>68.5733333333333</text:p>
          </table:table-cell>
          <table:table-cell table:style-name="ce2" table:formula="of:=AVERAGE([.BH3];[.BH10];[.BH17])" office:value-type="float" office:value="0" calcext:value-type="float">
            <text:p>0</text:p>
          </table:table-cell>
          <table:table-cell table:style-name="ce2" table:formula="of:=AVERAGE([.BI3];[.BI10];[.BI17])" office:value-type="float" office:value="0.00182823129251701" calcext:value-type="float">
            <text:p>0.001828231292517</text:p>
          </table:table-cell>
          <table:table-cell table:style-name="ce2" table:formula="of:=AVERAGE([.BJ3];[.BJ10];[.BJ17])" office:value-type="float" office:value="0.00148809523809524" calcext:value-type="float">
            <text:p>0.001488095238095</text:p>
          </table:table-cell>
          <table:table-cell table:style-name="ce2" table:formula="of:=AVERAGE([.BK3];[.BK10];[.BK17])" office:value-type="float" office:value="0.000977891156462586" calcext:value-type="float">
            <text:p>0.000977891156463</text:p>
          </table:table-cell>
          <table:table-cell table:style-name="ce2" table:formula="of:=AVERAGE([.BL3];[.BL10];[.BL17])" office:value-type="float" office:value="0.00041855670056178" calcext:value-type="float">
            <text:p>0.000418556700562</text:p>
          </table:table-cell>
          <table:table-cell table:style-name="ce2" table:formula="of:=AVERAGE([.BM3];[.BM10];[.BM17])" office:value-type="float" office:value="0.000457057823129251" calcext:value-type="float">
            <text:p>0.000457057823129</text:p>
          </table:table-cell>
          <table:table-cell table:style-name="ce2" table:formula="of:=AVERAGE([.BN3];[.BN10];[.BN17])" office:value-type="float" office:value="0" calcext:value-type="float">
            <text:p>0</text:p>
          </table:table-cell>
          <table:table-cell table:style-name="ce2" table:formula="of:=AVERAGE([.BO3];[.BO10];[.BO17])" office:value-type="float" office:value="35" calcext:value-type="float">
            <text:p>35</text:p>
          </table:table-cell>
          <table:table-cell table:formula="of:=AVERAGE([.BP3];[.BP10];[.BP17])" office:value-type="float" office:value="67.1433333333333" calcext:value-type="float">
            <text:p>67.1433333333333</text:p>
          </table:table-cell>
          <table:table-cell table:formula="of:=AVERAGE([.BQ3];[.BQ10];[.BQ17])" office:value-type="float" office:value="67.8566666666667" calcext:value-type="float">
            <text:p>67.8566666666667</text:p>
          </table:table-cell>
          <table:table-cell table:formula="of:=AVERAGE([.BR3];[.BR10];[.BR17])" office:value-type="float" office:value="67.82" calcext:value-type="float">
            <text:p>67.82</text:p>
          </table:table-cell>
          <table:table-cell table:formula="of:=AVERAGE([.BS3];[.BS10];[.BS17])" office:value-type="float" office:value="67.5" calcext:value-type="float">
            <text:p>67.5</text:p>
          </table:table-cell>
          <table:table-cell table:style-name="ce2" table:formula="of:=AVERAGE([.BT3];[.BT10];[.BT17])" office:value-type="float" office:value="0" calcext:value-type="float">
            <text:p>0</text:p>
          </table:table-cell>
          <table:table-cell table:style-name="ce2" table:formula="of:=AVERAGE([.BU3];[.BU10];[.BU17])" office:value-type="float" office:value="0.00165816326530612" calcext:value-type="float">
            <text:p>0.001658163265306</text:p>
          </table:table-cell>
          <table:table-cell table:style-name="ce2" table:formula="of:=AVERAGE([.BV3];[.BV10];[.BV17])" office:value-type="float" office:value="0.0024234693877551" calcext:value-type="float">
            <text:p>0.002423469387755</text:p>
          </table:table-cell>
          <table:table-cell table:style-name="ce2" table:formula="of:=AVERAGE([.BW3];[.BW10];[.BW17])" office:value-type="float" office:value="0.00102040816326531" calcext:value-type="float">
            <text:p>0.001020408163265</text:p>
          </table:table-cell>
          <table:table-cell table:style-name="ce2" table:formula="of:=AVERAGE([.BX3];[.BX10];[.BX17])" office:value-type="float" office:value="0.000337070367177234" calcext:value-type="float">
            <text:p>0.000337070367177</text:p>
          </table:table-cell>
          <table:table-cell table:style-name="ce2" table:formula="of:=AVERAGE([.BY3];[.BY10];[.BY17])" office:value-type="float" office:value="0.000414540816326531" calcext:value-type="float">
            <text:p>0.000414540816327</text:p>
          </table:table-cell>
          <table:table-cell table:style-name="ce2" table:formula="of:=AVERAGE([.BZ3];[.BZ10];[.BZ17])" office:value-type="float" office:value="0" calcext:value-type="float">
            <text:p>0</text:p>
          </table:table-cell>
          <table:table-cell table:style-name="ce2" table:formula="of:=AVERAGE([.CA3];[.CA10];[.CA17])" office:value-type="float" office:value="35.95" calcext:value-type="float">
            <text:p>35.95</text:p>
          </table:table-cell>
          <table:table-cell table:formula="of:=AVERAGE([.CB3];[.CB10];[.CB17])" office:value-type="float" office:value="66.9033333333333" calcext:value-type="float">
            <text:p>66.9033333333333</text:p>
          </table:table-cell>
          <table:table-cell table:formula="of:=AVERAGE([.CC3];[.CC10];[.CC17])" office:value-type="float" office:value="69.0466666666667" calcext:value-type="float">
            <text:p>69.0466666666667</text:p>
          </table:table-cell>
          <table:table-cell table:formula="of:=AVERAGE([.CD3];[.CD10];[.CD17])" office:value-type="float" office:value="68.35" calcext:value-type="float">
            <text:p>68.35</text:p>
          </table:table-cell>
          <table:table-cell table:formula="of:=AVERAGE([.CE3];[.CE10];[.CE17])" office:value-type="float" office:value="67.9766666666667" calcext:value-type="float">
            <text:p>67.9766666666667</text:p>
          </table:table-cell>
          <table:table-cell table:style-name="ce2" table:formula="of:=AVERAGE([.CF3];[.CF10];[.CF17])" office:value-type="float" office:value="0" calcext:value-type="float">
            <text:p>0</text:p>
          </table:table-cell>
          <table:table-cell table:style-name="ce2" table:formula="of:=AVERAGE([.CG3];[.CG10];[.CG17])" office:value-type="float" office:value="0.00225340136054421" calcext:value-type="float">
            <text:p>0.002253401360544</text:p>
          </table:table-cell>
          <table:table-cell table:style-name="ce2" table:formula="of:=AVERAGE([.CH3];[.CH10];[.CH17])" office:value-type="float" office:value="0.00289115646258504" calcext:value-type="float">
            <text:p>0.002891156462585</text:p>
          </table:table-cell>
          <table:table-cell table:style-name="ce2" table:formula="of:=AVERAGE([.CI3];[.CI10];[.CI17])" office:value-type="float" office:value="0.000722789115646258" calcext:value-type="float">
            <text:p>0.000722789115646</text:p>
          </table:table-cell>
          <table:table-cell table:style-name="ce2" table:formula="of:=AVERAGE([.CJ3];[.CJ10];[.CJ17])" office:value-type="float" office:value="0.000366971668363206" calcext:value-type="float">
            <text:p>0.000366971668363</text:p>
          </table:table-cell>
          <table:table-cell table:style-name="ce2" table:formula="of:=AVERAGE([.CK3];[.CK10];[.CK17])" office:value-type="float" office:value="0.000563350340136054" calcext:value-type="float">
            <text:p>0.000563350340136</text:p>
          </table:table-cell>
          <table:table-cell table:style-name="ce2" table:formula="of:=AVERAGE([.CL3];[.CL10];[.CL17])" office:value-type="float" office:value="0" calcext:value-type="float">
            <text:p>0</text:p>
          </table:table-cell>
          <table:table-cell table:style-name="ce2" table:formula="of:=AVERAGE([.CM3];[.CM10];[.CM17])" office:value-type="float" office:value="33.0966666666667" calcext:value-type="float">
            <text:p>33.0966666666667</text:p>
          </table:table-cell>
          <table:table-cell table:formula="of:=AVERAGE([.CN3];[.CN10];[.CN17])" office:value-type="float" office:value="66.4266666666667" calcext:value-type="float">
            <text:p>66.4266666666667</text:p>
          </table:table-cell>
          <table:table-cell table:formula="of:=AVERAGE([.CO3];[.CO10];[.CO17])" office:value-type="float" office:value="66.6666666666667" calcext:value-type="float">
            <text:p>66.6666666666667</text:p>
          </table:table-cell>
          <table:table-cell table:formula="of:=AVERAGE([.CP3];[.CP10];[.CP17])" office:value-type="float" office:value="66.7366666666667" calcext:value-type="float">
            <text:p>66.7366666666667</text:p>
          </table:table-cell>
          <table:table-cell table:formula="of:=AVERAGE([.CQ3];[.CQ10];[.CQ17])" office:value-type="float" office:value="66.5466666666667" calcext:value-type="float">
            <text:p>66.5466666666667</text:p>
          </table:table-cell>
          <table:table-cell table:style-name="ce2" table:formula="of:=AVERAGE([.CR3];[.CR10];[.CR17])" office:value-type="float" office:value="0" calcext:value-type="float">
            <text:p>0</text:p>
          </table:table-cell>
          <table:table-cell table:style-name="ce2" table:formula="of:=AVERAGE([.CS3];[.CS10];[.CS17])" office:value-type="float" office:value="0.00412414965986394" calcext:value-type="float">
            <text:p>0.004124149659864</text:p>
          </table:table-cell>
          <table:table-cell table:style-name="ce2" table:formula="of:=AVERAGE([.CT3];[.CT10];[.CT17])" office:value-type="float" office:value="0.00327380952380953" calcext:value-type="float">
            <text:p>0.00327380952381</text:p>
          </table:table-cell>
          <table:table-cell table:style-name="ce2" table:formula="of:=AVERAGE([.CU3];[.CU10];[.CU17])" office:value-type="float" office:value="0.00250850340136054" calcext:value-type="float">
            <text:p>0.002508503401361</text:p>
          </table:table-cell>
          <table:table-cell table:style-name="ce2" table:formula="of:=AVERAGE([.CV3];[.CV10];[.CV17])" office:value-type="float" office:value="0.00118035659857572" calcext:value-type="float">
            <text:p>0.001180356598576</text:p>
          </table:table-cell>
          <table:table-cell table:style-name="ce2" table:formula="of:=AVERAGE([.CW3];[.CW10];[.CW17])" office:value-type="float" office:value="0.00103103741496599" calcext:value-type="float">
            <text:p>0.001031037414966</text:p>
          </table:table-cell>
          <table:table-cell table:style-name="ce2" table:formula="of:=AVERAGE([.CX3];[.CX10];[.CX17])" office:value-type="float" office:value="0" calcext:value-type="float">
            <text:p>0</text:p>
          </table:table-cell>
          <table:table-cell table:style-name="ce2" table:formula="of:=AVERAGE([.CY3];[.CY10];[.CY17])" office:value-type="float" office:value="40.24" calcext:value-type="float">
            <text:p>40.24</text:p>
          </table:table-cell>
          <table:table-cell table:formula="of:=AVERAGE([.CZ3];[.CZ10];[.CZ17])" office:value-type="float" office:value="70.4766666666667" calcext:value-type="float">
            <text:p>70.4766666666667</text:p>
          </table:table-cell>
          <table:table-cell table:formula="of:=AVERAGE([.DA3];[.DA10];[.DA17])" office:value-type="float" office:value="69.76" calcext:value-type="float">
            <text:p>69.76</text:p>
          </table:table-cell>
          <table:table-cell table:formula="of:=AVERAGE([.DB3];[.DB10];[.DB17])" office:value-type="float" office:value="69.89" calcext:value-type="float">
            <text:p>69.89</text:p>
          </table:table-cell>
          <table:table-cell table:formula="of:=AVERAGE([.DC3];[.DC10];[.DC17])" office:value-type="float" office:value="70.1166666666667" calcext:value-type="float">
            <text:p>70.1166666666667</text:p>
          </table:table-cell>
          <table:table-cell table:style-name="ce2" table:formula="of:=AVERAGE([.DD3];[.DD10];[.DD17])" office:value-type="float" office:value="27.1133333333333" calcext:value-type="float">
            <text:p>27.1133333333333</text:p>
          </table:table-cell>
          <table:table-cell table:style-name="ce2" table:formula="of:=AVERAGE([.DE3];[.DE10];[.DE17])" office:value-type="float" office:value="0.0016156462585034" calcext:value-type="float">
            <text:p>0.001615646258503</text:p>
          </table:table-cell>
          <table:table-cell table:style-name="ce2" table:formula="of:=AVERAGE([.DF3];[.DF10];[.DF17])" office:value-type="float" office:value="0.000850340136054421" calcext:value-type="float">
            <text:p>0.000850340136054</text:p>
          </table:table-cell>
          <table:table-cell table:style-name="ce2" table:formula="of:=AVERAGE([.DG3];[.DG10];[.DG17])" office:value-type="float" office:value="0.00102040816326531" calcext:value-type="float">
            <text:p>0.001020408163265</text:p>
          </table:table-cell>
          <table:table-cell table:style-name="ce2" table:formula="of:=AVERAGE([.DH3];[.DH10];[.DH17])" office:value-type="float" office:value="0.000513550585129807" calcext:value-type="float">
            <text:p>0.00051355058513</text:p>
          </table:table-cell>
          <table:table-cell table:style-name="ce2" table:formula="of:=AVERAGE([.DI3];[.DI10];[.DI17])" office:value-type="float" office:value="0.00040391156462585" calcext:value-type="float">
            <text:p>0.000403911564626</text:p>
          </table:table-cell>
          <table:table-cell table:style-name="ce18" table:formula="of:=AVERAGE([.DJ3];[.DJ10];[.DJ17])" office:value-type="float" office:value="0.0000762672586353202" calcext:value-type="float">
            <text:p>7.63E-05</text:p>
          </table:table-cell>
          <table:table-cell table:style-name="ce2" table:formula="of:=AVERAGE([.DK3];[.DK10];[.DK17])" office:value-type="float" office:value="35.2366666666667" calcext:value-type="float">
            <text:p>35.2366666666667</text:p>
          </table:table-cell>
          <table:table-cell table:formula="of:=AVERAGE([.DL3];[.DL10];[.DL17])" office:value-type="float" office:value="66.9033333333333" calcext:value-type="float">
            <text:p>66.9033333333333</text:p>
          </table:table-cell>
          <table:table-cell table:formula="of:=AVERAGE([.DM3];[.DM10];[.DM17])" office:value-type="float" office:value="68.3333333333333" calcext:value-type="float">
            <text:p>68.3333333333333</text:p>
          </table:table-cell>
          <table:table-cell table:formula="of:=AVERAGE([.DN3];[.DN10];[.DN17])" office:value-type="float" office:value="68.12" calcext:value-type="float">
            <text:p>68.12</text:p>
          </table:table-cell>
          <table:table-cell table:formula="of:=AVERAGE([.DO3];[.DO10];[.DO17])" office:value-type="float" office:value="67.62" calcext:value-type="float">
            <text:p>67.62</text:p>
          </table:table-cell>
          <table:table-cell table:style-name="ce2" table:formula="of:=AVERAGE([.DP3];[.DP10];[.DP17])" office:value-type="float" office:value="27.0433333333333" calcext:value-type="float">
            <text:p>27.0433333333333</text:p>
          </table:table-cell>
          <table:table-cell table:style-name="ce2" table:formula="of:=AVERAGE([.DQ3];[.DQ10];[.DQ17])" office:value-type="float" office:value="0.00250850340136054" calcext:value-type="float">
            <text:p>0.002508503401361</text:p>
          </table:table-cell>
          <table:table-cell table:style-name="ce2" table:formula="of:=AVERAGE([.DR3];[.DR10];[.DR17])" office:value-type="float" office:value="0.00199829931972789" calcext:value-type="float">
            <text:p>0.001998299319728</text:p>
          </table:table-cell>
          <table:table-cell table:style-name="ce2" table:formula="of:=AVERAGE([.DS3];[.DS10];[.DS17])" office:value-type="float" office:value="0.000637755102040818" calcext:value-type="float">
            <text:p>0.000637755102041</text:p>
          </table:table-cell>
          <table:table-cell table:style-name="ce2" table:formula="of:=AVERAGE([.DT3];[.DT10];[.DT17])" office:value-type="float" office:value="0.000542185427202832" calcext:value-type="float">
            <text:p>0.000542185427203</text:p>
          </table:table-cell>
          <table:table-cell table:style-name="ce2" table:formula="of:=AVERAGE([.DU3];[.DU10];[.DU17])" office:value-type="float" office:value="0.000627125850340135" calcext:value-type="float">
            <text:p>0.00062712585034</text:p>
          </table:table-cell>
          <table:table-cell table:style-name="ce18" table:formula="of:=AVERAGE([.DV3];[.DV10];[.DV17])" office:value-type="float" office:value="0.0000863208767891113" calcext:value-type="float">
            <text:p>8.63E-05</text:p>
          </table:table-cell>
          <table:table-cell table:style-name="ce2" table:formula="of:=AVERAGE([.DW3];[.DW10];[.DW17])" office:value-type="float" office:value="35.9533333333333" calcext:value-type="float">
            <text:p>35.9533333333333</text:p>
          </table:table-cell>
          <table:table-cell table:formula="of:=AVERAGE([.DX3];[.DX10];[.DX17])" office:value-type="float" office:value="65.95" calcext:value-type="float">
            <text:p>65.95</text:p>
          </table:table-cell>
          <table:table-cell table:formula="of:=AVERAGE([.DY3];[.DY10];[.DY17])" office:value-type="float" office:value="70" calcext:value-type="float">
            <text:p>70</text:p>
          </table:table-cell>
          <table:table-cell table:formula="of:=AVERAGE([.DZ3];[.DZ10];[.DZ17])" office:value-type="float" office:value="68.7733333333333" calcext:value-type="float">
            <text:p>68.7733333333333</text:p>
          </table:table-cell>
          <table:table-cell table:formula="of:=AVERAGE([.EA3];[.EA10];[.EA17])" office:value-type="float" office:value="67.9766666666667" calcext:value-type="float">
            <text:p>67.9766666666667</text:p>
          </table:table-cell>
          <table:table-cell table:style-name="ce2" table:formula="of:=AVERAGE([.EB3];[.EB10];[.EB17])" office:value-type="float" office:value="27.2633333333333" calcext:value-type="float">
            <text:p>27.2633333333333</text:p>
          </table:table-cell>
          <table:table-cell table:style-name="ce2" table:formula="of:=AVERAGE([.EC3];[.EC10];[.EC17])" office:value-type="float" office:value="0.00331632653061224" calcext:value-type="float">
            <text:p>0.003316326530612</text:p>
          </table:table-cell>
          <table:table-cell table:style-name="ce2" table:formula="of:=AVERAGE([.ED3];[.ED10];[.ED17])" office:value-type="float" office:value="0.00170068027210884" calcext:value-type="float">
            <text:p>0.001700680272109</text:p>
          </table:table-cell>
          <table:table-cell table:style-name="ce2" table:formula="of:=AVERAGE([.EE3];[.EE10];[.EE17])" office:value-type="float" office:value="0.00110544217687075" calcext:value-type="float">
            <text:p>0.001105442176871</text:p>
          </table:table-cell>
          <table:table-cell table:style-name="ce2" table:formula="of:=AVERAGE([.EF3];[.EF10];[.EF17])" office:value-type="float" office:value="0.000867042915922846" calcext:value-type="float">
            <text:p>0.000867042915923</text:p>
          </table:table-cell>
          <table:table-cell table:style-name="ce2" table:formula="of:=AVERAGE([.EG3];[.EG10];[.EG17])" office:value-type="float" office:value="0.00082908163265306" calcext:value-type="float">
            <text:p>0.000829081632653</text:p>
          </table:table-cell>
          <table:table-cell table:style-name="ce2" table:formula="of:=AVERAGE([.EH3];[.EH10];[.EH17])" office:value-type="float" office:value="0.000355826234253675" calcext:value-type="float">
            <text:p>0.000355826234254</text:p>
          </table:table-cell>
          <table:table-cell table:style-name="ce2" table:formula="of:=AVERAGE([.EI3];[.EI10];[.EI17])" office:value-type="float" office:value="34.0466666666667" calcext:value-type="float">
            <text:p>34.0466666666667</text:p>
          </table:table-cell>
          <table:table-cell table:formula="of:=AVERAGE([.EJ3];[.EJ10];[.EJ17])" office:value-type="float" office:value="66.1866666666667" calcext:value-type="float">
            <text:p>66.1866666666667</text:p>
          </table:table-cell>
          <table:table-cell table:formula="of:=AVERAGE([.EK3];[.EK10];[.EK17])" office:value-type="float" office:value="67.8566666666667" calcext:value-type="float">
            <text:p>67.8566666666667</text:p>
          </table:table-cell>
          <table:table-cell table:formula="of:=AVERAGE([.EL3];[.EL10];[.EL17])" office:value-type="float" office:value="67.3933333333333" calcext:value-type="float">
            <text:p>67.3933333333333</text:p>
          </table:table-cell>
          <table:table-cell table:formula="of:=AVERAGE([.EM3];[.EM10];[.EM17])" office:value-type="float" office:value="67.0233333333333" calcext:value-type="float">
            <text:p>67.0233333333333</text:p>
          </table:table-cell>
          <table:table-cell table:style-name="ce2" table:formula="of:=AVERAGE([.EN3];[.EN10];[.EN17])" office:value-type="float" office:value="28.03" calcext:value-type="float">
            <text:p>28.03</text:p>
          </table:table-cell>
          <table:table-cell table:style-name="ce2" table:formula="of:=AVERAGE([.EO3];[.EO10];[.EO17])" office:value-type="float" office:value="0.00199829931972789" calcext:value-type="float">
            <text:p>0.001998299319728</text:p>
          </table:table-cell>
          <table:table-cell table:style-name="ce2" table:formula="of:=AVERAGE([.EP3];[.EP10];[.EP17])" office:value-type="float" office:value="0.00106292517006803" calcext:value-type="float">
            <text:p>0.001062925170068</text:p>
          </table:table-cell>
          <table:table-cell table:style-name="ce2" table:formula="of:=AVERAGE([.EQ3];[.EQ10];[.EQ17])" office:value-type="float" office:value="0.000977891156462585" calcext:value-type="float">
            <text:p>0.000977891156463</text:p>
          </table:table-cell>
          <table:table-cell table:style-name="ce2" table:formula="of:=AVERAGE([.ER3];[.ER10];[.ER17])" office:value-type="float" office:value="0.000556911878163951" calcext:value-type="float">
            <text:p>0.000556911878164</text:p>
          </table:table-cell>
          <table:table-cell table:style-name="ce2" table:formula="of:=AVERAGE([.ES3];[.ES10];[.ES17])" office:value-type="float" office:value="0.000499574829931973" calcext:value-type="float">
            <text:p>0.000499574829932</text:p>
          </table:table-cell>
          <table:table-cell table:style-name="ce2" table:formula="of:=AVERAGE([.ET3];[.ET10];[.ET17])" office:value-type="float" office:value="0.000481890174474123" calcext:value-type="float">
            <text:p>0.000481890174474</text:p>
          </table:table-cell>
        </table:table-row>
        <table:table-row table:style-name="ro1">
          <table:table-cell/>
          <table:table-cell table:style-name="ce2" table:formula="of:=AVERAGE([.B4];[.B11];[.B18])" office:value-type="float" office:value="23.81" calcext:value-type="float">
            <text:p>23.81</text:p>
          </table:table-cell>
          <table:table-cell table:formula="of:=AVERAGE([.C4];[.C11];[.C18])" office:value-type="float" office:value="65.4766666666667" calcext:value-type="float">
            <text:p>65.4766666666667</text:p>
          </table:table-cell>
          <table:table-cell table:formula="of:=AVERAGE([.D4];[.D11];[.D18])" office:value-type="float" office:value="58.3333333333333" calcext:value-type="float">
            <text:p>58.3333333333333</text:p>
          </table:table-cell>
          <table:table-cell table:formula="of:=AVERAGE([.E4];[.E11];[.E18])" office:value-type="float" office:value="61.1733333333333" calcext:value-type="float">
            <text:p>61.1733333333333</text:p>
          </table:table-cell>
          <table:table-cell table:formula="of:=AVERAGE([.F4];[.F11];[.F18])" office:value-type="float" office:value="61.9066666666667" calcext:value-type="float">
            <text:p>61.9066666666667</text:p>
          </table:table-cell>
          <table:table-cell table:style-name="ce2" table:formula="of:=AVERAGE([.G4];[.G11];[.G18])" office:value-type="float" office:value="17.62" calcext:value-type="float">
            <text:p>17.62</text:p>
          </table:table-cell>
          <table:table-cell table:style-name="ce2" table:formula="of:=AVERAGE([.H4];[.H11];[.H18])" office:value-type="float" office:value="59.9966666666667" calcext:value-type="float">
            <text:p>59.9966666666667</text:p>
          </table:table-cell>
          <table:table-cell table:style-name="ce2" table:formula="of:=AVERAGE([.I4];[.I11];[.I18])" office:value-type="float" office:value="57.6166666666667" calcext:value-type="float">
            <text:p>57.6166666666667</text:p>
          </table:table-cell>
          <table:table-cell table:style-name="ce2" table:formula="of:=AVERAGE([.J4];[.J11];[.J18])" office:value-type="float" office:value="58.5333333333333" calcext:value-type="float">
            <text:p>58.5333333333333</text:p>
          </table:table-cell>
          <table:table-cell table:style-name="ce2" table:formula="of:=AVERAGE([.K4];[.K11];[.K18])" office:value-type="float" office:value="58.81" calcext:value-type="float">
            <text:p>58.81</text:p>
          </table:table-cell>
          <table:table-cell table:style-name="ce2" table:formula="of:=AVERAGE([.L4];[.L11];[.L18])" office:value-type="float" office:value="0" calcext:value-type="float">
            <text:p>0</text:p>
          </table:table-cell>
          <table:table-cell table:style-name="ce2" table:formula="of:=AVERAGE([.M4];[.M11];[.M18])" office:value-type="float" office:value="0.010671768707483" calcext:value-type="float">
            <text:p>0.010671768707483</text:p>
          </table:table-cell>
          <table:table-cell table:style-name="ce2" table:formula="of:=AVERAGE([.N4];[.N11];[.N18])" office:value-type="float" office:value="0.0046343537414966" calcext:value-type="float">
            <text:p>0.004634353741497</text:p>
          </table:table-cell>
          <table:table-cell table:style-name="ce2" table:formula="of:=AVERAGE([.O4];[.O11];[.O18])" office:value-type="float" office:value="0.00399659863945578" calcext:value-type="float">
            <text:p>0.003996598639456</text:p>
          </table:table-cell>
          <table:table-cell table:style-name="ce2" table:formula="of:=AVERAGE([.P4];[.P11];[.P18])" office:value-type="float" office:value="0.00261648545138252" calcext:value-type="float">
            <text:p>0.002616485451383</text:p>
          </table:table-cell>
          <table:table-cell table:style-name="ce2" table:formula="of:=AVERAGE([.Q4];[.Q11];[.Q18])" office:value-type="float" office:value="0.00266794217687075" calcext:value-type="float">
            <text:p>0.002667942176871</text:p>
          </table:table-cell>
          <table:table-cell table:style-name="ce2" table:formula="of:=AVERAGE([.R4];[.R11];[.R18])" office:value-type="float" office:value="0" calcext:value-type="float">
            <text:p>0</text:p>
          </table:table-cell>
          <table:table-cell table:style-name="ce2" table:formula="of:=AVERAGE([.S4];[.S11];[.S18])" office:value-type="float" office:value="18.81" calcext:value-type="float">
            <text:p>18.81</text:p>
          </table:table-cell>
          <table:table-cell table:formula="of:=AVERAGE([.T4];[.T11];[.T18])" office:value-type="float" office:value="57.1433333333333" calcext:value-type="float">
            <text:p>57.1433333333333</text:p>
          </table:table-cell>
          <table:table-cell table:formula="of:=AVERAGE([.U4];[.U11];[.U18])" office:value-type="float" office:value="61.6666666666667" calcext:value-type="float">
            <text:p>61.6666666666667</text:p>
          </table:table-cell>
          <table:table-cell table:formula="of:=AVERAGE([.V4];[.V11];[.V18])" office:value-type="float" office:value="60.2" calcext:value-type="float">
            <text:p>60.2</text:p>
          </table:table-cell>
          <table:table-cell table:formula="of:=AVERAGE([.W4];[.W11];[.W18])" office:value-type="float" office:value="59.4066666666667" calcext:value-type="float">
            <text:p>59.4066666666667</text:p>
          </table:table-cell>
          <table:table-cell table:style-name="ce2" table:formula="of:=AVERAGE([.X4];[.X11];[.X18])" office:value-type="float" office:value="0" calcext:value-type="float">
            <text:p>0</text:p>
          </table:table-cell>
          <table:table-cell table:style-name="ce2" table:formula="of:=AVERAGE([.Y4];[.Y11];[.Y18])" office:value-type="float" office:value="0.00744047619047619" calcext:value-type="float">
            <text:p>0.007440476190476</text:p>
          </table:table-cell>
          <table:table-cell table:style-name="ce2" table:formula="of:=AVERAGE([.Z4];[.Z11];[.Z18])" office:value-type="float" office:value="0.00386904761904762" calcext:value-type="float">
            <text:p>0.003869047619048</text:p>
          </table:table-cell>
          <table:table-cell table:style-name="ce2" table:formula="of:=AVERAGE([.AA4];[.AA11];[.AA18])" office:value-type="float" office:value="0.00701530612244898" calcext:value-type="float">
            <text:p>0.007015306122449</text:p>
          </table:table-cell>
          <table:table-cell table:style-name="ce2" table:formula="of:=AVERAGE([.AB4];[.AB11];[.AB18])" office:value-type="float" office:value="0.00315290115581991" calcext:value-type="float">
            <text:p>0.00315290115582</text:p>
          </table:table-cell>
          <table:table-cell table:style-name="ce2" table:formula="of:=AVERAGE([.AC4];[.AC11];[.AC18])" office:value-type="float" office:value="0.00186011904761905" calcext:value-type="float">
            <text:p>0.001860119047619</text:p>
          </table:table-cell>
          <table:table-cell table:style-name="ce2" table:formula="of:=AVERAGE([.AD4];[.AD11];[.AD18])" office:value-type="float" office:value="0" calcext:value-type="float">
            <text:p>0</text:p>
          </table:table-cell>
          <table:table-cell table:style-name="ce2" table:formula="of:=AVERAGE([.AE4];[.AE11];[.AE18])" office:value-type="float" office:value="19.5266666666667" calcext:value-type="float">
            <text:p>19.5266666666667</text:p>
          </table:table-cell>
          <table:table-cell table:formula="of:=AVERAGE([.AF4];[.AF11];[.AF18])" office:value-type="float" office:value="63.0933333333333" calcext:value-type="float">
            <text:p>63.0933333333333</text:p>
          </table:table-cell>
          <table:table-cell table:formula="of:=AVERAGE([.AG4];[.AG11];[.AG18])" office:value-type="float" office:value="56.4266666666667" calcext:value-type="float">
            <text:p>56.4266666666667</text:p>
          </table:table-cell>
          <table:table-cell table:formula="of:=AVERAGE([.AH4];[.AH11];[.AH18])" office:value-type="float" office:value="59.0633333333333" calcext:value-type="float">
            <text:p>59.0633333333333</text:p>
          </table:table-cell>
          <table:table-cell table:formula="of:=AVERAGE([.AI4];[.AI11];[.AI18])" office:value-type="float" office:value="59.7633333333333" calcext:value-type="float">
            <text:p>59.7633333333333</text:p>
          </table:table-cell>
          <table:table-cell table:style-name="ce2" table:formula="of:=AVERAGE([.AJ4];[.AJ11];[.AJ18])" office:value-type="float" office:value="0" calcext:value-type="float">
            <text:p>0</text:p>
          </table:table-cell>
          <table:table-cell table:style-name="ce2" table:formula="of:=AVERAGE([.AK4];[.AK11];[.AK18])" office:value-type="float" office:value="0.0116921768707483" calcext:value-type="float">
            <text:p>0.011692176870748</text:p>
          </table:table-cell>
          <table:table-cell table:style-name="ce2" table:formula="of:=AVERAGE([.AL4];[.AL11];[.AL18])" office:value-type="float" office:value="0.0110969387755102" calcext:value-type="float">
            <text:p>0.01109693877551</text:p>
          </table:table-cell>
          <table:table-cell table:style-name="ce2" table:formula="of:=AVERAGE([.AM4];[.AM11];[.AM18])" office:value-type="float" office:value="0.00612244897959184" calcext:value-type="float">
            <text:p>0.006122448979592</text:p>
          </table:table-cell>
          <table:table-cell table:style-name="ce2" table:formula="of:=AVERAGE([.AN4];[.AN11];[.AN18])" office:value-type="float" office:value="0.00277406467943141" calcext:value-type="float">
            <text:p>0.002774064679431</text:p>
          </table:table-cell>
          <table:table-cell table:style-name="ce2" table:formula="of:=AVERAGE([.AO4];[.AO11];[.AO18])" office:value-type="float" office:value="0.00292304421768707" calcext:value-type="float">
            <text:p>0.002923044217687</text:p>
          </table:table-cell>
          <table:table-cell table:style-name="ce2" table:formula="of:=AVERAGE([.AP4];[.AP11];[.AP18])" office:value-type="float" office:value="0" calcext:value-type="float">
            <text:p>0</text:p>
          </table:table-cell>
          <table:table-cell table:style-name="ce2" table:formula="of:=AVERAGE([.AQ4];[.AQ11];[.AQ18])" office:value-type="float" office:value="21.1933333333333" calcext:value-type="float">
            <text:p>21.1933333333333</text:p>
          </table:table-cell>
          <table:table-cell table:formula="of:=AVERAGE([.AR4];[.AR11];[.AR18])" office:value-type="float" office:value="61.9033333333333" calcext:value-type="float">
            <text:p>61.9033333333333</text:p>
          </table:table-cell>
          <table:table-cell table:formula="of:=AVERAGE([.AS4];[.AS11];[.AS18])" office:value-type="float" office:value="59.2833333333333" calcext:value-type="float">
            <text:p>59.2833333333333</text:p>
          </table:table-cell>
          <table:table-cell table:formula="of:=AVERAGE([.AT4];[.AT11];[.AT18])" office:value-type="float" office:value="60.7133333333333" calcext:value-type="float">
            <text:p>60.7133333333333</text:p>
          </table:table-cell>
          <table:table-cell table:formula="of:=AVERAGE([.AU4];[.AU11];[.AU18])" office:value-type="float" office:value="60.5966666666667" calcext:value-type="float">
            <text:p>60.5966666666667</text:p>
          </table:table-cell>
          <table:table-cell table:style-name="ce2" table:formula="of:=AVERAGE([.AV4];[.AV11];[.AV18])" office:value-type="float" office:value="0" calcext:value-type="float">
            <text:p>0</text:p>
          </table:table-cell>
          <table:table-cell table:style-name="ce2" table:formula="of:=AVERAGE([.AW4];[.AW11];[.AW18])" office:value-type="float" office:value="0.0200255102040816" calcext:value-type="float">
            <text:p>0.020025510204082</text:p>
          </table:table-cell>
          <table:table-cell table:style-name="ce2" table:formula="of:=AVERAGE([.AX4];[.AX11];[.AX18])" office:value-type="float" office:value="0.00756802721088435" calcext:value-type="float">
            <text:p>0.007568027210884</text:p>
          </table:table-cell>
          <table:table-cell table:style-name="ce2" table:formula="of:=AVERAGE([.AY4];[.AY11];[.AY18])" office:value-type="float" office:value="0.0137329931972789" calcext:value-type="float">
            <text:p>0.013732993197279</text:p>
          </table:table-cell>
          <table:table-cell table:style-name="ce2" table:formula="of:=AVERAGE([.AZ4];[.AZ11];[.AZ18])" office:value-type="float" office:value="0.00560066597466904" calcext:value-type="float">
            <text:p>0.005600665974669</text:p>
          </table:table-cell>
          <table:table-cell table:style-name="ce2" table:formula="of:=AVERAGE([.BA4];[.BA11];[.BA18])" office:value-type="float" office:value="0.00500637755102041" calcext:value-type="float">
            <text:p>0.00500637755102</text:p>
          </table:table-cell>
          <table:table-cell table:style-name="ce2" table:formula="of:=AVERAGE([.BB4];[.BB11];[.BB18])" office:value-type="float" office:value="0" calcext:value-type="float">
            <text:p>0</text:p>
          </table:table-cell>
          <table:table-cell table:style-name="ce2" table:formula="of:=AVERAGE([.BC4];[.BC11];[.BC18])" office:value-type="float" office:value="33.57" calcext:value-type="float">
            <text:p>33.57</text:p>
          </table:table-cell>
          <table:table-cell table:formula="of:=AVERAGE([.BD4];[.BD11];[.BD18])" office:value-type="float" office:value="67.38" calcext:value-type="float">
            <text:p>67.38</text:p>
          </table:table-cell>
          <table:table-cell table:formula="of:=AVERAGE([.BE4];[.BE11];[.BE18])" office:value-type="float" office:value="66.19" calcext:value-type="float">
            <text:p>66.19</text:p>
          </table:table-cell>
          <table:table-cell table:formula="of:=AVERAGE([.BF4];[.BF11];[.BF18])" office:value-type="float" office:value="66.6433333333333" calcext:value-type="float">
            <text:p>66.6433333333333</text:p>
          </table:table-cell>
          <table:table-cell table:formula="of:=AVERAGE([.BG4];[.BG11];[.BG18])" office:value-type="float" office:value="66.7866666666667" calcext:value-type="float">
            <text:p>66.7866666666667</text:p>
          </table:table-cell>
          <table:table-cell table:style-name="ce2" table:formula="of:=AVERAGE([.BH4];[.BH11];[.BH18])" office:value-type="float" office:value="0" calcext:value-type="float">
            <text:p>0</text:p>
          </table:table-cell>
          <table:table-cell table:style-name="ce2" table:formula="of:=AVERAGE([.BI4];[.BI11];[.BI18])" office:value-type="float" office:value="0.00174319727891156" calcext:value-type="float">
            <text:p>0.001743197278912</text:p>
          </table:table-cell>
          <table:table-cell table:style-name="ce2" table:formula="of:=AVERAGE([.BJ4];[.BJ11];[.BJ18])" office:value-type="float" office:value="0.00136054421768707" calcext:value-type="float">
            <text:p>0.001360544217687</text:p>
          </table:table-cell>
          <table:table-cell table:style-name="ce2" table:formula="of:=AVERAGE([.BK4];[.BK11];[.BK18])" office:value-type="float" office:value="0.00038265306122449" calcext:value-type="float">
            <text:p>0.000382653061224</text:p>
          </table:table-cell>
          <table:table-cell table:style-name="ce2" table:formula="of:=AVERAGE([.BL4];[.BL11];[.BL18])" office:value-type="float" office:value="0.00031633869286289" calcext:value-type="float">
            <text:p>0.000316338692863</text:p>
          </table:table-cell>
          <table:table-cell table:style-name="ce2" table:formula="of:=AVERAGE([.BM4];[.BM11];[.BM18])" office:value-type="float" office:value="0.000435799319727891" calcext:value-type="float">
            <text:p>0.000435799319728</text:p>
          </table:table-cell>
          <table:table-cell table:style-name="ce2" table:formula="of:=AVERAGE([.BN4];[.BN11];[.BN18])" office:value-type="float" office:value="0" calcext:value-type="float">
            <text:p>0</text:p>
          </table:table-cell>
          <table:table-cell table:style-name="ce2" table:formula="of:=AVERAGE([.BO4];[.BO11];[.BO18])" office:value-type="float" office:value="32.1433333333333" calcext:value-type="float">
            <text:p>32.1433333333333</text:p>
          </table:table-cell>
          <table:table-cell table:formula="of:=AVERAGE([.BP4];[.BP11];[.BP18])" office:value-type="float" office:value="65.4733333333333" calcext:value-type="float">
            <text:p>65.4733333333333</text:p>
          </table:table-cell>
          <table:table-cell table:formula="of:=AVERAGE([.BQ4];[.BQ11];[.BQ18])" office:value-type="float" office:value="66.6666666666667" calcext:value-type="float">
            <text:p>66.6666666666667</text:p>
          </table:table-cell>
          <table:table-cell table:formula="of:=AVERAGE([.BR4];[.BR11];[.BR18])" office:value-type="float" office:value="66.5733333333333" calcext:value-type="float">
            <text:p>66.5733333333333</text:p>
          </table:table-cell>
          <table:table-cell table:formula="of:=AVERAGE([.BS4];[.BS11];[.BS18])" office:value-type="float" office:value="66.07" calcext:value-type="float">
            <text:p>66.07</text:p>
          </table:table-cell>
          <table:table-cell table:style-name="ce2" table:formula="of:=AVERAGE([.BT4];[.BT11];[.BT18])" office:value-type="float" office:value="0" calcext:value-type="float">
            <text:p>0</text:p>
          </table:table-cell>
          <table:table-cell table:style-name="ce2" table:formula="of:=AVERAGE([.BU4];[.BU11];[.BU18])" office:value-type="float" office:value="0.00272108843537415" calcext:value-type="float">
            <text:p>0.002721088435374</text:p>
          </table:table-cell>
          <table:table-cell table:style-name="ce2" table:formula="of:=AVERAGE([.BV4];[.BV11];[.BV18])" office:value-type="float" office:value="0.000977891156462586" calcext:value-type="float">
            <text:p>0.000977891156463</text:p>
          </table:table-cell>
          <table:table-cell table:style-name="ce2" table:formula="of:=AVERAGE([.BW4];[.BW11];[.BW18])" office:value-type="float" office:value="0.00289115646258504" calcext:value-type="float">
            <text:p>0.002891156462585</text:p>
          </table:table-cell>
          <table:table-cell table:style-name="ce2" table:formula="of:=AVERAGE([.BX4];[.BX11];[.BX18])" office:value-type="float" office:value="0.000979423952570783" calcext:value-type="float">
            <text:p>0.000979423952571</text:p>
          </table:table-cell>
          <table:table-cell table:style-name="ce2" table:formula="of:=AVERAGE([.BY4];[.BY11];[.BY18])" office:value-type="float" office:value="0.000680272108843538" calcext:value-type="float">
            <text:p>0.000680272108844</text:p>
          </table:table-cell>
          <table:table-cell table:style-name="ce2" table:formula="of:=AVERAGE([.BZ4];[.BZ11];[.BZ18])" office:value-type="float" office:value="0" calcext:value-type="float">
            <text:p>0</text:p>
          </table:table-cell>
          <table:table-cell table:style-name="ce2" table:formula="of:=AVERAGE([.CA4];[.CA11];[.CA18])" office:value-type="float" office:value="34.0466666666667" calcext:value-type="float">
            <text:p>34.0466666666667</text:p>
          </table:table-cell>
          <table:table-cell table:formula="of:=AVERAGE([.CB4];[.CB11];[.CB18])" office:value-type="float" office:value="66.43" calcext:value-type="float">
            <text:p>66.43</text:p>
          </table:table-cell>
          <table:table-cell table:formula="of:=AVERAGE([.CC4];[.CC11];[.CC18])" office:value-type="float" office:value="67.6166666666667" calcext:value-type="float">
            <text:p>67.6166666666667</text:p>
          </table:table-cell>
          <table:table-cell table:formula="of:=AVERAGE([.CD4];[.CD11];[.CD18])" office:value-type="float" office:value="67.2033333333333" calcext:value-type="float">
            <text:p>67.2033333333333</text:p>
          </table:table-cell>
          <table:table-cell table:formula="of:=AVERAGE([.CE4];[.CE11];[.CE18])" office:value-type="float" office:value="67.0266666666667" calcext:value-type="float">
            <text:p>67.0266666666667</text:p>
          </table:table-cell>
          <table:table-cell table:style-name="ce2" table:formula="of:=AVERAGE([.CF4];[.CF11];[.CF18])" office:value-type="float" office:value="0" calcext:value-type="float">
            <text:p>0</text:p>
          </table:table-cell>
          <table:table-cell table:style-name="ce2" table:formula="of:=AVERAGE([.CG4];[.CG11];[.CG18])" office:value-type="float" office:value="0.00739795918367347" calcext:value-type="float">
            <text:p>0.007397959183673</text:p>
          </table:table-cell>
          <table:table-cell table:style-name="ce2" table:formula="of:=AVERAGE([.CH4];[.CH11];[.CH18])" office:value-type="float" office:value="0.00327380952380952" calcext:value-type="float">
            <text:p>0.00327380952381</text:p>
          </table:table-cell>
          <table:table-cell table:style-name="ce2" table:formula="of:=AVERAGE([.CI4];[.CI11];[.CI18])" office:value-type="float" office:value="0.0014030612244898" calcext:value-type="float">
            <text:p>0.00140306122449</text:p>
          </table:table-cell>
          <table:table-cell table:style-name="ce2" table:formula="of:=AVERAGE([.CJ4];[.CJ11];[.CJ18])" office:value-type="float" office:value="0.00160469544330881" calcext:value-type="float">
            <text:p>0.001604695443309</text:p>
          </table:table-cell>
          <table:table-cell table:style-name="ce2" table:formula="of:=AVERAGE([.CK4];[.CK11];[.CK18])" office:value-type="float" office:value="0.00184948979591837" calcext:value-type="float">
            <text:p>0.001849489795918</text:p>
          </table:table-cell>
          <table:table-cell table:style-name="ce2" table:formula="of:=AVERAGE([.CL4];[.CL11];[.CL18])" office:value-type="float" office:value="0" calcext:value-type="float">
            <text:p>0</text:p>
          </table:table-cell>
          <table:table-cell table:style-name="ce2" table:formula="of:=AVERAGE([.CM4];[.CM11];[.CM18])" office:value-type="float" office:value="34.9966666666667" calcext:value-type="float">
            <text:p>34.9966666666667</text:p>
          </table:table-cell>
          <table:table-cell table:formula="of:=AVERAGE([.CN4];[.CN11];[.CN18])" office:value-type="float" office:value="66.9033333333333" calcext:value-type="float">
            <text:p>66.9033333333333</text:p>
          </table:table-cell>
          <table:table-cell table:formula="of:=AVERAGE([.CO4];[.CO11];[.CO18])" office:value-type="float" office:value="68.0966666666667" calcext:value-type="float">
            <text:p>68.0966666666667</text:p>
          </table:table-cell>
          <table:table-cell table:formula="of:=AVERAGE([.CP4];[.CP11];[.CP18])" office:value-type="float" office:value="67.79" calcext:value-type="float">
            <text:p>67.79</text:p>
          </table:table-cell>
          <table:table-cell table:formula="of:=AVERAGE([.CQ4];[.CQ11];[.CQ18])" office:value-type="float" office:value="67.5033333333333" calcext:value-type="float">
            <text:p>67.5033333333333</text:p>
          </table:table-cell>
          <table:table-cell table:style-name="ce2" table:formula="of:=AVERAGE([.CR4];[.CR11];[.CR18])" office:value-type="float" office:value="0" calcext:value-type="float">
            <text:p>0</text:p>
          </table:table-cell>
          <table:table-cell table:style-name="ce2" table:formula="of:=AVERAGE([.CS4];[.CS11];[.CS18])" office:value-type="float" office:value="0.00212585034013605" calcext:value-type="float">
            <text:p>0.002125850340136</text:p>
          </table:table-cell>
          <table:table-cell table:style-name="ce2" table:formula="of:=AVERAGE([.CT4];[.CT11];[.CT18])" office:value-type="float" office:value="0.000935374149659864" calcext:value-type="float">
            <text:p>0.00093537414966</text:p>
          </table:table-cell>
          <table:table-cell table:style-name="ce2" table:formula="of:=AVERAGE([.CU4];[.CU11];[.CU18])" office:value-type="float" office:value="0.000935374149659863" calcext:value-type="float">
            <text:p>0.00093537414966</text:p>
          </table:table-cell>
          <table:table-cell table:style-name="ce2" table:formula="of:=AVERAGE([.CV4];[.CV11];[.CV18])" office:value-type="float" office:value="0.000634891322276777" calcext:value-type="float">
            <text:p>0.000634891322277</text:p>
          </table:table-cell>
          <table:table-cell table:style-name="ce2" table:formula="of:=AVERAGE([.CW4];[.CW11];[.CW18])" office:value-type="float" office:value="0.000531462585034013" calcext:value-type="float">
            <text:p>0.000531462585034</text:p>
          </table:table-cell>
          <table:table-cell table:style-name="ce2" table:formula="of:=AVERAGE([.CX4];[.CX11];[.CX18])" office:value-type="float" office:value="0" calcext:value-type="float">
            <text:p>0</text:p>
          </table:table-cell>
          <table:table-cell table:style-name="ce2" table:formula="of:=AVERAGE([.CY4];[.CY11];[.CY18])" office:value-type="float" office:value="34.5233333333333" calcext:value-type="float">
            <text:p>34.5233333333333</text:p>
          </table:table-cell>
          <table:table-cell table:formula="of:=AVERAGE([.CZ4];[.CZ11];[.CZ18])" office:value-type="float" office:value="67.6166666666667" calcext:value-type="float">
            <text:p>67.6166666666667</text:p>
          </table:table-cell>
          <table:table-cell table:formula="of:=AVERAGE([.DA4];[.DA11];[.DA18])" office:value-type="float" office:value="66.9033333333333" calcext:value-type="float">
            <text:p>66.9033333333333</text:p>
          </table:table-cell>
          <table:table-cell table:formula="of:=AVERAGE([.DB4];[.DB11];[.DB18])" office:value-type="float" office:value="67.2133333333333" calcext:value-type="float">
            <text:p>67.2133333333333</text:p>
          </table:table-cell>
          <table:table-cell table:formula="of:=AVERAGE([.DC4];[.DC11];[.DC18])" office:value-type="float" office:value="67.2633333333333" calcext:value-type="float">
            <text:p>67.2633333333333</text:p>
          </table:table-cell>
          <table:table-cell table:style-name="ce2" table:formula="of:=AVERAGE([.DD4];[.DD11];[.DD18])" office:value-type="float" office:value="26.2533333333333" calcext:value-type="float">
            <text:p>26.2533333333333</text:p>
          </table:table-cell>
          <table:table-cell table:style-name="ce2" table:formula="of:=AVERAGE([.DE4];[.DE11];[.DE18])" office:value-type="float" office:value="0.00225340136054421" calcext:value-type="float">
            <text:p>0.002253401360544</text:p>
          </table:table-cell>
          <table:table-cell table:style-name="ce2" table:formula="of:=AVERAGE([.DF4];[.DF11];[.DF18])" office:value-type="float" office:value="0.00204081632653061" calcext:value-type="float">
            <text:p>0.002040816326531</text:p>
          </table:table-cell>
          <table:table-cell table:style-name="ce2" table:formula="of:=AVERAGE([.DG4];[.DG11];[.DG18])" office:value-type="float" office:value="0.000467687074829933" calcext:value-type="float">
            <text:p>0.00046768707483</text:p>
          </table:table-cell>
          <table:table-cell table:style-name="ce2" table:formula="of:=AVERAGE([.DH4];[.DH11];[.DH18])" office:value-type="float" office:value="0.00036259942134601" calcext:value-type="float">
            <text:p>0.000362599421346</text:p>
          </table:table-cell>
          <table:table-cell table:style-name="ce2" table:formula="of:=AVERAGE([.DI4];[.DI11];[.DI18])" office:value-type="float" office:value="0.000563350340136054" calcext:value-type="float">
            <text:p>0.000563350340136</text:p>
          </table:table-cell>
          <table:table-cell table:style-name="ce2" table:formula="of:=AVERAGE([.DJ4];[.DJ11];[.DJ18])" office:value-type="float" office:value="0.000210144360038636" calcext:value-type="float">
            <text:p>0.000210144360039</text:p>
          </table:table-cell>
          <table:table-cell table:style-name="ce2" table:formula="of:=AVERAGE([.DK4];[.DK11];[.DK18])" office:value-type="float" office:value="33.3333333333333" calcext:value-type="float">
            <text:p>33.3333333333333</text:p>
          </table:table-cell>
          <table:table-cell table:formula="of:=AVERAGE([.DL4];[.DL11];[.DL18])" office:value-type="float" office:value="65.9533333333333" calcext:value-type="float">
            <text:p>65.9533333333333</text:p>
          </table:table-cell>
          <table:table-cell table:formula="of:=AVERAGE([.DM4];[.DM11];[.DM18])" office:value-type="float" office:value="67.3833333333333" calcext:value-type="float">
            <text:p>67.3833333333333</text:p>
          </table:table-cell>
          <table:table-cell table:formula="of:=AVERAGE([.DN4];[.DN11];[.DN18])" office:value-type="float" office:value="67.27" calcext:value-type="float">
            <text:p>67.27</text:p>
          </table:table-cell>
          <table:table-cell table:formula="of:=AVERAGE([.DO4];[.DO11];[.DO18])" office:value-type="float" office:value="66.6666666666667" calcext:value-type="float">
            <text:p>66.6666666666667</text:p>
          </table:table-cell>
          <table:table-cell table:style-name="ce2" table:formula="of:=AVERAGE([.DP4];[.DP11];[.DP18])" office:value-type="float" office:value="26.18" calcext:value-type="float">
            <text:p>26.18</text:p>
          </table:table-cell>
          <table:table-cell table:style-name="ce2" table:formula="of:=AVERAGE([.DQ4];[.DQ11];[.DQ18])" office:value-type="float" office:value="0.00148809523809524" calcext:value-type="float">
            <text:p>0.001488095238095</text:p>
          </table:table-cell>
          <table:table-cell table:style-name="ce2" table:formula="of:=AVERAGE([.DR4];[.DR11];[.DR18])" office:value-type="float" office:value="0.000637755102040818" calcext:value-type="float">
            <text:p>0.000637755102041</text:p>
          </table:table-cell>
          <table:table-cell table:style-name="ce2" table:formula="of:=AVERAGE([.DS4];[.DS11];[.DS18])" office:value-type="float" office:value="0.000850340136054423" calcext:value-type="float">
            <text:p>0.000850340136054</text:p>
          </table:table-cell>
          <table:table-cell table:style-name="ce18" table:formula="of:=AVERAGE([.DT4];[.DT11];[.DT18])" office:value-type="float" office:value="0.000406971683103629" calcext:value-type="float">
            <text:p>4.07E-04</text:p>
          </table:table-cell>
          <table:table-cell table:style-name="ce2" table:formula="of:=AVERAGE([.DU4];[.DU11];[.DU18])" office:value-type="float" office:value="0.000372023809523809" calcext:value-type="float">
            <text:p>0.000372023809524</text:p>
          </table:table-cell>
          <table:table-cell table:style-name="ce2" table:formula="of:=AVERAGE([.DV4];[.DV11];[.DV18])" office:value-type="float" office:value="0.000204598735884048" calcext:value-type="float">
            <text:p>0.000204598735884</text:p>
          </table:table-cell>
          <table:table-cell table:style-name="ce2" table:formula="of:=AVERAGE([.DW4];[.DW11];[.DW18])" office:value-type="float" office:value="31.19" calcext:value-type="float">
            <text:p>31.19</text:p>
          </table:table-cell>
          <table:table-cell table:formula="of:=AVERAGE([.DX4];[.DX11];[.DX18])" office:value-type="float" office:value="62.8566666666667" calcext:value-type="float">
            <text:p>62.8566666666667</text:p>
          </table:table-cell>
          <table:table-cell table:formula="of:=AVERAGE([.DY4];[.DY11];[.DY18])" office:value-type="float" office:value="68.3333333333333" calcext:value-type="float">
            <text:p>68.3333333333333</text:p>
          </table:table-cell>
          <table:table-cell table:formula="of:=AVERAGE([.DZ4];[.DZ11];[.DZ18])" office:value-type="float" office:value="66.63" calcext:value-type="float">
            <text:p>66.63</text:p>
          </table:table-cell>
          <table:table-cell table:formula="of:=AVERAGE([.EA4];[.EA11];[.EA18])" office:value-type="float" office:value="65.5966666666667" calcext:value-type="float">
            <text:p>65.5966666666667</text:p>
          </table:table-cell>
          <table:table-cell table:style-name="ce2" table:formula="of:=AVERAGE([.EB4];[.EB11];[.EB18])" office:value-type="float" office:value="26.1333333333333" calcext:value-type="float">
            <text:p>26.1333333333333</text:p>
          </table:table-cell>
          <table:table-cell table:style-name="ce2" table:formula="of:=AVERAGE([.EC4];[.EC11];[.EC18])" office:value-type="float" office:value="0.00191326530612245" calcext:value-type="float">
            <text:p>0.001913265306122</text:p>
          </table:table-cell>
          <table:table-cell table:style-name="ce2" table:formula="of:=AVERAGE([.ED4];[.ED11];[.ED18])" office:value-type="float" office:value="0.00204081632653061" calcext:value-type="float">
            <text:p>0.002040816326531</text:p>
          </table:table-cell>
          <table:table-cell table:style-name="ce2" table:formula="of:=AVERAGE([.EE4];[.EE11];[.EE18])" office:value-type="float" office:value="0.000722789115646259" calcext:value-type="float">
            <text:p>0.000722789115646</text:p>
          </table:table-cell>
          <table:table-cell table:style-name="ce2" table:formula="of:=AVERAGE([.EF4];[.EF11];[.EF18])" office:value-type="float" office:value="0.000367272758019991" calcext:value-type="float">
            <text:p>0.00036727275802</text:p>
          </table:table-cell>
          <table:table-cell table:style-name="ce2" table:formula="of:=AVERAGE([.EG4];[.EG11];[.EG18])" office:value-type="float" office:value="0.000478316326530613" calcext:value-type="float">
            <text:p>0.000478316326531</text:p>
          </table:table-cell>
          <table:table-cell table:style-name="ce2" table:formula="of:=AVERAGE([.EH4];[.EH11];[.EH18])" office:value-type="float" office:value="0.000225807293706111" calcext:value-type="float">
            <text:p>0.000225807293706</text:p>
          </table:table-cell>
          <table:table-cell table:style-name="ce2" table:formula="of:=AVERAGE([.EI4];[.EI11];[.EI18])" office:value-type="float" office:value="32.1433333333333" calcext:value-type="float">
            <text:p>32.1433333333333</text:p>
          </table:table-cell>
          <table:table-cell table:formula="of:=AVERAGE([.EJ4];[.EJ11];[.EJ18])" office:value-type="float" office:value="64.5233333333333" calcext:value-type="float">
            <text:p>64.5233333333333</text:p>
          </table:table-cell>
          <table:table-cell table:formula="of:=AVERAGE([.EK4];[.EK11];[.EK18])" office:value-type="float" office:value="67.62" calcext:value-type="float">
            <text:p>67.62</text:p>
          </table:table-cell>
          <table:table-cell table:formula="of:=AVERAGE([.EL4];[.EL11];[.EL18])" office:value-type="float" office:value="66.6933333333333" calcext:value-type="float">
            <text:p>66.6933333333333</text:p>
          </table:table-cell>
          <table:table-cell table:formula="of:=AVERAGE([.EM4];[.EM11];[.EM18])" office:value-type="float" office:value="66.07" calcext:value-type="float">
            <text:p>66.07</text:p>
          </table:table-cell>
          <table:table-cell table:style-name="ce2" table:formula="of:=AVERAGE([.EN4];[.EN11];[.EN18])" office:value-type="float" office:value="26.15" calcext:value-type="float">
            <text:p>26.15</text:p>
          </table:table-cell>
          <table:table-cell table:style-name="ce2" table:formula="of:=AVERAGE([.EO4];[.EO11];[.EO18])" office:value-type="float" office:value="0.0016156462585034" calcext:value-type="float">
            <text:p>0.001615646258503</text:p>
          </table:table-cell>
          <table:table-cell table:style-name="ce2" table:formula="of:=AVERAGE([.EP4];[.EP11];[.EP18])" office:value-type="float" office:value="0.000977891156462586" calcext:value-type="float">
            <text:p>0.000977891156463</text:p>
          </table:table-cell>
          <table:table-cell table:style-name="ce2" table:formula="of:=AVERAGE([.EQ4];[.EQ11];[.EQ18])" office:value-type="float" office:value="0.000425170068027211" calcext:value-type="float">
            <text:p>0.000425170068027</text:p>
          </table:table-cell>
          <table:table-cell table:style-name="ce18" table:formula="of:=AVERAGE([.ER4];[.ER11];[.ER18])" office:value-type="float" office:value="0.000385611683516512" calcext:value-type="float">
            <text:p>3.86E-04</text:p>
          </table:table-cell>
          <table:table-cell table:style-name="ce18" table:formula="of:=AVERAGE([.ES4];[.ES11];[.ES18])" office:value-type="float" office:value="0.00040391156462585" calcext:value-type="float">
            <text:p>4.04E-04</text:p>
          </table:table-cell>
          <table:table-cell table:style-name="ce2" table:formula="of:=AVERAGE([.ET4];[.ET11];[.ET18])" office:value-type="float" office:value="0.00025763196424468" calcext:value-type="float">
            <text:p>0.000257631964245</text:p>
          </table:table-cell>
        </table:table-row>
        <table:table-row table:style-name="ro1">
          <table:table-cell/>
          <table:table-cell table:style-name="ce2" table:formula="of:=AVERAGE([.B5];[.B12];[.B19])" office:value-type="float" office:value="25" calcext:value-type="float">
            <text:p>25</text:p>
          </table:table-cell>
          <table:table-cell table:formula="of:=AVERAGE([.C5];[.C12];[.C19])" office:value-type="float" office:value="67.8566666666667" calcext:value-type="float">
            <text:p>67.8566666666667</text:p>
          </table:table-cell>
          <table:table-cell table:formula="of:=AVERAGE([.D5];[.D12];[.D19])" office:value-type="float" office:value="57.1433333333333" calcext:value-type="float">
            <text:p>57.1433333333333</text:p>
          </table:table-cell>
          <table:table-cell table:formula="of:=AVERAGE([.E5];[.E12];[.E19])" office:value-type="float" office:value="61.4166666666667" calcext:value-type="float">
            <text:p>61.4166666666667</text:p>
          </table:table-cell>
          <table:table-cell table:formula="of:=AVERAGE([.F5];[.F12];[.F19])" office:value-type="float" office:value="62.5" calcext:value-type="float">
            <text:p>62.5</text:p>
          </table:table-cell>
          <table:table-cell table:style-name="ce2" table:formula="of:=AVERAGE([.G5];[.G12];[.G19])" office:value-type="float" office:value="28.3333333333333" calcext:value-type="float">
            <text:p>28.3333333333333</text:p>
          </table:table-cell>
          <table:table-cell table:style-name="ce2" table:formula="of:=AVERAGE([.H5];[.H12];[.H19])" office:value-type="float" office:value="66.43" calcext:value-type="float">
            <text:p>66.43</text:p>
          </table:table-cell>
          <table:table-cell table:style-name="ce2" table:formula="of:=AVERAGE([.I5];[.I12];[.I19])" office:value-type="float" office:value="61.9033333333333" calcext:value-type="float">
            <text:p>61.9033333333333</text:p>
          </table:table-cell>
          <table:table-cell table:style-name="ce2" table:formula="of:=AVERAGE([.J5];[.J12];[.J19])" office:value-type="float" office:value="64.2566666666667" calcext:value-type="float">
            <text:p>64.2566666666667</text:p>
          </table:table-cell>
          <table:table-cell table:style-name="ce2" table:formula="of:=AVERAGE([.K5];[.K12];[.K19])" office:value-type="float" office:value="64.1666666666667" calcext:value-type="float">
            <text:p>64.1666666666667</text:p>
          </table:table-cell>
          <table:table-cell table:style-name="ce2" table:formula="of:=AVERAGE([.L5];[.L12];[.L19])" office:value-type="float" office:value="0" calcext:value-type="float">
            <text:p>0</text:p>
          </table:table-cell>
          <table:table-cell table:style-name="ce2" table:formula="of:=AVERAGE([.M5];[.M12];[.M19])" office:value-type="float" office:value="0.0170493197278912" calcext:value-type="float">
            <text:p>0.017049319727891</text:p>
          </table:table-cell>
          <table:table-cell table:style-name="ce2" table:formula="of:=AVERAGE([.N5];[.N12];[.N19])" office:value-type="float" office:value="0.00735544217687075" calcext:value-type="float">
            <text:p>0.007355442176871</text:p>
          </table:table-cell>
          <table:table-cell table:style-name="ce2" table:formula="of:=AVERAGE([.O5];[.O12];[.O19])" office:value-type="float" office:value="0.0122874149659864" calcext:value-type="float">
            <text:p>0.012287414965986</text:p>
          </table:table-cell>
          <table:table-cell table:style-name="ce2" table:formula="of:=AVERAGE([.P5];[.P12];[.P19])" office:value-type="float" office:value="0.00558298421819568" calcext:value-type="float">
            <text:p>0.005582984218196</text:p>
          </table:table-cell>
          <table:table-cell table:style-name="ce2" table:formula="of:=AVERAGE([.Q5];[.Q12];[.Q19])" office:value-type="float" office:value="0.00426232993197279" calcext:value-type="float">
            <text:p>0.004262329931973</text:p>
          </table:table-cell>
          <table:table-cell table:style-name="ce2" table:formula="of:=AVERAGE([.R5];[.R12];[.R19])" office:value-type="float" office:value="0" calcext:value-type="float">
            <text:p>0</text:p>
          </table:table-cell>
          <table:table-cell table:style-name="ce2" table:formula="of:=AVERAGE([.S5];[.S12];[.S19])" office:value-type="float" office:value="23.8066666666667" calcext:value-type="float">
            <text:p>23.8066666666667</text:p>
          </table:table-cell>
          <table:table-cell table:formula="of:=AVERAGE([.T5];[.T12];[.T19])" office:value-type="float" office:value="65.24" calcext:value-type="float">
            <text:p>65.24</text:p>
          </table:table-cell>
          <table:table-cell table:formula="of:=AVERAGE([.U5];[.U12];[.U19])" office:value-type="float" office:value="58.57" calcext:value-type="float">
            <text:p>58.57</text:p>
          </table:table-cell>
          <table:table-cell table:formula="of:=AVERAGE([.V5];[.V12];[.V19])" office:value-type="float" office:value="61.1533333333333" calcext:value-type="float">
            <text:p>61.1533333333333</text:p>
          </table:table-cell>
          <table:table-cell table:formula="of:=AVERAGE([.W5];[.W12];[.W19])" office:value-type="float" office:value="61.9066666666667" calcext:value-type="float">
            <text:p>61.9066666666667</text:p>
          </table:table-cell>
          <table:table-cell table:style-name="ce2" table:formula="of:=AVERAGE([.X5];[.X12];[.X19])" office:value-type="float" office:value="0" calcext:value-type="float">
            <text:p>0</text:p>
          </table:table-cell>
          <table:table-cell table:style-name="ce2" table:formula="of:=AVERAGE([.Y5];[.Y12];[.Y19])" office:value-type="float" office:value="0.0164540816326531" calcext:value-type="float">
            <text:p>0.016454081632653</text:p>
          </table:table-cell>
          <table:table-cell table:style-name="ce2" table:formula="of:=AVERAGE([.Z5];[.Z12];[.Z19])" office:value-type="float" office:value="0.0110119047619048" calcext:value-type="float">
            <text:p>0.011011904761905</text:p>
          </table:table-cell>
          <table:table-cell table:style-name="ce2" table:formula="of:=AVERAGE([.AA5];[.AA12];[.AA19])" office:value-type="float" office:value="0.0070578231292517" calcext:value-type="float">
            <text:p>0.007057823129252</text:p>
          </table:table-cell>
          <table:table-cell table:style-name="ce2" table:formula="of:=AVERAGE([.AB5];[.AB12];[.AB19])" office:value-type="float" office:value="0.00382428906888231" calcext:value-type="float">
            <text:p>0.003824289068882</text:p>
          </table:table-cell>
          <table:table-cell table:style-name="ce2" table:formula="of:=AVERAGE([.AC5];[.AC12];[.AC19])" office:value-type="float" office:value="0.00411352040816327" calcext:value-type="float">
            <text:p>0.004113520408163</text:p>
          </table:table-cell>
          <table:table-cell table:style-name="ce2" table:formula="of:=AVERAGE([.AD5];[.AD12];[.AD19])" office:value-type="float" office:value="0" calcext:value-type="float">
            <text:p>0</text:p>
          </table:table-cell>
          <table:table-cell table:style-name="ce2" table:formula="of:=AVERAGE([.AE5];[.AE12];[.AE19])" office:value-type="float" office:value="29.2866666666667" calcext:value-type="float">
            <text:p>29.2866666666667</text:p>
          </table:table-cell>
          <table:table-cell table:formula="of:=AVERAGE([.AF5];[.AF12];[.AF19])" office:value-type="float" office:value="66.6666666666667" calcext:value-type="float">
            <text:p>66.6666666666667</text:p>
          </table:table-cell>
          <table:table-cell table:formula="of:=AVERAGE([.AG5];[.AG12];[.AG19])" office:value-type="float" office:value="62.6233333333333" calcext:value-type="float">
            <text:p>62.6233333333333</text:p>
          </table:table-cell>
          <table:table-cell table:formula="of:=AVERAGE([.AH5];[.AH12];[.AH19])" office:value-type="float" office:value="64.27" calcext:value-type="float">
            <text:p>64.27</text:p>
          </table:table-cell>
          <table:table-cell table:formula="of:=AVERAGE([.AI5];[.AI12];[.AI19])" office:value-type="float" office:value="64.6433333333333" calcext:value-type="float">
            <text:p>64.6433333333333</text:p>
          </table:table-cell>
          <table:table-cell table:style-name="ce2" table:formula="of:=AVERAGE([.AJ5];[.AJ12];[.AJ19])" office:value-type="float" office:value="0" calcext:value-type="float">
            <text:p>0</text:p>
          </table:table-cell>
          <table:table-cell table:style-name="ce2" table:formula="of:=AVERAGE([.AK5];[.AK12];[.AK19])" office:value-type="float" office:value="0.0112670068027211" calcext:value-type="float">
            <text:p>0.011267006802721</text:p>
          </table:table-cell>
          <table:table-cell table:style-name="ce2" table:formula="of:=AVERAGE([.AL5];[.AL12];[.AL19])" office:value-type="float" office:value="0.011437074829932" calcext:value-type="float">
            <text:p>0.011437074829932</text:p>
          </table:table-cell>
          <table:table-cell table:style-name="ce2" table:formula="of:=AVERAGE([.AM5];[.AM12];[.AM19])" office:value-type="float" office:value="0.00884353741496599" calcext:value-type="float">
            <text:p>0.008843537414966</text:p>
          </table:table-cell>
          <table:table-cell table:style-name="ce2" table:formula="of:=AVERAGE([.AN5];[.AN12];[.AN19])" office:value-type="float" office:value="0.00275036248368385" calcext:value-type="float">
            <text:p>0.002750362483684</text:p>
          </table:table-cell>
          <table:table-cell table:style-name="ce2" table:formula="of:=AVERAGE([.AO5];[.AO12];[.AO19])" office:value-type="float" office:value="0.00281675170068027" calcext:value-type="float">
            <text:p>0.00281675170068</text:p>
          </table:table-cell>
          <table:table-cell table:style-name="ce2" table:formula="of:=AVERAGE([.AP5];[.AP12];[.AP19])" office:value-type="float" office:value="0" calcext:value-type="float">
            <text:p>0</text:p>
          </table:table-cell>
          <table:table-cell table:style-name="ce2" table:formula="of:=AVERAGE([.AQ5];[.AQ12];[.AQ19])" office:value-type="float" office:value="25.9533333333333" calcext:value-type="float">
            <text:p>25.9533333333333</text:p>
          </table:table-cell>
          <table:table-cell table:formula="of:=AVERAGE([.AR5];[.AR12];[.AR19])" office:value-type="float" office:value="66.6666666666667" calcext:value-type="float">
            <text:p>66.6666666666667</text:p>
          </table:table-cell>
          <table:table-cell table:formula="of:=AVERAGE([.AS5];[.AS12];[.AS19])" office:value-type="float" office:value="59.2833333333333" calcext:value-type="float">
            <text:p>59.2833333333333</text:p>
          </table:table-cell>
          <table:table-cell table:formula="of:=AVERAGE([.AT5];[.AT12];[.AT19])" office:value-type="float" office:value="62.1333333333333" calcext:value-type="float">
            <text:p>62.1333333333333</text:p>
          </table:table-cell>
          <table:table-cell table:formula="of:=AVERAGE([.AU5];[.AU12];[.AU19])" office:value-type="float" office:value="62.9733333333333" calcext:value-type="float">
            <text:p>62.9733333333333</text:p>
          </table:table-cell>
          <table:table-cell table:style-name="ce2" table:formula="of:=AVERAGE([.AV5];[.AV12];[.AV19])" office:value-type="float" office:value="0" calcext:value-type="float">
            <text:p>0</text:p>
          </table:table-cell>
          <table:table-cell table:style-name="ce2" table:formula="of:=AVERAGE([.AW5];[.AW12];[.AW19])" office:value-type="float" office:value="0.016921768707483" calcext:value-type="float">
            <text:p>0.016921768707483</text:p>
          </table:table-cell>
          <table:table-cell table:style-name="ce2" table:formula="of:=AVERAGE([.AX5];[.AX12];[.AX19])" office:value-type="float" office:value="0.0102465986394558" calcext:value-type="float">
            <text:p>0.010246598639456</text:p>
          </table:table-cell>
          <table:table-cell table:style-name="ce2" table:formula="of:=AVERAGE([.AY5];[.AY12];[.AY19])" office:value-type="float" office:value="0.00816326530612245" calcext:value-type="float">
            <text:p>0.008163265306122</text:p>
          </table:table-cell>
          <table:table-cell table:style-name="ce2" table:formula="of:=AVERAGE([.AZ5];[.AZ12];[.AZ19])" office:value-type="float" office:value="0.00385036534326013" calcext:value-type="float">
            <text:p>0.00385036534326</text:p>
          </table:table-cell>
          <table:table-cell table:style-name="ce2" table:formula="of:=AVERAGE([.BA5];[.BA12];[.BA19])" office:value-type="float" office:value="0.00423044217687075" calcext:value-type="float">
            <text:p>0.004230442176871</text:p>
          </table:table-cell>
          <table:table-cell table:style-name="ce2" table:formula="of:=AVERAGE([.BB5];[.BB12];[.BB19])" office:value-type="float" office:value="0" calcext:value-type="float">
            <text:p>0</text:p>
          </table:table-cell>
          <table:table-cell table:style-name="ce2" table:formula="of:=AVERAGE([.BC5];[.BC12];[.BC19])" office:value-type="float" office:value="41.6666666666667" calcext:value-type="float">
            <text:p>41.6666666666667</text:p>
          </table:table-cell>
          <table:table-cell table:formula="of:=AVERAGE([.BD5];[.BD12];[.BD19])" office:value-type="float" office:value="79.5233333333333" calcext:value-type="float">
            <text:p>79.5233333333333</text:p>
          </table:table-cell>
          <table:table-cell table:formula="of:=AVERAGE([.BE5];[.BE12];[.BE19])" office:value-type="float" office:value="62.14" calcext:value-type="float">
            <text:p>62.14</text:p>
          </table:table-cell>
          <table:table-cell table:formula="of:=AVERAGE([.BF5];[.BF12];[.BF19])" office:value-type="float" office:value="67.6733333333333" calcext:value-type="float">
            <text:p>67.6733333333333</text:p>
          </table:table-cell>
          <table:table-cell table:formula="of:=AVERAGE([.BG5];[.BG12];[.BG19])" office:value-type="float" office:value="70.8333333333333" calcext:value-type="float">
            <text:p>70.8333333333333</text:p>
          </table:table-cell>
          <table:table-cell table:style-name="ce2" table:formula="of:=AVERAGE([.BH5];[.BH12];[.BH19])" office:value-type="float" office:value="0" calcext:value-type="float">
            <text:p>0</text:p>
          </table:table-cell>
          <table:table-cell table:style-name="ce2" table:formula="of:=AVERAGE([.BI5];[.BI12];[.BI19])" office:value-type="float" office:value="0.00357142857142857" calcext:value-type="float">
            <text:p>0.003571428571429</text:p>
          </table:table-cell>
          <table:table-cell table:style-name="ce2" table:formula="of:=AVERAGE([.BJ5];[.BJ12];[.BJ19])" office:value-type="float" office:value="0.0014030612244898" calcext:value-type="float">
            <text:p>0.00140306122449</text:p>
          </table:table-cell>
          <table:table-cell table:style-name="ce2" table:formula="of:=AVERAGE([.BK5];[.BK12];[.BK19])" office:value-type="float" office:value="0.00119047619047619" calcext:value-type="float">
            <text:p>0.001190476190476</text:p>
          </table:table-cell>
          <table:table-cell table:style-name="ce2" table:formula="of:=AVERAGE([.BL5];[.BL12];[.BL19])" office:value-type="float" office:value="0.000689272207094116" calcext:value-type="float">
            <text:p>0.000689272207094</text:p>
          </table:table-cell>
          <table:table-cell table:style-name="ce2" table:formula="of:=AVERAGE([.BM5];[.BM12];[.BM19])" office:value-type="float" office:value="0.000892857142857143" calcext:value-type="float">
            <text:p>0.000892857142857</text:p>
          </table:table-cell>
          <table:table-cell table:style-name="ce2" table:formula="of:=AVERAGE([.BN5];[.BN12];[.BN19])" office:value-type="float" office:value="0" calcext:value-type="float">
            <text:p>0</text:p>
          </table:table-cell>
          <table:table-cell table:style-name="ce2" table:formula="of:=AVERAGE([.BO5];[.BO12];[.BO19])" office:value-type="float" office:value="38.8066666666667" calcext:value-type="float">
            <text:p>38.8066666666667</text:p>
          </table:table-cell>
          <table:table-cell table:formula="of:=AVERAGE([.BP5];[.BP12];[.BP19])" office:value-type="float" office:value="77.62" calcext:value-type="float">
            <text:p>77.62</text:p>
          </table:table-cell>
          <table:table-cell table:formula="of:=AVERAGE([.BQ5];[.BQ12];[.BQ19])" office:value-type="float" office:value="61.1933333333333" calcext:value-type="float">
            <text:p>61.1933333333333</text:p>
          </table:table-cell>
          <table:table-cell table:formula="of:=AVERAGE([.BR5];[.BR12];[.BR19])" office:value-type="float" office:value="66.67" calcext:value-type="float">
            <text:p>66.67</text:p>
          </table:table-cell>
          <table:table-cell table:formula="of:=AVERAGE([.BS5];[.BS12];[.BS19])" office:value-type="float" office:value="69.4066666666667" calcext:value-type="float">
            <text:p>69.4066666666667</text:p>
          </table:table-cell>
          <table:table-cell table:style-name="ce2" table:formula="of:=AVERAGE([.BT5];[.BT12];[.BT19])" office:value-type="float" office:value="0" calcext:value-type="float">
            <text:p>0</text:p>
          </table:table-cell>
          <table:table-cell table:style-name="ce2" table:formula="of:=AVERAGE([.BU5];[.BU12];[.BU19])" office:value-type="float" office:value="0.00293367346938775" calcext:value-type="float">
            <text:p>0.002933673469388</text:p>
          </table:table-cell>
          <table:table-cell table:style-name="ce2" table:formula="of:=AVERAGE([.BV5];[.BV12];[.BV19])" office:value-type="float" office:value="0.00216836734693877" calcext:value-type="float">
            <text:p>0.002168367346939</text:p>
          </table:table-cell>
          <table:table-cell table:style-name="ce2" table:formula="of:=AVERAGE([.BW5];[.BW12];[.BW19])" office:value-type="float" office:value="0.00148809523809524" calcext:value-type="float">
            <text:p>0.001488095238095</text:p>
          </table:table-cell>
          <table:table-cell table:style-name="ce2" table:formula="of:=AVERAGE([.BX5];[.BX12];[.BX19])" office:value-type="float" office:value="0.0005219556158947" calcext:value-type="float">
            <text:p>0.000521955615895</text:p>
          </table:table-cell>
          <table:table-cell table:style-name="ce2" table:formula="of:=AVERAGE([.BY5];[.BY12];[.BY19])" office:value-type="float" office:value="0.000733418367346938" calcext:value-type="float">
            <text:p>0.000733418367347</text:p>
          </table:table-cell>
          <table:table-cell table:style-name="ce2" table:formula="of:=AVERAGE([.BZ5];[.BZ12];[.BZ19])" office:value-type="float" office:value="0" calcext:value-type="float">
            <text:p>0</text:p>
          </table:table-cell>
          <table:table-cell table:style-name="ce2" table:formula="of:=AVERAGE([.CA5];[.CA12];[.CA19])" office:value-type="float" office:value="39.76" calcext:value-type="float">
            <text:p>39.76</text:p>
          </table:table-cell>
          <table:table-cell table:formula="of:=AVERAGE([.CB5];[.CB12];[.CB19])" office:value-type="float" office:value="79.5233333333333" calcext:value-type="float">
            <text:p>79.5233333333333</text:p>
          </table:table-cell>
          <table:table-cell table:formula="of:=AVERAGE([.CC5];[.CC12];[.CC19])" office:value-type="float" office:value="60.24" calcext:value-type="float">
            <text:p>60.24</text:p>
          </table:table-cell>
          <table:table-cell table:formula="of:=AVERAGE([.CD5];[.CD12];[.CD19])" office:value-type="float" office:value="66.8266666666667" calcext:value-type="float">
            <text:p>66.8266666666667</text:p>
          </table:table-cell>
          <table:table-cell table:formula="of:=AVERAGE([.CE5];[.CE12];[.CE19])" office:value-type="float" office:value="69.88" calcext:value-type="float">
            <text:p>69.88</text:p>
          </table:table-cell>
          <table:table-cell table:style-name="ce2" table:formula="of:=AVERAGE([.CF5];[.CF12];[.CF19])" office:value-type="float" office:value="0" calcext:value-type="float">
            <text:p>0</text:p>
          </table:table-cell>
          <table:table-cell table:style-name="ce2" table:formula="of:=AVERAGE([.CG5];[.CG12];[.CG19])" office:value-type="float" office:value="0.00229591836734694" calcext:value-type="float">
            <text:p>0.002295918367347</text:p>
          </table:table-cell>
          <table:table-cell table:style-name="ce2" table:formula="of:=AVERAGE([.CH5];[.CH12];[.CH19])" office:value-type="float" office:value="0.00187074829931973" calcext:value-type="float">
            <text:p>0.00187074829932</text:p>
          </table:table-cell>
          <table:table-cell table:style-name="ce2" table:formula="of:=AVERAGE([.CI5];[.CI12];[.CI19])" office:value-type="float" office:value="0.00229591836734694" calcext:value-type="float">
            <text:p>0.002295918367347</text:p>
          </table:table-cell>
          <table:table-cell table:style-name="ce2" table:formula="of:=AVERAGE([.CJ5];[.CJ12];[.CJ19])" office:value-type="float" office:value="0.000548310478569172" calcext:value-type="float">
            <text:p>0.000548310478569</text:p>
          </table:table-cell>
          <table:table-cell table:style-name="ce2" table:formula="of:=AVERAGE([.CK5];[.CK12];[.CK19])" office:value-type="float" office:value="0.000573979591836735" calcext:value-type="float">
            <text:p>0.000573979591837</text:p>
          </table:table-cell>
          <table:table-cell table:style-name="ce2" table:formula="of:=AVERAGE([.CL5];[.CL12];[.CL19])" office:value-type="float" office:value="0" calcext:value-type="float">
            <text:p>0</text:p>
          </table:table-cell>
          <table:table-cell table:style-name="ce2" table:formula="of:=AVERAGE([.CM5];[.CM12];[.CM19])" office:value-type="float" office:value="39.0466666666667" calcext:value-type="float">
            <text:p>39.0466666666667</text:p>
          </table:table-cell>
          <table:table-cell table:formula="of:=AVERAGE([.CN5];[.CN12];[.CN19])" office:value-type="float" office:value="77.3833333333333" calcext:value-type="float">
            <text:p>77.3833333333333</text:p>
          </table:table-cell>
          <table:table-cell table:formula="of:=AVERAGE([.CO5];[.CO12];[.CO19])" office:value-type="float" office:value="61.6666666666667" calcext:value-type="float">
            <text:p>61.6666666666667</text:p>
          </table:table-cell>
          <table:table-cell table:formula="of:=AVERAGE([.CP5];[.CP12];[.CP19])" office:value-type="float" office:value="66.9466666666667" calcext:value-type="float">
            <text:p>66.9466666666667</text:p>
          </table:table-cell>
          <table:table-cell table:formula="of:=AVERAGE([.CQ5];[.CQ12];[.CQ19])" office:value-type="float" office:value="69.5233333333333" calcext:value-type="float">
            <text:p>69.5233333333333</text:p>
          </table:table-cell>
          <table:table-cell table:style-name="ce2" table:formula="of:=AVERAGE([.CR5];[.CR12];[.CR19])" office:value-type="float" office:value="0" calcext:value-type="float">
            <text:p>0</text:p>
          </table:table-cell>
          <table:table-cell table:style-name="ce2" table:formula="of:=AVERAGE([.CS5];[.CS12];[.CS19])" office:value-type="float" office:value="0.00170068027210885" calcext:value-type="float">
            <text:p>0.001700680272109</text:p>
          </table:table-cell>
          <table:table-cell table:style-name="ce2" table:formula="of:=AVERAGE([.CT5];[.CT12];[.CT19])" office:value-type="float" office:value="0.00140306122448979" calcext:value-type="float">
            <text:p>0.00140306122449</text:p>
          </table:table-cell>
          <table:table-cell table:style-name="ce2" table:formula="of:=AVERAGE([.CU5];[.CU12];[.CU19])" office:value-type="float" office:value="0.00246598639455782" calcext:value-type="float">
            <text:p>0.002465986394558</text:p>
          </table:table-cell>
          <table:table-cell table:style-name="ce2" table:formula="of:=AVERAGE([.CV5];[.CV12];[.CV19])" office:value-type="float" office:value="0.000512990941779921" calcext:value-type="float">
            <text:p>0.00051299094178</text:p>
          </table:table-cell>
          <table:table-cell table:style-name="ce2" table:formula="of:=AVERAGE([.CW5];[.CW12];[.CW19])" office:value-type="float" office:value="0.000425170068027211" calcext:value-type="float">
            <text:p>0.000425170068027</text:p>
          </table:table-cell>
          <table:table-cell table:style-name="ce2" table:formula="of:=AVERAGE([.CX5];[.CX12];[.CX19])" office:value-type="float" office:value="0" calcext:value-type="float">
            <text:p>0</text:p>
          </table:table-cell>
          <table:table-cell table:style-name="ce2" table:formula="of:=AVERAGE([.CY5];[.CY12];[.CY19])" office:value-type="float" office:value="41.6666666666667" calcext:value-type="float">
            <text:p>41.6666666666667</text:p>
          </table:table-cell>
          <table:table-cell table:formula="of:=AVERAGE([.CZ5];[.CZ12];[.CZ19])" office:value-type="float" office:value="79.2833333333333" calcext:value-type="float">
            <text:p>79.2833333333333</text:p>
          </table:table-cell>
          <table:table-cell table:formula="of:=AVERAGE([.DA5];[.DA12];[.DA19])" office:value-type="float" office:value="62.3833333333333" calcext:value-type="float">
            <text:p>62.3833333333333</text:p>
          </table:table-cell>
          <table:table-cell table:formula="of:=AVERAGE([.DB5];[.DB12];[.DB19])" office:value-type="float" office:value="67.83" calcext:value-type="float">
            <text:p>67.83</text:p>
          </table:table-cell>
          <table:table-cell table:formula="of:=AVERAGE([.DC5];[.DC12];[.DC19])" office:value-type="float" office:value="70.8333333333333" calcext:value-type="float">
            <text:p>70.8333333333333</text:p>
          </table:table-cell>
          <table:table-cell table:style-name="ce2" table:formula="of:=AVERAGE([.DD5];[.DD12];[.DD19])" office:value-type="float" office:value="27.5233333333333" calcext:value-type="float">
            <text:p>27.5233333333333</text:p>
          </table:table-cell>
          <table:table-cell table:style-name="ce2" table:formula="of:=AVERAGE([.DE5];[.DE12];[.DE19])" office:value-type="float" office:value="0.00119047619047619" calcext:value-type="float">
            <text:p>0.001190476190476</text:p>
          </table:table-cell>
          <table:table-cell table:style-name="ce2" table:formula="of:=AVERAGE([.DF5];[.DF12];[.DF19])" office:value-type="float" office:value="0.000340136054421768" calcext:value-type="float">
            <text:p>0.000340136054422</text:p>
          </table:table-cell>
          <table:table-cell table:style-name="ce2" table:formula="of:=AVERAGE([.DG5];[.DG12];[.DG19])" office:value-type="float" office:value="0.000977891156462585" calcext:value-type="float">
            <text:p>0.000977891156463</text:p>
          </table:table-cell>
          <table:table-cell table:style-name="ce2" table:formula="of:=AVERAGE([.DH5];[.DH12];[.DH19])" office:value-type="float" office:value="0.000341546686860563" calcext:value-type="float">
            <text:p>0.000341546686861</text:p>
          </table:table-cell>
          <table:table-cell table:style-name="ce18" table:formula="of:=AVERAGE([.DI5];[.DI12];[.DI19])" office:value-type="float" office:value="0.000297619047619048" calcext:value-type="float">
            <text:p>2.98E-04</text:p>
          </table:table-cell>
          <table:table-cell table:style-name="ce2" table:formula="of:=AVERAGE([.DJ5];[.DJ12];[.DJ19])" office:value-type="float" office:value="0.000225154671469966" calcext:value-type="float">
            <text:p>0.00022515467147</text:p>
          </table:table-cell>
          <table:table-cell table:style-name="ce2" table:formula="of:=AVERAGE([.DK5];[.DK12];[.DK19])" office:value-type="float" office:value="36.6666666666667" calcext:value-type="float">
            <text:p>36.6666666666667</text:p>
          </table:table-cell>
          <table:table-cell table:formula="of:=AVERAGE([.DL5];[.DL12];[.DL19])" office:value-type="float" office:value="75.4766666666667" calcext:value-type="float">
            <text:p>75.4766666666667</text:p>
          </table:table-cell>
          <table:table-cell table:formula="of:=AVERAGE([.DM5];[.DM12];[.DM19])" office:value-type="float" office:value="61.19" calcext:value-type="float">
            <text:p>61.19</text:p>
          </table:table-cell>
          <table:table-cell table:formula="of:=AVERAGE([.DN5];[.DN12];[.DN19])" office:value-type="float" office:value="66.04" calcext:value-type="float">
            <text:p>66.04</text:p>
          </table:table-cell>
          <table:table-cell table:formula="of:=AVERAGE([.DO5];[.DO12];[.DO19])" office:value-type="float" office:value="68.3333333333333" calcext:value-type="float">
            <text:p>68.3333333333333</text:p>
          </table:table-cell>
          <table:table-cell table:style-name="ce2" table:formula="of:=AVERAGE([.DP5];[.DP12];[.DP19])" office:value-type="float" office:value="26.8533333333333" calcext:value-type="float">
            <text:p>26.8533333333333</text:p>
          </table:table-cell>
          <table:table-cell table:style-name="ce2" table:formula="of:=AVERAGE([.DQ5];[.DQ12];[.DQ19])" office:value-type="float" office:value="0.00182823129251701" calcext:value-type="float">
            <text:p>0.001828231292517</text:p>
          </table:table-cell>
          <table:table-cell table:style-name="ce2" table:formula="of:=AVERAGE([.DR5];[.DR12];[.DR19])" office:value-type="float" office:value="0.00199829931972789" calcext:value-type="float">
            <text:p>0.001998299319728</text:p>
          </table:table-cell>
          <table:table-cell table:style-name="ce2" table:formula="of:=AVERAGE([.DS5];[.DS12];[.DS19])" office:value-type="float" office:value="0.000297619047619048" calcext:value-type="float">
            <text:p>0.000297619047619</text:p>
          </table:table-cell>
          <table:table-cell table:style-name="ce18" table:formula="of:=AVERAGE([.DT5];[.DT12];[.DT19])" office:value-type="float" office:value="0.000241473397415852" calcext:value-type="float">
            <text:p>2.41E-04</text:p>
          </table:table-cell>
          <table:table-cell table:style-name="ce2" table:formula="of:=AVERAGE([.DU5];[.DU12];[.DU19])" office:value-type="float" office:value="0.000457057823129252" calcext:value-type="float">
            <text:p>0.000457057823129</text:p>
          </table:table-cell>
          <table:table-cell table:style-name="ce18" table:formula="of:=AVERAGE([.DV5];[.DV12];[.DV19])" office:value-type="float" office:value="0.0000656569166515998" calcext:value-type="float">
            <text:p>6.57E-05</text:p>
          </table:table-cell>
          <table:table-cell table:style-name="ce2" table:formula="of:=AVERAGE([.DW5];[.DW12];[.DW19])" office:value-type="float" office:value="41.1933333333333" calcext:value-type="float">
            <text:p>41.1933333333333</text:p>
          </table:table-cell>
          <table:table-cell table:formula="of:=AVERAGE([.DX5];[.DX12];[.DX19])" office:value-type="float" office:value="78.8066666666667" calcext:value-type="float">
            <text:p>78.8066666666667</text:p>
          </table:table-cell>
          <table:table-cell table:formula="of:=AVERAGE([.DY5];[.DY12];[.DY19])" office:value-type="float" office:value="62.38" calcext:value-type="float">
            <text:p>62.38</text:p>
          </table:table-cell>
          <table:table-cell table:formula="of:=AVERAGE([.DZ5];[.DZ12];[.DZ19])" office:value-type="float" office:value="67.9033333333333" calcext:value-type="float">
            <text:p>67.9033333333333</text:p>
          </table:table-cell>
          <table:table-cell table:formula="of:=AVERAGE([.EA5];[.EA12];[.EA19])" office:value-type="float" office:value="70.5933333333333" calcext:value-type="float">
            <text:p>70.5933333333333</text:p>
          </table:table-cell>
          <table:table-cell table:style-name="ce2" table:formula="of:=AVERAGE([.EB5];[.EB12];[.EB19])" office:value-type="float" office:value="26.47" calcext:value-type="float">
            <text:p>26.47</text:p>
          </table:table-cell>
          <table:table-cell table:style-name="ce2" table:formula="of:=AVERAGE([.EC5];[.EC12];[.EC19])" office:value-type="float" office:value="0.000595238095238098" calcext:value-type="float">
            <text:p>0.000595238095238</text:p>
          </table:table-cell>
          <table:table-cell table:style-name="ce2" table:formula="of:=AVERAGE([.ED5];[.ED12];[.ED19])" office:value-type="float" office:value="0.000892857142857142" calcext:value-type="float">
            <text:p>0.000892857142857</text:p>
          </table:table-cell>
          <table:table-cell table:style-name="ce2" table:formula="of:=AVERAGE([.EE5];[.EE12];[.EE19])" office:value-type="float" office:value="0.000722789115646259" calcext:value-type="float">
            <text:p>0.000722789115646</text:p>
          </table:table-cell>
          <table:table-cell table:style-name="ce18" table:formula="of:=AVERAGE([.EF5];[.EF12];[.EF19])" office:value-type="float" office:value="0.000165391752975338" calcext:value-type="float">
            <text:p>1.65E-04</text:p>
          </table:table-cell>
          <table:table-cell table:style-name="ce18" table:formula="of:=AVERAGE([.EG5];[.EG12];[.EG19])" office:value-type="float" office:value="0.000148809523809525" calcext:value-type="float">
            <text:p>1.49E-04</text:p>
          </table:table-cell>
          <table:table-cell table:style-name="ce18" table:formula="of:=AVERAGE([.EH5];[.EH12];[.EH19])" office:value-type="float" office:value="0.000164173366115917" calcext:value-type="float">
            <text:p>1.64E-04</text:p>
          </table:table-cell>
          <table:table-cell table:style-name="ce2" table:formula="of:=AVERAGE([.EI5];[.EI12];[.EI19])" office:value-type="float" office:value="38.3366666666667" calcext:value-type="float">
            <text:p>38.3366666666667</text:p>
          </table:table-cell>
          <table:table-cell table:formula="of:=AVERAGE([.EJ5];[.EJ12];[.EJ19])" office:value-type="float" office:value="75.9533333333333" calcext:value-type="float">
            <text:p>75.9533333333333</text:p>
          </table:table-cell>
          <table:table-cell table:formula="of:=AVERAGE([.EK5];[.EK12];[.EK19])" office:value-type="float" office:value="62.3833333333333" calcext:value-type="float">
            <text:p>62.3833333333333</text:p>
          </table:table-cell>
          <table:table-cell table:formula="of:=AVERAGE([.EL5];[.EL12];[.EL19])" office:value-type="float" office:value="66.9233333333333" calcext:value-type="float">
            <text:p>66.9233333333333</text:p>
          </table:table-cell>
          <table:table-cell table:formula="of:=AVERAGE([.EM5];[.EM12];[.EM19])" office:value-type="float" office:value="69.1633333333333" calcext:value-type="float">
            <text:p>69.1633333333333</text:p>
          </table:table-cell>
          <table:table-cell table:style-name="ce2" table:formula="of:=AVERAGE([.EN5];[.EN12];[.EN19])" office:value-type="float" office:value="26.5866666666667" calcext:value-type="float">
            <text:p>26.5866666666667</text:p>
          </table:table-cell>
          <table:table-cell table:style-name="ce2" table:formula="of:=AVERAGE([.EO5];[.EO12];[.EO19])" office:value-type="float" office:value="0.00212585034013606" calcext:value-type="float">
            <text:p>0.002125850340136</text:p>
          </table:table-cell>
          <table:table-cell table:style-name="ce2" table:formula="of:=AVERAGE([.EP5];[.EP12];[.EP19])" office:value-type="float" office:value="0.00216836734693877" calcext:value-type="float">
            <text:p>0.002168367346939</text:p>
          </table:table-cell>
          <table:table-cell table:style-name="ce2" table:formula="of:=AVERAGE([.EQ5];[.EQ12];[.EQ19])" office:value-type="float" office:value="0.00119047619047619" calcext:value-type="float">
            <text:p>0.001190476190476</text:p>
          </table:table-cell>
          <table:table-cell table:style-name="ce2" table:formula="of:=AVERAGE([.ER5];[.ER12];[.ER19])" office:value-type="float" office:value="0.000371670557095026" calcext:value-type="float">
            <text:p>0.000371670557095</text:p>
          </table:table-cell>
          <table:table-cell table:style-name="ce2" table:formula="of:=AVERAGE([.ES5];[.ES12];[.ES19])" office:value-type="float" office:value="0.000531462585034014" calcext:value-type="float">
            <text:p>0.000531462585034</text:p>
          </table:table-cell>
          <table:table-cell table:style-name="ce18" table:formula="of:=AVERAGE([.ET5];[.ET12];[.ET19])" office:value-type="float" office:value="0.000234008315535278" calcext:value-type="float">
            <text:p>2.34E-04</text:p>
          </table:table-cell>
        </table:table-row>
        <table:table-row table:style-name="ro1">
          <table:table-cell/>
          <table:table-cell table:style-name="ce2" table:formula="of:=AVERAGE([.B6];[.B13];[.B20])" office:value-type="float" office:value="16.6633333333333" calcext:value-type="float">
            <text:p>16.6633333333333</text:p>
          </table:table-cell>
          <table:table-cell table:formula="of:=AVERAGE([.C6];[.C13];[.C20])" office:value-type="float" office:value="58.33" calcext:value-type="float">
            <text:p>58.33</text:p>
          </table:table-cell>
          <table:table-cell table:formula="of:=AVERAGE([.D6];[.D13];[.D20])" office:value-type="float" office:value="58.3333333333333" calcext:value-type="float">
            <text:p>58.3333333333333</text:p>
          </table:table-cell>
          <table:table-cell table:formula="of:=AVERAGE([.E6];[.E13];[.E20])" office:value-type="float" office:value="58.5733333333333" calcext:value-type="float">
            <text:p>58.5733333333333</text:p>
          </table:table-cell>
          <table:table-cell table:formula="of:=AVERAGE([.F6];[.F13];[.F20])" office:value-type="float" office:value="58.3366666666667" calcext:value-type="float">
            <text:p>58.3366666666667</text:p>
          </table:table-cell>
          <table:table-cell table:style-name="ce2" table:formula="of:=AVERAGE([.G6];[.G13];[.G20])" office:value-type="float" office:value="22.38" calcext:value-type="float">
            <text:p>22.38</text:p>
          </table:table-cell>
          <table:table-cell table:style-name="ce2" table:formula="of:=AVERAGE([.H6];[.H13];[.H20])" office:value-type="float" office:value="62.38" calcext:value-type="float">
            <text:p>62.38</text:p>
          </table:table-cell>
          <table:table-cell table:style-name="ce2" table:formula="of:=AVERAGE([.I6];[.I13];[.I20])" office:value-type="float" office:value="60" calcext:value-type="float">
            <text:p>60</text:p>
          </table:table-cell>
          <table:table-cell table:style-name="ce2" table:formula="of:=AVERAGE([.J6];[.J13];[.J20])" office:value-type="float" office:value="61.12" calcext:value-type="float">
            <text:p>61.12</text:p>
          </table:table-cell>
          <table:table-cell table:style-name="ce2" table:formula="of:=AVERAGE([.K6];[.K13];[.K20])" office:value-type="float" office:value="61.19" calcext:value-type="float">
            <text:p>61.19</text:p>
          </table:table-cell>
          <table:table-cell table:style-name="ce2" table:formula="of:=AVERAGE([.L6];[.L13];[.L20])" office:value-type="float" office:value="0" calcext:value-type="float">
            <text:p>0</text:p>
          </table:table-cell>
          <table:table-cell table:style-name="ce2" table:formula="of:=AVERAGE([.M6];[.M13];[.M20])" office:value-type="float" office:value="0.0237244897959184" calcext:value-type="float">
            <text:p>0.023724489795918</text:p>
          </table:table-cell>
          <table:table-cell table:style-name="ce2" table:formula="of:=AVERAGE([.N6];[.N13];[.N20])" office:value-type="float" office:value="0.0103741496598639" calcext:value-type="float">
            <text:p>0.010374149659864</text:p>
          </table:table-cell>
          <table:table-cell table:style-name="ce2" table:formula="of:=AVERAGE([.O6];[.O13];[.O20])" office:value-type="float" office:value="0.0107993197278912" calcext:value-type="float">
            <text:p>0.010799319727891</text:p>
          </table:table-cell>
          <table:table-cell table:style-name="ce2" table:formula="of:=AVERAGE([.P6];[.P13];[.P20])" office:value-type="float" office:value="0.00608743004675277" calcext:value-type="float">
            <text:p>0.006087430046753</text:p>
          </table:table-cell>
          <table:table-cell table:style-name="ce2" table:formula="of:=AVERAGE([.Q6];[.Q13];[.Q20])" office:value-type="float" office:value="0.00593112244897959" calcext:value-type="float">
            <text:p>0.00593112244898</text:p>
          </table:table-cell>
          <table:table-cell table:style-name="ce2" table:formula="of:=AVERAGE([.R6];[.R13];[.R20])" office:value-type="float" office:value="0" calcext:value-type="float">
            <text:p>0</text:p>
          </table:table-cell>
          <table:table-cell table:style-name="ce2" table:formula="of:=AVERAGE([.S6];[.S13];[.S20])" office:value-type="float" office:value="23.3333333333333" calcext:value-type="float">
            <text:p>23.3333333333333</text:p>
          </table:table-cell>
          <table:table-cell table:formula="of:=AVERAGE([.T6];[.T13];[.T20])" office:value-type="float" office:value="62.8566666666667" calcext:value-type="float">
            <text:p>62.8566666666667</text:p>
          </table:table-cell>
          <table:table-cell table:formula="of:=AVERAGE([.U6];[.U13];[.U20])" office:value-type="float" office:value="60.4766666666667" calcext:value-type="float">
            <text:p>60.4766666666667</text:p>
          </table:table-cell>
          <table:table-cell table:formula="of:=AVERAGE([.V6];[.V13];[.V20])" office:value-type="float" office:value="61.45" calcext:value-type="float">
            <text:p>61.45</text:p>
          </table:table-cell>
          <table:table-cell table:formula="of:=AVERAGE([.W6];[.W13];[.W20])" office:value-type="float" office:value="61.6666666666667" calcext:value-type="float">
            <text:p>61.6666666666667</text:p>
          </table:table-cell>
          <table:table-cell table:style-name="ce2" table:formula="of:=AVERAGE([.X6];[.X13];[.X20])" office:value-type="float" office:value="0" calcext:value-type="float">
            <text:p>0</text:p>
          </table:table-cell>
          <table:table-cell table:style-name="ce2" table:formula="of:=AVERAGE([.Y6];[.Y13];[.Y20])" office:value-type="float" office:value="0.0107142857142857" calcext:value-type="float">
            <text:p>0.010714285714286</text:p>
          </table:table-cell>
          <table:table-cell table:style-name="ce2" table:formula="of:=AVERAGE([.Z6];[.Z13];[.Z20])" office:value-type="float" office:value="0.00820578231292517" calcext:value-type="float">
            <text:p>0.008205782312925</text:p>
          </table:table-cell>
          <table:table-cell table:style-name="ce2" table:formula="of:=AVERAGE([.AA6];[.AA13];[.AA20])" office:value-type="float" office:value="0.00620748299319728" calcext:value-type="float">
            <text:p>0.006207482993197</text:p>
          </table:table-cell>
          <table:table-cell table:style-name="ce2" table:formula="of:=AVERAGE([.AB6];[.AB13];[.AB20])" office:value-type="float" office:value="0.00262610597958412" calcext:value-type="float">
            <text:p>0.002626105979584</text:p>
          </table:table-cell>
          <table:table-cell table:style-name="ce2" table:formula="of:=AVERAGE([.AC6];[.AC13];[.AC20])" office:value-type="float" office:value="0.00267857142857143" calcext:value-type="float">
            <text:p>0.002678571428571</text:p>
          </table:table-cell>
          <table:table-cell table:style-name="ce2" table:formula="of:=AVERAGE([.AD6];[.AD13];[.AD20])" office:value-type="float" office:value="0" calcext:value-type="float">
            <text:p>0</text:p>
          </table:table-cell>
          <table:table-cell table:style-name="ce2" table:formula="of:=AVERAGE([.AE6];[.AE13];[.AE20])" office:value-type="float" office:value="23.81" calcext:value-type="float">
            <text:p>23.81</text:p>
          </table:table-cell>
          <table:table-cell table:formula="of:=AVERAGE([.AF6];[.AF13];[.AF20])" office:value-type="float" office:value="63.8133333333333" calcext:value-type="float">
            <text:p>63.8133333333333</text:p>
          </table:table-cell>
          <table:table-cell table:formula="of:=AVERAGE([.AG6];[.AG13];[.AG20])" office:value-type="float" office:value="60" calcext:value-type="float">
            <text:p>60</text:p>
          </table:table-cell>
          <table:table-cell table:formula="of:=AVERAGE([.AH6];[.AH13];[.AH20])" office:value-type="float" office:value="61.61" calcext:value-type="float">
            <text:p>61.61</text:p>
          </table:table-cell>
          <table:table-cell table:formula="of:=AVERAGE([.AI6];[.AI13];[.AI20])" office:value-type="float" office:value="61.9033333333333" calcext:value-type="float">
            <text:p>61.9033333333333</text:p>
          </table:table-cell>
          <table:table-cell table:style-name="ce2" table:formula="of:=AVERAGE([.AJ6];[.AJ13];[.AJ20])" office:value-type="float" office:value="0" calcext:value-type="float">
            <text:p>0</text:p>
          </table:table-cell>
          <table:table-cell table:style-name="ce2" table:formula="of:=AVERAGE([.AK6];[.AK13];[.AK20])" office:value-type="float" office:value="0.00748299319727891" calcext:value-type="float">
            <text:p>0.007482993197279</text:p>
          </table:table-cell>
          <table:table-cell table:style-name="ce2" table:formula="of:=AVERAGE([.AL6];[.AL13];[.AL20])" office:value-type="float" office:value="0.0054421768707483" calcext:value-type="float">
            <text:p>0.005442176870748</text:p>
          </table:table-cell>
          <table:table-cell table:style-name="ce2" table:formula="of:=AVERAGE([.AM6];[.AM13];[.AM20])" office:value-type="float" office:value="0.00637755102040817" calcext:value-type="float">
            <text:p>0.006377551020408</text:p>
          </table:table-cell>
          <table:table-cell table:style-name="ce2" table:formula="of:=AVERAGE([.AN6];[.AN13];[.AN20])" office:value-type="float" office:value="0.00203696587896177" calcext:value-type="float">
            <text:p>0.002036965878962</text:p>
          </table:table-cell>
          <table:table-cell table:style-name="ce2" table:formula="of:=AVERAGE([.AO6];[.AO13];[.AO20])" office:value-type="float" office:value="0.00187074829931973" calcext:value-type="float">
            <text:p>0.00187074829932</text:p>
          </table:table-cell>
          <table:table-cell table:style-name="ce2" table:formula="of:=AVERAGE([.AP6];[.AP13];[.AP20])" office:value-type="float" office:value="0" calcext:value-type="float">
            <text:p>0</text:p>
          </table:table-cell>
          <table:table-cell table:style-name="ce2" table:formula="of:=AVERAGE([.AQ6];[.AQ13];[.AQ20])" office:value-type="float" office:value="21.19" calcext:value-type="float">
            <text:p>21.19</text:p>
          </table:table-cell>
          <table:table-cell table:formula="of:=AVERAGE([.AR6];[.AR13];[.AR20])" office:value-type="float" office:value="60" calcext:value-type="float">
            <text:p>60</text:p>
          </table:table-cell>
          <table:table-cell table:formula="of:=AVERAGE([.AS6];[.AS13];[.AS20])" office:value-type="float" office:value="61.19" calcext:value-type="float">
            <text:p>61.19</text:p>
          </table:table-cell>
          <table:table-cell table:formula="of:=AVERAGE([.AT6];[.AT13];[.AT20])" office:value-type="float" office:value="60.43" calcext:value-type="float">
            <text:p>60.43</text:p>
          </table:table-cell>
          <table:table-cell table:formula="of:=AVERAGE([.AU6];[.AU13];[.AU20])" office:value-type="float" office:value="60.5933333333333" calcext:value-type="float">
            <text:p>60.5933333333333</text:p>
          </table:table-cell>
          <table:table-cell table:style-name="ce2" table:formula="of:=AVERAGE([.AV6];[.AV13];[.AV20])" office:value-type="float" office:value="0" calcext:value-type="float">
            <text:p>0</text:p>
          </table:table-cell>
          <table:table-cell table:style-name="ce2" table:formula="of:=AVERAGE([.AW6];[.AW13];[.AW20])" office:value-type="float" office:value="0.0120323129251701" calcext:value-type="float">
            <text:p>0.01203231292517</text:p>
          </table:table-cell>
          <table:table-cell table:style-name="ce2" table:formula="of:=AVERAGE([.AX6];[.AX13];[.AX20])" office:value-type="float" office:value="0.00990646258503401" calcext:value-type="float">
            <text:p>0.009906462585034</text:p>
          </table:table-cell>
          <table:table-cell table:style-name="ce2" table:formula="of:=AVERAGE([.AY6];[.AY13];[.AY20])" office:value-type="float" office:value="0.00399659863945579" calcext:value-type="float">
            <text:p>0.003996598639456</text:p>
          </table:table-cell>
          <table:table-cell table:style-name="ce2" table:formula="of:=AVERAGE([.AZ6];[.AZ13];[.AZ20])" office:value-type="float" office:value="0.00325450901224885" calcext:value-type="float">
            <text:p>0.003254509012249</text:p>
          </table:table-cell>
          <table:table-cell table:style-name="ce2" table:formula="of:=AVERAGE([.BA6];[.BA13];[.BA20])" office:value-type="float" office:value="0.00300807823129252" calcext:value-type="float">
            <text:p>0.003008078231293</text:p>
          </table:table-cell>
          <table:table-cell table:style-name="ce2" table:formula="of:=AVERAGE([.BB6];[.BB13];[.BB20])" office:value-type="float" office:value="0" calcext:value-type="float">
            <text:p>0</text:p>
          </table:table-cell>
          <table:table-cell table:style-name="ce2" table:formula="of:=AVERAGE([.BC6];[.BC13];[.BC20])" office:value-type="float" office:value="35.4733333333333" calcext:value-type="float">
            <text:p>35.4733333333333</text:p>
          </table:table-cell>
          <table:table-cell table:formula="of:=AVERAGE([.BD6];[.BD13];[.BD20])" office:value-type="float" office:value="71.6666666666667" calcext:value-type="float">
            <text:p>71.6666666666667</text:p>
          </table:table-cell>
          <table:table-cell table:formula="of:=AVERAGE([.BE6];[.BE13];[.BE20])" office:value-type="float" office:value="63.81" calcext:value-type="float">
            <text:p>63.81</text:p>
          </table:table-cell>
          <table:table-cell table:formula="of:=AVERAGE([.BF6];[.BF13];[.BF20])" office:value-type="float" office:value="66.4666666666667" calcext:value-type="float">
            <text:p>66.4666666666667</text:p>
          </table:table-cell>
          <table:table-cell table:formula="of:=AVERAGE([.BG6];[.BG13];[.BG20])" office:value-type="float" office:value="67.74" calcext:value-type="float">
            <text:p>67.74</text:p>
          </table:table-cell>
          <table:table-cell table:style-name="ce2" table:formula="of:=AVERAGE([.BH6];[.BH13];[.BH20])" office:value-type="float" office:value="0" calcext:value-type="float">
            <text:p>0</text:p>
          </table:table-cell>
          <table:table-cell table:style-name="ce2" table:formula="of:=AVERAGE([.BI6];[.BI13];[.BI20])" office:value-type="float" office:value="0.00476190476190476" calcext:value-type="float">
            <text:p>0.004761904761905</text:p>
          </table:table-cell>
          <table:table-cell table:style-name="ce2" table:formula="of:=AVERAGE([.BJ6];[.BJ13];[.BJ20])" office:value-type="float" office:value="0.00199829931972789" calcext:value-type="float">
            <text:p>0.001998299319728</text:p>
          </table:table-cell>
          <table:table-cell table:style-name="ce2" table:formula="of:=AVERAGE([.BK6];[.BK13];[.BK20])" office:value-type="float" office:value="0.00106292517006803" calcext:value-type="float">
            <text:p>0.001062925170068</text:p>
          </table:table-cell>
          <table:table-cell table:style-name="ce2" table:formula="of:=AVERAGE([.BL6];[.BL13];[.BL20])" office:value-type="float" office:value="0.000965543864879737" calcext:value-type="float">
            <text:p>0.00096554386488</text:p>
          </table:table-cell>
          <table:table-cell table:style-name="ce2" table:formula="of:=AVERAGE([.BM6];[.BM13];[.BM20])" office:value-type="float" office:value="0.00119047619047619" calcext:value-type="float">
            <text:p>0.001190476190476</text:p>
          </table:table-cell>
          <table:table-cell table:style-name="ce2" table:formula="of:=AVERAGE([.BN6];[.BN13];[.BN20])" office:value-type="float" office:value="0" calcext:value-type="float">
            <text:p>0</text:p>
          </table:table-cell>
          <table:table-cell table:style-name="ce2" table:formula="of:=AVERAGE([.BO6];[.BO13];[.BO20])" office:value-type="float" office:value="35.7133333333333" calcext:value-type="float">
            <text:p>35.7133333333333</text:p>
          </table:table-cell>
          <table:table-cell table:formula="of:=AVERAGE([.BP6];[.BP13];[.BP20])" office:value-type="float" office:value="70.7133333333333" calcext:value-type="float">
            <text:p>70.7133333333333</text:p>
          </table:table-cell>
          <table:table-cell table:formula="of:=AVERAGE([.BQ6];[.BQ13];[.BQ20])" office:value-type="float" office:value="65" calcext:value-type="float">
            <text:p>65</text:p>
          </table:table-cell>
          <table:table-cell table:formula="of:=AVERAGE([.BR6];[.BR13];[.BR20])" office:value-type="float" office:value="66.93" calcext:value-type="float">
            <text:p>66.93</text:p>
          </table:table-cell>
          <table:table-cell table:formula="of:=AVERAGE([.BS6];[.BS13];[.BS20])" office:value-type="float" office:value="67.8566666666667" calcext:value-type="float">
            <text:p>67.8566666666667</text:p>
          </table:table-cell>
          <table:table-cell table:style-name="ce2" table:formula="of:=AVERAGE([.BT6];[.BT13];[.BT20])" office:value-type="float" office:value="0" calcext:value-type="float">
            <text:p>0</text:p>
          </table:table-cell>
          <table:table-cell table:style-name="ce2" table:formula="of:=AVERAGE([.BU6];[.BU13];[.BU20])" office:value-type="float" office:value="0.00306122448979592" calcext:value-type="float">
            <text:p>0.003061224489796</text:p>
          </table:table-cell>
          <table:table-cell table:style-name="ce2" table:formula="of:=AVERAGE([.BV6];[.BV13];[.BV20])" office:value-type="float" office:value="0.00191326530612245" calcext:value-type="float">
            <text:p>0.001913265306122</text:p>
          </table:table-cell>
          <table:table-cell table:style-name="ce2" table:formula="of:=AVERAGE([.BW6];[.BW13];[.BW20])" office:value-type="float" office:value="0.00255102040816327" calcext:value-type="float">
            <text:p>0.002551020408163</text:p>
          </table:table-cell>
          <table:table-cell table:style-name="ce2" table:formula="of:=AVERAGE([.BX6];[.BX13];[.BX20])" office:value-type="float" office:value="0.000924565126966071" calcext:value-type="float">
            <text:p>0.000924565126966</text:p>
          </table:table-cell>
          <table:table-cell table:style-name="ce2" table:formula="of:=AVERAGE([.BY6];[.BY13];[.BY20])" office:value-type="float" office:value="0.00076530612244898" calcext:value-type="float">
            <text:p>0.000765306122449</text:p>
          </table:table-cell>
          <table:table-cell table:style-name="ce2" table:formula="of:=AVERAGE([.BZ6];[.BZ13];[.BZ20])" office:value-type="float" office:value="0" calcext:value-type="float">
            <text:p>0</text:p>
          </table:table-cell>
          <table:table-cell table:style-name="ce2" table:formula="of:=AVERAGE([.CA6];[.CA13];[.CA20])" office:value-type="float" office:value="38.3333333333333" calcext:value-type="float">
            <text:p>38.3333333333333</text:p>
          </table:table-cell>
          <table:table-cell table:formula="of:=AVERAGE([.CB6];[.CB13];[.CB20])" office:value-type="float" office:value="74.0466666666667" calcext:value-type="float">
            <text:p>74.0466666666667</text:p>
          </table:table-cell>
          <table:table-cell table:formula="of:=AVERAGE([.CC6];[.CC13];[.CC20])" office:value-type="float" office:value="64.2866666666667" calcext:value-type="float">
            <text:p>64.2866666666667</text:p>
          </table:table-cell>
          <table:table-cell table:formula="of:=AVERAGE([.CD6];[.CD13];[.CD20])" office:value-type="float" office:value="67.4933333333333" calcext:value-type="float">
            <text:p>67.4933333333333</text:p>
          </table:table-cell>
          <table:table-cell table:formula="of:=AVERAGE([.CE6];[.CE13];[.CE20])" office:value-type="float" office:value="69.1666666666667" calcext:value-type="float">
            <text:p>69.1666666666667</text:p>
          </table:table-cell>
          <table:table-cell table:style-name="ce2" table:formula="of:=AVERAGE([.CF6];[.CF13];[.CF20])" office:value-type="float" office:value="0" calcext:value-type="float">
            <text:p>0</text:p>
          </table:table-cell>
          <table:table-cell table:style-name="ce2" table:formula="of:=AVERAGE([.CG6];[.CG13];[.CG20])" office:value-type="float" office:value="0.00374149659863945" calcext:value-type="float">
            <text:p>0.003741496598639</text:p>
          </table:table-cell>
          <table:table-cell table:style-name="ce2" table:formula="of:=AVERAGE([.CH6];[.CH13];[.CH20])" office:value-type="float" office:value="0.00204081632653061" calcext:value-type="float">
            <text:p>0.002040816326531</text:p>
          </table:table-cell>
          <table:table-cell table:style-name="ce2" table:formula="of:=AVERAGE([.CI6];[.CI13];[.CI20])" office:value-type="float" office:value="0.00165816326530612" calcext:value-type="float">
            <text:p>0.001658163265306</text:p>
          </table:table-cell>
          <table:table-cell table:style-name="ce2" table:formula="of:=AVERAGE([.CJ6];[.CJ13];[.CJ20])" office:value-type="float" office:value="0.000869580236014232" calcext:value-type="float">
            <text:p>0.000869580236014</text:p>
          </table:table-cell>
          <table:table-cell table:style-name="ce2" table:formula="of:=AVERAGE([.CK6];[.CK13];[.CK20])" office:value-type="float" office:value="0.000935374149659864" calcext:value-type="float">
            <text:p>0.00093537414966</text:p>
          </table:table-cell>
          <table:table-cell table:style-name="ce2" table:formula="of:=AVERAGE([.CL6];[.CL13];[.CL20])" office:value-type="float" office:value="0" calcext:value-type="float">
            <text:p>0</text:p>
          </table:table-cell>
          <table:table-cell table:style-name="ce2" table:formula="of:=AVERAGE([.CM6];[.CM13];[.CM20])" office:value-type="float" office:value="36.1933333333333" calcext:value-type="float">
            <text:p>36.1933333333333</text:p>
          </table:table-cell>
          <table:table-cell table:formula="of:=AVERAGE([.CN6];[.CN13];[.CN20])" office:value-type="float" office:value="72.3833333333333" calcext:value-type="float">
            <text:p>72.3833333333333</text:p>
          </table:table-cell>
          <table:table-cell table:formula="of:=AVERAGE([.CO6];[.CO13];[.CO20])" office:value-type="float" office:value="63.81" calcext:value-type="float">
            <text:p>63.81</text:p>
          </table:table-cell>
          <table:table-cell table:formula="of:=AVERAGE([.CP6];[.CP13];[.CP20])" office:value-type="float" office:value="66.72" calcext:value-type="float">
            <text:p>66.72</text:p>
          </table:table-cell>
          <table:table-cell table:formula="of:=AVERAGE([.CQ6];[.CQ13];[.CQ20])" office:value-type="float" office:value="68.0933333333333" calcext:value-type="float">
            <text:p>68.0933333333333</text:p>
          </table:table-cell>
          <table:table-cell table:style-name="ce2" table:formula="of:=AVERAGE([.CR6];[.CR13];[.CR20])" office:value-type="float" office:value="0" calcext:value-type="float">
            <text:p>0</text:p>
          </table:table-cell>
          <table:table-cell table:style-name="ce2" table:formula="of:=AVERAGE([.CS6];[.CS13];[.CS20])" office:value-type="float" office:value="0.00233843537414966" calcext:value-type="float">
            <text:p>0.00233843537415</text:p>
          </table:table-cell>
          <table:table-cell table:style-name="ce2" table:formula="of:=AVERAGE([.CT6];[.CT13];[.CT20])" office:value-type="float" office:value="0.00131802721088435" calcext:value-type="float">
            <text:p>0.001318027210884</text:p>
          </table:table-cell>
          <table:table-cell table:style-name="ce2" table:formula="of:=AVERAGE([.CU6];[.CU13];[.CU20])" office:value-type="float" office:value="0.00136054421768708" calcext:value-type="float">
            <text:p>0.001360544217687</text:p>
          </table:table-cell>
          <table:table-cell table:style-name="ce2" table:formula="of:=AVERAGE([.CV6];[.CV13];[.CV20])" office:value-type="float" office:value="0.000544608256439601" calcext:value-type="float">
            <text:p>0.00054460825644</text:p>
          </table:table-cell>
          <table:table-cell table:style-name="ce2" table:formula="of:=AVERAGE([.CW6];[.CW13];[.CW20])" office:value-type="float" office:value="0.000584608843537415" calcext:value-type="float">
            <text:p>0.000584608843537</text:p>
          </table:table-cell>
          <table:table-cell table:style-name="ce2" table:formula="of:=AVERAGE([.CX6];[.CX13];[.CX20])" office:value-type="float" office:value="0" calcext:value-type="float">
            <text:p>0</text:p>
          </table:table-cell>
          <table:table-cell table:style-name="ce2" table:formula="of:=AVERAGE([.CY6];[.CY13];[.CY20])" office:value-type="float" office:value="33.3333333333333" calcext:value-type="float">
            <text:p>33.3333333333333</text:p>
          </table:table-cell>
          <table:table-cell table:formula="of:=AVERAGE([.CZ6];[.CZ13];[.CZ20])" office:value-type="float" office:value="70.24" calcext:value-type="float">
            <text:p>70.24</text:p>
          </table:table-cell>
          <table:table-cell table:formula="of:=AVERAGE([.DA6];[.DA13];[.DA20])" office:value-type="float" office:value="63.0933333333333" calcext:value-type="float">
            <text:p>63.0933333333333</text:p>
          </table:table-cell>
          <table:table-cell table:formula="of:=AVERAGE([.DB6];[.DB13];[.DB20])" office:value-type="float" office:value="65.5333333333333" calcext:value-type="float">
            <text:p>65.5333333333333</text:p>
          </table:table-cell>
          <table:table-cell table:formula="of:=AVERAGE([.DC6];[.DC13];[.DC20])" office:value-type="float" office:value="66.6666666666667" calcext:value-type="float">
            <text:p>66.6666666666667</text:p>
          </table:table-cell>
          <table:table-cell table:style-name="ce2" table:formula="of:=AVERAGE([.DD6];[.DD13];[.DD20])" office:value-type="float" office:value="27.04" calcext:value-type="float">
            <text:p>27.04</text:p>
          </table:table-cell>
          <table:table-cell table:style-name="ce2" table:formula="of:=AVERAGE([.DE6];[.DE13];[.DE20])" office:value-type="float" office:value="0.00293367346938776" calcext:value-type="float">
            <text:p>0.002933673469388</text:p>
          </table:table-cell>
          <table:table-cell table:style-name="ce2" table:formula="of:=AVERAGE([.DF6];[.DF13];[.DF20])" office:value-type="float" office:value="0.00136054421768708" calcext:value-type="float">
            <text:p>0.001360544217687</text:p>
          </table:table-cell>
          <table:table-cell table:style-name="ce2" table:formula="of:=AVERAGE([.DG6];[.DG13];[.DG20])" office:value-type="float" office:value="0.000807823129251701" calcext:value-type="float">
            <text:p>0.000807823129252</text:p>
          </table:table-cell>
          <table:table-cell table:style-name="ce2" table:formula="of:=AVERAGE([.DH6];[.DH13];[.DH20])" office:value-type="float" office:value="0.000566905396396566" calcext:value-type="float">
            <text:p>0.000566905396397</text:p>
          </table:table-cell>
          <table:table-cell table:style-name="ce2" table:formula="of:=AVERAGE([.DI6];[.DI13];[.DI20])" office:value-type="float" office:value="0.000733418367346939" calcext:value-type="float">
            <text:p>0.000733418367347</text:p>
          </table:table-cell>
          <table:table-cell table:style-name="ce18" table:formula="of:=AVERAGE([.DJ6];[.DJ13];[.DJ20])" office:value-type="float" office:value="0.000192159419014737" calcext:value-type="float">
            <text:p>1.92E-04</text:p>
          </table:table-cell>
          <table:table-cell table:style-name="ce2" table:formula="of:=AVERAGE([.DK6];[.DK13];[.DK20])" office:value-type="float" office:value="34.5233333333333" calcext:value-type="float">
            <text:p>34.5233333333333</text:p>
          </table:table-cell>
          <table:table-cell table:formula="of:=AVERAGE([.DL6];[.DL13];[.DL20])" office:value-type="float" office:value="70.7166666666667" calcext:value-type="float">
            <text:p>70.7166666666667</text:p>
          </table:table-cell>
          <table:table-cell table:formula="of:=AVERAGE([.DM6];[.DM13];[.DM20])" office:value-type="float" office:value="63.81" calcext:value-type="float">
            <text:p>63.81</text:p>
          </table:table-cell>
          <table:table-cell table:formula="of:=AVERAGE([.DN6];[.DN13];[.DN20])" office:value-type="float" office:value="66.2566666666667" calcext:value-type="float">
            <text:p>66.2566666666667</text:p>
          </table:table-cell>
          <table:table-cell table:formula="of:=AVERAGE([.DO6];[.DO13];[.DO20])" office:value-type="float" office:value="67.2633333333333" calcext:value-type="float">
            <text:p>67.2633333333333</text:p>
          </table:table-cell>
          <table:table-cell table:style-name="ce2" table:formula="of:=AVERAGE([.DP6];[.DP13];[.DP20])" office:value-type="float" office:value="27.59" calcext:value-type="float">
            <text:p>27.59</text:p>
          </table:table-cell>
          <table:table-cell table:style-name="ce2" table:formula="of:=AVERAGE([.DQ6];[.DQ13];[.DQ20])" office:value-type="float" office:value="0.000977891156462585" calcext:value-type="float">
            <text:p>0.000977891156463</text:p>
          </table:table-cell>
          <table:table-cell table:style-name="ce2" table:formula="of:=AVERAGE([.DR6];[.DR13];[.DR20])" office:value-type="float" office:value="0.0008078231292517" calcext:value-type="float">
            <text:p>0.000807823129252</text:p>
          </table:table-cell>
          <table:table-cell table:style-name="ce2" table:formula="of:=AVERAGE([.DS6];[.DS13];[.DS20])" office:value-type="float" office:value="0.000850340136054422" calcext:value-type="float">
            <text:p>0.000850340136054</text:p>
          </table:table-cell>
          <table:table-cell table:style-name="ce2" table:formula="of:=AVERAGE([.DT6];[.DT13];[.DT20])" office:value-type="float" office:value="0.000254513155069682" calcext:value-type="float">
            <text:p>0.00025451315507</text:p>
          </table:table-cell>
          <table:table-cell table:style-name="ce2" table:formula="of:=AVERAGE([.DU6];[.DU13];[.DU20])" office:value-type="float" office:value="0.000244472789115646" calcext:value-type="float">
            <text:p>0.000244472789116</text:p>
          </table:table-cell>
          <table:table-cell table:style-name="ce18" table:formula="of:=AVERAGE([.DV6];[.DV13];[.DV20])" office:value-type="float" office:value="0.0000987419054700055" calcext:value-type="float">
            <text:p>9.87E-05</text:p>
          </table:table-cell>
          <table:table-cell table:style-name="ce2" table:formula="of:=AVERAGE([.DW6];[.DW13];[.DW20])" office:value-type="float" office:value="35.4766666666667" calcext:value-type="float">
            <text:p>35.4766666666667</text:p>
          </table:table-cell>
          <table:table-cell table:formula="of:=AVERAGE([.DX6];[.DX13];[.DX20])" office:value-type="float" office:value="71.6666666666667" calcext:value-type="float">
            <text:p>71.6666666666667</text:p>
          </table:table-cell>
          <table:table-cell table:formula="of:=AVERAGE([.DY6];[.DY13];[.DY20])" office:value-type="float" office:value="63.81" calcext:value-type="float">
            <text:p>63.81</text:p>
          </table:table-cell>
          <table:table-cell table:formula="of:=AVERAGE([.DZ6];[.DZ13];[.DZ20])" office:value-type="float" office:value="66.4533333333333" calcext:value-type="float">
            <text:p>66.4533333333333</text:p>
          </table:table-cell>
          <table:table-cell table:formula="of:=AVERAGE([.EA6];[.EA13];[.EA20])" office:value-type="float" office:value="67.7366666666667" calcext:value-type="float">
            <text:p>67.7366666666667</text:p>
          </table:table-cell>
          <table:table-cell table:style-name="ce2" table:formula="of:=AVERAGE([.EB6];[.EB13];[.EB20])" office:value-type="float" office:value="26.14" calcext:value-type="float">
            <text:p>26.14</text:p>
          </table:table-cell>
          <table:table-cell table:style-name="ce2" table:formula="of:=AVERAGE([.EC6];[.EC13];[.EC20])" office:value-type="float" office:value="0.00212585034013606" calcext:value-type="float">
            <text:p>0.002125850340136</text:p>
          </table:table-cell>
          <table:table-cell table:style-name="ce2" table:formula="of:=AVERAGE([.ED6];[.ED13];[.ED20])" office:value-type="float" office:value="0.00170068027210884" calcext:value-type="float">
            <text:p>0.001700680272109</text:p>
          </table:table-cell>
          <table:table-cell table:style-name="ce2" table:formula="of:=AVERAGE([.EE6];[.EE13];[.EE20])" office:value-type="float" office:value="0.000212585034013605" calcext:value-type="float">
            <text:p>0.000212585034014</text:p>
          </table:table-cell>
          <table:table-cell table:style-name="ce2" table:formula="of:=AVERAGE([.EF6];[.EF13];[.EF20])" office:value-type="float" office:value="0.000285843348435469" calcext:value-type="float">
            <text:p>0.000285843348435</text:p>
          </table:table-cell>
          <table:table-cell table:style-name="ce2" table:formula="of:=AVERAGE([.EG6];[.EG13];[.EG20])" office:value-type="float" office:value="0.000531462585034014" calcext:value-type="float">
            <text:p>0.000531462585034</text:p>
          </table:table-cell>
          <table:table-cell table:style-name="ce2" table:formula="of:=AVERAGE([.EH6];[.EH13];[.EH20])" office:value-type="float" office:value="0.000188396898739134" calcext:value-type="float">
            <text:p>0.000188396898739</text:p>
          </table:table-cell>
          <table:table-cell table:style-name="ce2" table:formula="of:=AVERAGE([.EI6];[.EI13];[.EI20])" office:value-type="float" office:value="36.43" calcext:value-type="float">
            <text:p>36.43</text:p>
          </table:table-cell>
          <table:table-cell table:formula="of:=AVERAGE([.EJ6];[.EJ13];[.EJ20])" office:value-type="float" office:value="73.8133333333333" calcext:value-type="float">
            <text:p>73.8133333333333</text:p>
          </table:table-cell>
          <table:table-cell table:formula="of:=AVERAGE([.EK6];[.EK13];[.EK20])" office:value-type="float" office:value="62.62" calcext:value-type="float">
            <text:p>62.62</text:p>
          </table:table-cell>
          <table:table-cell table:formula="of:=AVERAGE([.EL6];[.EL13];[.EL20])" office:value-type="float" office:value="66.4" calcext:value-type="float">
            <text:p>66.4</text:p>
          </table:table-cell>
          <table:table-cell table:formula="of:=AVERAGE([.EM6];[.EM13];[.EM20])" office:value-type="float" office:value="68.2133333333333" calcext:value-type="float">
            <text:p>68.2133333333333</text:p>
          </table:table-cell>
          <table:table-cell table:style-name="ce2" table:formula="of:=AVERAGE([.EN6];[.EN13];[.EN20])" office:value-type="float" office:value="26.49" calcext:value-type="float">
            <text:p>26.49</text:p>
          </table:table-cell>
          <table:table-cell table:style-name="ce2" table:formula="of:=AVERAGE([.EO6];[.EO13];[.EO20])" office:value-type="float" office:value="0.00119047619047619" calcext:value-type="float">
            <text:p>0.001190476190476</text:p>
          </table:table-cell>
          <table:table-cell table:style-name="ce2" table:formula="of:=AVERAGE([.EP6];[.EP13];[.EP20])" office:value-type="float" office:value="0.000935374149659863" calcext:value-type="float">
            <text:p>0.00093537414966</text:p>
          </table:table-cell>
          <table:table-cell table:style-name="ce2" table:formula="of:=AVERAGE([.EQ6];[.EQ13];[.EQ20])" office:value-type="float" office:value="0.000552721088435374" calcext:value-type="float">
            <text:p>0.000552721088435</text:p>
          </table:table-cell>
          <table:table-cell table:style-name="ce2" table:formula="of:=AVERAGE([.ER6];[.ER13];[.ER20])" office:value-type="float" office:value="0.000220826186662528" calcext:value-type="float">
            <text:p>0.000220826186663</text:p>
          </table:table-cell>
          <table:table-cell table:style-name="ce18" table:formula="of:=AVERAGE([.ES6];[.ES13];[.ES20])" office:value-type="float" office:value="0.000297619047619047" calcext:value-type="float">
            <text:p>2.98E-04</text:p>
          </table:table-cell>
          <table:table-cell table:style-name="ce2" table:formula="of:=AVERAGE([.ET6];[.ET13];[.ET20])" office:value-type="float" office:value="0.0002081864933302" calcext:value-type="float">
            <text:p>0.00020818649333</text:p>
          </table:table-cell>
        </table:table-row>
        <table:table-row table:style-name="ro1">
          <table:table-cell/>
          <table:table-cell table:style-name="ce3" table:formula="of:=AVERAGE([.B7];[.B14])" office:value-type="float" office:value="35.715" calcext:value-type="float">
            <text:p>35.715</text:p>
          </table:table-cell>
          <table:table-cell table:style-name="ce6" table:formula="of:=AVERAGE([.C7];[.C14])" office:value-type="float" office:value="69.645" calcext:value-type="float">
            <text:p>69.645</text:p>
          </table:table-cell>
          <table:table-cell table:style-name="ce3" table:formula="of:=AVERAGE([.D7];[.D14])" office:value-type="float" office:value="66.07" calcext:value-type="float">
            <text:p>66.07</text:p>
          </table:table-cell>
          <table:table-cell table:style-name="ce3" table:formula="of:=AVERAGE([.E7];[.E14])" office:value-type="float" office:value="67.24" calcext:value-type="float">
            <text:p>67.24</text:p>
          </table:table-cell>
          <table:table-cell table:style-name="ce3" table:formula="of:=AVERAGE([.F7];[.F14])" office:value-type="float" office:value="67.855" calcext:value-type="float">
            <text:p>67.855</text:p>
          </table:table-cell>
          <table:table-cell table:style-name="ce3" table:formula="of:=AVERAGE([.G7];[.G14])" office:value-type="float" office:value="28.21" calcext:value-type="float">
            <text:p>28.21</text:p>
          </table:table-cell>
          <table:table-cell table:style-name="ce3" table:formula="of:=AVERAGE([.H7];[.H14])" office:value-type="float" office:value="67.14" calcext:value-type="float">
            <text:p>67.14</text:p>
          </table:table-cell>
          <table:table-cell table:style-name="ce3" table:formula="of:=AVERAGE([.I7];[.I14])" office:value-type="float" office:value="61.07" calcext:value-type="float">
            <text:p>61.07</text:p>
          </table:table-cell>
          <table:table-cell table:style-name="ce3" table:formula="of:=AVERAGE([.J7];[.J14])" office:value-type="float" office:value="63.16" calcext:value-type="float">
            <text:p>63.16</text:p>
          </table:table-cell>
          <table:table-cell table:style-name="ce3" table:formula="of:=AVERAGE([.K7];[.K14])" office:value-type="float" office:value="64.11" calcext:value-type="float">
            <text:p>64.11</text:p>
          </table:table-cell>
          <table:table-cell table:style-name="ce3" table:formula="of:=AVERAGE([.L7];[.L14])" office:value-type="float" office:value="0" calcext:value-type="float">
            <text:p>0</text:p>
          </table:table-cell>
          <table:table-cell table:style-name="ce3" table:formula="of:=AVERAGE([.M7];[.M14])" office:value-type="float" office:value="0.00733418367346939" calcext:value-type="float">
            <text:p>0.007334183673469</text:p>
          </table:table-cell>
          <table:table-cell table:style-name="ce3" table:formula="of:=AVERAGE([.N7];[.N14])" office:value-type="float" office:value="0.0111607142857143" calcext:value-type="float">
            <text:p>0.011160714285714</text:p>
          </table:table-cell>
          <table:table-cell table:style-name="ce3" table:formula="of:=AVERAGE([.O7];[.O14])" office:value-type="float" office:value="0.00255102040816327" calcext:value-type="float">
            <text:p>0.002551020408163</text:p>
          </table:table-cell>
          <table:table-cell table:style-name="ce3" table:formula="of:=AVERAGE([.P7];[.P14])" office:value-type="float" office:value="0.00107971106964174" calcext:value-type="float">
            <text:p>0.001079711069642</text:p>
          </table:table-cell>
          <table:table-cell table:style-name="ce3" table:formula="of:=AVERAGE([.Q7];[.Q14])" office:value-type="float" office:value="0.00183354591836735" calcext:value-type="float">
            <text:p>0.001833545918367</text:p>
          </table:table-cell>
          <table:table-cell table:style-name="ce3" table:formula="of:=AVERAGE([.R7];[.R14])" office:value-type="float" office:value="0" calcext:value-type="float">
            <text:p>0</text:p>
          </table:table-cell>
          <table:table-cell table:style-name="ce3" table:formula="of:=AVERAGE([.S7];[.S14])" office:value-type="float" office:value="26.43" calcext:value-type="float">
            <text:p>26.43</text:p>
          </table:table-cell>
          <table:table-cell table:style-name="ce3" table:formula="of:=AVERAGE([.T7];[.T14])" office:value-type="float" office:value="65.355" calcext:value-type="float">
            <text:p>65.355</text:p>
          </table:table-cell>
          <table:table-cell table:style-name="ce3" table:formula="of:=AVERAGE([.U7];[.U14])" office:value-type="float" office:value="61.07" calcext:value-type="float">
            <text:p>61.07</text:p>
          </table:table-cell>
          <table:table-cell table:style-name="ce3" table:formula="of:=AVERAGE([.V7];[.V14])" office:value-type="float" office:value="62.875" calcext:value-type="float">
            <text:p>62.875</text:p>
          </table:table-cell>
          <table:table-cell table:style-name="ce3" table:formula="of:=AVERAGE([.W7];[.W14])" office:value-type="float" office:value="63.215" calcext:value-type="float">
            <text:p>63.215</text:p>
          </table:table-cell>
          <table:table-cell table:style-name="ce3" table:formula="of:=AVERAGE([.X7];[.X14])" office:value-type="float" office:value="0" calcext:value-type="float">
            <text:p>0</text:p>
          </table:table-cell>
          <table:table-cell table:style-name="ce3" table:formula="of:=AVERAGE([.Y7];[.Y14])" office:value-type="float" office:value="0.0220025510204081" calcext:value-type="float">
            <text:p>0.022002551020408</text:p>
          </table:table-cell>
          <table:table-cell table:style-name="ce3" table:formula="of:=AVERAGE([.Z7];[.Z14])" office:value-type="float" office:value="0.00510204081632653" calcext:value-type="float">
            <text:p>0.005102040816327</text:p>
          </table:table-cell>
          <table:table-cell table:style-name="ce3" table:formula="of:=AVERAGE([.AA7];[.AA14])" office:value-type="float" office:value="0.0121173469387755" calcext:value-type="float">
            <text:p>0.012117346938776</text:p>
          </table:table-cell>
          <table:table-cell table:style-name="ce3" table:formula="of:=AVERAGE([.AB7];[.AB14])" office:value-type="float" office:value="0.00624327366509294" calcext:value-type="float">
            <text:p>0.006243273665093</text:p>
          </table:table-cell>
          <table:table-cell table:style-name="ce3" table:formula="of:=AVERAGE([.AC7];[.AC14])" office:value-type="float" office:value="0.00550063775510204" calcext:value-type="float">
            <text:p>0.005500637755102</text:p>
          </table:table-cell>
          <table:table-cell table:style-name="ce3" table:formula="of:=AVERAGE([.AD7];[.AD14])" office:value-type="float" office:value="0" calcext:value-type="float">
            <text:p>0</text:p>
          </table:table-cell>
          <table:table-cell table:style-name="ce3" table:formula="of:=AVERAGE([.AE7];[.AE14])" office:value-type="float" office:value="27.5" calcext:value-type="float">
            <text:p>27.5</text:p>
          </table:table-cell>
          <table:table-cell table:style-name="ce3" table:formula="of:=AVERAGE([.AF7];[.AF14])" office:value-type="float" office:value="66.785" calcext:value-type="float">
            <text:p>66.785</text:p>
          </table:table-cell>
          <table:table-cell table:style-name="ce3" table:formula="of:=AVERAGE([.AG7];[.AG14])" office:value-type="float" office:value="60.715" calcext:value-type="float">
            <text:p>60.715</text:p>
          </table:table-cell>
          <table:table-cell table:style-name="ce3" table:formula="of:=AVERAGE([.AH7];[.AH14])" office:value-type="float" office:value="63.265" calcext:value-type="float">
            <text:p>63.265</text:p>
          </table:table-cell>
          <table:table-cell table:style-name="ce3" table:formula="of:=AVERAGE([.AI7];[.AI14])" office:value-type="float" office:value="63.75" calcext:value-type="float">
            <text:p>63.75</text:p>
          </table:table-cell>
          <table:table-cell table:style-name="ce3" table:formula="of:=AVERAGE([.AJ7];[.AJ14])" office:value-type="float" office:value="0" calcext:value-type="float">
            <text:p>0</text:p>
          </table:table-cell>
          <table:table-cell table:style-name="ce3" table:formula="of:=AVERAGE([.AK7];[.AK14])" office:value-type="float" office:value="0.0133928571428571" calcext:value-type="float">
            <text:p>0.013392857142857</text:p>
          </table:table-cell>
          <table:table-cell table:style-name="ce3" table:formula="of:=AVERAGE([.AL7];[.AL14])" office:value-type="float" office:value="0.00988520408163265" calcext:value-type="float">
            <text:p>0.009885204081633</text:p>
          </table:table-cell>
          <table:table-cell table:style-name="ce3" table:formula="of:=AVERAGE([.AM7];[.AM14])" office:value-type="float" office:value="0.00988520408163266" calcext:value-type="float">
            <text:p>0.009885204081633</text:p>
          </table:table-cell>
          <table:table-cell table:style-name="ce3" table:formula="of:=AVERAGE([.AN7];[.AN14])" office:value-type="float" office:value="0.00360329442431469" calcext:value-type="float">
            <text:p>0.003603294424315</text:p>
          </table:table-cell>
          <table:table-cell table:style-name="ce3" table:formula="of:=AVERAGE([.AO7];[.AO14])" office:value-type="float" office:value="0.00334821428571429" calcext:value-type="float">
            <text:p>0.003348214285714</text:p>
          </table:table-cell>
          <table:table-cell table:style-name="ce3" table:formula="of:=AVERAGE([.AP7];[.AP14])" office:value-type="float" office:value="0" calcext:value-type="float">
            <text:p>0</text:p>
          </table:table-cell>
          <table:table-cell table:style-name="ce3" table:formula="of:=AVERAGE([.AQ7];[.AQ14])" office:value-type="float" office:value="28.57" calcext:value-type="float">
            <text:p>28.57</text:p>
          </table:table-cell>
          <table:table-cell table:style-name="ce3" table:formula="of:=AVERAGE([.AR7];[.AR14])" office:value-type="float" office:value="66.07" calcext:value-type="float">
            <text:p>66.07</text:p>
          </table:table-cell>
          <table:table-cell table:style-name="ce3" table:formula="of:=AVERAGE([.AS7];[.AS14])" office:value-type="float" office:value="62.5" calcext:value-type="float">
            <text:p>62.5</text:p>
          </table:table-cell>
          <table:table-cell table:style-name="ce3" table:formula="of:=AVERAGE([.AT7];[.AT14])" office:value-type="float" office:value="63.8" calcext:value-type="float">
            <text:p>63.8</text:p>
          </table:table-cell>
          <table:table-cell table:style-name="ce3" table:formula="of:=AVERAGE([.AU7];[.AU14])" office:value-type="float" office:value="64.285" calcext:value-type="float">
            <text:p>64.285</text:p>
          </table:table-cell>
          <table:table-cell table:style-name="ce3" table:formula="of:=AVERAGE([.AV7];[.AV14])" office:value-type="float" office:value="0" calcext:value-type="float">
            <text:p>0</text:p>
          </table:table-cell>
          <table:table-cell table:style-name="ce3" table:formula="of:=AVERAGE([.AW7];[.AW14])" office:value-type="float" office:value="0.0236607142857143" calcext:value-type="float">
            <text:p>0.023660714285714</text:p>
          </table:table-cell>
          <table:table-cell table:style-name="ce3" table:formula="of:=AVERAGE([.AX7];[.AX14])" office:value-type="float" office:value="0.0107780612244898" calcext:value-type="float">
            <text:p>0.01077806122449</text:p>
          </table:table-cell>
          <table:table-cell table:style-name="ce3" table:formula="of:=AVERAGE([.AY7];[.AY14])" office:value-type="float" office:value="0.0069515306122449" calcext:value-type="float">
            <text:p>0.006951530612245</text:p>
          </table:table-cell>
          <table:table-cell table:style-name="ce3" table:formula="of:=AVERAGE([.AZ7];[.AZ14])" office:value-type="float" office:value="0.00586244976412136" calcext:value-type="float">
            <text:p>0.005862449764121</text:p>
          </table:table-cell>
          <table:table-cell table:style-name="ce3" table:formula="of:=AVERAGE([.BA7];[.BA14])" office:value-type="float" office:value="0.00591517857142857" calcext:value-type="float">
            <text:p>0.005915178571429</text:p>
          </table:table-cell>
          <table:table-cell table:style-name="ce3" table:formula="of:=AVERAGE([.BB7];[.BB14])" office:value-type="float" office:value="0" calcext:value-type="float">
            <text:p>0</text:p>
          </table:table-cell>
          <table:table-cell table:style-name="ce3" table:formula="of:=AVERAGE([.BC7];[.BC14])" office:value-type="float" office:value="45.36" calcext:value-type="float">
            <text:p>45.36</text:p>
          </table:table-cell>
          <table:table-cell table:style-name="ce3" table:formula="of:=AVERAGE([.BD7];[.BD14])" office:value-type="float" office:value="78.93" calcext:value-type="float">
            <text:p>78.93</text:p>
          </table:table-cell>
          <table:table-cell table:style-name="ce3" table:formula="of:=AVERAGE([.BE7];[.BE14])" office:value-type="float" office:value="66.43" calcext:value-type="float">
            <text:p>66.43</text:p>
          </table:table-cell>
          <table:table-cell table:style-name="ce3" table:formula="of:=AVERAGE([.BF7];[.BF14])" office:value-type="float" office:value="70.18" calcext:value-type="float">
            <text:p>70.18</text:p>
          </table:table-cell>
          <table:table-cell table:style-name="ce3" table:formula="of:=AVERAGE([.BG7];[.BG14])" office:value-type="float" office:value="72.68" calcext:value-type="float">
            <text:p>72.68</text:p>
          </table:table-cell>
          <table:table-cell table:style-name="ce3" table:formula="of:=AVERAGE([.BH7];[.BH14])" office:value-type="float" office:value="0" calcext:value-type="float">
            <text:p>0</text:p>
          </table:table-cell>
          <table:table-cell table:style-name="ce3" table:formula="of:=AVERAGE([.BI7];[.BI14])" office:value-type="float" office:value="0.00114795918367347" calcext:value-type="float">
            <text:p>0.001147959183673</text:p>
          </table:table-cell>
          <table:table-cell table:style-name="ce3" table:formula="of:=AVERAGE([.BJ7];[.BJ14])" office:value-type="float" office:value="0.0017219387755102" calcext:value-type="float">
            <text:p>0.00172193877551</text:p>
          </table:table-cell>
          <table:table-cell table:style-name="ce3" table:formula="of:=AVERAGE([.BK7];[.BK14])" office:value-type="float" office:value="0.000446428571428572" calcext:value-type="float">
            <text:p>0.000446428571429</text:p>
          </table:table-cell>
          <table:table-cell table:style-name="ce3" table:formula="of:=AVERAGE([.BL7];[.BL14])" office:value-type="float" office:value="0.000138842562048433" calcext:value-type="float">
            <text:p>0.000138842562048</text:p>
          </table:table-cell>
          <table:table-cell table:style-name="ce17" table:formula="of:=AVERAGE([.BM7];[.BM14])" office:value-type="float" office:value="0.000286989795918367" calcext:value-type="float">
            <text:p>2.87E-04</text:p>
          </table:table-cell>
          <table:table-cell table:style-name="ce3" table:formula="of:=AVERAGE([.BN7];[.BN14])" office:value-type="float" office:value="0" calcext:value-type="float">
            <text:p>0</text:p>
          </table:table-cell>
          <table:table-cell table:style-name="ce3" table:formula="of:=AVERAGE([.BO7];[.BO14])" office:value-type="float" office:value="43.93" calcext:value-type="float">
            <text:p>43.93</text:p>
          </table:table-cell>
          <table:table-cell table:style-name="ce3" table:formula="of:=AVERAGE([.BP7];[.BP14])" office:value-type="float" office:value="78.57" calcext:value-type="float">
            <text:p>78.57</text:p>
          </table:table-cell>
          <table:table-cell table:style-name="ce3" table:formula="of:=AVERAGE([.BQ7];[.BQ14])" office:value-type="float" office:value="65.36" calcext:value-type="float">
            <text:p>65.36</text:p>
          </table:table-cell>
          <table:table-cell table:style-name="ce3" table:formula="of:=AVERAGE([.BR7];[.BR14])" office:value-type="float" office:value="69.435" calcext:value-type="float">
            <text:p>69.435</text:p>
          </table:table-cell>
          <table:table-cell table:style-name="ce3" table:formula="of:=AVERAGE([.BS7];[.BS14])" office:value-type="float" office:value="71.965" calcext:value-type="float">
            <text:p>71.965</text:p>
          </table:table-cell>
          <table:table-cell table:style-name="ce3" table:formula="of:=AVERAGE([.BT7];[.BT14])" office:value-type="float" office:value="0" calcext:value-type="float">
            <text:p>0</text:p>
          </table:table-cell>
          <table:table-cell table:style-name="ce3" table:formula="of:=AVERAGE([.BU7];[.BU14])" office:value-type="float" office:value="0.00274234693877551" calcext:value-type="float">
            <text:p>0.002742346938776</text:p>
          </table:table-cell>
          <table:table-cell table:style-name="ce3" table:formula="of:=AVERAGE([.BV7];[.BV14])" office:value-type="float" office:value="0.00261479591836735" calcext:value-type="float">
            <text:p>0.002614795918367</text:p>
          </table:table-cell>
          <table:table-cell table:style-name="ce3" table:formula="of:=AVERAGE([.BW7];[.BW14])" office:value-type="float" office:value="0.00146683673469388" calcext:value-type="float">
            <text:p>0.001466836734694</text:p>
          </table:table-cell>
          <table:table-cell table:style-name="ce3" table:formula="of:=AVERAGE([.BX7];[.BX14])" office:value-type="float" office:value="0.00044924331041155" calcext:value-type="float">
            <text:p>0.000449243310412</text:p>
          </table:table-cell>
          <table:table-cell table:style-name="ce3" table:formula="of:=AVERAGE([.BY7];[.BY14])" office:value-type="float" office:value="0.000685586734693877" calcext:value-type="float">
            <text:p>0.000685586734694</text:p>
          </table:table-cell>
          <table:table-cell table:style-name="ce3" table:formula="of:=AVERAGE([.BZ7];[.BZ14])" office:value-type="float" office:value="0" calcext:value-type="float">
            <text:p>0</text:p>
          </table:table-cell>
          <table:table-cell table:style-name="ce3" table:formula="of:=AVERAGE([.CA7];[.CA14])" office:value-type="float" office:value="45" calcext:value-type="float">
            <text:p>45</text:p>
          </table:table-cell>
          <table:table-cell table:style-name="ce3" table:formula="of:=AVERAGE([.CB7];[.CB14])" office:value-type="float" office:value="79.645" calcext:value-type="float">
            <text:p>79.645</text:p>
          </table:table-cell>
          <table:table-cell table:style-name="ce3" table:formula="of:=AVERAGE([.CC7];[.CC14])" office:value-type="float" office:value="65.36" calcext:value-type="float">
            <text:p>65.36</text:p>
          </table:table-cell>
          <table:table-cell table:style-name="ce3" table:formula="of:=AVERAGE([.CD7];[.CD14])" office:value-type="float" office:value="69.76" calcext:value-type="float">
            <text:p>69.76</text:p>
          </table:table-cell>
          <table:table-cell table:style-name="ce3" table:formula="of:=AVERAGE([.CE7];[.CE14])" office:value-type="float" office:value="72.5" calcext:value-type="float">
            <text:p>72.5</text:p>
          </table:table-cell>
          <table:table-cell table:style-name="ce3" table:formula="of:=AVERAGE([.CF7];[.CF14])" office:value-type="float" office:value="0" calcext:value-type="float">
            <text:p>0</text:p>
          </table:table-cell>
          <table:table-cell table:style-name="ce3" table:formula="of:=AVERAGE([.CG7];[.CG14])" office:value-type="float" office:value="0.00191326530612245" calcext:value-type="float">
            <text:p>0.001913265306122</text:p>
          </table:table-cell>
          <table:table-cell table:style-name="ce3" table:formula="of:=AVERAGE([.CH7];[.CH14])" office:value-type="float" office:value="0.00191326530612245" calcext:value-type="float">
            <text:p>0.001913265306122</text:p>
          </table:table-cell>
          <table:table-cell table:style-name="ce3" table:formula="of:=AVERAGE([.CI7];[.CI14])" office:value-type="float" office:value="0.00146683673469388" calcext:value-type="float">
            <text:p>0.001466836734694</text:p>
          </table:table-cell>
          <table:table-cell table:style-name="ce3" table:formula="of:=AVERAGE([.CJ7];[.CJ14])" office:value-type="float" office:value="0.000441037998888553" calcext:value-type="float">
            <text:p>0.000441037998889</text:p>
          </table:table-cell>
          <table:table-cell table:style-name="ce3" table:formula="of:=AVERAGE([.CK7];[.CK14])" office:value-type="float" office:value="0.000478316326530612" calcext:value-type="float">
            <text:p>0.000478316326531</text:p>
          </table:table-cell>
          <table:table-cell table:style-name="ce3" table:formula="of:=AVERAGE([.CL7];[.CL14])" office:value-type="float" office:value="0" calcext:value-type="float">
            <text:p>0</text:p>
          </table:table-cell>
          <table:table-cell table:style-name="ce3" table:formula="of:=AVERAGE([.CM7];[.CM14])" office:value-type="float" office:value="44.285" calcext:value-type="float">
            <text:p>44.285</text:p>
          </table:table-cell>
          <table:table-cell table:style-name="ce3" table:formula="of:=AVERAGE([.CN7];[.CN14])" office:value-type="float" office:value="78.215" calcext:value-type="float">
            <text:p>78.215</text:p>
          </table:table-cell>
          <table:table-cell table:style-name="ce3" table:formula="of:=AVERAGE([.CO7];[.CO14])" office:value-type="float" office:value="66.075" calcext:value-type="float">
            <text:p>66.075</text:p>
          </table:table-cell>
          <table:table-cell table:style-name="ce3" table:formula="of:=AVERAGE([.CP7];[.CP14])" office:value-type="float" office:value="69.75" calcext:value-type="float">
            <text:p>69.75</text:p>
          </table:table-cell>
          <table:table-cell table:style-name="ce3" table:formula="of:=AVERAGE([.CQ7];[.CQ14])" office:value-type="float" office:value="72.145" calcext:value-type="float">
            <text:p>72.145</text:p>
          </table:table-cell>
          <table:table-cell table:style-name="ce3" table:formula="of:=AVERAGE([.CR7];[.CR14])" office:value-type="float" office:value="0" calcext:value-type="float">
            <text:p>0</text:p>
          </table:table-cell>
          <table:table-cell table:style-name="ce3" table:formula="of:=AVERAGE([.CS7];[.CS14])" office:value-type="float" office:value="0.00427295918367347" calcext:value-type="float">
            <text:p>0.004272959183673</text:p>
          </table:table-cell>
          <table:table-cell table:style-name="ce3" table:formula="of:=AVERAGE([.CT7];[.CT14])" office:value-type="float" office:value="0.00204081632653061" calcext:value-type="float">
            <text:p>0.002040816326531</text:p>
          </table:table-cell>
          <table:table-cell table:style-name="ce3" table:formula="of:=AVERAGE([.CU7];[.CU14])" office:value-type="float" office:value="0.000956632653061226" calcext:value-type="float">
            <text:p>0.000956632653061</text:p>
          </table:table-cell>
          <table:table-cell table:style-name="ce3" table:formula="of:=AVERAGE([.CV7];[.CV14])" office:value-type="float" office:value="0.000693872334769875" calcext:value-type="float">
            <text:p>0.00069387233477</text:p>
          </table:table-cell>
          <table:table-cell table:style-name="ce3" table:formula="of:=AVERAGE([.CW7];[.CW14])" office:value-type="float" office:value="0.00106823979591837" calcext:value-type="float">
            <text:p>0.001068239795918</text:p>
          </table:table-cell>
          <table:table-cell table:style-name="ce3" table:formula="of:=AVERAGE([.CX7];[.CX14])" office:value-type="float" office:value="0" calcext:value-type="float">
            <text:p>0</text:p>
          </table:table-cell>
          <table:table-cell table:style-name="ce3" table:formula="of:=AVERAGE([.CY7];[.CY14])" office:value-type="float" office:value="43.215" calcext:value-type="float">
            <text:p>43.215</text:p>
          </table:table-cell>
          <table:table-cell table:style-name="ce3" table:formula="of:=AVERAGE([.CZ7];[.CZ14])" office:value-type="float" office:value="77.5" calcext:value-type="float">
            <text:p>77.5</text:p>
          </table:table-cell>
          <table:table-cell table:style-name="ce3" table:formula="of:=AVERAGE([.DA7];[.DA14])" office:value-type="float" office:value="65.715" calcext:value-type="float">
            <text:p>65.715</text:p>
          </table:table-cell>
          <table:table-cell table:style-name="ce3" table:formula="of:=AVERAGE([.DB7];[.DB14])" office:value-type="float" office:value="69.385" calcext:value-type="float">
            <text:p>69.385</text:p>
          </table:table-cell>
          <table:table-cell table:style-name="ce3" table:formula="of:=AVERAGE([.DC7];[.DC14])" office:value-type="float" office:value="71.605" calcext:value-type="float">
            <text:p>71.605</text:p>
          </table:table-cell>
          <table:table-cell table:style-name="ce3" table:formula="of:=AVERAGE([.DD7];[.DD14])" office:value-type="float" office:value="28.64" calcext:value-type="float">
            <text:p>28.64</text:p>
          </table:table-cell>
          <table:table-cell table:style-name="ce3" table:formula="of:=AVERAGE([.DE7];[.DE14])" office:value-type="float" office:value="0.00165816326530612" calcext:value-type="float">
            <text:p>0.001658163265306</text:p>
          </table:table-cell>
          <table:table-cell table:style-name="ce3" table:formula="of:=AVERAGE([.DF7];[.DF14])" office:value-type="float" office:value="0.00159438775510204" calcext:value-type="float">
            <text:p>0.001594387755102</text:p>
          </table:table-cell>
          <table:table-cell table:style-name="ce3" table:formula="of:=AVERAGE([.DG7];[.DG14])" office:value-type="float" office:value="0.00108418367346939" calcext:value-type="float">
            <text:p>0.001084183673469</text:p>
          </table:table-cell>
          <table:table-cell table:style-name="ce3" table:formula="of:=AVERAGE([.DH7];[.DH14])" office:value-type="float" office:value="0.000329242059302165" calcext:value-type="float">
            <text:p>0.000329242059302</text:p>
          </table:table-cell>
          <table:table-cell table:style-name="ce17" table:formula="of:=AVERAGE([.DI7];[.DI14])" office:value-type="float" office:value="0.00041454081632653" calcext:value-type="float">
            <text:p>4.15E-04</text:p>
          </table:table-cell>
          <table:table-cell table:style-name="ce17" table:formula="of:=AVERAGE([.DJ7];[.DJ14])" office:value-type="float" office:value="0.000322107012643468" calcext:value-type="float">
            <text:p>3.22E-04</text:p>
          </table:table-cell>
          <table:table-cell table:style-name="ce3" table:formula="of:=AVERAGE([.DK7];[.DK14])" office:value-type="float" office:value="42.855" calcext:value-type="float">
            <text:p>42.855</text:p>
          </table:table-cell>
          <table:table-cell table:style-name="ce3" table:formula="of:=AVERAGE([.DL7];[.DL14])" office:value-type="float" office:value="77.5" calcext:value-type="float">
            <text:p>77.5</text:p>
          </table:table-cell>
          <table:table-cell table:style-name="ce3" table:formula="of:=AVERAGE([.DM7];[.DM14])" office:value-type="float" office:value="65.36" calcext:value-type="float">
            <text:p>65.36</text:p>
          </table:table-cell>
          <table:table-cell table:style-name="ce3" table:formula="of:=AVERAGE([.DN7];[.DN14])" office:value-type="float" office:value="69.12" calcext:value-type="float">
            <text:p>69.12</text:p>
          </table:table-cell>
          <table:table-cell table:style-name="ce3" table:formula="of:=AVERAGE([.DO7];[.DO14])" office:value-type="float" office:value="71.43" calcext:value-type="float">
            <text:p>71.43</text:p>
          </table:table-cell>
          <table:table-cell table:style-name="ce3" table:formula="of:=AVERAGE([.DP7];[.DP14])" office:value-type="float" office:value="28.095" calcext:value-type="float">
            <text:p>28.095</text:p>
          </table:table-cell>
          <table:table-cell table:style-name="ce3" table:formula="of:=AVERAGE([.DQ7];[.DQ14])" office:value-type="float" office:value="0.000573979591836734" calcext:value-type="float">
            <text:p>0.000573979591837</text:p>
          </table:table-cell>
          <table:table-cell table:style-name="ce3" table:formula="of:=AVERAGE([.DR7];[.DR14])" office:value-type="float" office:value="0.000573979591836734" calcext:value-type="float">
            <text:p>0.000573979591837</text:p>
          </table:table-cell>
          <table:table-cell table:style-name="ce3" table:formula="of:=AVERAGE([.DS7];[.DS14])" office:value-type="float" office:value="0.000191326530612246" calcext:value-type="float">
            <text:p>0.000191326530612</text:p>
          </table:table-cell>
          <table:table-cell table:style-name="ce17" table:formula="of:=AVERAGE([.DT7];[.DT14])" office:value-type="float" office:value="0.0000754867343768065" calcext:value-type="float">
            <text:p>7.55E-05</text:p>
          </table:table-cell>
          <table:table-cell table:style-name="ce3" table:formula="of:=AVERAGE([.DU7];[.DU14])" office:value-type="float" office:value="0.000143494897959183" calcext:value-type="float">
            <text:p>0.000143494897959</text:p>
          </table:table-cell>
          <table:table-cell table:style-name="ce3" table:formula="of:=AVERAGE([.DV7];[.DV14])" office:value-type="float" office:value="0.000136071736236197" calcext:value-type="float">
            <text:p>0.000136071736236</text:p>
          </table:table-cell>
          <table:table-cell table:style-name="ce3" table:formula="of:=AVERAGE([.DW7];[.DW14])" office:value-type="float" office:value="43.215" calcext:value-type="float">
            <text:p>43.215</text:p>
          </table:table-cell>
          <table:table-cell table:style-name="ce3" table:formula="of:=AVERAGE([.DX7];[.DX14])" office:value-type="float" office:value="77.5" calcext:value-type="float">
            <text:p>77.5</text:p>
          </table:table-cell>
          <table:table-cell table:style-name="ce3" table:formula="of:=AVERAGE([.DY7];[.DY14])" office:value-type="float" office:value="65.715" calcext:value-type="float">
            <text:p>65.715</text:p>
          </table:table-cell>
          <table:table-cell table:style-name="ce3" table:formula="of:=AVERAGE([.DZ7];[.DZ14])" office:value-type="float" office:value="69.395" calcext:value-type="float">
            <text:p>69.395</text:p>
          </table:table-cell>
          <table:table-cell table:style-name="ce3" table:formula="of:=AVERAGE([.EA7];[.EA14])" office:value-type="float" office:value="71.605" calcext:value-type="float">
            <text:p>71.605</text:p>
          </table:table-cell>
          <table:table-cell table:style-name="ce3" table:formula="of:=AVERAGE([.EB7];[.EB14])" office:value-type="float" office:value="27.61" calcext:value-type="float">
            <text:p>27.61</text:p>
          </table:table-cell>
          <table:table-cell table:style-name="ce3" table:formula="of:=AVERAGE([.EC7];[.EC14])" office:value-type="float" office:value="0.0017219387755102" calcext:value-type="float">
            <text:p>0.00172193877551</text:p>
          </table:table-cell>
          <table:table-cell table:style-name="ce3" table:formula="of:=AVERAGE([.ED7];[.ED14])" office:value-type="float" office:value="0.00127551020408163" calcext:value-type="float">
            <text:p>0.001275510204082</text:p>
          </table:table-cell>
          <table:table-cell table:style-name="ce3" table:formula="of:=AVERAGE([.EE7];[.EE14])" office:value-type="float" office:value="0.000956632653061226" calcext:value-type="float">
            <text:p>0.000956632653061</text:p>
          </table:table-cell>
          <table:table-cell table:style-name="ce3" table:formula="of:=AVERAGE([.EF7];[.EF14])" office:value-type="float" office:value="0.000347278359462327" calcext:value-type="float">
            <text:p>0.000347278359462</text:p>
          </table:table-cell>
          <table:table-cell table:style-name="ce3" table:formula="of:=AVERAGE([.EG7];[.EG14])" office:value-type="float" office:value="0.00043048469387755" calcext:value-type="float">
            <text:p>0.000430484693878</text:p>
          </table:table-cell>
          <table:table-cell table:style-name="ce3" table:formula="of:=AVERAGE([.EH7];[.EH14])" office:value-type="float" office:value="0.000141945336361501" calcext:value-type="float">
            <text:p>0.000141945336362</text:p>
          </table:table-cell>
          <table:table-cell table:style-name="ce3" table:formula="of:=AVERAGE([.EI7];[.EI14])" office:value-type="float" office:value="44.285" calcext:value-type="float">
            <text:p>44.285</text:p>
          </table:table-cell>
          <table:table-cell table:style-name="ce3" table:formula="of:=AVERAGE([.EJ7];[.EJ14])" office:value-type="float" office:value="78.93" calcext:value-type="float">
            <text:p>78.93</text:p>
          </table:table-cell>
          <table:table-cell table:style-name="ce3" table:formula="of:=AVERAGE([.EK7];[.EK14])" office:value-type="float" office:value="65.36" calcext:value-type="float">
            <text:p>65.36</text:p>
          </table:table-cell>
          <table:table-cell table:style-name="ce3" table:formula="of:=AVERAGE([.EL7];[.EL14])" office:value-type="float" office:value="69.535" calcext:value-type="float">
            <text:p>69.535</text:p>
          </table:table-cell>
          <table:table-cell table:style-name="ce3" table:formula="of:=AVERAGE([.EM7];[.EM14])" office:value-type="float" office:value="72.14" calcext:value-type="float">
            <text:p>72.14</text:p>
          </table:table-cell>
          <table:table-cell table:style-name="ce3" table:formula="of:=AVERAGE([.EN7];[.EN14])" office:value-type="float" office:value="27.655" calcext:value-type="float">
            <text:p>27.655</text:p>
          </table:table-cell>
          <table:table-cell table:style-name="ce3" table:formula="of:=AVERAGE([.EO7];[.EO14])" office:value-type="float" office:value="0.00235969387755102" calcext:value-type="float">
            <text:p>0.002359693877551</text:p>
          </table:table-cell>
          <table:table-cell table:style-name="ce3" table:formula="of:=AVERAGE([.EP7];[.EP14])" office:value-type="float" office:value="0.0014030612244898" calcext:value-type="float">
            <text:p>0.00140306122449</text:p>
          </table:table-cell>
          <table:table-cell table:style-name="ce3" table:formula="of:=AVERAGE([.EQ7];[.EQ14])" office:value-type="float" office:value="0.000829081632653063" calcext:value-type="float">
            <text:p>0.000829081632653</text:p>
          </table:table-cell>
          <table:table-cell table:style-name="ce3" table:formula="of:=AVERAGE([.ER7];[.ER14])" office:value-type="float" office:value="0.000402061844697971" calcext:value-type="float">
            <text:p>0.000402061844698</text:p>
          </table:table-cell>
          <table:table-cell table:style-name="ce3" table:formula="of:=AVERAGE([.ES7];[.ES14])" office:value-type="float" office:value="0.000589923469387755" calcext:value-type="float">
            <text:p>0.000589923469388</text:p>
          </table:table-cell>
          <table:table-cell table:style-name="ce3" table:formula="of:=AVERAGE([.ET7];[.ET14])" office:value-type="float" office:value="0.000292701072910957" calcext:value-type="float">
            <text:p>0.000292701072911</text:p>
          </table:table-cell>
        </table:table-row>
        <table:table-row table:style-name="ro1">
          <table:table-cell/>
          <table:table-cell table:style-name="ce3" table:formula="of:=AVERAGE([.B8];[.B15])" office:value-type="float" office:value="32.14" calcext:value-type="float">
            <text:p>32.14</text:p>
          </table:table-cell>
          <table:table-cell table:style-name="ce3" table:formula="of:=AVERAGE([.C8];[.C15])" office:value-type="float" office:value="69.645" calcext:value-type="float">
            <text:p>69.645</text:p>
          </table:table-cell>
          <table:table-cell table:style-name="ce3" table:formula="of:=AVERAGE([.D8];[.D15])" office:value-type="float" office:value="62.5" calcext:value-type="float">
            <text:p>62.5</text:p>
          </table:table-cell>
          <table:table-cell table:style-name="ce3" table:formula="of:=AVERAGE([.E8];[.E15])" office:value-type="float" office:value="65.155" calcext:value-type="float">
            <text:p>65.155</text:p>
          </table:table-cell>
          <table:table-cell table:style-name="ce3" table:formula="of:=AVERAGE([.F8];[.F15])" office:value-type="float" office:value="66.07" calcext:value-type="float">
            <text:p>66.07</text:p>
          </table:table-cell>
          <table:table-cell table:style-name="ce3" table:formula="of:=AVERAGE([.G8];[.G15])" office:value-type="float" office:value="29.645" calcext:value-type="float">
            <text:p>29.645</text:p>
          </table:table-cell>
          <table:table-cell table:style-name="ce3" table:formula="of:=AVERAGE([.H8];[.H15])" office:value-type="float" office:value="65.715" calcext:value-type="float">
            <text:p>65.715</text:p>
          </table:table-cell>
          <table:table-cell table:style-name="ce3" table:formula="of:=AVERAGE([.I8];[.I15])" office:value-type="float" office:value="63.93" calcext:value-type="float">
            <text:p>63.93</text:p>
          </table:table-cell>
          <table:table-cell table:style-name="ce3" table:formula="of:=AVERAGE([.J8];[.J15])" office:value-type="float" office:value="64.825" calcext:value-type="float">
            <text:p>64.825</text:p>
          </table:table-cell>
          <table:table-cell table:style-name="ce3" table:formula="of:=AVERAGE([.K8];[.K15])" office:value-type="float" office:value="64.82" calcext:value-type="float">
            <text:p>64.82</text:p>
          </table:table-cell>
          <table:table-cell table:style-name="ce3" table:formula="of:=AVERAGE([.L8];[.L15])" office:value-type="float" office:value="0" calcext:value-type="float">
            <text:p>0</text:p>
          </table:table-cell>
          <table:table-cell table:style-name="ce3" table:formula="of:=AVERAGE([.M8];[.M15])" office:value-type="float" office:value="0.0111607142857143" calcext:value-type="float">
            <text:p>0.011160714285714</text:p>
          </table:table-cell>
          <table:table-cell table:style-name="ce3" table:formula="of:=AVERAGE([.N8];[.N15])" office:value-type="float" office:value="0.00701530612244898" calcext:value-type="float">
            <text:p>0.007015306122449</text:p>
          </table:table-cell>
          <table:table-cell table:style-name="ce3" table:formula="of:=AVERAGE([.O8];[.O15])" office:value-type="float" office:value="0.00618622448979592" calcext:value-type="float">
            <text:p>0.006186224489796</text:p>
          </table:table-cell>
          <table:table-cell table:style-name="ce3" table:formula="of:=AVERAGE([.P8];[.P15])" office:value-type="float" office:value="0.00363911433302797" calcext:value-type="float">
            <text:p>0.003639114333028</text:p>
          </table:table-cell>
          <table:table-cell table:style-name="ce3" table:formula="of:=AVERAGE([.Q8];[.Q15])" office:value-type="float" office:value="0.00279017857142857" calcext:value-type="float">
            <text:p>0.002790178571429</text:p>
          </table:table-cell>
          <table:table-cell table:style-name="ce3" table:formula="of:=AVERAGE([.R8];[.R15])" office:value-type="float" office:value="0" calcext:value-type="float">
            <text:p>0</text:p>
          </table:table-cell>
          <table:table-cell table:style-name="ce3" table:formula="of:=AVERAGE([.S8];[.S15])" office:value-type="float" office:value="24.29" calcext:value-type="float">
            <text:p>24.29</text:p>
          </table:table-cell>
          <table:table-cell table:style-name="ce3" table:formula="of:=AVERAGE([.T8];[.T15])" office:value-type="float" office:value="60.36" calcext:value-type="float">
            <text:p>60.36</text:p>
          </table:table-cell>
          <table:table-cell table:style-name="ce3" table:formula="of:=AVERAGE([.U8];[.U15])" office:value-type="float" office:value="63.93" calcext:value-type="float">
            <text:p>63.93</text:p>
          </table:table-cell>
          <table:table-cell table:style-name="ce3" table:formula="of:=AVERAGE([.V8];[.V15])" office:value-type="float" office:value="63.03" calcext:value-type="float">
            <text:p>63.03</text:p>
          </table:table-cell>
          <table:table-cell table:style-name="ce3" table:formula="of:=AVERAGE([.W8];[.W15])" office:value-type="float" office:value="62.14" calcext:value-type="float">
            <text:p>62.14</text:p>
          </table:table-cell>
          <table:table-cell table:style-name="ce3" table:formula="of:=AVERAGE([.X8];[.X15])" office:value-type="float" office:value="0" calcext:value-type="float">
            <text:p>0</text:p>
          </table:table-cell>
          <table:table-cell table:style-name="ce3" table:formula="of:=AVERAGE([.Y8];[.Y15])" office:value-type="float" office:value="0.00733418367346939" calcext:value-type="float">
            <text:p>0.007334183673469</text:p>
          </table:table-cell>
          <table:table-cell table:style-name="ce3" table:formula="of:=AVERAGE([.Z8];[.Z15])" office:value-type="float" office:value="0.00414540816326531" calcext:value-type="float">
            <text:p>0.004145408163265</text:p>
          </table:table-cell>
          <table:table-cell table:style-name="ce3" table:formula="of:=AVERAGE([.AA8];[.AA15])" office:value-type="float" office:value="0.00478316326530612" calcext:value-type="float">
            <text:p>0.004783163265306</text:p>
          </table:table-cell>
          <table:table-cell table:style-name="ce3" table:formula="of:=AVERAGE([.AB8];[.AB15])" office:value-type="float" office:value="0.00250823368658837" calcext:value-type="float">
            <text:p>0.002508233686588</text:p>
          </table:table-cell>
          <table:table-cell table:style-name="ce3" table:formula="of:=AVERAGE([.AC8];[.AC15])" office:value-type="float" office:value="0.00183354591836735" calcext:value-type="float">
            <text:p>0.001833545918367</text:p>
          </table:table-cell>
          <table:table-cell table:style-name="ce3" table:formula="of:=AVERAGE([.AD8];[.AD15])" office:value-type="float" office:value="0" calcext:value-type="float">
            <text:p>0</text:p>
          </table:table-cell>
          <table:table-cell table:style-name="ce3" table:formula="of:=AVERAGE([.AE8];[.AE15])" office:value-type="float" office:value="20.715" calcext:value-type="float">
            <text:p>20.715</text:p>
          </table:table-cell>
          <table:table-cell table:style-name="ce3" table:formula="of:=AVERAGE([.AF8];[.AF15])" office:value-type="float" office:value="60.715" calcext:value-type="float">
            <text:p>60.715</text:p>
          </table:table-cell>
          <table:table-cell table:style-name="ce3" table:formula="of:=AVERAGE([.AG8];[.AG15])" office:value-type="float" office:value="60" calcext:value-type="float">
            <text:p>60</text:p>
          </table:table-cell>
          <table:table-cell table:style-name="ce3" table:formula="of:=AVERAGE([.AH8];[.AH15])" office:value-type="float" office:value="60.4" calcext:value-type="float">
            <text:p>60.4</text:p>
          </table:table-cell>
          <table:table-cell table:style-name="ce3" table:formula="of:=AVERAGE([.AI8];[.AI15])" office:value-type="float" office:value="60.355" calcext:value-type="float">
            <text:p>60.355</text:p>
          </table:table-cell>
          <table:table-cell table:style-name="ce3" table:formula="of:=AVERAGE([.AJ8];[.AJ15])" office:value-type="float" office:value="0" calcext:value-type="float">
            <text:p>0</text:p>
          </table:table-cell>
          <table:table-cell table:style-name="ce3" table:formula="of:=AVERAGE([.AK8];[.AK15])" office:value-type="float" office:value="0.0190051020408163" calcext:value-type="float">
            <text:p>0.019005102040816</text:p>
          </table:table-cell>
          <table:table-cell table:style-name="ce3" table:formula="of:=AVERAGE([.AL8];[.AL15])" office:value-type="float" office:value="0.0114158163265306" calcext:value-type="float">
            <text:p>0.011415816326531</text:p>
          </table:table-cell>
          <table:table-cell table:style-name="ce3" table:formula="of:=AVERAGE([.AM8];[.AM15])" office:value-type="float" office:value="0.0107780612244898" calcext:value-type="float">
            <text:p>0.01077806122449</text:p>
          </table:table-cell>
          <table:table-cell table:style-name="ce3" table:formula="of:=AVERAGE([.AN8];[.AN15])" office:value-type="float" office:value="0.00475937717486963" calcext:value-type="float">
            <text:p>0.00475937717487</text:p>
          </table:table-cell>
          <table:table-cell table:style-name="ce3" table:formula="of:=AVERAGE([.AO8];[.AO15])" office:value-type="float" office:value="0.00475127551020408" calcext:value-type="float">
            <text:p>0.004751275510204</text:p>
          </table:table-cell>
          <table:table-cell table:style-name="ce3" table:formula="of:=AVERAGE([.AP8];[.AP15])" office:value-type="float" office:value="0" calcext:value-type="float">
            <text:p>0</text:p>
          </table:table-cell>
          <table:table-cell table:style-name="ce3" table:formula="of:=AVERAGE([.AQ8];[.AQ15])" office:value-type="float" office:value="23.57" calcext:value-type="float">
            <text:p>23.57</text:p>
          </table:table-cell>
          <table:table-cell table:style-name="ce3" table:formula="of:=AVERAGE([.AR8];[.AR15])" office:value-type="float" office:value="61.075" calcext:value-type="float">
            <text:p>61.075</text:p>
          </table:table-cell>
          <table:table-cell table:style-name="ce3" table:formula="of:=AVERAGE([.AS8];[.AS15])" office:value-type="float" office:value="62.5" calcext:value-type="float">
            <text:p>62.5</text:p>
          </table:table-cell>
          <table:table-cell table:style-name="ce3" table:formula="of:=AVERAGE([.AT8];[.AT15])" office:value-type="float" office:value="62.215" calcext:value-type="float">
            <text:p>62.215</text:p>
          </table:table-cell>
          <table:table-cell table:style-name="ce3" table:formula="of:=AVERAGE([.AU8];[.AU15])" office:value-type="float" office:value="61.785" calcext:value-type="float">
            <text:p>61.785</text:p>
          </table:table-cell>
          <table:table-cell table:style-name="ce3" table:formula="of:=AVERAGE([.AV8];[.AV15])" office:value-type="float" office:value="0" calcext:value-type="float">
            <text:p>0</text:p>
          </table:table-cell>
          <table:table-cell table:style-name="ce3" table:formula="of:=AVERAGE([.AW8];[.AW15])" office:value-type="float" office:value="0.014030612244898" calcext:value-type="float">
            <text:p>0.014030612244898</text:p>
          </table:table-cell>
          <table:table-cell table:style-name="ce3" table:formula="of:=AVERAGE([.AX8];[.AX15])" office:value-type="float" office:value="0.0128826530612245" calcext:value-type="float">
            <text:p>0.012882653061225</text:p>
          </table:table-cell>
          <table:table-cell table:style-name="ce3" table:formula="of:=AVERAGE([.AY8];[.AY15])" office:value-type="float" office:value="0.0121811224489796" calcext:value-type="float">
            <text:p>0.01218112244898</text:p>
          </table:table-cell>
          <table:table-cell table:style-name="ce3" table:formula="of:=AVERAGE([.AZ8];[.AZ15])" office:value-type="float" office:value="0.00480910097561037" calcext:value-type="float">
            <text:p>0.00480910097561</text:p>
          </table:table-cell>
          <table:table-cell table:style-name="ce3" table:formula="of:=AVERAGE([.BA8];[.BA15])" office:value-type="float" office:value="0.00350765306122449" calcext:value-type="float">
            <text:p>0.003507653061224</text:p>
          </table:table-cell>
          <table:table-cell table:style-name="ce3" table:formula="of:=AVERAGE([.BB8];[.BB15])" office:value-type="float" office:value="0" calcext:value-type="float">
            <text:p>0</text:p>
          </table:table-cell>
          <table:table-cell table:style-name="ce3" table:formula="of:=AVERAGE([.BC8];[.BC15])" office:value-type="float" office:value="48.215" calcext:value-type="float">
            <text:p>48.215</text:p>
          </table:table-cell>
          <table:table-cell table:style-name="ce3" table:formula="of:=AVERAGE([.BD8];[.BD15])" office:value-type="float" office:value="80.36" calcext:value-type="float">
            <text:p>80.36</text:p>
          </table:table-cell>
          <table:table-cell table:style-name="ce3" table:formula="of:=AVERAGE([.BE8];[.BE15])" office:value-type="float" office:value="67.86" calcext:value-type="float">
            <text:p>67.86</text:p>
          </table:table-cell>
          <table:table-cell table:style-name="ce3" table:formula="of:=AVERAGE([.BF8];[.BF15])" office:value-type="float" office:value="71.47" calcext:value-type="float">
            <text:p>71.47</text:p>
          </table:table-cell>
          <table:table-cell table:style-name="ce3" table:formula="of:=AVERAGE([.BG8];[.BG15])" office:value-type="float" office:value="74.11" calcext:value-type="float">
            <text:p>74.11</text:p>
          </table:table-cell>
          <table:table-cell table:style-name="ce3" table:formula="of:=AVERAGE([.BH8];[.BH15])" office:value-type="float" office:value="0" calcext:value-type="float">
            <text:p>0</text:p>
          </table:table-cell>
          <table:table-cell table:style-name="ce3" table:formula="of:=AVERAGE([.BI8];[.BI15])" office:value-type="float" office:value="0.00197704081632653" calcext:value-type="float">
            <text:p>0.001977040816327</text:p>
          </table:table-cell>
          <table:table-cell table:style-name="ce3" table:formula="of:=AVERAGE([.BJ8];[.BJ15])" office:value-type="float" office:value="0.00184948979591837" calcext:value-type="float">
            <text:p>0.001849489795918</text:p>
          </table:table-cell>
          <table:table-cell table:style-name="ce3" table:formula="of:=AVERAGE([.BK8];[.BK15])" office:value-type="float" office:value="0.00102040816326531" calcext:value-type="float">
            <text:p>0.001020408163265</text:p>
          </table:table-cell>
          <table:table-cell table:style-name="ce3" table:formula="of:=AVERAGE([.BL8];[.BL15])" office:value-type="float" office:value="0.000416187719923339" calcext:value-type="float">
            <text:p>0.000416187719923</text:p>
          </table:table-cell>
          <table:table-cell table:style-name="ce3" table:formula="of:=AVERAGE([.BM8];[.BM15])" office:value-type="float" office:value="0.000494260204081633" calcext:value-type="float">
            <text:p>0.000494260204082</text:p>
          </table:table-cell>
          <table:table-cell table:style-name="ce3" table:formula="of:=AVERAGE([.BN8];[.BN15])" office:value-type="float" office:value="0" calcext:value-type="float">
            <text:p>0</text:p>
          </table:table-cell>
          <table:table-cell table:style-name="ce3" table:formula="of:=AVERAGE([.BO8];[.BO15])" office:value-type="float" office:value="42.5" calcext:value-type="float">
            <text:p>42.5</text:p>
          </table:table-cell>
          <table:table-cell table:style-name="ce3" table:formula="of:=AVERAGE([.BP8];[.BP15])" office:value-type="float" office:value="76.43" calcext:value-type="float">
            <text:p>76.43</text:p>
          </table:table-cell>
          <table:table-cell table:style-name="ce3" table:formula="of:=AVERAGE([.BQ8];[.BQ15])" office:value-type="float" office:value="66.075" calcext:value-type="float">
            <text:p>66.075</text:p>
          </table:table-cell>
          <table:table-cell table:style-name="ce3" table:formula="of:=AVERAGE([.BR8];[.BR15])" office:value-type="float" office:value="69.28" calcext:value-type="float">
            <text:p>69.28</text:p>
          </table:table-cell>
          <table:table-cell table:style-name="ce3" table:formula="of:=AVERAGE([.BS8];[.BS15])" office:value-type="float" office:value="71.25" calcext:value-type="float">
            <text:p>71.25</text:p>
          </table:table-cell>
          <table:table-cell table:style-name="ce3" table:formula="of:=AVERAGE([.BT8];[.BT15])" office:value-type="float" office:value="0" calcext:value-type="float">
            <text:p>0</text:p>
          </table:table-cell>
          <table:table-cell table:style-name="ce3" table:formula="of:=AVERAGE([.BU8];[.BU15])" office:value-type="float" office:value="0.0014030612244898" calcext:value-type="float">
            <text:p>0.00140306122449</text:p>
          </table:table-cell>
          <table:table-cell table:style-name="ce3" table:formula="of:=AVERAGE([.BV8];[.BV15])" office:value-type="float" office:value="0.00267857142857143" calcext:value-type="float">
            <text:p>0.002678571428571</text:p>
          </table:table-cell>
          <table:table-cell table:style-name="ce3" table:formula="of:=AVERAGE([.BW8];[.BW15])" office:value-type="float" office:value="0.000637755102040817" calcext:value-type="float">
            <text:p>0.000637755102041</text:p>
          </table:table-cell>
          <table:table-cell table:style-name="ce3" table:formula="of:=AVERAGE([.BX8];[.BX15])" office:value-type="float" office:value="0.000120607295609179" calcext:value-type="float">
            <text:p>0.000120607295609</text:p>
          </table:table-cell>
          <table:table-cell table:style-name="ce3" table:formula="of:=AVERAGE([.BY8];[.BY15])" office:value-type="float" office:value="0.000350765306122449" calcext:value-type="float">
            <text:p>0.000350765306122</text:p>
          </table:table-cell>
          <table:table-cell table:style-name="ce3" table:formula="of:=AVERAGE([.BZ8];[.BZ15])" office:value-type="float" office:value="0" calcext:value-type="float">
            <text:p>0</text:p>
          </table:table-cell>
          <table:table-cell table:style-name="ce3" table:formula="of:=AVERAGE([.CA8];[.CA15])" office:value-type="float" office:value="45.355" calcext:value-type="float">
            <text:p>45.355</text:p>
          </table:table-cell>
          <table:table-cell table:style-name="ce3" table:formula="of:=AVERAGE([.CB8];[.CB15])" office:value-type="float" office:value="77.855" calcext:value-type="float">
            <text:p>77.855</text:p>
          </table:table-cell>
          <table:table-cell table:style-name="ce3" table:formula="of:=AVERAGE([.CC8];[.CC15])" office:value-type="float" office:value="67.5" calcext:value-type="float">
            <text:p>67.5</text:p>
          </table:table-cell>
          <table:table-cell table:style-name="ce3" table:formula="of:=AVERAGE([.CD8];[.CD15])" office:value-type="float" office:value="70.56" calcext:value-type="float">
            <text:p>70.56</text:p>
          </table:table-cell>
          <table:table-cell table:style-name="ce3" table:formula="of:=AVERAGE([.CE8];[.CE15])" office:value-type="float" office:value="72.68" calcext:value-type="float">
            <text:p>72.68</text:p>
          </table:table-cell>
          <table:table-cell table:style-name="ce3" table:formula="of:=AVERAGE([.CF8];[.CF15])" office:value-type="float" office:value="0" calcext:value-type="float">
            <text:p>0</text:p>
          </table:table-cell>
          <table:table-cell table:style-name="ce3" table:formula="of:=AVERAGE([.CG8];[.CG15])" office:value-type="float" office:value="0.00191326530612245" calcext:value-type="float">
            <text:p>0.001913265306122</text:p>
          </table:table-cell>
          <table:table-cell table:style-name="ce3" table:formula="of:=AVERAGE([.CH8];[.CH15])" office:value-type="float" office:value="0.00210459183673469" calcext:value-type="float">
            <text:p>0.002104591836735</text:p>
          </table:table-cell>
          <table:table-cell table:style-name="ce3" table:formula="of:=AVERAGE([.CI8];[.CI15])" office:value-type="float" office:value="0.000637755102040816" calcext:value-type="float">
            <text:p>0.000637755102041</text:p>
          </table:table-cell>
          <table:table-cell table:style-name="ce3" table:formula="of:=AVERAGE([.CJ8];[.CJ15])" office:value-type="float" office:value="0.00027756133420997" calcext:value-type="float">
            <text:p>0.00027756133421</text:p>
          </table:table-cell>
          <table:table-cell table:style-name="ce3" table:formula="of:=AVERAGE([.CK8];[.CK15])" office:value-type="float" office:value="0.000478316326530613" calcext:value-type="float">
            <text:p>0.000478316326531</text:p>
          </table:table-cell>
          <table:table-cell table:style-name="ce3" table:formula="of:=AVERAGE([.CL8];[.CL15])" office:value-type="float" office:value="0" calcext:value-type="float">
            <text:p>0</text:p>
          </table:table-cell>
          <table:table-cell table:style-name="ce3" table:formula="of:=AVERAGE([.CM8];[.CM15])" office:value-type="float" office:value="40.36" calcext:value-type="float">
            <text:p>40.36</text:p>
          </table:table-cell>
          <table:table-cell table:style-name="ce3" table:formula="of:=AVERAGE([.CN8];[.CN15])" office:value-type="float" office:value="73.925" calcext:value-type="float">
            <text:p>73.925</text:p>
          </table:table-cell>
          <table:table-cell table:style-name="ce3" table:formula="of:=AVERAGE([.CO8];[.CO15])" office:value-type="float" office:value="66.43" calcext:value-type="float">
            <text:p>66.43</text:p>
          </table:table-cell>
          <table:table-cell table:style-name="ce3" table:formula="of:=AVERAGE([.CP8];[.CP15])" office:value-type="float" office:value="68.76" calcext:value-type="float">
            <text:p>68.76</text:p>
          </table:table-cell>
          <table:table-cell table:style-name="ce3" table:formula="of:=AVERAGE([.CQ8];[.CQ15])" office:value-type="float" office:value="70.175" calcext:value-type="float">
            <text:p>70.175</text:p>
          </table:table-cell>
          <table:table-cell table:style-name="ce3" table:formula="of:=AVERAGE([.CR8];[.CR15])" office:value-type="float" office:value="0" calcext:value-type="float">
            <text:p>0</text:p>
          </table:table-cell>
          <table:table-cell table:style-name="ce3" table:formula="of:=AVERAGE([.CS8];[.CS15])" office:value-type="float" office:value="0.00274234693877551" calcext:value-type="float">
            <text:p>0.002742346938776</text:p>
          </table:table-cell>
          <table:table-cell table:style-name="ce3" table:formula="of:=AVERAGE([.CT8];[.CT15])" office:value-type="float" office:value="0.00350765306122449" calcext:value-type="float">
            <text:p>0.003507653061224</text:p>
          </table:table-cell>
          <table:table-cell table:style-name="ce3" table:formula="of:=AVERAGE([.CU8];[.CU15])" office:value-type="float" office:value="0.000446428571428571" calcext:value-type="float">
            <text:p>0.000446428571429</text:p>
          </table:table-cell>
          <table:table-cell table:style-name="ce3" table:formula="of:=AVERAGE([.CV8];[.CV15])" office:value-type="float" office:value="0.000246470407384441" calcext:value-type="float">
            <text:p>0.000246470407384</text:p>
          </table:table-cell>
          <table:table-cell table:style-name="ce3" table:formula="of:=AVERAGE([.CW8];[.CW15])" office:value-type="float" office:value="0.000685586734693877" calcext:value-type="float">
            <text:p>0.000685586734694</text:p>
          </table:table-cell>
          <table:table-cell table:style-name="ce3" table:formula="of:=AVERAGE([.CX8];[.CX15])" office:value-type="float" office:value="0" calcext:value-type="float">
            <text:p>0</text:p>
          </table:table-cell>
          <table:table-cell table:style-name="ce3" table:formula="of:=AVERAGE([.CY8];[.CY15])" office:value-type="float" office:value="46.785" calcext:value-type="float">
            <text:p>46.785</text:p>
          </table:table-cell>
          <table:table-cell table:style-name="ce3" table:formula="of:=AVERAGE([.CZ8];[.CZ15])" office:value-type="float" office:value="79.645" calcext:value-type="float">
            <text:p>79.645</text:p>
          </table:table-cell>
          <table:table-cell table:style-name="ce3" table:formula="of:=AVERAGE([.DA8];[.DA15])" office:value-type="float" office:value="67.14" calcext:value-type="float">
            <text:p>67.14</text:p>
          </table:table-cell>
          <table:table-cell table:style-name="ce3" table:formula="of:=AVERAGE([.DB8];[.DB15])" office:value-type="float" office:value="70.775" calcext:value-type="float">
            <text:p>70.775</text:p>
          </table:table-cell>
          <table:table-cell table:style-name="ce3" table:formula="of:=AVERAGE([.DC8];[.DC15])" office:value-type="float" office:value="73.395" calcext:value-type="float">
            <text:p>73.395</text:p>
          </table:table-cell>
          <table:table-cell table:style-name="ce3" table:formula="of:=AVERAGE([.DD8];[.DD15])" office:value-type="float" office:value="28.05" calcext:value-type="float">
            <text:p>28.05</text:p>
          </table:table-cell>
          <table:table-cell table:style-name="ce3" table:formula="of:=AVERAGE([.DE8];[.DE15])" office:value-type="float" office:value="0.00133928571428572" calcext:value-type="float">
            <text:p>0.001339285714286</text:p>
          </table:table-cell>
          <table:table-cell table:style-name="ce3" table:formula="of:=AVERAGE([.DF8];[.DF15])" office:value-type="float" office:value="0.00121173469387755" calcext:value-type="float">
            <text:p>0.001211734693878</text:p>
          </table:table-cell>
          <table:table-cell table:style-name="ce3" table:formula="of:=AVERAGE([.DG8];[.DG15])" office:value-type="float" office:value="0.000255102040816326" calcext:value-type="float">
            <text:p>0.000255102040816</text:p>
          </table:table-cell>
          <table:table-cell table:style-name="ce3" table:formula="of:=AVERAGE([.DH8];[.DH15])" office:value-type="float" office:value="0.000153009570805014" calcext:value-type="float">
            <text:p>0.000153009570805</text:p>
          </table:table-cell>
          <table:table-cell table:style-name="ce3" table:formula="of:=AVERAGE([.DI8];[.DI15])" office:value-type="float" office:value="0.000334821428571429" calcext:value-type="float">
            <text:p>0.000334821428571</text:p>
          </table:table-cell>
          <table:table-cell table:style-name="ce3" table:formula="of:=AVERAGE([.DJ8];[.DJ15])" office:value-type="float" office:value="0.000162502936800063" calcext:value-type="float">
            <text:p>0.0001625029368</text:p>
          </table:table-cell>
          <table:table-cell table:style-name="ce3" table:formula="of:=AVERAGE([.DK8];[.DK15])" office:value-type="float" office:value="43.93" calcext:value-type="float">
            <text:p>43.93</text:p>
          </table:table-cell>
          <table:table-cell table:style-name="ce3" table:formula="of:=AVERAGE([.DL8];[.DL15])" office:value-type="float" office:value="76.07" calcext:value-type="float">
            <text:p>76.07</text:p>
          </table:table-cell>
          <table:table-cell table:style-name="ce3" table:formula="of:=AVERAGE([.DM8];[.DM15])" office:value-type="float" office:value="67.86" calcext:value-type="float">
            <text:p>67.86</text:p>
          </table:table-cell>
          <table:table-cell table:style-name="ce3" table:formula="of:=AVERAGE([.DN8];[.DN15])" office:value-type="float" office:value="70.315" calcext:value-type="float">
            <text:p>70.315</text:p>
          </table:table-cell>
          <table:table-cell table:style-name="ce3" table:formula="of:=AVERAGE([.DO8];[.DO15])" office:value-type="float" office:value="71.965" calcext:value-type="float">
            <text:p>71.965</text:p>
          </table:table-cell>
          <table:table-cell table:style-name="ce3" table:formula="of:=AVERAGE([.DP8];[.DP15])" office:value-type="float" office:value="27.505" calcext:value-type="float">
            <text:p>27.505</text:p>
          </table:table-cell>
          <table:table-cell table:style-name="ce3" table:formula="of:=AVERAGE([.DQ8];[.DQ15])" office:value-type="float" office:value="0.00114795918367347" calcext:value-type="float">
            <text:p>0.001147959183673</text:p>
          </table:table-cell>
          <table:table-cell table:style-name="ce3" table:formula="of:=AVERAGE([.DR8];[.DR15])" office:value-type="float" office:value="0.000637755102040816" calcext:value-type="float">
            <text:p>0.000637755102041</text:p>
          </table:table-cell>
          <table:table-cell table:style-name="ce3" table:formula="of:=AVERAGE([.DS8];[.DS15])" office:value-type="float" office:value="0.000382653061224489" calcext:value-type="float">
            <text:p>0.000382653061224</text:p>
          </table:table-cell>
          <table:table-cell table:style-name="ce3" table:formula="of:=AVERAGE([.DT8];[.DT15])" office:value-type="float" office:value="0.000227379703695307" calcext:value-type="float">
            <text:p>0.000227379703695</text:p>
          </table:table-cell>
          <table:table-cell table:style-name="ce3" table:formula="of:=AVERAGE([.DU8];[.DU15])" office:value-type="float" office:value="0.000286989795918367" calcext:value-type="float">
            <text:p>0.000286989795918</text:p>
          </table:table-cell>
          <table:table-cell table:style-name="ce3" table:formula="of:=AVERAGE([.DV8];[.DV15])" office:value-type="float" office:value="0.000345594065706007" calcext:value-type="float">
            <text:p>0.000345594065706</text:p>
          </table:table-cell>
          <table:table-cell table:style-name="ce3" table:formula="of:=AVERAGE([.DW8];[.DW15])" office:value-type="float" office:value="44.645" calcext:value-type="float">
            <text:p>44.645</text:p>
          </table:table-cell>
          <table:table-cell table:style-name="ce3" table:formula="of:=AVERAGE([.DX8];[.DX15])" office:value-type="float" office:value="76.43" calcext:value-type="float">
            <text:p>76.43</text:p>
          </table:table-cell>
          <table:table-cell table:style-name="ce3" table:formula="of:=AVERAGE([.DY8];[.DY15])" office:value-type="float" office:value="68.215" calcext:value-type="float">
            <text:p>68.215</text:p>
          </table:table-cell>
          <table:table-cell table:style-name="ce3" table:formula="of:=AVERAGE([.DZ8];[.DZ15])" office:value-type="float" office:value="70.655" calcext:value-type="float">
            <text:p>70.655</text:p>
          </table:table-cell>
          <table:table-cell table:style-name="ce3" table:formula="of:=AVERAGE([.EA8];[.EA15])" office:value-type="float" office:value="72.32" calcext:value-type="float">
            <text:p>72.32</text:p>
          </table:table-cell>
          <table:table-cell table:style-name="ce3" table:formula="of:=AVERAGE([.EB8];[.EB15])" office:value-type="float" office:value="27.26" calcext:value-type="float">
            <text:p>27.26</text:p>
          </table:table-cell>
          <table:table-cell table:style-name="ce3" table:formula="of:=AVERAGE([.EC8];[.EC15])" office:value-type="float" office:value="0.00325255102040817" calcext:value-type="float">
            <text:p>0.003252551020408</text:p>
          </table:table-cell>
          <table:table-cell table:style-name="ce3" table:formula="of:=AVERAGE([.ED8];[.ED15])" office:value-type="float" office:value="0.00325255102040816" calcext:value-type="float">
            <text:p>0.003252551020408</text:p>
          </table:table-cell>
          <table:table-cell table:style-name="ce3" table:formula="of:=AVERAGE([.EE8];[.EE15])" office:value-type="float" office:value="0.0014030612244898" calcext:value-type="float">
            <text:p>0.00140306122449</text:p>
          </table:table-cell>
          <table:table-cell table:style-name="ce3" table:formula="of:=AVERAGE([.EF8];[.EF15])" office:value-type="float" office:value="0.000608179920999556" calcext:value-type="float">
            <text:p>0.000608179921</text:p>
          </table:table-cell>
          <table:table-cell table:style-name="ce3" table:formula="of:=AVERAGE([.EG8];[.EG15])" office:value-type="float" office:value="0.000813137755102042" calcext:value-type="float">
            <text:p>0.000813137755102</text:p>
          </table:table-cell>
          <table:table-cell table:style-name="ce3" table:formula="of:=AVERAGE([.EH8];[.EH15])" office:value-type="float" office:value="0.000276059205889264" calcext:value-type="float">
            <text:p>0.000276059205889</text:p>
          </table:table-cell>
          <table:table-cell table:style-name="ce3" table:formula="of:=AVERAGE([.EI8];[.EI15])" office:value-type="float" office:value="42.5" calcext:value-type="float">
            <text:p>42.5</text:p>
          </table:table-cell>
          <table:table-cell table:style-name="ce3" table:formula="of:=AVERAGE([.EJ8];[.EJ15])" office:value-type="float" office:value="74.285" calcext:value-type="float">
            <text:p>74.285</text:p>
          </table:table-cell>
          <table:table-cell table:style-name="ce3" table:formula="of:=AVERAGE([.EK8];[.EK15])" office:value-type="float" office:value="68.215" calcext:value-type="float">
            <text:p>68.215</text:p>
          </table:table-cell>
          <table:table-cell table:style-name="ce3" table:formula="of:=AVERAGE([.EL8];[.EL15])" office:value-type="float" office:value="70.02" calcext:value-type="float">
            <text:p>70.02</text:p>
          </table:table-cell>
          <table:table-cell table:style-name="ce3" table:formula="of:=AVERAGE([.EM8];[.EM15])" office:value-type="float" office:value="71.25" calcext:value-type="float">
            <text:p>71.25</text:p>
          </table:table-cell>
          <table:table-cell table:style-name="ce3" table:formula="of:=AVERAGE([.EN8];[.EN15])" office:value-type="float" office:value="27.43" calcext:value-type="float">
            <text:p>27.43</text:p>
          </table:table-cell>
          <table:table-cell table:style-name="ce3" table:formula="of:=AVERAGE([.EO8];[.EO15])" office:value-type="float" office:value="0.000956632653061224" calcext:value-type="float">
            <text:p>0.000956632653061</text:p>
          </table:table-cell>
          <table:table-cell table:style-name="ce3" table:formula="of:=AVERAGE([.EP8];[.EP15])" office:value-type="float" office:value="0.00178571428571428" calcext:value-type="float">
            <text:p>0.001785714285714</text:p>
          </table:table-cell>
          <table:table-cell table:style-name="ce3" table:formula="of:=AVERAGE([.EQ8];[.EQ15])" office:value-type="float" office:value="0.000446428571428571" calcext:value-type="float">
            <text:p>0.000446428571429</text:p>
          </table:table-cell>
          <table:table-cell table:style-name="ce3" table:formula="of:=AVERAGE([.ER8];[.ER15])" office:value-type="float" office:value="0.000100887115199813" calcext:value-type="float">
            <text:p>0.0001008871152</text:p>
          </table:table-cell>
          <table:table-cell table:style-name="ce3" table:formula="of:=AVERAGE([.ES8];[.ES15])" office:value-type="float" office:value="0.000239158163265306" calcext:value-type="float">
            <text:p>0.000239158163265</text:p>
          </table:table-cell>
          <table:table-cell table:style-name="ce3" table:formula="of:=AVERAGE([.ET8];[.ET15])" office:value-type="float" office:value="0.000356331740935078" calcext:value-type="float">
            <text:p>0.000356331740935</text:p>
          </table:table-cell>
        </table:table-row>
        <table:table-row table:style-name="ro1">
          <table:table-cell table:number-columns-repeated="2"/>
          <table:table-cell table:style-name="ce7"/>
          <table:table-cell table:style-name="ce9" table:number-columns-repeated="3"/>
          <table:table-cell table:number-columns-repeated="13"/>
          <table:table-cell table:style-name="ce9" table:number-columns-repeated="4"/>
          <table:table-cell table:number-columns-repeated="8"/>
          <table:table-cell table:style-name="ce9" table:number-columns-repeated="4"/>
          <table:table-cell table:number-columns-repeated="8"/>
          <table:table-cell table:style-name="ce9" table:number-columns-repeated="4"/>
          <table:table-cell table:number-columns-repeated="8"/>
          <table:table-cell table:style-name="ce9" table:number-columns-repeated="4"/>
          <table:table-cell table:number-columns-repeated="8"/>
          <table:table-cell table:style-name="ce9" table:number-columns-repeated="4"/>
          <table:table-cell table:number-columns-repeated="8"/>
          <table:table-cell table:style-name="ce9" table:number-columns-repeated="4"/>
          <table:table-cell table:number-columns-repeated="8"/>
          <table:table-cell table:style-name="ce9" table:number-columns-repeated="4"/>
          <table:table-cell table:number-columns-repeated="8"/>
          <table:table-cell table:style-name="ce9" table:number-columns-repeated="4"/>
          <table:table-cell table:number-columns-repeated="8"/>
          <table:table-cell table:style-name="ce9" table:number-columns-repeated="4"/>
          <table:table-cell table:number-columns-repeated="8"/>
          <table:table-cell table:style-name="ce9" table:number-columns-repeated="4"/>
          <table:table-cell table:number-columns-repeated="8"/>
          <table:table-cell table:style-name="ce9" table:number-columns-repeated="4"/>
          <table:table-cell table:number-columns-repeated="7"/>
        </table:table-row>
        <table:table-row table:style-name="ro1">
          <table:table-cell table:number-columns-repeated="5"/>
          <table:table-cell table:style-name="ce12"/>
          <table:table-cell table:number-columns-repeated="144"/>
        </table:table-row>
        <table:table-row table:style-name="ro1" table:number-rows-repeated="2">
          <table:table-cell table:number-columns-repeated="150"/>
        </table:table-row>
        <table:table-row table:style-name="ro1">
          <table:table-cell table:number-columns-repeated="3"/>
          <table:table-cell table:style-name="ce10"/>
          <table:table-cell table:number-columns-repeated="146"/>
        </table:table-row>
        <table:table-row table:style-name="ro1" table:number-rows-repeated="4">
          <table:table-cell table:number-columns-repeated="150"/>
        </table:table-row>
        <table:table-row table:style-name="ro1">
          <table:table-cell/>
          <table:table-cell table:style-name="ce4" office:value-type="float" office:value="27.38" calcext:value-type="float">
            <text:p>27.38</text:p>
          </table:table-cell>
          <table:table-cell table:style-name="ce8" office:value-type="float" office:value="64.2866666666667" calcext:value-type="float">
            <text:p>64.2866666666667</text:p>
          </table:table-cell>
          <table:table-cell table:style-name="ce8" office:value-type="float" office:value="63.0966666666667" calcext:value-type="float">
            <text:p>63.0966666666667</text:p>
          </table:table-cell>
          <table:table-cell table:style-name="ce8" office:value-type="float" office:value="63.2933333333333" calcext:value-type="float">
            <text:p>63.2933333333333</text:p>
          </table:table-cell>
          <table:table-cell table:style-name="ce13" office:value-type="float" office:value="63.69" calcext:value-type="float">
            <text:p>63.69</text:p>
          </table:table-cell>
          <table:table-cell table:number-columns-repeated="13"/>
          <table:table-cell table:style-name="Default" table:number-columns-repeated="4"/>
          <table:table-cell table:number-columns-repeated="8"/>
          <table:table-cell table:style-name="Default" table:number-columns-repeated="4"/>
          <table:table-cell table:number-columns-repeated="8"/>
          <table:table-cell table:style-name="Default" table:number-columns-repeated="4"/>
          <table:table-cell table:number-columns-repeated="8"/>
          <table:table-cell table:style-name="Default" table:number-columns-repeated="4"/>
          <table:table-cell table:number-columns-repeated="8"/>
          <table:table-cell table:style-name="Default" table:number-columns-repeated="4"/>
          <table:table-cell table:number-columns-repeated="8"/>
          <table:table-cell table:style-name="Default" table:number-columns-repeated="4"/>
          <table:table-cell table:number-columns-repeated="8"/>
          <table:table-cell table:style-name="Default" table:number-columns-repeated="4"/>
          <table:table-cell table:number-columns-repeated="8"/>
          <table:table-cell table:style-name="Default" table:number-columns-repeated="4"/>
          <table:table-cell table:number-columns-repeated="8"/>
          <table:table-cell table:style-name="Default" table:number-columns-repeated="4"/>
          <table:table-cell table:number-columns-repeated="8"/>
          <table:table-cell table:style-name="Default" table:number-columns-repeated="4"/>
          <table:table-cell table:number-columns-repeated="8"/>
          <table:table-cell table:style-name="Default" table:number-columns-repeated="4"/>
          <table:table-cell table:number-columns-repeated="7"/>
        </table:table-row>
        <table:table-row table:style-name="ro1">
          <table:table-cell/>
          <table:table-cell table:style-name="ce4" office:value-type="float" office:value="16.6666666666667" calcext:value-type="float">
            <text:p>16.6666666666667</text:p>
          </table:table-cell>
          <table:table-cell table:style-name="ce8" office:value-type="float" office:value="55.9533333333333" calcext:value-type="float">
            <text:p>55.9533333333333</text:p>
          </table:table-cell>
          <table:table-cell table:style-name="ce8" office:value-type="float" office:value="60.7133333333333" calcext:value-type="float">
            <text:p>60.7133333333333</text:p>
          </table:table-cell>
          <table:table-cell table:style-name="ce8" office:value-type="float" office:value="60.6066666666667" calcext:value-type="float">
            <text:p>60.6066666666667</text:p>
          </table:table-cell>
          <table:table-cell table:style-name="ce13" office:value-type="float" office:value="58.3333333333333" calcext:value-type="float">
            <text:p>58.3333333333333</text:p>
          </table:table-cell>
          <table:table-cell table:number-columns-repeated="13"/>
          <table:table-cell table:style-name="Default" table:number-columns-repeated="4"/>
          <table:table-cell table:number-columns-repeated="8"/>
          <table:table-cell table:style-name="Default" table:number-columns-repeated="4"/>
          <table:table-cell table:number-columns-repeated="8"/>
          <table:table-cell table:style-name="Default" table:number-columns-repeated="4"/>
          <table:table-cell table:number-columns-repeated="8"/>
          <table:table-cell table:style-name="Default" table:number-columns-repeated="4"/>
          <table:table-cell table:number-columns-repeated="8"/>
          <table:table-cell table:style-name="Default" table:number-columns-repeated="4"/>
          <table:table-cell table:number-columns-repeated="8"/>
          <table:table-cell table:style-name="Default" table:number-columns-repeated="4"/>
          <table:table-cell table:number-columns-repeated="8"/>
          <table:table-cell table:style-name="Default" table:number-columns-repeated="4"/>
          <table:table-cell table:number-columns-repeated="8"/>
          <table:table-cell table:style-name="Default" table:number-columns-repeated="4"/>
          <table:table-cell table:number-columns-repeated="8"/>
          <table:table-cell table:style-name="Default" table:number-columns-repeated="4"/>
          <table:table-cell table:number-columns-repeated="8"/>
          <table:table-cell table:style-name="Default" table:number-columns-repeated="4"/>
          <table:table-cell table:number-columns-repeated="8"/>
          <table:table-cell table:style-name="Default" table:number-columns-repeated="4"/>
          <table:table-cell table:number-columns-repeated="7"/>
        </table:table-row>
        <table:table-row table:style-name="ro1">
          <table:table-cell/>
          <table:table-cell table:style-name="ce4" office:value-type="float" office:value="23.81" calcext:value-type="float">
            <text:p>23.81</text:p>
          </table:table-cell>
          <table:table-cell table:style-name="ce8" office:value-type="float" office:value="65.4766666666667" calcext:value-type="float">
            <text:p>65.4766666666667</text:p>
          </table:table-cell>
          <table:table-cell table:style-name="ce8" office:value-type="float" office:value="58.3333333333333" calcext:value-type="float">
            <text:p>58.3333333333333</text:p>
          </table:table-cell>
          <table:table-cell table:style-name="ce8" office:value-type="float" office:value="61.1733333333333" calcext:value-type="float">
            <text:p>61.1733333333333</text:p>
          </table:table-cell>
          <table:table-cell table:style-name="ce13" office:value-type="float" office:value="61.9066666666667" calcext:value-type="float">
            <text:p>61.9066666666667</text:p>
          </table:table-cell>
          <table:table-cell table:number-columns-repeated="13"/>
          <table:table-cell table:style-name="Default" table:number-columns-repeated="4"/>
          <table:table-cell table:number-columns-repeated="8"/>
          <table:table-cell table:style-name="Default" table:number-columns-repeated="4"/>
          <table:table-cell table:number-columns-repeated="8"/>
          <table:table-cell table:style-name="Default" table:number-columns-repeated="4"/>
          <table:table-cell table:number-columns-repeated="8"/>
          <table:table-cell table:style-name="Default" table:number-columns-repeated="4"/>
          <table:table-cell table:number-columns-repeated="8"/>
          <table:table-cell table:style-name="Default" table:number-columns-repeated="4"/>
          <table:table-cell table:number-columns-repeated="8"/>
          <table:table-cell table:style-name="Default" table:number-columns-repeated="4"/>
          <table:table-cell table:number-columns-repeated="8"/>
          <table:table-cell table:style-name="Default" table:number-columns-repeated="4"/>
          <table:table-cell table:number-columns-repeated="8"/>
          <table:table-cell table:style-name="Default" table:number-columns-repeated="4"/>
          <table:table-cell table:number-columns-repeated="8"/>
          <table:table-cell table:style-name="Default" table:number-columns-repeated="4"/>
          <table:table-cell table:number-columns-repeated="8"/>
          <table:table-cell table:style-name="Default" table:number-columns-repeated="4"/>
          <table:table-cell table:number-columns-repeated="8"/>
          <table:table-cell table:style-name="Default" table:number-columns-repeated="4"/>
          <table:table-cell table:number-columns-repeated="7"/>
        </table:table-row>
        <table:table-row table:style-name="ro1">
          <table:table-cell/>
          <table:table-cell table:style-name="ce4" office:value-type="float" office:value="25" calcext:value-type="float">
            <text:p>25</text:p>
          </table:table-cell>
          <table:table-cell table:style-name="ce8" office:value-type="float" office:value="67.8566666666667" calcext:value-type="float">
            <text:p>67.8566666666667</text:p>
          </table:table-cell>
          <table:table-cell table:style-name="ce8" office:value-type="float" office:value="57.1433333333333" calcext:value-type="float">
            <text:p>57.1433333333333</text:p>
          </table:table-cell>
          <table:table-cell table:style-name="ce8" office:value-type="float" office:value="61.4166666666667" calcext:value-type="float">
            <text:p>61.4166666666667</text:p>
          </table:table-cell>
          <table:table-cell table:style-name="ce13" office:value-type="float" office:value="62.5" calcext:value-type="float">
            <text:p>62.5</text:p>
          </table:table-cell>
          <table:table-cell table:number-columns-repeated="13"/>
          <table:table-cell table:style-name="Default" table:number-columns-repeated="4"/>
          <table:table-cell table:number-columns-repeated="8"/>
          <table:table-cell table:style-name="Default" table:number-columns-repeated="4"/>
          <table:table-cell table:number-columns-repeated="8"/>
          <table:table-cell table:style-name="Default" table:number-columns-repeated="4"/>
          <table:table-cell table:number-columns-repeated="8"/>
          <table:table-cell table:style-name="Default" table:number-columns-repeated="4"/>
          <table:table-cell table:number-columns-repeated="8"/>
          <table:table-cell table:style-name="Default" table:number-columns-repeated="4"/>
          <table:table-cell table:number-columns-repeated="8"/>
          <table:table-cell table:style-name="Default" table:number-columns-repeated="4"/>
          <table:table-cell table:number-columns-repeated="8"/>
          <table:table-cell table:style-name="Default" table:number-columns-repeated="4"/>
          <table:table-cell table:number-columns-repeated="8"/>
          <table:table-cell table:style-name="Default" table:number-columns-repeated="4"/>
          <table:table-cell table:number-columns-repeated="8"/>
          <table:table-cell table:style-name="Default" table:number-columns-repeated="4"/>
          <table:table-cell table:number-columns-repeated="8"/>
          <table:table-cell table:style-name="Default" table:number-columns-repeated="4"/>
          <table:table-cell table:number-columns-repeated="8"/>
          <table:table-cell table:style-name="Default" table:number-columns-repeated="4"/>
          <table:table-cell table:number-columns-repeated="7"/>
        </table:table-row>
        <table:table-row table:style-name="ro1">
          <table:table-cell/>
          <table:table-cell table:style-name="ce4" office:value-type="float" office:value="16.6633333333333" calcext:value-type="float">
            <text:p>16.6633333333333</text:p>
          </table:table-cell>
          <table:table-cell table:style-name="ce8" office:value-type="float" office:value="58.33" calcext:value-type="float">
            <text:p>58.33</text:p>
          </table:table-cell>
          <table:table-cell table:style-name="ce8" office:value-type="float" office:value="58.3333333333333" calcext:value-type="float">
            <text:p>58.3333333333333</text:p>
          </table:table-cell>
          <table:table-cell table:style-name="ce8" office:value-type="float" office:value="58.5733333333333" calcext:value-type="float">
            <text:p>58.5733333333333</text:p>
          </table:table-cell>
          <table:table-cell table:style-name="ce13" office:value-type="float" office:value="58.3366666666667" calcext:value-type="float">
            <text:p>58.3366666666667</text:p>
          </table:table-cell>
          <table:table-cell table:number-columns-repeated="13"/>
          <table:table-cell table:style-name="Default" table:number-columns-repeated="4"/>
          <table:table-cell table:number-columns-repeated="8"/>
          <table:table-cell table:style-name="Default" table:number-columns-repeated="4"/>
          <table:table-cell table:number-columns-repeated="8"/>
          <table:table-cell table:style-name="Default" table:number-columns-repeated="4"/>
          <table:table-cell table:number-columns-repeated="8"/>
          <table:table-cell table:style-name="Default" table:number-columns-repeated="4"/>
          <table:table-cell table:number-columns-repeated="8"/>
          <table:table-cell table:style-name="Default" table:number-columns-repeated="4"/>
          <table:table-cell table:number-columns-repeated="8"/>
          <table:table-cell table:style-name="Default" table:number-columns-repeated="4"/>
          <table:table-cell table:number-columns-repeated="8"/>
          <table:table-cell table:style-name="Default" table:number-columns-repeated="4"/>
          <table:table-cell table:number-columns-repeated="8"/>
          <table:table-cell table:style-name="Default" table:number-columns-repeated="4"/>
          <table:table-cell table:number-columns-repeated="8"/>
          <table:table-cell table:style-name="Default" table:number-columns-repeated="4"/>
          <table:table-cell table:number-columns-repeated="8"/>
          <table:table-cell table:style-name="Default" table:number-columns-repeated="4"/>
          <table:table-cell table:number-columns-repeated="8"/>
          <table:table-cell table:style-name="Default" table:number-columns-repeated="4"/>
          <table:table-cell table:number-columns-repeated="7"/>
        </table:table-row>
        <table:table-row table:style-name="ro1">
          <table:table-cell/>
          <table:table-cell table:style-name="ce4" office:value-type="float" office:value="35.715" calcext:value-type="float">
            <text:p>35.715</text:p>
          </table:table-cell>
          <table:table-cell table:style-name="ce8" office:value-type="float" office:value="69.645" calcext:value-type="float">
            <text:p>69.645</text:p>
          </table:table-cell>
          <table:table-cell table:style-name="ce8" office:value-type="float" office:value="66.07" calcext:value-type="float">
            <text:p>66.07</text:p>
          </table:table-cell>
          <table:table-cell table:style-name="ce8" office:value-type="float" office:value="67.24" calcext:value-type="float">
            <text:p>67.24</text:p>
          </table:table-cell>
          <table:table-cell table:style-name="ce13" office:value-type="float" office:value="67.855" calcext:value-type="float">
            <text:p>67.855</text:p>
          </table:table-cell>
          <table:table-cell table:number-columns-repeated="13"/>
          <table:table-cell table:style-name="Default" table:number-columns-repeated="4"/>
          <table:table-cell table:number-columns-repeated="8"/>
          <table:table-cell table:style-name="Default" table:number-columns-repeated="4"/>
          <table:table-cell table:number-columns-repeated="8"/>
          <table:table-cell table:style-name="Default" table:number-columns-repeated="4"/>
          <table:table-cell table:number-columns-repeated="8"/>
          <table:table-cell table:style-name="Default" table:number-columns-repeated="4"/>
          <table:table-cell table:number-columns-repeated="8"/>
          <table:table-cell table:style-name="Default" table:number-columns-repeated="4"/>
          <table:table-cell table:number-columns-repeated="8"/>
          <table:table-cell table:style-name="Default" table:number-columns-repeated="4"/>
          <table:table-cell table:number-columns-repeated="8"/>
          <table:table-cell table:style-name="Default" table:number-columns-repeated="4"/>
          <table:table-cell table:number-columns-repeated="8"/>
          <table:table-cell table:style-name="Default" table:number-columns-repeated="4"/>
          <table:table-cell table:number-columns-repeated="8"/>
          <table:table-cell table:style-name="Default" table:number-columns-repeated="4"/>
          <table:table-cell table:number-columns-repeated="8"/>
          <table:table-cell table:style-name="Default" table:number-columns-repeated="4"/>
          <table:table-cell table:number-columns-repeated="8"/>
          <table:table-cell table:style-name="Default" table:number-columns-repeated="4"/>
          <table:table-cell table:number-columns-repeated="7"/>
        </table:table-row>
        <table:table-row table:style-name="ro1">
          <table:table-cell/>
          <table:table-cell table:style-name="ce4" office:value-type="float" office:value="32.14" calcext:value-type="float">
            <text:p>32.14</text:p>
          </table:table-cell>
          <table:table-cell table:style-name="ce8" office:value-type="float" office:value="69.645" calcext:value-type="float">
            <text:p>69.645</text:p>
          </table:table-cell>
          <table:table-cell table:style-name="ce8" office:value-type="float" office:value="62.5" calcext:value-type="float">
            <text:p>62.5</text:p>
          </table:table-cell>
          <table:table-cell table:style-name="ce8" office:value-type="float" office:value="65.155" calcext:value-type="float">
            <text:p>65.155</text:p>
          </table:table-cell>
          <table:table-cell table:style-name="ce13" office:value-type="float" office:value="66.07" calcext:value-type="float">
            <text:p>66.07</text:p>
          </table:table-cell>
          <table:table-cell table:number-columns-repeated="13"/>
          <table:table-cell table:style-name="Default" table:number-columns-repeated="4"/>
          <table:table-cell table:number-columns-repeated="8"/>
          <table:table-cell table:style-name="Default" table:number-columns-repeated="4"/>
          <table:table-cell table:number-columns-repeated="8"/>
          <table:table-cell table:style-name="Default" table:number-columns-repeated="4"/>
          <table:table-cell table:number-columns-repeated="8"/>
          <table:table-cell table:style-name="Default" table:number-columns-repeated="4"/>
          <table:table-cell table:number-columns-repeated="8"/>
          <table:table-cell table:style-name="Default" table:number-columns-repeated="4"/>
          <table:table-cell table:number-columns-repeated="8"/>
          <table:table-cell table:style-name="Default" table:number-columns-repeated="4"/>
          <table:table-cell table:number-columns-repeated="8"/>
          <table:table-cell table:style-name="Default" table:number-columns-repeated="4"/>
          <table:table-cell table:number-columns-repeated="8"/>
          <table:table-cell table:style-name="Default" table:number-columns-repeated="4"/>
          <table:table-cell table:number-columns-repeated="8"/>
          <table:table-cell table:style-name="Default" table:number-columns-repeated="4"/>
          <table:table-cell table:number-columns-repeated="8"/>
          <table:table-cell table:style-name="Default" table:number-columns-repeated="4"/>
          <table:table-cell table:number-columns-repeated="8"/>
          <table:table-cell table:style-name="Default" table:number-columns-repeated="4"/>
          <table:table-cell table:number-columns-repeated="7"/>
        </table:table-row>
        <table:table-row table:style-name="ro1">
          <table:table-cell office:value-type="string" calcext:value-type="string">
            <text:p>RF1</text:p>
          </table:table-cell>
          <table:table-cell table:style-name="ce4" office:value-type="float" office:value="15.4766666666667" calcext:value-type="float">
            <text:p>15.4766666666667</text:p>
          </table:table-cell>
          <table:table-cell table:style-name="ce8" office:value-type="float" office:value="56.9066666666667" calcext:value-type="float">
            <text:p>56.9066666666667</text:p>
          </table:table-cell>
          <table:table-cell table:style-name="ce8" office:value-type="float" office:value="58.57" calcext:value-type="float">
            <text:p>58.57</text:p>
          </table:table-cell>
          <table:table-cell table:style-name="ce8" office:value-type="float" office:value="57.6033333333333" calcext:value-type="float">
            <text:p>57.6033333333333</text:p>
          </table:table-cell>
          <table:table-cell table:style-name="ce13" office:value-type="float" office:value="57.74" calcext:value-type="float">
            <text:p>57.74</text:p>
          </table:table-cell>
          <table:table-cell office:value-type="float" office:value="0" calcext:value-type="float">
            <text:p>0</text:p>
          </table:table-cell>
          <table:table-cell office:value-type="float" office:value="0.0139455782312925" calcext:value-type="float">
            <text:p>0.013945578231293</text:p>
          </table:table-cell>
          <table:table-cell office:value-type="float" office:value="0.0144982993197279" calcext:value-type="float">
            <text:p>0.014498299319728</text:p>
          </table:table-cell>
          <table:table-cell office:value-type="float" office:value="0.00701530612244898" calcext:value-type="float">
            <text:p>0.007015306122449</text:p>
          </table:table-cell>
          <table:table-cell office:value-type="float" office:value="0.00383421416041081" calcext:value-type="float">
            <text:p>0.003834214160411</text:p>
          </table:table-cell>
          <table:table-cell office:value-type="float" office:value="0.00348639455782313" calcext:value-type="float">
            <text:p>0.003486394557823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style-name="Default" table:number-columns-repeated="4"/>
          <table:table-cell table:number-columns-repeated="8"/>
          <table:table-cell table:style-name="Default" table:number-columns-repeated="4"/>
          <table:table-cell table:number-columns-repeated="8"/>
          <table:table-cell table:style-name="Default" table:number-columns-repeated="4"/>
          <table:table-cell table:number-columns-repeated="8"/>
          <table:table-cell table:style-name="Default" table:number-columns-repeated="4"/>
          <table:table-cell table:number-columns-repeated="8"/>
          <table:table-cell table:style-name="Default" table:number-columns-repeated="4"/>
          <table:table-cell table:number-columns-repeated="8"/>
          <table:table-cell table:style-name="Default" table:number-columns-repeated="4"/>
          <table:table-cell table:number-columns-repeated="8"/>
          <table:table-cell table:style-name="Default" table:number-columns-repeated="4"/>
          <table:table-cell table:number-columns-repeated="8"/>
          <table:table-cell table:style-name="Default" table:number-columns-repeated="4"/>
          <table:table-cell table:number-columns-repeated="8"/>
          <table:table-cell table:style-name="Default" table:number-columns-repeated="4"/>
          <table:table-cell table:number-columns-repeated="8"/>
          <table:table-cell table:style-name="Default" table:number-columns-repeated="4"/>
          <table:table-cell table:number-columns-repeated="8"/>
          <table:table-cell table:style-name="Default" table:number-columns-repeated="4"/>
          <table:table-cell table:number-columns-repeated="7"/>
        </table:table-row>
        <table:table-row table:style-name="ro1">
          <table:table-cell/>
          <table:table-cell table:style-name="ce4" office:value-type="float" office:value="18.3366666666667" calcext:value-type="float">
            <text:p>18.3366666666667</text:p>
          </table:table-cell>
          <table:table-cell table:style-name="ce8" office:value-type="float" office:value="60.7133333333333" calcext:value-type="float">
            <text:p>60.7133333333333</text:p>
          </table:table-cell>
          <table:table-cell table:style-name="ce8" office:value-type="float" office:value="57.6166666666667" calcext:value-type="float">
            <text:p>57.6166666666667</text:p>
          </table:table-cell>
          <table:table-cell table:style-name="ce8" office:value-type="float" office:value="59.4233333333333" calcext:value-type="float">
            <text:p>59.4233333333333</text:p>
          </table:table-cell>
          <table:table-cell table:style-name="ce13" office:value-type="float" office:value="59.1666666666667" calcext:value-type="float">
            <text:p>59.1666666666667</text:p>
          </table:table-cell>
          <table:table-cell office:value-type="float" office:value="0" calcext:value-type="float">
            <text:p>0</text:p>
          </table:table-cell>
          <table:table-cell office:value-type="float" office:value="0.0112670068027211" calcext:value-type="float">
            <text:p>0.011267006802721</text:p>
          </table:table-cell>
          <table:table-cell office:value-type="float" office:value="0.0123299319727891" calcext:value-type="float">
            <text:p>0.012329931972789</text:p>
          </table:table-cell>
          <table:table-cell office:value-type="float" office:value="0.00914115646258503" calcext:value-type="float">
            <text:p>0.009141156462585</text:p>
          </table:table-cell>
          <table:table-cell office:value-type="float" office:value="0.00360708540769392" calcext:value-type="float">
            <text:p>0.003607085407694</text:p>
          </table:table-cell>
          <table:table-cell office:value-type="float" office:value="0.00281675170068027" calcext:value-type="float">
            <text:p>0.00281675170068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style-name="Default" table:number-columns-repeated="4"/>
          <table:table-cell table:number-columns-repeated="8"/>
          <table:table-cell table:style-name="Default" table:number-columns-repeated="4"/>
          <table:table-cell table:number-columns-repeated="8"/>
          <table:table-cell table:style-name="Default" table:number-columns-repeated="4"/>
          <table:table-cell table:number-columns-repeated="8"/>
          <table:table-cell table:style-name="Default" table:number-columns-repeated="4"/>
          <table:table-cell table:number-columns-repeated="8"/>
          <table:table-cell table:style-name="Default" table:number-columns-repeated="4"/>
          <table:table-cell table:number-columns-repeated="8"/>
          <table:table-cell table:style-name="Default" table:number-columns-repeated="4"/>
          <table:table-cell table:number-columns-repeated="8"/>
          <table:table-cell table:style-name="Default" table:number-columns-repeated="4"/>
          <table:table-cell table:number-columns-repeated="8"/>
          <table:table-cell table:style-name="Default" table:number-columns-repeated="4"/>
          <table:table-cell table:number-columns-repeated="8"/>
          <table:table-cell table:style-name="Default" table:number-columns-repeated="4"/>
          <table:table-cell table:number-columns-repeated="8"/>
          <table:table-cell table:style-name="Default" table:number-columns-repeated="4"/>
          <table:table-cell table:number-columns-repeated="19"/>
        </table:table-row>
        <table:table-row table:style-name="ro1">
          <table:table-cell/>
          <table:table-cell table:style-name="ce4" office:value-type="float" office:value="17.62" calcext:value-type="float">
            <text:p>17.62</text:p>
          </table:table-cell>
          <table:table-cell table:style-name="ce8" office:value-type="float" office:value="59.9966666666667" calcext:value-type="float">
            <text:p>59.9966666666667</text:p>
          </table:table-cell>
          <table:table-cell table:style-name="ce8" office:value-type="float" office:value="57.6166666666667" calcext:value-type="float">
            <text:p>57.6166666666667</text:p>
          </table:table-cell>
          <table:table-cell table:style-name="ce8" office:value-type="float" office:value="58.5333333333333" calcext:value-type="float">
            <text:p>58.5333333333333</text:p>
          </table:table-cell>
          <table:table-cell table:style-name="ce13" office:value-type="float" office:value="58.81" calcext:value-type="float">
            <text:p>58.81</text:p>
          </table:table-cell>
          <table:table-cell office:value-type="float" office:value="0" calcext:value-type="float">
            <text:p>0</text:p>
          </table:table-cell>
          <table:table-cell office:value-type="float" office:value="0.010671768707483" calcext:value-type="float">
            <text:p>0.010671768707483</text:p>
          </table:table-cell>
          <table:table-cell office:value-type="float" office:value="0.0046343537414966" calcext:value-type="float">
            <text:p>0.004634353741497</text:p>
          </table:table-cell>
          <table:table-cell office:value-type="float" office:value="0.00399659863945578" calcext:value-type="float">
            <text:p>0.003996598639456</text:p>
          </table:table-cell>
          <table:table-cell office:value-type="float" office:value="0.00261648545138252" calcext:value-type="float">
            <text:p>0.002616485451383</text:p>
          </table:table-cell>
          <table:table-cell office:value-type="float" office:value="0.00266794217687075" calcext:value-type="float">
            <text:p>0.002667942176871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style-name="Default" table:number-columns-repeated="4"/>
          <table:table-cell table:number-columns-repeated="8"/>
          <table:table-cell table:style-name="Default" table:number-columns-repeated="4"/>
          <table:table-cell table:number-columns-repeated="8"/>
          <table:table-cell table:style-name="Default" table:number-columns-repeated="4"/>
          <table:table-cell table:number-columns-repeated="8"/>
          <table:table-cell table:style-name="Default" table:number-columns-repeated="4"/>
          <table:table-cell table:number-columns-repeated="8"/>
          <table:table-cell table:style-name="Default" table:number-columns-repeated="4"/>
          <table:table-cell table:number-columns-repeated="8"/>
          <table:table-cell table:style-name="Default" table:number-columns-repeated="4"/>
          <table:table-cell table:number-columns-repeated="8"/>
          <table:table-cell table:style-name="Default" table:number-columns-repeated="4"/>
          <table:table-cell table:number-columns-repeated="8"/>
          <table:table-cell table:style-name="Default" table:number-columns-repeated="4"/>
          <table:table-cell table:number-columns-repeated="8"/>
          <table:table-cell table:style-name="Default" table:number-columns-repeated="4"/>
          <table:table-cell table:number-columns-repeated="8"/>
          <table:table-cell table:style-name="Default" table:number-columns-repeated="4"/>
          <table:table-cell table:number-columns-repeated="19"/>
        </table:table-row>
        <table:table-row table:style-name="ro1">
          <table:table-cell/>
          <table:table-cell table:style-name="ce4" office:value-type="float" office:value="28.3333333333333" calcext:value-type="float">
            <text:p>28.3333333333333</text:p>
          </table:table-cell>
          <table:table-cell table:style-name="ce8" office:value-type="float" office:value="66.43" calcext:value-type="float">
            <text:p>66.43</text:p>
          </table:table-cell>
          <table:table-cell table:style-name="ce8" office:value-type="float" office:value="61.9033333333333" calcext:value-type="float">
            <text:p>61.9033333333333</text:p>
          </table:table-cell>
          <table:table-cell table:style-name="ce8" office:value-type="float" office:value="64.2566666666667" calcext:value-type="float">
            <text:p>64.2566666666667</text:p>
          </table:table-cell>
          <table:table-cell table:style-name="ce13" office:value-type="float" office:value="64.1666666666667" calcext:value-type="float">
            <text:p>64.1666666666667</text:p>
          </table:table-cell>
          <table:table-cell office:value-type="float" office:value="0" calcext:value-type="float">
            <text:p>0</text:p>
          </table:table-cell>
          <table:table-cell office:value-type="float" office:value="0.0170493197278912" calcext:value-type="float">
            <text:p>0.017049319727891</text:p>
          </table:table-cell>
          <table:table-cell office:value-type="float" office:value="0.00735544217687075" calcext:value-type="float">
            <text:p>0.007355442176871</text:p>
          </table:table-cell>
          <table:table-cell office:value-type="float" office:value="0.0122874149659864" calcext:value-type="float">
            <text:p>0.012287414965986</text:p>
          </table:table-cell>
          <table:table-cell office:value-type="float" office:value="0.00558298421819568" calcext:value-type="float">
            <text:p>0.005582984218196</text:p>
          </table:table-cell>
          <table:table-cell office:value-type="float" office:value="0.00426232993197279" calcext:value-type="float">
            <text:p>0.004262329931973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style-name="Default" table:number-columns-repeated="4"/>
          <table:table-cell table:number-columns-repeated="8"/>
          <table:table-cell table:style-name="Default" table:number-columns-repeated="4"/>
          <table:table-cell table:number-columns-repeated="8"/>
          <table:table-cell table:style-name="Default" table:number-columns-repeated="4"/>
          <table:table-cell table:number-columns-repeated="8"/>
          <table:table-cell table:style-name="Default" table:number-columns-repeated="4"/>
          <table:table-cell table:number-columns-repeated="8"/>
          <table:table-cell table:style-name="Default" table:number-columns-repeated="4"/>
          <table:table-cell table:number-columns-repeated="8"/>
          <table:table-cell table:style-name="Default" table:number-columns-repeated="4"/>
          <table:table-cell table:number-columns-repeated="8"/>
          <table:table-cell table:style-name="Default" table:number-columns-repeated="4"/>
          <table:table-cell table:number-columns-repeated="8"/>
          <table:table-cell table:style-name="Default" table:number-columns-repeated="4"/>
          <table:table-cell table:number-columns-repeated="8"/>
          <table:table-cell table:style-name="Default" table:number-columns-repeated="4"/>
          <table:table-cell table:number-columns-repeated="8"/>
          <table:table-cell table:style-name="Default" table:number-columns-repeated="4"/>
          <table:table-cell table:number-columns-repeated="19"/>
        </table:table-row>
        <table:table-row table:style-name="ro1">
          <table:table-cell/>
          <table:table-cell table:style-name="ce4" office:value-type="float" office:value="22.38" calcext:value-type="float">
            <text:p>22.38</text:p>
          </table:table-cell>
          <table:table-cell table:style-name="ce8" office:value-type="float" office:value="62.38" calcext:value-type="float">
            <text:p>62.38</text:p>
          </table:table-cell>
          <table:table-cell table:style-name="ce8" office:value-type="float" office:value="60" calcext:value-type="float">
            <text:p>60</text:p>
          </table:table-cell>
          <table:table-cell table:style-name="ce8" office:value-type="float" office:value="61.12" calcext:value-type="float">
            <text:p>61.12</text:p>
          </table:table-cell>
          <table:table-cell table:style-name="ce13" office:value-type="float" office:value="61.19" calcext:value-type="float">
            <text:p>61.19</text:p>
          </table:table-cell>
          <table:table-cell office:value-type="float" office:value="0" calcext:value-type="float">
            <text:p>0</text:p>
          </table:table-cell>
          <table:table-cell office:value-type="float" office:value="0.0237244897959184" calcext:value-type="float">
            <text:p>0.023724489795918</text:p>
          </table:table-cell>
          <table:table-cell office:value-type="float" office:value="0.0103741496598639" calcext:value-type="float">
            <text:p>0.010374149659864</text:p>
          </table:table-cell>
          <table:table-cell office:value-type="float" office:value="0.0107993197278912" calcext:value-type="float">
            <text:p>0.010799319727891</text:p>
          </table:table-cell>
          <table:table-cell office:value-type="float" office:value="0.00608743004675277" calcext:value-type="float">
            <text:p>0.006087430046753</text:p>
          </table:table-cell>
          <table:table-cell office:value-type="float" office:value="0.00593112244897959" calcext:value-type="float">
            <text:p>0.00593112244898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style-name="Default" table:number-columns-repeated="4"/>
          <table:table-cell table:number-columns-repeated="8"/>
          <table:table-cell table:style-name="Default" table:number-columns-repeated="4"/>
          <table:table-cell table:number-columns-repeated="8"/>
          <table:table-cell table:style-name="Default" table:number-columns-repeated="4"/>
          <table:table-cell table:number-columns-repeated="8"/>
          <table:table-cell table:style-name="Default" table:number-columns-repeated="4"/>
          <table:table-cell table:number-columns-repeated="8"/>
          <table:table-cell table:style-name="Default" table:number-columns-repeated="4"/>
          <table:table-cell table:number-columns-repeated="8"/>
          <table:table-cell table:style-name="Default" table:number-columns-repeated="4"/>
          <table:table-cell table:number-columns-repeated="8"/>
          <table:table-cell table:style-name="Default" table:number-columns-repeated="4"/>
          <table:table-cell table:number-columns-repeated="8"/>
          <table:table-cell table:style-name="Default" table:number-columns-repeated="4"/>
          <table:table-cell table:number-columns-repeated="8"/>
          <table:table-cell table:style-name="Default" table:number-columns-repeated="4"/>
          <table:table-cell table:number-columns-repeated="8"/>
          <table:table-cell table:style-name="Default" table:number-columns-repeated="4"/>
          <table:table-cell table:number-columns-repeated="19"/>
        </table:table-row>
        <table:table-row table:style-name="ro1">
          <table:table-cell/>
          <table:table-cell table:style-name="ce4" office:value-type="float" office:value="28.21" calcext:value-type="float">
            <text:p>28.21</text:p>
          </table:table-cell>
          <table:table-cell table:style-name="ce8" office:value-type="float" office:value="67.14" calcext:value-type="float">
            <text:p>67.14</text:p>
          </table:table-cell>
          <table:table-cell table:style-name="ce8" office:value-type="float" office:value="61.07" calcext:value-type="float">
            <text:p>61.07</text:p>
          </table:table-cell>
          <table:table-cell table:style-name="ce8" office:value-type="float" office:value="63.16" calcext:value-type="float">
            <text:p>63.16</text:p>
          </table:table-cell>
          <table:table-cell table:style-name="ce13" office:value-type="float" office:value="64.11" calcext:value-type="float">
            <text:p>64.11</text:p>
          </table:table-cell>
          <table:table-cell office:value-type="float" office:value="0" calcext:value-type="float">
            <text:p>0</text:p>
          </table:table-cell>
          <table:table-cell office:value-type="float" office:value="0.00733418367346939" calcext:value-type="float">
            <text:p>0.007334183673469</text:p>
          </table:table-cell>
          <table:table-cell office:value-type="float" office:value="0.0111607142857143" calcext:value-type="float">
            <text:p>0.011160714285714</text:p>
          </table:table-cell>
          <table:table-cell office:value-type="float" office:value="0.00255102040816327" calcext:value-type="float">
            <text:p>0.002551020408163</text:p>
          </table:table-cell>
          <table:table-cell office:value-type="float" office:value="0.00107971106964174" calcext:value-type="float">
            <text:p>0.001079711069642</text:p>
          </table:table-cell>
          <table:table-cell office:value-type="float" office:value="0.00183354591836735" calcext:value-type="float">
            <text:p>0.001833545918367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style-name="Default" table:number-columns-repeated="4"/>
          <table:table-cell table:number-columns-repeated="8"/>
          <table:table-cell table:style-name="Default" table:number-columns-repeated="4"/>
          <table:table-cell table:number-columns-repeated="8"/>
          <table:table-cell table:style-name="Default" table:number-columns-repeated="4"/>
          <table:table-cell table:number-columns-repeated="8"/>
          <table:table-cell table:style-name="Default" table:number-columns-repeated="4"/>
          <table:table-cell table:number-columns-repeated="8"/>
          <table:table-cell table:style-name="Default" table:number-columns-repeated="4"/>
          <table:table-cell table:number-columns-repeated="8"/>
          <table:table-cell table:style-name="Default" table:number-columns-repeated="4"/>
          <table:table-cell table:number-columns-repeated="8"/>
          <table:table-cell table:style-name="Default" table:number-columns-repeated="4"/>
          <table:table-cell table:number-columns-repeated="8"/>
          <table:table-cell table:style-name="Default" table:number-columns-repeated="4"/>
          <table:table-cell table:number-columns-repeated="8"/>
          <table:table-cell table:style-name="Default" table:number-columns-repeated="4"/>
          <table:table-cell table:number-columns-repeated="8"/>
          <table:table-cell table:style-name="Default" table:number-columns-repeated="4"/>
          <table:table-cell table:number-columns-repeated="19"/>
        </table:table-row>
        <table:table-row table:style-name="ro1">
          <table:table-cell/>
          <table:table-cell table:style-name="ce4" office:value-type="float" office:value="29.645" calcext:value-type="float">
            <text:p>29.645</text:p>
          </table:table-cell>
          <table:table-cell table:style-name="ce8" office:value-type="float" office:value="65.715" calcext:value-type="float">
            <text:p>65.715</text:p>
          </table:table-cell>
          <table:table-cell table:style-name="ce8" office:value-type="float" office:value="63.93" calcext:value-type="float">
            <text:p>63.93</text:p>
          </table:table-cell>
          <table:table-cell table:style-name="ce8" office:value-type="float" office:value="64.825" calcext:value-type="float">
            <text:p>64.825</text:p>
          </table:table-cell>
          <table:table-cell table:style-name="ce13" office:value-type="float" office:value="64.82" calcext:value-type="float">
            <text:p>64.82</text:p>
          </table:table-cell>
          <table:table-cell office:value-type="float" office:value="0" calcext:value-type="float">
            <text:p>0</text:p>
          </table:table-cell>
          <table:table-cell office:value-type="float" office:value="0.0111607142857143" calcext:value-type="float">
            <text:p>0.011160714285714</text:p>
          </table:table-cell>
          <table:table-cell office:value-type="float" office:value="0.00701530612244898" calcext:value-type="float">
            <text:p>0.007015306122449</text:p>
          </table:table-cell>
          <table:table-cell office:value-type="float" office:value="0.00618622448979592" calcext:value-type="float">
            <text:p>0.006186224489796</text:p>
          </table:table-cell>
          <table:table-cell office:value-type="float" office:value="0.00363911433302797" calcext:value-type="float">
            <text:p>0.003639114333028</text:p>
          </table:table-cell>
          <table:table-cell office:value-type="float" office:value="0.00279017857142857" calcext:value-type="float">
            <text:p>0.002790178571429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style-name="Default" table:number-columns-repeated="4"/>
          <table:table-cell table:number-columns-repeated="8"/>
          <table:table-cell table:style-name="Default" table:number-columns-repeated="4"/>
          <table:table-cell table:number-columns-repeated="8"/>
          <table:table-cell table:style-name="Default" table:number-columns-repeated="4"/>
          <table:table-cell table:number-columns-repeated="8"/>
          <table:table-cell table:style-name="Default" table:number-columns-repeated="4"/>
          <table:table-cell table:number-columns-repeated="8"/>
          <table:table-cell table:style-name="Default" table:number-columns-repeated="4"/>
          <table:table-cell table:number-columns-repeated="8"/>
          <table:table-cell table:style-name="Default" table:number-columns-repeated="4"/>
          <table:table-cell table:number-columns-repeated="8"/>
          <table:table-cell table:style-name="Default" table:number-columns-repeated="4"/>
          <table:table-cell table:number-columns-repeated="8"/>
          <table:table-cell table:style-name="Default" table:number-columns-repeated="4"/>
          <table:table-cell table:number-columns-repeated="8"/>
          <table:table-cell table:style-name="Default" table:number-columns-repeated="4"/>
          <table:table-cell table:number-columns-repeated="8"/>
          <table:table-cell table:style-name="Default" table:number-columns-repeated="4"/>
          <table:table-cell table:number-columns-repeated="19"/>
        </table:table-row>
        <table:table-row table:style-name="ro1">
          <table:table-cell/>
          <table:table-cell table:style-name="ce4" office:value-type="float" office:value="22.8566666666667" calcext:value-type="float">
            <text:p>22.8566666666667</text:p>
          </table:table-cell>
          <table:table-cell table:style-name="ce8" office:value-type="float" office:value="66.4266666666667" calcext:value-type="float">
            <text:p>66.4266666666667</text:p>
          </table:table-cell>
          <table:table-cell table:style-name="ce8" office:value-type="float" office:value="56.43" calcext:value-type="float">
            <text:p>56.43</text:p>
          </table:table-cell>
          <table:table-cell table:style-name="ce8" office:value-type="float" office:value="60.4666666666667" calcext:value-type="float">
            <text:p>60.4666666666667</text:p>
          </table:table-cell>
          <table:table-cell table:style-name="ce13" office:value-type="float" office:value="61.4266666666667" calcext:value-type="float">
            <text:p>61.4266666666667</text:p>
          </table:table-cell>
          <table:table-cell office:value-type="float" office:value="0" calcext:value-type="float">
            <text:p>0</text:p>
          </table:table-cell>
          <table:table-cell office:value-type="float" office:value="0.0108843537414966" calcext:value-type="float">
            <text:p>0.010884353741497</text:p>
          </table:table-cell>
          <table:table-cell office:value-type="float" office:value="0.00875850340136055" calcext:value-type="float">
            <text:p>0.008758503401361</text:p>
          </table:table-cell>
          <table:table-cell office:value-type="float" office:value="0.00493197278911565" calcext:value-type="float">
            <text:p>0.004931972789116</text:p>
          </table:table-cell>
          <table:table-cell office:value-type="float" office:value="0.00217143540409546" calcext:value-type="float">
            <text:p>0.002171435404095</text:p>
          </table:table-cell>
          <table:table-cell office:value-type="float" office:value="0.00272108843537415" calcext:value-type="float">
            <text:p>0.002721088435374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style-name="Default" table:number-columns-repeated="4"/>
          <table:table-cell table:number-columns-repeated="8"/>
          <table:table-cell table:style-name="Default" table:number-columns-repeated="4"/>
          <table:table-cell table:number-columns-repeated="8"/>
          <table:table-cell table:style-name="Default" table:number-columns-repeated="4"/>
          <table:table-cell table:number-columns-repeated="8"/>
          <table:table-cell table:style-name="Default" table:number-columns-repeated="4"/>
          <table:table-cell table:number-columns-repeated="8"/>
          <table:table-cell table:style-name="Default" table:number-columns-repeated="4"/>
          <table:table-cell table:number-columns-repeated="8"/>
          <table:table-cell table:style-name="Default" table:number-columns-repeated="4"/>
          <table:table-cell table:number-columns-repeated="8"/>
          <table:table-cell table:style-name="Default" table:number-columns-repeated="4"/>
          <table:table-cell table:number-columns-repeated="8"/>
          <table:table-cell table:style-name="Default" table:number-columns-repeated="4"/>
          <table:table-cell table:number-columns-repeated="8"/>
          <table:table-cell table:style-name="Default" table:number-columns-repeated="4"/>
          <table:table-cell table:number-columns-repeated="8"/>
          <table:table-cell table:style-name="Default" table:number-columns-repeated="4"/>
          <table:table-cell table:number-columns-repeated="8"/>
          <table:table-cell table:style-name="Default" table:number-columns-repeated="4"/>
          <table:table-cell table:number-columns-repeated="7"/>
        </table:table-row>
        <table:table-row table:style-name="ro1">
          <table:table-cell/>
          <table:table-cell table:style-name="ce4" office:value-type="float" office:value="19.2866666666667" calcext:value-type="float">
            <text:p>19.2866666666667</text:p>
          </table:table-cell>
          <table:table-cell table:style-name="ce8" office:value-type="float" office:value="59.2866666666667" calcext:value-type="float">
            <text:p>59.2866666666667</text:p>
          </table:table-cell>
          <table:table-cell table:style-name="ce8" office:value-type="float" office:value="60" calcext:value-type="float">
            <text:p>60</text:p>
          </table:table-cell>
          <table:table-cell table:style-name="ce8" office:value-type="float" office:value="60.2933333333333" calcext:value-type="float">
            <text:p>60.2933333333333</text:p>
          </table:table-cell>
          <table:table-cell table:style-name="ce13" office:value-type="float" office:value="59.6433333333333" calcext:value-type="float">
            <text:p>59.6433333333333</text:p>
          </table:table-cell>
          <table:table-cell office:value-type="float" office:value="0" calcext:value-type="float">
            <text:p>0</text:p>
          </table:table-cell>
          <table:table-cell office:value-type="float" office:value="0.0167942176870748" calcext:value-type="float">
            <text:p>0.016794217687075</text:p>
          </table:table-cell>
          <table:table-cell office:value-type="float" office:value="0.00773809523809524" calcext:value-type="float">
            <text:p>0.007738095238095</text:p>
          </table:table-cell>
          <table:table-cell office:value-type="float" office:value="0.0125425170068027" calcext:value-type="float">
            <text:p>0.012542517006803</text:p>
          </table:table-cell>
          <table:table-cell office:value-type="float" office:value="0.00545100860056638" calcext:value-type="float">
            <text:p>0.005451008600566</text:p>
          </table:table-cell>
          <table:table-cell office:value-type="float" office:value="0.00419855442176871" calcext:value-type="float">
            <text:p>0.004198554421769</text:p>
          </table:table-cell>
          <table:table-cell office:value-type="float" office:value="0" calcext:value-type="float">
            <text:p>0</text:p>
          </table:table-cell>
          <table:table-cell table:number-columns-repeated="126"/>
          <table:table-cell table:style-name="Default" table:number-columns-repeated="4"/>
          <table:table-cell table:number-columns-repeated="7"/>
        </table:table-row>
        <table:table-row table:style-name="ro1">
          <table:table-cell/>
          <table:table-cell table:style-name="ce4" office:value-type="float" office:value="18.81" calcext:value-type="float">
            <text:p>18.81</text:p>
          </table:table-cell>
          <table:table-cell table:style-name="ce8" office:value-type="float" office:value="57.1433333333333" calcext:value-type="float">
            <text:p>57.1433333333333</text:p>
          </table:table-cell>
          <table:table-cell table:style-name="ce8" office:value-type="float" office:value="61.6666666666667" calcext:value-type="float">
            <text:p>61.6666666666667</text:p>
          </table:table-cell>
          <table:table-cell table:style-name="ce8" office:value-type="float" office:value="60.2" calcext:value-type="float">
            <text:p>60.2</text:p>
          </table:table-cell>
          <table:table-cell table:style-name="ce13" office:value-type="float" office:value="59.4066666666667" calcext:value-type="float">
            <text:p>59.4066666666667</text:p>
          </table:table-cell>
          <table:table-cell office:value-type="float" office:value="0" calcext:value-type="float">
            <text:p>0</text:p>
          </table:table-cell>
          <table:table-cell office:value-type="float" office:value="0.00744047619047619" calcext:value-type="float">
            <text:p>0.007440476190476</text:p>
          </table:table-cell>
          <table:table-cell office:value-type="float" office:value="0.00386904761904762" calcext:value-type="float">
            <text:p>0.003869047619048</text:p>
          </table:table-cell>
          <table:table-cell office:value-type="float" office:value="0.00701530612244898" calcext:value-type="float">
            <text:p>0.007015306122449</text:p>
          </table:table-cell>
          <table:table-cell office:value-type="float" office:value="0.00315290115581991" calcext:value-type="float">
            <text:p>0.00315290115582</text:p>
          </table:table-cell>
          <table:table-cell office:value-type="float" office:value="0.00186011904761905" calcext:value-type="float">
            <text:p>0.001860119047619</text:p>
          </table:table-cell>
          <table:table-cell office:value-type="float" office:value="0" calcext:value-type="float">
            <text:p>0</text:p>
          </table:table-cell>
          <table:table-cell table:number-columns-repeated="126"/>
          <table:table-cell table:style-name="Default" table:number-columns-repeated="4"/>
          <table:table-cell table:number-columns-repeated="7"/>
        </table:table-row>
        <table:table-row table:style-name="ro1">
          <table:table-cell/>
          <table:table-cell table:style-name="ce4" office:value-type="float" office:value="23.8066666666667" calcext:value-type="float">
            <text:p>23.8066666666667</text:p>
          </table:table-cell>
          <table:table-cell table:style-name="ce8" office:value-type="float" office:value="65.24" calcext:value-type="float">
            <text:p>65.24</text:p>
          </table:table-cell>
          <table:table-cell table:style-name="ce8" office:value-type="float" office:value="58.57" calcext:value-type="float">
            <text:p>58.57</text:p>
          </table:table-cell>
          <table:table-cell table:style-name="ce8" office:value-type="float" office:value="61.1533333333333" calcext:value-type="float">
            <text:p>61.1533333333333</text:p>
          </table:table-cell>
          <table:table-cell table:style-name="ce13" office:value-type="float" office:value="61.9066666666667" calcext:value-type="float">
            <text:p>61.9066666666667</text:p>
          </table:table-cell>
          <table:table-cell office:value-type="float" office:value="0" calcext:value-type="float">
            <text:p>0</text:p>
          </table:table-cell>
          <table:table-cell office:value-type="float" office:value="0.0164540816326531" calcext:value-type="float">
            <text:p>0.016454081632653</text:p>
          </table:table-cell>
          <table:table-cell office:value-type="float" office:value="0.0110119047619048" calcext:value-type="float">
            <text:p>0.011011904761905</text:p>
          </table:table-cell>
          <table:table-cell office:value-type="float" office:value="0.0070578231292517" calcext:value-type="float">
            <text:p>0.007057823129252</text:p>
          </table:table-cell>
          <table:table-cell office:value-type="float" office:value="0.00382428906888231" calcext:value-type="float">
            <text:p>0.003824289068882</text:p>
          </table:table-cell>
          <table:table-cell office:value-type="float" office:value="0.00411352040816327" calcext:value-type="float">
            <text:p>0.004113520408163</text:p>
          </table:table-cell>
          <table:table-cell office:value-type="float" office:value="0" calcext:value-type="float">
            <text:p>0</text:p>
          </table:table-cell>
          <table:table-cell table:number-columns-repeated="126"/>
          <table:table-cell table:style-name="Default" table:number-columns-repeated="4"/>
          <table:table-cell table:number-columns-repeated="7"/>
        </table:table-row>
        <table:table-row table:style-name="ro1">
          <table:table-cell/>
          <table:table-cell table:style-name="ce4" office:value-type="float" office:value="23.3333333333333" calcext:value-type="float">
            <text:p>23.3333333333333</text:p>
          </table:table-cell>
          <table:table-cell table:style-name="ce8" office:value-type="float" office:value="62.8566666666667" calcext:value-type="float">
            <text:p>62.8566666666667</text:p>
          </table:table-cell>
          <table:table-cell table:style-name="ce8" office:value-type="float" office:value="60.4766666666667" calcext:value-type="float">
            <text:p>60.4766666666667</text:p>
          </table:table-cell>
          <table:table-cell table:style-name="ce8" office:value-type="float" office:value="61.45" calcext:value-type="float">
            <text:p>61.45</text:p>
          </table:table-cell>
          <table:table-cell table:style-name="ce13" office:value-type="float" office:value="61.6666666666667" calcext:value-type="float">
            <text:p>61.6666666666667</text:p>
          </table:table-cell>
          <table:table-cell office:value-type="float" office:value="0" calcext:value-type="float">
            <text:p>0</text:p>
          </table:table-cell>
          <table:table-cell office:value-type="float" office:value="0.0107142857142857" calcext:value-type="float">
            <text:p>0.010714285714286</text:p>
          </table:table-cell>
          <table:table-cell office:value-type="float" office:value="0.00820578231292517" calcext:value-type="float">
            <text:p>0.008205782312925</text:p>
          </table:table-cell>
          <table:table-cell office:value-type="float" office:value="0.00620748299319728" calcext:value-type="float">
            <text:p>0.006207482993197</text:p>
          </table:table-cell>
          <table:table-cell office:value-type="float" office:value="0.00262610597958412" calcext:value-type="float">
            <text:p>0.002626105979584</text:p>
          </table:table-cell>
          <table:table-cell office:value-type="float" office:value="0.00267857142857143" calcext:value-type="float">
            <text:p>0.002678571428571</text:p>
          </table:table-cell>
          <table:table-cell office:value-type="float" office:value="0" calcext:value-type="float">
            <text:p>0</text:p>
          </table:table-cell>
          <table:table-cell table:number-columns-repeated="126"/>
          <table:table-cell table:style-name="Default" table:number-columns-repeated="4"/>
          <table:table-cell table:number-columns-repeated="7"/>
        </table:table-row>
        <table:table-row table:style-name="ro1">
          <table:table-cell/>
          <table:table-cell table:style-name="ce4" office:value-type="float" office:value="26.43" calcext:value-type="float">
            <text:p>26.43</text:p>
          </table:table-cell>
          <table:table-cell table:style-name="ce8" office:value-type="float" office:value="65.355" calcext:value-type="float">
            <text:p>65.355</text:p>
          </table:table-cell>
          <table:table-cell table:style-name="ce8" office:value-type="float" office:value="61.07" calcext:value-type="float">
            <text:p>61.07</text:p>
          </table:table-cell>
          <table:table-cell table:style-name="ce8" office:value-type="float" office:value="62.875" calcext:value-type="float">
            <text:p>62.875</text:p>
          </table:table-cell>
          <table:table-cell table:style-name="ce13" office:value-type="float" office:value="63.215" calcext:value-type="float">
            <text:p>63.215</text:p>
          </table:table-cell>
          <table:table-cell office:value-type="float" office:value="0" calcext:value-type="float">
            <text:p>0</text:p>
          </table:table-cell>
          <table:table-cell office:value-type="float" office:value="0.0220025510204081" calcext:value-type="float">
            <text:p>0.022002551020408</text:p>
          </table:table-cell>
          <table:table-cell office:value-type="float" office:value="0.00510204081632653" calcext:value-type="float">
            <text:p>0.005102040816327</text:p>
          </table:table-cell>
          <table:table-cell office:value-type="float" office:value="0.0121173469387755" calcext:value-type="float">
            <text:p>0.012117346938776</text:p>
          </table:table-cell>
          <table:table-cell office:value-type="float" office:value="0.00624327366509294" calcext:value-type="float">
            <text:p>0.006243273665093</text:p>
          </table:table-cell>
          <table:table-cell office:value-type="float" office:value="0.00550063775510204" calcext:value-type="float">
            <text:p>0.005500637755102</text:p>
          </table:table-cell>
          <table:table-cell office:value-type="float" office:value="0" calcext:value-type="float">
            <text:p>0</text:p>
          </table:table-cell>
          <table:table-cell table:number-columns-repeated="126"/>
          <table:table-cell table:style-name="Default" table:number-columns-repeated="4"/>
          <table:table-cell table:number-columns-repeated="7"/>
        </table:table-row>
        <table:table-row table:style-name="ro1">
          <table:table-cell/>
          <table:table-cell table:style-name="ce4" office:value-type="float" office:value="24.29" calcext:value-type="float">
            <text:p>24.29</text:p>
          </table:table-cell>
          <table:table-cell table:style-name="ce8" office:value-type="float" office:value="60.36" calcext:value-type="float">
            <text:p>60.36</text:p>
          </table:table-cell>
          <table:table-cell table:style-name="ce8" office:value-type="float" office:value="63.93" calcext:value-type="float">
            <text:p>63.93</text:p>
          </table:table-cell>
          <table:table-cell table:style-name="ce8" office:value-type="float" office:value="63.03" calcext:value-type="float">
            <text:p>63.03</text:p>
          </table:table-cell>
          <table:table-cell table:style-name="ce13" office:value-type="float" office:value="62.14" calcext:value-type="float">
            <text:p>62.14</text:p>
          </table:table-cell>
          <table:table-cell office:value-type="float" office:value="0" calcext:value-type="float">
            <text:p>0</text:p>
          </table:table-cell>
          <table:table-cell office:value-type="float" office:value="0.00733418367346939" calcext:value-type="float">
            <text:p>0.007334183673469</text:p>
          </table:table-cell>
          <table:table-cell office:value-type="float" office:value="0.00414540816326531" calcext:value-type="float">
            <text:p>0.004145408163265</text:p>
          </table:table-cell>
          <table:table-cell office:value-type="float" office:value="0.00478316326530612" calcext:value-type="float">
            <text:p>0.004783163265306</text:p>
          </table:table-cell>
          <table:table-cell office:value-type="float" office:value="0.00250823368658837" calcext:value-type="float">
            <text:p>0.002508233686588</text:p>
          </table:table-cell>
          <table:table-cell office:value-type="float" office:value="0.00183354591836735" calcext:value-type="float">
            <text:p>0.001833545918367</text:p>
          </table:table-cell>
          <table:table-cell office:value-type="float" office:value="0" calcext:value-type="float">
            <text:p>0</text:p>
          </table:table-cell>
          <table:table-cell table:number-columns-repeated="126"/>
          <table:table-cell table:style-name="Default" table:number-columns-repeated="4"/>
          <table:table-cell table:number-columns-repeated="7"/>
        </table:table-row>
        <table:table-row table:style-name="ro1">
          <table:table-cell/>
          <table:table-cell table:style-name="ce4" office:value-type="float" office:value="24.7633333333333" calcext:value-type="float">
            <text:p>24.7633333333333</text:p>
          </table:table-cell>
          <table:table-cell table:style-name="ce8" office:value-type="float" office:value="59.9966666666667" calcext:value-type="float">
            <text:p>59.9966666666667</text:p>
          </table:table-cell>
          <table:table-cell table:style-name="ce8" office:value-type="float" office:value="64.76" calcext:value-type="float">
            <text:p>64.76</text:p>
          </table:table-cell>
          <table:table-cell table:style-name="ce8" office:value-type="float" office:value="62.89" calcext:value-type="float">
            <text:p>62.89</text:p>
          </table:table-cell>
          <table:table-cell table:style-name="ce13" office:value-type="float" office:value="62.38" calcext:value-type="float">
            <text:p>62.38</text:p>
          </table:table-cell>
          <table:table-cell office:value-type="float" office:value="0" calcext:value-type="float">
            <text:p>0</text:p>
          </table:table-cell>
          <table:table-cell office:value-type="float" office:value="0.0144982993197279" calcext:value-type="float">
            <text:p>0.014498299319728</text:p>
          </table:table-cell>
          <table:table-cell office:value-type="float" office:value="0.0146683673469388" calcext:value-type="float">
            <text:p>0.014668367346939</text:p>
          </table:table-cell>
          <table:table-cell office:value-type="float" office:value="0.00561224489795919" calcext:value-type="float">
            <text:p>0.005612244897959</text:p>
          </table:table-cell>
          <table:table-cell office:value-type="float" office:value="0.0034467605911672" calcext:value-type="float">
            <text:p>0.003446760591167</text:p>
          </table:table-cell>
          <table:table-cell office:value-type="float" office:value="0.00362457482993197" calcext:value-type="float">
            <text:p>0.003624574829932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style-name="Default" table:number-columns-repeated="4"/>
          <table:table-cell table:number-columns-repeated="8"/>
          <table:table-cell table:style-name="Default" table:number-columns-repeated="4"/>
          <table:table-cell table:number-columns-repeated="8"/>
          <table:table-cell table:style-name="Default" table:number-columns-repeated="4"/>
          <table:table-cell table:number-columns-repeated="8"/>
          <table:table-cell table:style-name="Default" table:number-columns-repeated="4"/>
          <table:table-cell table:number-columns-repeated="8"/>
          <table:table-cell table:style-name="Default" table:number-columns-repeated="4"/>
          <table:table-cell table:number-columns-repeated="8"/>
          <table:table-cell table:style-name="Default" table:number-columns-repeated="4"/>
          <table:table-cell table:number-columns-repeated="8"/>
          <table:table-cell table:style-name="Default" table:number-columns-repeated="4"/>
          <table:table-cell table:number-columns-repeated="8"/>
          <table:table-cell table:style-name="Default" table:number-columns-repeated="4"/>
          <table:table-cell table:number-columns-repeated="8"/>
          <table:table-cell table:style-name="Default" table:number-columns-repeated="4"/>
          <table:table-cell table:number-columns-repeated="8"/>
          <table:table-cell table:style-name="ce19" table:number-columns-repeated="4"/>
          <table:table-cell table:number-columns-repeated="8"/>
          <table:table-cell table:style-name="Default" table:number-columns-repeated="4"/>
          <table:table-cell table:number-columns-repeated="7"/>
        </table:table-row>
        <table:table-row table:style-name="ro1">
          <table:table-cell/>
          <table:table-cell table:style-name="ce4" office:value-type="float" office:value="22.38" calcext:value-type="float">
            <text:p>22.38</text:p>
          </table:table-cell>
          <table:table-cell table:style-name="ce8" office:value-type="float" office:value="61.9033333333333" calcext:value-type="float">
            <text:p>61.9033333333333</text:p>
          </table:table-cell>
          <table:table-cell table:style-name="ce8" office:value-type="float" office:value="60.4766666666667" calcext:value-type="float">
            <text:p>60.4766666666667</text:p>
          </table:table-cell>
          <table:table-cell table:style-name="ce8" office:value-type="float" office:value="61.31" calcext:value-type="float">
            <text:p>61.31</text:p>
          </table:table-cell>
          <table:table-cell table:style-name="ce13" office:value-type="float" office:value="61.1933333333333" calcext:value-type="float">
            <text:p>61.1933333333333</text:p>
          </table:table-cell>
          <table:table-cell office:value-type="float" office:value="0" calcext:value-type="float">
            <text:p>0</text:p>
          </table:table-cell>
          <table:table-cell office:value-type="float" office:value="0.0110544217687075" calcext:value-type="float">
            <text:p>0.011054421768708</text:p>
          </table:table-cell>
          <table:table-cell office:value-type="float" office:value="0.00612244897959184" calcext:value-type="float">
            <text:p>0.006122448979592</text:p>
          </table:table-cell>
          <table:table-cell office:value-type="float" office:value="0.0092687074829932" calcext:value-type="float">
            <text:p>0.009268707482993</text:p>
          </table:table-cell>
          <table:table-cell office:value-type="float" office:value="0.00325044300006769" calcext:value-type="float">
            <text:p>0.003250443000068</text:p>
          </table:table-cell>
          <table:table-cell office:value-type="float" office:value="0.00276360544217687" calcext:value-type="float">
            <text:p>0.002763605442177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style-name="Default" table:number-columns-repeated="4"/>
          <table:table-cell table:number-columns-repeated="8"/>
          <table:table-cell table:style-name="Default" table:number-columns-repeated="4"/>
          <table:table-cell table:number-columns-repeated="8"/>
          <table:table-cell table:style-name="Default" table:number-columns-repeated="4"/>
          <table:table-cell table:number-columns-repeated="8"/>
          <table:table-cell table:style-name="Default" table:number-columns-repeated="4"/>
          <table:table-cell table:number-columns-repeated="8"/>
          <table:table-cell table:style-name="Default" table:number-columns-repeated="4"/>
          <table:table-cell table:number-columns-repeated="8"/>
          <table:table-cell table:style-name="Default" table:number-columns-repeated="4"/>
          <table:table-cell table:number-columns-repeated="8"/>
          <table:table-cell table:style-name="Default" table:number-columns-repeated="4"/>
          <table:table-cell table:number-columns-repeated="8"/>
          <table:table-cell table:style-name="Default" table:number-columns-repeated="4"/>
          <table:table-cell table:number-columns-repeated="8"/>
          <table:table-cell table:style-name="Default" table:number-columns-repeated="4"/>
          <table:table-cell table:number-columns-repeated="8"/>
          <table:table-cell table:style-name="ce19" table:number-columns-repeated="4"/>
          <table:table-cell table:number-columns-repeated="19"/>
        </table:table-row>
        <table:table-row table:style-name="ro1">
          <table:table-cell/>
          <table:table-cell table:style-name="ce4" office:value-type="float" office:value="19.5266666666667" calcext:value-type="float">
            <text:p>19.5266666666667</text:p>
          </table:table-cell>
          <table:table-cell table:style-name="ce8" office:value-type="float" office:value="63.0933333333333" calcext:value-type="float">
            <text:p>63.0933333333333</text:p>
          </table:table-cell>
          <table:table-cell table:style-name="ce8" office:value-type="float" office:value="56.4266666666667" calcext:value-type="float">
            <text:p>56.4266666666667</text:p>
          </table:table-cell>
          <table:table-cell table:style-name="ce8" office:value-type="float" office:value="59.0633333333333" calcext:value-type="float">
            <text:p>59.0633333333333</text:p>
          </table:table-cell>
          <table:table-cell table:style-name="ce13" office:value-type="float" office:value="59.7633333333333" calcext:value-type="float">
            <text:p>59.7633333333333</text:p>
          </table:table-cell>
          <table:table-cell office:value-type="float" office:value="0" calcext:value-type="float">
            <text:p>0</text:p>
          </table:table-cell>
          <table:table-cell office:value-type="float" office:value="0.0116921768707483" calcext:value-type="float">
            <text:p>0.011692176870748</text:p>
          </table:table-cell>
          <table:table-cell office:value-type="float" office:value="0.0110969387755102" calcext:value-type="float">
            <text:p>0.01109693877551</text:p>
          </table:table-cell>
          <table:table-cell office:value-type="float" office:value="0.00612244897959184" calcext:value-type="float">
            <text:p>0.006122448979592</text:p>
          </table:table-cell>
          <table:table-cell office:value-type="float" office:value="0.00277406467943141" calcext:value-type="float">
            <text:p>0.002774064679431</text:p>
          </table:table-cell>
          <table:table-cell office:value-type="float" office:value="0.00292304421768707" calcext:value-type="float">
            <text:p>0.002923044217687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style-name="Default" table:number-columns-repeated="4"/>
          <table:table-cell table:number-columns-repeated="8"/>
          <table:table-cell table:style-name="Default" table:number-columns-repeated="4"/>
          <table:table-cell table:number-columns-repeated="8"/>
          <table:table-cell table:style-name="Default" table:number-columns-repeated="4"/>
          <table:table-cell table:number-columns-repeated="8"/>
          <table:table-cell table:style-name="Default" table:number-columns-repeated="4"/>
          <table:table-cell table:number-columns-repeated="8"/>
          <table:table-cell table:style-name="Default" table:number-columns-repeated="4"/>
          <table:table-cell table:number-columns-repeated="8"/>
          <table:table-cell table:style-name="Default" table:number-columns-repeated="4"/>
          <table:table-cell table:number-columns-repeated="8"/>
          <table:table-cell table:style-name="Default" table:number-columns-repeated="4"/>
          <table:table-cell table:number-columns-repeated="8"/>
          <table:table-cell table:style-name="Default" table:number-columns-repeated="4"/>
          <table:table-cell table:number-columns-repeated="8"/>
          <table:table-cell table:style-name="Default" table:number-columns-repeated="4"/>
          <table:table-cell table:number-columns-repeated="8"/>
          <table:table-cell table:style-name="ce19" table:number-columns-repeated="4"/>
          <table:table-cell table:number-columns-repeated="19"/>
        </table:table-row>
        <table:table-row table:style-name="ro1">
          <table:table-cell/>
          <table:table-cell table:style-name="ce4" office:value-type="float" office:value="29.2866666666667" calcext:value-type="float">
            <text:p>29.2866666666667</text:p>
          </table:table-cell>
          <table:table-cell table:style-name="ce8" office:value-type="float" office:value="66.6666666666667" calcext:value-type="float">
            <text:p>66.6666666666667</text:p>
          </table:table-cell>
          <table:table-cell table:style-name="ce8" office:value-type="float" office:value="62.6233333333333" calcext:value-type="float">
            <text:p>62.6233333333333</text:p>
          </table:table-cell>
          <table:table-cell table:style-name="ce8" office:value-type="float" office:value="64.27" calcext:value-type="float">
            <text:p>64.27</text:p>
          </table:table-cell>
          <table:table-cell table:style-name="ce13" office:value-type="float" office:value="64.6433333333333" calcext:value-type="float">
            <text:p>64.6433333333333</text:p>
          </table:table-cell>
          <table:table-cell office:value-type="float" office:value="0" calcext:value-type="float">
            <text:p>0</text:p>
          </table:table-cell>
          <table:table-cell office:value-type="float" office:value="0.0112670068027211" calcext:value-type="float">
            <text:p>0.011267006802721</text:p>
          </table:table-cell>
          <table:table-cell office:value-type="float" office:value="0.011437074829932" calcext:value-type="float">
            <text:p>0.011437074829932</text:p>
          </table:table-cell>
          <table:table-cell office:value-type="float" office:value="0.00884353741496599" calcext:value-type="float">
            <text:p>0.008843537414966</text:p>
          </table:table-cell>
          <table:table-cell office:value-type="float" office:value="0.00275036248368385" calcext:value-type="float">
            <text:p>0.002750362483684</text:p>
          </table:table-cell>
          <table:table-cell office:value-type="float" office:value="0.00281675170068027" calcext:value-type="float">
            <text:p>0.00281675170068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style-name="Default" table:number-columns-repeated="4"/>
          <table:table-cell table:number-columns-repeated="8"/>
          <table:table-cell table:style-name="Default" table:number-columns-repeated="4"/>
          <table:table-cell table:number-columns-repeated="8"/>
          <table:table-cell table:style-name="Default" table:number-columns-repeated="4"/>
          <table:table-cell table:number-columns-repeated="8"/>
          <table:table-cell table:style-name="Default" table:number-columns-repeated="4"/>
          <table:table-cell table:number-columns-repeated="8"/>
          <table:table-cell table:style-name="Default" table:number-columns-repeated="4"/>
          <table:table-cell table:number-columns-repeated="8"/>
          <table:table-cell table:style-name="Default" table:number-columns-repeated="4"/>
          <table:table-cell table:number-columns-repeated="8"/>
          <table:table-cell table:style-name="Default" table:number-columns-repeated="4"/>
          <table:table-cell table:number-columns-repeated="8"/>
          <table:table-cell table:style-name="Default" table:number-columns-repeated="4"/>
          <table:table-cell table:number-columns-repeated="8"/>
          <table:table-cell table:style-name="Default" table:number-columns-repeated="4"/>
          <table:table-cell table:number-columns-repeated="8"/>
          <table:table-cell table:style-name="ce19" table:number-columns-repeated="4"/>
          <table:table-cell table:number-columns-repeated="19"/>
        </table:table-row>
        <table:table-row table:style-name="ro1">
          <table:table-cell/>
          <table:table-cell table:style-name="ce4" office:value-type="float" office:value="23.81" calcext:value-type="float">
            <text:p>23.81</text:p>
          </table:table-cell>
          <table:table-cell table:style-name="ce8" office:value-type="float" office:value="63.8133333333333" calcext:value-type="float">
            <text:p>63.8133333333333</text:p>
          </table:table-cell>
          <table:table-cell table:style-name="ce8" office:value-type="float" office:value="60" calcext:value-type="float">
            <text:p>60</text:p>
          </table:table-cell>
          <table:table-cell table:style-name="ce8" office:value-type="float" office:value="61.61" calcext:value-type="float">
            <text:p>61.61</text:p>
          </table:table-cell>
          <table:table-cell table:style-name="ce13" office:value-type="float" office:value="61.9033333333333" calcext:value-type="float">
            <text:p>61.9033333333333</text:p>
          </table:table-cell>
          <table:table-cell office:value-type="float" office:value="0" calcext:value-type="float">
            <text:p>0</text:p>
          </table:table-cell>
          <table:table-cell office:value-type="float" office:value="0.00748299319727891" calcext:value-type="float">
            <text:p>0.007482993197279</text:p>
          </table:table-cell>
          <table:table-cell office:value-type="float" office:value="0.0054421768707483" calcext:value-type="float">
            <text:p>0.005442176870748</text:p>
          </table:table-cell>
          <table:table-cell office:value-type="float" office:value="0.00637755102040817" calcext:value-type="float">
            <text:p>0.006377551020408</text:p>
          </table:table-cell>
          <table:table-cell office:value-type="float" office:value="0.00203696587896177" calcext:value-type="float">
            <text:p>0.002036965878962</text:p>
          </table:table-cell>
          <table:table-cell office:value-type="float" office:value="0.00187074829931973" calcext:value-type="float">
            <text:p>0.00187074829932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style-name="Default" table:number-columns-repeated="4"/>
          <table:table-cell table:number-columns-repeated="8"/>
          <table:table-cell table:style-name="Default" table:number-columns-repeated="4"/>
          <table:table-cell table:number-columns-repeated="8"/>
          <table:table-cell table:style-name="Default" table:number-columns-repeated="4"/>
          <table:table-cell table:number-columns-repeated="8"/>
          <table:table-cell table:style-name="Default" table:number-columns-repeated="4"/>
          <table:table-cell table:number-columns-repeated="8"/>
          <table:table-cell table:style-name="Default" table:number-columns-repeated="4"/>
          <table:table-cell table:number-columns-repeated="8"/>
          <table:table-cell table:style-name="Default" table:number-columns-repeated="4"/>
          <table:table-cell table:number-columns-repeated="8"/>
          <table:table-cell table:style-name="Default" table:number-columns-repeated="4"/>
          <table:table-cell table:number-columns-repeated="8"/>
          <table:table-cell table:style-name="Default" table:number-columns-repeated="4"/>
          <table:table-cell table:number-columns-repeated="8"/>
          <table:table-cell table:style-name="Default" table:number-columns-repeated="4"/>
          <table:table-cell table:number-columns-repeated="8"/>
          <table:table-cell table:style-name="ce19" table:number-columns-repeated="4"/>
          <table:table-cell table:number-columns-repeated="19"/>
        </table:table-row>
        <table:table-row table:style-name="ro1">
          <table:table-cell/>
          <table:table-cell table:style-name="ce4" office:value-type="float" office:value="27.5" calcext:value-type="float">
            <text:p>27.5</text:p>
          </table:table-cell>
          <table:table-cell table:style-name="ce8" office:value-type="float" office:value="66.785" calcext:value-type="float">
            <text:p>66.785</text:p>
          </table:table-cell>
          <table:table-cell table:style-name="ce8" office:value-type="float" office:value="60.715" calcext:value-type="float">
            <text:p>60.715</text:p>
          </table:table-cell>
          <table:table-cell table:style-name="ce8" office:value-type="float" office:value="63.265" calcext:value-type="float">
            <text:p>63.265</text:p>
          </table:table-cell>
          <table:table-cell table:style-name="ce13" office:value-type="float" office:value="63.75" calcext:value-type="float">
            <text:p>63.75</text:p>
          </table:table-cell>
          <table:table-cell office:value-type="float" office:value="0" calcext:value-type="float">
            <text:p>0</text:p>
          </table:table-cell>
          <table:table-cell office:value-type="float" office:value="0.0133928571428571" calcext:value-type="float">
            <text:p>0.013392857142857</text:p>
          </table:table-cell>
          <table:table-cell office:value-type="float" office:value="0.00988520408163265" calcext:value-type="float">
            <text:p>0.009885204081633</text:p>
          </table:table-cell>
          <table:table-cell office:value-type="float" office:value="0.00988520408163266" calcext:value-type="float">
            <text:p>0.009885204081633</text:p>
          </table:table-cell>
          <table:table-cell office:value-type="float" office:value="0.00360329442431469" calcext:value-type="float">
            <text:p>0.003603294424315</text:p>
          </table:table-cell>
          <table:table-cell office:value-type="float" office:value="0.00334821428571429" calcext:value-type="float">
            <text:p>0.003348214285714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style-name="Default" table:number-columns-repeated="4"/>
          <table:table-cell table:number-columns-repeated="8"/>
          <table:table-cell table:style-name="Default" table:number-columns-repeated="4"/>
          <table:table-cell table:number-columns-repeated="8"/>
          <table:table-cell table:style-name="Default" table:number-columns-repeated="4"/>
          <table:table-cell table:number-columns-repeated="8"/>
          <table:table-cell table:style-name="Default" table:number-columns-repeated="4"/>
          <table:table-cell table:number-columns-repeated="8"/>
          <table:table-cell table:style-name="Default" table:number-columns-repeated="4"/>
          <table:table-cell table:number-columns-repeated="8"/>
          <table:table-cell table:style-name="Default" table:number-columns-repeated="4"/>
          <table:table-cell table:number-columns-repeated="8"/>
          <table:table-cell table:style-name="Default" table:number-columns-repeated="4"/>
          <table:table-cell table:number-columns-repeated="8"/>
          <table:table-cell table:style-name="Default" table:number-columns-repeated="4"/>
          <table:table-cell table:number-columns-repeated="8"/>
          <table:table-cell table:style-name="Default" table:number-columns-repeated="4"/>
          <table:table-cell table:number-columns-repeated="8"/>
          <table:table-cell table:style-name="ce19" table:number-columns-repeated="4"/>
          <table:table-cell table:number-columns-repeated="19"/>
        </table:table-row>
        <table:table-row table:style-name="ro1">
          <table:table-cell/>
          <table:table-cell table:style-name="ce4" office:value-type="float" office:value="20.715" calcext:value-type="float">
            <text:p>20.715</text:p>
          </table:table-cell>
          <table:table-cell table:style-name="ce8" office:value-type="float" office:value="60.715" calcext:value-type="float">
            <text:p>60.715</text:p>
          </table:table-cell>
          <table:table-cell table:style-name="ce8" office:value-type="float" office:value="60" calcext:value-type="float">
            <text:p>60</text:p>
          </table:table-cell>
          <table:table-cell table:style-name="ce8" office:value-type="float" office:value="60.4" calcext:value-type="float">
            <text:p>60.4</text:p>
          </table:table-cell>
          <table:table-cell table:style-name="ce13" office:value-type="float" office:value="60.355" calcext:value-type="float">
            <text:p>60.355</text:p>
          </table:table-cell>
          <table:table-cell office:value-type="float" office:value="0" calcext:value-type="float">
            <text:p>0</text:p>
          </table:table-cell>
          <table:table-cell office:value-type="float" office:value="0.0190051020408163" calcext:value-type="float">
            <text:p>0.019005102040816</text:p>
          </table:table-cell>
          <table:table-cell office:value-type="float" office:value="0.0114158163265306" calcext:value-type="float">
            <text:p>0.011415816326531</text:p>
          </table:table-cell>
          <table:table-cell office:value-type="float" office:value="0.0107780612244898" calcext:value-type="float">
            <text:p>0.01077806122449</text:p>
          </table:table-cell>
          <table:table-cell office:value-type="float" office:value="0.00475937717486963" calcext:value-type="float">
            <text:p>0.00475937717487</text:p>
          </table:table-cell>
          <table:table-cell office:value-type="float" office:value="0.00475127551020408" calcext:value-type="float">
            <text:p>0.004751275510204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style-name="Default" table:number-columns-repeated="4"/>
          <table:table-cell table:number-columns-repeated="8"/>
          <table:table-cell table:style-name="Default" table:number-columns-repeated="4"/>
          <table:table-cell table:number-columns-repeated="8"/>
          <table:table-cell table:style-name="Default" table:number-columns-repeated="4"/>
          <table:table-cell table:number-columns-repeated="8"/>
          <table:table-cell table:style-name="Default" table:number-columns-repeated="4"/>
          <table:table-cell table:number-columns-repeated="8"/>
          <table:table-cell table:style-name="Default" table:number-columns-repeated="4"/>
          <table:table-cell table:number-columns-repeated="8"/>
          <table:table-cell table:style-name="Default" table:number-columns-repeated="4"/>
          <table:table-cell table:number-columns-repeated="8"/>
          <table:table-cell table:style-name="Default" table:number-columns-repeated="4"/>
          <table:table-cell table:number-columns-repeated="8"/>
          <table:table-cell table:style-name="Default" table:number-columns-repeated="4"/>
          <table:table-cell table:number-columns-repeated="8"/>
          <table:table-cell table:style-name="Default" table:number-columns-repeated="4"/>
          <table:table-cell table:number-columns-repeated="8"/>
          <table:table-cell table:style-name="ce19" table:number-columns-repeated="4"/>
          <table:table-cell table:number-columns-repeated="19"/>
        </table:table-row>
        <table:table-row table:style-name="ro1">
          <table:table-cell/>
          <table:table-cell table:style-name="ce4" office:value-type="float" office:value="17.3833333333333" calcext:value-type="float">
            <text:p>17.3833333333333</text:p>
          </table:table-cell>
          <table:table-cell table:style-name="ce8" office:value-type="float" office:value="56.4266666666667" calcext:value-type="float">
            <text:p>56.4266666666667</text:p>
          </table:table-cell>
          <table:table-cell table:style-name="ce8" office:value-type="float" office:value="60.9533333333333" calcext:value-type="float">
            <text:p>60.9533333333333</text:p>
          </table:table-cell>
          <table:table-cell table:style-name="ce8" office:value-type="float" office:value="59.2233333333333" calcext:value-type="float">
            <text:p>59.2233333333333</text:p>
          </table:table-cell>
          <table:table-cell table:style-name="ce13" office:value-type="float" office:value="58.69" calcext:value-type="float">
            <text:p>58.69</text:p>
          </table:table-cell>
          <table:table-cell office:value-type="float" office:value="0" calcext:value-type="float">
            <text:p>0</text:p>
          </table:table-cell>
          <table:table-cell office:value-type="float" office:value="0.023937074829932" calcext:value-type="float">
            <text:p>0.023937074829932</text:p>
          </table:table-cell>
          <table:table-cell office:value-type="float" office:value="0.0128401360544218" calcext:value-type="float">
            <text:p>0.012840136054422</text:p>
          </table:table-cell>
          <table:table-cell office:value-type="float" office:value="0.0113945578231293" calcext:value-type="float">
            <text:p>0.011394557823129</text:p>
          </table:table-cell>
          <table:table-cell office:value-type="float" office:value="0.00754539661647717" calcext:value-type="float">
            <text:p>0.007545396616477</text:p>
          </table:table-cell>
          <table:table-cell office:value-type="float" office:value="0.00598426870748299" calcext:value-type="float">
            <text:p>0.005984268707483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style-name="Default" table:number-columns-repeated="4"/>
          <table:table-cell table:number-columns-repeated="8"/>
          <table:table-cell table:style-name="Default" table:number-columns-repeated="4"/>
          <table:table-cell table:number-columns-repeated="8"/>
          <table:table-cell table:style-name="Default" table:number-columns-repeated="4"/>
          <table:table-cell table:number-columns-repeated="8"/>
          <table:table-cell table:style-name="Default" table:number-columns-repeated="4"/>
          <table:table-cell table:number-columns-repeated="8"/>
          <table:table-cell table:style-name="Default" table:number-columns-repeated="4"/>
          <table:table-cell table:number-columns-repeated="8"/>
          <table:table-cell table:style-name="Default" table:number-columns-repeated="4"/>
          <table:table-cell table:number-columns-repeated="8"/>
          <table:table-cell table:style-name="Default" table:number-columns-repeated="4"/>
          <table:table-cell table:number-columns-repeated="8"/>
          <table:table-cell table:style-name="Default" table:number-columns-repeated="4"/>
          <table:table-cell table:number-columns-repeated="8"/>
          <table:table-cell table:style-name="Default" table:number-columns-repeated="4"/>
          <table:table-cell table:number-columns-repeated="8"/>
          <table:table-cell table:style-name="ce19" table:number-columns-repeated="4"/>
          <table:table-cell table:number-columns-repeated="19"/>
        </table:table-row>
        <table:table-row table:style-name="ro1">
          <table:table-cell/>
          <table:table-cell table:style-name="ce4" office:value-type="float" office:value="23.0966666666667" calcext:value-type="float">
            <text:p>23.0966666666667</text:p>
          </table:table-cell>
          <table:table-cell table:style-name="ce8" office:value-type="float" office:value="63.57" calcext:value-type="float">
            <text:p>63.57</text:p>
          </table:table-cell>
          <table:table-cell table:style-name="ce8" office:value-type="float" office:value="59.5233333333333" calcext:value-type="float">
            <text:p>59.5233333333333</text:p>
          </table:table-cell>
          <table:table-cell table:style-name="ce8" office:value-type="float" office:value="61.0266666666667" calcext:value-type="float">
            <text:p>61.0266666666667</text:p>
          </table:table-cell>
          <table:table-cell table:style-name="ce13" office:value-type="float" office:value="61.55" calcext:value-type="float">
            <text:p>61.55</text:p>
          </table:table-cell>
          <table:table-cell office:value-type="float" office:value="0" calcext:value-type="float">
            <text:p>0</text:p>
          </table:table-cell>
          <table:table-cell office:value-type="float" office:value="0.0115646258503401" calcext:value-type="float">
            <text:p>0.01156462585034</text:p>
          </table:table-cell>
          <table:table-cell office:value-type="float" office:value="0.0126700680272109" calcext:value-type="float">
            <text:p>0.012670068027211</text:p>
          </table:table-cell>
          <table:table-cell office:value-type="float" office:value="0.00565476190476191" calcext:value-type="float">
            <text:p>0.005654761904762</text:p>
          </table:table-cell>
          <table:table-cell office:value-type="float" office:value="0.00255725602412049" calcext:value-type="float">
            <text:p>0.002557256024121</text:p>
          </table:table-cell>
          <table:table-cell office:value-type="float" office:value="0.00289115646258503" calcext:value-type="float">
            <text:p>0.002891156462585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style-name="Default" table:number-columns-repeated="4"/>
          <table:table-cell table:number-columns-repeated="8"/>
          <table:table-cell table:style-name="Default" table:number-columns-repeated="4"/>
          <table:table-cell table:number-columns-repeated="8"/>
          <table:table-cell table:style-name="Default" table:number-columns-repeated="4"/>
          <table:table-cell table:number-columns-repeated="8"/>
          <table:table-cell table:style-name="Default" table:number-columns-repeated="4"/>
          <table:table-cell table:number-columns-repeated="8"/>
          <table:table-cell table:style-name="Default" table:number-columns-repeated="4"/>
          <table:table-cell table:number-columns-repeated="8"/>
          <table:table-cell table:style-name="Default" table:number-columns-repeated="4"/>
          <table:table-cell table:number-columns-repeated="8"/>
          <table:table-cell table:style-name="Default" table:number-columns-repeated="4"/>
          <table:table-cell table:number-columns-repeated="55"/>
        </table:table-row>
        <table:table-row table:style-name="ro1">
          <table:table-cell/>
          <table:table-cell table:style-name="ce4" office:value-type="float" office:value="21.1933333333333" calcext:value-type="float">
            <text:p>21.1933333333333</text:p>
          </table:table-cell>
          <table:table-cell table:style-name="ce8" office:value-type="float" office:value="61.9033333333333" calcext:value-type="float">
            <text:p>61.9033333333333</text:p>
          </table:table-cell>
          <table:table-cell table:style-name="ce8" office:value-type="float" office:value="59.2833333333333" calcext:value-type="float">
            <text:p>59.2833333333333</text:p>
          </table:table-cell>
          <table:table-cell table:style-name="ce8" office:value-type="float" office:value="60.7133333333333" calcext:value-type="float">
            <text:p>60.7133333333333</text:p>
          </table:table-cell>
          <table:table-cell table:style-name="ce13" office:value-type="float" office:value="60.5966666666667" calcext:value-type="float">
            <text:p>60.5966666666667</text:p>
          </table:table-cell>
          <table:table-cell office:value-type="float" office:value="0" calcext:value-type="float">
            <text:p>0</text:p>
          </table:table-cell>
          <table:table-cell office:value-type="float" office:value="0.0200255102040816" calcext:value-type="float">
            <text:p>0.020025510204082</text:p>
          </table:table-cell>
          <table:table-cell office:value-type="float" office:value="0.00756802721088435" calcext:value-type="float">
            <text:p>0.007568027210884</text:p>
          </table:table-cell>
          <table:table-cell office:value-type="float" office:value="0.0137329931972789" calcext:value-type="float">
            <text:p>0.013732993197279</text:p>
          </table:table-cell>
          <table:table-cell office:value-type="float" office:value="0.00560066597466904" calcext:value-type="float">
            <text:p>0.005600665974669</text:p>
          </table:table-cell>
          <table:table-cell office:value-type="float" office:value="0.00500637755102041" calcext:value-type="float">
            <text:p>0.00500637755102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style-name="Default" table:number-columns-repeated="4"/>
          <table:table-cell table:number-columns-repeated="8"/>
          <table:table-cell table:style-name="Default" table:number-columns-repeated="4"/>
          <table:table-cell table:number-columns-repeated="8"/>
          <table:table-cell table:style-name="Default" table:number-columns-repeated="4"/>
          <table:table-cell table:number-columns-repeated="8"/>
          <table:table-cell table:style-name="Default" table:number-columns-repeated="4"/>
          <table:table-cell table:number-columns-repeated="8"/>
          <table:table-cell table:style-name="Default" table:number-columns-repeated="4"/>
          <table:table-cell table:number-columns-repeated="8"/>
          <table:table-cell table:style-name="Default" table:number-columns-repeated="4"/>
          <table:table-cell table:number-columns-repeated="8"/>
          <table:table-cell table:style-name="Default" table:number-columns-repeated="4"/>
          <table:table-cell table:number-columns-repeated="55"/>
        </table:table-row>
        <table:table-row table:style-name="ro1">
          <table:table-cell/>
          <table:table-cell table:style-name="ce4" office:value-type="float" office:value="25.9533333333333" calcext:value-type="float">
            <text:p>25.9533333333333</text:p>
          </table:table-cell>
          <table:table-cell table:style-name="ce8" office:value-type="float" office:value="66.6666666666667" calcext:value-type="float">
            <text:p>66.6666666666667</text:p>
          </table:table-cell>
          <table:table-cell table:style-name="ce8" office:value-type="float" office:value="59.2833333333333" calcext:value-type="float">
            <text:p>59.2833333333333</text:p>
          </table:table-cell>
          <table:table-cell table:style-name="ce8" office:value-type="float" office:value="62.1333333333333" calcext:value-type="float">
            <text:p>62.1333333333333</text:p>
          </table:table-cell>
          <table:table-cell table:style-name="ce13" office:value-type="float" office:value="62.9733333333333" calcext:value-type="float">
            <text:p>62.9733333333333</text:p>
          </table:table-cell>
          <table:table-cell office:value-type="float" office:value="0" calcext:value-type="float">
            <text:p>0</text:p>
          </table:table-cell>
          <table:table-cell office:value-type="float" office:value="0.016921768707483" calcext:value-type="float">
            <text:p>0.016921768707483</text:p>
          </table:table-cell>
          <table:table-cell office:value-type="float" office:value="0.0102465986394558" calcext:value-type="float">
            <text:p>0.010246598639456</text:p>
          </table:table-cell>
          <table:table-cell office:value-type="float" office:value="0.00816326530612245" calcext:value-type="float">
            <text:p>0.008163265306122</text:p>
          </table:table-cell>
          <table:table-cell office:value-type="float" office:value="0.00385036534326013" calcext:value-type="float">
            <text:p>0.00385036534326</text:p>
          </table:table-cell>
          <table:table-cell office:value-type="float" office:value="0.00423044217687075" calcext:value-type="float">
            <text:p>0.004230442176871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style-name="Default" table:number-columns-repeated="4"/>
          <table:table-cell table:number-columns-repeated="8"/>
          <table:table-cell table:style-name="Default" table:number-columns-repeated="4"/>
          <table:table-cell table:number-columns-repeated="8"/>
          <table:table-cell table:style-name="Default" table:number-columns-repeated="4"/>
          <table:table-cell table:number-columns-repeated="8"/>
          <table:table-cell table:style-name="Default" table:number-columns-repeated="4"/>
          <table:table-cell table:number-columns-repeated="8"/>
          <table:table-cell table:style-name="Default" table:number-columns-repeated="4"/>
          <table:table-cell table:number-columns-repeated="8"/>
          <table:table-cell table:style-name="Default" table:number-columns-repeated="4"/>
          <table:table-cell table:number-columns-repeated="8"/>
          <table:table-cell table:style-name="Default" table:number-columns-repeated="4"/>
          <table:table-cell table:number-columns-repeated="55"/>
        </table:table-row>
        <table:table-row table:style-name="ro1">
          <table:table-cell/>
          <table:table-cell table:style-name="ce4" office:value-type="float" office:value="21.19" calcext:value-type="float">
            <text:p>21.19</text:p>
          </table:table-cell>
          <table:table-cell table:style-name="ce8" office:value-type="float" office:value="60" calcext:value-type="float">
            <text:p>60</text:p>
          </table:table-cell>
          <table:table-cell table:style-name="ce8" office:value-type="float" office:value="61.19" calcext:value-type="float">
            <text:p>61.19</text:p>
          </table:table-cell>
          <table:table-cell table:style-name="ce8" office:value-type="float" office:value="60.43" calcext:value-type="float">
            <text:p>60.43</text:p>
          </table:table-cell>
          <table:table-cell table:style-name="ce13" office:value-type="float" office:value="60.5933333333333" calcext:value-type="float">
            <text:p>60.5933333333333</text:p>
          </table:table-cell>
          <table:table-cell office:value-type="float" office:value="0" calcext:value-type="float">
            <text:p>0</text:p>
          </table:table-cell>
          <table:table-cell office:value-type="float" office:value="0.0120323129251701" calcext:value-type="float">
            <text:p>0.01203231292517</text:p>
          </table:table-cell>
          <table:table-cell office:value-type="float" office:value="0.00990646258503401" calcext:value-type="float">
            <text:p>0.009906462585034</text:p>
          </table:table-cell>
          <table:table-cell office:value-type="float" office:value="0.00399659863945579" calcext:value-type="float">
            <text:p>0.003996598639456</text:p>
          </table:table-cell>
          <table:table-cell office:value-type="float" office:value="0.00325450901224885" calcext:value-type="float">
            <text:p>0.003254509012249</text:p>
          </table:table-cell>
          <table:table-cell office:value-type="float" office:value="0.00300807823129252" calcext:value-type="float">
            <text:p>0.003008078231293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style-name="Default" table:number-columns-repeated="4"/>
          <table:table-cell table:number-columns-repeated="8"/>
          <table:table-cell table:style-name="Default" table:number-columns-repeated="4"/>
          <table:table-cell table:number-columns-repeated="8"/>
          <table:table-cell table:style-name="Default" table:number-columns-repeated="4"/>
          <table:table-cell table:number-columns-repeated="8"/>
          <table:table-cell table:style-name="Default" table:number-columns-repeated="4"/>
          <table:table-cell table:number-columns-repeated="8"/>
          <table:table-cell table:style-name="Default" table:number-columns-repeated="4"/>
          <table:table-cell table:number-columns-repeated="8"/>
          <table:table-cell table:style-name="Default" table:number-columns-repeated="4"/>
          <table:table-cell table:number-columns-repeated="8"/>
          <table:table-cell table:style-name="Default" table:number-columns-repeated="4"/>
          <table:table-cell table:number-columns-repeated="55"/>
        </table:table-row>
        <table:table-row table:style-name="ro1">
          <table:table-cell/>
          <table:table-cell table:style-name="ce4" office:value-type="float" office:value="28.57" calcext:value-type="float">
            <text:p>28.57</text:p>
          </table:table-cell>
          <table:table-cell table:style-name="ce8" office:value-type="float" office:value="66.07" calcext:value-type="float">
            <text:p>66.07</text:p>
          </table:table-cell>
          <table:table-cell table:style-name="ce8" office:value-type="float" office:value="62.5" calcext:value-type="float">
            <text:p>62.5</text:p>
          </table:table-cell>
          <table:table-cell table:style-name="ce8" office:value-type="float" office:value="63.8" calcext:value-type="float">
            <text:p>63.8</text:p>
          </table:table-cell>
          <table:table-cell table:style-name="ce13" office:value-type="float" office:value="64.285" calcext:value-type="float">
            <text:p>64.285</text:p>
          </table:table-cell>
          <table:table-cell office:value-type="float" office:value="0" calcext:value-type="float">
            <text:p>0</text:p>
          </table:table-cell>
          <table:table-cell office:value-type="float" office:value="0.0236607142857143" calcext:value-type="float">
            <text:p>0.023660714285714</text:p>
          </table:table-cell>
          <table:table-cell office:value-type="float" office:value="0.0107780612244898" calcext:value-type="float">
            <text:p>0.01077806122449</text:p>
          </table:table-cell>
          <table:table-cell office:value-type="float" office:value="0.0069515306122449" calcext:value-type="float">
            <text:p>0.006951530612245</text:p>
          </table:table-cell>
          <table:table-cell office:value-type="float" office:value="0.00586244976412136" calcext:value-type="float">
            <text:p>0.005862449764121</text:p>
          </table:table-cell>
          <table:table-cell office:value-type="float" office:value="0.00591517857142857" calcext:value-type="float">
            <text:p>0.005915178571429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style-name="Default" table:number-columns-repeated="4"/>
          <table:table-cell table:number-columns-repeated="8"/>
          <table:table-cell table:style-name="Default" table:number-columns-repeated="4"/>
          <table:table-cell table:number-columns-repeated="8"/>
          <table:table-cell table:style-name="Default" table:number-columns-repeated="4"/>
          <table:table-cell table:number-columns-repeated="8"/>
          <table:table-cell table:style-name="Default" table:number-columns-repeated="4"/>
          <table:table-cell table:number-columns-repeated="8"/>
          <table:table-cell table:style-name="Default" table:number-columns-repeated="4"/>
          <table:table-cell table:number-columns-repeated="8"/>
          <table:table-cell table:style-name="Default" table:number-columns-repeated="4"/>
          <table:table-cell table:number-columns-repeated="8"/>
          <table:table-cell table:style-name="Default" table:number-columns-repeated="4"/>
          <table:table-cell table:number-columns-repeated="55"/>
        </table:table-row>
        <table:table-row table:style-name="ro1">
          <table:table-cell/>
          <table:table-cell table:style-name="ce4" office:value-type="float" office:value="23.57" calcext:value-type="float">
            <text:p>23.57</text:p>
          </table:table-cell>
          <table:table-cell table:style-name="ce8" office:value-type="float" office:value="61.075" calcext:value-type="float">
            <text:p>61.075</text:p>
          </table:table-cell>
          <table:table-cell table:style-name="ce8" office:value-type="float" office:value="62.5" calcext:value-type="float">
            <text:p>62.5</text:p>
          </table:table-cell>
          <table:table-cell table:style-name="ce8" office:value-type="float" office:value="62.215" calcext:value-type="float">
            <text:p>62.215</text:p>
          </table:table-cell>
          <table:table-cell table:style-name="ce13" office:value-type="float" office:value="61.785" calcext:value-type="float">
            <text:p>61.785</text:p>
          </table:table-cell>
          <table:table-cell office:value-type="float" office:value="0" calcext:value-type="float">
            <text:p>0</text:p>
          </table:table-cell>
          <table:table-cell office:value-type="float" office:value="0.014030612244898" calcext:value-type="float">
            <text:p>0.014030612244898</text:p>
          </table:table-cell>
          <table:table-cell office:value-type="float" office:value="0.0128826530612245" calcext:value-type="float">
            <text:p>0.012882653061225</text:p>
          </table:table-cell>
          <table:table-cell office:value-type="float" office:value="0.0121811224489796" calcext:value-type="float">
            <text:p>0.01218112244898</text:p>
          </table:table-cell>
          <table:table-cell office:value-type="float" office:value="0.00480910097561037" calcext:value-type="float">
            <text:p>0.00480910097561</text:p>
          </table:table-cell>
          <table:table-cell office:value-type="float" office:value="0.00350765306122449" calcext:value-type="float">
            <text:p>0.003507653061224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style-name="Default" table:number-columns-repeated="4"/>
          <table:table-cell table:number-columns-repeated="8"/>
          <table:table-cell table:style-name="Default" table:number-columns-repeated="4"/>
          <table:table-cell table:number-columns-repeated="8"/>
          <table:table-cell table:style-name="Default" table:number-columns-repeated="4"/>
          <table:table-cell table:number-columns-repeated="8"/>
          <table:table-cell table:style-name="Default" table:number-columns-repeated="4"/>
          <table:table-cell table:number-columns-repeated="8"/>
          <table:table-cell table:style-name="Default" table:number-columns-repeated="4"/>
          <table:table-cell table:number-columns-repeated="8"/>
          <table:table-cell table:style-name="Default" table:number-columns-repeated="4"/>
          <table:table-cell table:number-columns-repeated="8"/>
          <table:table-cell table:style-name="Default" table:number-columns-repeated="4"/>
          <table:table-cell table:number-columns-repeated="55"/>
        </table:table-row>
        <table:table-row table:style-name="ro1">
          <table:table-cell office:value-type="string" calcext:value-type="string">
            <text:p>RF50</text:p>
          </table:table-cell>
          <table:table-cell table:style-name="ce4" office:value-type="float" office:value="36.4266666666667" calcext:value-type="float">
            <text:p>36.4266666666667</text:p>
          </table:table-cell>
          <table:table-cell table:style-name="ce8" office:value-type="float" office:value="70.95" calcext:value-type="float">
            <text:p>70.95</text:p>
          </table:table-cell>
          <table:table-cell table:style-name="ce8" office:value-type="float" office:value="65.4766666666667" calcext:value-type="float">
            <text:p>65.4766666666667</text:p>
          </table:table-cell>
          <table:table-cell table:style-name="ce8" office:value-type="float" office:value="67.2933333333333" calcext:value-type="float">
            <text:p>67.2933333333333</text:p>
          </table:table-cell>
          <table:table-cell table:style-name="ce13" office:value-type="float" office:value="68.2166666666667" calcext:value-type="float">
            <text:p>68.2166666666667</text:p>
          </table:table-cell>
          <table:table-cell office:value-type="float" office:value="0" calcext:value-type="float">
            <text:p>0</text:p>
          </table:table-cell>
          <table:table-cell office:value-type="float" office:value="0.00616496598639455" calcext:value-type="float">
            <text:p>0.006164965986395</text:p>
          </table:table-cell>
          <table:table-cell office:value-type="float" office:value="0.00412414965986395" calcext:value-type="float">
            <text:p>0.004124149659864</text:p>
          </table:table-cell>
          <table:table-cell office:value-type="float" office:value="0.000977891156462586" calcext:value-type="float">
            <text:p>0.000977891156463</text:p>
          </table:table-cell>
          <table:table-cell office:value-type="float" office:value="0.000962466585705086" calcext:value-type="float">
            <text:p>0.000962466585705</text:p>
          </table:table-cell>
          <table:table-cell office:value-type="float" office:value="0.00154124149659864" calcext:value-type="float">
            <text:p>0.001541241496599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style-name="Default" table:number-columns-repeated="4"/>
          <table:table-cell table:number-columns-repeated="8"/>
          <table:table-cell table:style-name="Default" table:number-columns-repeated="4"/>
          <table:table-cell table:number-columns-repeated="8"/>
          <table:table-cell table:style-name="Default" table:number-columns-repeated="4"/>
          <table:table-cell table:number-columns-repeated="8"/>
          <table:table-cell table:style-name="Default" table:number-columns-repeated="4"/>
          <table:table-cell table:number-columns-repeated="8"/>
          <table:table-cell table:style-name="Default" table:number-columns-repeated="4"/>
          <table:table-cell table:number-columns-repeated="8"/>
          <table:table-cell table:style-name="Default" table:number-columns-repeated="4"/>
          <table:table-cell table:number-columns-repeated="8"/>
          <table:table-cell table:style-name="Default" table:number-columns-repeated="4"/>
          <table:table-cell table:number-columns-repeated="55"/>
        </table:table-row>
        <table:table-row table:style-name="ro1">
          <table:table-cell/>
          <table:table-cell table:style-name="ce4" office:value-type="float" office:value="37.14" calcext:value-type="float">
            <text:p>37.14</text:p>
          </table:table-cell>
          <table:table-cell table:style-name="ce8" office:value-type="float" office:value="68.3366666666667" calcext:value-type="float">
            <text:p>68.3366666666667</text:p>
          </table:table-cell>
          <table:table-cell table:style-name="ce8" office:value-type="float" office:value="68.81" calcext:value-type="float">
            <text:p>68.81</text:p>
          </table:table-cell>
          <table:table-cell table:style-name="ce8" office:value-type="float" office:value="68.7133333333333" calcext:value-type="float">
            <text:p>68.7133333333333</text:p>
          </table:table-cell>
          <table:table-cell table:style-name="ce13" office:value-type="float" office:value="68.5733333333333" calcext:value-type="float">
            <text:p>68.5733333333333</text:p>
          </table:table-cell>
          <table:table-cell office:value-type="float" office:value="0" calcext:value-type="float">
            <text:p>0</text:p>
          </table:table-cell>
          <table:table-cell office:value-type="float" office:value="0.00182823129251701" calcext:value-type="float">
            <text:p>0.001828231292517</text:p>
          </table:table-cell>
          <table:table-cell office:value-type="float" office:value="0.00148809523809524" calcext:value-type="float">
            <text:p>0.001488095238095</text:p>
          </table:table-cell>
          <table:table-cell office:value-type="float" office:value="0.000977891156462586" calcext:value-type="float">
            <text:p>0.000977891156463</text:p>
          </table:table-cell>
          <table:table-cell office:value-type="float" office:value="0.00041855670056178" calcext:value-type="float">
            <text:p>0.000418556700562</text:p>
          </table:table-cell>
          <table:table-cell office:value-type="float" office:value="0.000457057823129251" calcext:value-type="float">
            <text:p>0.000457057823129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style-name="Default" table:number-columns-repeated="4"/>
          <table:table-cell table:number-columns-repeated="8"/>
          <table:table-cell table:style-name="Default" table:number-columns-repeated="4"/>
          <table:table-cell table:number-columns-repeated="8"/>
          <table:table-cell table:style-name="Default" table:number-columns-repeated="4"/>
          <table:table-cell table:number-columns-repeated="8"/>
          <table:table-cell table:style-name="Default" table:number-columns-repeated="4"/>
          <table:table-cell table:number-columns-repeated="8"/>
          <table:table-cell table:style-name="Default" table:number-columns-repeated="4"/>
          <table:table-cell table:number-columns-repeated="8"/>
          <table:table-cell table:style-name="Default" table:number-columns-repeated="4"/>
          <table:table-cell table:number-columns-repeated="8"/>
          <table:table-cell table:style-name="Default" table:number-columns-repeated="4"/>
          <table:table-cell table:number-columns-repeated="55"/>
        </table:table-row>
        <table:table-row table:style-name="ro1">
          <table:table-cell/>
          <table:table-cell table:style-name="ce4" office:value-type="float" office:value="33.57" calcext:value-type="float">
            <text:p>33.57</text:p>
          </table:table-cell>
          <table:table-cell table:style-name="ce8" office:value-type="float" office:value="67.38" calcext:value-type="float">
            <text:p>67.38</text:p>
          </table:table-cell>
          <table:table-cell table:style-name="ce8" office:value-type="float" office:value="66.19" calcext:value-type="float">
            <text:p>66.19</text:p>
          </table:table-cell>
          <table:table-cell table:style-name="ce8" office:value-type="float" office:value="66.6433333333333" calcext:value-type="float">
            <text:p>66.6433333333333</text:p>
          </table:table-cell>
          <table:table-cell table:style-name="ce13" office:value-type="float" office:value="66.7866666666667" calcext:value-type="float">
            <text:p>66.7866666666667</text:p>
          </table:table-cell>
          <table:table-cell office:value-type="float" office:value="0" calcext:value-type="float">
            <text:p>0</text:p>
          </table:table-cell>
          <table:table-cell office:value-type="float" office:value="0.00174319727891156" calcext:value-type="float">
            <text:p>0.001743197278912</text:p>
          </table:table-cell>
          <table:table-cell office:value-type="float" office:value="0.00136054421768707" calcext:value-type="float">
            <text:p>0.001360544217687</text:p>
          </table:table-cell>
          <table:table-cell office:value-type="float" office:value="0.00038265306122449" calcext:value-type="float">
            <text:p>0.000382653061224</text:p>
          </table:table-cell>
          <table:table-cell office:value-type="float" office:value="0.00031633869286289" calcext:value-type="float">
            <text:p>0.000316338692863</text:p>
          </table:table-cell>
          <table:table-cell office:value-type="float" office:value="0.000435799319727891" calcext:value-type="float">
            <text:p>0.000435799319728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style-name="Default" table:number-columns-repeated="4"/>
          <table:table-cell table:number-columns-repeated="8"/>
          <table:table-cell table:style-name="Default" table:number-columns-repeated="4"/>
          <table:table-cell table:number-columns-repeated="8"/>
          <table:table-cell table:style-name="Default" table:number-columns-repeated="4"/>
          <table:table-cell table:number-columns-repeated="8"/>
          <table:table-cell table:style-name="Default" table:number-columns-repeated="4"/>
          <table:table-cell table:number-columns-repeated="8"/>
          <table:table-cell table:style-name="Default" table:number-columns-repeated="4"/>
          <table:table-cell table:number-columns-repeated="8"/>
          <table:table-cell table:style-name="Default" table:number-columns-repeated="4"/>
          <table:table-cell table:number-columns-repeated="8"/>
          <table:table-cell table:style-name="Default" table:number-columns-repeated="4"/>
          <table:table-cell table:number-columns-repeated="55"/>
        </table:table-row>
        <table:table-row table:style-name="ro1">
          <table:table-cell/>
          <table:table-cell table:style-name="ce4" office:value-type="float" office:value="41.6666666666667" calcext:value-type="float">
            <text:p>41.6666666666667</text:p>
          </table:table-cell>
          <table:table-cell table:style-name="ce8" office:value-type="float" office:value="79.5233333333333" calcext:value-type="float">
            <text:p>79.5233333333333</text:p>
          </table:table-cell>
          <table:table-cell table:style-name="ce8" office:value-type="float" office:value="62.14" calcext:value-type="float">
            <text:p>62.14</text:p>
          </table:table-cell>
          <table:table-cell table:style-name="ce8" office:value-type="float" office:value="67.6733333333333" calcext:value-type="float">
            <text:p>67.6733333333333</text:p>
          </table:table-cell>
          <table:table-cell table:style-name="ce13" office:value-type="float" office:value="70.8333333333333" calcext:value-type="float">
            <text:p>70.8333333333333</text:p>
          </table:table-cell>
          <table:table-cell office:value-type="float" office:value="0" calcext:value-type="float">
            <text:p>0</text:p>
          </table:table-cell>
          <table:table-cell office:value-type="float" office:value="0.00357142857142857" calcext:value-type="float">
            <text:p>0.003571428571429</text:p>
          </table:table-cell>
          <table:table-cell office:value-type="float" office:value="0.0014030612244898" calcext:value-type="float">
            <text:p>0.00140306122449</text:p>
          </table:table-cell>
          <table:table-cell office:value-type="float" office:value="0.00119047619047619" calcext:value-type="float">
            <text:p>0.001190476190476</text:p>
          </table:table-cell>
          <table:table-cell office:value-type="float" office:value="0.000689272207094116" calcext:value-type="float">
            <text:p>0.000689272207094</text:p>
          </table:table-cell>
          <table:table-cell office:value-type="float" office:value="0.000892857142857143" calcext:value-type="float">
            <text:p>0.000892857142857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style-name="Default" table:number-columns-repeated="4"/>
          <table:table-cell table:number-columns-repeated="8"/>
          <table:table-cell table:style-name="Default" table:number-columns-repeated="4"/>
          <table:table-cell table:number-columns-repeated="8"/>
          <table:table-cell table:style-name="Default" table:number-columns-repeated="4"/>
          <table:table-cell table:number-columns-repeated="8"/>
          <table:table-cell table:style-name="Default" table:number-columns-repeated="4"/>
          <table:table-cell table:number-columns-repeated="8"/>
          <table:table-cell table:style-name="Default" table:number-columns-repeated="4"/>
          <table:table-cell table:number-columns-repeated="8"/>
          <table:table-cell table:style-name="Default" table:number-columns-repeated="4"/>
          <table:table-cell table:number-columns-repeated="8"/>
          <table:table-cell table:style-name="Default" table:number-columns-repeated="4"/>
          <table:table-cell table:number-columns-repeated="55"/>
        </table:table-row>
        <table:table-row table:style-name="ro1">
          <table:table-cell/>
          <table:table-cell table:style-name="ce4" office:value-type="float" office:value="35.4733333333333" calcext:value-type="float">
            <text:p>35.4733333333333</text:p>
          </table:table-cell>
          <table:table-cell table:style-name="ce8" office:value-type="float" office:value="71.6666666666667" calcext:value-type="float">
            <text:p>71.6666666666667</text:p>
          </table:table-cell>
          <table:table-cell table:style-name="ce8" office:value-type="float" office:value="63.81" calcext:value-type="float">
            <text:p>63.81</text:p>
          </table:table-cell>
          <table:table-cell table:style-name="ce8" office:value-type="float" office:value="66.4666666666667" calcext:value-type="float">
            <text:p>66.4666666666667</text:p>
          </table:table-cell>
          <table:table-cell table:style-name="ce13" office:value-type="float" office:value="67.74" calcext:value-type="float">
            <text:p>67.74</text:p>
          </table:table-cell>
          <table:table-cell office:value-type="float" office:value="0" calcext:value-type="float">
            <text:p>0</text:p>
          </table:table-cell>
          <table:table-cell office:value-type="float" office:value="0.00476190476190476" calcext:value-type="float">
            <text:p>0.004761904761905</text:p>
          </table:table-cell>
          <table:table-cell office:value-type="float" office:value="0.00199829931972789" calcext:value-type="float">
            <text:p>0.001998299319728</text:p>
          </table:table-cell>
          <table:table-cell office:value-type="float" office:value="0.00106292517006803" calcext:value-type="float">
            <text:p>0.001062925170068</text:p>
          </table:table-cell>
          <table:table-cell office:value-type="float" office:value="0.000965543864879737" calcext:value-type="float">
            <text:p>0.00096554386488</text:p>
          </table:table-cell>
          <table:table-cell office:value-type="float" office:value="0.00119047619047619" calcext:value-type="float">
            <text:p>0.001190476190476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style-name="Default" table:number-columns-repeated="4"/>
          <table:table-cell table:number-columns-repeated="8"/>
          <table:table-cell table:style-name="Default" table:number-columns-repeated="4"/>
          <table:table-cell table:number-columns-repeated="8"/>
          <table:table-cell table:style-name="Default" table:number-columns-repeated="4"/>
          <table:table-cell table:number-columns-repeated="8"/>
          <table:table-cell table:style-name="Default" table:number-columns-repeated="4"/>
          <table:table-cell table:number-columns-repeated="8"/>
          <table:table-cell table:style-name="Default" table:number-columns-repeated="4"/>
          <table:table-cell table:number-columns-repeated="8"/>
          <table:table-cell table:style-name="Default" table:number-columns-repeated="4"/>
          <table:table-cell table:number-columns-repeated="8"/>
          <table:table-cell table:style-name="Default" table:number-columns-repeated="4"/>
          <table:table-cell table:number-columns-repeated="55"/>
        </table:table-row>
        <table:table-row table:style-name="ro1">
          <table:table-cell/>
          <table:table-cell table:style-name="ce4" office:value-type="float" office:value="45.36" calcext:value-type="float">
            <text:p>45.36</text:p>
          </table:table-cell>
          <table:table-cell table:style-name="ce8" office:value-type="float" office:value="78.93" calcext:value-type="float">
            <text:p>78.93</text:p>
          </table:table-cell>
          <table:table-cell table:style-name="ce8" office:value-type="float" office:value="66.43" calcext:value-type="float">
            <text:p>66.43</text:p>
          </table:table-cell>
          <table:table-cell table:style-name="ce8" office:value-type="float" office:value="70.18" calcext:value-type="float">
            <text:p>70.18</text:p>
          </table:table-cell>
          <table:table-cell table:style-name="ce13" office:value-type="float" office:value="72.68" calcext:value-type="float">
            <text:p>72.68</text:p>
          </table:table-cell>
          <table:table-cell office:value-type="float" office:value="0" calcext:value-type="float">
            <text:p>0</text:p>
          </table:table-cell>
          <table:table-cell office:value-type="float" office:value="0.00114795918367347" calcext:value-type="float">
            <text:p>0.001147959183673</text:p>
          </table:table-cell>
          <table:table-cell office:value-type="float" office:value="0.0017219387755102" calcext:value-type="float">
            <text:p>0.00172193877551</text:p>
          </table:table-cell>
          <table:table-cell office:value-type="float" office:value="0.000446428571428572" calcext:value-type="float">
            <text:p>0.000446428571429</text:p>
          </table:table-cell>
          <table:table-cell office:value-type="float" office:value="0.000138842562048433" calcext:value-type="float">
            <text:p>0.000138842562048</text:p>
          </table:table-cell>
          <table:table-cell office:value-type="float" office:value="0.000286989795918367" calcext:value-type="float">
            <text:p>0.000286989795918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style-name="Default" table:number-columns-repeated="4"/>
          <table:table-cell table:number-columns-repeated="8"/>
          <table:table-cell table:style-name="Default" table:number-columns-repeated="4"/>
          <table:table-cell table:number-columns-repeated="8"/>
          <table:table-cell table:style-name="Default" table:number-columns-repeated="4"/>
          <table:table-cell table:number-columns-repeated="8"/>
          <table:table-cell table:style-name="Default" table:number-columns-repeated="4"/>
          <table:table-cell table:number-columns-repeated="8"/>
          <table:table-cell table:style-name="Default" table:number-columns-repeated="4"/>
          <table:table-cell table:number-columns-repeated="8"/>
          <table:table-cell table:style-name="Default" table:number-columns-repeated="4"/>
          <table:table-cell table:number-columns-repeated="8"/>
          <table:table-cell table:style-name="Default" table:number-columns-repeated="4"/>
          <table:table-cell table:number-columns-repeated="55"/>
        </table:table-row>
        <table:table-row table:style-name="ro1">
          <table:table-cell office:value-type="string" calcext:value-type="string">
            <text:p>best</text:p>
          </table:table-cell>
          <table:table-cell table:style-name="ce4" office:value-type="float" office:value="48.215" calcext:value-type="float">
            <text:p>48.215</text:p>
          </table:table-cell>
          <table:table-cell table:style-name="ce8" office:value-type="float" office:value="80.36" calcext:value-type="float">
            <text:p>80.36</text:p>
          </table:table-cell>
          <table:table-cell table:style-name="ce8" office:value-type="float" office:value="67.86" calcext:value-type="float">
            <text:p>67.86</text:p>
          </table:table-cell>
          <table:table-cell table:style-name="ce8" office:value-type="float" office:value="71.47" calcext:value-type="float">
            <text:p>71.47</text:p>
          </table:table-cell>
          <table:table-cell table:style-name="ce13" office:value-type="float" office:value="74.11" calcext:value-type="float">
            <text:p>74.11</text:p>
          </table:table-cell>
          <table:table-cell office:value-type="float" office:value="0" calcext:value-type="float">
            <text:p>0</text:p>
          </table:table-cell>
          <table:table-cell office:value-type="float" office:value="0.00197704081632653" calcext:value-type="float">
            <text:p>0.001977040816327</text:p>
          </table:table-cell>
          <table:table-cell office:value-type="float" office:value="0.00184948979591837" calcext:value-type="float">
            <text:p>0.001849489795918</text:p>
          </table:table-cell>
          <table:table-cell office:value-type="float" office:value="0.00102040816326531" calcext:value-type="float">
            <text:p>0.001020408163265</text:p>
          </table:table-cell>
          <table:table-cell office:value-type="float" office:value="0.000416187719923339" calcext:value-type="float">
            <text:p>0.000416187719923</text:p>
          </table:table-cell>
          <table:table-cell office:value-type="float" office:value="0.000494260204081633" calcext:value-type="float">
            <text:p>0.000494260204082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style-name="Default" table:number-columns-repeated="4"/>
          <table:table-cell table:number-columns-repeated="8"/>
          <table:table-cell table:style-name="Default" table:number-columns-repeated="4"/>
          <table:table-cell table:number-columns-repeated="8"/>
          <table:table-cell table:style-name="Default" table:number-columns-repeated="4"/>
          <table:table-cell table:number-columns-repeated="8"/>
          <table:table-cell table:style-name="Default" table:number-columns-repeated="4"/>
          <table:table-cell table:number-columns-repeated="8"/>
          <table:table-cell table:style-name="Default" table:number-columns-repeated="4"/>
          <table:table-cell table:number-columns-repeated="8"/>
          <table:table-cell table:style-name="Default" table:number-columns-repeated="4"/>
          <table:table-cell table:number-columns-repeated="8"/>
          <table:table-cell table:style-name="Default" table:number-columns-repeated="4"/>
          <table:table-cell table:number-columns-repeated="55"/>
        </table:table-row>
        <table:table-row table:style-name="ro1">
          <table:table-cell/>
          <table:table-cell table:style-name="ce4" office:value-type="float" office:value="34.0466666666667" calcext:value-type="float">
            <text:p>34.0466666666667</text:p>
          </table:table-cell>
          <table:table-cell table:style-name="ce8" office:value-type="float" office:value="68.3366666666667" calcext:value-type="float">
            <text:p>68.3366666666667</text:p>
          </table:table-cell>
          <table:table-cell table:style-name="ce8" office:value-type="float" office:value="65.7133333333333" calcext:value-type="float">
            <text:p>65.7133333333333</text:p>
          </table:table-cell>
          <table:table-cell table:style-name="ce8" office:value-type="float" office:value="66.5933333333333" calcext:value-type="float">
            <text:p>66.5933333333333</text:p>
          </table:table-cell>
          <table:table-cell table:style-name="ce13" office:value-type="float" office:value="67.0233333333333" calcext:value-type="float">
            <text:p>67.0233333333333</text:p>
          </table:table-cell>
          <table:table-cell office:value-type="float" office:value="0" calcext:value-type="float">
            <text:p>0</text:p>
          </table:table-cell>
          <table:table-cell office:value-type="float" office:value="0.00374149659863945" calcext:value-type="float">
            <text:p>0.003741496598639</text:p>
          </table:table-cell>
          <table:table-cell office:value-type="float" office:value="0.00212585034013606" calcext:value-type="float">
            <text:p>0.002125850340136</text:p>
          </table:table-cell>
          <table:table-cell office:value-type="float" office:value="0.0024234693877551" calcext:value-type="float">
            <text:p>0.002423469387755</text:p>
          </table:table-cell>
          <table:table-cell office:value-type="float" office:value="0.0011159165147517" calcext:value-type="float">
            <text:p>0.001115916514752</text:p>
          </table:table-cell>
          <table:table-cell office:value-type="float" office:value="0.000935374149659864" calcext:value-type="float">
            <text:p>0.00093537414966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style-name="Default" table:number-columns-repeated="4"/>
          <table:table-cell table:number-columns-repeated="8"/>
          <table:table-cell table:style-name="Default" table:number-columns-repeated="4"/>
          <table:table-cell table:number-columns-repeated="8"/>
          <table:table-cell table:style-name="Default" table:number-columns-repeated="4"/>
          <table:table-cell table:number-columns-repeated="8"/>
          <table:table-cell table:style-name="Default" table:number-columns-repeated="4"/>
          <table:table-cell table:number-columns-repeated="8"/>
          <table:table-cell table:style-name="Default" table:number-columns-repeated="4"/>
          <table:table-cell table:number-columns-repeated="8"/>
          <table:table-cell table:style-name="Default" table:number-columns-repeated="4"/>
          <table:table-cell table:number-columns-repeated="8"/>
          <table:table-cell table:style-name="Default" table:number-columns-repeated="4"/>
          <table:table-cell table:number-columns-repeated="55"/>
        </table:table-row>
        <table:table-row table:style-name="ro1">
          <table:table-cell/>
          <table:table-cell table:style-name="ce4" office:value-type="float" office:value="35" calcext:value-type="float">
            <text:p>35</text:p>
          </table:table-cell>
          <table:table-cell table:style-name="ce8" office:value-type="float" office:value="67.1433333333333" calcext:value-type="float">
            <text:p>67.1433333333333</text:p>
          </table:table-cell>
          <table:table-cell table:style-name="ce8" office:value-type="float" office:value="67.8566666666667" calcext:value-type="float">
            <text:p>67.8566666666667</text:p>
          </table:table-cell>
          <table:table-cell table:style-name="ce8" office:value-type="float" office:value="67.82" calcext:value-type="float">
            <text:p>67.82</text:p>
          </table:table-cell>
          <table:table-cell table:style-name="ce13" office:value-type="float" office:value="67.5" calcext:value-type="float">
            <text:p>67.5</text:p>
          </table:table-cell>
          <table:table-cell office:value-type="float" office:value="0" calcext:value-type="float">
            <text:p>0</text:p>
          </table:table-cell>
          <table:table-cell office:value-type="float" office:value="0.00165816326530612" calcext:value-type="float">
            <text:p>0.001658163265306</text:p>
          </table:table-cell>
          <table:table-cell office:value-type="float" office:value="0.0024234693877551" calcext:value-type="float">
            <text:p>0.002423469387755</text:p>
          </table:table-cell>
          <table:table-cell office:value-type="float" office:value="0.00102040816326531" calcext:value-type="float">
            <text:p>0.001020408163265</text:p>
          </table:table-cell>
          <table:table-cell office:value-type="float" office:value="0.000337070367177234" calcext:value-type="float">
            <text:p>0.000337070367177</text:p>
          </table:table-cell>
          <table:table-cell office:value-type="float" office:value="0.000414540816326531" calcext:value-type="float">
            <text:p>0.000414540816327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style-name="Default" table:number-columns-repeated="4"/>
          <table:table-cell table:number-columns-repeated="8"/>
          <table:table-cell table:style-name="Default" table:number-columns-repeated="4"/>
          <table:table-cell table:number-columns-repeated="8"/>
          <table:table-cell table:style-name="Default" table:number-columns-repeated="4"/>
          <table:table-cell table:number-columns-repeated="8"/>
          <table:table-cell table:style-name="Default" table:number-columns-repeated="4"/>
          <table:table-cell table:number-columns-repeated="8"/>
          <table:table-cell table:style-name="Default" table:number-columns-repeated="4"/>
          <table:table-cell table:number-columns-repeated="79"/>
        </table:table-row>
        <table:table-row table:style-name="ro1">
          <table:table-cell/>
          <table:table-cell table:style-name="ce4" office:value-type="float" office:value="32.1433333333333" calcext:value-type="float">
            <text:p>32.1433333333333</text:p>
          </table:table-cell>
          <table:table-cell table:style-name="ce8" office:value-type="float" office:value="65.4733333333333" calcext:value-type="float">
            <text:p>65.4733333333333</text:p>
          </table:table-cell>
          <table:table-cell table:style-name="ce8" office:value-type="float" office:value="66.6666666666667" calcext:value-type="float">
            <text:p>66.6666666666667</text:p>
          </table:table-cell>
          <table:table-cell table:style-name="ce8" office:value-type="float" office:value="66.5733333333333" calcext:value-type="float">
            <text:p>66.5733333333333</text:p>
          </table:table-cell>
          <table:table-cell table:style-name="ce13" office:value-type="float" office:value="66.07" calcext:value-type="float">
            <text:p>66.07</text:p>
          </table:table-cell>
          <table:table-cell office:value-type="float" office:value="0" calcext:value-type="float">
            <text:p>0</text:p>
          </table:table-cell>
          <table:table-cell office:value-type="float" office:value="0.00272108843537415" calcext:value-type="float">
            <text:p>0.002721088435374</text:p>
          </table:table-cell>
          <table:table-cell office:value-type="float" office:value="0.000977891156462586" calcext:value-type="float">
            <text:p>0.000977891156463</text:p>
          </table:table-cell>
          <table:table-cell office:value-type="float" office:value="0.00289115646258504" calcext:value-type="float">
            <text:p>0.002891156462585</text:p>
          </table:table-cell>
          <table:table-cell office:value-type="float" office:value="0.000979423952570783" calcext:value-type="float">
            <text:p>0.000979423952571</text:p>
          </table:table-cell>
          <table:table-cell office:value-type="float" office:value="0.000680272108843538" calcext:value-type="float">
            <text:p>0.000680272108844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style-name="Default" table:number-columns-repeated="4"/>
          <table:table-cell table:number-columns-repeated="8"/>
          <table:table-cell table:style-name="Default" table:number-columns-repeated="4"/>
          <table:table-cell table:number-columns-repeated="8"/>
          <table:table-cell table:style-name="Default" table:number-columns-repeated="4"/>
          <table:table-cell table:number-columns-repeated="8"/>
          <table:table-cell table:style-name="Default" table:number-columns-repeated="4"/>
          <table:table-cell table:number-columns-repeated="8"/>
          <table:table-cell table:style-name="Default" table:number-columns-repeated="4"/>
          <table:table-cell table:number-columns-repeated="79"/>
        </table:table-row>
        <table:table-row table:style-name="ro1">
          <table:table-cell/>
          <table:table-cell table:style-name="ce4" office:value-type="float" office:value="38.8066666666667" calcext:value-type="float">
            <text:p>38.8066666666667</text:p>
          </table:table-cell>
          <table:table-cell table:style-name="ce8" office:value-type="float" office:value="77.62" calcext:value-type="float">
            <text:p>77.62</text:p>
          </table:table-cell>
          <table:table-cell table:style-name="ce8" office:value-type="float" office:value="61.1933333333333" calcext:value-type="float">
            <text:p>61.1933333333333</text:p>
          </table:table-cell>
          <table:table-cell table:style-name="ce8" office:value-type="float" office:value="66.67" calcext:value-type="float">
            <text:p>66.67</text:p>
          </table:table-cell>
          <table:table-cell table:style-name="ce13" office:value-type="float" office:value="69.4066666666667" calcext:value-type="float">
            <text:p>69.4066666666667</text:p>
          </table:table-cell>
          <table:table-cell office:value-type="float" office:value="0" calcext:value-type="float">
            <text:p>0</text:p>
          </table:table-cell>
          <table:table-cell office:value-type="float" office:value="0.00293367346938775" calcext:value-type="float">
            <text:p>0.002933673469388</text:p>
          </table:table-cell>
          <table:table-cell office:value-type="float" office:value="0.00216836734693877" calcext:value-type="float">
            <text:p>0.002168367346939</text:p>
          </table:table-cell>
          <table:table-cell office:value-type="float" office:value="0.00148809523809524" calcext:value-type="float">
            <text:p>0.001488095238095</text:p>
          </table:table-cell>
          <table:table-cell office:value-type="float" office:value="0.0005219556158947" calcext:value-type="float">
            <text:p>0.000521955615895</text:p>
          </table:table-cell>
          <table:table-cell office:value-type="float" office:value="0.000733418367346938" calcext:value-type="float">
            <text:p>0.000733418367347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style-name="Default" table:number-columns-repeated="4"/>
          <table:table-cell table:number-columns-repeated="8"/>
          <table:table-cell table:style-name="Default" table:number-columns-repeated="4"/>
          <table:table-cell table:number-columns-repeated="8"/>
          <table:table-cell table:style-name="Default" table:number-columns-repeated="4"/>
          <table:table-cell table:number-columns-repeated="8"/>
          <table:table-cell table:style-name="Default" table:number-columns-repeated="4"/>
          <table:table-cell table:number-columns-repeated="8"/>
          <table:table-cell table:style-name="Default" table:number-columns-repeated="4"/>
          <table:table-cell table:number-columns-repeated="79"/>
        </table:table-row>
        <table:table-row table:style-name="ro1">
          <table:table-cell/>
          <table:table-cell table:style-name="ce4" office:value-type="float" office:value="35.7133333333333" calcext:value-type="float">
            <text:p>35.7133333333333</text:p>
          </table:table-cell>
          <table:table-cell table:style-name="ce8" office:value-type="float" office:value="70.7133333333333" calcext:value-type="float">
            <text:p>70.7133333333333</text:p>
          </table:table-cell>
          <table:table-cell table:style-name="ce8" office:value-type="float" office:value="65" calcext:value-type="float">
            <text:p>65</text:p>
          </table:table-cell>
          <table:table-cell table:style-name="ce8" office:value-type="float" office:value="66.93" calcext:value-type="float">
            <text:p>66.93</text:p>
          </table:table-cell>
          <table:table-cell table:style-name="ce13" office:value-type="float" office:value="67.8566666666667" calcext:value-type="float">
            <text:p>67.8566666666667</text:p>
          </table:table-cell>
          <table:table-cell office:value-type="float" office:value="0" calcext:value-type="float">
            <text:p>0</text:p>
          </table:table-cell>
          <table:table-cell office:value-type="float" office:value="0.00306122448979592" calcext:value-type="float">
            <text:p>0.003061224489796</text:p>
          </table:table-cell>
          <table:table-cell office:value-type="float" office:value="0.00191326530612245" calcext:value-type="float">
            <text:p>0.001913265306122</text:p>
          </table:table-cell>
          <table:table-cell office:value-type="float" office:value="0.00255102040816327" calcext:value-type="float">
            <text:p>0.002551020408163</text:p>
          </table:table-cell>
          <table:table-cell office:value-type="float" office:value="0.000924565126966071" calcext:value-type="float">
            <text:p>0.000924565126966</text:p>
          </table:table-cell>
          <table:table-cell office:value-type="float" office:value="0.00076530612244898" calcext:value-type="float">
            <text:p>0.000765306122449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style-name="Default" table:number-columns-repeated="4"/>
          <table:table-cell table:number-columns-repeated="8"/>
          <table:table-cell table:style-name="Default" table:number-columns-repeated="4"/>
          <table:table-cell table:number-columns-repeated="8"/>
          <table:table-cell table:style-name="Default" table:number-columns-repeated="4"/>
          <table:table-cell table:number-columns-repeated="8"/>
          <table:table-cell table:style-name="Default" table:number-columns-repeated="4"/>
          <table:table-cell table:number-columns-repeated="8"/>
          <table:table-cell table:style-name="Default" table:number-columns-repeated="4"/>
          <table:table-cell table:number-columns-repeated="79"/>
        </table:table-row>
        <table:table-row table:style-name="ro1">
          <table:table-cell/>
          <table:table-cell table:style-name="ce4" office:value-type="float" office:value="43.93" calcext:value-type="float">
            <text:p>43.93</text:p>
          </table:table-cell>
          <table:table-cell table:style-name="ce8" office:value-type="float" office:value="78.57" calcext:value-type="float">
            <text:p>78.57</text:p>
          </table:table-cell>
          <table:table-cell table:style-name="ce8" office:value-type="float" office:value="65.36" calcext:value-type="float">
            <text:p>65.36</text:p>
          </table:table-cell>
          <table:table-cell table:style-name="ce8" office:value-type="float" office:value="69.435" calcext:value-type="float">
            <text:p>69.435</text:p>
          </table:table-cell>
          <table:table-cell table:style-name="ce13" office:value-type="float" office:value="71.965" calcext:value-type="float">
            <text:p>71.965</text:p>
          </table:table-cell>
          <table:table-cell office:value-type="float" office:value="0" calcext:value-type="float">
            <text:p>0</text:p>
          </table:table-cell>
          <table:table-cell office:value-type="float" office:value="0.00274234693877551" calcext:value-type="float">
            <text:p>0.002742346938776</text:p>
          </table:table-cell>
          <table:table-cell office:value-type="float" office:value="0.00261479591836735" calcext:value-type="float">
            <text:p>0.002614795918367</text:p>
          </table:table-cell>
          <table:table-cell office:value-type="float" office:value="0.00146683673469388" calcext:value-type="float">
            <text:p>0.001466836734694</text:p>
          </table:table-cell>
          <table:table-cell office:value-type="float" office:value="0.00044924331041155" calcext:value-type="float">
            <text:p>0.000449243310412</text:p>
          </table:table-cell>
          <table:table-cell office:value-type="float" office:value="0.000685586734693877" calcext:value-type="float">
            <text:p>0.000685586734694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style-name="Default" table:number-columns-repeated="4"/>
          <table:table-cell table:number-columns-repeated="8"/>
          <table:table-cell table:style-name="Default" table:number-columns-repeated="4"/>
          <table:table-cell table:number-columns-repeated="8"/>
          <table:table-cell table:style-name="Default" table:number-columns-repeated="4"/>
          <table:table-cell table:number-columns-repeated="8"/>
          <table:table-cell table:style-name="Default" table:number-columns-repeated="4"/>
          <table:table-cell table:number-columns-repeated="8"/>
          <table:table-cell table:style-name="Default" table:number-columns-repeated="4"/>
          <table:table-cell table:number-columns-repeated="79"/>
        </table:table-row>
        <table:table-row table:style-name="ro1">
          <table:table-cell/>
          <table:table-cell table:style-name="ce4" office:value-type="float" office:value="42.5" calcext:value-type="float">
            <text:p>42.5</text:p>
          </table:table-cell>
          <table:table-cell table:style-name="ce8" office:value-type="float" office:value="76.43" calcext:value-type="float">
            <text:p>76.43</text:p>
          </table:table-cell>
          <table:table-cell table:style-name="ce8" office:value-type="float" office:value="66.075" calcext:value-type="float">
            <text:p>66.075</text:p>
          </table:table-cell>
          <table:table-cell table:style-name="ce8" office:value-type="float" office:value="69.28" calcext:value-type="float">
            <text:p>69.28</text:p>
          </table:table-cell>
          <table:table-cell table:style-name="ce13" office:value-type="float" office:value="71.25" calcext:value-type="float">
            <text:p>71.25</text:p>
          </table:table-cell>
          <table:table-cell office:value-type="float" office:value="0" calcext:value-type="float">
            <text:p>0</text:p>
          </table:table-cell>
          <table:table-cell office:value-type="float" office:value="0.0014030612244898" calcext:value-type="float">
            <text:p>0.00140306122449</text:p>
          </table:table-cell>
          <table:table-cell office:value-type="float" office:value="0.00267857142857143" calcext:value-type="float">
            <text:p>0.002678571428571</text:p>
          </table:table-cell>
          <table:table-cell office:value-type="float" office:value="0.000637755102040817" calcext:value-type="float">
            <text:p>0.000637755102041</text:p>
          </table:table-cell>
          <table:table-cell office:value-type="float" office:value="0.000120607295609179" calcext:value-type="float">
            <text:p>0.000120607295609</text:p>
          </table:table-cell>
          <table:table-cell office:value-type="float" office:value="0.000350765306122449" calcext:value-type="float">
            <text:p>0.000350765306122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style-name="Default" table:number-columns-repeated="4"/>
          <table:table-cell table:number-columns-repeated="8"/>
          <table:table-cell table:style-name="Default" table:number-columns-repeated="4"/>
          <table:table-cell table:number-columns-repeated="8"/>
          <table:table-cell table:style-name="Default" table:number-columns-repeated="4"/>
          <table:table-cell table:number-columns-repeated="8"/>
          <table:table-cell table:style-name="Default" table:number-columns-repeated="4"/>
          <table:table-cell table:number-columns-repeated="8"/>
          <table:table-cell table:style-name="Default" table:number-columns-repeated="4"/>
          <table:table-cell table:number-columns-repeated="79"/>
        </table:table-row>
        <table:table-row table:style-name="ro1">
          <table:table-cell/>
          <table:table-cell table:style-name="ce4" office:value-type="float" office:value="34.2833333333333" calcext:value-type="float">
            <text:p>34.2833333333333</text:p>
          </table:table-cell>
          <table:table-cell table:style-name="ce8" office:value-type="float" office:value="69.2866666666667" calcext:value-type="float">
            <text:p>69.2866666666667</text:p>
          </table:table-cell>
          <table:table-cell table:style-name="ce8" office:value-type="float" office:value="65" calcext:value-type="float">
            <text:p>65</text:p>
          </table:table-cell>
          <table:table-cell table:style-name="ce8" office:value-type="float" office:value="66.5233333333333" calcext:value-type="float">
            <text:p>66.5233333333333</text:p>
          </table:table-cell>
          <table:table-cell table:style-name="ce13" office:value-type="float" office:value="67.1433333333333" calcext:value-type="float">
            <text:p>67.1433333333333</text:p>
          </table:table-cell>
          <table:table-cell office:value-type="float" office:value="0" calcext:value-type="float">
            <text:p>0</text:p>
          </table:table-cell>
          <table:table-cell office:value-type="float" office:value="0.00301870748299319" calcext:value-type="float">
            <text:p>0.003018707482993</text:p>
          </table:table-cell>
          <table:table-cell office:value-type="float" office:value="0.00289115646258503" calcext:value-type="float">
            <text:p>0.002891156462585</text:p>
          </table:table-cell>
          <table:table-cell office:value-type="float" office:value="0.00123299319727891" calcext:value-type="float">
            <text:p>0.001232993197279</text:p>
          </table:table-cell>
          <table:table-cell office:value-type="float" office:value="0.000628859970053617" calcext:value-type="float">
            <text:p>0.000628859970054</text:p>
          </table:table-cell>
          <table:table-cell office:value-type="float" office:value="0.000754676870748297" calcext:value-type="float">
            <text:p>0.000754676870748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style-name="Default" table:number-columns-repeated="4"/>
          <table:table-cell table:number-columns-repeated="8"/>
          <table:table-cell table:style-name="Default" table:number-columns-repeated="4"/>
          <table:table-cell table:number-columns-repeated="8"/>
          <table:table-cell table:style-name="Default" table:number-columns-repeated="4"/>
          <table:table-cell table:number-columns-repeated="8"/>
          <table:table-cell table:style-name="Default" table:number-columns-repeated="4"/>
          <table:table-cell table:number-columns-repeated="8"/>
          <table:table-cell table:style-name="Default" table:number-columns-repeated="4"/>
          <table:table-cell table:number-columns-repeated="79"/>
        </table:table-row>
        <table:table-row table:style-name="ro1">
          <table:table-cell/>
          <table:table-cell table:style-name="ce4" office:value-type="float" office:value="35.95" calcext:value-type="float">
            <text:p>35.95</text:p>
          </table:table-cell>
          <table:table-cell table:style-name="ce8" office:value-type="float" office:value="66.9033333333333" calcext:value-type="float">
            <text:p>66.9033333333333</text:p>
          </table:table-cell>
          <table:table-cell table:style-name="ce8" office:value-type="float" office:value="69.0466666666667" calcext:value-type="float">
            <text:p>69.0466666666667</text:p>
          </table:table-cell>
          <table:table-cell table:style-name="ce8" office:value-type="float" office:value="68.35" calcext:value-type="float">
            <text:p>68.35</text:p>
          </table:table-cell>
          <table:table-cell table:style-name="ce13" office:value-type="float" office:value="67.9766666666667" calcext:value-type="float">
            <text:p>67.9766666666667</text:p>
          </table:table-cell>
          <table:table-cell office:value-type="float" office:value="0" calcext:value-type="float">
            <text:p>0</text:p>
          </table:table-cell>
          <table:table-cell office:value-type="float" office:value="0.00225340136054421" calcext:value-type="float">
            <text:p>0.002253401360544</text:p>
          </table:table-cell>
          <table:table-cell office:value-type="float" office:value="0.00289115646258504" calcext:value-type="float">
            <text:p>0.002891156462585</text:p>
          </table:table-cell>
          <table:table-cell office:value-type="float" office:value="0.000722789115646258" calcext:value-type="float">
            <text:p>0.000722789115646</text:p>
          </table:table-cell>
          <table:table-cell office:value-type="float" office:value="0.000366971668363206" calcext:value-type="float">
            <text:p>0.000366971668363</text:p>
          </table:table-cell>
          <table:table-cell office:value-type="float" office:value="0.000563350340136054" calcext:value-type="float">
            <text:p>0.000563350340136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style-name="Default" table:number-columns-repeated="4"/>
          <table:table-cell table:number-columns-repeated="8"/>
          <table:table-cell table:style-name="Default" table:number-columns-repeated="4"/>
          <table:table-cell table:number-columns-repeated="8"/>
          <table:table-cell table:style-name="Default" table:number-columns-repeated="4"/>
          <table:table-cell table:number-columns-repeated="8"/>
          <table:table-cell table:style-name="Default" table:number-columns-repeated="4"/>
          <table:table-cell table:number-columns-repeated="8"/>
          <table:table-cell table:style-name="Default" table:number-columns-repeated="4"/>
          <table:table-cell table:number-columns-repeated="79"/>
        </table:table-row>
        <table:table-row table:style-name="ro1">
          <table:table-cell/>
          <table:table-cell table:style-name="ce4" office:value-type="float" office:value="34.0466666666667" calcext:value-type="float">
            <text:p>34.0466666666667</text:p>
          </table:table-cell>
          <table:table-cell table:style-name="ce8" office:value-type="float" office:value="66.43" calcext:value-type="float">
            <text:p>66.43</text:p>
          </table:table-cell>
          <table:table-cell table:style-name="ce8" office:value-type="float" office:value="67.6166666666667" calcext:value-type="float">
            <text:p>67.6166666666667</text:p>
          </table:table-cell>
          <table:table-cell table:style-name="ce8" office:value-type="float" office:value="67.2033333333333" calcext:value-type="float">
            <text:p>67.2033333333333</text:p>
          </table:table-cell>
          <table:table-cell table:style-name="ce13" office:value-type="float" office:value="67.0266666666667" calcext:value-type="float">
            <text:p>67.0266666666667</text:p>
          </table:table-cell>
          <table:table-cell office:value-type="float" office:value="0" calcext:value-type="float">
            <text:p>0</text:p>
          </table:table-cell>
          <table:table-cell office:value-type="float" office:value="0.00739795918367347" calcext:value-type="float">
            <text:p>0.007397959183673</text:p>
          </table:table-cell>
          <table:table-cell office:value-type="float" office:value="0.00327380952380952" calcext:value-type="float">
            <text:p>0.00327380952381</text:p>
          </table:table-cell>
          <table:table-cell office:value-type="float" office:value="0.0014030612244898" calcext:value-type="float">
            <text:p>0.00140306122449</text:p>
          </table:table-cell>
          <table:table-cell office:value-type="float" office:value="0.00160469544330881" calcext:value-type="float">
            <text:p>0.001604695443309</text:p>
          </table:table-cell>
          <table:table-cell office:value-type="float" office:value="0.00184948979591837" calcext:value-type="float">
            <text:p>0.001849489795918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style-name="Default" table:number-columns-repeated="4"/>
          <table:table-cell table:number-columns-repeated="8"/>
          <table:table-cell table:style-name="Default" table:number-columns-repeated="4"/>
          <table:table-cell table:number-columns-repeated="8"/>
          <table:table-cell table:style-name="Default" table:number-columns-repeated="4"/>
          <table:table-cell table:number-columns-repeated="8"/>
          <table:table-cell table:style-name="Default" table:number-columns-repeated="4"/>
          <table:table-cell table:number-columns-repeated="8"/>
          <table:table-cell table:style-name="Default" table:number-columns-repeated="4"/>
          <table:table-cell table:number-columns-repeated="79"/>
        </table:table-row>
        <table:table-row table:style-name="ro1">
          <table:table-cell/>
          <table:table-cell table:style-name="ce4" office:value-type="float" office:value="39.76" calcext:value-type="float">
            <text:p>39.76</text:p>
          </table:table-cell>
          <table:table-cell table:style-name="ce8" office:value-type="float" office:value="79.5233333333333" calcext:value-type="float">
            <text:p>79.5233333333333</text:p>
          </table:table-cell>
          <table:table-cell table:style-name="ce8" office:value-type="float" office:value="60.24" calcext:value-type="float">
            <text:p>60.24</text:p>
          </table:table-cell>
          <table:table-cell table:style-name="ce8" office:value-type="float" office:value="66.8266666666667" calcext:value-type="float">
            <text:p>66.8266666666667</text:p>
          </table:table-cell>
          <table:table-cell table:style-name="ce13" office:value-type="float" office:value="69.88" calcext:value-type="float">
            <text:p>69.88</text:p>
          </table:table-cell>
          <table:table-cell office:value-type="float" office:value="0" calcext:value-type="float">
            <text:p>0</text:p>
          </table:table-cell>
          <table:table-cell office:value-type="float" office:value="0.00229591836734694" calcext:value-type="float">
            <text:p>0.002295918367347</text:p>
          </table:table-cell>
          <table:table-cell office:value-type="float" office:value="0.00187074829931973" calcext:value-type="float">
            <text:p>0.00187074829932</text:p>
          </table:table-cell>
          <table:table-cell office:value-type="float" office:value="0.00229591836734694" calcext:value-type="float">
            <text:p>0.002295918367347</text:p>
          </table:table-cell>
          <table:table-cell office:value-type="float" office:value="0.000548310478569172" calcext:value-type="float">
            <text:p>0.000548310478569</text:p>
          </table:table-cell>
          <table:table-cell office:value-type="float" office:value="0.000573979591836735" calcext:value-type="float">
            <text:p>0.000573979591837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style-name="Default" table:number-columns-repeated="4"/>
          <table:table-cell table:number-columns-repeated="8"/>
          <table:table-cell table:style-name="Default" table:number-columns-repeated="4"/>
          <table:table-cell table:number-columns-repeated="8"/>
          <table:table-cell table:style-name="Default" table:number-columns-repeated="4"/>
          <table:table-cell table:number-columns-repeated="8"/>
          <table:table-cell table:style-name="Default" table:number-columns-repeated="4"/>
          <table:table-cell table:number-columns-repeated="8"/>
          <table:table-cell table:style-name="Default" table:number-columns-repeated="4"/>
          <table:table-cell table:number-columns-repeated="79"/>
        </table:table-row>
        <table:table-row table:style-name="ro1">
          <table:table-cell/>
          <table:table-cell table:style-name="ce4" office:value-type="float" office:value="38.3333333333333" calcext:value-type="float">
            <text:p>38.3333333333333</text:p>
          </table:table-cell>
          <table:table-cell table:style-name="ce8" office:value-type="float" office:value="74.0466666666667" calcext:value-type="float">
            <text:p>74.0466666666667</text:p>
          </table:table-cell>
          <table:table-cell table:style-name="ce8" office:value-type="float" office:value="64.2866666666667" calcext:value-type="float">
            <text:p>64.2866666666667</text:p>
          </table:table-cell>
          <table:table-cell table:style-name="ce8" office:value-type="float" office:value="67.4933333333333" calcext:value-type="float">
            <text:p>67.4933333333333</text:p>
          </table:table-cell>
          <table:table-cell table:style-name="ce13" office:value-type="float" office:value="69.1666666666667" calcext:value-type="float">
            <text:p>69.1666666666667</text:p>
          </table:table-cell>
          <table:table-cell office:value-type="float" office:value="0" calcext:value-type="float">
            <text:p>0</text:p>
          </table:table-cell>
          <table:table-cell office:value-type="float" office:value="0.00374149659863945" calcext:value-type="float">
            <text:p>0.003741496598639</text:p>
          </table:table-cell>
          <table:table-cell office:value-type="float" office:value="0.00204081632653061" calcext:value-type="float">
            <text:p>0.002040816326531</text:p>
          </table:table-cell>
          <table:table-cell office:value-type="float" office:value="0.00165816326530612" calcext:value-type="float">
            <text:p>0.001658163265306</text:p>
          </table:table-cell>
          <table:table-cell office:value-type="float" office:value="0.000869580236014232" calcext:value-type="float">
            <text:p>0.000869580236014</text:p>
          </table:table-cell>
          <table:table-cell office:value-type="float" office:value="0.000935374149659864" calcext:value-type="float">
            <text:p>0.00093537414966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style-name="Default" table:number-columns-repeated="4"/>
          <table:table-cell table:number-columns-repeated="8"/>
          <table:table-cell table:style-name="Default" table:number-columns-repeated="4"/>
          <table:table-cell table:number-columns-repeated="8"/>
          <table:table-cell table:style-name="Default" table:number-columns-repeated="4"/>
          <table:table-cell table:number-columns-repeated="8"/>
          <table:table-cell table:style-name="Default" table:number-columns-repeated="4"/>
          <table:table-cell table:number-columns-repeated="8"/>
          <table:table-cell table:style-name="Default" table:number-columns-repeated="4"/>
          <table:table-cell table:number-columns-repeated="79"/>
        </table:table-row>
        <table:table-row table:style-name="ro1">
          <table:table-cell/>
          <table:table-cell table:style-name="ce4" office:value-type="float" office:value="45" calcext:value-type="float">
            <text:p>45</text:p>
          </table:table-cell>
          <table:table-cell table:style-name="ce8" office:value-type="float" office:value="79.645" calcext:value-type="float">
            <text:p>79.645</text:p>
          </table:table-cell>
          <table:table-cell table:style-name="ce8" office:value-type="float" office:value="65.36" calcext:value-type="float">
            <text:p>65.36</text:p>
          </table:table-cell>
          <table:table-cell table:style-name="ce8" office:value-type="float" office:value="69.76" calcext:value-type="float">
            <text:p>69.76</text:p>
          </table:table-cell>
          <table:table-cell table:style-name="ce13" office:value-type="float" office:value="72.5" calcext:value-type="float">
            <text:p>72.5</text:p>
          </table:table-cell>
          <table:table-cell office:value-type="float" office:value="0" calcext:value-type="float">
            <text:p>0</text:p>
          </table:table-cell>
          <table:table-cell office:value-type="float" office:value="0.00191326530612245" calcext:value-type="float">
            <text:p>0.001913265306122</text:p>
          </table:table-cell>
          <table:table-cell office:value-type="float" office:value="0.00191326530612245" calcext:value-type="float">
            <text:p>0.001913265306122</text:p>
          </table:table-cell>
          <table:table-cell office:value-type="float" office:value="0.00146683673469388" calcext:value-type="float">
            <text:p>0.001466836734694</text:p>
          </table:table-cell>
          <table:table-cell office:value-type="float" office:value="0.000441037998888553" calcext:value-type="float">
            <text:p>0.000441037998889</text:p>
          </table:table-cell>
          <table:table-cell office:value-type="float" office:value="0.000478316326530612" calcext:value-type="float">
            <text:p>0.000478316326531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style-name="Default" table:number-columns-repeated="4"/>
          <table:table-cell table:number-columns-repeated="8"/>
          <table:table-cell table:style-name="Default" table:number-columns-repeated="4"/>
          <table:table-cell table:number-columns-repeated="8"/>
          <table:table-cell table:style-name="Default" table:number-columns-repeated="4"/>
          <table:table-cell table:number-columns-repeated="8"/>
          <table:table-cell table:style-name="Default" table:number-columns-repeated="4"/>
          <table:table-cell table:number-columns-repeated="8"/>
          <table:table-cell table:style-name="Default" table:number-columns-repeated="4"/>
          <table:table-cell table:number-columns-repeated="79"/>
        </table:table-row>
        <table:table-row table:style-name="ro1">
          <table:table-cell/>
          <table:table-cell table:style-name="ce4" office:value-type="float" office:value="45.355" calcext:value-type="float">
            <text:p>45.355</text:p>
          </table:table-cell>
          <table:table-cell table:style-name="ce8" office:value-type="float" office:value="77.855" calcext:value-type="float">
            <text:p>77.855</text:p>
          </table:table-cell>
          <table:table-cell table:style-name="ce8" office:value-type="float" office:value="67.5" calcext:value-type="float">
            <text:p>67.5</text:p>
          </table:table-cell>
          <table:table-cell table:style-name="ce8" office:value-type="float" office:value="70.56" calcext:value-type="float">
            <text:p>70.56</text:p>
          </table:table-cell>
          <table:table-cell table:style-name="ce13" office:value-type="float" office:value="72.68" calcext:value-type="float">
            <text:p>72.68</text:p>
          </table:table-cell>
          <table:table-cell office:value-type="float" office:value="0" calcext:value-type="float">
            <text:p>0</text:p>
          </table:table-cell>
          <table:table-cell office:value-type="float" office:value="0.00191326530612245" calcext:value-type="float">
            <text:p>0.001913265306122</text:p>
          </table:table-cell>
          <table:table-cell office:value-type="float" office:value="0.00210459183673469" calcext:value-type="float">
            <text:p>0.002104591836735</text:p>
          </table:table-cell>
          <table:table-cell office:value-type="float" office:value="0.000637755102040816" calcext:value-type="float">
            <text:p>0.000637755102041</text:p>
          </table:table-cell>
          <table:table-cell office:value-type="float" office:value="0.00027756133420997" calcext:value-type="float">
            <text:p>0.00027756133421</text:p>
          </table:table-cell>
          <table:table-cell office:value-type="float" office:value="0.000478316326530613" calcext:value-type="float">
            <text:p>0.000478316326531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style-name="Default" table:number-columns-repeated="4"/>
          <table:table-cell table:number-columns-repeated="8"/>
          <table:table-cell table:style-name="Default" table:number-columns-repeated="4"/>
          <table:table-cell table:number-columns-repeated="8"/>
          <table:table-cell table:style-name="Default" table:number-columns-repeated="4"/>
          <table:table-cell table:number-columns-repeated="8"/>
          <table:table-cell table:style-name="Default" table:number-columns-repeated="4"/>
          <table:table-cell table:number-columns-repeated="8"/>
          <table:table-cell table:style-name="Default" table:number-columns-repeated="4"/>
          <table:table-cell table:number-columns-repeated="79"/>
        </table:table-row>
        <table:table-row table:style-name="ro1">
          <table:table-cell/>
          <table:table-cell table:style-name="ce4" office:value-type="float" office:value="34.52" calcext:value-type="float">
            <text:p>34.52</text:p>
          </table:table-cell>
          <table:table-cell table:style-name="ce8" office:value-type="float" office:value="69.5233333333333" calcext:value-type="float">
            <text:p>69.5233333333333</text:p>
          </table:table-cell>
          <table:table-cell table:style-name="ce8" office:value-type="float" office:value="65" calcext:value-type="float">
            <text:p>65</text:p>
          </table:table-cell>
          <table:table-cell table:style-name="ce8" office:value-type="float" office:value="66.5366666666667" calcext:value-type="float">
            <text:p>66.5366666666667</text:p>
          </table:table-cell>
          <table:table-cell table:style-name="ce13" office:value-type="float" office:value="67.2633333333333" calcext:value-type="float">
            <text:p>67.2633333333333</text:p>
          </table:table-cell>
          <table:table-cell office:value-type="float" office:value="0" calcext:value-type="float">
            <text:p>0</text:p>
          </table:table-cell>
          <table:table-cell office:value-type="float" office:value="0.0040391156462585" calcext:value-type="float">
            <text:p>0.004039115646259</text:p>
          </table:table-cell>
          <table:table-cell office:value-type="float" office:value="0.00204081632653061" calcext:value-type="float">
            <text:p>0.002040816326531</text:p>
          </table:table-cell>
          <table:table-cell office:value-type="float" office:value="0.000977891156462585" calcext:value-type="float">
            <text:p>0.000977891156463</text:p>
          </table:table-cell>
          <table:table-cell office:value-type="float" office:value="0.000878324846922932" calcext:value-type="float">
            <text:p>0.000878324846923</text:p>
          </table:table-cell>
          <table:table-cell office:value-type="float" office:value="0.00100977891156463" calcext:value-type="float">
            <text:p>0.001009778911565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style-name="Default" table:number-columns-repeated="4"/>
          <table:table-cell table:number-columns-repeated="8"/>
          <table:table-cell table:style-name="Default" table:number-columns-repeated="4"/>
          <table:table-cell table:number-columns-repeated="8"/>
          <table:table-cell table:style-name="Default" table:number-columns-repeated="4"/>
          <table:table-cell table:number-columns-repeated="8"/>
          <table:table-cell table:style-name="Default" table:number-columns-repeated="4"/>
          <table:table-cell table:number-columns-repeated="8"/>
          <table:table-cell table:style-name="Default" table:number-columns-repeated="4"/>
          <table:table-cell table:number-columns-repeated="79"/>
        </table:table-row>
        <table:table-row table:style-name="ro1">
          <table:table-cell/>
          <table:table-cell table:style-name="ce4" office:value-type="float" office:value="33.0966666666667" calcext:value-type="float">
            <text:p>33.0966666666667</text:p>
          </table:table-cell>
          <table:table-cell table:style-name="ce8" office:value-type="float" office:value="66.4266666666667" calcext:value-type="float">
            <text:p>66.4266666666667</text:p>
          </table:table-cell>
          <table:table-cell table:style-name="ce8" office:value-type="float" office:value="66.6666666666667" calcext:value-type="float">
            <text:p>66.6666666666667</text:p>
          </table:table-cell>
          <table:table-cell table:style-name="ce8" office:value-type="float" office:value="66.7366666666667" calcext:value-type="float">
            <text:p>66.7366666666667</text:p>
          </table:table-cell>
          <table:table-cell table:style-name="ce13" office:value-type="float" office:value="66.5466666666667" calcext:value-type="float">
            <text:p>66.5466666666667</text:p>
          </table:table-cell>
          <table:table-cell office:value-type="float" office:value="0" calcext:value-type="float">
            <text:p>0</text:p>
          </table:table-cell>
          <table:table-cell office:value-type="float" office:value="0.00412414965986394" calcext:value-type="float">
            <text:p>0.004124149659864</text:p>
          </table:table-cell>
          <table:table-cell office:value-type="float" office:value="0.00327380952380953" calcext:value-type="float">
            <text:p>0.00327380952381</text:p>
          </table:table-cell>
          <table:table-cell office:value-type="float" office:value="0.00250850340136054" calcext:value-type="float">
            <text:p>0.002508503401361</text:p>
          </table:table-cell>
          <table:table-cell office:value-type="float" office:value="0.00118035659857572" calcext:value-type="float">
            <text:p>0.001180356598576</text:p>
          </table:table-cell>
          <table:table-cell office:value-type="float" office:value="0.00103103741496599" calcext:value-type="float">
            <text:p>0.001031037414966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style-name="Default" table:number-columns-repeated="4"/>
          <table:table-cell table:number-columns-repeated="8"/>
          <table:table-cell table:style-name="Default" table:number-columns-repeated="4"/>
          <table:table-cell table:number-columns-repeated="8"/>
          <table:table-cell table:style-name="Default" table:number-columns-repeated="4"/>
          <table:table-cell table:number-columns-repeated="103"/>
        </table:table-row>
        <table:table-row table:style-name="ro1">
          <table:table-cell/>
          <table:table-cell table:style-name="ce4" office:value-type="float" office:value="34.9966666666667" calcext:value-type="float">
            <text:p>34.9966666666667</text:p>
          </table:table-cell>
          <table:table-cell table:style-name="ce8" office:value-type="float" office:value="66.9033333333333" calcext:value-type="float">
            <text:p>66.9033333333333</text:p>
          </table:table-cell>
          <table:table-cell table:style-name="ce8" office:value-type="float" office:value="68.0966666666667" calcext:value-type="float">
            <text:p>68.0966666666667</text:p>
          </table:table-cell>
          <table:table-cell table:style-name="ce8" office:value-type="float" office:value="67.79" calcext:value-type="float">
            <text:p>67.79</text:p>
          </table:table-cell>
          <table:table-cell table:style-name="ce13" office:value-type="float" office:value="67.5033333333333" calcext:value-type="float">
            <text:p>67.5033333333333</text:p>
          </table:table-cell>
          <table:table-cell office:value-type="float" office:value="0" calcext:value-type="float">
            <text:p>0</text:p>
          </table:table-cell>
          <table:table-cell office:value-type="float" office:value="0.00212585034013605" calcext:value-type="float">
            <text:p>0.002125850340136</text:p>
          </table:table-cell>
          <table:table-cell office:value-type="float" office:value="0.000935374149659864" calcext:value-type="float">
            <text:p>0.00093537414966</text:p>
          </table:table-cell>
          <table:table-cell office:value-type="float" office:value="0.000935374149659863" calcext:value-type="float">
            <text:p>0.00093537414966</text:p>
          </table:table-cell>
          <table:table-cell office:value-type="float" office:value="0.000634891322276777" calcext:value-type="float">
            <text:p>0.000634891322277</text:p>
          </table:table-cell>
          <table:table-cell office:value-type="float" office:value="0.000531462585034013" calcext:value-type="float">
            <text:p>0.000531462585034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style-name="Default" table:number-columns-repeated="4"/>
          <table:table-cell table:number-columns-repeated="8"/>
          <table:table-cell table:style-name="Default" table:number-columns-repeated="4"/>
          <table:table-cell table:number-columns-repeated="8"/>
          <table:table-cell table:style-name="Default" table:number-columns-repeated="4"/>
          <table:table-cell table:number-columns-repeated="103"/>
        </table:table-row>
        <table:table-row table:style-name="ro1">
          <table:table-cell/>
          <table:table-cell table:style-name="ce4" office:value-type="float" office:value="39.0466666666667" calcext:value-type="float">
            <text:p>39.0466666666667</text:p>
          </table:table-cell>
          <table:table-cell table:style-name="ce8" office:value-type="float" office:value="77.3833333333333" calcext:value-type="float">
            <text:p>77.3833333333333</text:p>
          </table:table-cell>
          <table:table-cell table:style-name="ce8" office:value-type="float" office:value="61.6666666666667" calcext:value-type="float">
            <text:p>61.6666666666667</text:p>
          </table:table-cell>
          <table:table-cell table:style-name="ce8" office:value-type="float" office:value="66.9466666666667" calcext:value-type="float">
            <text:p>66.9466666666667</text:p>
          </table:table-cell>
          <table:table-cell table:style-name="ce13" office:value-type="float" office:value="69.5233333333333" calcext:value-type="float">
            <text:p>69.5233333333333</text:p>
          </table:table-cell>
          <table:table-cell office:value-type="float" office:value="0" calcext:value-type="float">
            <text:p>0</text:p>
          </table:table-cell>
          <table:table-cell office:value-type="float" office:value="0.00170068027210885" calcext:value-type="float">
            <text:p>0.001700680272109</text:p>
          </table:table-cell>
          <table:table-cell office:value-type="float" office:value="0.00140306122448979" calcext:value-type="float">
            <text:p>0.00140306122449</text:p>
          </table:table-cell>
          <table:table-cell office:value-type="float" office:value="0.00246598639455782" calcext:value-type="float">
            <text:p>0.002465986394558</text:p>
          </table:table-cell>
          <table:table-cell office:value-type="float" office:value="0.000512990941779921" calcext:value-type="float">
            <text:p>0.00051299094178</text:p>
          </table:table-cell>
          <table:table-cell office:value-type="float" office:value="0.000425170068027211" calcext:value-type="float">
            <text:p>0.000425170068027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style-name="Default" table:number-columns-repeated="4"/>
          <table:table-cell table:number-columns-repeated="8"/>
          <table:table-cell table:style-name="Default" table:number-columns-repeated="4"/>
          <table:table-cell table:number-columns-repeated="8"/>
          <table:table-cell table:style-name="Default" table:number-columns-repeated="4"/>
          <table:table-cell table:number-columns-repeated="103"/>
        </table:table-row>
        <table:table-row table:style-name="ro1">
          <table:table-cell/>
          <table:table-cell table:style-name="ce4" office:value-type="float" office:value="36.1933333333333" calcext:value-type="float">
            <text:p>36.1933333333333</text:p>
          </table:table-cell>
          <table:table-cell table:style-name="ce8" office:value-type="float" office:value="72.3833333333333" calcext:value-type="float">
            <text:p>72.3833333333333</text:p>
          </table:table-cell>
          <table:table-cell table:style-name="ce8" office:value-type="float" office:value="63.81" calcext:value-type="float">
            <text:p>63.81</text:p>
          </table:table-cell>
          <table:table-cell table:style-name="ce8" office:value-type="float" office:value="66.72" calcext:value-type="float">
            <text:p>66.72</text:p>
          </table:table-cell>
          <table:table-cell table:style-name="ce13" office:value-type="float" office:value="68.0933333333333" calcext:value-type="float">
            <text:p>68.0933333333333</text:p>
          </table:table-cell>
          <table:table-cell office:value-type="float" office:value="0" calcext:value-type="float">
            <text:p>0</text:p>
          </table:table-cell>
          <table:table-cell office:value-type="float" office:value="0.00233843537414966" calcext:value-type="float">
            <text:p>0.00233843537415</text:p>
          </table:table-cell>
          <table:table-cell office:value-type="float" office:value="0.00131802721088435" calcext:value-type="float">
            <text:p>0.001318027210884</text:p>
          </table:table-cell>
          <table:table-cell office:value-type="float" office:value="0.00136054421768708" calcext:value-type="float">
            <text:p>0.001360544217687</text:p>
          </table:table-cell>
          <table:table-cell office:value-type="float" office:value="0.000544608256439601" calcext:value-type="float">
            <text:p>0.00054460825644</text:p>
          </table:table-cell>
          <table:table-cell office:value-type="float" office:value="0.000584608843537415" calcext:value-type="float">
            <text:p>0.000584608843537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style-name="Default" table:number-columns-repeated="4"/>
          <table:table-cell table:number-columns-repeated="8"/>
          <table:table-cell table:style-name="Default" table:number-columns-repeated="4"/>
          <table:table-cell table:number-columns-repeated="8"/>
          <table:table-cell table:style-name="Default" table:number-columns-repeated="4"/>
          <table:table-cell table:number-columns-repeated="103"/>
        </table:table-row>
        <table:table-row table:style-name="ro1">
          <table:table-cell/>
          <table:table-cell table:style-name="ce4" office:value-type="float" office:value="44.285" calcext:value-type="float">
            <text:p>44.285</text:p>
          </table:table-cell>
          <table:table-cell table:style-name="ce8" office:value-type="float" office:value="78.215" calcext:value-type="float">
            <text:p>78.215</text:p>
          </table:table-cell>
          <table:table-cell table:style-name="ce8" office:value-type="float" office:value="66.075" calcext:value-type="float">
            <text:p>66.075</text:p>
          </table:table-cell>
          <table:table-cell table:style-name="ce8" office:value-type="float" office:value="69.75" calcext:value-type="float">
            <text:p>69.75</text:p>
          </table:table-cell>
          <table:table-cell table:style-name="ce13" office:value-type="float" office:value="72.145" calcext:value-type="float">
            <text:p>72.145</text:p>
          </table:table-cell>
          <table:table-cell office:value-type="float" office:value="0" calcext:value-type="float">
            <text:p>0</text:p>
          </table:table-cell>
          <table:table-cell office:value-type="float" office:value="0.00427295918367347" calcext:value-type="float">
            <text:p>0.004272959183673</text:p>
          </table:table-cell>
          <table:table-cell office:value-type="float" office:value="0.00204081632653061" calcext:value-type="float">
            <text:p>0.002040816326531</text:p>
          </table:table-cell>
          <table:table-cell office:value-type="float" office:value="0.000956632653061226" calcext:value-type="float">
            <text:p>0.000956632653061</text:p>
          </table:table-cell>
          <table:table-cell office:value-type="float" office:value="0.000693872334769875" calcext:value-type="float">
            <text:p>0.00069387233477</text:p>
          </table:table-cell>
          <table:table-cell office:value-type="float" office:value="0.00106823979591837" calcext:value-type="float">
            <text:p>0.001068239795918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style-name="Default" table:number-columns-repeated="4"/>
          <table:table-cell table:number-columns-repeated="8"/>
          <table:table-cell table:style-name="Default" table:number-columns-repeated="4"/>
          <table:table-cell table:number-columns-repeated="8"/>
          <table:table-cell table:style-name="Default" table:number-columns-repeated="4"/>
          <table:table-cell table:number-columns-repeated="103"/>
        </table:table-row>
        <table:table-row table:style-name="ro1">
          <table:table-cell/>
          <table:table-cell table:style-name="ce4" office:value-type="float" office:value="40.36" calcext:value-type="float">
            <text:p>40.36</text:p>
          </table:table-cell>
          <table:table-cell table:style-name="ce8" office:value-type="float" office:value="73.925" calcext:value-type="float">
            <text:p>73.925</text:p>
          </table:table-cell>
          <table:table-cell table:style-name="ce8" office:value-type="float" office:value="66.43" calcext:value-type="float">
            <text:p>66.43</text:p>
          </table:table-cell>
          <table:table-cell table:style-name="ce8" office:value-type="float" office:value="68.76" calcext:value-type="float">
            <text:p>68.76</text:p>
          </table:table-cell>
          <table:table-cell table:style-name="ce13" office:value-type="float" office:value="70.175" calcext:value-type="float">
            <text:p>70.175</text:p>
          </table:table-cell>
          <table:table-cell office:value-type="float" office:value="0" calcext:value-type="float">
            <text:p>0</text:p>
          </table:table-cell>
          <table:table-cell office:value-type="float" office:value="0.00274234693877551" calcext:value-type="float">
            <text:p>0.002742346938776</text:p>
          </table:table-cell>
          <table:table-cell office:value-type="float" office:value="0.00350765306122449" calcext:value-type="float">
            <text:p>0.003507653061224</text:p>
          </table:table-cell>
          <table:table-cell office:value-type="float" office:value="0.000446428571428571" calcext:value-type="float">
            <text:p>0.000446428571429</text:p>
          </table:table-cell>
          <table:table-cell office:value-type="float" office:value="0.000246470407384441" calcext:value-type="float">
            <text:p>0.000246470407384</text:p>
          </table:table-cell>
          <table:table-cell office:value-type="float" office:value="0.000685586734693877" calcext:value-type="float">
            <text:p>0.000685586734694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style-name="Default" table:number-columns-repeated="4"/>
          <table:table-cell table:number-columns-repeated="8"/>
          <table:table-cell table:style-name="Default" table:number-columns-repeated="4"/>
          <table:table-cell table:number-columns-repeated="8"/>
          <table:table-cell table:style-name="Default" table:number-columns-repeated="4"/>
          <table:table-cell table:number-columns-repeated="103"/>
        </table:table-row>
        <table:table-row table:style-name="ro1">
          <table:table-cell office:value-type="string" calcext:value-type="string">
            <text:p>RF100</text:p>
          </table:table-cell>
          <table:table-cell table:style-name="ce4" office:value-type="float" office:value="36.4266666666667" calcext:value-type="float">
            <text:p>36.4266666666667</text:p>
          </table:table-cell>
          <table:table-cell table:style-name="ce8" office:value-type="float" office:value="70.4766666666667" calcext:value-type="float">
            <text:p>70.4766666666667</text:p>
          </table:table-cell>
          <table:table-cell table:style-name="ce8" office:value-type="float" office:value="65.9533333333333" calcext:value-type="float">
            <text:p>65.9533333333333</text:p>
          </table:table-cell>
          <table:table-cell table:style-name="ce8" office:value-type="float" office:value="67.54" calcext:value-type="float">
            <text:p>67.54</text:p>
          </table:table-cell>
          <table:table-cell table:style-name="ce13" office:value-type="float" office:value="68.2166666666667" calcext:value-type="float">
            <text:p>68.2166666666667</text:p>
          </table:table-cell>
          <table:table-cell office:value-type="float" office:value="25.82" calcext:value-type="float">
            <text:p>25.82</text:p>
          </table:table-cell>
          <table:table-cell office:value-type="float" office:value="0.00361394557823129" calcext:value-type="float">
            <text:p>0.003613945578231</text:p>
          </table:table-cell>
          <table:table-cell office:value-type="float" office:value="0.00131802721088435" calcext:value-type="float">
            <text:p>0.001318027210884</text:p>
          </table:table-cell>
          <table:table-cell office:value-type="float" office:value="0.00208333333333334" calcext:value-type="float">
            <text:p>0.002083333333333</text:p>
          </table:table-cell>
          <table:table-cell office:value-type="float" office:value="0.00104776429686097" calcext:value-type="float">
            <text:p>0.001047764296861</text:p>
          </table:table-cell>
          <table:table-cell office:value-type="float" office:value="0.000903486394557823" calcext:value-type="float">
            <text:p>0.000903486394558</text:p>
          </table:table-cell>
          <table:table-cell office:value-type="float" office:value="0.000249724889916325" calcext:value-type="float">
            <text:p>0.000249724889916</text:p>
          </table:table-cell>
          <table:table-cell table:number-columns-repeated="6"/>
          <table:table-cell table:style-name="Default" table:number-columns-repeated="4"/>
          <table:table-cell table:number-columns-repeated="8"/>
          <table:table-cell table:style-name="Default" table:number-columns-repeated="4"/>
          <table:table-cell table:number-columns-repeated="8"/>
          <table:table-cell table:style-name="Default" table:number-columns-repeated="4"/>
          <table:table-cell table:number-columns-repeated="103"/>
        </table:table-row>
        <table:table-row table:style-name="ro1">
          <table:table-cell/>
          <table:table-cell table:style-name="ce4" office:value-type="float" office:value="40.24" calcext:value-type="float">
            <text:p>40.24</text:p>
          </table:table-cell>
          <table:table-cell table:style-name="ce8" office:value-type="float" office:value="70.4766666666667" calcext:value-type="float">
            <text:p>70.4766666666667</text:p>
          </table:table-cell>
          <table:table-cell table:style-name="ce8" office:value-type="float" office:value="69.76" calcext:value-type="float">
            <text:p>69.76</text:p>
          </table:table-cell>
          <table:table-cell table:style-name="ce8" office:value-type="float" office:value="69.89" calcext:value-type="float">
            <text:p>69.89</text:p>
          </table:table-cell>
          <table:table-cell table:style-name="ce13" office:value-type="float" office:value="70.1166666666667" calcext:value-type="float">
            <text:p>70.1166666666667</text:p>
          </table:table-cell>
          <table:table-cell office:value-type="float" office:value="27.1133333333333" calcext:value-type="float">
            <text:p>27.1133333333333</text:p>
          </table:table-cell>
          <table:table-cell office:value-type="float" office:value="0.0016156462585034" calcext:value-type="float">
            <text:p>0.001615646258503</text:p>
          </table:table-cell>
          <table:table-cell office:value-type="float" office:value="0.000850340136054421" calcext:value-type="float">
            <text:p>0.000850340136054</text:p>
          </table:table-cell>
          <table:table-cell office:value-type="float" office:value="0.00102040816326531" calcext:value-type="float">
            <text:p>0.001020408163265</text:p>
          </table:table-cell>
          <table:table-cell office:value-type="float" office:value="0.000513550585129807" calcext:value-type="float">
            <text:p>0.00051355058513</text:p>
          </table:table-cell>
          <table:table-cell office:value-type="float" office:value="0.00040391156462585" calcext:value-type="float">
            <text:p>0.000403911564626</text:p>
          </table:table-cell>
          <table:table-cell office:value-type="float" office:value="0.0000762672586353202" calcext:value-type="float">
            <text:p>7.62672586353202E-05</text:p>
          </table:table-cell>
          <table:table-cell table:number-columns-repeated="6"/>
          <table:table-cell table:style-name="Default" table:number-columns-repeated="4"/>
          <table:table-cell table:number-columns-repeated="8"/>
          <table:table-cell table:style-name="Default" table:number-columns-repeated="4"/>
          <table:table-cell table:number-columns-repeated="8"/>
          <table:table-cell table:style-name="Default" table:number-columns-repeated="4"/>
          <table:table-cell table:number-columns-repeated="103"/>
        </table:table-row>
        <table:table-row table:style-name="ro1">
          <table:table-cell/>
          <table:table-cell table:style-name="ce4" office:value-type="float" office:value="34.5233333333333" calcext:value-type="float">
            <text:p>34.5233333333333</text:p>
          </table:table-cell>
          <table:table-cell table:style-name="ce8" office:value-type="float" office:value="67.6166666666667" calcext:value-type="float">
            <text:p>67.6166666666667</text:p>
          </table:table-cell>
          <table:table-cell table:style-name="ce8" office:value-type="float" office:value="66.9033333333333" calcext:value-type="float">
            <text:p>66.9033333333333</text:p>
          </table:table-cell>
          <table:table-cell table:style-name="ce8" office:value-type="float" office:value="67.2133333333333" calcext:value-type="float">
            <text:p>67.2133333333333</text:p>
          </table:table-cell>
          <table:table-cell table:style-name="ce13" office:value-type="float" office:value="67.2633333333333" calcext:value-type="float">
            <text:p>67.2633333333333</text:p>
          </table:table-cell>
          <table:table-cell office:value-type="float" office:value="26.2533333333333" calcext:value-type="float">
            <text:p>26.2533333333333</text:p>
          </table:table-cell>
          <table:table-cell office:value-type="float" office:value="0.00225340136054421" calcext:value-type="float">
            <text:p>0.002253401360544</text:p>
          </table:table-cell>
          <table:table-cell office:value-type="float" office:value="0.00204081632653061" calcext:value-type="float">
            <text:p>0.002040816326531</text:p>
          </table:table-cell>
          <table:table-cell office:value-type="float" office:value="0.000467687074829933" calcext:value-type="float">
            <text:p>0.00046768707483</text:p>
          </table:table-cell>
          <table:table-cell office:value-type="float" office:value="0.00036259942134601" calcext:value-type="float">
            <text:p>0.000362599421346</text:p>
          </table:table-cell>
          <table:table-cell office:value-type="float" office:value="0.000563350340136054" calcext:value-type="float">
            <text:p>0.000563350340136</text:p>
          </table:table-cell>
          <table:table-cell office:value-type="float" office:value="0.000210144360038636" calcext:value-type="float">
            <text:p>0.000210144360039</text:p>
          </table:table-cell>
          <table:table-cell table:number-columns-repeated="6"/>
          <table:table-cell table:style-name="Default" table:number-columns-repeated="4"/>
          <table:table-cell table:number-columns-repeated="8"/>
          <table:table-cell table:style-name="Default" table:number-columns-repeated="4"/>
          <table:table-cell table:number-columns-repeated="8"/>
          <table:table-cell table:style-name="Default" table:number-columns-repeated="4"/>
          <table:table-cell table:number-columns-repeated="103"/>
        </table:table-row>
        <table:table-row table:style-name="ro1">
          <table:table-cell/>
          <table:table-cell table:style-name="ce4" office:value-type="float" office:value="41.6666666666667" calcext:value-type="float">
            <text:p>41.6666666666667</text:p>
          </table:table-cell>
          <table:table-cell table:style-name="ce8" office:value-type="float" office:value="79.2833333333333" calcext:value-type="float">
            <text:p>79.2833333333333</text:p>
          </table:table-cell>
          <table:table-cell table:style-name="ce8" office:value-type="float" office:value="62.3833333333333" calcext:value-type="float">
            <text:p>62.3833333333333</text:p>
          </table:table-cell>
          <table:table-cell table:style-name="ce8" office:value-type="float" office:value="67.83" calcext:value-type="float">
            <text:p>67.83</text:p>
          </table:table-cell>
          <table:table-cell table:style-name="ce13" office:value-type="float" office:value="70.8333333333333" calcext:value-type="float">
            <text:p>70.8333333333333</text:p>
          </table:table-cell>
          <table:table-cell office:value-type="float" office:value="27.5233333333333" calcext:value-type="float">
            <text:p>27.5233333333333</text:p>
          </table:table-cell>
          <table:table-cell office:value-type="float" office:value="0.00119047619047619" calcext:value-type="float">
            <text:p>0.001190476190476</text:p>
          </table:table-cell>
          <table:table-cell office:value-type="float" office:value="0.000340136054421768" calcext:value-type="float">
            <text:p>0.000340136054422</text:p>
          </table:table-cell>
          <table:table-cell office:value-type="float" office:value="0.000977891156462585" calcext:value-type="float">
            <text:p>0.000977891156463</text:p>
          </table:table-cell>
          <table:table-cell office:value-type="float" office:value="0.000341546686860563" calcext:value-type="float">
            <text:p>0.000341546686861</text:p>
          </table:table-cell>
          <table:table-cell office:value-type="float" office:value="0.000297619047619048" calcext:value-type="float">
            <text:p>0.000297619047619</text:p>
          </table:table-cell>
          <table:table-cell office:value-type="float" office:value="0.000225154671469966" calcext:value-type="float">
            <text:p>0.00022515467147</text:p>
          </table:table-cell>
          <table:table-cell table:number-columns-repeated="6"/>
          <table:table-cell table:style-name="Default" table:number-columns-repeated="4"/>
          <table:table-cell table:number-columns-repeated="8"/>
          <table:table-cell table:style-name="Default" table:number-columns-repeated="4"/>
          <table:table-cell table:number-columns-repeated="8"/>
          <table:table-cell table:style-name="Default" table:number-columns-repeated="4"/>
          <table:table-cell table:number-columns-repeated="103"/>
        </table:table-row>
        <table:table-row table:style-name="ro1">
          <table:table-cell/>
          <table:table-cell table:style-name="ce4" office:value-type="float" office:value="33.3333333333333" calcext:value-type="float">
            <text:p>33.3333333333333</text:p>
          </table:table-cell>
          <table:table-cell table:style-name="ce8" office:value-type="float" office:value="70.24" calcext:value-type="float">
            <text:p>70.24</text:p>
          </table:table-cell>
          <table:table-cell table:style-name="ce8" office:value-type="float" office:value="63.0933333333333" calcext:value-type="float">
            <text:p>63.0933333333333</text:p>
          </table:table-cell>
          <table:table-cell table:style-name="ce8" office:value-type="float" office:value="65.5333333333333" calcext:value-type="float">
            <text:p>65.5333333333333</text:p>
          </table:table-cell>
          <table:table-cell table:style-name="ce13" office:value-type="float" office:value="66.6666666666667" calcext:value-type="float">
            <text:p>66.6666666666667</text:p>
          </table:table-cell>
          <table:table-cell office:value-type="float" office:value="27.04" calcext:value-type="float">
            <text:p>27.04</text:p>
          </table:table-cell>
          <table:table-cell office:value-type="float" office:value="0.00293367346938776" calcext:value-type="float">
            <text:p>0.002933673469388</text:p>
          </table:table-cell>
          <table:table-cell office:value-type="float" office:value="0.00136054421768708" calcext:value-type="float">
            <text:p>0.001360544217687</text:p>
          </table:table-cell>
          <table:table-cell office:value-type="float" office:value="0.000807823129251701" calcext:value-type="float">
            <text:p>0.000807823129252</text:p>
          </table:table-cell>
          <table:table-cell office:value-type="float" office:value="0.000566905396396566" calcext:value-type="float">
            <text:p>0.000566905396397</text:p>
          </table:table-cell>
          <table:table-cell office:value-type="float" office:value="0.000733418367346939" calcext:value-type="float">
            <text:p>0.000733418367347</text:p>
          </table:table-cell>
          <table:table-cell office:value-type="float" office:value="0.000192159419014737" calcext:value-type="float">
            <text:p>0.000192159419015</text:p>
          </table:table-cell>
          <table:table-cell table:number-columns-repeated="6"/>
          <table:table-cell table:style-name="Default" table:number-columns-repeated="4"/>
          <table:table-cell table:number-columns-repeated="8"/>
          <table:table-cell table:style-name="Default" table:number-columns-repeated="4"/>
          <table:table-cell table:number-columns-repeated="8"/>
          <table:table-cell table:style-name="Default" table:number-columns-repeated="4"/>
          <table:table-cell table:number-columns-repeated="103"/>
        </table:table-row>
        <table:table-row table:style-name="ro1">
          <table:table-cell/>
          <table:table-cell table:style-name="ce4" office:value-type="float" office:value="43.215" calcext:value-type="float">
            <text:p>43.215</text:p>
          </table:table-cell>
          <table:table-cell table:style-name="ce8" office:value-type="float" office:value="77.5" calcext:value-type="float">
            <text:p>77.5</text:p>
          </table:table-cell>
          <table:table-cell table:style-name="ce8" office:value-type="float" office:value="65.715" calcext:value-type="float">
            <text:p>65.715</text:p>
          </table:table-cell>
          <table:table-cell table:style-name="ce8" office:value-type="float" office:value="69.385" calcext:value-type="float">
            <text:p>69.385</text:p>
          </table:table-cell>
          <table:table-cell table:style-name="ce13" office:value-type="float" office:value="71.605" calcext:value-type="float">
            <text:p>71.605</text:p>
          </table:table-cell>
          <table:table-cell office:value-type="float" office:value="28.64" calcext:value-type="float">
            <text:p>28.64</text:p>
          </table:table-cell>
          <table:table-cell office:value-type="float" office:value="0.00165816326530612" calcext:value-type="float">
            <text:p>0.001658163265306</text:p>
          </table:table-cell>
          <table:table-cell office:value-type="float" office:value="0.00159438775510204" calcext:value-type="float">
            <text:p>0.001594387755102</text:p>
          </table:table-cell>
          <table:table-cell office:value-type="float" office:value="0.00108418367346939" calcext:value-type="float">
            <text:p>0.001084183673469</text:p>
          </table:table-cell>
          <table:table-cell office:value-type="float" office:value="0.000329242059302165" calcext:value-type="float">
            <text:p>0.000329242059302</text:p>
          </table:table-cell>
          <table:table-cell office:value-type="float" office:value="0.00041454081632653" calcext:value-type="float">
            <text:p>0.000414540816327</text:p>
          </table:table-cell>
          <table:table-cell office:value-type="float" office:value="0.000322107012643468" calcext:value-type="float">
            <text:p>0.000322107012643</text:p>
          </table:table-cell>
          <table:table-cell table:number-columns-repeated="6"/>
          <table:table-cell table:style-name="Default" table:number-columns-repeated="4"/>
          <table:table-cell table:number-columns-repeated="8"/>
          <table:table-cell table:style-name="Default" table:number-columns-repeated="4"/>
          <table:table-cell table:number-columns-repeated="8"/>
          <table:table-cell table:style-name="Default" table:number-columns-repeated="4"/>
          <table:table-cell table:number-columns-repeated="103"/>
        </table:table-row>
        <table:table-row table:style-name="ro1">
          <table:table-cell/>
          <table:table-cell table:style-name="ce4" office:value-type="float" office:value="46.785" calcext:value-type="float">
            <text:p>46.785</text:p>
          </table:table-cell>
          <table:table-cell table:style-name="ce8" office:value-type="float" office:value="79.645" calcext:value-type="float">
            <text:p>79.645</text:p>
          </table:table-cell>
          <table:table-cell table:style-name="ce8" office:value-type="float" office:value="67.14" calcext:value-type="float">
            <text:p>67.14</text:p>
          </table:table-cell>
          <table:table-cell table:style-name="ce8" office:value-type="float" office:value="70.775" calcext:value-type="float">
            <text:p>70.775</text:p>
          </table:table-cell>
          <table:table-cell table:style-name="ce13" office:value-type="float" office:value="73.395" calcext:value-type="float">
            <text:p>73.395</text:p>
          </table:table-cell>
          <table:table-cell office:value-type="float" office:value="28.05" calcext:value-type="float">
            <text:p>28.05</text:p>
          </table:table-cell>
          <table:table-cell office:value-type="float" office:value="0.00133928571428572" calcext:value-type="float">
            <text:p>0.001339285714286</text:p>
          </table:table-cell>
          <table:table-cell office:value-type="float" office:value="0.00121173469387755" calcext:value-type="float">
            <text:p>0.001211734693878</text:p>
          </table:table-cell>
          <table:table-cell office:value-type="float" office:value="0.000255102040816326" calcext:value-type="float">
            <text:p>0.000255102040816</text:p>
          </table:table-cell>
          <table:table-cell office:value-type="float" office:value="0.000153009570805014" calcext:value-type="float">
            <text:p>0.000153009570805</text:p>
          </table:table-cell>
          <table:table-cell office:value-type="float" office:value="0.000334821428571429" calcext:value-type="float">
            <text:p>0.000334821428571</text:p>
          </table:table-cell>
          <table:table-cell office:value-type="float" office:value="0.000162502936800063" calcext:value-type="float">
            <text:p>0.0001625029368</text:p>
          </table:table-cell>
          <table:table-cell table:number-columns-repeated="6"/>
          <table:table-cell table:style-name="Default" table:number-columns-repeated="4"/>
          <table:table-cell table:number-columns-repeated="8"/>
          <table:table-cell table:style-name="Default" table:number-columns-repeated="4"/>
          <table:table-cell table:number-columns-repeated="8"/>
          <table:table-cell table:style-name="Default" table:number-columns-repeated="4"/>
          <table:table-cell table:number-columns-repeated="103"/>
        </table:table-row>
        <table:table-row table:style-name="ro1">
          <table:table-cell/>
          <table:table-cell table:style-name="ce4" office:value-type="float" office:value="34.76" calcext:value-type="float">
            <text:p>34.76</text:p>
          </table:table-cell>
          <table:table-cell table:style-name="ce8" office:value-type="float" office:value="68.3333333333333" calcext:value-type="float">
            <text:p>68.3333333333333</text:p>
          </table:table-cell>
          <table:table-cell table:style-name="ce8" office:value-type="float" office:value="66.43" calcext:value-type="float">
            <text:p>66.43</text:p>
          </table:table-cell>
          <table:table-cell table:style-name="ce8" office:value-type="float" office:value="67.07" calcext:value-type="float">
            <text:p>67.07</text:p>
          </table:table-cell>
          <table:table-cell table:style-name="ce13" office:value-type="float" office:value="67.38" calcext:value-type="float">
            <text:p>67.38</text:p>
          </table:table-cell>
          <table:table-cell office:value-type="float" office:value="26.86" calcext:value-type="float">
            <text:p>26.86</text:p>
          </table:table-cell>
          <table:table-cell office:value-type="float" office:value="0.00420918367346939" calcext:value-type="float">
            <text:p>0.004209183673469</text:p>
          </table:table-cell>
          <table:table-cell office:value-type="float" office:value="0.0024234693877551" calcext:value-type="float">
            <text:p>0.002423469387755</text:p>
          </table:table-cell>
          <table:table-cell office:value-type="float" office:value="0.00170068027210884" calcext:value-type="float">
            <text:p>0.001700680272109</text:p>
          </table:table-cell>
          <table:table-cell office:value-type="float" office:value="0.000994086184920782" calcext:value-type="float">
            <text:p>0.000994086184921</text:p>
          </table:table-cell>
          <table:table-cell office:value-type="float" office:value="0.00105229591836735" calcext:value-type="float">
            <text:p>0.001052295918367</text:p>
          </table:table-cell>
          <table:table-cell office:value-type="float" office:value="0.000132839789781515" calcext:value-type="float">
            <text:p>0.000132839789782</text:p>
          </table:table-cell>
          <table:table-cell table:number-columns-repeated="6"/>
          <table:table-cell table:style-name="Default" table:number-columns-repeated="4"/>
          <table:table-cell table:number-columns-repeated="8"/>
          <table:table-cell table:style-name="Default" table:number-columns-repeated="4"/>
          <table:table-cell table:number-columns-repeated="8"/>
          <table:table-cell table:style-name="Default" table:number-columns-repeated="4"/>
          <table:table-cell table:number-columns-repeated="103"/>
        </table:table-row>
        <table:table-row table:style-name="ro1">
          <table:table-cell/>
          <table:table-cell table:style-name="ce4" office:value-type="float" office:value="35.2366666666667" calcext:value-type="float">
            <text:p>35.2366666666667</text:p>
          </table:table-cell>
          <table:table-cell table:style-name="ce8" office:value-type="float" office:value="66.9033333333333" calcext:value-type="float">
            <text:p>66.9033333333333</text:p>
          </table:table-cell>
          <table:table-cell table:style-name="ce8" office:value-type="float" office:value="68.3333333333333" calcext:value-type="float">
            <text:p>68.3333333333333</text:p>
          </table:table-cell>
          <table:table-cell table:style-name="ce8" office:value-type="float" office:value="68.12" calcext:value-type="float">
            <text:p>68.12</text:p>
          </table:table-cell>
          <table:table-cell table:style-name="ce13" office:value-type="float" office:value="67.62" calcext:value-type="float">
            <text:p>67.62</text:p>
          </table:table-cell>
          <table:table-cell office:value-type="float" office:value="27.0433333333333" calcext:value-type="float">
            <text:p>27.0433333333333</text:p>
          </table:table-cell>
          <table:table-cell office:value-type="float" office:value="0.00250850340136054" calcext:value-type="float">
            <text:p>0.002508503401361</text:p>
          </table:table-cell>
          <table:table-cell office:value-type="float" office:value="0.00199829931972789" calcext:value-type="float">
            <text:p>0.001998299319728</text:p>
          </table:table-cell>
          <table:table-cell office:value-type="float" office:value="0.000637755102040818" calcext:value-type="float">
            <text:p>0.000637755102041</text:p>
          </table:table-cell>
          <table:table-cell office:value-type="float" office:value="0.000542185427202832" calcext:value-type="float">
            <text:p>0.000542185427203</text:p>
          </table:table-cell>
          <table:table-cell office:value-type="float" office:value="0.000627125850340135" calcext:value-type="float">
            <text:p>0.00062712585034</text:p>
          </table:table-cell>
          <table:table-cell office:value-type="float" office:value="0.0000863208767891113" calcext:value-type="float">
            <text:p>8.63208767891113E-05</text:p>
          </table:table-cell>
          <table:table-cell table:number-columns-repeated="6"/>
          <table:table-cell table:style-name="Default" table:number-columns-repeated="4"/>
          <table:table-cell table:number-columns-repeated="127"/>
        </table:table-row>
        <table:table-row table:style-name="ro1">
          <table:table-cell/>
          <table:table-cell table:style-name="ce4" office:value-type="float" office:value="33.3333333333333" calcext:value-type="float">
            <text:p>33.3333333333333</text:p>
          </table:table-cell>
          <table:table-cell table:style-name="ce8" office:value-type="float" office:value="65.9533333333333" calcext:value-type="float">
            <text:p>65.9533333333333</text:p>
          </table:table-cell>
          <table:table-cell table:style-name="ce8" office:value-type="float" office:value="67.3833333333333" calcext:value-type="float">
            <text:p>67.3833333333333</text:p>
          </table:table-cell>
          <table:table-cell table:style-name="ce8" office:value-type="float" office:value="67.27" calcext:value-type="float">
            <text:p>67.27</text:p>
          </table:table-cell>
          <table:table-cell table:style-name="ce13" office:value-type="float" office:value="66.6666666666667" calcext:value-type="float">
            <text:p>66.6666666666667</text:p>
          </table:table-cell>
          <table:table-cell office:value-type="float" office:value="26.18" calcext:value-type="float">
            <text:p>26.18</text:p>
          </table:table-cell>
          <table:table-cell office:value-type="float" office:value="0.00148809523809524" calcext:value-type="float">
            <text:p>0.001488095238095</text:p>
          </table:table-cell>
          <table:table-cell office:value-type="float" office:value="0.000637755102040818" calcext:value-type="float">
            <text:p>0.000637755102041</text:p>
          </table:table-cell>
          <table:table-cell office:value-type="float" office:value="0.000850340136054423" calcext:value-type="float">
            <text:p>0.000850340136054</text:p>
          </table:table-cell>
          <table:table-cell office:value-type="float" office:value="0.000406971683103629" calcext:value-type="float">
            <text:p>0.000406971683104</text:p>
          </table:table-cell>
          <table:table-cell office:value-type="float" office:value="0.000372023809523809" calcext:value-type="float">
            <text:p>0.000372023809524</text:p>
          </table:table-cell>
          <table:table-cell office:value-type="float" office:value="0.000204598735884048" calcext:value-type="float">
            <text:p>0.000204598735884</text:p>
          </table:table-cell>
          <table:table-cell table:number-columns-repeated="6"/>
          <table:table-cell table:style-name="Default" table:number-columns-repeated="4"/>
          <table:table-cell table:number-columns-repeated="127"/>
        </table:table-row>
        <table:table-row table:style-name="ro1">
          <table:table-cell/>
          <table:table-cell table:style-name="ce4" office:value-type="float" office:value="36.6666666666667" calcext:value-type="float">
            <text:p>36.6666666666667</text:p>
          </table:table-cell>
          <table:table-cell table:style-name="ce8" office:value-type="float" office:value="75.4766666666667" calcext:value-type="float">
            <text:p>75.4766666666667</text:p>
          </table:table-cell>
          <table:table-cell table:style-name="ce8" office:value-type="float" office:value="61.19" calcext:value-type="float">
            <text:p>61.19</text:p>
          </table:table-cell>
          <table:table-cell table:style-name="ce8" office:value-type="float" office:value="66.04" calcext:value-type="float">
            <text:p>66.04</text:p>
          </table:table-cell>
          <table:table-cell table:style-name="ce13" office:value-type="float" office:value="68.3333333333333" calcext:value-type="float">
            <text:p>68.3333333333333</text:p>
          </table:table-cell>
          <table:table-cell office:value-type="float" office:value="26.8533333333333" calcext:value-type="float">
            <text:p>26.8533333333333</text:p>
          </table:table-cell>
          <table:table-cell office:value-type="float" office:value="0.00182823129251701" calcext:value-type="float">
            <text:p>0.001828231292517</text:p>
          </table:table-cell>
          <table:table-cell office:value-type="float" office:value="0.00199829931972789" calcext:value-type="float">
            <text:p>0.001998299319728</text:p>
          </table:table-cell>
          <table:table-cell office:value-type="float" office:value="0.000297619047619048" calcext:value-type="float">
            <text:p>0.000297619047619</text:p>
          </table:table-cell>
          <table:table-cell office:value-type="float" office:value="0.000241473397415852" calcext:value-type="float">
            <text:p>0.000241473397416</text:p>
          </table:table-cell>
          <table:table-cell office:value-type="float" office:value="0.000457057823129252" calcext:value-type="float">
            <text:p>0.000457057823129</text:p>
          </table:table-cell>
          <table:table-cell office:value-type="float" office:value="0.0000656569166515998" calcext:value-type="float">
            <text:p>6.56569166515998E-05</text:p>
          </table:table-cell>
          <table:table-cell table:number-columns-repeated="6"/>
          <table:table-cell table:style-name="Default" table:number-columns-repeated="4"/>
          <table:table-cell table:number-columns-repeated="127"/>
        </table:table-row>
        <table:table-row table:style-name="ro1">
          <table:table-cell/>
          <table:table-cell table:style-name="ce4" office:value-type="float" office:value="34.5233333333333" calcext:value-type="float">
            <text:p>34.5233333333333</text:p>
          </table:table-cell>
          <table:table-cell table:style-name="ce8" office:value-type="float" office:value="70.7166666666667" calcext:value-type="float">
            <text:p>70.7166666666667</text:p>
          </table:table-cell>
          <table:table-cell table:style-name="ce8" office:value-type="float" office:value="63.81" calcext:value-type="float">
            <text:p>63.81</text:p>
          </table:table-cell>
          <table:table-cell table:style-name="ce8" office:value-type="float" office:value="66.2566666666667" calcext:value-type="float">
            <text:p>66.2566666666667</text:p>
          </table:table-cell>
          <table:table-cell table:style-name="ce13" office:value-type="float" office:value="67.2633333333333" calcext:value-type="float">
            <text:p>67.2633333333333</text:p>
          </table:table-cell>
          <table:table-cell office:value-type="float" office:value="27.59" calcext:value-type="float">
            <text:p>27.59</text:p>
          </table:table-cell>
          <table:table-cell office:value-type="float" office:value="0.000977891156462585" calcext:value-type="float">
            <text:p>0.000977891156463</text:p>
          </table:table-cell>
          <table:table-cell office:value-type="float" office:value="0.0008078231292517" calcext:value-type="float">
            <text:p>0.000807823129252</text:p>
          </table:table-cell>
          <table:table-cell office:value-type="float" office:value="0.000850340136054422" calcext:value-type="float">
            <text:p>0.000850340136054</text:p>
          </table:table-cell>
          <table:table-cell office:value-type="float" office:value="0.000254513155069682" calcext:value-type="float">
            <text:p>0.00025451315507</text:p>
          </table:table-cell>
          <table:table-cell office:value-type="float" office:value="0.000244472789115646" calcext:value-type="float">
            <text:p>0.000244472789116</text:p>
          </table:table-cell>
          <table:table-cell office:value-type="float" office:value="0.0000987419054700055" calcext:value-type="float">
            <text:p>9.87419054700055E-05</text:p>
          </table:table-cell>
          <table:table-cell table:number-columns-repeated="6"/>
          <table:table-cell table:style-name="Default" table:number-columns-repeated="4"/>
          <table:table-cell table:number-columns-repeated="127"/>
        </table:table-row>
        <table:table-row table:style-name="ro1">
          <table:table-cell/>
          <table:table-cell table:style-name="ce4" office:value-type="float" office:value="42.855" calcext:value-type="float">
            <text:p>42.855</text:p>
          </table:table-cell>
          <table:table-cell table:style-name="ce8" office:value-type="float" office:value="77.5" calcext:value-type="float">
            <text:p>77.5</text:p>
          </table:table-cell>
          <table:table-cell table:style-name="ce8" office:value-type="float" office:value="65.36" calcext:value-type="float">
            <text:p>65.36</text:p>
          </table:table-cell>
          <table:table-cell table:style-name="ce8" office:value-type="float" office:value="69.12" calcext:value-type="float">
            <text:p>69.12</text:p>
          </table:table-cell>
          <table:table-cell table:style-name="ce13" office:value-type="float" office:value="71.43" calcext:value-type="float">
            <text:p>71.43</text:p>
          </table:table-cell>
          <table:table-cell office:value-type="float" office:value="28.095" calcext:value-type="float">
            <text:p>28.095</text:p>
          </table:table-cell>
          <table:table-cell office:value-type="float" office:value="0.000573979591836734" calcext:value-type="float">
            <text:p>0.000573979591837</text:p>
          </table:table-cell>
          <table:table-cell office:value-type="float" office:value="0.000573979591836734" calcext:value-type="float">
            <text:p>0.000573979591837</text:p>
          </table:table-cell>
          <table:table-cell office:value-type="float" office:value="0.000191326530612246" calcext:value-type="float">
            <text:p>0.000191326530612</text:p>
          </table:table-cell>
          <table:table-cell office:value-type="float" office:value="0.0000754867343768065" calcext:value-type="float">
            <text:p>7.54867343768065E-05</text:p>
          </table:table-cell>
          <table:table-cell office:value-type="float" office:value="0.000143494897959183" calcext:value-type="float">
            <text:p>0.000143494897959</text:p>
          </table:table-cell>
          <table:table-cell office:value-type="float" office:value="0.000136071736236197" calcext:value-type="float">
            <text:p>0.000136071736236</text:p>
          </table:table-cell>
          <table:table-cell table:number-columns-repeated="6"/>
          <table:table-cell table:style-name="Default" table:number-columns-repeated="4"/>
          <table:table-cell table:number-columns-repeated="127"/>
        </table:table-row>
        <table:table-row table:style-name="ro1">
          <table:table-cell/>
          <table:table-cell table:style-name="ce4" office:value-type="float" office:value="43.93" calcext:value-type="float">
            <text:p>43.93</text:p>
          </table:table-cell>
          <table:table-cell table:style-name="ce8" office:value-type="float" office:value="76.07" calcext:value-type="float">
            <text:p>76.07</text:p>
          </table:table-cell>
          <table:table-cell table:style-name="ce8" office:value-type="float" office:value="67.86" calcext:value-type="float">
            <text:p>67.86</text:p>
          </table:table-cell>
          <table:table-cell table:style-name="ce8" office:value-type="float" office:value="70.315" calcext:value-type="float">
            <text:p>70.315</text:p>
          </table:table-cell>
          <table:table-cell table:style-name="ce13" office:value-type="float" office:value="71.965" calcext:value-type="float">
            <text:p>71.965</text:p>
          </table:table-cell>
          <table:table-cell office:value-type="float" office:value="27.505" calcext:value-type="float">
            <text:p>27.505</text:p>
          </table:table-cell>
          <table:table-cell office:value-type="float" office:value="0.00114795918367347" calcext:value-type="float">
            <text:p>0.001147959183673</text:p>
          </table:table-cell>
          <table:table-cell office:value-type="float" office:value="0.000637755102040816" calcext:value-type="float">
            <text:p>0.000637755102041</text:p>
          </table:table-cell>
          <table:table-cell office:value-type="float" office:value="0.000382653061224489" calcext:value-type="float">
            <text:p>0.000382653061224</text:p>
          </table:table-cell>
          <table:table-cell office:value-type="float" office:value="0.000227379703695307" calcext:value-type="float">
            <text:p>0.000227379703695</text:p>
          </table:table-cell>
          <table:table-cell office:value-type="float" office:value="0.000286989795918367" calcext:value-type="float">
            <text:p>0.000286989795918</text:p>
          </table:table-cell>
          <table:table-cell office:value-type="float" office:value="0.000345594065706007" calcext:value-type="float">
            <text:p>0.000345594065706</text:p>
          </table:table-cell>
          <table:table-cell table:number-columns-repeated="6"/>
          <table:table-cell table:style-name="Default" table:number-columns-repeated="4"/>
          <table:table-cell table:number-columns-repeated="127"/>
        </table:table-row>
        <table:table-row table:style-name="ro1">
          <table:table-cell/>
          <table:table-cell table:style-name="ce4" office:value-type="float" office:value="35.24" calcext:value-type="float">
            <text:p>35.24</text:p>
          </table:table-cell>
          <table:table-cell table:style-name="ce8" office:value-type="float" office:value="68.81" calcext:value-type="float">
            <text:p>68.81</text:p>
          </table:table-cell>
          <table:table-cell table:style-name="ce8" office:value-type="float" office:value="66.4266666666667" calcext:value-type="float">
            <text:p>66.4266666666667</text:p>
          </table:table-cell>
          <table:table-cell table:style-name="ce8" office:value-type="float" office:value="67.3466666666667" calcext:value-type="float">
            <text:p>67.3466666666667</text:p>
          </table:table-cell>
          <table:table-cell table:style-name="ce13" office:value-type="float" office:value="67.62" calcext:value-type="float">
            <text:p>67.62</text:p>
          </table:table-cell>
          <table:table-cell office:value-type="float" office:value="25.6266666666667" calcext:value-type="float">
            <text:p>25.6266666666667</text:p>
          </table:table-cell>
          <table:table-cell office:value-type="float" office:value="0.00476190476190476" calcext:value-type="float">
            <text:p>0.004761904761905</text:p>
          </table:table-cell>
          <table:table-cell office:value-type="float" office:value="0.00369897959183673" calcext:value-type="float">
            <text:p>0.003698979591837</text:p>
          </table:table-cell>
          <table:table-cell office:value-type="float" office:value="0.000552721088435374" calcext:value-type="float">
            <text:p>0.000552721088435</text:p>
          </table:table-cell>
          <table:table-cell office:value-type="float" office:value="0.000780386370091209" calcext:value-type="float">
            <text:p>0.000780386370091</text:p>
          </table:table-cell>
          <table:table-cell office:value-type="float" office:value="0.00119047619047619" calcext:value-type="float">
            <text:p>0.001190476190476</text:p>
          </table:table-cell>
          <table:table-cell office:value-type="float" office:value="0.000174034426870374" calcext:value-type="float">
            <text:p>0.00017403442687</text:p>
          </table:table-cell>
          <table:table-cell table:number-columns-repeated="6"/>
          <table:table-cell table:style-name="Default" table:number-columns-repeated="4"/>
          <table:table-cell table:number-columns-repeated="127"/>
        </table:table-row>
        <table:table-row table:style-name="ro1">
          <table:table-cell/>
          <table:table-cell table:style-name="ce4" office:value-type="float" office:value="35.9533333333333" calcext:value-type="float">
            <text:p>35.9533333333333</text:p>
          </table:table-cell>
          <table:table-cell table:style-name="ce8" office:value-type="float" office:value="65.95" calcext:value-type="float">
            <text:p>65.95</text:p>
          </table:table-cell>
          <table:table-cell table:style-name="ce8" office:value-type="float" office:value="70" calcext:value-type="float">
            <text:p>70</text:p>
          </table:table-cell>
          <table:table-cell table:style-name="ce8" office:value-type="float" office:value="68.7733333333333" calcext:value-type="float">
            <text:p>68.7733333333333</text:p>
          </table:table-cell>
          <table:table-cell table:style-name="ce13" office:value-type="float" office:value="67.9766666666667" calcext:value-type="float">
            <text:p>67.9766666666667</text:p>
          </table:table-cell>
          <table:table-cell office:value-type="float" office:value="27.2633333333333" calcext:value-type="float">
            <text:p>27.2633333333333</text:p>
          </table:table-cell>
          <table:table-cell office:value-type="float" office:value="0.00331632653061224" calcext:value-type="float">
            <text:p>0.003316326530612</text:p>
          </table:table-cell>
          <table:table-cell office:value-type="float" office:value="0.00170068027210884" calcext:value-type="float">
            <text:p>0.001700680272109</text:p>
          </table:table-cell>
          <table:table-cell office:value-type="float" office:value="0.00110544217687075" calcext:value-type="float">
            <text:p>0.001105442176871</text:p>
          </table:table-cell>
          <table:table-cell office:value-type="float" office:value="0.000867042915922846" calcext:value-type="float">
            <text:p>0.000867042915923</text:p>
          </table:table-cell>
          <table:table-cell office:value-type="float" office:value="0.00082908163265306" calcext:value-type="float">
            <text:p>0.000829081632653</text:p>
          </table:table-cell>
          <table:table-cell office:value-type="float" office:value="0.000355826234253675" calcext:value-type="float">
            <text:p>0.000355826234254</text:p>
          </table:table-cell>
          <table:table-cell table:number-columns-repeated="6"/>
          <table:table-cell table:style-name="Default" table:number-columns-repeated="4"/>
          <table:table-cell table:number-columns-repeated="127"/>
        </table:table-row>
        <table:table-row table:style-name="ro1">
          <table:table-cell/>
          <table:table-cell table:style-name="ce4" office:value-type="float" office:value="31.19" calcext:value-type="float">
            <text:p>31.19</text:p>
          </table:table-cell>
          <table:table-cell table:style-name="ce8" office:value-type="float" office:value="62.8566666666667" calcext:value-type="float">
            <text:p>62.8566666666667</text:p>
          </table:table-cell>
          <table:table-cell table:style-name="ce8" office:value-type="float" office:value="68.3333333333333" calcext:value-type="float">
            <text:p>68.3333333333333</text:p>
          </table:table-cell>
          <table:table-cell table:style-name="ce8" office:value-type="float" office:value="66.63" calcext:value-type="float">
            <text:p>66.63</text:p>
          </table:table-cell>
          <table:table-cell table:style-name="ce13" office:value-type="float" office:value="65.5966666666667" calcext:value-type="float">
            <text:p>65.5966666666667</text:p>
          </table:table-cell>
          <table:table-cell office:value-type="float" office:value="26.1333333333333" calcext:value-type="float">
            <text:p>26.1333333333333</text:p>
          </table:table-cell>
          <table:table-cell office:value-type="float" office:value="0.00191326530612245" calcext:value-type="float">
            <text:p>0.001913265306122</text:p>
          </table:table-cell>
          <table:table-cell office:value-type="float" office:value="0.00204081632653061" calcext:value-type="float">
            <text:p>0.002040816326531</text:p>
          </table:table-cell>
          <table:table-cell office:value-type="float" office:value="0.000722789115646259" calcext:value-type="float">
            <text:p>0.000722789115646</text:p>
          </table:table-cell>
          <table:table-cell office:value-type="float" office:value="0.000367272758019991" calcext:value-type="float">
            <text:p>0.00036727275802</text:p>
          </table:table-cell>
          <table:table-cell office:value-type="float" office:value="0.000478316326530613" calcext:value-type="float">
            <text:p>0.000478316326531</text:p>
          </table:table-cell>
          <table:table-cell office:value-type="float" office:value="0.000225807293706111" calcext:value-type="float">
            <text:p>0.000225807293706</text:p>
          </table:table-cell>
          <table:table-cell table:number-columns-repeated="6"/>
          <table:table-cell table:style-name="Default" table:number-columns-repeated="4"/>
          <table:table-cell table:number-columns-repeated="127"/>
        </table:table-row>
        <table:table-row table:style-name="ro1">
          <table:table-cell/>
          <table:table-cell table:style-name="ce4" office:value-type="float" office:value="41.1933333333333" calcext:value-type="float">
            <text:p>41.1933333333333</text:p>
          </table:table-cell>
          <table:table-cell table:style-name="ce8" office:value-type="float" office:value="78.8066666666667" calcext:value-type="float">
            <text:p>78.8066666666667</text:p>
          </table:table-cell>
          <table:table-cell table:style-name="ce8" office:value-type="float" office:value="62.38" calcext:value-type="float">
            <text:p>62.38</text:p>
          </table:table-cell>
          <table:table-cell table:style-name="ce8" office:value-type="float" office:value="67.9033333333333" calcext:value-type="float">
            <text:p>67.9033333333333</text:p>
          </table:table-cell>
          <table:table-cell table:style-name="ce13" office:value-type="float" office:value="70.5933333333333" calcext:value-type="float">
            <text:p>70.5933333333333</text:p>
          </table:table-cell>
          <table:table-cell office:value-type="float" office:value="26.47" calcext:value-type="float">
            <text:p>26.47</text:p>
          </table:table-cell>
          <table:table-cell office:value-type="float" office:value="0.000595238095238098" calcext:value-type="float">
            <text:p>0.000595238095238</text:p>
          </table:table-cell>
          <table:table-cell office:value-type="float" office:value="0.000892857142857142" calcext:value-type="float">
            <text:p>0.000892857142857</text:p>
          </table:table-cell>
          <table:table-cell office:value-type="float" office:value="0.000722789115646259" calcext:value-type="float">
            <text:p>0.000722789115646</text:p>
          </table:table-cell>
          <table:table-cell office:value-type="float" office:value="0.000165391752975338" calcext:value-type="float">
            <text:p>0.000165391752975</text:p>
          </table:table-cell>
          <table:table-cell office:value-type="float" office:value="0.000148809523809525" calcext:value-type="float">
            <text:p>0.00014880952381</text:p>
          </table:table-cell>
          <table:table-cell office:value-type="float" office:value="0.000164173366115917" calcext:value-type="float">
            <text:p>0.000164173366116</text:p>
          </table:table-cell>
          <table:table-cell table:number-columns-repeated="6"/>
          <table:table-cell table:style-name="Default" table:number-columns-repeated="4"/>
          <table:table-cell table:number-columns-repeated="127"/>
        </table:table-row>
        <table:table-row table:style-name="ro1">
          <table:table-cell/>
          <table:table-cell table:style-name="ce4" office:value-type="float" office:value="35.4766666666667" calcext:value-type="float">
            <text:p>35.4766666666667</text:p>
          </table:table-cell>
          <table:table-cell table:style-name="ce8" office:value-type="float" office:value="71.6666666666667" calcext:value-type="float">
            <text:p>71.6666666666667</text:p>
          </table:table-cell>
          <table:table-cell table:style-name="ce8" office:value-type="float" office:value="63.81" calcext:value-type="float">
            <text:p>63.81</text:p>
          </table:table-cell>
          <table:table-cell table:style-name="ce8" office:value-type="float" office:value="66.4533333333333" calcext:value-type="float">
            <text:p>66.4533333333333</text:p>
          </table:table-cell>
          <table:table-cell table:style-name="ce13" office:value-type="float" office:value="67.7366666666667" calcext:value-type="float">
            <text:p>67.7366666666667</text:p>
          </table:table-cell>
          <table:table-cell office:value-type="float" office:value="26.14" calcext:value-type="float">
            <text:p>26.14</text:p>
          </table:table-cell>
          <table:table-cell office:value-type="float" office:value="0.00212585034013606" calcext:value-type="float">
            <text:p>0.002125850340136</text:p>
          </table:table-cell>
          <table:table-cell office:value-type="float" office:value="0.00170068027210884" calcext:value-type="float">
            <text:p>0.001700680272109</text:p>
          </table:table-cell>
          <table:table-cell office:value-type="float" office:value="0.000212585034013605" calcext:value-type="float">
            <text:p>0.000212585034014</text:p>
          </table:table-cell>
          <table:table-cell office:value-type="float" office:value="0.000285843348435469" calcext:value-type="float">
            <text:p>0.000285843348435</text:p>
          </table:table-cell>
          <table:table-cell office:value-type="float" office:value="0.000531462585034014" calcext:value-type="float">
            <text:p>0.000531462585034</text:p>
          </table:table-cell>
          <table:table-cell office:value-type="float" office:value="0.000188396898739134" calcext:value-type="float">
            <text:p>0.000188396898739</text:p>
          </table:table-cell>
          <table:table-cell table:number-columns-repeated="6"/>
          <table:table-cell table:style-name="Default" table:number-columns-repeated="4"/>
          <table:table-cell table:number-columns-repeated="127"/>
        </table:table-row>
        <table:table-row table:style-name="ro1">
          <table:table-cell/>
          <table:table-cell table:style-name="ce4" office:value-type="float" office:value="43.215" calcext:value-type="float">
            <text:p>43.215</text:p>
          </table:table-cell>
          <table:table-cell table:style-name="ce8" office:value-type="float" office:value="77.5" calcext:value-type="float">
            <text:p>77.5</text:p>
          </table:table-cell>
          <table:table-cell table:style-name="ce8" office:value-type="float" office:value="65.715" calcext:value-type="float">
            <text:p>65.715</text:p>
          </table:table-cell>
          <table:table-cell table:style-name="ce8" office:value-type="float" office:value="69.395" calcext:value-type="float">
            <text:p>69.395</text:p>
          </table:table-cell>
          <table:table-cell table:style-name="ce13" office:value-type="float" office:value="71.605" calcext:value-type="float">
            <text:p>71.605</text:p>
          </table:table-cell>
          <table:table-cell office:value-type="float" office:value="27.61" calcext:value-type="float">
            <text:p>27.61</text:p>
          </table:table-cell>
          <table:table-cell office:value-type="float" office:value="0.0017219387755102" calcext:value-type="float">
            <text:p>0.00172193877551</text:p>
          </table:table-cell>
          <table:table-cell office:value-type="float" office:value="0.00127551020408163" calcext:value-type="float">
            <text:p>0.001275510204082</text:p>
          </table:table-cell>
          <table:table-cell office:value-type="float" office:value="0.000956632653061226" calcext:value-type="float">
            <text:p>0.000956632653061</text:p>
          </table:table-cell>
          <table:table-cell office:value-type="float" office:value="0.000347278359462327" calcext:value-type="float">
            <text:p>0.000347278359462</text:p>
          </table:table-cell>
          <table:table-cell office:value-type="float" office:value="0.00043048469387755" calcext:value-type="float">
            <text:p>0.000430484693878</text:p>
          </table:table-cell>
          <table:table-cell office:value-type="float" office:value="0.000141945336361501" calcext:value-type="float">
            <text:p>0.000141945336362</text:p>
          </table:table-cell>
          <table:table-cell table:number-columns-repeated="6"/>
          <table:table-cell table:style-name="Default" table:number-columns-repeated="4"/>
          <table:table-cell table:number-columns-repeated="127"/>
        </table:table-row>
        <table:table-row table:style-name="ro1">
          <table:table-cell/>
          <table:table-cell table:style-name="ce4" office:value-type="float" office:value="44.645" calcext:value-type="float">
            <text:p>44.645</text:p>
          </table:table-cell>
          <table:table-cell table:style-name="ce8" office:value-type="float" office:value="76.43" calcext:value-type="float">
            <text:p>76.43</text:p>
          </table:table-cell>
          <table:table-cell table:style-name="ce8" office:value-type="float" office:value="68.215" calcext:value-type="float">
            <text:p>68.215</text:p>
          </table:table-cell>
          <table:table-cell table:style-name="ce8" office:value-type="float" office:value="70.655" calcext:value-type="float">
            <text:p>70.655</text:p>
          </table:table-cell>
          <table:table-cell table:style-name="ce13" office:value-type="float" office:value="72.32" calcext:value-type="float">
            <text:p>72.32</text:p>
          </table:table-cell>
          <table:table-cell office:value-type="float" office:value="27.26" calcext:value-type="float">
            <text:p>27.26</text:p>
          </table:table-cell>
          <table:table-cell office:value-type="float" office:value="0.00325255102040817" calcext:value-type="float">
            <text:p>0.003252551020408</text:p>
          </table:table-cell>
          <table:table-cell office:value-type="float" office:value="0.00325255102040816" calcext:value-type="float">
            <text:p>0.003252551020408</text:p>
          </table:table-cell>
          <table:table-cell office:value-type="float" office:value="0.0014030612244898" calcext:value-type="float">
            <text:p>0.00140306122449</text:p>
          </table:table-cell>
          <table:table-cell office:value-type="float" office:value="0.000608179920999556" calcext:value-type="float">
            <text:p>0.000608179921</text:p>
          </table:table-cell>
          <table:table-cell office:value-type="float" office:value="0.000813137755102042" calcext:value-type="float">
            <text:p>0.000813137755102</text:p>
          </table:table-cell>
          <table:table-cell office:value-type="float" office:value="0.000276059205889264" calcext:value-type="float">
            <text:p>0.000276059205889</text:p>
          </table:table-cell>
          <table:table-cell table:number-columns-repeated="6"/>
          <table:table-cell table:style-name="Default" table:number-columns-repeated="4"/>
          <table:table-cell table:number-columns-repeated="127"/>
        </table:table-row>
        <table:table-row table:style-name="ro1">
          <table:table-cell/>
          <table:table-cell table:style-name="ce4" office:value-type="float" office:value="35" calcext:value-type="float">
            <text:p>35</text:p>
          </table:table-cell>
          <table:table-cell table:style-name="ce8" office:value-type="float" office:value="68.81" calcext:value-type="float">
            <text:p>68.81</text:p>
          </table:table-cell>
          <table:table-cell table:style-name="ce8" office:value-type="float" office:value="66.19" calcext:value-type="float">
            <text:p>66.19</text:p>
          </table:table-cell>
          <table:table-cell table:style-name="ce8" office:value-type="float" office:value="67.1466666666667" calcext:value-type="float">
            <text:p>67.1466666666667</text:p>
          </table:table-cell>
          <table:table-cell table:style-name="ce13" office:value-type="float" office:value="67.5" calcext:value-type="float">
            <text:p>67.5</text:p>
          </table:table-cell>
          <table:table-cell office:value-type="float" office:value="24.7766666666667" calcext:value-type="float">
            <text:p>24.7766666666667</text:p>
          </table:table-cell>
          <table:table-cell office:value-type="float" office:value="0.00280612244897959" calcext:value-type="float">
            <text:p>0.00280612244898</text:p>
          </table:table-cell>
          <table:table-cell office:value-type="float" office:value="0.00153061224489796" calcext:value-type="float">
            <text:p>0.001530612244898</text:p>
          </table:table-cell>
          <table:table-cell office:value-type="float" office:value="0.00076530612244898" calcext:value-type="float">
            <text:p>0.000765306122449</text:p>
          </table:table-cell>
          <table:table-cell office:value-type="float" office:value="0.000597887245183357" calcext:value-type="float">
            <text:p>0.000597887245183</text:p>
          </table:table-cell>
          <table:table-cell office:value-type="float" office:value="0.000701530612244897" calcext:value-type="float">
            <text:p>0.000701530612245</text:p>
          </table:table-cell>
          <table:table-cell office:value-type="float" office:value="0.000278669694833841" calcext:value-type="float">
            <text:p>0.000278669694834</text:p>
          </table:table-cell>
          <table:table-cell table:number-columns-repeated="6"/>
          <table:table-cell table:style-name="Default" table:number-columns-repeated="4"/>
          <table:table-cell table:number-columns-repeated="127"/>
        </table:table-row>
        <table:table-row table:style-name="ro1">
          <table:table-cell/>
          <table:table-cell table:style-name="ce4" office:value-type="float" office:value="34.0466666666667" calcext:value-type="float">
            <text:p>34.0466666666667</text:p>
          </table:table-cell>
          <table:table-cell table:style-name="ce8" office:value-type="float" office:value="66.1866666666667" calcext:value-type="float">
            <text:p>66.1866666666667</text:p>
          </table:table-cell>
          <table:table-cell table:style-name="ce8" office:value-type="float" office:value="67.8566666666667" calcext:value-type="float">
            <text:p>67.8566666666667</text:p>
          </table:table-cell>
          <table:table-cell table:style-name="ce8" office:value-type="float" office:value="67.3933333333333" calcext:value-type="float">
            <text:p>67.3933333333333</text:p>
          </table:table-cell>
          <table:table-cell table:style-name="ce13" office:value-type="float" office:value="67.0233333333333" calcext:value-type="float">
            <text:p>67.0233333333333</text:p>
          </table:table-cell>
          <table:table-cell office:value-type="float" office:value="28.03" calcext:value-type="float">
            <text:p>28.03</text:p>
          </table:table-cell>
          <table:table-cell office:value-type="float" office:value="0.00199829931972789" calcext:value-type="float">
            <text:p>0.001998299319728</text:p>
          </table:table-cell>
          <table:table-cell office:value-type="float" office:value="0.00106292517006803" calcext:value-type="float">
            <text:p>0.001062925170068</text:p>
          </table:table-cell>
          <table:table-cell office:value-type="float" office:value="0.000977891156462585" calcext:value-type="float">
            <text:p>0.000977891156463</text:p>
          </table:table-cell>
          <table:table-cell office:value-type="float" office:value="0.000556911878163951" calcext:value-type="float">
            <text:p>0.000556911878164</text:p>
          </table:table-cell>
          <table:table-cell office:value-type="float" office:value="0.000499574829931973" calcext:value-type="float">
            <text:p>0.000499574829932</text:p>
          </table:table-cell>
          <table:table-cell office:value-type="float" office:value="0.000481890174474123" calcext:value-type="float">
            <text:p>0.000481890174474</text:p>
          </table:table-cell>
          <table:table-cell table:number-columns-repeated="137"/>
        </table:table-row>
        <table:table-row table:style-name="ro1">
          <table:table-cell/>
          <table:table-cell table:style-name="ce4" office:value-type="float" office:value="32.1433333333333" calcext:value-type="float">
            <text:p>32.1433333333333</text:p>
          </table:table-cell>
          <table:table-cell table:style-name="ce8" office:value-type="float" office:value="64.5233333333333" calcext:value-type="float">
            <text:p>64.5233333333333</text:p>
          </table:table-cell>
          <table:table-cell table:style-name="ce8" office:value-type="float" office:value="67.62" calcext:value-type="float">
            <text:p>67.62</text:p>
          </table:table-cell>
          <table:table-cell table:style-name="ce8" office:value-type="float" office:value="66.6933333333333" calcext:value-type="float">
            <text:p>66.6933333333333</text:p>
          </table:table-cell>
          <table:table-cell table:style-name="ce13" office:value-type="float" office:value="66.07" calcext:value-type="float">
            <text:p>66.07</text:p>
          </table:table-cell>
          <table:table-cell office:value-type="float" office:value="26.15" calcext:value-type="float">
            <text:p>26.15</text:p>
          </table:table-cell>
          <table:table-cell office:value-type="float" office:value="0.0016156462585034" calcext:value-type="float">
            <text:p>0.001615646258503</text:p>
          </table:table-cell>
          <table:table-cell office:value-type="float" office:value="0.000977891156462586" calcext:value-type="float">
            <text:p>0.000977891156463</text:p>
          </table:table-cell>
          <table:table-cell office:value-type="float" office:value="0.000425170068027211" calcext:value-type="float">
            <text:p>0.000425170068027</text:p>
          </table:table-cell>
          <table:table-cell office:value-type="float" office:value="0.000385611683516512" calcext:value-type="float">
            <text:p>0.000385611683517</text:p>
          </table:table-cell>
          <table:table-cell office:value-type="float" office:value="0.00040391156462585" calcext:value-type="float">
            <text:p>0.000403911564626</text:p>
          </table:table-cell>
          <table:table-cell office:value-type="float" office:value="0.00025763196424468" calcext:value-type="float">
            <text:p>0.000257631964245</text:p>
          </table:table-cell>
          <table:table-cell table:number-columns-repeated="137"/>
        </table:table-row>
        <table:table-row table:style-name="ro1">
          <table:table-cell/>
          <table:table-cell table:style-name="ce4" office:value-type="float" office:value="38.3366666666667" calcext:value-type="float">
            <text:p>38.3366666666667</text:p>
          </table:table-cell>
          <table:table-cell table:style-name="ce8" office:value-type="float" office:value="75.9533333333333" calcext:value-type="float">
            <text:p>75.9533333333333</text:p>
          </table:table-cell>
          <table:table-cell table:style-name="ce8" office:value-type="float" office:value="62.3833333333333" calcext:value-type="float">
            <text:p>62.3833333333333</text:p>
          </table:table-cell>
          <table:table-cell table:style-name="ce8" office:value-type="float" office:value="66.9233333333333" calcext:value-type="float">
            <text:p>66.9233333333333</text:p>
          </table:table-cell>
          <table:table-cell table:style-name="ce13" office:value-type="float" office:value="69.1633333333333" calcext:value-type="float">
            <text:p>69.1633333333333</text:p>
          </table:table-cell>
          <table:table-cell office:value-type="float" office:value="26.5866666666667" calcext:value-type="float">
            <text:p>26.5866666666667</text:p>
          </table:table-cell>
          <table:table-cell office:value-type="float" office:value="0.00212585034013606" calcext:value-type="float">
            <text:p>0.002125850340136</text:p>
          </table:table-cell>
          <table:table-cell office:value-type="float" office:value="0.00216836734693877" calcext:value-type="float">
            <text:p>0.002168367346939</text:p>
          </table:table-cell>
          <table:table-cell office:value-type="float" office:value="0.00119047619047619" calcext:value-type="float">
            <text:p>0.001190476190476</text:p>
          </table:table-cell>
          <table:table-cell office:value-type="float" office:value="0.000371670557095026" calcext:value-type="float">
            <text:p>0.000371670557095</text:p>
          </table:table-cell>
          <table:table-cell office:value-type="float" office:value="0.000531462585034014" calcext:value-type="float">
            <text:p>0.000531462585034</text:p>
          </table:table-cell>
          <table:table-cell office:value-type="float" office:value="0.000234008315535278" calcext:value-type="float">
            <text:p>0.000234008315535</text:p>
          </table:table-cell>
          <table:table-cell table:number-columns-repeated="137"/>
        </table:table-row>
        <table:table-row table:style-name="ro1">
          <table:table-cell/>
          <table:table-cell table:style-name="ce4" office:value-type="float" office:value="36.43" calcext:value-type="float">
            <text:p>36.43</text:p>
          </table:table-cell>
          <table:table-cell table:style-name="ce8" office:value-type="float" office:value="73.8133333333333" calcext:value-type="float">
            <text:p>73.8133333333333</text:p>
          </table:table-cell>
          <table:table-cell table:style-name="ce8" office:value-type="float" office:value="62.62" calcext:value-type="float">
            <text:p>62.62</text:p>
          </table:table-cell>
          <table:table-cell table:style-name="ce8" office:value-type="float" office:value="66.4" calcext:value-type="float">
            <text:p>66.4</text:p>
          </table:table-cell>
          <table:table-cell table:style-name="ce13" office:value-type="float" office:value="68.2133333333333" calcext:value-type="float">
            <text:p>68.2133333333333</text:p>
          </table:table-cell>
          <table:table-cell office:value-type="float" office:value="26.49" calcext:value-type="float">
            <text:p>26.49</text:p>
          </table:table-cell>
          <table:table-cell office:value-type="float" office:value="0.00119047619047619" calcext:value-type="float">
            <text:p>0.001190476190476</text:p>
          </table:table-cell>
          <table:table-cell office:value-type="float" office:value="0.000935374149659863" calcext:value-type="float">
            <text:p>0.00093537414966</text:p>
          </table:table-cell>
          <table:table-cell office:value-type="float" office:value="0.000552721088435374" calcext:value-type="float">
            <text:p>0.000552721088435</text:p>
          </table:table-cell>
          <table:table-cell office:value-type="float" office:value="0.000220826186662528" calcext:value-type="float">
            <text:p>0.000220826186663</text:p>
          </table:table-cell>
          <table:table-cell office:value-type="float" office:value="0.000297619047619047" calcext:value-type="float">
            <text:p>0.000297619047619</text:p>
          </table:table-cell>
          <table:table-cell office:value-type="float" office:value="0.0002081864933302" calcext:value-type="float">
            <text:p>0.00020818649333</text:p>
          </table:table-cell>
          <table:table-cell table:number-columns-repeated="137"/>
        </table:table-row>
        <table:table-row table:style-name="ro1">
          <table:table-cell/>
          <table:table-cell table:style-name="ce4" office:value-type="float" office:value="44.285" calcext:value-type="float">
            <text:p>44.285</text:p>
          </table:table-cell>
          <table:table-cell table:style-name="ce8" office:value-type="float" office:value="78.93" calcext:value-type="float">
            <text:p>78.93</text:p>
          </table:table-cell>
          <table:table-cell table:style-name="ce8" office:value-type="float" office:value="65.36" calcext:value-type="float">
            <text:p>65.36</text:p>
          </table:table-cell>
          <table:table-cell table:style-name="ce8" office:value-type="float" office:value="69.535" calcext:value-type="float">
            <text:p>69.535</text:p>
          </table:table-cell>
          <table:table-cell table:style-name="ce13" office:value-type="float" office:value="72.14" calcext:value-type="float">
            <text:p>72.14</text:p>
          </table:table-cell>
          <table:table-cell office:value-type="float" office:value="27.655" calcext:value-type="float">
            <text:p>27.655</text:p>
          </table:table-cell>
          <table:table-cell office:value-type="float" office:value="0.00235969387755102" calcext:value-type="float">
            <text:p>0.002359693877551</text:p>
          </table:table-cell>
          <table:table-cell office:value-type="float" office:value="0.0014030612244898" calcext:value-type="float">
            <text:p>0.00140306122449</text:p>
          </table:table-cell>
          <table:table-cell office:value-type="float" office:value="0.000829081632653063" calcext:value-type="float">
            <text:p>0.000829081632653</text:p>
          </table:table-cell>
          <table:table-cell office:value-type="float" office:value="0.000402061844697971" calcext:value-type="float">
            <text:p>0.000402061844698</text:p>
          </table:table-cell>
          <table:table-cell office:value-type="float" office:value="0.000589923469387755" calcext:value-type="float">
            <text:p>0.000589923469388</text:p>
          </table:table-cell>
          <table:table-cell office:value-type="float" office:value="0.000292701072910957" calcext:value-type="float">
            <text:p>0.000292701072911</text:p>
          </table:table-cell>
          <table:table-cell table:number-columns-repeated="137"/>
        </table:table-row>
        <table:table-row table:style-name="ro1">
          <table:table-cell/>
          <table:table-cell table:style-name="ce4" office:value-type="float" office:value="42.5" calcext:value-type="float">
            <text:p>42.5</text:p>
          </table:table-cell>
          <table:table-cell table:style-name="ce8" office:value-type="float" office:value="74.285" calcext:value-type="float">
            <text:p>74.285</text:p>
          </table:table-cell>
          <table:table-cell table:style-name="ce8" office:value-type="float" office:value="68.215" calcext:value-type="float">
            <text:p>68.215</text:p>
          </table:table-cell>
          <table:table-cell table:style-name="ce8" office:value-type="float" office:value="70.02" calcext:value-type="float">
            <text:p>70.02</text:p>
          </table:table-cell>
          <table:table-cell table:style-name="ce13" office:value-type="float" office:value="71.25" calcext:value-type="float">
            <text:p>71.25</text:p>
          </table:table-cell>
          <table:table-cell office:value-type="float" office:value="27.43" calcext:value-type="float">
            <text:p>27.43</text:p>
          </table:table-cell>
          <table:table-cell office:value-type="float" office:value="0.000956632653061224" calcext:value-type="float">
            <text:p>0.000956632653061</text:p>
          </table:table-cell>
          <table:table-cell office:value-type="float" office:value="0.00178571428571428" calcext:value-type="float">
            <text:p>0.001785714285714</text:p>
          </table:table-cell>
          <table:table-cell office:value-type="float" office:value="0.000446428571428571" calcext:value-type="float">
            <text:p>0.000446428571429</text:p>
          </table:table-cell>
          <table:table-cell office:value-type="float" office:value="0.000100887115199813" calcext:value-type="float">
            <text:p>0.0001008871152</text:p>
          </table:table-cell>
          <table:table-cell office:value-type="float" office:value="0.000239158163265306" calcext:value-type="float">
            <text:p>0.000239158163265</text:p>
          </table:table-cell>
          <table:table-cell office:value-type="float" office:value="0.000356331740935078" calcext:value-type="float">
            <text:p>0.000356331740935</text:p>
          </table:table-cell>
          <table:table-cell table:number-columns-repeated="137"/>
        </table:table-row>
        <table:table-row table:style-name="ro1">
          <table:table-cell table:number-columns-repeated="2"/>
          <table:table-cell table:style-name="Default" table:number-columns-repeated="4"/>
          <table:table-cell/>
          <table:table-cell table:style-name="ce15" table:number-columns-repeated="4"/>
          <table:table-cell table:number-columns-repeated="139"/>
        </table:table-row>
        <table:table-row table:style-name="ro1">
          <table:table-cell table:number-columns-repeated="4"/>
          <table:table-cell table:style-name="ce11"/>
          <table:table-cell table:style-name="ce14"/>
          <table:table-cell table:number-columns-repeated="13"/>
          <table:table-cell table:style-name="ce14" table:number-columns-repeated="4"/>
          <table:table-cell table:number-columns-repeated="8"/>
          <table:table-cell table:style-name="ce14" table:number-columns-repeated="4"/>
          <table:table-cell table:number-columns-repeated="8"/>
          <table:table-cell table:style-name="ce14" table:number-columns-repeated="4"/>
          <table:table-cell table:number-columns-repeated="8"/>
          <table:table-cell table:style-name="ce14" table:number-columns-repeated="4"/>
          <table:table-cell table:number-columns-repeated="8"/>
          <table:table-cell table:style-name="ce14" table:number-columns-repeated="4"/>
          <table:table-cell table:number-columns-repeated="8"/>
          <table:table-cell table:style-name="ce14" table:number-columns-repeated="4"/>
          <table:table-cell table:number-columns-repeated="8"/>
          <table:table-cell table:style-name="ce14" table:number-columns-repeated="4"/>
          <table:table-cell table:number-columns-repeated="8"/>
          <table:table-cell table:style-name="ce14" table:number-columns-repeated="4"/>
          <table:table-cell table:number-columns-repeated="8"/>
          <table:table-cell table:style-name="ce14" table:number-columns-repeated="4"/>
          <table:table-cell table:number-columns-repeated="8"/>
          <table:table-cell table:style-name="ce14" table:number-columns-repeated="4"/>
          <table:table-cell table:number-columns-repeated="8"/>
          <table:table-cell table:style-name="ce14" table:number-columns-repeated="4"/>
          <table:table-cell table:number-columns-repeated="7"/>
        </table:table-row>
        <table:table-row table:style-name="ro1" table:number-rows-repeated="1048446">
          <table:table-cell table:number-columns-repeated="150"/>
        </table:table-row>
        <table:table-row table:style-name="ro1">
          <table:table-cell table:number-columns-repeated="150"/>
        </table:table-row>
        <calcext:conditional-formats>
          <calcext:conditional-format calcext:target-range-address="full_columns.T130:full_columns.W1048576 full_columns.AF130:full_columns.AI1048576 full_columns.AR130:full_columns.AU1048576 full_columns.BD130:full_columns.BG1048576 full_columns.BP130:full_columns.BS1048576 full_columns.CB130:full_columns.CE1048576 full_columns.CN130:full_columns.CQ1048576 full_columns.CZ130:full_columns.DC1048576 full_columns.DL130:full_columns.DO1048576 full_columns.DX130:full_columns.EA1048576 full_columns.EJ130:full_columns.EM1048576 full_columns.D130:full_columns.E1048576 full_columns.D1:full_columns.F25 full_columns.C129:full_columns.D1048576 full_columns.B27:full_columns.ET27 full_columns.T1:full_columns.W20 full_columns.AF1:full_columns.AI20 full_columns.AR1:full_columns.AU20 full_columns.BD1:full_columns.BG20 full_columns.BP1:full_columns.BS20 full_columns.CB1:full_columns.CE20 full_columns.CN1:full_columns.CQ20 full_columns.CZ1:full_columns.DC20 full_columns.DL1:full_columns.DO20 full_columns.DX1:full_columns.EA20 full_columns.EJ1:full_columns.EM20 full_columns.G21:full_columns.ET25 full_columns.D26:full_columns.ET26 full_columns.F130:full_columns.F1048576 full_columns.T29:full_columns.W36 full_columns.AF29:full_columns.AI36 full_columns.AR29:full_columns.AU36 full_columns.BD29:full_columns.BG36 full_columns.BP29:full_columns.BS36 full_columns.CB29:full_columns.CE36 full_columns.CN29:full_columns.CQ36 full_columns.CZ29:full_columns.DC36 full_columns.DL29:full_columns.DO36 full_columns.DX29:full_columns.EA36 full_columns.EJ29:full_columns.EM36 full_columns.E29:full_columns.E36 full_columns.C29:full_columns.C36 full_columns.F30:full_columns.F36 full_columns.C1:full_columns.C20 full_columns.C22:full_columns.C25 full_columns.B21:full_columns.B26 full_columns.EJ45:full_columns.EM50 full_columns.T52:full_columns.W57 full_columns.AF52:full_columns.AI57 full_columns.AR52:full_columns.AU57 full_columns.BD52:full_columns.BG57 full_columns.BP52:full_columns.BS57 full_columns.CB52:full_columns.CE57 full_columns.CN52:full_columns.CQ57 full_columns.CZ52:full_columns.DC57 full_columns.DL52:full_columns.DO57 full_columns.DX52:full_columns.EA57 full_columns.D29:full_columns.D31 full_columns.D33:full_columns.D36 full_columns.T122:full_columns.W128 full_columns.AF108:full_columns.AI128 full_columns.AR108:full_columns.AU128 full_columns.BD94:full_columns.BG128 full_columns.BP94:full_columns.BS128 full_columns.CB80:full_columns.CE128 full_columns.CN80:full_columns.CQ128 full_columns.CZ66:full_columns.DC128 full_columns.DL66:full_columns.DO128 full_columns.DX66:full_columns.EA128 full_columns.EJ59:full_columns.EM12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full_columns.C26:full_columns.C27 full_columns.D26:full_columns.ET27 full_columns.B26:full_columns.B2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full_columns.F29:full_columns.F2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full_columns.B21:full_columns.C2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full_columns.DX58:full_columns.EA6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full_columns.H38:full_columns.K12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full_columns.H38:full_columns.K12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full_columns.H38:full_columns.K12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full_columns.H38:full_columns.K12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full_columns.H128:full_columns.K12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full_columns.C37:full_columns.E12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full_columns.D32:full_columns.D3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full_columns.B37:full_columns.B12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full_columns.F37:full_columns.F12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full_columns.D28:full_columns.F28 full_columns.T28:full_columns.W28 full_columns.AF28:full_columns.AI28 full_columns.AR28:full_columns.AU28 full_columns.BD28:full_columns.BG28 full_columns.BP28:full_columns.BS28 full_columns.CB28:full_columns.CE28 full_columns.CN28:full_columns.CQ28 full_columns.CZ28:full_columns.DC28 full_columns.DL28:full_columns.DO28 full_columns.DX28:full_columns.EA28 full_columns.EJ28:full_columns.EM2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full_columns.C28:full_columns.C2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full_columns.T129:full_columns.W129 full_columns.AF129:full_columns.AI129 full_columns.AR129:full_columns.AU129 full_columns.BD129:full_columns.BG129 full_columns.BP129:full_columns.BS129 full_columns.CB129:full_columns.CE129 full_columns.CN129:full_columns.CQ129 full_columns.CZ129:full_columns.DC129 full_columns.DL129:full_columns.DO129 full_columns.DX129:full_columns.EA129 full_columns.EJ129:full_columns.EM129 full_columns.F129:full_columns.F12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full_columns.E129:full_columns.E12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4-22T11:48:46.972683002</dc:date>
    <meta:editing-duration>PT20M11S</meta:editing-duration>
    <meta:editing-cycles>5</meta:editing-cycles>
    <meta:generator>LibreOffice/6.4.7.2$Linux_X86_64 LibreOffice_project/40$Build-2</meta:generator>
    <meta:document-statistic meta:table-count="1" meta:cell-count="5089" meta:object-count="0"/>
  </office:meta>
</office:document-meta>
</file>